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Disease</text:p>
          </table:table-cell>
          <table:table-cell table:style-name="ce1" office:value-type="string" calcext:value-type="string">
            <text:p>Offset(wiki,gt)</text:p>
          </table:table-cell>
          <table:table-cell table:style-name="ce1" office:value-type="string" calcext:value-type="string">
            <text:p>R^2_list_1</text:p>
          </table:table-cell>
          <table:table-cell table:style-name="ce1" office:value-type="string" calcext:value-type="string">
            <text:p>R^2_list_2</text:p>
          </table:table-cell>
          <table:table-cell table:style-name="ce1" office:value-type="string" calcext:value-type="string">
            <text:p>R^2_avg_1</text:p>
          </table:table-cell>
          <table:table-cell table:style-name="ce1" office:value-type="string" calcext:value-type="string">
            <text:p>R^2_avg_2</text:p>
          </table:table-cell>
          <table:table-cell table:style-name="ce1" office:value-type="string" calcext:value-type="string">
            <text:p>mse_list_1</text:p>
          </table:table-cell>
          <table:table-cell table:style-name="ce1" office:value-type="string" calcext:value-type="string">
            <text:p>mse_list_2</text:p>
          </table:table-cell>
          <table:table-cell table:style-name="ce1" office:value-type="string" calcext:value-type="string">
            <text:p>mse_avg_1</text:p>
          </table:table-cell>
          <table:table-cell table:style-name="ce1" office:value-type="string" calcext:value-type="string">
            <text:p>mse_avg_2</text:p>
          </table:table-cell>
          <table:table-cell table:style-name="ce1" office:value-type="string" calcext:value-type="string">
            <text:p>mae_list_1</text:p>
          </table:table-cell>
          <table:table-cell table:style-name="ce1" office:value-type="string" calcext:value-type="string">
            <text:p>mae_list_2</text:p>
          </table:table-cell>
          <table:table-cell table:style-name="ce1" office:value-type="string" calcext:value-type="string">
            <text:p>mae_avg_1</text:p>
          </table:table-cell>
          <table:table-cell table:style-name="ce1" office:value-type="string" calcext:value-type="string">
            <text:p>mae_avg_2</text:p>
          </table:table-cell>
          <table:table-cell table:style-name="ce1" office:value-type="string" calcext:value-type="string">
            <text:p>best_results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0.81670274876186078, 0.90352939651284114, 0.89240838237655562, 0.78198354580961504, 0.84277099547707035, 0.85917058655666911, 0.89234468920671628, 0.89972779097350453, 0.91853635079432461, 0.8894537843831829]</text:p>
          </table:table-cell>
          <table:table-cell office:value-type="string" calcext:value-type="string">
            <text:p>[0.016282884254881114, 0.11732888409227926, -0.000846818613400524, 0.042305259049616462, -0.01192031827531248, 0.051976647484257232, 0.0054992687570727394, 0.062487877634844202, -0.15351896951743327, 0.0079534542238395289]</text:p>
          </table:table-cell>
          <table:table-cell office:value-type="string" calcext:value-type="string">
            <text:p>0.869662827085</text:p>
          </table:table-cell>
          <table:table-cell office:value-type="string" calcext:value-type="string">
            <text:p>0.0137548169091</text:p>
          </table:table-cell>
          <table:table-cell office:value-type="string" calcext:value-type="string">
            <text:p>[0.27887399312755284, 0.080387355354944859, 0.14060964078430305, 0.23584683391721217, 0.1676392052195658, 0.16559955329912401, 0.098879755760963486, 0.094758557404759788, 0.095896046518820485, 0.08445735349826082]</text:p>
          </table:table-cell>
          <table:table-cell office:value-type="string" calcext:value-type="string">
            <text:p>[0.64548014971433476, 0.69363481423269435, 0.55014180112719524, 0.62718133579016699, 0.81545752599682275, 0.70266422268953566, 0.59469326823157653, 0.78444883531490139, 0.9233799117236976, 0.5593132131924915]</text:p>
          </table:table-cell>
          <table:table-cell office:value-type="string" calcext:value-type="string">
            <text:p>0.144294829489</text:p>
          </table:table-cell>
          <table:table-cell office:value-type="string" calcext:value-type="string">
            <text:p>0.689639507801</text:p>
          </table:table-cell>
          <table:table-cell office:value-type="string" calcext:value-type="string">
            <text:p>[0.33249201665919254, 0.21821971804673787, 0.24300777025201756, 0.32380606717415045, 0.24508645431257847, 0.28459749444739724, 0.23057593990559266, 0.2063363886714662, 0.21732744019140013, 0.21559931064381174]</text:p>
          </table:table-cell>
          <table:table-cell office:value-type="string" calcext:value-type="string">
            <text:p>[0.63356551065472477, 0.69450690464123987, 0.59756920287561954, 0.64821642529857171, 0.771725950169596, 0.66107162806188036, 0.58556231374726131, 0.67567765798129586, 0.74444294816347634, 0.59577508350029695]</text:p>
          </table:table-cell>
          <table:table-cell office:value-type="string" calcext:value-type="string">
            <text:p>0.25170486003</text:p>
          </table:table-cell>
          <table:table-cell office:value-type="string" calcext:value-type="string">
            <text:p>0.660811362509</text:p>
          </table:table-cell>
          <table:table-cell office:value-type="string" calcext:value-type="string">
            <text:p>[[0.48105695795167114, 0.032847414861340456, {'normalize': True, 'selection': 'cyclic', 'fit_intercept': True, 'l1_ratio': 1, 'max_iter': 1000, 'tol': 0.001, 'alpha': 0.01}], [0.5239020864532643, 0.075528009215020842, {'normalize': False, 'selection': 'cyclic', 'fit_intercept': True, 'l1_ratio': 0.75, 'max_iter': 1000, 'tol': 0.001, 'alpha': 0.01}], [0.43579437787434161, 0.070194173551346564, {'normalize': False, 'selection': 'cyclic', 'fit_intercept': True, 'l1_ratio': 0.75, 'max_iter': 1000, 'tol': 0.001, 'alpha': 0.01}], [0.44592911925060358, 0.1153737520182182, {'normalize': False, 'selection': 'cyclic', 'fit_intercept': True, 'l1_ratio': 0, 'max_iter': 1000, 'tol': 0.0001, 'alpha': 0.1}], [0.52375178510478093, 0.095889938512038794, {'normalize': False, 'selection': 'cyclic', 'fit_intercept': True, 'l1_ratio': 1, 'max_iter': 1000, 'tol': 0.001, 'alpha': 0.01}], [0.47031452604493029, 0.019759086229896566, {'normalize': False, 'selection': 'random', 'fit_intercept': True, 'l1_ratio': 0, 'max_iter': 1000, 'tol': 0.0001, 'alpha': 0.1}], [0.48988142623511399, 0.096147272426686178, {'normalize': False, 'selection': 'random', 'fit_intercept': True, 'l1_ratio': 1, 'max_iter': 1000, 'tol': 0.0001, 'alpha': 0.01}], [0.5032947623048607, 0.039346841468491503, {'normalize': False, 'selection': 'random', 'fit_intercept': True, 'l1_ratio': 1, 'max_iter': 1000, 'tol': 0.001, 'alpha': 0.01}], [0.54701771933777921, 0.078687059240860419, {'normalize': False, 'selection': 'cyclic', 'fit_intercept': True, 'l1_ratio': 1, 'max_iter': 1000, 'tol': 0.0001, 'alpha': 0.01}], [0.51225964627380638, 0.1187779914737348, {'normalize': True, 'selection': 'random', 'fit_intercept': True, 'l1_ratio': 0.75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0.9071868094427139, 0.89836150816463423, 0.89017121085508522, 0.78919117102697811, 0.88364649882193369, 0.91836787940627151, 0.92027164081112611, 0.89931399902434672, 0.9367566623757434, 0.9080677901353531]</text:p>
          </table:table-cell>
          <table:table-cell office:value-type="string" calcext:value-type="string">
            <text:p>[-0.077877155911916018, 0.17183692060954292, -0.041610725638867807, 0.037999886427635632, 0.06042689723421224, 0.089766314248703738, -0.021524060632251762, 0.11389747679135576, -0.18319860312783121, 0.028452366451916844]</text:p>
          </table:table-cell>
          <table:table-cell office:value-type="string" calcext:value-type="string">
            <text:p>0.895133517006</text:p>
          </table:table-cell>
          <table:table-cell office:value-type="string" calcext:value-type="string">
            <text:p>0.0178169316453</text:p>
          </table:table-cell>
          <table:table-cell office:value-type="string" calcext:value-type="string">
            <text:p>[0.14120880095463903, 0.084693671082899033, 0.14353336189711099, 0.22804973624451783, 0.12405731704012833, 0.095990193913726207, 0.073229278014494845, 0.095149596243422882, 0.074447758060888061, 0.070236245565638497]</text:p>
          </table:table-cell>
          <table:table-cell office:value-type="string" calcext:value-type="string">
            <text:p>[0.70726461584912925, 0.65080043220472972, 0.57254875573293751, 0.63000086610255934, 0.75715641245390353, 0.67465494765187728, 0.61085272550311698, 0.74143264467558312, 0.94713814907165028, 0.5477559808085346]</text:p>
          </table:table-cell>
          <table:table-cell office:value-type="string" calcext:value-type="string">
            <text:p>0.113059595902</text:p>
          </table:table-cell>
          <table:table-cell office:value-type="string" calcext:value-type="string">
            <text:p>0.683960553005</text:p>
          </table:table-cell>
          <table:table-cell office:value-type="string" calcext:value-type="string">
            <text:p>[0.26414344250931582, 0.22256732577452323, 0.25363623940736985, 0.33973645866251828, 0.23554116001193579, 0.21011582791335437, 0.20106209919914023, 0.2086805172668221, 0.20901756982167166, 0.19361113664295573]</text:p>
          </table:table-cell>
          <table:table-cell office:value-type="string" calcext:value-type="string">
            <text:p>[0.64622569495273197, 0.67040045850433527, 0.61475937209398823, 0.64371543899615713, 0.73971273424717887, 0.65915165197023529, 0.60981042224450366, 0.66025227824714161, 0.76265473099152981, 0.60424611358104563]</text:p>
          </table:table-cell>
          <table:table-cell office:value-type="string" calcext:value-type="string">
            <text:p>0.233811177721</text:p>
          </table:table-cell>
          <table:table-cell office:value-type="string" calcext:value-type="string">
            <text:p>0.661092889583</text:p>
          </table:table-cell>
          <table:table-cell office:value-type="string" calcext:value-type="string">
            <text:p>[[0.48651378231439563, 0.057130958701312462, {'normalize': False, 'selection': 'random', 'fit_intercept': True, 'l1_ratio': 0, 'max_iter': 1000, 'tol': 0.0001, 'alpha': 0.01}], [0.53463608241202421, 0.057828154148339875, {'normalize': False, 'selection': 'cyclic', 'fit_intercept': True, 'l1_ratio': 0.75, 'max_iter': 1000, 'tol': 0.001, 'alpha': 0.01}], [0.4588645829138146, 0.074165242895453926, {'normalize': False, 'selection': 'cyclic', 'fit_intercept': True, 'l1_ratio': 0.75, 'max_iter': 1000, 'tol': 0.001, 'alpha': 0.01}], [0.44957305162568295, 0.12523773820874615, {'normalize': False, 'selection': 'random', 'fit_intercept': True, 'l1_ratio': 0.25, 'max_iter': 1000, 'tol': 0.001, 'alpha': 0.1}], [0.54495994120850688, 0.077842668764433964, {'normalize': False, 'selection': 'random', 'fit_intercept': True, 'l1_ratio': 0.75, 'max_iter': 1000, 'tol': 0.001, 'alpha': 0.01}], [0.50510857804701204, 0.054668747961680919, {'normalize': False, 'selection': 'cyclic', 'fit_intercept': True, 'l1_ratio': 0.75, 'max_iter': 1000, 'tol': 0.001, 'alpha': 0.01}], [0.51471814024627349, 0.11805548888607326, {'normalize': False, 'selection': 'random', 'fit_intercept': True, 'l1_ratio': 0, 'max_iter': 1000, 'tol': 0.0001, 'alpha': 0.01}], [0.53538172527753491, 0.049532330839614482, {'normalize': False, 'selection': 'random', 'fit_intercept': True, 'l1_ratio': 0.75, 'max_iter': 1000, 'tol': 0.0001, 'alpha': 0.01}], [0.58689256708308069, 0.074074986064770448, {'normalize': False, 'selection': 'cyclic', 'fit_intercept': True, 'l1_ratio': 0.75, 'max_iter': 1000, 'tol': 0.001, 'alpha': 0.01}], [0.53445061929307502, 0.13366517667501465, {'normalize': False, 'selection': 'random', 'fit_intercept': True, 'l1_ratio': 0.75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0.87959820179285708, 0.91906095220576522, 0.87779760304931242, 0.92524049914806572, 0.88832733987385926, 0.90014857055545705, 0.926871897278434, 0.90582127949397306, 0.90510075722503369, 0.87399615898980065]</text:p>
          </table:table-cell>
          <table:table-cell office:value-type="string" calcext:value-type="string">
            <text:p>[0.00944188157409942, 0.14557267318656997, 0.053926693332212339, 0.12368305758130838, 0.073923475132362637, 0.095464797905483123, 0.11263124322841456, 0.11228625589461738, -0.21933436998197675, 0.017951683165547183]</text:p>
          </table:table-cell>
          <table:table-cell office:value-type="string" calcext:value-type="string">
            <text:p>0.900196325961</text:p>
          </table:table-cell>
          <table:table-cell office:value-type="string" calcext:value-type="string">
            <text:p>0.0525547391019</text:p>
          </table:table-cell>
          <table:table-cell office:value-type="string" calcext:value-type="string">
            <text:p>[0.18318294474662214, 0.067445167356002755, 0.15970421783558003, 0.080873673717134706, 0.11906655546859214, 0.11741405227785782, 0.067167043437881199, 0.089000130544836062, 0.11171193886456776, 0.096266985558555215]</text:p>
          </table:table-cell>
          <table:table-cell office:value-type="string" calcext:value-type="string">
            <text:p>[0.64996897212467009, 0.67143982557998549, 0.52003409837447157, 0.57388811593169664, 0.74628017464793939, 0.67043129579923644, 0.53063030474753925, 0.74278080895605425, 0.9760644537875649, 0.5536762382144218]</text:p>
          </table:table-cell>
          <table:table-cell office:value-type="string" calcext:value-type="string">
            <text:p>0.109183270981</text:p>
          </table:table-cell>
          <table:table-cell office:value-type="string" calcext:value-type="string">
            <text:p>0.663519428816</text:p>
          </table:table-cell>
          <table:table-cell office:value-type="string" calcext:value-type="string">
            <text:p>[0.27883674797181623, 0.19921796325226168, 0.25014395237328979, 0.21100757309887389, 0.22874009779578089, 0.21820330717943781, 0.19018515649804177, 0.20786873533293929, 0.22333009846513185, 0.22362235030294278]</text:p>
          </table:table-cell>
          <table:table-cell office:value-type="string" calcext:value-type="string">
            <text:p>[0.64918461102051028, 0.68047572099217113, 0.58712933424358094, 0.62514545148602507, 0.72403041631330378, 0.64846223390820645, 0.56469965354695051, 0.65822660019757151, 0.76652097628363969, 0.6039082016428261]</text:p>
          </table:table-cell>
          <table:table-cell office:value-type="string" calcext:value-type="string">
            <text:p>0.223115598227</text:p>
          </table:table-cell>
          <table:table-cell office:value-type="string" calcext:value-type="string">
            <text:p>0.650778319963</text:p>
          </table:table-cell>
          <table:table-cell office:value-type="string" calcext:value-type="string">
            <text:p>[[0.51918254382762652, 0.043029935994365914, {'normalize': False, 'selection': 'cyclic', 'fit_intercept': True, 'l1_ratio': 0, 'max_iter': 1000, 'tol': 0.0001, 'alpha': 0.01}], [0.57800046159644058, 0.077128515528887637, {'normalize': False, 'selection': 'random', 'fit_intercept': True, 'l1_ratio': 0, 'max_iter': 1000, 'tol': 0.001, 'alpha': 0.01}], [0.48378281351605268, 0.072753407143860818, {'normalize': False, 'selection': 'random', 'fit_intercept': True, 'l1_ratio': 0, 'max_iter': 1000, 'tol': 0.001, 'alpha': 0.01}], [0.46611700659762978, 0.093457784999378901, {'normalize': False, 'selection': 'cyclic', 'fit_intercept': True, 'l1_ratio': 0.75, 'max_iter': 1000, 'tol': 0.001, 'alpha': 0.01}], [0.55278499814664572, 0.072885641223585124, {'normalize': False, 'selection': 'cyclic', 'fit_intercept': True, 'l1_ratio': 0.5, 'max_iter': 1000, 'tol': 0.001, 'alpha': 0.01}], [0.51113398236630259, 0.02973245462199605, {'normalize': False, 'selection': 'cyclic', 'fit_intercept': True, 'l1_ratio': 0.5, 'max_iter': 1000, 'tol': 0.001, 'alpha': 0.01}], [0.51796507227959498, 0.10705239644079682, {'normalize': False, 'selection': 'random', 'fit_intercept': True, 'l1_ratio': 0.5, 'max_iter': 1000, 'tol': 0.001, 'alpha': 0.01}], [0.53404418655568298, 0.051980848631842713, {'normalize': False, 'selection': 'random', 'fit_intercept': True, 'l1_ratio': 1, 'max_iter': 1000, 'tol': 0.0001, 'alpha': 0.01}], [0.60532793123418915, 0.066110167358453209, {'normalize': False, 'selection': 'cyclic', 'fit_intercept': True, 'l1_ratio': 0, 'max_iter': 1000, 'tol': 0.0001, 'alpha': 0.01}], [0.54080984471944382, 0.14204054858116355, {'normalize': False, 'selection': 'cyclic', 'fit_intercept': True, 'l1_ratio': 0.5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0.80036646949658263, 0.89283277683452011, 0.87551532367773111, 0.75971057889338089, 0.84160009663709456, 0.86159664060637509, 0.88822496390440198, 0.88013035127124628, 0.93434099078711053, 0.91083955904186709]</text:p>
          </table:table-cell>
          <table:table-cell office:value-type="string" calcext:value-type="string">
            <text:p>[0.028500653690511246, 0.13005966704291383, -0.020628111451160835, 0.049407298768827768, -0.0023865302284920009, 0.064934087949103936, 0.007851430250357061, 0.099686861000501725, -0.23550727777664315, -0.0076176823320646125]</text:p>
          </table:table-cell>
          <table:table-cell office:value-type="string" calcext:value-type="string">
            <text:p>0.864515775115</text:p>
          </table:table-cell>
          <table:table-cell office:value-type="string" calcext:value-type="string">
            <text:p>0.0114300396914</text:p>
          </table:table-cell>
          <table:table-cell office:value-type="string" calcext:value-type="string">
            <text:p>[0.30372850349681163, 0.089300671288459754, 0.16268688962447922, 0.25994138562728353, 0.16888762978042612, 0.16274678655751917, 0.10266366041641785, 0.11327839588285765, 0.077291398841733291, 0.068118612998600822]</text:p>
          </table:table-cell>
          <table:table-cell office:value-type="string" calcext:value-type="string">
            <text:p>[0.63746328437951516, 0.68363050559740035, 0.56101510947768474, 0.62253030601265202, 0.8077747084136272, 0.69306031387429767, 0.59328671863145555, 0.75332315866501298, 0.98901069790351726, 0.56809217871303352]</text:p>
          </table:table-cell>
          <table:table-cell office:value-type="string" calcext:value-type="string">
            <text:p>0.150864393451</text:p>
          </table:table-cell>
          <table:table-cell office:value-type="string" calcext:value-type="string">
            <text:p>0.690918698167</text:p>
          </table:table-cell>
          <table:table-cell office:value-type="string" calcext:value-type="string">
            <text:p>[0.333913273024181, 0.22618649763808618, 0.25683325110024252, 0.32931763710596162, 0.24694899879171858, 0.28570986962714823, 0.22013217225108575, 0.19903464793886519, 0.20818041031041754, 0.20200586634761533]</text:p>
          </table:table-cell>
          <table:table-cell office:value-type="string" calcext:value-type="string">
            <text:p>[0.6290501599102043, 0.68564124929168091, 0.59824177352992891, 0.64335371201231573, 0.76068665036619676, 0.65936583438850127, 0.57934663747318982, 0.66954828379794062, 0.77314517276715755, 0.60003063017626079]</text:p>
          </table:table-cell>
          <table:table-cell office:value-type="string" calcext:value-type="string">
            <text:p>0.250826262414</text:p>
          </table:table-cell>
          <table:table-cell office:value-type="string" calcext:value-type="string">
            <text:p>0.659841010371</text:p>
          </table:table-cell>
          <table:table-cell office:value-type="string" calcext:value-type="string">
            <text:p>[[0.47467189074598276, 0.046049208761692377, {'normalize': True, 'selection': 'cyclic', 'fit_intercept': True, 'l1_ratio': 1, 'max_iter': 1000, 'tol': 0.001, 'alpha': 0.01}], [0.52847238306727251, 0.08831260179530824, {'normalize': False, 'selection': 'cyclic', 'fit_intercept': True, 'l1_ratio': 0.5, 'max_iter': 1000, 'tol': 0.001, 'alpha': 0.01}], [0.45497872140816026, 0.058499387829036589, {'normalize': False, 'selection': 'random', 'fit_intercept': True, 'l1_ratio': 1, 'max_iter': 1000, 'tol': 0.001, 'alpha': 0.01}], [0.45390980283341364, 0.12137221825853919, {'normalize': False, 'selection': 'random', 'fit_intercept': True, 'l1_ratio': 0, 'max_iter': 1000, 'tol': 0.0001, 'alpha': 0.1}], [0.52806041812207449, 0.081158799841369964, {'normalize': False, 'selection': 'random', 'fit_intercept': True, 'l1_ratio': 1, 'max_iter': 1000, 'tol': 0.001, 'alpha': 0.01}], [0.46790758799544974, 0.020963507417884206, {'normalize': False, 'selection': 'cyclic', 'fit_intercept': True, 'l1_ratio': 0, 'max_iter': 1000, 'tol': 0.0001, 'alpha': 0.1}], [0.50456863641299321, 0.090438177989779628, {'normalize': False, 'selection': 'random', 'fit_intercept': True, 'l1_ratio': 1, 'max_iter': 1000, 'tol': 0.0001, 'alpha': 0.01}], [0.50989757265372293, 0.034004172967828476, {'normalize': False, 'selection': 'random', 'fit_intercept': True, 'l1_ratio': 1, 'max_iter': 1000, 'tol': 0.001, 'alpha': 0.01}], [0.55872959713923909, 0.070723370533330054, {'normalize': False, 'selection': 'cyclic', 'fit_intercept': True, 'l1_ratio': 1, 'max_iter': 1000, 'tol': 0.0001, 'alpha': 0.01}], [0.51482264167323089, 0.1191618713427358, {'normalize': False, 'selection': 'random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0.90727423241958804, 0.88627934622376892, 0.8807524362914626, 0.7957017686942599, 0.88658515205332167, 0.92402444248087678, 0.92291029098485988, 0.87689355693563853, 0.93956605506800295, 0.92000149533958053]</text:p>
          </table:table-cell>
          <table:table-cell office:value-type="string" calcext:value-type="string">
            <text:p>[-0.040441412811210276, 0.17761420031453456, -0.066038706296605909, 0.083315890118644931, 0.046946755608856416, 0.071239786854479514, 0.0045622673870223673, 0.13850267974613883, -0.25601072199949426, 0.019719603900491101]</text:p>
          </table:table-cell>
          <table:table-cell office:value-type="string" calcext:value-type="string">
            <text:p>0.893998877649</text:p>
          </table:table-cell>
          <table:table-cell office:value-type="string" calcext:value-type="string">
            <text:p>0.0179410342823</text:p>
          </table:table-cell>
          <table:table-cell office:value-type="string" calcext:value-type="string">
            <text:p>[0.14107579298814024, 0.094761536425170004, 0.15584259692185445, 0.22100667221323009, 0.12092409430161022, 0.089338711844322641, 0.070805718203140869, 0.11633720913566074, 0.071140643109207369, 0.061118889956912052]</text:p>
          </table:table-cell>
          <table:table-cell office:value-type="string" calcext:value-type="string">
            <text:p>[0.68270061398868798, 0.64626043733832794, 0.58597623836765977, 0.60032402805352192, 0.76801940506446265, 0.68838660092397619, 0.59525357793230071, 0.72084461990223669, 1.0054234912921238, 0.55267948918975029]</text:p>
          </table:table-cell>
          <table:table-cell office:value-type="string" calcext:value-type="string">
            <text:p>0.11423518651</text:p>
          </table:table-cell>
          <table:table-cell office:value-type="string" calcext:value-type="string">
            <text:p>0.684586850205</text:p>
          </table:table-cell>
          <table:table-cell office:value-type="string" calcext:value-type="string">
            <text:p>[0.26403869103420563, 0.22724747581369997, 0.25382154489622327, 0.30604189026890932, 0.22917361663386746, 0.20355263367585366, 0.18687876553802327, 0.21707661664216507, 0.21545047201290715, 0.18461082861673236]</text:p>
          </table:table-cell>
          <table:table-cell office:value-type="string" calcext:value-type="string">
            <text:p>[0.65313888644292117, 0.66834090998966056, 0.62249558047265874, 0.62635334686579458, 0.7421671769666226, 0.66517245709875994, 0.59608900764402084, 0.65615570171153037, 0.77841084697687879, 0.60300320058737122]</text:p>
          </table:table-cell>
          <table:table-cell office:value-type="string" calcext:value-type="string">
            <text:p>0.228789253513</text:p>
          </table:table-cell>
          <table:table-cell office:value-type="string" calcext:value-type="string">
            <text:p>0.661132711476</text:p>
          </table:table-cell>
          <table:table-cell office:value-type="string" calcext:value-type="string">
            <text:p>[[0.47184074475111815, 0.088072875117377186, {'normalize': False, 'selection': 'cyclic', 'fit_intercept': True, 'l1_ratio': 0, 'max_iter': 1000, 'tol': 0.0001, 'alpha': 0.01}], [0.53206655740752518, 0.07110696045491928, {'normalize': False, 'selection': 'cyclic', 'fit_intercept': True, 'l1_ratio': 0.5, 'max_iter': 1000, 'tol': 0.001, 'alpha': 0.01}], [0.4631690819302709, 0.063801225450276861, {'normalize': False, 'selection': 'random', 'fit_intercept': True, 'l1_ratio': 0.75, 'max_iter': 1000, 'tol': 0.001, 'alpha': 0.01}], [0.44926765398178015, 0.099615655624063201, {'normalize': False, 'selection': 'cyclic', 'fit_intercept': True, 'l1_ratio': 0, 'max_iter': 1000, 'tol': 0.0001, 'alpha': 0.1}], [0.54119324323130535, 0.07910198906673313, {'normalize': False, 'selection': 'cyclic', 'fit_intercept': True, 'l1_ratio': 0.75, 'max_iter': 1000, 'tol': 0.001, 'alpha': 0.01}], [0.49794567915004678, 0.06449233486315939, {'normalize': False, 'selection': 'cyclic', 'fit_intercept': True, 'l1_ratio': 0.75, 'max_iter': 1000, 'tol': 0.001, 'alpha': 0.01}], [0.51814394571786948, 0.10708973289840051, {'normalize': False, 'selection': 'cyclic', 'fit_intercept': True, 'l1_ratio': 0.25, 'max_iter': 1000, 'tol': 0.0001, 'alpha': 0.01}], [0.53487231568671845, 0.044912714134454274, {'normalize': False, 'selection': 'random', 'fit_intercept': True, 'l1_ratio': 1, 'max_iter': 1000, 'tol': 0.0001, 'alpha': 0.01}], [0.59115517096830483, 0.073351180826389376, {'normalize': False, 'selection': 'random', 'fit_intercept': True, 'l1_ratio': 1, 'max_iter': 1000, 'tol': 0.0001, 'alpha': 0.01}], [0.53377294784188567, 0.12554237381401473, {'normalize': False, 'selection': 'cyclic', 'fit_intercept': True, 'l1_ratio': 0.5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88131309368360811, 0.90863149472676996, 0.87331854213769122, 0.90676426850078051, 0.89408084387657438, 0.91159031827228787, 0.92509390535380109, 0.90333054655023193, 0.91417382461760499, 0.88255782347900158]</text:p>
          </table:table-cell>
          <table:table-cell office:value-type="string" calcext:value-type="string">
            <text:p>[0.010511947366266483, 0.15482130593724019, 0.024841043654764583, 0.11429835836118984, 0.05888844552353123, 0.09633690550814944, 0.10850383007599962, 0.14464871623632791, -0.25948403582837876, -0.0029358322312293961]</text:p>
          </table:table-cell>
          <table:table-cell office:value-type="string" calcext:value-type="string">
            <text:p>0.90008546612</text:p>
          </table:table-cell>
          <table:table-cell office:value-type="string" calcext:value-type="string">
            <text:p>0.0450430684604</text:p>
          </table:table-cell>
          <table:table-cell office:value-type="string" calcext:value-type="string">
            <text:p>[0.18057385625170266, 0.076135861455733173, 0.16555782576290282, 0.10086097475396881, 0.11293210946628285, 0.1039598436396113, 0.068800101816118078, 0.091353905961981299, 0.10103145374967067, 0.08972587042165725]</text:p>
          </table:table-cell>
          <table:table-cell office:value-type="string" calcext:value-type="string">
            <text:p>[0.64926683304761534, 0.66417191622586513, 0.5360217913989388, 0.58003402854997199, 0.75839617610248367, 0.66978489947460684, 0.53309842240682326, 0.71570201848779458, 1.0082038428090527, 0.56545256403493893]</text:p>
          </table:table-cell>
          <table:table-cell office:value-type="string" calcext:value-type="string">
            <text:p>0.109093180328</text:p>
          </table:table-cell>
          <table:table-cell office:value-type="string" calcext:value-type="string">
            <text:p>0.668013249254</text:p>
          </table:table-cell>
          <table:table-cell office:value-type="string" calcext:value-type="string">
            <text:p>[0.28106674977224994, 0.1994088923476246, 0.2465891405081666, 0.21157443271430351, 0.22712589182604004, 0.20060995739154239, 0.17985136646587971, 0.20865842454244987, 0.22709432560893258, 0.20998873939329818]</text:p>
          </table:table-cell>
          <table:table-cell office:value-type="string" calcext:value-type="string">
            <text:p>[0.65667898474143982, 0.67945683848990501, 0.60079308455206348, 0.62616774015056986, 0.73028370231617867, 0.65275950144474504, 0.55726126016168787, 0.65333332228495167, 0.78251424225652311, 0.60361019373598823]</text:p>
          </table:table-cell>
          <table:table-cell office:value-type="string" calcext:value-type="string">
            <text:p>0.219196792057</text:p>
          </table:table-cell>
          <table:table-cell office:value-type="string" calcext:value-type="string">
            <text:p>0.654285887013</text:p>
          </table:table-cell>
          <table:table-cell office:value-type="string" calcext:value-type="string">
            <text:p>[[0.51557510506648507, 0.06425158348654228, {'normalize': False, 'selection': 'cyclic', 'fit_intercept': True, 'l1_ratio': 0, 'max_iter': 1000, 'tol': 0.0001, 'alpha': 0.01}], [0.58332703542887665, 0.071323258049450472, {'normalize': False, 'selection': 'random', 'fit_intercept': True, 'l1_ratio': 0, 'max_iter': 1000, 'tol': 0.001, 'alpha': 0.01}], [0.49077172262631608, 0.064083360942959924, {'normalize': False, 'selection': 'random', 'fit_intercept': True, 'l1_ratio': 0, 'max_iter': 1000, 'tol': 0.001, 'alpha': 0.01}], [0.48145228145272245, 0.10826225685044552, {'normalize': False, 'selection': 'cyclic', 'fit_intercept': True, 'l1_ratio': 0.75, 'max_iter': 1000, 'tol': 0.001, 'alpha': 0.01}], [0.54993929905213335, 0.077467290423845689, {'normalize': False, 'selection': 'cyclic', 'fit_intercept': True, 'l1_ratio': 0.5, 'max_iter': 1000, 'tol': 0.001, 'alpha': 0.01}], [0.51267402751101177, 0.033737344611104579, {'normalize': False, 'selection': 'cyclic', 'fit_intercept': True, 'l1_ratio': 0.5, 'max_iter': 1000, 'tol': 0.001, 'alpha': 0.01}], [0.53641883050276917, 0.10193980653566433, {'normalize': False, 'selection': 'random', 'fit_intercept': True, 'l1_ratio': 0.5, 'max_iter': 1000, 'tol': 0.0001, 'alpha': 0.01}], [0.52552048470643442, 0.052635373640155109, {'normalize': False, 'selection': 'random', 'fit_intercept': True, 'l1_ratio': 1, 'max_iter': 1000, 'tol': 0.0001, 'alpha': 0.01}], [0.6091424013173351, 0.07171722785437748, {'normalize': False, 'selection': 'cyclic', 'fit_intercept': True, 'l1_ratio': 0.25, 'max_iter': 1000, 'tol': 0.001, 'alpha': 0.01}], [0.54775296724393607, 0.12881268130202908, {'normalize': False, 'selection': 'random', 'fit_intercept': True, 'l1_ratio': 0.5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0.84051296635846562, 0.89156504268603343, 0.87518521777995295, 0.7603433955370853, 0.85266457863048117, 0.86844800728823557, 0.90754974831222435, 0.86565569767049144, 0.93922384342921206, 0.91345608174169002]</text:p>
          </table:table-cell>
          <table:table-cell office:value-type="string" calcext:value-type="string">
            <text:p>[0.01076006037843702, 0.168463114599123, -0.073572393556127658, 0.062054360876950487, 0.011755307914440127, 0.080132078610477775, -0.010165579903180788, 0.13389602744494811, -0.20252097636276112, 0.016751560398997056]</text:p>
          </table:table-cell>
          <table:table-cell office:value-type="string" calcext:value-type="string">
            <text:p>0.871460457943</text:p>
          </table:table-cell>
          <table:table-cell office:value-type="string" calcext:value-type="string">
            <text:p>0.0197553560401</text:p>
          </table:table-cell>
          <table:table-cell office:value-type="string" calcext:value-type="string">
            <text:p>[0.2426484064722767, 0.090357053147867961, 0.16311829936375663, 0.25925681435296383, 0.15709056362736126, 0.15469034980710175, 0.084914141620751019, 0.12695713406422862, 0.071543482210484663, 0.066119588596343967]</text:p>
          </table:table-cell>
          <table:table-cell office:value-type="string" calcext:value-type="string">
            <text:p>[0.64910403012218232, 0.65345169071213893, 0.59011732789405125, 0.61424791605306817, 0.79637848665899558, 0.68179573450905495, 0.6040605615411313, 0.72469916529547718, 0.96260550744498152, 0.55435286424940233]</text:p>
          </table:table-cell>
          <table:table-cell office:value-type="string" calcext:value-type="string">
            <text:p>0.141669583326</text:p>
          </table:table-cell>
          <table:table-cell office:value-type="string" calcext:value-type="string">
            <text:p>0.683081328448</text:p>
          </table:table-cell>
          <table:table-cell office:value-type="string" calcext:value-type="string">
            <text:p>[0.29635133170222766, 0.23351024642991036, 0.25911461368463717, 0.32607635336871993, 0.24019966618997957, 0.28285566020111097, 0.2068684115324817, 0.21038584584758893, 0.20863979549674996, 0.19039455392094054]</text:p>
          </table:table-cell>
          <table:table-cell office:value-type="string" calcext:value-type="string">
            <text:p>[0.63439150082234452, 0.66879470674639985, 0.60865142439057596, 0.63822976687592803, 0.74616210057481602, 0.65823066722706902, 0.57845569053667634, 0.64924930885898868, 0.76861859129898014, 0.58492214365614059]</text:p>
          </table:table-cell>
          <table:table-cell office:value-type="string" calcext:value-type="string">
            <text:p>0.245439647837</text:p>
          </table:table-cell>
          <table:table-cell office:value-type="string" calcext:value-type="string">
            <text:p>0.653570590099</text:p>
          </table:table-cell>
          <table:table-cell office:value-type="string" calcext:value-type="string">
            <text:p>[[0.49040744978337797, 0.045751050957013636, {'normalize': False, 'selection': 'cyclic', 'fit_intercept': True, 'l1_ratio': 1, 'max_iter': 1000, 'tol': 0.001, 'alpha': 0.01}], [0.52552866466976522, 0.084886689797038173, {'normalize': False, 'selection': 'cyclic', 'fit_intercept': True, 'l1_ratio': 0.5, 'max_iter': 1000, 'tol': 0.001, 'alpha': 0.01}], [0.4838904129410464, 0.053556361219219265, {'normalize': False, 'selection': 'cyclic', 'fit_intercept': True, 'l1_ratio': 1, 'max_iter': 1000, 'tol': 0.0001, 'alpha': 0.01}], [0.46318006986480897, 0.12390215918735477, {'normalize': False, 'selection': 'random', 'fit_intercept': True, 'l1_ratio': 0, 'max_iter': 1000, 'tol': 0.0001, 'alpha': 0.1}], [0.53726977329048775, 0.079964674525161497, {'normalize': False, 'selection': 'cyclic', 'fit_intercept': True, 'l1_ratio': 0.75, 'max_iter': 1000, 'tol': 0.001, 'alpha': 0.01}], [0.47531454561649517, 0.024991312551376221, {'normalize': False, 'selection': 'random', 'fit_intercept': True, 'l1_ratio': 0, 'max_iter': 1000, 'tol': 0.001, 'alpha': 0.1}], [0.5157543084037095, 0.082646071095655527, {'normalize': False, 'selection': 'random', 'fit_intercept': True, 'l1_ratio': 1, 'max_iter': 1000, 'tol': 0.001, 'alpha': 0.01}], [0.53185308118980534, 0.041855621846715638, {'normalize': False, 'selection': 'cyclic', 'fit_intercept': True, 'l1_ratio': 1, 'max_iter': 1000, 'tol': 0.001, 'alpha': 0.01}], [0.5657856932118609, 0.080343272133077973, {'normalize': False, 'selection': 'random', 'fit_intercept': True, 'l1_ratio': 1, 'max_iter': 1000, 'tol': 0.001, 'alpha': 0.01}], [0.52074085375016765, 0.11701701799253002, {'normalize': False, 'selection': 'random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0.88405300392685393, 0.88371509105358204, 0.88256854955947261, 0.79481008882559256, 0.88486255927564739, 0.93153040914914198, 0.9257525727032081, 0.87693101224093339, 0.93432497996560815, 0.92263669699379136]</text:p>
          </table:table-cell>
          <table:table-cell office:value-type="string" calcext:value-type="string">
            <text:p>[0.039274978951173267, 0.20486439670738421, -0.091689243457310665, 0.095181857081797938, 0.041449596214570672, 0.065246844283963767, -0.0012928159109919513, 0.15884527440071705, -0.24667123922571177, 0.040881286097472547]</text:p>
          </table:table-cell>
          <table:table-cell office:value-type="string" calcext:value-type="string">
            <text:p>0.892118496369</text:p>
          </table:table-cell>
          <table:table-cell office:value-type="string" calcext:value-type="string">
            <text:p>0.0306090935143</text:p>
          </table:table-cell>
          <table:table-cell office:value-type="string" calcext:value-type="string">
            <text:p>[0.17640527377060289, 0.096898287768432942, 0.15346914962290023, 0.22197127772740491, 0.12276074069546417, 0.080512539122648871, 0.068195125933765768, 0.11630181337913599, 0.077310246198788526, 0.059105594825938523]</text:p>
          </table:table-cell>
          <table:table-cell office:value-type="string" calcext:value-type="string">
            <text:p>[0.63039355572377731, 0.62484624968438995, 0.60007573136801762, 0.59255316674232061, 0.77244929931474771, 0.69282850240431404, 0.59875481077494785, 0.70382326700089093, 0.99794733267913804, 0.54074858885392807]</text:p>
          </table:table-cell>
          <table:table-cell office:value-type="string" calcext:value-type="string">
            <text:p>0.117293004905</text:p>
          </table:table-cell>
          <table:table-cell office:value-type="string" calcext:value-type="string">
            <text:p>0.675442050455</text:p>
          </table:table-cell>
          <table:table-cell office:value-type="string" calcext:value-type="string">
            <text:p>[0.28223009671669053, 0.23117245149820628, 0.25102070976836616, 0.30765980118552289, 0.23355566541088338, 0.19478251728261609, 0.18591257762964206, 0.21914517931152097, 0.2237645788849425, 0.17063511933458622]</text:p>
          </table:table-cell>
          <table:table-cell office:value-type="string" calcext:value-type="string">
            <text:p>[0.6268479479025667, 0.65720878644640779, 0.62334835783052256, 0.62256318710954572, 0.7350077292818944, 0.66964418555826744, 0.58760543388976638, 0.65015407149635607, 0.78023439517881099, 0.58561138534592383]</text:p>
          </table:table-cell>
          <table:table-cell office:value-type="string" calcext:value-type="string">
            <text:p>0.229987869702</text:p>
          </table:table-cell>
          <table:table-cell office:value-type="string" calcext:value-type="string">
            <text:p>0.653822548004</text:p>
          </table:table-cell>
          <table:table-cell office:value-type="string" calcext:value-type="string">
            <text:p>[[0.49414372930757522, 0.068325300006517861, {'normalize': False, 'selection': 'random', 'fit_intercept': True, 'l1_ratio': 0.75, 'max_iter': 1000, 'tol': 0.001, 'alpha': 0.01}], [0.52589124401483389, 0.070954772415842179, {'normalize': False, 'selection': 'cyclic', 'fit_intercept': True, 'l1_ratio': 0.5, 'max_iter': 1000, 'tol': 0.001, 'alpha': 0.01}], [0.4748284775817086, 0.068350420833151945, {'normalize': False, 'selection': 'cyclic', 'fit_intercept': True, 'l1_ratio': 0.75, 'max_iter': 1000, 'tol': 0.001, 'alpha': 0.01}], [0.45413141936339474, 0.10135824805220776, {'normalize': False, 'selection': 'random', 'fit_intercept': True, 'l1_ratio': 0, 'max_iter': 1000, 'tol': 0.0001, 'alpha': 0.1}], [0.55211792947414817, 0.078532490284976247, {'normalize': False, 'selection': 'cyclic', 'fit_intercept': True, 'l1_ratio': 0.5, 'max_iter': 1000, 'tol': 0.001, 'alpha': 0.01}], [0.50487915216557655, 0.065348530189237919, {'normalize': False, 'selection': 'cyclic', 'fit_intercept': True, 'l1_ratio': 0.75, 'max_iter': 1000, 'tol': 0.001, 'alpha': 0.01}], [0.53010879339310824, 0.08836183376453903, {'normalize': False, 'selection': 'random', 'fit_intercept': True, 'l1_ratio': 0.5, 'max_iter': 1000, 'tol': 0.001, 'alpha': 0.01}], [0.54810785506600157, 0.059021160930798074, {'normalize': False, 'selection': 'cyclic', 'fit_intercept': True, 'l1_ratio': 1, 'max_iter': 1000, 'tol': 0.0001, 'alpha': 0.01}], [0.59094084061132435, 0.075150813622413076, {'normalize': False, 'selection': 'cyclic', 'fit_intercept': True, 'l1_ratio': 1, 'max_iter': 1000, 'tol': 0.0001, 'alpha': 0.01}], [0.53362476764381839, 0.11505417008855405, {'normalize': False, 'selection': 'random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0.87458984421190045, 0.89548341967159517, 0.87401330172157432, 0.89252660129572903, 0.88566366727350576, 0.91994198944762173, 0.92161345193599764, 0.90384184988806604, 0.91021664506886157, 0.88313759790854518]</text:p>
          </table:table-cell>
          <table:table-cell office:value-type="string" calcext:value-type="string">
            <text:p>[-0.015912830652607068, 0.1745520255404065, -0.028927303183734487, 0.12410688003359704, 0.046189419051905878, 0.10541786163900546, 0.075506454311675575, 0.15141987037525895, -0.27040737567325146, 0.011468053419616764]</text:p>
          </table:table-cell>
          <table:table-cell office:value-type="string" calcext:value-type="string">
            <text:p>0.896102836842</text:p>
          </table:table-cell>
          <table:table-cell office:value-type="string" calcext:value-type="string">
            <text:p>0.0373413054862</text:p>
          </table:table-cell>
          <table:table-cell office:value-type="string" calcext:value-type="string">
            <text:p>[0.19080281175596123, 0.087091934533834223, 0.16464985637198645, 0.1162630633034229, 0.12190659098903116, 0.094139217520956123, 0.071996845026962908, 0.090870717577484883, 0.10568970166502671, 0.089282922522699384]</text:p>
          </table:table-cell>
          <table:table-cell office:value-type="string" calcext:value-type="string">
            <text:p>[0.66660583162635911, 0.64866680477498762, 0.56557697868958212, 0.57361056033866864, 0.76862970587958068, 0.66305419715168101, 0.55283025026764954, 0.71003635950450372, 1.0169478624985653, 0.5573316914809916]</text:p>
          </table:table-cell>
          <table:table-cell office:value-type="string" calcext:value-type="string">
            <text:p>0.113269366127</text:p>
          </table:table-cell>
          <table:table-cell office:value-type="string" calcext:value-type="string">
            <text:p>0.672329024221</text:p>
          </table:table-cell>
          <table:table-cell office:value-type="string" calcext:value-type="string">
            <text:p>[0.27492292297213772, 0.19979788626629205, 0.23507776799668831, 0.2288109588263704, 0.23686809188908975, 0.19663236439676765, 0.18563627364569438, 0.21198401344092999, 0.23269857231984367, 0.20022497976647471]</text:p>
          </table:table-cell>
          <table:table-cell office:value-type="string" calcext:value-type="string">
            <text:p>[0.66139947610705752, 0.66633202033172612, 0.61586591406733537, 0.62141374121358395, 0.73170688809010276, 0.65001614765603977, 0.56397201948351683, 0.6499172213885015, 0.79237686889708081, 0.59401300402270429]</text:p>
          </table:table-cell>
          <table:table-cell office:value-type="string" calcext:value-type="string">
            <text:p>0.220265383152</text:p>
          </table:table-cell>
          <table:table-cell office:value-type="string" calcext:value-type="string">
            <text:p>0.654701330126</text:p>
          </table:table-cell>
          <table:table-cell office:value-type="string" calcext:value-type="string">
            <text:p>[[0.52853799948725733, 0.062853669359845141, {'normalize': False, 'selection': 'cyclic', 'fit_intercept': True, 'l1_ratio': 0, 'max_iter': 1000, 'tol': 0.0001, 'alpha': 0.01}], [0.57382446049303104, 0.062996919746098598, {'normalize': False, 'selection': 'random', 'fit_intercept': True, 'l1_ratio': 0.25, 'max_iter': 1000, 'tol': 0.001, 'alpha': 0.01}], [0.50389012757457929, 0.058190403032876897, {'normalize': False, 'selection': 'random', 'fit_intercept': True, 'l1_ratio': 0, 'max_iter': 1000, 'tol': 0.0001, 'alpha': 0.01}], [0.48089667197956276, 0.1123150464001757, {'normalize': False, 'selection': 'cyclic', 'fit_intercept': True, 'l1_ratio': 0.75, 'max_iter': 1000, 'tol': 0.001, 'alpha': 0.01}], [0.56450374195406783, 0.077192079429045074, {'normalize': False, 'selection': 'cyclic', 'fit_intercept': True, 'l1_ratio': 0.5, 'max_iter': 1000, 'tol': 0.001, 'alpha': 0.01}], [0.5170930091781335, 0.044883806752212582, {'normalize': False, 'selection': 'random', 'fit_intercept': True, 'l1_ratio': 0.75, 'max_iter': 1000, 'tol': 0.001, 'alpha': 0.01}], [0.54476502415232486, 0.092749772608494582, {'normalize': False, 'selection': 'cyclic', 'fit_intercept': True, 'l1_ratio': 0.5, 'max_iter': 1000, 'tol': 0.001, 'alpha': 0.01}], [0.53322799602572779, 0.055205184497571579, {'normalize': False, 'selection': 'random', 'fit_intercept': True, 'l1_ratio': 1, 'max_iter': 1000, 'tol': 0.001, 'alpha': 0.01}], [0.60996667679771588, 0.072691951219261683, {'normalize': False, 'selection': 'cyclic', 'fit_intercept': True, 'l1_ratio': 0.25, 'max_iter': 1000, 'tol': 0.001, 'alpha': 0.01}], [0.54910087638473337, 0.11010977142199228, {'normalize': False, 'selection': 'cyclic', 'fit_intercept': True, 'l1_ratio': 0.75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0.84261585432474384, 0.89869151731939168, 0.89207149959113741, 0.77229165541142653, 0.84987938363062665, 0.93096619449706874, 0.90894017801454075, 0.87168459136940468, 0.93907661115846452, 0.90017407286195583]</text:p>
          </table:table-cell>
          <table:table-cell office:value-type="string" calcext:value-type="string">
            <text:p>[0.03557525280534346, 0.17843078339020657, -0.063264007116103915, 0.070097365595594985, 0.021756305688725441, 0.029314066827417884, -0.010574286201963323, 0.13797389763155243, -0.18228969688872132, -0.0008764962676985899]</text:p>
          </table:table-cell>
          <table:table-cell office:value-type="string" calcext:value-type="string">
            <text:p>0.880639155818</text:p>
          </table:table-cell>
          <table:table-cell office:value-type="string" calcext:value-type="string">
            <text:p>0.0216143185464</text:p>
          </table:table-cell>
          <table:table-cell office:value-type="string" calcext:value-type="string">
            <text:p>[0.23944900898925614, 0.084418679922535836, 0.14104990712187096, 0.24633137130487795, 0.16006016759816696, 0.081175992104974601, 0.083637053213734755, 0.12125975016093089, 0.07171679868749424, 0.076267048759169287]</text:p>
          </table:table-cell>
          <table:table-cell office:value-type="string" calcext:value-type="string">
            <text:p>[0.6328211843054995, 0.64561873689091176, 0.58445105191918556, 0.60898066102126114, 0.78831916740704278, 0.7194614720179614, 0.60430496044093507, 0.72128707019597382, 0.94641057910096693, 0.56429151587675597]</text:p>
          </table:table-cell>
          <table:table-cell office:value-type="string" calcext:value-type="string">
            <text:p>0.130536577786</text:p>
          </table:table-cell>
          <table:table-cell office:value-type="string" calcext:value-type="string">
            <text:p>0.681594639918</text:p>
          </table:table-cell>
          <table:table-cell office:value-type="string" calcext:value-type="string">
            <text:p>[0.2883471241709315, 0.22291765970985056, 0.24159387065381374, 0.31683108466984639, 0.2380587138856686, 0.20495853612148418, 0.20720772994546088, 0.21182544820226537, 0.2056914103885151, 0.19839270053745336]</text:p>
          </table:table-cell>
          <table:table-cell office:value-type="string" calcext:value-type="string">
            <text:p>[0.63465417643579236, 0.6623398565101376, 0.6167663512924465, 0.63761341993449583, 0.7509260237710208, 0.67815804202634922, 0.5859809831411078, 0.64526664964960301, 0.76697368576765579, 0.59428206108300097]</text:p>
          </table:table-cell>
          <table:table-cell office:value-type="string" calcext:value-type="string">
            <text:p>0.233582427829</text:p>
          </table:table-cell>
          <table:table-cell office:value-type="string" calcext:value-type="string">
            <text:p>0.657296124961</text:p>
          </table:table-cell>
          <table:table-cell office:value-type="string" calcext:value-type="string">
            <text:p>[[0.49981112377488368, 0.026478883260247128, {'normalize': False, 'selection': 'cyclic', 'fit_intercept': True, 'l1_ratio': 1, 'max_iter': 1000, 'tol': 0.001, 'alpha': 0.01}], [0.53216062104657502, 0.079322263812313581, {'normalize': False, 'selection': 'cyclic', 'fit_intercept': True, 'l1_ratio': 0.5, 'max_iter': 1000, 'tol': 0.001, 'alpha': 0.01}], [0.47931218166272049, 0.045897547204088472, {'normalize': False, 'selection': 'cyclic', 'fit_intercept': True, 'l1_ratio': 0.75, 'max_iter': 1000, 'tol': 0.001, 'alpha': 0.01}], [0.47181575923978314, 0.12369843055875397, {'normalize': False, 'selection': 'cyclic', 'fit_intercept': True, 'l1_ratio': 0, 'max_iter': 1000, 'tol': 0.0001, 'alpha': 0.1}], [0.53561666984643563, 0.075317550123750993, {'normalize': False, 'selection': 'cyclic', 'fit_intercept': True, 'l1_ratio': 0.75, 'max_iter': 1000, 'tol': 0.001, 'alpha': 0.01}], [0.48955484571089497, 0.099450088594167832, {'normalize': False, 'selection': 'cyclic', 'fit_intercept': True, 'l1_ratio': 1, 'max_iter': 1000, 'tol': 0.001, 'alpha': 0.01}], [0.53146733922721201, 0.07835082348873687, {'normalize': False, 'selection': 'random', 'fit_intercept': True, 'l1_ratio': 1, 'max_iter': 1000, 'tol': 0.001, 'alpha': 0.01}], [0.54869667140622991, 0.03415281895605618, {'normalize': False, 'selection': 'cyclic', 'fit_intercept': True, 'l1_ratio': 1, 'max_iter': 1000, 'tol': 0.0001, 'alpha': 0.01}], [0.58280945274247864, 0.071723196008261936, {'normalize': False, 'selection': 'cyclic', 'fit_intercept': True, 'l1_ratio': 1, 'max_iter': 1000, 'tol': 0.001, 'alpha': 0.01}], [0.52911874723147179, 0.11976322900776208, {'normalize': Fals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0.88134494877838887, 0.88760481398337243, 0.88639279062430165, 0.84679723754043557, 0.88017886603692863, 0.93236687891762471, 0.92810642179180336, 0.88294598344281727, 0.93279788456562918, 0.92071758629285794]</text:p>
          </table:table-cell>
          <table:table-cell office:value-type="string" calcext:value-type="string">
            <text:p>[0.065097511928460139, 0.21726387567684569, -0.074853273133951959, 0.11079725448553246, 0.058842024439051732, 0.046799325134270209, 0.0025623592182369981, 0.16028802986626156, -0.20976559175453113, 0.032437174725259532]</text:p>
          </table:table-cell>
          <table:table-cell office:value-type="string" calcext:value-type="string">
            <text:p>0.897925341197</text:p>
          </table:table-cell>
          <table:table-cell office:value-type="string" calcext:value-type="string">
            <text:p>0.0409468690585</text:p>
          </table:table-cell>
          <table:table-cell office:value-type="string" calcext:value-type="string">
            <text:p>[0.18052539094508746, 0.093657046104271877, 0.14847131452871884, 0.16573238294163828, 0.1277545432983202, 0.079528944739756038, 0.066033151561452744, 0.11061758641879164, 0.079107887391430459, 0.060571796178618485]</text:p>
          </table:table-cell>
          <table:table-cell office:value-type="string" calcext:value-type="string">
            <text:p>[0.61344972890059823, 0.61510229167266806, 0.59082139707313652, 0.58232685413581142, 0.75843358460394394, 0.706501595656154, 0.59644948647987073, 0.70261606357643236, 0.96840474655391728, 0.5455093564653436]</text:p>
          </table:table-cell>
          <table:table-cell office:value-type="string" calcext:value-type="string">
            <text:p>0.111200004411</text:p>
          </table:table-cell>
          <table:table-cell office:value-type="string" calcext:value-type="string">
            <text:p>0.667961510512</text:p>
          </table:table-cell>
          <table:table-cell office:value-type="string" calcext:value-type="string">
            <text:p>[0.27976179723254552, 0.22804310457131838, 0.25269364463960597, 0.25282436075547565, 0.23913463490126366, 0.19539537747274194, 0.18228005054996546, 0.22305347171579668, 0.22321155810191473, 0.17504379202981757]</text:p>
          </table:table-cell>
          <table:table-cell office:value-type="string" calcext:value-type="string">
            <text:p>[0.62160604515123363, 0.65051077413785618, 0.63198584482151687, 0.61903393733155554, 0.73400632581707248, 0.67382876019685567, 0.58700204090142538, 0.6485683930330759, 0.77380950536385917, 0.59433309261625744]</text:p>
          </table:table-cell>
          <table:table-cell office:value-type="string" calcext:value-type="string">
            <text:p>0.225144179197</text:p>
          </table:table-cell>
          <table:table-cell office:value-type="string" calcext:value-type="string">
            <text:p>0.653468471937</text:p>
          </table:table-cell>
          <table:table-cell office:value-type="string" calcext:value-type="string">
            <text:p>[[0.49925342062322836, 0.052662121082889445, {'normalize': False, 'selection': 'random', 'fit_intercept': True, 'l1_ratio': 0.75, 'max_iter': 1000, 'tol': 0.001, 'alpha': 0.01}], [0.53193909284198526, 0.067812527119259364, {'normalize': False, 'selection': 'random', 'fit_intercept': True, 'l1_ratio': 0.5, 'max_iter': 1000, 'tol': 0.001, 'alpha': 0.01}], [0.47989894468888517, 0.047021469839947247, {'normalize': False, 'selection': 'random', 'fit_intercept': True, 'l1_ratio': 0.5, 'max_iter': 1000, 'tol': 0.0001, 'alpha': 0.01}], [0.46333942928650751, 0.10668336202110935, {'normalize': False, 'selection': 'random', 'fit_intercept': True, 'l1_ratio': 1, 'max_iter': 1000, 'tol': 0.001, 'alpha': 0.01}], [0.55209776223624063, 0.070797953930915689, {'normalize': False, 'selection': 'random', 'fit_intercept': True, 'l1_ratio': 0.75, 'max_iter': 1000, 'tol': 0.001, 'alpha': 0.01}], [0.51350084597578061, 0.058649780474023784, {'normalize': False, 'selection': 'cyclic', 'fit_intercept': True, 'l1_ratio': 0.5, 'max_iter': 1000, 'tol': 0.0001, 'alpha': 0.01}], [0.54315728433768207, 0.085081418095874883, {'normalize': False, 'selection': 'cyclic', 'fit_intercept': True, 'l1_ratio': 1, 'max_iter': 1000, 'tol': 0.0001, 'alpha': 0.01}], [0.56478669497995027, 0.050592476923823057, {'normalize': False, 'selection': 'cyclic', 'fit_intercept': True, 'l1_ratio': 1, 'max_iter': 1000, 'tol': 0.0001, 'alpha': 0.01}], [0.60359132288325834, 0.071418201346027277, {'normalize': False, 'selection': 'cyclic', 'fit_intercept': True, 'l1_ratio': 1, 'max_iter': 1000, 'tol': 0.0001, 'alpha': 0.01}], [0.54223713987920252, 0.12226522397904573, {'normalize': False, 'selection': 'random', 'fit_intercept': True, 'l1_ratio': 0.25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0.87071400645860808, 0.90751434658887919, 0.86977627793786749, 0.89204201675134276, 0.88785637365602055, 0.94355919176424385, 0.91937137797200974, 0.89934234079074282, 0.90862500926962664, 0.87770762868221264]</text:p>
          </table:table-cell>
          <table:table-cell office:value-type="string" calcext:value-type="string">
            <text:p>[0.0044040238050713221, 0.19442192928353685, -0.01233182706910374, 0.12132905627707757, 0.082450441799518437, -0.013379699189217442, 0.042282659247071419, 0.13761326462280832, -0.26604545294544502, 0.028942343258130054]</text:p>
          </table:table-cell>
          <table:table-cell office:value-type="string" calcext:value-type="string">
            <text:p>0.897650856987</text:p>
          </table:table-cell>
          <table:table-cell office:value-type="string" calcext:value-type="string">
            <text:p>0.0319686739089</text:p>
          </table:table-cell>
          <table:table-cell office:value-type="string" calcext:value-type="string">
            <text:p>[0.19669962877680622, 0.077066762487742302, 0.17018715012573113, 0.11678727938143925, 0.1195687045643223, 0.066368043458788925, 0.074056155657562794, 0.095122812901118167, 0.10756331746953224, 0.093431421210548385]</text:p>
          </table:table-cell>
          <table:table-cell office:value-type="string" calcext:value-type="string">
            <text:p>[0.65327463503826966, 0.63305231740444057, 0.55645483836753462, 0.57542971955476141, 0.73940870560331406, 0.75110561014194266, 0.57269747273347127, 0.72158882431406646, 1.0134561888202098, 0.54747973318382415]</text:p>
          </table:table-cell>
          <table:table-cell office:value-type="string" calcext:value-type="string">
            <text:p>0.111685127603</text:p>
          </table:table-cell>
          <table:table-cell office:value-type="string" calcext:value-type="string">
            <text:p>0.676394804516</text:p>
          </table:table-cell>
          <table:table-cell office:value-type="string" calcext:value-type="string">
            <text:p>[0.27487429293186511, 0.1906868767803859, 0.24855537255454443, 0.23870801773784178, 0.22288144417568909, 0.16033171516817668, 0.18821359320660147, 0.22450978079278897, 0.23058606511542204, 0.20403799883555726]</text:p>
          </table:table-cell>
          <table:table-cell office:value-type="string" calcext:value-type="string">
            <text:p>[0.65242796252363278, 0.66203053542849799, 0.62076441003369698, 0.62471013989452084, 0.72583336190956926, 0.69217729696900898, 0.57694630419192128, 0.65200765977717345, 0.79559264854898526, 0.58974351807399283]</text:p>
          </table:table-cell>
          <table:table-cell office:value-type="string" calcext:value-type="string">
            <text:p>0.21833851573</text:p>
          </table:table-cell>
          <table:table-cell office:value-type="string" calcext:value-type="string">
            <text:p>0.659223383735</text:p>
          </table:table-cell>
          <table:table-cell office:value-type="string" calcext:value-type="string">
            <text:p>[[0.52648481899076505, 0.050900249467419341, {'normalize': False, 'selection': 'random', 'fit_intercept': True, 'l1_ratio': 0, 'max_iter': 1000, 'tol': 0.0001, 'alpha': 0.01}], [0.57296537114371904, 0.074256179741688411, {'normalize': False, 'selection': 'random', 'fit_intercept': True, 'l1_ratio': 0, 'max_iter': 1000, 'tol': 0.001, 'alpha': 0.01}], [0.5051063092942859, 0.051465317543078988, {'normalize': False, 'selection': 'random', 'fit_intercept': True, 'l1_ratio': 0, 'max_iter': 1000, 'tol': 0.001, 'alpha': 0.01}], [0.48422363582968186, 0.11977297912872745, {'normalize': False, 'selection': 'cyclic', 'fit_intercept': True, 'l1_ratio': 0.75, 'max_iter': 1000, 'tol': 0.001, 'alpha': 0.01}], [0.56236479312430443, 0.06942425408229097, {'normalize': False, 'selection': 'random', 'fit_intercept': True, 'l1_ratio': 0, 'max_iter': 1000, 'tol': 0.0001, 'alpha': 0.01}], [0.52660201626257785, 0.045955383619896387, {'normalize': False, 'selection': 'random', 'fit_intercept': True, 'l1_ratio': 0, 'max_iter': 1000, 'tol': 0.001, 'alpha': 0.001}], [0.55210655468941505, 0.091178638564350947, {'normalize': False, 'selection': 'cyclic', 'fit_intercept': True, 'l1_ratio': 0.75, 'max_iter': 1000, 'tol': 0.0001, 'alpha': 0.01}], [0.54047618823913546, 0.049172462708902506, {'normalize': False, 'selection': 'cyclic', 'fit_intercept': True, 'l1_ratio': 1, 'max_iter': 1000, 'tol': 0.0001, 'alpha': 0.01}], [0.61864850092717583, 0.067709090056890395, {'normalize': False, 'selection': 'cyclic', 'fit_intercept': True, 'l1_ratio': 0.25, 'max_iter': 1000, 'tol': 0.001, 'alpha': 0.01}], [0.55192223424184628, 0.11961326737415351, {'normalize': False, 'selection': 'random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0.85214530544071931, 0.9078267876988122, 0.89374172173143174, 0.79048640382644075, 0.83613042285125094, 0.92127317392990027, 0.90299909266290301, 0.9060417520948667, 0.93275879583027022, 0.89705263084271403]</text:p>
          </table:table-cell>
          <table:table-cell office:value-type="string" calcext:value-type="string">
            <text:p>[0.060320476222278652, 0.15741745019749875, 0.027034638944639311, 0.067720382465054962, 0.053899076147724601, 0.027746235532648544, -0.023936188830677052, 0.16398011690890235, -0.10165901123749599, -0.055438438132928036]</text:p>
          </table:table-cell>
          <table:table-cell office:value-type="string" calcext:value-type="string">
            <text:p>0.884045608691</text:p>
          </table:table-cell>
          <table:table-cell office:value-type="string" calcext:value-type="string">
            <text:p>0.0377084738218</text:p>
          </table:table-cell>
          <table:table-cell office:value-type="string" calcext:value-type="string">
            <text:p>[0.22495061325732432, 0.07680641048802643, 0.13886712243692714, 0.22664857340076186, 0.17471945304389658, 0.092573894267566667, 0.089093849206391226, 0.088791781034929115, 0.079153901229760737, 0.078651831725935289]</text:p>
          </table:table-cell>
          <table:table-cell office:value-type="string" calcext:value-type="string">
            <text:p>[0.61658424966217018, 0.66213177238380239, 0.53481602400149864, 0.61053731513161302, 0.76241686699483979, 0.72062353090092446, 0.61229513409734926, 0.69952676658347812, 0.88186655566804806, 0.59505339408962477]</text:p>
          </table:table-cell>
          <table:table-cell office:value-type="string" calcext:value-type="string">
            <text:p>0.127025743009</text:p>
          </table:table-cell>
          <table:table-cell office:value-type="string" calcext:value-type="string">
            <text:p>0.669585160951</text:p>
          </table:table-cell>
          <table:table-cell office:value-type="string" calcext:value-type="string">
            <text:p>[0.2800949321191159, 0.20789240694529468, 0.24801221664814702, 0.30727004118283308, 0.24702265154824751, 0.20939639447405253, 0.21532950656178587, 0.19282317074639063, 0.19836910553348538, 0.19719105504259327]</text:p>
          </table:table-cell>
          <table:table-cell office:value-type="string" calcext:value-type="string">
            <text:p>[0.63439051312089845, 0.67508289629176899, 0.59450940983332978, 0.63951821898693972, 0.73900008260388372, 0.68494967890350311, 0.58550261966748163, 0.63716130970608875, 0.73490123118340012, 0.60112209167181607]</text:p>
          </table:table-cell>
          <table:table-cell office:value-type="string" calcext:value-type="string">
            <text:p>0.23034014808</text:p>
          </table:table-cell>
          <table:table-cell office:value-type="string" calcext:value-type="string">
            <text:p>0.652613805197</text:p>
          </table:table-cell>
          <table:table-cell office:value-type="string" calcext:value-type="string">
            <text:p>[[0.49968907784511879, 0.0059131470041409312, {'normalize': False, 'selection': 'cyclic', 'fit_intercept': True, 'l1_ratio': 1, 'max_iter': 1000, 'tol': 0.001, 'alpha': 0.01}], [0.55194078643647038, 0.070672261282298129, {'normalize': False, 'selection': 'cyclic', 'fit_intercept': True, 'l1_ratio': 0.5, 'max_iter': 1000, 'tol': 0.001, 'alpha': 0.01}], [0.46749259611648564, 0.048611458186326673, {'normalize': False, 'selection': 'random', 'fit_intercept': True, 'l1_ratio': 1, 'max_iter': 1000, 'tol': 0.001, 'alpha': 0.01}], [0.47048116029349002, 0.11757806924352018, {'normalize': False, 'selection': 'random', 'fit_intercept': True, 'l1_ratio': 0, 'max_iter': 1000, 'tol': 0.0001, 'alpha': 0.1}], [0.53164121898892736, 0.093740648422773659, {'normalize': False, 'selection': 'cyclic', 'fit_intercept': True, 'l1_ratio': 1, 'max_iter': 1000, 'tol': 0.001, 'alpha': 0.01}], [0.49306513609919173, 0.079156134557753485, {'normalize': False, 'selection': 'random', 'fit_intercept': True, 'l1_ratio': 1, 'max_iter': 1000, 'tol': 0.001, 'alpha': 0.01}], [0.5481390831523556, 0.064076970615997222, {'normalize': False, 'selection': 'cyclic', 'fit_intercept': True, 'l1_ratio': 1, 'max_iter': 1000, 'tol': 0.001, 'alpha': 0.01}], [0.54630508094256192, 0.033304954912374014, {'normalize': False, 'selection': 'random', 'fit_intercept': True, 'l1_ratio': 1, 'max_iter': 1000, 'tol': 0.0001, 'alpha': 0.01}], [0.57659508388577951, 0.081267656753838388, {'normalize': False, 'selection': 'cyclic', 'fit_intercept': True, 'l1_ratio': 1, 'max_iter': 1000, 'tol': 0.001, 'alpha': 0.01}], [0.53240946633766073, 0.13429734053273804, {'normalize': Fals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0.88537424041845958, 0.896271256095169, 0.89056733925740905, 0.88200646164201879, 0.87965454963550993, 0.92246854688979618, 0.92348047316293391, 0.89824216153904501, 0.92810618853457205, 0.91973142030457977]</text:p>
          </table:table-cell>
          <table:table-cell office:value-type="string" calcext:value-type="string">
            <text:p>[0.060239973613721576, 0.19544777781231137, -0.029496102807107238, 0.11785004811762434, 0.079770930352465852, 0.031799689620904625, 0.0090406181573826627, 0.17637897434245531, -0.11551852010891173, -0.0029186369806770696]</text:p>
          </table:table-cell>
          <table:table-cell office:value-type="string" calcext:value-type="string">
            <text:p>0.902590263748</text:p>
          </table:table-cell>
          <table:table-cell office:value-type="string" calcext:value-type="string">
            <text:p>0.052259475212</text:p>
          </table:table-cell>
          <table:table-cell office:value-type="string" calcext:value-type="string">
            <text:p>[0.17439510453025123, 0.086435443496625838, 0.14301566847837141, 0.12764358794734629, 0.12831357491646289, 0.091168270091873657, 0.070282014596771941, 0.09616249677554034, 0.084630781408987901, 0.061325227393022742]</text:p>
          </table:table-cell>
          <table:table-cell office:value-type="string" calcext:value-type="string">
            <text:p>[0.61663707260790546, 0.63224616861259342, 0.56588963437620987, 0.57770807495483967, 0.74156799397417883, 0.71761915642156815, 0.59257560598894743, 0.689152213507355, 0.89296094805899029, 0.56544286939825195]</text:p>
          </table:table-cell>
          <table:table-cell office:value-type="string" calcext:value-type="string">
            <text:p>0.106337216964</text:p>
          </table:table-cell>
          <table:table-cell office:value-type="string" calcext:value-type="string">
            <text:p>0.65917997379</text:p>
          </table:table-cell>
          <table:table-cell office:value-type="string" calcext:value-type="string">
            <text:p>[0.27670778800796791, 0.2203578666549306, 0.25143622673167021, 0.2299218591548409, 0.23741327377694121, 0.20268161942481, 0.18793064372899693, 0.22126852371542757, 0.20881093204926682, 0.17763714540996664]</text:p>
          </table:table-cell>
          <table:table-cell office:value-type="string" calcext:value-type="string">
            <text:p>[0.62450647248250801, 0.66170067252977871, 0.62438370901651019, 0.61545969600314099, 0.73140986791594942, 0.68448220749755218, 0.5786106234041144, 0.64423631521518243, 0.74447849207226546, 0.59827698902949267]</text:p>
          </table:table-cell>
          <table:table-cell office:value-type="string" calcext:value-type="string">
            <text:p>0.221416587865</text:p>
          </table:table-cell>
          <table:table-cell office:value-type="string" calcext:value-type="string">
            <text:p>0.650754504517</text:p>
          </table:table-cell>
          <table:table-cell office:value-type="string" calcext:value-type="string">
            <text:p>[[0.50146883738684833, 0.04259826596559551, {'normalize': False, 'selection': 'cyclic', 'fit_intercept': True, 'l1_ratio': 0.5, 'max_iter': 1000, 'tol': 0.001, 'alpha': 0.01}], [0.55212415239917434, 0.065722458578995377, {'normalize': False, 'selection': 'cyclic', 'fit_intercept': True, 'l1_ratio': 0.5, 'max_iter': 1000, 'tol': 0.001, 'alpha': 0.01}], [0.47684155365715603, 0.048679210051987845, {'normalize': False, 'selection': 'random', 'fit_intercept': True, 'l1_ratio': 0.5, 'max_iter': 1000, 'tol': 0.0001, 'alpha': 0.01}], [0.47924212648993525, 0.098191986135389792, {'normalize': False, 'selection': 'random', 'fit_intercept': True, 'l1_ratio': 1, 'max_iter': 1000, 'tol': 0.001, 'alpha': 0.01}], [0.55693126261091708, 0.075543828592445988, {'normalize': False, 'selection': 'cyclic', 'fit_intercept': True, 'l1_ratio': 0.5, 'max_iter': 1000, 'tol': 0.0001, 'alpha': 0.01}], [0.52170704708214655, 0.044727567884708622, {'normalize': False, 'selection': 'random', 'fit_intercept': True, 'l1_ratio': 0.5, 'max_iter': 1000, 'tol': 0.0001, 'alpha': 0.01}], [0.55854668932074847, 0.069512030988374274, {'normalize': False, 'selection': 'cyclic', 'fit_intercept': True, 'l1_ratio': 1, 'max_iter': 1000, 'tol': 0.0001, 'alpha': 0.01}], [0.57057809331312848, 0.046018031914495411, {'normalize': False, 'selection': 'random', 'fit_intercept': True, 'l1_ratio': 1, 'max_iter': 1000, 'tol': 0.001, 'alpha': 0.01}], [0.60230231975960025, 0.072172107894220863, {'normalize': False, 'selection': 'cyclic', 'fit_intercept': True, 'l1_ratio': 1, 'max_iter': 1000, 'tol': 0.0001, 'alpha': 0.01}], [0.5476486031248593, 0.13429296312276889, {'normalize': False, 'selection': 'cyclic', 'fit_intercept': True, 'l1_ratio': 0.25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0.86578817347392234, 0.91628184293518056, 0.86933830679035617, 0.90290010914208951, 0.89495059498708174, 0.93600641702389997, 0.90578039944869371, 0.88935231472059684, 0.89336405050530876, 0.89651776904151481]</text:p>
          </table:table-cell>
          <table:table-cell office:value-type="string" calcext:value-type="string">
            <text:p>[0.025705141848200386, 0.17098967910603291, 0.050129000118844358, 0.11360789634036528, 0.00092351582693739331, -0.0066523218389975547, 0.025883366938609598, 0.14628581018204234, -0.18698070459286065, -0.099348423764221927]</text:p>
          </table:table-cell>
          <table:table-cell office:value-type="string" calcext:value-type="string">
            <text:p>0.897027997807</text:p>
          </table:table-cell>
          <table:table-cell office:value-type="string" calcext:value-type="string">
            <text:p>0.0240542960165</text:p>
          </table:table-cell>
          <table:table-cell office:value-type="string" calcext:value-type="string">
            <text:p>[0.20419394036434887, 0.069760953060965733, 0.17075952711090647, 0.10504116268466046, 0.11200477175689072, 0.075249257209445794, 0.086539261479610399, 0.10456351903528592, 0.12552796336809666, 0.079060466358650203]</text:p>
          </table:table-cell>
          <table:table-cell office:value-type="string" calcext:value-type="string">
            <text:p>[0.63929759972650002, 0.65146622515105612, 0.52212160042341182, 0.58048620279090324, 0.80510730277056597, 0.74611935388149575, 0.58250394992672117, 0.71433220533191033, 0.95016568187275363, 0.61980972760970199]</text:p>
          </table:table-cell>
          <table:table-cell office:value-type="string" calcext:value-type="string">
            <text:p>0.113270082243</text:p>
          </table:table-cell>
          <table:table-cell office:value-type="string" calcext:value-type="string">
            <text:p>0.681140984949</text:p>
          </table:table-cell>
          <table:table-cell office:value-type="string" calcext:value-type="string">
            <text:p>[0.28237026050553543, 0.18772263521827451, 0.2500591243769037, 0.24673099925790262, 0.20722267679163109, 0.18944867796665898, 0.20332897394826774, 0.23312676869714241, 0.22505884125576756, 0.18962402992160965]</text:p>
          </table:table-cell>
          <table:table-cell office:value-type="string" calcext:value-type="string">
            <text:p>[0.64831200669784483, 0.67209368441356476, 0.60555769426425721, 0.62367089895467975, 0.74545869174642976, 0.68301929964713681, 0.57552623152516402, 0.65347781139896799, 0.76952195753802366, 0.62504180704880918]</text:p>
          </table:table-cell>
          <table:table-cell office:value-type="string" calcext:value-type="string">
            <text:p>0.221469298794</text:p>
          </table:table-cell>
          <table:table-cell office:value-type="string" calcext:value-type="string">
            <text:p>0.660168008323</text:p>
          </table:table-cell>
          <table:table-cell office:value-type="string" calcext:value-type="string">
            <text:p>[[0.53100843720796098, 0.03748184349591456, {'normalize': False, 'selection': 'cyclic', 'fit_intercept': True, 'l1_ratio': 0, 'max_iter': 1000, 'tol': 0.0001, 'alpha': 0.01}], [0.58697147369127545, 0.076884506034205768, {'normalize': False, 'selection': 'random', 'fit_intercept': True, 'l1_ratio': 0, 'max_iter': 1000, 'tol': 0.001, 'alpha': 0.01}], [0.49302791843987165, 0.061476491156056433, {'normalize': False, 'selection': 'random', 'fit_intercept': True, 'l1_ratio': 0, 'max_iter': 1000, 'tol': 0.0001, 'alpha': 0.01}], [0.48591690477294636, 0.11594599010974155, {'normalize': False, 'selection': 'cyclic', 'fit_intercept': True, 'l1_ratio': 0.75, 'max_iter': 1000, 'tol': 0.001, 'alpha': 0.01}], [0.58456194147856577, 0.084821576319068143, {'normalize': False, 'selection': 'random', 'fit_intercept': True, 'l1_ratio': 0.5, 'max_iter': 1000, 'tol': 0.0001, 'alpha': 0.001}], [0.56134445289947654, 0.029208563151222385, {'normalize': False, 'selection': 'random', 'fit_intercept': True, 'l1_ratio': 0.75, 'max_iter': 1000, 'tol': 0.001, 'alpha': 0.001}], [0.55988757837153935, 0.077966354735190216, {'normalize': False, 'selection': 'random', 'fit_intercept': True, 'l1_ratio': 0.75, 'max_iter': 1000, 'tol': 0.001, 'alpha': 0.01}], [0.54358381456806382, 0.048285879287359168, {'normalize': False, 'selection': 'cyclic', 'fit_intercept': True, 'l1_ratio': 1, 'max_iter': 1000, 'tol': 0.0001, 'alpha': 0.01}], [0.61017894360280833, 0.072563365998223162, {'normalize': False, 'selection': 'random', 'fit_intercept': True, 'l1_ratio': 0.25, 'max_iter': 1000, 'tol': 0.001, 'alpha': 0.01}], [0.56540113749730236, 0.099960196268976856, {'normalize': True, 'selection': 'cyclic', 'fit_intercept': True, 'l1_ratio': 0.25, 'max_iter': 1000, 'tol': 0.0001, 'alpha': 0.0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0.86858459454038361, 0.91364308250836823, 0.91780024035221219, 0.80305228192604128, 0.83385135751397277, 0.91356840415833929, 0.90436143962835625, 0.92697034223944152, 0.92563457818622019, 0.91415560994461753]</text:p>
          </table:table-cell>
          <table:table-cell office:value-type="string" calcext:value-type="string">
            <text:p>[0.065615573205854205, 0.13103967328402244, 0.069876501683732606, 0.0731189778140241, 0.063164947337922106, -0.042454857530094925, -0.021172310592797228, 0.17840618933369257, -0.080547551944840645, -0.0065292014883975291]</text:p>
          </table:table-cell>
          <table:table-cell office:value-type="string" calcext:value-type="string">
            <text:p>0.8921621931</text:p>
          </table:table-cell>
          <table:table-cell office:value-type="string" calcext:value-type="string">
            <text:p>0.0430517941103</text:p>
          </table:table-cell>
          <table:table-cell office:value-type="string" calcext:value-type="string">
            <text:p>[0.19993938060416527, 0.07195978840001245, 0.10742545685188182, 0.21305500049276282, 0.17714941628728179, 0.10163383708239997, 0.087842554363497971, 0.069013987867019941, 0.087540271264316405, 0.065585148766024962]</text:p>
          </table:table-cell>
          <table:table-cell office:value-type="string" calcext:value-type="string">
            <text:p>[0.61310979553404266, 0.68286038132942861, 0.51126686633561114, 0.60700184803799928, 0.7549499506176276, 0.77265578976668836, 0.61064238540582783, 0.68745597257257429, 0.86496705255353434, 0.56747849609827927]</text:p>
          </table:table-cell>
          <table:table-cell office:value-type="string" calcext:value-type="string">
            <text:p>0.118114484198</text:p>
          </table:table-cell>
          <table:table-cell office:value-type="string" calcext:value-type="string">
            <text:p>0.667238853825</text:p>
          </table:table-cell>
          <table:table-cell office:value-type="string" calcext:value-type="string">
            <text:p>[0.26808869873163926, 0.20913395761082379, 0.23078141438998656, 0.29912698705137047, 0.24523296472173009, 0.19985523033524075, 0.19934218773603782, 0.18235925575135123, 0.20866563086662537, 0.19477310570922746]</text:p>
          </table:table-cell>
          <table:table-cell office:value-type="string" calcext:value-type="string">
            <text:p>[0.63143637677947306, 0.67932627875225338, 0.58298419732374807, 0.63658276757710019, 0.73188842650186159, 0.6841293376803731, 0.58696474412966682, 0.63272348876863327, 0.72562398966733177, 0.58776310765093565]</text:p>
          </table:table-cell>
          <table:table-cell office:value-type="string" calcext:value-type="string">
            <text:p>0.22373594329</text:p>
          </table:table-cell>
          <table:table-cell office:value-type="string" calcext:value-type="string">
            <text:p>0.647942271483</text:p>
          </table:table-cell>
          <table:table-cell office:value-type="string" calcext:value-type="string">
            <text:p>[[0.49858935636200863, 0.019279121478197454, {'normalize': False, 'selection': 'cyclic', 'fit_intercept': True, 'l1_ratio': 1, 'max_iter': 1000, 'tol': 0.001, 'alpha': 0.01}], [0.57001448555297107, 0.063458197143248601, {'normalize': False, 'selection': 'cyclic', 'fit_intercept': True, 'l1_ratio': 0.5, 'max_iter': 1000, 'tol': 0.0001, 'alpha': 0.01}], [0.43689016188918917, 0.03670973078104206, {'normalize': False, 'selection': 'cyclic', 'fit_intercept': True, 'l1_ratio': 0.75, 'max_iter': 1000, 'tol': 0.001, 'alpha': 0.01}], [0.46951725408370426, 0.11400825093193516, {'normalize': False, 'selection': 'cyclic', 'fit_intercept': True, 'l1_ratio': 0, 'max_iter': 1000, 'tol': 0.0001, 'alpha': 0.1}], [0.53121494662771318, 0.11019578027978179, {'normalize': False, 'selection': 'cyclic', 'fit_intercept': True, 'l1_ratio': 1, 'max_iter': 1000, 'tol': 0.0001, 'alpha': 0.01}], [0.53745499769411076, 0.062991617163964397, {'normalize': False, 'selection': 'cyclic', 'fit_intercept': True, 'l1_ratio': 1, 'max_iter': 1000, 'tol': 0.001, 'alpha': 0.01}], [0.55128611227396629, 0.070024658258249814, {'normalize': False, 'selection': 'cyclic', 'fit_intercept': True, 'l1_ratio': 1, 'max_iter': 1000, 'tol': 0.001, 'alpha': 0.01}], [0.54926011987918055, 0.033313219185123068, {'normalize': False, 'selection': 'cyclic', 'fit_intercept': True, 'l1_ratio': 1, 'max_iter': 1000, 'tol': 0.001, 'alpha': 0.01}], [0.57900667529455641, 0.086874471269410392, {'normalize': False, 'selection': 'random', 'fit_intercept': True, 'l1_ratio': 1, 'max_iter': 1000, 'tol': 0.001, 'alpha': 0.01}], [0.5259946732561106, 0.15687025474845714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89458883836420133, 0.90543391970224207, 0.89236781246329711, 0.90571542539250305, 0.87548408645556552, 0.91807177428681619, 0.92432698793318246, 0.90251795398888446, 0.92497817804596627, 0.92285054608577388]</text:p>
          </table:table-cell>
          <table:table-cell office:value-type="string" calcext:value-type="string">
            <text:p>[0.080847536651280749, 0.17734438528734942, 0.011560273741779592, 0.13290196806685495, 0.090943928379818129, 0.027874782580570301, 0.005529432046012861, 0.18544311761279364, -0.11739127793713777, 0.032289201029418679]</text:p>
          </table:table-cell>
          <table:table-cell office:value-type="string" calcext:value-type="string">
            <text:p>0.906633552272</text:p>
          </table:table-cell>
          <table:table-cell office:value-type="string" calcext:value-type="string">
            <text:p>0.0627343347459</text:p>
          </table:table-cell>
          <table:table-cell office:value-type="string" calcext:value-type="string">
            <text:p>[0.16037573595360319, 0.078800347739423071, 0.14066266090850918, 0.10199559703411615, 0.13276016627538342, 0.096338380235833784, 0.069504503732575426, 0.092121816628542838, 0.088312961648291541, 0.058942214033063135]</text:p>
          </table:table-cell>
          <table:table-cell office:value-type="string" calcext:value-type="string">
            <text:p>[0.60311512339931017, 0.6464724677230157, 0.54332191619766457, 0.56785077611387813, 0.73256421653755144, 0.72052825327799752, 0.59467523113585918, 0.68156793116911041, 0.89446007118032977, 0.54559278364286967]</text:p>
          </table:table-cell>
          <table:table-cell office:value-type="string" calcext:value-type="string">
            <text:p>0.101981438419</text:p>
          </table:table-cell>
          <table:table-cell office:value-type="string" calcext:value-type="string">
            <text:p>0.653014877038</text:p>
          </table:table-cell>
          <table:table-cell office:value-type="string" calcext:value-type="string">
            <text:p>[0.26582897430134628, 0.20945244070984345, 0.25049891017503612, 0.21609483555421807, 0.24543996425731743, 0.1986721234272224, 0.17580971618446872, 0.21403287701676862, 0.20489501408941899, 0.17772394103632982]</text:p>
          </table:table-cell>
          <table:table-cell office:value-type="string" calcext:value-type="string">
            <text:p>[0.61828423875884708, 0.66314201396385786, 0.60570229786378271, 0.61725154648953795, 0.72613785917528773, 0.67569225796527166, 0.57798229697599912, 0.63737003497936662, 0.74527988452103455, 0.57723877429139259]</text:p>
          </table:table-cell>
          <table:table-cell office:value-type="string" calcext:value-type="string">
            <text:p>0.215844879675</text:p>
          </table:table-cell>
          <table:table-cell office:value-type="string" calcext:value-type="string">
            <text:p>0.644408120498</text:p>
          </table:table-cell>
          <table:table-cell office:value-type="string" calcext:value-type="string">
            <text:p>[[0.49942388183367437, 0.04308209073339675, {'normalize': False, 'selection': 'cyclic', 'fit_intercept': True, 'l1_ratio': 0.5, 'max_iter': 1000, 'tol': 0.0001, 'alpha': 0.01}], [0.56641180826637516, 0.064413949747055929, {'normalize': False, 'selection': 'cyclic', 'fit_intercept': True, 'l1_ratio': 0.5, 'max_iter': 1000, 'tol': 0.001, 'alpha': 0.01}], [0.45800706292421312, 0.052267347130756987, {'normalize': False, 'selection': 'cyclic', 'fit_intercept': True, 'l1_ratio': 0.75, 'max_iter': 1000, 'tol': 0.001, 'alpha': 0.01}], [0.49007997764418798, 0.087614553032041145, {'normalize': False, 'selection': 'cyclic', 'fit_intercept': True, 'l1_ratio': 0.75, 'max_iter': 1000, 'tol': 0.001, 'alpha': 0.01}], [0.5549592842683162, 0.081385426576180295, {'normalize': False, 'selection': 'cyclic', 'fit_intercept': True, 'l1_ratio': 0.5, 'max_iter': 1000, 'tol': 0.0001, 'alpha': 0.01}], [0.56018427583511965, 0.040197272609527067, {'normalize': False, 'selection': 'cyclic', 'fit_intercept': True, 'l1_ratio': 0.75, 'max_iter': 1000, 'tol': 0.001, 'alpha': 0.01}], [0.5635943988254245, 0.070843699906204038, {'normalize': False, 'selection': 'cyclic', 'fit_intercept': True, 'l1_ratio': 0.75, 'max_iter': 1000, 'tol': 0.0001, 'alpha': 0.01}], [0.58222672699359501, 0.047583837702545623, {'normalize': False, 'selection': 'random', 'fit_intercept': True, 'l1_ratio': 1, 'max_iter': 1000, 'tol': 0.0001, 'alpha': 0.01}], [0.60601917571054653, 0.076704221866521524, {'normalize': False, 'selection': 'cyclic', 'fit_intercept': True, 'l1_ratio': 0.75, 'max_iter': 1000, 'tol': 0.001, 'alpha': 0.01}], [0.5403316690138622, 0.13843454422482063, {'normalize': False, 'selection': 'cyclic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87051474984798127, 0.92008360383261745, 0.87152055315493848, 0.91451760800726478, 0.86385027902172484, 0.93512353827948014, 0.90259987360203664, 0.87571468507295924, 0.87253559200676967, 0.89255661901831673]</text:p>
          </table:table-cell>
          <table:table-cell office:value-type="string" calcext:value-type="string">
            <text:p>[0.034427160450068106, 0.15244404715954374, 0.097024975176710382, 0.13887877334495624, 0.12019341074144807, -0.23309942085409596, 0.030382470552173135, 0.15049388414746878, -0.14982155850878809, 0.012391565594296328]</text:p>
          </table:table-cell>
          <table:table-cell office:value-type="string" calcext:value-type="string">
            <text:p>0.891901710184</text:p>
          </table:table-cell>
          <table:table-cell office:value-type="string" calcext:value-type="string">
            <text:p>0.0353315307804</text:p>
          </table:table-cell>
          <table:table-cell office:value-type="string" calcext:value-type="string">
            <text:p>[0.19700278382297962, 0.066593008700822173, 0.16790758674413289, 0.092473531789261612, 0.1451642531536548, 0.076287423329139625, 0.089460525805462029, 0.1174512585632846, 0.15004646756680215, 0.082086786580488638]</text:p>
          </table:table-cell>
          <table:table-cell office:value-type="string" calcext:value-type="string">
            <text:p>[0.6335745216354165, 0.66604005195720684, 0.49634399319706951, 0.56393664715629677, 0.70899347673468371, 0.91395939114165614, 0.5798135681622768, 0.71081116422497514, 0.92042017275018317, 0.55681101776458009]</text:p>
          </table:table-cell>
          <table:table-cell office:value-type="string" calcext:value-type="string">
            <text:p>0.118447362606</text:p>
          </table:table-cell>
          <table:table-cell office:value-type="string" calcext:value-type="string">
            <text:p>0.675070400472</text:p>
          </table:table-cell>
          <table:table-cell office:value-type="string" calcext:value-type="string">
            <text:p>[0.28253752180180175, 0.18633829055750414, 0.2519036632614875, 0.21954819637389433, 0.2492174216590779, 0.19146982528363385, 0.20049171151964584, 0.23619537205086874, 0.23850017289540937, 0.1970479472617257]</text:p>
          </table:table-cell>
          <table:table-cell office:value-type="string" calcext:value-type="string">
            <text:p>[0.64094905518559997, 0.6743439418359084, 0.58178694546778287, 0.62273935195174535, 0.71408981807463334, 0.74021710798318063, 0.56884318788568788, 0.64938817616620881, 0.75521857395538861, 0.59242580973920023]</text:p>
          </table:table-cell>
          <table:table-cell office:value-type="string" calcext:value-type="string">
            <text:p>0.225325012267</text:p>
          </table:table-cell>
          <table:table-cell office:value-type="string" calcext:value-type="string">
            <text:p>0.654000196825</text:p>
          </table:table-cell>
          <table:table-cell office:value-type="string" calcext:value-type="string">
            <text:p>[[0.52127716721098738, 0.03749027297012774, {'normalize': False, 'selection': 'cyclic', 'fit_intercept': True, 'l1_ratio': 0, 'max_iter': 1000, 'tol': 0.0001, 'alpha': 0.01}], [0.5973770581892387, 0.073710726698945989, {'normalize': False, 'selection': 'random', 'fit_intercept': True, 'l1_ratio': 0, 'max_iter': 1000, 'tol': 0.0001, 'alpha': 0.01}], [0.47095948796794401, 0.055554658477106014, {'normalize': False, 'selection': 'random', 'fit_intercept': True, 'l1_ratio': 0, 'max_iter': 1000, 'tol': 0.001, 'alpha': 0.01}], [0.49110581178533502, 0.089916749627215589, {'normalize': False, 'selection': 'cyclic', 'fit_intercept': True, 'l1_ratio': 0.5, 'max_iter': 1000, 'tol': 0.001, 'alpha': 0.01}], [0.56379756167128148, 0.073518394506794121, {'normalize': False, 'selection': 'random', 'fit_intercept': True, 'l1_ratio': 0, 'max_iter': 1000, 'tol': 0.001, 'alpha': 0.01}], [0.59143576405169251, 0.044446431620038467, {'normalize': False, 'selection': 'random', 'fit_intercept': True, 'l1_ratio': 0, 'max_iter': 1000, 'tol': 0.0001, 'alpha': 0.001}], [0.5615433056359922, 0.082426758874688408, {'normalize': False, 'selection': 'cyclic', 'fit_intercept': True, 'l1_ratio': 0.75, 'max_iter': 1000, 'tol': 0.0001, 'alpha': 0.01}], [0.55724174328017995, 0.045473139504086317, {'normalize': False, 'selection': 'random', 'fit_intercept': True, 'l1_ratio': 1, 'max_iter': 1000, 'tol': 0.001, 'alpha': 0.01}], [0.61354530754351722, 0.074524502166019413, {'normalize': False, 'selection': 'cyclic', 'fit_intercept': True, 'l1_ratio': 0.25, 'max_iter': 1000, 'tol': 0.0001, 'alpha': 0.01}], [0.54877095351425442, 0.16114682572690212, {'normalize': False, 'selection': 'cyclic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0.83734272912636321, 0.91775306157429248, 0.79982857161843879, 0.81619301064214367, 0.84716166554295624, 0.90752337104479286, 0.90227204381875259, 0.91344857673362978, 0.92725126179811923, 0.91068846674629755]</text:p>
          </table:table-cell>
          <table:table-cell office:value-type="string" calcext:value-type="string">
            <text:p>[-0.044891981138796444, 0.092941328831613101, 0.07262314507826495, 0.079420901716774406, 0.061442959310968326, -0.023284670118608686, -0.04237911911051917, 0.17373381523584774, -0.12195004577079427, 0.0064417632804050218]</text:p>
          </table:table-cell>
          <table:table-cell office:value-type="string" calcext:value-type="string">
            <text:p>0.877946275865</text:p>
          </table:table-cell>
          <table:table-cell office:value-type="string" calcext:value-type="string">
            <text:p>0.0254098097315</text:p>
          </table:table-cell>
          <table:table-cell office:value-type="string" calcext:value-type="string">
            <text:p>[0.24747170147591771, 0.068535010947284938, 0.26160060850204292, 0.19883956306366246, 0.16295782698111802, 0.10874211623236968, 0.089761632445380046, 0.081792234255883209, 0.085637170085268235, 0.06823404757360256]</text:p>
          </table:table-cell>
          <table:table-cell office:value-type="string" calcext:value-type="string">
            <text:p>[0.68562091847909856, 0.7127994351860214, 0.50975710148846343, 0.60287480328942655, 0.75633761728554194, 0.75844706294518216, 0.62332366946119844, 0.69136550966737287, 0.89810931731415933, 0.56016550053982039]</text:p>
          </table:table-cell>
          <table:table-cell office:value-type="string" calcext:value-type="string">
            <text:p>0.137357191156</text:p>
          </table:table-cell>
          <table:table-cell office:value-type="string" calcext:value-type="string">
            <text:p>0.679880093566</text:p>
          </table:table-cell>
          <table:table-cell office:value-type="string" calcext:value-type="string">
            <text:p>[0.30421997545818219, 0.20925731223860924, 0.31083544253886136, 0.28787161549898288, 0.24442498887399378, 0.20690524659757567, 0.19305360608150526, 0.17758678029212924, 0.20774213267200548, 0.1838161860735846]</text:p>
          </table:table-cell>
          <table:table-cell office:value-type="string" calcext:value-type="string">
            <text:p>[0.65728099867762779, 0.69396148985402384, 0.56650134287496445, 0.63097206866410493, 0.73505738404961374, 0.69098541180842332, 0.57822389721668832, 0.63187549221822537, 0.72554654059626211, 0.58105534353584731]</text:p>
          </table:table-cell>
          <table:table-cell office:value-type="string" calcext:value-type="string">
            <text:p>0.232571328633</text:p>
          </table:table-cell>
          <table:table-cell office:value-type="string" calcext:value-type="string">
            <text:p>0.64914599695</text:p>
          </table:table-cell>
          <table:table-cell office:value-type="string" calcext:value-type="string">
            <text:p>[[0.50013497393704265, 0.02766928531172929, {'normalize': True, 'selection': 'cyclic', 'fit_intercept': True, 'l1_ratio': 0.5, 'max_iter': 1000, 'tol': 0.001, 'alpha': 0.01}], [0.5687993148848729, 0.080560999308957784, {'normalize': False, 'selection': 'cyclic', 'fit_intercept': True, 'l1_ratio': 0.5, 'max_iter': 1000, 'tol': 0.001, 'alpha': 0.01}], [0.4467227506985465, 0.056225023066872305, {'normalize': False, 'selection': 'cyclic', 'fit_intercept': True, 'l1_ratio': 0, 'max_iter': 1000, 'tol': 0.0001, 'alpha': 0.1}], [0.47636602834274799, 0.11320622634348296, {'normalize': False, 'selection': 'random', 'fit_intercept': True, 'l1_ratio': 0, 'max_iter': 1000, 'tol': 0.001, 'alpha': 0.1}], [0.53323597180571314, 0.12205554015955575, {'normalize': False, 'selection': 'cyclic', 'fit_intercept': True, 'l1_ratio': 0.75, 'max_iter': 1000, 'tol': 0.001, 'alpha': 0.01}], [0.54369673218935977, 0.063155534549447195, {'normalize': False, 'selection': 'random', 'fit_intercept': True, 'l1_ratio': 0.75, 'max_iter': 1000, 'tol': 0.0001, 'alpha': 0.01}], [0.55741386248825942, 0.064588507624329272, {'normalize': False, 'selection': 'random', 'fit_intercept': True, 'l1_ratio': 1, 'max_iter': 1000, 'tol': 0.001, 'alpha': 0.01}], [0.5315906306656647, 0.034678907974413364, {'normalize': False, 'selection': 'cyclic', 'fit_intercept': True, 'l1_ratio': 0.5, 'max_iter': 1000, 'tol': 0.0001, 'alpha': 0.01}], [0.58043078057774156, 0.082589217137437526, {'normalize': False, 'selection': 'random', 'fit_intercept': True, 'l1_ratio': 1, 'max_iter': 1000, 'tol': 0.001, 'alpha': 0.01}], [0.49712833201839851, 0.19389081195095276, {'normalize': False, 'selection': 'random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0.88960903365841293, 0.91165069107461172, 0.8977838465286756, 0.90038486345768876, 0.88367780337751634, 0.91070875932866435, 0.92165645138858421, 0.91738088263729722, 0.92363055496513002, 0.93452041735330571]</text:p>
          </table:table-cell>
          <table:table-cell office:value-type="string" calcext:value-type="string">
            <text:p>[0.052333582185462135, 0.13736201058323749, 0.034251688338890696, 0.12360259093185533, 0.10556967199975098, 0.0016174082491120512, -0.029665761557598369, 0.18989355125895813, -0.12649064982561353, 0.040269076687892036]</text:p>
          </table:table-cell>
          <table:table-cell office:value-type="string" calcext:value-type="string">
            <text:p>0.909100330377</text:p>
          </table:table-cell>
          <table:table-cell office:value-type="string" calcext:value-type="string">
            <text:p>0.0528743168852</text:p>
          </table:table-cell>
          <table:table-cell office:value-type="string" calcext:value-type="string">
            <text:p>[0.16795216175332414, 0.073620015167567124, 0.13358453882771923, 0.10776211663005307, 0.12402393979632041, 0.10499645782198623, 0.071957350687684316, 0.078076153416302946, 0.089899334550927301, 0.050026427658814876]</text:p>
          </table:table-cell>
          <table:table-cell office:value-type="string" calcext:value-type="string">
            <text:p>[0.62182496518507935, 0.6778920605369807, 0.53084898281323956, 0.57394081245234407, 0.72077803881903135, 0.73998992315724854, 0.61572131391150065, 0.6778440993304643, 0.90174402353235461, 0.54109375089645229]</text:p>
          </table:table-cell>
          <table:table-cell office:value-type="string" calcext:value-type="string">
            <text:p>0.100189849631</text:p>
          </table:table-cell>
          <table:table-cell office:value-type="string" calcext:value-type="string">
            <text:p>0.660167797063</text:p>
          </table:table-cell>
          <table:table-cell office:value-type="string" calcext:value-type="string">
            <text:p>[0.26906939024189863, 0.20862192981120153, 0.23558623550987401, 0.21495457428085174, 0.23840577977945662, 0.19962679026618857, 0.16524605570665776, 0.20023010338609182, 0.19930435907456734, 0.16098774926646689]</text:p>
          </table:table-cell>
          <table:table-cell office:value-type="string" calcext:value-type="string">
            <text:p>[0.62398131432337378, 0.67855657971115768, 0.59363139412918364, 0.61703001396384893, 0.71811422355457177, 0.69189656349654616, 0.57746928396252772, 0.63134422177143956, 0.73454465303206407, 0.57592621605146865]</text:p>
          </table:table-cell>
          <table:table-cell office:value-type="string" calcext:value-type="string">
            <text:p>0.209203296732</text:p>
          </table:table-cell>
          <table:table-cell office:value-type="string" calcext:value-type="string">
            <text:p>0.6442494464</text:p>
          </table:table-cell>
          <table:table-cell office:value-type="string" calcext:value-type="string">
            <text:p>[[0.50245831597346924, 0.053519660115201192, {'normalize': False, 'selection': 'random', 'fit_intercept': True, 'l1_ratio': 0.5, 'max_iter': 1000, 'tol': 0.001, 'alpha': 0.01}], [0.55968132348928012, 0.08058788139243879, {'normalize': False, 'selection': 'cyclic', 'fit_intercept': True, 'l1_ratio': 0.5, 'max_iter': 1000, 'tol': 0.001, 'alpha': 0.01}], [0.45375440679163692, 0.046174617982610973, {'normalize': False, 'selection': 'cyclic', 'fit_intercept': True, 'l1_ratio': 0.75, 'max_iter': 1000, 'tol': 0.001, 'alpha': 0.01}], [0.49247673298811767, 0.09138707564124178, {'normalize': False, 'selection': 'random', 'fit_intercept': True, 'l1_ratio': 1, 'max_iter': 1000, 'tol': 0.001, 'alpha': 0.01}], [0.55300271061031703, 0.087646960122052295, {'normalize': False, 'selection': 'cyclic', 'fit_intercept': True, 'l1_ratio': 0.5, 'max_iter': 1000, 'tol': 0.001, 'alpha': 0.01}], [0.57466906002138696, 0.048215943061012109, {'normalize': False, 'selection': 'cyclic', 'fit_intercept': True, 'l1_ratio': 0.75, 'max_iter': 1000, 'tol': 0.001, 'alpha': 0.01}], [0.57143604555945537, 0.069997652370285032, {'normalize': False, 'selection': 'cyclic', 'fit_intercept': True, 'l1_ratio': 1, 'max_iter': 1000, 'tol': 0.0001, 'alpha': 0.01}], [0.56118940956713159, 0.054188637883194245, {'normalize': False, 'selection': 'cyclic', 'fit_intercept': True, 'l1_ratio': 0.75, 'max_iter': 1000, 'tol': 0.001, 'alpha': 0.01}], [0.60924388183307798, 0.073248756479168148, {'normalize': False, 'selection': 'cyclic', 'fit_intercept': True, 'l1_ratio': 0.75, 'max_iter': 1000, 'tol': 0.001, 'alpha': 0.01}], [0.51175140104371142, 0.1949985730578204, {'normalize': False, 'selection': 'random', 'fit_intercept': True, 'l1_ratio': 0.5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0.77450877555337339, 0.91745417841488996, 0.87094080620041847, 0.91171804783570853, 0.87624828721629644, 0.92079082576823801, 0.90240020708168267, 0.87544957582798899, 0.87214308511964678, 0.89879746208949751]</text:p>
          </table:table-cell>
          <table:table-cell office:value-type="string" calcext:value-type="string">
            <text:p>[-0.030535862853954709, 0.10820609505482115, 0.11193242262758862, 0.11387979705206663, 0.13424681370739622, -0.48009501947141597, 0.011730637227504559, 0.15575154399568825, -0.18217368355432351, 0.030630954867511107]</text:p>
          </table:table-cell>
          <table:table-cell office:value-type="string" calcext:value-type="string">
            <text:p>0.882045125111</text:p>
          </table:table-cell>
          <table:table-cell office:value-type="string" calcext:value-type="string">
            <text:p>-0.00264263013471</text:p>
          </table:table-cell>
          <table:table-cell office:value-type="string" calcext:value-type="string">
            <text:p>[0.34306918271760539, 0.06878406533148082, 0.16866524810122996, 0.095502052756975653, 0.13194536745028218, 0.093141081463429407, 0.089643916449367589, 0.11770179028939241, 0.15050851240610799, 0.077318779946802432]</text:p>
          </table:table-cell>
          <table:table-cell office:value-type="string" calcext:value-type="string">
            <text:p>[0.67620094475748926, 0.70080383105587851, 0.4881497222673809, 0.58030813869148268, 0.6976685206017933, 1.0970297446826505, 0.59096702373037358, 0.70641189828907158, 0.9463177116360133, 0.54652769843394433]</text:p>
          </table:table-cell>
          <table:table-cell office:value-type="string" calcext:value-type="string">
            <text:p>0.133627999691</text:p>
          </table:table-cell>
          <table:table-cell office:value-type="string" calcext:value-type="string">
            <text:p>0.703038523415</text:p>
          </table:table-cell>
          <table:table-cell office:value-type="string" calcext:value-type="string">
            <text:p>[0.34414653184498478, 0.19310268013070511, 0.2360562054133554, 0.22020170340943768, 0.24623986862214323, 0.21265919014593324, 0.19436088796198717, 0.23420964288683829, 0.23818607783190662, 0.18107785307271396]</text:p>
          </table:table-cell>
          <table:table-cell office:value-type="string" calcext:value-type="string">
            <text:p>[0.64622093141293113, 0.69120731735738239, 0.56885157921721285, 0.62331248308227694, 0.70445330238343074, 0.80723179218044516, 0.56566371869459209, 0.64505109486137213, 0.75378989298949595, 0.58137951940820043]</text:p>
          </table:table-cell>
          <table:table-cell office:value-type="string" calcext:value-type="string">
            <text:p>0.230024064132</text:p>
          </table:table-cell>
          <table:table-cell office:value-type="string" calcext:value-type="string">
            <text:p>0.658716163159</text:p>
          </table:table-cell>
          <table:table-cell office:value-type="string" calcext:value-type="string">
            <text:p>[[0.52050698157902453, 0.04114114715717198, {'normalize': True, 'selection': 'cyclic', 'fit_intercept': True, 'l1_ratio': 0, 'max_iter': 1000, 'tol': 0.0001, 'alpha': 0.01}], [0.5945293330367788, 0.092915632226410139, {'normalize': False, 'selection': 'cyclic', 'fit_intercept': True, 'l1_ratio': 0, 'max_iter': 1000, 'tol': 0.0001, 'alpha': 0.01}], [0.47974326713189724, 0.055488502748700812, {'normalize': False, 'selection': 'random', 'fit_intercept': True, 'l1_ratio': 0, 'max_iter': 1000, 'tol': 0.001, 'alpha': 0.01}], [0.49153945177789471, 0.10416338254061984, {'normalize': False, 'selection': 'cyclic', 'fit_intercept': True, 'l1_ratio': 0.75, 'max_iter': 1000, 'tol': 0.001, 'alpha': 0.01}], [0.55388662724158377, 0.079953652429369221, {'normalize': False, 'selection': 'random', 'fit_intercept': True, 'l1_ratio': 0, 'max_iter': 1000, 'tol': 0.0001, 'alpha': 0.01}], [0.57695857785238502, 0.019756742682276961, {'normalize': False, 'selection': 'random', 'fit_intercept': True, 'l1_ratio': 0, 'max_iter': 1000, 'tol': 0.0001, 'alpha': 0.001}], [0.55816564412560421, 0.083828326518997992, {'normalize': False, 'selection': 'random', 'fit_intercept': True, 'l1_ratio': 0.75, 'max_iter': 1000, 'tol': 0.001, 'alpha': 0.01}], [0.537854755768576, 0.058838216959760367, {'normalize': False, 'selection': 'random', 'fit_intercept': True, 'l1_ratio': 1, 'max_iter': 1000, 'tol': 0.001, 'alpha': 0.01}], [0.6106441364793781, 0.069617144792370703, {'normalize': False, 'selection': 'cyclic', 'fit_intercept': True, 'l1_ratio': 0, 'max_iter': 1000, 'tol': 0.0001, 'alpha': 0.01}], [0.52418898620109622, 0.21078064298024041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0.82736287057701352, 0.92751262040808424, 0.79661905345665673, 0.92380356131367769, 0.84924985454549806, 0.90080695967037927, 0.90359883191270984, 0.90858318806077776, 0.91320408043529988, 0.89958224022436528]</text:p>
          </table:table-cell>
          <table:table-cell office:value-type="string" calcext:value-type="string">
            <text:p>[-0.052272894020668481, 0.088086158169212725, 0.070638753577941915, 0.10425471651681384, 0.076887366881182917, -0.03951799514748644, 0.041150855897817862, 0.17802219476982484, -0.15006560243053713, 0.040967748933181891]</text:p>
          </table:table-cell>
          <table:table-cell office:value-type="string" calcext:value-type="string">
            <text:p>0.88503232606</text:p>
          </table:table-cell>
          <table:table-cell office:value-type="string" calcext:value-type="string">
            <text:p>0.0358151303147</text:p>
          </table:table-cell>
          <table:table-cell office:value-type="string" calcext:value-type="string">
            <text:p>[0.2626553607272476, 0.060402532288291837, 0.26579507277153946, 0.082428130879713499, 0.16073137807751703, 0.11663986071756989, 0.088542997881879859, 0.086390090594433519, 0.10217300134942166, 0.076719209133958119]</text:p>
          </table:table-cell>
          <table:table-cell office:value-type="string" calcext:value-type="string">
            <text:p>[0.69046401074186825, 0.71661480349227757, 0.51084787451569014, 0.58661147378257572, 0.74389171797880682, 0.7704790204732469, 0.57337427045882017, 0.68777727411226353, 0.92061552736582131, 0.54069984133631588]</text:p>
          </table:table-cell>
          <table:table-cell office:value-type="string" calcext:value-type="string">
            <text:p>0.130247763442</text:p>
          </table:table-cell>
          <table:table-cell office:value-type="string" calcext:value-type="string">
            <text:p>0.674137581426</text:p>
          </table:table-cell>
          <table:table-cell office:value-type="string" calcext:value-type="string">
            <text:p>[0.31700984079664202, 0.19290872951652849, 0.31154894645786246, 0.19729216737583158, 0.24494234569451714, 0.20995580979188974, 0.19203931464201063, 0.18039908126893608, 0.21221107299032316, 0.18589629903211011]</text:p>
          </table:table-cell>
          <table:table-cell office:value-type="string" calcext:value-type="string">
            <text:p>[0.66153906193835521, 0.69445216094567419, 0.5731629360140319, 0.62536618684844536, 0.72798158259284085, 0.69014982072048447, 0.55917364839859152, 0.63499718143726314, 0.73242216889909617, 0.57688484057569511]</text:p>
          </table:table-cell>
          <table:table-cell office:value-type="string" calcext:value-type="string">
            <text:p>0.224420360757</text:p>
          </table:table-cell>
          <table:table-cell office:value-type="string" calcext:value-type="string">
            <text:p>0.647612958837</text:p>
          </table:table-cell>
          <table:table-cell office:value-type="string" calcext:value-type="string">
            <text:p>[[0.51912308772682125, 0.028512346460519745, {'normalize': True, 'selection': 'random', 'fit_intercept': True, 'l1_ratio': 0.75, 'max_iter': 1000, 'tol': 0.001, 'alpha': 0.01}], [0.57015258549678594, 0.095444666661364697, {'normalize': False, 'selection': 'random', 'fit_intercept': True, 'l1_ratio': 0, 'max_iter': 1000, 'tol': 0.0001, 'alpha': 0.01}], [0.45549016215606725, 0.054352306449804176, {'normalize': False, 'selection': 'cyclic', 'fit_intercept': True, 'l1_ratio': 0, 'max_iter': 1000, 'tol': 0.0001, 'alpha': 0.1}], [0.49098812749013926, 0.088972723139621221, {'normalize': False, 'selection': 'cyclic', 'fit_intercept': True, 'l1_ratio': 1, 'max_iter': 1000, 'tol': 0.001, 'alpha': 0.01}], [0.54642150799873912, 0.110439695948397, {'normalize': False, 'selection': 'random', 'fit_intercept': True, 'l1_ratio': 0.75, 'max_iter': 1000, 'tol': 0.001, 'alpha': 0.01}], [0.54826065002646873, 0.06175258490728841, {'normalize': False, 'selection': 'random', 'fit_intercept': True, 'l1_ratio': 0.75, 'max_iter': 1000, 'tol': 0.001, 'alpha': 0.01}], [0.55549697784696961, 0.064574389521136019, {'normalize': False, 'selection': 'cyclic', 'fit_intercept': True, 'l1_ratio': 0.75, 'max_iter': 1000, 'tol': 0.0001, 'alpha': 0.01}], [0.536934646421941, 0.036080383310849201, {'normalize': False, 'selection': 'random', 'fit_intercept': True, 'l1_ratio': 0.5, 'max_iter': 1000, 'tol': 0.001, 'alpha': 0.01}], [0.57317388111624856, 0.063926551595887462, {'normalize': False, 'selection': 'cyclic', 'fit_intercept': True, 'l1_ratio': 0.75, 'max_iter': 1000, 'tol': 0.0001, 'alpha': 0.01}], [0.51282053062916455, 0.19120391640487816, {'normalize': False, 'selection': 'random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0.80533667402113651, 0.90801576503798331, 0.89301734576228409, 0.89864668980694928, 0.88787187385828781, 0.89765570181855836, 0.92147097721776194, 0.91627804368288057, 0.91095846846819772, 0.92625215350292134]</text:p>
          </table:table-cell>
          <table:table-cell office:value-type="string" calcext:value-type="string">
            <text:p>[-0.13982010911386333, 0.16410038841754482, 0.059291940228278328, 0.15589201753538617, 0.11462878846216817, -0.013108915466482518, 0.037870939684372162, 0.19085865422748349, -0.23895556672094176, 0.06777118013475214]</text:p>
          </table:table-cell>
          <table:table-cell office:value-type="string" calcext:value-type="string">
            <text:p>0.896550369318</text:p>
          </table:table-cell>
          <table:table-cell office:value-type="string" calcext:value-type="string">
            <text:p>0.0398529317389</text:p>
          </table:table-cell>
          <table:table-cell office:value-type="string" calcext:value-type="string">
            <text:p>[0.29616668370376831, 0.076648938802675107, 0.13981379697407476, 0.1096424460476082, 0.11955217808692892, 0.12034538557798473, 0.072127705875698098, 0.079118350744803792, 0.10481645412572382, 0.05634338458884084]</text:p>
          </table:table-cell>
          <table:table-cell office:value-type="string" calcext:value-type="string">
            <text:p>[0.74790937648873212, 0.65688007837541385, 0.51708494917801096, 0.55279490359102545, 0.71347773605334464, 0.75090490829894729, 0.57533560043196352, 0.67703656427938819, 0.991771017261175, 0.52558813786457503]</text:p>
          </table:table-cell>
          <table:table-cell office:value-type="string" calcext:value-type="string">
            <text:p>0.117457532453</text:p>
          </table:table-cell>
          <table:table-cell office:value-type="string" calcext:value-type="string">
            <text:p>0.670878327182</text:p>
          </table:table-cell>
          <table:table-cell office:value-type="string" calcext:value-type="string">
            <text:p>[0.30791948996408952, 0.21662152508374669, 0.2325965962270311, 0.21689782352146536, 0.2338778943139089, 0.20005892719439375, 0.17274804816918496, 0.20384339711846164, 0.18860309164387123, 0.16531834825227401]</text:p>
          </table:table-cell>
          <table:table-cell office:value-type="string" calcext:value-type="string">
            <text:p>[0.67083214860058071, 0.66920538636883309, 0.58980234692177003, 0.61178779565271546, 0.71399465232644876, 0.68722106511405257, 0.56664559256507097, 0.63342206157447434, 0.75977546133992158, 0.57857719792488194]</text:p>
          </table:table-cell>
          <table:table-cell office:value-type="string" calcext:value-type="string">
            <text:p>0.213848514149</text:p>
          </table:table-cell>
          <table:table-cell office:value-type="string" calcext:value-type="string">
            <text:p>0.648126370839</text:p>
          </table:table-cell>
          <table:table-cell office:value-type="string" calcext:value-type="string">
            <text:p>[[0.5248413408316297, 0.033302163289828809, {'normalize': True, 'selection': 'random', 'fit_intercept': True, 'l1_ratio': 1, 'max_iter': 1000, 'tol': 0.001, 'alpha': 0.01}], [0.55791809833196759, 0.082392460953510729, {'normalize': False, 'selection': 'random', 'fit_intercept': True, 'l1_ratio': 0.5, 'max_iter': 1000, 'tol': 0.001, 'alpha': 0.01}], [0.45860534072850329, 0.059349494233611223, {'normalize': False, 'selection': 'cyclic', 'fit_intercept': True, 'l1_ratio': 0.75, 'max_iter': 1000, 'tol': 0.001, 'alpha': 0.01}], [0.49871533372543397, 0.064261154550498328, {'normalize': False, 'selection': 'random', 'fit_intercept': True, 'l1_ratio': 1, 'max_iter': 1000, 'tol': 0.0001, 'alpha': 0.01}], [0.55800001610315242, 0.077089574636616739, {'normalize': False, 'selection': 'cyclic', 'fit_intercept': True, 'l1_ratio': 0.5, 'max_iter': 1000, 'tol': 0.001, 'alpha': 0.01}], [0.58075721025166438, 0.050228415827207953, {'normalize': False, 'selection': 'cyclic', 'fit_intercept': True, 'l1_ratio': 0.75, 'max_iter': 1000, 'tol': 0.001, 'alpha': 0.01}], [0.57828085676231844, 0.073525848184722908, {'normalize': False, 'selection': 'random', 'fit_intercept': True, 'l1_ratio': 1, 'max_iter': 1000, 'tol': 0.001, 'alpha': 0.01}], [0.56639516125136757, 0.04888804687858099, {'normalize': False, 'selection': 'cyclic', 'fit_intercept': True, 'l1_ratio': 0.75, 'max_iter': 1000, 'tol': 0.0001, 'alpha': 0.01}], [0.60881189079019216, 0.053808515204941794, {'normalize': False, 'selection': 'cyclic', 'fit_intercept': True, 'l1_ratio': 0.25, 'max_iter': 1000, 'tol': 0.001, 'alpha': 0.01}], [0.52660313716287166, 0.20743138104563674, {'normalize': False, 'selection': 'random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0.85366773991806455, 0.93510806927887535, 0.87067150844547814, 0.91326035725838883, 0.87807242759523296, 0.93013764671128629, 0.90400892454983095, 0.86840033205396661, 0.87572908140547145, 0.88595500622850265]</text:p>
          </table:table-cell>
          <table:table-cell office:value-type="string" calcext:value-type="string">
            <text:p>[-0.0015248021845544191, 0.041794756820491052, 0.11987618820871382, 0.086383951712381335, 0.14880998454701733, -0.67493545050960857, 0.054091706930395667, 0.16217997547034491, -0.19063718607402524, 0.061734329937130683]</text:p>
          </table:table-cell>
          <table:table-cell office:value-type="string" calcext:value-type="string">
            <text:p>0.891501109345</text:p>
          </table:table-cell>
          <table:table-cell office:value-type="string" calcext:value-type="string">
            <text:p>-0.0192226545142</text:p>
          </table:table-cell>
          <table:table-cell office:value-type="string" calcext:value-type="string">
            <text:p>[0.22263433530386637, 0.054073370601873318, 0.16901718872097882, 0.093833606237144804, 0.13000044994436977, 0.082150271127075, 0.088166334069392518, 0.12436341844445124, 0.14628720793479041, 0.087130421425308649]</text:p>
          </table:table-cell>
          <table:table-cell office:value-type="string" calcext:value-type="string">
            <text:p>[0.65716491957857182, 0.75299225710598405, 0.4837832223962148, 0.59831479600246507, 0.68593276725336061, 1.2414432759112204, 0.56563587796448445, 0.70103300721886963, 0.953092657186137, 0.52899169800595092]</text:p>
          </table:table-cell>
          <table:table-cell office:value-type="string" calcext:value-type="string">
            <text:p>0.119765660381</text:p>
          </table:table-cell>
          <table:table-cell office:value-type="string" calcext:value-type="string">
            <text:p>0.716838447862</text:p>
          </table:table-cell>
          <table:table-cell office:value-type="string" calcext:value-type="string">
            <text:p>[0.29030958529972783, 0.18325466226929202, 0.23537785518517773, 0.22411751062733765, 0.24085913549215357, 0.20002970767772113, 0.1988916592586156, 0.240929845688685, 0.23488626984340422, 0.18170575886524143]</text:p>
          </table:table-cell>
          <table:table-cell office:value-type="string" calcext:value-type="string">
            <text:p>[0.63730623310691148, 0.71902191260258874, 0.57484375971851354, 0.64087837401036007, 0.69628473437841032, 0.81676311234508969, 0.55855221514071129, 0.64817076491386283, 0.75109388732281968, 0.57323473901999777]</text:p>
          </table:table-cell>
          <table:table-cell office:value-type="string" calcext:value-type="string">
            <text:p>0.223036199021</text:p>
          </table:table-cell>
          <table:table-cell office:value-type="string" calcext:value-type="string">
            <text:p>0.661614973256</text:p>
          </table:table-cell>
          <table:table-cell office:value-type="string" calcext:value-type="string">
            <text:p>[[0.53196066222470473, 0.044465883866470261, {'normalize': False, 'selection': 'random', 'fit_intercept': True, 'l1_ratio': 0, 'max_iter': 1000, 'tol': 0.001, 'alpha': 0.01}], [0.59377308692894426, 0.12552337345577425, {'normalize': True, 'selection': 'cyclic', 'fit_intercept': True, 'l1_ratio': 0, 'max_iter': 1000, 'tol': 0.0001, 'alpha': 0.001}], [0.48739805773939882, 0.05322906010558507, {'normalize': False, 'selection': 'random', 'fit_intercept': True, 'l1_ratio': 0, 'max_iter': 1000, 'tol': 0.001, 'alpha': 0.01}], [0.52156408377738506, 0.025027490843215684, {'normalize': False, 'selection': 'cyclic', 'fit_intercept': True, 'l1_ratio': 0, 'max_iter': 1000, 'tol': 0.0001, 'alpha': 0.001}], [0.54863500493176554, 0.069299061628780079, {'normalize': False, 'selection': 'random', 'fit_intercept': True, 'l1_ratio': 0, 'max_iter': 1000, 'tol': 0.0001, 'alpha': 0.01}], [0.61658414916853121, 0.0049832998725272866, {'normalize': False, 'selection': 'random', 'fit_intercept': True, 'l1_ratio': 0, 'max_iter': 1000, 'tol': 0.001, 'alpha': 0.001}], [0.55957447261836701, 0.085500611315503877, {'normalize': False, 'selection': 'random', 'fit_intercept': True, 'l1_ratio': 1, 'max_iter': 1000, 'tol': 0.001, 'alpha': 0.01}], [0.54830370362399339, 0.042040146254224427, {'normalize': False, 'selection': 'cyclic', 'fit_intercept': True, 'l1_ratio': 1, 'max_iter': 1000, 'tol': 0.0001, 'alpha': 0.01}], [0.61085843490255554, 0.063681325404255973, {'normalize': False, 'selection': 'cyclic', 'fit_intercept': True, 'l1_ratio': 0, 'max_iter': 1000, 'tol': 0.0001, 'alpha': 0.01}], [0.53456428915574794, 0.20438184474414961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0.81339006844254635, 0.9367535911127477, 0.90492947607351149, 0.80879528386292732, 0.8569248328552066, 0.9056489590506891, 0.91794719625521504, 0.90330089543392256, 0.9141247381620401, 0.85423573870269409]</text:p>
          </table:table-cell>
          <table:table-cell office:value-type="string" calcext:value-type="string">
            <text:p>[-0.03277791607980296, -0.023833920395817998, 0.013223278827056206, 0.071811246874797563, 0.03751792151952682, -0.039787390525748867, 0.046295681771012287, 0.16328891442072058, -0.12816978323173145, -0.019464329136095637]</text:p>
          </table:table-cell>
          <table:table-cell office:value-type="string" calcext:value-type="string">
            <text:p>0.881605077995</text:p>
          </table:table-cell>
          <table:table-cell office:value-type="string" calcext:value-type="string">
            <text:p>0.00881037040439</text:p>
          </table:table-cell>
          <table:table-cell office:value-type="string" calcext:value-type="string">
            <text:p>[0.28391400536102612, 0.052702184524226085, 0.1242460380627846, 0.20684230967075648, 0.15254823611957566, 0.11094621395125286, 0.075364244773447511, 0.091381926657188861, 0.10108923654079531, 0.11136395466012328]</text:p>
          </table:table-cell>
          <table:table-cell office:value-type="string" calcext:value-type="string">
            <text:p>[0.67767210026421421, 0.80456563988565932, 0.5424078016739603, 0.60785826334681081, 0.77561764534154676, 0.77067869329096872, 0.57029775858015264, 0.70010511962434663, 0.90308815232198525, 0.57477128678284206]</text:p>
          </table:table-cell>
          <table:table-cell office:value-type="string" calcext:value-type="string">
            <text:p>0.131039835032</text:p>
          </table:table-cell>
          <table:table-cell office:value-type="string" calcext:value-type="string">
            <text:p>0.692706246111</text:p>
          </table:table-cell>
          <table:table-cell office:value-type="string" calcext:value-type="string">
            <text:p>[0.32023591534973944, 0.17682192024722831, 0.21797092682613881, 0.28955370701058453, 0.227045181370231, 0.2180055776267881, 0.19106606227178569, 0.18868385360696727, 0.20226828796583521, 0.20775188949133128]</text:p>
          </table:table-cell>
          <table:table-cell office:value-type="string" calcext:value-type="string">
            <text:p>[0.66549589922083541, 0.73996850309235995, 0.61797891670117988, 0.64102937203185995, 0.74158208239230461, 0.69645223579537763, 0.56276276796131275, 0.64403973987911145, 0.73750387359959346, 0.59887624846091991]</text:p>
          </table:table-cell>
          <table:table-cell office:value-type="string" calcext:value-type="string">
            <text:p>0.223940332177</text:p>
          </table:table-cell>
          <table:table-cell office:value-type="string" calcext:value-type="string">
            <text:p>0.664568963913</text:p>
          </table:table-cell>
          <table:table-cell office:value-type="string" calcext:value-type="string">
            <text:p>[[0.52149527935483486, 0.043210453347989355, {'normalize': True, 'selection': 'random', 'fit_intercept': True, 'l1_ratio': 0.75, 'max_iter': 1000, 'tol': 0.0001, 'alpha': 0.01}], [0.57329690615336293, 0.11463694654578882, {'normalize': True, 'selection': 'cyclic', 'fit_intercept': True, 'l1_ratio': 0, 'max_iter': 1000, 'tol': 0.0001, 'alpha': 0.001}], [0.47745920711145984, 0.033423138368467512, {'normalize': False, 'selection': 'cyclic', 'fit_intercept': True, 'l1_ratio': 0.25, 'max_iter': 1000, 'tol': 0.001, 'alpha': 0.01}], [0.48017349548691723, 0.1213485335315917, {'normalize': False, 'selection': 'cyclic', 'fit_intercept': True, 'l1_ratio': 0, 'max_iter': 1000, 'tol': 0.0001, 'alpha': 0.1}], [0.55313629546490561, 0.10155858617439185, {'normalize': False, 'selection': 'cyclic', 'fit_intercept': True, 'l1_ratio': 0.5, 'max_iter': 1000, 'tol': 0.001, 'alpha': 0.01}], [0.5280651269731409, 0.044075915642035696, {'normalize': False, 'selection': 'cyclic', 'fit_intercept': True, 'l1_ratio': 0.25, 'max_iter': 1000, 'tol': 0.001, 'alpha': 0.01}], [0.5412248945064172, 0.055200625014744341, {'normalize': False, 'selection': 'random', 'fit_intercept': True, 'l1_ratio': 1, 'max_iter': 1000, 'tol': 0.001, 'alpha': 0.01}], [0.52649794795113203, 0.032836565874322432, {'normalize': False, 'selection': 'random', 'fit_intercept': True, 'l1_ratio': 0.5, 'max_iter': 1000, 'tol': 0.001, 'alpha': 0.01}], [0.55704159513676865, 0.051489944918645246, {'normalize': False, 'selection': 'random', 'fit_intercept': True, 'l1_ratio': 0.5, 'max_iter': 1000, 'tol': 0.001, 'alpha': 0.01}], [0.53376926357757137, 0.17632675144921248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0.82486840551799356, 0.90323182747560149, 0.88562951187988737, 0.91739320426098769, 0.89791415858066759, 0.89518306919487123, 0.93759524621568147, 0.91078025772760218, 0.91171513561510953, 0.87026641749139011]</text:p>
          </table:table-cell>
          <table:table-cell office:value-type="string" calcext:value-type="string">
            <text:p>[-0.093767665158401181, 0.16569773484643346, 0.0053307632927576121, 0.14670159079936862, 0.091262777264513817, -0.0023744812409161042, 0.059772390465622105, 0.18243864143656507, -0.19958582438719086, 0.050682436170550016]</text:p>
          </table:table-cell>
          <table:table-cell office:value-type="string" calcext:value-type="string">
            <text:p>0.895457723396</text:p>
          </table:table-cell>
          <table:table-cell office:value-type="string" calcext:value-type="string">
            <text:p>0.0406158363489</text:p>
          </table:table-cell>
          <table:table-cell office:value-type="string" calcext:value-type="string">
            <text:p>[0.26645051546648718, 0.080635314702917613, 0.14946883043600825, 0.089362756161874737, 0.10884498933027166, 0.12325292348461808, 0.057317811513869547, 0.084313830839439774, 0.10392573306636736, 0.099116509573744294]</text:p>
          </table:table-cell>
          <table:table-cell office:value-type="string" calcext:value-type="string">
            <text:p>[0.71769140229341, 0.65562482591104831, 0.54674613060773147, 0.5588135897864378, 0.73230727167935949, 0.74294866665035952, 0.56223893299378447, 0.68408188035541839, 0.96025594888225463, 0.53522272641965507]</text:p>
          </table:table-cell>
          <table:table-cell office:value-type="string" calcext:value-type="string">
            <text:p>0.116268921458</text:p>
          </table:table-cell>
          <table:table-cell office:value-type="string" calcext:value-type="string">
            <text:p>0.669593137558</text:p>
          </table:table-cell>
          <table:table-cell office:value-type="string" calcext:value-type="string">
            <text:p>[0.30619145858607982, 0.21700348235353759, 0.23168990006278078, 0.20310984787203731, 0.2206558670431773, 0.20714219296342798, 0.16386647141139563, 0.20343026464639172, 0.18778550006739825, 0.19249264682400355]</text:p>
          </table:table-cell>
          <table:table-cell office:value-type="string" calcext:value-type="string">
            <text:p>[0.66911081942003159, 0.67812385125165431, 0.61674885472412155, 0.61570093759179423, 0.72136921478757865, 0.69052570320412743, 0.56902762804802576, 0.64018228968063451, 0.75699347430972386, 0.58612746895232704]</text:p>
          </table:table-cell>
          <table:table-cell office:value-type="string" calcext:value-type="string">
            <text:p>0.213336763183</text:p>
          </table:table-cell>
          <table:table-cell office:value-type="string" calcext:value-type="string">
            <text:p>0.654391024197</text:p>
          </table:table-cell>
          <table:table-cell office:value-type="string" calcext:value-type="string">
            <text:p>[[0.5291392171177407, 0.054512396357478149, {'normalize': True, 'selection': 'cyclic', 'fit_intercept': True, 'l1_ratio': 1, 'max_iter': 1000, 'tol': 0.0001, 'alpha': 0.01}], [0.54418261920500932, 0.099188931460156213, {'normalize': False, 'selection': 'cyclic', 'fit_intercept': True, 'l1_ratio': 0.5, 'max_iter': 1000, 'tol': 0.001, 'alpha': 0.01}], [0.48482737855983521, 0.054327426861166227, {'normalize': False, 'selection': 'random', 'fit_intercept': True, 'l1_ratio': 0.75, 'max_iter': 1000, 'tol': 0.001, 'alpha': 0.01}], [0.47905854383640084, 0.081769682660431733, {'normalize': False, 'selection': 'cyclic', 'fit_intercept': True, 'l1_ratio': 0.75, 'max_iter': 1000, 'tol': 0.001, 'alpha': 0.01}], [0.557185258915179, 0.07267597514937077, {'normalize': False, 'selection': 'cyclic', 'fit_intercept': True, 'l1_ratio': 0.5, 'max_iter': 1000, 'tol': 0.001, 'alpha': 0.01}], [0.56254243334444654, 0.042768415419025603, {'normalize': False, 'selection': 'cyclic', 'fit_intercept': True, 'l1_ratio': 0.5, 'max_iter': 1000, 'tol': 0.001, 'alpha': 0.01}], [0.56048347626423134, 0.065518156309755937, {'normalize': False, 'selection': 'cyclic', 'fit_intercept': True, 'l1_ratio': 1, 'max_iter': 1000, 'tol': 0.001, 'alpha': 0.01}], [0.55449941019533955, 0.039587201221241486, {'normalize': False, 'selection': 'random', 'fit_intercept': True, 'l1_ratio': 0.75, 'max_iter': 1000, 'tol': 0.001, 'alpha': 0.01}], [0.60011312734141264, 0.049472145482421105, {'normalize': False, 'selection': 'cyclic', 'fit_intercept': True, 'l1_ratio': 0.25, 'max_iter': 1000, 'tol': 0.001, 'alpha': 0.01}], [0.54109838175223035, 0.17883671811510291, {'normalize': False, 'selection': 'cyclic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0.82572835255436472, 0.92370907866781338, 0.92139400692597351, 0.91946019611208529, 0.88002519209551244, 0.91729767445588595, 0.90892830596306839, 0.86291558505215149, 0.86898539927157348, 0.81640295747950109]</text:p>
          </table:table-cell>
          <table:table-cell office:value-type="string" calcext:value-type="string">
            <text:p>[-0.0034775673721527678, 0.023309317233629612, -0.056787975126663781, 0.1031475196145637, 0.11457720084622558, -0.57635946506689906, 0.11662049700039967, 0.14582314808502916, -0.17403660713444324, 0.035475273335319191]</text:p>
          </table:table-cell>
          <table:table-cell office:value-type="string" calcext:value-type="string">
            <text:p>0.884484674858</text:p>
          </table:table-cell>
          <table:table-cell office:value-type="string" calcext:value-type="string">
            <text:p>-0.0271708658585</text:p>
          </table:table-cell>
          <table:table-cell office:value-type="string" calcext:value-type="string">
            <text:p>[0.26514216598338747, 0.063571960595260171, 0.10272882491938541, 0.087126716292203574, 0.12791839205816025, 0.097248634585949012, 0.083647957511361282, 0.12954657655643362, 0.15422562539983278, 0.14026821483548005]</text:p>
          </table:table-cell>
          <table:table-cell office:value-type="string" calcext:value-type="string">
            <text:p>[0.65844625457363604, 0.76751878258388684, 0.58089133045475227, 0.58733656206221563, 0.71351930801203434, 1.1683798666574845, 0.52824480387364647, 0.71471933071886606, 0.93980406677638761, 0.54379648452115603]</text:p>
          </table:table-cell>
          <table:table-cell office:value-type="string" calcext:value-type="string">
            <text:p>0.125142506874</text:p>
          </table:table-cell>
          <table:table-cell office:value-type="string" calcext:value-type="string">
            <text:p>0.720265679023</text:p>
          </table:table-cell>
          <table:table-cell office:value-type="string" calcext:value-type="string">
            <text:p>[0.30286936648693435, 0.19213193855040722, 0.19172937813497012, 0.2147231052349188, 0.23655005959823186, 0.21337489616627914, 0.18971268561893304, 0.23965773920656383, 0.22877109047342251, 0.21285393072549905]</text:p>
          </table:table-cell>
          <table:table-cell office:value-type="string" calcext:value-type="string">
            <text:p>[0.64805793040712345, 0.73749293266783711, 0.62790866534959977, 0.63214518221006977, 0.70743051217598774, 0.79935022491383556, 0.54706042279151779, 0.65342574757046323, 0.74869372843154025, 0.58606360304978333]</text:p>
          </table:table-cell>
          <table:table-cell office:value-type="string" calcext:value-type="string">
            <text:p>0.22223741902</text:p>
          </table:table-cell>
          <table:table-cell office:value-type="string" calcext:value-type="string">
            <text:p>0.668762894957</text:p>
          </table:table-cell>
          <table:table-cell office:value-type="string" calcext:value-type="string">
            <text:p>[[0.5376694082219402, 0.05195799884627645, {'normalize': False, 'selection': 'random', 'fit_intercept': True, 'l1_ratio': 0, 'max_iter': 1000, 'tol': 0.0001, 'alpha': 0.01}], [0.57910745741774183, 0.1344767388848509, {'normalize': True, 'selection': 'cyclic', 'fit_intercept': True, 'l1_ratio': 0, 'max_iter': 1000, 'tol': 0.0001, 'alpha': 0.001}], [0.50507897381356903, 0.020826241263741902, {'normalize': False, 'selection': 'cyclic', 'fit_intercept': True, 'l1_ratio': 0.5, 'max_iter': 1000, 'tol': 0.0001, 'alpha': 0.001}], [0.48830892571633111, 0.07945180487896783, {'normalize': False, 'selection': 'cyclic', 'fit_intercept': True, 'l1_ratio': 0.75, 'max_iter': 1000, 'tol': 0.001, 'alpha': 0.01}], [0.54162998538874974, 0.063131316876453361, {'normalize': False, 'selection': 'random', 'fit_intercept': True, 'l1_ratio': 0.25, 'max_iter': 1000, 'tol': 0.0001, 'alpha': 0.01}], [0.57591632484358324, 0.0041682241043215626, {'normalize': False, 'selection': 'random', 'fit_intercept': True, 'l1_ratio': 0, 'max_iter': 1000, 'tol': 0.001, 'alpha': 0.001}], [0.54204843670214087, 0.071455910782068643, {'normalize': False, 'selection': 'cyclic', 'fit_intercept': True, 'l1_ratio': 0.75, 'max_iter': 1000, 'tol': 0.001, 'alpha': 0.01}], [0.53428485649102153, 0.029140517591644269, {'normalize': False, 'selection': 'cyclic', 'fit_intercept': True, 'l1_ratio': 1, 'max_iter': 1000, 'tol': 0.0001, 'alpha': 0.01}], [0.59694906434728023, 0.060868546544700669, {'normalize': False, 'selection': 'cyclic', 'fit_intercept': True, 'l1_ratio': 0, 'max_iter': 1000, 'tol': 0.0001, 'alpha': 0.01}], [0.55093739343458659, 0.17746015644861052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0.8245103252810162, 0.92485395577568097, 0.91304805850160142, 0.81602562008186241, 0.8582097362079798, 0.91137949834062171, 0.92440215764365252, 0.91465191594761663, 0.92982283587531134, 0.85983760253590513]</text:p>
          </table:table-cell>
          <table:table-cell office:value-type="string" calcext:value-type="string">
            <text:p>[-0.019647233315281731, 0.0091650049967400005, -0.061855876937972232, 0.068742136547080612, 0.058324658172230093, -0.01673914518051256, 0.056705008630710041, 0.14036631441158109, -0.1085063388124452, -0.040028807654800769]</text:p>
          </table:table-cell>
          <table:table-cell office:value-type="string" calcext:value-type="string">
            <text:p>0.887674170619</text:p>
          </table:table-cell>
          <table:table-cell office:value-type="string" calcext:value-type="string">
            <text:p>0.00865257208573</text:p>
          </table:table-cell>
          <table:table-cell office:value-type="string" calcext:value-type="string">
            <text:p>[0.26699530959117496, 0.06261795347204209, 0.11363600185265214, 0.19902064358722463, 0.15117825875759691, 0.10420774417158725, 0.069435461503658605, 0.080655062859212007, 0.082610006562180885, 0.10708412842300823]</text:p>
          </table:table-cell>
          <table:table-cell office:value-type="string" calcext:value-type="string">
            <text:p>[0.669056213703905, 0.77863389353978885, 0.58367703609777133, 0.6098681821995704, 0.75885050499614992, 0.75359559364274642, 0.56407317129146595, 0.71928525228673268, 0.88734777002063459, 0.58636548526767818]</text:p>
          </table:table-cell>
          <table:table-cell office:value-type="string" calcext:value-type="string">
            <text:p>0.123744057078</text:p>
          </table:table-cell>
          <table:table-cell office:value-type="string" calcext:value-type="string">
            <text:p>0.691075310305</text:p>
          </table:table-cell>
          <table:table-cell office:value-type="string" calcext:value-type="string">
            <text:p>[0.30690088545123634, 0.18822581493122839, 0.20591947977052286, 0.27944791273783931, 0.21535794553504661, 0.20713440478588585, 0.18248028187284873, 0.18301730600819521, 0.18512137553459093, 0.20359375876325225]</text:p>
          </table:table-cell>
          <table:table-cell office:value-type="string" calcext:value-type="string">
            <text:p>[0.66934422163320162, 0.74525248426337798, 0.6426906446727858, 0.64636407971000953, 0.73072917722361252, 0.68767762880070682, 0.56798817109628086, 0.63259778124194244, 0.74157467577629765, 0.60120090404834758]</text:p>
          </table:table-cell>
          <table:table-cell office:value-type="string" calcext:value-type="string">
            <text:p>0.215719916539</text:p>
          </table:table-cell>
          <table:table-cell office:value-type="string" calcext:value-type="string">
            <text:p>0.666541976847</text:p>
          </table:table-cell>
          <table:table-cell office:value-type="string" calcext:value-type="string">
            <text:p>[[0.52281845934644233, 0.055676528309720412, {'normalize': True, 'selection': 'cyclic', 'fit_intercept': True, 'l1_ratio': 0.75, 'max_iter': 1000, 'tol': 0.001, 'alpha': 0.01}], [0.562186074465719, 0.10412140534950548, {'normalize': True, 'selection': 'cyclic', 'fit_intercept': True, 'l1_ratio': 0, 'max_iter': 1000, 'tol': 0.0001, 'alpha': 0.001}], [0.50399760231233637, 0.044095117298115563, {'normalize': False, 'selection': 'random', 'fit_intercept': True, 'l1_ratio': 0, 'max_iter': 1000, 'tol': 0.001, 'alpha': 0.01}], [0.4797247827017232, 0.12675102821670509, {'normalize': False, 'selection': 'cyclic', 'fit_intercept': True, 'l1_ratio': 0, 'max_iter': 1000, 'tol': 0.0001, 'alpha': 0.1}], [0.54531377011593085, 0.10253813676027891, {'normalize': False, 'selection': 'cyclic', 'fit_intercept': True, 'l1_ratio': 0.5, 'max_iter': 1000, 'tol': 0.001, 'alpha': 0.01}], [0.51760235269159161, 0.041397670589014057, {'normalize': False, 'selection': 'random', 'fit_intercept': True, 'l1_ratio': 0, 'max_iter': 1000, 'tol': 0.0001, 'alpha': 0.01}], [0.53940680643345051, 0.065859277458866244, {'normalize': False, 'selection': 'cyclic', 'fit_intercept': True, 'l1_ratio': 1, 'max_iter': 1000, 'tol': 0.001, 'alpha': 0.01}], [0.5243783557206193, 0.037369082440009325, {'normalize': False, 'selection': 'random', 'fit_intercept': True, 'l1_ratio': 0.5, 'max_iter': 1000, 'tol': 0.001, 'alpha': 0.01}], [0.55784235251548109, 0.064435059546666534, {'normalize': False, 'selection': 'cyclic', 'fit_intercept': True, 'l1_ratio': 0.75, 'max_iter': 1000, 'tol': 0.0001, 'alpha': 0.01}], [0.55536224593978845, 0.16577577179135897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0.849773664639494, 0.90373275529048969, 0.88936290237180293, 0.92027601335593234, 0.90054589412330077, 0.90643729142140372, 0.94200718716653564, 0.91502016020000365, 0.91601651922887051, 0.87579881302379137]</text:p>
          </table:table-cell>
          <table:table-cell office:value-type="string" calcext:value-type="string">
            <text:p>[-0.057110151649857777, 0.17557978159570897, -0.071324528709611368, 0.12802758119549151, 0.11290463907853532, 0.037402510703961944, 0.065308015169219358, 0.16767359549062677, -0.20527396501243023, 0.038792793176495644]</text:p>
          </table:table-cell>
          <table:table-cell office:value-type="string" calcext:value-type="string">
            <text:p>0.901897120082</text:p>
          </table:table-cell>
          <table:table-cell office:value-type="string" calcext:value-type="string">
            <text:p>0.0391980271038</text:p>
          </table:table-cell>
          <table:table-cell office:value-type="string" calcext:value-type="string">
            <text:p>[0.22855889944838484, 0.080217899855212701, 0.14458972639824721, 0.086244177794222235, 0.10603900543401938, 0.11001922373486521, 0.05326551125633805, 0.080307067193537848, 0.098862300638007994, 0.094889757146579989]</text:p>
          </table:table-cell>
          <table:table-cell office:value-type="string" calcext:value-type="string">
            <text:p>[0.69363804698533738, 0.64785915697996133, 0.58888172980615783, 0.57104294616391515, 0.71486714445382271, 0.7134664085902539, 0.55892873055424341, 0.69643630524161848, 0.96480924616405195, 0.54192607562744177]</text:p>
          </table:table-cell>
          <table:table-cell office:value-type="string" calcext:value-type="string">
            <text:p>0.10829935689</text:p>
          </table:table-cell>
          <table:table-cell office:value-type="string" calcext:value-type="string">
            <text:p>0.669185579057</text:p>
          </table:table-cell>
          <table:table-cell office:value-type="string" calcext:value-type="string">
            <text:p>[0.29882626852544708, 0.21615321703462254, 0.22881923309317798, 0.19297946641813002, 0.20375753642937963, 0.19955621559992479, 0.15647947475214374, 0.19058588804599644, 0.18486205447755241, 0.18982705034513878]</text:p>
          </table:table-cell>
          <table:table-cell office:value-type="string" calcext:value-type="string">
            <text:p>[0.66963262198602191, 0.68283523757097553, 0.64964313351711045, 0.62451873365144683, 0.70848918924003923, 0.68045084903965469, 0.57456352049084713, 0.62438967466142481, 0.76113511911745058, 0.58979388797947929]</text:p>
          </table:table-cell>
          <table:table-cell office:value-type="string" calcext:value-type="string">
            <text:p>0.206184640472</text:p>
          </table:table-cell>
          <table:table-cell office:value-type="string" calcext:value-type="string">
            <text:p>0.656545196725</text:p>
          </table:table-cell>
          <table:table-cell office:value-type="string" calcext:value-type="string">
            <text:p>[[0.52911144718632808, 0.064498120254645894, {'normalize': True, 'selection': 'random', 'fit_intercept': True, 'l1_ratio': 1, 'max_iter': 1000, 'tol': 0.0001, 'alpha': 0.01}], [0.53514464795820826, 0.10370125167939992, {'normalize': False, 'selection': 'cyclic', 'fit_intercept': True, 'l1_ratio': 0.5, 'max_iter': 1000, 'tol': 0.001, 'alpha': 0.01}], [0.51431830055479777, 0.037710212876807106, {'normalize': False, 'selection': 'random', 'fit_intercept': True, 'l1_ratio': 0.25, 'max_iter': 1000, 'tol': 0.001, 'alpha': 0.01}], [0.47504675081726971, 0.095217922361902116, {'normalize': False, 'selection': 'cyclic', 'fit_intercept': True, 'l1_ratio': 0.75, 'max_iter': 1000, 'tol': 0.001, 'alpha': 0.01}], [0.55091586868176856, 0.071499713840714366, {'normalize': False, 'selection': 'cyclic', 'fit_intercept': True, 'l1_ratio': 0.5, 'max_iter': 1000, 'tol': 0.001, 'alpha': 0.01}], [0.55087659677256995, 0.042849762212648058, {'normalize': False, 'selection': 'random', 'fit_intercept': True, 'l1_ratio': 0.5, 'max_iter': 1000, 'tol': 0.0001, 'alpha': 0.01}], [0.56282596187372014, 0.068420837438038451, {'normalize': False, 'selection': 'random', 'fit_intercept': True, 'l1_ratio': 1, 'max_iter': 1000, 'tol': 0.0001, 'alpha': 0.01}], [0.54813866061789662, 0.029136366871278137, {'normalize': False, 'selection': 'random', 'fit_intercept': True, 'l1_ratio': 0.5, 'max_iter': 1000, 'tol': 0.0001, 'alpha': 0.01}], [0.59944438964353364, 0.045657842200706684, {'normalize': False, 'selection': 'cyclic', 'fit_intercept': True, 'l1_ratio': 0, 'max_iter': 1000, 'tol': 0.0001, 'alpha': 0.01}], [0.5586249037512877, 0.16815120460753508, {'normalize': False, 'selection': 'cyclic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0.83659037328595454, 0.90156909703893118, 0.92482448971764031, 0.92177212973311895, 0.88168220322073521, 0.92320082719039065, 0.91146374654189044, 0.88649577095468668, 0.86904405174988963, 0.81899385509861788]</text:p>
          </table:table-cell>
          <table:table-cell office:value-type="string" calcext:value-type="string">
            <text:p>[-0.028669031093765396, 0.13565970409351424, -0.17203460270851245, 0.088305836445977004, 0.12217891419581861, -0.49288083853001963, 0.13163331686090385, 0.16120633892794678, -0.1690115206288112, 0.0063686830350356827]</text:p>
          </table:table-cell>
          <table:table-cell office:value-type="string" calcext:value-type="string">
            <text:p>0.887563654453</text:p>
          </table:table-cell>
          <table:table-cell office:value-type="string" calcext:value-type="string">
            <text:p>-0.0217243199402</text:p>
          </table:table-cell>
          <table:table-cell office:value-type="string" calcext:value-type="string">
            <text:p>[0.24861635845277019, 0.082020840424127425, 0.098245585762770135, 0.084625702197774766, 0.1261516695064582, 0.090307190806636128, 0.081319194133753658, 0.10726299049451819, 0.15415658183446465, 0.13828876800525988]</text:p>
          </table:table-cell>
          <table:table-cell office:value-type="string" calcext:value-type="string">
            <text:p>[0.67497599621814652, 0.67922979440465348, 0.64423967317072561, 0.59705617967837932, 0.70739345575919954, 1.1065064496461114, 0.5192674118740882, 0.70184768260650865, 0.93578153740618086, 0.56020670298846797]</text:p>
          </table:table-cell>
          <table:table-cell office:value-type="string" calcext:value-type="string">
            <text:p>0.121099488162</text:p>
          </table:table-cell>
          <table:table-cell office:value-type="string" calcext:value-type="string">
            <text:p>0.712650488375</text:p>
          </table:table-cell>
          <table:table-cell office:value-type="string" calcext:value-type="string">
            <text:p>[0.30363986856654684, 0.21443873035415703, 0.18832246766146601, 0.20649835764762792, 0.22631134102282466, 0.20061648788304787, 0.18541397532595646, 0.21761217099898542, 0.23196020366023773, 0.21206771543509675]</text:p>
          </table:table-cell>
          <table:table-cell office:value-type="string" calcext:value-type="string">
            <text:p>[0.663199029526644, 0.69801777262741416, 0.64254187179086031, 0.63927523340580483, 0.70116523238977546, 0.75316553424945809, 0.54571906991979091, 0.63189875057466216, 0.74625555043494096, 0.59599945572740121]</text:p>
          </table:table-cell>
          <table:table-cell office:value-type="string" calcext:value-type="string">
            <text:p>0.218688131856</text:p>
          </table:table-cell>
          <table:table-cell office:value-type="string" calcext:value-type="string">
            <text:p>0.661723750065</text:p>
          </table:table-cell>
          <table:table-cell office:value-type="string" calcext:value-type="string">
            <text:p>[[0.53942535692466942, 0.053511860195034643, {'normalize': False, 'selection': 'random', 'fit_intercept': True, 'l1_ratio': 0, 'max_iter': 1000, 'tol': 0.0001, 'alpha': 0.01}], [0.54620643848893025, 0.11422886684269846, {'normalize': False, 'selection': 'cyclic', 'fit_intercept': True, 'l1_ratio': 0, 'max_iter': 1000, 'tol': 0.0001, 'alpha': 0.01}], [0.52530225538829045, 0.018108626594951455, {'normalize': False, 'selection': 'random', 'fit_intercept': True, 'l1_ratio': 0, 'max_iter': 1000, 'tol': 0.0001, 'alpha': 0.001}], [0.48039392305966749, 0.089574933652468228, {'normalize': False, 'selection': 'random', 'fit_intercept': True, 'l1_ratio': 0.75, 'max_iter': 1000, 'tol': 0.0001, 'alpha': 0.01}], [0.53246510417182591, 0.051267477859808459, {'normalize': False, 'selection': 'random', 'fit_intercept': True, 'l1_ratio': 0.25, 'max_iter': 1000, 'tol': 0.0001, 'alpha': 0.01}], [0.56595136049768646, 0.015850415792321982, {'normalize': False, 'selection': 'random', 'fit_intercept': True, 'l1_ratio': 0, 'max_iter': 1000, 'tol': 0.001, 'alpha': 0.001}], [0.54708377990008172, 0.071028775269994376, {'normalize': False, 'selection': 'random', 'fit_intercept': True, 'l1_ratio': 0.75, 'max_iter': 1000, 'tol': 0.001, 'alpha': 0.01}], [0.52591818459559181, 0.02849188713034129, {'normalize': False, 'selection': 'cyclic', 'fit_intercept': True, 'l1_ratio': 0.75, 'max_iter': 1000, 'tol': 0.001, 'alpha': 0.01}], [0.59558765527301849, 0.065229839394653419, {'normalize': False, 'selection': 'random', 'fit_intercept': True, 'l1_ratio': 0, 'max_iter': 1000, 'tol': 0.001, 'alpha': 0.01}], [0.56106780804227452, 0.16958407965833397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0.87432706553026851, 0.93502054295607206, 0.91829952765756873, 0.81745140694184459, 0.86804067845988675, 0.90265119373822034, 0.92085015340851306, 0.91533696592008706, 0.94395904641666883, 0.88813313643154523]</text:p>
          </table:table-cell>
          <table:table-cell office:value-type="string" calcext:value-type="string">
            <text:p>[-0.019665727782273823, 0.037216454510661023, -0.022065772790788918, 0.070718661552763296, 0.054378127594249981, -0.0094762744595686677, 0.10458310154741612, 0.10642274859479095, -0.087911797142684156, -0.045760969304784682]</text:p>
          </table:table-cell>
          <table:table-cell office:value-type="string" calcext:value-type="string">
            <text:p>0.898406971746</text:p>
          </table:table-cell>
          <table:table-cell office:value-type="string" calcext:value-type="string">
            <text:p>0.018843855232</text:p>
          </table:table-cell>
          <table:table-cell office:value-type="string" calcext:value-type="string">
            <text:p>[0.19120261120609194, 0.054146304836342252, 0.10677294683107297, 0.19747824937658445, 0.14069640554819887, 0.11447124884632619, 0.072697923045448296, 0.080007681617971824, 0.065969373385396823, 0.085466329068124236]</text:p>
          </table:table-cell>
          <table:table-cell office:value-type="string" calcext:value-type="string">
            <text:p>[0.66906834911471746, 0.75659005226994414, 0.56180535787942287, 0.60857378270014684, 0.76203082265878519, 0.74821243573204299, 0.53544294643708523, 0.74768700842001989, 0.87086205407530493, 0.58959726281344127]</text:p>
          </table:table-cell>
          <table:table-cell office:value-type="string" calcext:value-type="string">
            <text:p>0.110890907376</text:p>
          </table:table-cell>
          <table:table-cell office:value-type="string" calcext:value-type="string">
            <text:p>0.68498700721</text:p>
          </table:table-cell>
          <table:table-cell office:value-type="string" calcext:value-type="string">
            <text:p>[0.26026549165886431, 0.16954479626423899, 0.20514179234128105, 0.27227049486495614, 0.20365620825211725, 0.20376170324820653, 0.17793918244785009, 0.18900906943934273, 0.17193803377181127, 0.18875910970314344]</text:p>
          </table:table-cell>
          <table:table-cell office:value-type="string" calcext:value-type="string">
            <text:p>[0.67718075856690729, 0.74252916424224846, 0.63340739787632649, 0.64792893165573651, 0.73210831893618755, 0.6883003996216509, 0.55634847371163243, 0.6381142125789282, 0.73834879876663806, 0.61185449557876914]</text:p>
          </table:table-cell>
          <table:table-cell office:value-type="string" calcext:value-type="string">
            <text:p>0.204228588199</text:p>
          </table:table-cell>
          <table:table-cell office:value-type="string" calcext:value-type="string">
            <text:p>0.666612095154</text:p>
          </table:table-cell>
          <table:table-cell office:value-type="string" calcext:value-type="string">
            <text:p>[[0.51694641585570533, 0.067297044396480918, {'normalize': False, 'selection': 'random', 'fit_intercept': True, 'l1_ratio': 0, 'max_iter': 1000, 'tol': 0.001, 'alpha': 0.01}], [0.55225272949437998, 0.10813482726333142, {'normalize': True, 'selection': 'cyclic', 'fit_intercept': True, 'l1_ratio': 0.25, 'max_iter': 1000, 'tol': 0.0001, 'alpha': 0.001}], [0.51078333703080969, 0.049163505431985027, {'normalize': False, 'selection': 'random', 'fit_intercept': True, 'l1_ratio': 0, 'max_iter': 1000, 'tol': 0.0001, 'alpha': 0.01}], [0.48817491148171543, 0.12659561667309338, {'normalize': False, 'selection': 'random', 'fit_intercept': True, 'l1_ratio': 0, 'max_iter': 1000, 'tol': 0.001, 'alpha': 0.1}], [0.53645766316955468, 0.1113169980375306, {'normalize': False, 'selection': 'cyclic', 'fit_intercept': True, 'l1_ratio': 0.5, 'max_iter': 1000, 'tol': 0.001, 'alpha': 0.01}], [0.52440951852116791, 0.044333219733985151, {'normalize': False, 'selection': 'random', 'fit_intercept': True, 'l1_ratio': 0, 'max_iter': 1000, 'tol': 0.001, 'alpha': 0.01}], [0.53961491626366154, 0.06200685225755502, {'normalize': False, 'selection': 'random', 'fit_intercept': True, 'l1_ratio': 0.75, 'max_iter': 1000, 'tol': 0.0001, 'alpha': 0.01}], [0.53897501678813819, 0.055852484109768771, {'normalize': False, 'selection': 'cyclic', 'fit_intercept': True, 'l1_ratio': 0.5, 'max_iter': 1000, 'tol': 0.001, 'alpha': 0.01}], [0.56725959084689037, 0.06658680908489073, {'normalize': False, 'selection': 'cyclic', 'fit_intercept': True, 'l1_ratio': 0.75, 'max_iter': 1000, 'tol': 0.001, 'alpha': 0.01}], [0.55315937562991446, 0.17195232273079841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0.88359529571400508, 0.90903069624701827, 0.88805952554425338, 0.92494209687030871, 0.90955119669497542, 0.93880138854523765, 0.94388484300809672, 0.91559742269927946, 0.91289390666646753, 0.90081712705827532]</text:p>
          </table:table-cell>
          <table:table-cell office:value-type="string" calcext:value-type="string">
            <text:p>[0.03126892875348386, 0.18818535323546293, -0.041657411668649891, 0.13859170218457928, 0.10831838850274167, -0.43573305414365682, 0.11777709767327649, 0.13824137758966137, -0.14780352397935603, 0.039339137618822573]</text:p>
          </table:table-cell>
          <table:table-cell office:value-type="string" calcext:value-type="string">
            <text:p>0.912717349905</text:p>
          </table:table-cell>
          <table:table-cell office:value-type="string" calcext:value-type="string">
            <text:p>0.0136527995766</text:p>
          </table:table-cell>
          <table:table-cell office:value-type="string" calcext:value-type="string">
            <text:p>[0.1771016449171543, 0.075803213443733239, 0.14629308723226445, 0.081196480693810039, 0.096437457866775891, 0.071962685007655458, 0.051540913095331285, 0.07976154653326413, 0.10253812663480827, 0.075775755092768682]</text:p>
          </table:table-cell>
          <table:table-cell office:value-type="string" calcext:value-type="string">
            <text:p>[0.63564684083746636, 0.63795324391103092, 0.57257441793821628, 0.56412464617741842, 0.71856298144868846, 1.0641491560333405, 0.52755317780180599, 0.72106326045890157, 0.91880475714377852, 0.54161804807888692]</text:p>
          </table:table-cell>
          <table:table-cell office:value-type="string" calcext:value-type="string">
            <text:p>0.0958410910518</text:p>
          </table:table-cell>
          <table:table-cell office:value-type="string" calcext:value-type="string">
            <text:p>0.690205052983</text:p>
          </table:table-cell>
          <table:table-cell office:value-type="string" calcext:value-type="string">
            <text:p>[0.26157608769001572, 0.20242995923607687, 0.23798947446689236, 0.18743382254458044, 0.18902304569548886, 0.17031062040082165, 0.15002249425453132, 0.18808006910003008, 0.18634088217540032, 0.17233411021564138]</text:p>
          </table:table-cell>
          <table:table-cell office:value-type="string" calcext:value-type="string">
            <text:p>[0.65150550341316105, 0.68264935227483636, 0.64258989857991577, 0.62119132261153387, 0.710970791588732, 0.79544611685203348, 0.5575339156496274, 0.63012564618814737, 0.7573764584103122, 0.59519673548236529]</text:p>
          </table:table-cell>
          <table:table-cell office:value-type="string" calcext:value-type="string">
            <text:p>0.194554056578</text:p>
          </table:table-cell>
          <table:table-cell office:value-type="string" calcext:value-type="string">
            <text:p>0.664458574105</text:p>
          </table:table-cell>
          <table:table-cell office:value-type="string" calcext:value-type="string">
            <text:p>[[0.52169613281011329, 0.081345988432053387, {'normalize': False, 'selection': 'cyclic', 'fit_intercept': True, 'l1_ratio': 0.25, 'max_iter': 1000, 'tol': 0.001, 'alpha': 0.01}], [0.53922536292285872, 0.10770021071558543, {'normalize': False, 'selection': 'cyclic', 'fit_intercept': True, 'l1_ratio': 0.5, 'max_iter': 1000, 'tol': 0.001, 'alpha': 0.01}], [0.53037618118452945, 0.051372863460982285, {'normalize': False, 'selection': 'cyclic', 'fit_intercept': True, 'l1_ratio': 0.5, 'max_iter': 1000, 'tol': 0.001, 'alpha': 0.01}], [0.4799645180754622, 0.099293234433928193, {'normalize': False, 'selection': 'cyclic', 'fit_intercept': True, 'l1_ratio': 0.75, 'max_iter': 1000, 'tol': 0.001, 'alpha': 0.01}], [0.54243648967787061, 0.077147296429386877, {'normalize': False, 'selection': 'cyclic', 'fit_intercept': True, 'l1_ratio': 0.5, 'max_iter': 1000, 'tol': 0.001, 'alpha': 0.01}], [0.57606909435496367, 0.067765169844586942, {'normalize': False, 'selection': 'cyclic', 'fit_intercept': True, 'l1_ratio': 0, 'max_iter': 1000, 'tol': 0.0001, 'alpha': 0.001}], [0.56079439036657597, 0.064637479103836062, {'normalize': False, 'selection': 'cyclic', 'fit_intercept': True, 'l1_ratio': 0.75, 'max_iter': 1000, 'tol': 0.001, 'alpha': 0.01}], [0.56150652701401715, 0.042481966900591681, {'normalize': False, 'selection': 'random', 'fit_intercept': True, 'l1_ratio': 0.5, 'max_iter': 1000, 'tol': 0.0001, 'alpha': 0.01}], [0.60548649955734934, 0.053374962702052969, {'normalize': False, 'selection': 'cyclic', 'fit_intercept': True, 'l1_ratio': 0.25, 'max_iter': 1000, 'tol': 0.001, 'alpha': 0.01}], [0.55276221620892407, 0.1826389275302136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0.84844510674374995, 0.90309172222673284, 0.85460068874010053, 0.92282286117748047, 0.89357220568179385, 0.89884503021741635, 0.91332659430830521, 0.92368161139117688, 0.85590059959575393, 0.84386803193982485]</text:p>
          </table:table-cell>
          <table:table-cell office:value-type="string" calcext:value-type="string">
            <text:p>[-0.0043042938382684692, 0.14677373638390356, 0.013924725243046332, 0.098484325433586428, 0.11365208524418546, -0.45350978552971921, 0.14972237749547213, -0.19049475768963209, -0.16675880834712653, -0.0044224471444378466]</text:p>
          </table:table-cell>
          <table:table-cell office:value-type="string" calcext:value-type="string">
            <text:p>0.885815445202</text:p>
          </table:table-cell>
          <table:table-cell office:value-type="string" calcext:value-type="string">
            <text:p>-0.0296932842749</text:p>
          </table:table-cell>
          <table:table-cell office:value-type="string" calcext:value-type="string">
            <text:p>[0.23058020769487844, 0.080752062085236997, 0.19001986751507524, 0.083489037144808043, 0.1134744248169146, 0.1189468691263339, 0.07960819696319478, 0.072121881807919813, 0.16962857592607095, 0.11928488682548222]</text:p>
          </table:table-cell>
          <table:table-cell office:value-type="string" calcext:value-type="string">
            <text:p>[0.65898872304813949, 0.67049598677893041, 0.54202223318584564, 0.59039042487509052, 0.71426481382556173, 1.0773250689559504, 0.50845048409308402, 0.99612816073474253, 0.93397826470519441, 0.56629071358288796]</text:p>
          </table:table-cell>
          <table:table-cell office:value-type="string" calcext:value-type="string">
            <text:p>0.125790600991</text:p>
          </table:table-cell>
          <table:table-cell office:value-type="string" calcext:value-type="string">
            <text:p>0.725833487379</text:p>
          </table:table-cell>
          <table:table-cell office:value-type="string" calcext:value-type="string">
            <text:p>[0.29469993423713403, 0.20641985414551223, 0.26331429760872666, 0.20030564083439897, 0.21149923102969517, 0.2101636141120867, 0.18229440065640656, 0.19545495541877575, 0.22729407793505554, 0.19924431741446932]</text:p>
          </table:table-cell>
          <table:table-cell office:value-type="string" calcext:value-type="string">
            <text:p>[0.66147566156874205, 0.69680531075459451, 0.60467768625622409, 0.63620458468135999, 0.71133575201721311, 0.775921277116983, 0.54038063373052869, 0.67763475573473875, 0.75861215478821542, 0.60559325215555482]</text:p>
          </table:table-cell>
          <table:table-cell office:value-type="string" calcext:value-type="string">
            <text:p>0.219069032339</text:p>
          </table:table-cell>
          <table:table-cell office:value-type="string" calcext:value-type="string">
            <text:p>0.66686410688</text:p>
          </table:table-cell>
          <table:table-cell office:value-type="string" calcext:value-type="string">
            <text:p>[[0.53889942834931426, 0.050960050526804954, {'normalize': False, 'selection': 'random', 'fit_intercept': True, 'l1_ratio': 0, 'max_iter': 1000, 'tol': 0.0001, 'alpha': 0.01}], [0.54091129195801679, 0.11126538180669802, {'normalize': False, 'selection': 'cyclic', 'fit_intercept': True, 'l1_ratio': 0, 'max_iter': 1000, 'tol': 0.0001, 'alpha': 0.01}], [0.52297099477160924, 0.050795346886996558, {'normalize': False, 'selection': 'random', 'fit_intercept': True, 'l1_ratio': 0, 'max_iter': 1000, 'tol': 0.0001, 'alpha': 0.01}], [0.48707890516310981, 0.096192435337296295, {'normalize': False, 'selection': 'cyclic', 'fit_intercept': True, 'l1_ratio': 0.75, 'max_iter': 1000, 'tol': 0.0001, 'alpha': 0.01}], [0.52474678821122811, 0.048600678304165562, {'normalize': False, 'selection': 'random', 'fit_intercept': True, 'l1_ratio': 0.25, 'max_iter': 1000, 'tol': 0.001, 'alpha': 0.01}], [0.56980800674267018, 0.029358323856169773, {'normalize': False, 'selection': 'random', 'fit_intercept': True, 'l1_ratio': 0, 'max_iter': 1000, 'tol': 0.001, 'alpha': 0.001}], [0.5497955611547386, 0.076312295579970865, {'normalize': False, 'selection': 'random', 'fit_intercept': True, 'l1_ratio': 0.75, 'max_iter': 1000, 'tol': 0.001, 'alpha': 0.01}], [0.54892887354168618, 0.055484848349691897, {'normalize': False, 'selection': 'cyclic', 'fit_intercept': True, 'l1_ratio': 0, 'max_iter': 1000, 'tol': 0.0001, 'alpha': 0.001}], [0.59734464164748946, 0.066028331203767582, {'normalize': False, 'selection': 'random', 'fit_intercept': True, 'l1_ratio': 0, 'max_iter': 1000, 'tol': 0.0001, 'alpha': 0.01}], [0.55644606751388892, 0.17600276617237817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0.88138315771025699, 0.94612059554866668, 0.90787348658364808, 0.81707473932163421, 0.8720820436731046, 0.90845735940320949, 0.91719505672596335, 0.91383023386307194, 0.94814564245529076, 0.89291963922678963]</text:p>
          </table:table-cell>
          <table:table-cell office:value-type="string" calcext:value-type="string">
            <text:p>[-0.0017321398334866345, 0.00062146026151488343, -0.011349832847473262, 0.07222130036687735, 0.048075277973748887, -0.00016969200645422511, 0.12871014458233987, 0.098554297984799755, -0.084513731565826644, -0.00025024201314893801]</text:p>
          </table:table-cell>
          <table:table-cell office:value-type="string" calcext:value-type="string">
            <text:p>0.900508195451</text:p>
          </table:table-cell>
          <table:table-cell office:value-type="string" calcext:value-type="string">
            <text:p>0.0250166842903</text:p>
          </table:table-cell>
          <table:table-cell office:value-type="string" calcext:value-type="string">
            <text:p>[0.18046725871816524, 0.044896814940300976, 0.1203985611920092, 0.1978857225922904, 0.13638745978846764, 0.10764385095412499, 0.076055073422796549, 0.081431563244839411, 0.061041064717790111, 0.081809438994205938]</text:p>
          </table:table-cell>
          <table:table-cell office:value-type="string" calcext:value-type="string">
            <text:p>[0.65730096716230513, 0.7853477192881394, 0.55591505939263341, 0.60758972485963814, 0.76710998360203397, 0.74131450172233715, 0.52101541549171293, 0.75427081333250323, 0.86814193799979489, 0.56393843538786259]</text:p>
          </table:table-cell>
          <table:table-cell office:value-type="string" calcext:value-type="string">
            <text:p>0.108801680856</text:p>
          </table:table-cell>
          <table:table-cell office:value-type="string" calcext:value-type="string">
            <text:p>0.682194455824</text:p>
          </table:table-cell>
          <table:table-cell office:value-type="string" calcext:value-type="string">
            <text:p>[0.25205608574231947, 0.15564661803793922, 0.20894025738640723, 0.27045461152410932, 0.20587311795755614, 0.20010649313797238, 0.18123247362608538, 0.19110317491262604, 0.16828796300746196, 0.18840646450856866]</text:p>
          </table:table-cell>
          <table:table-cell office:value-type="string" calcext:value-type="string">
            <text:p>[0.67224693513235945, 0.75877365062702573, 0.62780585738953021, 0.64756475404930258, 0.73362152151454729, 0.67838693947707407, 0.55196502145186666, 0.64019850620280228, 0.73198228558740208, 0.5924786506711861]</text:p>
          </table:table-cell>
          <table:table-cell office:value-type="string" calcext:value-type="string">
            <text:p>0.202210725984</text:p>
          </table:table-cell>
          <table:table-cell office:value-type="string" calcext:value-type="string">
            <text:p>0.66350241221</text:p>
          </table:table-cell>
          <table:table-cell office:value-type="string" calcext:value-type="string">
            <text:p>[[0.50995193892324409, 0.061925149944316076, {'normalize': False, 'selection': 'random', 'fit_intercept': True, 'l1_ratio': 0, 'max_iter': 1000, 'tol': 0.0001, 'alpha': 0.01}], [0.55338075395279573, 0.11787974092257572, {'normalize': True, 'selection': 'cyclic', 'fit_intercept': True, 'l1_ratio': 0, 'max_iter': 1000, 'tol': 0.0001, 'alpha': 0.001}], [0.51358379176677993, 0.053499886341917581, {'normalize': False, 'selection': 'random', 'fit_intercept': True, 'l1_ratio': 0, 'max_iter': 1000, 'tol': 0.0001, 'alpha': 0.01}], [0.49010335173662684, 0.12794305642437251, {'normalize': False, 'selection': 'random', 'fit_intercept': True, 'l1_ratio': 0, 'max_iter': 1000, 'tol': 0.0001, 'alpha': 0.1}], [0.54516451766644269, 0.11746848186136682, {'normalize': False, 'selection': 'cyclic', 'fit_intercept': True, 'l1_ratio': 0.5, 'max_iter': 1000, 'tol': 0.001, 'alpha': 0.01}], [0.52458936593283889, 0.044498937553418487, {'normalize': False, 'selection': 'random', 'fit_intercept': True, 'l1_ratio': 0, 'max_iter': 1000, 'tol': 0.0001, 'alpha': 0.01}], [0.53601411019220291, 0.059976780311740772, {'normalize': False, 'selection': 'random', 'fit_intercept': True, 'l1_ratio': 0.75, 'max_iter': 1000, 'tol': 0.001, 'alpha': 0.01}], [0.54245552693720855, 0.062320972941309408, {'normalize': False, 'selection': 'random', 'fit_intercept': True, 'l1_ratio': 0.5, 'max_iter': 1000, 'tol': 0.0001, 'alpha': 0.01}], [0.56898549459117775, 0.065225158347283499, {'normalize': False, 'selection': 'random', 'fit_intercept': True, 'l1_ratio': 0.75, 'max_iter': 1000, 'tol': 0.001, 'alpha': 0.01}], [0.54861650288547259, 0.17699395727930126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0.87025986142077327, 0.91273456951170806, 0.8891214602411831, 0.92360906102201645, 0.91184538595853515, 0.91554301446594522, 0.94309775444338029, 0.91511404191902912, 0.9254680588007318, 0.91022916692973044]</text:p>
          </table:table-cell>
          <table:table-cell office:value-type="string" calcext:value-type="string">
            <text:p>[0.0042070719012126112, 0.16430479054478186, -0.039672921420005336, 0.13067752957576595, 0.1019908443039963, 0.046867726897255602, 0.13520916544055206, 0.14348399207310469, -0.10931615265436601, 0.081156275709518555]</text:p>
          </table:table-cell>
          <table:table-cell office:value-type="string" calcext:value-type="string">
            <text:p>0.911702237471</text:p>
          </table:table-cell>
          <table:table-cell office:value-type="string" calcext:value-type="string">
            <text:p>0.0658908322372</text:p>
          </table:table-cell>
          <table:table-cell office:value-type="string" calcext:value-type="string">
            <text:p>[0.19739057880090397, 0.072716837225946587, 0.14490526298006043, 0.082638538292101743, 0.093991369335379479, 0.099311917414595885, 0.052263841899009601, 0.080218347733301595, 0.087736291831683355, 0.068584952819458866]</text:p>
          </table:table-cell>
          <table:table-cell office:value-type="string" calcext:value-type="string">
            <text:p>[0.65340386786583204, 0.65671945180794189, 0.57148359063137499, 0.56930753080257968, 0.7236620425553365, 0.70645089704045938, 0.5171291197524982, 0.71667658350034991, 0.88799601756022939, 0.5180416564553243]</text:p>
          </table:table-cell>
          <table:table-cell office:value-type="string" calcext:value-type="string">
            <text:p>0.0979757938332</text:p>
          </table:table-cell>
          <table:table-cell office:value-type="string" calcext:value-type="string">
            <text:p>0.652087075797</text:p>
          </table:table-cell>
          <table:table-cell office:value-type="string" calcext:value-type="string">
            <text:p>[0.28515508352381735, 0.19809126250371736, 0.23554731913743029, 0.18862098747065523, 0.18958509239327684, 0.18882934365942336, 0.15362400456160946, 0.1910834826161889, 0.18680660471412333, 0.16697654227932132]</text:p>
          </table:table-cell>
          <table:table-cell office:value-type="string" calcext:value-type="string">
            <text:p>[0.65003916426472952, 0.69277927307629061, 0.63880994324805318, 0.62288902143341829, 0.7129074951523352, 0.67065773539008244, 0.55377797636021253, 0.63227713131759422, 0.74569032835027516, 0.57871385938778075]</text:p>
          </table:table-cell>
          <table:table-cell office:value-type="string" calcext:value-type="string">
            <text:p>0.198431972286</text:p>
          </table:table-cell>
          <table:table-cell office:value-type="string" calcext:value-type="string">
            <text:p>0.649854192798</text:p>
          </table:table-cell>
          <table:table-cell office:value-type="string" calcext:value-type="string">
            <text:p>[[0.51206618580710306, 0.063630965073966761, {'normalize': True, 'selection': 'cyclic', 'fit_intercept': True, 'l1_ratio': 1, 'max_iter': 1000, 'tol': 0.001, 'alpha': 0.01}], [0.54020966905312595, 0.11398562493387036, {'normalize': False, 'selection': 'cyclic', 'fit_intercept': True, 'l1_ratio': 0.5, 'max_iter': 1000, 'tol': 0.001, 'alpha': 0.01}], [0.53286417978586842, 0.0555485889479286, {'normalize': False, 'selection': 'cyclic', 'fit_intercept': True, 'l1_ratio': 0.5, 'max_iter': 1000, 'tol': 0.001, 'alpha': 0.01}], [0.49124327678097063, 0.10076870684838045, {'normalize': False, 'selection': 'cyclic', 'fit_intercept': True, 'l1_ratio': 0.75, 'max_iter': 1000, 'tol': 0.001, 'alpha': 0.01}], [0.55157148685174662, 0.080987308280218259, {'normalize': False, 'selection': 'cyclic', 'fit_intercept': True, 'l1_ratio': 0.5, 'max_iter': 1000, 'tol': 0.001, 'alpha': 0.01}], [0.55537236442939408, 0.040842168847711878, {'normalize': False, 'selection': 'cyclic', 'fit_intercept': True, 'l1_ratio': 0.5, 'max_iter': 1000, 'tol': 0.0001, 'alpha': 0.01}], [0.55789248908694122, 0.064025922186653469, {'normalize': False, 'selection': 'cyclic', 'fit_intercept': True, 'l1_ratio': 0.75, 'max_iter': 1000, 'tol': 0.001, 'alpha': 0.01}], [0.56609238709992549, 0.060912347939450169, {'normalize': False, 'selection': 'cyclic', 'fit_intercept': True, 'l1_ratio': 0.75, 'max_iter': 1000, 'tol': 0.0001, 'alpha': 0.01}], [0.6111400594441031, 0.061558874847809676, {'normalize': False, 'selection': 'random', 'fit_intercept': True, 'l1_ratio': 0.5, 'max_iter': 1000, 'tol': 0.001, 'alpha': 0.01}], [0.54593125150769672, 0.18752435388903566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0.84782698303766602, 0.90905580983141765, 0.84422824513804606, 0.91778741670222397, 0.89223513724827797, 0.89743931252894316, 0.93008285535325164, 0.89301206418813661, 0.86721242682238697, 0.85034026903726034]</text:p>
          </table:table-cell>
          <table:table-cell office:value-type="string" calcext:value-type="string">
            <text:p>[0.016021744577900843, 0.134206993489422, 0.0212262988442532, 0.093334020136916385, 0.099930476443459648, -0.41580529000529332, 0.1990853111705041, 0.14182103964759996, -0.10225964029098034, 0.040511804484818725]</text:p>
          </table:table-cell>
          <table:table-cell office:value-type="string" calcext:value-type="string">
            <text:p>0.884922051989</text:p>
          </table:table-cell>
          <table:table-cell office:value-type="string" calcext:value-type="string">
            <text:p>0.0228072758499</text:p>
          </table:table-cell>
          <table:table-cell office:value-type="string" calcext:value-type="string">
            <text:p>[0.23152063983446616, 0.075782286709988739, 0.20357543625877375, 0.088936303229679228, 0.11490002113229471, 0.12059983504860912, 0.064217827576098854, 0.10110500761548386, 0.15631270411680151, 0.11434009506203169]</text:p>
          </table:table-cell>
          <table:table-cell office:value-type="string" calcext:value-type="string">
            <text:p>[0.64565150027344942, 0.68037138681868325, 0.5380087310421352, 0.59376329017086027, 0.72532239312627877, 1.0493789218813383, 0.47893235159255337, 0.71806803334110525, 0.88234735296487721, 0.5409569016078698]</text:p>
          </table:table-cell>
          <table:table-cell office:value-type="string" calcext:value-type="string">
            <text:p>0.127129015658</text:p>
          </table:table-cell>
          <table:table-cell office:value-type="string" calcext:value-type="string">
            <text:p>0.685280086282</text:p>
          </table:table-cell>
          <table:table-cell office:value-type="string" calcext:value-type="string">
            <text:p>[0.29597863712780442, 0.19969327178625815, 0.26539268901053542, 0.21080449381047814, 0.22841158063595368, 0.212238373600977, 0.17537604989395192, 0.21646328354895017, 0.23603004078647336, 0.19712111679924749]</text:p>
          </table:table-cell>
          <table:table-cell office:value-type="string" calcext:value-type="string">
            <text:p>[0.65449378226489408, 0.70079198884294414, 0.60330588988957412, 0.63602654725768126, 0.71492576424073206, 0.76609843119663346, 0.52828359472603204, 0.63288478484150568, 0.73482803760859416, 0.58698151123389419]</text:p>
          </table:table-cell>
          <table:table-cell office:value-type="string" calcext:value-type="string">
            <text:p>0.2237509537</text:p>
          </table:table-cell>
          <table:table-cell office:value-type="string" calcext:value-type="string">
            <text:p>0.65586203321</text:p>
          </table:table-cell>
          <table:table-cell office:value-type="string" calcext:value-type="string">
            <text:p>[[0.53410696290633475, 0.044970956906523384, {'normalize': False, 'selection': 'random', 'fit_intercept': True, 'l1_ratio': 0, 'max_iter': 1000, 'tol': 0.0001, 'alpha': 0.01}], [0.53891258775621675, 0.11709554025052589, {'normalize': False, 'selection': 'cyclic', 'fit_intercept': True, 'l1_ratio': 0, 'max_iter': 1000, 'tol': 0.0001, 'alpha': 0.01}], [0.52214241095989078, 0.054563890884257046, {'normalize': False, 'selection': 'random', 'fit_intercept': True, 'l1_ratio': 0, 'max_iter': 1000, 'tol': 0.0001, 'alpha': 0.01}], [0.49497064069235819, 0.097803961527417743, {'normalize': False, 'selection': 'random', 'fit_intercept': True, 'l1_ratio': 0.75, 'max_iter': 1000, 'tol': 0.001, 'alpha': 0.01}], [0.53408797337859926, 0.057416155727800934, {'normalize': False, 'selection': 'cyclic', 'fit_intercept': True, 'l1_ratio': 0.5, 'max_iter': 1000, 'tol': 0.0001, 'alpha': 0.01}], [0.5558042802138663, 0.045633184140270289, {'normalize': False, 'selection': 'random', 'fit_intercept': True, 'l1_ratio': 0, 'max_iter': 1000, 'tol': 0.0001, 'alpha': 0.001}], [0.55029718322177301, 0.058513584250029671, {'normalize': False, 'selection': 'cyclic', 'fit_intercept': True, 'l1_ratio': 0.25, 'max_iter': 1000, 'tol': 0.001, 'alpha': 0.01}], [0.536864332198425, 0.044858717327203597, {'normalize': False, 'selection': 'cyclic', 'fit_intercept': True, 'l1_ratio': 0.75, 'max_iter': 1000, 'tol': 0.001, 'alpha': 0.01}], [0.59607396743893715, 0.073443135368446599, {'normalize': False, 'selection': 'cyclic', 'fit_intercept': True, 'l1_ratio': 0.5, 'max_iter': 1000, 'tol': 0.001, 'alpha': 0.01}], [0.54785789500477633, 0.18025135291542327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0.87594958410506807, 0.8457881861826847, 0.7550325750228386, 0.7663169611325944, 0.82321360585554304, 0.84500130671518581, 0.78685987674255131, 0.86836727495234733, 0.91835969078649726, 0.88250002896812796]</text:p>
          </table:table-cell>
          <table:table-cell office:value-type="string" calcext:value-type="string">
            <text:p>[-0.095222239527379626, -0.01935539251147067, 0.010041997029630823, 0.036216922857715272, -0.27699283212646941, -0.037292615882665858, 0.025531344977248072, -0.19728249458000024, -0.09387808947268006, 0.039433753249242365]</text:p>
          </table:table-cell>
          <table:table-cell office:value-type="string" calcext:value-type="string">
            <text:p>0.836738909046</text:p>
          </table:table-cell>
          <table:table-cell office:value-type="string" calcext:value-type="string">
            <text:p>-0.0608799645987</text:p>
          </table:table-cell>
          <table:table-cell office:value-type="string" calcext:value-type="string">
            <text:p>[0.1887340622735707, 0.12850214914342512, 0.32014372857973283, 0.25279470332501663, 0.1884914981045219, 0.18226103299252697, 0.1957659420167964, 0.12439465784060932, 0.096104004258178041, 0.08977002545136932]</text:p>
          </table:table-cell>
          <table:table-cell office:value-type="string" calcext:value-type="string">
            <text:p>[1.365102133594851, 0.84768537887843687, 1.2728352716797942, 1.108241755914827, 1.2935883812666049, 1.3556215043872413, 1.099342492375575, 1.4981866375870148, 1.0750624988330875, 1.0619041647168015]</text:p>
          </table:table-cell>
          <table:table-cell office:value-type="string" calcext:value-type="string">
            <text:p>0.176696180399</text:p>
          </table:table-cell>
          <table:table-cell office:value-type="string" calcext:value-type="string">
            <text:p>1.19775702192</text:p>
          </table:table-cell>
          <table:table-cell office:value-type="string" calcext:value-type="string">
            <text:p>[0.28216964873126815, 0.24887179067448817, 0.36240118357598533, 0.33108021332278903, 0.25657590114341983, 0.31540082367408789, 0.31375733919236443, 0.20364275513641361, 0.21407276046353996, 0.22004460338370979]</text:p>
          </table:table-cell>
          <table:table-cell office:value-type="string" calcext:value-type="string">
            <text:p>[0.92630938186459166, 0.75443279243983952, 0.9081037417935498, 0.79253337984980821, 0.91428502240348075, 0.91225642420928121, 0.82920688175118684, 0.92624888826605434, 0.76949676550981561, 0.8635266164328913]</text:p>
          </table:table-cell>
          <table:table-cell office:value-type="string" calcext:value-type="string">
            <text:p>0.27480170193</text:p>
          </table:table-cell>
          <table:table-cell office:value-type="string" calcext:value-type="string">
            <text:p>0.859639989452</text:p>
          </table:table-cell>
          <table:table-cell office:value-type="string" calcext:value-type="string">
            <text:p>[[0.39025759881752536, 0.060759141860556358, {'normalize': False, 'selection': 'random', 'fit_intercept': True, 'l1_ratio': 0, 'max_iter': 1000, 'tol': 0.0001, 'alpha': 0.01}], [0.41503155822150811, 0.0053126645481528945, {'normalize': True, 'selection': 'random', 'fit_intercept': True, 'l1_ratio': 1, 'max_iter': 1000, 'tol': 0.001, 'alpha': 0.01}], [0.28958093460601864, 0.14252285605302228, {'normalize': False, 'selection': 'random', 'fit_intercept': True, 'l1_ratio': 0, 'max_iter': 1000, 'tol': 0.0001, 'alpha': 0.1}], [0.34946462398977213, 0.13175165179432147, {'normalize': False, 'selection': 'cyclic', 'fit_intercept': True, 'l1_ratio': 0, 'max_iter': 1000, 'tol': 0.0001, 'alpha': 0.1}], [0.36639386289409231, 0.12762653553485723, {'normalize': False, 'selection': 'cyclic', 'fit_intercept': True, 'l1_ratio': 1, 'max_iter': 1000, 'tol': 0.0001, 'alpha': 0.01}], [0.33380572767480049, 0.044606657018017776, {'normalize': False, 'selection': 'random', 'fit_intercept': True, 'l1_ratio': 0.25, 'max_iter': 1000, 'tol': 0.001, 'alpha': 0.1}], [0.34752457552170696, 0.11807995478022576, {'normalize': False, 'selection': 'cyclic', 'fit_intercept': True, 'l1_ratio': 0.25, 'max_iter': 1000, 'tol': 0.001, 'alpha': 0.1}], [0.39383558113769407, 0.043900755102998901, {'normalize': False, 'selection': 'random', 'fit_intercept': True, 'l1_ratio': 1, 'max_iter': 1000, 'tol': 0.001, 'alpha': 0.01}], [0.35316781755207993, 0.06836743279766927, {'normalize': False, 'selection': 'random', 'fit_intercept': True, 'l1_ratio': 0.75, 'max_iter': 1000, 'tol': 0.001, 'alpha': 0.01}], [0.42816796917975936, 0.030571772876127088, {'normalize': False, 'selection': 'cyclic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0.87275117957014847, 0.89419732662788842, 0.75351645323202765, 0.80143536883494981, 0.86473566966195814, 0.84696610552809926, 0.83462033287227833, 0.85837945684351746, 0.92127538216935267, 0.91544424082050624]</text:p>
          </table:table-cell>
          <table:table-cell office:value-type="string" calcext:value-type="string">
            <text:p>[-0.099399939678277205, -0.012638025989000212, 0.0097264590028127706, 0.032951444013302855, -0.27861754379553227, -0.049395094847511256, 0.022808707157537689, -0.26684445325024408, -0.13851877053345785, 0.013919647872520646]</text:p>
          </table:table-cell>
          <table:table-cell office:value-type="string" calcext:value-type="string">
            <text:p>0.856332151616</text:p>
          </table:table-cell>
          <table:table-cell office:value-type="string" calcext:value-type="string">
            <text:p>-0.0766007570048</text:p>
          </table:table-cell>
          <table:table-cell office:value-type="string" calcext:value-type="string">
            <text:p>[0.19360021186536944, 0.088163614556419925, 0.3221251221594566, 0.21480415210918258, 0.14422024041447914, 0.17995065053913398, 0.15189869383052071, 0.13383327742227, 0.092671758352045011, 0.064600634254999539]</text:p>
          </table:table-cell>
          <table:table-cell office:value-type="string" calcext:value-type="string">
            <text:p>[1.3703092844211258, 0.84209928650329735, 1.2732409736680455, 1.1119966880092615, 1.2952342073708187, 1.3714380449563437, 1.1024140241597211, 1.5852310881957228, 1.1189353239611102, 1.0901099598404711]</text:p>
          </table:table-cell>
          <table:table-cell office:value-type="string" calcext:value-type="string">
            <text:p>0.15858683555</text:p>
          </table:table-cell>
          <table:table-cell office:value-type="string" calcext:value-type="string">
            <text:p>1.21610088811</text:p>
          </table:table-cell>
          <table:table-cell office:value-type="string" calcext:value-type="string">
            <text:p>[0.3039270787680633, 0.22778428508999884, 0.36353669613247314, 0.30415738704565604, 0.24926085517296614, 0.30002740619279739, 0.26563692857320614, 0.23058477500725907, 0.21395183146943408, 0.18266137030504651]</text:p>
          </table:table-cell>
          <table:table-cell office:value-type="string" calcext:value-type="string">
            <text:p>[0.91512578301631919, 0.73618440505766281, 0.90642062977320892, 0.79476504207040577, 0.92438121588182565, 0.91520889284781004, 0.82649553449665492, 0.92523579864307359, 0.79310651662602816, 0.88371877601119808]</text:p>
          </table:table-cell>
          <table:table-cell office:value-type="string" calcext:value-type="string">
            <text:p>0.264152861376</text:p>
          </table:table-cell>
          <table:table-cell office:value-type="string" calcext:value-type="string">
            <text:p>0.862064259442</text:p>
          </table:table-cell>
          <table:table-cell office:value-type="string" calcext:value-type="string">
            <text:p>[[0.42415892874416666, 0.056226218905095202, {'normalize': True, 'selection': 'cyclic', 'fit_intercept': True, 'l1_ratio': 1, 'max_iter': 1000, 'tol': 0.0001, 'alpha': 0.01}], [0.43276221965756345, 0.041981211631874189, {'normalize': False, 'selection': 'random', 'fit_intercept': True, 'l1_ratio': 0, 'max_iter': 1000, 'tol': 0.0001, 'alpha': 0.01}], [0.29320517761815162, 0.13466007915611108, {'normalize': False, 'selection': 'cyclic', 'fit_intercept': True, 'l1_ratio': 0, 'max_iter': 1000, 'tol': 0.0001, 'alpha': 0.1}], [0.35743744346599104, 0.12496893144308342, {'normalize': False, 'selection': 'cyclic', 'fit_intercept': True, 'l1_ratio': 0, 'max_iter': 1000, 'tol': 0.0001, 'alpha': 0.1}], [0.33041084628030015, 0.12095308792541259, {'normalize': False, 'selection': 'random', 'fit_intercept': True, 'l1_ratio': 0.75, 'max_iter': 1000, 'tol': 0.0001, 'alpha': 0.01}], [0.34130271774990317, 0.042264331922230156, {'normalize': False, 'selection': 'cyclic', 'fit_intercept': True, 'l1_ratio': 0.25, 'max_iter': 1000, 'tol': 0.0001, 'alpha': 0.1}], [0.36896283334397029, 0.12310332263943882, {'normalize': False, 'selection': 'cyclic', 'fit_intercept': True, 'l1_ratio': 0, 'max_iter': 1000, 'tol': 0.0001, 'alpha': 0.1}], [0.41159858543621097, 0.035574844323193341, {'normalize': False, 'selection': 'random', 'fit_intercept': True, 'l1_ratio': 1, 'max_iter': 1000, 'tol': 0.001, 'alpha': 0.01}], [0.36033621603096566, 0.060018328044701967, {'normalize': False, 'selection': 'cyclic', 'fit_intercept': True, 'l1_ratio': 0.25, 'max_iter': 1000, 'tol': 0.001, 'alpha': 0.01}], [0.43410040064847455, 0.0060698829960422664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0.83487794484859901, 0.90069226409401326, 0.86719875038224836, 0.92018545168528154, 0.88371979546543333, 0.83964832631133568, 0.90791319739526588, 0.8814766808478488, 0.84178135254839626, 0.878958812018094]</text:p>
          </table:table-cell>
          <table:table-cell office:value-type="string" calcext:value-type="string">
            <text:p>[0.014070258202823593, -0.039768243713578011, 0.008804859949814059, 0.020505357389218104, -0.243204558253312, -0.076593999038195415, 0.051337564938560232, -0.16865815095704328, -0.12060927367899432, 0.0035303848452339359]</text:p>
          </table:table-cell>
          <table:table-cell office:value-type="string" calcext:value-type="string">
            <text:p>0.87564525756</text:p>
          </table:table-cell>
          <table:table-cell office:value-type="string" calcext:value-type="string">
            <text:p>-0.0550585800315</text:p>
          </table:table-cell>
          <table:table-cell office:value-type="string" calcext:value-type="string">
            <text:p>[0.25122169897503516, 0.082751490787887447, 0.17355567670533587, 0.086342146011238505, 0.12397916739401926, 0.18855553598037936, 0.084580319199006312, 0.11200609671134436, 0.18624924029436685, 0.092475516635253371]</text:p>
          </table:table-cell>
          <table:table-cell office:value-type="string" calcext:value-type="string">
            <text:p>[1.2288782545930941, 0.86466049436059966, 1.2744259166428824, 1.1263082828293762, 1.2593610015932304, 1.4069838676606581, 1.0702293197508499, 1.462368349656014, 1.1013338849831302, 1.1015952704209049]</text:p>
          </table:table-cell>
          <table:table-cell office:value-type="string" calcext:value-type="string">
            <text:p>0.138171688869</text:p>
          </table:table-cell>
          <table:table-cell office:value-type="string" calcext:value-type="string">
            <text:p>1.18961446425</text:p>
          </table:table-cell>
          <table:table-cell office:value-type="string" calcext:value-type="string">
            <text:p>[0.32472971488900099, 0.21812051531661511, 0.25630680040288173, 0.20248285417934922, 0.22942399869266009, 0.30188514754596207, 0.20403401651998143, 0.23186255225655461, 0.25418869054093823, 0.20159427180852774]</text:p>
          </table:table-cell>
          <table:table-cell office:value-type="string" calcext:value-type="string">
            <text:p>[0.88648468994104912, 0.74792209790782038, 0.90383263968546557, 0.79491253239541759, 0.91236220889628683, 0.92422224617047599, 0.826600258971664, 0.90414648533449749, 0.79652775607434512, 0.88346222398319207]</text:p>
          </table:table-cell>
          <table:table-cell office:value-type="string" calcext:value-type="string">
            <text:p>0.242462856215</text:p>
          </table:table-cell>
          <table:table-cell office:value-type="string" calcext:value-type="string">
            <text:p>0.858047313936</text:p>
          </table:table-cell>
          <table:table-cell office:value-type="string" calcext:value-type="string">
            <text:p>[[0.42385080737168812, 0.054037912945153102, {'normalize': True, 'selection': 'random', 'fit_intercept': True, 'l1_ratio': 1, 'max_iter': 1000, 'tol': 0.0001, 'alpha': 0.01}], [0.44741107623317566, 0.022587849164668213, {'normalize': False, 'selection': 'cyclic', 'fit_intercept': True, 'l1_ratio': 0, 'max_iter': 1000, 'tol': 0.0001, 'alpha': 0.01}], [0.30578207780811567, 0.13296601090465346, {'normalize': False, 'selection': 'cyclic', 'fit_intercept': True, 'l1_ratio': 0, 'max_iter': 1000, 'tol': 0.0001, 'alpha': 0.01}], [0.35044043948401549, 0.14798138434349115, {'normalize': False, 'selection': 'cyclic', 'fit_intercept': True, 'l1_ratio': 0.5, 'max_iter': 1000, 'tol': 0.0001, 'alpha': 0.01}], [0.31571418259833395, 0.12353483906553397, {'normalize': False, 'selection': 'cyclic', 'fit_intercept': True, 'l1_ratio': 0.25, 'max_iter': 1000, 'tol': 0.001, 'alpha': 0.01}], [0.31756965442439583, 0.040176374679975826, {'normalize': False, 'selection': 'cyclic', 'fit_intercept': True, 'l1_ratio': 0.25, 'max_iter': 1000, 'tol': 0.001, 'alpha': 0.1}], [0.3600613605294059, 0.14115538843030778, {'normalize': False, 'selection': 'cyclic', 'fit_intercept': True, 'l1_ratio': 0.5, 'max_iter': 1000, 'tol': 0.001, 'alpha': 0.01}], [0.38003798488471885, 0.03744579710769648, {'normalize': False, 'selection': 'random', 'fit_intercept': True, 'l1_ratio': 1, 'max_iter': 1000, 'tol': 0.001, 'alpha': 0.01}], [0.39568654986264262, 0.054579114162893301, {'normalize': False, 'selection': 'random', 'fit_intercept': True, 'l1_ratio': 1, 'max_iter': 1000, 'tol': 0.001, 'alpha': 0.01}], [0.4367631908717946, 0.028652514841274946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0.83853213628965872, 0.87505514801570516, 0.74900819164429344, 0.74503751738057966, 0.82371828930998359, 0.8361452315670197, 0.77540107514347145, 0.83189385538849381, 0.940898343361389, 0.89725104795260813]</text:p>
          </table:table-cell>
          <table:table-cell office:value-type="string" calcext:value-type="string">
            <text:p>[-0.040809892215474042, -0.024791652918993323, 0.01031318043982743, 0.036108735903212508, -0.27293108270509547, -0.037137284349642252, 0.024451647577329871, -0.19718999445565055, -0.07407969474728926, 0.029774800419989034]</text:p>
          </table:table-cell>
          <table:table-cell office:value-type="string" calcext:value-type="string">
            <text:p>0.831294083605</text:p>
          </table:table-cell>
          <table:table-cell office:value-type="string" calcext:value-type="string">
            <text:p>-0.0546291237052</text:p>
          </table:table-cell>
          <table:table-cell office:value-type="string" calcext:value-type="string">
            <text:p>[0.24566210137093969, 0.10411447480547213, 0.32801689194984646, 0.27581447701626965, 0.18795339933930622, 0.19267478146070424, 0.20629067595775344, 0.15886251942502963, 0.069572321760915504, 0.078500240973624777]</text:p>
          </table:table-cell>
          <table:table-cell office:value-type="string" calcext:value-type="string">
            <text:p>[1.2972817326491584, 0.85220611668694446, 1.2724865984951166, 1.108366158701376, 1.2894738461439947, 1.3554185040349278, 1.1005605482099208, 1.4980708900914126, 1.0556046525600873, 1.0725821187578501]</text:p>
          </table:table-cell>
          <table:table-cell office:value-type="string" calcext:value-type="string">
            <text:p>0.184746188406</text:p>
          </table:table-cell>
          <table:table-cell office:value-type="string" calcext:value-type="string">
            <text:p>1.19020511663</text:p>
          </table:table-cell>
          <table:table-cell office:value-type="string" calcext:value-type="string">
            <text:p>[0.30613177344498732, 0.24019127340653079, 0.36380313664343061, 0.33630984973825173, 0.25574245891878838, 0.32249099129428582, 0.31462921871619359, 0.20533760807364163, 0.18927779101229711, 0.20760962740693301]</text:p>
          </table:table-cell>
          <table:table-cell office:value-type="string" calcext:value-type="string">
            <text:p>[0.89659608396966917, 0.75815571264236947, 0.90781499820597855, 0.79539038413162866, 0.90689102728949544, 0.91294830518463632, 0.83022407000005172, 0.91057388833399144, 0.7687110147740901, 0.87089023329869164]</text:p>
          </table:table-cell>
          <table:table-cell office:value-type="string" calcext:value-type="string">
            <text:p>0.274152372866</text:p>
          </table:table-cell>
          <table:table-cell office:value-type="string" calcext:value-type="string">
            <text:p>0.855819571783</text:p>
          </table:table-cell>
          <table:table-cell office:value-type="string" calcext:value-type="string">
            <text:p>[[0.38321598159966724, 0.067955841616864174, {'normalize': False, 'selection': 'random', 'fit_intercept': True, 'l1_ratio': 0.75, 'max_iter': 1000, 'tol': 0.0001, 'alpha': 0.01}], [0.40544648660742416, 0.016267932447351689, {'normalize': False, 'selection': 'random', 'fit_intercept': True, 'l1_ratio': 0.75, 'max_iter': 1000, 'tol': 0.001, 'alpha': 0.01}], [0.29020921081721357, 0.14144607329505351, {'normalize': False, 'selection': 'cyclic', 'fit_intercept': True, 'l1_ratio': 0, 'max_iter': 1000, 'tol': 0.0001, 'alpha': 0.1}], [0.35553938952445863, 0.13332050532917394, {'normalize': False, 'selection': 'random', 'fit_intercept': True, 'l1_ratio': 0, 'max_iter': 1000, 'tol': 0.001, 'alpha': 0.1}], [0.37924195426519935, 0.13905320794015566, {'normalize': False, 'selection': 'cyclic', 'fit_intercept': True, 'l1_ratio': 1, 'max_iter': 1000, 'tol': 0.001, 'alpha': 0.01}], [0.33032955077474979, 0.047317305924683015, {'normalize': False, 'selection': 'random', 'fit_intercept': True, 'l1_ratio': 0.25, 'max_iter': 1000, 'tol': 0.001, 'alpha': 0.1}], [0.34639040457518944, 0.12033290428539392, {'normalize': False, 'selection': 'cyclic', 'fit_intercept': True, 'l1_ratio': 0.25, 'max_iter': 1000, 'tol': 0.001, 'alpha': 0.1}], [0.40704064424277753, 0.039350154772252253, {'normalize': False, 'selection': 'random', 'fit_intercept': True, 'l1_ratio': 1, 'max_iter': 1000, 'tol': 0.001, 'alpha': 0.01}], [0.34012315270030796, 0.078705592043545131, {'normalize': False, 'selection': 'random', 'fit_intercept': True, 'l1_ratio': 0.75, 'max_iter': 1000, 'tol': 0.001, 'alpha': 0.01}], [0.44201251303815986, 0.033761936911633809, {'normalize': False, 'selection': 'cyclic', 'fit_intercept': True, 'l1_ratio': 0.75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0.87212214050016446, 0.88349467634015988, 0.74421515016298023, 0.83255689173642089, 0.87059415817516217, 0.83295676089705828, 0.82642117119572678, 0.81775853119642239, 0.92438097986793155, 0.91789462149297474]</text:p>
          </table:table-cell>
          <table:table-cell office:value-type="string" calcext:value-type="string">
            <text:p>[-0.10576528021716514, -0.01573033016013059, 0.010915675402957792, 0.045605960630206166, -0.26192728213989236, -0.049762345723671997, 0.022342325036577626, -0.26335858606343687, -0.16187801740981778, 0.017235281221927523]</text:p>
          </table:table-cell>
          <table:table-cell office:value-type="string" calcext:value-type="string">
            <text:p>0.852239508157</text:p>
          </table:table-cell>
          <table:table-cell office:value-type="string" calcext:value-type="string">
            <text:p>-0.0762322599422</text:p>
          </table:table-cell>
          <table:table-cell office:value-type="string" calcext:value-type="string">
            <text:p>[0.194557250970401, 0.097081955696826053, 0.33428083570158401, 0.1811373691580925, 0.13797385883163152, 0.196424064410501, 0.15942949837743994, 0.17222058684863015, 0.089015961634422477, 0.062728542428922632]</text:p>
          </table:table-cell>
          <table:table-cell office:value-type="string" calcext:value-type="string">
            <text:p>[1.3782431444516192, 0.84467081460053306, 1.2717119425624601, 1.0974454222230292, 1.2783270423383553, 1.371917999385408, 1.1029401710815465, 1.5808691438230962, 1.1418927728390418, 1.0864445334585646]</text:p>
          </table:table-cell>
          <table:table-cell office:value-type="string" calcext:value-type="string">
            <text:p>0.162484992406</text:p>
          </table:table-cell>
          <table:table-cell office:value-type="string" calcext:value-type="string">
            <text:p>1.21544629868</text:p>
          </table:table-cell>
          <table:table-cell office:value-type="string" calcext:value-type="string">
            <text:p>[0.30719450946858934, 0.23561399505066696, 0.36834411524121441, 0.2615322991381514, 0.24478374769575681, 0.31519643636063094, 0.26762958478591586, 0.23394958232641713, 0.2128759517179237, 0.18136315883630597]</text:p>
          </table:table-cell>
          <table:table-cell office:value-type="string" calcext:value-type="string">
            <text:p>[0.91811813504709205, 0.75122317004571382, 0.90508239158353909, 0.79439667166351935, 0.91853895219864601, 0.91601692883909169, 0.8289698126212498, 0.9124730584538584, 0.80361688641302287, 0.88847212229759787]</text:p>
          </table:table-cell>
          <table:table-cell office:value-type="string" calcext:value-type="string">
            <text:p>0.262848338062</text:p>
          </table:table-cell>
          <table:table-cell office:value-type="string" calcext:value-type="string">
            <text:p>0.863690812916</text:p>
          </table:table-cell>
          <table:table-cell office:value-type="string" calcext:value-type="string">
            <text:p>[[0.41268369594094773, 0.060170247064059879, {'normalize': True, 'selection': 'random', 'fit_intercept': True, 'l1_ratio': 1, 'max_iter': 1000, 'tol': 0.001, 'alpha': 0.01}], [0.42854504944344762, 0.043011635185582361, {'normalize': False, 'selection': 'random', 'fit_intercept': True, 'l1_ratio': 0, 'max_iter': 1000, 'tol': 0.0001, 'alpha': 0.01}], [0.29345864508940178, 0.13283564549060323, {'normalize': False, 'selection': 'random', 'fit_intercept': True, 'l1_ratio': 0, 'max_iter': 1000, 'tol': 0.001, 'alpha': 0.1}], [0.37101948476617536, 0.13427572785763733, {'normalize': True, 'selection': 'random', 'fit_intercept': True, 'l1_ratio': 0.75, 'max_iter': 1000, 'tol': 0.0001, 'alpha': 0.01}], [0.34734364102581183, 0.12688065241191537, {'normalize': False, 'selection': 'random', 'fit_intercept': True, 'l1_ratio': 0.75, 'max_iter': 1000, 'tol': 0.001, 'alpha': 0.01}], [0.3375001871392353, 0.044452545564266824, {'normalize': False, 'selection': 'cyclic', 'fit_intercept': True, 'l1_ratio': 0.25, 'max_iter': 1000, 'tol': 0.0001, 'alpha': 0.1}], [0.36915778357193174, 0.12796694597651137, {'normalize': False, 'selection': 'random', 'fit_intercept': True, 'l1_ratio': 0, 'max_iter': 1000, 'tol': 0.001, 'alpha': 0.1}], [0.4213653670335461, 0.025054170340907733, {'normalize': False, 'selection': 'random', 'fit_intercept': True, 'l1_ratio': 1, 'max_iter': 1000, 'tol': 0.001, 'alpha': 0.01}], [0.35060087792801603, 0.068105356030044056, {'normalize': False, 'selection': 'random', 'fit_intercept': True, 'l1_ratio': 0.25, 'max_iter': 1000, 'tol': 0.001, 'alpha': 0.01}], [0.44651538356437842, 0.026281651294128731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84950179988730812, 0.88918292140197941, 0.68533959539651113, 0.88851835837668802, 0.87899098441010659, 0.82353610117325171, 0.90566240504765683, 0.86387073510968837, 0.86503502633286111, 0.88673946591705766]</text:p>
          </table:table-cell>
          <table:table-cell office:value-type="string" calcext:value-type="string">
            <text:p>[-0.051665311710958228, -0.063987933967204702, 0.0042909341777448429, 0.023521490432902747, -0.21373288578938654, -0.078512782061123998, 0.040833580802691838, -0.17268148198578093, -0.10908265375495452, 0.012680464581152462]</text:p>
          </table:table-cell>
          <table:table-cell office:value-type="string" calcext:value-type="string">
            <text:p>0.853637739305</text:p>
          </table:table-cell>
          <table:table-cell office:value-type="string" calcext:value-type="string">
            <text:p>-0.0608336579275</text:p>
          </table:table-cell>
          <table:table-cell office:value-type="string" calcext:value-type="string">
            <text:p>[0.22897252272162308, 0.092342035341799369, 0.41122428900724267, 0.12059911860501671, 0.12902107508372204, 0.20750170084951938, 0.086647637531564667, 0.12864394717950084, 0.15887586082129068, 0.086531093905576298]</text:p>
          </table:table-cell>
          <table:table-cell office:value-type="string" calcext:value-type="string">
            <text:p>[1.3108120973363719, 0.88480133774043468, 1.2802296819735275, 1.1228400702619623, 1.2295063210369239, 1.4094914951982567, 1.0820793428791251, 1.4674028346778289, 1.0900055322737243, 1.0914798746198031]</text:p>
          </table:table-cell>
          <table:table-cell office:value-type="string" calcext:value-type="string">
            <text:p>0.165035928105</text:p>
          </table:table-cell>
          <table:table-cell office:value-type="string" calcext:value-type="string">
            <text:p>1.1968648588</text:p>
          </table:table-cell>
          <table:table-cell office:value-type="string" calcext:value-type="string">
            <text:p>[0.31721655516708785, 0.22744442840019541, 0.4019527360524911, 0.22525291913384815, 0.2443585018596135, 0.31574575347308914, 0.20456735592011355, 0.23797341722078458, 0.24205045758335805, 0.18971109517107676]</text:p>
          </table:table-cell>
          <table:table-cell office:value-type="string" calcext:value-type="string">
            <text:p>[0.88794494395899559, 0.76624601741883114, 0.90780048110735656, 0.79809982300016291, 0.90151586509325965, 0.92528348922478554, 0.83192651624363123, 0.90739593759053727, 0.80007316716025512, 0.88554044557287348]</text:p>
          </table:table-cell>
          <table:table-cell office:value-type="string" calcext:value-type="string">
            <text:p>0.260627321998</text:p>
          </table:table-cell>
          <table:table-cell office:value-type="string" calcext:value-type="string">
            <text:p>0.861182668637</text:p>
          </table:table-cell>
          <table:table-cell office:value-type="string" calcext:value-type="string">
            <text:p>[[0.42540471484190973, 0.062683463872189232, {'normalize': False, 'selection': 'random', 'fit_intercept': True, 'l1_ratio': 1, 'max_iter': 1000, 'tol': 0.001, 'alpha': 0.01}], [0.4514552003515695, 0.022562773983308217, {'normalize': False, 'selection': 'cyclic', 'fit_intercept': True, 'l1_ratio': 0, 'max_iter': 1000, 'tol': 0.0001, 'alpha': 0.01}], [0.29471850573063552, 0.12518275958729938, {'normalize': False, 'selection': 'random', 'fit_intercept': True, 'l1_ratio': 0, 'max_iter': 1000, 'tol': 0.0001, 'alpha': 0.1}], [0.37920447337534485, 0.15375423835947197, {'normalize': False, 'selection': 'random', 'fit_intercept': True, 'l1_ratio': 0.5, 'max_iter': 1000, 'tol': 0.001, 'alpha': 0.01}], [0.33573327597801006, 0.12785449213443192, {'normalize': False, 'selection': 'random', 'fit_intercept': True, 'l1_ratio': 0.5, 'max_iter': 1000, 'tol': 0.001, 'alpha': 0.01}], [0.31223117823214919, 0.041742485752015349, {'normalize': False, 'selection': 'cyclic', 'fit_intercept': True, 'l1_ratio': 0.25, 'max_iter': 1000, 'tol': 0.001, 'alpha': 0.1}], [0.37564042576996881, 0.15923928055819411, {'normalize': False, 'selection': 'random', 'fit_intercept': True, 'l1_ratio': 0.75, 'max_iter': 1000, 'tol': 0.001, 'alpha': 0.01}], [0.38935899661066264, 0.023729599478389048, {'normalize': False, 'selection': 'random', 'fit_intercept': True, 'l1_ratio': 1, 'max_iter': 1000, 'tol': 0.001, 'alpha': 0.01}], [0.39379190563876604, 0.065100806701541364, {'normalize': False, 'selection': 'random', 'fit_intercept': True, 'l1_ratio': 1, 'max_iter': 1000, 'tol': 0.001, 'alpha': 0.01}], [0.44223005151371242, 0.030125046178575001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0.87458838445799003, 0.87540651912581868, 0.75463942670464146, 0.74524596500075457, 0.82857949868215608, 0.84001720368513455, 0.77883763238490755, 0.82875659478372554, 0.94121355758235925, 0.90133968508674456]</text:p>
          </table:table-cell>
          <table:table-cell office:value-type="string" calcext:value-type="string">
            <text:p>[-0.12214396744792855, -0.043924516865299079, 0.0067472996589109657, 0.033215346574094973, -0.27797910855917607, -0.037356030980618016, 0.024288085731663633, -0.21895973274744795, -0.076174261930995968, 0.0044717595106623653]</text:p>
          </table:table-cell>
          <table:table-cell office:value-type="string" calcext:value-type="string">
            <text:p>0.836862446749</text:p>
          </table:table-cell>
          <table:table-cell office:value-type="string" calcext:value-type="string">
            <text:p>-0.0707815127056</text:p>
          </table:table-cell>
          <table:table-cell office:value-type="string" calcext:value-type="string">
            <text:p>[0.1908050326698004, 0.1038216830816812, 0.32065752737761066, 0.27558898159924533, 0.18277032718267969, 0.1881217776707361, 0.20313425071325941, 0.1618272719920352, 0.069201263038500091, 0.075376520547402029]</text:p>
          </table:table-cell>
          <table:table-cell office:value-type="string" calcext:value-type="string">
            <text:p>[1.3986577964530671, 0.86811680803414426, 1.2770714180722471, 1.1116932298511977, 1.294587475154972, 1.3557043805874285, 1.1007450697808767, 1.5253118554944678, 1.0576631914888404, 1.1005545825129561]</text:p>
          </table:table-cell>
          <table:table-cell office:value-type="string" calcext:value-type="string">
            <text:p>0.177130463587</text:p>
          </table:table-cell>
          <table:table-cell office:value-type="string" calcext:value-type="string">
            <text:p>1.20901058074</text:p>
          </table:table-cell>
          <table:table-cell office:value-type="string" calcext:value-type="string">
            <text:p>[0.2685905699470677, 0.23700192750381296, 0.35993313272879063, 0.32985444550227827, 0.24955299689557595, 0.31904115904615687, 0.30981753219208241, 0.20665256916663197, 0.19392629017193921, 0.20191715086311635]</text:p>
          </table:table-cell>
          <table:table-cell office:value-type="string" calcext:value-type="string">
            <text:p>[0.94419682137340766, 0.75991246960624892, 0.91009987046533602, 0.79635474414983232, 0.90037546584282113, 0.91327896165938327, 0.83059776467488167, 0.91803559481998087, 0.76845433480855785, 0.87824237511850534]</text:p>
          </table:table-cell>
          <table:table-cell office:value-type="string" calcext:value-type="string">
            <text:p>0.267628777402</text:p>
          </table:table-cell>
          <table:table-cell office:value-type="string" calcext:value-type="string">
            <text:p>0.861954840252</text:p>
          </table:table-cell>
          <table:table-cell office:value-type="string" calcext:value-type="string">
            <text:p>[[0.36666905819440104, 0.082330407805142822, {'normalize': False, 'selection': 'cyclic', 'fit_intercept': True, 'l1_ratio': 0, 'max_iter': 1000, 'tol': 0.0001, 'alpha': 0.01}], [0.41103000438218773, 0.024374575222624567, {'normalize': False, 'selection': 'random', 'fit_intercept': True, 'l1_ratio': 0.75, 'max_iter': 1000, 'tol': 0.001, 'alpha': 0.01}], [0.29190976254759798, 0.13797205124482215, {'normalize': False, 'selection': 'cyclic', 'fit_intercept': True, 'l1_ratio': 0, 'max_iter': 1000, 'tol': 0.0001, 'alpha': 0.1}], [0.35536059834637374, 0.13576100194104912, {'normalize': False, 'selection': 'cyclic', 'fit_intercept': True, 'l1_ratio': 0, 'max_iter': 1000, 'tol': 0.0001, 'alpha': 0.1}], [0.38999472855735368, 0.13026178661872875, {'normalize': False, 'selection': 'cyclic', 'fit_intercept': True, 'l1_ratio': 1, 'max_iter': 1000, 'tol': 0.001, 'alpha': 0.01}], [0.33121001049837268, 0.047965355707778309, {'normalize': False, 'selection': 'cyclic', 'fit_intercept': True, 'l1_ratio': 0.25, 'max_iter': 1000, 'tol': 0.001, 'alpha': 0.1}], [0.34931597308866447, 0.12039496163885553, {'normalize': False, 'selection': 'cyclic', 'fit_intercept': True, 'l1_ratio': 0.25, 'max_iter': 1000, 'tol': 0.001, 'alpha': 0.1}], [0.4084429368262707, 0.03865571860026687, {'normalize': False, 'selection': 'random', 'fit_intercept': True, 'l1_ratio': 1, 'max_iter': 1000, 'tol': 0.0001, 'alpha': 0.01}], [0.32916896706774518, 0.090069100420589465, {'normalize': False, 'selection': 'random', 'fit_intercept': True, 'l1_ratio': 0.75, 'max_iter': 1000, 'tol': 0.001, 'alpha': 0.01}], [0.44859994852992208, 0.021919646688643286, {'normalize': Fals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0.8725956598145721, 0.87807094594802337, 0.74602905032768574, 0.8272884178416694, 0.86715890381620175, 0.83311152403986088, 0.94247341824452591, 0.81709653235541679, 0.84621635880238777, 0.9198715864836704]</text:p>
          </table:table-cell>
          <table:table-cell office:value-type="string" calcext:value-type="string">
            <text:p>[-0.10148417084637096, -0.0546979870826656, 0.0087390731051274484, 0.029984016772125366, -0.2487456396147345, -0.049599621891540657, -0.079635529937253313, -0.27699469476293093, -0.063199045308704349, 0.013526531882539272]</text:p>
          </table:table-cell>
          <table:table-cell office:value-type="string" calcext:value-type="string">
            <text:p>0.854991239767</text:p>
          </table:table-cell>
          <table:table-cell office:value-type="string" calcext:value-type="string">
            <text:p>-0.0822107067684</text:p>
          </table:table-cell>
          <table:table-cell office:value-type="string" calcext:value-type="string">
            <text:p>[0.19383682433475913, 0.10160146036064967, 0.33191028066940226, 0.18683672287094374, 0.14163656287412377, 0.19624208035838694, 0.052837285144870433, 0.17284618446721589, 0.18102851215131185, 0.061218140375435513]</text:p>
          </table:table-cell>
          <table:table-cell office:value-type="string" calcext:value-type="string">
            <text:p>[1.3729071027558755, 0.87707591420078101, 1.2745105018637488, 1.1154088944012466, 1.2649740937645098, 1.3717053381529496, 1.2179860360010588, 1.5979323147411948, 1.0449111591196887, 1.0905445488221162]</text:p>
          </table:table-cell>
          <table:table-cell office:value-type="string" calcext:value-type="string">
            <text:p>0.161999405361</text:p>
          </table:table-cell>
          <table:table-cell office:value-type="string" calcext:value-type="string">
            <text:p>1.22279559038</text:p>
          </table:table-cell>
          <table:table-cell office:value-type="string" calcext:value-type="string">
            <text:p>[0.30473392796614163, 0.23196555481898173, 0.36634992209812073, 0.25306905542584313, 0.2437285713791805, 0.31764562641733968, 0.16353063972536255, 0.23137939288230949, 0.30759132665943961, 0.1785148971835647]</text:p>
          </table:table-cell>
          <table:table-cell office:value-type="string" calcext:value-type="string">
            <text:p>[0.90356717352991034, 0.76619223485543186, 0.90655255243190658, 0.79520583376292275, 0.90579053032567269, 0.91591630375647615, 0.88914043490540717, 0.9166694548041816, 0.77112596440836834, 0.88695045804254458]</text:p>
          </table:table-cell>
          <table:table-cell office:value-type="string" calcext:value-type="string">
            <text:p>0.259850891456</text:p>
          </table:table-cell>
          <table:table-cell office:value-type="string" calcext:value-type="string">
            <text:p>0.865711094082</text:p>
          </table:table-cell>
          <table:table-cell office:value-type="string" calcext:value-type="string">
            <text:p>[[0.39672169577742755, 0.065731423019583415, {'normalize': True, 'selection': 'random', 'fit_intercept': True, 'l1_ratio': 1, 'max_iter': 1000, 'tol': 0.001, 'alpha': 0.01}], [0.43827045795673697, 0.045437966657433486, {'normalize': False, 'selection': 'random', 'fit_intercept': True, 'l1_ratio': 0, 'max_iter': 1000, 'tol': 0.0001, 'alpha': 0.01}], [0.29424047894576727, 0.12979376413303431, {'normalize': False, 'selection': 'cyclic', 'fit_intercept': True, 'l1_ratio': 0, 'max_iter': 1000, 'tol': 0.0001, 'alpha': 0.1}], [0.3624185668074334, 0.15968211643169841, {'normalize': False, 'selection': 'random', 'fit_intercept': True, 'l1_ratio': 0.75, 'max_iter': 1000, 'tol': 0.0001, 'alpha': 0.01}], [0.3558115568125777, 0.1224086425253785, {'normalize': False, 'selection': 'random', 'fit_intercept': True, 'l1_ratio': 0.75, 'max_iter': 1000, 'tol': 0.001, 'alpha': 0.01}], [0.33801695818327188, 0.045202966317112833, {'normalize': False, 'selection': 'cyclic', 'fit_intercept': True, 'l1_ratio': 0.25, 'max_iter': 1000, 'tol': 0.001, 'alpha': 0.1}], [0.39090327297737798, 0.13168777043774194, {'normalize': False, 'selection': 'random', 'fit_intercept': True, 'l1_ratio': 0.25, 'max_iter': 1000, 'tol': 0.0001, 'alpha': 0.001}], [0.42043561839401861, 0.031382658775552304, {'normalize': False, 'selection': 'random', 'fit_intercept': True, 'l1_ratio': 1, 'max_iter': 1000, 'tol': 0.0001, 'alpha': 0.01}], [0.34268071643387699, 0.068815044113017809, {'normalize': False, 'selection': 'random', 'fit_intercept': True, 'l1_ratio': 0, 'max_iter': 1000, 'tol': 0.0001, 'alpha': 0.1}], [0.45981395986522633, 0.030955511090363191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0.85088379664795011, 0.88290002242478449, 0.86311778517072679, 0.88167774521110565, 0.87564509865414986, 0.82409634912500507, 0.91013206483636067, 0.87001730669545518, 0.85649196083387924, 0.88384671808158111]</text:p>
          </table:table-cell>
          <table:table-cell office:value-type="string" calcext:value-type="string">
            <text:p>[-0.043886736328199394, -0.12222037044489897, -0.010228134013036794, 0.019755303809212865, -0.19145301248680435, -0.078748107922247401, 0.042213230745368757, -0.20340696945048808, -0.11976170364331074, 0.011354643762463756]</text:p>
          </table:table-cell>
          <table:table-cell office:value-type="string" calcext:value-type="string">
            <text:p>0.869880884768</text:p>
          </table:table-cell>
          <table:table-cell office:value-type="string" calcext:value-type="string">
            <text:p>-0.0696381855972</text:p>
          </table:table-cell>
          <table:table-cell office:value-type="string" calcext:value-type="string">
            <text:p>[0.22686991096653009, 0.097577470951012879, 0.17888902018617825, 0.12799918830684825, 0.13258849338918013, 0.20684291226069632, 0.082542323404607529, 0.12283535612414224, 0.16893244697341978, 0.088741154423333246]</text:p>
          </table:table-cell>
          <table:table-cell office:value-type="string" calcext:value-type="string">
            <text:p>[1.3011167592870692, 0.93322682834091075, 1.2988975265181453, 1.1271707597873655, 1.2069369028575601, 1.4097990388874653, 1.080522896913654, 1.505850331372516, 1.1005008938397227, 1.0929455670213384]</text:p>
          </table:table-cell>
          <table:table-cell office:value-type="string" calcext:value-type="string">
            <text:p>0.143381827699</text:p>
          </table:table-cell>
          <table:table-cell office:value-type="string" calcext:value-type="string">
            <text:p>1.20569675048</text:p>
          </table:table-cell>
          <table:table-cell office:value-type="string" calcext:value-type="string">
            <text:p>[0.31114116676877873, 0.22895452254191859, 0.25664689250209771, 0.23278224836611203, 0.24482712873179499, 0.31912904264030478, 0.19751138799437973, 0.23504950390681759, 0.24830524594963729, 0.19173937361094132]</text:p>
          </table:table-cell>
          <table:table-cell office:value-type="string" calcext:value-type="string">
            <text:p>[0.88867044920269356, 0.78230793117499076, 0.91556935073993895, 0.79417016741142021, 0.8811485007029578, 0.92532595295168718, 0.8330591179326019, 0.91974131382393065, 0.80628785355182642, 0.88519365941216444]</text:p>
          </table:table-cell>
          <table:table-cell office:value-type="string" calcext:value-type="string">
            <text:p>0.246608651301</text:p>
          </table:table-cell>
          <table:table-cell office:value-type="string" calcext:value-type="string">
            <text:p>0.86314742969</text:p>
          </table:table-cell>
          <table:table-cell office:value-type="string" calcext:value-type="string">
            <text:p>[[0.41662000302161578, 0.07066466238115833, {'normalize': False, 'selection': 'random', 'fit_intercept': True, 'l1_ratio': 1, 'max_iter': 1000, 'tol': 0.001, 'alpha': 0.01}], [0.45900515444481921, 0.023309282527406144, {'normalize': False, 'selection': 'cyclic', 'fit_intercept': True, 'l1_ratio': 0, 'max_iter': 1000, 'tol': 0.0001, 'alpha': 0.01}], [0.29582607547678208, 0.13567502218601016, {'normalize': False, 'selection': 'random', 'fit_intercept': True, 'l1_ratio': 0, 'max_iter': 1000, 'tol': 0.001, 'alpha': 0.01}], [0.37873957867728297, 0.15416362550355198, {'normalize': False, 'selection': 'random', 'fit_intercept': True, 'l1_ratio': 0.5, 'max_iter': 1000, 'tol': 0.0001, 'alpha': 0.01}], [0.34975428661458469, 0.12164511016583458, {'normalize': False, 'selection': 'cyclic', 'fit_intercept': True, 'l1_ratio': 0.5, 'max_iter': 1000, 'tol': 0.001, 'alpha': 0.01}], [0.31255822890011187, 0.042163960164659772, {'normalize': False, 'selection': 'cyclic', 'fit_intercept': True, 'l1_ratio': 0.25, 'max_iter': 1000, 'tol': 0.001, 'alpha': 0.1}], [0.37965600280443079, 0.1650110440392718, {'normalize': False, 'selection': 'cyclic', 'fit_intercept': True, 'l1_ratio': 0.5, 'max_iter': 1000, 'tol': 0.001, 'alpha': 0.01}], [0.39584741828153142, 0.034224476308475069, {'normalize': False, 'selection': 'random', 'fit_intercept': True, 'l1_ratio': 1, 'max_iter': 1000, 'tol': 0.001, 'alpha': 0.01}], [0.38969166172686864, 0.075672455901734964, {'normalize': False, 'selection': 'cyclic', 'fit_intercept': True, 'l1_ratio': 1, 'max_iter': 1000, 'tol': 0.001, 'alpha': 0.01}], [0.44897384842535148, 0.023362321783619702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0.86643524265487482, 0.72888995877519802, 0.76010253490304491, 0.75628373892335832, 0.83492628687094905, 0.84604524172201345, 0.7927514544571912, 0.83622309771696257, 0.87953485927651198, 0.86855131241489136]</text:p>
          </table:table-cell>
          <table:table-cell office:value-type="string" calcext:value-type="string">
            <text:p>[-0.16060728128192414, -0.74366993645593649, 0.0082633570994862238, 0.032749762927364645, -0.23994563027182703, -0.03714435267124605, 0.026231484079959122, -0.21073911887474273, -0.030152312875257437, 0.015729200522578979]</text:p>
          </table:table-cell>
          <table:table-cell office:value-type="string" calcext:value-type="string">
            <text:p>0.816974372771</text:p>
          </table:table-cell>
          <table:table-cell office:value-type="string" calcext:value-type="string">
            <text:p>-0.13392848278</text:p>
          </table:table-cell>
          <table:table-cell office:value-type="string" calcext:value-type="string">
            <text:p>[0.20320946970206091, 0.22591150502269697, 0.31351788491929417, 0.26364848819562914, 0.17600331539058367, 0.18103348281975343, 0.19035461803122045, 0.15477132843917105, 0.14180718457074781, 0.10042685054674172]</text:p>
          </table:table-cell>
          <table:table-cell office:value-type="string" calcext:value-type="string">
            <text:p>[1.4465990725566036, 1.4500178461624784, 1.2751221521655454, 1.1122285984942202, 1.2560597212209563, 1.3554277415139373, 1.0985526335512643, 1.5150252156140693, 1.0124328572960399, 1.088109502816428]</text:p>
          </table:table-cell>
          <table:table-cell office:value-type="string" calcext:value-type="string">
            <text:p>0.195068412764</text:p>
          </table:table-cell>
          <table:table-cell office:value-type="string" calcext:value-type="string">
            <text:p>1.26095753414</text:p>
          </table:table-cell>
          <table:table-cell office:value-type="string" calcext:value-type="string">
            <text:p>[0.27412865406878034, 0.31022646098537771, 0.35584065280433536, 0.32203058536586676, 0.24387860022532445, 0.31205531329841202, 0.30379962262664567, 0.21075226275235895, 0.28025156412763885, 0.23109259694135501]</text:p>
          </table:table-cell>
          <table:table-cell office:value-type="string" calcext:value-type="string">
            <text:p>[0.96386315933248368, 0.86178234086495331, 0.90882754646234654, 0.79663896113615751, 0.88462184466122817, 0.91330360371199326, 0.83044215327814197, 0.91898115392263502, 0.76097916514151942, 0.86715009385509834]</text:p>
          </table:table-cell>
          <table:table-cell office:value-type="string" calcext:value-type="string">
            <text:p>0.28440563132</text:p>
          </table:table-cell>
          <table:table-cell office:value-type="string" calcext:value-type="string">
            <text:p>0.870659002237</text:p>
          </table:table-cell>
          <table:table-cell office:value-type="string" calcext:value-type="string">
            <text:p>[[0.36035840952984538, 0.081374083095033231, {'normalize': False, 'selection': 'cyclic', 'fit_intercept': True, 'l1_ratio': 0, 'max_iter': 1000, 'tol': 0.0001, 'alpha': 0.01}], [0.41858460270164527, 0.023462782588852402, {'normalize': True, 'selection': 'random', 'fit_intercept': True, 'l1_ratio': 1, 'max_iter': 1000, 'tol': 0.001, 'alpha': 0.01}], [0.29746488764353268, 0.1372775097516884, {'normalize': False, 'selection': 'random', 'fit_intercept': True, 'l1_ratio': 0, 'max_iter': 1000, 'tol': 0.0001, 'alpha': 0.1}], [0.35771948275094018, 0.13262520325116384, {'normalize': False, 'selection': 'cyclic', 'fit_intercept': True, 'l1_ratio': 0, 'max_iter': 1000, 'tol': 0.0001, 'alpha': 0.1}], [0.37523857839908153, 0.13820827246458883, {'normalize': False, 'selection': 'cyclic', 'fit_intercept': True, 'l1_ratio': 0.75, 'max_iter': 1000, 'tol': 0.001, 'alpha': 0.01}], [0.33384378997587022, 0.046269409438888048, {'normalize': False, 'selection': 'cyclic', 'fit_intercept': True, 'l1_ratio': 0.25, 'max_iter': 1000, 'tol': 0.001, 'alpha': 0.1}], [0.35259846557811464, 0.1199472772191903, {'normalize': False, 'selection': 'cyclic', 'fit_intercept': True, 'l1_ratio': 0.25, 'max_iter': 1000, 'tol': 0.001, 'alpha': 0.1}], [0.42046837668546472, 0.034149147127681682, {'normalize': False, 'selection': 'random', 'fit_intercept': True, 'l1_ratio': 0.75, 'max_iter': 1000, 'tol': 0.001, 'alpha': 0.01}], [0.32918165122991899, 0.069763631904900494, {'normalize': False, 'selection': 'random', 'fit_intercept': True, 'l1_ratio': 0, 'max_iter': 1000, 'tol': 0.001, 'alpha': 0.1}], [0.45412065945360858, 0.04447181903972023, {'normalize': False, 'selection': 'random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0.87644596188341839, 0.76674625387534945, 0.74886395565661823, 0.87169972438862553, 0.89929222740348114, 0.8362956548762559, 0.94487679126614743, 0.8194716488274647, 0.84664743497755213, 0.91578574438453508]</text:p>
          </table:table-cell>
          <table:table-cell office:value-type="string" calcext:value-type="string">
            <text:p>[-0.12673459664238518, -0.62892936303600755, 0.010307849111430678, -0.0050991710613226271, -0.21147386884909558, -0.048836827797583027, -0.085935969985751148, -0.26989933486403173, -0.058683205701269614, 0.018445612104462605]</text:p>
          </table:table-cell>
          <table:table-cell office:value-type="string" calcext:value-type="string">
            <text:p>0.852612539754</text:p>
          </table:table-cell>
          <table:table-cell office:value-type="string" calcext:value-type="string">
            <text:p>-0.140683887672</text:p>
          </table:table-cell>
          <table:table-cell office:value-type="string" calcext:value-type="string">
            <text:p>[0.18797885807812706, 0.19436648159965389, 0.32820539148970984, 0.13879325716959065, 0.10737567797200616, 0.19249790056482999, 0.05062982379782411, 0.17060166813767061, 0.1805210649481753, 0.06433972539378556]</text:p>
          </table:table-cell>
          <table:table-cell office:value-type="string" calcext:value-type="string">
            <text:p>[1.4043796284993191, 1.3546007745829929, 1.2724934532332044, 1.1557506005483553, 1.2272179463542103, 1.3707084544758121, 1.2250938495056571, 1.5890537305828836, 1.0404729956173566, 1.0851065149624985]</text:p>
          </table:table-cell>
          <table:table-cell office:value-type="string" calcext:value-type="string">
            <text:p>0.161530984915</text:p>
          </table:table-cell>
          <table:table-cell office:value-type="string" calcext:value-type="string">
            <text:p>1.27248779484</text:p>
          </table:table-cell>
          <table:table-cell office:value-type="string" calcext:value-type="string">
            <text:p>[0.27817161650007083, 0.29566636423242704, 0.36562369699864772, 0.22753129960457019, 0.21567060530947302, 0.31450018368532651, 0.15500932185894897, 0.23904229207423056, 0.30574217652288382, 0.18608244163950935]</text:p>
          </table:table-cell>
          <table:table-cell office:value-type="string" calcext:value-type="string">
            <text:p>[0.90895826071854513, 0.83931654099385289, 0.90579004175409406, 0.80500981505123193, 0.89226121165437833, 0.9155621411793452, 0.87269316439857503, 0.91714477675754635, 0.76824653245003127, 0.88015707403508436]</text:p>
          </table:table-cell>
          <table:table-cell office:value-type="string" calcext:value-type="string">
            <text:p>0.258303999843</text:p>
          </table:table-cell>
          <table:table-cell office:value-type="string" calcext:value-type="string">
            <text:p>0.870513955899</text:p>
          </table:table-cell>
          <table:table-cell office:value-type="string" calcext:value-type="string">
            <text:p>[[0.3670615363013871, 0.074803336960418201, {'normalize': False, 'selection': 'random', 'fit_intercept': True, 'l1_ratio': 0.75, 'max_iter': 1000, 'tol': 0.001, 'alpha': 0.01}], [0.43564771692117432, 0.030236356932828876, {'normalize': True, 'selection': 'random', 'fit_intercept': True, 'l1_ratio': 0.25, 'max_iter': 1000, 'tol': 0.001, 'alpha': 0.01}], [0.29702452618384367, 0.1289268898904733, {'normalize': False, 'selection': 'cyclic', 'fit_intercept': True, 'l1_ratio': 0, 'max_iter': 1000, 'tol': 0.0001, 'alpha': 0.1}], [0.37181456870347385, 0.13877457428675269, {'normalize': False, 'selection': 'cyclic', 'fit_intercept': True, 'l1_ratio': 0.25, 'max_iter': 1000, 'tol': 0.001, 'alpha': 0.01}], [0.35240739221406908, 0.15066249417575547, {'normalize': False, 'selection': 'random', 'fit_intercept': True, 'l1_ratio': 0, 'max_iter': 1000, 'tol': 0.0001, 'alpha': 0.01}], [0.33979534254387417, 0.043965610981230398, {'normalize': False, 'selection': 'cyclic', 'fit_intercept': True, 'l1_ratio': 0.25, 'max_iter': 1000, 'tol': 0.001, 'alpha': 0.1}], [0.37631781743632581, 0.1547632222050237, {'normalize': False, 'selection': 'random', 'fit_intercept': True, 'l1_ratio': 0, 'max_iter': 1000, 'tol': 0.001, 'alpha': 0.001}], [0.43099868527994634, 0.030539528252504663, {'normalize': False, 'selection': 'random', 'fit_intercept': True, 'l1_ratio': 1, 'max_iter': 1000, 'tol': 0.0001, 'alpha': 0.01}], [0.34229843990757652, 0.068980595562322389, {'normalize': False, 'selection': 'cyclic', 'fit_intercept': True, 'l1_ratio': 0, 'max_iter': 1000, 'tol': 0.0001, 'alpha': 0.1}], [0.46680590605826572, 0.024713661265373332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0.83834107716083128, 0.78265418651757401, 0.85958189244836125, 0.88376674306237746, 0.88899259631611882, 0.83896066718193207, 0.90206449746317019, 0.86609139232027887, 0.83853265786931264, 0.87365192352987076]</text:p>
          </table:table-cell>
          <table:table-cell office:value-type="string" calcext:value-type="string">
            <text:p>[-0.049424273399003349, -0.37444165829765552, -0.01519580533011089, -0.3011189349745218, -0.17778973734311476, -0.046489369176005768, 0.040285326265942056, -0.1937120362349789, -0.13036558987422686, 0.02082006360372235]</text:p>
          </table:table-cell>
          <table:table-cell office:value-type="string" calcext:value-type="string">
            <text:p>0.857263763387</text:p>
          </table:table-cell>
          <table:table-cell office:value-type="string" calcext:value-type="string">
            <text:p>-0.122743201476</text:p>
          </table:table-cell>
          <table:table-cell office:value-type="string" calcext:value-type="string">
            <text:p>[0.24595278451986677, 0.18111066492547656, 0.1835100177743334, 0.12573934268596643, 0.11835725210827401, 0.18936414578615068, 0.089952260597375891, 0.12654539688516717, 0.19007348557564926, 0.096529981589343963]</text:p>
          </table:table-cell>
          <table:table-cell office:value-type="string" calcext:value-type="string">
            <text:p>[1.3080188321243384, 1.1429714370665327, 1.3052846937025222, 1.4961399171126095, 1.1930960624618521, 1.3676405974995418, 1.0826978538038021, 1.4937188423868113, 1.110922384624172, 1.0824815633316129]</text:p>
          </table:table-cell>
          <table:table-cell office:value-type="string" calcext:value-type="string">
            <text:p>0.154713533245</text:p>
          </table:table-cell>
          <table:table-cell office:value-type="string" calcext:value-type="string">
            <text:p>1.25829721841</text:p>
          </table:table-cell>
          <table:table-cell office:value-type="string" calcext:value-type="string">
            <text:p>[0.31887039934442146, 0.28284871899385233, 0.26182463517009558, 0.22354858570023928, 0.2306883657672576, 0.25008336329846254, 0.20779802971923442, 0.24479777898162483, 0.24939489376807081, 0.20225399233843447]</text:p>
          </table:table-cell>
          <table:table-cell office:value-type="string" calcext:value-type="string">
            <text:p>[0.88926531086462202, 0.82252822523386637, 0.91880187541057978, 0.9071672889942155, 0.87504441033618363, 0.9162137840322927, 0.83164034639041484, 0.91138582178688665, 0.80536080789664466, 0.88117648175508323]</text:p>
          </table:table-cell>
          <table:table-cell office:value-type="string" calcext:value-type="string">
            <text:p>0.247210876308</text:p>
          </table:table-cell>
          <table:table-cell office:value-type="string" calcext:value-type="string">
            <text:p>0.87585843527</text:p>
          </table:table-cell>
          <table:table-cell office:value-type="string" calcext:value-type="string">
            <text:p>[[0.39638115615789155, 0.072960821926298325, {'normalize': False, 'selection': 'random', 'fit_intercept': True, 'l1_ratio': 1, 'max_iter': 1000, 'tol': 0.0001, 'alpha': 0.01}], [0.4492966284497969, 0.025635586777828713, {'normalize': True, 'selection': 'random', 'fit_intercept': True, 'l1_ratio': 0.75, 'max_iter': 1000, 'tol': 0.001, 'alpha': 0.01}], [0.30192220422053401, 0.12468417062366671, {'normalize': False, 'selection': 'random', 'fit_intercept': True, 'l1_ratio': 0, 'max_iter': 1000, 'tol': 0.0001, 'alpha': 0.01}], [0.39162007894400896, 0.18611610918418811, {'normalize': False, 'selection': 'cyclic', 'fit_intercept': True, 'l1_ratio': 0.25, 'max_iter': 1000, 'tol': 0.0001, 'alpha': 0.001}], [0.34952468443360257, 0.13139977237363815, {'normalize': False, 'selection': 'random', 'fit_intercept': True, 'l1_ratio': 0, 'max_iter': 1000, 'tol': 0.0001, 'alpha': 0.01}], [0.31373703869484942, 0.050924789187253856, {'normalize': False, 'selection': 'random', 'fit_intercept': True, 'l1_ratio': 1, 'max_iter': 1000, 'tol': 0.001, 'alpha': 0.01}], [0.383937381041839, 0.16697485346795404, {'normalize': False, 'selection': 'cyclic', 'fit_intercept': True, 'l1_ratio': 0.5, 'max_iter': 1000, 'tol': 0.001, 'alpha': 0.01}], [0.40714020830401731, 0.035181873805376851, {'normalize': False, 'selection': 'random', 'fit_intercept': True, 'l1_ratio': 1, 'max_iter': 1000, 'tol': 0.001, 'alpha': 0.01}], [0.38050137478749163, 0.070670070818360131, {'normalize': False, 'selection': 'cyclic', 'fit_intercept': True, 'l1_ratio': 1, 'max_iter': 1000, 'tol': 0.001, 'alpha': 0.01}], [0.4543883848680047, 0.014784963440397319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0.86939409560937086, 0.88765037307845795, 0.76981843649419646, 0.77599783950690182, 0.82887541511685625, 0.85117836458989138, 0.83175203607485826, 0.87136545522390119, 0.93191325924253021, 0.85710608130051535]</text:p>
          </table:table-cell>
          <table:table-cell office:value-type="string" calcext:value-type="string">
            <text:p>[-0.23910387825777413, 0.0028051930019602489, 0.010128992437953621, 0.040452274063006333, -0.1981380127696839, -0.039100466614854668, 0.027515596618614691, -0.21568608675160816, -0.090577801215342646, 0.032345420836882188]</text:p>
          </table:table-cell>
          <table:table-cell office:value-type="string" calcext:value-type="string">
            <text:p>0.847505135624</text:p>
          </table:table-cell>
          <table:table-cell office:value-type="string" calcext:value-type="string">
            <text:p>-0.0669358768651</text:p>
          </table:table-cell>
          <table:table-cell office:value-type="string" calcext:value-type="string">
            <text:p>[0.19870778114468282, 0.093619082465257478, 0.30082033967549293, 0.24232207857475727, 0.18245481799227892, 0.17499750757022103, 0.15453318055197421, 0.12156133801919418, 0.080149236164322443, 0.10917101175300821]</text:p>
          </table:table-cell>
          <table:table-cell office:value-type="string" calcext:value-type="string">
            <text:p>[1.5444384590704392, 0.82925686565809864, 1.2727234176174449, 1.1033715800754822, 1.2137087800969153, 1.3579841562482031, 1.0971039676845276, 1.5212154682931516, 1.0718189782114129, 1.0697403027604231]</text:p>
          </table:table-cell>
          <table:table-cell office:value-type="string" calcext:value-type="string">
            <text:p>0.165833637391</text:p>
          </table:table-cell>
          <table:table-cell office:value-type="string" calcext:value-type="string">
            <text:p>1.20813619757</text:p>
          </table:table-cell>
          <table:table-cell office:value-type="string" calcext:value-type="string">
            <text:p>[0.27158852632240782, 0.23535683360867621, 0.34742112193399394, 0.31263679731778576, 0.24932402559781605, 0.30668817580721847, 0.2722137033136407, 0.19616522727477756, 0.19239177833191515, 0.23613381102373307]</text:p>
          </table:table-cell>
          <table:table-cell office:value-type="string" calcext:value-type="string">
            <text:p>[0.98435915982387778, 0.74630070167635376, 0.90953416836515777, 0.79229344404743929, 0.86859878723671924, 0.91450722515538485, 0.83166891887375327, 0.93042610372120027, 0.76959885460500388, 0.85841272038681693]</text:p>
          </table:table-cell>
          <table:table-cell office:value-type="string" calcext:value-type="string">
            <text:p>0.261992000053</text:p>
          </table:table-cell>
          <table:table-cell office:value-type="string" calcext:value-type="string">
            <text:p>0.860570008389</text:p>
          </table:table-cell>
          <table:table-cell office:value-type="string" calcext:value-type="string">
            <text:p>[[0.38691577882174227, 0.088434206188533995, {'normalize': False, 'selection': 'cyclic', 'fit_intercept': True, 'l1_ratio': 0, 'max_iter': 1000, 'tol': 0.0001, 'alpha': 0.01}], [0.41197682643720263, 0.026754396601346632, {'normalize': False, 'selection': 'random', 'fit_intercept': True, 'l1_ratio': 1, 'max_iter': 1000, 'tol': 0.0001, 'alpha': 0.01}], [0.30016663650276842, 0.13679416706763639, {'normalize': False, 'selection': 'cyclic', 'fit_intercept': True, 'l1_ratio': 0, 'max_iter': 1000, 'tol': 0.0001, 'alpha': 0.1}], [0.35353264148872704, 0.12894898484286263, {'normalize': False, 'selection': 'random', 'fit_intercept': True, 'l1_ratio': 0, 'max_iter': 1000, 'tol': 0.0001, 'alpha': 0.1}], [0.37046977275203108, 0.13627314593671283, {'normalize': False, 'selection': 'cyclic', 'fit_intercept': True, 'l1_ratio': 0.75, 'max_iter': 1000, 'tol': 0.0001, 'alpha': 0.01}], [0.34200951455025363, 0.049059769645647004, {'normalize': False, 'selection': 'random', 'fit_intercept': True, 'l1_ratio': 0.25, 'max_iter': 1000, 'tol': 0.001, 'alpha': 0.1}], [0.36028251050826354, 0.12118166676798454, {'normalize': False, 'selection': 'random', 'fit_intercept': True, 'l1_ratio': 0, 'max_iter': 1000, 'tol': 0.001, 'alpha': 0.1}], [0.42658994465831318, 0.028615974131690022, {'normalize': False, 'selection': 'random', 'fit_intercept': True, 'l1_ratio': 0.75, 'max_iter': 1000, 'tol': 0.001, 'alpha': 0.01}], [0.33997077779434559, 0.071845610913121444, {'normalize': False, 'selection': 'cyclic', 'fit_intercept': True, 'l1_ratio': 0.75, 'max_iter': 1000, 'tol': 0.001, 'alpha': 0.01}], [0.45169689389207823, 0.01286827909789723, {'normalize': False, 'selection': 'cyclic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0.89950911041762471, 0.88746024272325463, 0.75254712867956042, 0.86883361017820815, 0.89277180999537453, 0.83702025949303238, 0.92598978591537151, 0.86341641980951667, 0.92001864559169899, 0.91792210541863806]</text:p>
          </table:table-cell>
          <table:table-cell office:value-type="string" calcext:value-type="string">
            <text:p>[-0.19445053521602773, -0.003262916123230708, 0.012712089240614954, 0.043798410366568286, -0.17678546010595508, -0.04944327332436993, 0.000182380282470751, -0.27339358171433359, -0.11476425543588498, 0.028224459513640721]</text:p>
          </table:table-cell>
          <table:table-cell office:value-type="string" calcext:value-type="string">
            <text:p>0.876548911822</text:p>
          </table:table-cell>
          <table:table-cell office:value-type="string" calcext:value-type="string">
            <text:p>-0.0727182682517</text:p>
          </table:table-cell>
          <table:table-cell office:value-type="string" calcext:value-type="string">
            <text:p>[0.15288988493541519, 0.093777514939762718, 0.32339191580134463, 0.14189377526893462, 0.11432781504945862, 0.19164584702059687, 0.067977249227924127, 0.12907328111827754, 0.094151142966995269, 0.062707544698585915]</text:p>
          </table:table-cell>
          <table:table-cell office:value-type="string" calcext:value-type="string">
            <text:p>[1.4887818337222039, 0.8343030423111597, 1.2694022093331283, 1.0995239010068838, 1.192078733834097, 1.371501008654608, 1.1279398144988262, 1.593426160617776, 1.0955894057960653, 1.0742960176906422]</text:p>
          </table:table-cell>
          <table:table-cell office:value-type="string" calcext:value-type="string">
            <text:p>0.137183597103</text:p>
          </table:table-cell>
          <table:table-cell office:value-type="string" calcext:value-type="string">
            <text:p>1.21468421275</text:p>
          </table:table-cell>
          <table:table-cell office:value-type="string" calcext:value-type="string">
            <text:p>[0.26915412979619296, 0.22649652533351219, 0.36230224698256047, 0.23378064372570484, 0.22528907161984724, 0.31276384374819927, 0.1854742664591694, 0.22933705586993069, 0.21084564217702226, 0.19109923163696463]</text:p>
          </table:table-cell>
          <table:table-cell office:value-type="string" calcext:value-type="string">
            <text:p>[0.92250192259572705, 0.75432303956170388, 0.90546036108560379, 0.78471111727195042, 0.8787386113312069, 0.9159002803002344, 0.84514453870464745, 0.92598866651981104, 0.7858910958028188, 0.87004664771684548]</text:p>
          </table:table-cell>
          <table:table-cell office:value-type="string" calcext:value-type="string">
            <text:p>0.244654265735</text:p>
          </table:table-cell>
          <table:table-cell office:value-type="string" calcext:value-type="string">
            <text:p>0.858870628089</text:p>
          </table:table-cell>
          <table:table-cell office:value-type="string" calcext:value-type="string">
            <text:p>[[0.38584519874906703, 0.072633835551253204, {'normalize': False, 'selection': 'random', 'fit_intercept': True, 'l1_ratio': 1, 'max_iter': 1000, 'tol': 0.0001, 'alpha': 0.01}], [0.42783263100022884, 0.047449302492470979, {'normalize': False, 'selection': 'random', 'fit_intercept': True, 'l1_ratio': 0, 'max_iter': 1000, 'tol': 0.0001, 'alpha': 0.01}], [0.29723927585862719, 0.12813311805873545, {'normalize': False, 'selection': 'random', 'fit_intercept': True, 'l1_ratio': 0, 'max_iter': 1000, 'tol': 0.0001, 'alpha': 0.1}], [0.36425873349753196, 0.14074267016137335, {'normalize': False, 'selection': 'random', 'fit_intercept': True, 'l1_ratio': 0.75, 'max_iter': 1000, 'tol': 0.0001, 'alpha': 0.01}], [0.35343925093692818, 0.15373141203677729, {'normalize': False, 'selection': 'random', 'fit_intercept': True, 'l1_ratio': 0, 'max_iter': 1000, 'tol': 0.0001, 'alpha': 0.01}], [0.34617187030648339, 0.046164799636213019, {'normalize': False, 'selection': 'cyclic', 'fit_intercept': True, 'l1_ratio': 0.25, 'max_iter': 1000, 'tol': 0.001, 'alpha': 0.1}], [0.39316595678922656, 0.16072094128508926, {'normalize': False, 'selection': 'cyclic', 'fit_intercept': True, 'l1_ratio': 0, 'max_iter': 1000, 'tol': 0.0001, 'alpha': 0.01}], [0.43899770050121173, 0.034782877129178207, {'normalize': False, 'selection': 'random', 'fit_intercept': True, 'l1_ratio': 1, 'max_iter': 1000, 'tol': 0.001, 'alpha': 0.01}], [0.35096729268311877, 0.073117248999763823, {'normalize': False, 'selection': 'cyclic', 'fit_intercept': True, 'l1_ratio': 0.75, 'max_iter': 1000, 'tol': 0.001, 'alpha': 0.01}], [0.46325732050124924, 0.0083756482715113285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0.8453721358470444, 0.88534533932602211, 0.86098727587661672, 0.91351359280653088, 0.87767675935716938, 0.8303066743243448, 0.89201645326596313, 0.87806995488721695, 0.79512467918772056, 0.87327458604022934]</text:p>
          </table:table-cell>
          <table:table-cell office:value-type="string" calcext:value-type="string">
            <text:p>[-0.057900722653980496, -0.038669385640214493, -0.012021131709243127, 0.028788149411256958, -0.14866545943351039, -0.037411492857780226, 0.0182008089886595, -0.17708566000302639, -0.14740272173712632, 0.033600863923491042]</text:p>
          </table:table-cell>
          <table:table-cell office:value-type="string" calcext:value-type="string">
            <text:p>0.865168745092</text:p>
          </table:table-cell>
          <table:table-cell office:value-type="string" calcext:value-type="string">
            <text:p>-0.0538566751711</text:p>
          </table:table-cell>
          <table:table-cell office:value-type="string" calcext:value-type="string">
            <text:p>[0.23525551874804673, 0.095539828896442192, 0.18167334626240561, 0.093559659931181857, 0.13042231554837119, 0.19954026820568313, 0.099181235450302371, 0.11522549758659105, 0.2411717801343457, 0.096818267584237283]</text:p>
          </table:table-cell>
          <table:table-cell office:value-type="string" calcext:value-type="string">
            <text:p>[1.3185840110858897, 0.86374669537636317, 1.3012028674547549, 1.1167840068879482, 1.1635932911315641, 1.3557768628476927, 1.1076124040475472, 1.4729138821414487, 1.1276664639962226, 1.0683524128082782]</text:p>
          </table:table-cell>
          <table:table-cell office:value-type="string" calcext:value-type="string">
            <text:p>0.148838771835</text:p>
          </table:table-cell>
          <table:table-cell office:value-type="string" calcext:value-type="string">
            <text:p>1.18962328978</text:p>
          </table:table-cell>
          <table:table-cell office:value-type="string" calcext:value-type="string">
            <text:p>[0.32117346268440955, 0.22534488445173517, 0.26204147434439157, 0.20616037070429302, 0.24499339610645579, 0.25402821462492059, 0.20881035354897329, 0.24498667075305094, 0.26083625924480752, 0.20689388518260468]</text:p>
          </table:table-cell>
          <table:table-cell office:value-type="string" calcext:value-type="string">
            <text:p>[0.89277074572040582, 0.75775317877204529, 0.92407266964057444, 0.79074446437083223, 0.86211501400308865, 0.91878632767728341, 0.83730425702748601, 0.90199087457173255, 0.81572851909742106, 0.87404011352087052]</text:p>
          </table:table-cell>
          <table:table-cell office:value-type="string" calcext:value-type="string">
            <text:p>0.243526897165</text:p>
          </table:table-cell>
          <table:table-cell office:value-type="string" calcext:value-type="string">
            <text:p>0.85753061644</text:p>
          </table:table-cell>
          <table:table-cell office:value-type="string" calcext:value-type="string">
            <text:p>[[0.39075157229056839, 0.074825254921773207, {'normalize': False, 'selection': 'random', 'fit_intercept': True, 'l1_ratio': 1, 'max_iter': 1000, 'tol': 0.001, 'alpha': 0.01}], [0.43660313229374809, 0.029192743745435745, {'normalize': False, 'selection': 'cyclic', 'fit_intercept': True, 'l1_ratio': 0.25, 'max_iter': 1000, 'tol': 0.001, 'alpha': 0.01}], [0.2987416576326577, 0.11686112727628302, {'normalize': False, 'selection': 'random', 'fit_intercept': True, 'l1_ratio': 0, 'max_iter': 1000, 'tol': 0.001, 'alpha': 0.01}], [0.36500088485125243, 0.12703754239425738, {'normalize': False, 'selection': 'cyclic', 'fit_intercept': True, 'l1_ratio': 0.5, 'max_iter': 1000, 'tol': 0.0001, 'alpha': 0.01}], [0.35175591885522434, 0.13428969521091944, {'normalize': False, 'selection': 'random', 'fit_intercept': True, 'l1_ratio': 0, 'max_iter': 1000, 'tol': 0.001, 'alpha': 0.01}], [0.32556954584635739, 0.04676063803663269, {'normalize': False, 'selection': 'cyclic', 'fit_intercept': True, 'l1_ratio': 1, 'max_iter': 1000, 'tol': 0.0001, 'alpha': 0.01}], [0.39556501318066445, 0.15953039168340685, {'normalize': False, 'selection': 'cyclic', 'fit_intercept': True, 'l1_ratio': 0.5, 'max_iter': 1000, 'tol': 0.001, 'alpha': 0.01}], [0.40991326774595388, 0.045425767867246523, {'normalize': False, 'selection': 'random', 'fit_intercept': True, 'l1_ratio': 1, 'max_iter': 1000, 'tol': 0.001, 'alpha': 0.01}], [0.39333338897766584, 0.06281608513720556, {'normalize': True, 'selection': 'random', 'fit_intercept': True, 'l1_ratio': 1, 'max_iter': 1000, 'tol': 0.0001, 'alpha': 0.01}], [0.44556630510439199, 0.023038671351706164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0.87574530525496186, 0.83901308808612285, 0.78020319380885828, 0.79076218479900451, 0.82067816700380991, 0.85567826461580421, 0.83670413606245364, 0.89690558758979533, 0.88266937149402502, 0.8783820482271103]</text:p>
          </table:table-cell>
          <table:table-cell office:value-type="string" calcext:value-type="string">
            <text:p>[-0.26826341179989321, -0.85596065373621211, 0.015235931637964106, 0.047418646764623484, -0.17364142767214585, -0.043351230514906858, 0.031051191573978287, -0.19026148446176072, -0.041930675479139534, 0.045651738760225324]</text:p>
          </table:table-cell>
          <table:table-cell office:value-type="string" calcext:value-type="string">
            <text:p>0.845674134694</text:p>
          </table:table-cell>
          <table:table-cell office:value-type="string" calcext:value-type="string">
            <text:p>-0.143405137493</text:p>
          </table:table-cell>
          <table:table-cell office:value-type="string" calcext:value-type="string">
            <text:p>[0.18904485830709458, 0.13414772612300133, 0.28724867835186402, 0.22635023780276617, 0.19119480946413406, 0.16970613117404129, 0.14998475248401258, 0.097425576750792678, 0.1381173507325221, 0.092916164405132326]</text:p>
          </table:table-cell>
          <table:table-cell office:value-type="string" calcext:value-type="string">
            <text:p>[1.5807833578648198, 1.5433976427687839, 1.2661571872070705, 1.0953610377674672, 1.1888938421695694, 1.3635394131397991, 1.0931153019124416, 1.4894010889891465, 1.0240086225069474, 1.0550301935226265]</text:p>
          </table:table-cell>
          <table:table-cell office:value-type="string" calcext:value-type="string">
            <text:p>0.16761362856</text:p>
          </table:table-cell>
          <table:table-cell office:value-type="string" calcext:value-type="string">
            <text:p>1.26996876878</text:p>
          </table:table-cell>
          <table:table-cell office:value-type="string" calcext:value-type="string">
            <text:p>[0.25413803408787655, 0.25853384892329112, 0.3357177869736408, 0.30665046858941297, 0.259556805175094, 0.2826364438240806, 0.263606502491466, 0.17886616198179706, 0.26876374723419066, 0.22585952346856578]</text:p>
          </table:table-cell>
          <table:table-cell office:value-type="string" calcext:value-type="string">
            <text:p>[0.97916827652737359, 0.86946768300760569, 0.9091809626982098, 0.78956633098278006, 0.86100805345467391, 0.9242625210225307, 0.83186813467511167, 0.93470489206036167, 0.76486482288191981, 0.85322368716249197]</text:p>
          </table:table-cell>
          <table:table-cell office:value-type="string" calcext:value-type="string">
            <text:p>0.263432932275</text:p>
          </table:table-cell>
          <table:table-cell office:value-type="string" calcext:value-type="string">
            <text:p>0.871731536447</text:p>
          </table:table-cell>
          <table:table-cell office:value-type="string" calcext:value-type="string">
            <text:p>[[0.4124707498026649, 0.078583619399753099, {'normalize': False, 'selection': 'random', 'fit_intercept': True, 'l1_ratio': 0, 'max_iter': 1000, 'tol': 0.0001, 'alpha': 0.01}], [0.42367270924277667, 0.0043666398466125616, {'normalize': True, 'selection': 'random', 'fit_intercept': True, 'l1_ratio': 0.75, 'max_iter': 1000, 'tol': 0.001, 'alpha': 0.01}], [0.30532647032443133, 0.13723498467660772, {'normalize': False, 'selection': 'cyclic', 'fit_intercept': True, 'l1_ratio': 0, 'max_iter': 1000, 'tol': 0.0001, 'alpha': 0.1}], [0.35021852015121907, 0.1269171586894616, {'normalize': False, 'selection': 'cyclic', 'fit_intercept': True, 'l1_ratio': 0, 'max_iter': 1000, 'tol': 0.0001, 'alpha': 0.1}], [0.35736681441480261, 0.1418148575831531, {'normalize': False, 'selection': 'random', 'fit_intercept': True, 'l1_ratio': 0.75, 'max_iter': 1000, 'tol': 0.001, 'alpha': 0.01}], [0.34629419839542869, 0.038660857874332114, {'normalize': False, 'selection': 'random', 'fit_intercept': True, 'l1_ratio': 0, 'max_iter': 1000, 'tol': 0.001, 'alpha': 0.1}], [0.36900035471252135, 0.12227474154985059, {'normalize': False, 'selection': 'random', 'fit_intercept': True, 'l1_ratio': 0, 'max_iter': 1000, 'tol': 0.001, 'alpha': 0.1}], [0.41515297083813851, 0.043432242332148104, {'normalize': False, 'selection': 'random', 'fit_intercept': True, 'l1_ratio': 0.75, 'max_iter': 1000, 'tol': 0.001, 'alpha': 0.01}], [0.34647288305167029, 0.058988602769533917, {'normalize': False, 'selection': 'cyclic', 'fit_intercept': True, 'l1_ratio': 0, 'max_iter': 1000, 'tol': 0.0001, 'alpha': 0.1}], [0.42851224109557134, 0.032971471570566006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89308372637173594, 0.83279291106617825, 0.75668286339414825, 0.88847651709800157, 0.86416055897407085, 0.83375301139104363, 0.92074218814110376, 0.88763601391778868, 0.83222822011590614, 0.92964653863788438]</text:p>
          </table:table-cell>
          <table:table-cell office:value-type="string" calcext:value-type="string">
            <text:p>[-0.25028861889396703, -0.84226999405636627, 0.018591994054137251, 0.06412379110686961, -0.14780596981339778, -0.049045694571890674, -0.0027076678640021168, -0.25222366682196395, -0.067585207727104857, 0.02798993774531966]</text:p>
          </table:table-cell>
          <table:table-cell office:value-type="string" calcext:value-type="string">
            <text:p>0.863920254911</text:p>
          </table:table-cell>
          <table:table-cell office:value-type="string" calcext:value-type="string">
            <text:p>-0.150122109684</text:p>
          </table:table-cell>
          <table:table-cell office:value-type="string" calcext:value-type="string">
            <text:p>[0.16266565895358134, 0.13933089656454944, 0.31798699499577948, 0.12064438185426041, 0.14483342943086464, 0.19548776337157606, 0.072797087491618465, 0.10618544588546386, 0.19749484052317046, 0.053750072971132212]</text:p>
          </table:table-cell>
          <table:table-cell office:value-type="string" calcext:value-type="string">
            <text:p>[1.5583792947795103, 1.5320126320815763, 1.2618421409076852, 1.0761520072939756, 1.1627226317524151, 1.3709814191980787, 1.1312002095008129, 1.5669357677871947, 1.0492218759858492, 1.0745552810609087]</text:p>
          </table:table-cell>
          <table:table-cell office:value-type="string" calcext:value-type="string">
            <text:p>0.151117657204</text:p>
          </table:table-cell>
          <table:table-cell office:value-type="string" calcext:value-type="string">
            <text:p>1.27840032603</text:p>
          </table:table-cell>
          <table:table-cell office:value-type="string" calcext:value-type="string">
            <text:p>[0.26265928326543003, 0.26179922098965697, 0.35825063767429866, 0.2248474365301889, 0.249245279803086, 0.31309697785016011, 0.17903235556582789, 0.2181356774746693, 0.25202047738499778, 0.18113042564269655]</text:p>
          </table:table-cell>
          <table:table-cell office:value-type="string" calcext:value-type="string">
            <text:p>[0.94398247625156928, 0.85313177663913109, 0.90413642654172277, 0.77481901833594735, 0.86723368349279328, 0.91678055944425252, 0.85175264693291941, 0.9299942273790015, 0.76066502241212008, 0.87020595825095637]</text:p>
          </table:table-cell>
          <table:table-cell office:value-type="string" calcext:value-type="string">
            <text:p>0.250021777218</text:p>
          </table:table-cell>
          <table:table-cell office:value-type="string" calcext:value-type="string">
            <text:p>0.867270179568</text:p>
          </table:table-cell>
          <table:table-cell office:value-type="string" calcext:value-type="string">
            <text:p>[[0.40378336682580834, 0.058430545113434186, {'normalize': False, 'selection': 'cyclic', 'fit_intercept': True, 'l1_ratio': 0, 'max_iter': 1000, 'tol': 0.0001, 'alpha': 0.01}], [0.43997434732080959, 0.025508837658351706, {'normalize': True, 'selection': 'cyclic', 'fit_intercept': True, 'l1_ratio': 0.5, 'max_iter': 1000, 'tol': 0.0001, 'alpha': 0.01}], [0.30033375529216644, 0.12884994324435425, {'normalize': False, 'selection': 'cyclic', 'fit_intercept': True, 'l1_ratio': 0, 'max_iter': 1000, 'tol': 0.0001, 'alpha': 0.1}], [0.3536179994479034, 0.13988347671089602, {'normalize': False, 'selection': 'random', 'fit_intercept': True, 'l1_ratio': 0.75, 'max_iter': 1000, 'tol': 0.001, 'alpha': 0.01}], [0.33042942568578471, 0.13914671170166093, {'normalize': False, 'selection': 'cyclic', 'fit_intercept': True, 'l1_ratio': 0.5, 'max_iter': 1000, 'tol': 0.001, 'alpha': 0.01}], [0.34854529268549972, 0.047995865290541867, {'normalize': False, 'selection': 'cyclic', 'fit_intercept': True, 'l1_ratio': 0.25, 'max_iter': 1000, 'tol': 0.001, 'alpha': 0.1}], [0.40208876717541947, 0.15404446258355078, {'normalize': False, 'selection': 'cyclic', 'fit_intercept': True, 'l1_ratio': 0, 'max_iter': 1000, 'tol': 0.0001, 'alpha': 0.01}], [0.42935352970878465, 0.041258809157469108, {'normalize': False, 'selection': 'random', 'fit_intercept': True, 'l1_ratio': 1, 'max_iter': 1000, 'tol': 0.001, 'alpha': 0.01}], [0.36483779698369562, 0.0599953865677776, {'normalize': True, 'selection': 'random', 'fit_intercept': True, 'l1_ratio': 1, 'max_iter': 1000, 'tol': 0.001, 'alpha': 0.01}], [0.43788450576781124, 0.040592139090433042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85912059725444267, 0.89172052460583051, 0.86281788058434183, 0.92127176491029372, 0.83982293853890244, 0.83292643650943154, 0.9128682355425678, 0.87829931846845055, 0.78584903949385221, 0.89001759932288227]</text:p>
          </table:table-cell>
          <table:table-cell office:value-type="string" calcext:value-type="string">
            <text:p>[-0.058275673691639884, -0.020761564660334519, 0.001969897117577446, 0.049168083201489576, -0.071468813388111174, -0.048494142889056624, -0.00061642919576354593, -0.15693886242408173, -0.13523197466812609, 0.037502333854399827]</text:p>
          </table:table-cell>
          <table:table-cell office:value-type="string" calcext:value-type="string">
            <text:p>0.867471433523</text:p>
          </table:table-cell>
          <table:table-cell office:value-type="string" calcext:value-type="string">
            <text:p>-0.0403147146744</text:p>
          </table:table-cell>
          <table:table-cell office:value-type="string" calcext:value-type="string">
            <text:p>[0.2143381928954077, 0.090227492640457388, 0.17928096034929342, 0.085166989137355154, 0.17078245428837502, 0.19645972248023433, 0.080029192476310185, 0.11500874598323163, 0.25209072599852195, 0.084026598656006937]</text:p>
          </table:table-cell>
          <table:table-cell office:value-type="string" calcext:value-type="string">
            <text:p>[1.3190513559251649, 0.84885473706257442, 1.2832139477991411, 1.093349383325056, 1.0853934125693727, 1.3702606049258257, 1.1288409878697798, 1.4477037391220826, 1.1157050636513521, 1.0640393451961654]</text:p>
          </table:table-cell>
          <table:table-cell office:value-type="string" calcext:value-type="string">
            <text:p>0.146741107491</text:p>
          </table:table-cell>
          <table:table-cell office:value-type="string" calcext:value-type="string">
            <text:p>1.17564125774</text:p>
          </table:table-cell>
          <table:table-cell office:value-type="string" calcext:value-type="string">
            <text:p>[0.30916718477027738, 0.20997320472432804, 0.25706374567067525, 0.19427306278295423, 0.28838940528349083, 0.24449905665830571, 0.19543342288066434, 0.2379174154391995, 0.25261394664390013, 0.20151927526295721]</text:p>
          </table:table-cell>
          <table:table-cell office:value-type="string" calcext:value-type="string">
            <text:p>[0.89565521797146364, 0.75510110697729471, 0.91805592509811851, 0.78209297292112068, 0.82990770029283711, 0.92018633569191088, 0.8495037678198335, 0.89299863449224459, 0.80738543715127575, 0.87275196846169989]</text:p>
          </table:table-cell>
          <table:table-cell office:value-type="string" calcext:value-type="string">
            <text:p>0.239084972012</text:p>
          </table:table-cell>
          <table:table-cell office:value-type="string" calcext:value-type="string">
            <text:p>0.852363906688</text:p>
          </table:table-cell>
          <table:table-cell office:value-type="string" calcext:value-type="string">
            <text:p>[[0.39520027868847907, 0.064945492853464154, {'normalize': False, 'selection': 'random', 'fit_intercept': True, 'l1_ratio': 1, 'max_iter': 1000, 'tol': 0.001, 'alpha': 0.01}], [0.44182554800581697, 0.034455583288505717, {'normalize': False, 'selection': 'cyclic', 'fit_intercept': True, 'l1_ratio': 0.5, 'max_iter': 1000, 'tol': 0.001, 'alpha': 0.01}], [0.31243488929404167, 0.10383181901690167, {'normalize': False, 'selection': 'random', 'fit_intercept': True, 'l1_ratio': 0, 'max_iter': 1000, 'tol': 0.001, 'alpha': 0.01}], [0.35004392802959228, 0.12410615316766328, {'normalize': False, 'selection': 'random', 'fit_intercept': True, 'l1_ratio': 0.5, 'max_iter': 1000, 'tol': 0.0001, 'alpha': 0.01}], [0.33088970789812888, 0.12181994284066679, {'normalize': False, 'selection': 'random', 'fit_intercept': True, 'l1_ratio': 1, 'max_iter': 1000, 'tol': 0.001, 'alpha': 0.01}], [0.33064140964295657, 0.044097935645852571, {'normalize': False, 'selection': 'random', 'fit_intercept': True, 'l1_ratio': 1, 'max_iter': 1000, 'tol': 0.0001, 'alpha': 0.01}], [0.40189910938970852, 0.1547480777683809, {'normalize': False, 'selection': 'cyclic', 'fit_intercept': True, 'l1_ratio': 0, 'max_iter': 1000, 'tol': 0.0001, 'alpha': 0.01}], [0.40375604430743856, 0.045521402803648262, {'normalize': False, 'selection': 'random', 'fit_intercept': True, 'l1_ratio': 1, 'max_iter': 1000, 'tol': 0.001, 'alpha': 0.01}], [0.40740762452332663, 0.046406501298806212, {'normalize': True, 'selection': 'random', 'fit_intercept': True, 'l1_ratio': 1, 'max_iter': 1000, 'tol': 0.001, 'alpha': 0.01}], [0.41771070445274233, 0.05995037884642461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0.87755918104185782, 0.87681739316658158, 0.78798673828845767, 0.8882852883982757, 0.8293476530030206, 0.85684639244477057, 0.83589479001205091, 0.89413731515228168, 0.88798548046930348, 0.86232334255035981]</text:p>
          </table:table-cell>
          <table:table-cell office:value-type="string" calcext:value-type="string">
            <text:p>[-0.26550487065012929, -0.59701395503788612, 0.016598042850354822, 0.036780247249860287, -0.15658146688940611, -0.03980937630316439, 0.03590537056958143, -0.19477032739264977, -0.05125960357366921, 0.037491250470867987]</text:p>
          </table:table-cell>
          <table:table-cell office:value-type="string" calcext:value-type="string">
            <text:p>0.859718357453</text:p>
          </table:table-cell>
          <table:table-cell office:value-type="string" calcext:value-type="string">
            <text:p>-0.117816468871</text:p>
          </table:table-cell>
          <table:table-cell office:value-type="string" calcext:value-type="string">
            <text:p>[0.18628517271272693, 0.10264602512188653, 0.27707649749354196, 0.1208512501090072, 0.18195131303051082, 0.16833254420848207, 0.15072812444773845, 0.10004163064278222, 0.13185942049537647, 0.10518502204533474]</text:p>
          </table:table-cell>
          <table:table-cell office:value-type="string" calcext:value-type="string">
            <text:p>[1.5773450690196473, 1.3280602520923122, 1.2644058571608672, 1.1075939964466368, 1.1716121734724421, 1.3589106192379388, 1.0876390814019532, 1.4950431060240703, 1.0331770854693731, 1.0640515978556477]</text:p>
          </table:table-cell>
          <table:table-cell office:value-type="string" calcext:value-type="string">
            <text:p>0.152495700031</text:p>
          </table:table-cell>
          <table:table-cell office:value-type="string" calcext:value-type="string">
            <text:p>1.24878388382</text:p>
          </table:table-cell>
          <table:table-cell office:value-type="string" calcext:value-type="string">
            <text:p>[0.26039791735362955, 0.23297575702645812, 0.32106090005136773, 0.23027246948734828, 0.26984170725205381, 0.2891381874644266, 0.25235183351597151, 0.19129271758288782, 0.26147045349956438, 0.22016342950794418]</text:p>
          </table:table-cell>
          <table:table-cell office:value-type="string" calcext:value-type="string">
            <text:p>[0.97268404271560271, 0.87641299094671854, 0.90763563355381038, 0.77930452121409599, 0.86072049006749152, 0.91653986435727497, 0.83133508832847169, 0.93737446252876022, 0.76844062998018892, 0.85991279914839591]</text:p>
          </table:table-cell>
          <table:table-cell office:value-type="string" calcext:value-type="string">
            <text:p>0.252896537274</text:p>
          </table:table-cell>
          <table:table-cell office:value-type="string" calcext:value-type="string">
            <text:p>0.871036052284</text:p>
          </table:table-cell>
          <table:table-cell office:value-type="string" calcext:value-type="string">
            <text:p>[[0.42009420168258815, 0.068262131157207265, {'normalize': False, 'selection': 'random', 'fit_intercept': True, 'l1_ratio': 0, 'max_iter': 1000, 'tol': 0.001, 'alpha': 0.01}], [0.42570937341238968, 0.0085780020080057431, {'normalize': True, 'selection': 'random', 'fit_intercept': True, 'l1_ratio': 0.75, 'max_iter': 1000, 'tol': 0.0001, 'alpha': 0.01}], [0.31350606620920091, 0.13738125150596825, {'normalize': False, 'selection': 'random', 'fit_intercept': True, 'l1_ratio': 0, 'max_iter': 1000, 'tol': 0.0001, 'alpha': 0.1}], [0.35568830700057519, 0.13368138843772442, {'normalize': False, 'selection': 'random', 'fit_intercept': True, 'l1_ratio': 1, 'max_iter': 1000, 'tol': 0.0001, 'alpha': 0.01}], [0.33855541324993099, 0.14196991673518802, {'normalize': False, 'selection': 'cyclic', 'fit_intercept': True, 'l1_ratio': 0.75, 'max_iter': 1000, 'tol': 0.001, 'alpha': 0.01}], [0.34958462091828857, 0.053795763039650474, {'normalize': False, 'selection': 'random', 'fit_intercept': True, 'l1_ratio': 0.25, 'max_iter': 1000, 'tol': 0.001, 'alpha': 0.1}], [0.37754256069900594, 0.12421325812183652, {'normalize': False, 'selection': 'random', 'fit_intercept': True, 'l1_ratio': 0, 'max_iter': 1000, 'tol': 0.0001, 'alpha': 0.1}], [0.41912371901895945, 0.04886599406145916, {'normalize': False, 'selection': 'random', 'fit_intercept': True, 'l1_ratio': 0.75, 'max_iter': 1000, 'tol': 0.001, 'alpha': 0.01}], [0.35106775473729268, 0.054492483656313935, {'normalize': False, 'selection': 'random', 'fit_intercept': True, 'l1_ratio': 0, 'max_iter': 1000, 'tol': 0.0001, 'alpha': 0.1}], [0.41944694440046132, 0.039792853369206946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0.89355800836591881, 0.83682474283093455, 0.76126368696973512, 0.89598179696275371, 0.89047465137363724, 0.83589826845871251, 0.92710003626974302, 0.8940206836578739, 0.90247271156152464, 0.92983196972029625]</text:p>
          </table:table-cell>
          <table:table-cell office:value-type="string" calcext:value-type="string">
            <text:p>[-0.24430582555958291, -0.59293896756680708, 0.021203480522534623, 0.0701504383378172, -0.13277689221050615, -0.049540110810180504, 0.0029982527289540428, -0.25686382920223716, -0.16466160462894641, 0.0050726455658185454]</text:p>
          </table:table-cell>
          <table:table-cell office:value-type="string" calcext:value-type="string">
            <text:p>0.876742655617</text:p>
          </table:table-cell>
          <table:table-cell office:value-type="string" calcext:value-type="string">
            <text:p>-0.134166241282</text:p>
          </table:table-cell>
          <table:table-cell office:value-type="string" calcext:value-type="string">
            <text:p>[0.16194407195381541, 0.13597123796297392, 0.31200039518729034, 0.11252528597987917, 0.11677706954152756, 0.19296518230394497, 0.066957501265052469, 0.10015184894020819, 0.11480557868624046, 0.053608403549077033]</text:p>
          </table:table-cell>
          <table:table-cell office:value-type="string" calcext:value-type="string">
            <text:p>[1.5509222475694855, 1.3246715347482698, 1.2584844307032956, 1.0692220432098287, 1.1474982391958175, 1.3716275640510174, 1.1247631004838881, 1.5727421078162436, 1.1446284800995821, 1.099890304118156]</text:p>
          </table:table-cell>
          <table:table-cell office:value-type="string" calcext:value-type="string">
            <text:p>0.136770657537</text:p>
          </table:table-cell>
          <table:table-cell office:value-type="string" calcext:value-type="string">
            <text:p>1.2664450052</text:p>
          </table:table-cell>
          <table:table-cell office:value-type="string" calcext:value-type="string">
            <text:p>[0.25011292925885442, 0.25503843917250285, 0.35094345961206791, 0.22005071477928509, 0.22457576091456755, 0.30727167610479084, 0.16432032085941276, 0.21367032111516229, 0.19782282082126709, 0.17419199402681654]</text:p>
          </table:table-cell>
          <table:table-cell office:value-type="string" calcext:value-type="string">
            <text:p>[0.93242124330040044, 0.86148581045589279, 0.90318828012560692, 0.77026047358897465, 0.87314603281878822, 0.91750592639616713, 0.85192326368779492, 0.93580240986236729, 0.79245905576299169, 0.88306844401202012]</text:p>
          </table:table-cell>
          <table:table-cell office:value-type="string" calcext:value-type="string">
            <text:p>0.235799843666</text:p>
          </table:table-cell>
          <table:table-cell office:value-type="string" calcext:value-type="string">
            <text:p>0.872126094001</text:p>
          </table:table-cell>
          <table:table-cell office:value-type="string" calcext:value-type="string">
            <text:p>[[0.406769110432039, 0.045897901273818036, {'normalize': False, 'selection': 'cyclic', 'fit_intercept': True, 'l1_ratio': 0, 'max_iter': 1000, 'tol': 0.0001, 'alpha': 0.01}], [0.44247684492792261, 0.022321256481266302, {'normalize': True, 'selection': 'random', 'fit_intercept': True, 'l1_ratio': 0.25, 'max_iter': 1000, 'tol': 0.0001, 'alpha': 0.01}], [0.30588898369176726, 0.12900310451737357, {'normalize': False, 'selection': 'random', 'fit_intercept': True, 'l1_ratio': 0, 'max_iter': 1000, 'tol': 0.0001, 'alpha': 0.1}], [0.36058460309301421, 0.13543985393890354, {'normalize': False, 'selection': 'random', 'fit_intercept': True, 'l1_ratio': 0.75, 'max_iter': 1000, 'tol': 0.0001, 'alpha': 0.01}], [0.31577429064306273, 0.1555825440412113, {'normalize': False, 'selection': 'random', 'fit_intercept': True, 'l1_ratio': 0, 'max_iter': 1000, 'tol': 0.0001, 'alpha': 0.01}], [0.35164674409025864, 0.049953449006282097, {'normalize': False, 'selection': 'cyclic', 'fit_intercept': True, 'l1_ratio': 0.25, 'max_iter': 1000, 'tol': 0.001, 'alpha': 0.1}], [0.40850047584952398, 0.14970060949491673, {'normalize': False, 'selection': 'cyclic', 'fit_intercept': True, 'l1_ratio': 0, 'max_iter': 1000, 'tol': 0.0001, 'alpha': 0.01}], [0.42734267854069879, 0.047831695164429248, {'normalize': False, 'selection': 'random', 'fit_intercept': True, 'l1_ratio': 1, 'max_iter': 1000, 'tol': 0.001, 'alpha': 0.01}], [0.36212271690604103, 0.044721844414368647, {'normalize': False, 'selection': 'cyclic', 'fit_intercept': True, 'l1_ratio': 0.25, 'max_iter': 1000, 'tol': 0.001, 'alpha': 0.01}], [0.43082171410355474, 0.056357792719715999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0.85585515505427801, 0.90072009345172366, 0.8655601631221046, 0.92875262287093063, 0.84567749655026936, 0.83202822157514211, 0.88493422109883924, 0.86908523513581082, 0.77783385258598392, 0.88386520923221956]</text:p>
          </table:table-cell>
          <table:table-cell office:value-type="string" calcext:value-type="string">
            <text:p>[-0.064041478116645623, 0.010395529019342709, 0.0014744712944030347, 0.043589264975674391, -0.071235062788463033, -0.06362530459802862, 0.018695668958188416, -0.13466276127940158, -0.12984859245313651, 0.02150423788898459]</text:p>
          </table:table-cell>
          <table:table-cell office:value-type="string" calcext:value-type="string">
            <text:p>0.864431227068</text:p>
          </table:table-cell>
          <table:table-cell office:value-type="string" calcext:value-type="string">
            <text:p>-0.0367754027099</text:p>
          </table:table-cell>
          <table:table-cell office:value-type="string" calcext:value-type="string">
            <text:p>[0.21930633562278568, 0.082728301045243591, 0.17569711830768195, 0.077074312501765663, 0.16454026344759881, 0.19751592223459022, 0.10568615733262661, 0.12371617601678635, 0.26152591266237241, 0.088727027176757248]</text:p>
          </table:table-cell>
          <table:table-cell office:value-type="string" calcext:value-type="string">
            <text:p>[1.3262379447638488, 0.82294482089924681, 1.2838509399345097, 1.0997643946000406, 1.0851566241926396, 1.3900352836278318, 1.1070541299671295, 1.4198291504401492, 1.1104142799781822, 1.0817252099563308]</text:p>
          </table:table-cell>
          <table:table-cell office:value-type="string" calcext:value-type="string">
            <text:p>0.149651752635</text:p>
          </table:table-cell>
          <table:table-cell office:value-type="string" calcext:value-type="string">
            <text:p>1.17270127784</text:p>
          </table:table-cell>
          <table:table-cell office:value-type="string" calcext:value-type="string">
            <text:p>[0.30172337882370831, 0.20262442650288007, 0.24367076506312887, 0.19345535815066647, 0.28458528531595123, 0.25072188146975483, 0.19874949223601865, 0.24325278170177791, 0.25894362307828056, 0.19403526161196985]</text:p>
          </table:table-cell>
          <table:table-cell office:value-type="string" calcext:value-type="string">
            <text:p>[0.8941952549563178, 0.74348100182187016, 0.91377754507035192, 0.78464420505576682, 0.83587528144071432, 0.92630829322760844, 0.84055778305700313, 0.89099791526881411, 0.80511715125502326, 0.88329649405221622]</text:p>
          </table:table-cell>
          <table:table-cell office:value-type="string" calcext:value-type="string">
            <text:p>0.237176225395</text:p>
          </table:table-cell>
          <table:table-cell office:value-type="string" calcext:value-type="string">
            <text:p>0.851825092521</text:p>
          </table:table-cell>
          <table:table-cell office:value-type="string" calcext:value-type="string">
            <text:p>[[0.40079924347205775, 0.048907902053188776, {'normalize': False, 'selection': 'random', 'fit_intercept': True, 'l1_ratio': 1, 'max_iter': 1000, 'tol': 0.001, 'alpha': 0.01}], [0.44116778286804176, 0.035103018743247588, {'normalize': False, 'selection': 'cyclic', 'fit_intercept': True, 'l1_ratio': 0.5, 'max_iter': 1000, 'tol': 0.001, 'alpha': 0.01}], [0.32196497434170146, 0.096184583346162214, {'normalize': False, 'selection': 'random', 'fit_intercept': True, 'l1_ratio': 0, 'max_iter': 1000, 'tol': 0.0001, 'alpha': 0.01}], [0.3543537707873447, 0.12411682709191997, {'normalize': False, 'selection': 'cyclic', 'fit_intercept': True, 'l1_ratio': 0.25, 'max_iter': 1000, 'tol': 0.001, 'alpha': 0.01}], [0.306644349570663, 0.126070473036589, {'normalize': False, 'selection': 'random', 'fit_intercept': True, 'l1_ratio': 0.75, 'max_iter': 1000, 'tol': 0.001, 'alpha': 0.01}], [0.34362697984636836, 0.039314595218526364, {'normalize': False, 'selection': 'cyclic', 'fit_intercept': True, 'l1_ratio': 1, 'max_iter': 1000, 'tol': 0.001, 'alpha': 0.01}], [0.40586346549455193, 0.14997237134679894, {'normalize': False, 'selection': 'cyclic', 'fit_intercept': True, 'l1_ratio': 0.5, 'max_iter': 1000, 'tol': 0.001, 'alpha': 0.01}], [0.40097566137576696, 0.042322264191992746, {'normalize': False, 'selection': 'random', 'fit_intercept': True, 'l1_ratio': 1, 'max_iter': 1000, 'tol': 0.001, 'alpha': 0.01}], [0.40532181796679223, 0.043411243718578983, {'normalize': True, 'selection': 'cyclic', 'fit_intercept': True, 'l1_ratio': 1, 'max_iter': 1000, 'tol': 0.001, 'alpha': 0.01}], [0.40477136135582598, 0.078980769884622784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0.8696900450294226, 0.86730497905718063, 0.91606978394367888, 0.88738651050309492, 0.83235060973389907, 0.85822810395776805, 0.83343410092514225, 0.88722654646706234, 0.88841150910306099, 0.87798582336340758]</text:p>
          </table:table-cell>
          <table:table-cell office:value-type="string" calcext:value-type="string">
            <text:p>[-0.26547027973708293, -0.86966082391453159, -0.031068851370389838, 0.037055496159763557, -0.15566645127655931, -0.041980408975951677, 0.040039040591556163, -0.19279458286273887, -0.056553848742631585, -0.0084848577384140089]</text:p>
          </table:table-cell>
          <table:table-cell office:value-type="string" calcext:value-type="string">
            <text:p>0.871808801208</text:p>
          </table:table-cell>
          <table:table-cell office:value-type="string" calcext:value-type="string">
            <text:p>-0.154458556787</text:p>
          </table:table-cell>
          <table:table-cell office:value-type="string" calcext:value-type="string">
            <text:p>[0.19825751472783207, 0.11057256217726623, 0.10968696066947801, 0.12182353415866924, 0.17874952922986478, 0.16670780684896228, 0.15298822972377449, 0.10657239801618611, 0.13135791507449843, 0.093218880361457257]</text:p>
          </table:table-cell>
          <table:table-cell office:value-type="string" calcext:value-type="string">
            <text:p>[1.5773019543644675, 1.5547905622879468, 1.3256934108485456, 1.1072774912677648, 1.1706852664956149, 1.3617479078996855, 1.0829756998953313, 1.4925708122526355, 1.0383802653260275, 1.1148780983183222]</text:p>
          </table:table-cell>
          <table:table-cell office:value-type="string" calcext:value-type="string">
            <text:p>0.136993533099</text:p>
          </table:table-cell>
          <table:table-cell office:value-type="string" calcext:value-type="string">
            <text:p>1.2826301469</text:p>
          </table:table-cell>
          <table:table-cell office:value-type="string" calcext:value-type="string">
            <text:p>[0.26840883235572061, 0.25007688971927827, 0.21926466500611697, 0.22815753395225205, 0.26716848905528845, 0.28552106724699877, 0.2496032070796321, 0.1968943240421899, 0.26202375731994521, 0.20415317672138486]</text:p>
          </table:table-cell>
          <table:table-cell office:value-type="string" calcext:value-type="string">
            <text:p>[0.96962556121925614, 0.87002708349985058, 0.92044553315332622, 0.78332495623550569, 0.86416582549455434, 0.91766829729662069, 0.83008683937983252, 0.93714260801811955, 0.77074457339851798, 0.8840594145616073]</text:p>
          </table:table-cell>
          <table:table-cell office:value-type="string" calcext:value-type="string">
            <text:p>0.24312719425</text:p>
          </table:table-cell>
          <table:table-cell office:value-type="string" calcext:value-type="string">
            <text:p>0.874729069226</text:p>
          </table:table-cell>
          <table:table-cell office:value-type="string" calcext:value-type="string">
            <text:p>[[0.42225366112214513, 0.065933048251996057, {'normalize': False, 'selection': 'random', 'fit_intercept': True, 'l1_ratio': 0, 'max_iter': 1000, 'tol': 0.001, 'alpha': 0.01}], [0.41969535108850459, 0.012176213287534834, {'normalize': True, 'selection': 'random', 'fit_intercept': True, 'l1_ratio': 0.75, 'max_iter': 1000, 'tol': 0.001, 'alpha': 0.01}], [0.31759252572573116, 0.11947241604182895, {'normalize': False, 'selection': 'cyclic', 'fit_intercept': True, 'l1_ratio': 0.25, 'max_iter': 1000, 'tol': 0.001, 'alpha': 0.01}], [0.3570293744862848, 0.13917587853456806, {'normalize': False, 'selection': 'cyclic', 'fit_intercept': True, 'l1_ratio': 1, 'max_iter': 1000, 'tol': 0.0001, 'alpha': 0.01}], [0.32194220678417534, 0.14537493669480633, {'normalize': False, 'selection': 'cyclic', 'fit_intercept': True, 'l1_ratio': 0.75, 'max_iter': 1000, 'tol': 0.001, 'alpha': 0.01}], [0.34874907574711256, 0.053731901425724905, {'normalize': False, 'selection': 'cyclic', 'fit_intercept': True, 'l1_ratio': 0.25, 'max_iter': 1000, 'tol': 0.001, 'alpha': 0.1}], [0.37864801121434166, 0.12416931972114283, {'normalize': False, 'selection': 'cyclic', 'fit_intercept': True, 'l1_ratio': 0, 'max_iter': 1000, 'tol': 0.0001, 'alpha': 0.1}], [0.4156309573254367, 0.044574817184757948, {'normalize': False, 'selection': 'random', 'fit_intercept': True, 'l1_ratio': 0.75, 'max_iter': 1000, 'tol': 0.0001, 'alpha': 0.01}], [0.35079023592677672, 0.052577778153939145, {'normalize': False, 'selection': 'cyclic', 'fit_intercept': True, 'l1_ratio': 0, 'max_iter': 1000, 'tol': 0.0001, 'alpha': 0.1}], [0.41417027954497987, 0.052125569697535706, {'normalize': Fals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0.90076769009486246, 0.91511457517240724, 0.92281885506098826, 0.89555995335442506, 0.8949260370431098, 0.83383479175298825, 0.92802742545733996, 0.88729310934361094, 0.89661285186080941, 0.92297169339874663]</text:p>
          </table:table-cell>
          <table:table-cell office:value-type="string" calcext:value-type="string">
            <text:p>[-0.18088820128229566, 0.030828383570584039, -0.014216951959928226, 0.061059396441853986, -0.13207862777292623, -0.051362535256026076, 0.013213191412188796, -0.25485414784380445, -0.17555799154947493, -0.038038541391523184]</text:p>
          </table:table-cell>
          <table:table-cell office:value-type="string" calcext:value-type="string">
            <text:p>0.899792698254</text:p>
          </table:table-cell>
          <table:table-cell office:value-type="string" calcext:value-type="string">
            <text:p>-0.0741896025631</text:p>
          </table:table-cell>
          <table:table-cell office:value-type="string" calcext:value-type="string">
            <text:p>[0.15097504367135026, 0.070733617945900565, 0.10086671531584919, 0.11298162988200329, 0.11203095569300218, 0.19539159886250421, 0.066105708485957496, 0.10650949522168611, 0.12170359251121404, 0.058849657436891946]</text:p>
          </table:table-cell>
          <table:table-cell office:value-type="string" calcext:value-type="string">
            <text:p>[1.4718775285307271, 0.80595307083927725, 1.3040261361762104, 1.079675715278601, 1.1467909002501473, 1.3740092620705362, 1.1132391627013754, 1.5702273481244902, 1.1553374403244667, 1.1475496395682019]</text:p>
          </table:table-cell>
          <table:table-cell office:value-type="string" calcext:value-type="string">
            <text:p>0.109614801503</text:p>
          </table:table-cell>
          <table:table-cell office:value-type="string" calcext:value-type="string">
            <text:p>1.21686862039</text:p>
          </table:table-cell>
          <table:table-cell office:value-type="string" calcext:value-type="string">
            <text:p>[0.26417511312617575, 0.19801101989124362, 0.20759678993454944, 0.21798338711779697, 0.22073747943640656, 0.30926741380864842, 0.16439914890276361, 0.21843577914921405, 0.19804272023366731, 0.17143293822049954]</text:p>
          </table:table-cell>
          <table:table-cell office:value-type="string" calcext:value-type="string">
            <text:p>[0.91451592930507752, 0.74537093298294221, 0.92182215033033454, 0.7748108415642827, 0.87566255370069701, 0.91841936670154689, 0.85039910024258125, 0.93689474873207568, 0.80117935493600001, 0.90398528653372212]</text:p>
          </table:table-cell>
          <table:table-cell office:value-type="string" calcext:value-type="string">
            <text:p>0.217008178982</text:p>
          </table:table-cell>
          <table:table-cell office:value-type="string" calcext:value-type="string">
            <text:p>0.864306026503</text:p>
          </table:table-cell>
          <table:table-cell office:value-type="string" calcext:value-type="string">
            <text:p>[[0.40541356560557307, 0.048385507096341596, {'normalize': False, 'selection': 'random', 'fit_intercept': True, 'l1_ratio': 1, 'max_iter': 1000, 'tol': 0.001, 'alpha': 0.01}], [0.44521594500470996, 0.034542303361427718, {'normalize': False, 'selection': 'random', 'fit_intercept': True, 'l1_ratio': 0, 'max_iter': 1000, 'tol': 0.0001, 'alpha': 0.01}], [0.31072834232493252, 0.10150789223402833, {'normalize': False, 'selection': 'random', 'fit_intercept': True, 'l1_ratio': 0, 'max_iter': 1000, 'tol': 0.001, 'alpha': 0.01}], [0.3655758441934972, 0.13932810464131806, {'normalize': False, 'selection': 'random', 'fit_intercept': True, 'l1_ratio': 0.75, 'max_iter': 1000, 'tol': 0.001, 'alpha': 0.01}], [0.31717737553745934, 0.15200100232134781, {'normalize': False, 'selection': 'random', 'fit_intercept': True, 'l1_ratio': 0, 'max_iter': 1000, 'tol': 0.0001, 'alpha': 0.01}], [0.35125623341871731, 0.04959852338362971, {'normalize': False, 'selection': 'cyclic', 'fit_intercept': True, 'l1_ratio': 0.25, 'max_iter': 1000, 'tol': 0.001, 'alpha': 0.1}], [0.40581185032209599, 0.14019169784963978, {'normalize': False, 'selection': 'cyclic', 'fit_intercept': True, 'l1_ratio': 0, 'max_iter': 1000, 'tol': 0.0001, 'alpha': 0.01}], [0.42171242307203294, 0.045057834769300163, {'normalize': False, 'selection': 'random', 'fit_intercept': True, 'l1_ratio': 1, 'max_iter': 1000, 'tol': 0.001, 'alpha': 0.01}], [0.36272062412377176, 0.040275099124403475, {'normalize': False, 'selection': 'cyclic', 'fit_intercept': True, 'l1_ratio': 0.5, 'max_iter': 1000, 'tol': 0.0001, 'alpha': 0.01}], [0.44802017315107678, 0.035805853606884937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0.84581862933629526, 0.91150693361058532, 0.84217373218531733, 0.92236317380631294, 0.8548963133861649, 0.82403292784103799, 0.88300058358600775, 0.86455686995015513, 0.77003663734035366, 0.87403193997718753]</text:p>
          </table:table-cell>
          <table:table-cell office:value-type="string" calcext:value-type="string">
            <text:p>[-0.050802030843085211, 0.0021366334227155281, -0.0078972602635787315, 0.055180562773986863, -0.077829239326672406, -0.11208548423538356, 0.028817813355149768, -0.14097263476941602, -0.12633062627644454, -0.0085204189703456112]</text:p>
          </table:table-cell>
          <table:table-cell office:value-type="string" calcext:value-type="string">
            <text:p>0.859241774102</text:p>
          </table:table-cell>
          <table:table-cell office:value-type="string" calcext:value-type="string">
            <text:p>-0.0438302685133</text:p>
          </table:table-cell>
          <table:table-cell office:value-type="string" calcext:value-type="string">
            <text:p>[0.23457621002185611, 0.073739805880259759, 0.20626044401914548, 0.083986319845254717, 0.15471106474394034, 0.20691748855862888, 0.10746217380213591, 0.12799554072372413, 0.27070451100903387, 0.096239648869701711]</text:p>
          </table:table-cell>
          <table:table-cell office:value-type="string" calcext:value-type="string">
            <text:p>[1.3097360905570232, 0.82981283287463403, 1.2959006132013775, 1.0864357104490145, 1.0918364973596988, 1.4533671348499348, 1.0956348776472269, 1.427724837707272, 1.1069568256739755, 1.1149174111928046]</text:p>
          </table:table-cell>
          <table:table-cell office:value-type="string" calcext:value-type="string">
            <text:p>0.156259320747</text:p>
          </table:table-cell>
          <table:table-cell office:value-type="string" calcext:value-type="string">
            <text:p>1.18123228315</text:p>
          </table:table-cell>
          <table:table-cell office:value-type="string" calcext:value-type="string">
            <text:p>[0.30575646781041949, 0.2002997184483308, 0.25652856279561692, 0.2040871542699397, 0.27195590349485538, 0.2522138897058876, 0.1994109511799437, 0.24377633387191866, 0.26484808515474467, 0.19166345551689942]</text:p>
          </table:table-cell>
          <table:table-cell office:value-type="string" calcext:value-type="string">
            <text:p>[0.88776051141984735, 0.74487830040196279, 0.91670003032018699, 0.77826570466401679, 0.8416451003023685, 0.94762676547676283, 0.83927545319383767, 0.89713684707499974, 0.80562371197830007, 0.90263314870199751]</text:p>
          </table:table-cell>
          <table:table-cell office:value-type="string" calcext:value-type="string">
            <text:p>0.239054052225</text:p>
          </table:table-cell>
          <table:table-cell office:value-type="string" calcext:value-type="string">
            <text:p>0.856154557353</text:p>
          </table:table-cell>
          <table:table-cell office:value-type="string" calcext:value-type="string">
            <text:p>[[0.39692341564574068, 0.045254396242508578, {'normalize': False, 'selection': 'cyclic', 'fit_intercept': True, 'l1_ratio': 1, 'max_iter': 1000, 'tol': 0.0001, 'alpha': 0.01}], [0.44096535957793959, 0.036358494552800907, {'normalize': False, 'selection': 'cyclic', 'fit_intercept': True, 'l1_ratio': 0, 'max_iter': 1000, 'tol': 0.0001, 'alpha': 0.01}], [0.3257681949127384, 0.098898867070412746, {'normalize': False, 'selection': 'cyclic', 'fit_intercept': True, 'l1_ratio': 0.25, 'max_iter': 1000, 'tol': 0.001, 'alpha': 0.01}], [0.3534192486532351, 0.12719223408072702, {'normalize': False, 'selection': 'random', 'fit_intercept': True, 'l1_ratio': 0.5, 'max_iter': 1000, 'tol': 0.001, 'alpha': 0.01}], [0.29737639814369715, 0.13721821705516926, {'normalize': False, 'selection': 'random', 'fit_intercept': True, 'l1_ratio': 0.5, 'max_iter': 1000, 'tol': 0.001, 'alpha': 0.01}], [0.35710142632781844, 0.032864747682889231, {'normalize': False, 'selection': 'cyclic', 'fit_intercept': True, 'l1_ratio': 1, 'max_iter': 1000, 'tol': 0.001, 'alpha': 0.01}], [0.40831704926721979, 0.13959613461719197, {'normalize': False, 'selection': 'cyclic', 'fit_intercept': True, 'l1_ratio': 0.5, 'max_iter': 1000, 'tol': 0.001, 'alpha': 0.01}], [0.39825227764845622, 0.032492219984131515, {'normalize': False, 'selection': 'random', 'fit_intercept': True, 'l1_ratio': 1, 'max_iter': 1000, 'tol': 0.001, 'alpha': 0.01}], [0.40085209203078215, 0.042128734953216222, {'normalize': True, 'selection': 'random', 'fit_intercept': True, 'l1_ratio': 1, 'max_iter': 1000, 'tol': 0.001, 'alpha': 0.01}], [0.41395096113302621, 0.059731190216430231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0.84921701237286629, 0.84320195499309725, 0.9073270023549953, 0.79857310507317303, 0.83808744891104736, 0.86033378508453173, 0.84291418510486738, 0.87940781466518581, 0.88879064980779865, 0.82294967235446403]</text:p>
          </table:table-cell>
          <table:table-cell office:value-type="string" calcext:value-type="string">
            <text:p>[-0.23696547828978964, -1.6308852559589591, -0.1026700469491697, 0.048884715283757485, -0.15231501220936572, -0.058356003016489355, 0.04205081011225531, -0.19822233179893889, -0.046016756298556505, -0.06892442131655141]</text:p>
          </table:table-cell>
          <table:table-cell office:value-type="string" calcext:value-type="string">
            <text:p>0.853080263072</text:p>
          </table:table-cell>
          <table:table-cell office:value-type="string" calcext:value-type="string">
            <text:p>-0.240341978044</text:p>
          </table:table-cell>
          <table:table-cell office:value-type="string" calcext:value-type="string">
            <text:p>[0.22940580707700109, 0.13065721273950892, 0.12111275206284534, 0.21790050485263901, 0.1726328514384631, 0.16423176263734043, 0.1442809174567137, 0.11396120248627378, 0.13091160441921568, 0.13526652201983785]</text:p>
          </table:table-cell>
          <table:table-cell office:value-type="string" calcext:value-type="string">
            <text:p>[1.5417731238960599, 2.1878169099479874, 1.417754414399867, 1.0936752244465338, 1.1672902727816525, 1.3831489157624268, 1.0807061310307289, 1.4993626771343187, 1.0280244194210935, 1.1816939212710762]</text:p>
          </table:table-cell>
          <table:table-cell office:value-type="string" calcext:value-type="string">
            <text:p>0.156036113719</text:p>
          </table:table-cell>
          <table:table-cell office:value-type="string" calcext:value-type="string">
            <text:p>1.35812460101</text:p>
          </table:table-cell>
          <table:table-cell office:value-type="string" calcext:value-type="string">
            <text:p>[0.29141097694169243, 0.26562920792980788, 0.21762520253978099, 0.29796115178124299, 0.25646552986366811, 0.28010563358600382, 0.24558139839987894, 0.20005830579239234, 0.26623469345488754, 0.22892641262187288]</text:p>
          </table:table-cell>
          <table:table-cell office:value-type="string" calcext:value-type="string">
            <text:p>[0.96807642453658804, 0.90981979046870165, 0.95225715793492272, 0.7861804518252874, 0.86522077448647694, 0.92998160653332418, 0.82740229734853077, 0.93282612682281829, 0.76646549428464905, 0.90199505317212092]</text:p>
          </table:table-cell>
          <table:table-cell office:value-type="string" calcext:value-type="string">
            <text:p>0.254999851291</text:p>
          </table:table-cell>
          <table:table-cell office:value-type="string" calcext:value-type="string">
            <text:p>0.884022517741</text:p>
          </table:table-cell>
          <table:table-cell office:value-type="string" calcext:value-type="string">
            <text:p>[[0.43672137235981118, 0.065440146003603525, {'normalize': False, 'selection': 'random', 'fit_intercept': True, 'l1_ratio': 0, 'max_iter': 1000, 'tol': 0.0001, 'alpha': 0.01}], [0.41328315907684948, 0.022271374995211538, {'normalize': True, 'selection': 'random', 'fit_intercept': True, 'l1_ratio': 0.75, 'max_iter': 1000, 'tol': 0.001, 'alpha': 0.01}], [0.34188750203305884, 0.11629815440124097, {'normalize': False, 'selection': 'random', 'fit_intercept': True, 'l1_ratio': 0, 'max_iter': 1000, 'tol': 0.0001, 'alpha': 0.01}], [0.35635499740710425, 0.12853760800746314, {'normalize': False, 'selection': 'random', 'fit_intercept': True, 'l1_ratio': 0, 'max_iter': 1000, 'tol': 0.001, 'alpha': 0.1}], [0.35352202522792348, 0.1089073823421266, {'normalize': False, 'selection': 'random', 'fit_intercept': True, 'l1_ratio': 0.75, 'max_iter': 1000, 'tol': 0.001, 'alpha': 0.01}], [0.34657167500077796, 0.036569007971644911, {'normalize': False, 'selection': 'cyclic', 'fit_intercept': True, 'l1_ratio': 0, 'max_iter': 1000, 'tol': 0.0001, 'alpha': 0.1}], [0.37632972785920304, 0.12132927891193455, {'normalize': False, 'selection': 'cyclic', 'fit_intercept': True, 'l1_ratio': 0, 'max_iter': 1000, 'tol': 0.0001, 'alpha': 0.1}], [0.40555677377557009, 0.054573768442151414, {'normalize': False, 'selection': 'random', 'fit_intercept': True, 'l1_ratio': 0.75, 'max_iter': 1000, 'tol': 0.0001, 'alpha': 0.01}], [0.35042876815425228, 0.057114856350649765, {'normalize': False, 'selection': 'random', 'fit_intercept': True, 'l1_ratio': 0, 'max_iter': 1000, 'tol': 0.0001, 'alpha': 0.1}], [0.45013876267262615, 0.0091300243439795849, {'normalize': Fals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0.87244371748151184, 0.90788741536811579, 0.9063339919301675, 0.88703689758384641, 0.89949661776956635, 0.83355962957405128, 0.91724200618654428, 0.88194448857622387, 0.89591706158216011, 0.87392067058670397]</text:p>
          </table:table-cell>
          <table:table-cell office:value-type="string" calcext:value-type="string">
            <text:p>[-0.22722772575088079, 0.021033137472756036, -0.065882782308350762, 0.060304457526886401, -0.1221503531583239, -0.053573166262443683, 0.041851589379001908, -0.2393611995983338, -0.14166876495915881, -0.096424250489376639]</text:p>
          </table:table-cell>
          <table:table-cell office:value-type="string" calcext:value-type="string">
            <text:p>0.887578249664</text:p>
          </table:table-cell>
          <table:table-cell office:value-type="string" calcext:value-type="string">
            <text:p>-0.0823099058148</text:p>
          </table:table-cell>
          <table:table-cell office:value-type="string" calcext:value-type="string">
            <text:p>[0.19406799400511385, 0.076755890455804429, 0.12241050036530865, 0.1222017400166055, 0.10715775483098629, 0.19571515864169128, 0.076011951061613042, 0.11156401225031577, 0.1225226515342175, 0.096324658729090976]</text:p>
          </table:table-cell>
          <table:table-cell office:value-type="string" calcext:value-type="string">
            <text:p>[1.5296358367889067, 0.81409869596731754, 1.3704553089398805, 1.0805438098203861, 1.1367335997200516, 1.3768983011754903, 1.080930881017605, 1.5508406719279642, 1.122031135926991, 1.2120949302867519]</text:p>
          </table:table-cell>
          <table:table-cell office:value-type="string" calcext:value-type="string">
            <text:p>0.122473231189</text:p>
          </table:table-cell>
          <table:table-cell office:value-type="string" calcext:value-type="string">
            <text:p>1.22742631716</text:p>
          </table:table-cell>
          <table:table-cell office:value-type="string" calcext:value-type="string">
            <text:p>[0.26951728529023794, 0.20099643927184174, 0.21286990241794643, 0.21715201575186596, 0.21160999999438715, 0.30983146865205319, 0.18039119474473239, 0.22236767572170679, 0.21329188844604849, 0.19820121282029901]</text:p>
          </table:table-cell>
          <table:table-cell office:value-type="string" calcext:value-type="string">
            <text:p>[0.92753185039124997, 0.74211371936366743, 0.9468862791252185, 0.78123961943238729, 0.87205938921368553, 0.91903551815384732, 0.83165453183498894, 0.93671677277957521, 0.79464349177951632, 0.92280125050022122]</text:p>
          </table:table-cell>
          <table:table-cell office:value-type="string" calcext:value-type="string">
            <text:p>0.223622908311</text:p>
          </table:table-cell>
          <table:table-cell office:value-type="string" calcext:value-type="string">
            <text:p>0.867468242257</text:p>
          </table:table-cell>
          <table:table-cell office:value-type="string" calcext:value-type="string">
            <text:p>[[0.4209646918112826, 0.040457938594745564, {'normalize': False, 'selection': 'random', 'fit_intercept': True, 'l1_ratio': 0, 'max_iter': 1000, 'tol': 0.001, 'alpha': 0.01}], [0.44071237648569467, 0.03437248681900848, {'normalize': False, 'selection': 'random', 'fit_intercept': True, 'l1_ratio': 0, 'max_iter': 1000, 'tol': 0.0001, 'alpha': 0.01}], [0.32796242851552065, 0.095646230454895703, {'normalize': False, 'selection': 'cyclic', 'fit_intercept': True, 'l1_ratio': 0, 'max_iter': 1000, 'tol': 0.0001, 'alpha': 0.01}], [0.37150169090614787, 0.13695389793177756, {'normalize': False, 'selection': 'cyclic', 'fit_intercept': True, 'l1_ratio': 1, 'max_iter': 1000, 'tol': 0.001, 'alpha': 0.01}], [0.34423342932094025, 0.11058994124394518, {'normalize': False, 'selection': 'random', 'fit_intercept': True, 'l1_ratio': 0, 'max_iter': 1000, 'tol': 0.001, 'alpha': 0.01}], [0.34818885006363703, 0.045435848349202959, {'normalize': False, 'selection': 'cyclic', 'fit_intercept': True, 'l1_ratio': 0.25, 'max_iter': 1000, 'tol': 0.001, 'alpha': 0.1}], [0.39625872615175034, 0.13217076861227486, {'normalize': False, 'selection': 'cyclic', 'fit_intercept': True, 'l1_ratio': 0.5, 'max_iter': 1000, 'tol': 0.001, 'alpha': 0.01}], [0.40923910950456338, 0.048433772945927892, {'normalize': False, 'selection': 'random', 'fit_intercept': True, 'l1_ratio': 0.75, 'max_iter': 1000, 'tol': 0.0001, 'alpha': 0.01}], [0.36050030608960643, 0.049042628295556674, {'normalize': False, 'selection': 'cyclic', 'fit_intercept': True, 'l1_ratio': 0.5, 'max_iter': 1000, 'tol': 0.0001, 'alpha': 0.01}], [0.48348042640238392, 0.0081032371158783999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0.81845877354832064, 0.89865808246759749, 0.84340987969665004, 0.93721044107847584, 0.86225870702104879, 0.82459478596211599, 0.87307849494432044, 0.87344235234153822, 0.80132343435069031, 0.80924859653711256]</text:p>
          </table:table-cell>
          <table:table-cell office:value-type="string" calcext:value-type="string">
            <text:p>[-0.07094260382878681, -0.0013926845763831963, -0.04149414684158792, 0.031392563360609915, -0.076632739474225664, -0.15131265982907371, 0.06974299030846931, -0.15809525597514451, -0.086244984173649453, -0.05598633872207226]</text:p>
          </table:table-cell>
          <table:table-cell office:value-type="string" calcext:value-type="string">
            <text:p>0.854168354795</text:p>
          </table:table-cell>
          <table:table-cell office:value-type="string" calcext:value-type="string">
            <text:p>-0.0540965859752</text:p>
          </table:table-cell>
          <table:table-cell office:value-type="string" calcext:value-type="string">
            <text:p>[0.27620232379850879, 0.084446540630515932, 0.20464494402607691, 0.067924775355569497, 0.14686120382794424, 0.20625680659175094, 0.11657546040452692, 0.11959864290500362, 0.23387483089056549, 0.14573414949270902]</text:p>
          </table:table-cell>
          <table:table-cell office:value-type="string" calcext:value-type="string">
            <text:p>[1.3348396158163975, 0.8327477771415962, 1.3390977004786198, 1.1137892248080241, 1.0906244480291358, 1.5046325174208217, 1.0494653207293358, 1.4491507605007772, 1.0675606891381992, 1.1673908954912287]</text:p>
          </table:table-cell>
          <table:table-cell office:value-type="string" calcext:value-type="string">
            <text:p>0.160211967792</text:p>
          </table:table-cell>
          <table:table-cell office:value-type="string" calcext:value-type="string">
            <text:p>1.19492989496</text:p>
          </table:table-cell>
          <table:table-cell office:value-type="string" calcext:value-type="string">
            <text:p>[0.32379120709953252, 0.21284282464552504, 0.2464493985321401, 0.18738206969010748, 0.26908918659995451, 0.25077745224958464, 0.21893322528027903, 0.23000035817833331, 0.26694337548857094, 0.22575236610130242]</text:p>
          </table:table-cell>
          <table:table-cell office:value-type="string" calcext:value-type="string">
            <text:p>[0.89064318762397132, 0.73744908544847965, 0.93499822831262203, 0.78909124355135851, 0.83820070821368609, 0.96479364360956854, 0.814553796172928, 0.90622312176052555, 0.78961844110254809, 0.92167907950035899]</text:p>
          </table:table-cell>
          <table:table-cell office:value-type="string" calcext:value-type="string">
            <text:p>0.243196146387</text:p>
          </table:table-cell>
          <table:table-cell office:value-type="string" calcext:value-type="string">
            <text:p>0.85872505353</text:p>
          </table:table-cell>
          <table:table-cell office:value-type="string" calcext:value-type="string">
            <text:p>[[0.41274453661575788, 0.048756932139460668, {'normalize': False, 'selection': 'random', 'fit_intercept': True, 'l1_ratio': 1, 'max_iter': 1000, 'tol': 0.001, 'alpha': 0.01}], [0.43271865486762617, 0.045163647127012513, {'normalize': False, 'selection': 'cyclic', 'fit_intercept': True, 'l1_ratio': 0, 'max_iter': 1000, 'tol': 0.0001, 'alpha': 0.01}], [0.34498792586428456, 0.097119153890716695, {'normalize': False, 'selection': 'random', 'fit_intercept': True, 'l1_ratio': 0, 'max_iter': 1000, 'tol': 0.001, 'alpha': 0.01}], [0.35340261020840041, 0.12404263309462341, {'normalize': False, 'selection': 'cyclic', 'fit_intercept': True, 'l1_ratio': 0.25, 'max_iter': 1000, 'tol': 0.001, 'alpha': 0.01}], [0.32467181807068679, 0.095802477183757506, {'normalize': False, 'selection': 'random', 'fit_intercept': True, 'l1_ratio': 0.75, 'max_iter': 1000, 'tol': 0.0001, 'alpha': 0.01}], [0.36281419678682197, 0.02937337166070312, {'normalize': False, 'selection': 'cyclic', 'fit_intercept': True, 'l1_ratio': 1, 'max_iter': 1000, 'tol': 0.0001, 'alpha': 0.01}], [0.40143286994775546, 0.13532698185762448, {'normalize': False, 'selection': 'cyclic', 'fit_intercept': True, 'l1_ratio': 1, 'max_iter': 1000, 'tol': 0.001, 'alpha': 0.01}], [0.38153783984388545, 0.041044859786734569, {'normalize': False, 'selection': 'random', 'fit_intercept': True, 'l1_ratio': 0.75, 'max_iter': 1000, 'tol': 0.001, 'alpha': 0.01}], [0.39377638283880018, 0.050511603132644654, {'normalize': False, 'selection': 'random', 'fit_intercept': True, 'l1_ratio': 1, 'max_iter': 1000, 'tol': 0.001, 'alpha': 0.01}], [0.45390446465180495, 0.017291728714362894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0.85551530250114327, 0.63219985945585389, 0.90695950441190287, 0.80697665600341306, 0.86175857897098251, 0.86788146022754553, 0.85112741431910721, 0.88278320745793426, 0.89302681208689816, 0.84612193512134959]</text:p>
          </table:table-cell>
          <table:table-cell office:value-type="string" calcext:value-type="string">
            <text:p>[-0.2397977768702344, -0.78152600995174359, -0.081525935281902884, 0.048511523972101789, -0.2095219520562428, -0.062217755318136891, 0.045789741487243463, -0.19560103401689855, -0.048323521060156693, -0.078674171358772416]</text:p>
          </table:table-cell>
          <table:table-cell office:value-type="string" calcext:value-type="string">
            <text:p>0.840435073056</text:p>
          </table:table-cell>
          <table:table-cell office:value-type="string" calcext:value-type="string">
            <text:p>-0.160288689045</text:p>
          </table:table-cell>
          <table:table-cell office:value-type="string" calcext:value-type="string">
            <text:p>[0.2198233975968584, 0.3064817626175263, 0.12159302882518608, 0.20880967320913188, 0.147394445573483, 0.15535654543967076, 0.13673719209167101, 0.1107714118671128, 0.12592494817512626, 0.1175629038820523]</text:p>
          </table:table-cell>
          <table:table-cell office:value-type="string" calcext:value-type="string">
            <text:p>[1.5453033451567342, 1.4814985645065295, 1.3905684418255955, 1.0941043523326011, 1.2252406628324, 1.3881957794772291, 1.0764880721784358, 1.4960825879924766, 1.0302915059572371, 1.192472251458925]</text:p>
          </table:table-cell>
          <table:table-cell office:value-type="string" calcext:value-type="string">
            <text:p>0.165045530928</text:p>
          </table:table-cell>
          <table:table-cell office:value-type="string" calcext:value-type="string">
            <text:p>1.29202455637</text:p>
          </table:table-cell>
          <table:table-cell office:value-type="string" calcext:value-type="string">
            <text:p>[0.28682167510356166, 0.31446289232950558, 0.21323956550217393, 0.28795340281321585, 0.21550913724933407, 0.26843394226935197, 0.23485173773362278, 0.19974805522746178, 0.26014868753227277, 0.21403688789094652]</text:p>
          </table:table-cell>
          <table:table-cell office:value-type="string" calcext:value-type="string">
            <text:p>[0.97165483681459719, 0.86368580215424728, 0.93665463223823819, 0.78487617338008064, 0.89198421320259269, 0.93005282874845963, 0.82590520790350952, 0.92949910978940842, 0.76839750591839451, 0.90804365712970292]</text:p>
          </table:table-cell>
          <table:table-cell office:value-type="string" calcext:value-type="string">
            <text:p>0.249520598365</text:p>
          </table:table-cell>
          <table:table-cell office:value-type="string" calcext:value-type="string">
            <text:p>0.881075396728</text:p>
          </table:table-cell>
          <table:table-cell office:value-type="string" calcext:value-type="string">
            <text:p>[[0.45686603326335395, 0.073158162089887555, {'normalize': False, 'selection': 'random', 'fit_intercept': True, 'l1_ratio': 0, 'max_iter': 1000, 'tol': 0.001, 'alpha': 0.01}], [0.39854805478399802, 0.019734250793454981, {'normalize': True, 'selection': 'random', 'fit_intercept': True, 'l1_ratio': 0.5, 'max_iter': 1000, 'tol': 0.001, 'alpha': 0.01}], [0.33072198666888253, 0.11957780567521618, {'normalize': False, 'selection': 'random', 'fit_intercept': True, 'l1_ratio': 0, 'max_iter': 1000, 'tol': 0.0001, 'alpha': 0.01}], [0.35943681885360107, 0.12904421116909501, {'normalize': False, 'selection': 'random', 'fit_intercept': True, 'l1_ratio': 0, 'max_iter': 1000, 'tol': 0.0001, 'alpha': 0.1}], [0.36300409356717039, 0.092178710706576253, {'normalize': False, 'selection': 'random', 'fit_intercept': True, 'l1_ratio': 0, 'max_iter': 1000, 'tol': 0.0001, 'alpha': 0.01}], [0.34869491202095548, 0.034190577806053515, {'normalize': False, 'selection': 'cyclic', 'fit_intercept': True, 'l1_ratio': 0, 'max_iter': 1000, 'tol': 0.0001, 'alpha': 0.1}], [0.37835580224240084, 0.12003541782159304, {'normalize': False, 'selection': 'random', 'fit_intercept': True, 'l1_ratio': 0, 'max_iter': 1000, 'tol': 0.001, 'alpha': 0.1}], [0.40650677597656409, 0.049297707105770062, {'normalize': False, 'selection': 'random', 'fit_intercept': True, 'l1_ratio': 0.75, 'max_iter': 1000, 'tol': 0.0001, 'alpha': 0.01}], [0.35389110139821428, 0.059803001611461702, {'normalize': False, 'selection': 'cyclic', 'fit_intercept': True, 'l1_ratio': 0, 'max_iter': 1000, 'tol': 0.0001, 'alpha': 0.1}], [0.45782911382475144, 0.011760206306029707, {'normalize': False, 'selection': 'random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0.88007705353069565, 0.91011289339277601, 0.75132449417315894, 0.92845706045216414, 0.8991256959063838, 0.84217826600772328, 0.93786021248812712, 0.87543877556029925, 0.90798608830594063, 0.87816699446393431]</text:p>
          </table:table-cell>
          <table:table-cell office:value-type="string" calcext:value-type="string">
            <text:p>[-0.23031645002858991, 0.041625054578365073, 0.017911334264562706, 0.039541311974413018, -0.12909977379119009, -0.057939152507742397, 0.043789302592563639, -0.25696270886234984, -0.15234144113904002, -0.078922603710646966]</text:p>
          </table:table-cell>
          <table:table-cell office:value-type="string" calcext:value-type="string">
            <text:p>0.881072753428</text:p>
          </table:table-cell>
          <table:table-cell office:value-type="string" calcext:value-type="string">
            <text:p>-0.076271512663</text:p>
          </table:table-cell>
          <table:table-cell office:value-type="string" calcext:value-type="string">
            <text:p>[0.18245440520036563, 0.074901436494325943, 0.32498975587990248, 0.07739404736283316, 0.10755323559187478, 0.18558061140069207, 0.057074444046800177, 0.1177119966845222, 0.10831543200224601, 0.093080465567287426]</text:p>
          </table:table-cell>
          <table:table-cell office:value-type="string" calcext:value-type="string">
            <text:p>[1.5334856710503135, 0.79697467113580611, 1.2627172970108582, 1.1044190836565038, 1.1437733336645566, 1.382604140348894, 1.0787448584475345, 1.572865838169089, 1.1325202334174715, 1.1927468929529379]</text:p>
          </table:table-cell>
          <table:table-cell office:value-type="string" calcext:value-type="string">
            <text:p>0.132905583023</text:p>
          </table:table-cell>
          <table:table-cell office:value-type="string" calcext:value-type="string">
            <text:p>1.22008520199</text:p>
          </table:table-cell>
          <table:table-cell office:value-type="string" calcext:value-type="string">
            <text:p>[0.26752350511040252, 0.20246073303535303, 0.35105578228803308, 0.17633018005683718, 0.19609891450559933, 0.29847834486695302, 0.15055796968150684, 0.22636751002240299, 0.21216590861555606, 0.18833710931603442]</text:p>
          </table:table-cell>
          <table:table-cell office:value-type="string" calcext:value-type="string">
            <text:p>[0.9356265085296952, 0.72914433844081294, 0.90747619611859331, 0.78816047495512509, 0.87511680433772854, 0.92128203729312474, 0.82742380556770023, 0.93589313552587117, 0.80278825911979201, 0.91858433799883787]</text:p>
          </table:table-cell>
          <table:table-cell office:value-type="string" calcext:value-type="string">
            <text:p>0.22693759575</text:p>
          </table:table-cell>
          <table:table-cell office:value-type="string" calcext:value-type="string">
            <text:p>0.864149589789</text:p>
          </table:table-cell>
          <table:table-cell office:value-type="string" calcext:value-type="string">
            <text:p>[[0.44327412932364307, 0.050239122091839387, {'normalize': False, 'selection': 'cyclic', 'fit_intercept': True, 'l1_ratio': 0, 'max_iter': 1000, 'tol': 0.0001, 'alpha': 0.01}], [0.42920799118596414, 0.028791187384943278, {'normalize': False, 'selection': 'random', 'fit_intercept': True, 'l1_ratio': 0, 'max_iter': 1000, 'tol': 0.0001, 'alpha': 0.01}], [0.31836936085471695, 0.13363564860293278, {'normalize': False, 'selection': 'random', 'fit_intercept': True, 'l1_ratio': 0, 'max_iter': 1000, 'tol': 0.001, 'alpha': 0.1}], [0.3774230450266286, 0.12240444867793691, {'normalize': False, 'selection': 'random', 'fit_intercept': True, 'l1_ratio': 0, 'max_iter': 1000, 'tol': 0.001, 'alpha': 0.01}], [0.36368898908449043, 0.099367442330362751, {'normalize': False, 'selection': 'random', 'fit_intercept': True, 'l1_ratio': 0, 'max_iter': 1000, 'tol': 0.0001, 'alpha': 0.01}], [0.34827449048267028, 0.044636825550182391, {'normalize': False, 'selection': 'cyclic', 'fit_intercept': True, 'l1_ratio': 0.25, 'max_iter': 1000, 'tol': 0.001, 'alpha': 0.1}], [0.3960794560512616, 0.12064707166114673, {'normalize': False, 'selection': 'cyclic', 'fit_intercept': True, 'l1_ratio': 0, 'max_iter': 1000, 'tol': 0.0001, 'alpha': 0.01}], [0.41508763775414714, 0.045818953158860816, {'normalize': False, 'selection': 'cyclic', 'fit_intercept': True, 'l1_ratio': 1, 'max_iter': 1000, 'tol': 0.001, 'alpha': 0.01}], [0.36351834471358535, 0.054815999172299262, {'normalize': False, 'selection': 'random', 'fit_intercept': True, 'l1_ratio': 0.5, 'max_iter': 1000, 'tol': 0.0001, 'alpha': 0.01}], [0.49314148754976528, 0.020175705287139245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0.83274486936678649, 0.90132698353707619, 0.84409738253245936, 0.94765644757157541, 0.88192746117889365, 0.8414874915170496, 0.89170089873321789, 0.87002063866472479, 0.8143205441320408, 0.81273581320865551]</text:p>
          </table:table-cell>
          <table:table-cell office:value-type="string" calcext:value-type="string">
            <text:p>[-0.11811169654354736, 0.021124277253330881, -0.021273505646072666, 0.022348134215403825, -0.099720140433686044, -0.17485723719425605, 0.057702482723142046, -0.14830443459099807, -0.097661155997221361, -0.050680940602054969]</text:p>
          </table:table-cell>
          <table:table-cell office:value-type="string" calcext:value-type="string">
            <text:p>0.863801853044</text:p>
          </table:table-cell>
          <table:table-cell office:value-type="string" calcext:value-type="string">
            <text:p>-0.0609434216816</text:p>
          </table:table-cell>
          <table:table-cell office:value-type="string" calcext:value-type="string">
            <text:p>[0.25446702465906673, 0.082222589593369852, 0.2037464583548263, 0.056624446820161156, 0.12589017291233925, 0.18639288452098055, 0.099471067460420518, 0.12283220736932403, 0.2185751057204369, 0.1430699145434601]</text:p>
          </table:table-cell>
          <table:table-cell office:value-type="string" calcext:value-type="string">
            <text:p>[1.3936319109148239, 0.81402290507044783, 1.313099077049739, 1.1241892974746357, 1.1140118883369008, 1.5354025575225634, 1.0630487659741823, 1.4368992844831017, 1.0787804935440757, 1.1615257879276595]</text:p>
          </table:table-cell>
          <table:table-cell office:value-type="string" calcext:value-type="string">
            <text:p>0.149329187195</text:p>
          </table:table-cell>
          <table:table-cell office:value-type="string" calcext:value-type="string">
            <text:p>1.20346119683</text:p>
          </table:table-cell>
          <table:table-cell office:value-type="string" calcext:value-type="string">
            <text:p>[0.3123998171896305, 0.21025118365723605, 0.24595722362311082, 0.16948135171638187, 0.22317624079375512, 0.24142234960610212, 0.20254693344513727, 0.24284014436089696, 0.27203280640335503, 0.21536274890099039]</text:p>
          </table:table-cell>
          <table:table-cell office:value-type="string" calcext:value-type="string">
            <text:p>[0.91538318001589813, 0.72974388981212657, 0.91867446898541127, 0.7916579641433712, 0.85482482608928334, 0.97440043613938965, 0.8250147204480639, 0.8997736256052703, 0.79908730610339596, 0.92101689947103271]</text:p>
          </table:table-cell>
          <table:table-cell office:value-type="string" calcext:value-type="string">
            <text:p>0.23354707997</text:p>
          </table:table-cell>
          <table:table-cell office:value-type="string" calcext:value-type="string">
            <text:p>0.862957731681</text:p>
          </table:table-cell>
          <table:table-cell office:value-type="string" calcext:value-type="string">
            <text:p>[[0.43332180390420294, 0.058536094071424502, {'normalize': False, 'selection': 'cyclic', 'fit_intercept': True, 'l1_ratio': 0, 'max_iter': 1000, 'tol': 0.0001, 'alpha': 0.01}], [0.42314519385597876, 0.039158327104594159, {'normalize': False, 'selection': 'cyclic', 'fit_intercept': True, 'l1_ratio': 0, 'max_iter': 1000, 'tol': 0.0001, 'alpha': 0.01}], [0.33058839755030839, 0.099803118113418215, {'normalize': False, 'selection': 'random', 'fit_intercept': True, 'l1_ratio': 0, 'max_iter': 1000, 'tol': 0.001, 'alpha': 0.01}], [0.36945930769459651, 0.12363237013737495, {'normalize': False, 'selection': 'cyclic', 'fit_intercept': True, 'l1_ratio': 0, 'max_iter': 1000, 'tol': 0.0001, 'alpha': 0.01}], [0.34703246698568313, 0.096764360575797306, {'normalize': False, 'selection': 'random', 'fit_intercept': True, 'l1_ratio': 0, 'max_iter': 1000, 'tol': 0.0001, 'alpha': 0.01}], [0.36493438166226244, 0.02851012191983518, {'normalize': False, 'selection': 'random', 'fit_intercept': True, 'l1_ratio': 1, 'max_iter': 1000, 'tol': 0.0001, 'alpha': 0.01}], [0.40071017183022006, 0.12469981057040977, {'normalize': False, 'selection': 'random', 'fit_intercept': True, 'l1_ratio': 0.75, 'max_iter': 1000, 'tol': 0.001, 'alpha': 0.01}], [0.38798657018191823, 0.046005079451572825, {'normalize': False, 'selection': 'random', 'fit_intercept': True, 'l1_ratio': 1, 'max_iter': 1000, 'tol': 0.001, 'alpha': 0.01}], [0.39145060150207328, 0.059113424769036131, {'normalize': False, 'selection': 'random', 'fit_intercept': True, 'l1_ratio': 1, 'max_iter': 1000, 'tol': 0.001, 'alpha': 0.01}], [0.4692654790004101, 0.020503845284851812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0.86799521559037229, 0.81135668294931551, 0.9075552566728059, 0.89555696753325864, 0.87317007696910909, 0.87367823323912341, 0.8507472916015405, 0.88356780050253414, 0.89823177251419706, 0.84193521053133524]</text:p>
          </table:table-cell>
          <table:table-cell office:value-type="string" calcext:value-type="string">
            <text:p>[-0.19229123898935696, 0.021932756696103284, -0.015342795393360031, 0.040530484032617387, -0.19817877322439359, -0.056395336467641721, 0.056631408938703887, -0.18030474567180632, -0.04188299284496888, -0.022686591856367899]</text:p>
          </table:table-cell>
          <table:table-cell office:value-type="string" calcext:value-type="string">
            <text:p>0.87037945081</text:p>
          </table:table-cell>
          <table:table-cell office:value-type="string" calcext:value-type="string">
            <text:p>-0.058798782478</text:p>
          </table:table-cell>
          <table:table-cell office:value-type="string" calcext:value-type="string">
            <text:p>[0.20083607960071184, 0.15719335025314152, 0.12081445040753284, 0.11298485989723944, 0.13522738733524539, 0.14854019225163453, 0.13708632899160875, 0.11002996111243317, 0.11979785796824527, 0.12076156316428747]</text:p>
          </table:table-cell>
          <table:table-cell office:value-type="string" calcext:value-type="string">
            <text:p>[1.4860904531240857, 0.81335058194566068, 1.305473685696656, 1.1032816474380378, 1.213750070266524, 1.3805865512995421, 1.0642570931149613, 1.4769419967727462, 1.0239617600527711, 1.1305780884617078]</text:p>
          </table:table-cell>
          <table:table-cell office:value-type="string" calcext:value-type="string">
            <text:p>0.136327203098</text:p>
          </table:table-cell>
          <table:table-cell office:value-type="string" calcext:value-type="string">
            <text:p>1.19982719282</text:p>
          </table:table-cell>
          <table:table-cell office:value-type="string" calcext:value-type="string">
            <text:p>[0.2667365394178553, 0.27946546838078595, 0.21255450321928007, 0.2039937514501087, 0.20054566986172215, 0.25760597461243367, 0.2278333971158856, 0.20255330615679981, 0.24997527159072833, 0.22300438696026395]</text:p>
          </table:table-cell>
          <table:table-cell office:value-type="string" calcext:value-type="string">
            <text:p>[0.95516708247603788, 0.73155816231619442, 0.91407799760564801, 0.79622175864154954, 0.88357187749685806, 0.92844165546539659, 0.82369367552107509, 0.91947326909875826, 0.76736309269891845, 0.88517572574463366]</text:p>
          </table:table-cell>
          <table:table-cell office:value-type="string" calcext:value-type="string">
            <text:p>0.232426826877</text:p>
          </table:table-cell>
          <table:table-cell office:value-type="string" calcext:value-type="string">
            <text:p>0.860474429707</text:p>
          </table:table-cell>
          <table:table-cell office:value-type="string" calcext:value-type="string">
            <text:p>[[0.47701790183672999, 0.074060202076710435, {'normalize': False, 'selection': 'random', 'fit_intercept': True, 'l1_ratio': 0, 'max_iter': 1000, 'tol': 0.0001, 'alpha': 0.01}], [0.40081369688249951, 0.018223873493196392, {'normalize': False, 'selection': 'cyclic', 'fit_intercept': True, 'l1_ratio': 0, 'max_iter': 1000, 'tol': 0.0001, 'alpha': 0.1}], [0.33121695441688193, 0.12383273896689539, {'normalize': False, 'selection': 'random', 'fit_intercept': True, 'l1_ratio': 0, 'max_iter': 1000, 'tol': 0.0001, 'alpha': 0.01}], [0.37470094191194542, 0.13854141347282442, {'normalize': False, 'selection': 'random', 'fit_intercept': True, 'l1_ratio': 1, 'max_iter': 1000, 'tol': 0.001, 'alpha': 0.01}], [0.37723094678641894, 0.091839336050248729, {'normalize': False, 'selection': 'random', 'fit_intercept': True, 'l1_ratio': 0, 'max_iter': 1000, 'tol': 0.0001, 'alpha': 0.01}], [0.35574261912206728, 0.032462620652669458, {'normalize': False, 'selection': 'random', 'fit_intercept': True, 'l1_ratio': 0, 'max_iter': 1000, 'tol': 0.0001, 'alpha': 0.1}], [0.38395449310062402, 0.12098452434289753, {'normalize': False, 'selection': 'random', 'fit_intercept': True, 'l1_ratio': 0, 'max_iter': 1000, 'tol': 0.0001, 'alpha': 0.1}], [0.41285396487915399, 0.045694708179104246, {'normalize': False, 'selection': 'random', 'fit_intercept': True, 'l1_ratio': 0.75, 'max_iter': 1000, 'tol': 0.0001, 'alpha': 0.01}], [0.35863030659088196, 0.059976524934471281, {'normalize': False, 'selection': 'random', 'fit_intercept': True, 'l1_ratio': 0, 'max_iter': 1000, 'tol': 0.001, 'alpha': 0.1}], [0.48072219279143719, 0.019137267783146485, {'normalize': Fals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0.88806159778819305, 0.91223309287929155, 0.75325210936548082, 0.93248620095722801, 0.90794880093319574, 0.84662617706923948, 0.9393134032168543, 0.87973197905166967, 0.90878038215819035, 0.93947941341013985]</text:p>
          </table:table-cell>
          <table:table-cell office:value-type="string" calcext:value-type="string">
            <text:p>[-0.18322099195901798, 0.058233528232514153, 0.022385423664993853, 0.066951570407243977, -0.13139992333138384, -0.055684184675197868, 0.08929483873869537, -0.23715761305271377, -0.092211233123338232, -0.053780961549597217]</text:p>
          </table:table-cell>
          <table:table-cell office:value-type="string" calcext:value-type="string">
            <text:p>0.890791315683</text:p>
          </table:table-cell>
          <table:table-cell office:value-type="string" calcext:value-type="string">
            <text:p>-0.0516589546648</text:p>
          </table:table-cell>
          <table:table-cell office:value-type="string" calcext:value-type="string">
            <text:p>[0.17030647758360559, 0.073134709394203801, 0.32247058862738137, 0.073035385375343556, 0.098145948948094044, 0.18035036818024652, 0.055739710597313898, 0.11365486287409783, 0.10738041815315309, 0.046237752663188803]</text:p>
          </table:table-cell>
          <table:table-cell office:value-type="string" calcext:value-type="string">
            <text:p>[1.4747851553256304, 0.78316323659046772, 1.2569647511650444, 1.0729003802717638, 1.146103375498398, 1.3796571581389632, 1.0274079896155583, 1.5480832742942734, 1.0734243137653319, 1.1649528552080683]</text:p>
          </table:table-cell>
          <table:table-cell office:value-type="string" calcext:value-type="string">
            <text:p>0.12404562224</text:p>
          </table:table-cell>
          <table:table-cell office:value-type="string" calcext:value-type="string">
            <text:p>1.19274424899</text:p>
          </table:table-cell>
          <table:table-cell office:value-type="string" calcext:value-type="string">
            <text:p>[0.25590114323329433, 0.19517780625096812, 0.35149299718158572, 0.17423167212895474, 0.18116007216768518, 0.29007154827457571, 0.14605374039345262, 0.21544697670792515, 0.20154068076894296, 0.14090857230935325]</text:p>
          </table:table-cell>
          <table:table-cell office:value-type="string" calcext:value-type="string">
            <text:p>[0.92085715551468139, 0.72215713197914011, 0.90820714409601322, 0.77970979644554195, 0.86683615788436796, 0.92145480535200741, 0.8100951962807752, 0.92439103765845443, 0.79118447262857583, 0.91379346419961838]</text:p>
          </table:table-cell>
          <table:table-cell office:value-type="string" calcext:value-type="string">
            <text:p>0.215198520942</text:p>
          </table:table-cell>
          <table:table-cell office:value-type="string" calcext:value-type="string">
            <text:p>0.855868636204</text:p>
          </table:table-cell>
          <table:table-cell office:value-type="string" calcext:value-type="string">
            <text:p>[[0.46377420475402958, 0.054582186430271976, {'normalize': False, 'selection': 'cyclic', 'fit_intercept': True, 'l1_ratio': 0, 'max_iter': 1000, 'tol': 0.0001, 'alpha': 0.01}], [0.43952820321118158, 0.029526350211841967, {'normalize': False, 'selection': 'random', 'fit_intercept': True, 'l1_ratio': 0, 'max_iter': 1000, 'tol': 0.001, 'alpha': 0.01}], [0.32340679557765778, 0.13691756859853707, {'normalize': False, 'selection': 'random', 'fit_intercept': True, 'l1_ratio': 0, 'max_iter': 1000, 'tol': 0.001, 'alpha': 0.1}], [0.40923280299755554, 0.12767833224739619, {'normalize': False, 'selection': 'random', 'fit_intercept': True, 'l1_ratio': 0, 'max_iter': 1000, 'tol': 0.0001, 'alpha': 0.01}], [0.38635992673398944, 0.095894836131658986, {'normalize': False, 'selection': 'random', 'fit_intercept': True, 'l1_ratio': 0, 'max_iter': 1000, 'tol': 0.0001, 'alpha': 0.01}], [0.35131583903819019, 0.044731686502583655, {'normalize': False, 'selection': 'cyclic', 'fit_intercept': True, 'l1_ratio': 0.25, 'max_iter': 1000, 'tol': 0.001, 'alpha': 0.1}], [0.4082366582115039, 0.12636644606678232, {'normalize': False, 'selection': 'cyclic', 'fit_intercept': True, 'l1_ratio': 0, 'max_iter': 1000, 'tol': 0.0001, 'alpha': 0.01}], [0.42910571624765131, 0.035838514461669316, {'normalize': False, 'selection': 'random', 'fit_intercept': True, 'l1_ratio': 1, 'max_iter': 1000, 'tol': 0.001, 'alpha': 0.01}], [0.36976065638630701, 0.053073757696224202, {'normalize': False, 'selection': 'cyclic', 'fit_intercept': True, 'l1_ratio': 0.25, 'max_iter': 1000, 'tol': 0.001, 'alpha': 0.01}], [0.51797276908836976, 0.066043197104230067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0.83952263160855012, 0.9037237317058715, 0.84397025132566605, 0.94733854317751842, 0.89281440296775605, 0.85319770299513942, 0.90474824593132086, 0.87955680058113694, 0.83980571265488901, 0.81957803919486683]</text:p>
          </table:table-cell>
          <table:table-cell office:value-type="string" calcext:value-type="string">
            <text:p>[-0.068294930793865838, 0.040737345608566011, 0.03703714155305593, 0.052422617034216579, -0.097009447144012384, -0.14928306394091195, 0.081671860444172628, -0.12700544438349204, -0.076746327080094989, 0.013573533574821273]</text:p>
          </table:table-cell>
          <table:table-cell office:value-type="string" calcext:value-type="string">
            <text:p>0.872425606214</text:p>
          </table:table-cell>
          <table:table-cell office:value-type="string" calcext:value-type="string">
            <text:p>-0.0292896715128</text:p>
          </table:table-cell>
          <table:table-cell office:value-type="string" calcext:value-type="string">
            <text:p>[0.24415513177435502, 0.080225419058753022, 0.20391260394975771, 0.056968350885132392, 0.11428240197787154, 0.17262299268946854, 0.08748727869263595, 0.11382040883461085, 0.18857489175952377, 0.13784245111915333]</text:p>
          </table:table-cell>
          <table:table-cell office:value-type="string" calcext:value-type="string">
            <text:p>[1.3315395147240459, 0.7977128807140611, 1.2381263527050388, 1.0896070367586896, 1.11126596740729, 1.5019800702819142, 1.0360078187782829, 1.4102473767942854, 1.058225416653239, 1.0904925885404053]</text:p>
          </table:table-cell>
          <table:table-cell office:value-type="string" calcext:value-type="string">
            <text:p>0.139989193074</text:p>
          </table:table-cell>
          <table:table-cell office:value-type="string" calcext:value-type="string">
            <text:p>1.16652050234</text:p>
          </table:table-cell>
          <table:table-cell office:value-type="string" calcext:value-type="string">
            <text:p>[0.30368742113663177, 0.2018185280622059, 0.25149024174648743, 0.16630289036429594, 0.20839805437344738, 0.23629546904967699, 0.18737377623423149, 0.22374166024762623, 0.26874840316312115, 0.21178556739787188]</text:p>
          </table:table-cell>
          <table:table-cell office:value-type="string" calcext:value-type="string">
            <text:p>[0.89416488455670606, 0.72058364849176304, 0.90086458775288458, 0.78388338813195102, 0.84807054924876635, 0.97001803374209083, 0.82042024486281873, 0.89200945004723919, 0.79855890998427548, 0.89396846309745792]</text:p>
          </table:table-cell>
          <table:table-cell office:value-type="string" calcext:value-type="string">
            <text:p>0.225964201178</text:p>
          </table:table-cell>
          <table:table-cell office:value-type="string" calcext:value-type="string">
            <text:p>0.852254215992</text:p>
          </table:table-cell>
          <table:table-cell office:value-type="string" calcext:value-type="string">
            <text:p>[[0.45167284511656192, 0.063128172553326742, {'normalize': False, 'selection': 'cyclic', 'fit_intercept': True, 'l1_ratio': 0, 'max_iter': 1000, 'tol': 0.0001, 'alpha': 0.01}], [0.43353128772480615, 0.03823189684435823, {'normalize': False, 'selection': 'cyclic', 'fit_intercept': True, 'l1_ratio': 0, 'max_iter': 1000, 'tol': 0.0001, 'alpha': 0.01}], [0.3277258560511303, 0.10499516866722834, {'normalize': False, 'selection': 'random', 'fit_intercept': True, 'l1_ratio': 0, 'max_iter': 1000, 'tol': 0.0001, 'alpha': 0.01}], [0.40015959345925867, 0.12740522271853164, {'normalize': False, 'selection': 'cyclic', 'fit_intercept': True, 'l1_ratio': 0, 'max_iter': 1000, 'tol': 0.0001, 'alpha': 0.01}], [0.36601273593537509, 0.092456656861900854, {'normalize': False, 'selection': 'cyclic', 'fit_intercept': True, 'l1_ratio': 0, 'max_iter': 1000, 'tol': 0.0001, 'alpha': 0.01}], [0.37550566840713107, 0.022914538574447404, {'normalize': False, 'selection': 'cyclic', 'fit_intercept': True, 'l1_ratio': 1, 'max_iter': 1000, 'tol': 0.001, 'alpha': 0.01}], [0.40200113279202421, 0.12330838178688691, {'normalize': False, 'selection': 'random', 'fit_intercept': True, 'l1_ratio': 0.5, 'max_iter': 1000, 'tol': 0.001, 'alpha': 0.01}], [0.39864817932309615, 0.029200883723985039, {'normalize': False, 'selection': 'random', 'fit_intercept': True, 'l1_ratio': 1, 'max_iter': 1000, 'tol': 0.001, 'alpha': 0.01}], [0.39207635647155226, 0.057911112745828525, {'normalize': False, 'selection': 'random', 'fit_intercept': True, 'l1_ratio': 1, 'max_iter': 1000, 'tol': 0.001, 'alpha': 0.01}], [0.4927705019612158, 0.029095196328333153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0.87618380515405803, 0.8112954677370291, 0.90705808139997257, 0.90754672141670067, 0.87812470481807636, 0.91366670671673811, 0.84870533117816671, 0.88374733289400464, 0.8992345969318799, 0.84650095512798251]</text:p>
          </table:table-cell>
          <table:table-cell office:value-type="string" calcext:value-type="string">
            <text:p>[-0.15639101080150497, 0.024352165763817046, 0.014793286753662427, 0.03026142549106825, -0.17335262281681962, -0.13712158448748846, 0.061989634327311305, -0.17293226762316105, -0.033292377202711609, -0.016283577956882178]</text:p>
          </table:table-cell>
          <table:table-cell office:value-type="string" calcext:value-type="string">
            <text:p>0.877206370337</text:p>
          </table:table-cell>
          <table:table-cell office:value-type="string" calcext:value-type="string">
            <text:p>-0.0557976928553</text:p>
          </table:table-cell>
          <table:table-cell office:value-type="string" calcext:value-type="string">
            <text:p>[0.18837771127122269, 0.15724435987519544, 0.12146420024924083, 0.10001452927078562, 0.12994471142389039, 0.10151824432829419, 0.13896183839703372, 0.10986030063932357, 0.11861736951792405, 0.11727333244349603]</text:p>
          </table:table-cell>
          <table:table-cell office:value-type="string" calcext:value-type="string">
            <text:p>[1.4413438470681978, 0.81133862644192423, 1.2667263164225293, 1.1150899056857579, 1.1886012840628171, 1.4860864228966044, 1.0582122349011438, 1.4677166484122839, 1.0155189099694206, 1.1234995687348246]</text:p>
          </table:table-cell>
          <table:table-cell office:value-type="string" calcext:value-type="string">
            <text:p>0.128327659742</text:p>
          </table:table-cell>
          <table:table-cell office:value-type="string" calcext:value-type="string">
            <text:p>1.19741337646</text:p>
          </table:table-cell>
          <table:table-cell office:value-type="string" calcext:value-type="string">
            <text:p>[0.26076730014603822, 0.27625693822649611, 0.20882710132626472, 0.1869925074514065, 0.19990212307087366, 0.20741856922759005, 0.22772302140690845, 0.20351586642512362, 0.24597101601380103, 0.23115424228805725]</text:p>
          </table:table-cell>
          <table:table-cell office:value-type="string" calcext:value-type="string">
            <text:p>[0.94521881806508423, 0.73063838121648084, 0.89958918976096314, 0.80088653592961911, 0.86840010718711669, 0.9644885168245948, 0.82220603790526336, 0.91578437924291034, 0.76499734475804537, 0.87878329262124122]</text:p>
          </table:table-cell>
          <table:table-cell office:value-type="string" calcext:value-type="string">
            <text:p>0.224852868558</text:p>
          </table:table-cell>
          <table:table-cell office:value-type="string" calcext:value-type="string">
            <text:p>0.859099260351</text:p>
          </table:table-cell>
          <table:table-cell office:value-type="string" calcext:value-type="string">
            <text:p>[[0.48137528662310081, 0.074799637191431304, {'normalize': False, 'selection': 'random', 'fit_intercept': True, 'l1_ratio': 0, 'max_iter': 1000, 'tol': 0.0001, 'alpha': 0.01}], [0.40280975266649749, 0.019209205154635395, {'normalize': False, 'selection': 'random', 'fit_intercept': True, 'l1_ratio': 0, 'max_iter': 1000, 'tol': 0.001, 'alpha': 0.1}], [0.33696382647130474, 0.12238204456716802, {'normalize': False, 'selection': 'random', 'fit_intercept': True, 'l1_ratio': 0, 'max_iter': 1000, 'tol': 0.001, 'alpha': 0.01}], [0.38818654231226218, 0.14491570948246957, {'normalize': False, 'selection': 'random', 'fit_intercept': True, 'l1_ratio': 0, 'max_iter': 1000, 'tol': 0.001, 'alpha': 0.01}], [0.38956976938400095, 0.086993768283897224, {'normalize': False, 'selection': 'random', 'fit_intercept': True, 'l1_ratio': 0, 'max_iter': 1000, 'tol': 0.001, 'alpha': 0.01}], [0.35527630284106609, 0.024549468265299058, {'normalize': False, 'selection': 'random', 'fit_intercept': True, 'l1_ratio': 0.5, 'max_iter': 1000, 'tol': 0.0001, 'alpha': 0.01}], [0.38674870799543554, 0.12194843725658351, {'normalize': False, 'selection': 'random', 'fit_intercept': True, 'l1_ratio': 0, 'max_iter': 1000, 'tol': 0.001, 'alpha': 0.1}], [0.42426678242004046, 0.037375315016981894, {'normalize': False, 'selection': 'random', 'fit_intercept': True, 'l1_ratio': 0.75, 'max_iter': 1000, 'tol': 0.0001, 'alpha': 0.01}], [0.35869130069503063, 0.060592339505359229, {'normalize': False, 'selection': 'cyclic', 'fit_intercept': True, 'l1_ratio': 0, 'max_iter': 1000, 'tol': 0.0001, 'alpha': 0.1}], [0.48799428315300025, 0.02439326266786274, {'normalize': False, 'selection': 'random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0.89292931595870162, 0.91366112266312949, 0.75226217053244615, 0.93123879877833105, 0.91137842962600191, 0.84603342744486076, 0.9387107477500185, 0.88820961567175605, 0.91002642704516545, 0.89467095941021368]</text:p>
          </table:table-cell>
          <table:table-cell office:value-type="string" calcext:value-type="string">
            <text:p>[-0.15138477115712345, 0.065617929405318187, 0.024066408294046826, 0.078955488350899605, -0.11793374204370521, -0.054029804871390308, 0.11107921026284251, -0.21217662567458184, -0.047581973484015938, 0.025379921819230322]</text:p>
          </table:table-cell>
          <table:table-cell office:value-type="string" calcext:value-type="string">
            <text:p>0.887912101488</text:p>
          </table:table-cell>
          <table:table-cell office:value-type="string" calcext:value-type="string">
            <text:p>-0.0278007959098</text:p>
          </table:table-cell>
          <table:table-cell office:value-type="string" calcext:value-type="string">
            <text:p>[0.16290058363560736, 0.071944755837977645, 0.32376432271918215, 0.074384805792287734, 0.094489243049556138, 0.18104737508111554, 0.05629324042254618, 0.10564338467769259, 0.10591361940781069, 0.080471429664851907]</text:p>
          </table:table-cell>
          <table:table-cell office:value-type="string" calcext:value-type="string">
            <text:p>[1.4351039916551256, 0.77702244511386953, 1.2548034306639824, 1.059097229526287, 1.1324621903519134, 1.3774950750351929, 1.0028320474723682, 1.5168240003525992, 1.0295627136010488, 1.0774406487190653]</text:p>
          </table:table-cell>
          <table:table-cell office:value-type="string" calcext:value-type="string">
            <text:p>0.125685276029</text:p>
          </table:table-cell>
          <table:table-cell office:value-type="string" calcext:value-type="string">
            <text:p>1.16626437725</text:p>
          </table:table-cell>
          <table:table-cell office:value-type="string" calcext:value-type="string">
            <text:p>[0.25594634017430146, 0.19222724285728035, 0.35284489386612111, 0.17663078062049639, 0.18192365660633394, 0.289032283146401, 0.14833532213028491, 0.21153754018359347, 0.19820506185761852, 0.17837987382755804]</text:p>
          </table:table-cell>
          <table:table-cell office:value-type="string" calcext:value-type="string">
            <text:p>[0.91064535723754647, 0.71735595625810733, 0.90787186219590177, 0.77674700778362293, 0.85476940549529823, 0.9212122864028629, 0.80086269830558088, 0.91852118882642098, 0.77541525126750932, 0.87536828270307698]</text:p>
          </table:table-cell>
          <table:table-cell office:value-type="string" calcext:value-type="string">
            <text:p>0.218506299527</text:p>
          </table:table-cell>
          <table:table-cell office:value-type="string" calcext:value-type="string">
            <text:p>0.845876929648</text:p>
          </table:table-cell>
          <table:table-cell office:value-type="string" calcext:value-type="string">
            <text:p>[[0.4679469401204277, 0.056054521036092021, {'normalize': False, 'selection': 'random', 'fit_intercept': True, 'l1_ratio': 0, 'max_iter': 1000, 'tol': 0.001, 'alpha': 0.01}], [0.44683161046291803, 0.034602840135765874, {'normalize': False, 'selection': 'cyclic', 'fit_intercept': True, 'l1_ratio': 0, 'max_iter': 1000, 'tol': 0.0001, 'alpha': 0.01}], [0.3252965490022881, 0.13922945420325972, {'normalize': False, 'selection': 'cyclic', 'fit_intercept': True, 'l1_ratio': 0, 'max_iter': 1000, 'tol': 0.0001, 'alpha': 0.1}], [0.42006636902555172, 0.13179634450182692, {'normalize': False, 'selection': 'random', 'fit_intercept': True, 'l1_ratio': 0, 'max_iter': 1000, 'tol': 0.001, 'alpha': 0.01}], [0.40001446007478048, 0.091084058631728471, {'normalize': False, 'selection': 'random', 'fit_intercept': True, 'l1_ratio': 0, 'max_iter': 1000, 'tol': 0.0001, 'alpha': 0.01}], [0.35088089578439047, 0.045193214891353972, {'normalize': False, 'selection': 'cyclic', 'fit_intercept': True, 'l1_ratio': 0.25, 'max_iter': 1000, 'tol': 0.001, 'alpha': 0.1}], [0.4182440138302046, 0.13006974915509739, {'normalize': False, 'selection': 'cyclic', 'fit_intercept': True, 'l1_ratio': 0, 'max_iter': 1000, 'tol': 0.0001, 'alpha': 0.01}], [0.43309684326911185, 0.028566256732550255, {'normalize': False, 'selection': 'random', 'fit_intercept': True, 'l1_ratio': 0.75, 'max_iter': 1000, 'tol': 0.0001, 'alpha': 0.01}], [0.3717747058630505, 0.052770531882666734, {'normalize': False, 'selection': 'random', 'fit_intercept': True, 'l1_ratio': 0.25, 'max_iter': 1000, 'tol': 0.001, 'alpha': 0.01}], [0.52233238517906988, 0.022934771231743884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0.84362129303202216, 0.90544443464257474, 0.84309577062816643, 0.94480655327120988, 0.89682678668143945, 0.86256300405586639, 0.90239741137223461, 0.88021390171263947, 0.84754081601700348, 0.83049992773865156]</text:p>
          </table:table-cell>
          <table:table-cell office:value-type="string" calcext:value-type="string">
            <text:p>[-0.039062774169414283, 0.049261027459889584, 0.06340051055594853, 0.067712580674477274, -0.078976387618524546, -0.12423939413840768, 0.10437397496154066, -0.13724046010717061, -0.055187349095914939, 0.035345888246820723]</text:p>
          </table:table-cell>
          <table:table-cell office:value-type="string" calcext:value-type="string">
            <text:p>0.875700989915</text:p>
          </table:table-cell>
          <table:table-cell office:value-type="string" calcext:value-type="string">
            <text:p>-0.0114612383231</text:p>
          </table:table-cell>
          <table:table-cell office:value-type="string" calcext:value-type="string">
            <text:p>[0.23791930406869843, 0.07879158581387781, 0.20505544778335982, 0.059707418471250211, 0.11000435659534978, 0.16161045181289749, 0.089646484265719306, 0.1131994396159736, 0.17946940926427682, 0.12949812384875239]</text:p>
          </table:table-cell>
          <table:table-cell office:value-type="string" calcext:value-type="string">
            <text:p>[1.2951040973836916, 0.7906246752337559, 1.2042297370440653, 1.0720253043601502, 1.0929985537664357, 1.4692508897081573, 1.0103965289465575, 1.4230546832254107, 1.0370372705819222, 1.066423291727099]</text:p>
          </table:table-cell>
          <table:table-cell office:value-type="string" calcext:value-type="string">
            <text:p>0.136490202154</text:p>
          </table:table-cell>
          <table:table-cell office:value-type="string" calcext:value-type="string">
            <text:p>1.1461145032</text:p>
          </table:table-cell>
          <table:table-cell office:value-type="string" calcext:value-type="string">
            <text:p>[0.30490402955348284, 0.1989056793459878, 0.25536512572961501, 0.16785529960168902, 0.20439860550271058, 0.23396994221235831, 0.19137225555840764, 0.21212151290742073, 0.26405952041526293, 0.20561024968903532]</text:p>
          </table:table-cell>
          <table:table-cell office:value-type="string" calcext:value-type="string">
            <text:p>[0.88025426086113068, 0.7197989513561206, 0.88701838772749209, 0.78208120201949516, 0.83901013101964617, 0.95833110595547166, 0.81213971317680711, 0.89291892668730155, 0.79018160056611775, 0.88228897794897632]</text:p>
          </table:table-cell>
          <table:table-cell office:value-type="string" calcext:value-type="string">
            <text:p>0.223856222052</text:p>
          </table:table-cell>
          <table:table-cell office:value-type="string" calcext:value-type="string">
            <text:p>0.844402325732</text:p>
          </table:table-cell>
          <table:table-cell office:value-type="string" calcext:value-type="string">
            <text:p>[[0.45756200259039453, 0.065922997176341314, {'normalize': False, 'selection': 'cyclic', 'fit_intercept': True, 'l1_ratio': 0, 'max_iter': 1000, 'tol': 0.0001, 'alpha': 0.01}], [0.44248099952410025, 0.041890163057548495, {'normalize': False, 'selection': 'cyclic', 'fit_intercept': True, 'l1_ratio': 0, 'max_iter': 1000, 'tol': 0.0001, 'alpha': 0.01}], [0.33147259344440788, 0.10339215966659393, {'normalize': False, 'selection': 'random', 'fit_intercept': True, 'l1_ratio': 0, 'max_iter': 1000, 'tol': 0.0001, 'alpha': 0.01}], [0.41161948493186129, 0.12893629218684774, {'normalize': False, 'selection': 'random', 'fit_intercept': True, 'l1_ratio': 0, 'max_iter': 1000, 'tol': 0.0001, 'alpha': 0.01}], [0.37844802190876692, 0.085226262908523684, {'normalize': False, 'selection': 'cyclic', 'fit_intercept': True, 'l1_ratio': 0, 'max_iter': 1000, 'tol': 0.0001, 'alpha': 0.01}], [0.37822808629884125, 0.022025332923233925, {'normalize': False, 'selection': 'random', 'fit_intercept': True, 'l1_ratio': 1, 'max_iter': 1000, 'tol': 0.0001, 'alpha': 0.01}], [0.40811572270053786, 0.12470314163616923, {'normalize': False, 'selection': 'cyclic', 'fit_intercept': True, 'l1_ratio': 0.5, 'max_iter': 1000, 'tol': 0.0001, 'alpha': 0.01}], [0.40463518642150459, 0.022059743909081674, {'normalize': False, 'selection': 'random', 'fit_intercept': True, 'l1_ratio': 1, 'max_iter': 1000, 'tol': 0.001, 'alpha': 0.01}], [0.39328100713553182, 0.057319910658881326, {'normalize': False, 'selection': 'random', 'fit_intercept': True, 'l1_ratio': 1, 'max_iter': 1000, 'tol': 0.001, 'alpha': 0.01}], [0.49946477593087069, 0.030938975556285678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0.80576788846950076, 0.89613045451713225, 0.9063019505904617, 0.8890060725643244, 0.83223104646336343, 0.85030060351396619, 0.89319944113198824, 0.89428285850921618, 0.91761967970354319, 0.90299546421815835]</text:p>
          </table:table-cell>
          <table:table-cell office:value-type="string" calcext:value-type="string">
            <text:p>[0.013602172665220791, -0.067359752764706959, -0.22504878491753599, -0.079289036701150062, 0.074978764063428627, 0.089886512170337385, -0.04326791713967415, 0.095793220358618592, -0.069910718637859581, 0.059167412168449007]</text:p>
          </table:table-cell>
          <table:table-cell office:value-type="string" calcext:value-type="string">
            <text:p>0.878783545968</text:p>
          </table:table-cell>
          <table:table-cell office:value-type="string" calcext:value-type="string">
            <text:p>-0.0151448128735</text:p>
          </table:table-cell>
          <table:table-cell office:value-type="string" calcext:value-type="string">
            <text:p>[0.29551062097343639, 0.086552771118502791, 0.12245237464293167, 0.12007151692725489, 0.17887700883648616, 0.17602965588727035, 0.098094679195912318, 0.099904090254704078, 0.096975118404516336, 0.074111504620474347]</text:p>
          </table:table-cell>
          <table:table-cell office:value-type="string" calcext:value-type="string">
            <text:p>[0.99124373759805628, 1.2795958618833885, 1.124322156065918, 0.90813679350719079, 0.77846435308042417, 0.87780706018469035, 1.3029449635351922, 0.99331950527651058, 0.8405160637468837, 0.98856659386114654]</text:p>
          </table:table-cell>
          <table:table-cell office:value-type="string" calcext:value-type="string">
            <text:p>0.134857934086</text:p>
          </table:table-cell>
          <table:table-cell office:value-type="string" calcext:value-type="string">
            <text:p>1.00849170887</text:p>
          </table:table-cell>
          <table:table-cell office:value-type="string" calcext:value-type="string">
            <text:p>[0.33894547913733303, 0.23163875498097619, 0.2470789999989299, 0.21989743249610835, 0.25024337015055576, 0.28520959369243304, 0.22396227819522796, 0.19906832504190755, 0.22267558827056977, 0.19480477842015942]</text:p>
          </table:table-cell>
          <table:table-cell office:value-type="string" calcext:value-type="string">
            <text:p>[0.79259153701602825, 0.91174493389662603, 0.80722322484787445, 0.80736820527402331, 0.70171505192050487, 0.75849520749093102, 0.84433398282151229, 0.78026429776934403, 0.75756222950112873, 0.76437791484757067]</text:p>
          </table:table-cell>
          <table:table-cell office:value-type="string" calcext:value-type="string">
            <text:p>0.241352460038</text:p>
          </table:table-cell>
          <table:table-cell office:value-type="string" calcext:value-type="string">
            <text:p>0.792567658539</text:p>
          </table:table-cell>
          <table:table-cell office:value-type="string" calcext:value-type="string">
            <text:p>[[0.41609014021854829, 0.045024187379464509, {'normalize': True, 'selection': 'cyclic', 'fit_intercept': True, 'l1_ratio': 1, 'max_iter': 1000, 'tol': 0.001, 'alpha': 0.01}], [0.49908945993934439, 0.079156141600034979, {'normalize': False, 'selection': 'random', 'fit_intercept': True, 'l1_ratio': 0, 'max_iter': 1000, 'tol': 0.001, 'alpha': 0.01}], [0.32688481577400974, 0.14142011789549272, {'normalize': False, 'selection': 'cyclic', 'fit_intercept': True, 'l1_ratio': 0, 'max_iter': 1000, 'tol': 0.0001, 'alpha': 0.01}], [0.39700658349472695, 0.073318078115519894, {'normalize': False, 'selection': 'cyclic', 'fit_intercept': True, 'l1_ratio': 0, 'max_iter': 1000, 'tol': 0.0001, 'alpha': 0.01}], [0.3708596259475167, 0.1368341103042795, {'normalize': False, 'selection': 'cyclic', 'fit_intercept': True, 'l1_ratio': 1, 'max_iter': 1000, 'tol': 0.0001, 'alpha': 0.01}], [0.39283184045832414, 0.053697399636179588, {'normalize': False, 'selection': 'random', 'fit_intercept': True, 'l1_ratio': 0, 'max_iter': 1000, 'tol': 0.001, 'alpha': 0.1}], [0.5306079141986394, 0.022875397842446944, {'normalize': False, 'selection': 'cyclic', 'fit_intercept': True, 'l1_ratio': 1, 'max_iter': 1000, 'tol': 0.001, 'alpha': 0.01}], [0.40367860773148384, 0.082274094544677309, {'normalize': False, 'selection': 'random', 'fit_intercept': True, 'l1_ratio': 0.75, 'max_iter': 1000, 'tol': 0.001, 'alpha': 0.01}], [0.33992378229396886, 0.053668982426574786, {'normalize': False, 'selection': 'cyclic', 'fit_intercept': True, 'l1_ratio': 0.75, 'max_iter': 1000, 'tol': 0.001, 'alpha': 0.01}], [0.46484138817461229, 0.070400774355404691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0.83936590329260885, 0.8968562739899254, 0.90973772419167609, 0.90415719704737274, 0.90044710217943302, 0.83653557154350877, 0.91734031704879282, 0.8922513209088101, 0.85119109564710127, 0.91485040161393494]</text:p>
          </table:table-cell>
          <table:table-cell office:value-type="string" calcext:value-type="string">
            <text:p>[-0.011431164062017718, -0.074765319635302641, -0.20486321020696341, -0.065927730522488348, 0.10042257976797075, 0.10943787921224668, -0.068160082271727873, 0.099858126433185701, -0.00056285390845411953, 0.081451660016386485]</text:p>
          </table:table-cell>
          <table:table-cell office:value-type="string" calcext:value-type="string">
            <text:p>0.886273290746</text:p>
          </table:table-cell>
          <table:table-cell office:value-type="string" calcext:value-type="string">
            <text:p>-0.00345401151772</text:p>
          </table:table-cell>
          <table:table-cell office:value-type="string" calcext:value-type="string">
            <text:p>[0.2443935829841111, 0.085947957778750736, 0.1179622210180114, 0.1036812643984615, 0.1061443384354102, 0.19221578554386479, 0.075921654038863806, 0.10182392002804769, 0.17517243277687725, 0.065054327649302343]</text:p>
          </table:table-cell>
          <table:table-cell office:value-type="string" calcext:value-type="string">
            <text:p>[1.0164000564527984, 1.2884739675998251, 1.1057962906804442, 0.89689430577911666, 0.75705175976598049, 0.85894971079348748, 1.3340329713781032, 0.98885398855854723, 0.78603675694470521, 0.96515173421797973]</text:p>
          </table:table-cell>
          <table:table-cell office:value-type="string" calcext:value-type="string">
            <text:p>0.126831748465</text:p>
          </table:table-cell>
          <table:table-cell office:value-type="string" calcext:value-type="string">
            <text:p>0.999764154217</text:p>
          </table:table-cell>
          <table:table-cell office:value-type="string" calcext:value-type="string">
            <text:p>[0.32130948267118647, 0.22927060094972621, 0.24103581312002742, 0.22241521346652263, 0.21793219442197728, 0.28829568153782614, 0.19807372889849781, 0.20905029754000115, 0.30417816021875727, 0.18314929690127502]</text:p>
          </table:table-cell>
          <table:table-cell office:value-type="string" calcext:value-type="string">
            <text:p>[0.79639445957905231, 0.91592201448768007, 0.79890327676789941, 0.79509284616325804, 0.67593960149142429, 0.74762670298270484, 0.83793972191411392, 0.77917870286585045, 0.73218556763239884, 0.75090425367215874]</text:p>
          </table:table-cell>
          <table:table-cell office:value-type="string" calcext:value-type="string">
            <text:p>0.241471046973</text:p>
          </table:table-cell>
          <table:table-cell office:value-type="string" calcext:value-type="string">
            <text:p>0.783008714756</text:p>
          </table:table-cell>
          <table:table-cell office:value-type="string" calcext:value-type="string">
            <text:p>[[0.41727338987846385, 0.053078945455516578, {'normalize': True, 'selection': 'cyclic', 'fit_intercept': True, 'l1_ratio': 1, 'max_iter': 1000, 'tol': 0.001, 'alpha': 0.01}], [0.53350272932681586, 0.068152747307298547, {'normalize': False, 'selection': 'random', 'fit_intercept': True, 'l1_ratio': 0, 'max_iter': 1000, 'tol': 0.0001, 'alpha': 0.01}], [0.33760055193255817, 0.12758422941149669, {'normalize': False, 'selection': 'cyclic', 'fit_intercept': True, 'l1_ratio': 0, 'max_iter': 1000, 'tol': 0.0001, 'alpha': 0.01}], [0.40568833106714042, 0.11980423042221892, {'normalize': False, 'selection': 'random', 'fit_intercept': True, 'l1_ratio': 0, 'max_iter': 1000, 'tol': 0.0001, 'alpha': 0.01}], [0.38944952525847287, 0.11247631161308455, {'normalize': False, 'selection': 'random', 'fit_intercept': True, 'l1_ratio': 0, 'max_iter': 1000, 'tol': 0.0001, 'alpha': 0.01}], [0.39353124845798093, 0.042355516476737222, {'normalize': False, 'selection': 'cyclic', 'fit_intercept': True, 'l1_ratio': 0, 'max_iter': 1000, 'tol': 0.0001, 'alpha': 0.1}], [0.56318458740687627, 0.031324590471777651, {'normalize': False, 'selection': 'cyclic', 'fit_intercept': True, 'l1_ratio': 0, 'max_iter': 1000, 'tol': 0.0001, 'alpha': 0.01}], [0.42915284849480895, 0.10150542422913957, {'normalize': False, 'selection': 'cyclic', 'fit_intercept': True, 'l1_ratio': 0.75, 'max_iter': 1000, 'tol': 0.001, 'alpha': 0.01}], [0.35206762967266109, 0.05085959847326546, {'normalize': False, 'selection': 'cyclic', 'fit_intercept': True, 'l1_ratio': 0, 'max_iter': 1000, 'tol': 0.0001, 'alpha': 0.1}], [0.47711813398190034, 0.072219202379990147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0.78240714353416729, 0.90245594740842938, 0.86258377321337165, 0.86976648123730627, 0.88787006029966942, 0.84396273614374984, 0.86213519835015262, 0.906385479348643, 0.89739523799034471, 0.87985403734250067]</text:p>
          </table:table-cell>
          <table:table-cell office:value-type="string" calcext:value-type="string">
            <text:p>[0.0095121829274921188, -0.079752715264736818, -0.1876529149675108, -0.11674088140590566, 0.069288654690708884, 0.082350788393885321, -0.15364025444784168, 0.10895701196860896, -0.051281831084546203, 0.074559200936084036]</text:p>
          </table:table-cell>
          <table:table-cell office:value-type="string" calcext:value-type="string">
            <text:p>0.869481609487</text:p>
          </table:table-cell>
          <table:table-cell office:value-type="string" calcext:value-type="string">
            <text:p>-0.0244400758254</text:p>
          </table:table-cell>
          <table:table-cell office:value-type="string" calcext:value-type="string">
            <text:p>[0.33105236629992157, 0.081281842706454763, 0.17958691125944967, 0.14088460976095343, 0.1195541117220514, 0.18348227519253543, 0.12662671088606478, 0.088466954255657274, 0.12078259600043699, 0.091791564124874533]</text:p>
          </table:table-cell>
          <table:table-cell office:value-type="string" calcext:value-type="string">
            <text:p>[0.9953538203679243, 1.2944530677040487, 1.0900010697158729, 0.93964957368428026, 0.78325294294161407, 0.88507528730474527, 1.4407897861801418, 0.97885837618081339, 0.82588131061698811, 0.97239388854433673]</text:p>
          </table:table-cell>
          <table:table-cell office:value-type="string" calcext:value-type="string">
            <text:p>0.146350994221</text:p>
          </table:table-cell>
          <table:table-cell office:value-type="string" calcext:value-type="string">
            <text:p>1.02057091232</text:p>
          </table:table-cell>
          <table:table-cell office:value-type="string" calcext:value-type="string">
            <text:p>[0.35608878053439375, 0.22766788408652236, 0.26351916739966658, 0.23417557389491139, 0.22690152726664081, 0.29921330399331086, 0.21645865483672289, 0.21820363120428335, 0.24022324445426305, 0.20584624836320678]</text:p>
          </table:table-cell>
          <table:table-cell office:value-type="string" calcext:value-type="string">
            <text:p>[0.79283973485344139, 0.91756241644117953, 0.79049401906399641, 0.81080393008387119, 0.72016504013834171, 0.76010384992703317, 0.88553258520840183, 0.77677507680519187, 0.74692530041751193, 0.75340071230664007]</text:p>
          </table:table-cell>
          <table:table-cell office:value-type="string" calcext:value-type="string">
            <text:p>0.248829801603</text:p>
          </table:table-cell>
          <table:table-cell office:value-type="string" calcext:value-type="string">
            <text:p>0.795460266525</text:p>
          </table:table-cell>
          <table:table-cell office:value-type="string" calcext:value-type="string">
            <text:p>[[0.40724617738519175, 0.055309573506491641, {'normalize': True, 'selection': 'cyclic', 'fit_intercept': True, 'l1_ratio': 1, 'max_iter': 1000, 'tol': 0.001, 'alpha': 0.01}], [0.50142321116206001, 0.068950856790817069, {'normalize': False, 'selection': 'cyclic', 'fit_intercept': True, 'l1_ratio': 0, 'max_iter': 1000, 'tol': 0.0001, 'alpha': 0.01}], [0.3337653296558773, 0.14082857783734062, {'normalize': False, 'selection': 'cyclic', 'fit_intercept': True, 'l1_ratio': 0.25, 'max_iter': 1000, 'tol': 0.0001, 'alpha': 0.01}], [0.42076697713940525, 0.088253612092036818, {'normalize': False, 'selection': 'cyclic', 'fit_intercept': True, 'l1_ratio': 0, 'max_iter': 1000, 'tol': 0.0001, 'alpha': 0.001}], [0.35952810194950419, 0.10446860659357537, {'normalize': False, 'selection': 'random', 'fit_intercept': True, 'l1_ratio': 0.25, 'max_iter': 1000, 'tol': 0.0001, 'alpha': 0.01}], [0.36405446833335969, 0.061427181858163787, {'normalize': False, 'selection': 'cyclic', 'fit_intercept': True, 'l1_ratio': 0.25, 'max_iter': 1000, 'tol': 0.001, 'alpha': 0.1}], [0.57869258450708361, 0.02845709646314331, {'normalize': False, 'selection': 'cyclic', 'fit_intercept': True, 'l1_ratio': 0.5, 'max_iter': 1000, 'tol': 0.0001, 'alpha': 0.001}], [0.40267404517116634, 0.086915486399026992, {'normalize': False, 'selection': 'cyclic', 'fit_intercept': True, 'l1_ratio': 0.75, 'max_iter': 1000, 'tol': 0.001, 'alpha': 0.01}], [0.36577182523051582, 0.062205749150791641, {'normalize': False, 'selection': 'cyclic', 'fit_intercept': True, 'l1_ratio': 0.75, 'max_iter': 1000, 'tol': 0.001, 'alpha': 0.01}], [0.46807294296111951, 0.073109412194741069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0.78901810436708908, 0.88840676466441637, 0.8973024629629881, 0.84343338570474613, 0.83082347629098674, 0.85274133326062074, 0.87802012357948112, 0.85414604752276557, 0.94050942313966435, 0.90933708937662261]</text:p>
          </table:table-cell>
          <table:table-cell office:value-type="string" calcext:value-type="string">
            <text:p>[0.0043738106089287188, -0.01375004835400917, -0.14581551346600796, -0.07607478900861353, 0.064107539377028511, 0.095076441075188534, 0.01287015871412156, 0.082581216955833758, -0.11997905501515516, 0.031457302443195112]</text:p>
          </table:table-cell>
          <table:table-cell office:value-type="string" calcext:value-type="string">
            <text:p>0.868373821087</text:p>
          </table:table-cell>
          <table:table-cell office:value-type="string" calcext:value-type="string">
            <text:p>-0.00651529366695</text:p>
          </table:table-cell>
          <table:table-cell office:value-type="string" calcext:value-type="string">
            <text:p>[0.32099425013378485, 0.092988793890188826, 0.13421365075805267, 0.16937134591881406, 0.18037777484148612, 0.17315963217640307, 0.11203665011355741, 0.13783390495439418, 0.070030144508095096, 0.069266500431290637]</text:p>
          </table:table-cell>
          <table:table-cell office:value-type="string" calcext:value-type="string">
            <text:p>[1.0005174361435036, 1.2153262885337901, 1.0516036458422338, 0.9054322570079042, 0.78761318184663287, 0.87280135892275323, 1.2328337083201362, 1.0078335976050052, 0.8798494775328275, 1.0176826014706932]</text:p>
          </table:table-cell>
          <table:table-cell office:value-type="string" calcext:value-type="string">
            <text:p>0.146027264773</text:p>
          </table:table-cell>
          <table:table-cell office:value-type="string" calcext:value-type="string">
            <text:p>0.997149355323</text:p>
          </table:table-cell>
          <table:table-cell office:value-type="string" calcext:value-type="string">
            <text:p>[0.34383187746419847, 0.23085143685804677, 0.25442778055010357, 0.23980155420180008, 0.25115279457569889, 0.29006855548154103, 0.22755834721385501, 0.20270401792394424, 0.19874525596143169, 0.19077966644669742]</text:p>
          </table:table-cell>
          <table:table-cell office:value-type="string" calcext:value-type="string">
            <text:p>[0.79785739930424293, 0.90158688332925763, 0.7941582938391436, 0.81119115248063134, 0.69502508668980634, 0.75723490536702531, 0.83016857926434362, 0.77938304915366763, 0.77103491393560075, 0.7793273870761831]</text:p>
          </table:table-cell>
          <table:table-cell office:value-type="string" calcext:value-type="string">
            <text:p>0.242992128668</text:p>
          </table:table-cell>
          <table:table-cell office:value-type="string" calcext:value-type="string">
            <text:p>0.791696765044</text:p>
          </table:table-cell>
          <table:table-cell office:value-type="string" calcext:value-type="string">
            <text:p>[[0.42005508520514995, 0.022816895255311363, {'normalize': True, 'selection': 'cyclic', 'fit_intercept': True, 'l1_ratio': 1, 'max_iter': 1000, 'tol': 0.0001, 'alpha': 0.01}], [0.49343100039818882, 0.093772102320287445, {'normalize': False, 'selection': 'random', 'fit_intercept': True, 'l1_ratio': 0, 'max_iter': 1000, 'tol': 0.001, 'alpha': 0.01}], [0.31290609349108495, 0.14428334123298586, {'normalize': False, 'selection': 'cyclic', 'fit_intercept': True, 'l1_ratio': 1, 'max_iter': 1000, 'tol': 0.001, 'alpha': 0.01}], [0.40875163599416586, 0.093181950464500146, {'normalize': False, 'selection': 'cyclic', 'fit_intercept': True, 'l1_ratio': 0, 'max_iter': 1000, 'tol': 0.0001, 'alpha': 0.01}], [0.40593956405973636, 0.10221581961161569, {'normalize': False, 'selection': 'cyclic', 'fit_intercept': True, 'l1_ratio': 1, 'max_iter': 1000, 'tol': 0.001, 'alpha': 0.01}], [0.39264396688762121, 0.049715789198398856, {'normalize': False, 'selection': 'cyclic', 'fit_intercept': True, 'l1_ratio': 0, 'max_iter': 1000, 'tol': 0.0001, 'alpha': 0.1}], [0.51719920801909269, 0.02232467642123865, {'normalize': False, 'selection': 'cyclic', 'fit_intercept': True, 'l1_ratio': 1, 'max_iter': 1000, 'tol': 0.001, 'alpha': 0.01}], [0.44398451123556065, 0.069358695617481564, {'normalize': False, 'selection': 'random', 'fit_intercept': True, 'l1_ratio': 0.75, 'max_iter': 1000, 'tol': 0.001, 'alpha': 0.01}], [0.33406607397762078, 0.080950805179736643, {'normalize': False, 'selection': 'cyclic', 'fit_intercept': True, 'l1_ratio': 0.75, 'max_iter': 1000, 'tol': 0.001, 'alpha': 0.01}], [0.49058141674968625, 0.076512759075432216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0.83321455307050352, 0.88492239419245156, 0.90360094717619333, 0.87414161037884264, 0.90639224466709756, 0.83001243656376844, 0.92355766490324231, 0.85317306524590197, 0.84696410986343185, 0.91719381753090179]</text:p>
          </table:table-cell>
          <table:table-cell office:value-type="string" calcext:value-type="string">
            <text:p>[-0.01533344793920044, -0.012719878946191532, -0.1627129541818868, -0.072993652814569376, 0.10726676742155683, 0.11694859103439714, -0.026325559099652507, 0.08247447887192183, -0.0076097060946143102, 0.056875551514106171]</text:p>
          </table:table-cell>
          <table:table-cell office:value-type="string" calcext:value-type="string">
            <text:p>0.877317284359</text:p>
          </table:table-cell>
          <table:table-cell office:value-type="string" calcext:value-type="string">
            <text:p>0.00658701897659</text:p>
          </table:table-cell>
          <table:table-cell office:value-type="string" calcext:value-type="string">
            <text:p>[0.25375243363777339, 0.095892262067988718, 0.12598226970563686, 0.13615166260867473, 0.099805565480806921, 0.19988625872374197, 0.070211115164387092, 0.13875338601331491, 0.18014828678412578, 0.063263956939745333]</text:p>
          </table:table-cell>
          <table:table-cell office:value-type="string" calcext:value-type="string">
            <text:p>[1.0203215112131345, 1.214091278025039, 1.0671117359783759, 0.90283972335985518, 0.75129193944281203, 0.8517056077748425, 1.2817855281533594, 1.0079508550986371, 0.79157272584205229, 0.99097473417215554]</text:p>
          </table:table-cell>
          <table:table-cell office:value-type="string" calcext:value-type="string">
            <text:p>0.136384719713</text:p>
          </table:table-cell>
          <table:table-cell office:value-type="string" calcext:value-type="string">
            <text:p>0.987964563906</text:p>
          </table:table-cell>
          <table:table-cell office:value-type="string" calcext:value-type="string">
            <text:p>[0.31822614326577936, 0.23543151355749348, 0.24518975534629397, 0.22892645269318943, 0.21035456721427215, 0.29420323430524836, 0.18505155602099324, 0.2162400139659173, 0.31029559701544313, 0.1789349992539363]</text:p>
          </table:table-cell>
          <table:table-cell office:value-type="string" calcext:value-type="string">
            <text:p>[0.79975380165053778, 0.90552311199765601, 0.80227142680605612, 0.8035348532810701, 0.68083244724472891, 0.74668755336342407, 0.82747511857792189, 0.78096622418751771, 0.73556926958926916, 0.76770937833576924]</text:p>
          </table:table-cell>
          <table:table-cell office:value-type="string" calcext:value-type="string">
            <text:p>0.242285383264</text:p>
          </table:table-cell>
          <table:table-cell office:value-type="string" calcext:value-type="string">
            <text:p>0.785032318503</text:p>
          </table:table-cell>
          <table:table-cell office:value-type="string" calcext:value-type="string">
            <text:p>[[0.42783627960250914, 0.044986701674299918, {'normalize': True, 'selection': 'random', 'fit_intercept': True, 'l1_ratio': 1, 'max_iter': 1000, 'tol': 0.0001, 'alpha': 0.01}], [0.52343975524843322, 0.079419758707094834, {'normalize': False, 'selection': 'cyclic', 'fit_intercept': True, 'l1_ratio': 0, 'max_iter': 1000, 'tol': 0.0001, 'alpha': 0.01}], [0.32231456225710853, 0.12450713700802596, {'normalize': False, 'selection': 'random', 'fit_intercept': True, 'l1_ratio': 0, 'max_iter': 1000, 'tol': 0.0001, 'alpha': 0.01}], [0.41337950790427141, 0.12945099671775304, {'normalize': False, 'selection': 'random', 'fit_intercept': True, 'l1_ratio': 0, 'max_iter': 1000, 'tol': 0.001, 'alpha': 0.01}], [0.40977455837259558, 0.10329114270764923, {'normalize': False, 'selection': 'random', 'fit_intercept': True, 'l1_ratio': 0, 'max_iter': 1000, 'tol': 0.0001, 'alpha': 0.01}], [0.39267553438177361, 0.039092053016419805, {'normalize': False, 'selection': 'cyclic', 'fit_intercept': True, 'l1_ratio': 0, 'max_iter': 1000, 'tol': 0.0001, 'alpha': 0.1}], [0.55555678428748745, 0.039302013274016827, {'normalize': False, 'selection': 'cyclic', 'fit_intercept': True, 'l1_ratio': 0, 'max_iter': 1000, 'tol': 0.0001, 'alpha': 0.01}], [0.47079787539487239, 0.086938253095645471, {'normalize': False, 'selection': 'cyclic', 'fit_intercept': True, 'l1_ratio': 0.75, 'max_iter': 1000, 'tol': 0.001, 'alpha': 0.01}], [0.34679552969299382, 0.0567439762404768, {'normalize': False, 'selection': 'random', 'fit_intercept': True, 'l1_ratio': 0, 'max_iter': 1000, 'tol': 0.0001, 'alpha': 0.1}], [0.50115308895853061, 0.07852658021205805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78148798004595021, 0.87781086590849733, 0.83865416006506011, 0.9009382400975201, 0.88431357146039491, 0.82895927344199105, 0.92467979639696019, 0.8840584514772738, 0.91550866832126321, 0.88508408340761768]</text:p>
          </table:table-cell>
          <table:table-cell office:value-type="string" calcext:value-type="string">
            <text:p>[0.01462331785194515, -0.011832253290677386, -0.15380492667397982, -0.30728272807601997, 0.070226552801546105, 0.08215851977781663, -0.0088752071082200956, 0.096999960407243679, -0.10454326099344247, 0.056775432383449731]</text:p>
          </table:table-cell>
          <table:table-cell office:value-type="string" calcext:value-type="string">
            <text:p>0.872149509062</text:p>
          </table:table-cell>
          <table:table-cell office:value-type="string" calcext:value-type="string">
            <text:p>-0.026555459292</text:p>
          </table:table-cell>
          <table:table-cell office:value-type="string" calcext:value-type="string">
            <text:p>[0.33245080948750177, 0.1018181807480254, 0.21086011249216571, 0.10716348232535067, 0.12334607723246895, 0.20112466012195288, 0.069180454556815527, 0.10956628948290632, 0.099460124265299391, 0.087795806813155408]</text:p>
          </table:table-cell>
          <table:table-cell office:value-type="string" calcext:value-type="string">
            <text:p>[0.99021757579653047, 1.2130271549749096, 1.0589361491631468, 1.0999755436328194, 0.78246364187722384, 0.88526073093446167, 1.2599916553948731, 0.99199383679548792, 0.86772320138106096, 0.99107993293892171]</text:p>
          </table:table-cell>
          <table:table-cell office:value-type="string" calcext:value-type="string">
            <text:p>0.144276599753</text:p>
          </table:table-cell>
          <table:table-cell office:value-type="string" calcext:value-type="string">
            <text:p>1.01406694229</text:p>
          </table:table-cell>
          <table:table-cell office:value-type="string" calcext:value-type="string">
            <text:p>[0.35399460485001422, 0.23577587990510285, 0.2913336572948238, 0.21744490124357174, 0.2386593242406595, 0.31062494799554702, 0.1830822894922631, 0.22961745747087736, 0.22177540366456017, 0.19781720731539254]</text:p>
          </table:table-cell>
          <table:table-cell office:value-type="string" calcext:value-type="string">
            <text:p>[0.79108482939451674, 0.90267760705224764, 0.79860243254820684, 0.85820986325998716, 0.71220958331244233, 0.760779068449283, 0.83336274497042051, 0.77419019395893596, 0.76478952226147978, 0.76363851156468543]</text:p>
          </table:table-cell>
          <table:table-cell office:value-type="string" calcext:value-type="string">
            <text:p>0.248012567347</text:p>
          </table:table-cell>
          <table:table-cell office:value-type="string" calcext:value-type="string">
            <text:p>0.795954435677</text:p>
          </table:table-cell>
          <table:table-cell office:value-type="string" calcext:value-type="string">
            <text:p>[[0.4188023752337332, 0.038168209381481889, {'normalize': True, 'selection': 'random', 'fit_intercept': True, 'l1_ratio': 1, 'max_iter': 1000, 'tol': 0.001, 'alpha': 0.01}], [0.4990008430988479, 0.071231485265570937, {'normalize': False, 'selection': 'cyclic', 'fit_intercept': True, 'l1_ratio': 0.25, 'max_iter': 1000, 'tol': 0.001, 'alpha': 0.01}], [0.33174741124542712, 0.1513112135092145, {'normalize': False, 'selection': 'cyclic', 'fit_intercept': True, 'l1_ratio': 1, 'max_iter': 1000, 'tol': 0.001, 'alpha': 0.01}], [0.4260109509820097, 0.090520595017325026, {'normalize': False, 'selection': 'random', 'fit_intercept': True, 'l1_ratio': 0, 'max_iter': 1000, 'tol': 0.001, 'alpha': 0.001}], [0.39123166100653739, 0.096058273237823399, {'normalize': False, 'selection': 'random', 'fit_intercept': True, 'l1_ratio': 0.75, 'max_iter': 1000, 'tol': 0.001, 'alpha': 0.01}], [0.3609045705902566, 0.060015908594361837, {'normalize': False, 'selection': 'cyclic', 'fit_intercept': True, 'l1_ratio': 0.25, 'max_iter': 1000, 'tol': 0.001, 'alpha': 0.1}], [0.55536155395146247, 0.043782177638401483, {'normalize': False, 'selection': 'cyclic', 'fit_intercept': True, 'l1_ratio': 0.25, 'max_iter': 1000, 'tol': 0.001, 'alpha': 0.01}], [0.44106244455432664, 0.077826154924565502, {'normalize': False, 'selection': 'cyclic', 'fit_intercept': True, 'l1_ratio': 0.75, 'max_iter': 1000, 'tol': 0.001, 'alpha': 0.01}], [0.36076999021969802, 0.09099282902942607, {'normalize': False, 'selection': 'random', 'fit_intercept': True, 'l1_ratio': 0.5, 'max_iter': 1000, 'tol': 0.0001, 'alpha': 0.01}], [0.49157441832992055, 0.085447687133023295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0.79034234414661109, 0.88151869250065484, 0.90170686672180667, 0.83576721137878851, 0.83664921628845956, 0.85968546396216672, 0.885010366539421, 0.85233180837023625, 0.86968491126737291, 0.90849886576934336]</text:p>
          </table:table-cell>
          <table:table-cell office:value-type="string" calcext:value-type="string">
            <text:p>[0.024436894851385005, 0.036017519526533537, -0.12941804636016108, -0.07685889961955028, 0.078981260649087393, 0.10000614864353086, 0.026834343958067497, 0.085395309768158789, -0.0045051238941686833, 0.0021179088858802597]</text:p>
          </table:table-cell>
          <table:table-cell office:value-type="string" calcext:value-type="string">
            <text:p>0.862119574694</text:p>
          </table:table-cell>
          <table:table-cell office:value-type="string" calcext:value-type="string">
            <text:p>0.0143007316409</text:p>
          </table:table-cell>
          <table:table-cell office:value-type="string" calcext:value-type="string">
            <text:p>[0.31897951160017818, 0.098728510287966989, 0.12845761098398781, 0.17766449493707862, 0.17416631006782377, 0.16499411537057274, 0.10561621891053152, 0.13954838483421309, 0.15340218530669023, 0.069906903606700682]</text:p>
          </table:table-cell>
          <table:table-cell office:value-type="string" calcext:value-type="string">
            <text:p>[0.98035578730251594, 1.1556628304063958, 1.0365544202134709, 0.9060920243841647, 0.77509599698846188, 0.86804664188361114, 1.2153937348151942, 1.0047421661503002, 0.7891337828861209, 1.0485105561249375]</text:p>
          </table:table-cell>
          <table:table-cell office:value-type="string" calcext:value-type="string">
            <text:p>0.153146424591</text:p>
          </table:table-cell>
          <table:table-cell office:value-type="string" calcext:value-type="string">
            <text:p>0.977958794116</text:p>
          </table:table-cell>
          <table:table-cell office:value-type="string" calcext:value-type="string">
            <text:p>[0.33835345337295591, 0.23493557801787934, 0.25316978442110094, 0.24466544514567012, 0.24670241842700491, 0.28925241729911311, 0.22888136383547777, 0.20027246233700602, 0.29747724946959964, 0.19358363357762096]</text:p>
          </table:table-cell>
          <table:table-cell office:value-type="string" calcext:value-type="string">
            <text:p>[0.78810684338165782, 0.88977449266038533, 0.79914337235142707, 0.81076661987818566, 0.6922037802561597, 0.7574749594955934, 0.83199386541527431, 0.78424354891672532, 0.73994444443282192, 0.79371414629795412]</text:p>
          </table:table-cell>
          <table:table-cell office:value-type="string" calcext:value-type="string">
            <text:p>0.25272938059</text:p>
          </table:table-cell>
          <table:table-cell office:value-type="string" calcext:value-type="string">
            <text:p>0.788736607309</text:p>
          </table:table-cell>
          <table:table-cell office:value-type="string" calcext:value-type="string">
            <text:p>[[0.4185829189400464, 0.023308381322318522, {'normalize': True, 'selection': 'cyclic', 'fit_intercept': True, 'l1_ratio': 1, 'max_iter': 1000, 'tol': 0.001, 'alpha': 0.01}], [0.49325842562172789, 0.094789134873164843, {'normalize': False, 'selection': 'cyclic', 'fit_intercept': True, 'l1_ratio': 0.25, 'max_iter': 1000, 'tol': 0.001, 'alpha': 0.01}], [0.32167425433660868, 0.13794234145538009, {'normalize': False, 'selection': 'cyclic', 'fit_intercept': True, 'l1_ratio': 1, 'max_iter': 1000, 'tol': 0.001, 'alpha': 0.01}], [0.41109053765229014, 0.09649901143522259, {'normalize': False, 'selection': 'cyclic', 'fit_intercept': True, 'l1_ratio': 0, 'max_iter': 1000, 'tol': 0.0001, 'alpha': 0.01}], [0.41215101781578811, 0.093860398858090249, {'normalize': False, 'selection': 'random', 'fit_intercept': True, 'l1_ratio': 1, 'max_iter': 1000, 'tol': 0.001, 'alpha': 0.01}], [0.39834386939141742, 0.047126500489485933, {'normalize': False, 'selection': 'random', 'fit_intercept': True, 'l1_ratio': 0, 'max_iter': 1000, 'tol': 0.0001, 'alpha': 0.1}], [0.52205034464478917, 0.020033810702979566, {'normalize': False, 'selection': 'cyclic', 'fit_intercept': True, 'l1_ratio': 1, 'max_iter': 1000, 'tol': 0.001, 'alpha': 0.01}], [0.4507372894999046, 0.057356578269242814, {'normalize': False, 'selection': 'cyclic', 'fit_intercept': True, 'l1_ratio': 0.75, 'max_iter': 1000, 'tol': 0.001, 'alpha': 0.01}], [0.33054121820224863, 0.05688250552427377, {'normalize': False, 'selection': 'random', 'fit_intercept': True, 'l1_ratio': 0, 'max_iter': 1000, 'tol': 0.001, 'alpha': 0.1}], [0.50836773130066826, 0.082941065513775614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0.84296386088726194, 0.88017093096617194, 0.89169878409247405, 0.86029285328150329, 0.90274912229432358, 0.83148485759745405, 0.92267954341027669, 0.85200185294322051, 0.84580041461010991, 0.91775992580813337]</text:p>
          </table:table-cell>
          <table:table-cell office:value-type="string" calcext:value-type="string">
            <text:p>[0.014304889181755542, 0.030481450887101191, -0.12855007011795716, -0.052769937999216809, 0.11463517492628583, 0.12109102272499528, 0.00043177564069152297, 0.083348696927753707, 0.0036101466560163331, 0.030516350325292763]</text:p>
          </table:table-cell>
          <table:table-cell office:value-type="string" calcext:value-type="string">
            <text:p>0.874760214589</text:p>
          </table:table-cell>
          <table:table-cell office:value-type="string" calcext:value-type="string">
            <text:p>0.0217099499153</text:p>
          </table:table-cell>
          <table:table-cell office:value-type="string" calcext:value-type="string">
            <text:p>[0.23891954125818846, 0.099851577642061318, 0.14153700261815033, 0.15113303420847055, 0.10368990056861428, 0.19815485716859235, 0.071017656319793898, 0.13986019705591862, 0.18151814653426468, 0.06283144998668809]</text:p>
          </table:table-cell>
          <table:table-cell office:value-type="string" calcext:value-type="string">
            <text:p>[0.9905375688221133, 1.1622997028421149, 1.035757811186905, 0.88582305877725764, 0.74509095468856013, 0.84771022056987855, 1.248368096288742, 1.0069904798102909, 0.78275847031072532, 1.0186712936590931]</text:p>
          </table:table-cell>
          <table:table-cell office:value-type="string" calcext:value-type="string">
            <text:p>0.138851336336</text:p>
          </table:table-cell>
          <table:table-cell office:value-type="string" calcext:value-type="string">
            <text:p>0.972400765696</text:p>
          </table:table-cell>
          <table:table-cell office:value-type="string" calcext:value-type="string">
            <text:p>[0.30948067136410223, 0.23619210267154636, 0.2611905570282021, 0.23509816823056062, 0.21067633897868687, 0.29544645706662237, 0.18624144334224044, 0.21692896681417353, 0.31432830534012851, 0.17805517453629136]</text:p>
          </table:table-cell>
          <table:table-cell office:value-type="string" calcext:value-type="string">
            <text:p>[0.7854890795219921, 0.89339207966520373, 0.80228740946851251, 0.8035026673826785, 0.68053805754008234, 0.7472528366655945, 0.82751440828122902, 0.78636579583499966, 0.73481722851347675, 0.78381632217405883]</text:p>
          </table:table-cell>
          <table:table-cell office:value-type="string" calcext:value-type="string">
            <text:p>0.244363818537</text:p>
          </table:table-cell>
          <table:table-cell office:value-type="string" calcext:value-type="string">
            <text:p>0.784497588505</text:p>
          </table:table-cell>
          <table:table-cell office:value-type="string" calcext:value-type="string">
            <text:p>[[0.42577417195528405, 0.044084421540095044, {'normalize': True, 'selection': 'random', 'fit_intercept': True, 'l1_ratio': 1, 'max_iter': 1000, 'tol': 0.001, 'alpha': 0.01}], [0.51475312404992957, 0.08530556065059107, {'normalize': False, 'selection': 'random', 'fit_intercept': True, 'l1_ratio': 0, 'max_iter': 1000, 'tol': 0.0001, 'alpha': 0.01}], [0.3291744831627576, 0.13741254040487022, {'normalize': False, 'selection': 'random', 'fit_intercept': True, 'l1_ratio': 0.75, 'max_iter': 1000, 'tol': 0.001, 'alpha': 0.01}], [0.414028799095078, 0.14637488451644584, {'normalize': False, 'selection': 'cyclic', 'fit_intercept': True, 'l1_ratio': 0.5, 'max_iter': 1000, 'tol': 0.0001, 'alpha': 0.01}], [0.41666430792765291, 0.10085002425311909, {'normalize': False, 'selection': 'cyclic', 'fit_intercept': True, 'l1_ratio': 0, 'max_iter': 1000, 'tol': 0.0001, 'alpha': 0.01}], [0.39703921748075305, 0.037131544426797607, {'normalize': False, 'selection': 'cyclic', 'fit_intercept': True, 'l1_ratio': 0, 'max_iter': 1000, 'tol': 0.0001, 'alpha': 0.1}], [0.55526758552572397, 0.036428832803766069, {'normalize': False, 'selection': 'cyclic', 'fit_intercept': True, 'l1_ratio': 0, 'max_iter': 1000, 'tol': 0.0001, 'alpha': 0.01}], [0.47661475946274073, 0.074800052652242863, {'normalize': False, 'selection': 'cyclic', 'fit_intercept': True, 'l1_ratio': 0.75, 'max_iter': 1000, 'tol': 0.001, 'alpha': 0.01}], [0.34551439000866191, 0.056887810314130052, {'normalize': False, 'selection': 'random', 'fit_intercept': True, 'l1_ratio': 0, 'max_iter': 1000, 'tol': 0.0001, 'alpha': 0.1}], [0.5166768718799023, 0.084393309887883128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0.8552295017050251, 0.87124275245159577, 0.84387553760294365, 0.89026312403017727, 0.88512372725141819, 0.82991966080307966, 0.91831120243755526, 0.88235196530783178, 0.90448712504060391, 0.88127695067796108]</text:p>
          </table:table-cell>
          <table:table-cell office:value-type="string" calcext:value-type="string">
            <text:p>[0.054277976071484546, 0.026963073573660234, -0.12541396262206672, -0.039301053179199075, 0.092211203825400601, 0.085052496852728088, 0.03104357755066367, 0.099084079348961795, -0.09098052980768645, 0.033389864321062279]</text:p>
          </table:table-cell>
          <table:table-cell office:value-type="string" calcext:value-type="string">
            <text:p>0.876208154731</text:p>
          </table:table-cell>
          <table:table-cell office:value-type="string" calcext:value-type="string">
            <text:p>0.0166326725935</text:p>
          </table:table-cell>
          <table:table-cell office:value-type="string" calcext:value-type="string">
            <text:p>[0.22025822358968772, 0.10729128085713606, 0.20403638369044305, 0.11871165806066908, 0.12248228067455476, 0.19999535258525422, 0.075029910664520957, 0.11117894137536406, 0.11243428436562623, 0.090704457760356946]</text:p>
          </table:table-cell>
          <table:table-cell office:value-type="string" calcext:value-type="string">
            <text:p>[0.95036810478449751, 1.1665176818685508, 1.032879562430737, 0.87449005208800745, 0.76396215621170205, 0.88246948177450479, 1.2101367920685477, 0.98970432067734304, 0.8570683932448997, 1.015651989289803]</text:p>
          </table:table-cell>
          <table:table-cell office:value-type="string" calcext:value-type="string">
            <text:p>0.136212277362</text:p>
          </table:table-cell>
          <table:table-cell office:value-type="string" calcext:value-type="string">
            <text:p>0.974324853444</text:p>
          </table:table-cell>
          <table:table-cell office:value-type="string" calcext:value-type="string">
            <text:p>[0.29932046798449541, 0.23664639749515268, 0.28841777828737064, 0.23944296671933896, 0.23035575823871682, 0.31418917643794969, 0.19040260819614252, 0.23258099832013981, 0.22396264988865236, 0.20104835221994177]</text:p>
          </table:table-cell>
          <table:table-cell office:value-type="string" calcext:value-type="string">
            <text:p>[0.75196946338583581, 0.89421490924781588, 0.79911269105028382, 0.79444705450903985, 0.71543068749588468, 0.76110812435914654, 0.83128561661250988, 0.77807923960481273, 0.76682081721373097, 0.77735293928754334]</text:p>
          </table:table-cell>
          <table:table-cell office:value-type="string" calcext:value-type="string">
            <text:p>0.245636715379</text:p>
          </table:table-cell>
          <table:table-cell office:value-type="string" calcext:value-type="string">
            <text:p>0.786982154277</text:p>
          </table:table-cell>
          <table:table-cell office:value-type="string" calcext:value-type="string">
            <text:p>[[0.42799441603506233, 0.043147353570078539, {'normalize': False, 'selection': 'cyclic', 'fit_intercept': True, 'l1_ratio': 0.5, 'max_iter': 1000, 'tol': 0.0001, 'alpha': 0.01}], [0.49176925102048419, 0.079500252897418688, {'normalize': False, 'selection': 'random', 'fit_intercept': True, 'l1_ratio': 0.5, 'max_iter': 1000, 'tol': 0.001, 'alpha': 0.01}], [0.3364752730902984, 0.14508475290829456, {'normalize': False, 'selection': 'cyclic', 'fit_intercept': True, 'l1_ratio': 1, 'max_iter': 1000, 'tol': 0.001, 'alpha': 0.01}], [0.42383284843228014, 0.10395835538392273, {'normalize': False, 'selection': 'cyclic', 'fit_intercept': True, 'l1_ratio': 0, 'max_iter': 1000, 'tol': 0.0001, 'alpha': 0.01}], [0.39602561884019122, 0.094648549421887967, {'normalize': False, 'selection': 'cyclic', 'fit_intercept': True, 'l1_ratio': 0.25, 'max_iter': 1000, 'tol': 0.001, 'alpha': 0.01}], [0.36492723737085153, 0.056927159211892425, {'normalize': False, 'selection': 'cyclic', 'fit_intercept': True, 'l1_ratio': 0.25, 'max_iter': 1000, 'tol': 0.001, 'alpha': 0.1}], [0.55629191678599277, 0.043932311383651092, {'normalize': False, 'selection': 'cyclic', 'fit_intercept': True, 'l1_ratio': 0.5, 'max_iter': 1000, 'tol': 0.0001, 'alpha': 0.01}], [0.44810429274923569, 0.065122610880792187, {'normalize': False, 'selection': 'cyclic', 'fit_intercept': True, 'l1_ratio': 0.75, 'max_iter': 1000, 'tol': 0.001, 'alpha': 0.01}], [0.35209485191363427, 0.097089081216511566, {'normalize': False, 'selection': 'cyclic', 'fit_intercept': True, 'l1_ratio': 0.25, 'max_iter': 1000, 'tol': 0.001, 'alpha': 0.01}], [0.50579197464171888, 0.091706463006887368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0.79712068123293456, 0.89113775464294176, 0.91121854520035628, 0.84577895435453521, 0.83712466069118785, 0.86569990906502992, 0.87294556197705719, 0.85987051273052373, 0.87518703963591116, 0.9211497776766745]</text:p>
          </table:table-cell>
          <table:table-cell office:value-type="string" calcext:value-type="string">
            <text:p>[0.048802030205663427, 0.051558276584561025, -0.14057744693023455, -0.065204286536613587, 0.089183738969502491, 0.10830651395066881, 0.029884546826898561, 0.1081143471522078, 0.03321648004071609, -0.25602148861355456]</text:p>
          </table:table-cell>
          <table:table-cell office:value-type="string" calcext:value-type="string">
            <text:p>0.867723339721</text:p>
          </table:table-cell>
          <table:table-cell office:value-type="string" calcext:value-type="string">
            <text:p>0.000726271164982</text:p>
          </table:table-cell>
          <table:table-cell office:value-type="string" calcext:value-type="string">
            <text:p>[0.30866674412953171, 0.090713105193955701, 0.11602696142534404, 0.16683394596961046, 0.17365938628463687, 0.15792180428140509, 0.11669755730098941, 0.13242420998240478, 0.14692527980188369, 0.060241601786361565]</text:p>
          </table:table-cell>
          <table:table-cell office:value-type="string" calcext:value-type="string">
            <text:p>[0.95587095251641863, 1.1370319157869546, 1.0467962664679387, 0.89628558459389762, 0.76650996093116264, 0.86004091582180653, 1.2115843140514462, 0.97978408854814758, 0.75949989521189165, 1.3197468932032981]</text:p>
          </table:table-cell>
          <table:table-cell office:value-type="string" calcext:value-type="string">
            <text:p>0.147011059616</text:p>
          </table:table-cell>
          <table:table-cell office:value-type="string" calcext:value-type="string">
            <text:p>0.993315078713</text:p>
          </table:table-cell>
          <table:table-cell office:value-type="string" calcext:value-type="string">
            <text:p>[0.33572712471747207, 0.22857314728788825, 0.24453653900665673, 0.24774864565668042, 0.24220233074178524, 0.28250607316336906, 0.23637036367319697, 0.20214404794912508, 0.29301296688416428, 0.18568120805516519]</text:p>
          </table:table-cell>
          <table:table-cell office:value-type="string" calcext:value-type="string">
            <text:p>[0.77363653217150097, 0.88767268266132637, 0.80548203530875673, 0.79347287095905539, 0.68391826629634744, 0.75173902676448989, 0.82273628978234969, 0.75511441346957164, 0.72461080221061047, 0.9190706894074413]</text:p>
          </table:table-cell>
          <table:table-cell office:value-type="string" calcext:value-type="string">
            <text:p>0.249850244714</text:p>
          </table:table-cell>
          <table:table-cell office:value-type="string" calcext:value-type="string">
            <text:p>0.791745360903</text:p>
          </table:table-cell>
          <table:table-cell office:value-type="string" calcext:value-type="string">
            <text:p>[[0.4276208840445303, 0.014490326957964539, {'normalize': True, 'selection': 'random', 'fit_intercept': True, 'l1_ratio': 1, 'max_iter': 1000, 'tol': 0.001, 'alpha': 0.01}], [0.5012428553701348, 0.09823056746621707, {'normalize': False, 'selection': 'random', 'fit_intercept': True, 'l1_ratio': 0.25, 'max_iter': 1000, 'tol': 0.001, 'alpha': 0.01}], [0.32731221019766771, 0.14395405122441032, {'normalize': False, 'selection': 'random', 'fit_intercept': True, 'l1_ratio': 1, 'max_iter': 1000, 'tol': 0.001, 'alpha': 0.01}], [0.41853940605565482, 0.09349988448512446, {'normalize': False, 'selection': 'cyclic', 'fit_intercept': True, 'l1_ratio': 0, 'max_iter': 1000, 'tol': 0.0001, 'alpha': 0.01}], [0.41512518058321485, 0.10206542959925212, {'normalize': False, 'selection': 'cyclic', 'fit_intercept': True, 'l1_ratio': 1, 'max_iter': 1000, 'tol': 0.001, 'alpha': 0.01}], [0.40760305601048924, 0.042960082472579507, {'normalize': False, 'selection': 'random', 'fit_intercept': True, 'l1_ratio': 0, 'max_iter': 1000, 'tol': 0.001, 'alpha': 0.1}], [0.5319511634377434, 0.018014685934075854, {'normalize': False, 'selection': 'random', 'fit_intercept': True, 'l1_ratio': 1, 'max_iter': 1000, 'tol': 0.001, 'alpha': 0.01}], [0.45246994751382219, 0.039522633284693451, {'normalize': False, 'selection': 'random', 'fit_intercept': True, 'l1_ratio': 0.5, 'max_iter': 1000, 'tol': 0.001, 'alpha': 0.01}], [0.33399479540566829, 0.058428906479528919, {'normalize': False, 'selection': 'random', 'fit_intercept': True, 'l1_ratio': 0, 'max_iter': 1000, 'tol': 0.0001, 'alpha': 0.1}], [0.52497167698970881, 0.061024445488308279, {'normalize': False, 'selection': 'random', 'fit_intercept': True, 'l1_ratio': 0.75, 'max_iter': 1000, 'tol': 0.001, 'alpha': 0.0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0.8482484769281442, 0.88730070902059588, 0.8975830917501757, 0.88277849236640527, 0.90059377426845644, 0.83288385307276824, 0.92656666570115087, 0.86108460496141992, 0.93417114359724507, 0.9375540441814233]</text:p>
          </table:table-cell>
          <table:table-cell office:value-type="string" calcext:value-type="string">
            <text:p>[0.046029775583946497, 0.05441728305224125, -0.11674524356676463, -0.054262737578292253, 0.13653572350284315, 0.12763937963059868, 0.017589709914415108, 0.091146560113713471, -0.070238334549916459, -0.09444754663860544]</text:p>
          </table:table-cell>
          <table:table-cell office:value-type="string" calcext:value-type="string">
            <text:p>0.890876485585</text:p>
          </table:table-cell>
          <table:table-cell office:value-type="string" calcext:value-type="string">
            <text:p>0.0137664569464</text:p>
          </table:table-cell>
          <table:table-cell office:value-type="string" calcext:value-type="string">
            <text:p>[0.23087936625549801, 0.093910451730693359, 0.13384690180649131, 0.12680841703004322, 0.10598795512365178, 0.19650979581304853, 0.067447393971356046, 0.13127687684321318, 0.077491336779442255, 0.047708735533629511]</text:p>
          </table:table-cell>
          <table:table-cell office:value-type="string" calcext:value-type="string">
            <text:p>[0.95865682648800787, 1.1336044183235499, 1.0249236075180983, 0.88707913215240664, 0.72666024659514605, 0.84139431161872613, 1.2269394261654347, 0.99842411006335796, 0.84077343703236063, 1.1499753487853535]</text:p>
          </table:table-cell>
          <table:table-cell office:value-type="string" calcext:value-type="string">
            <text:p>0.121186723089</text:p>
          </table:table-cell>
          <table:table-cell office:value-type="string" calcext:value-type="string">
            <text:p>0.978843086474</text:p>
          </table:table-cell>
          <table:table-cell office:value-type="string" calcext:value-type="string">
            <text:p>[0.30940199555819836, 0.22878934416565677, 0.25304079563875698, 0.22896931946786117, 0.21181319223700237, 0.29128371853171825, 0.19052964940413641, 0.22281810387954845, 0.21055435944225107, 0.16134925833901279]</text:p>
          </table:table-cell>
          <table:table-cell office:value-type="string" calcext:value-type="string">
            <text:p>[0.76335166423328449, 0.88672660944121651, 0.79269394703278895, 0.78327803892790937, 0.66166963880773022, 0.74120214063111545, 0.819568721851891, 0.7707023226745161, 0.74696660878423204, 0.87401406795605308]</text:p>
          </table:table-cell>
          <table:table-cell office:value-type="string" calcext:value-type="string">
            <text:p>0.230854973666</text:p>
          </table:table-cell>
          <table:table-cell office:value-type="string" calcext:value-type="string">
            <text:p>0.784017376034</text:p>
          </table:table-cell>
          <table:table-cell office:value-type="string" calcext:value-type="string">
            <text:p>[[0.44606369917587252, 0.025930693834445458, {'normalize': True, 'selection': 'random', 'fit_intercept': True, 'l1_ratio': 1, 'max_iter': 1000, 'tol': 0.001, 'alpha': 0.01}], [0.52070758252180227, 0.087787934518590627, {'normalize': False, 'selection': 'cyclic', 'fit_intercept': True, 'l1_ratio': 0, 'max_iter': 1000, 'tol': 0.0001, 'alpha': 0.01}], [0.33684492804838623, 0.14732644292449401, {'normalize': False, 'selection': 'cyclic', 'fit_intercept': True, 'l1_ratio': 0.75, 'max_iter': 1000, 'tol': 0.001, 'alpha': 0.01}], [0.41692199986733092, 0.12453193288948974, {'normalize': False, 'selection': 'random', 'fit_intercept': True, 'l1_ratio': 0, 'max_iter': 1000, 'tol': 0.001, 'alpha': 0.01}], [0.43065702997343763, 0.10594634809490688, {'normalize': False, 'selection': 'random', 'fit_intercept': True, 'l1_ratio': 0, 'max_iter': 1000, 'tol': 0.001, 'alpha': 0.01}], [0.40591343710143324, 0.034250271069459243, {'normalize': False, 'selection': 'cyclic', 'fit_intercept': True, 'l1_ratio': 0, 'max_iter': 1000, 'tol': 0.0001, 'alpha': 0.1}], [0.5649685217605207, 0.036959080806856934, {'normalize': False, 'selection': 'cyclic', 'fit_intercept': True, 'l1_ratio': 0, 'max_iter': 1000, 'tol': 0.0001, 'alpha': 0.01}], [0.47979572789409219, 0.066194455359225662, {'normalize': False, 'selection': 'cyclic', 'fit_intercept': True, 'l1_ratio': 0.75, 'max_iter': 1000, 'tol': 0.001, 'alpha': 0.01}], [0.34872620665269277, 0.08987743301958713, {'normalize': False, 'selection': 'cyclic', 'fit_intercept': True, 'l1_ratio': 0.5, 'max_iter': 1000, 'tol': 0.0001, 'alpha': 0.01}], [0.54456755159887404, 0.083185054007215237, {'normalize': False, 'selection': 'random', 'fit_intercept': True, 'l1_ratio': 1, 'max_iter': 1000, 'tol': 0.001, 'alpha': 0.0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0.79192100155577805, 0.87629047747187416, 0.84861739897287691, 0.88464816062854934, 0.87688201407404187, 0.90801258751345104, 0.91493702265286569, 0.88337409041165349, 0.89803666847437691, 0.87455525666265221]</text:p>
          </table:table-cell>
          <table:table-cell office:value-type="string" calcext:value-type="string">
            <text:p>[0.055351308202120419, 0.046202350310092455, -0.11647927405230774, -0.06245484860185524, 0.11199622274229926, 0.16282931081870045, 0.038370422212569255, 0.10687530946312085, -0.022275365186905427, 0.033947636925475755]</text:p>
          </table:table-cell>
          <table:table-cell office:value-type="string" calcext:value-type="string">
            <text:p>0.875727467842</text:p>
          </table:table-cell>
          <table:table-cell office:value-type="string" calcext:value-type="string">
            <text:p>0.0354363072833</text:p>
          </table:table-cell>
          <table:table-cell office:value-type="string" calcext:value-type="string">
            <text:p>[0.31657769437432787, 0.10308509523922214, 0.19783932634896118, 0.12478583877217871, 0.13126968126196675, 0.10816685267985227, 0.078129043169412674, 0.11021301969810515, 0.12002752735159651, 0.095839834710083394]</text:p>
          </table:table-cell>
          <table:table-cell office:value-type="string" calcext:value-type="string">
            <text:p>[0.9492894996584802, 1.1434528259623764, 1.0246795066940138, 0.89397214892920296, 0.74731180122149121, 0.80745352241232504, 1.2009862419615263, 0.98114523771452633, 0.80309398816588418, 1.0150659175796755]</text:p>
          </table:table-cell>
          <table:table-cell office:value-type="string" calcext:value-type="string">
            <text:p>0.138593391361</text:p>
          </table:table-cell>
          <table:table-cell office:value-type="string" calcext:value-type="string">
            <text:p>0.95664506903</text:p>
          </table:table-cell>
          <table:table-cell office:value-type="string" calcext:value-type="string">
            <text:p>[0.35624705097331599, 0.23390238704736319, 0.27980254159355983, 0.23164316793878501, 0.23973881786146767, 0.21019048409684513, 0.20031243436886528, 0.24104675104529874, 0.224318916065116, 0.20791090679023852]</text:p>
          </table:table-cell>
          <table:table-cell office:value-type="string" calcext:value-type="string">
            <text:p>[0.76842889105057799, 0.88821655941696342, 0.78859094607099645, 0.75817171299153596, 0.69995473489696758, 0.72416506992919094, 0.8217491322601912, 0.762668303208617, 0.7323946757316927, 0.77040984011215097]</text:p>
          </table:table-cell>
          <table:table-cell office:value-type="string" calcext:value-type="string">
            <text:p>0.242511345778</text:p>
          </table:table-cell>
          <table:table-cell office:value-type="string" calcext:value-type="string">
            <text:p>0.771474986567</text:p>
          </table:table-cell>
          <table:table-cell office:value-type="string" calcext:value-type="string">
            <text:p>[[0.44098648730096385, 0.022249114278396584, {'normalize': True, 'selection': 'cyclic', 'fit_intercept': True, 'l1_ratio': 1, 'max_iter': 1000, 'tol': 0.0001, 'alpha': 0.01}], [0.49760631451267939, 0.081656989588249518, {'normalize': False, 'selection': 'cyclic', 'fit_intercept': True, 'l1_ratio': 0.5, 'max_iter': 1000, 'tol': 0.0001, 'alpha': 0.01}], [0.34235089130005891, 0.15824861315503358, {'normalize': False, 'selection': 'cyclic', 'fit_intercept': True, 'l1_ratio': 1, 'max_iter': 1000, 'tol': 0.001, 'alpha': 0.01}], [0.43807632712346151, 0.070401587881377278, {'normalize': False, 'selection': 'random', 'fit_intercept': True, 'l1_ratio': 0, 'max_iter': 1000, 'tol': 0.001, 'alpha': 0.001}], [0.40976894419535576, 0.09910766949917646, {'normalize': False, 'selection': 'cyclic', 'fit_intercept': True, 'l1_ratio': 0.25, 'max_iter': 1000, 'tol': 0.001, 'alpha': 0.01}], [0.39743846053856396, 0.013569781966397909, {'normalize': False, 'selection': 'random', 'fit_intercept': True, 'l1_ratio': 0.75, 'max_iter': 1000, 'tol': 0.001, 'alpha': 0.01}], [0.56560915142504942, 0.042057185206188979, {'normalize': False, 'selection': 'cyclic', 'fit_intercept': True, 'l1_ratio': 0.5, 'max_iter': 1000, 'tol': 0.0001, 'alpha': 0.01}], [0.45514299359510624, 0.054786745330948815, {'normalize': False, 'selection': 'random', 'fit_intercept': True, 'l1_ratio': 0.75, 'max_iter': 1000, 'tol': 0.001, 'alpha': 0.01}], [0.36262849768411143, 0.095338758422635478, {'normalize': False, 'selection': 'random', 'fit_intercept': True, 'l1_ratio': 0, 'max_iter': 1000, 'tol': 0.001, 'alpha': 0.01}], [0.50906521166459306, 0.099536325978421603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0.85372890454830119, 0.90363523350214192, 0.91671506452318097, 0.87730983988188649, 0.83065525894235759, 0.92587030606922038, 0.87103728249740342, 0.89376616802489539, 0.93848440025459168, 0.89331870942164548]</text:p>
          </table:table-cell>
          <table:table-cell office:value-type="string" calcext:value-type="string">
            <text:p>[0.10472425555624199, 0.03676469237041835, -0.11412733001454911, -0.071978011744611825, 0.090102443545256872, 0.11671452965295193, 0.038066819470954805, 0.11427465615994525, -0.032443650565632032, -0.015157138711812568]</text:p>
          </table:table-cell>
          <table:table-cell office:value-type="string" calcext:value-type="string">
            <text:p>0.890452116767</text:p>
          </table:table-cell>
          <table:table-cell office:value-type="string" calcext:value-type="string">
            <text:p>0.0266941265719</text:p>
          </table:table-cell>
          <table:table-cell office:value-type="string" calcext:value-type="string">
            <text:p>[0.22254127758173994, 0.080299163145493666, 0.10884365454124008, 0.13272432085049954, 0.18055712993384898, 0.087168183840214894, 0.11845028280502089, 0.10039236956354097, 0.07241392783577684, 0.081504549203727822]</text:p>
          </table:table-cell>
          <table:table-cell office:value-type="string" calcext:value-type="string">
            <text:p>[0.89967399614123522, 1.1547670881070724, 1.0225209454807498, 0.9019851413218084, 0.76573681245040082, 0.85193136064621156, 1.2013654136552046, 0.97301665964395045, 0.81108213806727336, 1.0666620691393847]</text:p>
          </table:table-cell>
          <table:table-cell office:value-type="string" calcext:value-type="string">
            <text:p>0.11848948593</text:p>
          </table:table-cell>
          <table:table-cell office:value-type="string" calcext:value-type="string">
            <text:p>0.964874162465</text:p>
          </table:table-cell>
          <table:table-cell office:value-type="string" calcext:value-type="string">
            <text:p>[0.28869247414991045, 0.21639478855858643, 0.2402741809266028, 0.22923973341438733, 0.24915828858181385, 0.19683124011139652, 0.23160019294813586, 0.18285967033802406, 0.19213508884272423, 0.22044007015556666]</text:p>
          </table:table-cell>
          <table:table-cell office:value-type="string" calcext:value-type="string">
            <text:p>[0.7415724747900222, 0.89126016362188665, 0.80104733045750243, 0.78867614792765561, 0.67565480738018968, 0.73839002241581631, 0.81386242847676693, 0.7594224324070421, 0.7322981645795329, 0.78410714009837701]</text:p>
          </table:table-cell>
          <table:table-cell office:value-type="string" calcext:value-type="string">
            <text:p>0.224762572803</text:p>
          </table:table-cell>
          <table:table-cell office:value-type="string" calcext:value-type="string">
            <text:p>0.772629111215</text:p>
          </table:table-cell>
          <table:table-cell office:value-type="string" calcext:value-type="string">
            <text:p>[[0.44299021828361429, 0.023470024684349406, {'normalize': False, 'selection': 'random', 'fit_intercept': True, 'l1_ratio': 0.75, 'max_iter': 1000, 'tol': 0.001, 'alpha': 0.01}], [0.51205455562264124, 0.084725745017055223, {'normalize': False, 'selection': 'random', 'fit_intercept': True, 'l1_ratio': 0.25, 'max_iter': 1000, 'tol': 0.001, 'alpha': 0.01}], [0.32640476796398415, 0.13682292169055002, {'normalize': False, 'selection': 'cyclic', 'fit_intercept': True, 'l1_ratio': 0.75, 'max_iter': 1000, 'tol': 0.001, 'alpha': 0.01}], [0.41308697943939204, 0.098557708857421975, {'normalize': False, 'selection': 'cyclic', 'fit_intercept': True, 'l1_ratio': 0, 'max_iter': 1000, 'tol': 0.0001, 'alpha': 0.01}], [0.40132539765582553, 0.11831958394273025, {'normalize': False, 'selection': 'cyclic', 'fit_intercept': True, 'l1_ratio': 1, 'max_iter': 1000, 'tol': 0.001, 'alpha': 0.01}], [0.42264670981290081, 0.036842978646916352, {'normalize': False, 'selection': 'random', 'fit_intercept': True, 'l1_ratio': 0.75, 'max_iter': 1000, 'tol': 0.001, 'alpha': 0.01}], [0.53460634143166896, 0.0099293776237058939, {'normalize': False, 'selection': 'random', 'fit_intercept': True, 'l1_ratio': 1, 'max_iter': 1000, 'tol': 0.001, 'alpha': 0.01}], [0.45828258641748387, 0.065965277459562474, {'normalize': False, 'selection': 'cyclic', 'fit_intercept': True, 'l1_ratio': 0.75, 'max_iter': 1000, 'tol': 0.001, 'alpha': 0.01}], [0.35801851903314136, 0.054952889376799839, {'normalize': False, 'selection': 'cyclic', 'fit_intercept': True, 'l1_ratio': 0.75, 'max_iter': 1000, 'tol': 0.001, 'alpha': 0.01}], [0.51162173002330302, 0.095208744294680417, {'normalize': False, 'selection': 'random', 'fit_intercept': True, 'l1_ratio': 0.25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0.8588252298782213, 0.89176529282258366, 0.91457416768900179, 0.89200547734814006, 0.83808851720364963, 0.91720503751892757, 0.92383575500639192, 0.88607784630099573, 0.93816788309842758, 0.9194011651348758]</text:p>
          </table:table-cell>
          <table:table-cell office:value-type="string" calcext:value-type="string">
            <text:p>[0.10205292723543102, 0.044242752029679089, -0.10562231802917355, -0.036044621550353817, 0.068131087516329791, 0.13540186201543325, 0.023552154278786208, 0.10177538741311587, -0.068284050081867775, 0.0038783922719269892]</text:p>
          </table:table-cell>
          <table:table-cell office:value-type="string" calcext:value-type="string">
            <text:p>0.8979946372</text:p>
          </table:table-cell>
          <table:table-cell office:value-type="string" calcext:value-type="string">
            <text:p>0.0269083573099</text:p>
          </table:table-cell>
          <table:table-cell office:value-type="string" calcext:value-type="string">
            <text:p>[0.21478757377313529, 0.090190188027252427, 0.11164155591552523, 0.11682680714364679, 0.17263171241374345, 0.097357565206365695, 0.069955693659620094, 0.10765793479336357, 0.072786520326138818, 0.06157754247641737]</text:p>
          </table:table-cell>
          <table:table-cell office:value-type="string" calcext:value-type="string">
            <text:p>[0.90235844798783627, 1.1458020749799411, 1.0147152372261126, 0.87175002112583455, 0.78422710952994945, 0.83390737517279323, 1.2194928856102381, 0.98674777483514919, 0.83923816174264554, 1.0466607529963017]</text:p>
          </table:table-cell>
          <table:table-cell office:value-type="string" calcext:value-type="string">
            <text:p>0.111541309374</text:p>
          </table:table-cell>
          <table:table-cell office:value-type="string" calcext:value-type="string">
            <text:p>0.964489984121</text:p>
          </table:table-cell>
          <table:table-cell office:value-type="string" calcext:value-type="string">
            <text:p>[0.30337292937487997, 0.22292442679925314, 0.24070976122368745, 0.22033376641850108, 0.27381601730654254, 0.20707016412527124, 0.1939067444236203, 0.21739025169408768, 0.20231088145979945, 0.19109110082652148]</text:p>
          </table:table-cell>
          <table:table-cell office:value-type="string" calcext:value-type="string">
            <text:p>[0.73666295714983876, 0.89145512002476168, 0.79459540243826954, 0.78428428362527891, 0.69778901330509091, 0.72739564802862799, 0.82436674570817148, 0.76577145707299066, 0.73937959166767542, 0.78039707577548467]</text:p>
          </table:table-cell>
          <table:table-cell office:value-type="string" calcext:value-type="string">
            <text:p>0.227292604365</text:p>
          </table:table-cell>
          <table:table-cell office:value-type="string" calcext:value-type="string">
            <text:p>0.77420972948</text:p>
          </table:table-cell>
          <table:table-cell office:value-type="string" calcext:value-type="string">
            <text:p>[[0.45549438378816343, 0.020616534341126886, {'normalize': True, 'selection': 'cyclic', 'fit_intercept': True, 'l1_ratio': 1, 'max_iter': 1000, 'tol': 0.001, 'alpha': 0.01}], [0.52376527482027302, 0.078642749204933776, {'normalize': False, 'selection': 'cyclic', 'fit_intercept': True, 'l1_ratio': 0.25, 'max_iter': 1000, 'tol': 0.001, 'alpha': 0.01}], [0.33424845761316635, 0.12524705773573075, {'normalize': False, 'selection': 'random', 'fit_intercept': True, 'l1_ratio': 0, 'max_iter': 1000, 'tol': 0.0001, 'alpha': 0.01}], [0.41280228954936449, 0.14024634723604587, {'normalize': False, 'selection': 'cyclic', 'fit_intercept': True, 'l1_ratio': 0.5, 'max_iter': 1000, 'tol': 0.001, 'alpha': 0.01}], [0.42005428761074326, 0.10479458577366207, {'normalize': True, 'selection': 'random', 'fit_intercept': True, 'l1_ratio': 0.75, 'max_iter': 1000, 'tol': 0.001, 'alpha': 0.01}], [0.42487730711747779, 0.023267990637779307, {'normalize': False, 'selection': 'cyclic', 'fit_intercept': True, 'l1_ratio': 0.75, 'max_iter': 1000, 'tol': 0.001, 'alpha': 0.01}], [0.56454979650464032, 0.028982634756626238, {'normalize': False, 'selection': 'cyclic', 'fit_intercept': True, 'l1_ratio': 0, 'max_iter': 1000, 'tol': 0.0001, 'alpha': 0.01}], [0.48638790442431229, 0.086244615732354146, {'normalize': False, 'selection': 'cyclic', 'fit_intercept': True, 'l1_ratio': 0.75, 'max_iter': 1000, 'tol': 0.0001, 'alpha': 0.01}], [0.38460025321309904, 0.048646362714605047, {'normalize': False, 'selection': 'random', 'fit_intercept': True, 'l1_ratio': 1, 'max_iter': 1000, 'tol': 0.001, 'alpha': 0.01}], [0.5239516886850184, 0.10364895167616071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0.84115539512224902, 0.88580371865009866, 0.84688290564150415, 0.89294988656208241, 0.82844843942512614, 0.879719100674628, 0.91528369883706673, 0.87747508842046729, 0.87934614074730255, 0.87208445382859612]</text:p>
          </table:table-cell>
          <table:table-cell office:value-type="string" calcext:value-type="string">
            <text:p>[0.10293148500724425, 0.029788975702555676, -0.081624174783291314, -0.13518628594753479, 0.1123008552549184, 0.15245634281511677, 0.024384021676024492, 0.11502745089956989, -0.030789858519211899, 0.0047111894922204911]</text:p>
          </table:table-cell>
          <table:table-cell office:value-type="string" calcext:value-type="string">
            <text:p>0.871914882791</text:p>
          </table:table-cell>
          <table:table-cell office:value-type="string" calcext:value-type="string">
            <text:p>0.0294000001598</text:p>
          </table:table-cell>
          <table:table-cell office:value-type="string" calcext:value-type="string">
            <text:p>[0.24167099588130436, 0.095157869001096421, 0.20010610595181702, 0.11580515983790708, 0.18291006393005552, 0.14143681147059248, 0.077810626398615731, 0.11578765422784716, 0.14202933716313085, 0.097727529075883349]</text:p>
          </table:table-cell>
          <table:table-cell office:value-type="string" calcext:value-type="string">
            <text:p>[0.90147557409528023, 1.1631298712818618, 0.99269028239330959, 0.95516993010944817, 0.74705543353753934, 0.81745827969850626, 1.2184539603085451, 0.97218967436229253, 0.8097829279959109, 1.0457857030436422]</text:p>
          </table:table-cell>
          <table:table-cell office:value-type="string" calcext:value-type="string">
            <text:p>0.141044215294</text:p>
          </table:table-cell>
          <table:table-cell office:value-type="string" calcext:value-type="string">
            <text:p>0.962319163683</text:p>
          </table:table-cell>
          <table:table-cell office:value-type="string" calcext:value-type="string">
            <text:p>[0.31345826558514994, 0.22985955203422892, 0.27984488341878516, 0.22356859894792513, 0.29098409571875733, 0.23010245517962705, 0.21227575682423341, 0.25085693548483934, 0.23764846404576767, 0.21408404422373084]</text:p>
          </table:table-cell>
          <table:table-cell office:value-type="string" calcext:value-type="string">
            <text:p>[0.73586162760965168, 0.89286750489368172, 0.7815492034203867, 0.79322076254266094, 0.68152729087897335, 0.72542462442043198, 0.82797560134149373, 0.75874929486378662, 0.72626033784419386, 0.77606928777943607]</text:p>
          </table:table-cell>
          <table:table-cell office:value-type="string" calcext:value-type="string">
            <text:p>0.248268305146</text:p>
          </table:table-cell>
          <table:table-cell office:value-type="string" calcext:value-type="string">
            <text:p>0.769950553559</text:p>
          </table:table-cell>
          <table:table-cell office:value-type="string" calcext:value-type="string">
            <text:p>[[0.44605716499757825, 0.01941783112304429, {'normalize': False, 'selection': 'cyclic', 'fit_intercept': True, 'l1_ratio': 0.5, 'max_iter': 1000, 'tol': 0.001, 'alpha': 0.01}], [0.49445737590893057, 0.069935301981236236, {'normalize': False, 'selection': 'random', 'fit_intercept': True, 'l1_ratio': 0.5, 'max_iter': 1000, 'tol': 0.0001, 'alpha': 0.01}], [0.31785422775633948, 0.1514970067976773, {'normalize': False, 'selection': 'cyclic', 'fit_intercept': True, 'l1_ratio': 0.75, 'max_iter': 1000, 'tol': 0.001, 'alpha': 0.01}], [0.44839406752728866, 0.05866148531588266, {'normalize': False, 'selection': 'random', 'fit_intercept': True, 'l1_ratio': 0, 'max_iter': 1000, 'tol': 0.0001, 'alpha': 0.001}], [0.39930007088632402, 0.10947868593490147, {'normalize': False, 'selection': 'cyclic', 'fit_intercept': True, 'l1_ratio': 1, 'max_iter': 1000, 'tol': 0.001, 'alpha': 0.01}], [0.42270632651627538, 0.032764875334628268, {'normalize': False, 'selection': 'random', 'fit_intercept': True, 'l1_ratio': 0.75, 'max_iter': 1000, 'tol': 0.001, 'alpha': 0.01}], [0.55954091134384587, 0.029953346073183149, {'normalize': False, 'selection': 'random', 'fit_intercept': True, 'l1_ratio': 0, 'max_iter': 1000, 'tol': 0.001, 'alpha': 0.01}], [0.46237034852933956, 0.083375023906061996, {'normalize': False, 'selection': 'random', 'fit_intercept': True, 'l1_ratio': 1, 'max_iter': 1000, 'tol': 0.001, 'alpha': 0.01}], [0.38560846547404526, 0.053440198851647636, {'normalize': False, 'selection': 'cyclic', 'fit_intercept': True, 'l1_ratio': 1, 'max_iter': 1000, 'tol': 0.001, 'alpha': 0.01}], [0.50614887189597835, 0.11462113443585698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0.8738844911247966, 0.91294610638883988, 0.92471624210517622, 0.88837183959927934, 0.82454834116464171, 0.91115873803279024, 0.87353127024633659, 0.9114888400860589, 0.92627485100534457, 0.90492764554404481]</text:p>
          </table:table-cell>
          <table:table-cell office:value-type="string" calcext:value-type="string">
            <text:p>[0.11849176256187111, 0.048858267121710486, -0.13272468921971226, -0.028067547219871924, 0.078462434356938004, 0.081613141087632401, 0.023585420826771841, 0.11854695964952355, -0.01563133319667287, -0.0056337500320804423]</text:p>
          </table:table-cell>
          <table:table-cell office:value-type="string" calcext:value-type="string">
            <text:p>0.89518483653</text:p>
          </table:table-cell>
          <table:table-cell office:value-type="string" calcext:value-type="string">
            <text:p>0.0287500665936</text:p>
          </table:table-cell>
          <table:table-cell office:value-type="string" calcext:value-type="string">
            <text:p>[0.19187595731944782, 0.072540567051427196, 0.098387052711966905, 0.12075762035613262, 0.18706838939074033, 0.10446733346809307, 0.11615959321740858, 0.083644211183687658, 0.086786565376522531, 0.072635317305037125]</text:p>
          </table:table-cell>
          <table:table-cell office:value-type="string" calcext:value-type="string">
            <text:p>[0.88583885303417775, 1.1402688009390887, 1.0395891824816859, 0.86503794080470531, 0.77553262239573728, 0.88578675023987774, 1.2194513387741475, 0.96832330577378567, 0.79787447263196343, 1.0566555025823765]</text:p>
          </table:table-cell>
          <table:table-cell office:value-type="string" calcext:value-type="string">
            <text:p>0.113432260738</text:p>
          </table:table-cell>
          <table:table-cell office:value-type="string" calcext:value-type="string">
            <text:p>0.963435876966</text:p>
          </table:table-cell>
          <table:table-cell office:value-type="string" calcext:value-type="string">
            <text:p>[0.27018032078954279, 0.20629594893437952, 0.23292018071333531, 0.2219156775108633, 0.26148216524908263, 0.20446520358511014, 0.21972121613748405, 0.17723405783473908, 0.1995631084101048, 0.21417511223975585]</text:p>
          </table:table-cell>
          <table:table-cell office:value-type="string" calcext:value-type="string">
            <text:p>[0.73836360719449912, 0.89339591230238147, 0.80381719581037547, 0.78243159963785391, 0.69210193278218002, 0.75335025256320576, 0.82214168417599787, 0.76137167734532563, 0.73179170046573061, 0.78101788983985021]</text:p>
          </table:table-cell>
          <table:table-cell office:value-type="string" calcext:value-type="string">
            <text:p>0.22079529914</text:p>
          </table:table-cell>
          <table:table-cell office:value-type="string" calcext:value-type="string">
            <text:p>0.775978345212</text:p>
          </table:table-cell>
          <table:table-cell office:value-type="string" calcext:value-type="string">
            <text:p>[[0.44607588022560146, 0.028139754610072672, {'normalize': False, 'selection': 'cyclic', 'fit_intercept': True, 'l1_ratio': 0.5, 'max_iter': 1000, 'tol': 0.001, 'alpha': 0.01}], [0.51090571103230342, 0.076727355004011927, {'normalize': False, 'selection': 'random', 'fit_intercept': True, 'l1_ratio': 0.25, 'max_iter': 1000, 'tol': 0.001, 'alpha': 0.01}], [0.34390470637857179, 0.13703740374395759, {'normalize': False, 'selection': 'cyclic', 'fit_intercept': True, 'l1_ratio': 0.75, 'max_iter': 1000, 'tol': 0.001, 'alpha': 0.01}], [0.41063971042806796, 0.10685551049840931, {'normalize': False, 'selection': 'random', 'fit_intercept': True, 'l1_ratio': 0.25, 'max_iter': 1000, 'tol': 0.0001, 'alpha': 0.01}], [0.38243046325418018, 0.14930540482963103, {'normalize': False, 'selection': 'cyclic', 'fit_intercept': True, 'l1_ratio': 0.75, 'max_iter': 1000, 'tol': 0.0001, 'alpha': 0.01}], [0.42994111232615573, 0.047224310096359821, {'normalize': False, 'selection': 'random', 'fit_intercept': True, 'l1_ratio': 0.75, 'max_iter': 1000, 'tol': 0.001, 'alpha': 0.01}], [0.53214932730276865, 0.016952466401587377, {'normalize': False, 'selection': 'random', 'fit_intercept': True, 'l1_ratio': 1, 'max_iter': 1000, 'tol': 0.001, 'alpha': 0.01}], [0.444540124145898, 0.07164810490159898, {'normalize': False, 'selection': 'cyclic', 'fit_intercept': True, 'l1_ratio': 0.75, 'max_iter': 1000, 'tol': 0.001, 'alpha': 0.01}], [0.36003465589340311, 0.043130342721592808, {'normalize': False, 'selection': 'cyclic', 'fit_intercept': True, 'l1_ratio': 0.5, 'max_iter': 1000, 'tol': 0.001, 'alpha': 0.01}], [0.5069101440970033, 0.11453457325033577, {'normalize': False, 'selection': 'cyclic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89140791359305016, 0.90347997157869753, 0.91175372022458501, 0.90498587901717342, 0.83215254972010522, 0.91006966731611949, 0.91613322221802196, 0.89930494359276825, 0.9286096773868735, 0.92902155183222423]</text:p>
          </table:table-cell>
          <table:table-cell office:value-type="string" calcext:value-type="string">
            <text:p>[0.10716927847511937, 0.055630027111358449, -0.10838719836190625, -0.040083846278236246, 0.060426344190499859, 0.089311657919328824, 0.0015066123443006063, 0.10886063153028602, -0.099629986884596455, 0.0069873007179257485]</text:p>
          </table:table-cell>
          <table:table-cell office:value-type="string" calcext:value-type="string">
            <text:p>0.902691909648</text:p>
          </table:table-cell>
          <table:table-cell office:value-type="string" calcext:value-type="string">
            <text:p>0.0181790820764</text:p>
          </table:table-cell>
          <table:table-cell office:value-type="string" calcext:value-type="string">
            <text:p>[0.1652152913030546, 0.080428540333588872, 0.11532755035991231, 0.10278480903857802, 0.17896070288321797, 0.10574795815992566, 0.077030352171519087, 0.095158153745460369, 0.084038092634635186, 0.05422756314375244]</text:p>
          </table:table-cell>
          <table:table-cell office:value-type="string" calcext:value-type="string">
            <text:p>[0.89721696147483743, 1.1321505296271186, 1.0172527820612529, 0.87514871088168145, 0.79071114232376971, 0.87836150875276486, 1.2470257248359422, 0.97896425524682884, 0.86386335986144858, 1.0433941112230072]</text:p>
          </table:table-cell>
          <table:table-cell office:value-type="string" calcext:value-type="string">
            <text:p>0.105891901377</text:p>
          </table:table-cell>
          <table:table-cell office:value-type="string" calcext:value-type="string">
            <text:p>0.972408908629</text:p>
          </table:table-cell>
          <table:table-cell office:value-type="string" calcext:value-type="string">
            <text:p>[0.26584780591836976, 0.2069298268179213, 0.23987974255360012, 0.21312495597262551, 0.28318362368891642, 0.21132147196195425, 0.18995356653820109, 0.21005478914332573, 0.20210843198444076, 0.18396845875852122]</text:p>
          </table:table-cell>
          <table:table-cell office:value-type="string" calcext:value-type="string">
            <text:p>[0.7338478626380166, 0.89539096169052435, 0.79025772950978979, 0.78623229617624935, 0.70520418722344014, 0.74132857330952184, 0.84083100580960668, 0.76659078736966035, 0.75018646260315081, 0.78032274847076444]</text:p>
          </table:table-cell>
          <table:table-cell office:value-type="string" calcext:value-type="string">
            <text:p>0.220637267334</text:p>
          </table:table-cell>
          <table:table-cell office:value-type="string" calcext:value-type="string">
            <text:p>0.77901926148</text:p>
          </table:table-cell>
          <table:table-cell office:value-type="string" calcext:value-type="string">
            <text:p>[[0.44899874870436829, 0.022235427703564997, {'normalize': False, 'selection': 'random', 'fit_intercept': True, 'l1_ratio': 0.75, 'max_iter': 1000, 'tol': 0.001, 'alpha': 0.01}], [0.51396491342973749, 0.071915822875772348, {'normalize': False, 'selection': 'cyclic', 'fit_intercept': True, 'l1_ratio': 0.25, 'max_iter': 1000, 'tol': 0.001, 'alpha': 0.01}], [0.34802602499383078, 0.1458090666958034, {'normalize': False, 'selection': 'cyclic', 'fit_intercept': True, 'l1_ratio': 0.75, 'max_iter': 1000, 'tol': 0.001, 'alpha': 0.01}], [0.41220434619595958, 0.12316802082942112, {'normalize': False, 'selection': 'cyclic', 'fit_intercept': True, 'l1_ratio': 0, 'max_iter': 1000, 'tol': 0.0001, 'alpha': 0.01}], [0.40454668833022139, 0.11559148789525729, {'normalize': True, 'selection': 'cyclic', 'fit_intercept': True, 'l1_ratio': 0.75, 'max_iter': 1000, 'tol': 0.001, 'alpha': 0.01}], [0.42956050618645791, 0.043970020308261221, {'normalize': False, 'selection': 'random', 'fit_intercept': True, 'l1_ratio': 1, 'max_iter': 1000, 'tol': 0.001, 'alpha': 0.01}], [0.56933392334263488, 0.020718142849278046, {'normalize': False, 'selection': 'cyclic', 'fit_intercept': True, 'l1_ratio': 0, 'max_iter': 1000, 'tol': 0.0001, 'alpha': 0.01}], [0.46927251339869841, 0.093551678151795215, {'normalize': False, 'selection': 'random', 'fit_intercept': True, 'l1_ratio': 0.75, 'max_iter': 1000, 'tol': 0.001, 'alpha': 0.01}], [0.39334584869978068, 0.028568352110780709, {'normalize': False, 'selection': 'random', 'fit_intercept': True, 'l1_ratio': 1, 'max_iter': 1000, 'tol': 0.0001, 'alpha': 0.01}], [0.51415016809842506, 0.12171844987178938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84881625456581866, 0.88698469070419339, 0.83363008936410432, 0.90062803557301929, 0.85393315976777096, 0.85975897478222929, 0.91893581102392141, 0.86490951661905791, 0.85941995044025676, 0.883690318235967]</text:p>
          </table:table-cell>
          <table:table-cell office:value-type="string" calcext:value-type="string">
            <text:p>[0.10706980027824331, 0.031387309910388073, -0.10295511806022883, -0.14593333842207756, 0.087472522761509075, 0.1235252831010405, -0.15597355320589501, 0.10842489492189133, -0.04589109954953674, 0.0085486909403966749]</text:p>
          </table:table-cell>
          <table:table-cell office:value-type="string" calcext:value-type="string">
            <text:p>0.871070680108</text:p>
          </table:table-cell>
          <table:table-cell office:value-type="string" calcext:value-type="string">
            <text:p>0.00156753926757</text:p>
          </table:table-cell>
          <table:table-cell office:value-type="string" calcext:value-type="string">
            <text:p>[0.23001553215020043, 0.094173784557285464, 0.21742598437085378, 0.10749905679032386, 0.15573798918184431, 0.16490767491280636, 0.074456217234898384, 0.12766228497975227, 0.16548572404561548, 0.088860643968718414]</text:p>
          </table:table-cell>
          <table:table-cell office:value-type="string" calcext:value-type="string">
            <text:p>[0.89731692838164567, 1.1612137208621449, 1.012267341226653, 0.96421272906506028, 0.76795005848415288, 0.84536236947988319, 1.4437038601349546, 0.97944293521475956, 0.82164638113026334, 1.0417535024325808]</text:p>
          </table:table-cell>
          <table:table-cell office:value-type="string" calcext:value-type="string">
            <text:p>0.142622489219</text:p>
          </table:table-cell>
          <table:table-cell office:value-type="string" calcext:value-type="string">
            <text:p>0.993486982641</text:p>
          </table:table-cell>
          <table:table-cell office:value-type="string" calcext:value-type="string">
            <text:p>[0.3086131586859821, 0.2248244035117942, 0.29467558360477408, 0.21445915778271341, 0.26440776576040353, 0.24385151440273264, 0.19246322765339152, 0.25211536211690055, 0.2430567849401335, 0.20989324389122585]</text:p>
          </table:table-cell>
          <table:table-cell office:value-type="string" calcext:value-type="string">
            <text:p>[0.73436498397665628, 0.8973327767781426, 0.79214196868963282, 0.80000336046998599, 0.71082596336716397, 0.73482812607498837, 0.91086978852123934, 0.76612729745732455, 0.73520326119127299, 0.77222113740022846]</text:p>
          </table:table-cell>
          <table:table-cell office:value-type="string" calcext:value-type="string">
            <text:p>0.244836020235</text:p>
          </table:table-cell>
          <table:table-cell office:value-type="string" calcext:value-type="string">
            <text:p>0.785391866393</text:p>
          </table:table-cell>
          <table:table-cell office:value-type="string" calcext:value-type="string">
            <text:p>[[0.44596768526283254, 0.013617554663335536, {'normalize': False, 'selection': 'cyclic', 'fit_intercept': True, 'l1_ratio': 0.5, 'max_iter': 1000, 'tol': 0.001, 'alpha': 0.01}], [0.4914343045462673, 0.059340204211693295, {'normalize': False, 'selection': 'random', 'fit_intercept': True, 'l1_ratio': 0.75, 'max_iter': 1000, 'tol': 0.001, 'alpha': 0.01}], [0.32622982937656569, 0.14742496268340416, {'normalize': False, 'selection': 'cyclic', 'fit_intercept': True, 'l1_ratio': 1, 'max_iter': 1000, 'tol': 0.001, 'alpha': 0.01}], [0.44400127572050613, 0.063569674438874166, {'normalize': False, 'selection': 'random', 'fit_intercept': True, 'l1_ratio': 0, 'max_iter': 1000, 'tol': 0.0001, 'alpha': 0.001}], [0.37939033940438632, 0.11929396963602558, {'normalize': False, 'selection': 'random', 'fit_intercept': True, 'l1_ratio': 0, 'max_iter': 1000, 'tol': 0.0001, 'alpha': 0.01}], [0.43289497990734016, 0.04997869106064199, {'normalize': False, 'selection': 'random', 'fit_intercept': True, 'l1_ratio': 1, 'max_iter': 1000, 'tol': 0.001, 'alpha': 0.01}], [0.56449326402250533, 0.019956643895411654, {'normalize': False, 'selection': 'cyclic', 'fit_intercept': True, 'l1_ratio': 0.25, 'max_iter': 1000, 'tol': 0.0001, 'alpha': 0.001}], [0.44419408181487252, 0.087235280979691771, {'normalize': False, 'selection': 'random', 'fit_intercept': True, 'l1_ratio': 1, 'max_iter': 1000, 'tol': 0.001, 'alpha': 0.01}], [0.39088707475721024, 0.03703176055869277, {'normalize': False, 'selection': 'random', 'fit_intercept': True, 'l1_ratio': 1, 'max_iter': 1000, 'tol': 0.001, 'alpha': 0.01}], [0.48784718463786836, 0.13512159395990903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0.87088114320583898, 0.91990514010396707, 0.92459670599163368, 0.89836156579148763, 0.8390229800394039, 0.85576618671580018, 0.88422608187049889, 0.91356642634424368, 0.93125019737390957, 0.89533603442254872]</text:p>
          </table:table-cell>
          <table:table-cell office:value-type="string" calcext:value-type="string">
            <text:p>[0.14019171639772621, 0.029985648845307966, -0.13270224267704855, -0.070863297036764861, 0.066602183168104179, 0.10027731126745321, -0.012867283877178393, 0.10265704831085887, -0.154598803273305, -0.039600540835438069]</text:p>
          </table:table-cell>
          <table:table-cell office:value-type="string" calcext:value-type="string">
            <text:p>0.893291246186</text:p>
          </table:table-cell>
          <table:table-cell office:value-type="string" calcext:value-type="string">
            <text:p>0.00290817402897</text:p>
          </table:table-cell>
          <table:table-cell office:value-type="string" calcext:value-type="string">
            <text:p>[0.1964453418642432, 0.066741719568738422, 0.098543272409720675, 0.1099508888051519, 0.17163537838766232, 0.16960274467168743, 0.10633657237882439, 0.081680864822608529, 0.080929768492766965, 0.079963312086097804]</text:p>
          </table:table-cell>
          <table:table-cell office:value-type="string" calcext:value-type="string">
            <text:p>[0.86403229309468799, 1.162894091228363, 1.0395685815508866, 0.90104719661373134, 0.78551378002801453, 0.86778510475783477, 1.2649773893896661, 0.98577922318691336, 0.90704656419338026, 1.0923456297348186]</text:p>
          </table:table-cell>
          <table:table-cell office:value-type="string" calcext:value-type="string">
            <text:p>0.116182986349</text:p>
          </table:table-cell>
          <table:table-cell office:value-type="string" calcext:value-type="string">
            <text:p>0.987098985378</text:p>
          </table:table-cell>
          <table:table-cell office:value-type="string" calcext:value-type="string">
            <text:p>[0.26726585003891046, 0.19888101662418312, 0.2167779720024875, 0.21982988834980635, 0.25867302426581762, 0.28173909294651234, 0.20748066965827827, 0.17932445001258865, 0.18371614278768342, 0.20248103640022963]</text:p>
          </table:table-cell>
          <table:table-cell office:value-type="string" calcext:value-type="string">
            <text:p>[0.72373830502640324, 0.89723729356450643, 0.80106597301095661, 0.7913270429093453, 0.69320625663674329, 0.74858362541423595, 0.84405351441411225, 0.76840751396418783, 0.76442033382882091, 0.79172795952978881]</text:p>
          </table:table-cell>
          <table:table-cell office:value-type="string" calcext:value-type="string">
            <text:p>0.221616914309</text:p>
          </table:table-cell>
          <table:table-cell office:value-type="string" calcext:value-type="string">
            <text:p>0.78237678183</text:p>
          </table:table-cell>
          <table:table-cell office:value-type="string" calcext:value-type="string">
            <text:p>[[0.42318517309317299, 0.040179503802176497, {'normalize': False, 'selection': 'random', 'fit_intercept': True, 'l1_ratio': 0.75, 'max_iter': 1000, 'tol': 0.001, 'alpha': 0.01}], [0.50368072551289, 0.080294295371574911, {'normalize': False, 'selection': 'cyclic', 'fit_intercept': True, 'l1_ratio': 0.25, 'max_iter': 1000, 'tol': 0.001, 'alpha': 0.01}], [0.35485339754862522, 0.13023526196254756, {'normalize': False, 'selection': 'random', 'fit_intercept': True, 'l1_ratio': 0.75, 'max_iter': 1000, 'tol': 0.001, 'alpha': 0.01}], [0.40427034448658605, 0.11867244467978248, {'normalize': False, 'selection': 'cyclic', 'fit_intercept': True, 'l1_ratio': 0, 'max_iter': 1000, 'tol': 0.0001, 'alpha': 0.01}], [0.37987499863685459, 0.17013228783512674, {'normalize': False, 'selection': 'cyclic', 'fit_intercept': True, 'l1_ratio': 0.75, 'max_iter': 1000, 'tol': 0.0001, 'alpha': 0.01}], [0.41518196728189144, 0.05162054098402985, {'normalize': False, 'selection': 'cyclic', 'fit_intercept': True, 'l1_ratio': 0, 'max_iter': 1000, 'tol': 0.0001, 'alpha': 0.1}], [0.54043062355635807, 0.022207099345772953, {'normalize': False, 'selection': 'cyclic', 'fit_intercept': True, 'l1_ratio': 0.75, 'max_iter': 1000, 'tol': 0.001, 'alpha': 0.01}], [0.45705499534097038, 0.083826389685822261, {'normalize': False, 'selection': 'cyclic', 'fit_intercept': True, 'l1_ratio': 0.75, 'max_iter': 1000, 'tol': 0.001, 'alpha': 0.01}], [0.40060703100199885, 0.021342591372466999, {'normalize': False, 'selection': 'random', 'fit_intercept': True, 'l1_ratio': 1, 'max_iter': 1000, 'tol': 0.0001, 'alpha': 0.01}], [0.50590289566608992, 0.12410573999122143, {'normalize': Fals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0.8556025338693849, 0.91654366953132238, 0.91057560048242192, 0.91259868493636798, 0.88784925208799048, 0.90348512674284209, 0.92430856968209374, 0.90350012451283512, 0.92979779084058978, 0.92816406541773555]</text:p>
          </table:table-cell>
          <table:table-cell office:value-type="string" calcext:value-type="string">
            <text:p>[0.13976091563376047, 0.030465227780598458, -0.099536790694804811, -0.054629165428727422, 0.1212648692883298, 0.095600122965842194, -0.023588276988115497, 0.10165986592028076, -0.19446016920735132, -0.025758742270052259]</text:p>
          </table:table-cell>
          <table:table-cell office:value-type="string" calcext:value-type="string">
            <text:p>0.90724254181</text:p>
          </table:table-cell>
          <table:table-cell office:value-type="string" calcext:value-type="string">
            <text:p>0.00907778569998</text:p>
          </table:table-cell>
          <table:table-cell office:value-type="string" calcext:value-type="string">
            <text:p>[0.21969068114954005, 0.069542777296902711, 0.11686721485613934, 0.094549393138728829, 0.1195762976544656, 0.11349063741246312, 0.069521420614388152, 0.091193652555180763, 0.082639488666630345, 0.054882683111671181]</text:p>
          </table:table-cell>
          <table:table-cell office:value-type="string" calcext:value-type="string">
            <text:p>[0.86446521026826628, 1.1623191517860103, 1.0091300774368754, 0.88738745235378946, 0.7395116441471713, 0.87229626624249545, 1.2783669164215041, 0.9868746813732282, 0.93836143730084276, 1.0778015547977107]</text:p>
          </table:table-cell>
          <table:table-cell office:value-type="string" calcext:value-type="string">
            <text:p>0.103195424646</text:p>
          </table:table-cell>
          <table:table-cell office:value-type="string" calcext:value-type="string">
            <text:p>0.981651439213</text:p>
          </table:table-cell>
          <table:table-cell office:value-type="string" calcext:value-type="string">
            <text:p>[0.26797014986367124, 0.19263842771417106, 0.22740163847310488, 0.20191572185381082, 0.2330461915446965, 0.21799687050207953, 0.17126819244669186, 0.20754620485625552, 0.19782369699047883, 0.17447717526788242]</text:p>
          </table:table-cell>
          <table:table-cell office:value-type="string" calcext:value-type="string">
            <text:p>[0.70884175701967056, 0.9039390704776723, 0.79583976092326658, 0.78529636090878585, 0.6716549515092517, 0.73056411373506125, 0.85346439162279941, 0.77095094920677509, 0.77510953029915486, 0.79592796015764422]</text:p>
          </table:table-cell>
          <table:table-cell office:value-type="string" calcext:value-type="string">
            <text:p>0.209208426951</text:p>
          </table:table-cell>
          <table:table-cell office:value-type="string" calcext:value-type="string">
            <text:p>0.779158884586</text:p>
          </table:table-cell>
          <table:table-cell office:value-type="string" calcext:value-type="string">
            <text:p>[[0.43355359500278301, 0.02156381373374008, {'normalize': True, 'selection': 'cyclic', 'fit_intercept': True, 'l1_ratio': 1, 'max_iter': 1000, 'tol': 0.001, 'alpha': 0.01}], [0.50533542285514754, 0.077936793317167213, {'normalize': False, 'selection': 'cyclic', 'fit_intercept': True, 'l1_ratio': 0.25, 'max_iter': 1000, 'tol': 0.001, 'alpha': 0.01}], [0.35976814844770993, 0.12796172146711529, {'normalize': False, 'selection': 'cyclic', 'fit_intercept': True, 'l1_ratio': 0.5, 'max_iter': 1000, 'tol': 0.0001, 'alpha': 0.01}], [0.40383896539135544, 0.14187171838181742, {'normalize': False, 'selection': 'random', 'fit_intercept': True, 'l1_ratio': 0, 'max_iter': 1000, 'tol': 0.001, 'alpha': 0.01}], [0.3917917256392171, 0.13707294377610274, {'normalize': False, 'selection': 'random', 'fit_intercept': True, 'l1_ratio': 0, 'max_iter': 1000, 'tol': 0.0001, 'alpha': 0.01}], [0.41469783908030255, 0.055612371344108957, {'normalize': False, 'selection': 'cyclic', 'fit_intercept': True, 'l1_ratio': 1, 'max_iter': 1000, 'tol': 0.0001, 'alpha': 0.01}], [0.57078562277505418, 0.024031729434924938, {'normalize': False, 'selection': 'cyclic', 'fit_intercept': True, 'l1_ratio': 0, 'max_iter': 1000, 'tol': 0.0001, 'alpha': 0.01}], [0.47570585785661484, 0.10089857596565169, {'normalize': False, 'selection': 'cyclic', 'fit_intercept': True, 'l1_ratio': 0.75, 'max_iter': 1000, 'tol': 0.0001, 'alpha': 0.01}], [0.42930943678383371, 0.028517134732371878, {'normalize': False, 'selection': 'random', 'fit_intercept': True, 'l1_ratio': 1, 'max_iter': 1000, 'tol': 0.001, 'alpha': 0.01}], [0.51809335082927754, 0.1288009783606669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0.85510593787984512, 0.88971354654090673, 0.84041013275547494, 0.89325537866099836, 0.83422624281629143, 0.84924903890852155, 0.9275611277118585, 0.87236961538344204, 0.84545850927886668, 0.89161526918508549]</text:p>
          </table:table-cell>
          <table:table-cell office:value-type="string" calcext:value-type="string">
            <text:p>[0.1393808893438947, 0.0044325155730510213, -0.10236325609152819, -0.1620878340589702, 0.09915399221479626, 0.13716905223521647, -0.27008514774221815, 0.11469003019932011, -0.062578411120154387, -0.15615369899819154]</text:p>
          </table:table-cell>
          <table:table-cell office:value-type="string" calcext:value-type="string">
            <text:p>0.869896479912</text:p>
          </table:table-cell>
          <table:table-cell office:value-type="string" calcext:value-type="string">
            <text:p>-0.0258441868445</text:p>
          </table:table-cell>
          <table:table-cell office:value-type="string" calcext:value-type="string">
            <text:p>[0.22044621733810069, 0.091899874206061272, 0.20856526188316749, 0.11547468320217058, 0.17674970966622996, 0.17726617761003438, 0.066533995830495685, 0.12061239345075163, 0.1819206250614315, 0.082805978234288161]</text:p>
          </table:table-cell>
          <table:table-cell office:value-type="string" calcext:value-type="string">
            <text:p>[0.86484710352625316, 1.1935282644849805, 1.0117241436553106, 0.97780546592195827, 0.75811935708217393, 0.83220291515504929, 1.5862186685934674, 0.97256034904709754, 0.8347558426876821, 1.2148122194968456]</text:p>
          </table:table-cell>
          <table:table-cell office:value-type="string" calcext:value-type="string">
            <text:p>0.144227491648</text:p>
          </table:table-cell>
          <table:table-cell office:value-type="string" calcext:value-type="string">
            <text:p>1.02465743297</text:p>
          </table:table-cell>
          <table:table-cell office:value-type="string" calcext:value-type="string">
            <text:p>[0.2994071630918273, 0.22479528276386629, 0.27673713203036415, 0.22561214502448892, 0.29418922812441656, 0.25207934509908569, 0.1846592918288894, 0.23064984976628455, 0.25093507421660272, 0.19383528165165387]</text:p>
          </table:table-cell>
          <table:table-cell office:value-type="string" calcext:value-type="string">
            <text:p>[0.71342407272645125, 0.90888018473680321, 0.8063238812685527, 0.79400063948291832, 0.69473372281433399, 0.72150516608890314, 0.9664179465957542, 0.76276941308760826, 0.73747308792720789, 0.87518940691657521]</text:p>
          </table:table-cell>
          <table:table-cell office:value-type="string" calcext:value-type="string">
            <text:p>0.24328997936</text:p>
          </table:table-cell>
          <table:table-cell office:value-type="string" calcext:value-type="string">
            <text:p>0.798071752165</text:p>
          </table:table-cell>
          <table:table-cell office:value-type="string" calcext:value-type="string">
            <text:p>[[0.43148784279500974, 0.019970030497460694, {'normalize': False, 'selection': 'random', 'fit_intercept': True, 'l1_ratio': 0.75, 'max_iter': 1000, 'tol': 0.001, 'alpha': 0.01}], [0.49346065155884378, 0.060951086191065047, {'normalize': False, 'selection': 'random', 'fit_intercept': True, 'l1_ratio': 1, 'max_iter': 1000, 'tol': 0.001, 'alpha': 0.01}], [0.33361433037216859, 0.13938005151191232, {'normalize': False, 'selection': 'cyclic', 'fit_intercept': True, 'l1_ratio': 1, 'max_iter': 1000, 'tol': 0.001, 'alpha': 0.01}], [0.40415218955906312, 0.12438981688466716, {'normalize': False, 'selection': 'random', 'fit_intercept': True, 'l1_ratio': 0.25, 'max_iter': 1000, 'tol': 0.001, 'alpha': 0.001}], [0.37540208635417982, 0.1292964184230562, {'normalize': False, 'selection': 'random', 'fit_intercept': True, 'l1_ratio': 1, 'max_iter': 1000, 'tol': 0.001, 'alpha': 0.01}], [0.41575753072664712, 0.058183959812574182, {'normalize': False, 'selection': 'random', 'fit_intercept': True, 'l1_ratio': 1, 'max_iter': 1000, 'tol': 0.001, 'alpha': 0.01}], [0.5636930295325614, 0.022852122732884401, {'normalize': False, 'selection': 'cyclic', 'fit_intercept': True, 'l1_ratio': 0.25, 'max_iter': 1000, 'tol': 0.0001, 'alpha': 0.001}], [0.43640721770936503, 0.074046984348971251, {'normalize': False, 'selection': 'cyclic', 'fit_intercept': True, 'l1_ratio': 0.75, 'max_iter': 1000, 'tol': 0.001, 'alpha': 0.01}], [0.44046575410075223, 0.022595178866114722, {'normalize': True, 'selection': 'cyclic', 'fit_intercept': True, 'l1_ratio': 1, 'max_iter': 1000, 'tol': 0.0001, 'alpha': 0.01}], [0.49321501484919411, 0.15328335198886581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0.85695645004670173, 0.91686223596165939, 0.91901156478504509, 0.89823244273406322, 0.84471708830381165, 0.85522928195521875, 0.88327002435681634, 0.91051005661367512, 0.92894375416334074, 0.87598502425405134]</text:p>
          </table:table-cell>
          <table:table-cell office:value-type="string" calcext:value-type="string">
            <text:p>[0.16474940299016705, 0.035024433648627284, -0.12526767696311358, -0.070757492709422776, 0.083473885658576497, 0.10411785821855513, -0.0020406543433215685, 0.10947763753575357, -0.178102969791605, -0.01560967658925061]</text:p>
          </table:table-cell>
          <table:table-cell office:value-type="string" calcext:value-type="string">
            <text:p>0.888971792317</text:p>
          </table:table-cell>
          <table:table-cell office:value-type="string" calcext:value-type="string">
            <text:p>0.0105064747655</text:p>
          </table:table-cell>
          <table:table-cell office:value-type="string" calcext:value-type="string">
            <text:p>[0.21763079204494148, 0.069277321169191594, 0.10584239771459862, 0.11009057213498293, 0.1655642607412979, 0.17023408429274056, 0.10721469657678329, 0.08456917444873556, 0.083644829597570955, 0.094747491691252919]</text:p>
          </table:table-cell>
          <table:table-cell office:value-type="string" calcext:value-type="string">
            <text:p>[0.83935396111739047, 1.1568533836163815, 1.0327453047509609, 0.90095817059817451, 0.77131516657530508, 0.86408088624692414, 1.2514559322534435, 0.97828644115175345, 0.92551131006373133, 1.0671375669419461]</text:p>
          </table:table-cell>
          <table:table-cell office:value-type="string" calcext:value-type="string">
            <text:p>0.120881562041</text:p>
          </table:table-cell>
          <table:table-cell office:value-type="string" calcext:value-type="string">
            <text:p>0.978769812332</text:p>
          </table:table-cell>
          <table:table-cell office:value-type="string" calcext:value-type="string">
            <text:p>[0.27503277483273592, 0.2077788857656486, 0.21947060633154294, 0.21503330210983129, 0.25391416121649724, 0.28138263452132167, 0.20809095119414769, 0.1822479888953614, 0.18112485971362657, 0.20450363528529678]</text:p>
          </table:table-cell>
          <table:table-cell office:value-type="string" calcext:value-type="string">
            <text:p>[0.71101465910354378, 0.89527190097946197, 0.80667495857294946, 0.79291132891302729, 0.68601011039750281, 0.74594777223210007, 0.83596461878921469, 0.76410459709349698, 0.7627874098716948, 0.78196646674960091]</text:p>
          </table:table-cell>
          <table:table-cell office:value-type="string" calcext:value-type="string">
            <text:p>0.222857979987</text:p>
          </table:table-cell>
          <table:table-cell office:value-type="string" calcext:value-type="string">
            <text:p>0.77826538227</text:p>
          </table:table-cell>
          <table:table-cell office:value-type="string" calcext:value-type="string">
            <text:p>[[0.41628878483872644, 0.055065479429236237, {'normalize': False, 'selection': 'cyclic', 'fit_intercept': True, 'l1_ratio': 1, 'max_iter': 1000, 'tol': 0.001, 'alpha': 0.01}], [0.50541450233357132, 0.084764299661420864, {'normalize': False, 'selection': 'cyclic', 'fit_intercept': True, 'l1_ratio': 0.25, 'max_iter': 1000, 'tol': 0.001, 'alpha': 0.01}], [0.3713621385185551, 0.13071469409794959, {'normalize': False, 'selection': 'cyclic', 'fit_intercept': True, 'l1_ratio': 0.25, 'max_iter': 1000, 'tol': 0.001, 'alpha': 0.01}], [0.41045748531521653, 0.11348972185750875, {'normalize': False, 'selection': 'cyclic', 'fit_intercept': True, 'l1_ratio': 0, 'max_iter': 1000, 'tol': 0.0001, 'alpha': 0.01}], [0.36484051572053938, 0.19618824517920583, {'normalize': False, 'selection': 'random', 'fit_intercept': True, 'l1_ratio': 0.75, 'max_iter': 1000, 'tol': 0.001, 'alpha': 0.01}], [0.40887032196037271, 0.051532475278158338, {'normalize': False, 'selection': 'random', 'fit_intercept': True, 'l1_ratio': 0, 'max_iter': 1000, 'tol': 0.001, 'alpha': 0.1}], [0.53514753881183152, 0.033761402423040106, {'normalize': False, 'selection': 'cyclic', 'fit_intercept': True, 'l1_ratio': 0.75, 'max_iter': 1000, 'tol': 0.001, 'alpha': 0.01}], [0.45577791381733912, 0.08204502565345699, {'normalize': False, 'selection': 'random', 'fit_intercept': True, 'l1_ratio': 0.75, 'max_iter': 1000, 'tol': 0.0001, 'alpha': 0.01}], [0.40894722904472042, 0.027452480777913912, {'normalize': False, 'selection': 'cyclic', 'fit_intercept': True, 'l1_ratio': 1, 'max_iter': 1000, 'tol': 0.001, 'alpha': 0.01}], [0.50055058616246417, 0.12832258769104216, {'normalize': False, 'selection': 'random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0.89407953189438538, 0.91731256595555544, 0.92273046412814497, 0.91554399904405348, 0.89526050184218076, 0.89313420412314593, 0.92645694988015981, 0.89937377777535721, 0.92726106130573593, 0.91935825350435463]</text:p>
          </table:table-cell>
          <table:table-cell office:value-type="string" calcext:value-type="string">
            <text:p>[0.15387435764501378, 0.030311848846935829, -0.11770045577453314, -0.051785287425095028, 0.1443058227923798, 0.12644925068575086, -0.011209558721338775, 0.11007853830515835, -0.20118224513052207, -0.0022136380841382142]</text:p>
          </table:table-cell>
          <table:table-cell office:value-type="string" calcext:value-type="string">
            <text:p>0.911051130945</text:p>
          </table:table-cell>
          <table:table-cell office:value-type="string" calcext:value-type="string">
            <text:p>0.018092863314</text:p>
          </table:table-cell>
          <table:table-cell office:value-type="string" calcext:value-type="string">
            <text:p>[0.16115061025206565, 0.068902068647306719, 0.10098223191082399, 0.091363197813385463, 0.1116743458342785, 0.12566215840473952, 0.067548166274206331, 0.095093104536855266, 0.085625634461128655, 0.061610326979513137]</text:p>
          </table:table-cell>
          <table:table-cell office:value-type="string" calcext:value-type="string">
            <text:p>[0.85028243266887882, 1.1625030289167588, 1.0258002797471237, 0.88499455280276818, 0.72012121259050987, 0.8425421943875101, 1.2629070442681092, 0.97762631951981638, 0.94364226372563509, 1.0530618681114514]</text:p>
          </table:table-cell>
          <table:table-cell office:value-type="string" calcext:value-type="string">
            <text:p>0.0969611845114</text:p>
          </table:table-cell>
          <table:table-cell office:value-type="string" calcext:value-type="string">
            <text:p>0.972348119674</text:p>
          </table:table-cell>
          <table:table-cell office:value-type="string" calcext:value-type="string">
            <text:p>[0.2561591713811458, 0.20032093440436297, 0.21451888387353871, 0.19909328288090333, 0.22224791285482706, 0.22251773048440282, 0.16954217274096894, 0.21314481200289351, 0.19797345007359668, 0.17416618558087296]</text:p>
          </table:table-cell>
          <table:table-cell office:value-type="string" calcext:value-type="string">
            <text:p>[0.71006616546382484, 0.90469950235705576, 0.80950110495813898, 0.78125200373778425, 0.65878421966172096, 0.71245550922283885, 0.84370541575013458, 0.76617962470833179, 0.76883495177585492, 0.78635929729443799]</text:p>
          </table:table-cell>
          <table:table-cell office:value-type="string" calcext:value-type="string">
            <text:p>0.206968453628</text:p>
          </table:table-cell>
          <table:table-cell office:value-type="string" calcext:value-type="string">
            <text:p>0.774183779493</text:p>
          </table:table-cell>
          <table:table-cell office:value-type="string" calcext:value-type="string">
            <text:p>[[0.42837739015610493, 0.047646037703431864, {'normalize': False, 'selection': 'cyclic', 'fit_intercept': True, 'l1_ratio': 1, 'max_iter': 1000, 'tol': 0.001, 'alpha': 0.01}], [0.51064197941725431, 0.078260167283450047, {'normalize': False, 'selection': 'random', 'fit_intercept': True, 'l1_ratio': 0, 'max_iter': 1000, 'tol': 0.001, 'alpha': 0.01}], [0.37637385828425945, 0.116750773747512, {'normalize': False, 'selection': 'random', 'fit_intercept': True, 'l1_ratio': 0, 'max_iter': 1000, 'tol': 0.0001, 'alpha': 0.01}], [0.40981696319799826, 0.13895954864039378, {'normalize': False, 'selection': 'random', 'fit_intercept': True, 'l1_ratio': 0, 'max_iter': 1000, 'tol': 0.0001, 'alpha': 0.01}], [0.38175550550343695, 0.15348143647081711, {'normalize': False, 'selection': 'random', 'fit_intercept': True, 'l1_ratio': 0, 'max_iter': 1000, 'tol': 0.0001, 'alpha': 0.01}], [0.40212392483255621, 0.053058226659203421, {'normalize': False, 'selection': 'random', 'fit_intercept': True, 'l1_ratio': 1, 'max_iter': 1000, 'tol': 0.001, 'alpha': 0.01}], [0.5667613895320267, 0.027680022956005322, {'normalize': False, 'selection': 'cyclic', 'fit_intercept': True, 'l1_ratio': 0, 'max_iter': 1000, 'tol': 0.0001, 'alpha': 0.01}], [0.47375338249028359, 0.097076919115775415, {'normalize': False, 'selection': 'random', 'fit_intercept': True, 'l1_ratio': 0.75, 'max_iter': 1000, 'tol': 0.001, 'alpha': 0.01}], [0.43699827690778209, 0.032272706719963795, {'normalize': False, 'selection': 'random', 'fit_intercept': True, 'l1_ratio': 1, 'max_iter': 1000, 'tol': 0.0001, 'alpha': 0.01}], [0.51203489777386724, 0.1325378990808842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0.84799652662753311, 0.87487064867393904, 0.81747480738145306, 0.94048758225789564, 0.84312452522234671, 0.81788107128481424, 0.93011432791689841, 0.86890892635777739, 0.83771568318974332, 0.86423746843760263]</text:p>
          </table:table-cell>
          <table:table-cell office:value-type="string" calcext:value-type="string">
            <text:p>[0.16258770673138678, 0.022714675746041801, -0.10180269058881963, -0.035217198893125801, 0.115992007247252, 0.16142803509917969, -0.22682660077304773, 0.12284450261562885, -0.11490690844262019, 0.0052171142385742941]</text:p>
          </table:table-cell>
          <table:table-cell office:value-type="string" calcext:value-type="string">
            <text:p>0.864281156735</text:p>
          </table:table-cell>
          <table:table-cell office:value-type="string" calcext:value-type="string">
            <text:p>0.011203064298</text:p>
          </table:table-cell>
          <table:table-cell office:value-type="string" calcext:value-type="string">
            <text:p>[0.23126269107857356, 0.10426821504978684, 0.23853904546730428, 0.064379614627513113, 0.16726226811626577, 0.21415138006440351, 0.064188920507941852, 0.1238827901327656, 0.19103519847018066, 0.10372262909233299]</text:p>
          </table:table-cell>
          <table:table-cell office:value-type="string" calcext:value-type="string">
            <text:p>[0.84152627721514062, 1.1716108402584693, 1.0112096692748769, 0.8710538100709101, 0.74394909377343199, 0.80880505684875448, 1.5321927515904188, 0.96360222498882486, 0.87586482666651777, 1.0452541097403045]</text:p>
          </table:table-cell>
          <table:table-cell office:value-type="string" calcext:value-type="string">
            <text:p>0.150269275261</text:p>
          </table:table-cell>
          <table:table-cell office:value-type="string" calcext:value-type="string">
            <text:p>0.986506866043</text:p>
          </table:table-cell>
          <table:table-cell office:value-type="string" calcext:value-type="string">
            <text:p>[0.3033813418422886, 0.24055724776082013, 0.29605891887384828, 0.19142423547144083, 0.29137847108171283, 0.25760989999096218, 0.17471484885698652, 0.23025427134286847, 0.2465928636117091, 0.1987976530182918]</text:p>
          </table:table-cell>
          <table:table-cell office:value-type="string" calcext:value-type="string">
            <text:p>[0.70797711050449708, 0.89957891881509655, 0.80383527687441469, 0.78914187318672191, 0.68923422630993236, 0.7067826998691773, 0.93200757420055835, 0.75875136513265529, 0.74296855931431727, 0.77457993287506233]</text:p>
          </table:table-cell>
          <table:table-cell office:value-type="string" calcext:value-type="string">
            <text:p>0.243076975185</text:p>
          </table:table-cell>
          <table:table-cell office:value-type="string" calcext:value-type="string">
            <text:p>0.780485753708</text:p>
          </table:table-cell>
          <table:table-cell office:value-type="string" calcext:value-type="string">
            <text:p>[[0.43131026309547205, 0.019985504227965623, {'normalize': False, 'selection': 'random', 'fit_intercept': True, 'l1_ratio': 1, 'max_iter': 1000, 'tol': 0.0001, 'alpha': 0.01}], [0.49508532203556727, 0.067381485911632774, {'normalize': False, 'selection': 'random', 'fit_intercept': True, 'l1_ratio': 1, 'max_iter': 1000, 'tol': 0.001, 'alpha': 0.01}], [0.35351669170450561, 0.1359222022429166, {'normalize': False, 'selection': 'random', 'fit_intercept': True, 'l1_ratio': 1, 'max_iter': 1000, 'tol': 0.001, 'alpha': 0.01}], [0.3939776076509422, 0.12020917359910617, {'normalize': False, 'selection': 'random', 'fit_intercept': True, 'l1_ratio': 0, 'max_iter': 1000, 'tol': 0.0001, 'alpha': 0.01}], [0.36347277433066733, 0.14920264140730502, {'normalize': False, 'selection': 'cyclic', 'fit_intercept': True, 'l1_ratio': 1, 'max_iter': 1000, 'tol': 0.001, 'alpha': 0.01}], [0.4100671597021181, 0.047857610991751807, {'normalize': False, 'selection': 'cyclic', 'fit_intercept': True, 'l1_ratio': 1, 'max_iter': 1000, 'tol': 0.0001, 'alpha': 0.01}], [0.57836115823411649, 0.04989062633348864, {'normalize': False, 'selection': 'cyclic', 'fit_intercept': True, 'l1_ratio': 0.5, 'max_iter': 1000, 'tol': 0.0001, 'alpha': 0.001}], [0.43443354418026475, 0.066623346254058538, {'normalize': False, 'selection': 'cyclic', 'fit_intercept': True, 'l1_ratio': 0.75, 'max_iter': 1000, 'tol': 0.0001, 'alpha': 0.01}], [0.44903364653797434, 0.034788322810677355, {'normalize': False, 'selection': 'cyclic', 'fit_intercept': True, 'l1_ratio': 1, 'max_iter': 1000, 'tol': 0.0001, 'alpha': 0.01}], [0.48113606936199937, 0.15011099897311106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0.83491497878486953, 0.91087153282791755, 0.90158382305710805, 0.9013691881233219, 0.85032200406037317, 0.86051268227775046, 0.89666339483171598, 0.89850643195528679, 0.92355458823046976, 0.83139091599495185]</text:p>
          </table:table-cell>
          <table:table-cell office:value-type="string" calcext:value-type="string">
            <text:p>[0.15330645044419267, 0.046341391716003599, -0.17534130716020724, -0.040145392617140896, 0.084586657507295548, 0.11398765075097506, 0.023588298176703715, 0.10586953477671812, -0.11526596130037103, 0.011325167707869732]</text:p>
          </table:table-cell>
          <table:table-cell office:value-type="string" calcext:value-type="string">
            <text:p>0.880968954014</text:p>
          </table:table-cell>
          <table:table-cell office:value-type="string" calcext:value-type="string">
            <text:p>0.0208252490002</text:p>
          </table:table-cell>
          <table:table-cell office:value-type="string" calcext:value-type="string">
            <text:p>[0.25116535442202498, 0.074269274823780151, 0.12861841464022264, 0.10669728940497837, 0.1595882410774733, 0.16402139965592102, 0.094913090723662719, 0.095912757753622443, 0.089988759829464304, 0.1288174084601226]</text:p>
          </table:table-cell>
          <table:table-cell office:value-type="string" calcext:value-type="string">
            <text:p>[0.85085312984678296, 1.1432861372642373, 1.0787017536355934, 0.87520049728269589, 0.77037869810984105, 0.85456144314079374, 1.219447745230686, 0.98225013499732861, 0.87614689664620549, 1.0388361585645483]</text:p>
          </table:table-cell>
          <table:table-cell office:value-type="string" calcext:value-type="string">
            <text:p>0.129399199079</text:p>
          </table:table-cell>
          <table:table-cell office:value-type="string" calcext:value-type="string">
            <text:p>0.968966259472</text:p>
          </table:table-cell>
          <table:table-cell office:value-type="string" calcext:value-type="string">
            <text:p>[0.2889788555759995, 0.20819134617239232, 0.22026413555434762, 0.2076459084501098, 0.24269440054240188, 0.28066111003657518, 0.20464482188605326, 0.18929488656654034, 0.19487859536575347, 0.22450650189979496]</text:p>
          </table:table-cell>
          <table:table-cell office:value-type="string" calcext:value-type="string">
            <text:p>[0.71548861610139214, 0.89238326280431257, 0.82619864414418942, 0.78989430106136738, 0.68298804919786804, 0.74362619460547386, 0.82464349412059634, 0.76861683618921861, 0.73623604582643154, 0.77279535976229496]</text:p>
          </table:table-cell>
          <table:table-cell office:value-type="string" calcext:value-type="string">
            <text:p>0.226176056205</text:p>
          </table:table-cell>
          <table:table-cell office:value-type="string" calcext:value-type="string">
            <text:p>0.775287080381</text:p>
          </table:table-cell>
          <table:table-cell office:value-type="string" calcext:value-type="string">
            <text:p>[[0.41157142989624673, 0.049155498763562733, {'normalize': False, 'selection': 'cyclic', 'fit_intercept': True, 'l1_ratio': 1, 'max_iter': 1000, 'tol': 0.001, 'alpha': 0.01}], [0.50221042315548314, 0.093902101780964753, {'normalize': False, 'selection': 'cyclic', 'fit_intercept': True, 'l1_ratio': 0.25, 'max_iter': 1000, 'tol': 0.0001, 'alpha': 0.01}], [0.39323276303974436, 0.129822780825773, {'normalize': False, 'selection': 'cyclic', 'fit_intercept': True, 'l1_ratio': 0.25, 'max_iter': 1000, 'tol': 0.001, 'alpha': 0.01}], [0.40445765601235162, 0.11204873485615541, {'normalize': False, 'selection': 'random', 'fit_intercept': True, 'l1_ratio': 0, 'max_iter': 1000, 'tol': 0.001, 'alpha': 0.01}], [0.36612967738908625, 0.17901739679772491, {'normalize': False, 'selection': 'random', 'fit_intercept': True, 'l1_ratio': 0.75, 'max_iter': 1000, 'tol': 0.0001, 'alpha': 0.01}], [0.3972749684104282, 0.051327065191185267, {'normalize': False, 'selection': 'cyclic', 'fit_intercept': True, 'l1_ratio': 0, 'max_iter': 1000, 'tol': 0.0001, 'alpha': 0.1}], [0.53919536992074157, 0.032170822708126233, {'normalize': False, 'selection': 'cyclic', 'fit_intercept': True, 'l1_ratio': 0.75, 'max_iter': 1000, 'tol': 0.001, 'alpha': 0.01}], [0.44449966991795731, 0.068678727870480114, {'normalize': False, 'selection': 'random', 'fit_intercept': True, 'l1_ratio': 0.75, 'max_iter': 1000, 'tol': 0.001, 'alpha': 0.01}], [0.40978126920837826, 0.030011568480350886, {'normalize': False, 'selection': 'cyclic', 'fit_intercept': True, 'l1_ratio': 1, 'max_iter': 1000, 'tol': 0.0001, 'alpha': 0.01}], [0.49858792623511611, 0.1150524251271139, {'normalize': Fals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0.85202897690588708, 0.88046396421776274, 0.88454795827416377, 0.92221118033120775, 0.90196082658127785, 0.80508009520972246, 0.93445431881516006, 0.88513956199422872, 0.92039470586212568, 0.8682494949031937]</text:p>
          </table:table-cell>
          <table:table-cell office:value-type="string" calcext:value-type="string">
            <text:p>[0.14704073267890427, 0.061656931546464677, -0.18207106277584706, -0.012173692400487379, 0.13555099593761422, 0.13670771647985491, 0.019292317719986185, 0.10792645275675705, -0.13541966263502236, 0.030683912011700842]</text:p>
          </table:table-cell>
          <table:table-cell office:value-type="string" calcext:value-type="string">
            <text:p>0.885453108309</text:p>
          </table:table-cell>
          <table:table-cell office:value-type="string" calcext:value-type="string">
            <text:p>0.030919464132</text:p>
          </table:table-cell>
          <table:table-cell office:value-type="string" calcext:value-type="string">
            <text:p>[0.22512759901572607, 0.099607397889111146, 0.15088229430381625, 0.084150744039808087, 0.10453038968329104, 0.22920388840053305, 0.060202705272829816, 0.10854462581381642, 0.093708458487005084, 0.10065743924790331]</text:p>
          </table:table-cell>
          <table:table-cell office:value-type="string" calcext:value-type="string">
            <text:p>[0.85714962941752981, 1.1249252225503317, 1.0848781716172513, 0.85166451268552257, 0.7274889576314395, 0.83264787480962799, 1.2248130267730075, 0.97999050059032167, 0.89197953522122386, 1.0184952305765249]</text:p>
          </table:table-cell>
          <table:table-cell office:value-type="string" calcext:value-type="string">
            <text:p>0.125661554215</text:p>
          </table:table-cell>
          <table:table-cell office:value-type="string" calcext:value-type="string">
            <text:p>0.959403266187</text:p>
          </table:table-cell>
          <table:table-cell office:value-type="string" calcext:value-type="string">
            <text:p>[0.28147825908932134, 0.22623729530875114, 0.2450549057073618, 0.18848709805990516, 0.21235802519390234, 0.29279062547544532, 0.16077258551437335, 0.21995983063123889, 0.20800618894532943, 0.19759475540843296]</text:p>
          </table:table-cell>
          <table:table-cell office:value-type="string" calcext:value-type="string">
            <text:p>[0.70698414820452149, 0.88629614166193671, 0.83169728478601546, 0.77590366903067454, 0.65958225447997387, 0.73113592413450945, 0.8209326752532603, 0.77041709300527461, 0.7423765729201609, 0.76675999938484585]</text:p>
          </table:table-cell>
          <table:table-cell office:value-type="string" calcext:value-type="string">
            <text:p>0.223273956933</text:p>
          </table:table-cell>
          <table:table-cell office:value-type="string" calcext:value-type="string">
            <text:p>0.769208576286</text:p>
          </table:table-cell>
          <table:table-cell office:value-type="string" calcext:value-type="string">
            <text:p>[[0.43229366025061916, 0.033395633766574465, {'normalize': True, 'selection': 'random', 'fit_intercept': True, 'l1_ratio': 1, 'max_iter': 1000, 'tol': 0.0001, 'alpha': 0.01}], [0.51302212896565857, 0.085416379472931458, {'normalize': False, 'selection': 'cyclic', 'fit_intercept': True, 'l1_ratio': 0.75, 'max_iter': 1000, 'tol': 0.001, 'alpha': 0.01}], [0.40394047858635906, 0.13093194903025573, {'normalize': False, 'selection': 'cyclic', 'fit_intercept': True, 'l1_ratio': 0.75, 'max_iter': 1000, 'tol': 0.001, 'alpha': 0.01}], [0.40358435342439186, 0.13572034232588454, {'normalize': False, 'selection': 'cyclic', 'fit_intercept': True, 'l1_ratio': 0, 'max_iter': 1000, 'tol': 0.0001, 'alpha': 0.01}], [0.38598143456202444, 0.14750392400712492, {'normalize': False, 'selection': 'random', 'fit_intercept': True, 'l1_ratio': 0, 'max_iter': 1000, 'tol': 0.001, 'alpha': 0.01}], [0.39057455170571775, 0.035278328388669566, {'normalize': False, 'selection': 'random', 'fit_intercept': True, 'l1_ratio': 0, 'max_iter': 1000, 'tol': 0.001, 'alpha': 0.1}], [0.55567118856414144, 0.023864885627674623, {'normalize': False, 'selection': 'cyclic', 'fit_intercept': True, 'l1_ratio': 0, 'max_iter': 1000, 'tol': 0.0001, 'alpha': 0.01}], [0.47539980468736176, 0.086700732604174713, {'normalize': False, 'selection': 'random', 'fit_intercept': True, 'l1_ratio': 0.75, 'max_iter': 1000, 'tol': 0.001, 'alpha': 0.01}], [0.44317044757905649, 0.028393701204794959, {'normalize': False, 'selection': 'cyclic', 'fit_intercept': True, 'l1_ratio': 1, 'max_iter': 1000, 'tol': 0.001, 'alpha': 0.01}], [0.51186521331913593, 0.119047960842907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0.80931280755243118, 0.86612575948365178, 0.79352076038264197, 0.94566140644746177, 0.85522344594576061, 0.81746282420889649, 0.92477674165083035, 0.86181409574682377, 0.83104688431916629, 0.74137326249317137]</text:p>
          </table:table-cell>
          <table:table-cell office:value-type="string" calcext:value-type="string">
            <text:p>[0.15968559070971344, 0.03882939958556797, -0.2145409899840689, -0.0013751680821880718, 0.11588064877012993, 0.21160307146784185, 0.010687250120736125, 0.11556172268814813, -0.064904030950621694, 0.045184084694123272]</text:p>
          </table:table-cell>
          <table:table-cell office:value-type="string" calcext:value-type="string">
            <text:p>0.844631798823</text:p>
          </table:table-cell>
          <table:table-cell office:value-type="string" calcext:value-type="string">
            <text:p>0.0416611579019</text:p>
          </table:table-cell>
          <table:table-cell office:value-type="string" calcext:value-type="string">
            <text:p>[0.29011727364665901, 0.11155518630806045, 0.26984417888040402, 0.058782651504317412, 0.15436227259545302, 0.21464319159189035, 0.069091411824467, 0.1305874984487802, 0.19888546607976068, 0.19759093218920865]</text:p>
          </table:table-cell>
          <table:table-cell office:value-type="string" calcext:value-type="string">
            <text:p>[0.84444265056121681, 1.1522918300681002, 1.1146783387742749, 0.84257840422378616, 0.74404280903259046, 0.76041109086714209, 1.2355599588938213, 0.97160274822917481, 0.83658283702620473, 1.0032593783064641]</text:p>
          </table:table-cell>
          <table:table-cell office:value-type="string" calcext:value-type="string">
            <text:p>0.169546006307</text:p>
          </table:table-cell>
          <table:table-cell office:value-type="string" calcext:value-type="string">
            <text:p>0.950545004598</text:p>
          </table:table-cell>
          <table:table-cell office:value-type="string" calcext:value-type="string">
            <text:p>[0.34624486562217394, 0.23698059644910816, 0.31122682550231046, 0.1855330164038865, 0.28162456056772051, 0.25349637277843345, 0.18304517619169206, 0.23666995602903337, 0.25714263004455534, 0.26408379930394305]</text:p>
          </table:table-cell>
          <table:table-cell office:value-type="string" calcext:value-type="string">
            <text:p>[0.710051670912208, 0.8933051248209779, 0.84237166647636263, 0.78744558341785653, 0.68594418945256319, 0.69206117641622811, 0.82991287060831687, 0.76569986299677639, 0.71744814110906086, 0.755467305682755]</text:p>
          </table:table-cell>
          <table:table-cell office:value-type="string" calcext:value-type="string">
            <text:p>0.255604779889</text:p>
          </table:table-cell>
          <table:table-cell office:value-type="string" calcext:value-type="string">
            <text:p>0.767970759189</text:p>
          </table:table-cell>
          <table:table-cell office:value-type="string" calcext:value-type="string">
            <text:p>[[0.42712801939147782, 0.023055565215546303, {'normalize': True, 'selection': 'random', 'fit_intercept': True, 'l1_ratio': 1, 'max_iter': 1000, 'tol': 0.001, 'alpha': 0.01}], [0.494341118312978, 0.075720821423065632, {'normalize': False, 'selection': 'cyclic', 'fit_intercept': True, 'l1_ratio': 0.75, 'max_iter': 1000, 'tol': 0.001, 'alpha': 0.01}], [0.40026235026556961, 0.12655038087805129, {'normalize': False, 'selection': 'cyclic', 'fit_intercept': True, 'l1_ratio': 1, 'max_iter': 1000, 'tol': 0.001, 'alpha': 0.01}], [0.38391810536824755, 0.12188286321748021, {'normalize': False, 'selection': 'random', 'fit_intercept': True, 'l1_ratio': 0, 'max_iter': 1000, 'tol': 0.001, 'alpha': 0.01}], [0.36771881075796981, 0.14775514381631866, {'normalize': False, 'selection': 'cyclic', 'fit_intercept': True, 'l1_ratio': 1, 'max_iter': 1000, 'tol': 0.001, 'alpha': 0.01}], [0.3814191881847297, 0.051724749335516476, {'normalize': False, 'selection': 'cyclic', 'fit_intercept': True, 'l1_ratio': 1, 'max_iter': 1000, 'tol': 0.0001, 'alpha': 0.01}], [0.54195741110464735, 0.038056869278937561, {'normalize': False, 'selection': 'cyclic', 'fit_intercept': True, 'l1_ratio': 0, 'max_iter': 1000, 'tol': 0.0001, 'alpha': 0.01}], [0.43730226887766926, 0.058579472991073432, {'normalize': False, 'selection': 'random', 'fit_intercept': True, 'l1_ratio': 0.75, 'max_iter': 1000, 'tol': 0.0001, 'alpha': 0.01}], [0.45902026613239383, 0.033496018778497054, {'normalize': False, 'selection': 'cyclic', 'fit_intercept': True, 'l1_ratio': 1, 'max_iter': 1000, 'tol': 0.001, 'alpha': 0.01}], [0.48446748505674869, 0.10162490321057888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0.84419718602696359, 0.91086357537285989, 0.90731982296393088, 0.91256027509250481, 0.8535917768940573, 0.8677870589935337, 0.90645344097612002, 0.8527575780498895, 0.93362458929028769, 0.83797011843623259]</text:p>
          </table:table-cell>
          <table:table-cell office:value-type="string" calcext:value-type="string">
            <text:p>[0.14831587586116535, 0.030476863035154289, -0.17844463520182963, -0.065061306506268846, 0.078106786914677206, 0.12056771734955229, -0.0034461811865886816, 0.073902815764697039, -0.10343504248847135, 0.030319062307951894]</text:p>
          </table:table-cell>
          <table:table-cell office:value-type="string" calcext:value-type="string">
            <text:p>0.88271254221</text:p>
          </table:table-cell>
          <table:table-cell office:value-type="string" calcext:value-type="string">
            <text:p>0.013130195585</text:p>
          </table:table-cell>
          <table:table-cell office:value-type="string" calcext:value-type="string">
            <text:p>[0.23704312301290686, 0.074275905639223663, 0.12112213468596141, 0.094590944314762782, 0.15610197516393828, 0.15546755067501908, 0.085921083134682399, 0.13914602688256994, 0.078134720641521965, 0.12379089513065737]</text:p>
          </table:table-cell>
          <table:table-cell office:value-type="string" calcext:value-type="string">
            <text:p>[0.85586822179584798, 1.1623052029524112, 1.0815499181476471, 0.89616527814967617, 0.77583192239589771, 0.84821495010013948, 1.2532113050502698, 1.0173672854426368, 0.86685259092792366, 1.0188785912653142]</text:p>
          </table:table-cell>
          <table:table-cell office:value-type="string" calcext:value-type="string">
            <text:p>0.126559435928</text:p>
          </table:table-cell>
          <table:table-cell office:value-type="string" calcext:value-type="string">
            <text:p>0.977624526623</text:p>
          </table:table-cell>
          <table:table-cell office:value-type="string" calcext:value-type="string">
            <text:p>[0.2836329004276909, 0.19864200855103517, 0.21193101074029783, 0.20446497791166016, 0.22692984228600502, 0.26831931540118287, 0.19060196098036586, 0.23706534894156897, 0.18825972397911692, 0.21993480426164491]</text:p>
          </table:table-cell>
          <table:table-cell office:value-type="string" calcext:value-type="string">
            <text:p>[0.7163228983505906, 0.89829040641066971, 0.82592513060246298, 0.79552401980352805, 0.68203309516713739, 0.73952196801560444, 0.83657569238764451, 0.78866271952411771, 0.72594289991912075, 0.76351750499846849]</text:p>
          </table:table-cell>
          <table:table-cell office:value-type="string" calcext:value-type="string">
            <text:p>0.222978189348</text:p>
          </table:table-cell>
          <table:table-cell office:value-type="string" calcext:value-type="string">
            <text:p>0.777231633518</text:p>
          </table:table-cell>
          <table:table-cell office:value-type="string" calcext:value-type="string">
            <text:p>[[0.41165482856977331, 0.057396265252738131, {'normalize': False, 'selection': 'cyclic', 'fit_intercept': True, 'l1_ratio': 1, 'max_iter': 1000, 'tol': 0.001, 'alpha': 0.01}], [0.492532776056682, 0.093882523544025168, {'normalize': False, 'selection': 'cyclic', 'fit_intercept': True, 'l1_ratio': 0.25, 'max_iter': 1000, 'tol': 0.001, 'alpha': 0.01}], [0.37880842899568151, 0.13040732304587302, {'normalize': False, 'selection': 'random', 'fit_intercept': True, 'l1_ratio': 0, 'max_iter': 1000, 'tol': 0.001, 'alpha': 0.01}], [0.40374220638853175, 0.13813168123682673, {'normalize': False, 'selection': 'random', 'fit_intercept': True, 'l1_ratio': 1, 'max_iter': 1000, 'tol': 0.001, 'alpha': 0.01}], [0.37206554806657871, 0.15922263460106334, {'normalize': False, 'selection': 'cyclic', 'fit_intercept': True, 'l1_ratio': 1, 'max_iter': 1000, 'tol': 0.001, 'alpha': 0.01}], [0.39960819661272662, 0.047472133691161114, {'normalize': False, 'selection': 'random', 'fit_intercept': True, 'l1_ratio': 0, 'max_iter': 1000, 'tol': 0.0001, 'alpha': 0.1}], [0.55180506079749203, 0.02459903997720694, {'normalize': False, 'selection': 'cyclic', 'fit_intercept': True, 'l1_ratio': 0.75, 'max_iter': 1000, 'tol': 0.001, 'alpha': 0.01}], [0.43504007694723085, 0.1222398771931192, {'normalize': False, 'selection': 'cyclic', 'fit_intercept': True, 'l1_ratio': 0, 'max_iter': 1000, 'tol': 0.0001, 'alpha': 0.1}], [0.4090115693105062, 0.033746081360793281, {'normalize': False, 'selection': 'cyclic', 'fit_intercept': True, 'l1_ratio': 1, 'max_iter': 1000, 'tol': 0.0001, 'alpha': 0.01}], [0.49844072453329041, 0.1084737937997355, {'normalize': False, 'selection': 'random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0.86610778230291463, 0.88645764190368703, 0.88389697398305722, 0.92048641912115348, 0.90225801225041957, 0.81539158665883349, 0.93828788278427844, 0.88786691844450516, 0.92740749973799563, 0.84191097521664937]</text:p>
          </table:table-cell>
          <table:table-cell office:value-type="string" calcext:value-type="string">
            <text:p>[0.14849645047126514, 0.059127236326782184, -0.15491036284252879, -0.015667937731473236, 0.12920082959967139, 0.14284253622351395, 0.0080208651302831058, 0.069249361886771665, -0.12369004576235709, 0.044587634042778546]</text:p>
          </table:table-cell>
          <table:table-cell office:value-type="string" calcext:value-type="string">
            <text:p>0.88700716924</text:p>
          </table:table-cell>
          <table:table-cell office:value-type="string" calcext:value-type="string">
            <text:p>0.0307256567345</text:p>
          </table:table-cell>
          <table:table-cell office:value-type="string" calcext:value-type="string">
            <text:p>[0.20370767780570265, 0.094612965589477696, 0.15173305451497962, 0.086016564086121128, 0.10421352722188494, 0.21707873403064959, 0.05668163542344435, 0.1059672380683397, 0.085453252461929641, 0.12078007895452191]</text:p>
          </table:table-cell>
          <table:table-cell office:value-type="string" calcext:value-type="string">
            <text:p>[0.85568676007069977, 1.1279579278088421, 1.0599506935565766, 0.85460464516412926, 0.73283302751672663, 0.82673082363309136, 1.2388900266904823, 1.0224793533986869, 0.88276481175754695, 1.0038860904297813]</text:p>
          </table:table-cell>
          <table:table-cell office:value-type="string" calcext:value-type="string">
            <text:p>0.122624472816</text:p>
          </table:table-cell>
          <table:table-cell office:value-type="string" calcext:value-type="string">
            <text:p>0.960578416003</text:p>
          </table:table-cell>
          <table:table-cell office:value-type="string" calcext:value-type="string">
            <text:p>[0.28286025350940081, 0.2210760839990619, 0.2361335979582064, 0.19013935157803488, 0.1946141536233664, 0.28379638680360963, 0.15339774563826591, 0.21781490168967363, 0.20351349901597601, 0.21142294653214166]</text:p>
          </table:table-cell>
          <table:table-cell office:value-type="string" calcext:value-type="string">
            <text:p>[0.70430134175535075, 0.88729187446754165, 0.82302290812949375, 0.78216518777168831, 0.65353872885487052, 0.72690497231317941, 0.82786822746064237, 0.79168969416577184, 0.73461995677630298, 0.75580415114062804]</text:p>
          </table:table-cell>
          <table:table-cell office:value-type="string" calcext:value-type="string">
            <text:p>0.219476892035</text:p>
          </table:table-cell>
          <table:table-cell office:value-type="string" calcext:value-type="string">
            <text:p>0.768720704284</text:p>
          </table:table-cell>
          <table:table-cell office:value-type="string" calcext:value-type="string">
            <text:p>[[0.43639309040488833, 0.029738114854806017, {'normalize': True, 'selection': 'cyclic', 'fit_intercept': True, 'l1_ratio': 1, 'max_iter': 1000, 'tol': 0.0001, 'alpha': 0.01}], [0.50476826007279008, 0.082744017033667225, {'normalize': False, 'selection': 'random', 'fit_intercept': True, 'l1_ratio': 0.75, 'max_iter': 1000, 'tol': 0.001, 'alpha': 0.01}], [0.39002071899248741, 0.1312259909143316, {'normalize': False, 'selection': 'random', 'fit_intercept': True, 'l1_ratio': 0.75, 'max_iter': 1000, 'tol': 0.001, 'alpha': 0.01}], [0.40804742027535557, 0.14722539270623727, {'normalize': False, 'selection': 'random', 'fit_intercept': True, 'l1_ratio': 0.75, 'max_iter': 1000, 'tol': 0.0001, 'alpha': 0.01}], [0.38941644550733268, 0.13648870101443733, {'normalize': False, 'selection': 'random', 'fit_intercept': True, 'l1_ratio': 0, 'max_iter': 1000, 'tol': 0.001, 'alpha': 0.01}], [0.39171444583125187, 0.03142048516406841, {'normalize': False, 'selection': 'random', 'fit_intercept': True, 'l1_ratio': 0, 'max_iter': 1000, 'tol': 0.001, 'alpha': 0.1}], [0.5636929798095186, 0.021957051981845534, {'normalize': False, 'selection': 'cyclic', 'fit_intercept': True, 'l1_ratio': 0, 'max_iter': 1000, 'tol': 0.0001, 'alpha': 0.01}], [0.46126161919145237, 0.1026730533273397, {'normalize': False, 'selection': 'random', 'fit_intercept': True, 'l1_ratio': 0.75, 'max_iter': 1000, 'tol': 0.0001, 'alpha': 0.01}], [0.43794598230336723, 0.031513405636985049, {'normalize': False, 'selection': 'cyclic', 'fit_intercept': True, 'l1_ratio': 1, 'max_iter': 1000, 'tol': 0.001, 'alpha': 0.01}], [0.50625071319983062, 0.11240826425957515, {'normalize': Fals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0.82016491401252978, 0.86533707126623471, 0.79908746757406102, 0.91816511994216787, 0.86170904234932111, 0.83373064267450669, 0.88392649431535142, 0.86980021978762312, 0.84402501704172295, 0.74387530395144408]</text:p>
          </table:table-cell>
          <table:table-cell office:value-type="string" calcext:value-type="string">
            <text:p>[0.15877465941894819, 0.049739884832902037, -0.18625452059622205, 0.02914669250134172, 0.11888064157885725, 0.21807891125230561, 0.025534058068520937, 0.077314956826299075, -0.061895014400936921, 0.064100895462534613]</text:p>
          </table:table-cell>
          <table:table-cell office:value-type="string" calcext:value-type="string">
            <text:p>0.843982129291</text:p>
          </table:table-cell>
          <table:table-cell office:value-type="string" calcext:value-type="string">
            <text:p>0.0493421164945</text:p>
          </table:table-cell>
          <table:table-cell office:value-type="string" calcext:value-type="string">
            <text:p>[0.27360654998915496, 0.11221238713096404, 0.26256914467396353, 0.088527709696535853, 0.14744726203638545, 0.19551406646675931, 0.10661173896432508, 0.12304050610954043, 0.18360808001339954, 0.19567937150185666]</text:p>
          </table:table-cell>
          <table:table-cell office:value-type="string" calcext:value-type="string">
            <text:p>[0.84535805701521616, 1.1392118804658538, 1.0887176548887125, 0.81689666035383957, 0.74151812379255133, 0.75416512488658827, 1.2170176714120231, 1.0136188660019105, 0.83421896992773303, 0.98338280575794546]</text:p>
          </table:table-cell>
          <table:table-cell office:value-type="string" calcext:value-type="string">
            <text:p>0.168881681658</text:p>
          </table:table-cell>
          <table:table-cell office:value-type="string" calcext:value-type="string">
            <text:p>0.94341058145</text:p>
          </table:table-cell>
          <table:table-cell office:value-type="string" calcext:value-type="string">
            <text:p>[0.34352836496024014, 0.24377694162310623, 0.30043698872232438, 0.20086118173890308, 0.26983201993206712, 0.24162476505277741, 0.20661315039373615, 0.23025557554981502, 0.25782696244579556, 0.26263134592826148]</text:p>
          </table:table-cell>
          <table:table-cell office:value-type="string" calcext:value-type="string">
            <text:p>[0.70920738472906653, 0.88857260639678204, 0.83399898621055846, 0.77529407706436893, 0.67922067398947961, 0.69081513029192221, 0.82358932128992668, 0.78458450148776249, 0.70975751373800267, 0.74742747116507458]</text:p>
          </table:table-cell>
          <table:table-cell office:value-type="string" calcext:value-type="string">
            <text:p>0.255738729635</text:p>
          </table:table-cell>
          <table:table-cell office:value-type="string" calcext:value-type="string">
            <text:p>0.764246766636</text:p>
          </table:table-cell>
          <table:table-cell office:value-type="string" calcext:value-type="string">
            <text:p>[[0.42516226772324245, 0.024002384872770493, {'normalize': True, 'selection': 'cyclic', 'fit_intercept': True, 'l1_ratio': 1, 'max_iter': 1000, 'tol': 0.001, 'alpha': 0.01}], [0.49160112651066185, 0.067706615090463537, {'normalize': False, 'selection': 'random', 'fit_intercept': True, 'l1_ratio': 1, 'max_iter': 1000, 'tol': 0.001, 'alpha': 0.01}], [0.38480369346479809, 0.13395270499057801, {'normalize': False, 'selection': 'cyclic', 'fit_intercept': True, 'l1_ratio': 1, 'max_iter': 1000, 'tol': 0.001, 'alpha': 0.01}], [0.38700140309187792, 0.13121491249244444, {'normalize': False, 'selection': 'random', 'fit_intercept': True, 'l1_ratio': 0.75, 'max_iter': 1000, 'tol': 0.001, 'alpha': 0.01}], [0.37562494541075125, 0.13601513391922229, {'normalize': False, 'selection': 'random', 'fit_intercept': True, 'l1_ratio': 1, 'max_iter': 1000, 'tol': 0.001, 'alpha': 0.01}], [0.367641835544537, 0.042320497144911803, {'normalize': False, 'selection': 'random', 'fit_intercept': True, 'l1_ratio': 1, 'max_iter': 1000, 'tol': 0.0001, 'alpha': 0.01}], [0.54974672243687817, 0.02014921388928204, {'normalize': False, 'selection': 'random', 'fit_intercept': True, 'l1_ratio': 1, 'max_iter': 1000, 'tol': 0.001, 'alpha': 0.01}], [0.42274884401814428, 0.068105525292556132, {'normalize': False, 'selection': 'random', 'fit_intercept': True, 'l1_ratio': 0.75, 'max_iter': 1000, 'tol': 0.0001, 'alpha': 0.01}], [0.45372589882382014, 0.039332534493712296, {'normalize': False, 'selection': 'random', 'fit_intercept': True, 'l1_ratio': 1, 'max_iter': 1000, 'tol': 0.0001, 'alpha': 0.01}], [0.49369216056833065, 0.10154069650171246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0.86043526670988224, 0.92833114457809107, 0.90116262852944007, 0.91186750512268389, 0.86301416613650916, 0.87436679946810192, 0.9079886339510892, 0.85720934314192343, 0.93877411979261305, 0.85524719507972957]</text:p>
          </table:table-cell>
          <table:table-cell office:value-type="string" calcext:value-type="string">
            <text:p>[0.13784634425479803, -0.025417501615060845, -0.18613527037670985, -0.04671610271526605, 0.049344816044699091, 0.11034253071751909, -0.018065669965501963, 0.066706137525948894, -0.10097764565453549, 0.022074125193137673]</text:p>
          </table:table-cell>
          <table:table-cell office:value-type="string" calcext:value-type="string">
            <text:p>0.889839680251</text:p>
          </table:table-cell>
          <table:table-cell office:value-type="string" calcext:value-type="string">
            <text:p>0.000900176340903</text:p>
          </table:table-cell>
          <table:table-cell office:value-type="string" calcext:value-type="string">
            <text:p>[0.21233801494290291, 0.059720469660480946, 0.1291688665485021, 0.095340372171581853, 0.14605572543624468, 0.1477305157987707, 0.084511031876715451, 0.13493905027238545, 0.072072880527358801, 0.1105912015784668]</text:p>
          </table:table-cell>
          <table:table-cell office:value-type="string" calcext:value-type="string">
            <text:p>[0.86638918742736937, 1.2293137232978315, 1.088608209725741, 0.88072923277121262, 0.80003695486085069, 0.85807717183109, 1.2714696919526189, 1.0252732213731137, 0.8649220732894487, 1.0275418428422787]</text:p>
          </table:table-cell>
          <table:table-cell office:value-type="string" calcext:value-type="string">
            <text:p>0.119246812881</text:p>
          </table:table-cell>
          <table:table-cell office:value-type="string" calcext:value-type="string">
            <text:p>0.991236130937</text:p>
          </table:table-cell>
          <table:table-cell office:value-type="string" calcext:value-type="string">
            <text:p>[0.26651014210560625, 0.17431618364452794, 0.21746954248062247, 0.20040913975123145, 0.21284733452300572, 0.25706683751105369, 0.1817248181662583, 0.23291729771820355, 0.18047332739953925, 0.21144743126065249]</text:p>
          </table:table-cell>
          <table:table-cell office:value-type="string" calcext:value-type="string">
            <text:p>[0.71814268320760066, 0.9271108131099105, 0.83680415440869871, 0.78964745498114619, 0.68596504579062978, 0.74289434948001165, 0.84090505362313206, 0.79091189911143334, 0.72149920227475095, 0.760339077274652]</text:p>
          </table:table-cell>
          <table:table-cell office:value-type="string" calcext:value-type="string">
            <text:p>0.213518205456</text:p>
          </table:table-cell>
          <table:table-cell office:value-type="string" calcext:value-type="string">
            <text:p>0.781421973326</text:p>
          </table:table-cell>
          <table:table-cell office:value-type="string" calcext:value-type="string">
            <text:p>[[0.38842597882090252, 0.058866568087348511, {'normalize': False, 'selection': 'cyclic', 'fit_intercept': True, 'l1_ratio': 0.5, 'max_iter': 1000, 'tol': 0.001, 'alpha': 0.01}], [0.50130403952706415, 0.090102008317766158, {'normalize': False, 'selection': 'cyclic', 'fit_intercept': True, 'l1_ratio': 0, 'max_iter': 1000, 'tol': 0.0001, 'alpha': 0.01}], [0.38186443862383873, 0.13445395092927792, {'normalize': False, 'selection': 'random', 'fit_intercept': True, 'l1_ratio': 0.25, 'max_iter': 1000, 'tol': 0.0001, 'alpha': 0.01}], [0.40357107215452803, 0.13952238028905853, {'normalize': False, 'selection': 'random', 'fit_intercept': True, 'l1_ratio': 1, 'max_iter': 1000, 'tol': 0.001, 'alpha': 0.01}], [0.379254389271308, 0.16314978323849905, {'normalize': False, 'selection': 'random', 'fit_intercept': True, 'l1_ratio': 1, 'max_iter': 1000, 'tol': 0.001, 'alpha': 0.01}], [0.40021609519212403, 0.045067558403901663, {'normalize': False, 'selection': 'cyclic', 'fit_intercept': True, 'l1_ratio': 0, 'max_iter': 1000, 'tol': 0.0001, 'alpha': 0.1}], [0.53566539396260049, 0.034450379495498978, {'normalize': False, 'selection': 'cyclic', 'fit_intercept': True, 'l1_ratio': 0.75, 'max_iter': 1000, 'tol': 0.001, 'alpha': 0.01}], [0.43402681999328674, 0.12174440118571352, {'normalize': False, 'selection': 'cyclic', 'fit_intercept': True, 'l1_ratio': 0, 'max_iter': 1000, 'tol': 0.0001, 'alpha': 0.1}], [0.39469795076352043, 0.040102211512393106, {'normalize': False, 'selection': 'cyclic', 'fit_intercept': True, 'l1_ratio': 1, 'max_iter': 1000, 'tol': 0.001, 'alpha': 0.01}], [0.49968809277718579, 0.10858645559035418, {'normalize': False, 'selection': 'random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0.87421702449185401, 0.88159795376209327, 0.87836221720830443, 0.91932929444180922, 0.91140861445458643, 0.82297790277519189, 0.93369953687950735, 0.89056319978977316, 0.93079251794296525, 0.85436478719672215]</text:p>
          </table:table-cell>
          <table:table-cell office:value-type="string" calcext:value-type="string">
            <text:p>[0.14459772572232821, 0.058750561482473374, -0.16692218897758826, -0.015326450059418795, 0.092058770078141561, 0.13243247575083317, -0.0028466050918307673, 0.067464039589496205, -0.11631439411492361, 0.051338461328486518]</text:p>
          </table:table-cell>
          <table:table-cell office:value-type="string" calcext:value-type="string">
            <text:p>0.889731304894</text:p>
          </table:table-cell>
          <table:table-cell office:value-type="string" calcext:value-type="string">
            <text:p>0.0245232395708</text:p>
          </table:table-cell>
          <table:table-cell office:value-type="string" calcext:value-type="string">
            <text:p>[0.19137003097689198, 0.098662463192180208, 0.15896633326955878, 0.0872683236979553, 0.094457059670357377, 0.20815807939368047, 0.060895960932027419, 0.10341921670613503, 0.081468532081539397, 0.1112653615584261]</text:p>
          </table:table-cell>
          <table:table-cell office:value-type="string" calcext:value-type="string">
            <text:p>[0.85960463821773947, 1.1284095014894167, 1.07097487677665, 0.85431731016027357, 0.76409043892980355, 0.83677135671172975, 1.2524624900622054, 1.0244406254229821, 0.87697053978487105, 0.99679275371728637]</text:p>
          </table:table-cell>
          <table:table-cell office:value-type="string" calcext:value-type="string">
            <text:p>0.119593136148</text:p>
          </table:table-cell>
          <table:table-cell office:value-type="string" calcext:value-type="string">
            <text:p>0.966483453127</text:p>
          </table:table-cell>
          <table:table-cell office:value-type="string" calcext:value-type="string">
            <text:p>[0.27748901373780216, 0.22049449837275112, 0.24553582204333804, 0.18017043333723678, 0.17683513792708308, 0.2774365195872926, 0.15553000906884176, 0.21251745785880075, 0.19595550563515698, 0.20320945255212233]</text:p>
          </table:table-cell>
          <table:table-cell office:value-type="string" calcext:value-type="string">
            <text:p>[0.70350812382947847, 0.87935497646118943, 0.83578538251866463, 0.78692188486269232, 0.66471608278549577, 0.73021446427319925, 0.83581609245400423, 0.79215348758979032, 0.72986811869153756, 0.74829195777237933]</text:p>
          </table:table-cell>
          <table:table-cell office:value-type="string" calcext:value-type="string">
            <text:p>0.214517385012</text:p>
          </table:table-cell>
          <table:table-cell office:value-type="string" calcext:value-type="string">
            <text:p>0.770663057124</text:p>
          </table:table-cell>
          <table:table-cell office:value-type="string" calcext:value-type="string">
            <text:p>[[0.40625070054621171, 0.021052724511072859, {'normalize': True, 'selection': 'random', 'fit_intercept': True, 'l1_ratio': 1, 'max_iter': 1000, 'tol': 0.0001, 'alpha': 0.01}], [0.51106411547494313, 0.077694251064150371, {'normalize': False, 'selection': 'random', 'fit_intercept': True, 'l1_ratio': 1, 'max_iter': 1000, 'tol': 0.001, 'alpha': 0.01}], [0.39269632806575278, 0.13706668191334914, {'normalize': False, 'selection': 'cyclic', 'fit_intercept': True, 'l1_ratio': 0.75, 'max_iter': 1000, 'tol': 0.0001, 'alpha': 0.01}], [0.40866474280827136, 0.14998129292703055, {'normalize': False, 'selection': 'random', 'fit_intercept': True, 'l1_ratio': 1, 'max_iter': 1000, 'tol': 0.001, 'alpha': 0.01}], [0.39694983838807812, 0.13092872457882973, {'normalize': False, 'selection': 'random', 'fit_intercept': True, 'l1_ratio': 0, 'max_iter': 1000, 'tol': 0.0001, 'alpha': 0.01}], [0.39128776686704769, 0.029145593033736254, {'normalize': False, 'selection': 'cyclic', 'fit_intercept': True, 'l1_ratio': 0, 'max_iter': 1000, 'tol': 0.0001, 'alpha': 0.1}], [0.54889911408815661, 0.035236845037410265, {'normalize': False, 'selection': 'cyclic', 'fit_intercept': True, 'l1_ratio': 0.25, 'max_iter': 1000, 'tol': 0.001, 'alpha': 0.01}], [0.46050873644037954, 0.10687634594169058, {'normalize': False, 'selection': 'random', 'fit_intercept': True, 'l1_ratio': 0.75, 'max_iter': 1000, 'tol': 0.001, 'alpha': 0.01}], [0.4327181591866045, 0.035609152049413298, {'normalize': False, 'selection': 'cyclic', 'fit_intercept': True, 'l1_ratio': 1, 'max_iter': 1000, 'tol': 0.001, 'alpha': 0.01}], [0.50289490506341739, 0.11143054312925246, {'normalize': False, 'selection': 'random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0.84886655788047893, 0.86750906348547518, 0.79169604448873243, 0.9151623627773835, 0.87547394522910404, 0.85006497141199655, 0.91613731547391752, 0.87357258362988699, 0.84850687841918082, 0.76131072262323274]</text:p>
          </table:table-cell>
          <table:table-cell office:value-type="string" calcext:value-type="string">
            <text:p>[0.16149580871637792, 0.036952996566386176, -0.18605155316716271, 0.039898679291984651, 0.097132793539271511, 0.21515404107287595, -0.0036308453591582524, 0.075373868506104946, -0.060743709196558138, 0.055950434140806138]</text:p>
          </table:table-cell>
          <table:table-cell office:value-type="string" calcext:value-type="string">
            <text:p>0.854830044542</text:p>
          </table:table-cell>
          <table:table-cell office:value-type="string" calcext:value-type="string">
            <text:p>0.0431532514111</text:p>
          </table:table-cell>
          <table:table-cell office:value-type="string" calcext:value-type="string">
            <text:p>[0.22993899916276003, 0.11040250200487489, 0.27222886880368408, 0.091776046034114309, 0.13277097895685477, 0.17630673274128136, 0.077026592578608777, 0.11947557262329046, 0.17833219572225412, 0.18235870457592873]</text:p>
          </table:table-cell>
          <table:table-cell office:value-type="string" calcext:value-type="string">
            <text:p>[0.84262353943478452, 1.154541341099738, 1.0885313759582236, 0.80784970955951796, 0.75982032464730909, 0.75698617053414774, 1.2534419334915761, 1.0157512553328976, 0.83331451079698626, 0.99194678822563265]</text:p>
          </table:table-cell>
          <table:table-cell office:value-type="string" calcext:value-type="string">
            <text:p>0.15706171932</text:p>
          </table:table-cell>
          <table:table-cell office:value-type="string" calcext:value-type="string">
            <text:p>0.950480694908</text:p>
          </table:table-cell>
          <table:table-cell office:value-type="string" calcext:value-type="string">
            <text:p>[0.29883801086740291, 0.23574272545214417, 0.30636244759302061, 0.19783801703446158, 0.25291546976217544, 0.23367550912618262, 0.18579867188315122, 0.21832294453528181, 0.25342214959193493, 0.25392820596254873]</text:p>
          </table:table-cell>
          <table:table-cell office:value-type="string" calcext:value-type="string">
            <text:p>[0.70185245957218501, 0.89403957343788376, 0.84070551496279178, 0.77421246459447912, 0.68506229168485067, 0.68418711377852315, 0.83903096833208657, 0.78445010583830166, 0.70700967346296562, 0.74749534324983802]</text:p>
          </table:table-cell>
          <table:table-cell office:value-type="string" calcext:value-type="string">
            <text:p>0.243684415181</text:p>
          </table:table-cell>
          <table:table-cell office:value-type="string" calcext:value-type="string">
            <text:p>0.765804550891</text:p>
          </table:table-cell>
          <table:table-cell office:value-type="string" calcext:value-type="string">
            <text:p>[[0.40235926311345999, 0.040630460929361505, {'normalize': False, 'selection': 'cyclic', 'fit_intercept': True, 'l1_ratio': 1, 'max_iter': 1000, 'tol': 0.001, 'alpha': 0.01}], [0.49215929219744964, 0.054063836743967038, {'normalize': False, 'selection': 'random', 'fit_intercept': True, 'l1_ratio': 1, 'max_iter': 1000, 'tol': 0.001, 'alpha': 0.01}], [0.38383169719521493, 0.13871798911761912, {'normalize': False, 'selection': 'random', 'fit_intercept': True, 'l1_ratio': 1, 'max_iter': 1000, 'tol': 0.001, 'alpha': 0.01}], [0.38572970239115872, 0.13361656414460946, {'normalize': False, 'selection': 'random', 'fit_intercept': True, 'l1_ratio': 0.75, 'max_iter': 1000, 'tol': 0.0001, 'alpha': 0.01}], [0.3762843434414116, 0.13171961331573281, {'normalize': False, 'selection': 'cyclic', 'fit_intercept': True, 'l1_ratio': 1, 'max_iter': 1000, 'tol': 0.001, 'alpha': 0.01}], [0.35102645544508398, 0.049109686510645352, {'normalize': False, 'selection': 'cyclic', 'fit_intercept': True, 'l1_ratio': 1, 'max_iter': 1000, 'tol': 0.0001, 'alpha': 0.01}], [0.53217951847697864, 0.043192201892041197, {'normalize': False, 'selection': 'cyclic', 'fit_intercept': True, 'l1_ratio': 0.25, 'max_iter': 1000, 'tol': 0.0001, 'alpha': 0.01}], [0.42557687215683954, 0.068982445666108685, {'normalize': False, 'selection': 'cyclic', 'fit_intercept': True, 'l1_ratio': 0.75, 'max_iter': 1000, 'tol': 0.0001, 'alpha': 0.01}], [0.4407471759289105, 0.045437943620349468, {'normalize': False, 'selection': 'random', 'fit_intercept': True, 'l1_ratio': 1, 'max_iter': 1000, 'tol': 0.0001, 'alpha': 0.01}], [0.49456041305446879, 0.098114778962392735, {'normalize': False, 'selection': 'cyclic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0.86774385548939559, 0.93172870776725236, 0.9000874391126622, 0.90808716429818959, 0.86797211521244799, 0.87594438697618082, 0.9048507152184746, 0.85723384188265428, 0.94448873385849819, 0.86473106827280954]</text:p>
          </table:table-cell>
          <table:table-cell office:value-type="string" calcext:value-type="string">
            <text:p>[0.14273086009413982, -0.024725262442499174, -0.17936307233397408, -0.039428826090866842, 0.055909298940042707, 0.10902091141399184, -0.01592608333716905, 0.067106641864444594, -0.065158446348713817, 0.01235537804174458]</text:p>
          </table:table-cell>
          <table:table-cell office:value-type="string" calcext:value-type="string">
            <text:p>0.892286802809</text:p>
          </table:table-cell>
          <table:table-cell office:value-type="string" calcext:value-type="string">
            <text:p>0.00625213998011</text:p>
          </table:table-cell>
          <table:table-cell office:value-type="string" calcext:value-type="string">
            <text:p>[0.20121850647617678, 0.056889336553032889, 0.1305740131668692, 0.09942988650615768, 0.1407695083980374, 0.14587545029618459, 0.087393162220238033, 0.13491589863991985, 0.065345844583809973, 0.10334551861834573]</text:p>
          </table:table-cell>
          <table:table-cell office:value-type="string" calcext:value-type="string">
            <text:p>[0.86148067526039884, 1.2284838377991987, 1.0823928390413591, 0.8745975629385333, 0.79451252392683303, 0.85935187742662966, 1.2687975464992471, 1.0248332459379224, 0.83678270438451408, 1.0377536795625544]</text:p>
          </table:table-cell>
          <table:table-cell office:value-type="string" calcext:value-type="string">
            <text:p>0.116575712546</text:p>
          </table:table-cell>
          <table:table-cell office:value-type="string" calcext:value-type="string">
            <text:p>0.986898649278</text:p>
          </table:table-cell>
          <table:table-cell office:value-type="string" calcext:value-type="string">
            <text:p>[0.26232227078008302, 0.1712344512321029, 0.21588588177487331, 0.19842623436902382, 0.21235270535060169, 0.25285130477690548, 0.18332544642766369, 0.23291682795849966, 0.17021806417606664, 0.20658543957535294]</text:p>
          </table:table-cell>
          <table:table-cell office:value-type="string" calcext:value-type="string">
            <text:p>[0.716506080393569, 0.92510828759003694, 0.83593187567992999, 0.7863851870242623, 0.68406951775010727, 0.74434858066189813, 0.84050194959716951, 0.79140695260073191, 0.71490572972160393, 0.76246482113850822]</text:p>
          </table:table-cell>
          <table:table-cell office:value-type="string" calcext:value-type="string">
            <text:p>0.210611862642</text:p>
          </table:table-cell>
          <table:table-cell office:value-type="string" calcext:value-type="string">
            <text:p>0.780162898216</text:p>
          </table:table-cell>
          <table:table-cell office:value-type="string" calcext:value-type="string">
            <text:p>[[0.38664127568438261, 0.066678687799166428, {'normalize': False, 'selection': 'cyclic', 'fit_intercept': True, 'l1_ratio': 0.5, 'max_iter': 1000, 'tol': 0.001, 'alpha': 0.01}], [0.50449034982868035, 0.084587680697416331, {'normalize': False, 'selection': 'cyclic', 'fit_intercept': True, 'l1_ratio': 0, 'max_iter': 1000, 'tol': 0.0001, 'alpha': 0.01}], [0.38845124890351779, 0.13302517224914401, {'normalize': False, 'selection': 'cyclic', 'fit_intercept': True, 'l1_ratio': 0.25, 'max_iter': 1000, 'tol': 0.001, 'alpha': 0.01}], [0.40891853394396305, 0.14925931377696663, {'normalize': False, 'selection': 'random', 'fit_intercept': True, 'l1_ratio': 1, 'max_iter': 1000, 'tol': 0.0001, 'alpha': 0.01}], [0.37761358498483122, 0.17112071509486237, {'normalize': False, 'selection': 'cyclic', 'fit_intercept': True, 'l1_ratio': 1, 'max_iter': 1000, 'tol': 0.0001, 'alpha': 0.01}], [0.40116816340094447, 0.043939256643220834, {'normalize': False, 'selection': 'cyclic', 'fit_intercept': True, 'l1_ratio': 0, 'max_iter': 1000, 'tol': 0.0001, 'alpha': 0.1}], [0.53616765480537687, 0.031134286995633378, {'normalize': False, 'selection': 'cyclic', 'fit_intercept': True, 'l1_ratio': 0.75, 'max_iter': 1000, 'tol': 0.001, 'alpha': 0.01}], [0.43322185816586201, 0.12149038005431421, {'normalize': False, 'selection': 'random', 'fit_intercept': True, 'l1_ratio': 0, 'max_iter': 1000, 'tol': 0.001, 'alpha': 0.1}], [0.38644364387867913, 0.041858839612566354, {'normalize': False, 'selection': 'cyclic', 'fit_intercept': True, 'l1_ratio': 1, 'max_iter': 1000, 'tol': 0.001, 'alpha': 0.01}], [0.51017444551429381, 0.099518847139312083, {'normalize': False, 'selection': 'cyclic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0.88729780985127071, 0.9184738825119384, 0.87643179215966049, 0.90683305966810157, 0.9148525393883461, 0.82506115385941392, 0.93825521825038671, 0.88899188279638153, 0.93391428604582516, 0.86477896694349554]</text:p>
          </table:table-cell>
          <table:table-cell office:value-type="string" calcext:value-type="string">
            <text:p>[0.15803248111301138, 0.020595110621613344, -0.15334138143686693, -0.0036234430977275522, 0.090933935240506303, 0.13180003008612706, -0.0047170456072183065, 0.084631102283889703, -0.088078355665251351, 0.048559280443910446]</text:p>
          </table:table-cell>
          <table:table-cell office:value-type="string" calcext:value-type="string">
            <text:p>0.895489059147</text:p>
          </table:table-cell>
          <table:table-cell office:value-type="string" calcext:value-type="string">
            <text:p>0.0284791713982</text:p>
          </table:table-cell>
          <table:table-cell office:value-type="string" calcext:value-type="string">
            <text:p>[0.17146852769856044, 0.067934362804044746, 0.16148917267514182, 0.1007865575313129, 0.090785110970541497, 0.2057084103897269, 0.056711637298033302, 0.10490413194800467, 0.077793700151815734, 0.10330892401454457]</text:p>
          </table:table-cell>
          <table:table-cell office:value-type="string" calcext:value-type="string">
            <text:p>[0.84610388144584048, 1.1741518642714002, 1.0585107177951543, 0.84447015072922171, 0.76503705916962483, 0.83738135236291633, 1.2547984969584953, 1.0055816889423146, 0.85478846096268735, 0.99971293889828827]</text:p>
          </table:table-cell>
          <table:table-cell office:value-type="string" calcext:value-type="string">
            <text:p>0.114089053548</text:p>
          </table:table-cell>
          <table:table-cell office:value-type="string" calcext:value-type="string">
            <text:p>0.964053661154</text:p>
          </table:table-cell>
          <table:table-cell office:value-type="string" calcext:value-type="string">
            <text:p>[0.25566468520249092, 0.18904018370769293, 0.24687128411476941, 0.18453571862125207, 0.17533130878535472, 0.27517214762306724, 0.15395632215812333, 0.21347811872092293, 0.1903923727059296, 0.19666863042647084]</text:p>
          </table:table-cell>
          <table:table-cell office:value-type="string" calcext:value-type="string">
            <text:p>[0.69724445816723091, 0.90941373217275567, 0.83326096027352714, 0.78217096427492194, 0.66661643051937358, 0.73112432706228914, 0.84011353620810214, 0.78498799560842036, 0.72637060797744457, 0.74944252608354311]</text:p>
          </table:table-cell>
          <table:table-cell office:value-type="string" calcext:value-type="string">
            <text:p>0.208111077207</text:p>
          </table:table-cell>
          <table:table-cell office:value-type="string" calcext:value-type="string">
            <text:p>0.772074553835</text:p>
          </table:table-cell>
          <table:table-cell office:value-type="string" calcext:value-type="string">
            <text:p>[[0.40245602745067027, 0.059529892776649614, {'normalize': False, 'selection': 'cyclic', 'fit_intercept': True, 'l1_ratio': 0.5, 'max_iter': 1000, 'tol': 0.001, 'alpha': 0.01}], [0.50851859524774989, 0.063234285437685667, {'normalize': False, 'selection': 'cyclic', 'fit_intercept': True, 'l1_ratio': 0, 'max_iter': 1000, 'tol': 0.0001, 'alpha': 0.01}], [0.39683244041819793, 0.13739186156639452, {'normalize': False, 'selection': 'cyclic', 'fit_intercept': True, 'l1_ratio': 0.75, 'max_iter': 1000, 'tol': 0.0001, 'alpha': 0.01}], [0.4165272619001516, 0.16041221480744328, {'normalize': False, 'selection': 'random', 'fit_intercept': True, 'l1_ratio': 1, 'max_iter': 1000, 'tol': 0.001, 'alpha': 0.01}], [0.40070823429703456, 0.13551404056127692, {'normalize': False, 'selection': 'random', 'fit_intercept': True, 'l1_ratio': 0, 'max_iter': 1000, 'tol': 0.001, 'alpha': 0.01}], [0.39180032152796462, 0.028759007450002771, {'normalize': False, 'selection': 'random', 'fit_intercept': True, 'l1_ratio': 0, 'max_iter': 1000, 'tol': 0.001, 'alpha': 0.1}], [0.55148277768562703, 0.027632627190767523, {'normalize': False, 'selection': 'cyclic', 'fit_intercept': True, 'l1_ratio': 0, 'max_iter': 1000, 'tol': 0.0001, 'alpha': 0.01}], [0.45904539379063608, 0.10624021774633585, {'normalize': False, 'selection': 'random', 'fit_intercept': True, 'l1_ratio': 0.75, 'max_iter': 1000, 'tol': 0.0001, 'alpha': 0.01}], [0.42387208555443828, 0.036504803688547104, {'normalize': False, 'selection': 'cyclic', 'fit_intercept': True, 'l1_ratio': 1, 'max_iter': 1000, 'tol': 0.001, 'alpha': 0.01}], [0.50954752226630839, 0.10720943240325416, {'normalize': False, 'selection': 'cyclic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0.84420269924682512, 0.89120152862061475, 0.79730508529931177, 0.91031539634154135, 0.87896855665902052, 0.8560030353501632, 0.91147593514940628, 0.87061793606850879, 0.84937345046736534, 0.77194431697756916]</text:p>
          </table:table-cell>
          <table:table-cell office:value-type="string" calcext:value-type="string">
            <text:p>[0.1726565801208827, 0.018788324861409134, -0.17470158053053231, 0.047182085904486581, 0.10043939497768795, 0.21713919953928762, 0.0031819561984345324, 0.09316290334478261, -0.038751524039157825, 0.051489233834731918]</text:p>
          </table:table-cell>
          <table:table-cell office:value-type="string" calcext:value-type="string">
            <text:p>0.858140794018</text:p>
          </table:table-cell>
          <table:table-cell office:value-type="string" calcext:value-type="string">
            <text:p>0.0490586574212</text:p>
          </table:table-cell>
          <table:table-cell office:value-type="string" calcext:value-type="string">
            <text:p>[0.23703473503312325, 0.090659963395104223, 0.26489850951602717, 0.097019419486092842, 0.12904498778595114, 0.16932423731238633, 0.081307999084244742, 0.12226775346057224, 0.17731209860832783, 0.17423463418301446]</text:p>
          </table:table-cell>
          <table:table-cell office:value-type="string" calcext:value-type="string">
            <text:p>[0.83140793812778357, 1.1763179151985395, 1.0781146269575179, 0.80172129603731335, 0.75703760869479864, 0.75507147951956111, 1.2449333755926928, 0.99620904918807052, 0.81603756929178817, 0.99663433162936688]</text:p>
          </table:table-cell>
          <table:table-cell office:value-type="string" calcext:value-type="string">
            <text:p>0.154310433786</text:p>
          </table:table-cell>
          <table:table-cell office:value-type="string" calcext:value-type="string">
            <text:p>0.945348519024</text:p>
          </table:table-cell>
          <table:table-cell office:value-type="string" calcext:value-type="string">
            <text:p>[0.30836035526196065, 0.21526039704285274, 0.29408013649318115, 0.19999683188434211, 0.25068763027347868, 0.23042645720287261, 0.193399830329919, 0.21761512386889928, 0.25213818233960411, 0.24567779785320623]</text:p>
          </table:table-cell>
          <table:table-cell office:value-type="string" calcext:value-type="string">
            <text:p>[0.69613792124423624, 0.90170245275093031, 0.83802836650212031, 0.77166730463070843, 0.68371611518217845, 0.68473341568652668, 0.84031822242137377, 0.77777867640754239, 0.70453967043130594, 0.74877201661492443]</text:p>
          </table:table-cell>
          <table:table-cell office:value-type="string" calcext:value-type="string">
            <text:p>0.240764274255</text:p>
          </table:table-cell>
          <table:table-cell office:value-type="string" calcext:value-type="string">
            <text:p>0.764739416187</text:p>
          </table:table-cell>
          <table:table-cell office:value-type="string" calcext:value-type="string">
            <text:p>[[0.40105474894573684, 0.048052746447588474, {'normalize': False, 'selection': 'cyclic', 'fit_intercept': True, 'l1_ratio': 0.75, 'max_iter': 1000, 'tol': 0.0001, 'alpha': 0.01}], [0.4807919772514313, 0.050491624095855746, {'normalize': False, 'selection': 'random', 'fit_intercept': True, 'l1_ratio': 0.5, 'max_iter': 1000, 'tol': 0.0001, 'alpha': 0.01}], [0.38677181034697961, 0.1340705301619286, {'normalize': False, 'selection': 'cyclic', 'fit_intercept': True, 'l1_ratio': 0.75, 'max_iter': 1000, 'tol': 0.001, 'alpha': 0.01}], [0.39608717160064205, 0.13727091915351894, {'normalize': False, 'selection': 'random', 'fit_intercept': True, 'l1_ratio': 0.75, 'max_iter': 1000, 'tol': 0.001, 'alpha': 0.01}], [0.37900781775071651, 0.13268619251375735, {'normalize': False, 'selection': 'cyclic', 'fit_intercept': True, 'l1_ratio': 1, 'max_iter': 1000, 'tol': 0.001, 'alpha': 0.01}], [0.34955169708460815, 0.03854714205485657, {'normalize': False, 'selection': 'random', 'fit_intercept': True, 'l1_ratio': 1, 'max_iter': 1000, 'tol': 0.001, 'alpha': 0.01}], [0.53443392031474213, 0.040562590403818509, {'normalize': False, 'selection': 'cyclic', 'fit_intercept': True, 'l1_ratio': 0.25, 'max_iter': 1000, 'tol': 0.001, 'alpha': 0.01}], [0.42443461974796443, 0.067762231334181106, {'normalize': False, 'selection': 'random', 'fit_intercept': True, 'l1_ratio': 0.75, 'max_iter': 1000, 'tol': 0.001, 'alpha': 0.01}], [0.42970138314826578, 0.048767184006810592, {'normalize': False, 'selection': 'random', 'fit_intercept': True, 'l1_ratio': 1, 'max_iter': 1000, 'tol': 0.001, 'alpha': 0.01}], [0.50451694510824052, 0.094020897929444167, {'normalize': False, 'selection': 'random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0.87212526043301164, 0.89417466396551315, 0.90138534410610349, 0.86509879812143597, 0.87324766774007656, 0.91144760416855664, 0.88505820089144305, 0.92046608695635856, 0.92601970709035442, 0.91005397576914038]</text:p>
          </table:table-cell>
          <table:table-cell office:value-type="string" calcext:value-type="string">
            <text:p>[0.11759746755502964, 0.13949547476079549, 0.253638632372988, 0.083208752942016462, 0.27249234913914111, 0.31346346513971879, 0.33571052143116897, -0.014464822173674508, 0.292277380534537, 0.33026782500525231]</text:p>
          </table:table-cell>
          <table:table-cell office:value-type="string" calcext:value-type="string">
            <text:p>0.895907730924</text:p>
          </table:table-cell>
          <table:table-cell office:value-type="string" calcext:value-type="string">
            <text:p>0.212368704671</text:p>
          </table:table-cell>
          <table:table-cell office:value-type="string" calcext:value-type="string">
            <text:p>[0.19455250421001302, 0.088182498977453894, 0.12887780337905227, 0.14593403728556362, 0.13514465924562327, 0.10412765937674705, 0.10557228379009882, 0.075160594724502885, 0.087086911518384172, 0.068718798937095357]</text:p>
          </table:table-cell>
          <table:table-cell office:value-type="string" calcext:value-type="string">
            <text:p>[0.56735080447293151, 0.52176523668565444, 0.55665962895125598, 0.45380985604909146, 0.60586655265882505, 0.8573683639921611, 0.49986089437475972, 0.58445982945449515, 0.78087224710278968, 0.6986595285456586]</text:p>
          </table:table-cell>
          <table:table-cell office:value-type="string" calcext:value-type="string">
            <text:p>0.113335775144</text:p>
          </table:table-cell>
          <table:table-cell office:value-type="string" calcext:value-type="string">
            <text:p>0.612667294229</text:p>
          </table:table-cell>
          <table:table-cell office:value-type="string" calcext:value-type="string">
            <text:p>[0.28903295297011877, 0.22780971681930021, 0.24576157164702214, 0.24803101640277511, 0.2210778061853601, 0.21229067103216684, 0.23323300119686216, 0.19121751383009666, 0.2094628462670273, 0.19041374837487787]</text:p>
          </table:table-cell>
          <table:table-cell office:value-type="string" calcext:value-type="string">
            <text:p>[0.6177143535863262, 0.61158989177318512, 0.60661736340977501, 0.55464001649292871, 0.56475602691627458, 0.65100377989046865, 0.57182874180730991, 0.63046664391274954, 0.69346384635073244, 0.67627323897298597]</text:p>
          </table:table-cell>
          <table:table-cell office:value-type="string" calcext:value-type="string">
            <text:p>0.226833084473</text:p>
          </table:table-cell>
          <table:table-cell office:value-type="string" calcext:value-type="string">
            <text:p>0.617835390311</text:p>
          </table:table-cell>
          <table:table-cell office:value-type="string" calcext:value-type="string">
            <text:p>[[0.55037078131621775, 0.082038453833819136, {'normalize': False, 'selection': 'random', 'fit_intercept': True, 'l1_ratio': 0, 'max_iter': 1000, 'tol': 0.0001, 'alpha': 0.01}], [0.59589408411251366, 0.032792847237286489, {'normalize': False, 'selection': 'random', 'fit_intercept': True, 'l1_ratio': 0, 'max_iter': 1000, 'tol': 0.001, 'alpha': 0.01}], [0.5229450470464605, 0.060920226571622264, {'normalize': False, 'selection': 'cyclic', 'fit_intercept': True, 'l1_ratio': 0, 'max_iter': 1000, 'tol': 0.0001, 'alpha': 0.01}], [0.52694457841310827, 0.071429090615949889, {'normalize': False, 'selection': 'random', 'fit_intercept': True, 'l1_ratio': 0.25, 'max_iter': 1000, 'tol': 0.001, 'alpha': 0.01}], [0.58113786583631932, 0.1409960427888993, {'normalize': False, 'selection': 'cyclic', 'fit_intercept': True, 'l1_ratio': 0, 'max_iter': 1000, 'tol': 0.0001, 'alpha': 0.01}], [0.50545684916009748, 0.0595568715948461, {'normalize': False, 'selection': 'random', 'fit_intercept': True, 'l1_ratio': 0.5, 'max_iter': 1000, 'tol': 0.0001, 'alpha': 0.01}], [0.54093215639824843, 0.051316782354863144, {'normalize': False, 'selection': 'random', 'fit_intercept': True, 'l1_ratio': 0.5, 'max_iter': 1000, 'tol': 0.0001, 'alpha': 0.01}], [0.53686935671843372, 0.074303301962963003, {'normalize': False, 'selection': 'cyclic', 'fit_intercept': True, 'l1_ratio': 0, 'max_iter': 1000, 'tol': 0.0001, 'alpha': 0.001}], [0.52007241291002992, 0.044034013698462569, {'normalize': False, 'selection': 'random', 'fit_intercept': True, 'l1_ratio': 0.75, 'max_iter': 1000, 'tol': 0.001, 'alpha': 0.01}], [0.59381575859518398, 0.10729125895148221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0.89756554670217692, 0.89593588039316607, 0.90104525874990449, 0.89509736065685985, 0.89932711651146324, 0.90548443520600796, 0.91706347104775043, 0.93314379773142753, 0.90539095078876719, 0.90607838604936275]</text:p>
          </table:table-cell>
          <table:table-cell office:value-type="string" calcext:value-type="string">
            <text:p>[0.16775609650676193, 0.19104365572627136, 0.39621836889254025, 0.14895834893141824, 0.46830750641507568, 0.28896520357829991, 0.41787959207252179, 0.13818618586227627, 0.44726905689142205, 0.50074043867863416]</text:p>
          </table:table-cell>
          <table:table-cell office:value-type="string" calcext:value-type="string">
            <text:p>0.905613220384</text:p>
          </table:table-cell>
          <table:table-cell office:value-type="string" calcext:value-type="string">
            <text:p>0.316532445356</text:p>
          </table:table-cell>
          <table:table-cell office:value-type="string" calcext:value-type="string">
            <text:p>[0.15584688167466565, 0.086714906511884279, 0.12932225510147655, 0.113482055519688, 0.10733847884102711, 0.1111396754911408, 0.076175932854880904, 0.063179991166413582, 0.11137033355031296, 0.071756151092968137]</text:p>
          </table:table-cell>
          <table:table-cell office:value-type="string" calcext:value-type="string">
            <text:p>[0.53510074008545272, 0.49050909792834824, 0.45031920637648315, 0.42126393593152162, 0.44279217927356634, 0.88796256163357334, 0.4380307638882453, 0.49651357427377629, 0.60986075860403133, 0.5208237901030115]</text:p>
          </table:table-cell>
          <table:table-cell office:value-type="string" calcext:value-type="string">
            <text:p>0.10263266618</text:p>
          </table:table-cell>
          <table:table-cell office:value-type="string" calcext:value-type="string">
            <text:p>0.52931766081</text:p>
          </table:table-cell>
          <table:table-cell office:value-type="string" calcext:value-type="string">
            <text:p>[0.27786549821076117, 0.22744510475652047, 0.24768371134467237, 0.22761833968474177, 0.22705918897682964, 0.22330794287102376, 0.20096650511144667, 0.18257427943198343, 0.19785266769609444, 0.1860904904882881]</text:p>
          </table:table-cell>
          <table:table-cell office:value-type="string" calcext:value-type="string">
            <text:p>[0.6139362796017237, 0.56913782302856764, 0.53701763190344398, 0.5197818659750375, 0.52043536448564709, 0.66641370891604002, 0.53613869047951368, 0.56255156770274661, 0.65949808066802695, 0.59607203553152788]</text:p>
          </table:table-cell>
          <table:table-cell office:value-type="string" calcext:value-type="string">
            <text:p>0.219846372857</text:p>
          </table:table-cell>
          <table:table-cell office:value-type="string" calcext:value-type="string">
            <text:p>0.578098304829</text:p>
          </table:table-cell>
          <table:table-cell office:value-type="string" calcext:value-type="string">
            <text:p>[[0.63674588151628364, 0.055144387375996098, {'normalize': False, 'selection': 'cyclic', 'fit_intercept': True, 'l1_ratio': 0, 'max_iter': 1000, 'tol': 0.0001, 'alpha': 0.01}], [0.65973817363477449, 0.045361871551534566, {'normalize': False, 'selection': 'random', 'fit_intercept': True, 'l1_ratio': 0, 'max_iter': 1000, 'tol': 0.0001, 'alpha': 0.01}], [0.591898735905524, 0.032272496703621534, {'normalize': False, 'selection': 'cyclic', 'fit_intercept': True, 'l1_ratio': 0, 'max_iter': 1000, 'tol': 0.0001, 'alpha': 0.01}], [0.60675134129179986, 0.085017751879119183, {'normalize': False, 'selection': 'cyclic', 'fit_intercept': True, 'l1_ratio': 0.25, 'max_iter': 1000, 'tol': 0.0001, 'alpha': 0.01}], [0.58995653231652212, 0.1437772025458042, {'normalize': False, 'selection': 'random', 'fit_intercept': True, 'l1_ratio': 0, 'max_iter': 1000, 'tol': 0.001, 'alpha': 0.01}], [0.56385032172182692, 0.063858105238704041, {'normalize': False, 'selection': 'random', 'fit_intercept': True, 'l1_ratio': 0.5, 'max_iter': 1000, 'tol': 0.001, 'alpha': 0.01}], [0.62296367801008978, 0.08692128148591946, {'normalize': False, 'selection': 'cyclic', 'fit_intercept': True, 'l1_ratio': 0, 'max_iter': 1000, 'tol': 0.0001, 'alpha': 0.01}], [0.53678799263939747, 0.05922336354505215, {'normalize': False, 'selection': 'cyclic', 'fit_intercept': True, 'l1_ratio': 0, 'max_iter': 1000, 'tol': 0.0001, 'alpha': 0.001}], [0.59650474605647452, 0.049551026327795872, {'normalize': False, 'selection': 'random', 'fit_intercept': True, 'l1_ratio': 0, 'max_iter': 1000, 'tol': 0.001, 'alpha': 0.001}], [0.64382461552939341, 0.10776792432975975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0.86477555730517186, 0.89669927914784142, 0.91713437709207235, 0.92520845917519834, 0.80355277286233218, 0.88595350163222786, 0.9156243393829544, 0.88397825953392972, 0.90563384525826784, 0.8595097153531237]</text:p>
          </table:table-cell>
          <table:table-cell office:value-type="string" calcext:value-type="string">
            <text:p>[0.080552259411949434, 0.10377681195378163, -0.43726599093177643, 0.077121793726562804, 0.18901050078072457, 0.24184480429505251, 0.28851420893548196, -0.12889384892325784, 0.31052910466259021, 0.3911082193412363]</text:p>
          </table:table-cell>
          <table:table-cell office:value-type="string" calcext:value-type="string">
            <text:p>0.885807010674</text:p>
          </table:table-cell>
          <table:table-cell office:value-type="string" calcext:value-type="string">
            <text:p>0.111629786325</text:p>
          </table:table-cell>
          <table:table-cell office:value-type="string" calcext:value-type="string">
            <text:p>[0.20573456529231407, 0.086078778979233606, 0.10829566213262609, 0.080908334065077775, 0.2094540833917411, 0.13410585703129407, 0.07749775326926002, 0.10964207192492631, 0.1110844070103959, 0.10733463436343514]</text:p>
          </table:table-cell>
          <table:table-cell office:value-type="string" calcext:value-type="string">
            <text:p>[0.59116944491088208, 0.54342317805257057, 1.0719578851730833, 0.45682288883513311, 0.67539002724311403, 0.94680799460438692, 0.53537491610232246, 0.65038539729765066, 0.76073403978628795, 0.63519129032992139]</text:p>
          </table:table-cell>
          <table:table-cell office:value-type="string" calcext:value-type="string">
            <text:p>0.123013614746</text:p>
          </table:table-cell>
          <table:table-cell office:value-type="string" calcext:value-type="string">
            <text:p>0.686725706234</text:p>
          </table:table-cell>
          <table:table-cell office:value-type="string" calcext:value-type="string">
            <text:p>[0.3001823580347886, 0.22899603274958272, 0.22398509475236486, 0.21694838151937521, 0.28822872233316343, 0.22761300480922067, 0.20817583767565581, 0.24401247912326482, 0.19789987202951789, 0.22055450636061158]</text:p>
          </table:table-cell>
          <table:table-cell office:value-type="string" calcext:value-type="string">
            <text:p>[0.65464043664415417, 0.6310486793468002, 0.69541915356503969, 0.56813100501278802, 0.58365269232398775, 0.69894483534477825, 0.59773744404853091, 0.68451766381168433, 0.72772863220698714, 0.64423034566214354]</text:p>
          </table:table-cell>
          <table:table-cell office:value-type="string" calcext:value-type="string">
            <text:p>0.235659628939</text:p>
          </table:table-cell>
          <table:table-cell office:value-type="string" calcext:value-type="string">
            <text:p>0.648605088797</text:p>
          </table:table-cell>
          <table:table-cell office:value-type="string" calcext:value-type="string">
            <text:p>[[0.55345965873720826, 0.05045862937183989, {'normalize': False, 'selection': 'random', 'fit_intercept': True, 'l1_ratio': 0, 'max_iter': 1000, 'tol': 0.001, 'alpha': 0.01}], [0.58146958182862241, 0.034983460209050327, {'normalize': False, 'selection': 'cyclic', 'fit_intercept': True, 'l1_ratio': 0, 'max_iter': 1000, 'tol': 0.0001, 'alpha': 0.01}], [0.57045282453156321, 0.067461469623256873, {'normalize': False, 'selection': 'cyclic', 'fit_intercept': True, 'l1_ratio': 0, 'max_iter': 1000, 'tol': 0.0001, 'alpha': 0.001}], [0.51716022493732983, 0.09887632797774476, {'normalize': False, 'selection': 'cyclic', 'fit_intercept': True, 'l1_ratio': 0, 'max_iter': 1000, 'tol': 0.0001, 'alpha': 0.01}], [0.55908945147070344, 0.15718615845870504, {'normalize': False, 'selection': 'cyclic', 'fit_intercept': True, 'l1_ratio': 1, 'max_iter': 1000, 'tol': 0.001, 'alpha': 0.01}], [0.5387105583349866, 0.075555948698128983, {'normalize': False, 'selection': 'random', 'fit_intercept': True, 'l1_ratio': 0.5, 'max_iter': 1000, 'tol': 0.001, 'alpha': 0.01}], [0.54972276925278829, 0.075135455735143741, {'normalize': False, 'selection': 'cyclic', 'fit_intercept': True, 'l1_ratio': 0.25, 'max_iter': 1000, 'tol': 0.001, 'alpha': 0.01}], [0.47266228169790897, 0.12277264527261174, {'normalize': False, 'selection': 'random', 'fit_intercept': True, 'l1_ratio': 1, 'max_iter': 1000, 'tol': 0.001, 'alpha': 0.01}], [0.55298570578728612, 0.11617352123421194, {'normalize': False, 'selection': 'random', 'fit_intercept': True, 'l1_ratio': 0.25, 'max_iter': 1000, 'tol': 0.0001, 'alpha': 0.001}], [0.58830810577520043, 0.1166988788128297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0.86997802638927713, 0.92266806272773538, 0.90202903062708528, 0.83290050326892662, 0.88042628395286182, 0.89305443145898611, 0.89363230448981501, 0.92463916472549346, 0.94621055044296942, 0.9234653799159307]</text:p>
          </table:table-cell>
          <table:table-cell office:value-type="string" calcext:value-type="string">
            <text:p>[0.088032501361044346, 0.07098266919173235, 0.34543874595977642, 0.036734757212878444, 0.40693272957348492, 0.15757352204306352, 0.34862965562127091, -0.086789446767696843, 0.2330633183309534, 0.49446793456171501]</text:p>
          </table:table-cell>
          <table:table-cell office:value-type="string" calcext:value-type="string">
            <text:p>0.8989003738</text:p>
          </table:table-cell>
          <table:table-cell office:value-type="string" calcext:value-type="string">
            <text:p>0.209506638709</text:p>
          </table:table-cell>
          <table:table-cell office:value-type="string" calcext:value-type="string">
            <text:p>[0.19781937115924894, 0.064439421928352697, 0.12803658049856992, 0.18076565550767165, 0.12749074373468394, 0.12575596208699136, 0.097697100824865088, 0.071216981302795981, 0.063318984691191377, 0.058472480737839012]</text:p>
          </table:table-cell>
          <table:table-cell office:value-type="string" calcext:value-type="string">
            <text:p>[0.58635993776258311, 0.56330784240734222, 0.48819223583124877, 0.47681439211937565, 0.49390493997267165, 1.0520486157908668, 0.49013957531258706, 0.62612794532371741, 0.84620662605470198, 0.52736721885370841]</text:p>
          </table:table-cell>
          <table:table-cell office:value-type="string" calcext:value-type="string">
            <text:p>0.111501328247</text:p>
          </table:table-cell>
          <table:table-cell office:value-type="string" calcext:value-type="string">
            <text:p>0.615046932943</text:p>
          </table:table-cell>
          <table:table-cell office:value-type="string" calcext:value-type="string">
            <text:p>[0.28994351104047317, 0.18987856902945302, 0.24203986061143512, 0.25363580164170796, 0.21494754870127764, 0.2380234061248038, 0.21869507580952888, 0.17320983681952004, 0.18869123381206332, 0.18908644136447531]</text:p>
          </table:table-cell>
          <table:table-cell office:value-type="string" calcext:value-type="string">
            <text:p>[0.64112468085094176, 0.63969910548176712, 0.57615024369291268, 0.57790111199097516, 0.55185672875129022, 0.71457632365110102, 0.58055976484093585, 0.66169018651909528, 0.72314496321718724, 0.60892736643279366]</text:p>
          </table:table-cell>
          <table:table-cell office:value-type="string" calcext:value-type="string">
            <text:p>0.219815128495</text:p>
          </table:table-cell>
          <table:table-cell office:value-type="string" calcext:value-type="string">
            <text:p>0.627563047543</text:p>
          </table:table-cell>
          <table:table-cell office:value-type="string" calcext:value-type="string">
            <text:p>[[0.58268768530154746, 0.063998715930507794, {'normalize': False, 'selection': 'random', 'fit_intercept': True, 'l1_ratio': 0, 'max_iter': 1000, 'tol': 0.0001, 'alpha': 0.01}], [0.6311709461396281, 0.018471917824940422, {'normalize': False, 'selection': 'random', 'fit_intercept': True, 'l1_ratio': 0, 'max_iter': 1000, 'tol': 0.001, 'alpha': 0.001}], [0.53438456565329484, 0.052615676484547624, {'normalize': False, 'selection': 'cyclic', 'fit_intercept': True, 'l1_ratio': 0, 'max_iter': 1000, 'tol': 0.0001, 'alpha': 0.01}], [0.57239944732609072, 0.082921807535104461, {'normalize': False, 'selection': 'cyclic', 'fit_intercept': True, 'l1_ratio': 0, 'max_iter': 1000, 'tol': 0.0001, 'alpha': 0.01}], [0.57936174894392034, 0.13884477040581863, {'normalize': False, 'selection': 'cyclic', 'fit_intercept': True, 'l1_ratio': 0, 'max_iter': 1000, 'tol': 0.0001, 'alpha': 0.01}], [0.48740172604938781, 0.074649979601068159, {'normalize': False, 'selection': 'cyclic', 'fit_intercept': True, 'l1_ratio': 1, 'max_iter': 1000, 'tol': 0.001, 'alpha': 0.01}], [0.58082921230864004, 0.11585806802529469, {'normalize': False, 'selection': 'cyclic', 'fit_intercept': True, 'l1_ratio': 0, 'max_iter': 1000, 'tol': 0.0001, 'alpha': 0.01}], [0.55175563957006435, 0.09953859654293723, {'normalize': False, 'selection': 'random', 'fit_intercept': True, 'l1_ratio': 0, 'max_iter': 1000, 'tol': 0.001, 'alpha': 0.001}], [0.50751259566097384, 0.058326565226903326, {'normalize': False, 'selection': 'cyclic', 'fit_intercept': True, 'l1_ratio': 1, 'max_iter': 1000, 'tol': 0.001, 'alpha': 0.01}], [0.60175504089502307, 0.079532860176728684, {'normalize': False, 'selection': 'cyclic', 'fit_intercept': True, 'l1_ratio': 0.25, 'max_iter': 1000, 'tol': 0.0001, 'alpha': 0.0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0.89878038248283554, 0.88609002577106388, 0.93490819853203522, 0.88264503909836145, 0.90556604590789136, 0.90836751195049148, 0.92081308751445001, 0.93916923486392068, 0.91067254393600505, 0.90923808962866326]</text:p>
          </table:table-cell>
          <table:table-cell office:value-type="string" calcext:value-type="string">
            <text:p>[0.14660792763341168, 0.16858652759436388, 0.29575056651775766, 0.085890785299483685, 0.50605989572570031, 0.22938690607963508, 0.38436362220723974, 0.07796015467148909, 0.44140423715048538, 0.51487154601078933]</text:p>
          </table:table-cell>
          <table:table-cell office:value-type="string" calcext:value-type="string">
            <text:p>0.909625015969</text:p>
          </table:table-cell>
          <table:table-cell office:value-type="string" calcext:value-type="string">
            <text:p>0.285088216889</text:p>
          </table:table-cell>
          <table:table-cell office:value-type="string" calcext:value-type="string">
            <text:p>[0.15399859370057953, 0.094919294021343734, 0.085067359563700387, 0.12695278471486279, 0.10068646721879711, 0.10774950145476538, 0.072731967502010678, 0.057485873763881278, 0.10515303409123443, 0.069342136278822755]</text:p>
          </table:table-cell>
          <table:table-cell office:value-type="string" calcext:value-type="string">
            <text:p>[0.54869819723483249, 0.50412593366987735, 0.52525123262712825, 0.45248225533086139, 0.41135208384749555, 0.96236580874738376, 0.46325067661182384, 0.53121137270809449, 0.61633176128784684, 0.50608232604450321]</text:p>
          </table:table-cell>
          <table:table-cell office:value-type="string" calcext:value-type="string">
            <text:p>0.097408701231</text:p>
          </table:table-cell>
          <table:table-cell office:value-type="string" calcext:value-type="string">
            <text:p>0.552115164811</text:p>
          </table:table-cell>
          <table:table-cell office:value-type="string" calcext:value-type="string">
            <text:p>[0.2780968384905631, 0.23283035643623562, 0.18721378116151829, 0.22616892028792068, 0.21837233281087018, 0.21734486600582481, 0.19381776149051247, 0.16184396869945561, 0.20160411559503891, 0.18468164457557942]</text:p>
          </table:table-cell>
          <table:table-cell office:value-type="string" calcext:value-type="string">
            <text:p>[0.62667429997939883, 0.57956099529145699, 0.59677473233734091, 0.54110962536331064, 0.51558794998931667, 0.69149901379508538, 0.55242517963473725, 0.58495791719044521, 0.64829470096210973, 0.58294150440802683]</text:p>
          </table:table-cell>
          <table:table-cell office:value-type="string" calcext:value-type="string">
            <text:p>0.210197458555</text:p>
          </table:table-cell>
          <table:table-cell office:value-type="string" calcext:value-type="string">
            <text:p>0.591982591895</text:p>
          </table:table-cell>
          <table:table-cell office:value-type="string" calcext:value-type="string">
            <text:p>[[0.61694982851761515, 0.068839206154091448, {'normalize': False, 'selection': 'cyclic', 'fit_intercept': True, 'l1_ratio': 0, 'max_iter': 1000, 'tol': 0.0001, 'alpha': 0.01}], [0.64492638910925437, 0.052657641450307088, {'normalize': False, 'selection': 'random', 'fit_intercept': True, 'l1_ratio': 0, 'max_iter': 1000, 'tol': 0.0001, 'alpha': 0.01}], [0.60316434276863518, 0.023414099305955845, {'normalize': False, 'selection': 'cyclic', 'fit_intercept': True, 'l1_ratio': 0, 'max_iter': 1000, 'tol': 0.0001, 'alpha': 0.001}], [0.61046170007147571, 0.081473968633844443, {'normalize': False, 'selection': 'cyclic', 'fit_intercept': True, 'l1_ratio': 0, 'max_iter': 1000, 'tol': 0.0001, 'alpha': 0.01}], [0.58255644864488765, 0.13074399556167454, {'normalize': False, 'selection': 'cyclic', 'fit_intercept': True, 'l1_ratio': 0, 'max_iter': 1000, 'tol': 0.0001, 'alpha': 0.01}], [0.55280216532904181, 0.055666942523716095, {'normalize': False, 'selection': 'cyclic', 'fit_intercept': True, 'l1_ratio': 0.5, 'max_iter': 1000, 'tol': 0.001, 'alpha': 0.01}], [0.63764153438325299, 0.09100475726183177, {'normalize': False, 'selection': 'cyclic', 'fit_intercept': True, 'l1_ratio': 0, 'max_iter': 1000, 'tol': 0.0001, 'alpha': 0.01}], [0.54445458879095798, 0.072220842419098638, {'normalize': False, 'selection': 'cyclic', 'fit_intercept': True, 'l1_ratio': 0, 'max_iter': 1000, 'tol': 0.0001, 'alpha': 0.001}], [0.58977936258894526, 0.058517577289810961, {'normalize': False, 'selection': 'random', 'fit_intercept': True, 'l1_ratio': 0, 'max_iter': 1000, 'tol': 0.0001, 'alpha': 0.001}], [0.63614229142718126, 0.1285384707435196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80725814167817245, 0.86927349152569366, 0.85608617440459966, 0.880996152926387, 0.82471235273643795, 0.89488655827153096, 0.89018564490905872, 0.87082007961881192, 0.90667401882955589, 0.88213003670595214]</text:p>
          </table:table-cell>
          <table:table-cell office:value-type="string" calcext:value-type="string">
            <text:p>[-0.12374559892276871, 0.083110202019126778, 0.28236668999319481, 0.045649869019202982, 0.37844157793887601, 0.17213866194182148, 0.075986829479622986, -0.11915995066668272, 0.41560270816737088, 0.44457040570653994]</text:p>
          </table:table-cell>
          <table:table-cell office:value-type="string" calcext:value-type="string">
            <text:p>0.868302265161</text:p>
          </table:table-cell>
          <table:table-cell office:value-type="string" calcext:value-type="string">
            <text:p>0.165496139468</text:p>
          </table:table-cell>
          <table:table-cell office:value-type="string" calcext:value-type="string">
            <text:p>[0.29324330457743936, 0.10893223335577129, 0.18807851176367762, 0.12873652431650975, 0.18689351854152161, 0.12360158698645984, 0.10086280491345175, 0.12207672514473711, 0.10985995249414843, 0.090052699689504426]</text:p>
          </table:table-cell>
          <table:table-cell office:value-type="string" calcext:value-type="string">
            <text:p>[0.7225250904541225, 0.55595433658546467, 0.53523334593476102, 0.47240142938824931, 0.51763229981791092, 1.0338592121215393, 0.69529635005729673, 0.64477744284657834, 0.64480011507728741, 0.5794199427441552]</text:p>
          </table:table-cell>
          <table:table-cell office:value-type="string" calcext:value-type="string">
            <text:p>0.145233786178</text:p>
          </table:table-cell>
          <table:table-cell office:value-type="string" calcext:value-type="string">
            <text:p>0.640189956503</text:p>
          </table:table-cell>
          <table:table-cell office:value-type="string" calcext:value-type="string">
            <text:p>[0.35147212049335791, 0.24396468480018685, 0.27093328688540869, 0.24995929768700184, 0.28911401062927727, 0.21939546728873191, 0.20770204195080902, 0.25666743560712452, 0.20663881364590467, 0.21888796511537326]</text:p>
          </table:table-cell>
          <table:table-cell office:value-type="string" calcext:value-type="string">
            <text:p>[0.70902018701595415, 0.63305802884811813, 0.61880644582799027, 0.58585826228244031, 0.57434573161906777, 0.73693612663721186, 0.66771882599571242, 0.68037116286385146, 0.69500937801164098, 0.61979020260467255]</text:p>
          </table:table-cell>
          <table:table-cell office:value-type="string" calcext:value-type="string">
            <text:p>0.25147351241</text:p>
          </table:table-cell>
          <table:table-cell office:value-type="string" calcext:value-type="string">
            <text:p>0.652091435171</text:p>
          </table:table-cell>
          <table:table-cell office:value-type="string" calcext:value-type="string">
            <text:p>[[0.59105199165650713, 0.054485667515810882, {'normalize': True, 'selection': 'random', 'fit_intercept': True, 'l1_ratio': 0, 'max_iter': 1000, 'tol': 0.001, 'alpha': 0.01}], [0.59340595365984972, 0.054667839340867753, {'normalize': False, 'selection': 'cyclic', 'fit_intercept': True, 'l1_ratio': 0.5, 'max_iter': 1000, 'tol': 0.001, 'alpha': 0.01}], [0.56409691871906498, 0.048582621259480152, {'normalize': False, 'selection': 'cyclic', 'fit_intercept': True, 'l1_ratio': 0, 'max_iter': 1000, 'tol': 0.0001, 'alpha': 0.01}], [0.5479021784832121, 0.14139420271335243, {'normalize': False, 'selection': 'cyclic', 'fit_intercept': True, 'l1_ratio': 0.75, 'max_iter': 1000, 'tol': 0.001, 'alpha': 0.01}], [0.54932858640093796, 0.1404831489754558, {'normalize': False, 'selection': 'random', 'fit_intercept': True, 'l1_ratio': 1, 'max_iter': 1000, 'tol': 0.001, 'alpha': 0.01}], [0.53092768806783963, 0.067662793176254676, {'normalize': False, 'selection': 'random', 'fit_intercept': True, 'l1_ratio': 0.5, 'max_iter': 1000, 'tol': 0.001, 'alpha': 0.01}], [0.60110829400045673, 0.065309923592575189, {'normalize': False, 'selection': 'random', 'fit_intercept': True, 'l1_ratio': 0, 'max_iter': 1000, 'tol': 0.0001, 'alpha': 0.001}], [0.46542519217936146, 0.1219684086273459, {'normalize': False, 'selection': 'random', 'fit_intercept': True, 'l1_ratio': 1, 'max_iter': 1000, 'tol': 0.001, 'alpha': 0.01}], [0.5385879256954812, 0.11820471866026867, {'normalize': False, 'selection': 'random', 'fit_intercept': True, 'l1_ratio': 0, 'max_iter': 1000, 'tol': 0.001, 'alpha': 0.001}], [0.5790949192708168, 0.15200555286039294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0.87604022497417899, 0.88575484821951755, 0.90689964706738702, 0.83436871789847844, 0.88383065016677764, 0.89461222059729284, 0.90334227217839425, 0.89865624619207973, 0.94755194693090017, 0.92203106625343056]</text:p>
          </table:table-cell>
          <table:table-cell office:value-type="string" calcext:value-type="string">
            <text:p>[0.060950731489733956, 0.1044216342984764, 0.32042850978886706, -0.0034025840623961301, 0.41481516672551089, 0.13907556437275292, 0.33577743057450393, -0.0301700838543979, 0.21841560700888618, 0.5781352372304791]</text:p>
          </table:table-cell>
          <table:table-cell office:value-type="string" calcext:value-type="string">
            <text:p>0.895308784048</text:p>
          </table:table-cell>
          <table:table-cell office:value-type="string" calcext:value-type="string">
            <text:p>0.213844721357</text:p>
          </table:table-cell>
          <table:table-cell office:value-type="string" calcext:value-type="string">
            <text:p>[0.18859615850830005, 0.095198591921110035, 0.12167125536268582, 0.17917736359100589, 0.12386097295473884, 0.12392417724084033, 0.088778644072302682, 0.095771181327860819, 0.061739941507377993, 0.059568296956831614]</text:p>
          </table:table-cell>
          <table:table-cell office:value-type="string" calcext:value-type="string">
            <text:p>[0.60377247156443614, 0.54303219128442271, 0.50684565144297322, 0.49668229675391196, 0.48734046602082143, 1.0751494456807402, 0.49981054695046917, 0.59350804321491513, 0.86236831276695469, 0.44008612288769172]</text:p>
          </table:table-cell>
          <table:table-cell office:value-type="string" calcext:value-type="string">
            <text:p>0.113828658344</text:p>
          </table:table-cell>
          <table:table-cell office:value-type="string" calcext:value-type="string">
            <text:p>0.610859554857</text:p>
          </table:table-cell>
          <table:table-cell office:value-type="string" calcext:value-type="string">
            <text:p>[0.26926080126174262, 0.22982444737472899, 0.24202672110671108, 0.25297795519769589, 0.19901051334412526, 0.23957083988668759, 0.2152728468503575, 0.19597039085075596, 0.18907263389907081, 0.17427780045873653]</text:p>
          </table:table-cell>
          <table:table-cell office:value-type="string" calcext:value-type="string">
            <text:p>[0.6509890042399864, 0.61789744262186364, 0.59385554649794148, 0.58387773794499742, 0.55361648182552248, 0.73174271302927762, 0.58795205003562656, 0.62966824215345252, 0.73657882372330763, 0.55483388946870171]</text:p>
          </table:table-cell>
          <table:table-cell office:value-type="string" calcext:value-type="string">
            <text:p>0.220726495023</text:p>
          </table:table-cell>
          <table:table-cell office:value-type="string" calcext:value-type="string">
            <text:p>0.624101193154</text:p>
          </table:table-cell>
          <table:table-cell office:value-type="string" calcext:value-type="string">
            <text:p>[[0.57102009378572638, 0.074086551824118496, {'normalize': False, 'selection': 'cyclic', 'fit_intercept': True, 'l1_ratio': 0, 'max_iter': 1000, 'tol': 0.0001, 'alpha': 0.01}], [0.6122781907648388, 0.082172568191382495, {'normalize': False, 'selection': 'cyclic', 'fit_intercept': True, 'l1_ratio': 0, 'max_iter': 1000, 'tol': 0.0001, 'alpha': 0.01}], [0.50697093135485771, 0.05700118553474854, {'normalize': False, 'selection': 'cyclic', 'fit_intercept': True, 'l1_ratio': 0, 'max_iter': 1000, 'tol': 0.0001, 'alpha': 0.01}], [0.58586656257539604, 0.077687901420673083, {'normalize': False, 'selection': 'random', 'fit_intercept': True, 'l1_ratio': 0, 'max_iter': 1000, 'tol': 0.0001, 'alpha': 0.01}], [0.56153817873043455, 0.13882571410723787, {'normalize': False, 'selection': 'cyclic', 'fit_intercept': True, 'l1_ratio': 0, 'max_iter': 1000, 'tol': 0.0001, 'alpha': 0.01}], [0.48895741361632966, 0.083099514685678499, {'normalize': False, 'selection': 'cyclic', 'fit_intercept': True, 'l1_ratio': 1, 'max_iter': 1000, 'tol': 0.001, 'alpha': 0.01}], [0.56003565770331865, 0.095237631057818531, {'normalize': False, 'selection': 'random', 'fit_intercept': True, 'l1_ratio': 0, 'max_iter': 1000, 'tol': 0.0001, 'alpha': 0.01}], [0.52751119629587628, 0.10811963109045952, {'normalize': False, 'selection': 'random', 'fit_intercept': True, 'l1_ratio': 0, 'max_iter': 1000, 'tol': 0.0001, 'alpha': 0.001}], [0.50386488856735745, 0.076077025700208786, {'normalize': False, 'selection': 'random', 'fit_intercept': True, 'l1_ratio': 1, 'max_iter': 1000, 'tol': 0.001, 'alpha': 0.01}], [0.58555618976326518, 0.058813091825039986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0.89746039655628329, 0.88310280182665946, 0.89831536579963034, 0.9334056243054113, 0.84114749746337791, 0.90869202353027267, 0.92327259223248614, 0.92875783757185415, 0.91400945551174784, 0.92363114657373424]</text:p>
          </table:table-cell>
          <table:table-cell office:value-type="string" calcext:value-type="string">
            <text:p>[0.10948977753071787, 0.15169696809556354, 0.26941677995003177, -0.14457405582975191, 0.21712530419778586, 0.21989405180600163, 0.35535873427995179, -0.0023901923578077966, 0.44562627360908647, 0.49564391940041652]</text:p>
          </table:table-cell>
          <table:table-cell office:value-type="string" calcext:value-type="string">
            <text:p>0.905179474137</text:p>
          </table:table-cell>
          <table:table-cell office:value-type="string" calcext:value-type="string">
            <text:p>0.211728756068</text:p>
          </table:table-cell>
          <table:table-cell office:value-type="string" calcext:value-type="string">
            <text:p>[0.15600686029335867, 0.097408498235512453, 0.13288990540357604, 0.072040767393394198, 0.16937019574206355, 0.10736791232975069, 0.070472950050662356, 0.067324781249238075, 0.10122494308602172, 0.058345834944147947]</text:p>
          </table:table-cell>
          <table:table-cell office:value-type="string" calcext:value-type="string">
            <text:p>[0.57256373654030102, 0.51436688505471562, 0.54489179348075156, 0.56656189637549315, 0.65197608925246964, 0.97422078299119053, 0.48507611520195432, 0.57750331807168898, 0.61167333861475515, 0.52614044038365737]</text:p>
          </table:table-cell>
          <table:table-cell office:value-type="string" calcext:value-type="string">
            <text:p>0.103245264873</text:p>
          </table:table-cell>
          <table:table-cell office:value-type="string" calcext:value-type="string">
            <text:p>0.602497439597</text:p>
          </table:table-cell>
          <table:table-cell office:value-type="string" calcext:value-type="string">
            <text:p>[0.26689675486242592, 0.22876049239465857, 0.24519140196457134, 0.19098308451747817, 0.26219986416889679, 0.21226649323737243, 0.18686982572235367, 0.16675637230093751, 0.21332880618538211, 0.17469987641880377]</text:p>
          </table:table-cell>
          <table:table-cell office:value-type="string" calcext:value-type="string">
            <text:p>[0.63516460109309436, 0.57700555991876046, 0.58485056649347278, 0.60586477428654906, 0.61556356771950971, 0.70532034019363721, 0.56386886458762808, 0.60569054028034508, 0.65824586113268835, 0.5878222005569822]</text:p>
          </table:table-cell>
          <table:table-cell office:value-type="string" calcext:value-type="string">
            <text:p>0.214795297177</text:p>
          </table:table-cell>
          <table:table-cell office:value-type="string" calcext:value-type="string">
            <text:p>0.613939687626</text:p>
          </table:table-cell>
          <table:table-cell office:value-type="string" calcext:value-type="string">
            <text:p>[[0.59785185083989456, 0.08413997681801115, {'normalize': False, 'selection': 'random', 'fit_intercept': True, 'l1_ratio': 0, 'max_iter': 1000, 'tol': 0.001, 'alpha': 0.01}], [0.61860123114249388, 0.06174075506368603, {'normalize': False, 'selection': 'random', 'fit_intercept': True, 'l1_ratio': 0, 'max_iter': 1000, 'tol': 0.0001, 'alpha': 0.01}], [0.57723597853790054, 0.026102732988661028, {'normalize': False, 'selection': 'random', 'fit_intercept': True, 'l1_ratio': 0, 'max_iter': 1000, 'tol': 0.001, 'alpha': 0.01}], [0.64977932857777676, 0.070040344586790787, {'normalize': False, 'selection': 'random', 'fit_intercept': True, 'l1_ratio': 0.5, 'max_iter': 1000, 'tol': 0.0001, 'alpha': 0.001}], [0.55148203522625883, 0.10946759169779739, {'normalize': True, 'selection': 'random', 'fit_intercept': True, 'l1_ratio': 0, 'max_iter': 1000, 'tol': 0.0001, 'alpha': 0.01}], [0.54986002083357544, 0.065156401284117538, {'normalize': False, 'selection': 'random', 'fit_intercept': True, 'l1_ratio': 0.5, 'max_iter': 1000, 'tol': 0.001, 'alpha': 0.01}], [0.61354089198533102, 0.073136326207621394, {'normalize': False, 'selection': 'cyclic', 'fit_intercept': True, 'l1_ratio': 0, 'max_iter': 1000, 'tol': 0.0001, 'alpha': 0.01}], [0.52031044588571584, 0.074578451139475657, {'normalize': False, 'selection': 'cyclic', 'fit_intercept': True, 'l1_ratio': 0, 'max_iter': 1000, 'tol': 0.0001, 'alpha': 0.001}], [0.54728752607551723, 0.048699033720824132, {'normalize': False, 'selection': 'random', 'fit_intercept': True, 'l1_ratio': 0, 'max_iter': 1000, 'tol': 0.0001, 'alpha': 0.01}], [0.62442023161556093, 0.11148950282642689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0.86151283628478104, 0.86171092827747087, 0.85756271611250701, 0.90054908774808795, 0.79137588096626676, 0.89649805948382288, 0.92283000007225346, 0.86807656618483964, 0.89928774716258275, 0.87189818769563909]</text:p>
          </table:table-cell>
          <table:table-cell office:value-type="string" calcext:value-type="string">
            <text:p>[-0.060258942420136519, 0.060115652284116972, 0.16567793191815638, -0.018087213945843006, 0.14712068115443577, 0.13031649221149877, 0.16003678476784799, -0.19276280502663967, 0.14975306126610988, 0.34133337081500836]</text:p>
          </table:table-cell>
          <table:table-cell office:value-type="string" calcext:value-type="string">
            <text:p>0.873130200999</text:p>
          </table:table-cell>
          <table:table-cell office:value-type="string" calcext:value-type="string">
            <text:p>0.0883245013025</text:p>
          </table:table-cell>
          <table:table-cell office:value-type="string" calcext:value-type="string">
            <text:p>[0.21069856793431474, 0.11523399199782285, 0.18614884471583637, 0.10758446132836146, 0.22243721259042068, 0.12170664278147013, 0.070879464177861937, 0.12466938145247934, 0.11855480299843139, 0.097869836476893221]</text:p>
          </table:table-cell>
          <table:table-cell office:value-type="string" calcext:value-type="string">
            <text:p>[0.68170561825670861, 0.56989703686543391, 0.62226346779028407, 0.50395115953475356, 0.71027576429130568, 1.0860880498010761, 0.63205090183336032, 0.68718198045726719, 0.93812776274250587, 0.68711603503109797]</text:p>
          </table:table-cell>
          <table:table-cell office:value-type="string" calcext:value-type="string">
            <text:p>0.137578320645</text:p>
          </table:table-cell>
          <table:table-cell office:value-type="string" calcext:value-type="string">
            <text:p>0.71186577766</text:p>
          </table:table-cell>
          <table:table-cell office:value-type="string" calcext:value-type="string">
            <text:p>[0.29016818248078852, 0.24504776786947521, 0.26484272639942247, 0.2411092580958937, 0.29526651135950138, 0.22586525686439937, 0.19405100146503843, 0.25358601079328386, 0.23140976617438866, 0.20263879620661288]</text:p>
          </table:table-cell>
          <table:table-cell office:value-type="string" calcext:value-type="string">
            <text:p>[0.69257193675588979, 0.63330917480443383, 0.65013748738056387, 0.59519904675806401, 0.64887960321255045, 0.75265848486951004, 0.65280295054282556, 0.69567884121366286, 0.74132671512173165, 0.67731499807487594]</text:p>
          </table:table-cell>
          <table:table-cell office:value-type="string" calcext:value-type="string">
            <text:p>0.244398527771</text:p>
          </table:table-cell>
          <table:table-cell office:value-type="string" calcext:value-type="string">
            <text:p>0.673987923873</text:p>
          </table:table-cell>
          <table:table-cell office:value-type="string" calcext:value-type="string">
            <text:p>[[0.55121110941652551, 0.068610599540874923, {'normalize': False, 'selection': 'cyclic', 'fit_intercept': True, 'l1_ratio': 0, 'max_iter': 1000, 'tol': 0.0001, 'alpha': 0.01}], [0.54317967850723869, 0.05158781156731379, {'normalize': False, 'selection': 'random', 'fit_intercept': True, 'l1_ratio': 0.75, 'max_iter': 1000, 'tol': 0.0001, 'alpha': 0.01}], [0.53736804559951745, 0.044738117101737085, {'normalize': False, 'selection': 'random', 'fit_intercept': True, 'l1_ratio': 0, 'max_iter': 1000, 'tol': 0.001, 'alpha': 0.01}], [0.52696292415152446, 0.10052021474303362, {'normalize': False, 'selection': 'cyclic', 'fit_intercept': True, 'l1_ratio': 0, 'max_iter': 1000, 'tol': 0.0001, 'alpha': 0.01}], [0.48710269791507393, 0.12760581814932584, {'normalize': True, 'selection': 'cyclic', 'fit_intercept': True, 'l1_ratio': 0.5, 'max_iter': 1000, 'tol': 0.001, 'alpha': 0.01}], [0.53239190707721973, 0.076224007363869709, {'normalize': False, 'selection': 'cyclic', 'fit_intercept': True, 'l1_ratio': 0.75, 'max_iter': 1000, 'tol': 0.0001, 'alpha': 0.01}], [0.54891242409791829, 0.069937895972915665, {'normalize': False, 'selection': 'random', 'fit_intercept': True, 'l1_ratio': 0, 'max_iter': 1000, 'tol': 0.0001, 'alpha': 0.01}], [0.4204230541640071, 0.15692627586154867, {'normalize': False, 'selection': 'random', 'fit_intercept': True, 'l1_ratio': 1, 'max_iter': 1000, 'tol': 0.001, 'alpha': 0.01}], [0.50289341147743516, 0.053069254930099362, {'normalize': False, 'selection': 'random', 'fit_intercept': True, 'l1_ratio': 0.75, 'max_iter': 1000, 'tol': 0.001, 'alpha': 0.01}], [0.55867577684446434, 0.12315422070740766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0.86984179362419511, 0.88945010249318379, 0.90678953769773574, 0.85561595445479588, 0.88023970051705069, 0.89054855629777152, 0.90435790545421935, 0.904635175190176, 0.90776786102070406, 0.89739496271351737]</text:p>
          </table:table-cell>
          <table:table-cell office:value-type="string" calcext:value-type="string">
            <text:p>[0.032379383648487581, 0.12285380808796154, 0.29397524319904944, -0.00017915376357136026, 0.390636661289264, 0.14393636379180985, 0.31733733627609029, -0.024813139286423036, 0.29798510113647625, 0.46960443458599033]</text:p>
          </table:table-cell>
          <table:table-cell office:value-type="string" calcext:value-type="string">
            <text:p>0.890664154946</text:p>
          </table:table-cell>
          <table:table-cell office:value-type="string" calcext:value-type="string">
            <text:p>0.204371603897</text:p>
          </table:table-cell>
          <table:table-cell office:value-type="string" calcext:value-type="string">
            <text:p>[0.1980266398167799, 0.092119397765725378, 0.12181515541043712, 0.15619243114677148, 0.12768968094084013, 0.1287025894794819, 0.087845800448367359, 0.090121014724516224, 0.1085723212295366, 0.078390290038010138]</text:p>
          </table:table-cell>
          <table:table-cell office:value-type="string" calcext:value-type="string">
            <text:p>[0.62214274656545221, 0.53185587874007156, 0.52657532423037223, 0.49508670512431446, 0.50747626489491926, 1.0690791268644821, 0.51368624771908356, 0.59042176674661218, 0.77457458119571776, 0.55330463356903259]</text:p>
          </table:table-cell>
          <table:table-cell office:value-type="string" calcext:value-type="string">
            <text:p>0.1189475321</text:p>
          </table:table-cell>
          <table:table-cell office:value-type="string" calcext:value-type="string">
            <text:p>0.618420327565</text:p>
          </table:table-cell>
          <table:table-cell office:value-type="string" calcext:value-type="string">
            <text:p>[0.26610891032027334, 0.22660778314532984, 0.24372286768835683, 0.23814112791453601, 0.20021965815456774, 0.23647420562680688, 0.21934777102046685, 0.18846251936919567, 0.24143012115087994, 0.20646144582722595]</text:p>
          </table:table-cell>
          <table:table-cell office:value-type="string" calcext:value-type="string">
            <text:p>[0.66051034119295493, 0.61242965292550644, 0.60146124679784563, 0.5837184452891595, 0.57197865928037672, 0.72929158585457909, 0.60717155136033973, 0.61345533989597223, 0.72163760643428743, 0.61172454156112277]</text:p>
          </table:table-cell>
          <table:table-cell office:value-type="string" calcext:value-type="string">
            <text:p>0.226697641022</text:p>
          </table:table-cell>
          <table:table-cell office:value-type="string" calcext:value-type="string">
            <text:p>0.631337897059</text:p>
          </table:table-cell>
          <table:table-cell office:value-type="string" calcext:value-type="string">
            <text:p>[[0.5789832703173925, 0.081999984237627305, {'normalize': False, 'selection': 'cyclic', 'fit_intercept': True, 'l1_ratio': 0, 'max_iter': 1000, 'tol': 0.0001, 'alpha': 0.01}], [0.6045513710905337, 0.081316989227960434, {'normalize': False, 'selection': 'cyclic', 'fit_intercept': True, 'l1_ratio': 0, 'max_iter': 1000, 'tol': 0.0001, 'alpha': 0.01}], [0.50956252008943392, 0.064712451031354631, {'normalize': False, 'selection': 'cyclic', 'fit_intercept': True, 'l1_ratio': 0, 'max_iter': 1000, 'tol': 0.0001, 'alpha': 0.01}], [0.57930270962855535, 0.082559174210141847, {'normalize': False, 'selection': 'random', 'fit_intercept': True, 'l1_ratio': 0, 'max_iter': 1000, 'tol': 0.0001, 'alpha': 0.01}], [0.56874064223010201, 0.13778150124216482, {'normalize': False, 'selection': 'cyclic', 'fit_intercept': True, 'l1_ratio': 0, 'max_iter': 1000, 'tol': 0.0001, 'alpha': 0.01}], [0.48866031125665776, 0.083392502053467071, {'normalize': False, 'selection': 'random', 'fit_intercept': True, 'l1_ratio': 1, 'max_iter': 1000, 'tol': 0.001, 'alpha': 0.01}], [0.56538172734244685, 0.094846619483077571, {'normalize': False, 'selection': 'random', 'fit_intercept': True, 'l1_ratio': 0, 'max_iter': 1000, 'tol': 0.0001, 'alpha': 0.01}], [0.50357134018676619, 0.10414925434991812, {'normalize': False, 'selection': 'random', 'fit_intercept': True, 'l1_ratio': 0, 'max_iter': 1000, 'tol': 0.0001, 'alpha': 0.001}], [0.51605826561406776, 0.072972789654645084, {'normalize': True, 'selection': 'random', 'fit_intercept': True, 'l1_ratio': 0.5, 'max_iter': 1000, 'tol': 0.0001, 'alpha': 0.01}], [0.56428399862214562, 0.07150750016163708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0.89261463367980687, 0.88564319473682973, 0.901058928595317, 0.93430665861891349, 0.90746345301066333, 0.89443543381438773, 0.92561062620775347, 0.86032961695204724, 0.91125243042971216, 0.9126374471567652]</text:p>
          </table:table-cell>
          <table:table-cell office:value-type="string" calcext:value-type="string">
            <text:p>[0.091940841870059908, 0.17644750860601044, 0.25181763018030823, -0.38702721298910614, 0.46424229363630076, 0.22238511177260956, 0.34224836305760475, -0.081501713329191983, 0.42503698800166079, 0.47496663871122591]</text:p>
          </table:table-cell>
          <table:table-cell office:value-type="string" calcext:value-type="string">
            <text:p>0.90253524232</text:p>
          </table:table-cell>
          <table:table-cell office:value-type="string" calcext:value-type="string">
            <text:p>0.198055644952</text:p>
          </table:table-cell>
          <table:table-cell office:value-type="string" calcext:value-type="string">
            <text:p>[0.16337935079162894, 0.095291630918120526, 0.12930439021482934, 0.071066042385231773, 0.098663431967433754, 0.12413205861705634, 0.068325501617958653, 0.13199035044991458, 0.10447041279058816, 0.066745025750742357]</text:p>
          </table:table-cell>
          <table:table-cell office:value-type="string" calcext:value-type="string">
            <text:p>[0.5838470255140199, 0.49935944320083187, 0.55801778928600032, 0.68657573017050044, 0.44617767831153055, 0.97110986915087816, 0.49494133525467338, 0.62308154320496534, 0.6343907158418034, 0.54771082286980477]</text:p>
          </table:table-cell>
          <table:table-cell office:value-type="string" calcext:value-type="string">
            <text:p>0.10533681955</text:p>
          </table:table-cell>
          <table:table-cell office:value-type="string" calcext:value-type="string">
            <text:p>0.604521195281</text:p>
          </table:table-cell>
          <table:table-cell office:value-type="string" calcext:value-type="string">
            <text:p>[0.26534884227057004, 0.22619573663202575, 0.24723531464873613, 0.18884173307253135, 0.19878852232791697, 0.22511260947296194, 0.18821430965478325, 0.23248709836599479, 0.21687528598477215, 0.19179614880248622]</text:p>
          </table:table-cell>
          <table:table-cell office:value-type="string" calcext:value-type="string">
            <text:p>[0.64509442810365059, 0.57099265803705079, 0.59971578542322368, 0.67240875887563611, 0.54908356140573134, 0.70494438365535794, 0.5816381959502549, 0.65232789964452909, 0.67456875380364745, 0.60609919216809471]</text:p>
          </table:table-cell>
          <table:table-cell office:value-type="string" calcext:value-type="string">
            <text:p>0.218089560123</text:p>
          </table:table-cell>
          <table:table-cell office:value-type="string" calcext:value-type="string">
            <text:p>0.625687361707</text:p>
          </table:table-cell>
          <table:table-cell office:value-type="string" calcext:value-type="string">
            <text:p>[[0.60713199481948887, 0.091415829718271127, {'normalize': False, 'selection': 'cyclic', 'fit_intercept': True, 'l1_ratio': 0, 'max_iter': 1000, 'tol': 0.0001, 'alpha': 0.01}], [0.60923650980601607, 0.057613911641941795, {'normalize': False, 'selection': 'random', 'fit_intercept': True, 'l1_ratio': 0, 'max_iter': 1000, 'tol': 0.0001, 'alpha': 0.01}], [0.57794867372183867, 0.031378911201789324, {'normalize': False, 'selection': 'random', 'fit_intercept': True, 'l1_ratio': 0, 'max_iter': 1000, 'tol': 0.001, 'alpha': 0.01}], [0.65220886095846653, 0.072436129743373989, {'normalize': False, 'selection': 'cyclic', 'fit_intercept': True, 'l1_ratio': 0.75, 'max_iter': 1000, 'tol': 0.0001, 'alpha': 0.001}], [0.55863386607363685, 0.12537856960638386, {'normalize': False, 'selection': 'cyclic', 'fit_intercept': True, 'l1_ratio': 0, 'max_iter': 1000, 'tol': 0.0001, 'alpha': 0.01}], [0.55065970116295793, 0.073379198728408798, {'normalize': False, 'selection': 'random', 'fit_intercept': True, 'l1_ratio': 0.75, 'max_iter': 1000, 'tol': 0.001, 'alpha': 0.01}], [0.61628066109081991, 0.07314866889297901, {'normalize': False, 'selection': 'cyclic', 'fit_intercept': True, 'l1_ratio': 0, 'max_iter': 1000, 'tol': 0.0001, 'alpha': 0.01}], [0.50863807010738771, 0.12815388690735904, {'normalize': False, 'selection': 'random', 'fit_intercept': True, 'l1_ratio': 0.75, 'max_iter': 1000, 'tol': 0.0001, 'alpha': 0.01}], [0.55255171667031566, 0.046517188381006457, {'normalize': False, 'selection': 'random', 'fit_intercept': True, 'l1_ratio': 0, 'max_iter': 1000, 'tol': 0.0001, 'alpha': 0.01}], [0.61528379521973797, 0.10585459909421922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0.79928420537445422, 0.85960009510645696, 0.85512011057339177, 0.90207695285126066, 0.88674438949705225, 0.88178632218029573, 0.91914144899874606, 0.86350865722654657, 0.86825629544621941, 0.86331253403202302]</text:p>
          </table:table-cell>
          <table:table-cell office:value-type="string" calcext:value-type="string">
            <text:p>[-0.36796712590732361, 0.085895449226437548, 0.15203506813197842, -0.023739152471747627, 0.34882012188361344, 0.13723255540135049, 0.12733071709329202, -0.17734790862686745, 0.14591151446538697, 0.34199628736069398]</text:p>
          </table:table-cell>
          <table:table-cell office:value-type="string" calcext:value-type="string">
            <text:p>0.869883101129</text:p>
          </table:table-cell>
          <table:table-cell office:value-type="string" calcext:value-type="string">
            <text:p>0.0770167526557</text:p>
          </table:table-cell>
          <table:table-cell office:value-type="string" calcext:value-type="string">
            <text:p>[0.30537509293183002, 0.11699291430243854, 0.18934104402484556, 0.10593164045034997, 0.12075431367755053, 0.13900599144841949, 0.074267341901428946, 0.12898611554507075, 0.15508389991901961, 0.10442927935275913]</text:p>
          </table:table-cell>
          <table:table-cell office:value-type="string" calcext:value-type="string">
            <text:p>[0.87955011555278517, 0.55426550738616831, 0.6324387418900036, 0.50674885793891045, 0.54230097435858504, 1.077451053106419, 0.65666138380954142, 0.67830105376178518, 0.9423663686597461, 0.68642448551538671]</text:p>
          </table:table-cell>
          <table:table-cell office:value-type="string" calcext:value-type="string">
            <text:p>0.144016763355</text:p>
          </table:table-cell>
          <table:table-cell office:value-type="string" calcext:value-type="string">
            <text:p>0.715650854198</text:p>
          </table:table-cell>
          <table:table-cell office:value-type="string" calcext:value-type="string">
            <text:p>[0.35210138588236878, 0.24575266535516849, 0.26924730430165872, 0.23353585799097662, 0.22808886875327272, 0.23416572084530496, 0.2025452436834759, 0.25295173539333182, 0.2499140428422173, 0.20743422155508359]</text:p>
          </table:table-cell>
          <table:table-cell office:value-type="string" calcext:value-type="string">
            <text:p>[0.73991592374121129, 0.62744676210556338, 0.65575079799823455, 0.60061875962457589, 0.59306702185168869, 0.74454776939158551, 0.66505523628249597, 0.69318422154330472, 0.74802128948917301, 0.67763264433263848]</text:p>
          </table:table-cell>
          <table:table-cell office:value-type="string" calcext:value-type="string">
            <text:p>0.24757370466</text:p>
          </table:table-cell>
          <table:table-cell office:value-type="string" calcext:value-type="string">
            <text:p>0.674524042636</text:p>
          </table:table-cell>
          <table:table-cell office:value-type="string" calcext:value-type="string">
            <text:p>[[0.55913721195086463, 0.074542562165368906, {'normalize': True, 'selection': 'random', 'fit_intercept': True, 'l1_ratio': 1, 'max_iter': 1000, 'tol': 0.001, 'alpha': 0.01}], [0.52505685107776956, 0.04346454401330916, {'normalize': False, 'selection': 'random', 'fit_intercept': True, 'l1_ratio': 0.75, 'max_iter': 1000, 'tol': 0.001, 'alpha': 0.01}], [0.53166608435702312, 0.053154342629209192, {'normalize': False, 'selection': 'random', 'fit_intercept': True, 'l1_ratio': 0, 'max_iter': 1000, 'tol': 0.0001, 'alpha': 0.01}], [0.52310307886424989, 0.097544123744301311, {'normalize': False, 'selection': 'cyclic', 'fit_intercept': True, 'l1_ratio': 0.25, 'max_iter': 1000, 'tol': 0.001, 'alpha': 0.01}], [0.48581627600839006, 0.13199019639406415, {'normalize': False, 'selection': 'random', 'fit_intercept': True, 'l1_ratio': 0, 'max_iter': 1000, 'tol': 0.001, 'alpha': 0.01}], [0.53061787682743633, 0.082090957162572448, {'normalize': False, 'selection': 'cyclic', 'fit_intercept': True, 'l1_ratio': 0.75, 'max_iter': 1000, 'tol': 0.0001, 'alpha': 0.01}], [0.55046207174515882, 0.075316969673818318, {'normalize': False, 'selection': 'random', 'fit_intercept': True, 'l1_ratio': 0, 'max_iter': 1000, 'tol': 0.0001, 'alpha': 0.01}], [0.41294994377047811, 0.16434353629363829, {'normalize': False, 'selection': 'random', 'fit_intercept': True, 'l1_ratio': 1, 'max_iter': 1000, 'tol': 0.001, 'alpha': 0.01}], [0.50173514636190064, 0.048655876566862648, {'normalize': False, 'selection': 'random', 'fit_intercept': True, 'l1_ratio': 1, 'max_iter': 1000, 'tol': 0.001, 'alpha': 0.01}], [0.55263573866003857, 0.11611964023358262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0.87405991933930394, 0.89722531466184041, 0.9153165716036018, 0.88110318363845208, 0.87161042953313439, 0.88727099238999629, 0.89571703194071461, 0.87550492560597737, 0.93158756304610879, 0.89595806606548445]</text:p>
          </table:table-cell>
          <table:table-cell office:value-type="string" calcext:value-type="string">
            <text:p>[-0.10274490686081861, 0.12594549409666733, 0.19894441541364849, 0.0007578667989087684, 0.34540352952185605, 0.14672835119940075, 0.15971011377748123, -0.083517328721019135, 0.19725887150721155, 0.40956771235399758]</text:p>
          </table:table-cell>
          <table:table-cell office:value-type="string" calcext:value-type="string">
            <text:p>0.892535399782</text:p>
          </table:table-cell>
          <table:table-cell office:value-type="string" calcext:value-type="string">
            <text:p>0.139805411909</text:p>
          </table:table-cell>
          <table:table-cell office:value-type="string" calcext:value-type="string">
            <text:p>[0.19160905551728524, 0.085640442301897671, 0.11067132096549294, 0.12862074014477742, 0.13689029970553515, 0.13255663605800669, 0.09578231055902342, 0.11764948402062891, 0.080532633887203331, 0.079488079658995806]</text:p>
          </table:table-cell>
          <table:table-cell office:value-type="string" calcext:value-type="string">
            <text:p>[0.70902245520802676, 0.52998124097260402, 0.59745228494732638, 0.49462288179709718, 0.5451463039349943, 1.0655924053946333, 0.63229671342405835, 0.62424279217329226, 0.88571179104242648, 0.61593448713752752]</text:p>
          </table:table-cell>
          <table:table-cell office:value-type="string" calcext:value-type="string">
            <text:p>0.115944100282</text:p>
          </table:table-cell>
          <table:table-cell office:value-type="string" calcext:value-type="string">
            <text:p>0.670000335603</text:p>
          </table:table-cell>
          <table:table-cell office:value-type="string" calcext:value-type="string">
            <text:p>[0.25612173163279522, 0.21955712932964988, 0.23363386282937992, 0.2203890918463797, 0.20774219282838302, 0.23281473558450005, 0.21893402716577715, 0.19268144119140471, 0.17672725042379367, 0.20324070400691885]</text:p>
          </table:table-cell>
          <table:table-cell office:value-type="string" calcext:value-type="string">
            <text:p>[0.68943972446898893, 0.61073827794161772, 0.61882881041669779, 0.58352534544942036, 0.5927134582163639, 0.73284683000132711, 0.66731727086192982, 0.67573630991768996, 0.76736093637939096, 0.62835507435486448]</text:p>
          </table:table-cell>
          <table:table-cell office:value-type="string" calcext:value-type="string">
            <text:p>0.216184216684</text:p>
          </table:table-cell>
          <table:table-cell office:value-type="string" calcext:value-type="string">
            <text:p>0.656686203801</text:p>
          </table:table-cell>
          <table:table-cell office:value-type="string" calcext:value-type="string">
            <text:p>[[0.59454683390517538, 0.071433871585928177, {'normalize': False, 'selection': 'random', 'fit_intercept': True, 'l1_ratio': 0, 'max_iter': 1000, 'tol': 0.0001, 'alpha': 0.01}], [0.59057418471052314, 0.05745587829154658, {'normalize': False, 'selection': 'random', 'fit_intercept': True, 'l1_ratio': 0, 'max_iter': 1000, 'tol': 0.0001, 'alpha': 0.01}], [0.51124373562860559, 0.056969177107732458, {'normalize': False, 'selection': 'cyclic', 'fit_intercept': True, 'l1_ratio': 0, 'max_iter': 1000, 'tol': 0.0001, 'alpha': 0.01}], [0.55556440761985226, 0.083636657240723444, {'normalize': False, 'selection': 'random', 'fit_intercept': True, 'l1_ratio': 0, 'max_iter': 1000, 'tol': 0.001, 'alpha': 0.01}], [0.56570814955747406, 0.14504355723390125, {'normalize': False, 'selection': 'cyclic', 'fit_intercept': True, 'l1_ratio': 0, 'max_iter': 1000, 'tol': 0.0001, 'alpha': 0.01}], [0.48662852037847859, 0.084446193052061913, {'normalize': False, 'selection': 'random', 'fit_intercept': True, 'l1_ratio': 1, 'max_iter': 1000, 'tol': 0.001, 'alpha': 0.01}], [0.58476001626093355, 0.099498839213976911, {'normalize': False, 'selection': 'random', 'fit_intercept': True, 'l1_ratio': 0, 'max_iter': 1000, 'tol': 0.001, 'alpha': 0.01}], [0.44521158025843177, 0.12207556767452755, {'normalize': False, 'selection': 'random', 'fit_intercept': True, 'l1_ratio': 0.5, 'max_iter': 1000, 'tol': 0.001, 'alpha': 0.01}], [0.53012449096108194, 0.093866388936486189, {'normalize': False, 'selection': 'cyclic', 'fit_intercept': True, 'l1_ratio': 1, 'max_iter': 1000, 'tol': 0.0001, 'alpha': 0.01}], [0.56198209498099116, 0.073493910487605188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0.89272265674115103, 0.8891603806776861, 0.90685500481461778, 0.83625896563567204, 0.90166971594967849, 0.88346499478760332, 0.92304553732433514, 0.88158864401144721, 0.90332284558718112, 0.91599308078110342]</text:p>
          </table:table-cell>
          <table:table-cell office:value-type="string" calcext:value-type="string">
            <text:p>[0.0077062651550738881, 0.1911422047856125, 0.22369248772169781, -0.012922534982124922, 0.41770905530894054, 0.22406101715929805, 0.23451749132554545, -0.06965355167885523, 0.33011192515684762, 0.45105062193556467]</text:p>
          </table:table-cell>
          <table:table-cell office:value-type="string" calcext:value-type="string">
            <text:p>0.893408182631</text:p>
          </table:table-cell>
          <table:table-cell office:value-type="string" calcext:value-type="string">
            <text:p>0.199741498189</text:p>
          </table:table-cell>
          <table:table-cell office:value-type="string" calcext:value-type="string">
            <text:p>[0.16321500123230154, 0.092360818153850097, 0.1217295975575922, 0.17713252277478483, 0.10484077487627984, 0.13703206123662132, 0.070681496509697891, 0.11190029004798212, 0.11380483181488733, 0.064181320302843958]</text:p>
          </table:table-cell>
          <table:table-cell office:value-type="string" calcext:value-type="string">
            <text:p>[0.63800661040467699, 0.49044934289886943, 0.57899439933615404, 0.50139465365123215, 0.48493044284409398, 0.9690169459244643, 0.57600606927963038, 0.61625550608061486, 0.73912715507839055, 0.57265983029251766]</text:p>
          </table:table-cell>
          <table:table-cell office:value-type="string" calcext:value-type="string">
            <text:p>0.115687871451</text:p>
          </table:table-cell>
          <table:table-cell office:value-type="string" calcext:value-type="string">
            <text:p>0.616684095579</text:p>
          </table:table-cell>
          <table:table-cell office:value-type="string" calcext:value-type="string">
            <text:p>[0.26031039060813882, 0.22498282521615431, 0.2412529185861518, 0.26302638198311212, 0.20795235401888509, 0.23379887021096168, 0.18674233383966146, 0.22938647876084009, 0.22083559023928032, 0.18917846689339521]</text:p>
          </table:table-cell>
          <table:table-cell office:value-type="string" calcext:value-type="string">
            <text:p>[0.67178797429802328, 0.56476178485323569, 0.61568760149166446, 0.57376905715396087, 0.56717925193058349, 0.70994315580245704, 0.6295946287957489, 0.64698520418764238, 0.71350064202031804, 0.61652451859635604]</text:p>
          </table:table-cell>
          <table:table-cell office:value-type="string" calcext:value-type="string">
            <text:p>0.225746661036</text:p>
          </table:table-cell>
          <table:table-cell office:value-type="string" calcext:value-type="string">
            <text:p>0.630973381913</text:p>
          </table:table-cell>
          <table:table-cell office:value-type="string" calcext:value-type="string">
            <text:p>[[0.62278121751554805, 0.076301694523072505, {'normalize': False, 'selection': 'cyclic', 'fit_intercept': True, 'l1_ratio': 0, 'max_iter': 1000, 'tol': 0.0001, 'alpha': 0.01}], [0.58847390030117197, 0.035823018357619134, {'normalize': False, 'selection': 'random', 'fit_intercept': True, 'l1_ratio': 0, 'max_iter': 1000, 'tol': 0.001, 'alpha': 0.01}], [0.57770299599502251, 0.029581062332964651, {'normalize': False, 'selection': 'random', 'fit_intercept': True, 'l1_ratio': 0, 'max_iter': 1000, 'tol': 0.0001, 'alpha': 0.01}], [0.60091019475412655, 0.11196906155917179, {'normalize': False, 'selection': 'random', 'fit_intercept': True, 'l1_ratio': 1, 'max_iter': 1000, 'tol': 0.001, 'alpha': 0.01}], [0.55821861961649077, 0.13280700872864232, {'normalize': False, 'selection': 'cyclic', 'fit_intercept': True, 'l1_ratio': 0, 'max_iter': 1000, 'tol': 0.0001, 'alpha': 0.01}], [0.55533820090909192, 0.078419889795079814, {'normalize': False, 'selection': 'random', 'fit_intercept': True, 'l1_ratio': 0.75, 'max_iter': 1000, 'tol': 0.001, 'alpha': 0.01}], [0.62856488390801146, 0.076732238607419831, {'normalize': False, 'selection': 'cyclic', 'fit_intercept': True, 'l1_ratio': 0, 'max_iter': 1000, 'tol': 0.0001, 'alpha': 0.01}], [0.49863738660184459, 0.12653286955995174, {'normalize': False, 'selection': 'cyclic', 'fit_intercept': True, 'l1_ratio': 0.75, 'max_iter': 1000, 'tol': 0.001, 'alpha': 0.01}], [0.55902504809556408, 0.057179172641281091, {'normalize': False, 'selection': 'cyclic', 'fit_intercept': True, 'l1_ratio': 0.25, 'max_iter': 1000, 'tol': 0.0001, 'alpha': 0.01}], [0.60910591090936361, 0.099093433185152124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0.79028813970558609, 0.86363119462973981, 0.85433017204888273, 0.90923684492975776, 0.87063871116475777, 0.84554004420515849, 0.86131447089242319, 0.75280470586503934, 0.85230450312477624, 0.85900081420890861]</text:p>
          </table:table-cell>
          <table:table-cell office:value-type="string" calcext:value-type="string">
            <text:p>[-0.46113210137346217, 0.1003461842957718, 0.078219251192935824, -0.036924568818966108, 0.26453953767752203, 0.13228904979192335, -0.18006486398196797, -0.16507215570786271, 0.18813041683331433, 0.29224476723347614]</text:p>
          </table:table-cell>
          <table:table-cell office:value-type="string" calcext:value-type="string">
            <text:p>0.845908960078</text:p>
          </table:table-cell>
          <table:table-cell office:value-type="string" calcext:value-type="string">
            <text:p>0.0212575517143</text:p>
          </table:table-cell>
          <table:table-cell office:value-type="string" calcext:value-type="string">
            <text:p>[0.3190619798794993, 0.11363386586554942, 0.19037340114175069, 0.098186179750269845, 0.13792635596923911, 0.18162753828780853, 0.1273805364982766, 0.23360280676857073, 0.17386176996819366, 0.10772343504370101]</text:p>
          </table:table-cell>
          <table:table-cell office:value-type="string" calcext:value-type="string">
            <text:p>[0.9394516024999694, 0.54550333242649929, 0.68749288462874703, 0.51327561298121738, 0.61248963415974844, 1.0836246580080184, 0.88796872050583886, 0.67122867007666753, 0.89578375528057108, 0.73832489420753955]</text:p>
          </table:table-cell>
          <table:table-cell office:value-type="string" calcext:value-type="string">
            <text:p>0.168337786917</text:p>
          </table:table-cell>
          <table:table-cell office:value-type="string" calcext:value-type="string">
            <text:p>0.757514376477</text:p>
          </table:table-cell>
          <table:table-cell office:value-type="string" calcext:value-type="string">
            <text:p>[0.35449791721494139, 0.24645853451722186, 0.26940028795738064, 0.22023257332182014, 0.24682832391947884, 0.257122270660812, 0.23991114141738146, 0.33185937718678032, 0.24855891357135937, 0.21000441202604567]</text:p>
          </table:table-cell>
          <table:table-cell office:value-type="string" calcext:value-type="string">
            <text:p>[0.75142704473733357, 0.62018472665393953, 0.68055717777659697, 0.60553844873687224, 0.6088256145963723, 0.74650704506189303, 0.71915828697368678, 0.69832875905823055, 0.75684088422387885, 0.68814137722545088]</text:p>
          </table:table-cell>
          <table:table-cell office:value-type="string" calcext:value-type="string">
            <text:p>0.262487375179</text:p>
          </table:table-cell>
          <table:table-cell office:value-type="string" calcext:value-type="string">
            <text:p>0.687550936504</text:p>
          </table:table-cell>
          <table:table-cell office:value-type="string" calcext:value-type="string">
            <text:p>[[0.57404196918158901, 0.062046880493358665, {'normalize': True, 'selection': 'cyclic', 'fit_intercept': True, 'l1_ratio': 0.75, 'max_iter': 1000, 'tol': 0.001, 'alpha': 0.01}], [0.49135613746904266, 0.022250038467829188, {'normalize': False, 'selection': 'cyclic', 'fit_intercept': True, 'l1_ratio': 0.75, 'max_iter': 1000, 'tol': 0.001, 'alpha': 0.01}], [0.52103966680099467, 0.05000783194089662, {'normalize': False, 'selection': 'random', 'fit_intercept': True, 'l1_ratio': 0, 'max_iter': 1000, 'tol': 0.001, 'alpha': 0.01}], [0.4984151860995098, 0.089537773076206084, {'normalize': False, 'selection': 'cyclic', 'fit_intercept': True, 'l1_ratio': 0.5, 'max_iter': 1000, 'tol': 0.001, 'alpha': 0.01}], [0.493487068094557, 0.14533601777847466, {'normalize': False, 'selection': 'random', 'fit_intercept': True, 'l1_ratio': 0, 'max_iter': 1000, 'tol': 0.001, 'alpha': 0.01}], [0.52875761258000753, 0.09118157360934219, {'normalize': False, 'selection': 'random', 'fit_intercept': True, 'l1_ratio': 1, 'max_iter': 1000, 'tol': 0.0001, 'alpha': 0.01}], [0.57665543803936392, 0.069108276993928977, {'normalize': True, 'selection': 'random', 'fit_intercept': True, 'l1_ratio': 0.75, 'max_iter': 1000, 'tol': 0.001, 'alpha': 0.01}], [0.38934915943759774, 0.15141858558954757, {'normalize': False, 'selection': 'cyclic', 'fit_intercept': True, 'l1_ratio': 0.25, 'max_iter': 1000, 'tol': 0.0001, 'alpha': 0.1}], [0.50906771386600846, 0.068250492797321802, {'normalize': False, 'selection': 'random', 'fit_intercept': True, 'l1_ratio': 1, 'max_iter': 1000, 'tol': 0.001, 'alpha': 0.01}], [0.54681764797520671, 0.11334447064394813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0.88119029772400248, 0.89958621911493641, 0.80334664396087341, 0.88882983568799323, 0.86754013082099579, 0.8847820488245699, 0.88688579693315894, 0.90167796830107616, 0.90718105986910424, 0.91083941888631925]</text:p>
          </table:table-cell>
          <table:table-cell office:value-type="string" calcext:value-type="string">
            <text:p>[-0.047837792269587398, 0.15969561511191155, -4.6128858371967425, -0.067147042930883583, 0.17041071199736368, 0.16745990647297282, 0.2106147184937448, -0.13727434932478455, 0.18174569679789254, 0.31483706861100891]</text:p>
          </table:table-cell>
          <table:table-cell office:value-type="string" calcext:value-type="string">
            <text:p>0.883185942012</text:p>
          </table:table-cell>
          <table:table-cell office:value-type="string" calcext:value-type="string">
            <text:p>-0.366038130424</text:p>
          </table:table-cell>
          <table:table-cell office:value-type="string" calcext:value-type="string">
            <text:p>[0.18076068174615953, 0.083673139741637773, 0.25700290006295046, 0.12026216725893053, 0.14123009466372061, 0.13548335379788556, 0.10389366478929947, 0.092915614160183166, 0.10926308221409599, 0.068118720077496156]</text:p>
          </table:table-cell>
          <table:table-cell office:value-type="string" calcext:value-type="string">
            <text:p>[0.67371929764760219, 0.50951692107284152, 4.1862656388736417, 0.5282356779580476, 0.6908798848370824, 1.0397021887413669, 0.59399229635563633, 0.65521362369679259, 0.90282839472553833, 0.71475677665470994]</text:p>
          </table:table-cell>
          <table:table-cell office:value-type="string" calcext:value-type="string">
            <text:p>0.129260341851</text:p>
          </table:table-cell>
          <table:table-cell office:value-type="string" calcext:value-type="string">
            <text:p>1.04951107006</text:p>
          </table:table-cell>
          <table:table-cell office:value-type="string" calcext:value-type="string">
            <text:p>[0.24895743242585291, 0.22260018003502716, 0.32611159322464467, 0.21091120255526966, 0.21464499625868336, 0.23120083010926495, 0.20517664359201801, 0.17757557572735819, 0.21900225892936578, 0.19261288120651057]</text:p>
          </table:table-cell>
          <table:table-cell office:value-type="string" calcext:value-type="string">
            <text:p>[0.69277591329639054, 0.59524895486613316, 0.94969203101816257, 0.603388806482266, 0.62025050563966155, 0.73543703632502444, 0.64588422095272868, 0.68862456437917474, 0.77055823826130221, 0.6525024227873536]</text:p>
          </table:table-cell>
          <table:table-cell office:value-type="string" calcext:value-type="string">
            <text:p>0.224879359406</text:p>
          </table:table-cell>
          <table:table-cell office:value-type="string" calcext:value-type="string">
            <text:p>0.695436269401</text:p>
          </table:table-cell>
          <table:table-cell office:value-type="string" calcext:value-type="string">
            <text:p>[[0.57193598954414548, 0.036849333266277061, {'normalize': False, 'selection': 'cyclic', 'fit_intercept': True, 'l1_ratio': 0, 'max_iter': 1000, 'tol': 0.0001, 'alpha': 0.01}], [0.55883588212813173, 0.057571294745561295, {'normalize': False, 'selection': 'cyclic', 'fit_intercept': True, 'l1_ratio': 0.25, 'max_iter': 1000, 'tol': 0.001, 'alpha': 0.01}], [0.53077113726063352, 0.026011864071661166, {'normalize': True, 'selection': 'random', 'fit_intercept': True, 'l1_ratio': 0, 'max_iter': 1000, 'tol': 0.0001, 'alpha': 0.01}], [0.54156882493345748, 0.077012082253327452, {'normalize': False, 'selection': 'random', 'fit_intercept': True, 'l1_ratio': 0.25, 'max_iter': 1000, 'tol': 0.001, 'alpha': 0.01}], [0.55947265034508653, 0.1466614890217495, {'normalize': False, 'selection': 'cyclic', 'fit_intercept': True, 'l1_ratio': 0, 'max_iter': 1000, 'tol': 0.0001, 'alpha': 0.01}], [0.4975801840136499, 0.073284997669400886, {'normalize': False, 'selection': 'random', 'fit_intercept': True, 'l1_ratio': 0.75, 'max_iter': 1000, 'tol': 0.001, 'alpha': 0.01}], [0.57235057848176818, 0.07925867330072299, {'normalize': False, 'selection': 'random', 'fit_intercept': True, 'l1_ratio': 0.25, 'max_iter': 1000, 'tol': 0.001, 'alpha': 0.01}], [0.47312600498436785, 0.10989127162053261, {'normalize': False, 'selection': 'cyclic', 'fit_intercept': True, 'l1_ratio': 0.75, 'max_iter': 1000, 'tol': 0.001, 'alpha': 0.01}], [0.55632158391207776, 0.095148593369651563, {'normalize': True, 'selection': 'cyclic', 'fit_intercept': True, 'l1_ratio': 0.75, 'max_iter': 1000, 'tol': 0.001, 'alpha': 0.01}], [0.57024878079972519, 0.065971026361259968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94420388266093225, 0.90133053582973088, 0.88715767421768077, 0.86768771558413271, 0.89780328636606721, 0.88027115073465279, 0.81134949460588324, 0.90006611659652258, 0.88723420428525235, 0.92972545455340305]</text:p>
          </table:table-cell>
          <table:table-cell office:value-type="string" calcext:value-type="string">
            <text:p>[-0.55767123279248332, 0.2214418710154441, 0.18002171972842407, -0.05457094261744655, 0.3451692066363341, 0.22193394665680011, -0.86565225920414046, -0.069128831421863435, 0.171236453769958, 0.40551889654952089]</text:p>
          </table:table-cell>
          <table:table-cell office:value-type="string" calcext:value-type="string">
            <text:p>0.890682951543</text:p>
          </table:table-cell>
          <table:table-cell office:value-type="string" calcext:value-type="string">
            <text:p>-0.000170117167945</text:p>
          </table:table-cell>
          <table:table-cell office:value-type="string" calcext:value-type="string">
            <text:p>[0.08488990390337986, 0.082219629526762664, 0.14747170127182693, 0.14313338634792019, 0.1089632024423685, 0.1407876626805519, 0.1732726027178618, 0.094438835237655797, 0.13274379550922297, 0.053689781179717976]</text:p>
          </table:table-cell>
          <table:table-cell office:value-type="string" calcext:value-type="string">
            <text:p>[1.0015225416233398, 0.4720771995129765, 0.61156542265216884, 0.52201053314867663, 0.54534144744818247, 0.97167329830226423, 1.403855754101702, 0.61595320095853523, 0.91442386446588764, 0.62015818109570731]</text:p>
          </table:table-cell>
          <table:table-cell office:value-type="string" calcext:value-type="string">
            <text:p>0.116161050082</text:p>
          </table:table-cell>
          <table:table-cell office:value-type="string" calcext:value-type="string">
            <text:p>0.767858144331</text:p>
          </table:table-cell>
          <table:table-cell office:value-type="string" calcext:value-type="string">
            <text:p>[0.1896105673380736, 0.21431201270403785, 0.2577758102181294, 0.22758300895710523, 0.20746960233937814, 0.22807192495187581, 0.24017558194017996, 0.20468220113329641, 0.21682263658412496, 0.17333233754020272]</text:p>
          </table:table-cell>
          <table:table-cell office:value-type="string" calcext:value-type="string">
            <text:p>[0.73319870580063773, 0.55083438502183302, 0.63258473836883189, 0.58797327403326183, 0.60972886091531042, 0.715907625559705, 0.77393421138617791, 0.65920414894589741, 0.76856612159850046, 0.64557514724013121]</text:p>
          </table:table-cell>
          <table:table-cell office:value-type="string" calcext:value-type="string">
            <text:p>0.215983568371</text:p>
          </table:table-cell>
          <table:table-cell office:value-type="string" calcext:value-type="string">
            <text:p>0.667750721887</text:p>
          </table:table-cell>
          <table:table-cell office:value-type="string" calcext:value-type="string">
            <text:p>[[0.64269290321252104, 0.051845778510999092, {'normalize': False, 'selection': 'random', 'fit_intercept': True, 'l1_ratio': 0, 'max_iter': 1000, 'tol': 0.001, 'alpha': 0.001}], [0.58777175170469487, 0.04948712291939103, {'normalize': False, 'selection': 'cyclic', 'fit_intercept': True, 'l1_ratio': 0, 'max_iter': 1000, 'tol': 0.0001, 'alpha': 0.01}], [0.58365263133943912, 0.034912762073597434, {'normalize': False, 'selection': 'cyclic', 'fit_intercept': True, 'l1_ratio': 0.5, 'max_iter': 1000, 'tol': 0.0001, 'alpha': 0.01}], [0.60952323297812161, 0.10491555482025743, {'normalize': False, 'selection': 'cyclic', 'fit_intercept': True, 'l1_ratio': 1, 'max_iter': 1000, 'tol': 0.0001, 'alpha': 0.01}], [0.53514540470292293, 0.13466229160656842, {'normalize': False, 'selection': 'random', 'fit_intercept': True, 'l1_ratio': 0, 'max_iter': 1000, 'tol': 0.0001, 'alpha': 0.01}], [0.56434569598955531, 0.081865020988861503, {'normalize': False, 'selection': 'random', 'fit_intercept': True, 'l1_ratio': 0.75, 'max_iter': 1000, 'tol': 0.001, 'alpha': 0.01}], [0.62181870377273163, 0.062435126957923283, {'normalize': True, 'selection': 'random', 'fit_intercept': True, 'l1_ratio': 0, 'max_iter': 1000, 'tol': 0.0001, 'alpha': 0.01}], [0.51753023102423679, 0.10714964635185241, {'normalize': False, 'selection': 'cyclic', 'fit_intercept': True, 'l1_ratio': 0.75, 'max_iter': 1000, 'tol': 0.0001, 'alpha': 0.01}], [0.57995248432784197, 0.060084009698907523, {'normalize': False, 'selection': 'random', 'fit_intercept': True, 'l1_ratio': 0.5, 'max_iter': 1000, 'tol': 0.001, 'alpha': 0.01}], [0.60666341620839215, 0.088950130819358889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85642658070667865, 0.87729340456506177, 0.66983631597981796, 0.9222516546774876, 0.7972580195992095, 0.84363292066563911, 0.90342805215019639, 0.74590684310971267, 0.83442321065634129, 0.87917161416258882]</text:p>
          </table:table-cell>
          <table:table-cell office:value-type="string" calcext:value-type="string">
            <text:p>[-0.35838267797677181, 0.13389578794361934, -7.490001329758563, -0.16889061156020135, -0.5283107440025625, 0.14218549977414041, -0.17692467802643552, -0.18737916859782278, 0.10074163112373291, 0.15548535517728956]</text:p>
          </table:table-cell>
          <table:table-cell office:value-type="string" calcext:value-type="string">
            <text:p>0.832962861627</text:p>
          </table:table-cell>
          <table:table-cell office:value-type="string" calcext:value-type="string">
            <text:p>-0.83775809359</text:p>
          </table:table-cell>
          <table:table-cell office:value-type="string" calcext:value-type="string">
            <text:p>[0.21843695131732524, 0.10224937271110605, 0.43148525912658126, 0.084106959516935989, 0.21616561500313192, 0.18387010110553792, 0.088699856480696851, 0.24012137786834642, 0.1949109774501758, 0.092312935710682595]</text:p>
          </table:table-cell>
          <table:table-cell office:value-type="string" calcext:value-type="string">
            <text:p>[0.87338768509289011, 0.52516059584046804, 6.3321082722235325, 0.57859854342143413, 1.2727733663894785, 1.071265660781002, 0.8856058106436846, 0.68408032610685876, 0.99220497397803997, 0.88099127626109119]</text:p>
          </table:table-cell>
          <table:table-cell office:value-type="string" calcext:value-type="string">
            <text:p>0.185235940629</text:p>
          </table:table-cell>
          <table:table-cell office:value-type="string" calcext:value-type="string">
            <text:p>1.40961765107</text:p>
          </table:table-cell>
          <table:table-cell office:value-type="string" calcext:value-type="string">
            <text:p>[0.29296022903348262, 0.22907865596456714, 0.39768378128971132, 0.19607105412697115, 0.314122344055908, 0.25656225011587291, 0.19695370580226179, 0.32737636141634491, 0.26438272806687574, 0.2000644152834834]</text:p>
          </table:table-cell>
          <table:table-cell office:value-type="string" calcext:value-type="string">
            <text:p>[0.73966315087611811, 0.60215132030718843, 1.0464227375789648, 0.64087947943571921, 0.70982866233651254, 0.74825284440922246, 0.73254522661999533, 0.70754804068218968, 0.78579330220581645, 0.72427826368858705]</text:p>
          </table:table-cell>
          <table:table-cell office:value-type="string" calcext:value-type="string">
            <text:p>0.267525552516</text:p>
          </table:table-cell>
          <table:table-cell office:value-type="string" calcext:value-type="string">
            <text:p>0.743736302814</text:p>
          </table:table-cell>
          <table:table-cell office:value-type="string" calcext:value-type="string">
            <text:p>[[0.53261540981235722, 0.0311452746501816, {'normalize': False, 'selection': 'cyclic', 'fit_intercept': True, 'l1_ratio': 0, 'max_iter': 1000, 'tol': 0.0001, 'alpha': 0.01}], [0.45721080570842992, 0.036253240710246208, {'normalize': False, 'selection': 'cyclic', 'fit_intercept': True, 'l1_ratio': 0.75, 'max_iter': 1000, 'tol': 0.001, 'alpha': 0.01}], [0.50237167982121567, 0.042040098390826626, {'normalize': True, 'selection': 'random', 'fit_intercept': True, 'l1_ratio': 0, 'max_iter': 1000, 'tol': 0.0001, 'alpha': 0.01}], [0.47580857676070276, 0.073002813573966097, {'normalize': False, 'selection': 'cyclic', 'fit_intercept': True, 'l1_ratio': 0.5, 'max_iter': 1000, 'tol': 0.001, 'alpha': 0.01}], [0.49341627799360854, 0.14533424729562755, {'normalize': True, 'selection': 'cyclic', 'fit_intercept': True, 'l1_ratio': 1, 'max_iter': 1000, 'tol': 0.001, 'alpha': 0.01}], [0.53006000680380949, 0.088758841870971258, {'normalize': False, 'selection': 'random', 'fit_intercept': True, 'l1_ratio': 0.75, 'max_iter': 1000, 'tol': 0.001, 'alpha': 0.01}], [0.54595895796481486, 0.10012870442404409, {'normalize': False, 'selection': 'cyclic', 'fit_intercept': True, 'l1_ratio': 0, 'max_iter': 1000, 'tol': 0.0001, 'alpha': 0.01}], [0.39212010095718397, 0.15216087379294546, {'normalize': False, 'selection': 'cyclic', 'fit_intercept': True, 'l1_ratio': 0.25, 'max_iter': 1000, 'tol': 0.0001, 'alpha': 0.1}], [0.5290503071801782, 0.064790712060094263, {'normalize': False, 'selection': 'random', 'fit_intercept': True, 'l1_ratio': 0.75, 'max_iter': 1000, 'tol': 0.001, 'alpha': 0.01}], [0.5524714278754127, 0.099814870935303723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0.88445227629161582, 0.89931617063483493, 0.82995284763174826, 0.89008848329648405, 0.86572920341742177, 0.88803266700032824, 0.88839339449210031, 0.88850283968619825, 0.9262058352623137, 0.90062275838896866]</text:p>
          </table:table-cell>
          <table:table-cell office:value-type="string" calcext:value-type="string">
            <text:p>[-0.075880176594913529, 0.18065926862853787, -4.1338445178972378, -0.089705640195766767, 0.174956203535925, 0.22751747592834382, 0.22254551494324326, -0.12306313016261483, 0.1675702356888793, 0.33785822076996097]</text:p>
          </table:table-cell>
          <table:table-cell office:value-type="string" calcext:value-type="string">
            <text:p>0.88612964761</text:p>
          </table:table-cell>
          <table:table-cell office:value-type="string" calcext:value-type="string">
            <text:p>-0.311138654536</text:p>
          </table:table-cell>
          <table:table-cell office:value-type="string" calcext:value-type="string">
            <text:p>[0.17579780869431563, 0.083898166665366689, 0.22223170855722355, 0.11890058170988393, 0.14316092435743166, 0.13166099237004222, 0.10250895949872452, 0.10536628412436148, 0.086867808200392513, 0.07592425283483091]</text:p>
          </table:table-cell>
          <table:table-cell office:value-type="string" calcext:value-type="string">
            <text:p>[0.69174946950378402, 0.49680565074470695, 3.8289816547073485, 0.53940213903661705, 0.68709441084880296, 0.96470041177144028, 0.58501467624234171, 0.64702616707304761, 0.91846901983128093, 0.6907412852172895]</text:p>
          </table:table-cell>
          <table:table-cell office:value-type="string" calcext:value-type="string">
            <text:p>0.124631748701</text:p>
          </table:table-cell>
          <table:table-cell office:value-type="string" calcext:value-type="string">
            <text:p>1.0049984885</text:p>
          </table:table-cell>
          <table:table-cell office:value-type="string" calcext:value-type="string">
            <text:p>[0.25061247007966519, 0.21700023927291198, 0.30264300927560217, 0.21098235042535221, 0.22425079566736994, 0.23225926512096207, 0.19955902977147322, 0.19983156189151741, 0.18123660967083985, 0.17998952893152223]</text:p>
          </table:table-cell>
          <table:table-cell office:value-type="string" calcext:value-type="string">
            <text:p>[0.69977243067978667, 0.58629863305271257, 0.95357675592281177, 0.61670946617368971, 0.61625645939174112, 0.72663946746200925, 0.64149046519040198, 0.69142532763605791, 0.79131822215796055, 0.64189880607798955]</text:p>
          </table:table-cell>
          <table:table-cell office:value-type="string" calcext:value-type="string">
            <text:p>0.219836486011</text:p>
          </table:table-cell>
          <table:table-cell office:value-type="string" calcext:value-type="string">
            <text:p>0.696538603375</text:p>
          </table:table-cell>
          <table:table-cell office:value-type="string" calcext:value-type="string">
            <text:p>[[0.58659009951055197, 0.03572492641049059, {'normalize': False, 'selection': 'cyclic', 'fit_intercept': True, 'l1_ratio': 0, 'max_iter': 1000, 'tol': 0.0001, 'alpha': 0.01}], [0.56768693964227857, 0.067941977055045719, {'normalize': False, 'selection': 'cyclic', 'fit_intercept': True, 'l1_ratio': 0.25, 'max_iter': 1000, 'tol': 0.001, 'alpha': 0.01}], [0.54203522667117221, 0.021542942554746248, {'normalize': True, 'selection': 'cyclic', 'fit_intercept': True, 'l1_ratio': 0, 'max_iter': 1000, 'tol': 0.0001, 'alpha': 0.01}], [0.55888068408537495, 0.078414161259721449, {'normalize': False, 'selection': 'cyclic', 'fit_intercept': True, 'l1_ratio': 0.25, 'max_iter': 1000, 'tol': 0.001, 'alpha': 0.01}], [0.56706932448893255, 0.14346393224117035, {'normalize': False, 'selection': 'cyclic', 'fit_intercept': True, 'l1_ratio': 0, 'max_iter': 1000, 'tol': 0.0001, 'alpha': 0.01}], [0.51330406350767399, 0.069900773557016987, {'normalize': False, 'selection': 'cyclic', 'fit_intercept': True, 'l1_ratio': 0.5, 'max_iter': 1000, 'tol': 0.0001, 'alpha': 0.01}], [0.57153732650069222, 0.075472063007832588, {'normalize': False, 'selection': 'cyclic', 'fit_intercept': True, 'l1_ratio': 0.25, 'max_iter': 1000, 'tol': 0.001, 'alpha': 0.01}], [0.4919708781787368, 0.11209355805270482, {'normalize': False, 'selection': 'random', 'fit_intercept': True, 'l1_ratio': 0.75, 'max_iter': 1000, 'tol': 0.0001, 'alpha': 0.01}], [0.54339911914410333, 0.074631459478137846, {'normalize': False, 'selection': 'random', 'fit_intercept': True, 'l1_ratio': 1, 'max_iter': 1000, 'tol': 0.001, 'alpha': 0.01}], [0.58894055825964708, 0.067564571595889369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0.94530047987820631, 0.90744743204661138, 0.96424094740988642, 0.88258100069983769, 0.89640635290269222, 0.89725390289850293, 0.93454427055985057, 0.89455240160726857, 0.91551529864105707, 0.91464438720838703]</text:p>
          </table:table-cell>
          <table:table-cell office:value-type="string" calcext:value-type="string">
            <text:p>[-0.4473040701026707, 0.23228182278989551, 0.048079150303404372, -0.10350415427119941, 0.35038822824896432, 0.21989148080773513, 0.21560327148736413, -0.065307539891141131, 0.15132532918190167, 0.51201991470129138]</text:p>
          </table:table-cell>
          <table:table-cell office:value-type="string" calcext:value-type="string">
            <text:p>0.915248647385</text:p>
          </table:table-cell>
          <table:table-cell office:value-type="string" calcext:value-type="string">
            <text:p>0.111347343326</text:p>
          </table:table-cell>
          <table:table-cell office:value-type="string" calcext:value-type="string">
            <text:p>[0.083221507663021263, 0.077122521267031049, 0.046732892864204456, 0.12702206046561765, 0.11045262747724265, 0.12081785592384768, 0.060120085971657154, 0.099649368479071257, 0.099452319293860073, 0.065211722738568886]</text:p>
          </table:table-cell>
          <table:table-cell office:value-type="string" calcext:value-type="string">
            <text:p>[0.93056071157740783, 0.46550441594546937, 0.70997231363652569, 0.54623237624313281, 0.5409950592982371, 0.97422399373448787, 0.59023853742752763, 0.61375165453964964, 0.93639298650859215, 0.50905712621189181]</text:p>
          </table:table-cell>
          <table:table-cell office:value-type="string" calcext:value-type="string">
            <text:p>0.0889802962144</text:p>
          </table:table-cell>
          <table:table-cell office:value-type="string" calcext:value-type="string">
            <text:p>0.681692917512</text:p>
          </table:table-cell>
          <table:table-cell office:value-type="string" calcext:value-type="string">
            <text:p>[0.19287897665068932, 0.20346124113460787, 0.15725094620739452, 0.22349734263598806, 0.21203583950366803, 0.22836672504859309, 0.14969638689595754, 0.21912423479902254, 0.19217846033164954, 0.16489767948110659]</text:p>
          </table:table-cell>
          <table:table-cell office:value-type="string" calcext:value-type="string">
            <text:p>[0.74161338683270994, 0.55076604130068885, 0.68149299175044442, 0.6055961560242582, 0.60352978673287305, 0.72156986265131495, 0.64122492904658512, 0.66529920521450114, 0.77013790426793971, 0.60813845409631317]</text:p>
          </table:table-cell>
          <table:table-cell office:value-type="string" calcext:value-type="string">
            <text:p>0.194338783269</text:p>
          </table:table-cell>
          <table:table-cell office:value-type="string" calcext:value-type="string">
            <text:p>0.658936871792</text:p>
          </table:table-cell>
          <table:table-cell office:value-type="string" calcext:value-type="string">
            <text:p>[[0.69008941964850945, 0.04266599184090826, {'normalize': False, 'selection': 'random', 'fit_intercept': True, 'l1_ratio': 0, 'max_iter': 1000, 'tol': 0.001, 'alpha': 0.001}], [0.58612409348212158, 0.054060468118436171, {'normalize': False, 'selection': 'cyclic', 'fit_intercept': True, 'l1_ratio': 0, 'max_iter': 1000, 'tol': 0.0001, 'alpha': 0.01}], [0.61234912397464381, 0.037295526901328778, {'normalize': False, 'selection': 'cyclic', 'fit_intercept': True, 'l1_ratio': 0, 'max_iter': 1000, 'tol': 0.0001, 'alpha': 0.001}], [0.61132795847888621, 0.10419786684823822, {'normalize': False, 'selection': 'random', 'fit_intercept': True, 'l1_ratio': 1, 'max_iter': 1000, 'tol': 0.0001, 'alpha': 0.01}], [0.53764690655941183, 0.1382904943219149, {'normalize': False, 'selection': 'random', 'fit_intercept': True, 'l1_ratio': 0, 'max_iter': 1000, 'tol': 0.001, 'alpha': 0.01}], [0.57145458013261141, 0.086150446455298568, {'normalize': False, 'selection': 'random', 'fit_intercept': True, 'l1_ratio': 1, 'max_iter': 1000, 'tol': 0.0001, 'alpha': 0.01}], [0.61067494233202291, 0.061858102206693494, {'normalize': False, 'selection': 'random', 'fit_intercept': True, 'l1_ratio': 0, 'max_iter': 1000, 'tol': 0.001, 'alpha': 0.01}], [0.52932749522397426, 0.11990203027893452, {'normalize': False, 'selection': 'random', 'fit_intercept': True, 'l1_ratio': 1, 'max_iter': 1000, 'tol': 0.001, 'alpha': 0.01}], [0.58604301527412128, 0.059616030695956543, {'normalize': False, 'selection': 'cyclic', 'fit_intercept': True, 'l1_ratio': 1, 'max_iter': 1000, 'tol': 0.001, 'alpha': 0.01}], [0.63266703411555891, 0.10135250922350648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0.86687770153106058, 0.88677699346439121, 0.86013605332057885, 0.92307661790944728, 0.90828811475132143, 0.84056535456532622, 0.92673840113120332, 0.74605219778177911, 0.84850130877193863, 0.86689545503639631]</text:p>
          </table:table-cell>
          <table:table-cell office:value-type="string" calcext:value-type="string">
            <text:p>[-0.3932700022712623, 0.14883728167548993, -17.583583431973615, -0.19279682429554335, -0.57698583956684213, 0.13949426952727306, -0.18028549313608866, -0.19202587392093839, 0.10295085542888538, 0.16895746108273446]</text:p>
          </table:table-cell>
          <table:table-cell office:value-type="string" calcext:value-type="string">
            <text:p>0.867390819826</text:p>
          </table:table-cell>
          <table:table-cell office:value-type="string" calcext:value-type="string">
            <text:p>-1.85587075974</text:p>
          </table:table-cell>
          <table:table-cell office:value-type="string" calcext:value-type="string">
            <text:p>[0.20253629935846229, 0.094346855225641332, 0.18278579442961207, 0.083214527030230676, 0.097784169014657474, 0.18747721387769864, 0.067289657606526818, 0.23998401578995218, 0.1783387521085226, 0.10169192625447114]</text:p>
          </table:table-cell>
          <table:table-cell office:value-type="string" calcext:value-type="string">
            <text:p>[0.89581888942040211, 0.51610085032515007, 13.860217190390317, 0.59043207149548471, 1.31330986427369, 1.0746265535474044, 0.88813473831864764, 0.6867574150914274, 0.98976740606644553, 0.86693727749585481]</text:p>
          </table:table-cell>
          <table:table-cell office:value-type="string" calcext:value-type="string">
            <text:p>0.14354492107</text:p>
          </table:table-cell>
          <table:table-cell office:value-type="string" calcext:value-type="string">
            <text:p>2.16821022564</text:p>
          </table:table-cell>
          <table:table-cell office:value-type="string" calcext:value-type="string">
            <text:p>[0.2800427355950475, 0.21694454746177386, 0.25035864202046487, 0.18946309726186836, 0.21888995318999629, 0.2546730787420291, 0.16426010694495274, 0.3265419003342786, 0.25224501735675592, 0.19834084530889837]</text:p>
          </table:table-cell>
          <table:table-cell office:value-type="string" calcext:value-type="string">
            <text:p>[0.75007306330753087, 0.59973189919224423, 1.3440397191214035, 0.65302993305443957, 0.74606966505215, 0.75225001734713837, 0.72754414695354364, 0.71241019276967688, 0.79236483761560217, 0.70670026973133948]</text:p>
          </table:table-cell>
          <table:table-cell office:value-type="string" calcext:value-type="string">
            <text:p>0.235175992422</text:p>
          </table:table-cell>
          <table:table-cell office:value-type="string" calcext:value-type="string">
            <text:p>0.778421374415</text:p>
          </table:table-cell>
          <table:table-cell office:value-type="string" calcext:value-type="string">
            <text:p>[[0.55802644801216073, 0.021910139968083449, {'normalize': False, 'selection': 'cyclic', 'fit_intercept': True, 'l1_ratio': 0, 'max_iter': 1000, 'tol': 0.0001, 'alpha': 0.01}], [0.46485671928679095, 0.040047778229112464, {'normalize': False, 'selection': 'random', 'fit_intercept': True, 'l1_ratio': 0.75, 'max_iter': 1000, 'tol': 0.001, 'alpha': 0.01}], [0.5399489678602698, 0.046268876816145867, {'normalize': True, 'selection': 'cyclic', 'fit_intercept': True, 'l1_ratio': 0, 'max_iter': 1000, 'tol': 0.0001, 'alpha': 0.001}], [0.48904748546305643, 0.074706861906595437, {'normalize': False, 'selection': 'random', 'fit_intercept': True, 'l1_ratio': 0.5, 'max_iter': 1000, 'tol': 0.001, 'alpha': 0.01}], [0.50685959889297494, 0.17920719813289018, {'normalize': False, 'selection': 'cyclic', 'fit_intercept': True, 'l1_ratio': 0, 'max_iter': 1000, 'tol': 0.0001, 'alpha': 0.001}], [0.54379317405306626, 0.095660260617674978, {'normalize': False, 'selection': 'cyclic', 'fit_intercept': True, 'l1_ratio': 1, 'max_iter': 1000, 'tol': 0.0001, 'alpha': 0.01}], [0.54958456165116254, 0.090217867175127447, {'normalize': False, 'selection': 'cyclic', 'fit_intercept': True, 'l1_ratio': 0, 'max_iter': 1000, 'tol': 0.0001, 'alpha': 0.01}], [0.39595274936942787, 0.149374538079906, {'normalize': False, 'selection': 'cyclic', 'fit_intercept': True, 'l1_ratio': 0.25, 'max_iter': 1000, 'tol': 0.0001, 'alpha': 0.1}], [0.53519715836282955, 0.051447735570103827, {'normalize': False, 'selection': 'random', 'fit_intercept': True, 'l1_ratio': 0.75, 'max_iter': 1000, 'tol': 0.001, 'alpha': 0.01}], [0.56892068613997049, 0.097472161061268464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0.87267767989359868, 0.8993418268907003, 0.84650112410277845, 0.89315692046868367, 0.86963632839549154, 0.89186583506913619, 0.8893542925998994, 0.87879403226108344, 0.93006349968368718, 0.8922021430806184]</text:p>
          </table:table-cell>
          <table:table-cell office:value-type="string" calcext:value-type="string">
            <text:p>[-0.1251959098632851, 0.17594139182074742, -2.2931632392236083, -0.060955552074291486, 0.15283393210346508, 0.27411531485735274, 0.2172461508663186, -0.12439554302001676, 0.16340828371513672, 0.32911486679807156]</text:p>
          </table:table-cell>
          <table:table-cell office:value-type="string" calcext:value-type="string">
            <text:p>0.886359368245</text:p>
          </table:table-cell>
          <table:table-cell office:value-type="string" calcext:value-type="string">
            <text:p>-0.129105030402</text:p>
          </table:table-cell>
          <table:table-cell office:value-type="string" calcext:value-type="string">
            <text:p>[0.19371203650078864, 0.083876787732481625, 0.20060504970044779, 0.11558119375439861, 0.13899510693713746, 0.12715361777836656, 0.10162638928913409, 0.11454123493731712, 0.082326705875451975, 0.082357606340439427]</text:p>
          </table:table-cell>
          <table:table-cell office:value-type="string" calcext:value-type="string">
            <text:p>[0.72345758446743635, 0.49966632612417256, 2.4561440427316463, 0.52517090221615881, 0.70551778318572256, 0.90650756856570291, 0.58900231258548541, 0.64779380511665308, 0.92306114773659631, 0.69986228580824361]</text:p>
          </table:table-cell>
          <table:table-cell office:value-type="string" calcext:value-type="string">
            <text:p>0.124077572885</text:p>
          </table:table-cell>
          <table:table-cell office:value-type="string" calcext:value-type="string">
            <text:p>0.867618375854</text:p>
          </table:table-cell>
          <table:table-cell office:value-type="string" calcext:value-type="string">
            <text:p>[0.26034662182409979, 0.21763718829632694, 0.29462762069931792, 0.20358434700750139, 0.22909920260952155, 0.2323263073666797, 0.1981367593253831, 0.21285728941976825, 0.17596377924360782, 0.1835692307139932]</text:p>
          </table:table-cell>
          <table:table-cell office:value-type="string" calcext:value-type="string">
            <text:p>[0.71649173017745893, 0.58104902335117858, 0.9117313867004625, 0.60252370534573452, 0.62012254376202358, 0.71510373440156894, 0.64748461450312222, 0.68837764221903475, 0.79236987554734883, 0.65169510799453223]</text:p>
          </table:table-cell>
          <table:table-cell office:value-type="string" calcext:value-type="string">
            <text:p>0.220814834651</text:p>
          </table:table-cell>
          <table:table-cell office:value-type="string" calcext:value-type="string">
            <text:p>0.6926949364</text:p>
          </table:table-cell>
          <table:table-cell office:value-type="string" calcext:value-type="string">
            <text:p>[[0.59102113060544481, 0.044410379096992629, {'normalize': False, 'selection': 'cyclic', 'fit_intercept': True, 'l1_ratio': 0, 'max_iter': 1000, 'tol': 0.0001, 'alpha': 0.01}], [0.56340310467626931, 0.073510446921232736, {'normalize': False, 'selection': 'cyclic', 'fit_intercept': True, 'l1_ratio': 0.25, 'max_iter': 1000, 'tol': 0.001, 'alpha': 0.01}], [0.54932285888219079, 0.02545600288601944, {'normalize': True, 'selection': 'cyclic', 'fit_intercept': True, 'l1_ratio': 0, 'max_iter': 1000, 'tol': 0.0001, 'alpha': 0.01}], [0.55425521099210584, 0.087274214178651888, {'normalize': False, 'selection': 'random', 'fit_intercept': True, 'l1_ratio': 0, 'max_iter': 1000, 'tol': 0.0001, 'alpha': 0.01}], [0.56339679498915951, 0.13554017452066761, {'normalize': False, 'selection': 'cyclic', 'fit_intercept': True, 'l1_ratio': 0, 'max_iter': 1000, 'tol': 0.0001, 'alpha': 0.01}], [0.51150430052692386, 0.058971181825227287, {'normalize': False, 'selection': 'random', 'fit_intercept': True, 'l1_ratio': 0.25, 'max_iter': 1000, 'tol': 0.001, 'alpha': 0.01}], [0.56149095866990095, 0.074106011629987659, {'normalize': False, 'selection': 'cyclic', 'fit_intercept': True, 'l1_ratio': 0.25, 'max_iter': 1000, 'tol': 0.001, 'alpha': 0.01}], [0.48596672533048441, 0.10425547128688706, {'normalize': False, 'selection': 'cyclic', 'fit_intercept': True, 'l1_ratio': 0.75, 'max_iter': 1000, 'tol': 0.0001, 'alpha': 0.01}], [0.53581652686976378, 0.06795696878797125, {'normalize': False, 'selection': 'cyclic', 'fit_intercept': True, 'l1_ratio': 0.75, 'max_iter': 1000, 'tol': 0.0001, 'alpha': 0.01}], [0.59245687685686799, 0.06626689709594008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0.92881676859297357, 0.90735555177893801, 0.97089972862917329, 0.92137311483527029, 0.90078967643228891, 0.87191161386776495, 0.93647233084820147, 0.88270212721575003, 0.90372181460635337, 0.90344419577606938]</text:p>
          </table:table-cell>
          <table:table-cell office:value-type="string" calcext:value-type="string">
            <text:p>[-0.41962763842868522, 0.21100110533479077, -0.13079021916907663, -0.057708830002695555, 0.34151544246915122, 0.23219717118929506, 0.21470747513097854, -0.065139844825691018, 0.13879822048552493, 0.47620751095221603]</text:p>
          </table:table-cell>
          <table:table-cell office:value-type="string" calcext:value-type="string">
            <text:p>0.912748692258</text:p>
          </table:table-cell>
          <table:table-cell office:value-type="string" calcext:value-type="string">
            <text:p>0.0941160393136</text:p>
          </table:table-cell>
          <table:table-cell office:value-type="string" calcext:value-type="string">
            <text:p>[0.108300325575584, 0.07719908357161491, 0.038030645830591847, 0.085057350353382424, 0.10577908219244352, 0.15061753796794161, 0.058349192097497705, 0.11084803376322934, 0.11333517998864125, 0.073768673528511131]</text:p>
          </table:table-cell>
          <table:table-cell office:value-type="string" calcext:value-type="string">
            <text:p>[0.91276583316554749, 0.47840793737287468, 0.84337867838161973, 0.52356378120505564, 0.54838429311115233, 0.95885626150975012, 0.59091260134442913, 0.61365504100785329, 0.95021488685258404, 0.5464163543535171]</text:p>
          </table:table-cell>
          <table:table-cell office:value-type="string" calcext:value-type="string">
            <text:p>0.0921285104869</text:p>
          </table:table-cell>
          <table:table-cell office:value-type="string" calcext:value-type="string">
            <text:p>0.69665556683</text:p>
          </table:table-cell>
          <table:table-cell office:value-type="string" calcext:value-type="string">
            <text:p>[0.21268934973003326, 0.20498444577441324, 0.14302100366311252, 0.18468827891461506, 0.21563797449140343, 0.24000271627615488, 0.14702501754126482, 0.22682884095948364, 0.19486905986436387, 0.16980175436051359]</text:p>
          </table:table-cell>
          <table:table-cell office:value-type="string" calcext:value-type="string">
            <text:p>[0.76930324291705243, 0.56002999151617716, 0.72096578437303716, 0.6034022311961702, 0.60401163624076348, 0.71552910032705175, 0.63974858738274387, 0.65685541724083396, 0.77696238806920748, 0.63331646631393035]</text:p>
          </table:table-cell>
          <table:table-cell office:value-type="string" calcext:value-type="string">
            <text:p>0.193954844158</text:p>
          </table:table-cell>
          <table:table-cell office:value-type="string" calcext:value-type="string">
            <text:p>0.668012484558</text:p>
          </table:table-cell>
          <table:table-cell office:value-type="string" calcext:value-type="string">
            <text:p>[[0.7007465135052372, 0.063737674432541566, {'normalize': False, 'selection': 'random', 'fit_intercept': True, 'l1_ratio': 0.75, 'max_iter': 1000, 'tol': 0.0001, 'alpha': 0.001}], [0.58241898886214127, 0.056438454344604518, {'normalize': False, 'selection': 'cyclic', 'fit_intercept': True, 'l1_ratio': 0, 'max_iter': 1000, 'tol': 0.0001, 'alpha': 0.01}], [0.6260571465690965, 0.037251997093635435, {'normalize': False, 'selection': 'cyclic', 'fit_intercept': True, 'l1_ratio': 0, 'max_iter': 1000, 'tol': 0.0001, 'alpha': 0.001}], [0.60190187503958115, 0.07981708115448892, {'normalize': False, 'selection': 'cyclic', 'fit_intercept': True, 'l1_ratio': 0, 'max_iter': 1000, 'tol': 0.0001, 'alpha': 0.01}], [0.53141818443463118, 0.1349701141465651, {'normalize': False, 'selection': 'random', 'fit_intercept': True, 'l1_ratio': 0, 'max_iter': 1000, 'tol': 0.0001, 'alpha': 0.01}], [0.56977057647605145, 0.084926759475759436, {'normalize': False, 'selection': 'random', 'fit_intercept': True, 'l1_ratio': 0.75, 'max_iter': 1000, 'tol': 0.001, 'alpha': 0.01}], [0.59991110365292932, 0.063903070112666632, {'normalize': False, 'selection': 'random', 'fit_intercept': True, 'l1_ratio': 0, 'max_iter': 1000, 'tol': 0.001, 'alpha': 0.01}], [0.50782618758846843, 0.11564097001381579, {'normalize': False, 'selection': 'random', 'fit_intercept': True, 'l1_ratio': 0.75, 'max_iter': 1000, 'tol': 0.001, 'alpha': 0.01}], [0.5869860356446055, 0.059225311676154462, {'normalize': False, 'selection': 'cyclic', 'fit_intercept': True, 'l1_ratio': 1, 'max_iter': 1000, 'tol': 0.001, 'alpha': 0.01}], [0.65096066613419956, 0.100184672869175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0.85833239827505825, 0.87852730349065622, 0.90697360437037078, 0.92169755181143787, 0.91725910230784324, 0.83134916949352566, 0.9322008295346611, 0.739357043926122, 0.84045420117017233, 0.86473686251927762]</text:p>
          </table:table-cell>
          <table:table-cell office:value-type="string" calcext:value-type="string">
            <text:p>[-0.39526707747658052, 0.13714820349436807, -8.7830561862469985, -0.15495836027239185, -0.33632792929994748, 0.15934737797652498, -0.19211456341426869, -0.19617355930889779, 0.093866559627177049, 0.11884147190868488]</text:p>
          </table:table-cell>
          <table:table-cell office:value-type="string" calcext:value-type="string">
            <text:p>0.86908880669</text:p>
          </table:table-cell>
          <table:table-cell office:value-type="string" calcext:value-type="string">
            <text:p>-0.954869406301</text:p>
          </table:table-cell>
          <table:table-cell office:value-type="string" calcext:value-type="string">
            <text:p>[0.21553738271017706, 0.10122118518227972, 0.12157460183115965, 0.084706379441948546, 0.088219208474628052, 0.19831441112006568, 0.062272500696982543, 0.24631102431129978, 0.1878115146528645, 0.10334109181169771]</text:p>
          </table:table-cell>
          <table:table-cell office:value-type="string" calcext:value-type="string">
            <text:p>[0.89710293177371547, 0.52318850002939155, 7.2965089872752538, 0.57170210655900766, 1.112890558317323, 1.0498333688485622, 0.897035812081869, 0.68914700558435682, 0.9997906472077055, 0.91921789753507477]</text:p>
          </table:table-cell>
          <table:table-cell office:value-type="string" calcext:value-type="string">
            <text:p>0.140930930023</text:p>
          </table:table-cell>
          <table:table-cell office:value-type="string" calcext:value-type="string">
            <text:p>1.49564178152</text:p>
          </table:table-cell>
          <table:table-cell office:value-type="string" calcext:value-type="string">
            <text:p>[0.2821476752361492, 0.22635390205180961, 0.22314144355180168, 0.19553952436523847, 0.21178124441548415, 0.25933569012773267, 0.16666195945493914, 0.33163109049347539, 0.24632277540586797, 0.20354963691365335]</text:p>
          </table:table-cell>
          <table:table-cell office:value-type="string" calcext:value-type="string">
            <text:p>[0.76079719445337968, 0.60219534250517359, 1.1866989771009366, 0.64416309959441032, 0.74442738855998503, 0.7502974853036477, 0.72719216459035729, 0.71308193098282713, 0.79998472071831817, 0.70567238047054481]</text:p>
          </table:table-cell>
          <table:table-cell office:value-type="string" calcext:value-type="string">
            <text:p>0.234646494202</text:p>
          </table:table-cell>
          <table:table-cell office:value-type="string" calcext:value-type="string">
            <text:p>0.763451068428</text:p>
          </table:table-cell>
          <table:table-cell office:value-type="string" calcext:value-type="string">
            <text:p>[[0.56837770863976456, 0.022494943777605067, {'normalize': False, 'selection': 'cyclic', 'fit_intercept': True, 'l1_ratio': 0, 'max_iter': 1000, 'tol': 0.0001, 'alpha': 0.01}], [0.47218057340764957, 0.042226183153508415, {'normalize': False, 'selection': 'random', 'fit_intercept': True, 'l1_ratio': 0.75, 'max_iter': 1000, 'tol': 0.001, 'alpha': 0.01}], [0.57853442129326849, 0.050215407774346306, {'normalize': True, 'selection': 'cyclic', 'fit_intercept': True, 'l1_ratio': 0, 'max_iter': 1000, 'tol': 0.0001, 'alpha': 0.001}], [0.48656246084671467, 0.085899660969619873, {'normalize': False, 'selection': 'random', 'fit_intercept': True, 'l1_ratio': 0.5, 'max_iter': 1000, 'tol': 0.0001, 'alpha': 0.01}], [0.50769842378856833, 0.12150157598040365, {'normalize': False, 'selection': 'random', 'fit_intercept': True, 'l1_ratio': 0, 'max_iter': 1000, 'tol': 0.001, 'alpha': 0.001}], [0.54535372519510339, 0.098476307472359068, {'normalize': False, 'selection': 'cyclic', 'fit_intercept': True, 'l1_ratio': 1, 'max_iter': 1000, 'tol': 0.001, 'alpha': 0.01}], [0.54228664906456703, 0.091086797833846656, {'normalize': False, 'selection': 'cyclic', 'fit_intercept': True, 'l1_ratio': 0, 'max_iter': 1000, 'tol': 0.0001, 'alpha': 0.01}], [0.39044951119656923, 0.14646226267027815, {'normalize': False, 'selection': 'random', 'fit_intercept': True, 'l1_ratio': 0.25, 'max_iter': 1000, 'tol': 0.001, 'alpha': 0.1}], [0.54534916044536164, 0.053806129403238881, {'normalize': False, 'selection': 'random', 'fit_intercept': True, 'l1_ratio': 1, 'max_iter': 1000, 'tol': 0.001, 'alpha': 0.01}], [0.60474433563811969, 0.10301349758455143, {'normalize': True, 'selection': 'cyclic', 'fit_intercept': True, 'l1_ratio': 0.5, 'max_iter': 1000, 'tol': 0.001, 'alpha': 0.0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0.86170075717438688, 0.93204348707646001, 0.84376347410082397, 0.89447011140164445, 0.87189466456646048, 0.88798448329322621, 0.89509649844456907, 0.87386775664157912, 0.93727762695121553, 0.88674301766323693]</text:p>
          </table:table-cell>
          <table:table-cell office:value-type="string" calcext:value-type="string">
            <text:p>[-0.04358993528644306, -0.075868259074272748, -0.92078177028859165, -0.0814462534785938, 0.19883672184619772, 0.19241740610885372, 0.25129469358482881, -0.11057817286111926, 0.16299605327171018, 0.38744473331271434]</text:p>
          </table:table-cell>
          <table:table-cell office:value-type="string" calcext:value-type="string">
            <text:p>0.888484187731</text:p>
          </table:table-cell>
          <table:table-cell office:value-type="string" calcext:value-type="string">
            <text:p>-0.00392747828647</text:p>
          </table:table-cell>
          <table:table-cell office:value-type="string" calcext:value-type="string">
            <text:p>[0.2104126593976485, 0.056627036170605792, 0.20418283756042035, 0.11416060407910229, 0.13658724534716837, 0.13171765099111651, 0.096352261080630261, 0.11919663024190374, 0.073834497500487692, 0.086528380370057043]</text:p>
          </table:table-cell>
          <table:table-cell office:value-type="string" calcext:value-type="string">
            <text:p>[0.67098808939733212, 0.6523506156837765, 1.4325790614601033, 0.53531375892914745, 0.66720677490816316, 1.008534480184524, 0.56338165236955184, 0.63983325524832424, 0.92351598597947415, 0.63901301118653209]</text:p>
          </table:table-cell>
          <table:table-cell office:value-type="string" calcext:value-type="string">
            <text:p>0.122959980274</text:p>
          </table:table-cell>
          <table:table-cell office:value-type="string" calcext:value-type="string">
            <text:p>0.773271668535</text:p>
          </table:table-cell>
          <table:table-cell office:value-type="string" calcext:value-type="string">
            <text:p>[0.2609765038072836, 0.17703749274135194, 0.28030886525856491, 0.20473688376682145, 0.2219201780523837, 0.23576131502270012, 0.19961846908405864, 0.21767851072644598, 0.17536580460466578, 0.19682977865430126]</text:p>
          </table:table-cell>
          <table:table-cell office:value-type="string" calcext:value-type="string">
            <text:p>[0.69030712248725801, 0.6318028753739191, 0.78617984688312215, 0.62498593482739118, 0.59539628973479486, 0.73807461610977432, 0.62864719290343196, 0.6835413825743778, 0.78984520085430276, 0.63796465267992031]</text:p>
          </table:table-cell>
          <table:table-cell office:value-type="string" calcext:value-type="string">
            <text:p>0.217023380172</text:p>
          </table:table-cell>
          <table:table-cell office:value-type="string" calcext:value-type="string">
            <text:p>0.680674511443</text:p>
          </table:table-cell>
          <table:table-cell office:value-type="string" calcext:value-type="string">
            <text:p>[[0.57486797631391318, 0.074446689383495912, {'normalize': False, 'selection': 'cyclic', 'fit_intercept': True, 'l1_ratio': 0, 'max_iter': 1000, 'tol': 0.0001, 'alpha': 0.01}], [0.57551577406338927, 0.077458291419120515, {'normalize': False, 'selection': 'cyclic', 'fit_intercept': True, 'l1_ratio': 0, 'max_iter': 1000, 'tol': 0.0001, 'alpha': 0.001}], [0.55330389953498438, 0.034290187195431185, {'normalize': True, 'selection': 'cyclic', 'fit_intercept': True, 'l1_ratio': 0, 'max_iter': 1000, 'tol': 0.0001, 'alpha': 0.01}], [0.55613793014490231, 0.08575428810080013, {'normalize': False, 'selection': 'random', 'fit_intercept': True, 'l1_ratio': 0, 'max_iter': 1000, 'tol': 0.001, 'alpha': 0.01}], [0.55812947730780682, 0.12594263638002792, {'normalize': False, 'selection': 'cyclic', 'fit_intercept': True, 'l1_ratio': 0, 'max_iter': 1000, 'tol': 0.0001, 'alpha': 0.01}], [0.50692750670706199, 0.078570911933426996, {'normalize': False, 'selection': 'cyclic', 'fit_intercept': True, 'l1_ratio': 0.75, 'max_iter': 1000, 'tol': 0.0001, 'alpha': 0.01}], [0.56625707798725389, 0.086098662625805594, {'normalize': False, 'selection': 'cyclic', 'fit_intercept': True, 'l1_ratio': 0.5, 'max_iter': 1000, 'tol': 0.001, 'alpha': 0.01}], [0.45587754099571631, 0.12794271065522772, {'normalize': False, 'selection': 'random', 'fit_intercept': True, 'l1_ratio': 0.75, 'max_iter': 1000, 'tol': 0.0001, 'alpha': 0.01}], [0.5209209318602972, 0.049312958893101597, {'normalize': False, 'selection': 'random', 'fit_intercept': True, 'l1_ratio': 1, 'max_iter': 1000, 'tol': 0.001, 'alpha': 0.01}], [0.62084571474014838, 0.066539063678665314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0.89507809941810923, 0.90217716048465824, 0.9612533109573359, 0.92549981714520313, 0.90592446019947004, 0.87598639568588899, 0.96695179985297397, 0.87801950122979955, 0.90390402378209556, 0.862493686807839]</text:p>
          </table:table-cell>
          <table:table-cell office:value-type="string" calcext:value-type="string">
            <text:p>[-0.10259202845043869, 0.19342586221304736, 0.040839326314840885, -0.049664021426774507, 0.40065664559614345, 0.22287287379011556, 0.11524652385185363, -0.091746934224953058, 0.13410581089125884, 0.43155558722296972]</text:p>
          </table:table-cell>
          <table:table-cell office:value-type="string" calcext:value-type="string">
            <text:p>0.907728825556</text:p>
          </table:table-cell>
          <table:table-cell office:value-type="string" calcext:value-type="string">
            <text:p>0.129469964578</text:p>
          </table:table-cell>
          <table:table-cell office:value-type="string" calcext:value-type="string">
            <text:p>[0.15963135935840903, 0.081514151230496421, 0.050637383731304088, 0.080593147511763011, 0.10030432216126213, 0.14582605277763891, 0.030354266174123946, 0.11527317695696777, 0.11312068997053504, 0.10505487896363767]</text:p>
          </table:table-cell>
          <table:table-cell office:value-type="string" calcext:value-type="string">
            <text:p>[0.70892416028487493, 0.48906465168204721, 0.71537200058436368, 0.51958161685357773, 0.49913164701698892, 0.97050073664046954, 0.66575443109741428, 0.62898408405860484, 0.95539230004162246, 0.59299690273702077]</text:p>
          </table:table-cell>
          <table:table-cell office:value-type="string" calcext:value-type="string">
            <text:p>0.0982309428836</text:p>
          </table:table-cell>
          <table:table-cell office:value-type="string" calcext:value-type="string">
            <text:p>0.6745702531</text:p>
          </table:table-cell>
          <table:table-cell office:value-type="string" calcext:value-type="string">
            <text:p>[0.2325289581771004, 0.20610276663495186, 0.14877927147362935, 0.17812391248298862, 0.21317225840511331, 0.23466381964027905, 0.12709826703036897, 0.2319029350111802, 0.20175111178808672, 0.19609920157346047]</text:p>
          </table:table-cell>
          <table:table-cell office:value-type="string" calcext:value-type="string">
            <text:p>[0.69436282214599243, 0.57230665744822251, 0.70944757280270832, 0.60794594213108966, 0.56801131938741956, 0.71729404562953702, 0.6369731064470141, 0.6626352710214215, 0.77668719559728616, 0.64747888144922761]</text:p>
          </table:table-cell>
          <table:table-cell office:value-type="string" calcext:value-type="string">
            <text:p>0.197022250222</text:p>
          </table:table-cell>
          <table:table-cell office:value-type="string" calcext:value-type="string">
            <text:p>0.659314281406</text:p>
          </table:table-cell>
          <table:table-cell office:value-type="string" calcext:value-type="string">
            <text:p>[[0.69250845932390193, 0.069322656686332543, {'normalize': True, 'selection': 'random', 'fit_intercept': True, 'l1_ratio': 0.75, 'max_iter': 1000, 'tol': 0.0001, 'alpha': 0.001}], [0.58703559207892986, 0.066662586680848832, {'normalize': False, 'selection': 'random', 'fit_intercept': True, 'l1_ratio': 0, 'max_iter': 1000, 'tol': 0.0001, 'alpha': 0.01}], [0.62524834334542745, 0.044923003187886244, {'normalize': False, 'selection': 'cyclic', 'fit_intercept': True, 'l1_ratio': 0, 'max_iter': 1000, 'tol': 0.0001, 'alpha': 0.001}], [0.60492822878629871, 0.083451038133525113, {'normalize': False, 'selection': 'cyclic', 'fit_intercept': True, 'l1_ratio': 0, 'max_iter': 1000, 'tol': 0.0001, 'alpha': 0.01}], [0.51410014645023794, 0.1172498328153794, {'normalize': False, 'selection': 'random', 'fit_intercept': True, 'l1_ratio': 0, 'max_iter': 1000, 'tol': 0.001, 'alpha': 0.01}], [0.56318564470941268, 0.082260054485236919, {'normalize': False, 'selection': 'cyclic', 'fit_intercept': True, 'l1_ratio': 0.75, 'max_iter': 1000, 'tol': 0.001, 'alpha': 0.01}], [0.60066566508248831, 0.079520758515068485, {'normalize': False, 'selection': 'random', 'fit_intercept': True, 'l1_ratio': 0, 'max_iter': 1000, 'tol': 0.0001, 'alpha': 0.001}], [0.53062281200013584, 0.10375903434887272, {'normalize': False, 'selection': 'cyclic', 'fit_intercept': True, 'l1_ratio': 0.75, 'max_iter': 1000, 'tol': 0.0001, 'alpha': 0.01}], [0.56627263230463543, 0.021342340364842304, {'normalize': False, 'selection': 'cyclic', 'fit_intercept': True, 'l1_ratio': 0.75, 'max_iter': 1000, 'tol': 0.0001, 'alpha': 0.01}], [0.68542286549881093, 0.097371768299895078, {'normalize': True, 'selection': 'cyclic', 'fit_intercept': True, 'l1_ratio': 0.25, 'max_iter': 1000, 'tol': 0.0001, 'alpha': 0.0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0.83614781046072928, 0.90045640417692008, 0.87880151286269204, 0.93883395156503979, 0.88671954781833229, 0.83249529978151782, 0.9425014899333457, 0.7305411874884371, 0.83575190924557696, 0.84339747736889226]</text:p>
          </table:table-cell>
          <table:table-cell office:value-type="string" calcext:value-type="string">
            <text:p>[-0.21508088110994472, 0.04248549585748651, -3.2030648045451366, -0.1815160709134469, 0.1550489183533752, 0.15782164483783745, -1.4425675383626744, -0.1990646615462055, 0.096058236649250284, 0.12067898309046976]</text:p>
          </table:table-cell>
          <table:table-cell office:value-type="string" calcext:value-type="string">
            <text:p>0.86256465907</text:p>
          </table:table-cell>
          <table:table-cell office:value-type="string" calcext:value-type="string">
            <text:p>-0.466920067769</text:p>
          </table:table-cell>
          <table:table-cell office:value-type="string" calcext:value-type="string">
            <text:p>[0.24928968694758771, 0.082948028948570576, 0.15839222530905081, 0.066168486778593064, 0.12078080013461094, 0.19696669078896833, 0.05281150172820618, 0.2546421246872948, 0.1933468817711185, 0.11964439070823146]</text:p>
          </table:table-cell>
          <table:table-cell office:value-type="string" calcext:value-type="string">
            <text:p>[0.78125015517268759, 0.58058704774967518, 3.1347770611372439, 0.58484812085799498, 0.70367314817489923, 1.0517387522601986, 1.8379697913132194, 0.69081264551944288, 0.99737244025193161, 0.91730101979812984]</text:p>
          </table:table-cell>
          <table:table-cell office:value-type="string" calcext:value-type="string">
            <text:p>0.14949908178</text:p>
          </table:table-cell>
          <table:table-cell office:value-type="string" calcext:value-type="string">
            <text:p>1.12803301822</text:p>
          </table:table-cell>
          <table:table-cell office:value-type="string" calcext:value-type="string">
            <text:p>[0.28668459805063035, 0.21250592910128593, 0.24184629164377469, 0.18050883723983835, 0.24092983423637557, 0.2569232041803941, 0.16600943865576503, 0.3403333992060153, 0.25029332656995579, 0.21253409540413906]</text:p>
          </table:table-cell>
          <table:table-cell office:value-type="string" calcext:value-type="string">
            <text:p>[0.73355300191938022, 0.64370902374599659, 0.90547123720408207, 0.65141381692359857, 0.62785273948333353, 0.75013457093460312, 0.82562917405556313, 0.71252843492519835, 0.79633124768235852, 0.70894973639459369]</text:p>
          </table:table-cell>
          <table:table-cell office:value-type="string" calcext:value-type="string">
            <text:p>0.238856895429</text:p>
          </table:table-cell>
          <table:table-cell office:value-type="string" calcext:value-type="string">
            <text:p>0.735557298327</text:p>
          </table:table-cell>
          <table:table-cell office:value-type="string" calcext:value-type="string">
            <text:p>[[0.52823632631686468, 0.069814245669614583, {'normalize': False, 'selection': 'cyclic', 'fit_intercept': True, 'l1_ratio': 0, 'max_iter': 1000, 'tol': 0.0001, 'alpha': 0.01}], [0.48673055444277225, 0.046512324778057688, {'normalize': False, 'selection': 'cyclic', 'fit_intercept': True, 'l1_ratio': 0, 'max_iter': 1000, 'tol': 0.0001, 'alpha': 0.01}], [0.58232908127315675, 0.065653808157779381, {'normalize': True, 'selection': 'cyclic', 'fit_intercept': True, 'l1_ratio': 0.25, 'max_iter': 1000, 'tol': 0.0001, 'alpha': 0.001}], [0.48552104025481602, 0.094162864278490854, {'normalize': False, 'selection': 'cyclic', 'fit_intercept': True, 'l1_ratio': 0.25, 'max_iter': 1000, 'tol': 0.001, 'alpha': 0.01}], [0.47840758344723094, 0.12416714665174744, {'normalize': False, 'selection': 'cyclic', 'fit_intercept': True, 'l1_ratio': 0, 'max_iter': 1000, 'tol': 0.0001, 'alpha': 0.01}], [0.54540445499128254, 0.096815055356354693, {'normalize': False, 'selection': 'cyclic', 'fit_intercept': True, 'l1_ratio': 1, 'max_iter': 1000, 'tol': 0.001, 'alpha': 0.01}], [0.55905470823518222, 0.087769964603208656, {'normalize': False, 'selection': 'random', 'fit_intercept': True, 'l1_ratio': 0, 'max_iter': 1000, 'tol': 0.001, 'alpha': 0.001}], [0.38319172913788835, 0.14412492769814306, {'normalize': False, 'selection': 'cyclic', 'fit_intercept': True, 'l1_ratio': 0.25, 'max_iter': 1000, 'tol': 0.0001, 'alpha': 0.1}], [0.52215458209249577, 0.027759921440108706, {'normalize': False, 'selection': 'random', 'fit_intercept': True, 'l1_ratio': 1, 'max_iter': 1000, 'tol': 0.0001, 'alpha': 0.01}], [0.62701518760984554, 0.10949362678060411, {'normalize': False, 'selection': 'random', 'fit_intercept': True, 'l1_ratio': 0.25, 'max_iter': 1000, 'tol': 0.001, 'alpha': 0.0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0.87561273604662371, 0.92067688193181341, 0.84338638775429309, 0.9070288222934868, 0.87814659256177485, 0.87156317588797605, 0.90739322714826143, 0.87784772369343134, 0.93693342476600039, 0.86782820743051226]</text:p>
          </table:table-cell>
          <table:table-cell office:value-type="string" calcext:value-type="string">
            <text:p>[-0.016565522532385746, -1.448153268617693, -0.90087728541923928, -0.15660642907193978, 0.18383464589093568, 0.14324129800378016, 0.30151852708423821, -0.14814405592466251, 0.1950365972472986, 0.29610888427494131]</text:p>
          </table:table-cell>
          <table:table-cell office:value-type="string" calcext:value-type="string">
            <text:p>0.888641717951</text:p>
          </table:table-cell>
          <table:table-cell office:value-type="string" calcext:value-type="string">
            <text:p>-0.155060660906</text:p>
          </table:table-cell>
          <table:table-cell office:value-type="string" calcext:value-type="string">
            <text:p>[0.18924655311836588, 0.06609863989146024, 0.20467564524285478, 0.10057478454579261, 0.12992137448317267, 0.15102726184873239, 0.085057903914965982, 0.11543550898992909, 0.074239679800656086, 0.10097930304763732]</text:p>
          </table:table-cell>
          <table:table-cell office:value-type="string" calcext:value-type="string">
            <text:p>[0.65361243401028324, 1.4844329485518812, 1.4177336747045326, 0.57251789735880199, 0.67970046625420621, 1.0699471468274273, 0.52558949828330803, 0.66147594716698721, 0.88816375774136791, 0.73429387659896117]</text:p>
          </table:table-cell>
          <table:table-cell office:value-type="string" calcext:value-type="string">
            <text:p>0.121725665488</text:p>
          </table:table-cell>
          <table:table-cell office:value-type="string" calcext:value-type="string">
            <text:p>0.86874676475</text:p>
          </table:table-cell>
          <table:table-cell office:value-type="string" calcext:value-type="string">
            <text:p>[0.24985549805489157, 0.18764245299459725, 0.27384577634237822, 0.19697312479783516, 0.21504264447308627, 0.26412645757022585, 0.1842897975108149, 0.21655717142278441, 0.19133421963769517, 0.1994790734074687]</text:p>
          </table:table-cell>
          <table:table-cell office:value-type="string" calcext:value-type="string">
            <text:p>[0.67006146702909453, 0.75007982100576742, 0.75172377077856944, 0.64118925734280818, 0.59877640405172416, 0.74278753620401883, 0.59431308663253224, 0.69730683497111723, 0.77351873131645943, 0.66502629124940993]</text:p>
          </table:table-cell>
          <table:table-cell office:value-type="string" calcext:value-type="string">
            <text:p>0.217914621621</text:p>
          </table:table-cell>
          <table:table-cell office:value-type="string" calcext:value-type="string">
            <text:p>0.688478320058</text:p>
          </table:table-cell>
          <table:table-cell office:value-type="string" calcext:value-type="string">
            <text:p>[[0.56897745547861656, 0.068638875150865072, {'normalize': False, 'selection': 'cyclic', 'fit_intercept': True, 'l1_ratio': 0, 'max_iter': 1000, 'tol': 0.0001, 'alpha': 0.01}], [0.64081488744945092, 0.04927679475560616, {'normalize': False, 'selection': 'cyclic', 'fit_intercept': True, 'l1_ratio': 0.25, 'max_iter': 1000, 'tol': 0.0001, 'alpha': 0.001}], [0.53607876259500287, 0.043314889915971162, {'normalize': True, 'selection': 'cyclic', 'fit_intercept': True, 'l1_ratio': 0, 'max_iter': 1000, 'tol': 0.0001, 'alpha': 0.01}], [0.55220970534443392, 0.086814230899760508, {'normalize': False, 'selection': 'random', 'fit_intercept': True, 'l1_ratio': 0, 'max_iter': 1000, 'tol': 0.001, 'alpha': 0.01}], [0.54887997516678044, 0.11872348707293695, {'normalize': False, 'selection': 'cyclic', 'fit_intercept': True, 'l1_ratio': 0, 'max_iter': 1000, 'tol': 0.0001, 'alpha': 0.01}], [0.49663239709455126, 0.09888768936287802, {'normalize': False, 'selection': 'random', 'fit_intercept': True, 'l1_ratio': 0, 'max_iter': 1000, 'tol': 0.001, 'alpha': 0.1}], [0.55794520073770559, 0.090426702319699945, {'normalize': False, 'selection': 'cyclic', 'fit_intercept': True, 'l1_ratio': 0.5, 'max_iter': 1000, 'tol': 0.001, 'alpha': 0.01}], [0.47824775257634644, 0.11462209167628365, {'normalize': False, 'selection': 'random', 'fit_intercept': True, 'l1_ratio': 0.75, 'max_iter': 1000, 'tol': 0.001, 'alpha': 0.01}], [0.51876642353382907, 0.037214348607718419, {'normalize': False, 'selection': 'cyclic', 'fit_intercept': True, 'l1_ratio': 0.25, 'max_iter': 1000, 'tol': 0.001, 'alpha': 0.01}], [0.59385565664152518, 0.056702736137634428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0.9302265500375746, 0.90879590841622337, 0.96264025040501366, 0.97377474855364876, 0.91438694152272937, 0.89547046315396939, 0.95161930085667912, 0.88046574670402855, 0.91189032292707906, 0.93573070796863433]</text:p>
          </table:table-cell>
          <table:table-cell office:value-type="string" calcext:value-type="string">
            <text:p>[0.0074233787564169651, 0.17900261388861372, 0.11940055535610783, -0.4147687036303771, 0.40235449422849212, 0.20756771772766713, 0.32842228994564693, -0.11873439947955311, 0.23975715779223206, 0.40536927281575064]</text:p>
          </table:table-cell>
          <table:table-cell office:value-type="string" calcext:value-type="string">
            <text:p>0.926500094055</text:p>
          </table:table-cell>
          <table:table-cell office:value-type="string" calcext:value-type="string">
            <text:p>0.13557943774</text:p>
          </table:table-cell>
          <table:table-cell office:value-type="string" calcext:value-type="string">
            <text:p>[0.10615544136025969, 0.075998858252668569, 0.048824816341434742, 0.028370072090538111, 0.091281536273116859, 0.1229149805074809, 0.044436931904103284, 0.11296144278409626, 0.10371950893103903, 0.049101765138582054]</text:p>
          </table:table-cell>
          <table:table-cell office:value-type="string" calcext:value-type="string">
            <text:p>[0.63818849545141154, 0.49781016010767942, 0.65677858122356836, 0.70030771323087782, 0.49771768292107826, 0.98961429571213155, 0.50534510273014743, 0.64453227163036886, 0.83882091685436322, 0.62031426744066442]</text:p>
          </table:table-cell>
          <table:table-cell office:value-type="string" calcext:value-type="string">
            <text:p>0.0783765353583</text:p>
          </table:table-cell>
          <table:table-cell office:value-type="string" calcext:value-type="string">
            <text:p>0.65894294873</text:p>
          </table:table-cell>
          <table:table-cell office:value-type="string" calcext:value-type="string">
            <text:p>[0.19544872465581978, 0.21334610266749868, 0.15602856781149446, 0.12736346457589598, 0.19470232762178138, 0.21669876606819502, 0.14371170993977558, 0.23833910767058272, 0.21113244288882116, 0.13791799002433761]</text:p>
          </table:table-cell>
          <table:table-cell office:value-type="string" calcext:value-type="string">
            <text:p>[0.65426214734367771, 0.57231161870764946, 0.67245138060583332, 0.65574018690274893, 0.56488896518552467, 0.71955657508093773, 0.58456978653574165, 0.67204506560128563, 0.75226672795043992, 0.63925378567714508]</text:p>
          </table:table-cell>
          <table:table-cell office:value-type="string" calcext:value-type="string">
            <text:p>0.183468920392</text:p>
          </table:table-cell>
          <table:table-cell office:value-type="string" calcext:value-type="string">
            <text:p>0.648734623959</text:p>
          </table:table-cell>
          <table:table-cell office:value-type="string" calcext:value-type="string">
            <text:p>[[0.64266678320667014, 0.073721268560559328, {'normalize': True, 'selection': 'random', 'fit_intercept': True, 'l1_ratio': 0.5, 'max_iter': 1000, 'tol': 0.001, 'alpha': 0.001}], [0.58354491798174002, 0.054393601113386002, {'normalize': False, 'selection': 'random', 'fit_intercept': True, 'l1_ratio': 0, 'max_iter': 1000, 'tol': 0.0001, 'alpha': 0.01}], [0.60799674817271132, 0.058783992607385913, {'normalize': False, 'selection': 'cyclic', 'fit_intercept': True, 'l1_ratio': 0, 'max_iter': 1000, 'tol': 0.0001, 'alpha': 0.001}], [0.62832355660193262, 0.098866981989748706, {'normalize': False, 'selection': 'random', 'fit_intercept': True, 'l1_ratio': 0, 'max_iter': 1000, 'tol': 0.0001, 'alpha': 0.001}], [0.50663658212330254, 0.1049895913417615, {'normalize': False, 'selection': 'random', 'fit_intercept': True, 'l1_ratio': 0, 'max_iter': 1000, 'tol': 0.0001, 'alpha': 0.01}], [0.54125988577109174, 0.074081838587337578, {'normalize': False, 'selection': 'cyclic', 'fit_intercept': True, 'l1_ratio': 0.75, 'max_iter': 1000, 'tol': 0.001, 'alpha': 0.01}], [0.58206993681049179, 0.069303215716007588, {'normalize': False, 'selection': 'random', 'fit_intercept': True, 'l1_ratio': 0, 'max_iter': 1000, 'tol': 0.001, 'alpha': 0.01}], [0.53081575832567973, 0.1046268647704745, {'normalize': False, 'selection': 'cyclic', 'fit_intercept': True, 'l1_ratio': 0.75, 'max_iter': 1000, 'tol': 0.0001, 'alpha': 0.01}], [0.5640964128985092, 0.011321590058593614, {'normalize': False, 'selection': 'random', 'fit_intercept': True, 'l1_ratio': 0.25, 'max_iter': 1000, 'tol': 0.001, 'alpha': 0.01}], [0.63053053352865751, 0.077973421327500611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0.85079041165356561, 0.90250129973619286, 0.89049791955540503, 0.95466615036085145, 0.89554165303000133, 0.84169085223850637, 0.94035931523869554, 0.73584313172468852, 0.841825741641539, 0.88237679343765985]</text:p>
          </table:table-cell>
          <table:table-cell office:value-type="string" calcext:value-type="string">
            <text:p>[-0.16571195448038667, -0.016835666591048959, -2.5584758416225171, -0.28010417680896138, 0.15422510033121928, 0.13925687335876935, -1.1281610805776414, -0.20256896672242553, 0.093958154013528361, 0.067467200200020616]</text:p>
          </table:table-cell>
          <table:table-cell office:value-type="string" calcext:value-type="string">
            <text:p>0.873609326862</text:p>
          </table:table-cell>
          <table:table-cell office:value-type="string" calcext:value-type="string">
            <text:p>-0.38969503589</text:p>
          </table:table-cell>
          <table:table-cell office:value-type="string" calcext:value-type="string">
            <text:p>[0.22701198972715678, 0.081244051363223699, 0.14310639189695876, 0.049041458574201828, 0.11137457950416797, 0.18615375518138855, 0.054779056408449024, 0.24963171759498751, 0.18619698706752952, 0.089864177446552618]</text:p>
          </table:table-cell>
          <table:table-cell office:value-type="string" calcext:value-type="string">
            <text:p>[0.74950783892883466, 0.6165563186338977, 2.6540224716179535, 0.63364903850219056, 0.70435922176396903, 1.0749230213306513, 1.601386948658212, 0.69283156777370258, 0.99968958570094424, 0.97281114837692584]</text:p>
          </table:table-cell>
          <table:table-cell office:value-type="string" calcext:value-type="string">
            <text:p>0.137840416476</text:p>
          </table:table-cell>
          <table:table-cell office:value-type="string" calcext:value-type="string">
            <text:p>1.06997371613</text:p>
          </table:table-cell>
          <table:table-cell office:value-type="string" calcext:value-type="string">
            <text:p>[0.28779311453716433, 0.22382901900330385, 0.2249879554999743, 0.16420127098402668, 0.22301662176183923, 0.24853825775513846, 0.15336309436116477, 0.33529532619909902, 0.26190997854734371, 0.17917401934987867]</text:p>
          </table:table-cell>
          <table:table-cell office:value-type="string" calcext:value-type="string">
            <text:p>[0.71900650874819794, 0.64874963650872031, 0.86151304539790063, 0.66778308828138344, 0.6236928377918628, 0.74869062709426615, 0.81109117945902831, 0.71130995373466421, 0.78611968814980315, 0.73426441051184987]</text:p>
          </table:table-cell>
          <table:table-cell office:value-type="string" calcext:value-type="string">
            <text:p>0.2302108658</text:p>
          </table:table-cell>
          <table:table-cell office:value-type="string" calcext:value-type="string">
            <text:p>0.731222097568</text:p>
          </table:table-cell>
          <table:table-cell office:value-type="string" calcext:value-type="string">
            <text:p>[[0.51058557538426219, 0.071023708449438255, {'normalize': False, 'selection': 'random', 'fit_intercept': True, 'l1_ratio': 0, 'max_iter': 1000, 'tol': 0.0001, 'alpha': 0.01}], [0.47751948540847011, 0.045486296649464075, {'normalize': False, 'selection': 'cyclic', 'fit_intercept': True, 'l1_ratio': 0, 'max_iter': 1000, 'tol': 0.0001, 'alpha': 0.01}], [0.52494254000179408, 0.081894170591136545, {'normalize': True, 'selection': 'random', 'fit_intercept': True, 'l1_ratio': 0.5, 'max_iter': 1000, 'tol': 0.0001, 'alpha': 0.001}], [0.47655136502203005, 0.10183327615886123, {'normalize': False, 'selection': 'cyclic', 'fit_intercept': True, 'l1_ratio': 0, 'max_iter': 1000, 'tol': 0.0001, 'alpha': 0.01}], [0.46283730463957096, 0.10953854436902577, {'normalize': False, 'selection': 'cyclic', 'fit_intercept': True, 'l1_ratio': 0, 'max_iter': 1000, 'tol': 0.0001, 'alpha': 0.01}], [0.52661502387966541, 0.088021228819398403, {'normalize': False, 'selection': 'random', 'fit_intercept': True, 'l1_ratio': 1, 'max_iter': 1000, 'tol': 0.001, 'alpha': 0.01}], [0.53364135658998491, 0.064377059755925115, {'normalize': False, 'selection': 'random', 'fit_intercept': True, 'l1_ratio': 0, 'max_iter': 1000, 'tol': 0.0001, 'alpha': 0.001}], [0.38406266881331891, 0.14163619873071132, {'normalize': False, 'selection': 'random', 'fit_intercept': True, 'l1_ratio': 0.25, 'max_iter': 1000, 'tol': 0.001, 'alpha': 0.1}], [0.51567138702052617, 0.029976673732579173, {'normalize': False, 'selection': 'random', 'fit_intercept': True, 'l1_ratio': 1, 'max_iter': 1000, 'tol': 0.0001, 'alpha': 0.01}], [0.59294976216097939, 0.093829975944703645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0.8894165399158146, 0.92995584885447802, 0.84490155128175193, 0.90837611307956934, 0.88528587249329815, 0.90975770774995757, 0.90017215037226306, 0.88259171546359516, 0.94264738013841265, 0.88449488561639578]</text:p>
          </table:table-cell>
          <table:table-cell office:value-type="string" calcext:value-type="string">
            <text:p>[0.0069887316620790285, -1.1073527998587784, -0.5109056911364982, -0.1848930556498245, 0.19778186567132161, 0.16181365861911456, 0.30893570654921798, -0.15173570213842202, 0.22126282595305424, 0.31553489859228412]</text:p>
          </table:table-cell>
          <table:table-cell office:value-type="string" calcext:value-type="string">
            <text:p>0.897759976497</text:p>
          </table:table-cell>
          <table:table-cell office:value-type="string" calcext:value-type="string">
            <text:p>-0.0742569561736</text:p>
          </table:table-cell>
          <table:table-cell office:value-type="string" calcext:value-type="string">
            <text:p>[0.16824502756712045, 0.058366630508536549, 0.20269550400107983, 0.099117306175898978, 0.122309399725767, 0.10611478752845514, 0.091690352446120449, 0.11095237432235638, 0.067513419247119122, 0.088245954164251614]</text:p>
          </table:table-cell>
          <table:table-cell office:value-type="string" calcext:value-type="string">
            <text:p>[0.6384679567738436, 1.2777892505479145, 1.126880674548387, 0.58651972163081356, 0.66808525649315653, 1.0467534002055052, 0.52000825986133181, 0.66354518888702729, 0.85922680761539494, 0.71402880570762717]</text:p>
          </table:table-cell>
          <table:table-cell office:value-type="string" calcext:value-type="string">
            <text:p>0.111525075569</text:p>
          </table:table-cell>
          <table:table-cell office:value-type="string" calcext:value-type="string">
            <text:p>0.810130532227</text:p>
          </table:table-cell>
          <table:table-cell office:value-type="string" calcext:value-type="string">
            <text:p>[0.24876567389193757, 0.18522170110097466, 0.27552142118047634, 0.1991121519322662, 0.21585325096371988, 0.21295097063245358, 0.19206207129195493, 0.21595001775738684, 0.18707641104907205, 0.19208806085596616]</text:p>
          </table:table-cell>
          <table:table-cell office:value-type="string" calcext:value-type="string">
            <text:p>[0.65858965491218024, 0.75012028117466423, 0.73406699412802856, 0.65897092513629074, 0.59607347521635701, 0.73479275791886201, 0.59129533946090695, 0.69906617935912296, 0.75128590204082657, 0.65730073159526958]</text:p>
          </table:table-cell>
          <table:table-cell office:value-type="string" calcext:value-type="string">
            <text:p>0.212460173066</text:p>
          </table:table-cell>
          <table:table-cell office:value-type="string" calcext:value-type="string">
            <text:p>0.683156224094</text:p>
          </table:table-cell>
          <table:table-cell office:value-type="string" calcext:value-type="string">
            <text:p>[[0.56319553494961672, 0.06845922386402481, {'normalize': False, 'selection': 'cyclic', 'fit_intercept': True, 'l1_ratio': 0, 'max_iter': 1000, 'tol': 0.0001, 'alpha': 0.01}], [0.6273212220694967, 0.016828426435580069, {'normalize': False, 'selection': 'cyclic', 'fit_intercept': True, 'l1_ratio': 0.5, 'max_iter': 1000, 'tol': 0.0001, 'alpha': 0.001}], [0.51691535471618189, 0.050984342972313593, {'normalize': True, 'selection': 'cyclic', 'fit_intercept': True, 'l1_ratio': 0, 'max_iter': 1000, 'tol': 0.0001, 'alpha': 0.01}], [0.55733247582630407, 0.077257493228423388, {'normalize': False, 'selection': 'random', 'fit_intercept': True, 'l1_ratio': 0, 'max_iter': 1000, 'tol': 0.0001, 'alpha': 0.01}], [0.55757463687904019, 0.13118087411830023, {'normalize': False, 'selection': 'random', 'fit_intercept': True, 'l1_ratio': 0, 'max_iter': 1000, 'tol': 0.0001, 'alpha': 0.01}], [0.49938359333622584, 0.088310057195508732, {'normalize': False, 'selection': 'cyclic', 'fit_intercept': True, 'l1_ratio': 1, 'max_iter': 1000, 'tol': 0.001, 'alpha': 0.01}], [0.55901043857023702, 0.097893040258892797, {'normalize': False, 'selection': 'cyclic', 'fit_intercept': True, 'l1_ratio': 0.5, 'max_iter': 1000, 'tol': 0.001, 'alpha': 0.01}], [0.46731771224938973, 0.11469775353051925, {'normalize': False, 'selection': 'cyclic', 'fit_intercept': True, 'l1_ratio': 1, 'max_iter': 1000, 'tol': 0.001, 'alpha': 0.01}], [0.51407419866299153, 0.027203343020016889, {'normalize': False, 'selection': 'cyclic', 'fit_intercept': True, 'l1_ratio': 0.25, 'max_iter': 1000, 'tol': 0.001, 'alpha': 0.01}], [0.58613456851126811, 0.051824136258954094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0.93737656369570255, 0.90592860628082461, 0.96297392300028073, 0.97746533843002081, 0.9206135485258431, 0.90401642705774343, 0.9455258315956323, 0.88940357064274922, 0.91503217449971508, 0.90410768803598618]</text:p>
          </table:table-cell>
          <table:table-cell office:value-type="string" calcext:value-type="string">
            <text:p>[-0.00076873351233541776, 0.20076487950702337, 0.21190004224095793, -0.37443123257832234, 0.4155650243097313, 0.22065972560679503, 0.34312725878135908, -0.09893071387983432, 0.26442936746458112, 0.37042359508404132]</text:p>
          </table:table-cell>
          <table:table-cell office:value-type="string" calcext:value-type="string">
            <text:p>0.926244367176</text:p>
          </table:table-cell>
          <table:table-cell office:value-type="string" calcext:value-type="string">
            <text:p>0.155273921302</text:p>
          </table:table-cell>
          <table:table-cell office:value-type="string" calcext:value-type="string">
            <text:p>[0.095277193889062417, 0.078388133610513458, 0.048388745346347746, 0.024377648945864971, 0.084642662915215897, 0.11286588798928414, 0.050033690185970058, 0.10451508151417448, 0.10002103547075923, 0.073261765173245563]</text:p>
          </table:table-cell>
          <table:table-cell office:value-type="string" calcext:value-type="string">
            <text:p>[0.64345570776678318, 0.48461465289282873, 0.58778957364509155, 0.68034074475221862, 0.48671598649954206, 0.97326458552666451, 0.49427998863288963, 0.63312284820316556, 0.81159860789045057, 0.65676933357054845]</text:p>
          </table:table-cell>
          <table:table-cell office:value-type="string" calcext:value-type="string">
            <text:p>0.077177184504</text:p>
          </table:table-cell>
          <table:table-cell office:value-type="string" calcext:value-type="string">
            <text:p>0.645195202938</text:p>
          </table:table-cell>
          <table:table-cell office:value-type="string" calcext:value-type="string">
            <text:p>[0.19181858970022503, 0.21710881831227527, 0.15288540018532534, 0.12623192829572574, 0.19229087115423979, 0.20539962904596942, 0.15244523684149328, 0.22566007823239262, 0.21268119919902162, 0.16574937201941284]</text:p>
          </table:table-cell>
          <table:table-cell office:value-type="string" calcext:value-type="string">
            <text:p>[0.65776935834753214, 0.56560911491031229, 0.64213291776911297, 0.65879726397003646, 0.55973338991910015, 0.70661313199005316, 0.57755743849656704, 0.66784626875520947, 0.73003831405888209, 0.65975820648094763]</text:p>
          </table:table-cell>
          <table:table-cell office:value-type="string" calcext:value-type="string">
            <text:p>0.184227112299</text:p>
          </table:table-cell>
          <table:table-cell office:value-type="string" calcext:value-type="string">
            <text:p>0.64258554047</text:p>
          </table:table-cell>
          <table:table-cell office:value-type="string" calcext:value-type="string">
            <text:p>[[0.63899151922490571, 0.065905555013378414, {'normalize': True, 'selection': 'cyclic', 'fit_intercept': True, 'l1_ratio': 0, 'max_iter': 1000, 'tol': 0.0001, 'alpha': 0.001}], [0.5769056513845926, 0.038476016034319535, {'normalize': False, 'selection': 'random', 'fit_intercept': True, 'l1_ratio': 0, 'max_iter': 1000, 'tol': 0.001, 'alpha': 0.01}], [0.58086799547672374, 0.084070419269277594, {'normalize': False, 'selection': 'cyclic', 'fit_intercept': True, 'l1_ratio': 0, 'max_iter': 1000, 'tol': 0.0001, 'alpha': 0.001}], [0.64768956098563113, 0.092846281425119831, {'normalize': False, 'selection': 'cyclic', 'fit_intercept': True, 'l1_ratio': 0, 'max_iter': 1000, 'tol': 0.0001, 'alpha': 0.001}], [0.51792894469238782, 0.11846639566611711, {'normalize': False, 'selection': 'random', 'fit_intercept': True, 'l1_ratio': 0, 'max_iter': 1000, 'tol': 0.001, 'alpha': 0.01}], [0.54569963923121689, 0.076604883707018151, {'normalize': False, 'selection': 'cyclic', 'fit_intercept': True, 'l1_ratio': 0.75, 'max_iter': 1000, 'tol': 0.001, 'alpha': 0.01}], [0.58501591113900642, 0.078096021747376579, {'normalize': False, 'selection': 'random', 'fit_intercept': True, 'l1_ratio': 0, 'max_iter': 1000, 'tol': 0.0001, 'alpha': 0.01}], [0.50513733017090579, 0.10589603834205974, {'normalize': False, 'selection': 'cyclic', 'fit_intercept': True, 'l1_ratio': 0.75, 'max_iter': 1000, 'tol': 0.0001, 'alpha': 0.01}], [0.56164503624088158, 0.013394824308878686, {'normalize': False, 'selection': 'random', 'fit_intercept': True, 'l1_ratio': 0.25, 'max_iter': 1000, 'tol': 0.0001, 'alpha': 0.01}], [0.61916377802999667, 0.079399221299557468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0.85855891637538373, 0.89598968318687722, 0.87576495535743559, 0.95181639943784824, 0.90330802396647469, 0.84785790628666213, 0.93751784925921589, 0.73316665412007431, 0.87596993012588498, 0.83979526378063374]</text:p>
          </table:table-cell>
          <table:table-cell office:value-type="string" calcext:value-type="string">
            <text:p>[-0.13688813931119204, 0.0054309067385148735, -2.2186431032873126, -0.29984607852599487, 0.16085741581562751, 0.15264501383699158, 0.026236185082880059, -0.19722510020529604, 0.13482165562512594, 0.14718174550901186]</text:p>
          </table:table-cell>
          <table:table-cell office:value-type="string" calcext:value-type="string">
            <text:p>0.87197455819</text:p>
          </table:table-cell>
          <table:table-cell office:value-type="string" calcext:value-type="string">
            <text:p>-0.222542949872</text:p>
          </table:table-cell>
          <table:table-cell office:value-type="string" calcext:value-type="string">
            <text:p>[0.21519275120737635, 0.086670073535404388, 0.16236065026134897, 0.05212427512187421, 0.10309399377393864, 0.17890199313412913, 0.057388899434154726, 0.25216102416159941, 0.14600368957633258, 0.12239648334842046]</text:p>
          </table:table-cell>
          <table:table-cell office:value-type="string" calcext:value-type="string">
            <text:p>[0.73097523717064394, 0.6030550254242556, 2.4005645968774423, 0.64342124084933572, 0.6988358460112476, 1.0582034914646308, 0.73273244140929872, 0.68975282591399278, 0.95460246618505629, 0.88965353892767363]</text:p>
          </table:table-cell>
          <table:table-cell office:value-type="string" calcext:value-type="string">
            <text:p>0.137629383355</text:p>
          </table:table-cell>
          <table:table-cell office:value-type="string" calcext:value-type="string">
            <text:p>0.940179671023</text:p>
          </table:table-cell>
          <table:table-cell office:value-type="string" calcext:value-type="string">
            <text:p>[0.28631643511695304, 0.22557206282443554, 0.23827004461813353, 0.16279498434661788, 0.20681056470183332, 0.2376743075744493, 0.16838712897861763, 0.33487561022617102, 0.23467341404154821, 0.19231026169837265]</text:p>
          </table:table-cell>
          <table:table-cell office:value-type="string" calcext:value-type="string">
            <text:p>[0.7054270257069124, 0.6424775639276793, 0.89978001029235288, 0.68278363175267065, 0.62025465952480163, 0.73875835565894976, 0.67956921188266961, 0.70954192047131182, 0.76897058913809035, 0.72323684300126689]</text:p>
          </table:table-cell>
          <table:table-cell office:value-type="string" calcext:value-type="string">
            <text:p>0.228768481413</text:p>
          </table:table-cell>
          <table:table-cell office:value-type="string" calcext:value-type="string">
            <text:p>0.717079981136</text:p>
          </table:table-cell>
          <table:table-cell office:value-type="string" calcext:value-type="string">
            <text:p>[[0.5082955986701897, 0.068823741754841447, {'normalize': False, 'selection': 'random', 'fit_intercept': True, 'l1_ratio': 0, 'max_iter': 1000, 'tol': 0.001, 'alpha': 0.01}], [0.465613433825737, 0.060061144228134612, {'normalize': False, 'selection': 'cyclic', 'fit_intercept': True, 'l1_ratio': 0, 'max_iter': 1000, 'tol': 0.0001, 'alpha': 0.01}], [0.46970241921736416, 0.10219353895293436, {'normalize': True, 'selection': 'cyclic', 'fit_intercept': True, 'l1_ratio': 0, 'max_iter': 1000, 'tol': 0.0001, 'alpha': 0.001}], [0.47784659167240973, 0.093412008768732305, {'normalize': False, 'selection': 'cyclic', 'fit_intercept': True, 'l1_ratio': 0, 'max_iter': 1000, 'tol': 0.0001, 'alpha': 0.01}], [0.46686233552771367, 0.12113841485327388, {'normalize': False, 'selection': 'cyclic', 'fit_intercept': True, 'l1_ratio': 0, 'max_iter': 1000, 'tol': 0.0001, 'alpha': 0.01}], [0.53064187899325088, 0.095892712918233952, {'normalize': False, 'selection': 'cyclic', 'fit_intercept': True, 'l1_ratio': 1, 'max_iter': 1000, 'tol': 0.0001, 'alpha': 0.01}], [0.51304596214481513, 0.09857640736796533, {'normalize': False, 'selection': 'cyclic', 'fit_intercept': True, 'l1_ratio': 0, 'max_iter': 1000, 'tol': 0.0001, 'alpha': 0.01}], [0.38500772708350822, 0.14468790307573956, {'normalize': False, 'selection': 'random', 'fit_intercept': True, 'l1_ratio': 0.25, 'max_iter': 1000, 'tol': 0.001, 'alpha': 0.1}], [0.51287954934053781, 0.03982947938134624, {'normalize': False, 'selection': 'cyclic', 'fit_intercept': True, 'l1_ratio': 0, 'max_iter': 1000, 'tol': 0.0001, 'alpha': 0.01}], [0.57186045407358344, 0.086732384129672768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0.89570860212152958, 0.93640336791090728, 0.84402643987424242, 0.90457894011867213, 0.88817555512194191, 0.90872324381973502, 0.89379443932370739, 0.88765498687714617, 0.94254248376996008, 0.89301409409306165]</text:p>
          </table:table-cell>
          <table:table-cell office:value-type="string" calcext:value-type="string">
            <text:p>[0.023860027001223805, -0.77337418125074486, -0.24488409769058461, -0.18233703754103447, 0.21732285046567323, 0.16666326032462109, 0.30770625818940378, -0.13475554470770357, 0.25193653091811163, 0.32672166898299504]</text:p>
          </table:table-cell>
          <table:table-cell office:value-type="string" calcext:value-type="string">
            <text:p>0.899462215303</text:p>
          </table:table-cell>
          <table:table-cell office:value-type="string" calcext:value-type="string">
            <text:p>-0.0041140265308</text:p>
          </table:table-cell>
          <table:table-cell office:value-type="string" calcext:value-type="string">
            <text:p>[0.15867209343710989, 0.052994019715074024, 0.20383917209878244, 0.10322502925574328, 0.11922838995487585, 0.10733120078020701, 0.097548182460712937, 0.10616751618913149, 0.067636899438920761, 0.08173727543812348]</text:p>
          </table:table-cell>
          <table:table-cell office:value-type="string" calcext:value-type="string">
            <text:p>[0.62762036439823909, 1.0752819680469561, 0.92847345798593006, 0.58525449771672067, 0.65181157321449545, 1.0406970654452439, 0.52093338840325654, 0.65376247419929301, 0.82538269374331985, 0.70235885162906742]</text:p>
          </table:table-cell>
          <table:table-cell office:value-type="string" calcext:value-type="string">
            <text:p>0.109837977877</text:p>
          </table:table-cell>
          <table:table-cell office:value-type="string" calcext:value-type="string">
            <text:p>0.761157633478</text:p>
          </table:table-cell>
          <table:table-cell office:value-type="string" calcext:value-type="string">
            <text:p>[0.24906572232364355, 0.18162912451373356, 0.27680563559638244, 0.19891570179351051, 0.21376425111209582, 0.21174494230642157, 0.19635544195857882, 0.21093780085402133, 0.18440096650827598, 0.18687557853565417]</text:p>
          </table:table-cell>
          <table:table-cell office:value-type="string" calcext:value-type="string">
            <text:p>[0.65409222847698933, 0.73737472178740882, 0.71846912418637476, 0.66007938076972195, 0.58783999492863326, 0.7316521516979565, 0.58963168529866949, 0.69771353586192608, 0.73299742221430397, 0.65221490763732881]</text:p>
          </table:table-cell>
          <table:table-cell office:value-type="string" calcext:value-type="string">
            <text:p>0.21104951655</text:p>
          </table:table-cell>
          <table:table-cell office:value-type="string" calcext:value-type="string">
            <text:p>0.676206515286</text:p>
          </table:table-cell>
          <table:table-cell office:value-type="string" calcext:value-type="string">
            <text:p>[[0.55880157217369408, 0.063623688186032618, {'normalize': False, 'selection': 'cyclic', 'fit_intercept': True, 'l1_ratio': 0, 'max_iter': 1000, 'tol': 0.0001, 'alpha': 0.01}], [0.60637597829643863, 0.012301758569615528, {'normalize': False, 'selection': 'random', 'fit_intercept': True, 'l1_ratio': 0.5, 'max_iter': 1000, 'tol': 0.001, 'alpha': 0.001}], [0.49947691078314993, 0.055683338565214291, {'normalize': True, 'selection': 'random', 'fit_intercept': True, 'l1_ratio': 0, 'max_iter': 1000, 'tol': 0.0001, 'alpha': 0.01}], [0.5613172451667785, 0.073832276703581168, {'normalize': False, 'selection': 'random', 'fit_intercept': True, 'l1_ratio': 0, 'max_iter': 1000, 'tol': 0.0001, 'alpha': 0.01}], [0.55353975519649012, 0.13423163391864587, {'normalize': False, 'selection': 'random', 'fit_intercept': True, 'l1_ratio': 0, 'max_iter': 1000, 'tol': 0.001, 'alpha': 0.01}], [0.5032324349492211, 0.090855637470770606, {'normalize': False, 'selection': 'random', 'fit_intercept': True, 'l1_ratio': 1, 'max_iter': 1000, 'tol': 0.001, 'alpha': 0.01}], [0.55618915873474284, 0.098822653116881778, {'normalize': False, 'selection': 'cyclic', 'fit_intercept': True, 'l1_ratio': 0.5, 'max_iter': 1000, 'tol': 0.001, 'alpha': 0.01}], [0.45729834384496243, 0.1159547820837304, {'normalize': False, 'selection': 'random', 'fit_intercept': True, 'l1_ratio': 0.75, 'max_iter': 1000, 'tol': 0.001, 'alpha': 0.01}], [0.50677111818239384, 0.022608423621344017, {'normalize': False, 'selection': 'cyclic', 'fit_intercept': True, 'l1_ratio': 0, 'max_iter': 1000, 'tol': 0.0001, 'alpha': 0.01}], [0.58171154402509739, 0.050884130837273452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0.94069149362012294, 0.90487269140596549, 0.966149079979989, 0.97710333137969008, 0.86531876178521194, 0.90809618433290895, 0.94333191052424203, 0.88646230878731913, 0.91698981760104015, 0.91304340369456893]</text:p>
          </table:table-cell>
          <table:table-cell office:value-type="string" calcext:value-type="string">
            <text:p>[-0.027771943831551127, 0.20903517215339129, 0.2388398973364414, -0.35562657990317459, 0.51221967937270918, 0.22906248874728785, 0.34177821050370538, -0.09604430523776375, 0.28579641855639171, 0.38130595899601483]</text:p>
          </table:table-cell>
          <table:table-cell office:value-type="string" calcext:value-type="string">
            <text:p>0.922205898311</text:p>
          </table:table-cell>
          <table:table-cell office:value-type="string" calcext:value-type="string">
            <text:p>0.171859499669</text:p>
          </table:table-cell>
          <table:table-cell office:value-type="string" calcext:value-type="string">
            <text:p>[0.090233759038203229, 0.079268009979081802, 0.044239187116699351, 0.024769262583437836, 0.14359854150842391, 0.10806855222101351, 0.052048773121492399, 0.10729461268314024, 0.097716569175148718, 0.066434874791463386]</text:p>
          </table:table-cell>
          <table:table-cell office:value-type="string" calcext:value-type="string">
            <text:p>[0.66081773080575734, 0.47959997711422986, 0.56769698794611323, 0.67103247882914507, 0.40622223142749503, 0.96277095129022283, 0.49529511306339469, 0.63145991237157517, 0.78802307597849308, 0.64541693402327971]</text:p>
          </table:table-cell>
          <table:table-cell office:value-type="string" calcext:value-type="string">
            <text:p>0.0813672142218</text:p>
          </table:table-cell>
          <table:table-cell office:value-type="string" calcext:value-type="string">
            <text:p>0.630833539285</text:p>
          </table:table-cell>
          <table:table-cell office:value-type="string" calcext:value-type="string">
            <text:p>[0.19731073456086065, 0.21540925826359233, 0.1473583451473337, 0.12835832659527738, 0.24652450537016238, 0.20321065408371486, 0.15431895515763192, 0.22902209887720404, 0.21385037504937299, 0.16375710387296896]</text:p>
          </table:table-cell>
          <table:table-cell office:value-type="string" calcext:value-type="string">
            <text:p>[0.6639910088815496, 0.56506053805024037, 0.62249833294155599, 0.6580093723419933, 0.52964227117132678, 0.69851201302669452, 0.57665303917558075, 0.66647881410193832, 0.716092670661299, 0.65343895036559729]</text:p>
          </table:table-cell>
          <table:table-cell office:value-type="string" calcext:value-type="string">
            <text:p>0.189912035698</text:p>
          </table:table-cell>
          <table:table-cell office:value-type="string" calcext:value-type="string">
            <text:p>0.635037701072</text:p>
          </table:table-cell>
          <table:table-cell office:value-type="string" calcext:value-type="string">
            <text:p>[[0.64635699041553518, 0.052290878949801424, {'normalize': True, 'selection': 'random', 'fit_intercept': True, 'l1_ratio': 0.5, 'max_iter': 1000, 'tol': 0.001, 'alpha': 0.001}], [0.57534553621355955, 0.033382852011611848, {'normalize': False, 'selection': 'cyclic', 'fit_intercept': True, 'l1_ratio': 0, 'max_iter': 1000, 'tol': 0.0001, 'alpha': 0.01}], [0.56964354684789775, 0.093085400278700201, {'normalize': False, 'selection': 'cyclic', 'fit_intercept': True, 'l1_ratio': 0, 'max_iter': 1000, 'tol': 0.0001, 'alpha': 0.001}], [0.65008855020912282, 0.081016747083002758, {'normalize': False, 'selection': 'cyclic', 'fit_intercept': True, 'l1_ratio': 0, 'max_iter': 1000, 'tol': 0.0001, 'alpha': 0.001}], [0.51876715170946908, 0.08842429495292442, {'normalize': True, 'selection': 'random', 'fit_intercept': True, 'l1_ratio': 0, 'max_iter': 1000, 'tol': 0.0001, 'alpha': 0.01}], [0.54608184682036898, 0.07921835564329667, {'normalize': False, 'selection': 'cyclic', 'fit_intercept': True, 'l1_ratio': 0.75, 'max_iter': 1000, 'tol': 0.001, 'alpha': 0.01}], [0.58514142827142834, 0.082900525388439117, {'normalize': False, 'selection': 'random', 'fit_intercept': True, 'l1_ratio': 0, 'max_iter': 1000, 'tol': 0.001, 'alpha': 0.01}], [0.49788780401924515, 0.10696789418969593, {'normalize': False, 'selection': 'random', 'fit_intercept': True, 'l1_ratio': 0.75, 'max_iter': 1000, 'tol': 0.001, 'alpha': 0.01}], [0.55640556958731791, 0.014984539787877027, {'normalize': False, 'selection': 'random', 'fit_intercept': True, 'l1_ratio': 0.25, 'max_iter': 1000, 'tol': 0.0001, 'alpha': 0.01}], [0.61426137012603921, 0.077607850219455016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osis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0.86230100105657759, 0.89460155616723736, 0.87349738498163387, 0.89773016904812675, 0.9048026070549795, 0.84704463369068483, 0.93394279184824758, 0.72985496317616771, 0.87512022118574684, 0.85062360661433933]</text:p>
          </table:table-cell>
          <table:table-cell office:value-type="string" calcext:value-type="string">
            <text:p>[-0.11639316596601401, 0.014424234003628245, -2.7809757744615933, -0.21560994271623724, 0.17584848488507043, 0.16251286464883619, 0.046944856766627407, -0.1938503556076101, 0.15069370959927952, 0.1585069778000131]</text:p>
          </table:table-cell>
          <table:table-cell office:value-type="string" calcext:value-type="string">
            <text:p>0.866951893482</text:p>
          </table:table-cell>
          <table:table-cell office:value-type="string" calcext:value-type="string">
            <text:p>-0.259789811105</text:p>
          </table:table-cell>
          <table:table-cell office:value-type="string" calcext:value-type="string">
            <text:p>[0.20949943016400641, 0.087826776779418372, 0.16532409911579879, 0.11063392405320371, 0.10150045368983147, 0.17985831025078355, 0.060672534965213208, 0.25529061569510275, 0.14700393605246606, 0.11412362503840238]</text:p>
          </table:table-cell>
          <table:table-cell office:value-type="string" calcext:value-type="string">
            <text:p>[0.71779775955980851, 0.59760193901803482, 2.819969873812243, 0.60172452004333954, 0.68635132117219433, 1.0458802097788402, 0.71714969400307338, 0.68780854691199667, 0.93708988977158059, 0.877839142444239]</text:p>
          </table:table-cell>
          <table:table-cell office:value-type="string" calcext:value-type="string">
            <text:p>0.14317337058</text:p>
          </table:table-cell>
          <table:table-cell office:value-type="string" calcext:value-type="string">
            <text:p>0.968921289652</text:p>
          </table:table-cell>
          <table:table-cell office:value-type="string" calcext:value-type="string">
            <text:p>[0.28892810198333335, 0.22837091332093043, 0.24261857978653714, 0.20823568909143694, 0.20672544284656835, 0.23828313431448264, 0.17372058362964879, 0.33418826688359632, 0.2357500917511833, 0.19191837275971138]</text:p>
          </table:table-cell>
          <table:table-cell office:value-type="string" calcext:value-type="string">
            <text:p>[0.70039654687100983, 0.64368780662510516, 0.92366798686649065, 0.66743970235089911, 0.61329245247016229, 0.73186356883534243, 0.67183972308808826, 0.70761445307588156, 0.75713435133575813, 0.71855439354662953]</text:p>
          </table:table-cell>
          <table:table-cell office:value-type="string" calcext:value-type="string">
            <text:p>0.234873917637</text:p>
          </table:table-cell>
          <table:table-cell office:value-type="string" calcext:value-type="string">
            <text:p>0.713549098507</text:p>
          </table:table-cell>
          <table:table-cell office:value-type="string" calcext:value-type="string">
            <text:p>[[0.50789784882202982, 0.061199581725626381, {'normalize': False, 'selection': 'random', 'fit_intercept': True, 'l1_ratio': 0, 'max_iter': 1000, 'tol': 0.0001, 'alpha': 0.01}], [0.4652120552617629, 0.064571025673955729, {'normalize': False, 'selection': 'cyclic', 'fit_intercept': True, 'l1_ratio': 0, 'max_iter': 1000, 'tol': 0.0001, 'alpha': 0.01}], [0.46391794562976207, 0.10225201494301911, {'normalize': True, 'selection': 'cyclic', 'fit_intercept': True, 'l1_ratio': 0, 'max_iter': 1000, 'tol': 0.0001, 'alpha': 0.001}], [0.48444855220537481, 0.089122501491316425, {'normalize': False, 'selection': 'cyclic', 'fit_intercept': True, 'l1_ratio': 0.75, 'max_iter': 1000, 'tol': 0.001, 'alpha': 0.01}], [0.46496168487475242, 0.12350519467932018, {'normalize': False, 'selection': 'cyclic', 'fit_intercept': True, 'l1_ratio': 0, 'max_iter': 1000, 'tol': 0.0001, 'alpha': 0.01}], [0.52786472591517386, 0.095452890890611153, {'normalize': False, 'selection': 'cyclic', 'fit_intercept': True, 'l1_ratio': 1, 'max_iter': 1000, 'tol': 0.001, 'alpha': 0.01}], [0.50904090819125758, 0.093737990909405336, {'normalize': False, 'selection': 'cyclic', 'fit_intercept': True, 'l1_ratio': 0, 'max_iter': 1000, 'tol': 0.0001, 'alpha': 0.01}], [0.3844326336336894, 0.1476811042669578, {'normalize': False, 'selection': 'random', 'fit_intercept': True, 'l1_ratio': 0.25, 'max_iter': 1000, 'tol': 0.001, 'alpha': 0.1}], [0.51050888683940554, 0.040473240918002848, {'normalize': False, 'selection': 'cyclic', 'fit_intercept': True, 'l1_ratio': 0, 'max_iter': 1000, 'tol': 0.0001, 'alpha': 0.01}], [0.56419405641713105, 0.083843725402341293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0.89399769536140128, 0.90207855507249657, 0.8928938484159461, 0.88352339605682495, 0.88827540099566227, 0.91705820402604554, 0.87944682493015636, 0.88371637013493554, 0.92861001302436597, 0.92218887566656926]</text:p>
          </table:table-cell>
          <table:table-cell office:value-type="string" calcext:value-type="string">
            <text:p>[0.46737770608907647, 0.58770688073810118, 0.58575677089566458, 0.49102615768550584, 0.44586637977947075, 0.47858579606290241, 0.46233751352305053, 0.48929254121759602, 0.44560532485299076, 0.071313007136391993]</text:p>
          </table:table-cell>
          <table:table-cell office:value-type="string" calcext:value-type="string">
            <text:p>0.899178918368</text:p>
          </table:table-cell>
          <table:table-cell office:value-type="string" calcext:value-type="string">
            <text:p>0.452486807798</text:p>
          </table:table-cell>
          <table:table-cell office:value-type="string" calcext:value-type="string">
            <text:p>[0.16127511883352461, 0.081596317486545694, 0.13997519353906709, 0.12600259171923742, 0.11912193324247909, 0.097530224881898664, 0.11072624675250557, 0.10988956085420414, 0.084037697534380104, 0.059447730501286787]</text:p>
          </table:table-cell>
          <table:table-cell office:value-type="string" calcext:value-type="string">
            <text:p>[0.8648029161777, 0.51153007463733235, 0.4164494789565209, 0.82282603930163623, 0.3901137474484358, 0.48868687362680613, 0.72206530351234821, 0.75562190724335787, 0.84465359045592991, 0.63697617139791518]</text:p>
          </table:table-cell>
          <table:table-cell office:value-type="string" calcext:value-type="string">
            <text:p>0.108960261535</text:p>
          </table:table-cell>
          <table:table-cell office:value-type="string" calcext:value-type="string">
            <text:p>0.645372610276</text:p>
          </table:table-cell>
          <table:table-cell office:value-type="string" calcext:value-type="string">
            <text:p>[0.23762870870631392, 0.229885752994441, 0.26771015458932917, 0.24929921502807373, 0.20698418278010147, 0.23563098726013973, 0.22281460827585256, 0.22610640448794941, 0.20725980699818783, 0.19073349474833867]</text:p>
          </table:table-cell>
          <table:table-cell office:value-type="string" calcext:value-type="string">
            <text:p>[0.60784147651541887, 0.4775534560385753, 0.48796663060298689, 0.6233465043731421, 0.51646305928556135, 0.58021532644469775, 0.57787051942698797, 0.560394778406481, 0.6237981044445472, 0.53301945150617147]</text:p>
          </table:table-cell>
          <table:table-cell office:value-type="string" calcext:value-type="string">
            <text:p>0.227405331587</text:p>
          </table:table-cell>
          <table:table-cell office:value-type="string" calcext:value-type="string">
            <text:p>0.558846930704</text:p>
          </table:table-cell>
          <table:table-cell office:value-type="string" calcext:value-type="string">
            <text:p>[[0.78555134468149912, 0.032373360366631881, {'normalize': False, 'selection': 'random', 'fit_intercept': True, 'l1_ratio': 0, 'max_iter': 1000, 'tol': 0.0001, 'alpha': 0.001}], [0.70197898735818232, 0.094616389490963987, {'normalize': False, 'selection': 'random', 'fit_intercept': True, 'l1_ratio': 0, 'max_iter': 1000, 'tol': 0.001, 'alpha': 0.01}], [0.65671552356110308, 0.055117087666415848, {'normalize': False, 'selection': 'cyclic', 'fit_intercept': True, 'l1_ratio': 0.25, 'max_iter': 1000, 'tol': 0.0001, 'alpha': 0.01}], [0.62689743320935865, 0.084512262127589444, {'normalize': False, 'selection': 'cyclic', 'fit_intercept': True, 'l1_ratio': 0.5, 'max_iter': 1000, 'tol': 0.001, 'alpha': 0.01}], [0.71509030039210641, 0.027417899166910089, {'normalize': False, 'selection': 'cyclic', 'fit_intercept': True, 'l1_ratio': 0, 'max_iter': 1000, 'tol': 0.0001, 'alpha': 0.001}], [0.6679916836835319, 0.051883331329800657, {'normalize': False, 'selection': 'cyclic', 'fit_intercept': True, 'l1_ratio': 0.5, 'max_iter': 1000, 'tol': 0.001, 'alpha': 0.01}], [0.72228219546637307, 0.060980127529847251, {'normalize': True, 'selection': 'random', 'fit_intercept': True, 'l1_ratio': 0.25, 'max_iter': 1000, 'tol': 0.001, 'alpha': 0.001}], [0.6205049560695719, 0.050620247777556963, {'normalize': False, 'selection': 'random', 'fit_intercept': True, 'l1_ratio': 0.75, 'max_iter': 1000, 'tol': 0.0001, 'alpha': 0.01}], [0.69672753880296368, 0.079339948547396136, {'normalize': False, 'selection': 'cyclic', 'fit_intercept': True, 'l1_ratio': 0.25, 'max_iter': 1000, 'tol': 0.0001, 'alpha': 0.001}], [0.76939998824823008, 0.022407965349926652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0.93546594596151544, 0.90294761139145463, 0.88842549459958786, 0.91442084305665927, 0.89907676537069769, 0.92424665170542897, 0.86013305001332663, 0.88322311895966255, 0.93193034974413591, 0.91955882480610918]</text:p>
          </table:table-cell>
          <table:table-cell office:value-type="string" calcext:value-type="string">
            <text:p>[0.50996052865322161, 0.603067855360786, 0.60626026686689838, 0.57878094820790116, 0.55022198884936191, 0.50391081522654368, 0.51241164120072025, 0.52677357756821142, 0.5121990780498793, 0.18292745680411227]</text:p>
          </table:table-cell>
          <table:table-cell office:value-type="string" calcext:value-type="string">
            <text:p>0.905942865561</text:p>
          </table:table-cell>
          <table:table-cell office:value-type="string" calcext:value-type="string">
            <text:p>0.508651415679</text:p>
          </table:table-cell>
          <table:table-cell office:value-type="string" calcext:value-type="string">
            <text:p>[0.098184065613946228, 0.080872147256338303, 0.14581480854712695, 0.092578210618752751, 0.10760540583958626, 0.089077418784690623, 0.12846565349914882, 0.11035568970746117, 0.080129117847097572, 0.061457090423748882]</text:p>
          </table:table-cell>
          <table:table-cell office:value-type="string" calcext:value-type="string">
            <text:p>[0.79566245857096485, 0.49247178787933105, 0.39583678184021664, 0.68095838184612634, 0.31664670586139482, 0.46495141658292427, 0.65481718576358861, 0.70016649595911318, 0.74319400712791095, 0.5604210507077827]</text:p>
          </table:table-cell>
          <table:table-cell office:value-type="string" calcext:value-type="string">
            <text:p>0.0994539608138</text:p>
          </table:table-cell>
          <table:table-cell office:value-type="string" calcext:value-type="string">
            <text:p>0.580512627214</text:p>
          </table:table-cell>
          <table:table-cell office:value-type="string" calcext:value-type="string">
            <text:p>[0.21476399058313045, 0.22699028302019228, 0.26259562030398453, 0.21653991698622277, 0.22946424921008859, 0.23508498015915658, 0.21930266978949672, 0.24154490952714633, 0.1954152603891488, 0.20037107182022038]</text:p>
          </table:table-cell>
          <table:table-cell office:value-type="string" calcext:value-type="string">
            <text:p>[0.58321244959294294, 0.47991235230042933, 0.48079662720411465, 0.56362596527255027, 0.4579616915327846, 0.57660771377412134, 0.57356899133283779, 0.54677410680287641, 0.58404049933721269, 0.48318192018795519]</text:p>
          </table:table-cell>
          <table:table-cell office:value-type="string" calcext:value-type="string">
            <text:p>0.224207295179</text:p>
          </table:table-cell>
          <table:table-cell office:value-type="string" calcext:value-type="string">
            <text:p>0.532968231734</text:p>
          </table:table-cell>
          <table:table-cell office:value-type="string" calcext:value-type="string">
            <text:p>[[0.78051336018591022, 0.01016292102554465, {'normalize': False, 'selection': 'cyclic', 'fit_intercept': True, 'l1_ratio': 0.25, 'max_iter': 1000, 'tol': 0.0001, 'alpha': 0.001}], [0.75242695168020979, 0.072477783522315375, {'normalize': False, 'selection': 'random', 'fit_intercept': True, 'l1_ratio': 0, 'max_iter': 1000, 'tol': 0.001, 'alpha': 0.01}], [0.70394048493435957, 0.085256565113606853, {'normalize': False, 'selection': 'cyclic', 'fit_intercept': True, 'l1_ratio': 0.5, 'max_iter': 1000, 'tol': 0.0001, 'alpha': 0.01}], [0.65941416632339345, 0.099789232543983322, {'normalize': False, 'selection': 'cyclic', 'fit_intercept': True, 'l1_ratio': 0, 'max_iter': 1000, 'tol': 0.0001, 'alpha': 0.01}], [0.73839154744481394, 0.059753704991108311, {'normalize': False, 'selection': 'cyclic', 'fit_intercept': True, 'l1_ratio': 0, 'max_iter': 1000, 'tol': 0.0001, 'alpha': 0.01}], [0.70465775049792989, 0.025279947099694597, {'normalize': False, 'selection': 'random', 'fit_intercept': True, 'l1_ratio': 0.5, 'max_iter': 1000, 'tol': 0.001, 'alpha': 0.01}], [0.77994600290020788, 0.0085438607575173478, {'normalize': True, 'selection': 'random', 'fit_intercept': True, 'l1_ratio': 0, 'max_iter': 1000, 'tol': 0.0001, 'alpha': 0.001}], [0.65355635069847429, 0.052472553985109451, {'normalize': False, 'selection': 'cyclic', 'fit_intercept': True, 'l1_ratio': 1, 'max_iter': 1000, 'tol': 0.0001, 'alpha': 0.01}], [0.75725022863777369, 0.033010638427110064, {'normalize': False, 'selection': 'cyclic', 'fit_intercept': True, 'l1_ratio': 0, 'max_iter': 1000, 'tol': 0.0001, 'alpha': 0.001}], [0.7929180839015435, 0.028848135850246003, {'normalize': False, 'selection': 'cyclic', 'fit_intercept': True, 'l1_ratio': 0.5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0.91934847994405144, 0.90033402006368757, 0.87012934823106902, 0.93006196799037877, 0.88684121015420669, 0.91676745303717422, 0.78191947936017625, 0.90651102480158718, 0.92912909367830032, 0.8951045360018115]</text:p>
          </table:table-cell>
          <table:table-cell office:value-type="string" calcext:value-type="string">
            <text:p>[0.54427494804721754, 0.6295699214160384, 0.69762886429655535, 0.595395221942979, 0.52832150309818482, 0.54777741289446125, 0.46906750039265965, 0.57902912814766028, 0.52801597870001626, 0.26144200353029146]</text:p>
          </table:table-cell>
          <table:table-cell office:value-type="string" calcext:value-type="string">
            <text:p>0.893614661326</text:p>
          </table:table-cell>
          <table:table-cell office:value-type="string" calcext:value-type="string">
            <text:p>0.538052248247</text:p>
          </table:table-cell>
          <table:table-cell office:value-type="string" calcext:value-type="string">
            <text:p>[0.122705666876522, 0.083050009602206015, 0.16972572861172028, 0.075657883168146908, 0.12065108248262284, 0.097872115348535724, 0.20030362142092129, 0.08834831215008071, 0.083426654657930518, 0.080140176973289179]</text:p>
          </table:table-cell>
          <table:table-cell office:value-type="string" calcext:value-type="string">
            <text:p>[0.73994716032279351, 0.45959080298306043, 0.30398155737501487, 0.65409912913651402, 0.3320647932243897, 0.42383817051269318, 0.71302712410823832, 0.62285131656652404, 0.7190960088553261, 0.5065687885817971]</text:p>
          </table:table-cell>
          <table:table-cell office:value-type="string" calcext:value-type="string">
            <text:p>0.112188125129</text:p>
          </table:table-cell>
          <table:table-cell office:value-type="string" calcext:value-type="string">
            <text:p>0.547506485167</text:p>
          </table:table-cell>
          <table:table-cell office:value-type="string" calcext:value-type="string">
            <text:p>[0.22611407235677947, 0.22695424141426548, 0.26173719484361296, 0.21401124260293783, 0.24320029694819581, 0.23522057035432109, 0.23522279185514505, 0.22649418163955623, 0.19904218139456473, 0.21327256363321992]</text:p>
          </table:table-cell>
          <table:table-cell office:value-type="string" calcext:value-type="string">
            <text:p>[0.53552500656645796, 0.46399880615454014, 0.41068211004097016, 0.55257251586626921, 0.44341368114940161, 0.5631415425043792, 0.56391523382662412, 0.5456749455479063, 0.54576543256707966, 0.43818358278802666]</text:p>
          </table:table-cell>
          <table:table-cell office:value-type="string" calcext:value-type="string">
            <text:p>0.228126933704</text:p>
          </table:table-cell>
          <table:table-cell office:value-type="string" calcext:value-type="string">
            <text:p>0.506287285701</text:p>
          </table:table-cell>
          <table:table-cell office:value-type="string" calcext:value-type="string">
            <text:p>[[0.79244156715987846, 0.027786997147019033, {'normalize': False, 'selection': 'cyclic', 'fit_intercept': True, 'l1_ratio': 0.5, 'max_iter': 1000, 'tol': 0.0001, 'alpha': 0.001}], [0.75137097794144447, 0.064802629536925838, {'normalize': False, 'selection': 'cyclic', 'fit_intercept': True, 'l1_ratio': 0, 'max_iter': 1000, 'tol': 0.0001, 'alpha': 0.01}], [0.72143677680683138, 0.083873481342475756, {'normalize': False, 'selection': 'cyclic', 'fit_intercept': True, 'l1_ratio': 0, 'max_iter': 1000, 'tol': 0.0001, 'alpha': 0.01}], [0.67700273093072194, 0.10290593224327191, {'normalize': False, 'selection': 'cyclic', 'fit_intercept': True, 'l1_ratio': 0, 'max_iter': 1000, 'tol': 0.0001, 'alpha': 0.01}], [0.73582985573180737, 0.065567157636387277, {'normalize': False, 'selection': 'random', 'fit_intercept': True, 'l1_ratio': 0, 'max_iter': 1000, 'tol': 0.0001, 'alpha': 0.01}], [0.74074163934976633, 0.0080652681627167641, {'normalize': False, 'selection': 'random', 'fit_intercept': True, 'l1_ratio': 0.75, 'max_iter': 1000, 'tol': 0.001, 'alpha': 0.01}], [0.79820293137116416, 0.033541725233828139, {'normalize': True, 'selection': 'cyclic', 'fit_intercept': True, 'l1_ratio': 0.75, 'max_iter': 1000, 'tol': 0.0001, 'alpha': 0.001}], [0.67488841668541899, 0.018717663964985951, {'normalize': False, 'selection': 'cyclic', 'fit_intercept': True, 'l1_ratio': 0.75, 'max_iter': 1000, 'tol': 0.001, 'alpha': 0.01}], [0.76894923493740763, 0.043799172441605944, {'normalize': False, 'selection': 'random', 'fit_intercept': True, 'l1_ratio': 0, 'max_iter': 1000, 'tol': 0.001, 'alpha': 0.001}], [0.78510365511308511, 0.032875601793498271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0.90102520465090741, 0.91705974853456496, 0.93503270520485238, 0.85760007306596941, 0.90087953945151056, 0.9246485342145041, 0.93831333577885301, 0.8606927300754097, 0.92618186133810365, 0.93418809070176034]</text:p>
          </table:table-cell>
          <table:table-cell office:value-type="string" calcext:value-type="string">
            <text:p>[0.50137534198005784, 0.60474012599167759, 0.48927763842365768, 0.47856058974788307, 0.50865951404193988, 0.48757551542778266, 0.47667954768939569, 0.47106098436966992, 0.51810373008317145, 0.11251598129648366]</text:p>
          </table:table-cell>
          <table:table-cell office:value-type="string" calcext:value-type="string">
            <text:p>0.909562182302</text:p>
          </table:table-cell>
          <table:table-cell office:value-type="string" calcext:value-type="string">
            <text:p>0.464854896905</text:p>
          </table:table-cell>
          <table:table-cell office:value-type="string" calcext:value-type="string">
            <text:p>[0.15058325322142455, 0.069112737214999345, 0.084904643927233694, 0.15404604226846752, 0.1056832693036787, 0.088604850147540423, 0.056658257237376441, 0.13164720376870934, 0.086896029432484354, 0.050280325355175182]</text:p>
          </table:table-cell>
          <table:table-cell office:value-type="string" calcext:value-type="string">
            <text:p>[0.80960196984520305, 0.49039700981326667, 0.513442457055445, 0.84297833995252469, 0.34590696405309562, 0.48026140723553062, 0.7028043628408801, 0.78259657448297448, 0.73419791505868159, 0.60871550560590826]</text:p>
          </table:table-cell>
          <table:table-cell office:value-type="string" calcext:value-type="string">
            <text:p>0.0978416611877</text:p>
          </table:table-cell>
          <table:table-cell office:value-type="string" calcext:value-type="string">
            <text:p>0.631090250594</text:p>
          </table:table-cell>
          <table:table-cell office:value-type="string" calcext:value-type="string">
            <text:p>[0.22133268011970705, 0.20981582302272009, 0.19617083701264268, 0.25143806566449467, 0.18938503238734858, 0.22935446965745077, 0.17573519027704054, 0.22448475787011882, 0.21843515940467953, 0.17167929296413018]</text:p>
          </table:table-cell>
          <table:table-cell office:value-type="string" calcext:value-type="string">
            <text:p>[0.61950620412416502, 0.49328639728982426, 0.44357997153856094, 0.62927118499496981, 0.46499664557955422, 0.57307544329457227, 0.56699778068937012, 0.56990806655168325, 0.59124336606444627, 0.51715045873046439]</text:p>
          </table:table-cell>
          <table:table-cell office:value-type="string" calcext:value-type="string">
            <text:p>0.208783130838</text:p>
          </table:table-cell>
          <table:table-cell office:value-type="string" calcext:value-type="string">
            <text:p>0.546901551886</text:p>
          </table:table-cell>
          <table:table-cell office:value-type="string" calcext:value-type="string">
            <text:p>[[0.76832349656613774, 0.035078032076316865, {'normalize': False, 'selection': 'random', 'fit_intercept': True, 'l1_ratio': 0, 'max_iter': 1000, 'tol': 0.001, 'alpha': 0.001}], [0.69766170452323872, 0.090599542565289806, {'normalize': True, 'selection': 'cyclic', 'fit_intercept': True, 'l1_ratio': 0, 'max_iter': 1000, 'tol': 0.0001, 'alpha': 0.001}], [0.67943465689451754, 0.046684140344644229, {'normalize': True, 'selection': 'cyclic', 'fit_intercept': True, 'l1_ratio': 1, 'max_iter': 1000, 'tol': 0.001, 'alpha': 0.001}], [0.65182140708118996, 0.078229158932136791, {'normalize': False, 'selection': 'cyclic', 'fit_intercept': True, 'l1_ratio': 0.25, 'max_iter': 1000, 'tol': 0.001, 'alpha': 0.01}], [0.72206221951471206, 0.024636923609449222, {'normalize': False, 'selection': 'cyclic', 'fit_intercept': True, 'l1_ratio': 0, 'max_iter': 1000, 'tol': 0.0001, 'alpha': 0.001}], [0.65879758017313084, 0.064247635641056178, {'normalize': False, 'selection': 'random', 'fit_intercept': True, 'l1_ratio': 0.5, 'max_iter': 1000, 'tol': 0.0001, 'alpha': 0.01}], [0.74288979330763671, 0.03284168421164143, {'normalize': False, 'selection': 'cyclic', 'fit_intercept': True, 'l1_ratio': 0.5, 'max_iter': 1000, 'tol': 0.001, 'alpha': 0.001}], [0.62670175177739174, 0.031678540905707195, {'normalize': False, 'selection': 'random', 'fit_intercept': True, 'l1_ratio': 0.75, 'max_iter': 1000, 'tol': 0.0001, 'alpha': 0.01}], [0.67964151229639425, 0.072941310077413848, {'normalize': False, 'selection': 'cyclic', 'fit_intercept': True, 'l1_ratio': 0.25, 'max_iter': 1000, 'tol': 0.0001, 'alpha': 0.001}], [0.77432197393220181, 0.01497366248693334, {'normalize': False, 'selection': 'cyclic', 'fit_intercept': True, 'l1_ratio': 0.25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0.93403395194649086, 0.89282096425932156, 0.88321091289027476, 0.89528862952741139, 0.90526233109706222, 0.92319766595768249, 0.89834234670335722, 0.86892998090021323, 0.93119796829174428, 0.93020923856780002]</text:p>
          </table:table-cell>
          <table:table-cell office:value-type="string" calcext:value-type="string">
            <text:p>[0.5121327080976753, 0.59170726521147865, 0.58767129365897586, 0.55773171195267623, 0.57562585017076118, 0.50968162746323209, 0.54097995128954413, 0.53020607190378199, 0.56239057704941176, 0.33081530813577631]</text:p>
          </table:table-cell>
          <table:table-cell office:value-type="string" calcext:value-type="string">
            <text:p>0.906249399014</text:p>
          </table:table-cell>
          <table:table-cell office:value-type="string" calcext:value-type="string">
            <text:p>0.529894236493</text:p>
          </table:table-cell>
          <table:table-cell office:value-type="string" calcext:value-type="string">
            <text:p>[0.10036274470709766, 0.089310514511636727, 0.15262965599698208, 0.11327514380876223, 0.10101029111919824, 0.090310908060805994, 0.093370999118715561, 0.12386289331302457, 0.080991250669686335, 0.053320169996804612]</text:p>
          </table:table-cell>
          <table:table-cell office:value-type="string" calcext:value-type="string">
            <text:p>[0.79213555566152893, 0.50656681701152428, 0.4145247594892762, 0.71498735987661066, 0.29876221883855836, 0.45954281787398932, 0.61645076442315194, 0.69508791746599785, 0.66672424336425562, 0.45898640366159288]</text:p>
          </table:table-cell>
          <table:table-cell office:value-type="string" calcext:value-type="string">
            <text:p>0.0998444571303</text:p>
          </table:table-cell>
          <table:table-cell office:value-type="string" calcext:value-type="string">
            <text:p>0.562376885767</text:p>
          </table:table-cell>
          <table:table-cell office:value-type="string" calcext:value-type="string">
            <text:p>[0.21387094770892892, 0.23310486023214105, 0.25717866691076013, 0.21946261730005978, 0.22487888052848837, 0.23330064375615359, 0.20144820692925702, 0.2393959412797089, 0.19425048943110215, 0.17151123172021621]</text:p>
          </table:table-cell>
          <table:table-cell office:value-type="string" calcext:value-type="string">
            <text:p>[0.59088330130779276, 0.48984486142931072, 0.4917295176524436, 0.58375000353676887, 0.43592197783919695, 0.57061312316682578, 0.58534322303582187, 0.54644398793717286, 0.58640679335385448, 0.45707080819464146]</text:p>
          </table:table-cell>
          <table:table-cell office:value-type="string" calcext:value-type="string">
            <text:p>0.21884024858</text:p>
          </table:table-cell>
          <table:table-cell office:value-type="string" calcext:value-type="string">
            <text:p>0.533800759745</text:p>
          </table:table-cell>
          <table:table-cell office:value-type="string" calcext:value-type="string">
            <text:p>[[0.77993173034925845, 0.0021187220277759694, {'normalize': True, 'selection': 'cyclic', 'fit_intercept': True, 'l1_ratio': 1, 'max_iter': 1000, 'tol': 0.0001, 'alpha': 0.001}], [0.74942191884117115, 0.071849393358298222, {'normalize': False, 'selection': 'random', 'fit_intercept': True, 'l1_ratio': 0, 'max_iter': 1000, 'tol': 0.001, 'alpha': 0.01}], [0.70261919377517312, 0.0844702367609583, {'normalize': False, 'selection': 'random', 'fit_intercept': True, 'l1_ratio': 0.5, 'max_iter': 1000, 'tol': 0.0001, 'alpha': 0.01}], [0.68076538955550014, 0.091803161243832046, {'normalize': False, 'selection': 'cyclic', 'fit_intercept': True, 'l1_ratio': 0, 'max_iter': 1000, 'tol': 0.0001, 'alpha': 0.01}], [0.73128634697456341, 0.057389145218895633, {'normalize': False, 'selection': 'random', 'fit_intercept': True, 'l1_ratio': 0, 'max_iter': 1000, 'tol': 0.0001, 'alpha': 0.01}], [0.68789419826918585, 0.034456516674252161, {'normalize': False, 'selection': 'cyclic', 'fit_intercept': True, 'l1_ratio': 0.5, 'max_iter': 1000, 'tol': 0.001, 'alpha': 0.01}], [0.7915332601508186, 0.017351029797167315, {'normalize': True, 'selection': 'random', 'fit_intercept': True, 'l1_ratio': 0.25, 'max_iter': 1000, 'tol': 0.0001, 'alpha': 0.001}], [0.64622740110413301, 0.051354955849571539, {'normalize': False, 'selection': 'random', 'fit_intercept': True, 'l1_ratio': 0.75, 'max_iter': 1000, 'tol': 0.0001, 'alpha': 0.01}], [0.75410984639917189, 0.036147231738955656, {'normalize': False, 'selection': 'random', 'fit_intercept': True, 'l1_ratio': 0, 'max_iter': 1000, 'tol': 0.0001, 'alpha': 0.001}], [0.78496184705073246, 0.018121823986115209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92912969017613212, 0.89286464796243081, 0.8447024253664529, 0.91654046490672025, 0.89441335507854158, 0.91772291717348964, 0.86975643367853051, 0.87469604529505607, 0.93002453021187281, 0.91463774363434736]</text:p>
          </table:table-cell>
          <table:table-cell office:value-type="string" calcext:value-type="string">
            <text:p>[0.56534588057802904, 0.62682787922887884, 0.68294190044130709, 0.58196559665573233, 0.54645164849983707, 0.55989862342401686, 0.53552798628010523, 0.57148736290797053, 0.58401746025308121, 0.32005764640333911]</text:p>
          </table:table-cell>
          <table:table-cell office:value-type="string" calcext:value-type="string">
            <text:p>0.898448825348</text:p>
          </table:table-cell>
          <table:table-cell office:value-type="string" calcext:value-type="string">
            <text:p>0.557452198467</text:p>
          </table:table-cell>
          <table:table-cell office:value-type="string" calcext:value-type="string">
            <text:p>[0.10782423719541585, 0.089274113605680619, 0.20295573824645596, 0.090285236428822704, 0.11257758255317597, 0.096748596970531342, 0.1196267228472596, 0.11841388656167358, 0.082372579321073031, 0.065216798431825596]</text:p>
          </table:table-cell>
          <table:table-cell office:value-type="string" calcext:value-type="string">
            <text:p>[0.70573491628503848, 0.46299284143368385, 0.31874674365988442, 0.67580996074656452, 0.31930105049820606, 0.41247776561092059, 0.62377259711241839, 0.63400980453531652, 0.63377438766171557, 0.46636496526111787]</text:p>
          </table:table-cell>
          <table:table-cell office:value-type="string" calcext:value-type="string">
            <text:p>0.108529549216</text:p>
          </table:table-cell>
          <table:table-cell office:value-type="string" calcext:value-type="string">
            <text:p>0.52529850328</text:p>
          </table:table-cell>
          <table:table-cell office:value-type="string" calcext:value-type="string">
            <text:p>[0.20787034701857762, 0.23168185655008747, 0.27792750082527334, 0.22331940599575509, 0.23334500889823703, 0.23466230234557547, 0.21239336928417626, 0.24986900962830094, 0.19285089032086297, 0.19298177516942128]</text:p>
          </table:table-cell>
          <table:table-cell office:value-type="string" calcext:value-type="string">
            <text:p>[0.54596959092208808, 0.46607871745924728, 0.42329912880906201, 0.569867308214556, 0.41994600300445795, 0.54987511544485912, 0.55971543796171763, 0.54810978680965328, 0.52009979489207026, 0.43330952253981647]</text:p>
          </table:table-cell>
          <table:table-cell office:value-type="string" calcext:value-type="string">
            <text:p>0.225690146604</text:p>
          </table:table-cell>
          <table:table-cell office:value-type="string" calcext:value-type="string">
            <text:p>0.503627040606</text:p>
          </table:table-cell>
          <table:table-cell office:value-type="string" calcext:value-type="string">
            <text:p>[[0.79531570958466091, 0.016405543561242377, {'normalize': False, 'selection': 'random', 'fit_intercept': True, 'l1_ratio': 0.5, 'max_iter': 1000, 'tol': 0.001, 'alpha': 0.001}], [0.75217437915082996, 0.063949296528831537, {'normalize': False, 'selection': 'cyclic', 'fit_intercept': True, 'l1_ratio': 0, 'max_iter': 1000, 'tol': 0.0001, 'alpha': 0.01}], [0.72182782754083419, 0.0786961627326562, {'normalize': False, 'selection': 'cyclic', 'fit_intercept': True, 'l1_ratio': 0.5, 'max_iter': 1000, 'tol': 0.001, 'alpha': 0.01}], [0.69773408921826419, 0.10315192249450253, {'normalize': False, 'selection': 'cyclic', 'fit_intercept': True, 'l1_ratio': 0, 'max_iter': 1000, 'tol': 0.0001, 'alpha': 0.01}], [0.7336635775389676, 0.06530150407996714, {'normalize': False, 'selection': 'random', 'fit_intercept': True, 'l1_ratio': 0, 'max_iter': 1000, 'tol': 0.0001, 'alpha': 0.01}], [0.73625805252968657, 0.011182745705845173, {'normalize': False, 'selection': 'random', 'fit_intercept': True, 'l1_ratio': 0.75, 'max_iter': 1000, 'tol': 0.001, 'alpha': 0.01}], [0.81138115714448877, 0.023615805197608541, {'normalize': True, 'selection': 'random', 'fit_intercept': True, 'l1_ratio': 0.75, 'max_iter': 1000, 'tol': 0.001, 'alpha': 0.001}], [0.68758855479340453, 0.045519955054431745, {'normalize': False, 'selection': 'random', 'fit_intercept': True, 'l1_ratio': 1, 'max_iter': 1000, 'tol': 0.001, 'alpha': 0.01}], [0.77008260332459366, 0.043162298314730639, {'normalize': False, 'selection': 'random', 'fit_intercept': True, 'l1_ratio': 0, 'max_iter': 1000, 'tol': 0.0001, 'alpha': 0.001}], [0.78726780327353207, 0.030997439502145077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0.89052240861781917, 0.91232521012876477, 0.87695452470028823, 0.85610591210367193, 0.81818012431572984, 0.91888247522333477, 0.93744153308115774, 0.85616806329851547, 0.94843421224883229, 0.9366906602745716]</text:p>
          </table:table-cell>
          <table:table-cell office:value-type="string" calcext:value-type="string">
            <text:p>[0.51526155334362023, 0.55309518476573749, 0.49327720153267673, 0.46883407816143985, 0.50664434881567488, 0.51091028324714416, 0.46234747970056356, 0.47406297300301348, 0.55347408568933198, 0.048222194495185167]</text:p>
          </table:table-cell>
          <table:table-cell office:value-type="string" calcext:value-type="string">
            <text:p>0.895170512399</text:p>
          </table:table-cell>
          <table:table-cell office:value-type="string" calcext:value-type="string">
            <text:p>0.458612938275</text:p>
          </table:table-cell>
          <table:table-cell office:value-type="string" calcext:value-type="string">
            <text:p>[0.16656252540890681, 0.073057949616613049, 0.16080602247824474, 0.15566240252728011, 0.19385824864385123, 0.095385087101507962, 0.057458994676009491, 0.13592307343068558, 0.060701370846778846, 0.048368361188101887]</text:p>
          </table:table-cell>
          <table:table-cell office:value-type="string" calcext:value-type="string">
            <text:p>[0.78705534305327784, 0.55447263806347868, 0.50942159236586138, 0.85870258025631097, 0.34732565375077745, 0.45839128047959193, 0.72205191922169776, 0.77815495465220474, 0.68030905357110605, 0.65281390525624083]</text:p>
          </table:table-cell>
          <table:table-cell office:value-type="string" calcext:value-type="string">
            <text:p>0.114778403592</text:p>
          </table:table-cell>
          <table:table-cell office:value-type="string" calcext:value-type="string">
            <text:p>0.634869892067</text:p>
          </table:table-cell>
          <table:table-cell office:value-type="string" calcext:value-type="string">
            <text:p>[0.23578444948057445, 0.21108051621856161, 0.27427882681410193, 0.25042226406757684, 0.24340358754785027, 0.22829399081235635, 0.17692337479312611, 0.22405395951738036, 0.19880108079755762, 0.17108200628689066]</text:p>
          </table:table-cell>
          <table:table-cell office:value-type="string" calcext:value-type="string">
            <text:p>[0.65420231153865938, 0.51057998223458878, 0.52763479039085415, 0.63644584098078805, 0.45338663498544785, 0.55184839111758266, 0.61502968077636389, 0.57775780650605302, 0.58748399003708129, 0.5697484614822822]</text:p>
          </table:table-cell>
          <table:table-cell office:value-type="string" calcext:value-type="string">
            <text:p>0.221412405634</text:p>
          </table:table-cell>
          <table:table-cell office:value-type="string" calcext:value-type="string">
            <text:p>0.568411789005</text:p>
          </table:table-cell>
          <table:table-cell office:value-type="string" calcext:value-type="string">
            <text:p>[[0.70122120924536335, 0.026173128040921527, {'normalize': True, 'selection': 'random', 'fit_intercept': True, 'l1_ratio': 0, 'max_iter': 1000, 'tol': 0.0001, 'alpha': 0.001}], [0.73153276549856594, 0.068664144268463997, {'normalize': True, 'selection': 'cyclic', 'fit_intercept': True, 'l1_ratio': 0, 'max_iter': 1000, 'tol': 0.0001, 'alpha': 0.001}], [0.65636968241042526, 0.036478405097979616, {'normalize': False, 'selection': 'random', 'fit_intercept': True, 'l1_ratio': 0.75, 'max_iter': 1000, 'tol': 0.001, 'alpha': 0.01}], [0.65973498631800742, 0.079564652515770176, {'normalize': False, 'selection': 'random', 'fit_intercept': True, 'l1_ratio': 0.5, 'max_iter': 1000, 'tol': 0.0001, 'alpha': 0.01}], [0.71624180102165003, 0.060431921861783755, {'normalize': False, 'selection': 'random', 'fit_intercept': True, 'l1_ratio': 1, 'max_iter': 1000, 'tol': 0.001, 'alpha': 0.01}], [0.65819601770260272, 0.053144292641377891, {'normalize': False, 'selection': 'cyclic', 'fit_intercept': True, 'l1_ratio': 1, 'max_iter': 1000, 'tol': 0.001, 'alpha': 0.01}], [0.73472931541979303, 0.042838172359686982, {'normalize': False, 'selection': 'random', 'fit_intercept': True, 'l1_ratio': 0, 'max_iter': 1000, 'tol': 0.001, 'alpha': 0.001}], [0.65389559696425381, 0.0089371995113287327, {'normalize': False, 'selection': 'cyclic', 'fit_intercept': True, 'l1_ratio': 0.75, 'max_iter': 1000, 'tol': 0.0001, 'alpha': 0.01}], [0.62279337192605067, 0.03167609000145187, {'normalize': False, 'selection': 'cyclic', 'fit_intercept': True, 'l1_ratio': 0.75, 'max_iter': 1000, 'tol': 0.0001, 'alpha': 0.01}], [0.76521453952283169, 0.011500456880229099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0.92475223061049294, 0.91105306842238309, 0.93629250381781182, 0.89489295175652628, 0.90536442201994594, 0.92262599068573015, 0.9404922516791594, 0.91398834110130411, 0.93586659639979108, 0.93923857912361308]</text:p>
          </table:table-cell>
          <table:table-cell office:value-type="string" calcext:value-type="string">
            <text:p>[0.54533292202484396, 0.56665000057039983, 0.48279160824620981, 0.56332562783167273, 0.56666206056484902, 0.54120270109122626, 0.50275890542793467, 0.47457872078683871, 0.63110448874153935, 0.22261213885623821]</text:p>
          </table:table-cell>
          <table:table-cell office:value-type="string" calcext:value-type="string">
            <text:p>0.922456693562</text:p>
          </table:table-cell>
          <table:table-cell office:value-type="string" calcext:value-type="string">
            <text:p>0.509701917414</text:p>
          </table:table-cell>
          <table:table-cell office:value-type="string" calcext:value-type="string">
            <text:p>[0.11448423684395513, 0.074118004220981304, 0.083258234714865931, 0.11370318191194682, 0.10090144071195761, 0.090983133893128662, 0.054656956321904877, 0.081282149823557609, 0.075495511372543053, 0.04642175015562397]</text:p>
          </table:table-cell>
          <table:table-cell office:value-type="string" calcext:value-type="string">
            <text:p>[0.73822935956313451, 0.53765524379634388, 0.5199630316795244, 0.70594402746099894, 0.30507278623042683, 0.43000021084811096, 0.66778053314378527, 0.77739187528579079, 0.5620344712093609, 0.53320176473634751]</text:p>
          </table:table-cell>
          <table:table-cell office:value-type="string" calcext:value-type="string">
            <text:p>0.083530459997</text:p>
          </table:table-cell>
          <table:table-cell office:value-type="string" calcext:value-type="string">
            <text:p>0.577727330395</text:p>
          </table:table-cell>
          <table:table-cell office:value-type="string" calcext:value-type="string">
            <text:p>[0.22184580409638663, 0.2074417530797209, 0.20378335769555891, 0.21940344212327756, 0.21735327545803837, 0.24007954721352753, 0.16877111126559333, 0.17472137034113455, 0.17836567417495375, 0.15598227629072073]</text:p>
          </table:table-cell>
          <table:table-cell office:value-type="string" calcext:value-type="string">
            <text:p>[0.63502813143385917, 0.50381450542422923, 0.51981754436200145, 0.58882273038344746, 0.43821179040958375, 0.54761040183615484, 0.60037535680605458, 0.63397699589257972, 0.552897849277319, 0.52806964689054581]</text:p>
          </table:table-cell>
          <table:table-cell office:value-type="string" calcext:value-type="string">
            <text:p>0.198774761174</text:p>
          </table:table-cell>
          <table:table-cell office:value-type="string" calcext:value-type="string">
            <text:p>0.554862495272</text:p>
          </table:table-cell>
          <table:table-cell office:value-type="string" calcext:value-type="string">
            <text:p>[[0.73893752471655227, 0.015287470758408014, {'normalize': True, 'selection': 'random', 'fit_intercept': True, 'l1_ratio': 0, 'max_iter': 1000, 'tol': 0.001, 'alpha': 0.001}], [0.7700233121010529, 0.034318756203272856, {'normalize': True, 'selection': 'random', 'fit_intercept': True, 'l1_ratio': 0, 'max_iter': 1000, 'tol': 0.0001, 'alpha': 0.001}], [0.71308793718106001, 0.050463641840945726, {'normalize': True, 'selection': 'random', 'fit_intercept': True, 'l1_ratio': 0.5, 'max_iter': 1000, 'tol': 0.001, 'alpha': 0.001}], [0.68132983657111024, 0.085553791572887783, {'normalize': False, 'selection': 'cyclic', 'fit_intercept': True, 'l1_ratio': 0, 'max_iter': 1000, 'tol': 0.0001, 'alpha': 0.01}], [0.73285437557328159, 0.067110831927373424, {'normalize': False, 'selection': 'cyclic', 'fit_intercept': True, 'l1_ratio': 0, 'max_iter': 1000, 'tol': 0.0001, 'alpha': 0.01}], [0.67133442867543935, 0.044074944226145524, {'normalize': False, 'selection': 'random', 'fit_intercept': True, 'l1_ratio': 0.5, 'max_iter': 1000, 'tol': 0.001, 'alpha': 0.01}], [0.79257502802667101, 0.026504453630849613, {'normalize': False, 'selection': 'random', 'fit_intercept': True, 'l1_ratio': 0, 'max_iter': 1000, 'tol': 0.001, 'alpha': 0.001}], [0.66604081149490979, 0.11650437346467983, {'normalize': True, 'selection': 'cyclic', 'fit_intercept': True, 'l1_ratio': 0.25, 'max_iter': 1000, 'tol': 0.0001, 'alpha': 0.0001}], [0.67544792204195214, 0.077409604593704856, {'normalize': False, 'selection': 'random', 'fit_intercept': True, 'l1_ratio': 0, 'max_iter': 1000, 'tol': 0.0001, 'alpha': 0.001}], [0.77275426158846117, 0.015406799939976335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0.87690039788260521, 0.8919545193350561, 0.9091212931876782, 0.91125880240502588, 0.89401429706410485, 0.91700219457596122, 0.91054501424124779, 0.8749900097926866, 0.93905978896762576, 0.91534172063885089]</text:p>
          </table:table-cell>
          <table:table-cell office:value-type="string" calcext:value-type="string">
            <text:p>[0.5496237082747899, 0.61377057933353596, 0.61634025993962593, 0.58941597008999413, 0.53057958001999783, 0.58122521098879731, 0.54434724235027765, 0.57772827413899019, 0.62746989982725709, 0.30982451748415973]</text:p>
          </table:table-cell>
          <table:table-cell office:value-type="string" calcext:value-type="string">
            <text:p>0.904018803809</text:p>
          </table:table-cell>
          <table:table-cell office:value-type="string" calcext:value-type="string">
            <text:p>0.554032524245</text:p>
          </table:table-cell>
          <table:table-cell office:value-type="string" calcext:value-type="string">
            <text:p>[0.18728746537661034, 0.090032508709917927, 0.11876782413054947, 0.095998857373029503, 0.11300306237211688, 0.097596085696679505, 0.082163035694637718, 0.11813608624198257, 0.07173660115903778, 0.064678959715300979]</text:p>
          </table:table-cell>
          <table:table-cell office:value-type="string" calcext:value-type="string">
            <text:p>[0.73126253803863228, 0.47919297012364126, 0.38570310295764543, 0.66376541001610911, 0.33047509208038633, 0.39248977271877034, 0.61192858907535197, 0.62477600705258018, 0.56757198575252588, 0.47338375558600559]</text:p>
          </table:table-cell>
          <table:table-cell office:value-type="string" calcext:value-type="string">
            <text:p>0.103940048647</text:p>
          </table:table-cell>
          <table:table-cell office:value-type="string" calcext:value-type="string">
            <text:p>0.52605492234</text:p>
          </table:table-cell>
          <table:table-cell office:value-type="string" calcext:value-type="string">
            <text:p>[0.27330343655402795, 0.22554086827362563, 0.21725011316029766, 0.22386657037452742, 0.22798131065775651, 0.24229003616375136, 0.18594556841852902, 0.25112324873631076, 0.20939936749768243, 0.18287884200849733]</text:p>
          </table:table-cell>
          <table:table-cell office:value-type="string" calcext:value-type="string">
            <text:p>[0.62344454514363512, 0.4809749520884341, 0.46135168896801421, 0.57576938321042659, 0.42650844214328831, 0.52610695582462663, 0.58809743655493929, 0.56581986477161061, 0.54871767500145774, 0.46933391367816463]</text:p>
          </table:table-cell>
          <table:table-cell office:value-type="string" calcext:value-type="string">
            <text:p>0.223957936185</text:p>
          </table:table-cell>
          <table:table-cell office:value-type="string" calcext:value-type="string">
            <text:p>0.526612485738</text:p>
          </table:table-cell>
          <table:table-cell office:value-type="string" calcext:value-type="string">
            <text:p>[[0.75776409334402983, 0.013585641309555458, {'normalize': False, 'selection': 'cyclic', 'fit_intercept': True, 'l1_ratio': 0, 'max_iter': 1000, 'tol': 0.0001, 'alpha': 0.01}], [0.76777286676818901, 0.052384898998079465, {'normalize': False, 'selection': 'cyclic', 'fit_intercept': True, 'l1_ratio': 0, 'max_iter': 1000, 'tol': 0.0001, 'alpha': 0.01}], [0.73177913048641963, 0.076093082303827261, {'normalize': True, 'selection': 'cyclic', 'fit_intercept': True, 'l1_ratio': 0, 'max_iter': 1000, 'tol': 0.0001, 'alpha': 0.001}], [0.69728200687821873, 0.1066662554833655, {'normalize': False, 'selection': 'cyclic', 'fit_intercept': True, 'l1_ratio': 0, 'max_iter': 1000, 'tol': 0.0001, 'alpha': 0.01}], [0.74364768713657359, 0.067629980871714679, {'normalize': False, 'selection': 'random', 'fit_intercept': True, 'l1_ratio': 0, 'max_iter': 1000, 'tol': 0.001, 'alpha': 0.01}], [0.72468699226698707, 0.018087892215549097, {'normalize': False, 'selection': 'cyclic', 'fit_intercept': True, 'l1_ratio': 0.75, 'max_iter': 1000, 'tol': 0.001, 'alpha': 0.01}], [0.8095157608438972, 0.026088306984671319, {'normalize': True, 'selection': 'cyclic', 'fit_intercept': True, 'l1_ratio': 0.75, 'max_iter': 1000, 'tol': 0.0001, 'alpha': 0.001}], [0.702921224487012, 0.053369353160580515, {'normalize': False, 'selection': 'cyclic', 'fit_intercept': True, 'l1_ratio': 1, 'max_iter': 1000, 'tol': 0.001, 'alpha': 0.01}], [0.72003247786144753, 0.055249313707669966, {'normalize': False, 'selection': 'cyclic', 'fit_intercept': True, 'l1_ratio': 0.5, 'max_iter': 1000, 'tol': 0.001, 'alpha': 0.01}], [0.78506904732885907, 0.016871901084201939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0.87105735914079274, 0.91723644905790724, 0.86927051311313552, 0.86503272141393728, 0.83926071212126296, 0.92621045959799242, 0.91965490548960593, 0.87006433779359682, 0.95097544899193487, 0.92675185797005777]</text:p>
          </table:table-cell>
          <table:table-cell office:value-type="string" calcext:value-type="string">
            <text:p>[0.48169907188708438, 0.36915373956038322, 0.42287452119299274, 0.46910501043736208, 0.50460701201460978, 0.48076720778411697, 0.40300305772409606, 0.45860271059130109, 0.53717372183999434, -0.056881651814255418]</text:p>
          </table:table-cell>
          <table:table-cell office:value-type="string" calcext:value-type="string">
            <text:p>0.895551476469</text:p>
          </table:table-cell>
          <table:table-cell office:value-type="string" calcext:value-type="string">
            <text:p>0.407010440122</text:p>
          </table:table-cell>
          <table:table-cell office:value-type="string" calcext:value-type="string">
            <text:p>[0.19617724160032043, 0.068965495596849766, 0.17084812550557707, 0.14600551804749554, 0.17138190596138214, 0.086768201542195542, 0.07379573997082288, 0.12279091111733199, 0.057709919330573865, 0.055961610173587334]</text:p>
          </table:table-cell>
          <table:table-cell office:value-type="string" calcext:value-type="string">
            <text:p>[0.84154974212292399, 0.78268789754498458, 0.5801992357518424, 0.85826458106463877, 0.34875995238431257, 0.48664238142447669, 0.80174977641642686, 0.80102932777742331, 0.70514363706964023, 0.72490347486994455]</text:p>
          </table:table-cell>
          <table:table-cell office:value-type="string" calcext:value-type="string">
            <text:p>0.115040466885</text:p>
          </table:table-cell>
          <table:table-cell office:value-type="string" calcext:value-type="string">
            <text:p>0.693093000643</text:p>
          </table:table-cell>
          <table:table-cell office:value-type="string" calcext:value-type="string">
            <text:p>[0.27189207797291703, 0.19692845624444699, 0.27829409733325466, 0.23462564974482514, 0.23623326758578803, 0.23550635339345738, 0.20746598287898751, 0.22016085658380213, 0.20040845491725859, 0.18195017079069697]</text:p>
          </table:table-cell>
          <table:table-cell office:value-type="string" calcext:value-type="string">
            <text:p>[0.65577269299683794, 0.54405010777698637, 0.54475975731387549, 0.63616040130082874, 0.44722898300737163, 0.56356324954277637, 0.64322856164774056, 0.59082160848769971, 0.59501046963120674, 0.55120638093211272]</text:p>
          </table:table-cell>
          <table:table-cell office:value-type="string" calcext:value-type="string">
            <text:p>0.226346536745</text:p>
          </table:table-cell>
          <table:table-cell office:value-type="string" calcext:value-type="string">
            <text:p>0.577180221264</text:p>
          </table:table-cell>
          <table:table-cell office:value-type="string" calcext:value-type="string">
            <text:p>[[0.6781036413346555, 0.041625464410222537, {'normalize': False, 'selection': 'random', 'fit_intercept': True, 'l1_ratio': 0, 'max_iter': 1000, 'tol': 0.0001, 'alpha': 0.01}], [0.77257720435877697, 0.05506886676847534, {'normalize': True, 'selection': 'cyclic', 'fit_intercept': True, 'l1_ratio': 0.75, 'max_iter': 1000, 'tol': 0.001, 'alpha': 0.001}], [0.65290367214622624, 0.042246297549179877, {'normalize': False, 'selection': 'cyclic', 'fit_intercept': True, 'l1_ratio': 1, 'max_iter': 1000, 'tol': 0.001, 'alpha': 0.01}], [0.65844956127472209, 0.07249918942491676, {'normalize': False, 'selection': 'cyclic', 'fit_intercept': True, 'l1_ratio': 0.25, 'max_iter': 1000, 'tol': 0.001, 'alpha': 0.01}], [0.6937328652639585, 0.080602992019549263, {'normalize': False, 'selection': 'random', 'fit_intercept': True, 'l1_ratio': 0.75, 'max_iter': 1000, 'tol': 0.001, 'alpha': 0.01}], [0.64028197206909743, 0.057698842622761419, {'normalize': False, 'selection': 'cyclic', 'fit_intercept': True, 'l1_ratio': 0.5, 'max_iter': 1000, 'tol': 0.001, 'alpha': 0.01}], [0.73169049275059772, 0.020627284129767793, {'normalize': False, 'selection': 'cyclic', 'fit_intercept': True, 'l1_ratio': 1, 'max_iter': 1000, 'tol': 0.001, 'alpha': 0.01}], [0.64314820555615382, 0.024578346633060036, {'normalize': False, 'selection': 'random', 'fit_intercept': True, 'l1_ratio': 0.75, 'max_iter': 1000, 'tol': 0.001, 'alpha': 0.01}], [0.5890588486975461, 0.033508721119203555, {'normalize': False, 'selection': 'random', 'fit_intercept': True, 'l1_ratio': 0.75, 'max_iter': 1000, 'tol': 0.001, 'alpha': 0.01}], [0.77028332749964423, 0.019560296394086619, {'normalize': False, 'selection': 'random', 'fit_intercept': True, 'l1_ratio': 0.5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0.90260450585681729, 0.91778401890367045, 0.93512808810911352, 0.90300869158189423, 0.90593918987567346, 0.92134065912510432, 0.92809036370577236, 0.87809476043878631, 0.93833690527733404, 0.94142211462933234]</text:p>
          </table:table-cell>
          <table:table-cell office:value-type="string" calcext:value-type="string">
            <text:p>[0.51479717766838473, 0.41711767392789412, 0.3329422933930829, 0.54010091261596638, 0.56355050176174348, 0.50458017333295468, 0.47845674927195647, 0.50339768162333698, 0.60117225393864904, 0.15718212858577552]</text:p>
          </table:table-cell>
          <table:table-cell office:value-type="string" calcext:value-type="string">
            <text:p>0.91717492975</text:p>
          </table:table-cell>
          <table:table-cell office:value-type="string" calcext:value-type="string">
            <text:p>0.461329754612</text:p>
          </table:table-cell>
          <table:table-cell office:value-type="string" calcext:value-type="string">
            <text:p>[0.14818045650369832, 0.068509214717681385, 0.084779989644666265, 0.10492369987781842, 0.10028861722679804, 0.092494539267024833, 0.06604790066777215, 0.11520205601384459, 0.072587553561340362, 0.044753528145005626]</text:p>
          </table:table-cell>
          <table:table-cell office:value-type="string" calcext:value-type="string">
            <text:p>[0.78780933597234404, 0.7231792766617734, 0.67061044051588814, 0.74348996567257408, 0.30726334428500324, 0.46432407172371476, 0.70041763207131691, 0.73475251731760294, 0.60763802898149688, 0.57807948753947769]</text:p>
          </table:table-cell>
          <table:table-cell office:value-type="string" calcext:value-type="string">
            <text:p>0.0897767555626</text:p>
          </table:table-cell>
          <table:table-cell office:value-type="string" calcext:value-type="string">
            <text:p>0.631756410074</text:p>
          </table:table-cell>
          <table:table-cell office:value-type="string" calcext:value-type="string">
            <text:p>[0.26280713680283274, 0.19474074150897144, 0.21249021411400573, 0.21264309723261809, 0.21470011246790102, 0.24084365676277061, 0.17992406289012577, 0.23397237179551914, 0.21047163514288444, 0.15568014354048612]</text:p>
          </table:table-cell>
          <table:table-cell office:value-type="string" calcext:value-type="string">
            <text:p>[0.63527752402382043, 0.52889358613484883, 0.55002148351396885, 0.59861567043287633, 0.41833590042197449, 0.56000978077868957, 0.61744522266303481, 0.59672772630728832, 0.56985156616410482, 0.51816903377894907]</text:p>
          </table:table-cell>
          <table:table-cell office:value-type="string" calcext:value-type="string">
            <text:p>0.211827317226</text:p>
          </table:table-cell>
          <table:table-cell office:value-type="string" calcext:value-type="string">
            <text:p>0.559334749422</text:p>
          </table:table-cell>
          <table:table-cell office:value-type="string" calcext:value-type="string">
            <text:p>[[0.71256980714706397, 0.027186585212541609, {'normalize': False, 'selection': 'cyclic', 'fit_intercept': True, 'l1_ratio': 0, 'max_iter': 1000, 'tol': 0.0001, 'alpha': 0.01}], [0.79047780811095303, 0.02282474733345264, {'normalize': True, 'selection': 'cyclic', 'fit_intercept': True, 'l1_ratio': 0.75, 'max_iter': 1000, 'tol': 0.0001, 'alpha': 0.001}], [0.70374359024901312, 0.037098142018300001, {'normalize': True, 'selection': 'cyclic', 'fit_intercept': True, 'l1_ratio': 0.25, 'max_iter': 1000, 'tol': 0.0001, 'alpha': 0.001}], [0.6715854232354006, 0.089785055806388597, {'normalize': False, 'selection': 'random', 'fit_intercept': True, 'l1_ratio': 0, 'max_iter': 1000, 'tol': 0.0001, 'alpha': 0.01}], [0.71666546787990482, 0.086304490142498955, {'normalize': False, 'selection': 'random', 'fit_intercept': True, 'l1_ratio': 0, 'max_iter': 1000, 'tol': 0.001, 'alpha': 0.01}], [0.66065543069885879, 0.045102214041476726, {'normalize': False, 'selection': 'random', 'fit_intercept': True, 'l1_ratio': 0.5, 'max_iter': 1000, 'tol': 0.001, 'alpha': 0.01}], [0.78825281644562584, 0.018590639164796797, {'normalize': True, 'selection': 'random', 'fit_intercept': True, 'l1_ratio': 0, 'max_iter': 1000, 'tol': 0.0001, 'alpha': 0.001}], [0.65523790134885762, 0.040647890492192515, {'normalize': False, 'selection': 'random', 'fit_intercept': True, 'l1_ratio': 0.75, 'max_iter': 1000, 'tol': 0.001, 'alpha': 0.01}], [0.63419564241207305, 0.028962736732648427, {'normalize': False, 'selection': 'random', 'fit_intercept': True, 'l1_ratio': 0, 'max_iter': 1000, 'tol': 0.0001, 'alpha': 0.01}], [0.77833568176472301, 0.029309320543899724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0.87456022787682264, 0.92076784621672514, 0.90508722048637069, 0.91915879369501508, 0.89400740779501853, 0.9174948287675051, 0.91744206870477651, 0.88878764274970823, 0.93211336658628974, 0.90763982369578078]</text:p>
          </table:table-cell>
          <table:table-cell office:value-type="string" calcext:value-type="string">
            <text:p>[0.54899233217215482, 0.54480841156759108, 0.49787657510990591, 0.57137635545720045, 0.52500222493748361, 0.55205310114937145, 0.46769710322043168, 0.55660465980559048, 0.63040496418624659, 0.27943342594585641]</text:p>
          </table:table-cell>
          <table:table-cell office:value-type="string" calcext:value-type="string">
            <text:p>0.907705922657</text:p>
          </table:table-cell>
          <table:table-cell office:value-type="string" calcext:value-type="string">
            <text:p>0.517424915355</text:p>
          </table:table-cell>
          <table:table-cell office:value-type="string" calcext:value-type="string">
            <text:p>[0.19084787094571534, 0.066022840860133783, 0.12403988459360364, 0.087452768773265063, 0.11301040778270237, 0.097016803286386941, 0.075828196699715258, 0.10509714148050565, 0.07991367707345147, 0.070563212098781858]</text:p>
          </table:table-cell>
          <table:table-cell office:value-type="string" calcext:value-type="string">
            <text:p>[0.73228768456555382, 0.56475399740350163, 0.50479772263139422, 0.69292892182121602, 0.33440158708573237, 0.41983085212719901, 0.71486752821859589, 0.65602964448433221, 0.5631002388902705, 0.49422867026816381]</text:p>
          </table:table-cell>
          <table:table-cell office:value-type="string" calcext:value-type="string">
            <text:p>0.100979280359</text:p>
          </table:table-cell>
          <table:table-cell office:value-type="string" calcext:value-type="string">
            <text:p>0.56772268475</text:p>
          </table:table-cell>
          <table:table-cell office:value-type="string" calcext:value-type="string">
            <text:p>[0.27593843538412344, 0.19417696621176092, 0.23642622660032608, 0.21426531213431019, 0.22868600728947933, 0.24118918068738662, 0.17917249816076641, 0.24341477301116776, 0.20937299331302961, 0.19524238296792032]</text:p>
          </table:table-cell>
          <table:table-cell office:value-type="string" calcext:value-type="string">
            <text:p>[0.61376539362119908, 0.51076393879827309, 0.49305641682177087, 0.59157411900725032, 0.41158525119758099, 0.53627280775476571, 0.59655734473370803, 0.59873397293254893, 0.55253966976143321, 0.46719145681928814]</text:p>
          </table:table-cell>
          <table:table-cell office:value-type="string" calcext:value-type="string">
            <text:p>0.221788477576</text:p>
          </table:table-cell>
          <table:table-cell office:value-type="string" calcext:value-type="string">
            <text:p>0.537204037145</text:p>
          </table:table-cell>
          <table:table-cell office:value-type="string" calcext:value-type="string">
            <text:p>[[0.73969844189923839, 0.0033306082101489257, {'normalize': False, 'selection': 'cyclic', 'fit_intercept': True, 'l1_ratio': 0, 'max_iter': 1000, 'tol': 0.0001, 'alpha': 0.01}], [0.77594005617119199, 0.031031058217728676, {'normalize': True, 'selection': 'cyclic', 'fit_intercept': True, 'l1_ratio': 0, 'max_iter': 1000, 'tol': 0.0001, 'alpha': 0.001}], [0.73129549255648985, 0.066033439201638858, {'normalize': True, 'selection': 'cyclic', 'fit_intercept': True, 'l1_ratio': 0, 'max_iter': 1000, 'tol': 0.0001, 'alpha': 0.001}], [0.68677671489516823, 0.11644585294127958, {'normalize': False, 'selection': 'random', 'fit_intercept': True, 'l1_ratio': 0, 'max_iter': 1000, 'tol': 0.0001, 'alpha': 0.01}], [0.73522862532087008, 0.083928685241486348, {'normalize': False, 'selection': 'random', 'fit_intercept': True, 'l1_ratio': 0, 'max_iter': 1000, 'tol': 0.001, 'alpha': 0.01}], [0.71843619894182342, 0.022289474752354974, {'normalize': False, 'selection': 'cyclic', 'fit_intercept': True, 'l1_ratio': 0.75, 'max_iter': 1000, 'tol': 0.001, 'alpha': 0.01}], [0.80630120584043896, 0.018320837606418353, {'normalize': False, 'selection': 'cyclic', 'fit_intercept': True, 'l1_ratio': 0.25, 'max_iter': 1000, 'tol': 0.0001, 'alpha': 0.001}], [0.68082169139965376, 0.029881848249502723, {'normalize': False, 'selection': 'random', 'fit_intercept': True, 'l1_ratio': 1, 'max_iter': 1000, 'tol': 0.001, 'alpha': 0.01}], [0.69284384758212914, 0.04861110671278749, {'normalize': False, 'selection': 'cyclic', 'fit_intercept': True, 'l1_ratio': 0.25, 'max_iter': 1000, 'tol': 0.001, 'alpha': 0.01}], [0.78973023048151691, 0.0073553813798283869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0.90584552773312721, 0.92951500534310094, 0.87832310547519377, 0.8900808615840714, 0.81288090387246414, 0.92485360278304263, 0.91646114847720261, 0.89445279276707856, 0.95291480571531495, 0.92847629202480875]</text:p>
          </table:table-cell>
          <table:table-cell office:value-type="string" calcext:value-type="string">
            <text:p>[0.60747164295392619, 0.30639341963481448, 0.38836173651176542, 0.47766677554545178, 0.5129121229807494, 0.39859005581732754, 0.40522436232547909, 0.46510863302731686, 0.51398814996158126, 0.081649316498441982]</text:p>
          </table:table-cell>
          <table:table-cell office:value-type="string" calcext:value-type="string">
            <text:p>0.903380404578</text:p>
          </table:table-cell>
          <table:table-cell office:value-type="string" calcext:value-type="string">
            <text:p>0.415736621526</text:p>
          </table:table-cell>
          <table:table-cell office:value-type="string" calcext:value-type="string">
            <text:p>[0.14324946759712684, 0.05873397810173072, 0.15901744772312515, 0.11890882676069077, 0.19950833277487923, 0.088363712571835451, 0.076729156919966165, 0.099743500144193684, 0.055426979094342889, 0.054644141857427386]</text:p>
          </table:table-cell>
          <table:table-cell office:value-type="string" calcext:value-type="string">
            <text:p>[0.63733657365956553, 0.86055432227034101, 0.61489583472561982, 0.84442331322799535, 0.34291309912771634, 0.56366156343941454, 0.79876662802588017, 0.79140343053441065, 0.74046824859965277, 0.62988661074463059]</text:p>
          </table:table-cell>
          <table:table-cell office:value-type="string" calcext:value-type="string">
            <text:p>0.105432554355</text:p>
          </table:table-cell>
          <table:table-cell office:value-type="string" calcext:value-type="string">
            <text:p>0.682430962436</text:p>
          </table:table-cell>
          <table:table-cell office:value-type="string" calcext:value-type="string">
            <text:p>[0.21569162457097688, 0.18595534941076419, 0.27694330487091501, 0.22462719239764306, 0.24880343903720317, 0.22648175864423001, 0.20437608824865508, 0.20785821915052582, 0.18147069154939466, 0.18798174832120509]</text:p>
          </table:table-cell>
          <table:table-cell office:value-type="string" calcext:value-type="string">
            <text:p>[0.57886130888834186, 0.57027985603561759, 0.59382397123688035, 0.64332807412516202, 0.45173570790905604, 0.60467695581688219, 0.68367928503684239, 0.59855902651206205, 0.6082482288779596, 0.54967131740620567]</text:p>
          </table:table-cell>
          <table:table-cell office:value-type="string" calcext:value-type="string">
            <text:p>0.21601894162</text:p>
          </table:table-cell>
          <table:table-cell office:value-type="string" calcext:value-type="string">
            <text:p>0.588286373185</text:p>
          </table:table-cell>
          <table:table-cell office:value-type="string" calcext:value-type="string">
            <text:p>[[0.69027006299548366, 0.07421682147326697, {'normalize': False, 'selection': 'random', 'fit_intercept': True, 'l1_ratio': 0, 'max_iter': 1000, 'tol': 0.0001, 'alpha': 0.001}], [0.77330213380157775, 0.064654529241804801, {'normalize': True, 'selection': 'random', 'fit_intercept': True, 'l1_ratio': 0.75, 'max_iter': 1000, 'tol': 0.001, 'alpha': 0.001}], [0.63503802839095391, 0.065068615130224008, {'normalize': False, 'selection': 'cyclic', 'fit_intercept': True, 'l1_ratio': 1, 'max_iter': 1000, 'tol': 0.001, 'alpha': 0.01}], [0.6442763243118389, 0.06499035657731389, {'normalize': False, 'selection': 'cyclic', 'fit_intercept': True, 'l1_ratio': 0.25, 'max_iter': 1000, 'tol': 0.0001, 'alpha': 0.01}], [0.69301055548810309, 0.085675045412239387, {'normalize': False, 'selection': 'cyclic', 'fit_intercept': True, 'l1_ratio': 1, 'max_iter': 1000, 'tol': 0.0001, 'alpha': 0.01}], [0.65248661483610493, 0.039867263841916252, {'normalize': False, 'selection': 'cyclic', 'fit_intercept': True, 'l1_ratio': 0.5, 'max_iter': 1000, 'tol': 0.001, 'alpha': 0.01}], [0.73359800338464243, 0.01168503544896316, {'normalize': False, 'selection': 'cyclic', 'fit_intercept': True, 'l1_ratio': 1, 'max_iter': 1000, 'tol': 0.001, 'alpha': 0.01}], [0.63644889941622318, 0.035904446677970117, {'normalize': False, 'selection': 'cyclic', 'fit_intercept': True, 'l1_ratio': 0.75, 'max_iter': 1000, 'tol': 0.001, 'alpha': 0.01}], [0.59688727982961898, 0.075834704456083979, {'normalize': False, 'selection': 'random', 'fit_intercept': True, 'l1_ratio': 1, 'max_iter': 1000, 'tol': 0.001, 'alpha': 0.01}], [0.7571097904882973, 0.015456254198380955, {'normalize': False, 'selection': 'random', 'fit_intercept': True, 'l1_ratio': 0.5, 'max_iter': 1000, 'tol': 0.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0.90346894882612971, 0.92472909728841479, 0.87440349761808034, 0.91270466776606185, 0.93338654713909885, 0.92185835382370784, 0.95906981052727069, 0.88999441979392024, 0.94231393141695075, 0.94650181780888765]</text:p>
          </table:table-cell>
          <table:table-cell office:value-type="string" calcext:value-type="string">
            <text:p>[0.50459166027830582, 0.32841748372702262, 0.37816282666188106, 0.5385260405225214, 0.50646557058474229, 0.43094274532477694, 0.48437477154601005, 0.49012631561054798, 0.5790920371022662, 0.29720641613461796]</text:p>
          </table:table-cell>
          <table:table-cell office:value-type="string" calcext:value-type="string">
            <text:p>0.920843109201</text:p>
          </table:table-cell>
          <table:table-cell office:value-type="string" calcext:value-type="string">
            <text:p>0.453790586749</text:p>
          </table:table-cell>
          <table:table-cell office:value-type="string" calcext:value-type="string">
            <text:p>[0.14686526677196576, 0.062721995980559067, 0.16413991604340775, 0.094434742549966019, 0.071023958514625868, 0.091885788518598591, 0.037593752769751181, 0.10395672128901974, 0.067905942960661811, 0.040872632858738746]</text:p>
          </table:table-cell>
          <table:table-cell office:value-type="string" calcext:value-type="string">
            <text:p>[0.80437972985360096, 0.83322917270424268, 0.62514906373335111, 0.74603596245929171, 0.34745151481223702, 0.53333953812933776, 0.6924698978384386, 0.75438828868898022, 0.64127856570553876, 0.4820383722110953]</text:p>
          </table:table-cell>
          <table:table-cell office:value-type="string" calcext:value-type="string">
            <text:p>0.0881400718257</text:p>
          </table:table-cell>
          <table:table-cell office:value-type="string" calcext:value-type="string">
            <text:p>0.645976010614</text:p>
          </table:table-cell>
          <table:table-cell office:value-type="string" calcext:value-type="string">
            <text:p>[0.25756031136247598, 0.19250254503108624, 0.2672086105904527, 0.20993376862493784, 0.17621865595274755, 0.22566511771343545, 0.14194369147130104, 0.235550021011632, 0.2021087449840282, 0.16640355936155363]</text:p>
          </table:table-cell>
          <table:table-cell office:value-type="string" calcext:value-type="string">
            <text:p>[0.65222337809767417, 0.59610265422673636, 0.60183392882919362, 0.6057261886583597, 0.45484683709331103, 0.60431978453851387, 0.6083410852359098, 0.61652344081400179, 0.58769480282778541, 0.49213980483548253]</text:p>
          </table:table-cell>
          <table:table-cell office:value-type="string" calcext:value-type="string">
            <text:p>0.20750950261</text:p>
          </table:table-cell>
          <table:table-cell office:value-type="string" calcext:value-type="string">
            <text:p>0.581975190516</text:p>
          </table:table-cell>
          <table:table-cell office:value-type="string" calcext:value-type="string">
            <text:p>[[0.70455056417803541, 0.022645403637979285, {'normalize': False, 'selection': 'cyclic', 'fit_intercept': True, 'l1_ratio': 0, 'max_iter': 1000, 'tol': 0.0001, 'alpha': 0.01}], [0.79815815386690792, 0.042285425675340375, {'normalize': True, 'selection': 'random', 'fit_intercept': True, 'l1_ratio': 1, 'max_iter': 1000, 'tol': 0.001, 'alpha': 0.001}], [0.6837049594047524, 0.082573283737980577, {'normalize': False, 'selection': 'random', 'fit_intercept': True, 'l1_ratio': 1, 'max_iter': 1000, 'tol': 0.001, 'alpha': 0.01}], [0.65809983833991625, 0.08475838182007743, {'normalize': False, 'selection': 'random', 'fit_intercept': True, 'l1_ratio': 0, 'max_iter': 1000, 'tol': 0.0001, 'alpha': 0.01}], [0.71246141952765929, 0.096392132137787481, {'normalize': False, 'selection': 'random', 'fit_intercept': True, 'l1_ratio': 0, 'max_iter': 1000, 'tol': 0.0001, 'alpha': 0.001}], [0.67311141611415404, 0.026371395232855702, {'normalize': False, 'selection': 'random', 'fit_intercept': True, 'l1_ratio': 0.75, 'max_iter': 1000, 'tol': 0.001, 'alpha': 0.01}], [0.79333000213521088, 0.0091517620012837048, {'normalize': False, 'selection': 'random', 'fit_intercept': True, 'l1_ratio': 0, 'max_iter': 1000, 'tol': 0.001, 'alpha': 0.001}], [0.65122156167365275, 0.033874704069664974, {'normalize': False, 'selection': 'random', 'fit_intercept': True, 'l1_ratio': 1, 'max_iter': 1000, 'tol': 0.001, 'alpha': 0.01}], [0.63359111342692376, 0.054225831864948948, {'normalize': False, 'selection': 'random', 'fit_intercept': True, 'l1_ratio': 0, 'max_iter': 1000, 'tol': 0.001, 'alpha': 0.01}], [0.7679152687331362, 0.026403140210340584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0.87637489814372682, 0.91819432020842773, 0.90437355239220263, 0.92808809049501295, 0.92779768149795649, 0.91529428582246175, 0.93810620488946628, 0.89044217563403638, 0.92619816309731073, 0.91029787682063301]</text:p>
          </table:table-cell>
          <table:table-cell office:value-type="string" calcext:value-type="string">
            <text:p>[0.54145752267005576, 0.27909938009108182, 0.46648077638141139, 0.56939553187949266, 0.50948534351126784, 0.49087004996189587, 0.51949452555266706, 0.55156235830657974, 0.62632488728995317, 0.35682754799826344]</text:p>
          </table:table-cell>
          <table:table-cell office:value-type="string" calcext:value-type="string">
            <text:p>0.9135167249</text:p>
          </table:table-cell>
          <table:table-cell office:value-type="string" calcext:value-type="string">
            <text:p>0.491099792364</text:p>
          </table:table-cell>
          <table:table-cell office:value-type="string" calcext:value-type="string">
            <text:p>[0.18808697660538543, 0.068167317439175062, 0.12497256519249013, 0.077793193365495353, 0.076982865377916557, 0.099604394328661361, 0.056848503790028503, 0.10353358612633719, 0.086876839594139277, 0.068532458434984359]</text:p>
          </table:table-cell>
          <table:table-cell office:value-type="string" calcext:value-type="string">
            <text:p>[0.74452172978813025, 0.89441790483498484, 0.53636073465738487, 0.69613119487239883, 0.34532557462412611, 0.47717365901276532, 0.64530507515895452, 0.66349002793880973, 0.56931648113479916, 0.44114489507536819]</text:p>
          </table:table-cell>
          <table:table-cell office:value-type="string" calcext:value-type="string">
            <text:p>0.0951398700255</text:p>
          </table:table-cell>
          <table:table-cell office:value-type="string" calcext:value-type="string">
            <text:p>0.60131872771</text:p>
          </table:table-cell>
          <table:table-cell office:value-type="string" calcext:value-type="string">
            <text:p>[0.27697576531830853, 0.19870426217363726, 0.23840570953075155, 0.20493846708799782, 0.17656880105527581, 0.23509117715629169, 0.16774727630293018, 0.24089998979442825, 0.20482697383071602, 0.19184955757197777]</text:p>
          </table:table-cell>
          <table:table-cell office:value-type="string" calcext:value-type="string">
            <text:p>[0.62878552613096683, 0.58679665195342168, 0.50868219971868112, 0.60207097337824733, 0.43857597319759151, 0.5809264749663422, 0.60918984950422783, 0.60522071789097309, 0.55371558030724621, 0.45700896154462695]</text:p>
          </table:table-cell>
          <table:table-cell office:value-type="string" calcext:value-type="string">
            <text:p>0.213600797982</text:p>
          </table:table-cell>
          <table:table-cell office:value-type="string" calcext:value-type="string">
            <text:p>0.557097290859</text:p>
          </table:table-cell>
          <table:table-cell office:value-type="string" calcext:value-type="string">
            <text:p>[[0.73416335124327414, 0.0029214602929888899, {'normalize': False, 'selection': 'cyclic', 'fit_intercept': True, 'l1_ratio': 0, 'max_iter': 1000, 'tol': 0.0001, 'alpha': 0.01}], [0.785967391151703, 0.02853149955243612, {'normalize': True, 'selection': 'cyclic', 'fit_intercept': True, 'l1_ratio': 1, 'max_iter': 1000, 'tol': 0.001, 'alpha': 0.001}], [0.71280926760300234, 0.084121922147641803, {'normalize': True, 'selection': 'cyclic', 'fit_intercept': True, 'l1_ratio': 0, 'max_iter': 1000, 'tol': 0.0001, 'alpha': 0.001}], [0.66992992949991292, 0.11832920251810641, {'normalize': False, 'selection': 'random', 'fit_intercept': True, 'l1_ratio': 0, 'max_iter': 1000, 'tol': 0.0001, 'alpha': 0.01}], [0.7363099382629269, 0.098181993327150024, {'normalize': False, 'selection': 'cyclic', 'fit_intercept': True, 'l1_ratio': 0, 'max_iter': 1000, 'tol': 0.0001, 'alpha': 0.001}], [0.72388153291003332, 0.018795859441674237, {'normalize': False, 'selection': 'cyclic', 'fit_intercept': True, 'l1_ratio': 0.75, 'max_iter': 1000, 'tol': 0.001, 'alpha': 0.01}], [0.8009688389248848, 0.02315995165834241, {'normalize': False, 'selection': 'cyclic', 'fit_intercept': True, 'l1_ratio': 0, 'max_iter': 1000, 'tol': 0.0001, 'alpha': 0.001}], [0.68194389987167159, 0.029053605921104696, {'normalize': False, 'selection': 'random', 'fit_intercept': True, 'l1_ratio': 1, 'max_iter': 1000, 'tol': 0.001, 'alpha': 0.01}], [0.69063162323006089, 0.049620218717252564, {'normalize': False, 'selection': 'random', 'fit_intercept': True, 'l1_ratio': 0, 'max_iter': 1000, 'tol': 0.001, 'alpha': 0.01}], [0.77313815131620889, 0.0082284206826153412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0.90909324561807403, 0.94200782362987245, 0.88507095628445853, 0.95145795708460401, 0.88824985614370233, 0.92000744928537548, 0.91406927774117108, 0.91161875366599965, 0.94434074267049861, 0.9387843331386041]</text:p>
          </table:table-cell>
          <table:table-cell office:value-type="string" calcext:value-type="string">
            <text:p>[0.6356652718248772, 0.2417944777776061, 0.22996409926037253, 0.59665705996778895, 0.56700723271134001, 0.36378952579889379, 0.41712260475704832, 0.48856916384619742, 0.53148184199756154, 0.29023131732351382]</text:p>
          </table:table-cell>
          <table:table-cell office:value-type="string" calcext:value-type="string">
            <text:p>0.920470039526</text:p>
          </table:table-cell>
          <table:table-cell office:value-type="string" calcext:value-type="string">
            <text:p>0.436228259527</text:p>
          </table:table-cell>
          <table:table-cell office:value-type="string" calcext:value-type="string">
            <text:p>[0.13830829118008278, 0.048323919631047152, 0.15019879716916201, 0.052512032525178491, 0.11914916943018507, 0.094062244113015225, 0.078926053593691162, 0.083521441140602129, 0.06552005443062095, 0.046768794272123125]</text:p>
          </table:table-cell>
          <table:table-cell office:value-type="string" calcext:value-type="string">
            <text:p>[0.59155942023589014, 0.94070191631427635, 0.77413709412752552, 0.65205919486509256, 0.30482978274774913, 0.59627778694627531, 0.78278762958596781, 0.75669218687141748, 0.71381555792472362, 0.48682251559843764]</text:p>
          </table:table-cell>
          <table:table-cell office:value-type="string" calcext:value-type="string">
            <text:p>0.0877290797486</text:p>
          </table:table-cell>
          <table:table-cell office:value-type="string" calcext:value-type="string">
            <text:p>0.659968308522</text:p>
          </table:table-cell>
          <table:table-cell office:value-type="string" calcext:value-type="string">
            <text:p>[0.20731039797160652, 0.16106068799933837, 0.27423690601621992, 0.14504202890268517, 0.19153110528401765, 0.21248592756019369, 0.1973849519982446, 0.186879880859702, 0.19746498946747157, 0.17066457123855919]</text:p>
          </table:table-cell>
          <table:table-cell office:value-type="string" calcext:value-type="string">
            <text:p>[0.57040203881348339, 0.62439483397924511, 0.63089307315247545, 0.56853077018869425, 0.43614035897915548, 0.60489285270672077, 0.68692914183777221, 0.58956524383694642, 0.60589660756701147, 0.46429917059812381]</text:p>
          </table:table-cell>
          <table:table-cell office:value-type="string" calcext:value-type="string">
            <text:p>0.19440614473</text:p>
          </table:table-cell>
          <table:table-cell office:value-type="string" calcext:value-type="string">
            <text:p>0.578194409166</text:p>
          </table:table-cell>
          <table:table-cell office:value-type="string" calcext:value-type="string">
            <text:p>[[0.70079904919246183, 0.078982841659534175, {'normalize': False, 'selection': 'random', 'fit_intercept': True, 'l1_ratio': 0, 'max_iter': 1000, 'tol': 0.0001, 'alpha': 0.001}], [0.78697593001236787, 0.05918712614749054, {'normalize': True, 'selection': 'cyclic', 'fit_intercept': True, 'l1_ratio': 1, 'max_iter': 1000, 'tol': 0.001, 'alpha': 0.001}], [0.67960941662923036, 0.089391702770551335, {'normalize': False, 'selection': 'cyclic', 'fit_intercept': True, 'l1_ratio': 1, 'max_iter': 1000, 'tol': 0.001, 'alpha': 0.01}], [0.66794395655074079, 0.045231085674853289, {'normalize': False, 'selection': 'cyclic', 'fit_intercept': True, 'l1_ratio': 0, 'max_iter': 1000, 'tol': 0.0001, 'alpha': 0.001}], [0.7108123745415561, 0.071487800895882636, {'normalize': False, 'selection': 'random', 'fit_intercept': True, 'l1_ratio': 0, 'max_iter': 1000, 'tol': 0.0001, 'alpha': 0.001}], [0.67397457004279759, 0.022192165388848828, {'normalize': False, 'selection': 'cyclic', 'fit_intercept': True, 'l1_ratio': 0.5, 'max_iter': 1000, 'tol': 0.001, 'alpha': 0.01}], [0.74328944846339173, 0.021024362767824732, {'normalize': False, 'selection': 'cyclic', 'fit_intercept': True, 'l1_ratio': 0.75, 'max_iter': 1000, 'tol': 0.001, 'alpha': 0.01}], [0.67088162712823607, 0.02337042138488607, {'normalize': False, 'selection': 'cyclic', 'fit_intercept': True, 'l1_ratio': 0.75, 'max_iter': 1000, 'tol': 0.001, 'alpha': 0.01}], [0.62147263136278041, 0.060778687889382774, {'normalize': False, 'selection': 'cyclic', 'fit_intercept': True, 'l1_ratio': 0.5, 'max_iter': 1000, 'tol': 0.001, 'alpha': 0.01}], [0.74288329462433889, 0.033209524994804139, {'normalize': False, 'selection': 'random', 'fit_intercept': True, 'l1_ratio': 0.5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9311914203880991, 0.94081931552164744, 0.94745770795915019, 0.91474164035765348, 0.92445780801907396, 0.92048640877879484, 0.95428588665158731, 0.90463472310037296, 0.97699200535231401, 0.94344049825573573]</text:p>
          </table:table-cell>
          <table:table-cell office:value-type="string" calcext:value-type="string">
            <text:p>[0.58397929967488227, 0.38646122033213148, 0.24897116702129218, 0.53989939930753816, 0.52184054387334822, 0.41289885797753056, 0.50877913064033975, 0.51605115007118818, 0.66537183323427385, 0.46074274609944665]</text:p>
          </table:table-cell>
          <table:table-cell office:value-type="string" calcext:value-type="string">
            <text:p>0.935850741438</text:p>
          </table:table-cell>
          <table:table-cell office:value-type="string" calcext:value-type="string">
            <text:p>0.484499534823</text:p>
          </table:table-cell>
          <table:table-cell office:value-type="string" calcext:value-type="string">
            <text:p>[0.10468745836715106, 0.049314283743891428, 0.068666620811526788, 0.092231177051723887, 0.080543873330823371, 0.093499041609934927, 0.041987713652135439, 0.090121441955330964, 0.02708417492406609, 0.043211482237064815]</text:p>
          </table:table-cell>
          <table:table-cell office:value-type="string" calcext:value-type="string">
            <text:p>[0.67548039003343019, 0.76121459004277348, 0.75502879516355481, 0.74381573958010261, 0.33662743154482827, 0.55025087431699538, 0.6596955432950572, 0.71603096195868121, 0.50982611341172623, 0.36987060616512296]</text:p>
          </table:table-cell>
          <table:table-cell office:value-type="string" calcext:value-type="string">
            <text:p>0.0691347267684</text:p>
          </table:table-cell>
          <table:table-cell office:value-type="string" calcext:value-type="string">
            <text:p>0.607784104551</text:p>
          </table:table-cell>
          <table:table-cell office:value-type="string" calcext:value-type="string">
            <text:p>[0.2155081534432122, 0.1662209458799716, 0.20607497290342583, 0.20231169350900399, 0.18924869926794563, 0.21420748272673204, 0.15518572481095522, 0.22655779988627892, 0.12836386817521037, 0.16669592565187993]</text:p>
          </table:table-cell>
          <table:table-cell office:value-type="string" calcext:value-type="string">
            <text:p>[0.61209019983583157, 0.59742637813210964, 0.60432339195434726, 0.62028516892312469, 0.46219945373054544, 0.59909295048072397, 0.62489018333600643, 0.5894156323052101, 0.51683669920174202, 0.44006348505677018]</text:p>
          </table:table-cell>
          <table:table-cell office:value-type="string" calcext:value-type="string">
            <text:p>0.187037526625</text:p>
          </table:table-cell>
          <table:table-cell office:value-type="string" calcext:value-type="string">
            <text:p>0.566662354296</text:p>
          </table:table-cell>
          <table:table-cell office:value-type="string" calcext:value-type="string">
            <text:p>[[0.70584107899053539, 0.058883220662798524, {'normalize': True, 'selection': 'cyclic', 'fit_intercept': True, 'l1_ratio': 0, 'max_iter': 1000, 'tol': 0.0001, 'alpha': 0.001}], [0.80106410871638634, 0.048188891874176173, {'normalize': False, 'selection': 'cyclic', 'fit_intercept': True, 'l1_ratio': 0.5, 'max_iter': 1000, 'tol': 0.0001, 'alpha': 0.001}], [0.71528340719045214, 0.063175813138448375, {'normalize': True, 'selection': 'cyclic', 'fit_intercept': True, 'l1_ratio': 0.5, 'max_iter': 1000, 'tol': 0.001, 'alpha': 0.001}], [0.67315663866590536, 0.076700901638612637, {'normalize': False, 'selection': 'random', 'fit_intercept': True, 'l1_ratio': 0, 'max_iter': 1000, 'tol': 0.001, 'alpha': 0.01}], [0.74200023074706289, 0.097842800883024786, {'normalize': False, 'selection': 'random', 'fit_intercept': True, 'l1_ratio': 0, 'max_iter': 1000, 'tol': 0.001, 'alpha': 0.001}], [0.68900648375721329, 0.022873886282145827, {'normalize': False, 'selection': 'random', 'fit_intercept': True, 'l1_ratio': 0.75, 'max_iter': 1000, 'tol': 0.0001, 'alpha': 0.01}], [0.77397382486059818, 0.023889518901594246, {'normalize': True, 'selection': 'cyclic', 'fit_intercept': True, 'l1_ratio': 0, 'max_iter': 1000, 'tol': 0.0001, 'alpha': 0.001}], [0.68407900648941944, 0.022299757876583712, {'normalize': False, 'selection': 'random', 'fit_intercept': True, 'l1_ratio': 1, 'max_iter': 1000, 'tol': 0.001, 'alpha': 0.01}], [0.65103880059525421, 0.10175174214768674, {'normalize': False, 'selection': 'cyclic', 'fit_intercept': True, 'l1_ratio': 0, 'max_iter': 1000, 'tol': 0.0001, 'alpha': 0.001}], [0.75911412443186843, 0.027047215890628737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92235521382210295, 0.9330216033540516, 0.9062223792026961, 0.93464451544055405, 0.92128002305625067, 0.90897525680803848, 0.94519778656530973, 0.92352298849021142, 0.91433128081079129, 0.92121846220579751]</text:p>
          </table:table-cell>
          <table:table-cell office:value-type="string" calcext:value-type="string">
            <text:p>[0.60390597769874088, 0.23803197381943064, 0.4714132363207072, 0.56876214545065751, 0.49722186611380337, 0.47013590613672973, 0.5533865455771505, 0.58675765978549443, 0.63270132533430035, 0.52650129021155534]</text:p>
          </table:table-cell>
          <table:table-cell office:value-type="string" calcext:value-type="string">
            <text:p>0.923076950976</text:p>
          </table:table-cell>
          <table:table-cell office:value-type="string" calcext:value-type="string">
            <text:p>0.514881792645</text:p>
          </table:table-cell>
          <table:table-cell office:value-type="string" calcext:value-type="string">
            <text:p>[0.11813113083094466, 0.055811988084007245, 0.12255636512562518, 0.070700554092170811, 0.083932060816604218, 0.10703486184597273, 0.050334994526999514, 0.072271782537272122, 0.10084610204282106, 0.06018912677829702]</text:p>
          </table:table-cell>
          <table:table-cell office:value-type="string" calcext:value-type="string">
            <text:p>[0.6431260378747331, 0.94537003673790665, 0.53140200455059461, 0.69715515092525981, 0.35395914412739876, 0.49660639376901178, 0.59978906401601539, 0.61141649665946052, 0.55960159473721705, 0.32476754562146831]</text:p>
          </table:table-cell>
          <table:table-cell office:value-type="string" calcext:value-type="string">
            <text:p>0.0841808966681</text:p>
          </table:table-cell>
          <table:table-cell office:value-type="string" calcext:value-type="string">
            <text:p>0.576319346902</text:p>
          </table:table-cell>
          <table:table-cell office:value-type="string" calcext:value-type="string">
            <text:p>[0.22991038103382411, 0.17768567968036142, 0.23997167965492472, 0.19139854213390486, 0.18649350532620187, 0.22655355655104922, 0.16468502435574398, 0.19974216853827031, 0.21753166997170822, 0.18063914303466286]</text:p>
          </table:table-cell>
          <table:table-cell office:value-type="string" calcext:value-type="string">
            <text:p>[0.57648892377278438, 0.61885272155858151, 0.51542506174046754, 0.61306764160778704, 0.47102145377391053, 0.58600662997615771, 0.57254748977031844, 0.58009058744131148, 0.55146026662328451, 0.41489093286220902]</text:p>
          </table:table-cell>
          <table:table-cell office:value-type="string" calcext:value-type="string">
            <text:p>0.201461135028</text:p>
          </table:table-cell>
          <table:table-cell office:value-type="string" calcext:value-type="string">
            <text:p>0.549985170913</text:p>
          </table:table-cell>
          <table:table-cell office:value-type="string" calcext:value-type="string">
            <text:p>[[0.74035964010776834, 0.037830476729784054, {'normalize': True, 'selection': 'cyclic', 'fit_intercept': True, 'l1_ratio': 0, 'max_iter': 1000, 'tol': 0.0001, 'alpha': 0.001}], [0.79185912615797949, 0.033637902974826044, {'normalize': True, 'selection': 'random', 'fit_intercept': True, 'l1_ratio': 1, 'max_iter': 1000, 'tol': 0.001, 'alpha': 0.001}], [0.73644241395934185, 0.085937161684474364, {'normalize': True, 'selection': 'cyclic', 'fit_intercept': True, 'l1_ratio': 0, 'max_iter': 1000, 'tol': 0.0001, 'alpha': 0.001}], [0.67882975896902309, 0.1044852594903574, {'normalize': False, 'selection': 'random', 'fit_intercept': True, 'l1_ratio': 0, 'max_iter': 1000, 'tol': 0.0001, 'alpha': 0.01}], [0.75795358878930486, 0.10648276265234509, {'normalize': False, 'selection': 'cyclic', 'fit_intercept': True, 'l1_ratio': 0, 'max_iter': 1000, 'tol': 0.0001, 'alpha': 0.001}], [0.7347174409956384, 0.027638974727322928, {'normalize': False, 'selection': 'cyclic', 'fit_intercept': True, 'l1_ratio': 0.75, 'max_iter': 1000, 'tol': 0.001, 'alpha': 0.01}], [0.78973709816220083, 0.049320200067882181, {'normalize': False, 'selection': 'cyclic', 'fit_intercept': True, 'l1_ratio': 0, 'max_iter': 1000, 'tol': 0.0001, 'alpha': 0.001}], [0.71971484944961794, 0.074683285714201131, {'normalize': True, 'selection': 'random', 'fit_intercept': True, 'l1_ratio': 1, 'max_iter': 1000, 'tol': 0.001, 'alpha': 0.001}], [0.69740169553449038, 0.051707286636647178, {'normalize': False, 'selection': 'random', 'fit_intercept': True, 'l1_ratio': 0, 'max_iter': 1000, 'tol': 0.0001, 'alpha': 0.01}], [0.75460591330337567, 0.005863886940484864, {'normalize': Tru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0.88643370361048179, 0.94062425447486631, 0.91695699159693767, 0.94033131446884366, 0.86093453219191551, 0.91714865124371081, 0.90929183895190591, 0.91111795957936059, 0.93810924811155583, 0.91423021801833804]</text:p>
          </table:table-cell>
          <table:table-cell office:value-type="string" calcext:value-type="string">
            <text:p>[0.44403848671963586, 0.43948611096679835, 0.56757979435533201, 0.53235313545173657, 0.58739801438450145, 0.24103357301153394, 0.3840242659722668, 0.45645498502771364, 0.43581342321216432, 0.55589463135816386]</text:p>
          </table:table-cell>
          <table:table-cell office:value-type="string" calcext:value-type="string">
            <text:p>0.913517871225</text:p>
          </table:table-cell>
          <table:table-cell office:value-type="string" calcext:value-type="string">
            <text:p>0.464407642046</text:p>
          </table:table-cell>
          <table:table-cell office:value-type="string" calcext:value-type="string">
            <text:p>[0.17278320512131221, 0.049476824881986299, 0.10852748419555407, 0.064548662708897656, 0.14827305284779405, 0.097423869125126725, 0.083314058023426771, 0.083994698144386801, 0.072855543301214284, 0.065528148167489086]</text:p>
          </table:table-cell>
          <table:table-cell office:value-type="string" calcext:value-type="string">
            <text:p>[0.90269810983134546, 0.69542686524992325, 0.43472326565327285, 0.75601531033163372, 0.29047453707838478, 0.71132878159461377, 0.82723774958036778, 0.80420701484403168, 0.85957214081199573, 0.30460697693467376]</text:p>
          </table:table-cell>
          <table:table-cell office:value-type="string" calcext:value-type="string">
            <text:p>0.0946725546517</text:p>
          </table:table-cell>
          <table:table-cell office:value-type="string" calcext:value-type="string">
            <text:p>0.658629075191</text:p>
          </table:table-cell>
          <table:table-cell office:value-type="string" calcext:value-type="string">
            <text:p>[0.25316447452402818, 0.17948275669576189, 0.2395908460815962, 0.16287848516753328, 0.23285440575510827, 0.21145085727113266, 0.19749915808907414, 0.19618540448392774, 0.18065906778521015, 0.19949389809750787]</text:p>
          </table:table-cell>
          <table:table-cell office:value-type="string" calcext:value-type="string">
            <text:p>[0.70311138100685933, 0.51362870878721678, 0.53959105383141948, 0.56733979096026321, 0.41187277672761319, 0.60833981824385974, 0.68031151350593932, 0.57774474790793284, 0.54725457492601104, 0.44246943344416806]</text:p>
          </table:table-cell>
          <table:table-cell office:value-type="string" calcext:value-type="string">
            <text:p>0.205325935395</text:p>
          </table:table-cell>
          <table:table-cell office:value-type="string" calcext:value-type="string">
            <text:p>0.559166379934</text:p>
          </table:table-cell>
          <table:table-cell office:value-type="string" calcext:value-type="string">
            <text:p>[[0.69589685632570486, 0.016058677499074168, {'normalize': False, 'selection': 'random', 'fit_intercept': True, 'l1_ratio': 0, 'max_iter': 1000, 'tol': 0.0001, 'alpha': 0.01}], [0.71689957744199051, 0.11488129737787729, {'normalize': True, 'selection': 'random', 'fit_intercept': True, 'l1_ratio': 0, 'max_iter': 1000, 'tol': 0.0001, 'alpha': 0.001}], [0.64156093568047601, 0.065631658090888279, {'normalize': False, 'selection': 'random', 'fit_intercept': True, 'l1_ratio': 0.25, 'max_iter': 1000, 'tol': 0.0001, 'alpha': 0.01}], [0.71226131730536701, 0.077070144717476613, {'normalize': False, 'selection': 'random', 'fit_intercept': True, 'l1_ratio': 0.5, 'max_iter': 1000, 'tol': 0.0001, 'alpha': 0.001}], [0.6697387715731361, 0.094317474948837909, {'normalize': False, 'selection': 'random', 'fit_intercept': True, 'l1_ratio': 0, 'max_iter': 1000, 'tol': 0.0001, 'alpha': 0.01}], [0.72627351372848037, 0.034131267746778535, {'normalize': False, 'selection': 'cyclic', 'fit_intercept': True, 'l1_ratio': 1, 'max_iter': 1000, 'tol': 0.001, 'alpha': 0.01}], [0.74607350205180945, 0.026605842995706615, {'normalize': False, 'selection': 'random', 'fit_intercept': True, 'l1_ratio': 0.75, 'max_iter': 1000, 'tol': 0.001, 'alpha': 0.01}], [0.70933297478095325, 0.008462617903412125, {'normalize': False, 'selection': 'random', 'fit_intercept': True, 'l1_ratio': 1, 'max_iter': 1000, 'tol': 0.001, 'alpha': 0.01}], [0.71661127316055706, 0.042999530832589686, {'normalize': False, 'selection': 'random', 'fit_intercept': True, 'l1_ratio': 0.75, 'max_iter': 1000, 'tol': 0.001, 'alpha': 0.001}], [0.6935058826199002, 0.024573734087113459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0.90291641500755238, 0.93490387464756541, 0.91654970975276684, 0.92574689080745476, 0.88908538888550936, 0.95069432927735942, 0.91889608832492853, 0.91029563681598114, 0.91954323170712171, 0.94434966924237984]</text:p>
          </table:table-cell>
          <table:table-cell office:value-type="string" calcext:value-type="string">
            <text:p>[0.48202189935667761, 0.51883100640294155, 0.57984532842780268, 0.55199999570823244, 0.60905654933245801, -0.15901787273744428, 0.37355201010721384, 0.47339881401997252, 0.50679128447594735, 0.63620453634214913]</text:p>
          </table:table-cell>
          <table:table-cell office:value-type="string" calcext:value-type="string">
            <text:p>0.921298123447</text:p>
          </table:table-cell>
          <table:table-cell office:value-type="string" calcext:value-type="string">
            <text:p>0.457268355144</text:p>
          </table:table-cell>
          <table:table-cell office:value-type="string" calcext:value-type="string">
            <text:p>[0.1477059084689025, 0.054243522604611301, 0.10905975385625633, 0.080325867038815391, 0.1182583157025509, 0.057977924122140402, 0.074492701926137925, 0.084771803979946256, 0.094710782909910377, 0.042516875235089013]</text:p>
          </table:table-cell>
          <table:table-cell office:value-type="string" calcext:value-type="string">
            <text:p>[0.84102557679916978, 0.59698403807589129, 0.42239240563016961, 0.72425346548700953, 0.27522678468713363, 1.0862704092617739, 0.84130168894724899, 0.77913761717034136, 0.75143310548767595, 0.24952329837006801]</text:p>
          </table:table-cell>
          <table:table-cell office:value-type="string" calcext:value-type="string">
            <text:p>0.0864063455844</text:p>
          </table:table-cell>
          <table:table-cell office:value-type="string" calcext:value-type="string">
            <text:p>0.656754838992</text:p>
          </table:table-cell>
          <table:table-cell office:value-type="string" calcext:value-type="string">
            <text:p>[0.25114121780577847, 0.18524265032766571, 0.23346680565953734, 0.18136893278104479, 0.22694070781054698, 0.19081999116795212, 0.19787917162194169, 0.21968047269355129, 0.18481509370072804, 0.16319435595283552]</text:p>
          </table:table-cell>
          <table:table-cell office:value-type="string" calcext:value-type="string">
            <text:p>[0.68273916364281073, 0.48912795884416155, 0.54167202485764998, 0.56919421190384734, 0.39693053213017832, 0.5980530508248405, 0.66101372813863823, 0.57255784273371846, 0.50518212410599628, 0.39320331201474973]</text:p>
          </table:table-cell>
          <table:table-cell office:value-type="string" calcext:value-type="string">
            <text:p>0.203454939952</text:p>
          </table:table-cell>
          <table:table-cell office:value-type="string" calcext:value-type="string">
            <text:p>0.54096739492</text:p>
          </table:table-cell>
          <table:table-cell office:value-type="string" calcext:value-type="string">
            <text:p>[[0.69758157477611904, 0.012303472042692432, {'normalize': False, 'selection': 'random', 'fit_intercept': True, 'l1_ratio': 0, 'max_iter': 1000, 'tol': 0.0001, 'alpha': 0.01}], [0.72972924897822866, 0.10103563039483246, {'normalize': True, 'selection': 'cyclic', 'fit_intercept': True, 'l1_ratio': 0, 'max_iter': 1000, 'tol': 0.0001, 'alpha': 0.001}], [0.66900649486643415, 0.079612939584661105, {'normalize': False, 'selection': 'random', 'fit_intercept': True, 'l1_ratio': 0, 'max_iter': 1000, 'tol': 0.0001, 'alpha': 0.01}], [0.71491977973674814, 0.12378871016859121, {'normalize': False, 'selection': 'cyclic', 'fit_intercept': True, 'l1_ratio': 0.25, 'max_iter': 1000, 'tol': 0.001, 'alpha': 0.001}], [0.6769640843437349, 0.099901448716551863, {'normalize': False, 'selection': 'random', 'fit_intercept': True, 'l1_ratio': 0, 'max_iter': 1000, 'tol': 0.0001, 'alpha': 0.01}], [0.74464909177261296, 0.057776200398263665, {'normalize': False, 'selection': 'cyclic', 'fit_intercept': True, 'l1_ratio': 0, 'max_iter': 1000, 'tol': 0.0001, 'alpha': 0.0001}], [0.76761315702650845, 0.019406269888963174, {'normalize': False, 'selection': 'random', 'fit_intercept': True, 'l1_ratio': 1, 'max_iter': 1000, 'tol': 0.001, 'alpha': 0.01}], [0.71053385586663032, 0.019145353742735405, {'normalize': False, 'selection': 'random', 'fit_intercept': True, 'l1_ratio': 1, 'max_iter': 1000, 'tol': 0.001, 'alpha': 0.01}], [0.71511794816732788, 0.021795279819693956, {'normalize': True, 'selection': 'cyclic', 'fit_intercept': True, 'l1_ratio': 1, 'max_iter': 1000, 'tol': 0.001, 'alpha': 0.001}], [0.71799161234362319, 0.05064972182442766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0.87949642302672904, 0.90814997549536924, 0.86692106116462386, 0.91618137480713602, 0.87194252999236699, 0.90177298398297734, 0.94626612873308091, 0.93110998630969388, 0.94672078310518348, 0.90127762543876166]</text:p>
          </table:table-cell>
          <table:table-cell office:value-type="string" calcext:value-type="string">
            <text:p>[0.52156520508841675, 0.64253426416859716, 0.65338398367079975, 0.55322526358203761, 0.55604699992217443, 0.25112632605015972, 0.44753207701375186, 0.47333095441277906, 0.39769489041931916, 0.63295725721820051]</text:p>
          </table:table-cell>
          <table:table-cell office:value-type="string" calcext:value-type="string">
            <text:p>0.906983887206</text:p>
          </table:table-cell>
          <table:table-cell office:value-type="string" calcext:value-type="string">
            <text:p>0.512939722155</text:p>
          </table:table-cell>
          <table:table-cell office:value-type="string" calcext:value-type="string">
            <text:p>[0.18333779404596517, 0.076537103452420749, 0.17391858398382395, 0.090673694554116294, 0.13653621073061778, 0.11550392475979708, 0.049353738592295082, 0.06510196973084191, 0.062718357348957296, 0.075423934143592816]</text:p>
          </table:table-cell>
          <table:table-cell office:value-type="string" calcext:value-type="string">
            <text:p>[0.7768202919226912, 0.44350600576958138, 0.34846208521111005, 0.72227265188153611, 0.3125458593947264, 0.70186951506238004, 0.74194858024375876, 0.7792380194748908, 0.91764801532837892, 0.25175057132611006]</text:p>
          </table:table-cell>
          <table:table-cell office:value-type="string" calcext:value-type="string">
            <text:p>0.102910531134</text:p>
          </table:table-cell>
          <table:table-cell office:value-type="string" calcext:value-type="string">
            <text:p>0.599606159562</text:p>
          </table:table-cell>
          <table:table-cell office:value-type="string" calcext:value-type="string">
            <text:p>[0.27124134185438059, 0.20886189379545739, 0.26752338338026765, 0.20278141852099174, 0.24656765380791076, 0.23579133199600691, 0.16775139008602002, 0.1855010896428283, 0.17474463566093393, 0.19169304674527857]</text:p>
          </table:table-cell>
          <table:table-cell office:value-type="string" calcext:value-type="string">
            <text:p>[0.661178418765488, 0.45596850947869699, 0.46714180352666501, 0.57338612614471063, 0.4139687704797741, 0.5992241604134303, 0.57676065727901848, 0.57884311604044247, 0.5494487455785716, 0.40859015303827162]</text:p>
          </table:table-cell>
          <table:table-cell office:value-type="string" calcext:value-type="string">
            <text:p>0.215245718549</text:p>
          </table:table-cell>
          <table:table-cell office:value-type="string" calcext:value-type="string">
            <text:p>0.528451046075</text:p>
          </table:table-cell>
          <table:table-cell office:value-type="string" calcext:value-type="string">
            <text:p>[[0.71392390226761349, 0.0032983395725755, {'normalize': False, 'selection': 'cyclic', 'fit_intercept': True, 'l1_ratio': 0, 'max_iter': 1000, 'tol': 0.0001, 'alpha': 0.01}], [0.71741472812125529, 0.070234520608310785, {'normalize': False, 'selection': 'cyclic', 'fit_intercept': True, 'l1_ratio': 0, 'max_iter': 1000, 'tol': 0.0001, 'alpha': 0.01}], [0.68782764593445789, 0.080816770094560425, {'normalize': False, 'selection': 'cyclic', 'fit_intercept': True, 'l1_ratio': 0, 'max_iter': 1000, 'tol': 0.0001, 'alpha': 0.01}], [0.70049759983520521, 0.11419424488391026, {'normalize': False, 'selection': 'cyclic', 'fit_intercept': True, 'l1_ratio': 0, 'max_iter': 1000, 'tol': 0.0001, 'alpha': 0.001}], [0.69627209595487205, 0.098997880849214168, {'normalize': False, 'selection': 'cyclic', 'fit_intercept': True, 'l1_ratio': 0, 'max_iter': 1000, 'tol': 0.0001, 'alpha': 0.01}], [0.7540368230696155, 0.027630486972165833, {'normalize': False, 'selection': 'random', 'fit_intercept': True, 'l1_ratio': 1, 'max_iter': 1000, 'tol': 0.001, 'alpha': 0.01}], [0.78879410253107729, 0.033805932154061677, {'normalize': False, 'selection': 'cyclic', 'fit_intercept': True, 'l1_ratio': 0, 'max_iter': 1000, 'tol': 0.0001, 'alpha': 0.001}], [0.7626803039043033, 0.05779414663731728, {'normalize': False, 'selection': 'cyclic', 'fit_intercept': True, 'l1_ratio': 0, 'max_iter': 1000, 'tol': 0.0001, 'alpha': 0.001}], [0.76691120169843729, 0.020503838674553909, {'normalize': True, 'selection': 'cyclic', 'fit_intercept': True, 'l1_ratio': 0, 'max_iter': 1000, 'tol': 0.0001, 'alpha': 0.0001}], [0.718030797136191, 0.02603250910175223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0.88122919226968599, 0.93888865704535107, 0.91943177925196817, 0.93607937935939844, 0.86863407910726942, 0.91348603195196454, 0.90404513789338936, 0.90238174942582916, 0.93090543329716191, 0.91115151805360162]</text:p>
          </table:table-cell>
          <table:table-cell office:value-type="string" calcext:value-type="string">
            <text:p>[0.43172206252731238, 0.4575683128270972, 0.55611989933914985, 0.5231101949153687, 0.54181501613646166, 0.25855505206153939, 0.42288859592434191, 0.47349841643889246, 0.43767525217677838, 0.56831548079479577]</text:p>
          </table:table-cell>
          <table:table-cell office:value-type="string" calcext:value-type="string">
            <text:p>0.910623295766</text:p>
          </table:table-cell>
          <table:table-cell office:value-type="string" calcext:value-type="string">
            <text:p>0.467126828314</text:p>
          </table:table-cell>
          <table:table-cell office:value-type="string" calcext:value-type="string">
            <text:p>[0.18070150640559993, 0.050923069460917979, 0.10529322663090677, 0.069148340459405364, 0.1400637155861538, 0.10173069753396617, 0.08813307266742397, 0.092250531733479357, 0.081335612231221946, 0.067880276187304092]</text:p>
          </table:table-cell>
          <table:table-cell office:value-type="string" calcext:value-type="string">
            <text:p>[0.92269592006229362, 0.67299236504830728, 0.44624419580511709, 0.77095779169463619, 0.32256527046395589, 0.69490706397815671, 0.77504406877044163, 0.77899024949740825, 0.85673553254305956, 0.29608765322232178]</text:p>
          </table:table-cell>
          <table:table-cell office:value-type="string" calcext:value-type="string">
            <text:p>0.0977460048896</text:p>
          </table:table-cell>
          <table:table-cell office:value-type="string" calcext:value-type="string">
            <text:p>0.653722011109</text:p>
          </table:table-cell>
          <table:table-cell office:value-type="string" calcext:value-type="string">
            <text:p>[0.2531945134985244, 0.18224062648200434, 0.23222621780739194, 0.16338501291099661, 0.22745474766814078, 0.21262492018183787, 0.20321873120169406, 0.20038599948937699, 0.19987171173289753, 0.18990538598148246]</text:p>
          </table:table-cell>
          <table:table-cell office:value-type="string" calcext:value-type="string">
            <text:p>[0.71638917594814855, 0.50705031313698823, 0.55040986430844718, 0.56351199993373668, 0.43194588900443387, 0.63578895535936419, 0.65259770446870213, 0.5690920463233694, 0.56827725823838737, 0.4481646346244737]</text:p>
          </table:table-cell>
          <table:table-cell office:value-type="string" calcext:value-type="string">
            <text:p>0.206450786695</text:p>
          </table:table-cell>
          <table:table-cell office:value-type="string" calcext:value-type="string">
            <text:p>0.564322784135</text:p>
          </table:table-cell>
          <table:table-cell office:value-type="string" calcext:value-type="string">
            <text:p>[[0.69792989811080397, 0.013700850479138682, {'normalize': False, 'selection': 'random', 'fit_intercept': True, 'l1_ratio': 0, 'max_iter': 1000, 'tol': 0.0001, 'alpha': 0.01}], [0.70723217542726868, 0.12354601420066806, {'normalize': True, 'selection': 'random', 'fit_intercept': True, 'l1_ratio': 0, 'max_iter': 1000, 'tol': 0.0001, 'alpha': 0.001}], [0.6528222542917046, 0.051021184094165853, {'normalize': False, 'selection': 'random', 'fit_intercept': True, 'l1_ratio': 0, 'max_iter': 1000, 'tol': 0.001, 'alpha': 0.01}], [0.72338122399993954, 0.096987763318916884, {'normalize': False, 'selection': 'random', 'fit_intercept': True, 'l1_ratio': 0.75, 'max_iter': 1000, 'tol': 0.0001, 'alpha': 0.001}], [0.66855168397460762, 0.09098529658050393, {'normalize': False, 'selection': 'random', 'fit_intercept': True, 'l1_ratio': 0, 'max_iter': 1000, 'tol': 0.001, 'alpha': 0.01}], [0.70699167938076435, 0.026423687248226142, {'normalize': False, 'selection': 'cyclic', 'fit_intercept': True, 'l1_ratio': 0.75, 'max_iter': 1000, 'tol': 0.0001, 'alpha': 0.01}], [0.72878868700826482, 0.035238255009465133, {'normalize': False, 'selection': 'cyclic', 'fit_intercept': True, 'l1_ratio': 0.75, 'max_iter': 1000, 'tol': 0.001, 'alpha': 0.01}], [0.68509880052957317, 0.017462221564691426, {'normalize': False, 'selection': 'cyclic', 'fit_intercept': True, 'l1_ratio': 1, 'max_iter': 1000, 'tol': 0.001, 'alpha': 0.01}], [0.68715871575843435, 0.064396816360750425, {'normalize': False, 'selection': 'cyclic', 'fit_intercept': True, 'l1_ratio': 1, 'max_iter': 1000, 'tol': 0.001, 'alpha': 0.001}], [0.69470339969672312, 0.020168549447136707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0.8993145660740115, 0.93532721728673263, 0.91443375329435372, 0.93863807499373852, 0.89702630154731622, 0.95999561147324441, 0.91493757536987474, 0.90006751691310594, 0.96701030715348002, 0.94284267438165226]</text:p>
          </table:table-cell>
          <table:table-cell office:value-type="string" calcext:value-type="string">
            <text:p>[0.46248663990917172, 0.51914219908476023, 0.55069145062933544, 0.56695344209659027, 0.55761589751262108, -0.047445519358020327, 0.41668759944029887, 0.46164574441527795, 0.57062743145636863, 0.64423691813784834]</text:p>
          </table:table-cell>
          <table:table-cell office:value-type="string" calcext:value-type="string">
            <text:p>0.926959359849</text:p>
          </table:table-cell>
          <table:table-cell office:value-type="string" calcext:value-type="string">
            <text:p>0.470264180332</text:p>
          </table:table-cell>
          <table:table-cell office:value-type="string" calcext:value-type="string">
            <text:p>[0.15318587059574185, 0.053890758198237874, 0.11182506108096953, 0.066380383029045809, 0.10979163176352523, 0.047040662231410076, 0.078128535507296926, 0.0944375119200523, 0.038834267193999926, 0.043668219918960506]</text:p>
          </table:table-cell>
          <table:table-cell office:value-type="string" calcext:value-type="string">
            <text:p>[0.87274439430198436, 0.59659794282394474, 0.45170155630714004, 0.70007916802274173, 0.31144134507536708, 0.981701058936301, 0.78337182925391635, 0.79652697915819337, 0.65417490088174712, 0.24401397623812526]</text:p>
          </table:table-cell>
          <table:table-cell office:value-type="string" calcext:value-type="string">
            <text:p>0.0797182901439</text:p>
          </table:table-cell>
          <table:table-cell office:value-type="string" calcext:value-type="string">
            <text:p>0.6392353151</text:p>
          </table:table-cell>
          <table:table-cell office:value-type="string" calcext:value-type="string">
            <text:p>[0.24714469001066086, 0.18930622350028445, 0.23633479915804365, 0.16957832624634617, 0.2181094885421937, 0.16187487557406621, 0.20340479969937034, 0.18707111862663173, 0.138407823331713, 0.15579865512729993]</text:p>
          </table:table-cell>
          <table:table-cell office:value-type="string" calcext:value-type="string">
            <text:p>[0.70198252751258894, 0.48971372263236063, 0.56711025313716734, 0.55636345506174345, 0.42463340613275546, 0.59177108857885818, 0.64318735469761912, 0.58981105521226695, 0.5338330392090529, 0.39190041496737998]</text:p>
          </table:table-cell>
          <table:table-cell office:value-type="string" calcext:value-type="string">
            <text:p>0.190703079982</text:p>
          </table:table-cell>
          <table:table-cell office:value-type="string" calcext:value-type="string">
            <text:p>0.549030631714</text:p>
          </table:table-cell>
          <table:table-cell office:value-type="string" calcext:value-type="string">
            <text:p>[[0.69964066918652335, 0.0018240185431681946, {'normalize': False, 'selection': 'cyclic', 'fit_intercept': True, 'l1_ratio': 0, 'max_iter': 1000, 'tol': 0.0001, 'alpha': 0.01}], [0.71873265919403495, 0.11115970871412575, {'normalize': True, 'selection': 'cyclic', 'fit_intercept': True, 'l1_ratio': 0, 'max_iter': 1000, 'tol': 0.0001, 'alpha': 0.001}], [0.67809427816333401, 0.076475849562606363, {'normalize': False, 'selection': 'random', 'fit_intercept': True, 'l1_ratio': 0, 'max_iter': 1000, 'tol': 0.0001, 'alpha': 0.01}], [0.71758556172836629, 0.13739475868830925, {'normalize': False, 'selection': 'cyclic', 'fit_intercept': True, 'l1_ratio': 0, 'max_iter': 1000, 'tol': 0.0001, 'alpha': 0.001}], [0.67393876961389865, 0.096057736412353975, {'normalize': False, 'selection': 'random', 'fit_intercept': True, 'l1_ratio': 0, 'max_iter': 1000, 'tol': 0.001, 'alpha': 0.01}], [0.753978001363105, 0.03301326225067569, {'normalize': False, 'selection': 'cyclic', 'fit_intercept': True, 'l1_ratio': 0, 'max_iter': 1000, 'tol': 0.0001, 'alpha': 0.0001}], [0.74895076370303504, 0.027983891213457988, {'normalize': False, 'selection': 'random', 'fit_intercept': True, 'l1_ratio': 1, 'max_iter': 1000, 'tol': 0.001, 'alpha': 0.01}], [0.72153262950990504, 0.10151380420909321, {'normalize': False, 'selection': 'cyclic', 'fit_intercept': True, 'l1_ratio': 1, 'max_iter': 1000, 'tol': 0.0001, 'alpha': 0.001}], [0.70783484563036825, 0.023451655267375207, {'normalize': False, 'selection': 'cyclic', 'fit_intercept': True, 'l1_ratio': 0, 'max_iter': 1000, 'tol': 0.0001, 'alpha': 0.001}], [0.71439679940349865, 0.04933869174023528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0.87293902474163843, 0.90333851504661833, 0.86273146858606631, 0.92218499499256734, 0.87911423097970887, 0.94977788279697639, 0.94496888051151895, 0.93702405559393376, 0.92962732436490148, 0.89290409037256446]</text:p>
          </table:table-cell>
          <table:table-cell office:value-type="string" calcext:value-type="string">
            <text:p>[0.50178612953060897, 0.63500845195548994, 0.62503545509711245, 0.536328076339875, 0.51195794612840606, 0.2141171232337743, 0.51381058250229339, 0.49772378537021844, 0.58648131799975545, 0.64002802962038663]</text:p>
          </table:table-cell>
          <table:table-cell office:value-type="string" calcext:value-type="string">
            <text:p>0.909461046799</text:p>
          </table:table-cell>
          <table:table-cell office:value-type="string" calcext:value-type="string">
            <text:p>0.526227689778</text:p>
          </table:table-cell>
          <table:table-cell office:value-type="string" calcext:value-type="string">
            <text:p>[0.19331441852853937, 0.080546413717816706, 0.17939389070860354, 0.084179070934841338, 0.12888966830520268, 0.059055562124481813, 0.05054524123498124, 0.059513096410834659, 0.082840155605098054, 0.08182131832513069]</text:p>
          </table:table-cell>
          <table:table-cell office:value-type="string" calcext:value-type="string">
            <text:p>[0.80893498636421224, 0.45284324450392927, 0.37696159739196616, 0.74958927308663093, 0.34358484596640859, 0.73655578076668293, 0.65293844770593612, 0.7431473825864674, 0.63002055237902799, 0.2469008064772639]</text:p>
          </table:table-cell>
          <table:table-cell office:value-type="string" calcext:value-type="string">
            <text:p>0.10000988359</text:p>
          </table:table-cell>
          <table:table-cell office:value-type="string" calcext:value-type="string">
            <text:p>0.574147691723</text:p>
          </table:table-cell>
          <table:table-cell office:value-type="string" calcext:value-type="string">
            <text:p>[0.26871254053613453, 0.21720477653379841, 0.26818568019317701, 0.20292862846656393, 0.24218646163911428, 0.16445805221988352, 0.16227386870984914, 0.1804237753979212, 0.1976084385419162, 0.18572468562392686]</text:p>
          </table:table-cell>
          <table:table-cell office:value-type="string" calcext:value-type="string">
            <text:p>[0.68417965005149417, 0.45917912460660554, 0.49584419610254327, 0.5837147882554734, 0.4379915588725336, 0.58061429768271744, 0.54094329339164349, 0.5787626865001313, 0.508605813996859, 0.41415227729785992]</text:p>
          </table:table-cell>
          <table:table-cell office:value-type="string" calcext:value-type="string">
            <text:p>0.208970690786</text:p>
          </table:table-cell>
          <table:table-cell office:value-type="string" calcext:value-type="string">
            <text:p>0.528398768676</text:p>
          </table:table-cell>
          <table:table-cell office:value-type="string" calcext:value-type="string">
            <text:p>[[0.71660197448516538, 0.011661275591860257, {'normalize': False, 'selection': 'cyclic', 'fit_intercept': True, 'l1_ratio': 0, 'max_iter': 1000, 'tol': 0.0001, 'alpha': 0.01}], [0.71233714083419597, 0.073345222092829357, {'normalize': False, 'selection': 'cyclic', 'fit_intercept': True, 'l1_ratio': 0, 'max_iter': 1000, 'tol': 0.0001, 'alpha': 0.01}], [0.69221984159876981, 0.077359653492752048, {'normalize': False, 'selection': 'cyclic', 'fit_intercept': True, 'l1_ratio': 0, 'max_iter': 1000, 'tol': 0.0001, 'alpha': 0.01}], [0.71416388068062053, 0.13167655017645991, {'normalize': False, 'selection': 'cyclic', 'fit_intercept': True, 'l1_ratio': 0.75, 'max_iter': 1000, 'tol': 0.0001, 'alpha': 0.001}], [0.69487000244064223, 0.09363851425451894, {'normalize': False, 'selection': 'random', 'fit_intercept': True, 'l1_ratio': 0, 'max_iter': 1000, 'tol': 0.0001, 'alpha': 0.01}], [0.75506488935190852, 0.056282283668116641, {'normalize': False, 'selection': 'random', 'fit_intercept': True, 'l1_ratio': 0.5, 'max_iter': 1000, 'tol': 0.001, 'alpha': 0.001}], [0.77634542234830584, 0.045282053327684556, {'normalize': False, 'selection': 'cyclic', 'fit_intercept': True, 'l1_ratio': 0, 'max_iter': 1000, 'tol': 0.0001, 'alpha': 0.001}], [0.73889689942227643, 0.065276737459852838, {'normalize': False, 'selection': 'cyclic', 'fit_intercept': True, 'l1_ratio': 0, 'max_iter': 1000, 'tol': 0.0001, 'alpha': 0.001}], [0.74341000695120263, 0.0087215864008932126, {'normalize': True, 'selection': 'cyclic', 'fit_intercept': True, 'l1_ratio': 0, 'max_iter': 1000, 'tol': 0.0001, 'alpha': 0.001}], [0.71566176798842263, 0.026467519476487046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0.86065102494853185, 0.93125463666431074, 0.90574983484687943, 0.94221441513014992, 0.86775350200134893, 0.92909030896215949, 0.91454866353182718, 0.89746391546143933, 0.92943076553618009, 0.88243459931105983]</text:p>
          </table:table-cell>
          <table:table-cell office:value-type="string" calcext:value-type="string">
            <text:p>[0.44587245969941147, 0.56003302494719565, 0.53852946595311457, 0.54786762599733896, 0.48582164342016032, 0.18253926402140719, 0.46376536557674342, 0.49408765630337581, 0.49186444401874641, 0.589092054882]</text:p>
          </table:table-cell>
          <table:table-cell office:value-type="string" calcext:value-type="string">
            <text:p>0.906059166639</text:p>
          </table:table-cell>
          <table:table-cell office:value-type="string" calcext:value-type="string">
            <text:p>0.479947300482</text:p>
          </table:table-cell>
          <table:table-cell office:value-type="string" calcext:value-type="string">
            <text:p>[0.2120097538197494, 0.057284372147692074, 0.12317392524409621, 0.062511553489018962, 0.14100259608481849, 0.083381822542138551, 0.078485745079916444, 0.096897949562865862, 0.083071537513059998, 0.089820013735865845]</text:p>
          </table:table-cell>
          <table:table-cell office:value-type="string" calcext:value-type="string">
            <text:p>[0.89972034266081413, 0.54586489337883171, 0.46392831543230534, 0.73093400802075248, 0.3619849765881577, 0.76615160914611236, 0.72014773914352614, 0.74852725071492809, 0.77417504358979494, 0.28183723007810951]</text:p>
          </table:table-cell>
          <table:table-cell office:value-type="string" calcext:value-type="string">
            <text:p>0.102763926922</text:p>
          </table:table-cell>
          <table:table-cell office:value-type="string" calcext:value-type="string">
            <text:p>0.629327140875</text:p>
          </table:table-cell>
          <table:table-cell office:value-type="string" calcext:value-type="string">
            <text:p>[0.27320262272479917, 0.1914910560854933, 0.23586645689789279, 0.15841149596334911, 0.22627161849220201, 0.18039284642974732, 0.20230846151218781, 0.20184892032323498, 0.20690282505801524, 0.19790841509924853]</text:p>
          </table:table-cell>
          <table:table-cell office:value-type="string" calcext:value-type="string">
            <text:p>[0.70886200349133832, 0.50397661655403536, 0.56154143590529049, 0.56308865605948777, 0.46543251596745883, 0.54616677313211726, 0.61372121625240073, 0.56503726958528, 0.57365876369615509, 0.43478995289024308]</text:p>
          </table:table-cell>
          <table:table-cell office:value-type="string" calcext:value-type="string">
            <text:p>0.207460471859</text:p>
          </table:table-cell>
          <table:table-cell office:value-type="string" calcext:value-type="string">
            <text:p>0.553627520353</text:p>
          </table:table-cell>
          <table:table-cell office:value-type="string" calcext:value-type="string">
            <text:p>[[0.7053766643417011, 0.011606392638096093, {'normalize': False, 'selection': 'random', 'fit_intercept': True, 'l1_ratio': 0, 'max_iter': 1000, 'tol': 0.001, 'alpha': 0.01}], [0.70935872778976961, 0.10837538045177955, {'normalize': True, 'selection': 'random', 'fit_intercept': True, 'l1_ratio': 0, 'max_iter': 1000, 'tol': 0.0001, 'alpha': 0.001}], [0.6640544025860935, 0.056959995892986962, {'normalize': False, 'selection': 'random', 'fit_intercept': True, 'l1_ratio': 0, 'max_iter': 1000, 'tol': 0.0001, 'alpha': 0.01}], [0.71180403598206943, 0.11116427568156412, {'normalize': False, 'selection': 'cyclic', 'fit_intercept': True, 'l1_ratio': 1, 'max_iter': 1000, 'tol': 0.001, 'alpha': 0.001}], [0.67636847096412211, 0.087183452787702453, {'normalize': False, 'selection': 'random', 'fit_intercept': True, 'l1_ratio': 0, 'max_iter': 1000, 'tol': 0.001, 'alpha': 0.01}], [0.71227230712464207, 0.033863966877730613, {'normalize': False, 'selection': 'random', 'fit_intercept': True, 'l1_ratio': 1, 'max_iter': 1000, 'tol': 0.0001, 'alpha': 0.001}], [0.72546072228882397, 0.041077154677009391, {'normalize': False, 'selection': 'random', 'fit_intercept': True, 'l1_ratio': 1, 'max_iter': 1000, 'tol': 0.001, 'alpha': 0.01}], [0.6804755062840947, 0.019992616010547703, {'normalize': False, 'selection': 'random', 'fit_intercept': True, 'l1_ratio': 1, 'max_iter': 1000, 'tol': 0.001, 'alpha': 0.01}], [0.69094553778746015, 0.085428496985003502, {'normalize': False, 'selection': 'cyclic', 'fit_intercept': True, 'l1_ratio': 1, 'max_iter': 1000, 'tol': 0.0001, 'alpha': 0.001}], [0.72223741998375979, 0.051261140754235171, {'normalize': True, 'selection': 'random', 'fit_intercept': True, 'l1_ratio': 0.25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0.88227042212069506, 0.92546650504321393, 0.90126309207666311, 0.9534855515652888, 0.89957450028380126, 0.95583527887703845, 0.94408827486819069, 0.89989415230609138, 0.96367406148945423, 0.90510154577747159]</text:p>
          </table:table-cell>
          <table:table-cell office:value-type="string" calcext:value-type="string">
            <text:p>[0.46888233917720534, 0.59377123542214783, 0.53236915142799135, 0.59542350638854269, 0.50119361457791567, 0.054687286444786154, 0.51431438475475055, 0.52851238011629009, 0.57456867262783562, 0.61451341302416274]</text:p>
          </table:table-cell>
          <table:table-cell office:value-type="string" calcext:value-type="string">
            <text:p>0.923065338441</text:p>
          </table:table-cell>
          <table:table-cell office:value-type="string" calcext:value-type="string">
            <text:p>0.497823598396</text:p>
          </table:table-cell>
          <table:table-cell office:value-type="string" calcext:value-type="string">
            <text:p>[0.17911734775426666, 0.062107526317430772, 0.12903757246073799, 0.050318612122515156, 0.10707471568164824, 0.051932745516161651, 0.051354064044486857, 0.09460134375566491, 0.042761574312146361, 0.072502457456276079]</text:p>
          </table:table-cell>
          <table:table-cell office:value-type="string" calcext:value-type="string">
            <text:p>[0.8623598883561705, 0.50400605917544172, 0.47012143965003322, 0.65405340345007967, 0.35116300684079849, 0.88597876908374396, 0.65226185572587381, 0.6975938346926589, 0.64817018320394915, 0.26440100075050849]</text:p>
          </table:table-cell>
          <table:table-cell office:value-type="string" calcext:value-type="string">
            <text:p>0.0840807959421</text:p>
          </table:table-cell>
          <table:table-cell office:value-type="string" calcext:value-type="string">
            <text:p>0.599010944093</text:p>
          </table:table-cell>
          <table:table-cell office:value-type="string" calcext:value-type="string">
            <text:p>[0.26332345334174756, 0.20038060644859379, 0.23878920313715946, 0.14964096833778581, 0.2130029104778727, 0.15775340465115198, 0.15639985620491878, 0.19373585719052824, 0.14617591307012653, 0.18189438253031498]</text:p>
          </table:table-cell>
          <table:table-cell office:value-type="string" calcext:value-type="string">
            <text:p>[0.69509709369497286, 0.48511536906787195, 0.58144454089707376, 0.55732726840753799, 0.45264966164808956, 0.59924052613908618, 0.56968226299328151, 0.56631581189905511, 0.55499911035199101, 0.41354920261404987]</text:p>
          </table:table-cell>
          <table:table-cell office:value-type="string" calcext:value-type="string">
            <text:p>0.190109655539</text:p>
          </table:table-cell>
          <table:table-cell office:value-type="string" calcext:value-type="string">
            <text:p>0.547542084771</text:p>
          </table:table-cell>
          <table:table-cell office:value-type="string" calcext:value-type="string">
            <text:p>[[0.70646658532601203, 0.0091070389203273799, {'normalize': False, 'selection': 'random', 'fit_intercept': True, 'l1_ratio': 0, 'max_iter': 1000, 'tol': 0.001, 'alpha': 0.01}], [0.72329551509538137, 0.08855206972578375, {'normalize': True, 'selection': 'random', 'fit_intercept': True, 'l1_ratio': 0, 'max_iter': 1000, 'tol': 0.0001, 'alpha': 0.001}], [0.68793740054193331, 0.077179102896638985, {'normalize': False, 'selection': 'random', 'fit_intercept': True, 'l1_ratio': 0, 'max_iter': 1000, 'tol': 0.0001, 'alpha': 0.01}], [0.73076534508445667, 0.12972517578415574, {'normalize': False, 'selection': 'cyclic', 'fit_intercept': True, 'l1_ratio': 0, 'max_iter': 1000, 'tol': 0.0001, 'alpha': 0.001}], [0.67981384556146107, 0.092745811470631115, {'normalize': False, 'selection': 'random', 'fit_intercept': True, 'l1_ratio': 0, 'max_iter': 1000, 'tol': 0.001, 'alpha': 0.01}], [0.73688710722089634, 0.038010117023546376, {'normalize': False, 'selection': 'cyclic', 'fit_intercept': True, 'l1_ratio': 0, 'max_iter': 1000, 'tol': 0.0001, 'alpha': 0.0001}], [0.76839498076857771, 0.015687496172455739, {'normalize': True, 'selection': 'random', 'fit_intercept': True, 'l1_ratio': 0.5, 'max_iter': 1000, 'tol': 0.001, 'alpha': 0.001}], [0.73959421215017218, 0.091017793079396753, {'normalize': False, 'selection': 'random', 'fit_intercept': True, 'l1_ratio': 1, 'max_iter': 1000, 'tol': 0.001, 'alpha': 0.001}], [0.72662168869364652, 0.034154078637838668, {'normalize': False, 'selection': 'cyclic', 'fit_intercept': True, 'l1_ratio': 0, 'max_iter': 1000, 'tol': 0.0001, 'alpha': 0.001}], [0.73410278482009039, 0.054018829793411841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0.84561507948559844, 0.91806543387097272, 0.84483000183208978, 0.91696639890228748, 0.88257745984321168, 0.94369226913333371, 0.9310449897805736, 0.93121926938984079, 0.92629431107107385, 0.86197240963856336]</text:p>
          </table:table-cell>
          <table:table-cell office:value-type="string" calcext:value-type="string">
            <text:p>[0.49819409884386989, 0.61278713585286004, 0.60340670887239667, 0.57370766747171364, 0.46513483794714505, 0.19273924761347994, 0.54834850451125505, 0.44345004394324461, 0.58136735792975824, 0.64898239278609204]</text:p>
          </table:table-cell>
          <table:table-cell office:value-type="string" calcext:value-type="string">
            <text:p>0.900227762295</text:p>
          </table:table-cell>
          <table:table-cell office:value-type="string" calcext:value-type="string">
            <text:p>0.516811799577</text:p>
          </table:table-cell>
          <table:table-cell office:value-type="string" calcext:value-type="string">
            <text:p>[0.23488589693358505, 0.068274716288512338, 0.20278901075037434, 0.08982446760894032, 0.12519713755406889, 0.066211559437896764, 0.063334121825943349, 0.064998695781619029, 0.086763657694548704, 0.1054531349320617]</text:p>
          </table:table-cell>
          <table:table-cell office:value-type="string" calcext:value-type="string">
            <text:p>[0.81476725934340377, 0.48041312368325523, 0.39870553781856283, 0.68916003613044052, 0.37654862497787839, 0.75659184254401934, 0.6065550087171051, 0.82344859476781529, 0.63781197774476761, 0.24075910748672449]</text:p>
          </table:table-cell>
          <table:table-cell office:value-type="string" calcext:value-type="string">
            <text:p>0.110773239881</text:p>
          </table:table-cell>
          <table:table-cell office:value-type="string" calcext:value-type="string">
            <text:p>0.582476111321</text:p>
          </table:table-cell>
          <table:table-cell office:value-type="string" calcext:value-type="string">
            <text:p>[0.28776415398433436, 0.20554184928461447, 0.27114403015229804, 0.19614645802320255, 0.24095959859335059, 0.16709841329264297, 0.17272289075417155, 0.19849109263851039, 0.2058193364832038, 0.20646580600094711]</text:p>
          </table:table-cell>
          <table:table-cell office:value-type="string" calcext:value-type="string">
            <text:p>[0.67970041058171971, 0.48208626964185292, 0.51946631776896146, 0.56648077041912448, 0.4635353640666548, 0.56906992493238195, 0.51979436748684382, 0.62791335008443105, 0.52141015921513578, 0.37362845503413061]</text:p>
          </table:table-cell>
          <table:table-cell office:value-type="string" calcext:value-type="string">
            <text:p>0.215215362921</text:p>
          </table:table-cell>
          <table:table-cell office:value-type="string" calcext:value-type="string">
            <text:p>0.532308538923</text:p>
          </table:table-cell>
          <table:table-cell office:value-type="string" calcext:value-type="string">
            <text:p>[[0.72238983796605627, 0.018408052274509694, {'normalize': False, 'selection': 'cyclic', 'fit_intercept': True, 'l1_ratio': 0, 'max_iter': 1000, 'tol': 0.0001, 'alpha': 0.01}], [0.70337415298681716, 0.087314017732788032, {'normalize': True, 'selection': 'cyclic', 'fit_intercept': True, 'l1_ratio': 0, 'max_iter': 1000, 'tol': 0.0001, 'alpha': 0.001}], [0.69676427338233549, 0.077415964612000648, {'normalize': False, 'selection': 'random', 'fit_intercept': True, 'l1_ratio': 0, 'max_iter': 1000, 'tol': 0.0001, 'alpha': 0.01}], [0.73980158000023177, 0.12614022025370963, {'normalize': False, 'selection': 'cyclic', 'fit_intercept': True, 'l1_ratio': 0.75, 'max_iter': 1000, 'tol': 0.001, 'alpha': 0.001}], [0.68985773348556911, 0.090495092945927308, {'normalize': False, 'selection': 'cyclic', 'fit_intercept': True, 'l1_ratio': 0, 'max_iter': 1000, 'tol': 0.0001, 'alpha': 0.01}], [0.75089588224145298, 0.078421547110885809, {'normalize': False, 'selection': 'random', 'fit_intercept': True, 'l1_ratio': 0.75, 'max_iter': 1000, 'tol': 0.001, 'alpha': 0.001}], [0.78101129507150491, 0.020548493406894946, {'normalize': False, 'selection': 'cyclic', 'fit_intercept': True, 'l1_ratio': 0, 'max_iter': 1000, 'tol': 0.0001, 'alpha': 0.001}], [0.75830782702377642, 0.038472942034631502, {'normalize': False, 'selection': 'cyclic', 'fit_intercept': True, 'l1_ratio': 1, 'max_iter': 1000, 'tol': 0.0001, 'alpha': 0.001}], [0.74127885190168763, 0.0076254349134989245, {'normalize': True, 'selection': 'cyclic', 'fit_intercept': True, 'l1_ratio': 0.5, 'max_iter': 1000, 'tol': 0.001, 'alpha': 0.001}], [0.74079132917543722, 0.049817927533834405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0.84650889548778951, 0.93915121752984854, 0.90651412588457847, 0.96318368264474208, 0.88370823152604006, 0.91503509590782661, 0.91543371443130139, 0.8966196056052107, 0.94154418197784628, 0.91465146419119692]</text:p>
          </table:table-cell>
          <table:table-cell office:value-type="string" calcext:value-type="string">
            <text:p>[0.42621400954729416, 0.6797649368897607, 0.57273473234696803, 0.59658138914713121, 0.39813280784108152, 0.37032646501565514, 0.51037922842379224, 0.50710420230697406, 0.43973878498162255, 0.52831123782364986]</text:p>
          </table:table-cell>
          <table:table-cell office:value-type="string" calcext:value-type="string">
            <text:p>0.912235021519</text:p>
          </table:table-cell>
          <table:table-cell office:value-type="string" calcext:value-type="string">
            <text:p>0.502928779432</text:p>
          </table:table-cell>
          <table:table-cell office:value-type="string" calcext:value-type="string">
            <text:p>[0.23352601817943774, 0.050704282159848901, 0.12217508638806522, 0.039827323662214774, 0.12399149698686364, 0.09990917252118349, 0.077672839370656291, 0.097695833490582182, 0.068812064018826433, 0.065206315920836255]</text:p>
          </table:table-cell>
          <table:table-cell office:value-type="string" calcext:value-type="string">
            <text:p>[0.93163918123261491, 0.39731409058567246, 0.42954087258118401, 0.65218152712753119, 0.42371849898936143, 0.59015114834531957, 0.65754665784978727, 0.72926850062655235, 0.85359161635704461, 0.32352612250556162]</text:p>
          </table:table-cell>
          <table:table-cell office:value-type="string" calcext:value-type="string">
            <text:p>0.0979520432699</text:p>
          </table:table-cell>
          <table:table-cell office:value-type="string" calcext:value-type="string">
            <text:p>0.59884782162</text:p>
          </table:table-cell>
          <table:table-cell office:value-type="string" calcext:value-type="string">
            <text:p>[0.2845238656642215, 0.17338353271749252, 0.22689256553137194, 0.13175591483844881, 0.17487591979165795, 0.22065250261200817, 0.19836146158901616, 0.20024179938810263, 0.20353931975990269, 0.17437547750481563]</text:p>
          </table:table-cell>
          <table:table-cell office:value-type="string" calcext:value-type="string">
            <text:p>[0.70829700584589872, 0.45421579215924623, 0.53816640175296193, 0.56638423803086102, 0.45084036329248917, 0.62516605499360423, 0.59679142924691353, 0.55882832442979924, 0.62887460544294227, 0.48206585811598179]</text:p>
          </table:table-cell>
          <table:table-cell office:value-type="string" calcext:value-type="string">
            <text:p>0.19886023594</text:p>
          </table:table-cell>
          <table:table-cell office:value-type="string" calcext:value-type="string">
            <text:p>0.560963007331</text:p>
          </table:table-cell>
          <table:table-cell office:value-type="string" calcext:value-type="string">
            <text:p>[[0.72107269365200566, 0.023889530284616853, {'normalize': False, 'selection': 'cyclic', 'fit_intercept': True, 'l1_ratio': 0.5, 'max_iter': 1000, 'tol': 0.001, 'alpha': 0.01}], [0.69127199086675495, 0.074336245209515261, {'normalize': False, 'selection': 'random', 'fit_intercept': True, 'l1_ratio': 0, 'max_iter': 1000, 'tol': 0.0001, 'alpha': 0.001}], [0.65840267051726242, 0.055695532958086366, {'normalize': False, 'selection': 'random', 'fit_intercept': True, 'l1_ratio': 0, 'max_iter': 1000, 'tol': 0.0001, 'alpha': 0.01}], [0.67333323515428223, 0.10167978672413337, {'normalize': False, 'selection': 'cyclic', 'fit_intercept': True, 'l1_ratio': 0, 'max_iter': 1000, 'tol': 0.0001, 'alpha': 0.001}], [0.74245345525567896, 0.05817872166916125, {'normalize': False, 'selection': 'cyclic', 'fit_intercept': True, 'l1_ratio': 0, 'max_iter': 1000, 'tol': 0.0001, 'alpha': 0.001}], [0.68669050512220087, 0.023663073048669787, {'normalize': False, 'selection': 'cyclic', 'fit_intercept': True, 'l1_ratio': 0.5, 'max_iter': 1000, 'tol': 0.001, 'alpha': 0.01}], [0.71026697536986305, 0.039554187909737915, {'normalize': False, 'selection': 'cyclic', 'fit_intercept': True, 'l1_ratio': 0.5, 'max_iter': 1000, 'tol': 0.001, 'alpha': 0.01}], [0.64538320849656572, 0.030046335221016473, {'normalize': False, 'selection': 'random', 'fit_intercept': True, 'l1_ratio': 1, 'max_iter': 1000, 'tol': 0.001, 'alpha': 0.01}], [0.67311542688718162, 0.029511284343053275, {'normalize': False, 'selection': 'random', 'fit_intercept': True, 'l1_ratio': 1, 'max_iter': 1000, 'tol': 0.001, 'alpha': 0.01}], [0.72247383214403416, 0.081200515851794733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0.92258806226143319, 0.94234278995655385, 0.90047329454640024, 0.96931211502420733, 0.94204091897796316, 0.92274078101742041, 0.94770769417748091, 0.91691636495518203, 0.96415967629886956, 0.93309173287939662]</text:p>
          </table:table-cell>
          <table:table-cell office:value-type="string" calcext:value-type="string">
            <text:p>[0.51943819379515688, 0.67520628250156101, 0.57377754353119337, 0.6290838521998845, 0.4533784192946142, 0.41954384404442313, 0.56606382745885342, 0.67045208750674112, 0.5404482800874375, 0.57094820327510476]</text:p>
          </table:table-cell>
          <table:table-cell office:value-type="string" calcext:value-type="string">
            <text:p>0.936137343009</text:p>
          </table:table-cell>
          <table:table-cell office:value-type="string" calcext:value-type="string">
            <text:p>0.561834053369</text:p>
          </table:table-cell>
          <table:table-cell office:value-type="string" calcext:value-type="string">
            <text:p>[0.11777686815853187, 0.04804479774146065, 0.13006974531467966, 0.033197680138563918, 0.061796576956471776, 0.090848153371757556, 0.048029682788588206, 0.078515128740309345, 0.042189926211330907, 0.051117943175444269]</text:p>
          </table:table-cell>
          <table:table-cell office:value-type="string" calcext:value-type="string">
            <text:p>[0.78027385665361404, 0.40296999098880376, 0.42849250740872319, 0.59963683677639168, 0.38482522175842787, 0.54402297058555971, 0.58276383793114539, 0.48758563808702893, 0.70015465087469442, 0.29428189789383435]</text:p>
          </table:table-cell>
          <table:table-cell office:value-type="string" calcext:value-type="string">
            <text:p>0.0701586502597</text:p>
          </table:table-cell>
          <table:table-cell office:value-type="string" calcext:value-type="string">
            <text:p>0.520500740896</text:p>
          </table:table-cell>
          <table:table-cell office:value-type="string" calcext:value-type="string">
            <text:p>[0.22037462006622791, 0.1737820633076721, 0.23533517752020913, 0.12408949132825257, 0.14621160002833775, 0.2183370092520025, 0.15399939348354866, 0.16940230527295622, 0.14225426391843418, 0.15124885915860373]</text:p>
          </table:table-cell>
          <table:table-cell office:value-type="string" calcext:value-type="string">
            <text:p>[0.6440166927052513, 0.45390140452300459, 0.55190899707378482, 0.55192787217285322, 0.44516027670746111, 0.5953643838142928, 0.566036810500816, 0.48724851709666916, 0.58185476417933601, 0.42152069191988883]</text:p>
          </table:table-cell>
          <table:table-cell office:value-type="string" calcext:value-type="string">
            <text:p>0.173503478334</text:p>
          </table:table-cell>
          <table:table-cell office:value-type="string" calcext:value-type="string">
            <text:p>0.529894041069</text:p>
          </table:table-cell>
          <table:table-cell office:value-type="string" calcext:value-type="string">
            <text:p>[[0.73735989346276831, 0.016305197471901366, {'normalize': True, 'selection': 'cyclic', 'fit_intercept': True, 'l1_ratio': 0, 'max_iter': 1000, 'tol': 0.0001, 'alpha': 0.001}], [0.71535076850067358, 0.054249309802540863, {'normalize': False, 'selection': 'cyclic', 'fit_intercept': True, 'l1_ratio': 0, 'max_iter': 1000, 'tol': 0.0001, 'alpha': 0.001}], [0.67926405798354639, 0.079975025564816005, {'normalize': False, 'selection': 'random', 'fit_intercept': True, 'l1_ratio': 0, 'max_iter': 1000, 'tol': 0.0001, 'alpha': 0.01}], [0.70675628396301415, 0.13895050697905872, {'normalize': False, 'selection': 'cyclic', 'fit_intercept': True, 'l1_ratio': 0, 'max_iter': 1000, 'tol': 0.0001, 'alpha': 0.001}], [0.7382646317723075, 0.058548306128160414, {'normalize': False, 'selection': 'random', 'fit_intercept': True, 'l1_ratio': 0, 'max_iter': 1000, 'tol': 0.001, 'alpha': 0.001}], [0.68966029996754252, 0.014781516211098555, {'normalize': False, 'selection': 'cyclic', 'fit_intercept': True, 'l1_ratio': 1, 'max_iter': 1000, 'tol': 0.001, 'alpha': 0.01}], [0.74583500119111901, 0.013323450887884629, {'normalize': True, 'selection': 'cyclic', 'fit_intercept': True, 'l1_ratio': 0, 'max_iter': 1000, 'tol': 0.0001, 'alpha': 0.001}], [0.6828025645798742, 0.075758864133887341, {'normalize': False, 'selection': 'cyclic', 'fit_intercept': True, 'l1_ratio': 0.5, 'max_iter': 1000, 'tol': 0.001, 'alpha': 0.001}], [0.70713636612563024, 0.059552941950231399, {'normalize': False, 'selection': 'cyclic', 'fit_intercept': True, 'l1_ratio': 0, 'max_iter': 1000, 'tol': 0.0001, 'alpha': 0.001}], [0.73806667872859877, 0.089036540618768339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0.89565637135157705, 0.93040279247577917, 0.84310478888865936, 0.95105317572495718, 0.91418518227119305, 0.93486451863599418, 0.92244265120663993, 0.93252989903993455, 0.89150866963638453, 0.89173484874480102]</text:p>
          </table:table-cell>
          <table:table-cell office:value-type="string" calcext:value-type="string">
            <text:p>[0.53434048029690984, 0.67887114411704053, 0.62958894286873845, 0.59527278767318426, 0.31951147351427589, 0.4321712062708285, 0.60213503822110548, 0.63348245962256944, 0.44477018670667801, 0.62286896679123882]</text:p>
          </table:table-cell>
          <table:table-cell office:value-type="string" calcext:value-type="string">
            <text:p>0.910748289798</text:p>
          </table:table-cell>
          <table:table-cell office:value-type="string" calcext:value-type="string">
            <text:p>0.549301268608</text:p>
          </table:table-cell>
          <table:table-cell office:value-type="string" calcext:value-type="string">
            <text:p>[0.15875155891344631, 0.057994199794822343, 0.20504366197330862, 0.052949918750123899, 0.091496654092350457, 0.076592001301938092, 0.071235238184215413, 0.063760133510571707, 0.12771205028111074, 0.082714619402240286]</text:p>
          </table:table-cell>
          <table:table-cell office:value-type="string" calcext:value-type="string">
            <text:p>[0.75607745899665291, 0.3984230149464727, 0.3723838578498409, 0.65429706092969231, 0.47906844031113183, 0.5321881833435157, 0.53432123610900761, 0.54228439028171194, 0.84592597358916033, 0.2586700185257545]</text:p>
          </table:table-cell>
          <table:table-cell office:value-type="string" calcext:value-type="string">
            <text:p>0.0988250036204</text:p>
          </table:table-cell>
          <table:table-cell office:value-type="string" calcext:value-type="string">
            <text:p>0.537363963488</text:p>
          </table:table-cell>
          <table:table-cell office:value-type="string" calcext:value-type="string">
            <text:p>[0.24818808916207277, 0.18387583401539243, 0.27299519066936262, 0.17136555584137, 0.19845140445100382, 0.17268139486487111, 0.18221614346185333, 0.18371443599877804, 0.24631876168736189, 0.18366506946419556]</text:p>
          </table:table-cell>
          <table:table-cell office:value-type="string" calcext:value-type="string">
            <text:p>[0.6424761715364532, 0.45402766740107398, 0.50004420489149626, 0.58570007925242851, 0.49608406364689744, 0.54419230250760076, 0.51603256384756679, 0.5227348468116586, 0.63913744769686287, 0.38805446291740137]</text:p>
          </table:table-cell>
          <table:table-cell office:value-type="string" calcext:value-type="string">
            <text:p>0.204347187962</text:p>
          </table:table-cell>
          <table:table-cell office:value-type="string" calcext:value-type="string">
            <text:p>0.528848381051</text:p>
          </table:table-cell>
          <table:table-cell office:value-type="string" calcext:value-type="string">
            <text:p>[[0.74921111073611024, 0.024807085024583422, {'normalize': True, 'selection': 'cyclic', 'fit_intercept': True, 'l1_ratio': 0, 'max_iter': 1000, 'tol': 0.0001, 'alpha': 0.001}], [0.70343222478149314, 0.060054968256389743, {'normalize': False, 'selection': 'cyclic', 'fit_intercept': True, 'l1_ratio': 0, 'max_iter': 1000, 'tol': 0.0001, 'alpha': 0.001}], [0.68488816331307734, 0.079577197900960933, {'normalize': False, 'selection': 'random', 'fit_intercept': True, 'l1_ratio': 0, 'max_iter': 1000, 'tol': 0.001, 'alpha': 0.01}], [0.69722916929906553, 0.16902637826110492, {'normalize': True, 'selection': 'cyclic', 'fit_intercept': True, 'l1_ratio': 0.75, 'max_iter': 1000, 'tol': 0.001, 'alpha': 0.001}], [0.72662609084632912, 0.080163845043415172, {'normalize': True, 'selection': 'cyclic', 'fit_intercept': True, 'l1_ratio': 0, 'max_iter': 1000, 'tol': 0.0001, 'alpha': 0.001}], [0.70823102480556399, 0.060309361761439972, {'normalize': False, 'selection': 'cyclic', 'fit_intercept': True, 'l1_ratio': 0, 'max_iter': 1000, 'tol': 0.0001, 'alpha': 0.001}], [0.75182978821439472, 0.048887005906631129, {'normalize': False, 'selection': 'cyclic', 'fit_intercept': True, 'l1_ratio': 0, 'max_iter': 1000, 'tol': 0.0001, 'alpha': 0.001}], [0.68782526221929319, 0.036143255133979174, {'normalize': False, 'selection': 'cyclic', 'fit_intercept': True, 'l1_ratio': 0, 'max_iter': 1000, 'tol': 0.0001, 'alpha': 0.001}], [0.73988295163017548, 0.039437895415952107, {'normalize': False, 'selection': 'cyclic', 'fit_intercept': True, 'l1_ratio': 1, 'max_iter': 1000, 'tol': 0.001, 'alpha': 0.01}], [0.73601979124401107, 0.09793867880609862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0.88987433905991309, 0.94006710827559858, 0.90569019316427368, 0.91163945556631165, 0.88309108121918023, 0.92103678463278449, 0.92529487025636059, 0.89700386699068513, 0.94575024144820197, 0.88050623775520898]</text:p>
          </table:table-cell>
          <table:table-cell office:value-type="string" calcext:value-type="string">
            <text:p>[0.51120924677541302, 0.57538831889293207, 0.60178848993845158, 0.51019447085654401, 0.13781737785179626, 0.4035959297326851, 0.54578569012817257, 0.49740322082720201, 0.48202792695376251, 0.51243846448236474]</text:p>
          </table:table-cell>
          <table:table-cell office:value-type="string" calcext:value-type="string">
            <text:p>0.909995417837</text:p>
          </table:table-cell>
          <table:table-cell office:value-type="string" calcext:value-type="string">
            <text:p>0.477764913644</text:p>
          </table:table-cell>
          <table:table-cell office:value-type="string" calcext:value-type="string">
            <text:p>[0.16754851807500992, 0.049941085577848522, 0.12325186993674242, 0.095587072660525865, 0.12464950908365775, 0.092851861497919644, 0.06861551862802294, 0.097332701423308229, 0.063860843706907755, 0.09129328274544897]</text:p>
          </table:table-cell>
          <table:table-cell office:value-type="string" calcext:value-type="string">
            <text:p>[0.79363495223880276, 0.52681365460918539, 0.40033237534910276, 0.79183783146978237, 0.6069822898984133, 0.55896989057167434, 0.60999679495272652, 0.74362167679780733, 0.78916156822464378, 0.33441308277322151]</text:p>
          </table:table-cell>
          <table:table-cell office:value-type="string" calcext:value-type="string">
            <text:p>0.0974932263335</text:p>
          </table:table-cell>
          <table:table-cell office:value-type="string" calcext:value-type="string">
            <text:p>0.615576411689</text:p>
          </table:table-cell>
          <table:table-cell office:value-type="string" calcext:value-type="string">
            <text:p>[0.23366502481184429, 0.16423091489991248, 0.2281920305102699, 0.20393351032697304, 0.18716647000703754, 0.21795862411264633, 0.17863325564305765, 0.21352705351737669, 0.18947292213325831, 0.20896531325273041]</text:p>
          </table:table-cell>
          <table:table-cell office:value-type="string" calcext:value-type="string">
            <text:p>[0.57387797848553335, 0.48927901620635977, 0.50724886141138859, 0.62165424247650636, 0.52169298787445983, 0.6168975056658641, 0.56773191149767033, 0.56006932327716685, 0.62240001709740345, 0.45903046982379864]</text:p>
          </table:table-cell>
          <table:table-cell office:value-type="string" calcext:value-type="string">
            <text:p>0.202574511922</text:p>
          </table:table-cell>
          <table:table-cell office:value-type="string" calcext:value-type="string">
            <text:p>0.553988231382</text:p>
          </table:table-cell>
          <table:table-cell office:value-type="string" calcext:value-type="string">
            <text:p>[[0.77718024620166359, 0.012923679159359771, {'normalize': False, 'selection': 'random', 'fit_intercept': True, 'l1_ratio': 0.5, 'max_iter': 1000, 'tol': 0.0001, 'alpha': 0.001}], [0.71658434958832207, 0.039506251005875147, {'normalize': False, 'selection': 'random', 'fit_intercept': True, 'l1_ratio': 0, 'max_iter': 1000, 'tol': 0.0001, 'alpha': 0.001}], [0.65383415753718577, 0.04785141089912906, {'normalize': False, 'selection': 'random', 'fit_intercept': True, 'l1_ratio': 0, 'max_iter': 1000, 'tol': 0.001, 'alpha': 0.01}], [0.67696357781852612, 0.08821875309479861, {'normalize': False, 'selection': 'random', 'fit_intercept': True, 'l1_ratio': 0, 'max_iter': 1000, 'tol': 0.0001, 'alpha': 0.01}], [0.74481630874764193, 0.054990322625607893, {'normalize': True, 'selection': 'random', 'fit_intercept': True, 'l1_ratio': 0, 'max_iter': 1000, 'tol': 0.001, 'alpha': 0.001}], [0.66670059479968624, 0.013882877807305419, {'normalize': False, 'selection': 'cyclic', 'fit_intercept': True, 'l1_ratio': 0.5, 'max_iter': 1000, 'tol': 0.001, 'alpha': 0.01}], [0.70021921898156114, 0.02181955578465232, {'normalize': False, 'selection': 'cyclic', 'fit_intercept': True, 'l1_ratio': 0, 'max_iter': 1000, 'tol': 0.0001, 'alpha': 0.01}], [0.65102457235046585, 0.023747679251319358, {'normalize': False, 'selection': 'cyclic', 'fit_intercept': True, 'l1_ratio': 1, 'max_iter': 1000, 'tol': 0.001, 'alpha': 0.01}], [0.65152589629064916, 0.020442614107340058, {'normalize': False, 'selection': 'cyclic', 'fit_intercept': True, 'l1_ratio': 0.25, 'max_iter': 1000, 'tol': 0.0001, 'alpha': 0.01}], [0.71207727037420465, 0.0410515612029708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0.92214681777603691, 0.94118974809105949, 0.89876957002732738, 0.93279502023577288, 0.92656921080312993, 0.91278119931509427, 0.93607356979979506, 0.90447397339944202, 0.92677425893368759, 0.93146158408884194]</text:p>
          </table:table-cell>
          <table:table-cell office:value-type="string" calcext:value-type="string">
            <text:p>[0.50005716290870827, 0.53690451864237754, 0.59504102374181467, 0.5251002633836348, 0.22112105868567999, 0.42848031283927979, 0.56609401049584829, 0.50860643985793863, 0.50441716764733247, 0.52805588973043838]</text:p>
          </table:table-cell>
          <table:table-cell office:value-type="string" calcext:value-type="string">
            <text:p>0.923303495247</text:p>
          </table:table-cell>
          <table:table-cell office:value-type="string" calcext:value-type="string">
            <text:p>0.491387784793</text:p>
          </table:table-cell>
          <table:table-cell office:value-type="string" calcext:value-type="string">
            <text:p>[0.11844819089117947, 0.049005608421917972, 0.13229631368416611, 0.072701309448056792, 0.078292673651149128, 0.10255950145327898, 0.058715448019131956, 0.09027335253864556, 0.086198680517506024, 0.05236337751157627]</text:p>
          </table:table-cell>
          <table:table-cell office:value-type="string" calcext:value-type="string">
            <text:p>[0.81174225784662524, 0.57456031904476035, 0.40711577839455942, 0.76774057300961263, 0.54833594555023668, 0.53564741241386693, 0.58272330297786767, 0.7270458512724608, 0.75505021509090164, 0.32370126294796842]</text:p>
          </table:table-cell>
          <table:table-cell office:value-type="string" calcext:value-type="string">
            <text:p>0.0840854456137</text:p>
          </table:table-cell>
          <table:table-cell office:value-type="string" calcext:value-type="string">
            <text:p>0.603366291855</text:p>
          </table:table-cell>
          <table:table-cell office:value-type="string" calcext:value-type="string">
            <text:p>[0.23124042814516477, 0.16900566072493914, 0.23397509560798713, 0.18359632714367971, 0.16083357181935479, 0.21941075504316107, 0.16555385325388844, 0.21050650742836105, 0.20239617453096628, 0.15434582311890496]</text:p>
          </table:table-cell>
          <table:table-cell office:value-type="string" calcext:value-type="string">
            <text:p>[0.61945803061832316, 0.49856231071179602, 0.52754323584080975, 0.6303074387880131, 0.49212291222467625, 0.60246216689836662, 0.5607025582687083, 0.56766375013140657, 0.62059407054219762, 0.45001454120022899]</text:p>
          </table:table-cell>
          <table:table-cell office:value-type="string" calcext:value-type="string">
            <text:p>0.193086419682</text:p>
          </table:table-cell>
          <table:table-cell office:value-type="string" calcext:value-type="string">
            <text:p>0.556943101522</text:p>
          </table:table-cell>
          <table:table-cell office:value-type="string" calcext:value-type="string">
            <text:p>[[0.78646762617312993, 0.0099407811244001214, {'normalize': True, 'selection': 'random', 'fit_intercept': True, 'l1_ratio': 0.75, 'max_iter': 1000, 'tol': 0.001, 'alpha': 0.001}], [0.74605314425662517, 0.019215955344005727, {'normalize': False, 'selection': 'random', 'fit_intercept': True, 'l1_ratio': 0, 'max_iter': 1000, 'tol': 0.0001, 'alpha': 0.001}], [0.67287021889073839, 0.067395100846906489, {'normalize': False, 'selection': 'random', 'fit_intercept': True, 'l1_ratio': 0, 'max_iter': 1000, 'tol': 0.0001, 'alpha': 0.01}], [0.6750410965881033, 0.11954233067936833, {'normalize': False, 'selection': 'cyclic', 'fit_intercept': True, 'l1_ratio': 0, 'max_iter': 1000, 'tol': 0.0001, 'alpha': 0.01}], [0.73557995962265688, 0.063000434452083531, {'normalize': True, 'selection': 'cyclic', 'fit_intercept': True, 'l1_ratio': 0, 'max_iter': 1000, 'tol': 0.0001, 'alpha': 0.001}], [0.66629623822455197, 0.015405768576766007, {'normalize': False, 'selection': 'random', 'fit_intercept': True, 'l1_ratio': 0.5, 'max_iter': 1000, 'tol': 0.001, 'alpha': 0.01}], [0.71576843103048904, 0.030176160011758549, {'normalize': False, 'selection': 'cyclic', 'fit_intercept': True, 'l1_ratio': 0, 'max_iter': 1000, 'tol': 0.0001, 'alpha': 0.01}], [0.64452587433433861, 0.041615980088942413, {'normalize': False, 'selection': 'random', 'fit_intercept': True, 'l1_ratio': 1, 'max_iter': 1000, 'tol': 0.001, 'alpha': 0.01}], [0.68411587267754415, 0.029664959183096567, {'normalize': False, 'selection': 'cyclic', 'fit_intercept': True, 'l1_ratio': 0, 'max_iter': 1000, 'tol': 0.0001, 'alpha': 0.01}], [0.73195974615028303, 0.097220015331267506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0.88310160497820556, 0.9253615150929283, 0.84046614806305198, 0.95737774168757828, 0.91699310094553366, 0.89745948755701377, 0.9275180559935019, 0.92995098075897287, 0.89137714706971916, 0.89413497409297793]</text:p>
          </table:table-cell>
          <table:table-cell office:value-type="string" calcext:value-type="string">
            <text:p>[0.50606039443069273, 0.54993581885183551, 0.64468194477219276, 0.55738990089411034, 0.24029343013246973, 0.44111646880172017, 0.57715650083355319, 0.64342457575762979, 0.51739146844725492, 0.59029924595965033]</text:p>
          </table:table-cell>
          <table:table-cell office:value-type="string" calcext:value-type="string">
            <text:p>0.906374075624</text:p>
          </table:table-cell>
          <table:table-cell office:value-type="string" calcext:value-type="string">
            <text:p>0.526774974888</text:p>
          </table:table-cell>
          <table:table-cell office:value-type="string" calcext:value-type="string">
            <text:p>[0.17785276096462652, 0.06219501270330622, 0.20849205643788449, 0.046108100944564225, 0.088502821902698717, 0.12057611148437201, 0.066573556544778326, 0.066197245232166635, 0.12786687386554624, 0.080880922664273686]</text:p>
          </table:table-cell>
          <table:table-cell office:value-type="string" calcext:value-type="string">
            <text:p>[0.80199499006220487, 0.55839244803905663, 0.35721047096751674, 0.7155399443438798, 0.53483846876908792, 0.52380438338757929, 0.56786669563738179, 0.52757444111840801, 0.73528308844704682, 0.28100923102493408]</text:p>
          </table:table-cell>
          <table:table-cell office:value-type="string" calcext:value-type="string">
            <text:p>0.104524546274</text:p>
          </table:table-cell>
          <table:table-cell office:value-type="string" calcext:value-type="string">
            <text:p>0.56035141618</text:p>
          </table:table-cell>
          <table:table-cell office:value-type="string" calcext:value-type="string">
            <text:p>[0.27598685000992323, 0.18821317126406292, 0.27962502710406167, 0.16648044661849579, 0.19706603430851644, 0.23271366898159865, 0.19308971521643467, 0.19458283318559499, 0.23058475421980373, 0.18692298232322893]</text:p>
          </table:table-cell>
          <table:table-cell office:value-type="string" calcext:value-type="string">
            <text:p>[0.62501246406283884, 0.48294694612904293, 0.48608433550727675, 0.61900166148480362, 0.5114897966148888, 0.60242974255139281, 0.55020152355127216, 0.53204426825184559, 0.61460988316891463, 0.40146136542781691]</text:p>
          </table:table-cell>
          <table:table-cell office:value-type="string" calcext:value-type="string">
            <text:p>0.214526548323</text:p>
          </table:table-cell>
          <table:table-cell office:value-type="string" calcext:value-type="string">
            <text:p>0.542528198675</text:p>
          </table:table-cell>
          <table:table-cell office:value-type="string" calcext:value-type="string">
            <text:p>[[0.78450698034369437, 0.017589555666293492, {'normalize': True, 'selection': 'cyclic', 'fit_intercept': True, 'l1_ratio': 0.5, 'max_iter': 1000, 'tol': 0.0001, 'alpha': 0.001}], [0.72019622636841274, 0.021474793629454224, {'normalize': False, 'selection': 'random', 'fit_intercept': True, 'l1_ratio': 0, 'max_iter': 1000, 'tol': 0.0001, 'alpha': 0.001}], [0.67221680628188174, 0.066875539309301693, {'normalize': False, 'selection': 'random', 'fit_intercept': True, 'l1_ratio': 0, 'max_iter': 1000, 'tol': 0.0001, 'alpha': 0.01}], [0.66293061737394576, 0.17967048131383886, {'normalize': True, 'selection': 'cyclic', 'fit_intercept': True, 'l1_ratio': 0, 'max_iter': 1000, 'tol': 0.0001, 'alpha': 0.001}], [0.72528389308671626, 0.073283406146445032, {'normalize': True, 'selection': 'cyclic', 'fit_intercept': True, 'l1_ratio': 0, 'max_iter': 1000, 'tol': 0.0001, 'alpha': 0.001}], [0.68164399337462078, 0.013278947395746721, {'normalize': False, 'selection': 'random', 'fit_intercept': True, 'l1_ratio': 1, 'max_iter': 1000, 'tol': 0.0001, 'alpha': 0.01}], [0.71304426565315016, 0.036454806660569307, {'normalize': False, 'selection': 'cyclic', 'fit_intercept': True, 'l1_ratio': 0, 'max_iter': 1000, 'tol': 0.0001, 'alpha': 0.01}], [0.63242988770170283, 0.070336818701528303, {'normalize': False, 'selection': 'cyclic', 'fit_intercept': True, 'l1_ratio': 0, 'max_iter': 1000, 'tol': 0.0001, 'alpha': 0.001}], [0.72111225358099629, 0.047678669996742723, {'normalize': False, 'selection': 'random', 'fit_intercept': True, 'l1_ratio': 0, 'max_iter': 1000, 'tol': 0.001, 'alpha': 0.01}], [0.72599742803616296, 0.11650025795748907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0.88626769504298386, 0.94634541982041354, 0.90306245260008988, 0.90817145511519803, 0.88718617841369563, 0.92316464153589139, 0.92293473573943519, 0.89685630711456099, 0.94785131480517582, 0.88720079898305648]</text:p>
          </table:table-cell>
          <table:table-cell office:value-type="string" calcext:value-type="string">
            <text:p>[0.53055170076062375, 0.56286864108557544, 0.62019348466758817, 0.51365108494185074, 0.30007046199973986, 0.41940430210013135, 0.54313090269353181, 0.49653029803622784, 0.49144394674787462, 0.52949685866548557]</text:p>
          </table:table-cell>
          <table:table-cell office:value-type="string" calcext:value-type="string">
            <text:p>0.910904099917</text:p>
          </table:table-cell>
          <table:table-cell office:value-type="string" calcext:value-type="string">
            <text:p>0.50073416817</text:p>
          </table:table-cell>
          <table:table-cell office:value-type="string" calcext:value-type="string">
            <text:p>[0.17303577558703845, 0.044709472600022858, 0.12668601903651125, 0.099338702001788126, 0.12028327372480378, 0.090349741067085376, 0.070783266070085588, 0.097472147448563862, 0.061387536528252941, 0.086178635256330849]</text:p>
          </table:table-cell>
          <table:table-cell office:value-type="string" calcext:value-type="string">
            <text:p>[0.76222918720854516, 0.54234675818049272, 0.3818293560439498, 0.78624974060783648, 0.49275504148343668, 0.54415375397423771, 0.61356209835954478, 0.74491321772373131, 0.77481569644152826, 0.3227129182393606]</text:p>
          </table:table-cell>
          <table:table-cell office:value-type="string" calcext:value-type="string">
            <text:p>0.097022456932</text:p>
          </table:table-cell>
          <table:table-cell office:value-type="string" calcext:value-type="string">
            <text:p>0.596556776826</text:p>
          </table:table-cell>
          <table:table-cell office:value-type="string" calcext:value-type="string">
            <text:p>[0.24215880007915377, 0.15585769748647846, 0.23163242895961886, 0.20685346992384143, 0.17653421199656708, 0.2141980341527604, 0.17847163261512, 0.21768100411648458, 0.18467764166622969, 0.20587394012286508]</text:p>
          </table:table-cell>
          <table:table-cell office:value-type="string" calcext:value-type="string">
            <text:p>[0.57131159232424877, 0.50344496223244128, 0.49638725561005997, 0.61810166995611648, 0.49264292402313808, 0.61327178658265946, 0.57320058159991971, 0.55720496269179498, 0.61731335005796983, 0.44844570504729359]</text:p>
          </table:table-cell>
          <table:table-cell office:value-type="string" calcext:value-type="string">
            <text:p>0.201393886112</text:p>
          </table:table-cell>
          <table:table-cell office:value-type="string" calcext:value-type="string">
            <text:p>0.549132479013</text:p>
          </table:table-cell>
          <table:table-cell office:value-type="string" calcext:value-type="string">
            <text:p>[[0.77987073726602452, 0.011186243331619923, {'normalize': False, 'selection': 'random', 'fit_intercept': True, 'l1_ratio': 0.5, 'max_iter': 1000, 'tol': 0.0001, 'alpha': 0.001}], [0.73570068130766408, 0.032126801896671546, {'normalize': False, 'selection': 'random', 'fit_intercept': True, 'l1_ratio': 0, 'max_iter': 1000, 'tol': 0.001, 'alpha': 0.001}], [0.65250965414639184, 0.045799054124790156, {'normalize': False, 'selection': 'random', 'fit_intercept': True, 'l1_ratio': 0, 'max_iter': 1000, 'tol': 0.0001, 'alpha': 0.01}], [0.67633394762790766, 0.09031292111390149, {'normalize': False, 'selection': 'random', 'fit_intercept': True, 'l1_ratio': 0, 'max_iter': 1000, 'tol': 0.001, 'alpha': 0.01}], [0.75193012713325247, 0.06256625704321081, {'normalize': False, 'selection': 'cyclic', 'fit_intercept': True, 'l1_ratio': 0, 'max_iter': 1000, 'tol': 0.0001, 'alpha': 0.001}], [0.66237334436609008, 0.018578361873569458, {'normalize': False, 'selection': 'cyclic', 'fit_intercept': True, 'l1_ratio': 0.5, 'max_iter': 1000, 'tol': 0.001, 'alpha': 0.01}], [0.70482515413796809, 0.018152517440480166, {'normalize': False, 'selection': 'cyclic', 'fit_intercept': True, 'l1_ratio': 0, 'max_iter': 1000, 'tol': 0.0001, 'alpha': 0.01}], [0.64530238388211869, 0.016491530485374269, {'normalize': False, 'selection': 'random', 'fit_intercept': True, 'l1_ratio': 1, 'max_iter': 1000, 'tol': 0.001, 'alpha': 0.01}], [0.65003437886505011, 0.025320828852178838, {'normalize': False, 'selection': 'random', 'fit_intercept': True, 'l1_ratio': 0.25, 'max_iter': 1000, 'tol': 0.0001, 'alpha': 0.01}], [0.70853551540343951, 0.039561399203062918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0.93655366062857848, 0.94805225675614646, 0.89736461729367423, 0.93142791257387303, 0.92842797234281038, 0.91374624376606495, 0.93655032350943324, 0.9040107109234623, 0.92862879197402415, 0.93901380254223055]</text:p>
          </table:table-cell>
          <table:table-cell office:value-type="string" calcext:value-type="string">
            <text:p>[0.52243010815294222, 0.53057115438006985, 0.61035233521856269, 0.52770893258937956, 0.2347784889355945, 0.44251025937317323, 0.56281236362362896, 0.50584677815205659, 0.51163034647304662, 0.56456060582335099]</text:p>
          </table:table-cell>
          <table:table-cell office:value-type="string" calcext:value-type="string">
            <text:p>0.926377629231</text:p>
          </table:table-cell>
          <table:table-cell office:value-type="string" calcext:value-type="string">
            <text:p>0.501320137272</text:p>
          </table:table-cell>
          <table:table-cell office:value-type="string" calcext:value-type="string">
            <text:p>[0.096529183554677642, 0.043287193663994694, 0.13413242232870093, 0.074180225408232395, 0.076310842702398865, 0.10142471770259005, 0.058277557031499394, 0.090711141676331764, 0.084015591637485509, 0.046593479554826157]</text:p>
          </table:table-cell>
          <table:table-cell office:value-type="string" calcext:value-type="string">
            <text:p>[0.77541597464013723, 0.58241809338647976, 0.39172291922720626, 0.76352330137016988, 0.53872102398458732, 0.52249807613374755, 0.5871304606360781, 0.73112893407394675, 0.74406050384931266, 0.29866308057488294]</text:p>
          </table:table-cell>
          <table:table-cell office:value-type="string" calcext:value-type="string">
            <text:p>0.0805462355261</text:p>
          </table:table-cell>
          <table:table-cell office:value-type="string" calcext:value-type="string">
            <text:p>0.593528236788</text:p>
          </table:table-cell>
          <table:table-cell office:value-type="string" calcext:value-type="string">
            <text:p>[0.20693372171668001, 0.16234108608948494, 0.23437236866855257, 0.18577792719884587, 0.1615244480074092, 0.21614609552895128, 0.16772578958224138, 0.21259223615585401, 0.19937651953830682, 0.1530933780675946]</text:p>
          </table:table-cell>
          <table:table-cell office:value-type="string" calcext:value-type="string">
            <text:p>[0.60267480028424447, 0.51120873923257959, 0.51253789605975986, 0.62732610871987893, 0.4908727215980786, 0.59951547126359606, 0.56636656217353665, 0.56885643232555871, 0.62254957036575831, 0.43321039134757616]</text:p>
          </table:table-cell>
          <table:table-cell office:value-type="string" calcext:value-type="string">
            <text:p>0.189988357055</text:p>
          </table:table-cell>
          <table:table-cell office:value-type="string" calcext:value-type="string">
            <text:p>0.553511869337</text:p>
          </table:table-cell>
          <table:table-cell office:value-type="string" calcext:value-type="string">
            <text:p>[[0.79032999681513083, 0.016341331312899707, {'normalize': False, 'selection': 'random', 'fit_intercept': True, 'l1_ratio': 0, 'max_iter': 1000, 'tol': 0.001, 'alpha': 0.001}], [0.75866483213572655, 0.017085033906291545, {'normalize': False, 'selection': 'random', 'fit_intercept': True, 'l1_ratio': 0, 'max_iter': 1000, 'tol': 0.0001, 'alpha': 0.001}], [0.67159944186487108, 0.066849776188547025, {'normalize': False, 'selection': 'random', 'fit_intercept': True, 'l1_ratio': 0, 'max_iter': 1000, 'tol': 0.0001, 'alpha': 0.01}], [0.6756954654275974, 0.11878586600274846, {'normalize': False, 'selection': 'cyclic', 'fit_intercept': True, 'l1_ratio': 0, 'max_iter': 1000, 'tol': 0.0001, 'alpha': 0.01}], [0.74288679833894933, 0.065128839510243924, {'normalize': True, 'selection': 'cyclic', 'fit_intercept': True, 'l1_ratio': 0, 'max_iter': 1000, 'tol': 0.0001, 'alpha': 0.001}], [0.66152231267156592, 0.024281070604975048, {'normalize': False, 'selection': 'random', 'fit_intercept': True, 'l1_ratio': 0.5, 'max_iter': 1000, 'tol': 0.0001, 'alpha': 0.01}], [0.71911916280550092, 0.024983475880081745, {'normalize': False, 'selection': 'cyclic', 'fit_intercept': True, 'l1_ratio': 0, 'max_iter': 1000, 'tol': 0.0001, 'alpha': 0.01}], [0.64605360375614296, 0.039870378254195565, {'normalize': False, 'selection': 'random', 'fit_intercept': True, 'l1_ratio': 1, 'max_iter': 1000, 'tol': 0.001, 'alpha': 0.01}], [0.68325952021166747, 0.032879394866661846, {'normalize': False, 'selection': 'cyclic', 'fit_intercept': True, 'l1_ratio': 0, 'max_iter': 1000, 'tol': 0.0001, 'alpha': 0.01}], [0.73127319204522201, 0.09468539674751239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0.8922463208535496, 0.93077810989011733, 0.83884749129555836, 0.93964338272229453, 0.91818163990721413, 0.89623041897098488, 0.92691560525654182, 0.93008810352663085, 0.89170891294081855, 0.90009238626291499]</text:p>
          </table:table-cell>
          <table:table-cell office:value-type="string" calcext:value-type="string">
            <text:p>[0.53358209381729305, 0.54101975331794527, 0.6616924543249888, 0.54316174487670033, 0.2457799145358267, 0.44989320360936225, 0.57221329580287783, 0.65342176041716671, 0.52200072573159484, 0.61377591413905463]</text:p>
          </table:table-cell>
          <table:table-cell office:value-type="string" calcext:value-type="string">
            <text:p>0.906473237163</text:p>
          </table:table-cell>
          <table:table-cell office:value-type="string" calcext:value-type="string">
            <text:p>0.533654086057</text:p>
          </table:table-cell>
          <table:table-cell office:value-type="string" calcext:value-type="string">
            <text:p>[0.1639397130877607, 0.057681454012514573, 0.21060745122102567, 0.065292856650484524, 0.087235589260012028, 0.12202135792717055, 0.067126898328752307, 0.066067662411794278, 0.12747633114227622, 0.076329457353916441]</text:p>
          </table:table-cell>
          <table:table-cell office:value-type="string" calcext:value-type="string">
            <text:p>[0.7573088284805447, 0.5694545673297865, 0.34010936383448365, 0.73854171042508698, 0.53097594732514597, 0.51557853326417991, 0.57450527826230402, 0.51278301481436839, 0.72826060809309945, 0.26490684310628204]</text:p>
          </table:table-cell>
          <table:table-cell office:value-type="string" calcext:value-type="string">
            <text:p>0.10437787714</text:p>
          </table:table-cell>
          <table:table-cell office:value-type="string" calcext:value-type="string">
            <text:p>0.553242469494</text:p>
          </table:table-cell>
          <table:table-cell office:value-type="string" calcext:value-type="string">
            <text:p>[0.26931242824061025, 0.18877352517277032, 0.2805439256682532, 0.18928954369197781, 0.19297291455435792, 0.23065847019472763, 0.19825404812503611, 0.18985602924510436, 0.22996256521957506, 0.18239961002485047]</text:p>
          </table:table-cell>
          <table:table-cell office:value-type="string" calcext:value-type="string">
            <text:p>[0.58809119966547063, 0.49100270401145468, 0.46999923844621011, 0.63129884358940702, 0.51297239624130542, 0.60067577498798019, 0.55726145116356662, 0.52416590743199298, 0.61597737280148601, 0.39774284006726784]</text:p>
          </table:table-cell>
          <table:table-cell office:value-type="string" calcext:value-type="string">
            <text:p>0.215202306014</text:p>
          </table:table-cell>
          <table:table-cell office:value-type="string" calcext:value-type="string">
            <text:p>0.538918772841</text:p>
          </table:table-cell>
          <table:table-cell office:value-type="string" calcext:value-type="string">
            <text:p>[[0.78946669379959433, 0.011536584890687833, {'normalize': False, 'selection': 'cyclic', 'fit_intercept': True, 'l1_ratio': 0.25, 'max_iter': 1000, 'tol': 0.001, 'alpha': 0.001}], [0.73619819060616432, 0.019261143679576254, {'normalize': False, 'selection': 'random', 'fit_intercept': True, 'l1_ratio': 0, 'max_iter': 1000, 'tol': 0.0001, 'alpha': 0.001}], [0.66950465815121507, 0.065692351769101487, {'normalize': False, 'selection': 'random', 'fit_intercept': True, 'l1_ratio': 0, 'max_iter': 1000, 'tol': 0.001, 'alpha': 0.01}], [0.65793376762657585, 0.13765963754839258, {'normalize': False, 'selection': 'random', 'fit_intercept': True, 'l1_ratio': 0, 'max_iter': 1000, 'tol': 0.001, 'alpha': 0.01}], [0.73499716452792507, 0.077678686503378766, {'normalize': True, 'selection': 'cyclic', 'fit_intercept': True, 'l1_ratio': 0, 'max_iter': 1000, 'tol': 0.0001, 'alpha': 0.001}], [0.67813209194361113, 0.016036551595443184, {'normalize': False, 'selection': 'random', 'fit_intercept': True, 'l1_ratio': 1, 'max_iter': 1000, 'tol': 0.0001, 'alpha': 0.01}], [0.71568534485272362, 0.033117372664951801, {'normalize': False, 'selection': 'cyclic', 'fit_intercept': True, 'l1_ratio': 0, 'max_iter': 1000, 'tol': 0.0001, 'alpha': 0.01}], [0.65022538099830252, 0.089977742601222918, {'normalize': False, 'selection': 'cyclic', 'fit_intercept': True, 'l1_ratio': 0, 'max_iter': 1000, 'tol': 0.0001, 'alpha': 0.001}], [0.72167201837990858, 0.049915126578139443, {'normalize': False, 'selection': 'random', 'fit_intercept': True, 'l1_ratio': 0, 'max_iter': 1000, 'tol': 0.001, 'alpha': 0.01}], [0.72316712721982856, 0.11593060340618071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0.89192117177910635, 0.90975770094093855, 0.90934907799356612, 0.88453504518821813, 0.85122953008033697, 0.92456276531067627, 0.90892941649560466, 0.89102683547786754, 0.91039106283002735, 0.90141103693411539]</text:p>
          </table:table-cell>
          <table:table-cell office:value-type="string" calcext:value-type="string">
            <text:p>[-0.11924282043040835, -0.0054495861532910528, 0.1806875417450865, 0.27064048802744667, 0.053400822924995484, -0.18195277318435554, 0.12905145298455911, 0.090483483575064527, 0.044339566130932373, 0.2566575149233058]</text:p>
          </table:table-cell>
          <table:table-cell office:value-type="string" calcext:value-type="string">
            <text:p>0.898311364303</text:p>
          </table:table-cell>
          <table:table-cell office:value-type="string" calcext:value-type="string">
            <text:p>0.0718615690543</text:p>
          </table:table-cell>
          <table:table-cell office:value-type="string" calcext:value-type="string">
            <text:p>[0.16443440474374141, 0.075197412478855252, 0.11847013607232064, 0.12490820530899967, 0.15862062736545859, 0.088705704733337318, 0.08364693750421863, 0.10298107487808798, 0.10548438341693013, 0.075322007707115932]</text:p>
          </table:table-cell>
          <table:table-cell office:value-type="string" calcext:value-type="string">
            <text:p>[1.2792185226688246, 0.91895668412198395, 1.1047106256892636, 1.0808675347885053, 0.71612475001580789, 1.3914553674926216, 1.1695028148636764, 0.7284281305050081, 1.3170004217344704, 1.0257954981587634]</text:p>
          </table:table-cell>
          <table:table-cell office:value-type="string" calcext:value-type="string">
            <text:p>0.109777089421</text:p>
          </table:table-cell>
          <table:table-cell office:value-type="string" calcext:value-type="string">
            <text:p>1.073206035</text:p>
          </table:table-cell>
          <table:table-cell office:value-type="string" calcext:value-type="string">
            <text:p>[0.22471189541772915, 0.21640998467183481, 0.22844151141336252, 0.21024066468906419, 0.2309240134239495, 0.20621629618778492, 0.21049022324906805, 0.2049306770414597, 0.21082514061355817, 0.20875607714160849]</text:p>
          </table:table-cell>
          <table:table-cell office:value-type="string" calcext:value-type="string">
            <text:p>[0.92130460025034921, 0.75081840327503768, 0.83976702009070137, 0.87336521006705903, 0.67147473696223692, 0.96219110188212931, 0.86858516599110602, 0.69357275474662217, 0.97339280434267972, 0.86627276177221368]</text:p>
          </table:table-cell>
          <table:table-cell office:value-type="string" calcext:value-type="string">
            <text:p>0.215194648385</text:p>
          </table:table-cell>
          <table:table-cell office:value-type="string" calcext:value-type="string">
            <text:p>0.842074455938</text:p>
          </table:table-cell>
          <table:table-cell office:value-type="string" calcext:value-type="string">
            <text:p>[[0.57898113006730867, 0.017049896073796339, {'normalize': False, 'selection': 'cyclic', 'fit_intercept': True, 'l1_ratio': 0, 'max_iter': 1000, 'tol': 0.0001, 'alpha': 0.001}], [0.57277573020362471, 0.039646298291639584, {'normalize': False, 'selection': 'random', 'fit_intercept': True, 'l1_ratio': 0, 'max_iter': 1000, 'tol': 0.001, 'alpha': 0.01}], [0.44902510643241561, 0.10473600827367806, {'normalize': False, 'selection': 'cyclic', 'fit_intercept': True, 'l1_ratio': 0.25, 'max_iter': 1000, 'tol': 0.001, 'alpha': 0.01}], [0.46177220512184086, 0.074025322871599381, {'normalize': False, 'selection': 'random', 'fit_intercept': True, 'l1_ratio': 0.75, 'max_iter': 1000, 'tol': 0.0001, 'alpha': 0.01}], [0.48375973797935901, 0.092388485336931239, {'normalize': False, 'selection': 'cyclic', 'fit_intercept': True, 'l1_ratio': 0.5, 'max_iter': 1000, 'tol': 0.0001, 'alpha': 0.01}], [0.54937041581438129, 0.035744284111858565, {'normalize': False, 'selection': 'cyclic', 'fit_intercept': True, 'l1_ratio': 0.75, 'max_iter': 1000, 'tol': 0.0001, 'alpha': 0.01}], [0.50054429591591643, 0.038463323557738564, {'normalize': False, 'selection': 'random', 'fit_intercept': True, 'l1_ratio': 0.75, 'max_iter': 1000, 'tol': 0.0001, 'alpha': 0.01}], [0.39733267893487367, 0.028504352122031271, {'normalize': False, 'selection': 'cyclic', 'fit_intercept': True, 'l1_ratio': 0.75, 'max_iter': 1000, 'tol': 0.001, 'alpha': 0.01}], [0.50961555322163044, 0.073089767639139436, {'normalize': False, 'selection': 'cyclic', 'fit_intercept': True, 'l1_ratio': 0.5, 'max_iter': 1000, 'tol': 0.0001, 'alpha': 0.01}], [0.51797495622586109, 0.064380049988418647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0.90986325513947763, 0.87652108748742186, 0.91208788801613216, 0.91433846768199367, 0.89053855777154134, 0.92528084236458918, 0.84696648473690184, 0.8662664027565995, 0.92217693567999137, 0.91074659964976978]</text:p>
          </table:table-cell>
          <table:table-cell office:value-type="string" calcext:value-type="string">
            <text:p>[-0.10805358324598502, 0.088414839143812873, 0.20952248866024159, 0.30528823705597308, 0.11562399124069644, -0.14767776361114682, 0.075548268013760245, 0.08987668995738074, 0.045034653527223134, 0.20949172459991394]</text:p>
          </table:table-cell>
          <table:table-cell office:value-type="string" calcext:value-type="string">
            <text:p>0.897478652128</text:p>
          </table:table-cell>
          <table:table-cell office:value-type="string" calcext:value-type="string">
            <text:p>0.0883069545342</text:p>
          </table:table-cell>
          <table:table-cell office:value-type="string" calcext:value-type="string">
            <text:p>[0.13713677535794391, 0.10289293173450524, 0.11489083220129541, 0.092667323027170664, 0.11670893187325448, 0.087861326868977449, 0.14055894224775067, 0.12638000971919641, 0.091610482332146484, 0.068189634011808165]</text:p>
          </table:table-cell>
          <table:table-cell office:value-type="string" calcext:value-type="string">
            <text:p>[1.26642998456112, 0.83316686212001689, 1.0658313532854173, 1.0295216258592428, 0.66905144598763189, 1.351105069981992, 1.2413464681333704, 0.72891410907994281, 1.3160425183185562, 1.0908832018110626]</text:p>
          </table:table-cell>
          <table:table-cell office:value-type="string" calcext:value-type="string">
            <text:p>0.107889718937</text:p>
          </table:table-cell>
          <table:table-cell office:value-type="string" calcext:value-type="string">
            <text:p>1.05922926391</text:p>
          </table:table-cell>
          <table:table-cell office:value-type="string" calcext:value-type="string">
            <text:p>[0.22520884163378349, 0.23579449328420665, 0.23335427377661699, 0.19403829279702367, 0.21580203920107932, 0.21128253382070827, 0.21572806470914849, 0.22405905359138067, 0.22002121701484398, 0.19909005650736575]</text:p>
          </table:table-cell>
          <table:table-cell office:value-type="string" calcext:value-type="string">
            <text:p>[0.88671979804857148, 0.71115211763863451, 0.82944995463208837, 0.85184795653216805, 0.64355241497450033, 0.94675227289356123, 0.88444313327473711, 0.69938803705990138, 0.98317730166421369, 0.88906035740463885]</text:p>
          </table:table-cell>
          <table:table-cell office:value-type="string" calcext:value-type="string">
            <text:p>0.217437886634</text:p>
          </table:table-cell>
          <table:table-cell office:value-type="string" calcext:value-type="string">
            <text:p>0.832554334412</text:p>
          </table:table-cell>
          <table:table-cell office:value-type="string" calcext:value-type="string">
            <text:p>[[0.54776071658581527, 0.039432307638381396, {'normalize': False, 'selection': 'random', 'fit_intercept': True, 'l1_ratio': 0.75, 'max_iter': 1000, 'tol': 0.0001, 'alpha': 0.001}], [0.5882064716458788, 0.025573921412933732, {'normalize': False, 'selection': 'random', 'fit_intercept': True, 'l1_ratio': 0, 'max_iter': 1000, 'tol': 0.0001, 'alpha': 0.01}], [0.49612635298250879, 0.069107593749896459, {'normalize': False, 'selection': 'cyclic', 'fit_intercept': True, 'l1_ratio': 0, 'max_iter': 1000, 'tol': 0.0001, 'alpha': 0.01}], [0.49203237715112635, 0.081856534609715911, {'normalize': False, 'selection': 'random', 'fit_intercept': True, 'l1_ratio': 0, 'max_iter': 1000, 'tol': 0.001, 'alpha': 0.01}], [0.4363371401594065, 0.14382129500501561, {'normalize': False, 'selection': 'cyclic', 'fit_intercept': True, 'l1_ratio': 0.5, 'max_iter': 1000, 'tol': 0.001, 'alpha': 0.01}], [0.55326829829717139, 0.027132302262001307, {'normalize': False, 'selection': 'cyclic', 'fit_intercept': True, 'l1_ratio': 0.75, 'max_iter': 1000, 'tol': 0.001, 'alpha': 0.01}], [0.54098727029135663, 0.0776443721247774, {'normalize': False, 'selection': 'cyclic', 'fit_intercept': True, 'l1_ratio': 1, 'max_iter': 1000, 'tol': 0.001, 'alpha': 0.01}], [0.42740425978900692, 0.044869494807768993, {'normalize': False, 'selection': 'cyclic', 'fit_intercept': True, 'l1_ratio': 0.75, 'max_iter': 1000, 'tol': 0.001, 'alpha': 0.01}], [0.53615069295746753, 0.069220562785469258, {'normalize': False, 'selection': 'cyclic', 'fit_intercept': True, 'l1_ratio': 0.5, 'max_iter': 1000, 'tol': 0.001, 'alpha': 0.01}], [0.54193242860141733, 0.065248413363949195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0.9159997195744326, 0.91617496608876314, 0.88839420662210544, 0.94459126129053694, 0.88358774459085221, 0.912716132552569, 0.931483440402326, 0.92841122075964333, 0.92943212626691829, 0.89620015511093465]</text:p>
          </table:table-cell>
          <table:table-cell office:value-type="string" calcext:value-type="string">
            <text:p>[0.14669277729828623, 0.044223415788124165, 0.172203495044157, 0.33740948114987768, 0.10844149614770648, -0.11638674353534628, 0.18649462539658401, 0.20152773630582588, 0.093330787421672445, 0.25471143508738614]</text:p>
          </table:table-cell>
          <table:table-cell office:value-type="string" calcext:value-type="string">
            <text:p>0.914699097326</text:p>
          </table:table-cell>
          <table:table-cell office:value-type="string" calcext:value-type="string">
            <text:p>0.14286485061</text:p>
          </table:table-cell>
          <table:table-cell office:value-type="string" calcext:value-type="string">
            <text:p>[0.12780057239198775, 0.069850011766121614, 0.14585569826857417, 0.059940318011782699, 0.12411996141437509, 0.10263601264895432, 0.062931411638469464, 0.067652338699265416, 0.083069935710299636, 0.079303123530234956]</text:p>
          </table:table-cell>
          <table:table-cell office:value-type="string" calcext:value-type="string">
            <text:p>[0.97527219731224957, 0.87355675777748354, 1.1161499934724943, 0.98191984738346549, 0.67448517404014385, 1.3142676778064242, 1.0923685776452157, 0.63949323382172174, 1.2494853747423382, 1.0284810434825153]</text:p>
          </table:table-cell>
          <table:table-cell office:value-type="string" calcext:value-type="string">
            <text:p>0.092315938408</text:p>
          </table:table-cell>
          <table:table-cell office:value-type="string" calcext:value-type="string">
            <text:p>0.994547987748</text:p>
          </table:table-cell>
          <table:table-cell office:value-type="string" calcext:value-type="string">
            <text:p>[0.19762250897587733, 0.1927467132555466, 0.24907846891561172, 0.17870300106686754, 0.22812796944178482, 0.21186241805144404, 0.16727210277809734, 0.17017645584077443, 0.19529994888049987, 0.20260696262862363]</text:p>
          </table:table-cell>
          <table:table-cell office:value-type="string" calcext:value-type="string">
            <text:p>[0.77493962850121501, 0.75500050687677511, 0.85364679847641034, 0.83557527376904195, 0.66479320450038837, 0.94510994469812104, 0.82582554904285743, 0.64955515595888569, 0.95653433579048386, 0.86273707010345968]</text:p>
          </table:table-cell>
          <table:table-cell office:value-type="string" calcext:value-type="string">
            <text:p>0.199349654984</text:p>
          </table:table-cell>
          <table:table-cell office:value-type="string" calcext:value-type="string">
            <text:p>0.812371746772</text:p>
          </table:table-cell>
          <table:table-cell office:value-type="string" calcext:value-type="string">
            <text:p>[[0.5255516740301942, 0.078451382780423642, {'normalize': False, 'selection': 'cyclic', 'fit_intercept': True, 'l1_ratio': 0, 'max_iter': 1000, 'tol': 0.0001, 'alpha': 0.001}], [0.58993258736814636, 0.01481518851257972, {'normalize': False, 'selection': 'cyclic', 'fit_intercept': True, 'l1_ratio': 0, 'max_iter': 1000, 'tol': 0.0001, 'alpha': 0.01}], [0.52746054524549468, 0.08582448337512516, {'normalize': False, 'selection': 'cyclic', 'fit_intercept': True, 'l1_ratio': 0, 'max_iter': 1000, 'tol': 0.0001, 'alpha': 0.01}], [0.50561088441430191, 0.071308277128316958, {'normalize': False, 'selection': 'random', 'fit_intercept': True, 'l1_ratio': 0, 'max_iter': 1000, 'tol': 0.001, 'alpha': 0.01}], [0.43523532001483162, 0.13639939887478622, {'normalize': False, 'selection': 'cyclic', 'fit_intercept': True, 'l1_ratio': 1, 'max_iter': 1000, 'tol': 0.001, 'alpha': 0.01}], [0.59566054128753709, 0.010777152821300829, {'normalize': False, 'selection': 'random', 'fit_intercept': True, 'l1_ratio': 0.75, 'max_iter': 1000, 'tol': 0.001, 'alpha': 0.01}], [0.50134582193530686, 0.075048695198981732, {'normalize': False, 'selection': 'cyclic', 'fit_intercept': True, 'l1_ratio': 0.75, 'max_iter': 1000, 'tol': 0.0001, 'alpha': 0.01}], [0.41259803276702167, 0.054277148954171496, {'normalize': False, 'selection': 'cyclic', 'fit_intercept': True, 'l1_ratio': 1, 'max_iter': 1000, 'tol': 0.0001, 'alpha': 0.01}], [0.53771585318524184, 0.11358182473721162, {'normalize': False, 'selection': 'cyclic', 'fit_intercept': True, 'l1_ratio': 0.75, 'max_iter': 1000, 'tol': 0.0001, 'alpha': 0.01}], [0.57608814298418487, 0.045702341918784688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0.89400629042050939, 0.90283962526652717, 0.91061710577478849, 0.85856451914628218, 0.85470800226598875, 0.93456478976628465, 0.90250746550268957, 0.8589039986987107, 0.91203574702045209, 0.90462639434894987]</text:p>
          </table:table-cell>
          <table:table-cell office:value-type="string" calcext:value-type="string">
            <text:p>[-0.15486011120567222, 0.013647392793336155, 0.16206676874221204, 0.26938963875486677, 0.047872976419829905, -0.17583325092052737, 0.11176322980369746, 0.084884872085858154, 0.01400748877982394, 0.24831896958150634]</text:p>
          </table:table-cell>
          <table:table-cell office:value-type="string" calcext:value-type="string">
            <text:p>0.893337393821</text:p>
          </table:table-cell>
          <table:table-cell office:value-type="string" calcext:value-type="string">
            <text:p>0.0621257974835</text:p>
          </table:table-cell>
          <table:table-cell office:value-type="string" calcext:value-type="string">
            <text:p>[0.1612620420501116, 0.080962130304895685, 0.11681297230101079, 0.1530027193900623, 0.15491184402519395, 0.076944448746837216, 0.08954540123080279, 0.13333757846461169, 0.10354832097470464, 0.072865473340085002]</text:p>
          </table:table-cell>
          <table:table-cell office:value-type="string" calcext:value-type="string">
            <text:p>[1.3199266668313914, 0.90150250572137303, 1.1298177329809522, 1.082721219216352, 0.72030669712975914, 1.3842511523211865, 1.1927173041045094, 0.73291203599419774, 1.3588012091771002, 1.0373024985583543]</text:p>
          </table:table-cell>
          <table:table-cell office:value-type="string" calcext:value-type="string">
            <text:p>0.114319293083</text:p>
          </table:table-cell>
          <table:table-cell office:value-type="string" calcext:value-type="string">
            <text:p>1.0860259022</text:p>
          </table:table-cell>
          <table:table-cell office:value-type="string" calcext:value-type="string">
            <text:p>[0.22801838071754277, 0.21728274784571053, 0.23281572945141901, 0.22174210192398625, 0.22799523680185388, 0.19814323545045384, 0.20878164617815656, 0.21202078865441987, 0.21098784694720374, 0.20508767456502822]</text:p>
          </table:table-cell>
          <table:table-cell office:value-type="string" calcext:value-type="string">
            <text:p>[0.91919029002349595, 0.74713306243959121, 0.85223701581428724, 0.87137214049134359, 0.67528989321620136, 0.96060023293625474, 0.8761193523517331, 0.69631582120357327, 0.99530702801079762, 0.87744141111940177]</text:p>
          </table:table-cell>
          <table:table-cell office:value-type="string" calcext:value-type="string">
            <text:p>0.216287538854</text:p>
          </table:table-cell>
          <table:table-cell office:value-type="string" calcext:value-type="string">
            <text:p>0.847100624761</text:p>
          </table:table-cell>
          <table:table-cell office:value-type="string" calcext:value-type="string">
            <text:p>[[0.57304095189598458, 0.01630282291333195, {'normalize': False, 'selection': 'cyclic', 'fit_intercept': True, 'l1_ratio': 0, 'max_iter': 1000, 'tol': 0.0001, 'alpha': 0.001}], [0.56644636181845676, 0.044768931016997374, {'normalize': False, 'selection': 'random', 'fit_intercept': True, 'l1_ratio': 0, 'max_iter': 1000, 'tol': 0.001, 'alpha': 0.01}], [0.44106218166853944, 0.10448122366913193, {'normalize': False, 'selection': 'cyclic', 'fit_intercept': True, 'l1_ratio': 0, 'max_iter': 1000, 'tol': 0.0001, 'alpha': 0.01}], [0.46496015766011217, 0.093040588019512885, {'normalize': False, 'selection': 'random', 'fit_intercept': True, 'l1_ratio': 0.75, 'max_iter': 1000, 'tol': 0.001, 'alpha': 0.01}], [0.48297260621610694, 0.09758358734861533, {'normalize': False, 'selection': 'cyclic', 'fit_intercept': True, 'l1_ratio': 0.5, 'max_iter': 1000, 'tol': 0.0001, 'alpha': 0.01}], [0.54573766294579962, 0.034811708121052658, {'normalize': False, 'selection': 'random', 'fit_intercept': True, 'l1_ratio': 0.75, 'max_iter': 1000, 'tol': 0.001, 'alpha': 0.01}], [0.51680822753008326, 0.047917858514716527, {'normalize': False, 'selection': 'cyclic', 'fit_intercept': True, 'l1_ratio': 0.75, 'max_iter': 1000, 'tol': 0.0001, 'alpha': 0.01}], [0.42166765067337048, 0.042195816065477482, {'normalize': False, 'selection': 'random', 'fit_intercept': True, 'l1_ratio': 0.75, 'max_iter': 1000, 'tol': 0.001, 'alpha': 0.01}], [0.52029923811454615, 0.071327397497220613, {'normalize': False, 'selection': 'random', 'fit_intercept': True, 'l1_ratio': 0.5, 'max_iter': 1000, 'tol': 0.001, 'alpha': 0.01}], [0.51034272107166345, 0.053573534959849317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0.92586852524292085, 0.85840165947530633, 0.90407373777180355, 0.88371347997157446, 0.89326043782989806, 0.8406185260528074, 0.83096316785184976, 0.80913904550090909, 0.92045452424727858, 0.91218501272755481]</text:p>
          </table:table-cell>
          <table:table-cell office:value-type="string" calcext:value-type="string">
            <text:p>[-0.070412593605156726, -0.0061171101711783304, 0.1933826222133509, 0.30671541840208816, 0.11411284321195925, -0.14168957494225354, 0.057709987716052069, 0.044298118908846384, 0.012848312808779183, 0.19871199140855578]</text:p>
          </table:table-cell>
          <table:table-cell office:value-type="string" calcext:value-type="string">
            <text:p>0.877867811667</text:p>
          </table:table-cell>
          <table:table-cell office:value-type="string" calcext:value-type="string">
            <text:p>0.0709560015951</text:p>
          </table:table-cell>
          <table:table-cell office:value-type="string" calcext:value-type="string">
            <text:p>[0.1127858723592222, 0.11799155085563635, 0.12536438778060038, 0.1257969618752024, 0.11380683495373001, 0.18741469018779722, 0.15525774394456376, 0.18036611428846125, 0.093638042458491333, 0.067090685837877792]</text:p>
          </table:table-cell>
          <table:table-cell office:value-type="string" calcext:value-type="string">
            <text:p>[1.2234088900486562, 0.91956678498283007, 1.0875933584660322, 1.0274066277575526, 0.6701946653464953, 1.3440554674480076, 1.2652995697166802, 0.76541780384568125, 1.3603986753780914, 1.1057589851828509]</text:p>
          </table:table-cell>
          <table:table-cell office:value-type="string" calcext:value-type="string">
            <text:p>0.127951288454</text:p>
          </table:table-cell>
          <table:table-cell office:value-type="string" calcext:value-type="string">
            <text:p>1.07691008282</text:p>
          </table:table-cell>
          <table:table-cell office:value-type="string" calcext:value-type="string">
            <text:p>[0.21572670928698567, 0.23979990561019485, 0.24484185231919145, 0.20378057655601331, 0.21597245206868212, 0.28334117843066181, 0.21998571329482944, 0.25864953193697471, 0.22909896234952601, 0.19628921108151784]</text:p>
          </table:table-cell>
          <table:table-cell office:value-type="string" calcext:value-type="string">
            <text:p>[0.86438792053520708, 0.76223398839068179, 0.84183070349216926, 0.85687225635547737, 0.64807481573472281, 0.95504456370542401, 0.89185646903534332, 0.7085627198001937, 1.0065341406718427, 0.89454346957401276]</text:p>
          </table:table-cell>
          <table:table-cell office:value-type="string" calcext:value-type="string">
            <text:p>0.230748609293</text:p>
          </table:table-cell>
          <table:table-cell office:value-type="string" calcext:value-type="string">
            <text:p>0.84299410473</text:p>
          </table:table-cell>
          <table:table-cell office:value-type="string" calcext:value-type="string">
            <text:p>[[0.55196436122375214, 0.069159108659548135, {'normalize': False, 'selection': 'random', 'fit_intercept': True, 'l1_ratio': 0, 'max_iter': 1000, 'tol': 0.001, 'alpha': 0.001}], [0.59647756393104778, 0.02386713736644621, {'normalize': True, 'selection': 'random', 'fit_intercept': True, 'l1_ratio': 0, 'max_iter': 1000, 'tol': 0.001, 'alpha': 0.001}], [0.48114717157872561, 0.074455903981483246, {'normalize': False, 'selection': 'cyclic', 'fit_intercept': True, 'l1_ratio': 0, 'max_iter': 1000, 'tol': 0.0001, 'alpha': 0.01}], [0.49345632473789919, 0.094891271770741525, {'normalize': False, 'selection': 'random', 'fit_intercept': True, 'l1_ratio': 0, 'max_iter': 1000, 'tol': 0.001, 'alpha': 0.01}], [0.43887379227687817, 0.14265884624189148, {'normalize': False, 'selection': 'cyclic', 'fit_intercept': True, 'l1_ratio': 0.5, 'max_iter': 1000, 'tol': 0.001, 'alpha': 0.01}], [0.5438539219197025, 0.031797669781576228, {'normalize': False, 'selection': 'cyclic', 'fit_intercept': True, 'l1_ratio': 0, 'max_iter': 1000, 'tol': 0.0001, 'alpha': 0.1}], [0.55494347750265627, 0.077515923301501644, {'normalize': False, 'selection': 'random', 'fit_intercept': True, 'l1_ratio': 1, 'max_iter': 1000, 'tol': 0.001, 'alpha': 0.01}], [0.44200229410002251, 0.028308333269376762, {'normalize': False, 'selection': 'random', 'fit_intercept': True, 'l1_ratio': 1, 'max_iter': 1000, 'tol': 0.001, 'alpha': 0.01}], [0.54381241493850208, 0.074718112611462648, {'normalize': False, 'selection': 'random', 'fit_intercept': True, 'l1_ratio': 0.5, 'max_iter': 1000, 'tol': 0.001, 'alpha': 0.01}], [0.53401305347063943, 0.055631247575772431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93186272556440464, 0.89926695271823642, 0.88060207814646585, 0.91727252087622102, 0.88921237292828181, 0.92315681482456813, 0.92702307870844292, 0.91724760409613015, 0.93785191592425565, 0.90166768024528587]</text:p>
          </table:table-cell>
          <table:table-cell office:value-type="string" calcext:value-type="string">
            <text:p>[0.15599365967527157, 0.067425191824761366, 0.16540784142867326, 0.35058907020193952, 0.10812150864969183, -0.10614828940951671, 0.18146410507151245, 0.20411526900091859, 0.076755508597001643, 0.25752812547312087]</text:p>
          </table:table-cell>
          <table:table-cell office:value-type="string" calcext:value-type="string">
            <text:p>0.912516374403</text:p>
          </table:table-cell>
          <table:table-cell office:value-type="string" calcext:value-type="string">
            <text:p>0.146125199051</text:p>
          </table:table-cell>
          <table:table-cell office:value-type="string" calcext:value-type="string">
            <text:p>[0.10366611432702526, 0.083939179139720696, 0.15603909740417812, 0.089493309584135136, 0.11812292399113906, 0.090358944399452024, 0.067028185607601251, 0.078202103392040132, 0.073158465397692274, 0.075125932113450977]</text:p>
          </table:table-cell>
          <table:table-cell office:value-type="string" calcext:value-type="string">
            <text:p>[0.9646419204888268, 0.85235089378788087, 1.1253128356603435, 0.96238847815555062, 0.67472725217899454, 1.3022144449942274, 1.0991235205182024, 0.63742088926319107, 1.2723278493586399, 1.0245940756643155]</text:p>
          </table:table-cell>
          <table:table-cell office:value-type="string" calcext:value-type="string">
            <text:p>0.0935134255356</text:p>
          </table:table-cell>
          <table:table-cell office:value-type="string" calcext:value-type="string">
            <text:p>0.991510216007</text:p>
          </table:table-cell>
          <table:table-cell office:value-type="string" calcext:value-type="string">
            <text:p>[0.19268678193099498, 0.20276359647788966, 0.25929789306261813, 0.19467600506253765, 0.22621955389964846, 0.20594187632490893, 0.17050235367785957, 0.17522952732763275, 0.19737022160689313, 0.19535093269699133]</text:p>
          </table:table-cell>
          <table:table-cell office:value-type="string" calcext:value-type="string">
            <text:p>[0.79046892102918076, 0.73482396253489546, 0.85725847165412039, 0.82693976844106531, 0.66598188823610815, 0.93878421021404412, 0.82475833980115831, 0.64908149180746466, 0.96766643025997467, 0.86245566760161962]</text:p>
          </table:table-cell>
          <table:table-cell office:value-type="string" calcext:value-type="string">
            <text:p>0.202003874207</text:p>
          </table:table-cell>
          <table:table-cell office:value-type="string" calcext:value-type="string">
            <text:p>0.811821915158</text:p>
          </table:table-cell>
          <table:table-cell office:value-type="string" calcext:value-type="string">
            <text:p>[[0.55360323102077247, 0.072790516423062709, {'normalize': False, 'selection': 'random', 'fit_intercept': True, 'l1_ratio': 0, 'max_iter': 1000, 'tol': 0.001, 'alpha': 0.001}], [0.5990981524851966, 0.0069132894138108948, {'normalize': False, 'selection': 'cyclic', 'fit_intercept': True, 'l1_ratio': 0, 'max_iter': 1000, 'tol': 0.0001, 'alpha': 0.01}], [0.52002984772911376, 0.090502656314807625, {'normalize': False, 'selection': 'cyclic', 'fit_intercept': True, 'l1_ratio': 0, 'max_iter': 1000, 'tol': 0.0001, 'alpha': 0.01}], [0.51588646285182438, 0.084048874144877231, {'normalize': False, 'selection': 'random', 'fit_intercept': True, 'l1_ratio': 0, 'max_iter': 1000, 'tol': 0.0001, 'alpha': 0.01}], [0.43854906647577963, 0.14358496222020511, {'normalize': False, 'selection': 'cyclic', 'fit_intercept': True, 'l1_ratio': 1, 'max_iter': 1000, 'tol': 0.0001, 'alpha': 0.01}], [0.59425142910339368, 0.0063568654661892258, {'normalize': False, 'selection': 'random', 'fit_intercept': True, 'l1_ratio': 0.75, 'max_iter': 1000, 'tol': 0.0001, 'alpha': 0.01}], [0.52983121224076679, 0.065814783907273522, {'normalize': False, 'selection': 'cyclic', 'fit_intercept': True, 'l1_ratio': 0.75, 'max_iter': 1000, 'tol': 0.0001, 'alpha': 0.01}], [0.44119176326427106, 0.057251912630379688, {'normalize': False, 'selection': 'random', 'fit_intercept': True, 'l1_ratio': 1, 'max_iter': 1000, 'tol': 0.0001, 'alpha': 0.01}], [0.54677800155857037, 0.11647173867305746, {'normalize': False, 'selection': 'cyclic', 'fit_intercept': True, 'l1_ratio': 0.75, 'max_iter': 1000, 'tol': 0.0001, 'alpha': 0.01}], [0.57324901901287451, 0.041702844434787598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0.89303662034954323, 0.90930568803657541, 0.9145159395648178, 0.84836217480813803, 0.85437724650894908, 0.94037346587807857, 0.9043858966175049, 0.85724589655758998, 0.91102491941888308, 0.90605612276222358]</text:p>
          </table:table-cell>
          <table:table-cell office:value-type="string" calcext:value-type="string">
            <text:p>[-0.11249128974640055, -0.20268600757556876, 0.132467158663094, 0.28681468134767096, 0.065035730264853986, -0.14535971462190522, 0.11913599372369665, 0.089107532046203919, 0.053801130871848457, 0.25568306771009774]</text:p>
          </table:table-cell>
          <table:table-cell office:value-type="string" calcext:value-type="string">
            <text:p>0.89386839705</text:p>
          </table:table-cell>
          <table:table-cell office:value-type="string" calcext:value-type="string">
            <text:p>0.0541508282684</text:p>
          </table:table-cell>
          <table:table-cell office:value-type="string" calcext:value-type="string">
            <text:p>[0.16273732748336275, 0.07557406734214632, 0.11171765325290062, 0.1640394579684416, 0.15526449926460206, 0.070114098851505019, 0.087820090993174171, 0.13490450681343091, 0.10473823048216897, 0.071773160253358254]</text:p>
          </table:table-cell>
          <table:table-cell office:value-type="string" calcext:value-type="string">
            <text:p>[1.2715019816737003, 1.0992260186708658, 1.1697280302566797, 1.0568983396601068, 0.70732266639688979, 1.3483761439357327, 1.1828172150724858, 0.72953012456639488, 1.3039613920619688, 1.027140212855649]</text:p>
          </table:table-cell>
          <table:table-cell office:value-type="string" calcext:value-type="string">
            <text:p>0.113868309271</text:p>
          </table:table-cell>
          <table:table-cell office:value-type="string" calcext:value-type="string">
            <text:p>1.08965021252</text:p>
          </table:table-cell>
          <table:table-cell office:value-type="string" calcext:value-type="string">
            <text:p>[0.22488866751594591, 0.21138212201489548, 0.22314351594212015, 0.23320074331761384, 0.2257788244737382, 0.19373170324973421, 0.21175376298712645, 0.20646157167244694, 0.22086282502281573, 0.19796426585183002]</text:p>
          </table:table-cell>
          <table:table-cell office:value-type="string" calcext:value-type="string">
            <text:p>[0.89535835780657191, 0.79218711511136541, 0.86979732922590858, 0.85633477670618385, 0.66931720009854401, 0.945862735567228, 0.86308062669218311, 0.69979605928831257, 0.97900878809799574, 0.88029350714315768]</text:p>
          </table:table-cell>
          <table:table-cell office:value-type="string" calcext:value-type="string">
            <text:p>0.214916800205</text:p>
          </table:table-cell>
          <table:table-cell office:value-type="string" calcext:value-type="string">
            <text:p>0.845103649574</text:p>
          </table:table-cell>
          <table:table-cell office:value-type="string" calcext:value-type="string">
            <text:p>[[0.55155453458776715, 0.033510716897122324, {'normalize': False, 'selection': 'cyclic', 'fit_intercept': True, 'l1_ratio': 0, 'max_iter': 1000, 'tol': 0.0001, 'alpha': 0.001}], [0.57301264688788722, 0.060570098880466321, {'normalize': False, 'selection': 'random', 'fit_intercept': True, 'l1_ratio': 0, 'max_iter': 1000, 'tol': 0.0001, 'alpha': 0.001}], [0.4440528143473364, 0.095844866712107096, {'normalize': False, 'selection': 'cyclic', 'fit_intercept': True, 'l1_ratio': 0, 'max_iter': 1000, 'tol': 0.0001, 'alpha': 0.01}], [0.46609040324293766, 0.094118550261665018, {'normalize': False, 'selection': 'cyclic', 'fit_intercept': True, 'l1_ratio': 0.75, 'max_iter': 1000, 'tol': 0.001, 'alpha': 0.01}], [0.48769538457905165, 0.10204519730683609, {'normalize': False, 'selection': 'random', 'fit_intercept': True, 'l1_ratio': 0.5, 'max_iter': 1000, 'tol': 0.0001, 'alpha': 0.01}], [0.54451709726347419, 0.040771509258356958, {'normalize': False, 'selection': 'random', 'fit_intercept': True, 'l1_ratio': 0.75, 'max_iter': 1000, 'tol': 0.0001, 'alpha': 0.01}], [0.53163074238512897, 0.059878474081366775, {'normalize': False, 'selection': 'random', 'fit_intercept': True, 'l1_ratio': 0.75, 'max_iter': 1000, 'tol': 0.001, 'alpha': 0.01}], [0.42654773571370552, 0.049762313944626296, {'normalize': False, 'selection': 'random', 'fit_intercept': True, 'l1_ratio': 0.75, 'max_iter': 1000, 'tol': 0.0001, 'alpha': 0.01}], [0.5136483195813919, 0.043252710346612773, {'normalize': False, 'selection': 'random', 'fit_intercept': True, 'l1_ratio': 0.5, 'max_iter': 1000, 'tol': 0.001, 'alpha': 0.01}], [0.50366394406411519, 0.060198340143738267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0.92445541615866478, 0.84444826245782434, 0.90408822826051327, 0.88005013674384514, 0.8882895610464201, 0.8396338623164683, 0.82433600285663211, 0.84361291576056541, 0.88179591198198037, 0.91531045607103478]</text:p>
          </table:table-cell>
          <table:table-cell office:value-type="string" calcext:value-type="string">
            <text:p>[-0.072988461360493639, -0.099683712092287102, 0.17156374515545147, 0.31775860369974485, 0.14508285760624962, -0.12727434406355198, 0.063207348277777964, 0.090709852720229023, 0.013527502222754006, 0.208264374167757]</text:p>
          </table:table-cell>
          <table:table-cell office:value-type="string" calcext:value-type="string">
            <text:p>0.874602075365</text:p>
          </table:table-cell>
          <table:table-cell office:value-type="string" calcext:value-type="string">
            <text:p>0.0710167766334</text:p>
          </table:table-cell>
          <table:table-cell office:value-type="string" calcext:value-type="string">
            <text:p>[0.11493581934636665, 0.12961868538063451, 0.12534545040929526, 0.12975991001606846, 0.11910683564860881, 0.18857254401180126, 0.16134469359234285, 0.14778785311640794, 0.13914555551853489, 0.0647028458577735]</text:p>
          </table:table-cell>
          <table:table-cell office:value-type="string" calcext:value-type="string">
            <text:p>[1.2263529319352104, 1.0050844035985431, 1.1170125929517476, 1.0110412821728911, 0.64676511421945071, 1.3270851190255619, 1.2579177574692284, 0.7282468323644703, 1.3594626810510888, 1.0925769171216302]</text:p>
          </table:table-cell>
          <table:table-cell office:value-type="string" calcext:value-type="string">
            <text:p>0.13203201929</text:p>
          </table:table-cell>
          <table:table-cell office:value-type="string" calcext:value-type="string">
            <text:p>1.07715456319</text:p>
          </table:table-cell>
          <table:table-cell office:value-type="string" calcext:value-type="string">
            <text:p>[0.21115526072960525, 0.24582265530582292, 0.23924247892709719, 0.20710701116175159, 0.2168222771375142, 0.28314731211812405, 0.23341446107909461, 0.22897659274870566, 0.25433070751399728, 0.18740931548471992]</text:p>
          </table:table-cell>
          <table:table-cell office:value-type="string" calcext:value-type="string">
            <text:p>[0.85922210261558585, 0.78230953481787135, 0.85426304531115316, 0.84809800936409452, 0.63977700930354398, 0.94564255388479801, 0.88399412512365494, 0.69602496528235569, 1.0092380349320231, 0.8933891855946241]</text:p>
          </table:table-cell>
          <table:table-cell office:value-type="string" calcext:value-type="string">
            <text:p>0.230742807221</text:p>
          </table:table-cell>
          <table:table-cell office:value-type="string" calcext:value-type="string">
            <text:p>0.841195856623</text:p>
          </table:table-cell>
          <table:table-cell office:value-type="string" calcext:value-type="string">
            <text:p>[[0.56411341093949641, 0.054703073850420308, {'normalize': False, 'selection': 'random', 'fit_intercept': True, 'l1_ratio': 0, 'max_iter': 1000, 'tol': 0.001, 'alpha': 0.001}], [0.60927403521259627, 0.02922551336244877, {'normalize': True, 'selection': 'cyclic', 'fit_intercept': True, 'l1_ratio': 0.5, 'max_iter': 1000, 'tol': 0.0001, 'alpha': 0.001}], [0.4829279989393136, 0.070694242498561044, {'normalize': False, 'selection': 'cyclic', 'fit_intercept': True, 'l1_ratio': 0, 'max_iter': 1000, 'tol': 0.0001, 'alpha': 0.01}], [0.49273517523015525, 0.087148361610809313, {'normalize': False, 'selection': 'random', 'fit_intercept': True, 'l1_ratio': 0, 'max_iter': 1000, 'tol': 0.001, 'alpha': 0.01}], [0.43931918910951123, 0.14487252215664839, {'normalize': False, 'selection': 'cyclic', 'fit_intercept': True, 'l1_ratio': 0.5, 'max_iter': 1000, 'tol': 0.001, 'alpha': 0.01}], [0.54256925528274536, 0.035648716780897746, {'normalize': False, 'selection': 'cyclic', 'fit_intercept': True, 'l1_ratio': 0, 'max_iter': 1000, 'tol': 0.0001, 'alpha': 0.1}], [0.56474760611457619, 0.084652431800629077, {'normalize': False, 'selection': 'cyclic', 'fit_intercept': True, 'l1_ratio': 1, 'max_iter': 1000, 'tol': 0.001, 'alpha': 0.01}], [0.43750385076668347, 0.069015269430171083, {'normalize': False, 'selection': 'random', 'fit_intercept': True, 'l1_ratio': 0.75, 'max_iter': 1000, 'tol': 0.001, 'alpha': 0.01}], [0.54103546921294798, 0.06343939645239674, {'normalize': False, 'selection': 'random', 'fit_intercept': True, 'l1_ratio': 1, 'max_iter': 1000, 'tol': 0.001, 'alpha': 0.01}], [0.52913999578263937, 0.061579171039008951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0.93662110657311659, 0.89500114916706797, 0.87830361491277309, 0.90720205349237792, 0.87858443668161157, 0.91394858174689697, 0.93044004064055297, 0.91751492422343373, 0.93103233845544175, 0.90538866955973707]</text:p>
          </table:table-cell>
          <table:table-cell office:value-type="string" calcext:value-type="string">
            <text:p>[0.18592818620941376, 0.076379601007780296, 0.15602787436072307, 0.35930430791769841, 0.13270904600080757, -0.11427402583395252, 0.19993787783522177, 0.20206723721801678, 0.10651374051896012, 0.26345303138870813]</text:p>
          </table:table-cell>
          <table:table-cell office:value-type="string" calcext:value-type="string">
            <text:p>0.909403691545</text:p>
          </table:table-cell>
          <table:table-cell office:value-type="string" calcext:value-type="string">
            <text:p>0.156804687662</text:p>
          </table:table-cell>
          <table:table-cell office:value-type="string" calcext:value-type="string">
            <text:p>[0.096426569250608385, 0.087493802553969449, 0.15904291960505426, 0.1003873857095632, 0.12945454051394287, 0.10118679099096095, 0.06388975835490103, 0.077949482353025734, 0.081186224092088186, 0.072283094770351039]</text:p>
          </table:table-cell>
          <table:table-cell office:value-type="string" calcext:value-type="string">
            <text:p>[0.93042878986979771, 0.84416677965185494, 1.137960207470911, 0.94947301280506569, 0.65612619645709958, 1.311780478273332, 1.0743170846818419, 0.63906114970474748, 1.2313178811708587, 1.0164178420475911]</text:p>
          </table:table-cell>
          <table:table-cell office:value-type="string" calcext:value-type="string">
            <text:p>0.0969300568194</text:p>
          </table:table-cell>
          <table:table-cell office:value-type="string" calcext:value-type="string">
            <text:p>0.979104942213</text:p>
          </table:table-cell>
          <table:table-cell office:value-type="string" calcext:value-type="string">
            <text:p>[0.18542413446611442, 0.20125656376673237, 0.24915268326581719, 0.20333694750036865, 0.23060097103108959, 0.22420011483549818, 0.16113253235752639, 0.17730959698561807, 0.20448493760171568, 0.18394404294289299]</text:p>
          </table:table-cell>
          <table:table-cell office:value-type="string" calcext:value-type="string">
            <text:p>[0.77519908800654769, 0.7342716161243773, 0.86117980008686967, 0.82022430317746731, 0.66312908544877491, 0.94215921279153758, 0.81327719409056998, 0.65168470683433799, 0.95577074260412098, 0.86536964235276148]</text:p>
          </table:table-cell>
          <table:table-cell office:value-type="string" calcext:value-type="string">
            <text:p>0.202084252475</text:p>
          </table:table-cell>
          <table:table-cell office:value-type="string" calcext:value-type="string">
            <text:p>0.808226539152</text:p>
          </table:table-cell>
          <table:table-cell office:value-type="string" calcext:value-type="string">
            <text:p>[[0.54253084490061476, 0.071751249813205312, {'normalize': False, 'selection': 'random', 'fit_intercept': True, 'l1_ratio': 0, 'max_iter': 1000, 'tol': 0.001, 'alpha': 0.001}], [0.59678425641880195, 0.0092640279462105554, {'normalize': False, 'selection': 'cyclic', 'fit_intercept': True, 'l1_ratio': 0, 'max_iter': 1000, 'tol': 0.0001, 'alpha': 0.01}], [0.5202264435942151, 0.085326652659282645, {'normalize': False, 'selection': 'cyclic', 'fit_intercept': True, 'l1_ratio': 0, 'max_iter': 1000, 'tol': 0.0001, 'alpha': 0.01}], [0.51908336437203439, 0.078668225855742402, {'normalize': False, 'selection': 'random', 'fit_intercept': True, 'l1_ratio': 0, 'max_iter': 1000, 'tol': 0.001, 'alpha': 0.01}], [0.43250650272645791, 0.15297379736946351, {'normalize': False, 'selection': 'cyclic', 'fit_intercept': True, 'l1_ratio': 1, 'max_iter': 1000, 'tol': 0.001, 'alpha': 0.01}], [0.58725495717794007, 0.0090776541526849299, {'normalize': False, 'selection': 'random', 'fit_intercept': True, 'l1_ratio': 1, 'max_iter': 1000, 'tol': 0.001, 'alpha': 0.01}], [0.54103249163144729, 0.076743583294486967, {'normalize': False, 'selection': 'cyclic', 'fit_intercept': True, 'l1_ratio': 0.5, 'max_iter': 1000, 'tol': 0.001, 'alpha': 0.01}], [0.45453522230848636, 0.058549338176277485, {'normalize': False, 'selection': 'random', 'fit_intercept': True, 'l1_ratio': 1, 'max_iter': 1000, 'tol': 0.0001, 'alpha': 0.01}], [0.53396936624194657, 0.1062678598728924, {'normalize': False, 'selection': 'cyclic', 'fit_intercept': True, 'l1_ratio': 0.5, 'max_iter': 1000, 'tol': 0.001, 'alpha': 0.01}], [0.56767332631585465, 0.047710184384081852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0.88013933483807505, 0.9061743202443413, 0.9111073865603414, 0.860129753356209, 0.84783245478833313, 0.93729389171551214, 0.89917125275644205, 0.87203037065866285, 0.90398892787969509, 0.90226854234118825]</text:p>
          </table:table-cell>
          <table:table-cell office:value-type="string" calcext:value-type="string">
            <text:p>[0.0065484926918260022, 0.02781667488721451, 0.13121124358241099, 0.28405936988026081, 0.071607202045522511, -0.12943746816613744, 0.11191868546650952, 0.083772045551660401, 0.05148410033719486, 0.22596377299526582]</text:p>
          </table:table-cell>
          <table:table-cell office:value-type="string" calcext:value-type="string">
            <text:p>0.892013623514</text:p>
          </table:table-cell>
          <table:table-cell office:value-type="string" calcext:value-type="string">
            <text:p>0.0864944119272</text:p>
          </table:table-cell>
          <table:table-cell office:value-type="string" calcext:value-type="string">
            <text:p>[0.18235964853179162, 0.078183384236228504, 0.11617223274654742, 0.15130947318935217, 0.16224262448838439, 0.073735331754514508, 0.092609661591808057, 0.12093298418111796, 0.11302074395323242, 0.074666873228855221]</text:p>
          </table:table-cell>
          <table:table-cell office:value-type="string" calcext:value-type="string">
            <text:p>[1.1354475957533265, 0.88855212345586754, 1.1714214290578513, 1.0609815478235267, 0.70235119198603224, 1.3296316595569453, 1.1925085594710081, 0.73380329430258817, 1.3071545034257575, 1.0681521546442079]</text:p>
          </table:table-cell>
          <table:table-cell office:value-type="string" calcext:value-type="string">
            <text:p>0.11652329579</text:p>
          </table:table-cell>
          <table:table-cell office:value-type="string" calcext:value-type="string">
            <text:p>1.05900040595</text:p>
          </table:table-cell>
          <table:table-cell office:value-type="string" calcext:value-type="string">
            <text:p>[0.24729602277224128, 0.20709652653740632, 0.23128785552693479, 0.23120876343216176, 0.23432520094905851, 0.1959659873571061, 0.2213543913394084, 0.19285072541938761, 0.23165106335846994, 0.20299109699440224]</text:p>
          </table:table-cell>
          <table:table-cell office:value-type="string" calcext:value-type="string">
            <text:p>[0.87512424163835456, 0.74822294502714604, 0.88911733524296632, 0.86154742001341, 0.67698160923051354, 0.94537122648318272, 0.87188657687871451, 0.70163893498491381, 0.98802981107584464, 0.90403515718278504]</text:p>
          </table:table-cell>
          <table:table-cell office:value-type="string" calcext:value-type="string">
            <text:p>0.219602763369</text:p>
          </table:table-cell>
          <table:table-cell office:value-type="string" calcext:value-type="string">
            <text:p>0.846195525776</text:p>
          </table:table-cell>
          <table:table-cell office:value-type="string" calcext:value-type="string">
            <text:p>[[0.53713289907826167, 0.035254131681923102, {'normalize': False, 'selection': 'cyclic', 'fit_intercept': True, 'l1_ratio': 0, 'max_iter': 1000, 'tol': 0.0001, 'alpha': 0.01}], [0.5628158124762882, 0.059963431505292472, {'normalize': False, 'selection': 'random', 'fit_intercept': True, 'l1_ratio': 0, 'max_iter': 1000, 'tol': 0.001, 'alpha': 0.01}], [0.43811521855596736, 0.095900000242183092, {'normalize': False, 'selection': 'cyclic', 'fit_intercept': True, 'l1_ratio': 0.25, 'max_iter': 1000, 'tol': 0.001, 'alpha': 0.01}], [0.46784587173320102, 0.093372853859711627, {'normalize': False, 'selection': 'random', 'fit_intercept': True, 'l1_ratio': 0.75, 'max_iter': 1000, 'tol': 0.001, 'alpha': 0.01}], [0.47845932903352273, 0.10573237993036613, {'normalize': False, 'selection': 'random', 'fit_intercept': True, 'l1_ratio': 0.5, 'max_iter': 1000, 'tol': 0.0001, 'alpha': 0.01}], [0.54959247153484103, 0.03899965501202881, {'normalize': False, 'selection': 'random', 'fit_intercept': True, 'l1_ratio': 0.75, 'max_iter': 1000, 'tol': 0.0001, 'alpha': 0.01}], [0.53114050424691717, 0.062962983364016484, {'normalize': False, 'selection': 'random', 'fit_intercept': True, 'l1_ratio': 0.75, 'max_iter': 1000, 'tol': 0.001, 'alpha': 0.01}], [0.42567327974722707, 0.053034051141963398, {'normalize': False, 'selection': 'cyclic', 'fit_intercept': True, 'l1_ratio': 0.5, 'max_iter': 1000, 'tol': 0.001, 'alpha': 0.01}], [0.51449878579445307, 0.017055907300115539, {'normalize': False, 'selection': 'cyclic', 'fit_intercept': True, 'l1_ratio': 0.75, 'max_iter': 1000, 'tol': 0.001, 'alpha': 0.01}], [0.51051702555225986, 0.066574086033784341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0.86819776631283485, 0.86638430206370365, 0.90852945201301583, 0.89034060779966884, 0.88255813844618503, 0.83936196600982083, 0.83519872964269659, 0.84836992051157356, 0.89248778563776288, 0.91599381199998509]</text:p>
          </table:table-cell>
          <table:table-cell office:value-type="string" calcext:value-type="string">
            <text:p>[-0.026046557111306878, 0.10104107473856638, 0.18255311943711128, 0.30386488044559279, 0.14907528023610706, -0.12851842741347341, 0.048576462724667424, 0.10313751520091508, 0.011285933438553442, 0.19183323447049538]</text:p>
          </table:table-cell>
          <table:table-cell office:value-type="string" calcext:value-type="string">
            <text:p>0.874742248044</text:p>
          </table:table-cell>
          <table:table-cell office:value-type="string" calcext:value-type="string">
            <text:p>0.0936802516167</text:p>
          </table:table-cell>
          <table:table-cell office:value-type="string" calcext:value-type="string">
            <text:p>[0.20052791279295856, 0.11133974706018863, 0.11954129121663688, 0.11862783731520088, 0.12521773822918672, 0.18889226349243807, 0.15136744524677273, 0.14329242101064862, 0.12655947051662655, 0.064180761651322235]</text:p>
          </table:table-cell>
          <table:table-cell office:value-type="string" calcext:value-type="string">
            <text:p>[1.1727015237610541, 0.82162678715764204, 1.1021951952467457, 1.0316309559294379, 0.6437447517186099, 1.3285497176915413, 1.2775639947779034, 0.71829356732324057, 1.3625517981993074, 1.1152515112279118]</text:p>
          </table:table-cell>
          <table:table-cell office:value-type="string" calcext:value-type="string">
            <text:p>0.134954688853</text:p>
          </table:table-cell>
          <table:table-cell office:value-type="string" calcext:value-type="string">
            <text:p>1.0574109803</text:p>
          </table:table-cell>
          <table:table-cell office:value-type="string" calcext:value-type="string">
            <text:p>[0.28466389976396372, 0.23074758640438398, 0.23612508101461813, 0.20327175348993368, 0.22619923268967221, 0.2814715566608364, 0.23734788761928316, 0.23130657111493269, 0.24876609095348132, 0.18742176762562104]</text:p>
          </table:table-cell>
          <table:table-cell office:value-type="string" calcext:value-type="string">
            <text:p>[0.88222642705756538, 0.71383456568765979, 0.86146100034052919, 0.85608540981415848, 0.64531008832448489, 0.94727241133753759, 0.89355100724131054, 0.69537545286993963, 1.0173901087799362, 0.9040670554149236]</text:p>
          </table:table-cell>
          <table:table-cell office:value-type="string" calcext:value-type="string">
            <text:p>0.236732142734</text:p>
          </table:table-cell>
          <table:table-cell office:value-type="string" calcext:value-type="string">
            <text:p>0.841657352687</text:p>
          </table:table-cell>
          <table:table-cell office:value-type="string" calcext:value-type="string">
            <text:p>[[0.54024561434107132, 0.042361849738802186, {'normalize': False, 'selection': 'cyclic', 'fit_intercept': True, 'l1_ratio': 0.5, 'max_iter': 1000, 'tol': 0.001, 'alpha': 0.01}], [0.58161940268399015, 0.034951133814396601, {'normalize': False, 'selection': 'cyclic', 'fit_intercept': True, 'l1_ratio': 0, 'max_iter': 1000, 'tol': 0.0001, 'alpha': 0.01}], [0.46959877980393933, 0.082071003583155389, {'normalize': False, 'selection': 'cyclic', 'fit_intercept': True, 'l1_ratio': 0, 'max_iter': 1000, 'tol': 0.0001, 'alpha': 0.01}], [0.49763177163674821, 0.079623695632830255, {'normalize': False, 'selection': 'random', 'fit_intercept': True, 'l1_ratio': 0, 'max_iter': 1000, 'tol': 0.001, 'alpha': 0.01}], [0.43414712497780567, 0.14408251947302722, {'normalize': False, 'selection': 'cyclic', 'fit_intercept': True, 'l1_ratio': 0.5, 'max_iter': 1000, 'tol': 0.001, 'alpha': 0.01}], [0.54430020536072032, 0.035008214349416186, {'normalize': False, 'selection': 'cyclic', 'fit_intercept': True, 'l1_ratio': 0, 'max_iter': 1000, 'tol': 0.0001, 'alpha': 0.1}], [0.56529797449726882, 0.085928836348326168, {'normalize': False, 'selection': 'random', 'fit_intercept': True, 'l1_ratio': 1, 'max_iter': 1000, 'tol': 0.001, 'alpha': 0.01}], [0.44171699694152744, 0.059913251198194926, {'normalize': False, 'selection': 'random', 'fit_intercept': True, 'l1_ratio': 0.75, 'max_iter': 1000, 'tol': 0.0001, 'alpha': 0.01}], [0.54464118353884872, 0.046004413008901325, {'normalize': False, 'selection': 'cyclic', 'fit_intercept': True, 'l1_ratio': 1, 'max_iter': 1000, 'tol': 0.001, 'alpha': 0.01}], [0.53255349257359963, 0.065798008881394379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0.93323032596005495, 0.90159765277009163, 0.87463752568190378, 0.91418053903509122, 0.87209661571153474, 0.91872602000723214, 0.92406473213836171, 0.91191730718947639, 0.9148946836227807, 0.89986117583156489]</text:p>
          </table:table-cell>
          <table:table-cell office:value-type="string" calcext:value-type="string">
            <text:p>[0.24416800721098508, 0.096495782080645465, 0.1682465311172695, 0.34656706791512049, 0.11946365938826586, -0.093178780696098418, 0.18824818375855634, 0.19817601710173505, 0.08531466606074356, 0.24422428572082722]</text:p>
          </table:table-cell>
          <table:table-cell office:value-type="string" calcext:value-type="string">
            <text:p>0.906520657795</text:p>
          </table:table-cell>
          <table:table-cell office:value-type="string" calcext:value-type="string">
            <text:p>0.159772541966</text:p>
          </table:table-cell>
          <table:table-cell office:value-type="string" calcext:value-type="string">
            <text:p>[0.1015854056379335, 0.081997045406523791, 0.1638340687784022, 0.092838167798933766, 0.13637192292904235, 0.0955690608415415, 0.06974538166741856, 0.083239304131081437, 0.10018288473308627, 0.076506102217099289]</text:p>
          </table:table-cell>
          <table:table-cell office:value-type="string" calcext:value-type="string">
            <text:p>[0.86386463022347793, 0.82578107507700693, 1.1214853207355659, 0.96834884697957635, 0.6661466458790809, 1.2869460747831163, 1.0900139133572022, 0.64217761229063663, 1.2605324316663926, 1.0429530679190371]</text:p>
          </table:table-cell>
          <table:table-cell office:value-type="string" calcext:value-type="string">
            <text:p>0.100186934414</text:p>
          </table:table-cell>
          <table:table-cell office:value-type="string" calcext:value-type="string">
            <text:p>0.976824961891</text:p>
          </table:table-cell>
          <table:table-cell office:value-type="string" calcext:value-type="string">
            <text:p>[0.18873791720952435, 0.19487520944015602, 0.26409746331768313, 0.20513766942687109, 0.24120373849227983, 0.21251275165002181, 0.1787400856874298, 0.18815426571213675, 0.21872365314815867, 0.18970372462739915]</text:p>
          </table:table-cell>
          <table:table-cell office:value-type="string" calcext:value-type="string">
            <text:p>[0.75299719989617209, 0.71788362622565016, 0.86588775990362221, 0.83530543728466278, 0.67094573681808889, 0.93692206295155811, 0.823281657448654, 0.64953274072320599, 0.96923144645965464, 0.87815102507868215]</text:p>
          </table:table-cell>
          <table:table-cell office:value-type="string" calcext:value-type="string">
            <text:p>0.208188647871</text:p>
          </table:table-cell>
          <table:table-cell office:value-type="string" calcext:value-type="string">
            <text:p>0.810013869279</text:p>
          </table:table-cell>
          <table:table-cell office:value-type="string" calcext:value-type="string">
            <text:p>[[0.51118906590061142, 0.078193748338087551, {'normalize': False, 'selection': 'random', 'fit_intercept': True, 'l1_ratio': 0, 'max_iter': 1000, 'tol': 0.001, 'alpha': 0.001}], [0.58077832181473177, 0.013076551784381297, {'normalize': False, 'selection': 'cyclic', 'fit_intercept': True, 'l1_ratio': 0, 'max_iter': 1000, 'tol': 0.0001, 'alpha': 0.01}], [0.51242902240017796, 0.094037254519131364, {'normalize': False, 'selection': 'cyclic', 'fit_intercept': True, 'l1_ratio': 0, 'max_iter': 1000, 'tol': 0.0001, 'alpha': 0.01}], [0.51071685392271182, 0.074384118072426425, {'normalize': False, 'selection': 'random', 'fit_intercept': True, 'l1_ratio': 0, 'max_iter': 1000, 'tol': 0.0001, 'alpha': 0.01}], [0.42622650983788674, 0.15807326316187509, {'normalize': False, 'selection': 'cyclic', 'fit_intercept': True, 'l1_ratio': 1, 'max_iter': 1000, 'tol': 0.001, 'alpha': 0.01}], [0.58715680621495925, 0.014805095038514297, {'normalize': False, 'selection': 'cyclic', 'fit_intercept': True, 'l1_ratio': 0.75, 'max_iter': 1000, 'tol': 0.001, 'alpha': 0.01}], [0.54124590308881293, 0.075323707497465101, {'normalize': False, 'selection': 'cyclic', 'fit_intercept': True, 'l1_ratio': 0.5, 'max_iter': 1000, 'tol': 0.001, 'alpha': 0.01}], [0.45640893258759763, 0.055876785544117957, {'normalize': False, 'selection': 'random', 'fit_intercept': True, 'l1_ratio': 1, 'max_iter': 1000, 'tol': 0.001, 'alpha': 0.01}], [0.52820765467341513, 0.079395028587640581, {'normalize': False, 'selection': 'random', 'fit_intercept': True, 'l1_ratio': 0.75, 'max_iter': 1000, 'tol': 0.001, 'alpha': 0.01}], [0.56486516255429786, 0.054160981714438047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0.88030306357912669, 0.91950829817196389, 0.91484514766718728, 0.87980006270890243, 0.78828441958476803, 0.92703833539059199, 0.89454767420937742, 0.89213030660384496, 0.90880321142425036, 0.9035982598843173]</text:p>
          </table:table-cell>
          <table:table-cell office:value-type="string" calcext:value-type="string">
            <text:p>[0.021544025494230956, 0.055682207461963729, 0.17155000562467926, 0.30200819486040786, 0.11106711120707935, -0.11822238242731409, 0.14257598175679143, 0.1162927323028099, 0.081310523271378887, 0.18412308637672659]</text:p>
          </table:table-cell>
          <table:table-cell office:value-type="string" calcext:value-type="string">
            <text:p>0.890885877922</text:p>
          </table:table-cell>
          <table:table-cell office:value-type="string" calcext:value-type="string">
            <text:p>0.106793148593</text:p>
          </table:table-cell>
          <table:table-cell office:value-type="string" calcext:value-type="string">
            <text:p>[0.18211054666311433, 0.067072401374952392, 0.11128741682705308, 0.13003043624586694, 0.22573336097305488, 0.085794712708509371, 0.096856347743253399, 0.10193828013914097, 0.10735354437102536, 0.073650968487419588]</text:p>
          </table:table-cell>
          <table:table-cell office:value-type="string" calcext:value-type="string">
            <text:p>[1.1183087202850455, 0.86308369841612553, 1.1170311184916477, 1.0343824538373882, 0.67249883391481102, 1.3164286859676262, 1.1513421846829015, 0.70775760670364951, 1.2660505608631076, 1.1258913379074125]</text:p>
          </table:table-cell>
          <table:table-cell office:value-type="string" calcext:value-type="string">
            <text:p>0.118182801553</text:p>
          </table:table-cell>
          <table:table-cell office:value-type="string" calcext:value-type="string">
            <text:p>1.03727752011</text:p>
          </table:table-cell>
          <table:table-cell office:value-type="string" calcext:value-type="string">
            <text:p>[0.24362720642583693, 0.18771167665150859, 0.23200842806856381, 0.22592129537694342, 0.28521440547368287, 0.1993553282985753, 0.22305846232509441, 0.19345958473680058, 0.22387196869400119, 0.21112715015389569]</text:p>
          </table:table-cell>
          <table:table-cell office:value-type="string" calcext:value-type="string">
            <text:p>[0.87046514779908757, 0.74303978976644969, 0.87187546510195058, 0.84578280954993212, 0.68773593957667911, 0.93802478453089222, 0.85538440923891879, 0.68513562870672606, 0.97746196050894918, 0.90883480730279631]</text:p>
          </table:table-cell>
          <table:table-cell office:value-type="string" calcext:value-type="string">
            <text:p>0.22253555062</text:p>
          </table:table-cell>
          <table:table-cell office:value-type="string" calcext:value-type="string">
            <text:p>0.838374074208</text:p>
          </table:table-cell>
          <table:table-cell office:value-type="string" calcext:value-type="string">
            <text:p>[[0.54417315752709861, 0.036934747964645916, {'normalize': False, 'selection': 'cyclic', 'fit_intercept': True, 'l1_ratio': 0, 'max_iter': 1000, 'tol': 0.0001, 'alpha': 0.01}], [0.57184967610462811, 0.056912501627076215, {'normalize': False, 'selection': 'random', 'fit_intercept': True, 'l1_ratio': 0, 'max_iter': 1000, 'tol': 0.001, 'alpha': 0.01}], [0.44514276929888302, 0.10384914828181956, {'normalize': False, 'selection': 'random', 'fit_intercept': True, 'l1_ratio': 0.5, 'max_iter': 1000, 'tol': 0.0001, 'alpha': 0.01}], [0.47410956947152816, 0.083662994836035481, {'normalize': False, 'selection': 'cyclic', 'fit_intercept': True, 'l1_ratio': 0.75, 'max_iter': 1000, 'tol': 0.001, 'alpha': 0.01}], [0.47913144521920609, 0.11954745539361515, {'normalize': True, 'selection': 'random', 'fit_intercept': True, 'l1_ratio': 0.75, 'max_iter': 1000, 'tol': 0.001, 'alpha': 0.01}], [0.56955070991717849, 0.03628172204697197, {'normalize': False, 'selection': 'random', 'fit_intercept': True, 'l1_ratio': 0.5, 'max_iter': 1000, 'tol': 0.001, 'alpha': 0.01}], [0.5209175583550324, 0.060073688456062188, {'normalize': False, 'selection': 'random', 'fit_intercept': True, 'l1_ratio': 0.75, 'max_iter': 1000, 'tol': 0.001, 'alpha': 0.01}], [0.44192975616780411, 0.060268603765653808, {'normalize': False, 'selection': 'random', 'fit_intercept': True, 'l1_ratio': 0.75, 'max_iter': 1000, 'tol': 0.001, 'alpha': 0.01}], [0.50379079519054037, 0.010386286530585239, {'normalize': False, 'selection': 'random', 'fit_intercept': True, 'l1_ratio': 0.75, 'max_iter': 1000, 'tol': 0.0001, 'alpha': 0.01}], [0.56650339947699013, 0.090855105367322511, {'normalize': True, 'selection': 'cyclic', 'fit_intercept': True, 'l1_ratio': 0.5, 'max_iter': 1000, 'tol': 0.0001, 'alpha': 0.0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0.86931660121538978, 0.8740393236090408, 0.91266293576953628, 0.90790441949610401, 0.86237698490323456, 0.91142834455566368, 0.8512618249065983, 0.85709954904813668, 0.8967950197636626, 0.91581436088499601]</text:p>
          </table:table-cell>
          <table:table-cell office:value-type="string" calcext:value-type="string">
            <text:p>[0.00036187918723284973, 0.12531876718556678, 0.22118949913416908, 0.32893139635937951, 0.19214939462204472, -0.10320891706414814, 0.098754607907919678, 0.10535739867306071, 0.041881335762506633, 0.18431801184102681]</text:p>
          </table:table-cell>
          <table:table-cell office:value-type="string" calcext:value-type="string">
            <text:p>0.885869936415</text:p>
          </table:table-cell>
          <table:table-cell office:value-type="string" calcext:value-type="string">
            <text:p>0.119505337361</text:p>
          </table:table-cell>
          <table:table-cell office:value-type="string" calcext:value-type="string">
            <text:p>[0.19882568346426779, 0.10496094445119818, 0.11413931214958502, 0.099627577011430588, 0.14673509471579385, 0.1041503065156778, 0.13661373802363788, 0.13504280713622432, 0.12148915107805236, 0.064317862375844775]</text:p>
          </table:table-cell>
          <table:table-cell office:value-type="string" calcext:value-type="string">
            <text:p>[1.14251847478262, 0.79943756150528067, 1.0501002725350677, 0.99448386616543816, 0.61115816159278968, 1.2987540652567162, 1.2101851786152864, 0.71651567155295803, 1.3203881212951083, 1.1256223452589766]</text:p>
          </table:table-cell>
          <table:table-cell office:value-type="string" calcext:value-type="string">
            <text:p>0.122590247692</text:p>
          </table:table-cell>
          <table:table-cell office:value-type="string" calcext:value-type="string">
            <text:p>1.02691637186</text:p>
          </table:table-cell>
          <table:table-cell office:value-type="string" calcext:value-type="string">
            <text:p>[0.28243437864289828, 0.22269458896008784, 0.23551896401921316, 0.19970831381405216, 0.25301925787044205, 0.21015760087384069, 0.22546814384043903, 0.23168775770277072, 0.24775220894215233, 0.19266437718332971]</text:p>
          </table:table-cell>
          <table:table-cell office:value-type="string" calcext:value-type="string">
            <text:p>[0.87655502794297269, 0.71167143505142894, 0.8475833684364793, 0.83541571567197981, 0.64126562183711988, 0.92397765162809742, 0.890050447042258, 0.68813328277637675, 1.0066162751722336, 0.9188486698683257]</text:p>
          </table:table-cell>
          <table:table-cell office:value-type="string" calcext:value-type="string">
            <text:p>0.230110559185</text:p>
          </table:table-cell>
          <table:table-cell office:value-type="string" calcext:value-type="string">
            <text:p>0.834011749543</text:p>
          </table:table-cell>
          <table:table-cell office:value-type="string" calcext:value-type="string">
            <text:p>[[0.54182979927820163, 0.043299447763943746, {'normalize': False, 'selection': 'cyclic', 'fit_intercept': True, 'l1_ratio': 0.5, 'max_iter': 1000, 'tol': 0.001, 'alpha': 0.01}], [0.57896249970192692, 0.030523599343206632, {'normalize': False, 'selection': 'random', 'fit_intercept': True, 'l1_ratio': 0, 'max_iter': 1000, 'tol': 0.0001, 'alpha': 0.01}], [0.47194305434452277, 0.093437380215640922, {'normalize': False, 'selection': 'cyclic', 'fit_intercept': True, 'l1_ratio': 0, 'max_iter': 1000, 'tol': 0.0001, 'alpha': 0.01}], [0.49779776363410366, 0.071794005506389105, {'normalize': False, 'selection': 'random', 'fit_intercept': True, 'l1_ratio': 0, 'max_iter': 1000, 'tol': 0.001, 'alpha': 0.01}], [0.4354794307258022, 0.15888073311806908, {'normalize': False, 'selection': 'cyclic', 'fit_intercept': True, 'l1_ratio': 0.5, 'max_iter': 1000, 'tol': 0.001, 'alpha': 0.01}], [0.56575505154205963, 0.023562221642300856, {'normalize': False, 'selection': 'random', 'fit_intercept': True, 'l1_ratio': 0.5, 'max_iter': 1000, 'tol': 0.001, 'alpha': 0.01}], [0.55376377240477115, 0.07638599007213516, {'normalize': True, 'selection': 'random', 'fit_intercept': True, 'l1_ratio': 0.75, 'max_iter': 1000, 'tol': 0.001, 'alpha': 0.01}], [0.45314023961486927, 0.063548359176804625, {'normalize': False, 'selection': 'random', 'fit_intercept': True, 'l1_ratio': 0.75, 'max_iter': 1000, 'tol': 0.001, 'alpha': 0.01}], [0.54599618462530164, 0.034678428690510875, {'normalize': False, 'selection': 'cyclic', 'fit_intercept': True, 'l1_ratio': 1, 'max_iter': 1000, 'tol': 0.001, 'alpha': 0.01}], [0.56684979130346336, 0.090009026567290554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0.84872708538377173, 0.90335916462302568, 0.87255770423131218, 0.92288276474863606, 0.84698757585999274, 0.89598743197530806, 0.93241402730285783, 0.88716059694737737, 0.89033836730511307, 0.89720813678535993]</text:p>
          </table:table-cell>
          <table:table-cell office:value-type="string" calcext:value-type="string">
            <text:p>[0.07476641970876341, 0.12743555845689736, 0.19641747454474179, 0.33852447215710546, 0.16996019640193671, -0.10346947310403687, 0.22630410706802306, 0.22720349589675215, 0.098918815207006072, 0.22780907028982877]</text:p>
          </table:table-cell>
          <table:table-cell office:value-type="string" calcext:value-type="string">
            <text:p>0.889762285516</text:p>
          </table:table-cell>
          <table:table-cell office:value-type="string" calcext:value-type="string">
            <text:p>0.158387013663</text:p>
          </table:table-cell>
          <table:table-cell office:value-type="string" calcext:value-type="string">
            <text:p>[0.23015119684617028, 0.080529206767962713, 0.16655215178080374, 0.083424234386457338, 0.16314344321762267, 0.12230708330908986, 0.062076681808971079, 0.10663472118037642, 0.12908968764323472, 0.078533025122779848]</text:p>
          </table:table-cell>
          <table:table-cell office:value-type="string" calcext:value-type="string">
            <text:p>[1.0574791386632214, 0.79750286531119041, 1.083501349875041, 0.98026749684643832, 0.62794481682476111, 1.2990608051776851, 1.0389127207722073, 0.6189296209347005, 1.2417844857140534, 1.0656056869048698]</text:p>
          </table:table-cell>
          <table:table-cell office:value-type="string" calcext:value-type="string">
            <text:p>0.122244143206</text:p>
          </table:table-cell>
          <table:table-cell office:value-type="string" calcext:value-type="string">
            <text:p>0.981098898702</text:p>
          </table:table-cell>
          <table:table-cell office:value-type="string" calcext:value-type="string">
            <text:p>[0.29406990113329917, 0.1862321218450694, 0.26671325729647627, 0.19091967268364271, 0.26647487493469135, 0.22622250638996433, 0.17887497925384224, 0.20737380793868807, 0.22594648727858591, 0.19648872551443333]</text:p>
          </table:table-cell>
          <table:table-cell office:value-type="string" calcext:value-type="string">
            <text:p>[0.84600519269745555, 0.71360985993398784, 0.85511502541409123, 0.82503047887571734, 0.66032283331435149, 0.93815094240730657, 0.80516778108219089, 0.63399768711505777, 0.96661402964592236, 0.89379754997811356]</text:p>
          </table:table-cell>
          <table:table-cell office:value-type="string" calcext:value-type="string">
            <text:p>0.223931633427</text:p>
          </table:table-cell>
          <table:table-cell office:value-type="string" calcext:value-type="string">
            <text:p>0.813781138046</text:p>
          </table:table-cell>
          <table:table-cell office:value-type="string" calcext:value-type="string">
            <text:p>[[0.50496204196455086, 0.06684449921579369, {'normalize': False, 'selection': 'cyclic', 'fit_intercept': True, 'l1_ratio': 0.75, 'max_iter': 1000, 'tol': 0.0001, 'alpha': 0.01}], [0.55561547950400125, 0.014376667771486534, {'normalize': False, 'selection': 'random', 'fit_intercept': True, 'l1_ratio': 0.25, 'max_iter': 1000, 'tol': 0.001, 'alpha': 0.01}], [0.50741087521856332, 0.10705088875316897, {'normalize': False, 'selection': 'cyclic', 'fit_intercept': True, 'l1_ratio': 0, 'max_iter': 1000, 'tol': 0.0001, 'alpha': 0.01}], [0.52946653075086281, 0.060284794639457316, {'normalize': True, 'selection': 'random', 'fit_intercept': True, 'l1_ratio': 0.75, 'max_iter': 1000, 'tol': 0.0001, 'alpha': 0.001}], [0.40676686706806786, 0.1714181578105497, {'normalize': False, 'selection': 'cyclic', 'fit_intercept': True, 'l1_ratio': 0.75, 'max_iter': 1000, 'tol': 0.001, 'alpha': 0.01}], [0.59519586371729771, 0.018004882109930242, {'normalize': False, 'selection': 'random', 'fit_intercept': True, 'l1_ratio': 0.75, 'max_iter': 1000, 'tol': 0.001, 'alpha': 0.01}], [0.52842959924761002, 0.077257555695533414, {'normalize': False, 'selection': 'random', 'fit_intercept': True, 'l1_ratio': 0, 'max_iter': 1000, 'tol': 0.001, 'alpha': 0.01}], [0.46322119349674035, 0.061220238710374304, {'normalize': False, 'selection': 'random', 'fit_intercept': True, 'l1_ratio': 1, 'max_iter': 1000, 'tol': 0.0001, 'alpha': 0.01}], [0.52810286228336423, 0.079451695342545273, {'normalize': False, 'selection': 'random', 'fit_intercept': True, 'l1_ratio': 0.75, 'max_iter': 1000, 'tol': 0.001, 'alpha': 0.01}], [0.56688502496522641, 0.076068598027178774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0.86058509577294107, 0.92720389317292573, 0.92448544366501739, 0.88641298913118538, 0.7871992609582682, 0.91279378416010926, 0.89087156211281771, 0.90907942964928223, 0.88159851750213525, 0.9156673709645593]</text:p>
          </table:table-cell>
          <table:table-cell office:value-type="string" calcext:value-type="string">
            <text:p>[0.030775915616534699, 0.047170822590516526, 0.18983324722890604, 0.32743937057811012, 0.12931761189812563, -0.17045836248031199, 0.13176289816624298, 0.10483703323007831, -0.0061969603001443829, 0.21942716216420788]</text:p>
          </table:table-cell>
          <table:table-cell office:value-type="string" calcext:value-type="string">
            <text:p>0.889589734709</text:p>
          </table:table-cell>
          <table:table-cell office:value-type="string" calcext:value-type="string">
            <text:p>0.100390873869</text:p>
          </table:table-cell>
          <table:table-cell office:value-type="string" calcext:value-type="string">
            <text:p>[0.21211006046557423, 0.060659789577697444, 0.09868867923716608, 0.12287667454739926, 0.2268903684236557, 0.10254470309076462, 0.10023280045681916, 0.085921135761310163, 0.13937792112462255, 0.064430162734583782]</text:p>
          </table:table-cell>
          <table:table-cell office:value-type="string" calcext:value-type="string">
            <text:p>[1.1077572969226397, 0.87086289901103109, 1.0923791178187259, 0.99669495987377965, 0.65869189686947782, 1.3779235582417186, 1.1658619077363903, 0.71693243014938357, 1.3866450614662458, 1.0771725269467856]</text:p>
          </table:table-cell>
          <table:table-cell office:value-type="string" calcext:value-type="string">
            <text:p>0.121373229542</text:p>
          </table:table-cell>
          <table:table-cell office:value-type="string" calcext:value-type="string">
            <text:p>1.0450921655</text:p>
          </table:table-cell>
          <table:table-cell office:value-type="string" calcext:value-type="string">
            <text:p>[0.25924927229543643, 0.18166826401438385, 0.22269588120879399, 0.2301604062434042, 0.28935776221307752, 0.20633449197121356, 0.2144157573051497, 0.17559199665676165, 0.27310863441552541, 0.20326690017607088]</text:p>
          </table:table-cell>
          <table:table-cell office:value-type="string" calcext:value-type="string">
            <text:p>[0.86812874169898679, 0.74644417907001748, 0.86966524974555293, 0.81541535285556621, 0.68081253997591684, 0.96407324797165594, 0.8612113241217606, 0.67854918924481444, 1.0134856053587162, 0.88323104465849245]</text:p>
          </table:table-cell>
          <table:table-cell office:value-type="string" calcext:value-type="string">
            <text:p>0.22558493665</text:p>
          </table:table-cell>
          <table:table-cell office:value-type="string" calcext:value-type="string">
            <text:p>0.83810164747</text:p>
          </table:table-cell>
          <table:table-cell office:value-type="string" calcext:value-type="string">
            <text:p>[[0.52697125524074684, 0.055050135641837972, {'normalize': False, 'selection': 'random', 'fit_intercept': True, 'l1_ratio': 0.75, 'max_iter': 1000, 'tol': 0.001, 'alpha': 0.01}], [0.58179195189749155, 0.05999698845044555, {'normalize': False, 'selection': 'random', 'fit_intercept': True, 'l1_ratio': 0, 'max_iter': 1000, 'tol': 0.001, 'alpha': 0.01}], [0.43888557998930067, 0.11216048760483634, {'normalize': False, 'selection': 'cyclic', 'fit_intercept': True, 'l1_ratio': 0.5, 'max_iter': 1000, 'tol': 0.001, 'alpha': 0.01}], [0.4573674351230394, 0.062880512675609929, {'normalize': False, 'selection': 'cyclic', 'fit_intercept': True, 'l1_ratio': 0.75, 'max_iter': 1000, 'tol': 0.001, 'alpha': 0.01}], [0.4837958131768107, 0.1299075426532281, {'normalize': True, 'selection': 'random', 'fit_intercept': True, 'l1_ratio': 0.75, 'max_iter': 1000, 'tol': 0.001, 'alpha': 0.01}], [0.58763386751317725, 0.039365466399593228, {'normalize': False, 'selection': 'cyclic', 'fit_intercept': True, 'l1_ratio': 0.5, 'max_iter': 1000, 'tol': 0.0001, 'alpha': 0.01}], [0.52678251856626901, 0.06165645999204547, {'normalize': False, 'selection': 'random', 'fit_intercept': True, 'l1_ratio': 0.75, 'max_iter': 1000, 'tol': 0.001, 'alpha': 0.01}], [0.44988567185708167, 0.06120094507193715, {'normalize': False, 'selection': 'random', 'fit_intercept': True, 'l1_ratio': 0.75, 'max_iter': 1000, 'tol': 0.001, 'alpha': 0.01}], [0.48297644313627019, 0.0097191585776450363, {'normalize': False, 'selection': 'cyclic', 'fit_intercept': True, 'l1_ratio': 0, 'max_iter': 1000, 'tol': 0.0001, 'alpha': 0.1}], [0.56529094860554141, 0.095569061261173455, {'normalize': True, 'selection': 'random', 'fit_intercept': True, 'l1_ratio': 0.25, 'max_iter': 1000, 'tol': 0.001, 'alpha': 0.0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88211876912046516, 0.88344599088158271, 0.89542143381097594, 0.91063020262201688, 0.84576184260324094, 0.90507961596800324, 0.84957325021896224, 0.86106372395830144, 0.89900333197182292, 0.92137337250487716]</text:p>
          </table:table-cell>
          <table:table-cell office:value-type="string" calcext:value-type="string">
            <text:p>[0.023988287086744498, 0.11080575379719859, 0.21876063458071704, 0.36321125449976654, 0.20375098926279755, -0.13849185059443525, 0.11302104926658407, 0.09753645962905233, 0.078107850783461941, 0.22511517987299912]</text:p>
          </table:table-cell>
          <table:table-cell office:value-type="string" calcext:value-type="string">
            <text:p>0.885347153366</text:p>
          </table:table-cell>
          <table:table-cell office:value-type="string" calcext:value-type="string">
            <text:p>0.129580560818</text:p>
          </table:table-cell>
          <table:table-cell office:value-type="string" calcext:value-type="string">
            <text:p>[0.17934807722488455, 0.097122524482733799, 0.13667193551305015, 0.096678866912558323, 0.16445033280581622, 0.11161569739126363, 0.13816466803784033, 0.131296609666015, 0.11888960622207423, 0.060070775247067311]</text:p>
          </table:table-cell>
          <table:table-cell office:value-type="string" calcext:value-type="string">
            <text:p>[1.1155150953036594, 0.81270210588787639, 1.0533752044044957, 0.94368314971095246, 0.60238127982159873, 1.3402909424953346, 1.1910283140861242, 0.72277943026842806, 1.270464179830451, 1.0693231935960579]</text:p>
          </table:table-cell>
          <table:table-cell office:value-type="string" calcext:value-type="string">
            <text:p>0.12343090935</text:p>
          </table:table-cell>
          <table:table-cell office:value-type="string" calcext:value-type="string">
            <text:p>1.01215428954</text:p>
          </table:table-cell>
          <table:table-cell office:value-type="string" calcext:value-type="string">
            <text:p>[0.26552095712302398, 0.2172500690152239, 0.24765121183096298, 0.201013399184132, 0.26343973006338184, 0.21535760814367977, 0.22366901805640302, 0.22903786632792292, 0.23786316370076235, 0.18750579278302948]</text:p>
          </table:table-cell>
          <table:table-cell office:value-type="string" calcext:value-type="string">
            <text:p>[0.8682175169028109, 0.71414393471938598, 0.85161722177991983, 0.80068910622167022, 0.64331473888409374, 0.94364074571289647, 0.87816999886898195, 0.67109777896248912, 0.97895936002387574, 0.88253393893156684]</text:p>
          </table:table-cell>
          <table:table-cell office:value-type="string" calcext:value-type="string">
            <text:p>0.228830881623</text:p>
          </table:table-cell>
          <table:table-cell office:value-type="string" calcext:value-type="string">
            <text:p>0.823238434101</text:p>
          </table:table-cell>
          <table:table-cell office:value-type="string" calcext:value-type="string">
            <text:p>[[0.52093905084691949, 0.061745372533114455, {'normalize': False, 'selection': 'cyclic', 'fit_intercept': True, 'l1_ratio': 0.5, 'max_iter': 1000, 'tol': 0.001, 'alpha': 0.01}], [0.58382796801569536, 0.031667335327345385, {'normalize': False, 'selection': 'random', 'fit_intercept': True, 'l1_ratio': 0, 'max_iter': 1000, 'tol': 0.0001, 'alpha': 0.01}], [0.46963281029338838, 0.09148505737468457, {'normalize': False, 'selection': 'random', 'fit_intercept': True, 'l1_ratio': 0.5, 'max_iter': 1000, 'tol': 0.001, 'alpha': 0.01}], [0.4786883215585796, 0.05793838316450909, {'normalize': False, 'selection': 'random', 'fit_intercept': True, 'l1_ratio': 0, 'max_iter': 1000, 'tol': 0.0001, 'alpha': 0.01}], [0.44746519763292353, 0.16068461002011625, {'normalize': False, 'selection': 'random', 'fit_intercept': True, 'l1_ratio': 0.75, 'max_iter': 1000, 'tol': 0.001, 'alpha': 0.01}], [0.59361411025393773, 0.024111495342327777, {'normalize': False, 'selection': 'random', 'fit_intercept': True, 'l1_ratio': 0.75, 'max_iter': 1000, 'tol': 0.001, 'alpha': 0.01}], [0.55509809788840447, 0.082897685593705375, {'normalize': True, 'selection': 'random', 'fit_intercept': True, 'l1_ratio': 0.75, 'max_iter': 1000, 'tol': 0.001, 'alpha': 0.01}], [0.4575551146644159, 0.063792540936696715, {'normalize': False, 'selection': 'random', 'fit_intercept': True, 'l1_ratio': 0.75, 'max_iter': 1000, 'tol': 0.0001, 'alpha': 0.01}], [0.5313456529636309, 0.034474635353648267, {'normalize': False, 'selection': 'cyclic', 'fit_intercept': True, 'l1_ratio': 0.5, 'max_iter': 1000, 'tol': 0.001, 'alpha': 0.01}], [0.55639029572719811, 0.10021156465713317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87722004842574663, 0.90965474249161704, 0.85038384361347641, 0.93178952211750532, 0.84144090184672005, 0.87747833276258769, 0.89068436282048224, 0.86094071107184489, 0.86801996472481346, 0.89918733979872645]</text:p>
          </table:table-cell>
          <table:table-cell office:value-type="string" calcext:value-type="string">
            <text:p>[0.12421629163204262, 0.10534904466729678, 0.21775761839191377, 0.33670817428110644, 0.17299007291918345, -0.1514588086966373, 0.19238212573659486, 0.22131562826869589, 0.10407033030832336, 0.25482852509127762]</text:p>
          </table:table-cell>
          <table:table-cell office:value-type="string" calcext:value-type="string">
            <text:p>0.880679976967</text:p>
          </table:table-cell>
          <table:table-cell office:value-type="string" calcext:value-type="string">
            <text:p>0.15781590026</text:p>
          </table:table-cell>
          <table:table-cell office:value-type="string" calcext:value-type="string">
            <text:p>[0.18680113935279327, 0.075283206048639459, 0.19553079012777205, 0.073789041787268417, 0.16905736492703252, 0.14407170255057414, 0.10040474014254726, 0.13141285846292491, 0.15536209985328167, 0.077020913219065831]</text:p>
          </table:table-cell>
          <table:table-cell office:value-type="string" calcext:value-type="string">
            <text:p>[1.0009612937834713, 0.81768940649179556, 1.0547276098639091, 0.98295914256497186, 0.62565264330925408, 1.3555563099962296, 1.0844628887916679, 0.62364519050547029, 1.2346851569979542, 1.0283194619756291]</text:p>
          </table:table-cell>
          <table:table-cell office:value-type="string" calcext:value-type="string">
            <text:p>0.130873385647</text:p>
          </table:table-cell>
          <table:table-cell office:value-type="string" calcext:value-type="string">
            <text:p>0.980865910428</text:p>
          </table:table-cell>
          <table:table-cell office:value-type="string" calcext:value-type="string">
            <text:p>[0.26554218473332941, 0.18307014750069839, 0.28299582011018931, 0.17717299036130721, 0.27282223521960364, 0.24011598391317135, 0.20266394175592026, 0.22838214819021271, 0.24240932754081732, 0.2059209381796924]</text:p>
          </table:table-cell>
          <table:table-cell office:value-type="string" calcext:value-type="string">
            <text:p>[0.81796774446373133, 0.72810566957268197, 0.8510125846616825, 0.80213998868673941, 0.66454178289012134, 0.95445936747854276, 0.81359575014686802, 0.63577240041782312, 0.9551539698173328, 0.87037854871486997]</text:p>
          </table:table-cell>
          <table:table-cell office:value-type="string" calcext:value-type="string">
            <text:p>0.23010957175</text:p>
          </table:table-cell>
          <table:table-cell office:value-type="string" calcext:value-type="string">
            <text:p>0.809312780685</text:p>
          </table:table-cell>
          <table:table-cell office:value-type="string" calcext:value-type="string">
            <text:p>[[0.4900934749840119, 0.096681932200197801, {'normalize': False, 'selection': 'cyclic', 'fit_intercept': True, 'l1_ratio': 0, 'max_iter': 1000, 'tol': 0.0001, 'alpha': 0.01}], [0.55868347402260354, 0.012305485084478518, {'normalize': False, 'selection': 'cyclic', 'fit_intercept': True, 'l1_ratio': 0.25, 'max_iter': 1000, 'tol': 0.0001, 'alpha': 0.01}], [0.49391798022774769, 0.102669220088841, {'normalize': False, 'selection': 'cyclic', 'fit_intercept': True, 'l1_ratio': 0.25, 'max_iter': 1000, 'tol': 0.001, 'alpha': 0.01}], [0.53192698860780097, 0.056795490617630659, {'normalize': False, 'selection': 'cyclic', 'fit_intercept': True, 'l1_ratio': 0, 'max_iter': 1000, 'tol': 0.0001, 'alpha': 0.001}], [0.41366528745351239, 0.1625787121039737, {'normalize': False, 'selection': 'cyclic', 'fit_intercept': True, 'l1_ratio': 0.75, 'max_iter': 1000, 'tol': 0.001, 'alpha': 0.01}], [0.60574970576369114, 0.017338072907778664, {'normalize': False, 'selection': 'random', 'fit_intercept': True, 'l1_ratio': 0.75, 'max_iter': 1000, 'tol': 0.001, 'alpha': 0.01}], [0.52796056191926777, 0.069097166045892236, {'normalize': False, 'selection': 'random', 'fit_intercept': True, 'l1_ratio': 0.75, 'max_iter': 1000, 'tol': 0.001, 'alpha': 0.01}], [0.46208175837700194, 0.05155284270410148, {'normalize': False, 'selection': 'cyclic', 'fit_intercept': True, 'l1_ratio': 1, 'max_iter': 1000, 'tol': 0.001, 'alpha': 0.01}], [0.51765182435320167, 0.075911337868904749, {'normalize': False, 'selection': 'random', 'fit_intercept': True, 'l1_ratio': 0.75, 'max_iter': 1000, 'tol': 0.001, 'alpha': 0.01}], [0.5483961759493553, 0.08868576631758901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0.86913269807404547, 0.93287617185401694, 0.93207072829454185, 0.89401003227178677, 0.74306497836138652, 0.90063913207122326, 0.88967334934843634, 0.91263717038927772, 0.90913194978791911, 0.93035246231641722]</text:p>
          </table:table-cell>
          <table:table-cell office:value-type="string" calcext:value-type="string">
            <text:p>[0.019799783282845929, 0.040841656316379704, 0.16536845992302074, 0.34341054505590307, 0.11604859620792107, -0.22071902126813825, 0.13428908486320146, 0.10825926792408613, 0.081687666145292437, 0.20926350724102016]</text:p>
          </table:table-cell>
          <table:table-cell office:value-type="string" calcext:value-type="string">
            <text:p>0.891358867277</text:p>
          </table:table-cell>
          <table:table-cell office:value-type="string" calcext:value-type="string">
            <text:p>0.0998249545692</text:p>
          </table:table-cell>
          <table:table-cell office:value-type="string" calcext:value-type="string">
            <text:p>[0.19910547927696531, 0.055933173743166552, 0.088775600778424502, 0.11465831057805105, 0.27394680104514418, 0.11683720710119798, 0.10133334054739769, 0.082559023931769907, 0.10696656551944815, 0.053210746994860926]</text:p>
          </table:table-cell>
          <table:table-cell office:value-type="string" calcext:value-type="string">
            <text:p>[1.120302270660438, 0.87664760441310852, 1.1253659352651544, 0.97302662662780326, 0.6687302222496726, 1.4370929811075914, 1.162469764235964, 0.71419157610738748, 1.2655308183830436, 1.0911981365067847]</text:p>
          </table:table-cell>
          <table:table-cell office:value-type="string" calcext:value-type="string">
            <text:p>0.119332624952</text:p>
          </table:table-cell>
          <table:table-cell office:value-type="string" calcext:value-type="string">
            <text:p>1.04345559356</text:p>
          </table:table-cell>
          <table:table-cell office:value-type="string" calcext:value-type="string">
            <text:p>[0.26351950824952985, 0.17677091958075861, 0.19898837977363837, 0.22647341459487316, 0.31965122009086955, 0.22898523090545045, 0.20443888977473215, 0.17629576228993482, 0.2221817621524674, 0.16871225725157549]</text:p>
          </table:table-cell>
          <table:table-cell office:value-type="string" calcext:value-type="string">
            <text:p>[0.87550449945351616, 0.7487676630237371, 0.88346500030239106, 0.80778520949717214, 0.68268426524229175, 0.98833700152294635, 0.85237877665610517, 0.6742339356721111, 0.9505614006503208, 0.83804719171245001]</text:p>
          </table:table-cell>
          <table:table-cell office:value-type="string" calcext:value-type="string">
            <text:p>0.218601734466</text:p>
          </table:table-cell>
          <table:table-cell office:value-type="string" calcext:value-type="string">
            <text:p>0.830176494373</text:p>
          </table:table-cell>
          <table:table-cell office:value-type="string" calcext:value-type="string">
            <text:p>[[0.53138891108358688, 0.082250654401516035, {'normalize': False, 'selection': 'random', 'fit_intercept': True, 'l1_ratio': 0.75, 'max_iter': 1000, 'tol': 0.001, 'alpha': 0.01}], [0.58873383784232591, 0.076602516839907042, {'normalize': False, 'selection': 'random', 'fit_intercept': True, 'l1_ratio': 0, 'max_iter': 1000, 'tol': 0.0001, 'alpha': 0.01}], [0.46803988438218358, 0.11828893253583608, {'normalize': False, 'selection': 'cyclic', 'fit_intercept': True, 'l1_ratio': 0.25, 'max_iter': 1000, 'tol': 0.001, 'alpha': 0.01}], [0.46179158735981579, 0.074119185112101152, {'normalize': False, 'selection': 'random', 'fit_intercept': True, 'l1_ratio': 0.75, 'max_iter': 1000, 'tol': 0.001, 'alpha': 0.01}], [0.46223213762843368, 0.14273792770372851, {'normalize': True, 'selection': 'random', 'fit_intercept': True, 'l1_ratio': 1, 'max_iter': 1000, 'tol': 0.0001, 'alpha': 0.01}], [0.60073212194130599, 0.030312546368199699, {'normalize': False, 'selection': 'random', 'fit_intercept': True, 'l1_ratio': 0.75, 'max_iter': 1000, 'tol': 0.001, 'alpha': 0.01}], [0.53826560281769165, 0.074148875102643536, {'normalize': False, 'selection': 'random', 'fit_intercept': True, 'l1_ratio': 0.75, 'max_iter': 1000, 'tol': 0.001, 'alpha': 0.01}], [0.45096202083213471, 0.067244397246926185, {'normalize': False, 'selection': 'cyclic', 'fit_intercept': True, 'l1_ratio': 0.75, 'max_iter': 1000, 'tol': 0.001, 'alpha': 0.01}], [0.48851615235271939, 0.026669505274214377, {'normalize': False, 'selection': 'random', 'fit_intercept': True, 'l1_ratio': 0.5, 'max_iter': 1000, 'tol': 0.0001, 'alpha': 0.01}], [0.5540073021527413, 0.039141749874921958, {'normalize': True, 'selection': 'cyclic', 'fit_intercept': True, 'l1_ratio': 1, 'max_iter': 1000, 'tol': 0.001, 'alpha': 0.0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0.87892072991187375, 0.87839142212079535, 0.90280097554219541, 0.91840572728848424, 0.86603964732640537, 0.89574042821691091, 0.87759649883714597, 0.87017001661087667, 0.90190151815148412, 0.92217159885583255]</text:p>
          </table:table-cell>
          <table:table-cell office:value-type="string" calcext:value-type="string">
            <text:p>[0.0050598326033147734, 0.075702572952625058, 0.18518761762372049, 0.38239767885045894, 0.21975614641863439, -0.21192185885265946, 0.1416884287151875, 0.095284261170261231, 0.092523865858469501, 0.25152653413100279]</text:p>
          </table:table-cell>
          <table:table-cell office:value-type="string" calcext:value-type="string">
            <text:p>0.891213856286</text:p>
          </table:table-cell>
          <table:table-cell office:value-type="string" calcext:value-type="string">
            <text:p>0.123720507947</text:p>
          </table:table-cell>
          <table:table-cell office:value-type="string" calcext:value-type="string">
            <text:p>[0.18421367099813582, 0.10133441287621213, 0.12702773892134986, 0.088267424384325596, 0.14282992582236373, 0.12259753195226504, 0.11242574295763304, 0.122691043243961, 0.11547796680480109, 0.059460929991686139]</text:p>
          </table:table-cell>
          <table:table-cell office:value-type="string" calcext:value-type="string">
            <text:p>[1.1371490331218941, 0.84478556697365725, 1.0986429996090701, 0.91525000686586466, 0.59027299846580461, 1.426736510748168, 1.1525339838816644, 0.72458320698191991, 1.2505973973827886, 1.0328761334023422]</text:p>
          </table:table-cell>
          <table:table-cell office:value-type="string" calcext:value-type="string">
            <text:p>0.117632638795</text:p>
          </table:table-cell>
          <table:table-cell office:value-type="string" calcext:value-type="string">
            <text:p>1.01734278374</text:p>
          </table:table-cell>
          <table:table-cell office:value-type="string" calcext:value-type="string">
            <text:p>[0.27329412909744966, 0.22088590888323675, 0.23165958777030246, 0.19238928972234037, 0.25058721900055697, 0.22950000303980814, 0.19815504712501064, 0.22442470725543509, 0.22511881710379408, 0.17881626070420822]</text:p>
          </table:table-cell>
          <table:table-cell office:value-type="string" calcext:value-type="string">
            <text:p>[0.88452723445847337, 0.71756839082852908, 0.87131085148269849, 0.78799105407796566, 0.62504843814089905, 0.97579124416402008, 0.84766074031664329, 0.67327977217682611, 0.96454941625481772, 0.86895569007278139]</text:p>
          </table:table-cell>
          <table:table-cell office:value-type="string" calcext:value-type="string">
            <text:p>0.22248309697</text:p>
          </table:table-cell>
          <table:table-cell office:value-type="string" calcext:value-type="string">
            <text:p>0.821668283197</text:p>
          </table:table-cell>
          <table:table-cell office:value-type="string" calcext:value-type="string">
            <text:p>[[0.52019257358901649, 0.086147975492377765, {'normalize': False, 'selection': 'cyclic', 'fit_intercept': True, 'l1_ratio': 0.75, 'max_iter': 1000, 'tol': 0.0001, 'alpha': 0.01}], [0.58903415072172083, 0.056936936196838026, {'normalize': False, 'selection': 'random', 'fit_intercept': True, 'l1_ratio': 0.25, 'max_iter': 1000, 'tol': 0.0001, 'alpha': 0.01}], [0.49303485413486242, 0.09528440359344155, {'normalize': False, 'selection': 'random', 'fit_intercept': True, 'l1_ratio': 0.5, 'max_iter': 1000, 'tol': 0.001, 'alpha': 0.01}], [0.48223402617724032, 0.070942900490344324, {'normalize': False, 'selection': 'random', 'fit_intercept': True, 'l1_ratio': 0, 'max_iter': 1000, 'tol': 0.001, 'alpha': 0.01}], [0.44177194986932228, 0.16528382322085616, {'normalize': False, 'selection': 'cyclic', 'fit_intercept': True, 'l1_ratio': 0.5, 'max_iter': 1000, 'tol': 0.001, 'alpha': 0.01}], [0.60744274083996463, 0.017086428335471075, {'normalize': False, 'selection': 'cyclic', 'fit_intercept': True, 'l1_ratio': 0.75, 'max_iter': 1000, 'tol': 0.001, 'alpha': 0.01}], [0.54935831252798151, 0.089174476199320937, {'normalize': False, 'selection': 'random', 'fit_intercept': True, 'l1_ratio': 0.75, 'max_iter': 1000, 'tol': 0.001, 'alpha': 0.01}], [0.46252428695254316, 0.06571391558196446, {'normalize': False, 'selection': 'random', 'fit_intercept': True, 'l1_ratio': 0.75, 'max_iter': 1000, 'tol': 0.0001, 'alpha': 0.01}], [0.53286212138988376, 0.042899750129481232, {'normalize': False, 'selection': 'cyclic', 'fit_intercept': True, 'l1_ratio': 0.75, 'max_iter': 1000, 'tol': 0.0001, 'alpha': 0.01}], [0.54461331943703029, 0.10199627436728866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0.85687161638609255, 0.92283104666368154, 0.84948027358751954, 0.92457254035636538, 0.84331675757726432, 0.85081585632420254, 0.88524962673584717, 0.87800856196621846, 0.85511133309281084, 0.88458642609085736]</text:p>
          </table:table-cell>
          <table:table-cell office:value-type="string" calcext:value-type="string">
            <text:p>[0.066683738332448783, 0.070896548618823108, 0.18983342020883753, 0.36144967813341045, 0.20114154316036759, -0.23202477679410705, 0.19255536385500904, 0.22851676690082334, 0.10298322807675309, 0.2718736870803109]</text:p>
          </table:table-cell>
          <table:table-cell office:value-type="string" calcext:value-type="string">
            <text:p>0.875084403878</text:p>
          </table:table-cell>
          <table:table-cell office:value-type="string" calcext:value-type="string">
            <text:p>0.145390919757</text:p>
          </table:table-cell>
          <table:table-cell office:value-type="string" calcext:value-type="string">
            <text:p>[0.21775986054720156, 0.064303610115194476, 0.1967116503060985, 0.081596261224553393, 0.16705730797361498, 0.1754237765249623, 0.10539646208096494, 0.11528351470504454, 0.17055767176231174, 0.088176017204692578]</text:p>
          </table:table-cell>
          <table:table-cell office:value-type="string" calcext:value-type="string">
            <text:p>[1.066717094485387, 0.84917815735951363, 1.0923788845832045, 0.94629370139800117, 0.60435538774714825, 1.4504026958162306, 1.0842302660175427, 0.61787782745424535, 1.2361832980182434, 1.0047975312576058]</text:p>
          </table:table-cell>
          <table:table-cell office:value-type="string" calcext:value-type="string">
            <text:p>0.138226613244</text:p>
          </table:table-cell>
          <table:table-cell office:value-type="string" calcext:value-type="string">
            <text:p>0.995241484414</text:p>
          </table:table-cell>
          <table:table-cell office:value-type="string" calcext:value-type="string">
            <text:p>[0.28704032002686192, 0.18044063813708602, 0.26969674886928408, 0.18434802419107185, 0.27689694583214924, 0.25190027035013501, 0.19537773742315925, 0.21488236901390037, 0.25122463107110987, 0.20817594517308594]</text:p>
          </table:table-cell>
          <table:table-cell office:value-type="string" calcext:value-type="string">
            <text:p>[0.84908691025915972, 0.73951866608512784, 0.8601882030905682, 0.7866237121445766, 0.64635035288180454, 0.9896714142073243, 0.81301950421015301, 0.6392784731137876, 0.94736211163013329, 0.86206548755207324]</text:p>
          </table:table-cell>
          <table:table-cell office:value-type="string" calcext:value-type="string">
            <text:p>0.231998363009</text:p>
          </table:table-cell>
          <table:table-cell office:value-type="string" calcext:value-type="string">
            <text:p>0.813316483517</text:p>
          </table:table-cell>
          <table:table-cell office:value-type="string" calcext:value-type="string">
            <text:p>[[0.48616784523869344, 0.10242782158767584, {'normalize': False, 'selection': 'random', 'fit_intercept': True, 'l1_ratio': 0.75, 'max_iter': 1000, 'tol': 0.001, 'alpha': 0.01}], [0.57390913192554638, 0.022468588294806694, {'normalize': False, 'selection': 'cyclic', 'fit_intercept': True, 'l1_ratio': 0, 'max_iter': 1000, 'tol': 0.0001, 'alpha': 0.01}], [0.5047777276706723, 0.098437703253833289, {'normalize': False, 'selection': 'cyclic', 'fit_intercept': True, 'l1_ratio': 0.25, 'max_iter': 1000, 'tol': 0.0001, 'alpha': 0.01}], [0.51487936401826229, 0.071713660435458931, {'normalize': False, 'selection': 'cyclic', 'fit_intercept': True, 'l1_ratio': 0, 'max_iter': 1000, 'tol': 0.0001, 'alpha': 0.001}], [0.41005553676400186, 0.16518790107082229, {'normalize': False, 'selection': 'cyclic', 'fit_intercept': True, 'l1_ratio': 0.75, 'max_iter': 1000, 'tol': 0.001, 'alpha': 0.01}], [0.60668292778786059, 0.0066381206097439341, {'normalize': False, 'selection': 'random', 'fit_intercept': True, 'l1_ratio': 1, 'max_iter': 1000, 'tol': 0.0001, 'alpha': 0.01}], [0.51895104657242574, 0.072736878703382829, {'normalize': False, 'selection': 'cyclic', 'fit_intercept': True, 'l1_ratio': 0.75, 'max_iter': 1000, 'tol': 0.0001, 'alpha': 0.01}], [0.44788540145486611, 0.062369585903513401, {'normalize': False, 'selection': 'random', 'fit_intercept': True, 'l1_ratio': 1, 'max_iter': 1000, 'tol': 0.001, 'alpha': 0.01}], [0.52200241631423716, 0.076565485176906631, {'normalize': False, 'selection': 'cyclic', 'fit_intercept': True, 'l1_ratio': 0.75, 'max_iter': 1000, 'tol': 0.0001, 'alpha': 0.01}], [0.54039235334117008, 0.077536797359018195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0.86850852518867772, 0.93265178522632319, 0.9270578345024445, 0.88767389992890233, 0.8315233254761939, 0.89538815847043951, 0.89120689522523755, 0.85918217162272803, 0.88901001440212268, 0.90728892469990496]</text:p>
          </table:table-cell>
          <table:table-cell office:value-type="string" calcext:value-type="string">
            <text:p>[-0.027965186844265855, 0.028344606068807954, 0.095753373275625053, 0.32503662891227258, 0.078985617420231247, -0.21599985118119736, 0.13285158921884888, 0.19703727558820139, 0.0022381289976370899, 0.28000683094980383]</text:p>
          </table:table-cell>
          <table:table-cell office:value-type="string" calcext:value-type="string">
            <text:p>0.888949153474</text:p>
          </table:table-cell>
          <table:table-cell office:value-type="string" calcext:value-type="string">
            <text:p>0.0896289012406</text:p>
          </table:table-cell>
          <table:table-cell office:value-type="string" calcext:value-type="string">
            <text:p>[0.20005511482124461, 0.056120151401907105, 0.095326865746515013, 0.12151264071519187, 0.1796315883376812, 0.12301176155977489, 0.099924802123896136, 0.13307470138984834, 0.13065337639301025, 0.070831299073731771]</text:p>
          </table:table-cell>
          <table:table-cell office:value-type="string" calcext:value-type="string">
            <text:p>[1.1748943872288764, 0.88806960708233385, 1.2192306448186485, 1.0002556805039442, 0.69676924558919173, 1.4315373322724072, 1.1644000220085793, 0.64308962580204854, 1.3750206227337867, 0.99357398015606668]</text:p>
          </table:table-cell>
          <table:table-cell office:value-type="string" calcext:value-type="string">
            <text:p>0.121014230156</text:p>
          </table:table-cell>
          <table:table-cell office:value-type="string" calcext:value-type="string">
            <text:p>1.05868411482</text:p>
          </table:table-cell>
          <table:table-cell office:value-type="string" calcext:value-type="string">
            <text:p>[0.26331793618141214, 0.18471615535523603, 0.20465266843722593, 0.22242367691699635, 0.26076942658175434, 0.23592319766721084, 0.20387544897238397, 0.21778723734705022, 0.26306947554311666, 0.18600965981786591]</text:p>
          </table:table-cell>
          <table:table-cell office:value-type="string" calcext:value-type="string">
            <text:p>[0.88743324287742276, 0.75330311853454257, 0.91535040296845727, 0.82476963883941412, 0.67533912833697352, 0.983693845620635, 0.86720622620261212, 0.68475232835262123, 1.0043814035328533, 0.85901480620248272]</text:p>
          </table:table-cell>
          <table:table-cell office:value-type="string" calcext:value-type="string">
            <text:p>0.224254488282</text:p>
          </table:table-cell>
          <table:table-cell office:value-type="string" calcext:value-type="string">
            <text:p>0.845524414147</text:p>
          </table:table-cell>
          <table:table-cell office:value-type="string" calcext:value-type="string">
            <text:p>[[0.52352429719015259, 0.097083312218443713, {'normalize': False, 'selection': 'cyclic', 'fit_intercept': True, 'l1_ratio': 0.5, 'max_iter': 1000, 'tol': 0.0001, 'alpha': 0.01}], [0.58044369510126426, 0.091615442161864472, {'normalize': False, 'selection': 'random', 'fit_intercept': True, 'l1_ratio': 0, 'max_iter': 1000, 'tol': 0.0001, 'alpha': 0.01}], [0.47910336633582423, 0.10503354731619956, {'normalize': False, 'selection': 'cyclic', 'fit_intercept': True, 'l1_ratio': 0.25, 'max_iter': 1000, 'tol': 0.001, 'alpha': 0.01}], [0.4634739648923874, 0.092802973796973887, {'normalize': False, 'selection': 'cyclic', 'fit_intercept': True, 'l1_ratio': 0.75, 'max_iter': 1000, 'tol': 0.001, 'alpha': 0.01}], [0.4450278099182331, 0.13147745327715388, {'normalize': False, 'selection': 'random', 'fit_intercept': True, 'l1_ratio': 0.75, 'max_iter': 1000, 'tol': 0.001, 'alpha': 0.01}], [0.59184564574967846, 0.026664268528024223, {'normalize': False, 'selection': 'random', 'fit_intercept': True, 'l1_ratio': 0.75, 'max_iter': 1000, 'tol': 0.001, 'alpha': 0.01}], [0.52452863345133338, 0.083593193208158306, {'normalize': False, 'selection': 'random', 'fit_intercept': True, 'l1_ratio': 0.75, 'max_iter': 1000, 'tol': 0.0001, 'alpha': 0.01}], [0.40832075504083226, 0.060082519075910064, {'normalize': False, 'selection': 'cyclic', 'fit_intercept': True, 'l1_ratio': 0, 'max_iter': 1000, 'tol': 0.0001, 'alpha': 0.1}], [0.48441249566194694, 0.02121470484355574, {'normalize': False, 'selection': 'cyclic', 'fit_intercept': True, 'l1_ratio': 0, 'max_iter': 1000, 'tol': 0.0001, 'alpha': 0.1}], [0.51288548686039603, 0.087660734103391647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0.87213504101570993, 0.83186487925323305, 0.83685321137598612, 0.92156192645035817, 0.86857769837762233, 0.8887027096868545, 0.87628865247777898, 0.86233979477501865, 0.89760955171961654, 0.90248917924740002]</text:p>
          </table:table-cell>
          <table:table-cell office:value-type="string" calcext:value-type="string">
            <text:p>[-0.028513908091418738, -0.025603029724349913, 0.14036030853128234, 0.36861102989539329, 0.14943599751872871, -0.20949570881636226, 0.1244550658785657, 0.10882850737621697, 0.076975592684838001, 0.24217446385151786]</text:p>
          </table:table-cell>
          <table:table-cell office:value-type="string" calcext:value-type="string">
            <text:p>0.875842264438</text:p>
          </table:table-cell>
          <table:table-cell office:value-type="string" calcext:value-type="string">
            <text:p>0.0947228319104</text:p>
          </table:table-cell>
          <table:table-cell office:value-type="string" calcext:value-type="string">
            <text:p>[0.19453762373508091, 0.14010421009666443, 0.21321374146285307, 0.084853096863476599, 0.14012382930840511, 0.1308730975200452, 0.11362697982773406, 0.13009070594740355, 0.12053031366896434, 0.074498306543159906]</text:p>
          </table:table-cell>
          <table:table-cell office:value-type="string" calcext:value-type="string">
            <text:p>[1.1755215383441902, 0.93737644572192169, 1.1590853914908568, 0.93568100286227684, 0.64347186053076622, 1.4238803226102501, 1.175674807086504, 0.71373567451303799, 1.2720245503768832, 1.0457817748580034]</text:p>
          </table:table-cell>
          <table:table-cell office:value-type="string" calcext:value-type="string">
            <text:p>0.134245190497</text:p>
          </table:table-cell>
          <table:table-cell office:value-type="string" calcext:value-type="string">
            <text:p>1.04822333684</text:p>
          </table:table-cell>
          <table:table-cell office:value-type="string" calcext:value-type="string">
            <text:p>[0.27432545511645573, 0.24174143464190692, 0.29850899041877993, 0.18843986033500984, 0.24637149375110998, 0.24130570129774542, 0.20079886756030119, 0.22429838444845629, 0.22837529656472075, 0.18690726277446368]</text:p>
          </table:table-cell>
          <table:table-cell office:value-type="string" calcext:value-type="string">
            <text:p>[0.89323571418458991, 0.7608580686298746, 0.88765652301418596, 0.80227035340785002, 0.65120524561771875, 0.97369137742479817, 0.86528558817703305, 0.68672768869007417, 0.96943784449864179, 0.88023556387134538]</text:p>
          </table:table-cell>
          <table:table-cell office:value-type="string" calcext:value-type="string">
            <text:p>0.233107274691</text:p>
          </table:table-cell>
          <table:table-cell office:value-type="string" calcext:value-type="string">
            <text:p>0.837060396752</text:p>
          </table:table-cell>
          <table:table-cell office:value-type="string" calcext:value-type="string">
            <text:p>[[0.50696223304248189, 0.10413135534144925, {'normalize': False, 'selection': 'cyclic', 'fit_intercept': True, 'l1_ratio': 0.75, 'max_iter': 1000, 'tol': 0.0001, 'alpha': 0.01}], [0.59169400686237728, 0.072646874641668829, {'normalize': False, 'selection': 'random', 'fit_intercept': True, 'l1_ratio': 0.75, 'max_iter': 1000, 'tol': 0.001, 'alpha': 0.01}], [0.51034307722565264, 0.046847402823502818, {'normalize': True, 'selection': 'random', 'fit_intercept': True, 'l1_ratio': 0, 'max_iter': 1000, 'tol': 0.0001, 'alpha': 0.01}], [0.48594613556075245, 0.09020860106516565, {'normalize': False, 'selection': 'random', 'fit_intercept': True, 'l1_ratio': 0, 'max_iter': 1000, 'tol': 0.0001, 'alpha': 0.01}], [0.43171233467260672, 0.14434523451389825, {'normalize': False, 'selection': 'random', 'fit_intercept': True, 'l1_ratio': 0.75, 'max_iter': 1000, 'tol': 0.0001, 'alpha': 0.01}], [0.59828543676615675, 0.015559426252978613, {'normalize': False, 'selection': 'cyclic', 'fit_intercept': True, 'l1_ratio': 0.75, 'max_iter': 1000, 'tol': 0.001, 'alpha': 0.01}], [0.54137605929040222, 0.098300237732055276, {'normalize': False, 'selection': 'random', 'fit_intercept': True, 'l1_ratio': 0.75, 'max_iter': 1000, 'tol': 0.001, 'alpha': 0.01}], [0.4218065119264458, 0.085281679147492809, {'normalize': False, 'selection': 'random', 'fit_intercept': True, 'l1_ratio': 0.75, 'max_iter': 1000, 'tol': 0.001, 'alpha': 0.01}], [0.52755780550013665, 0.07273810030514076, {'normalize': False, 'selection': 'cyclic', 'fit_intercept': True, 'l1_ratio': 0.75, 'max_iter': 1000, 'tol': 0.0001, 'alpha': 0.01}], [0.52711252274747067, 0.090533430614794158, {'normalize': False, 'selection': 'cyclic', 'fit_intercept': True, 'l1_ratio': 0.25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0.85837844734575697, 0.91092727121139005, 0.86308865273900792, 0.9468175325051299, 0.85255726421066247, 0.83421731768750718, 0.87043437707975113, 0.86932223144910559, 0.84823851670061901, 0.86787030863830406]</text:p>
          </table:table-cell>
          <table:table-cell office:value-type="string" calcext:value-type="string">
            <text:p>[0.068188841050792592, 0.077253446666098236, 0.096503010748426266, 0.36999118421059207, 0.16446999727828426, -0.2441075214459989, 0.16167123057138222, 0.24863623853705097, 0.087133360638853796, 0.26483253100060034]</text:p>
          </table:table-cell>
          <table:table-cell office:value-type="string" calcext:value-type="string">
            <text:p>0.872185191957</text:p>
          </table:table-cell>
          <table:table-cell office:value-type="string" calcext:value-type="string">
            <text:p>0.129457231926</text:p>
          </table:table-cell>
          <table:table-cell office:value-type="string" calcext:value-type="string">
            <text:p>[0.21546732225843104, 0.074222828952425102, 0.17892709286181643, 0.05753197218599352, 0.15720498338153827, 0.19494179138029691, 0.11900404220625375, 0.12349221138116012, 0.17864810138199327, 0.10094713770783502]</text:p>
          </table:table-cell>
          <table:table-cell office:value-type="string" calcext:value-type="string">
            <text:p>[1.0649968643077352, 0.84336810578529686, 1.2182198796663863, 0.93363569603099672, 0.63209828280083724, 1.4646271219365925, 1.1257012357247649, 0.60176422330735979, 1.2580260795757445, 1.0145141643754547]</text:p>
          </table:table-cell>
          <table:table-cell office:value-type="string" calcext:value-type="string">
            <text:p>0.14003874837</text:p>
          </table:table-cell>
          <table:table-cell office:value-type="string" calcext:value-type="string">
            <text:p>1.01569516535</text:p>
          </table:table-cell>
          <table:table-cell office:value-type="string" calcext:value-type="string">
            <text:p>[0.27251490011275359, 0.19480030850216953, 0.25552386235397656, 0.17231528719961806, 0.26803774019156096, 0.25535838102174907, 0.20381979690999455, 0.21724439494187628, 0.25170329185612311, 0.2059176411942438]</text:p>
          </table:table-cell>
          <table:table-cell office:value-type="string" calcext:value-type="string">
            <text:p>[0.8455478891861582, 0.73597407364701073, 0.90097850782523414, 0.8087832447791411, 0.65825164095658639, 0.99106808573629745, 0.83751880744658591, 0.64194902586151337, 0.957529901239357, 0.86972609919182775]</text:p>
          </table:table-cell>
          <table:table-cell office:value-type="string" calcext:value-type="string">
            <text:p>0.229723560428</text:p>
          </table:table-cell>
          <table:table-cell office:value-type="string" calcext:value-type="string">
            <text:p>0.824732727587</text:p>
          </table:table-cell>
          <table:table-cell office:value-type="string" calcext:value-type="string">
            <text:p>[[0.47229513276029988, 0.14290165046854966, {'normalize': False, 'selection': 'cyclic', 'fit_intercept': True, 'l1_ratio': 0, 'max_iter': 1000, 'tol': 0.0001, 'alpha': 0.01}], [0.57494411654906674, 0.04922066670940653, {'normalize': False, 'selection': 'random', 'fit_intercept': True, 'l1_ratio': 0.25, 'max_iter': 1000, 'tol': 0.0001, 'alpha': 0.01}], [0.51522281396553982, 0.085880814908954939, {'normalize': False, 'selection': 'cyclic', 'fit_intercept': True, 'l1_ratio': 0, 'max_iter': 1000, 'tol': 0.0001, 'alpha': 0.01}], [0.48404588300417994, 0.089494625576063358, {'normalize': False, 'selection': 'random', 'fit_intercept': True, 'l1_ratio': 0, 'max_iter': 1000, 'tol': 0.001, 'alpha': 0.01}], [0.40492808762976179, 0.15787672402607317, {'normalize': False, 'selection': 'cyclic', 'fit_intercept': True, 'l1_ratio': 0.75, 'max_iter': 1000, 'tol': 0.001, 'alpha': 0.01}], [0.60021619947239335, 0.019823452198043628, {'normalize': False, 'selection': 'random', 'fit_intercept': True, 'l1_ratio': 1, 'max_iter': 1000, 'tol': 0.001, 'alpha': 0.01}], [0.5163991596703823, 0.075502892242102326, {'normalize': False, 'selection': 'cyclic', 'fit_intercept': True, 'l1_ratio': 1, 'max_iter': 1000, 'tol': 0.001, 'alpha': 0.01}], [0.39929397268352274, 0.082272360843432923, {'normalize': False, 'selection': 'random', 'fit_intercept': True, 'l1_ratio': 1, 'max_iter': 1000, 'tol': 0.001, 'alpha': 0.01}], [0.51445974898354097, 0.096538857515719848, {'normalize': False, 'selection': 'cyclic', 'fit_intercept': True, 'l1_ratio': 0.75, 'max_iter': 1000, 'tol': 0.0001, 'alpha': 0.01}], [0.53211967259452531, 0.062380831884733257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0.87051777107039463, 0.92772149206187238, 0.91156591219641814, 0.81172065041001662, 0.83643633835455211, 0.89848775435703621, 0.90085297660590236, 0.89863840329173017, 0.89066179657930755, 0.85158820079096664]</text:p>
          </table:table-cell>
          <table:table-cell office:value-type="string" calcext:value-type="string">
            <text:p>[-0.2128995147497148, 0.0097646656363161721, 0.054939276941400661, 0.2584708325133791, 0.044156134041485662, -0.18088899622987986, 0.14414926500332448, 0.14339920784887283, 0.0094899713309016809, 0.23480935179023776]</text:p>
          </table:table-cell>
          <table:table-cell office:value-type="string" calcext:value-type="string">
            <text:p>0.879819129572</text:p>
          </table:table-cell>
          <table:table-cell office:value-type="string" calcext:value-type="string">
            <text:p>0.0505390194126</text:p>
          </table:table-cell>
          <table:table-cell office:value-type="string" calcext:value-type="string">
            <text:p>[0.1969981872436373, 0.060228483000221579, 0.11557299345260176, 0.20367769330847105, 0.17439328274221869, 0.11936698536083994, 0.091065023967647304, 0.095788043103555778, 0.12870895845879327, 0.11338667469683518]</text:p>
          </table:table-cell>
          <table:table-cell office:value-type="string" calcext:value-type="string">
            <text:p>[1.3862617629364875, 0.90505122474488608, 1.2742618669660051, 1.0989022424173138, 0.72311857662796941, 1.3902030347542056, 1.1492295923929168, 0.68604813914586282, 1.3650268225587656, 1.055945459764452]</text:p>
          </table:table-cell>
          <table:table-cell office:value-type="string" calcext:value-type="string">
            <text:p>0.129918632533</text:p>
          </table:table-cell>
          <table:table-cell office:value-type="string" calcext:value-type="string">
            <text:p>1.10340487223</text:p>
          </table:table-cell>
          <table:table-cell office:value-type="string" calcext:value-type="string">
            <text:p>[0.24906726020971667, 0.18695197029239638, 0.2119009221274385, 0.2854973794485684, 0.24649972335701312, 0.24334077343226143, 0.20710899814220296, 0.19585833990152049, 0.26335759026354438, 0.21832732423790238]</text:p>
          </table:table-cell>
          <table:table-cell office:value-type="string" calcext:value-type="string">
            <text:p>[0.94672846016087642, 0.75483636922951647, 0.92921935836668901, 0.87872354067948211, 0.69261230229594795, 0.9706559971548655, 0.87525755685957396, 0.67265157188988722, 1.0085665768576071, 0.88018062253725737]</text:p>
          </table:table-cell>
          <table:table-cell office:value-type="string" calcext:value-type="string">
            <text:p>0.230791028141</text:p>
          </table:table-cell>
          <table:table-cell office:value-type="string" calcext:value-type="string">
            <text:p>0.860943235603</text:p>
          </table:table-cell>
          <table:table-cell office:value-type="string" calcext:value-type="string">
            <text:p>[[0.53640499624129934, 0.089512412919347611, {'normalize': False, 'selection': 'random', 'fit_intercept': True, 'l1_ratio': 0, 'max_iter': 1000, 'tol': 0.0001, 'alpha': 0.001}], [0.54233826607071733, 0.10438651540970455, {'normalize': False, 'selection': 'cyclic', 'fit_intercept': True, 'l1_ratio': 0, 'max_iter': 1000, 'tol': 0.0001, 'alpha': 0.01}], [0.47081686190350158, 0.12065887101146425, {'normalize': False, 'selection': 'cyclic', 'fit_intercept': True, 'l1_ratio': 0.25, 'max_iter': 1000, 'tol': 0.001, 'alpha': 0.01}], [0.45114266592716179, 0.11351290304514612, {'normalize': False, 'selection': 'random', 'fit_intercept': True, 'l1_ratio': 0, 'max_iter': 1000, 'tol': 0.0001, 'alpha': 0.1}], [0.44975018981389764, 0.13636829379825943, {'normalize': False, 'selection': 'cyclic', 'fit_intercept': True, 'l1_ratio': 0.75, 'max_iter': 1000, 'tol': 0.001, 'alpha': 0.01}], [0.57897310522697709, 0.021404881088827762, {'normalize': False, 'selection': 'cyclic', 'fit_intercept': True, 'l1_ratio': 0.75, 'max_iter': 1000, 'tol': 0.0001, 'alpha': 0.01}], [0.50813089953459367, 0.074938561304865245, {'normalize': False, 'selection': 'random', 'fit_intercept': True, 'l1_ratio': 0.75, 'max_iter': 1000, 'tol': 0.001, 'alpha': 0.01}], [0.40668222437812585, 0.068363772462152736, {'normalize': False, 'selection': 'cyclic', 'fit_intercept': True, 'l1_ratio': 0.75, 'max_iter': 1000, 'tol': 0.001, 'alpha': 0.01}], [0.47943635380523014, 0.028464906933328465, {'normalize': False, 'selection': 'random', 'fit_intercept': True, 'l1_ratio': 0, 'max_iter': 1000, 'tol': 0.0001, 'alpha': 0.1}], [0.51387287356364186, 0.073370167692660929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0.8565470798788255, 0.60221976237036801, 0.82963488831113341, 0.92611366704491316, 0.88582849153965648, 0.88978818462249776, 0.86916350990170121, 0.8466771736506189, 0.88509600330962745, 0.83481354585275125]</text:p>
          </table:table-cell>
          <table:table-cell office:value-type="string" calcext:value-type="string">
            <text:p>[-0.060456732614516007, -0.019696882607407762, 0.09156878082635167, 0.34693159219606962, 0.11783010100498514, -0.1749781459138402, 0.10985390816967633, 0.088091770502465638, 0.044321353677842179, 0.16566840721244513]</text:p>
          </table:table-cell>
          <table:table-cell office:value-type="string" calcext:value-type="string">
            <text:p>0.842588230648</text:p>
          </table:table-cell>
          <table:table-cell office:value-type="string" calcext:value-type="string">
            <text:p>0.0709134152454</text:p>
          </table:table-cell>
          <table:table-cell office:value-type="string" calcext:value-type="string">
            <text:p>[0.21825362022491579, 0.33146368074461158, 0.22264724414301748, 0.079929094168245271, 0.12173085363661175, 0.12959670106233892, 0.12017131426412275, 0.1448920890757365, 0.13526080797090903, 0.12620251786272893]</text:p>
          </table:table-cell>
          <table:table-cell office:value-type="string" calcext:value-type="string">
            <text:p>[1.2120300171572083, 0.93197836963211345, 1.2248728924084602, 0.96780864361696517, 0.66738247157721631, 1.3832444788919942, 1.1952811260812721, 0.73034364391319295, 1.3170255204071271, 1.1513583698432113]</text:p>
          </table:table-cell>
          <table:table-cell office:value-type="string" calcext:value-type="string">
            <text:p>0.163014792315</text:p>
          </table:table-cell>
          <table:table-cell office:value-type="string" calcext:value-type="string">
            <text:p>1.07813255335</text:p>
          </table:table-cell>
          <table:table-cell office:value-type="string" calcext:value-type="string">
            <text:p>[0.29170695901588073, 0.31452950568849669, 0.29628798886714353, 0.18415462097656943, 0.22804078934578856, 0.24619051455830129, 0.2067704124120946, 0.23379625642052382, 0.24392372053716446, 0.23381687410593974]</text:p>
          </table:table-cell>
          <table:table-cell office:value-type="string" calcext:value-type="string">
            <text:p>[0.90299429481141447, 0.74308308641214149, 0.91027247643257791, 0.83134492712428221, 0.66451140822231491, 0.96374087996482594, 0.88196414898990438, 0.70221985268984355, 0.99220719729450346, 0.91840101958965858]</text:p>
          </table:table-cell>
          <table:table-cell office:value-type="string" calcext:value-type="string">
            <text:p>0.247921764193</text:p>
          </table:table-cell>
          <table:table-cell office:value-type="string" calcext:value-type="string">
            <text:p>0.851073929153</text:p>
          </table:table-cell>
          <table:table-cell office:value-type="string" calcext:value-type="string">
            <text:p>[[0.51947937402023492, 0.095380457387643877, {'normalize': False, 'selection': 'random', 'fit_intercept': True, 'l1_ratio': 0.75, 'max_iter': 1000, 'tol': 0.001, 'alpha': 0.01}], [0.56209386754089485, 0.096944690960431804, {'normalize': True, 'selection': 'cyclic', 'fit_intercept': True, 'l1_ratio': 1, 'max_iter': 1000, 'tol': 0.001, 'alpha': 0.01}], [0.50305442312219095, 0.061138441100496141, {'normalize': True, 'selection': 'random', 'fit_intercept': True, 'l1_ratio': 0, 'max_iter': 1000, 'tol': 0.001, 'alpha': 0.01}], [0.46979627022635451, 0.090130037796585183, {'normalize': False, 'selection': 'random', 'fit_intercept': True, 'l1_ratio': 0, 'max_iter': 1000, 'tol': 0.0001, 'alpha': 0.01}], [0.42298307496861481, 0.14995063912277989, {'normalize': False, 'selection': 'random', 'fit_intercept': True, 'l1_ratio': 0.75, 'max_iter': 1000, 'tol': 0.0001, 'alpha': 0.01}], [0.57540990756616639, 0.017785853999434265, {'normalize': False, 'selection': 'cyclic', 'fit_intercept': True, 'l1_ratio': 0.75, 'max_iter': 1000, 'tol': 0.001, 'alpha': 0.01}], [0.54029941798419812, 0.10044814699289874, {'normalize': False, 'selection': 'random', 'fit_intercept': True, 'l1_ratio': 0.75, 'max_iter': 1000, 'tol': 0.001, 'alpha': 0.01}], [0.43849739447308506, 0.07367119507431262, {'normalize': False, 'selection': 'random', 'fit_intercept': True, 'l1_ratio': 0.75, 'max_iter': 1000, 'tol': 0.001, 'alpha': 0.01}], [0.50720236076354375, 0.099259028570384683, {'normalize': False, 'selection': 'random', 'fit_intercept': True, 'l1_ratio': 1, 'max_iter': 1000, 'tol': 0.001, 'alpha': 0.01}], [0.53212253598058434, 0.070622764354873233, {'normalize': Fals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0.80442111822280238, 0.90877730102487653, 0.82392456724065666, 0.94544631393547218, 0.86652626509290431, 0.83233579002667302, 0.87321252782374748, 0.85557085718732018, 0.82658859521152395, 0.80375099593850186]</text:p>
          </table:table-cell>
          <table:table-cell office:value-type="string" calcext:value-type="string">
            <text:p>[0.033511298882902496, 0.056657707018461623, 0.072685674096806263, 0.35744061162240304, 0.13866319731988763, -0.19803066834702054, 0.16078305226792799, 0.21047664429104174, 0.080650656743536775, 0.20810650163550604]</text:p>
          </table:table-cell>
          <table:table-cell office:value-type="string" calcext:value-type="string">
            <text:p>0.85405543317</text:p>
          </table:table-cell>
          <table:table-cell office:value-type="string" calcext:value-type="string">
            <text:p>0.112094467553</text:p>
          </table:table-cell>
          <table:table-cell office:value-type="string" calcext:value-type="string">
            <text:p>[0.29755963804262431, 0.076014363483550965, 0.23010996486623317, 0.059015335262708156, 0.14231108888213681, 0.19715425632306585, 0.11645235325557135, 0.13648744106673941, 0.2041336019517668, 0.14993431857636677]</text:p>
          </table:table-cell>
          <table:table-cell office:value-type="string" calcext:value-type="string">
            <text:p>[1.1046309396415714, 0.86219211533712559, 1.2503337143939877, 0.95223490016955958, 0.65162173963081327, 1.4103830895045604, 1.1268938745201909, 0.63232608930481382, 1.2669599262241262, 1.0927947775777687]</text:p>
          </table:table-cell>
          <table:table-cell office:value-type="string" calcext:value-type="string">
            <text:p>0.160917236171</text:p>
          </table:table-cell>
          <table:table-cell office:value-type="string" calcext:value-type="string">
            <text:p>1.03503711663</text:p>
          </table:table-cell>
          <table:table-cell office:value-type="string" calcext:value-type="string">
            <text:p>[0.3232725638245354, 0.19979394760898006, 0.26981966338301949, 0.17919547520341425, 0.25165997579626814, 0.25229990478024783, 0.21152922622891132, 0.22719045369239144, 0.2521162751073584, 0.2335636877875257]</text:p>
          </table:table-cell>
          <table:table-cell office:value-type="string" calcext:value-type="string">
            <text:p>[0.85871188842042223, 0.74212556671773411, 0.91756694779732262, 0.82416478429947126, 0.66559969599948332, 0.9848545588683818, 0.85046489276242865, 0.66075594441925301, 0.96924547925278615, 0.89882236374088509]</text:p>
          </table:table-cell>
          <table:table-cell office:value-type="string" calcext:value-type="string">
            <text:p>0.240044117341</text:p>
          </table:table-cell>
          <table:table-cell office:value-type="string" calcext:value-type="string">
            <text:p>0.837231212228</text:p>
          </table:table-cell>
          <table:table-cell office:value-type="string" calcext:value-type="string">
            <text:p>[[0.47617762452574136, 0.10931546140765558, {'normalize': False, 'selection': 'random', 'fit_intercept': True, 'l1_ratio': 0.75, 'max_iter': 1000, 'tol': 0.0001, 'alpha': 0.01}], [0.54327135378368763, 0.0774016588953505, {'normalize': False, 'selection': 'cyclic', 'fit_intercept': True, 'l1_ratio': 0, 'max_iter': 1000, 'tol': 0.0001, 'alpha': 0.01}], [0.51205864388741051, 0.092131410970206773, {'normalize': False, 'selection': 'cyclic', 'fit_intercept': True, 'l1_ratio': 0.25, 'max_iter': 1000, 'tol': 0.001, 'alpha': 0.01}], [0.47097057206916554, 0.089819638289439882, {'normalize': False, 'selection': 'random', 'fit_intercept': True, 'l1_ratio': 0, 'max_iter': 1000, 'tol': 0.001, 'alpha': 0.01}], [0.39511077708335035, 0.16095351206931693, {'normalize': False, 'selection': 'random', 'fit_intercept': True, 'l1_ratio': 0.75, 'max_iter': 1000, 'tol': 0.0001, 'alpha': 0.01}], [0.58825380038339214, 0.020027699904983837, {'normalize': False, 'selection': 'random', 'fit_intercept': True, 'l1_ratio': 1, 'max_iter': 1000, 'tol': 0.001, 'alpha': 0.01}], [0.51503012240123747, 0.087021280694716555, {'normalize': False, 'selection': 'cyclic', 'fit_intercept': True, 'l1_ratio': 1, 'max_iter': 1000, 'tol': 0.001, 'alpha': 0.01}], [0.40874474140103739, 0.084119747938486533, {'normalize': False, 'selection': 'random', 'fit_intercept': True, 'l1_ratio': 1, 'max_iter': 1000, 'tol': 0.001, 'alpha': 0.01}], [0.49721480616674307, 0.11496569768144389, {'normalize': False, 'selection': 'cyclic', 'fit_intercept': True, 'l1_ratio': 1, 'max_iter': 1000, 'tol': 0.0001, 'alpha': 0.01}], [0.54702966059195024, 0.052820298938573582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0.87751392449711274, 0.92987634037994604, 0.79712866416411932, 0.81709838855577777, 0.83910075002048967, 0.90588000805879698, 0.85707818812750725, 0.86133254746408916, 0.89429167333032744, 0.85395727342188033]</text:p>
          </table:table-cell>
          <table:table-cell office:value-type="string" calcext:value-type="string">
            <text:p>[-0.18425347993162289, -0.030241232146865027, 0.11019298463303084, 0.2582512196216119, 0.060358641924105672, -0.12471677244711477, 0.14093220901591619, 0.18835519591961891, 0.064499653656351685, 0.25990262108589879]</text:p>
          </table:table-cell>
          <table:table-cell office:value-type="string" calcext:value-type="string">
            <text:p>0.863325775802</text:p>
          </table:table-cell>
          <table:table-cell office:value-type="string" calcext:value-type="string">
            <text:p>0.0743281041331</text:p>
          </table:table-cell>
          <table:table-cell office:value-type="string" calcext:value-type="string">
            <text:p>[0.18635402739146864, 0.058432883602897945, 0.26512907127347729, 0.19786013921594367, 0.17155245922234211, 0.1106745263002334, 0.13127149739971872, 0.13104256791454436, 0.12443599949896879, 0.11157670224743284]</text:p>
          </table:table-cell>
          <table:table-cell office:value-type="string" calcext:value-type="string">
            <text:p>[1.3535212908321164, 0.94161565092641941, 1.1997611592315192, 1.0992276956965756, 0.71086099476219633, 1.3240742146695015, 1.1535494297079232, 0.65004306859024552, 1.2892177043254345, 1.0213173264418707]</text:p>
          </table:table-cell>
          <table:table-cell office:value-type="string" calcext:value-type="string">
            <text:p>0.148832987407</text:p>
          </table:table-cell>
          <table:table-cell office:value-type="string" calcext:value-type="string">
            <text:p>1.07431885352</text:p>
          </table:table-cell>
          <table:table-cell office:value-type="string" calcext:value-type="string">
            <text:p>[0.23542815767770639, 0.18088090562544548, 0.31007192074165663, 0.27769887412231969, 0.23135107266674618, 0.22995642891718374, 0.22630624921022199, 0.22282195613803027, 0.21438065141133311, 0.2108385247324962]</text:p>
          </table:table-cell>
          <table:table-cell office:value-type="string" calcext:value-type="string">
            <text:p>[0.93674721584717136, 0.77030194855356682, 0.90984257710737737, 0.88061563616854699, 0.69481297596763669, 0.95990319034367033, 0.87946471916302082, 0.6925525658641426, 0.98221658561832659, 0.87213787490889205]</text:p>
          </table:table-cell>
          <table:table-cell office:value-type="string" calcext:value-type="string">
            <text:p>0.233973474124</text:p>
          </table:table-cell>
          <table:table-cell office:value-type="string" calcext:value-type="string">
            <text:p>0.857859528954</text:p>
          </table:table-cell>
          <table:table-cell office:value-type="string" calcext:value-type="string">
            <text:p>[[0.53367793294976973, 0.10484246457854747, {'normalize': False, 'selection': 'random', 'fit_intercept': True, 'l1_ratio': 0, 'max_iter': 1000, 'tol': 0.0001, 'alpha': 0.001}], [0.52289401712312045, 0.092584837738297468, {'normalize': False, 'selection': 'cyclic', 'fit_intercept': True, 'l1_ratio': 0, 'max_iter': 1000, 'tol': 0.0001, 'alpha': 0.01}], [0.46967572720912193, 0.08751058446495566, {'normalize': False, 'selection': 'random', 'fit_intercept': True, 'l1_ratio': 0, 'max_iter': 1000, 'tol': 0.0001, 'alpha': 0.1}], [0.44994169952065061, 0.11753486068078549, {'normalize': False, 'selection': 'random', 'fit_intercept': True, 'l1_ratio': 0, 'max_iter': 1000, 'tol': 0.0001, 'alpha': 0.1}], [0.45572609144373066, 0.13392130601559585, {'normalize': False, 'selection': 'random', 'fit_intercept': True, 'l1_ratio': 0.75, 'max_iter': 1000, 'tol': 0.001, 'alpha': 0.01}], [0.56972930744904937, 0.023666461841407985, {'normalize': False, 'selection': 'random', 'fit_intercept': True, 'l1_ratio': 0.5, 'max_iter': 1000, 'tol': 0.001, 'alpha': 0.01}], [0.50018922220290563, 0.065545159973063136, {'normalize': False, 'selection': 'random', 'fit_intercept': True, 'l1_ratio': 0, 'max_iter': 1000, 'tol': 0.0001, 'alpha': 0.1}], [0.40996336219099544, 0.051500564590657175, {'normalize': False, 'selection': 'random', 'fit_intercept': True, 'l1_ratio': 0, 'max_iter': 1000, 'tol': 0.0001, 'alpha': 0.1}], [0.48575849390647102, 0.051513939518173221, {'normalize': False, 'selection': 'random', 'fit_intercept': True, 'l1_ratio': 0.75, 'max_iter': 1000, 'tol': 0.001, 'alpha': 0.01}], [0.50589022034132092, 0.060170021270506059, {'normalize': False, 'selection': 'random', 'fit_intercept': True, 'l1_ratio': 0.25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0.85983495470842297, 0.63467564991103687, 0.88668913268788352, 0.93500712996151258, 0.892213949941842, 0.89312612979782857, 0.835781289849999, 0.80218295696531905, 0.93900235681797983, 0.85005302079540368]</text:p>
          </table:table-cell>
          <table:table-cell office:value-type="string" calcext:value-type="string">
            <text:p>[-0.063486556708288955, -0.041005250190808251, 0.065777120959217061, 0.34366879397614802, 0.12094759835597724, -0.11006584852836543, 0.12323786544212301, 0.025387651585379811, -0.21657169932641218, 0.20100713543814774]</text:p>
          </table:table-cell>
          <table:table-cell office:value-type="string" calcext:value-type="string">
            <text:p>0.852856657144</text:p>
          </table:table-cell>
          <table:table-cell office:value-type="string" calcext:value-type="string">
            <text:p>0.0448896811003</text:p>
          </table:table-cell>
          <table:table-cell office:value-type="string" calcext:value-type="string">
            <text:p>[0.21325134781526467, 0.30441872745540388, 0.14808403016558788, 0.070308283302252361, 0.11492261125949438, 0.12567165290331808, 0.15083237260995006, 0.18693970951700689, 0.071804208197855976, 0.11455955283513479]</text:p>
          </table:table-cell>
          <table:table-cell office:value-type="string" calcext:value-type="string">
            <text:p>[1.2154929003050243, 0.95145370393844109, 1.2596487833671717, 0.97264391704603315, 0.66502401082083507, 1.3068263963234719, 1.1773092541977037, 0.78056312128703376, 1.6765635410857895, 1.1025917393164473]</text:p>
          </table:table-cell>
          <table:table-cell office:value-type="string" calcext:value-type="string">
            <text:p>0.150079249606</text:p>
          </table:table-cell>
          <table:table-cell office:value-type="string" calcext:value-type="string">
            <text:p>1.11081173677</text:p>
          </table:table-cell>
          <table:table-cell office:value-type="string" calcext:value-type="string">
            <text:p>[0.29531434796639405, 0.30227261799013133, 0.23792675625934132, 0.16805261970323424, 0.20934440454626524, 0.22725549375683385, 0.21776244544650961, 0.25854244433099627, 0.15683177826309139, 0.21633003325689862]</text:p>
          </table:table-cell>
          <table:table-cell office:value-type="string" calcext:value-type="string">
            <text:p>[0.90891433812344102, 0.75301323759519345, 0.93686535376534008, 0.83898515257742357, 0.6724903857894754, 0.94841978071594146, 0.86737454321081386, 0.71325390942122802, 1.0517576581331498, 0.9045380280030676]</text:p>
          </table:table-cell>
          <table:table-cell office:value-type="string" calcext:value-type="string">
            <text:p>0.228963294152</text:p>
          </table:table-cell>
          <table:table-cell office:value-type="string" calcext:value-type="string">
            <text:p>0.859561238734</text:p>
          </table:table-cell>
          <table:table-cell office:value-type="string" calcext:value-type="string">
            <text:p>[[0.51412065630264436, 0.11382957203905784, {'normalize': False, 'selection': 'cyclic', 'fit_intercept': True, 'l1_ratio': 0.75, 'max_iter': 1000, 'tol': 0.0001, 'alpha': 0.01}], [0.55463636302143204, 0.098053564953419436, {'normalize': True, 'selection': 'random', 'fit_intercept': True, 'l1_ratio': 1, 'max_iter': 1000, 'tol': 0.001, 'alpha': 0.01}], [0.50057530199276112, 0.10152237008933856, {'normalize': False, 'selection': 'random', 'fit_intercept': True, 'l1_ratio': 0.5, 'max_iter': 1000, 'tol': 0.001, 'alpha': 0.01}], [0.46710447474448363, 0.091943157002311413, {'normalize': False, 'selection': 'random', 'fit_intercept': True, 'l1_ratio': 0, 'max_iter': 1000, 'tol': 0.0001, 'alpha': 0.01}], [0.43278808054583129, 0.14009345677199503, {'normalize': False, 'selection': 'random', 'fit_intercept': True, 'l1_ratio': 0.75, 'max_iter': 1000, 'tol': 0.001, 'alpha': 0.01}], [0.56406564974304807, 0.016681575894244991, {'normalize': False, 'selection': 'cyclic', 'fit_intercept': True, 'l1_ratio': 0.5, 'max_iter': 1000, 'tol': 0.0001, 'alpha': 0.01}], [0.53145801077504051, 0.098058650491085267, {'normalize': False, 'selection': 'random', 'fit_intercept': True, 'l1_ratio': 1, 'max_iter': 1000, 'tol': 0.001, 'alpha': 0.01}], [0.44396997223502283, 0.058800518086891448, {'normalize': False, 'selection': 'random', 'fit_intercept': True, 'l1_ratio': 1, 'max_iter': 1000, 'tol': 0.001, 'alpha': 0.01}], [0.54557700892708827, 0.080718909513515125, {'normalize': False, 'selection': 'random', 'fit_intercept': True, 'l1_ratio': 1, 'max_iter': 1000, 'tol': 0.001, 'alpha': 0.001}], [0.5283946471131713, 0.062708538885310972, {'normalize': Fals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0.83631645117984343, 0.89824865937530174, 0.82637149951368372, 0.93965396915052868, 0.87225832955557447, 0.836539470811553, 0.87082806950343339, 0.86238254910527423, 0.83664211776566422, 0.73975078741550426]</text:p>
          </table:table-cell>
          <table:table-cell office:value-type="string" calcext:value-type="string">
            <text:p>[0.0019052481907807506, 0.043403565953417211, 0.075842445000534497, 0.32309263960968093, 0.15937406325340531, -0.13038063403918665, 0.18676706176917346, 0.20040952658488098, 0.071455537939514757, 0.20043513460507412]</text:p>
          </table:table-cell>
          <table:table-cell office:value-type="string" calcext:value-type="string">
            <text:p>0.851899190338</text:p>
          </table:table-cell>
          <table:table-cell office:value-type="string" calcext:value-type="string">
            <text:p>0.113230458887</text:p>
          </table:table-cell>
          <table:table-cell office:value-type="string" calcext:value-type="string">
            <text:p>[0.24903311184662144, 0.084787706109130168, 0.22691211102284151, 0.065281404415877861, 0.13619950194113312, 0.19221120044313525, 0.11864244173887513, 0.13005030254254044, 0.19229896066168969, 0.19883050380558701]</text:p>
          </table:table-cell>
          <table:table-cell office:value-type="string" calcext:value-type="string">
            <text:p>[1.1407545088400981, 0.87430608076289806, 1.2460773182839577, 1.0031365573426718, 0.63595347786971523, 1.330742002750231, 1.0920027522405962, 0.64038880350278937, 1.2796317654188989, 1.1033810872836221]</text:p>
          </table:table-cell>
          <table:table-cell office:value-type="string" calcext:value-type="string">
            <text:p>0.159424724453</text:p>
          </table:table-cell>
          <table:table-cell office:value-type="string" calcext:value-type="string">
            <text:p>1.03463743543</text:p>
          </table:table-cell>
          <table:table-cell office:value-type="string" calcext:value-type="string">
            <text:p>[0.30338301233870135, 0.20658971625506448, 0.27044311060905918, 0.17262997920816747, 0.24254721331963483, 0.24413534065554102, 0.21550522716273371, 0.22579995960967833, 0.2515188917740882, 0.24850674540773185]</text:p>
          </table:table-cell>
          <table:table-cell office:value-type="string" calcext:value-type="string">
            <text:p>[0.88288082756706265, 0.75003865013930726, 0.92574308313483777, 0.84302888168300161, 0.66285660309816785, 0.96069514135559597, 0.8354301081860761, 0.66554477598117534, 0.98093382173459298, 0.90770772210231898]</text:p>
          </table:table-cell>
          <table:table-cell office:value-type="string" calcext:value-type="string">
            <text:p>0.238105919634</text:p>
          </table:table-cell>
          <table:table-cell office:value-type="string" calcext:value-type="string">
            <text:p>0.841485961498</text:p>
          </table:table-cell>
          <table:table-cell office:value-type="string" calcext:value-type="string">
            <text:p>[[0.47397459883437937, 0.13717174051117001, {'normalize': False, 'selection': 'cyclic', 'fit_intercept': True, 'l1_ratio': 0, 'max_iter': 1000, 'tol': 0.0001, 'alpha': 0.01}], [0.52527069010967042, 0.072441300180319093, {'normalize': False, 'selection': 'random', 'fit_intercept': True, 'l1_ratio': 0.25, 'max_iter': 1000, 'tol': 0.001, 'alpha': 0.01}], [0.50668151286108454, 0.10389219474339069, {'normalize': False, 'selection': 'random', 'fit_intercept': True, 'l1_ratio': 0.25, 'max_iter': 1000, 'tol': 0.001, 'alpha': 0.01}], [0.46728377927729564, 0.079813021167195297, {'normalize': False, 'selection': 'cyclic', 'fit_intercept': True, 'l1_ratio': 0, 'max_iter': 1000, 'tol': 0.0001, 'alpha': 0.001}], [0.39905062197825769, 0.15176960259463168, {'normalize': False, 'selection': 'random', 'fit_intercept': True, 'l1_ratio': 0.75, 'max_iter': 1000, 'tol': 0.001, 'alpha': 0.01}], [0.58751475377764262, 0.02114955412030229, {'normalize': False, 'selection': 'random', 'fit_intercept': True, 'l1_ratio': 1, 'max_iter': 1000, 'tol': 0.001, 'alpha': 0.01}], [0.50910784037334122, 0.080089530475062662, {'normalize': False, 'selection': 'cyclic', 'fit_intercept': True, 'l1_ratio': 1, 'max_iter': 1000, 'tol': 0.001, 'alpha': 0.01}], [0.41394269859637312, 0.078246271215977936, {'normalize': False, 'selection': 'random', 'fit_intercept': True, 'l1_ratio': 1, 'max_iter': 1000, 'tol': 0.0001, 'alpha': 0.01}], [0.51332594243255059, 0.097204914128056874, {'normalize': False, 'selection': 'random', 'fit_intercept': True, 'l1_ratio': 1, 'max_iter': 1000, 'tol': 0.0001, 'alpha': 0.01}], [0.54007036317104462, 0.043225827437591437, {'normalize': False, 'selection': 'cyclic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0.88918885432107997, 0.93525834987249012, 0.79949689180071748, 0.81974893698769791, 0.85167300315959704, 0.92002783015677492, 0.90080385155138154, 0.90600126212190113, 0.90519807682405418, 0.84539354402890587]</text:p>
          </table:table-cell>
          <table:table-cell office:value-type="string" calcext:value-type="string">
            <text:p>[-0.070134570767042437, -0.053760556832121997, 0.13277321858880442, 0.26603582478329246, 0.097959363159997426, -0.070325678124439905, 0.21792822652237098, 0.09981296687096175, 0.098891656757396751, 0.2249607932818849]</text:p>
          </table:table-cell>
          <table:table-cell office:value-type="string" calcext:value-type="string">
            <text:p>0.877279060082</text:p>
          </table:table-cell>
          <table:table-cell office:value-type="string" calcext:value-type="string">
            <text:p>0.0944141244241</text:p>
          </table:table-cell>
          <table:table-cell office:value-type="string" calcext:value-type="string">
            <text:p>[0.16859143533129786, 0.053948144273383784, 0.26203407517031468, 0.19499281684739111, 0.15814779174095658, 0.094038278500171477, 0.091110144578576469, 0.088830044592347709, 0.11159737777031449, 0.11811939497165001]</text:p>
          </table:table-cell>
          <table:table-cell office:value-type="string" calcext:value-type="string">
            <text:p>[1.2230911288285273, 0.96311174672595257, 1.1693153578401634, 1.0876913725907709, 0.68241515649443973, 1.2600422314497466, 1.0501597868689012, 0.72095618474802414, 1.2418219129092385, 1.0695362435337654]</text:p>
          </table:table-cell>
          <table:table-cell office:value-type="string" calcext:value-type="string">
            <text:p>0.134140950378</text:p>
          </table:table-cell>
          <table:table-cell office:value-type="string" calcext:value-type="string">
            <text:p>1.0468141122</text:p>
          </table:table-cell>
          <table:table-cell office:value-type="string" calcext:value-type="string">
            <text:p>[0.22917394287837003, 0.17100625115522297, 0.31035943813992328, 0.26896127765516675, 0.22139667276964334, 0.21239403645864349, 0.19169727861461697, 0.19719556112889483, 0.20509495675191949, 0.2227128464277357]</text:p>
          </table:table-cell>
          <table:table-cell office:value-type="string" calcext:value-type="string">
            <text:p>[0.90865903664972969, 0.78914035621611756, 0.89696570259536834, 0.87756389327746609, 0.68849516076243378, 0.9501689435411893, 0.83530031947973704, 0.69138409523648237, 0.95997213635957424, 0.91031779802463719]</text:p>
          </table:table-cell>
          <table:table-cell office:value-type="string" calcext:value-type="string">
            <text:p>0.222999226198</text:p>
          </table:table-cell>
          <table:table-cell office:value-type="string" calcext:value-type="string">
            <text:p>0.850796744214</text:p>
          </table:table-cell>
          <table:table-cell office:value-type="string" calcext:value-type="string">
            <text:p>[[0.52615468442912605, 0.10757041545258887, {'normalize': False, 'selection': 'random', 'fit_intercept': True, 'l1_ratio': 0, 'max_iter': 1000, 'tol': 0.001, 'alpha': 0.001}], [0.51586594199205871, 0.071588912541666508, {'normalize': False, 'selection': 'cyclic', 'fit_intercept': True, 'l1_ratio': 0, 'max_iter': 1000, 'tol': 0.0001, 'alpha': 0.01}], [0.4670337577907856, 0.091823977186222247, {'normalize': False, 'selection': 'cyclic', 'fit_intercept': True, 'l1_ratio': 0, 'max_iter': 1000, 'tol': 0.0001, 'alpha': 0.1}], [0.45761348238204858, 0.11444005740689681, {'normalize': False, 'selection': 'random', 'fit_intercept': True, 'l1_ratio': 0, 'max_iter': 1000, 'tol': 0.0001, 'alpha': 0.1}], [0.46827800934446756, 0.12709498871624611, {'normalize': False, 'selection': 'random', 'fit_intercept': True, 'l1_ratio': 0.75, 'max_iter': 1000, 'tol': 0.001, 'alpha': 0.01}], [0.5681950289205423, 0.016189733530959094, {'normalize': False, 'selection': 'random', 'fit_intercept': True, 'l1_ratio': 0.5, 'max_iter': 1000, 'tol': 0.001, 'alpha': 0.01}], [0.51300907109168603, 0.079670211501813984, {'normalize': False, 'selection': 'cyclic', 'fit_intercept': True, 'l1_ratio': 0.75, 'max_iter': 1000, 'tol': 0.001, 'alpha': 0.01}], [0.42787595057372169, 0.064331473081984863, {'normalize': False, 'selection': 'random', 'fit_intercept': True, 'l1_ratio': 0.75, 'max_iter': 1000, 'tol': 0.001, 'alpha': 0.01}], [0.4885361261016431, 0.062373635435717556, {'normalize': False, 'selection': 'cyclic', 'fit_intercept': True, 'l1_ratio': 0.75, 'max_iter': 1000, 'tol': 0.001, 'alpha': 0.01}], [0.50314906583706898, 0.058588796086816157, {'normalize': False, 'selection': 'random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0.86769319700858394, 0.744319528179052, 0.87988868351640281, 0.94009171620871512, 0.90362006182043997, 0.90946120977789258, 0.83316425510387437, 0.81978538893683695, 0.90536571927949172, 0.86825690879783013]</text:p>
          </table:table-cell>
          <table:table-cell office:value-type="string" calcext:value-type="string">
            <text:p>[-0.025587679639063943, -0.12832546433977998, 0.10151018946072377, 0.34552426538913583, 0.15598346711444611, -0.058275504239329257, 0.14977690829431956, -0.027491487133329162, 0.084962023969578748, 0.22010137274311981]</text:p>
          </table:table-cell>
          <table:table-cell office:value-type="string" calcext:value-type="string">
            <text:p>0.867164666863</text:p>
          </table:table-cell>
          <table:table-cell office:value-type="string" calcext:value-type="string">
            <text:p>0.081817809162</text:p>
          </table:table-cell>
          <table:table-cell office:value-type="string" calcext:value-type="string">
            <text:p>[0.2012955798241636, 0.21305430050851049, 0.15697142061751337, 0.064807856407250494, 0.10276129575809938, 0.10646343580105355, 0.15323607898177641, 0.17030517960457905, 0.1114000351658288, 0.10065177502939876]</text:p>
          </table:table-cell>
          <table:table-cell office:value-type="string" calcext:value-type="string">
            <text:p>[1.1721770579781037, 1.0312622747074249, 1.2114685072534954, 0.96989421846926038, 0.63851854434264355, 1.2458561493049558, 1.1416728375278664, 0.82291381142182163, 1.2610184094952592, 1.0762421318859039]</text:p>
          </table:table-cell>
          <table:table-cell office:value-type="string" calcext:value-type="string">
            <text:p>0.13809469577</text:p>
          </table:table-cell>
          <table:table-cell office:value-type="string" calcext:value-type="string">
            <text:p>1.05710239424</text:p>
          </table:table-cell>
          <table:table-cell office:value-type="string" calcext:value-type="string">
            <text:p>[0.2934705321168582, 0.25189379791952232, 0.24432195142800153, 0.16090313800032752, 0.19368176584262911, 0.21182046856658154, 0.22109053976418855, 0.24801369642848722, 0.22932372933341286, 0.20462437822260493]</text:p>
          </table:table-cell>
          <table:table-cell office:value-type="string" calcext:value-type="string">
            <text:p>[0.90298124013313907, 0.79855151847593442, 0.91908474820333963, 0.83888745056862957, 0.6705698749825606, 0.94391826026630932, 0.8540260465345888, 0.72765888500161235, 0.96801965580880667, 0.89885724054720983]</text:p>
          </table:table-cell>
          <table:table-cell office:value-type="string" calcext:value-type="string">
            <text:p>0.225914399762</text:p>
          </table:table-cell>
          <table:table-cell office:value-type="string" calcext:value-type="string">
            <text:p>0.852255492052</text:p>
          </table:table-cell>
          <table:table-cell office:value-type="string" calcext:value-type="string">
            <text:p>[[0.5061504333292296, 0.11514948527726487, {'normalize': False, 'selection': 'random', 'fit_intercept': True, 'l1_ratio': 0.75, 'max_iter': 1000, 'tol': 0.001, 'alpha': 0.01}], [0.54045158539930671, 0.086464097943482005, {'normalize': False, 'selection': 'cyclic', 'fit_intercept': True, 'l1_ratio': 1, 'max_iter': 1000, 'tol': 0.0001, 'alpha': 0.01}], [0.49785258860259501, 0.10314096527112293, {'normalize': False, 'selection': 'cyclic', 'fit_intercept': True, 'l1_ratio': 0.75, 'max_iter': 1000, 'tol': 0.001, 'alpha': 0.01}], [0.47148678992834414, 0.092239289393379664, {'normalize': False, 'selection': 'random', 'fit_intercept': True, 'l1_ratio': 0, 'max_iter': 1000, 'tol': 0.0001, 'alpha': 0.01}], [0.44933066873131461, 0.13560940577519043, {'normalize': False, 'selection': 'random', 'fit_intercept': True, 'l1_ratio': 0.75, 'max_iter': 1000, 'tol': 0.001, 'alpha': 0.01}], [0.5632366972276468, 0.015512633105667004, {'normalize': False, 'selection': 'random', 'fit_intercept': True, 'l1_ratio': 0.5, 'max_iter': 1000, 'tol': 0.0001, 'alpha': 0.01}], [0.5487612752724419, 0.094673775724150908, {'normalize': False, 'selection': 'random', 'fit_intercept': True, 'l1_ratio': 1, 'max_iter': 1000, 'tol': 0.001, 'alpha': 0.01}], [0.4696099420314877, 0.032097316277930485, {'normalize': False, 'selection': 'cyclic', 'fit_intercept': True, 'l1_ratio': 1, 'max_iter': 1000, 'tol': 0.001, 'alpha': 0.01}], [0.5378624066100075, 0.087938099201792741, {'normalize': False, 'selection': 'cyclic', 'fit_intercept': True, 'l1_ratio': 0.75, 'max_iter': 1000, 'tol': 0.0001, 'alpha': 0.01}], [0.52482734615985227, 0.051019913531225286, {'normalize': False, 'selection': 'random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0.8449837897703516, 0.90674085102137825, 0.82573148526297868, 0.9453762366685482, 0.88523984322198035, 0.84325780098594127, 0.85951636715196189, 0.87905079098575456, 0.84723992189210418, 0.76165758358405167]</text:p>
          </table:table-cell>
          <table:table-cell office:value-type="string" calcext:value-type="string">
            <text:p>[0.049146453461527018, -0.0024125232427731902, 0.12999300850009443, 0.36103813853513977, 0.19355888182278258, -0.092210269333236061, 0.2155791048678295, 0.15303452669404538, 0.10438476156125731, 0.22148273519573813]</text:p>
          </table:table-cell>
          <table:table-cell office:value-type="string" calcext:value-type="string">
            <text:p>0.859879467055</text:p>
          </table:table-cell>
          <table:table-cell office:value-type="string" calcext:value-type="string">
            <text:p>0.133359481806</text:p>
          </table:table-cell>
          <table:table-cell office:value-type="string" calcext:value-type="string">
            <text:p>[0.23584636023852842, 0.077711303527215003, 0.22774853467624756, 0.059091143768056818, 0.12235847661513589, 0.18431119966494272, 0.12903206727162683, 0.11429859456280922, 0.17982361089015456, 0.18209370266139757]</text:p>
          </table:table-cell>
          <table:table-cell office:value-type="string" calcext:value-type="string">
            <text:p>[1.0867610199273887, 0.91618088183397761, 1.1730640224621907, 0.94690357867216957, 0.6100918510637674, 1.2858058935805277, 1.0533141688319436, 0.67833125092397861, 1.2342518377162885, 1.0743358835364971]</text:p>
          </table:table-cell>
          <table:table-cell office:value-type="string" calcext:value-type="string">
            <text:p>0.151231499388</text:p>
          </table:table-cell>
          <table:table-cell office:value-type="string" calcext:value-type="string">
            <text:p>1.00590403885</text:p>
          </table:table-cell>
          <table:table-cell office:value-type="string" calcext:value-type="string">
            <text:p>[0.30307183850874181, 0.20006368233577057, 0.27836989078559743, 0.1562991656647367, 0.22925363947037838, 0.23925520925004617, 0.23217920766472691, 0.20881581204528812, 0.25164812793360286, 0.23940002085031484]</text:p>
          </table:table-cell>
          <table:table-cell office:value-type="string" calcext:value-type="string">
            <text:p>[0.87288421246196213, 0.76738145193530694, 0.9018255917453214, 0.83040894315929814, 0.65702410628201269, 0.96074219641756686, 0.82902420542219935, 0.68187011916810658, 0.96216712728122455, 0.89826378963814768]</text:p>
          </table:table-cell>
          <table:table-cell office:value-type="string" calcext:value-type="string">
            <text:p>0.233835659451</text:p>
          </table:table-cell>
          <table:table-cell office:value-type="string" calcext:value-type="string">
            <text:p>0.836159174351</text:p>
          </table:table-cell>
          <table:table-cell office:value-type="string" calcext:value-type="string">
            <text:p>[[0.46641325190565586, 0.13573560330733395, {'normalize': False, 'selection': 'cyclic', 'fit_intercept': True, 'l1_ratio': 0, 'max_iter': 1000, 'tol': 0.0001, 'alpha': 0.01}], [0.51780560592544667, 0.05679026031334386, {'normalize': False, 'selection': 'cyclic', 'fit_intercept': True, 'l1_ratio': 0, 'max_iter': 1000, 'tol': 0.0001, 'alpha': 0.01}], [0.50144662572478493, 0.10755961933130136, {'normalize': False, 'selection': 'random', 'fit_intercept': True, 'l1_ratio': 0.25, 'max_iter': 1000, 'tol': 0.0001, 'alpha': 0.01}], [0.46698878366219232, 0.09284134321925766, {'normalize': False, 'selection': 'random', 'fit_intercept': True, 'l1_ratio': 0, 'max_iter': 1000, 'tol': 0.0001, 'alpha': 0.01}], [0.40189722149995155, 0.14600622225855037, {'normalize': False, 'selection': 'random', 'fit_intercept': True, 'l1_ratio': 0.75, 'max_iter': 1000, 'tol': 0.001, 'alpha': 0.01}], [0.59277700673430822, 0.019664940849096972, {'normalize': False, 'selection': 'random', 'fit_intercept': True, 'l1_ratio': 1, 'max_iter': 1000, 'tol': 0.001, 'alpha': 0.01}], [0.51167312378216823, 0.077521705476491953, {'normalize': False, 'selection': 'random', 'fit_intercept': True, 'l1_ratio': 1, 'max_iter': 1000, 'tol': 0.001, 'alpha': 0.01}], [0.44111795975268936, 0.069643660536729504, {'normalize': False, 'selection': 'cyclic', 'fit_intercept': True, 'l1_ratio': 1, 'max_iter': 1000, 'tol': 0.0001, 'alpha': 0.01}], [0.52647213952017291, 0.0996461601545863, {'normalize': False, 'selection': 'random', 'fit_intercept': True, 'l1_ratio': 1, 'max_iter': 1000, 'tol': 0.0001, 'alpha': 0.01}], [0.53867917348107397, 0.041367070169022163, {'normalize': False, 'selection': 'random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0.89364173116546231, 0.93778457999030929, 0.79809026775394576, 0.81896433805441271, 0.85651223649014629, 0.92319317522989774, 0.89476797517429607, 0.90512026126757561, 0.90901421014028239, 0.85101971829211254]</text:p>
          </table:table-cell>
          <table:table-cell office:value-type="string" calcext:value-type="string">
            <text:p>[-0.096131470933177754, -0.089175929382135477, 0.14524426082833974, 0.2657906241374669, 0.12301256012739104, -0.06161116002139666, 0.22523251487997376, 0.087038245731351771, 0.11211257032983846, 0.22913016880884318]</text:p>
          </table:table-cell>
          <table:table-cell office:value-type="string" calcext:value-type="string">
            <text:p>0.878810849356</text:p>
          </table:table-cell>
          <table:table-cell office:value-type="string" calcext:value-type="string">
            <text:p>0.0940642384506</text:p>
          </table:table-cell>
          <table:table-cell office:value-type="string" calcext:value-type="string">
            <text:p>[0.16181669354924685, 0.051843078576178682, 0.26387236802531522, 0.1958415838590247, 0.15298815066921653, 0.090316188651678009, 0.096654004677736785, 0.089662601996226068, 0.10710516435263295, 0.11382099555617353]</text:p>
          </table:table-cell>
          <table:table-cell office:value-type="string" calcext:value-type="string">
            <text:p>[1.2528038199599332, 0.99548054350473336, 1.1525001700120932, 1.0880547454038094, 0.66346181821792649, 1.2497830542095916, 1.0403516462800393, 0.73118740767735169, 1.223602105817166, 1.0637826013949796]</text:p>
          </table:table-cell>
          <table:table-cell office:value-type="string" calcext:value-type="string">
            <text:p>0.132392082991</text:p>
          </table:table-cell>
          <table:table-cell office:value-type="string" calcext:value-type="string">
            <text:p>1.04610079125</text:p>
          </table:table-cell>
          <table:table-cell office:value-type="string" calcext:value-type="string">
            <text:p>[0.23158893164241526, 0.16376572024421157, 0.30971199426307755, 0.26800568841783751, 0.21436486572578259, 0.20722924413190821, 0.19238408007893057, 0.20373189969330618, 0.19532111935199356, 0.22137933681505548]</text:p>
          </table:table-cell>
          <table:table-cell office:value-type="string" calcext:value-type="string">
            <text:p>[0.91432218297865242, 0.79924151775719743, 0.88918723028300573, 0.87784545868708574, 0.67875669604300226, 0.94879834826180376, 0.82616833036423365, 0.69401251327215141, 0.95747524248010318, 0.90662786517371796]</text:p>
          </table:table-cell>
          <table:table-cell office:value-type="string" calcext:value-type="string">
            <text:p>0.220748288036</text:p>
          </table:table-cell>
          <table:table-cell office:value-type="string" calcext:value-type="string">
            <text:p>0.84924353853</text:p>
          </table:table-cell>
          <table:table-cell office:value-type="string" calcext:value-type="string">
            <text:p>[[0.51910422946768653, 0.10629391201952791, {'normalize': False, 'selection': 'random', 'fit_intercept': True, 'l1_ratio': 0, 'max_iter': 1000, 'tol': 0.0001, 'alpha': 0.001}], [0.51476135475692752, 0.062192540798819307, {'normalize': False, 'selection': 'cyclic', 'fit_intercept': True, 'l1_ratio': 0, 'max_iter': 1000, 'tol': 0.0001, 'alpha': 0.01}], [0.46283510858870391, 0.092160063123045671, {'normalize': False, 'selection': 'cyclic', 'fit_intercept': True, 'l1_ratio': 0, 'max_iter': 1000, 'tol': 0.0001, 'alpha': 0.1}], [0.45724607901660697, 0.11308013453424437, {'normalize': False, 'selection': 'random', 'fit_intercept': True, 'l1_ratio': 0, 'max_iter': 1000, 'tol': 0.0001, 'alpha': 0.1}], [0.46006830003084376, 0.1307061087903798, {'normalize': False, 'selection': 'random', 'fit_intercept': True, 'l1_ratio': 0.75, 'max_iter': 1000, 'tol': 0.001, 'alpha': 0.01}], [0.56409318884962756, 0.013815822577439275, {'normalize': False, 'selection': 'random', 'fit_intercept': True, 'l1_ratio': 0.5, 'max_iter': 1000, 'tol': 0.001, 'alpha': 0.01}], [0.51666847476140387, 0.08481904863029803, {'normalize': False, 'selection': 'cyclic', 'fit_intercept': True, 'l1_ratio': 0.75, 'max_iter': 1000, 'tol': 0.001, 'alpha': 0.01}], [0.43446479509230818, 0.063231593781318249, {'normalize': False, 'selection': 'random', 'fit_intercept': True, 'l1_ratio': 0.75, 'max_iter': 1000, 'tol': 0.001, 'alpha': 0.01}], [0.4862981145103682, 0.06587702062624011, {'normalize': False, 'selection': 'random', 'fit_intercept': True, 'l1_ratio': 0.75, 'max_iter': 1000, 'tol': 0.001, 'alpha': 0.01}], [0.5000237870196087, 0.057138869144754675, {'normalize': False, 'selection': 'cyclic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0.88720977407871904, 0.74168762278301037, 0.87721341553187326, 0.93877672643897569, 0.90745597681848111, 0.91181785551323702, 0.83096947744281513, 0.82107598122459813, 0.90893544087517941, 0.88010845902261048]</text:p>
          </table:table-cell>
          <table:table-cell office:value-type="string" calcext:value-type="string">
            <text:p>[-0.01453158618581174, -0.14252053221018812, 0.13029870843194624, 0.33922505977879269, 0.18547864305158568, -0.051013965655241744, 0.16198162873591793, -0.036239672580254734, 0.092140235203105103, 0.22961227115624461]</text:p>
          </table:table-cell>
          <table:table-cell office:value-type="string" calcext:value-type="string">
            <text:p>0.870525072973</text:p>
          </table:table-cell>
          <table:table-cell office:value-type="string" calcext:value-type="string">
            <text:p>0.0894430789726</text:p>
          </table:table-cell>
          <table:table-cell office:value-type="string" calcext:value-type="string">
            <text:p>[0.17160246799097478, 0.21524742366400482, 0.16046768248823803, 0.066230392036399549, 0.09867140316154828, 0.10369228543185627, 0.15525194868180331, 0.1690855529046861, 0.10719788866813103, 0.091597185858239519]</text:p>
          </table:table-cell>
          <table:table-cell office:value-type="string" calcext:value-type="string">
            <text:p>[1.1595406941117543, 1.0442362245510803, 1.1726518354392954, 0.97922926754644823, 0.61620474352155674, 1.2373074940047433, 1.12528443552641, 0.82992019806278494, 1.2511260807069058, 1.0631173112662105]</text:p>
          </table:table-cell>
          <table:table-cell office:value-type="string" calcext:value-type="string">
            <text:p>0.133904423089</text:p>
          </table:table-cell>
          <table:table-cell office:value-type="string" calcext:value-type="string">
            <text:p>1.04786182847</text:p>
          </table:table-cell>
          <table:table-cell office:value-type="string" calcext:value-type="string">
            <text:p>[0.27338871703491824, 0.24778984520745842, 0.24899436085392546, 0.16064940511298972, 0.18889218984848913, 0.20659501077937725, 0.22114056291205098, 0.24750829865654733, 0.22265987229312903, 0.19862626716430942]</text:p>
          </table:table-cell>
          <table:table-cell office:value-type="string" calcext:value-type="string">
            <text:p>[0.89721034759484919, 0.80349941381127465, 0.90271894614682802, 0.83731786954583953, 0.65747626378243995, 0.94319948116818464, 0.84489403292587839, 0.73047168918929939, 0.96859991516451371, 0.89356173152108498]</text:p>
          </table:table-cell>
          <table:table-cell office:value-type="string" calcext:value-type="string">
            <text:p>0.221624452986</text:p>
          </table:table-cell>
          <table:table-cell office:value-type="string" calcext:value-type="string">
            <text:p>0.847894969085</text:p>
          </table:table-cell>
          <table:table-cell office:value-type="string" calcext:value-type="string">
            <text:p>[[0.49936272854975161, 0.13185909810045576, {'normalize': False, 'selection': 'cyclic', 'fit_intercept': True, 'l1_ratio': 0.25, 'max_iter': 1000, 'tol': 0.001, 'alpha': 0.01}], [0.53515121519087483, 0.080343134216721054, {'normalize': False, 'selection': 'cyclic', 'fit_intercept': True, 'l1_ratio': 1, 'max_iter': 1000, 'tol': 0.0001, 'alpha': 0.01}], [0.49004535206557209, 0.10250833612261254, {'normalize': False, 'selection': 'random', 'fit_intercept': True, 'l1_ratio': 0.75, 'max_iter': 1000, 'tol': 0.001, 'alpha': 0.01}], [0.4587637673532492, 0.093237816697332207, {'normalize': False, 'selection': 'random', 'fit_intercept': True, 'l1_ratio': 0, 'max_iter': 1000, 'tol': 0.0001, 'alpha': 0.01}], [0.44196011844456551, 0.13780013734644481, {'normalize': False, 'selection': 'random', 'fit_intercept': True, 'l1_ratio': 0.75, 'max_iter': 1000, 'tol': 0.001, 'alpha': 0.01}], [0.55713233643201876, 0.016909804117643461, {'normalize': False, 'selection': 'random', 'fit_intercept': True, 'l1_ratio': 0.5, 'max_iter': 1000, 'tol': 0.001, 'alpha': 0.01}], [0.54703219126627267, 0.097982347518924331, {'normalize': False, 'selection': 'random', 'fit_intercept': True, 'l1_ratio': 1, 'max_iter': 1000, 'tol': 0.001, 'alpha': 0.01}], [0.47760433404416042, 0.027667580037726933, {'normalize': False, 'selection': 'random', 'fit_intercept': True, 'l1_ratio': 1, 'max_iter': 1000, 'tol': 0.001, 'alpha': 0.01}], [0.54292428684094929, 0.082863649002986942, {'normalize': False, 'selection': 'cyclic', 'fit_intercept': True, 'l1_ratio': 0.75, 'max_iter': 1000, 'tol': 0.0001, 'alpha': 0.01}], [0.51222137024511472, 0.0514564093533421, {'normalize': False, 'selection': 'random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0.84850326921022123, 0.90634784353528297, 0.82246337939420333, 0.94010464971418872, 0.8882651006410478, 0.84707356445248128, 0.85257722003224179, 0.87772199887261593, 0.86166731697127008, 0.75235746866141673]</text:p>
          </table:table-cell>
          <table:table-cell office:value-type="string" calcext:value-type="string">
            <text:p>[0.054659736350396559, -0.026686163107423777, 0.15009007352058212, 0.35563591506837022, 0.21038393403414068, -0.084060300781730435, 0.22339593855927553, 0.13686736021344059, 0.12108711215781209, 0.22767004715261085]</text:p>
          </table:table-cell>
          <table:table-cell office:value-type="string" calcext:value-type="string">
            <text:p>0.859708181148</text:p>
          </table:table-cell>
          <table:table-cell office:value-type="string" calcext:value-type="string">
            <text:p>0.136904365317</text:p>
          </table:table-cell>
          <table:table-cell office:value-type="string" calcext:value-type="string">
            <text:p>[0.23049171755568962, 0.078038790153191137, 0.23201956621572917, 0.064793865140725548, 0.11913291558804751, 0.17982429092830718, 0.13540556772721338, 0.11555432060050504, 0.16284020586045808, 0.18919899422848344]</text:p>
          </table:table-cell>
          <table:table-cell office:value-type="string" calcext:value-type="string">
            <text:p>[1.080459712057982, 0.93836640352376388, 1.1459663736352848, 0.9549093534170715, 0.597363299633908, 1.2762113329997895, 1.0428177864258938, 0.69127946972194054, 1.2112342448558591, 1.0657975356302705]</text:p>
          </table:table-cell>
          <table:table-cell office:value-type="string" calcext:value-type="string">
            <text:p>0.1507300234</text:p>
          </table:table-cell>
          <table:table-cell office:value-type="string" calcext:value-type="string">
            <text:p>1.00044055119</text:p>
          </table:table-cell>
          <table:table-cell office:value-type="string" calcext:value-type="string">
            <text:p>[0.30522483263112982, 0.19382926139818143, 0.2807138700318228, 0.15945123421624224, 0.22354687718596891, 0.23294446786966186, 0.23775082735546174, 0.2138567451755129, 0.24788487306255766, 0.24253645091994716]</text:p>
          </table:table-cell>
          <table:table-cell office:value-type="string" calcext:value-type="string">
            <text:p>[0.87056743892610899, 0.77797071256475192, 0.88977460299951761, 0.82920760308405639, 0.6527622264816374, 0.96105878172816561, 0.82208749976438822, 0.68828629126503926, 0.95584764912605713, 0.89566480502247547]</text:p>
          </table:table-cell>
          <table:table-cell office:value-type="string" calcext:value-type="string">
            <text:p>0.233773943985</text:p>
          </table:table-cell>
          <table:table-cell office:value-type="string" calcext:value-type="string">
            <text:p>0.834322761096</text:p>
          </table:table-cell>
          <table:table-cell office:value-type="string" calcext:value-type="string">
            <text:p>[[0.4659235506122596, 0.13936973775747966, {'normalize': False, 'selection': 'random', 'fit_intercept': True, 'l1_ratio': 0, 'max_iter': 1000, 'tol': 0.0001, 'alpha': 0.01}], [0.51814258278418346, 0.048541423244818298, {'normalize': False, 'selection': 'cyclic', 'fit_intercept': True, 'l1_ratio': 0, 'max_iter': 1000, 'tol': 0.0001, 'alpha': 0.01}], [0.49615093461802012, 0.10847849046034308, {'normalize': False, 'selection': 'random', 'fit_intercept': True, 'l1_ratio': 0.25, 'max_iter': 1000, 'tol': 0.0001, 'alpha': 0.01}], [0.45588165360003879, 0.092847599196508965, {'normalize': False, 'selection': 'random', 'fit_intercept': True, 'l1_ratio': 0, 'max_iter': 1000, 'tol': 0.0001, 'alpha': 0.01}], [0.39286555664670669, 0.14746662381055667, {'normalize': False, 'selection': 'random', 'fit_intercept': True, 'l1_ratio': 0.75, 'max_iter': 1000, 'tol': 0.001, 'alpha': 0.01}], [0.59340025268119934, 0.019360575275118565, {'normalize': False, 'selection': 'random', 'fit_intercept': True, 'l1_ratio': 1, 'max_iter': 1000, 'tol': 0.001, 'alpha': 0.01}], [0.50698389611105354, 0.079244463142905716, {'normalize': False, 'selection': 'cyclic', 'fit_intercept': True, 'l1_ratio': 1, 'max_iter': 1000, 'tol': 0.001, 'alpha': 0.01}], [0.44717933477743999, 0.066530664608658446, {'normalize': False, 'selection': 'cyclic', 'fit_intercept': True, 'l1_ratio': 1, 'max_iter': 1000, 'tol': 0.0001, 'alpha': 0.01}], [0.53195890075190244, 0.103915062776138, {'normalize': False, 'selection': 'random', 'fit_intercept': True, 'l1_ratio': 0.75, 'max_iter': 1000, 'tol': 0.001, 'alpha': 0.01}], [0.52543061311021844, 0.045049384947629258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0.89010521623514705, 0.9108335870283536, 0.93972783731047793, 0.87873677837333009, 0.89089865288044956, 0.90121290368575147, 0.88793870998236213, 0.87280311971266078, 0.91347370292882357, 0.91290535583098431]</text:p>
          </table:table-cell>
          <table:table-cell office:value-type="string" calcext:value-type="string">
            <text:p>[0.070317303457853031, 0.12245343900716599, 0.19318669551870693, -0.049278004473404025, 0.19520350405911779, 0.028823391763635131, -0.066198589105459948, -0.006377122507055244, -0.097374598434474269, 0.070401241026072148]</text:p>
          </table:table-cell>
          <table:table-cell office:value-type="string" calcext:value-type="string">
            <text:p>0.899863586397</text:p>
          </table:table-cell>
          <table:table-cell office:value-type="string" calcext:value-type="string">
            <text:p>0.0461157260312</text:p>
          </table:table-cell>
          <table:table-cell office:value-type="string" calcext:value-type="string">
            <text:p>[0.16719725454353521, 0.074300894429789793, 0.078768656260263262, 0.13118068082272583, 0.11632499471074435, 0.11616251620574936, 0.10292658026392336, 0.1202027261534586, 0.10185561155122846, 0.066540343415146114]</text:p>
          </table:table-cell>
          <table:table-cell office:value-type="string" calcext:value-type="string">
            <text:p>[0.035212266848304856, 0.0098527449551574185, 0.011270723815864294, 0.039151487745908244, 0.0090132896052166362, 0.033934898829441576, 0.0098932067308210147, 0.0084106852640278198, 0.0071157754492783181, 0.031049916090781973]</text:p>
          </table:table-cell>
          <table:table-cell office:value-type="string" calcext:value-type="string">
            <text:p>0.107546025836</text:p>
          </table:table-cell>
          <table:table-cell office:value-type="string" calcext:value-type="string">
            <text:p>0.0194904995335</text:p>
          </table:table-cell>
          <table:table-cell office:value-type="string" calcext:value-type="string">
            <text:p>[0.23881988848067692, 0.2151076108264274, 0.19527751553630476, 0.24297756238420506, 0.20843563599899315, 0.22892742982058789, 0.23383383697360341, 0.21078862271355714, 0.21654796658119521, 0.18276741246279646]</text:p>
          </table:table-cell>
          <table:table-cell office:value-type="string" calcext:value-type="string">
            <text:p>[0.091891328919683435, 0.071415760783143947, 0.074125170141737598, 0.095972763547137865, 0.074036697733999249, 0.088765158028053417, 0.072437838489705919, 0.068108114953523091, 0.065011813957133777, 0.077209579925293093]</text:p>
          </table:table-cell>
          <table:table-cell office:value-type="string" calcext:value-type="string">
            <text:p>0.217348348178</text:p>
          </table:table-cell>
          <table:table-cell office:value-type="string" calcext:value-type="string">
            <text:p>0.0778974226479</text:p>
          </table:table-cell>
          <table:table-cell office:value-type="string" calcext:value-type="string">
            <text:p>[[0.9341873342200947, 0.011337390817816546, {'normalize': False, 'selection': 'random', 'fit_intercept': True, 'l1_ratio': 0, 'max_iter': 1000, 'tol': 0.001, 'alpha': 0.001}], [0.89775647491253352, 0.0085522323670041249, {'normalize': False, 'selection': 'cyclic', 'fit_intercept': True, 'l1_ratio': 0.25, 'max_iter': 1000, 'tol': 0.0001, 'alpha': 0.001}], [0.83275842241960496, 0.035838095648740929, {'normalize': False, 'selection': 'cyclic', 'fit_intercept': True, 'l1_ratio': 0, 'max_iter': 1000, 'tol': 0.0001, 'alpha': 0.001}], [0.82301039608092219, 0.013769614400022816, {'normalize': False, 'selection': 'random', 'fit_intercept': True, 'l1_ratio': 1, 'max_iter': 1000, 'tol': 0.0001, 'alpha': 0.01}], [0.90309059488690613, 0.030767355662519893, {'normalize': False, 'selection': 'random', 'fit_intercept': True, 'l1_ratio': 0, 'max_iter': 1000, 'tol': 0.0001, 'alpha': 0.001}], [0.83556512952461792, 0.05641134854373734, {'normalize': False, 'selection': 'cyclic', 'fit_intercept': True, 'l1_ratio': 0.25, 'max_iter': 1000, 'tol': 0.001, 'alpha': 0.01}], [0.81809289314974276, 0.039885197972949323, {'normalize': False, 'selection': 'cyclic', 'fit_intercept': True, 'l1_ratio': 1, 'max_iter': 1000, 'tol': 0.001, 'alpha': 0.01}], [0.83953745212141317, 0.029903921891305908, {'normalize': False, 'selection': 'cyclic', 'fit_intercept': True, 'l1_ratio': 0.75, 'max_iter': 1000, 'tol': 0.001, 'alpha': 0.01}], [0.82630423839995126, 0.034330545465296979, {'normalize': False, 'selection': 'cyclic', 'fit_intercept': True, 'l1_ratio': 0.75, 'max_iter': 1000, 'tol': 0.001, 'alpha': 0.01}], [0.90091452484059364, 0.025049259102215272, {'normalize': False, 'selection': 'cyclic', 'fit_intercept': True, 'l1_ratio': 0.5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0.94486125455366499, 0.91723598488651781, 0.93768507507725141, 0.94398096607316617, 0.93327583081937804, 0.90149422977470972, 0.88975812208062055, 0.88212279679636429, 0.94397126103109485, 0.92554814998010027]</text:p>
          </table:table-cell>
          <table:table-cell office:value-type="string" calcext:value-type="string">
            <text:p>[0.057339864693804254, -0.022243373995896931, 0.13435228444391023, 0.059601698569337724, 0.095022579380075745, 0.0061741621761427501, 0.084290807407327639, 0.14049289318885039, -0.22641203860148384, 0.096385776534478662]</text:p>
          </table:table-cell>
          <table:table-cell office:value-type="string" calcext:value-type="string">
            <text:p>0.921993367107</text:p>
          </table:table-cell>
          <table:table-cell office:value-type="string" calcext:value-type="string">
            <text:p>0.0425004653797</text:p>
          </table:table-cell>
          <table:table-cell office:value-type="string" calcext:value-type="string">
            <text:p>[0.083889758383150423, 0.068965882383177177, 0.081438307206743124, 0.060600525954831085, 0.071142005409975409, 0.11583170836153693, 0.10125547808996939, 0.11139550863522689, 0.065954994785314067, 0.056881243565370825]</text:p>
          </table:table-cell>
          <table:table-cell office:value-type="string" calcext:value-type="string">
            <text:p>[0.035703794805603463, 0.011477343418320818, 0.012092607136838254, 0.035088882467533632, 0.01013526229223108, 0.034726309277446611, 0.0084968226746888233, 0.0071832353855331614, 0.0079525010761408704, 0.030181995776339513]</text:p>
          </table:table-cell>
          <table:table-cell office:value-type="string" calcext:value-type="string">
            <text:p>0.0817355412775</text:p>
          </table:table-cell>
          <table:table-cell office:value-type="string" calcext:value-type="string">
            <text:p>0.0193038754311</text:p>
          </table:table-cell>
          <table:table-cell office:value-type="string" calcext:value-type="string">
            <text:p>[0.20857784371633978, 0.20587300292489577, 0.19590178857225463, 0.16954264761517049, 0.18705445725235714, 0.24031443555629228, 0.20274933814519472, 0.20268687380504358, 0.18642804379804098, 0.17736823345413302]</text:p>
          </table:table-cell>
          <table:table-cell office:value-type="string" calcext:value-type="string">
            <text:p>[0.091808111268288584, 0.072452638273438855, 0.076197128902591255, 0.09426997026205286, 0.079350081157472913, 0.09217484691831436, 0.06619932168487698, 0.061209986425468786, 0.067405083760413861, 0.073639764136266925]</text:p>
          </table:table-cell>
          <table:table-cell office:value-type="string" calcext:value-type="string">
            <text:p>0.197649666484</text:p>
          </table:table-cell>
          <table:table-cell office:value-type="string" calcext:value-type="string">
            <text:p>0.0774706932789</text:p>
          </table:table-cell>
          <table:table-cell office:value-type="string" calcext:value-type="string">
            <text:p>[[0.91685003024169398, 0.0074771002342531156, {'normalize': False, 'selection': 'random', 'fit_intercept': True, 'l1_ratio': 0, 'max_iter': 1000, 'tol': 0.001, 'alpha': 0.001}], [0.9303578302898714, 0.015727658055860363, {'normalize': False, 'selection': 'cyclic', 'fit_intercept': True, 'l1_ratio': 0.75, 'max_iter': 1000, 'tol': 0.001, 'alpha': 0.001}], [0.85744538379177793, 0.017495191068963474, {'normalize': False, 'selection': 'cyclic', 'fit_intercept': True, 'l1_ratio': 1, 'max_iter': 1000, 'tol': 0.0001, 'alpha': 0.001}], [0.9087941109923634, 0.018930670749889113, {'normalize': True, 'selection': 'cyclic', 'fit_intercept': True, 'l1_ratio': 1, 'max_iter': 1000, 'tol': 0.0001, 'alpha': 0.0001}], [0.90403488125420983, 0.012514179197862275, {'normalize': False, 'selection': 'random', 'fit_intercept': True, 'l1_ratio': 0, 'max_iter': 1000, 'tol': 0.0001, 'alpha': 0.001}], [0.85682377179914926, 0.042208518771152531, {'normalize': False, 'selection': 'cyclic', 'fit_intercept': True, 'l1_ratio': 0.75, 'max_iter': 1000, 'tol': 0.001, 'alpha': 0.01}], [0.88053952353662479, 0.039810426775361868, {'normalize': False, 'selection': 'random', 'fit_intercept': True, 'l1_ratio': 1, 'max_iter': 1000, 'tol': 0.001, 'alpha': 0.001}], [0.88637228168921267, 0.057533186239698289, {'normalize': False, 'selection': 'cyclic', 'fit_intercept': True, 'l1_ratio': 1, 'max_iter': 1000, 'tol': 0.0001, 'alpha': 0.001}], [0.87734305585274008, 0.044925254548317785, {'normalize': False, 'selection': 'cyclic', 'fit_intercept': True, 'l1_ratio': 0, 'max_iter': 1000, 'tol': 0.0001, 'alpha': 0.001}], [0.92911156932019179, 0.016708106146037571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0.9130176586090144, 0.93361187473333718, 0.92978232037671404, 0.88039182629316837, 0.88057413917042782, 0.86537690796103106, 0.67008304217445658, 0.88386598662565641, 0.90165640385857293, 0.88822173741836041]</text:p>
          </table:table-cell>
          <table:table-cell office:value-type="string" calcext:value-type="string">
            <text:p>[0.065794549495711285, 0.093766882997614376, 0.20104440804214918, 0.1003725259526197, 0.071919041485417501, 0.0056582491057634021, 0.20254584451452362, 0.010402186171502126, 0.093548664375339374, 0.055157308083962908]</text:p>
          </table:table-cell>
          <table:table-cell office:value-type="string" calcext:value-type="string">
            <text:p>0.874658189722</text:p>
          </table:table-cell>
          <table:table-cell office:value-type="string" calcext:value-type="string">
            <text:p>0.0900209660225</text:p>
          </table:table-cell>
          <table:table-cell office:value-type="string" calcext:value-type="string">
            <text:p>[0.13233757032053572, 0.055320124724524945, 0.091766281859360352, 0.12939027553737861, 0.127333098958928, 0.15830161725675954, 0.30302367779913558, 0.10974817130108355, 0.11576650644014318, 0.085398637878317363]</text:p>
          </table:table-cell>
          <table:table-cell office:value-type="string" calcext:value-type="string">
            <text:p>[0.035383568755930433, 0.010174826235590193, 0.011160956032928299, 0.033567609228333115, 0.010394009539516497, 0.034744336336273635, 0.0073995397285127607, 0.0082704540514067001, 0.0058777596722261348, 0.03155908505661454]</text:p>
          </table:table-cell>
          <table:table-cell office:value-type="string" calcext:value-type="string">
            <text:p>0.130838596208</text:p>
          </table:table-cell>
          <table:table-cell office:value-type="string" calcext:value-type="string">
            <text:p>0.0188532144637</text:p>
          </table:table-cell>
          <table:table-cell office:value-type="string" calcext:value-type="string">
            <text:p>[0.23560463903368631, 0.18557583426102861, 0.19316247647461462, 0.22459226950400382, 0.23676534606929581, 0.2542699499864543, 0.26822592969042541, 0.23083565536948547, 0.21365495327845149, 0.19092930906884023]</text:p>
          </table:table-cell>
          <table:table-cell office:value-type="string" calcext:value-type="string">
            <text:p>[0.090449502206962615, 0.069259213300372005, 0.074253294483838245, 0.08443337576311212, 0.075764481748708826, 0.093360881998361053, 0.063638803097005703, 0.068260216623667144, 0.062514346355064754, 0.079732488891464545]</text:p>
          </table:table-cell>
          <table:table-cell office:value-type="string" calcext:value-type="string">
            <text:p>0.223361636274</text:p>
          </table:table-cell>
          <table:table-cell office:value-type="string" calcext:value-type="string">
            <text:p>0.0761666604469</text:p>
          </table:table-cell>
          <table:table-cell office:value-type="string" calcext:value-type="string">
            <text:p>[[0.91695691014525027, 0.0081815592960936181, {'normalize': False, 'selection': 'random', 'fit_intercept': True, 'l1_ratio': 0, 'max_iter': 1000, 'tol': 0.001, 'alpha': 0.001}], [0.88334188399269031, 0.030816403192075931, {'normalize': False, 'selection': 'random', 'fit_intercept': True, 'l1_ratio': 0.25, 'max_iter': 1000, 'tol': 0.001, 'alpha': 0.001}], [0.87022173613439835, 0.026160046464011943, {'normalize': False, 'selection': 'cyclic', 'fit_intercept': True, 'l1_ratio': 0, 'max_iter': 1000, 'tol': 0.0001, 'alpha': 0.001}], [0.87092336244812951, 0.029789663194272141, {'normalize': False, 'selection': 'random', 'fit_intercept': True, 'l1_ratio': 0.25, 'max_iter': 1000, 'tol': 0.001, 'alpha': 0.001}], [0.8632851758493959, 0.032400071386697496, {'normalize': False, 'selection': 'cyclic', 'fit_intercept': True, 'l1_ratio': 0.5, 'max_iter': 1000, 'tol': 0.0001, 'alpha': 0.01}], [0.89069950722061464, 0.030221657079581056, {'normalize': False, 'selection': 'random', 'fit_intercept': True, 'l1_ratio': 0.75, 'max_iter': 1000, 'tol': 0.001, 'alpha': 0.01}], [0.90420627711247614, 0.027021749503197443, {'normalize': True, 'selection': 'random', 'fit_intercept': True, 'l1_ratio': 1, 'max_iter': 1000, 'tol': 0.001, 'alpha': 0.001}], [0.83680309962733102, 0.03055859715677909, {'normalize': False, 'selection': 'random', 'fit_intercept': True, 'l1_ratio': 0.75, 'max_iter': 1000, 'tol': 0.0001, 'alpha': 0.01}], [0.87722709817475131, 0.051784505468327878, {'normalize': False, 'selection': 'cyclic', 'fit_intercept': True, 'l1_ratio': 0.25, 'max_iter': 1000, 'tol': 0.0001, 'alpha': 0.001}], [0.8929728985024411, 0.0042984529164688968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0.88370521834991678, 0.92614765034496749, 0.86423901692160732, 0.94379543765870921, 0.89828604451010352, 0.91602071970571108, 0.94385468614669155, 0.91732976973741276, 0.91656569890448636, 0.92400414937686837]</text:p>
          </table:table-cell>
          <table:table-cell office:value-type="string" calcext:value-type="string">
            <text:p>[0.073555835625357391, 0.14803615681974047, -0.023276714391106568, 0.034405076144571334, 0.16240662412770968, 0.033829627153483588, 0.16807206392989982, 0.0060707975731724151, 0.17274253130290063, 0.055588630698802599]</text:p>
          </table:table-cell>
          <table:table-cell office:value-type="string" calcext:value-type="string">
            <text:p>0.913394839166</text:p>
          </table:table-cell>
          <table:table-cell office:value-type="string" calcext:value-type="string">
            <text:p>0.0831430628985</text:p>
          </table:table-cell>
          <table:table-cell office:value-type="string" calcext:value-type="string">
            <text:p>[0.1769344052875105, 0.061539939224149041, 0.17742370163060972, 0.060801227728987696, 0.10844848067188423, 0.098750189772765451, 0.051568611711110553, 0.078124455779488663, 0.098215826287379723, 0.058060860651501511]</text:p>
          </table:table-cell>
          <table:table-cell office:value-type="string" calcext:value-type="string">
            <text:p>[0.03508960557978482, 0.0095655123397371204, 0.014294594760707269, 0.036029038698671439, 0.0093805970903513801, 0.033759970716439158, 0.0077194203226174608, 0.0083066531515670824, 0.005364237876824194, 0.031544678269955738]</text:p>
          </table:table-cell>
          <table:table-cell office:value-type="string" calcext:value-type="string">
            <text:p>0.0969867698745</text:p>
          </table:table-cell>
          <table:table-cell office:value-type="string" calcext:value-type="string">
            <text:p>0.0191054308807</text:p>
          </table:table-cell>
          <table:table-cell office:value-type="string" calcext:value-type="string">
            <text:p>[0.23678389361455046, 0.19833232532267617, 0.27885457269056491, 0.18326137972421283, 0.18962389556429923, 0.22196505000307432, 0.16787827251027998, 0.18508674175787446, 0.20815294224407146, 0.17545928130018351]</text:p>
          </table:table-cell>
          <table:table-cell office:value-type="string" calcext:value-type="string">
            <text:p>[0.090221604569023048, 0.071698568496722362, 0.080749417963193057, 0.090349140314012477, 0.075237860990048644, 0.088650506070976229, 0.062588725241092116, 0.065275369583901066, 0.058670779536192173, 0.078000137252869639]</text:p>
          </table:table-cell>
          <table:table-cell office:value-type="string" calcext:value-type="string">
            <text:p>0.204539835473</text:p>
          </table:table-cell>
          <table:table-cell office:value-type="string" calcext:value-type="string">
            <text:p>0.0761442110018</text:p>
          </table:table-cell>
          <table:table-cell office:value-type="string" calcext:value-type="string">
            <text:p>[[0.93928506910751908, 0.0080449570727871341, {'normalize': False, 'selection': 'random', 'fit_intercept': True, 'l1_ratio': 1, 'max_iter': 1000, 'tol': 0.001, 'alpha': 0.001}], [0.90335332831360315, 0.010890611383265841, {'normalize': False, 'selection': 'cyclic', 'fit_intercept': True, 'l1_ratio': 0.25, 'max_iter': 1000, 'tol': 0.0001, 'alpha': 0.001}], [0.80261109194860403, 0.079219273913036792, {'normalize': False, 'selection': 'cyclic', 'fit_intercept': True, 'l1_ratio': 0.75, 'max_iter': 1000, 'tol': 0.001, 'alpha': 0.01}], [0.84417406262078576, 0.038963563790239894, {'normalize': False, 'selection': 'random', 'fit_intercept': True, 'l1_ratio': 1, 'max_iter': 1000, 'tol': 0.001, 'alpha': 0.001}], [0.91443982195309104, 0.046498151213752892, {'normalize': False, 'selection': 'random', 'fit_intercept': True, 'l1_ratio': 0, 'max_iter': 1000, 'tol': 0.0001, 'alpha': 0.001}], [0.82258344646378156, 0.077190266282222711, {'normalize': False, 'selection': 'cyclic', 'fit_intercept': True, 'l1_ratio': 0.25, 'max_iter': 1000, 'tol': 0.001, 'alpha': 0.01}], [0.81481570608146203, 0.096157482845117714, {'normalize': False, 'selection': 'cyclic', 'fit_intercept': True, 'l1_ratio': 1, 'max_iter': 1000, 'tol': 0.001, 'alpha': 0.001}], [0.85560761947792752, 0.074053640877377189, {'normalize': False, 'selection': 'cyclic', 'fit_intercept': True, 'l1_ratio': 1, 'max_iter': 1000, 'tol': 0.001, 'alpha': 0.001}], [0.84187086839083092, 0.067940476114527373, {'normalize': False, 'selection': 'cyclic', 'fit_intercept': True, 'l1_ratio': 1, 'max_iter': 1000, 'tol': 0.0001, 'alpha': 0.001}], [0.92972450438738141, 0.027103266660801862, {'normalize': False, 'selection': 'random', 'fit_intercept': True, 'l1_ratio': 0.75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0.94397922512094146, 0.93368187585326867, 0.94146904384618357, 0.94773525663136993, 0.94034371702266695, 0.9530635617927673, 0.936271559599128, 0.90750621626686834, 0.93239583443569862, 0.92141229981098172]</text:p>
          </table:table-cell>
          <table:table-cell office:value-type="string" calcext:value-type="string">
            <text:p>[0.094732613911123531, 0.012328270485279402, 0.12292337292526734, 0.088786074823776651, 0.08836527801024685, 0.075908401960414706, -0.33381653614651219, -0.35927378933491627, -1.7294768836079162, 0.091118138727754983]</text:p>
          </table:table-cell>
          <table:table-cell office:value-type="string" calcext:value-type="string">
            <text:p>0.935785859038</text:p>
          </table:table-cell>
          <table:table-cell office:value-type="string" calcext:value-type="string">
            <text:p>-0.184840505825</text:p>
          </table:table-cell>
          <table:table-cell office:value-type="string" calcext:value-type="string">
            <text:p>[0.085231704693300311, 0.055261793951214, 0.076493103285739536, 0.056539192396106032, 0.063606151390567148, 0.055191973115029325, 0.058533597417829097, 0.087407843115767839, 0.079581166189258243, 0.060041034769439394]</text:p>
          </table:table-cell>
          <table:table-cell office:value-type="string" calcext:value-type="string">
            <text:p>[0.034287522922164894, 0.011089186697191366, 0.012252262542279777, 0.033999932023107721, 0.010209820501092717, 0.032289652183404093, 0.012376421116966824, 0.011359980045311779, 0.017698919425926222, 0.030357942345024629]</text:p>
          </table:table-cell>
          <table:table-cell office:value-type="string" calcext:value-type="string">
            <text:p>0.0677887560324</text:p>
          </table:table-cell>
          <table:table-cell office:value-type="string" calcext:value-type="string">
            <text:p>0.0205921639802</text:p>
          </table:table-cell>
          <table:table-cell office:value-type="string" calcext:value-type="string">
            <text:p>[0.20579650995994767, 0.19095457326445517, 0.18416273563702401, 0.16870902214109998, 0.17638792781952395, 0.17158773505140781, 0.17282344862442431, 0.18117401799209717, 0.20065291738603111, 0.17499601024645803]</text:p>
          </table:table-cell>
          <table:table-cell office:value-type="string" calcext:value-type="string">
            <text:p>[0.090972939569214817, 0.074997202939916116, 0.075647025066592419, 0.089842540925279754, 0.078085969175377315, 0.086822761718730324, 0.074933180021807363, 0.079378106818950578, 0.09072580561947223, 0.073496910143977648]</text:p>
          </table:table-cell>
          <table:table-cell office:value-type="string" calcext:value-type="string">
            <text:p>0.182724489812</text:p>
          </table:table-cell>
          <table:table-cell office:value-type="string" calcext:value-type="string">
            <text:p>0.0814902441999</text:p>
          </table:table-cell>
          <table:table-cell office:value-type="string" calcext:value-type="string">
            <text:p>[[0.93647662416532096, 0.028725235919297806, {'normalize': False, 'selection': 'random', 'fit_intercept': True, 'l1_ratio': 0, 'max_iter': 1000, 'tol': 0.001, 'alpha': 0.001}], [0.92998504420850736, 0.016483167374898175, {'normalize': False, 'selection': 'cyclic', 'fit_intercept': True, 'l1_ratio': 0, 'max_iter': 1000, 'tol': 0.0001, 'alpha': 0.001}], [0.87672611490482377, 0.023059042317239178, {'normalize': False, 'selection': 'cyclic', 'fit_intercept': True, 'l1_ratio': 1, 'max_iter': 1000, 'tol': 0.0001, 'alpha': 0.001}], [0.91959497014477942, 0.024498630450406841, {'normalize': True, 'selection': 'cyclic', 'fit_intercept': True, 'l1_ratio': 1, 'max_iter': 1000, 'tol': 0.0001, 'alpha': 0.0001}], [0.92287462626515004, 0.0042165567020605154, {'normalize': False, 'selection': 'random', 'fit_intercept': True, 'l1_ratio': 0.25, 'max_iter': 1000, 'tol': 0.001, 'alpha': 0.001}], [0.85160250804853332, 0.098057109614259813, {'normalize': False, 'selection': 'random', 'fit_intercept': True, 'l1_ratio': 0.75, 'max_iter': 1000, 'tol': 0.0001, 'alpha': 0.001}], [0.89618983970835342, 0.019458327502246749, {'normalize': True, 'selection': 'random', 'fit_intercept': True, 'l1_ratio': 0.5, 'max_iter': 1000, 'tol': 0.001, 'alpha': 0.0001}], [0.89977020460781365, 0.037169421933307266, {'normalize': True, 'selection': 'cyclic', 'fit_intercept': True, 'l1_ratio': 0.75, 'max_iter': 1000, 'tol': 0.0001, 'alpha': 0.0001}], [0.90032900341087907, 0.03621567708386899, {'normalize': False, 'selection': 'cyclic', 'fit_intercept': True, 'l1_ratio': 0, 'max_iter': 1000, 'tol': 0.0001, 'alpha': 0.0001}], [0.9461773709071738, 0.0091725127853788183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91878904533646266, 0.92535013533866872, 0.93426818489979713, 0.90118494307169261, 0.94206621572838734, 0.88703037829948117, 0.88019898615289827, 0.85752448553581295, 0.91183121915244647, 0.90757029544275802]</text:p>
          </table:table-cell>
          <table:table-cell office:value-type="string" calcext:value-type="string">
            <text:p>[0.096964610358807102, 0.13896522164426039, 0.19759875115966041, 0.087098329545384656, 0.018047528883457731, 0.013994733902286671, 0.27394230180938228, -0.048015461464682607, 0.13415551614699084, 0.076225743060549078]</text:p>
          </table:table-cell>
          <table:table-cell office:value-type="string" calcext:value-type="string">
            <text:p>0.906581388896</text:p>
          </table:table-cell>
          <table:table-cell office:value-type="string" calcext:value-type="string">
            <text:p>0.0988977275046</text:p>
          </table:table-cell>
          <table:table-cell office:value-type="string" calcext:value-type="string">
            <text:p>[0.12355680764299937, 0.062204495263966632, 0.085903782408842555, 0.10689660285704339, 0.061769605297211962, 0.13283957117029985, 0.11003539817801766, 0.13464123656196678, 0.10378908374602537, 0.070616331712247613]</text:p>
          </table:table-cell>
          <table:table-cell office:value-type="string" calcext:value-type="string">
            <text:p>[0.034202984772952673, 0.009667357204455931, 0.011209089903392581, 0.034062906504897551, 0.010997341620361202, 0.03445304249150432, 0.0067370553479445122, 0.0087586730670663939, 0.0056144500974269554, 0.030855369467633811]</text:p>
          </table:table-cell>
          <table:table-cell office:value-type="string" calcext:value-type="string">
            <text:p>0.0992252914839</text:p>
          </table:table-cell>
          <table:table-cell office:value-type="string" calcext:value-type="string">
            <text:p>0.0186558270478</text:p>
          </table:table-cell>
          <table:table-cell office:value-type="string" calcext:value-type="string">
            <text:p>[0.23235936912911237, 0.19480155991342799, 0.19251525313713294, 0.21208731197553374, 0.17572167394363936, 0.25172997300947902, 0.20579635925160863, 0.25308853654530633, 0.20356003553013191, 0.19669172283779601]</text:p>
          </table:table-cell>
          <table:table-cell office:value-type="string" calcext:value-type="string">
            <text:p>[0.088466183390662631, 0.067674355213105289, 0.074630426335634048, 0.084233074602271196, 0.079986278552739279, 0.092507892574500081, 0.059450013745928398, 0.070848989886566821, 0.060832001456922302, 0.074557588333609065]</text:p>
          </table:table-cell>
          <table:table-cell office:value-type="string" calcext:value-type="string">
            <text:p>0.211835179527</text:p>
          </table:table-cell>
          <table:table-cell office:value-type="string" calcext:value-type="string">
            <text:p>0.0753186804092</text:p>
          </table:table-cell>
          <table:table-cell office:value-type="string" calcext:value-type="string">
            <text:p>[[0.9358717839740609, 0.0032126333788166633, {'normalize': False, 'selection': 'random', 'fit_intercept': True, 'l1_ratio': 0, 'max_iter': 1000, 'tol': 0.0001, 'alpha': 0.001}], [0.90554685168747551, 0.02795761932992865, {'normalize': False, 'selection': 'random', 'fit_intercept': True, 'l1_ratio': 0, 'max_iter': 1000, 'tol': 0.0001, 'alpha': 0.001}], [0.87791091223140671, 0.031975170026870163, {'normalize': False, 'selection': 'random', 'fit_intercept': True, 'l1_ratio': 0, 'max_iter': 1000, 'tol': 0.0001, 'alpha': 0.001}], [0.895385603972912, 0.023667199194937184, {'normalize': False, 'selection': 'random', 'fit_intercept': True, 'l1_ratio': 0.5, 'max_iter': 1000, 'tol': 0.001, 'alpha': 0.001}], [0.87841518327951751, 0.03111731977946549, {'normalize': False, 'selection': 'cyclic', 'fit_intercept': True, 'l1_ratio': 0.5, 'max_iter': 1000, 'tol': 0.001, 'alpha': 0.001}], [0.87967856832751412, 0.044959934617516864, {'normalize': False, 'selection': 'random', 'fit_intercept': True, 'l1_ratio': 0.75, 'max_iter': 1000, 'tol': 0.001, 'alpha': 0.01}], [0.91914497850648857, 0.02813844985321691, {'normalize': False, 'selection': 'cyclic', 'fit_intercept': True, 'l1_ratio': 1, 'max_iter': 1000, 'tol': 0.001, 'alpha': 0.001}], [0.84672455549229786, 0.032265646479500101, {'normalize': False, 'selection': 'random', 'fit_intercept': True, 'l1_ratio': 1, 'max_iter': 1000, 'tol': 0.0001, 'alpha': 0.01}], [0.89758124121444705, 0.02837786544265267, {'normalize': False, 'selection': 'cyclic', 'fit_intercept': True, 'l1_ratio': 0.25, 'max_iter': 1000, 'tol': 0.0001, 'alpha': 0.001}], [0.92836618775388036, 0.0035796812135854565, {'normalize': False, 'selection': 'cyclic', 'fit_intercept': True, 'l1_ratio': 0.5, 'max_iter': 1000, 'tol': 0.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0.87676131222854303, 0.92570517252580475, 0.88246826136907885, 0.82592213562637229, 0.89065390592993632, 0.92252084970140524, 0.89117067232281433, 0.83540084177868512, 0.92197377558601279, 0.9215069643958621]</text:p>
          </table:table-cell>
          <table:table-cell office:value-type="string" calcext:value-type="string">
            <text:p>[0.074862579244935334, 0.12673915355207854, 0.0028605727299640948, -0.03380197408386354, 0.11358940942693796, 0.012760885496137631, -0.061270987231658358, -0.0256798702596992, 0.18193828170226212, 0.061543724396643018]</text:p>
          </table:table-cell>
          <table:table-cell office:value-type="string" calcext:value-type="string">
            <text:p>0.889408389146</text:p>
          </table:table-cell>
          <table:table-cell office:value-type="string" calcext:value-type="string">
            <text:p>0.0453541774974</text:p>
          </table:table-cell>
          <table:table-cell office:value-type="string" calcext:value-type="string">
            <text:p>[0.18749907450589665, 0.061908648658940198, 0.15360021453983017, 0.18831474587572949, 0.11658594646317995, 0.091106767867111305, 0.099958072305535828, 0.15554837112412959, 0.091849635009603289, 0.059968710988255181]</text:p>
          </table:table-cell>
          <table:table-cell office:value-type="string" calcext:value-type="string">
            <text:p>[0.035040111913605988, 0.0098046266509686838, 0.013929471698406101, 0.038574033904725816, 0.0099273237424147547, 0.034496155680679631, 0.0098474837440127114, 0.0085720058390364885, 0.0053046092914506874, 0.031345769700160758]</text:p>
          </table:table-cell>
          <table:table-cell office:value-type="string" calcext:value-type="string">
            <text:p>0.120634018734</text:p>
          </table:table-cell>
          <table:table-cell office:value-type="string" calcext:value-type="string">
            <text:p>0.0196841592165</text:p>
          </table:table-cell>
          <table:table-cell office:value-type="string" calcext:value-type="string">
            <text:p>[0.23502924963295213, 0.19774022639384517, 0.26166664367874476, 0.26851979744629401, 0.18541207386865821, 0.21542044166647867, 0.22092190143341076, 0.21071366015020718, 0.1967478707603342, 0.17417083301608338]</text:p>
          </table:table-cell>
          <table:table-cell office:value-type="string" calcext:value-type="string">
            <text:p>[0.089951206088364086, 0.07208504765433954, 0.079855417432660503, 0.094965096093333964, 0.073933392079640323, 0.090678559626018077, 0.072618375758839171, 0.06962345806219257, 0.059626361501731305, 0.079081135409148712]</text:p>
          </table:table-cell>
          <table:table-cell office:value-type="string" calcext:value-type="string">
            <text:p>0.216634269805</text:p>
          </table:table-cell>
          <table:table-cell office:value-type="string" calcext:value-type="string">
            <text:p>0.0782418049706</text:p>
          </table:table-cell>
          <table:table-cell office:value-type="string" calcext:value-type="string">
            <text:p>[[0.92443444005814834, 0.017827078627635554, {'normalize': False, 'selection': 'random', 'fit_intercept': True, 'l1_ratio': 1, 'max_iter': 1000, 'tol': 0.001, 'alpha': 0.001}], [0.89736288634140238, 0.0078760421371051326, {'normalize': False, 'selection': 'random', 'fit_intercept': True, 'l1_ratio': 0.5, 'max_iter': 1000, 'tol': 0.001, 'alpha': 0.001}], [0.79827216458001116, 0.0677712076362013, {'normalize': False, 'selection': 'random', 'fit_intercept': True, 'l1_ratio': 0.5, 'max_iter': 1000, 'tol': 0.0001, 'alpha': 0.01}], [0.83990767069474104, 0.013676444863309279, {'normalize': False, 'selection': 'random', 'fit_intercept': True, 'l1_ratio': 0.5, 'max_iter': 1000, 'tol': 0.001, 'alpha': 0.01}], [0.9111129163014875, 0.041914181953245831, {'normalize': False, 'selection': 'random', 'fit_intercept': True, 'l1_ratio': 0, 'max_iter': 1000, 'tol': 0.0001, 'alpha': 0.001}], [0.82233204447427899, 0.065769113659053247, {'normalize': False, 'selection': 'cyclic', 'fit_intercept': True, 'l1_ratio': 0.5, 'max_iter': 1000, 'tol': 0.001, 'alpha': 0.01}], [0.81501803303989562, 0.045578170861097396, {'normalize': False, 'selection': 'random', 'fit_intercept': True, 'l1_ratio': 1, 'max_iter': 1000, 'tol': 0.001, 'alpha': 0.01}], [0.85311942732962998, 0.037414277746906935, {'normalize': False, 'selection': 'cyclic', 'fit_intercept': True, 'l1_ratio': 0.75, 'max_iter': 1000, 'tol': 0.001, 'alpha': 0.01}], [0.81960167613981183, 0.081010180303838483, {'normalize': False, 'selection': 'cyclic', 'fit_intercept': True, 'l1_ratio': 1, 'max_iter': 1000, 'tol': 0.0001, 'alpha': 0.001}], [0.91905983267647029, 0.025924615792324777, {'normalize': False, 'selection': 'random', 'fit_intercept': True, 'l1_ratio': 0.75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0.94306184813335625, 0.92260978766661206, 0.94636866207234327, 0.93654304459903159, 0.93842762688512416, 0.95487372958687622, 0.94931197374130261, 0.88649695831612352, 0.92592348637496757, 0.93302482001150167]</text:p>
          </table:table-cell>
          <table:table-cell office:value-type="string" calcext:value-type="string">
            <text:p>[0.1137720971708277, -0.028959261092421196, 0.092548732152221924, 0.090507546050101917, 0.087919528497561794, 0.063763526858353736, 0.20607606812323198, -0.19361820534693819, -1.3376651719387223, 0.10501522517508377]</text:p>
          </table:table-cell>
          <table:table-cell office:value-type="string" calcext:value-type="string">
            <text:p>0.933664193739</text:p>
          </table:table-cell>
          <table:table-cell office:value-type="string" calcext:value-type="string">
            <text:p>-0.0800639914351</text:p>
          </table:table-cell>
          <table:table-cell office:value-type="string" calcext:value-type="string">
            <text:p>[0.086627429844676598, 0.064487981571161132, 0.070089876213053307, 0.068646754562271858, 0.065649106688550174, 0.053063419350786595, 0.046556176555833974, 0.10726186842233128, 0.087200179046769868, 0.051169064633613183]</text:p>
          </table:table-cell>
          <table:table-cell office:value-type="string" calcext:value-type="string">
            <text:p>[0.033566391542944753, 0.0115527467366756, 0.012676579029449235, 0.033935699132172176, 0.010214812656835787, 0.032714018981769503, 0.007366782949124899, 0.0099755318618308959, 0.015158269986242803, 0.029893759961033297]</text:p>
          </table:table-cell>
          <table:table-cell office:value-type="string" calcext:value-type="string">
            <text:p>0.0700751856889</text:p>
          </table:table-cell>
          <table:table-cell office:value-type="string" calcext:value-type="string">
            <text:p>0.0197054592838</text:p>
          </table:table-cell>
          <table:table-cell office:value-type="string" calcext:value-type="string">
            <text:p>[0.20437288916875293, 0.19289969167171447, 0.18147702792046436, 0.18184905557162198, 0.16935537412079013, 0.1687873086886518, 0.15304209590790233, 0.20006058539373442, 0.19190919454540364, 0.16262091170453294]</text:p>
          </table:table-cell>
          <table:table-cell office:value-type="string" calcext:value-type="string">
            <text:p>[0.089210483227377457, 0.074169241296600949, 0.076179665012528167, 0.095106203492881833, 0.075711828995226757, 0.088776356716758764, 0.06133679315894508, 0.077878075212452838, 0.088952631556836706, 0.073946811594270453]</text:p>
          </table:table-cell>
          <table:table-cell office:value-type="string" calcext:value-type="string">
            <text:p>0.180637413469</text:p>
          </table:table-cell>
          <table:table-cell office:value-type="string" calcext:value-type="string">
            <text:p>0.0801268090264</text:p>
          </table:table-cell>
          <table:table-cell office:value-type="string" calcext:value-type="string">
            <text:p>[[0.94474365873127764, 0.028080792334808952, {'normalize': False, 'selection': 'random', 'fit_intercept': True, 'l1_ratio': 0, 'max_iter': 1000, 'tol': 0.0001, 'alpha': 0.001}], [0.9279160571039744, 0.017266029901810916, {'normalize': False, 'selection': 'random', 'fit_intercept': True, 'l1_ratio': 0.5, 'max_iter': 1000, 'tol': 0.0001, 'alpha': 0.001}], [0.86264186799574583, 0.02533825073930648, {'normalize': False, 'selection': 'random', 'fit_intercept': True, 'l1_ratio': 1, 'max_iter': 1000, 'tol': 0.001, 'alpha': 0.001}], [0.92160261533052967, 0.012446421108803488, {'normalize': False, 'selection': 'random', 'fit_intercept': True, 'l1_ratio': 1, 'max_iter': 1000, 'tol': 0.001, 'alpha': 0.0001}], [0.92272059177406041, 0.0023390090861494144, {'normalize': False, 'selection': 'random', 'fit_intercept': True, 'l1_ratio': 0.25, 'max_iter': 1000, 'tol': 0.001, 'alpha': 0.001}], [0.86155597639686221, 0.079591804590996448, {'normalize': False, 'selection': 'cyclic', 'fit_intercept': True, 'l1_ratio': 0.75, 'max_iter': 1000, 'tol': 0.0001, 'alpha': 0.001}], [0.89229672026221396, 0.028574002123525621, {'normalize': False, 'selection': 'random', 'fit_intercept': True, 'l1_ratio': 0.25, 'max_iter': 1000, 'tol': 0.0001, 'alpha': 0.001}], [0.89229667366244858, 0.049456951048454309, {'normalize': True, 'selection': 'random', 'fit_intercept': True, 'l1_ratio': 1, 'max_iter': 1000, 'tol': 0.001, 'alpha': 0.0001}], [0.88649488998026726, 0.021970245299415388, {'normalize': False, 'selection': 'cyclic', 'fit_intercept': True, 'l1_ratio': 0, 'max_iter': 1000, 'tol': 0.0001, 'alpha': 0.0001}], [0.94326706618298006, 0.0083153287040514563, {'normalize': False, 'selection': 'random', 'fit_intercept': True, 'l1_ratio': 0.25, 'max_iter': 1000, 'tol': 0.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0.91564329892969609, 0.91646013066924137, 0.92980367343544679, 0.89998167411775121, 0.94069553805611605, 0.93504406668602835, 0.91563485716711468, 0.86127518090267086, 0.91601893037648496, 0.91194409875733551]</text:p>
          </table:table-cell>
          <table:table-cell office:value-type="string" calcext:value-type="string">
            <text:p>[0.12184835321053566, 0.13176442505792818, 0.22349288176931126, 0.06113341012356055, 0.0094002448477894518, 0.092524858366210827, 0.28730309279269395, -0.079817689225583743, 0.14487514040980543, 0.090377805733748984]</text:p>
          </table:table-cell>
          <table:table-cell office:value-type="string" calcext:value-type="string">
            <text:p>0.91425014491</text:p>
          </table:table-cell>
          <table:table-cell office:value-type="string" calcext:value-type="string">
            <text:p>0.108290252309</text:p>
          </table:table-cell>
          <table:table-cell office:value-type="string" calcext:value-type="string">
            <text:p>[0.12834284156274389, 0.069612388846424622, 0.091738375912927148, 0.10819828063265817, 0.063231036133646792, 0.076380872986095485, 0.077488092845438408, 0.13109678007019579, 0.098859462322685068, 0.067274744208686427]</text:p>
          </table:table-cell>
          <table:table-cell office:value-type="string" calcext:value-type="string">
            <text:p>[0.033260498700297299, 0.0097482048943595082, 0.010847363599510022, 0.03503173003901635, 0.011094186568997473, 0.031709039180318581, 0.0066130811946902941, 0.0090244566609198919, 0.0055449401604704745, 0.030382670516314891]</text:p>
          </table:table-cell>
          <table:table-cell office:value-type="string" calcext:value-type="string">
            <text:p>0.0912222875522</text:p>
          </table:table-cell>
          <table:table-cell office:value-type="string" calcext:value-type="string">
            <text:p>0.0183256171515</text:p>
          </table:table-cell>
          <table:table-cell office:value-type="string" calcext:value-type="string">
            <text:p>[0.22943142656593243, 0.20738222902747747, 0.1966311303481095, 0.22189883312948033, 0.15783982176100853, 0.19405773050705047, 0.19101704653846863, 0.24703998891062331, 0.19756517856614761, 0.18900848796616529]</text:p>
          </table:table-cell>
          <table:table-cell office:value-type="string" calcext:value-type="string">
            <text:p>[0.086415638046988416, 0.069559670989877462, 0.072345455857837762, 0.086884193259134837, 0.078680022610627495, 0.084358555841863261, 0.058116757588483871, 0.071921459422736964, 0.061476400548212816, 0.074000547602411315]</text:p>
          </table:table-cell>
          <table:table-cell office:value-type="string" calcext:value-type="string">
            <text:p>0.203187187332</text:p>
          </table:table-cell>
          <table:table-cell office:value-type="string" calcext:value-type="string">
            <text:p>0.0743758701768</text:p>
          </table:table-cell>
          <table:table-cell office:value-type="string" calcext:value-type="string">
            <text:p>[[0.9392187096831045, 0.0054924350049439553, {'normalize': False, 'selection': 'random', 'fit_intercept': True, 'l1_ratio': 0, 'max_iter': 1000, 'tol': 0.0001, 'alpha': 0.001}], [0.90276860203836584, 0.029911333777083295, {'normalize': False, 'selection': 'random', 'fit_intercept': True, 'l1_ratio': 0.25, 'max_iter': 1000, 'tol': 0.0001, 'alpha': 0.001}], [0.87644479192457903, 0.024884004272011609, {'normalize': False, 'selection': 'random', 'fit_intercept': True, 'l1_ratio': 0, 'max_iter': 1000, 'tol': 0.001, 'alpha': 0.001}], [0.89323427232268171, 0.014631859396795196, {'normalize': False, 'selection': 'cyclic', 'fit_intercept': True, 'l1_ratio': 1, 'max_iter': 1000, 'tol': 0.001, 'alpha': 0.001}], [0.87634437488762795, 0.042374498395232663, {'normalize': False, 'selection': 'random', 'fit_intercept': True, 'l1_ratio': 0, 'max_iter': 1000, 'tol': 0.0001, 'alpha': 0.001}], [0.88707376003725114, 0.049204538789842482, {'normalize': False, 'selection': 'random', 'fit_intercept': True, 'l1_ratio': 0.75, 'max_iter': 1000, 'tol': 0.001, 'alpha': 0.001}], [0.91009498715141246, 0.034229664847258416, {'normalize': False, 'selection': 'cyclic', 'fit_intercept': True, 'l1_ratio': 1, 'max_iter': 1000, 'tol': 0.001, 'alpha': 0.001}], [0.85708524751128412, 0.02688427022882656, {'normalize': False, 'selection': 'random', 'fit_intercept': True, 'l1_ratio': 1, 'max_iter': 1000, 'tol': 0.0001, 'alpha': 0.01}], [0.89925748039673448, 0.027451218154202858, {'normalize': False, 'selection': 'cyclic', 'fit_intercept': True, 'l1_ratio': 0.25, 'max_iter': 1000, 'tol': 0.0001, 'alpha': 0.001}], [0.92221839214369172, 0.019638769899997032, {'normalize': False, 'selection': 'cyclic', 'fit_intercept': True, 'l1_ratio': 0.5, 'max_iter': 1000, 'tol': 0.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0.87751883224411542, 0.9238376798290473, 0.88985858067988444, 0.83800935243813424, 0.88776183035071998, 0.925272132293539, 0.87778077441186275, 0.87016437474359254, 0.94089770390597138, 0.91954318690291004]</text:p>
          </table:table-cell>
          <table:table-cell office:value-type="string" calcext:value-type="string">
            <text:p>[0.062909724374074938, 0.12290943369014662, -0.0089133148912905469, -0.039208250373325093, 0.10739152853189349, 0.0097393421980050965, -0.054314380316050181, -0.046226339807903694, -0.071995064144312781, 0.05512947847056171]</text:p>
          </table:table-cell>
          <table:table-cell office:value-type="string" calcext:value-type="string">
            <text:p>0.89506444478</text:p>
          </table:table-cell>
          <table:table-cell office:value-type="string" calcext:value-type="string">
            <text:p>0.0137422157732</text:p>
          </table:table-cell>
          <table:table-cell office:value-type="string" calcext:value-type="string">
            <text:p>[0.18634656059644217, 0.063464799378542519, 0.14394193291411314, 0.17523898135827012, 0.11966950762294053, 0.087871568933045263, 0.11225648866180281, 0.122696374882808, 0.069573074504587912, 0.06146903778812577]</text:p>
          </table:table-cell>
          <table:table-cell office:value-type="string" calcext:value-type="string">
            <text:p>[0.03549283316664989, 0.0098476252275987667, 0.014093946224149695, 0.038775757145845378, 0.0099967366880816793, 0.03460173458904843, 0.0097829337145300121, 0.0087437206811091916, 0.0069512053314045438, 0.031560014605145674]</text:p>
          </table:table-cell>
          <table:table-cell office:value-type="string" calcext:value-type="string">
            <text:p>0.114252832664</text:p>
          </table:table-cell>
          <table:table-cell office:value-type="string" calcext:value-type="string">
            <text:p>0.0199846507374</text:p>
          </table:table-cell>
          <table:table-cell office:value-type="string" calcext:value-type="string">
            <text:p>[0.24057250133199837, 0.19135187573727855, 0.25451854983816963, 0.26125728604732679, 0.17651212106749817, 0.21167121436139991, 0.22434971759461111, 0.22771340086105438, 0.19260607820364259, 0.17894891980231256]</text:p>
          </table:table-cell>
          <table:table-cell office:value-type="string" calcext:value-type="string">
            <text:p>[0.090982556596884701, 0.071340520028523799, 0.080020048505274874, 0.094820733316705499, 0.074724818356489961, 0.090936815175879704, 0.072733580209739121, 0.068165201818269169, 0.064588595365561288, 0.077922565641267941]</text:p>
          </table:table-cell>
          <table:table-cell office:value-type="string" calcext:value-type="string">
            <text:p>0.215950166485</text:p>
          </table:table-cell>
          <table:table-cell office:value-type="string" calcext:value-type="string">
            <text:p>0.0786235435015</text:p>
          </table:table-cell>
          <table:table-cell office:value-type="string" calcext:value-type="string">
            <text:p>[[0.9351827702403096, 0.013924296677338346, {'normalize': False, 'selection': 'cyclic', 'fit_intercept': True, 'l1_ratio': 1, 'max_iter': 1000, 'tol': 0.001, 'alpha': 0.001}], [0.89476470200177505, 0.013775050206070321, {'normalize': False, 'selection': 'random', 'fit_intercept': True, 'l1_ratio': 0.5, 'max_iter': 1000, 'tol': 0.001, 'alpha': 0.001}], [0.80168058776605033, 0.069581854246056715, {'normalize': False, 'selection': 'random', 'fit_intercept': True, 'l1_ratio': 0.5, 'max_iter': 1000, 'tol': 0.001, 'alpha': 0.01}], [0.84838312420276873, 0.014807067954047378, {'normalize': False, 'selection': 'cyclic', 'fit_intercept': True, 'l1_ratio': 0.5, 'max_iter': 1000, 'tol': 0.001, 'alpha': 0.01}], [0.9036501714033649, 0.042168487408363056, {'normalize': False, 'selection': 'random', 'fit_intercept': True, 'l1_ratio': 0, 'max_iter': 1000, 'tol': 0.001, 'alpha': 0.001}], [0.8219655295727416, 0.065007474279536015, {'normalize': False, 'selection': 'random', 'fit_intercept': True, 'l1_ratio': 0.5, 'max_iter': 1000, 'tol': 0.001, 'alpha': 0.01}], [0.82278597879844739, 0.040118560274131194, {'normalize': False, 'selection': 'random', 'fit_intercept': True, 'l1_ratio': 1, 'max_iter': 1000, 'tol': 0.001, 'alpha': 0.01}], [0.87003653325815455, 0.075530176300346363, {'normalize': False, 'selection': 'cyclic', 'fit_intercept': True, 'l1_ratio': 1, 'max_iter': 1000, 'tol': 0.001, 'alpha': 0.001}], [0.81864861197058658, 0.044498598130510804, {'normalize': False, 'selection': 'random', 'fit_intercept': True, 'l1_ratio': 0.75, 'max_iter': 1000, 'tol': 0.001, 'alpha': 0.01}], [0.90383645588964279, 0.030627365911949259, {'normalize': False, 'selection': 'random', 'fit_intercept': True, 'l1_ratio': 0.75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0.9493164631138945, 0.93013917377337185, 0.95324571985959994, 0.91648256941601502, 0.9396081535746964, 0.95444116226284237, 0.943446064152619, 0.888771512073112, 0.93707644228268472, 0.93804284505646729]</text:p>
          </table:table-cell>
          <table:table-cell office:value-type="string" calcext:value-type="string">
            <text:p>[0.10082550162731752, -0.09055249886998129, 0.033702646554558791, 0.033624388742869993, 0.089906374760052032, 0.038346163521393639, 0.12985227275395828, -0.010387539892138031, 0.0032181776684149233, 0.093285017548125682]</text:p>
          </table:table-cell>
          <table:table-cell office:value-type="string" calcext:value-type="string">
            <text:p>0.935057010557</text:p>
          </table:table-cell>
          <table:table-cell office:value-type="string" calcext:value-type="string">
            <text:p>0.0421820504415</text:p>
          </table:table-cell>
          <table:table-cell office:value-type="string" calcext:value-type="string">
            <text:p>[0.077111469057943374, 0.058213868891340947, 0.061102367274361212, 0.090347866876747437, 0.06439041681398873, 0.053572069879680766, 0.051943924760459594, 0.10511238518221581, 0.074071324778917078, 0.047335291467150174]</text:p>
          </table:table-cell>
          <table:table-cell office:value-type="string" calcext:value-type="string">
            <text:p>[0.034056751295525663, 0.012244291196832879, 0.013498625436879727, 0.036058168322194266, 0.010192561043098415, 0.033602153689747324, 0.0080740599734067543, 0.0084442018828469034, 0.0064634953549615277, 0.030285565521258568]</text:p>
          </table:table-cell>
          <table:table-cell office:value-type="string" calcext:value-type="string">
            <text:p>0.0683200984983</text:p>
          </table:table-cell>
          <table:table-cell office:value-type="string" calcext:value-type="string">
            <text:p>0.0192919873717</text:p>
          </table:table-cell>
          <table:table-cell office:value-type="string" calcext:value-type="string">
            <text:p>[0.19267297565487873, 0.17487225029746936, 0.18158727332018385, 0.19010750834122234, 0.1591790075420077, 0.1751518778210269, 0.16484251085198146, 0.19919195488257468, 0.17823885811526496, 0.15836443996051727]</text:p>
          </table:table-cell>
          <table:table-cell office:value-type="string" calcext:value-type="string">
            <text:p>[0.091863123533611035, 0.076899631780950536, 0.076298577901739245, 0.090698048327535211, 0.074361666803488977, 0.090347285256847834, 0.06035509577993653, 0.064160510627405867, 0.063997558055177137, 0.072418662405961343]</text:p>
          </table:table-cell>
          <table:table-cell office:value-type="string" calcext:value-type="string">
            <text:p>0.177420865679</text:p>
          </table:table-cell>
          <table:table-cell office:value-type="string" calcext:value-type="string">
            <text:p>0.0761400160473</text:p>
          </table:table-cell>
          <table:table-cell office:value-type="string" calcext:value-type="string">
            <text:p>[[0.95591205074579377, 0.0065693203130129975, {'normalize': True, 'selection': 'random', 'fit_intercept': True, 'l1_ratio': 0.75, 'max_iter': 1000, 'tol': 0.001, 'alpha': 0.0001}], [0.92550466870829629, 0.017988981997332534, {'normalize': False, 'selection': 'cyclic', 'fit_intercept': True, 'l1_ratio': 0.75, 'max_iter': 1000, 'tol': 0.001, 'alpha': 0.001}], [0.86025673328678021, 0.026796819339776113, {'normalize': False, 'selection': 'random', 'fit_intercept': True, 'l1_ratio': 1, 'max_iter': 1000, 'tol': 0.001, 'alpha': 0.001}], [0.92098541047443516, 0.01672268527335475, {'normalize': False, 'selection': 'cyclic', 'fit_intercept': True, 'l1_ratio': 1, 'max_iter': 1000, 'tol': 0.001, 'alpha': 0.001}], [0.92259687303291815, 0.011439619171231229, {'normalize': False, 'selection': 'cyclic', 'fit_intercept': True, 'l1_ratio': 0, 'max_iter': 1000, 'tol': 0.0001, 'alpha': 0.001}], [0.87221134019873547, 0.067208537796665677, {'normalize': False, 'selection': 'cyclic', 'fit_intercept': True, 'l1_ratio': 0.75, 'max_iter': 1000, 'tol': 0.0001, 'alpha': 0.001}], [0.89001811868240321, 0.032838660882267078, {'normalize': False, 'selection': 'cyclic', 'fit_intercept': True, 'l1_ratio': 1, 'max_iter': 1000, 'tol': 0.001, 'alpha': 0.001}], [0.89825899590453095, 0.052041521848935735, {'normalize': False, 'selection': 'random', 'fit_intercept': True, 'l1_ratio': 1, 'max_iter': 1000, 'tol': 0.001, 'alpha': 0.001}], [0.8805145324789464, 0.037770041436642275, {'normalize': False, 'selection': 'cyclic', 'fit_intercept': True, 'l1_ratio': 1, 'max_iter': 1000, 'tol': 0.001, 'alpha': 0.001}], [0.93588038568624055, 0.0096313473078072035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0.90686409880405405, 0.9233560527444622, 0.9286318756924723, 0.88625527584111974, 0.8955756405484312, 0.93213936125337815, 0.90186619482331931, 0.87031329893990206, 0.91920557202463127, 0.90962079310228661]</text:p>
          </table:table-cell>
          <table:table-cell office:value-type="string" calcext:value-type="string">
            <text:p>[0.11614169400458885, 0.12316661906557502, 0.16623311791326023, 0.046659642234483933, 0.058329385526466493, 0.048054002152854047, 0.27199255774844822, -0.070220754284705311, 0.050182772430595546, 0.10631358724247353]</text:p>
          </table:table-cell>
          <table:table-cell office:value-type="string" calcext:value-type="string">
            <text:p>0.907382816377</text:p>
          </table:table-cell>
          <table:table-cell office:value-type="string" calcext:value-type="string">
            <text:p>0.0916852624034</text:p>
          </table:table-cell>
          <table:table-cell office:value-type="string" calcext:value-type="string">
            <text:p>[0.1416997827005185, 0.063866131247501567, 0.093269778296783498, 0.12304728634946151, 0.11133834165737722, 0.079796479927510364, 0.090134398537907737, 0.12255563955701872, 0.095108263613701061, 0.069049750669994192]</text:p>
          </table:table-cell>
          <table:table-cell office:value-type="string" calcext:value-type="string">
            <text:p>[0.033476641699967537, 0.0098447376521435953, 0.011647249992804027, 0.035571786671987217, 0.010546206405943065, 0.033262941934627525, 0.00675514693169271, 0.0089442513407850307, 0.0061589598655572815, 0.029850392827784965]</text:p>
          </table:table-cell>
          <table:table-cell office:value-type="string" calcext:value-type="string">
            <text:p>0.0989865852558</text:p>
          </table:table-cell>
          <table:table-cell office:value-type="string" calcext:value-type="string">
            <text:p>0.0186058315323</text:p>
          </table:table-cell>
          <table:table-cell office:value-type="string" calcext:value-type="string">
            <text:p>[0.23873028798220283, 0.1918668602083132, 0.19667277463260377, 0.22716944193409058, 0.21469698064422504, 0.19500110543865312, 0.19092857446539294, 0.24005463419078876, 0.1943877555655964, 0.18170374621322138]</text:p>
          </table:table-cell>
          <table:table-cell office:value-type="string" calcext:value-type="string">
            <text:p>[0.087514228018541293, 0.06795936766369555, 0.072208449233378894, 0.089420093463593031, 0.074861743783558712, 0.088061958132540877, 0.057890348065830412, 0.070832513933793348, 0.063303303230214769, 0.072059347510641664]</text:p>
          </table:table-cell>
          <table:table-cell office:value-type="string" calcext:value-type="string">
            <text:p>0.207121216128</text:p>
          </table:table-cell>
          <table:table-cell office:value-type="string" calcext:value-type="string">
            <text:p>0.0744111353036</text:p>
          </table:table-cell>
          <table:table-cell office:value-type="string" calcext:value-type="string">
            <text:p>[[0.94376391453828479, 0.0016780636141235706, {'normalize': False, 'selection': 'random', 'fit_intercept': True, 'l1_ratio': 0, 'max_iter': 1000, 'tol': 0.0001, 'alpha': 0.001}], [0.88954562199417664, 0.034718401968985194, {'normalize': False, 'selection': 'random', 'fit_intercept': True, 'l1_ratio': 0, 'max_iter': 1000, 'tol': 0.0001, 'alpha': 0.001}], [0.87002749947837787, 0.023012308424627714, {'normalize': False, 'selection': 'random', 'fit_intercept': True, 'l1_ratio': 0, 'max_iter': 1000, 'tol': 0.001, 'alpha': 0.001}], [0.89441651396380939, 0.015007732664923458, {'normalize': False, 'selection': 'cyclic', 'fit_intercept': True, 'l1_ratio': 1, 'max_iter': 1000, 'tol': 0.001, 'alpha': 0.001}], [0.87892961454203167, 0.021666145133555009, {'normalize': False, 'selection': 'random', 'fit_intercept': True, 'l1_ratio': 0, 'max_iter': 1000, 'tol': 0.0001, 'alpha': 0.01}], [0.88565300048933704, 0.047199883793394092, {'normalize': False, 'selection': 'random', 'fit_intercept': True, 'l1_ratio': 0.75, 'max_iter': 1000, 'tol': 0.0001, 'alpha': 0.001}], [0.90344508059421713, 0.044813953976290413, {'normalize': False, 'selection': 'random', 'fit_intercept': True, 'l1_ratio': 1, 'max_iter': 1000, 'tol': 0.001, 'alpha': 0.001}], [0.86729434409860429, 0.019922366300619797, {'normalize': False, 'selection': 'cyclic', 'fit_intercept': True, 'l1_ratio': 1, 'max_iter': 1000, 'tol': 0.0001, 'alpha': 0.01}], [0.89133440108258521, 0.034854024113837173, {'normalize': False, 'selection': 'cyclic', 'fit_intercept': True, 'l1_ratio': 0.25, 'max_iter': 1000, 'tol': 0.0001, 'alpha': 0.001}], [0.92028778761753438, 0.017196592798096239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0.88509251811471445, 0.93004043872334297, 0.9157868579119578, 0.86521635382040563, 0.86036142673890703, 0.91296987781870098, 0.86499336254933734, 0.87830380069955583, 0.93261030835104974, 0.89997025324045565]</text:p>
          </table:table-cell>
          <table:table-cell office:value-type="string" calcext:value-type="string">
            <text:p>[0.050234674761382436, 0.029078945222902663, 0.051457622703950712, -0.032135169979774503, 0.1071163821295954, 0.013814386107428911, 0.014306405029511193, -0.011135483120074952, -0.045299449924904422, 0.071389779145628718]</text:p>
          </table:table-cell>
          <table:table-cell office:value-type="string" calcext:value-type="string">
            <text:p>0.894534519797</text:p>
          </table:table-cell>
          <table:table-cell office:value-type="string" calcext:value-type="string">
            <text:p>0.0248828092076</text:p>
          </table:table-cell>
          <table:table-cell office:value-type="string" calcext:value-type="string">
            <text:p>[0.17482372538117955, 0.058296143172477, 0.11005671185054174, 0.14580686734550621, 0.14888410386182835, 0.10233763675079628, 0.12400153080105447, 0.11500451021583784, 0.079328695292556137, 0.076422767032534603]</text:p>
          </table:table-cell>
          <table:table-cell office:value-type="string" calcext:value-type="string">
            <text:p>[0.035972907960918579, 0.010901116760674403, 0.013250598500008988, 0.038511840796533463, 0.0099998181803847078, 0.034459344212654425, 0.0091462046638711558, 0.0084504527354794315, 0.0067781012732854003, 0.031016897516511658]</text:p>
          </table:table-cell>
          <table:table-cell office:value-type="string" calcext:value-type="string">
            <text:p>0.11349626917</text:p>
          </table:table-cell>
          <table:table-cell office:value-type="string" calcext:value-type="string">
            <text:p>0.01984872826</text:p>
          </table:table-cell>
          <table:table-cell office:value-type="string" calcext:value-type="string">
            <text:p>[0.24217513056967324, 0.18953534086193455, 0.24018059275028703, 0.24800180521441959, 0.1923509109957989, 0.22428708366408889, 0.22710323764917076, 0.20163973973603255, 0.18480886834068477, 0.20347500450753789]</text:p>
          </table:table-cell>
          <table:table-cell office:value-type="string" calcext:value-type="string">
            <text:p>[0.092572179505323052, 0.074498771209081896, 0.076012561883959162, 0.095016824945833744, 0.073494918383444602, 0.090577668253170693, 0.069831324104856554, 0.067405403028243258, 0.065949194591727003, 0.076372322393617312]</text:p>
          </table:table-cell>
          <table:table-cell office:value-type="string" calcext:value-type="string">
            <text:p>0.215355771429</text:p>
          </table:table-cell>
          <table:table-cell office:value-type="string" calcext:value-type="string">
            <text:p>0.0781731168299</text:p>
          </table:table-cell>
          <table:table-cell office:value-type="string" calcext:value-type="string">
            <text:p>[[0.9141337204024208, 0.017753133008166271, {'normalize': False, 'selection': 'random', 'fit_intercept': True, 'l1_ratio': 1, 'max_iter': 1000, 'tol': 0.001, 'alpha': 0.001}], [0.8860683520595477, 0.011872491248439188, {'normalize': False, 'selection': 'random', 'fit_intercept': True, 'l1_ratio': 0.5, 'max_iter': 1000, 'tol': 0.001, 'alpha': 0.001}], [0.80162145788657735, 0.041775492554805553, {'normalize': False, 'selection': 'cyclic', 'fit_intercept': True, 'l1_ratio': 0, 'max_iter': 1000, 'tol': 0.0001, 'alpha': 0.01}], [0.83493268803663157, 0.016735335801180237, {'normalize': False, 'selection': 'cyclic', 'fit_intercept': True, 'l1_ratio': 0.5, 'max_iter': 1000, 'tol': 0.001, 'alpha': 0.01}], [0.89986139233902129, 0.02282818497664266, {'normalize': False, 'selection': 'cyclic', 'fit_intercept': True, 'l1_ratio': 1, 'max_iter': 1000, 'tol': 0.001, 'alpha': 0.001}], [0.82601695766674699, 0.058606500871175825, {'normalize': False, 'selection': 'cyclic', 'fit_intercept': True, 'l1_ratio': 0.5, 'max_iter': 1000, 'tol': 0.001, 'alpha': 0.01}], [0.82365661289947734, 0.034246564757605499, {'normalize': False, 'selection': 'random', 'fit_intercept': True, 'l1_ratio': 1, 'max_iter': 1000, 'tol': 0.001, 'alpha': 0.01}], [0.84223095549821569, 0.014571174934735871, {'normalize': False, 'selection': 'cyclic', 'fit_intercept': True, 'l1_ratio': 0.75, 'max_iter': 1000, 'tol': 0.001, 'alpha': 0.01}], [0.82050046678862432, 0.071985640985707963, {'normalize': False, 'selection': 'cyclic', 'fit_intercept': True, 'l1_ratio': 1, 'max_iter': 1000, 'tol': 0.0001, 'alpha': 0.001}], [0.90131858787927532, 0.025044694758094749, {'normalize': False, 'selection': 'random', 'fit_intercept': True, 'l1_ratio': 0.75, 'max_iter': 1000, 'tol': 0.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0.94643805015118754, 0.93285693880688703, 0.96414440428200454, 0.92298534065921334, 0.93510065011987076, 0.94050106599143146, 0.94203677344167991, 0.8887364968757312, 0.93835119872664796, 0.93983160545199573]</text:p>
          </table:table-cell>
          <table:table-cell office:value-type="string" calcext:value-type="string">
            <text:p>[0.077788415019546031, -0.098835289156679274, 0.025654342315182266, 0.038347028393845628, 0.077687806383571978, -0.04030163897172212, 0.16264173526198156, -0.011153139532538159, -0.26312783500168435, 0.090157680036184407]</text:p>
          </table:table-cell>
          <table:table-cell office:value-type="string" calcext:value-type="string">
            <text:p>0.935098252451</text:p>
          </table:table-cell>
          <table:table-cell office:value-type="string" calcext:value-type="string">
            <text:p>0.00588591047477</text:p>
          </table:table-cell>
          <table:table-cell office:value-type="string" calcext:value-type="string">
            <text:p>[0.081490773773960801, 0.05594920032264572, 0.046859063423133805, 0.08331326935019133, 0.069196364030815527, 0.069964055467417033, 0.053238336715309059, 0.10514547500464282, 0.072570727832396445, 0.045968677800586499]</text:p>
          </table:table-cell>
          <table:table-cell office:value-type="string" calcext:value-type="string">
            <text:p>[0.034929294200817418, 0.01233728708313612, 0.013611055677883723, 0.035881953470043325, 0.010329402463126724, 0.036350268912176804, 0.0077698080877833227, 0.0084506002969897236, 0.0081905796347278518, 0.030390023026602608]</text:p>
          </table:table-cell>
          <table:table-cell office:value-type="string" calcext:value-type="string">
            <text:p>0.0683695943721</text:p>
          </table:table-cell>
          <table:table-cell office:value-type="string" calcext:value-type="string">
            <text:p>0.0198240272853</text:p>
          </table:table-cell>
          <table:table-cell office:value-type="string" calcext:value-type="string">
            <text:p>[0.20523173743984677, 0.17653247648691028, 0.17500745872423937, 0.18425231068003758, 0.17071255875097099, 0.19483040800095627, 0.15851698182160498, 0.20011538737779958, 0.18249031708334218, 0.15324874252565771]</text:p>
          </table:table-cell>
          <table:table-cell office:value-type="string" calcext:value-type="string">
            <text:p>[0.090574338609238622, 0.076220451798051383, 0.077232179549540356, 0.090512109644550198, 0.074281462435891885, 0.096597966906167301, 0.057603744775683363, 0.064547277259225919, 0.067988132000962001, 0.074782979446350192]</text:p>
          </table:table-cell>
          <table:table-cell office:value-type="string" calcext:value-type="string">
            <text:p>0.180093837889</text:p>
          </table:table-cell>
          <table:table-cell office:value-type="string" calcext:value-type="string">
            <text:p>0.0770340642426</text:p>
          </table:table-cell>
          <table:table-cell office:value-type="string" calcext:value-type="string">
            <text:p>[[0.94423581709255844, 0.015857292909246187, {'normalize': False, 'selection': 'random', 'fit_intercept': True, 'l1_ratio': 0, 'max_iter': 1000, 'tol': 0.0001, 'alpha': 0.001}], [0.92665263716864132, 0.010009459278300856, {'normalize': False, 'selection': 'cyclic', 'fit_intercept': True, 'l1_ratio': 0.25, 'max_iter': 1000, 'tol': 0.0001, 'alpha': 0.001}], [0.8560338260413487, 0.011750072221378718, {'normalize': False, 'selection': 'random', 'fit_intercept': True, 'l1_ratio': 1, 'max_iter': 1000, 'tol': 0.0001, 'alpha': 0.001}], [0.91476093870154607, 0.017321289308794549, {'normalize': False, 'selection': 'cyclic', 'fit_intercept': True, 'l1_ratio': 1, 'max_iter': 1000, 'tol': 0.0001, 'alpha': 0.001}], [0.92335762807956046, 0.013248632496679194, {'normalize': False, 'selection': 'random', 'fit_intercept': True, 'l1_ratio': 0.25, 'max_iter': 1000, 'tol': 0.0001, 'alpha': 0.001}], [0.87823628430372147, 0.063239960239115656, {'normalize': False, 'selection': 'cyclic', 'fit_intercept': True, 'l1_ratio': 1, 'max_iter': 1000, 'tol': 0.001, 'alpha': 0.001}], [0.89548554670187508, 0.039146124819704364, {'normalize': False, 'selection': 'cyclic', 'fit_intercept': True, 'l1_ratio': 1, 'max_iter': 1000, 'tol': 0.0001, 'alpha': 0.001}], [0.86514094078112924, 0.077857223446011786, {'normalize': False, 'selection': 'cyclic', 'fit_intercept': True, 'l1_ratio': 1, 'max_iter': 1000, 'tol': 0.0001, 'alpha': 0.001}], [0.89449530489269069, 0.034085528089832506, {'normalize': False, 'selection': 'cyclic', 'fit_intercept': True, 'l1_ratio': 1, 'max_iter': 1000, 'tol': 0.001, 'alpha': 0.001}], [0.93948510095047277, 0.0030762040101105373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0.88960393897690926, 0.92027481877207928, 0.92149198694142065, 0.8793601559546731, 0.89509035392974423, 0.91665341432297576, 0.91870265578910826, 0.87269532521582838, 0.86761702648129502, 0.88863612964678951]</text:p>
          </table:table-cell>
          <table:table-cell office:value-type="string" calcext:value-type="string">
            <text:p>[0.073448579703490835, 0.032103486064146036, 0.079122383223523052, 0.12287644572267042, 0.036756190803415745, 0.020023095449687056, 0.26985550107881406, -0.069018695359349014, -0.05306659678394654, 0.11097620485251214]</text:p>
          </table:table-cell>
          <table:table-cell office:value-type="string" calcext:value-type="string">
            <text:p>0.897012580603</text:p>
          </table:table-cell>
          <table:table-cell office:value-type="string" calcext:value-type="string">
            <text:p>0.0623076594755</text:p>
          </table:table-cell>
          <table:table-cell office:value-type="string" calcext:value-type="string">
            <text:p>[0.16795991295616566, 0.066433672460225926, 0.10260077651672754, 0.13050632058032727, 0.11185575931391722, 0.098006212052259289, 0.074670366750633765, 0.12030459337185521, 0.15583642410614082, 0.085082042047984488]</text:p>
          </table:table-cell>
          <table:table-cell office:value-type="string" calcext:value-type="string">
            <text:p>[0.035093667959514886, 0.010867158414941144, 0.012864137501514937, 0.032727925240528359, 0.010787814629549036, 0.034242399198118341, 0.0067749765803568575, 0.0089342052665412099, 0.0068284662744521477, 0.029694654791177749]</text:p>
          </table:table-cell>
          <table:table-cell office:value-type="string" calcext:value-type="string">
            <text:p>0.111325608016</text:p>
          </table:table-cell>
          <table:table-cell office:value-type="string" calcext:value-type="string">
            <text:p>0.0188815405857</text:p>
          </table:table-cell>
          <table:table-cell office:value-type="string" calcext:value-type="string">
            <text:p>[0.26884004872053174, 0.19540165331659667, 0.21571049295887276, 0.23242138169383764, 0.21693536624493737, 0.21552026748631273, 0.19019224395355391, 0.25228373023257283, 0.23517004229305546, 0.1997978263520678]</text:p>
          </table:table-cell>
          <table:table-cell office:value-type="string" calcext:value-type="string">
            <text:p>[0.088939055703916192, 0.072622469450482202, 0.077794765550076903, 0.091646247061507757, 0.074325458107590225, 0.090648407170823384, 0.057201637693743645, 0.069723021988644399, 0.063463860860048071, 0.07297131299258533]</text:p>
          </table:table-cell>
          <table:table-cell office:value-type="string" calcext:value-type="string">
            <text:p>0.222227305325</text:p>
          </table:table-cell>
          <table:table-cell office:value-type="string" calcext:value-type="string">
            <text:p>0.0759336236579</text:p>
          </table:table-cell>
          <table:table-cell office:value-type="string" calcext:value-type="string">
            <text:p>[[0.9311461721858123, 0.008377253448409918, {'normalize': True, 'selection': 'cyclic', 'fit_intercept': True, 'l1_ratio': 0, 'max_iter': 1000, 'tol': 0.0001, 'alpha': 0.001}], [0.88076105476899713, 0.018140111706691116, {'normalize': False, 'selection': 'random', 'fit_intercept': True, 'l1_ratio': 0, 'max_iter': 1000, 'tol': 0.001, 'alpha': 0.001}], [0.85019766994430523, 0.023271888433832912, {'normalize': False, 'selection': 'random', 'fit_intercept': True, 'l1_ratio': 0, 'max_iter': 1000, 'tol': 0.001, 'alpha': 0.001}], [0.87517889771860191, 0.02152088731838124, {'normalize': False, 'selection': 'random', 'fit_intercept': True, 'l1_ratio': 0, 'max_iter': 1000, 'tol': 0.0001, 'alpha': 0.0001}], [0.87680954895367413, 0.038906590243100656, {'normalize': True, 'selection': 'random', 'fit_intercept': True, 'l1_ratio': 0.25, 'max_iter': 1000, 'tol': 0.001, 'alpha': 0.001}], [0.89203399840777631, 0.033828821838135063, {'normalize': False, 'selection': 'cyclic', 'fit_intercept': True, 'l1_ratio': 1, 'max_iter': 1000, 'tol': 0.001, 'alpha': 0.001}], [0.87953366154007273, 0.052523587043700859, {'normalize': False, 'selection': 'cyclic', 'fit_intercept': True, 'l1_ratio': 0.25, 'max_iter': 1000, 'tol': 0.001, 'alpha': 0.001}], [0.83640576577600034, 0.0070220814777622884, {'normalize': False, 'selection': 'cyclic', 'fit_intercept': True, 'l1_ratio': 1, 'max_iter': 1000, 'tol': 0.0001, 'alpha': 0.01}], [0.89808283674289746, 0.031229526365418332, {'normalize': True, 'selection': 'cyclic', 'fit_intercept': True, 'l1_ratio': 1, 'max_iter': 1000, 'tol': 0.001, 'alpha': 0.001}], [0.91491159980229331, 0.018456980981643199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0.88997230790065252, 0.93861041645005683, 0.92075472792373125, 0.87478108444100633, 0.83656662589266251, 0.90035962234548472, 0.8738473535550999, 0.89672023988756, 0.92804300564015929, 0.90985387407060392]</text:p>
          </table:table-cell>
          <table:table-cell office:value-type="string" calcext:value-type="string">
            <text:p>[0.045717709606759693, 0.030768230019933673, 0.045978113050147873, 0.0085984745349055869, 0.070373743599215555, 0.020826251013822739, 0.02603865967086938, -0.0023692095684366699, -0.028483069371733505, 0.067604698352054848]</text:p>
          </table:table-cell>
          <table:table-cell office:value-type="string" calcext:value-type="string">
            <text:p>0.896950925811</text:p>
          </table:table-cell>
          <table:table-cell office:value-type="string" calcext:value-type="string">
            <text:p>0.0285053600908</text:p>
          </table:table-cell>
          <table:table-cell office:value-type="string" calcext:value-type="string">
            <text:p>[0.16739946531161856, 0.051154922738492488, 0.10356428768917884, 0.13545988944185774, 0.17425436880960743, 0.11716587910652228, 0.1158692755346085, 0.097600732769121401, 0.084705158015497425, 0.068871676715810792]</text:p>
          </table:table-cell>
          <table:table-cell office:value-type="string" calcext:value-type="string">
            <text:p>[0.03614399061412988, 0.010882150140552342, 0.013327144139020331, 0.036991954953826747, 0.010411316047987789, 0.034214335298532933, 0.0090373416229971529, 0.0083771895758424902, 0.0066690577542749506, 0.031143324579696447]</text:p>
          </table:table-cell>
          <table:table-cell office:value-type="string" calcext:value-type="string">
            <text:p>0.111604565613</text:p>
          </table:table-cell>
          <table:table-cell office:value-type="string" calcext:value-type="string">
            <text:p>0.0197197804727</text:p>
          </table:table-cell>
          <table:table-cell office:value-type="string" calcext:value-type="string">
            <text:p>[0.23475774423315757, 0.17706509269205487, 0.23557495758758851, 0.23641819467599248, 0.2357214422962062, 0.23279811411471737, 0.21911792131534272, 0.18886162466695924, 0.18558789376303719, 0.19693603342595067]</text:p>
          </table:table-cell>
          <table:table-cell office:value-type="string" calcext:value-type="string">
            <text:p>[0.092895688862279127, 0.072500310820008504, 0.076548326939393854, 0.090822548775087442, 0.075591511612019796, 0.088629750143926045, 0.069923373355515309, 0.066116125861870531, 0.064318354717110962, 0.076369776823548369]</text:p>
          </table:table-cell>
          <table:table-cell office:value-type="string" calcext:value-type="string">
            <text:p>0.214283901877</text:p>
          </table:table-cell>
          <table:table-cell office:value-type="string" calcext:value-type="string">
            <text:p>0.0773715767911</text:p>
          </table:table-cell>
          <table:table-cell office:value-type="string" calcext:value-type="string">
            <text:p>[[0.90232059115475916, 0.027231268241838108, {'normalize': False, 'selection': 'random', 'fit_intercept': True, 'l1_ratio': 1, 'max_iter': 1000, 'tol': 0.001, 'alpha': 0.001}], [0.88948461269336654, 0.021511337114986904, {'normalize': False, 'selection': 'cyclic', 'fit_intercept': True, 'l1_ratio': 0.25, 'max_iter': 1000, 'tol': 0.0001, 'alpha': 0.001}], [0.81129857328733412, 0.048252096047644022, {'normalize': False, 'selection': 'cyclic', 'fit_intercept': True, 'l1_ratio': 0, 'max_iter': 1000, 'tol': 0.0001, 'alpha': 0.01}], [0.82983500199831373, 0.047624048747142662, {'normalize': False, 'selection': 'cyclic', 'fit_intercept': True, 'l1_ratio': 0, 'max_iter': 1000, 'tol': 0.0001, 'alpha': 0.01}], [0.9117847424265062, 0.0046192863037759898, {'normalize': False, 'selection': 'cyclic', 'fit_intercept': True, 'l1_ratio': 1, 'max_iter': 1000, 'tol': 0.001, 'alpha': 0.001}], [0.83278582701418002, 0.056418825819978938, {'normalize': False, 'selection': 'cyclic', 'fit_intercept': True, 'l1_ratio': 0.25, 'max_iter': 1000, 'tol': 0.001, 'alpha': 0.01}], [0.82698234958081229, 0.035883141571982628, {'normalize': False, 'selection': 'random', 'fit_intercept': True, 'l1_ratio': 0.75, 'max_iter': 1000, 'tol': 0.001, 'alpha': 0.01}], [0.83704457481434236, 0.011085238467033019, {'normalize': False, 'selection': 'cyclic', 'fit_intercept': True, 'l1_ratio': 0.75, 'max_iter': 1000, 'tol': 0.001, 'alpha': 0.01}], [0.8334654974699448, 0.069331006214225804, {'normalize': False, 'selection': 'cyclic', 'fit_intercept': True, 'l1_ratio': 1, 'max_iter': 1000, 'tol': 0.001, 'alpha': 0.001}], [0.89502821429008872, 0.014992057520184612, {'normalize': False, 'selection': 'random', 'fit_intercept': True, 'l1_ratio': 0.75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95614605840407052, 0.9477139919425368, 0.97279612250246217, 0.92939465809017519, 0.92331246325917127, 0.94660640969643417, 0.94446402766599635, 0.89494798407913023, 0.94438343714169215, 0.94275191717183426]</text:p>
          </table:table-cell>
          <table:table-cell office:value-type="string" calcext:value-type="string">
            <text:p>[0.061165136193532921, -0.13323059207532095, 0.018545168768832831, 0.041472790556214556, 0.035728922652401907, 0.0076056565805979748, 0.23278880820812775, 0.055152038611133491, -0.14502661405194095, 0.078345337016446304]</text:p>
          </table:table-cell>
          <table:table-cell office:value-type="string" calcext:value-type="string">
            <text:p>0.940251706995</text:p>
          </table:table-cell>
          <table:table-cell office:value-type="string" calcext:value-type="string">
            <text:p>0.025254665246</text:p>
          </table:table-cell>
          <table:table-cell office:value-type="string" calcext:value-type="string">
            <text:p>[0.066720715802499997, 0.043569064128082098, 0.035552281184733039, 0.076379768714763541, 0.081765051864867169, 0.062784857844095876, 0.051008940848986856, 0.099275537836142846, 0.065469796051140075, 0.043737558464014697]</text:p>
          </table:table-cell>
          <table:table-cell office:value-type="string" calcext:value-type="string">
            <text:p>[0.035558910447406139, 0.012723463911097646, 0.013710366796273703, 0.035765322569104897, 0.01079931948250752, 0.0346762899324808, 0.0071189166860225542, 0.0078964621192930129, 0.0074247684251710841, 0.030784572025359058]</text:p>
          </table:table-cell>
          <table:table-cell office:value-type="string" calcext:value-type="string">
            <text:p>0.0626263572739</text:p>
          </table:table-cell>
          <table:table-cell office:value-type="string" calcext:value-type="string">
            <text:p>0.0196458392395</text:p>
          </table:table-cell>
          <table:table-cell office:value-type="string" calcext:value-type="string">
            <text:p>[0.19099769371125966, 0.15340988873313519, 0.1488373660929761, 0.17216358139714552, 0.18872188457223862, 0.18289513693152845, 0.14282202664051238, 0.189568375566152, 0.16502728417531151, 0.14984079251281915]</text:p>
          </table:table-cell>
          <table:table-cell office:value-type="string" calcext:value-type="string">
            <text:p>[0.089199355977400904, 0.077609739512270723, 0.079702122164467468, 0.088267828574879872, 0.073860192752997794, 0.090420078264838374, 0.057529613903343109, 0.061504253305421419, 0.064982528789222213, 0.077525824689148246]</text:p>
          </table:table-cell>
          <table:table-cell office:value-type="string" calcext:value-type="string">
            <text:p>0.168428403033</text:p>
          </table:table-cell>
          <table:table-cell office:value-type="string" calcext:value-type="string">
            <text:p>0.0760601537934</text:p>
          </table:table-cell>
          <table:table-cell office:value-type="string" calcext:value-type="string">
            <text:p>[[0.94041133603122196, 0.023676340227046792, {'normalize': False, 'selection': 'random', 'fit_intercept': True, 'l1_ratio': 0, 'max_iter': 1000, 'tol': 0.0001, 'alpha': 0.001}], [0.92801837417289557, 0.010090032332864689, {'normalize': True, 'selection': 'random', 'fit_intercept': True, 'l1_ratio': 0.75, 'max_iter': 1000, 'tol': 0.001, 'alpha': 0.0001}], [0.86007819093766935, 0.021834376169642289, {'normalize': False, 'selection': 'random', 'fit_intercept': True, 'l1_ratio': 0.5, 'max_iter': 1000, 'tol': 0.001, 'alpha': 0.001}], [0.91951097578289021, 0.01066010384111343, {'normalize': False, 'selection': 'random', 'fit_intercept': True, 'l1_ratio': 1, 'max_iter': 1000, 'tol': 0.0001, 'alpha': 0.001}], [0.93749918986432224, 0.0072681123702467813, {'normalize': False, 'selection': 'random', 'fit_intercept': True, 'l1_ratio': 0, 'max_iter': 1000, 'tol': 0.0001, 'alpha': 0.001}], [0.8771736909019715, 0.065036591589414633, {'normalize': False, 'selection': 'random', 'fit_intercept': True, 'l1_ratio': 0.75, 'max_iter': 1000, 'tol': 0.001, 'alpha': 0.001}], [0.8938664145895362, 0.026238413110033755, {'normalize': False, 'selection': 'random', 'fit_intercept': True, 'l1_ratio': 1, 'max_iter': 1000, 'tol': 0.0001, 'alpha': 0.001}], [0.87224714468754805, 0.058235052554034397, {'normalize': False, 'selection': 'random', 'fit_intercept': True, 'l1_ratio': 1, 'max_iter': 1000, 'tol': 0.001, 'alpha': 0.001}], [0.89618933734045536, 0.040472336020034229, {'normalize': False, 'selection': 'cyclic', 'fit_intercept': True, 'l1_ratio': 1, 'max_iter': 1000, 'tol': 0.001, 'alpha': 0.001}], [0.94028448767459893, 0.0053080499383766425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89712761386990492, 0.9282562190180732, 0.92267831540106648, 0.87744458463997621, 0.87109994158770787, 0.90555103543505044, 0.91227528419349535, 0.85637235497821385, 0.8934916726464488, 0.89418416483264984]</text:p>
          </table:table-cell>
          <table:table-cell office:value-type="string" calcext:value-type="string">
            <text:p>[0.044356389733350765, 0.012277428849585936, -0.0082523821284539167, 0.11491269379464675, -0.010226922088613533, 0.073024323036994576, 0.30299517822114674, -0.063576023408040472, 0.054384515842310854, 0.099959660315329324]</text:p>
          </table:table-cell>
          <table:table-cell office:value-type="string" calcext:value-type="string">
            <text:p>0.89584811866</text:p>
          </table:table-cell>
          <table:table-cell office:value-type="string" calcext:value-type="string">
            <text:p>0.0619854862168</text:p>
          </table:table-cell>
          <table:table-cell office:value-type="string" calcext:value-type="string">
            <text:p>[0.15651316595788542, 0.05978290388811721, 0.10105038418833255, 0.13257855605168922, 0.1374345872796067, 0.11106136111128651, 0.080573809217856646, 0.13573001510429628, 0.12537773122280335, 0.080843340919243986]</text:p>
          </table:table-cell>
          <table:table-cell office:value-type="string" calcext:value-type="string">
            <text:p>[0.036195551387312674, 0.011089757526924917, 0.014084713368680639, 0.033025075027993837, 0.011314000323928047, 0.032390427805111165, 0.0064674750695577913, 0.0088887187389224461, 0.0061317142352539161, 0.030062622992713919]</text:p>
          </table:table-cell>
          <table:table-cell office:value-type="string" calcext:value-type="string">
            <text:p>0.112094585494</text:p>
          </table:table-cell>
          <table:table-cell office:value-type="string" calcext:value-type="string">
            <text:p>0.0189650056476</text:p>
          </table:table-cell>
          <table:table-cell office:value-type="string" calcext:value-type="string">
            <text:p>[0.26487872269315282, 0.18605957163455933, 0.23735289077862257, 0.23771538122335342, 0.24828143615867679, 0.22250904780207514, 0.18670452517114941, 0.25867071891308202, 0.21929666773928513, 0.18701814570887557]</text:p>
          </table:table-cell>
          <table:table-cell office:value-type="string" calcext:value-type="string">
            <text:p>[0.090061659438994371, 0.072326784302278221, 0.08069113129323878, 0.091633009029233672, 0.077503647265824316, 0.084107492598082603, 0.057351304205341312, 0.06912337624675996, 0.060991536193032457, 0.073913859362513643]</text:p>
          </table:table-cell>
          <table:table-cell office:value-type="string" calcext:value-type="string">
            <text:p>0.224848710782</text:p>
          </table:table-cell>
          <table:table-cell office:value-type="string" calcext:value-type="string">
            <text:p>0.0757703799935</text:p>
          </table:table-cell>
          <table:table-cell office:value-type="string" calcext:value-type="string">
            <text:p>[[0.92353074575322636, 0.017272393488902988, {'normalize': True, 'selection': 'cyclic', 'fit_intercept': True, 'l1_ratio': 0, 'max_iter': 1000, 'tol': 0.0001, 'alpha': 0.001}], [0.88074005073147632, 0.011338383216414713, {'normalize': False, 'selection': 'random', 'fit_intercept': True, 'l1_ratio': 0, 'max_iter': 1000, 'tol': 0.001, 'alpha': 0.001}], [0.8636446179552334, 0.0025143611440623416, {'normalize': True, 'selection': 'random', 'fit_intercept': True, 'l1_ratio': 0.75, 'max_iter': 1000, 'tol': 0.0001, 'alpha': 0.0001}], [0.88802597137366313, 0.035362392740942605, {'normalize': False, 'selection': 'random', 'fit_intercept': True, 'l1_ratio': 0.75, 'max_iter': 1000, 'tol': 0.001, 'alpha': 0.0001}], [0.90009012121034271, 0.018479247509433114, {'normalize': True, 'selection': 'random', 'fit_intercept': True, 'l1_ratio': 0, 'max_iter': 1000, 'tol': 0.0001, 'alpha': 0.001}], [0.90013852873837397, 0.036465384945468721, {'normalize': False, 'selection': 'random', 'fit_intercept': True, 'l1_ratio': 1, 'max_iter': 1000, 'tol': 0.001, 'alpha': 0.001}], [0.8762449337883691, 0.023019234512554297, {'normalize': False, 'selection': 'random', 'fit_intercept': True, 'l1_ratio': 0.75, 'max_iter': 1000, 'tol': 0.001, 'alpha': 0.001}], [0.81845384632813378, 0.017619273167968557, {'normalize': False, 'selection': 'random', 'fit_intercept': True, 'l1_ratio': 1, 'max_iter': 1000, 'tol': 0.0001, 'alpha': 0.01}], [0.89271859250121721, 0.036828683411147527, {'normalize': True, 'selection': 'cyclic', 'fit_intercept': True, 'l1_ratio': 0.75, 'max_iter': 1000, 'tol': 0.001, 'alpha': 0.001}], [0.91129752465334857, 0.022600725183009502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0.89231806513159939, 0.94359810438950953, 0.92271511153618391, 0.88975201599454989, 0.85000956518574411, 0.89216779906810517, 0.86340361528194753, 0.89995592110493783, 0.93116166229417485, 0.91733460421740232]</text:p>
          </table:table-cell>
          <table:table-cell office:value-type="string" calcext:value-type="string">
            <text:p>[0.10232568788531393, 0.04329569085476459, 0.058237705308383014, -0.019082293631633496, 0.078282359149214886, 0.026587261607956547, -0.014431310768244332, 0.014650030398981828, 0.05156398347334501, 0.056979101387837461]</text:p>
          </table:table-cell>
          <table:table-cell office:value-type="string" calcext:value-type="string">
            <text:p>0.90024164642</text:p>
          </table:table-cell>
          <table:table-cell office:value-type="string" calcext:value-type="string">
            <text:p>0.0398408215666</text:p>
          </table:table-cell>
          <table:table-cell office:value-type="string" calcext:value-type="string">
            <text:p>[0.1638305591688195, 0.046998765025208077, 0.10100229595009064, 0.11926456684198106, 0.15992136666572865, 0.12679854207280875, 0.12546168934189053, 0.094542971427697506, 0.081033988770247464, 0.063156395854245678]</text:p>
          </table:table-cell>
          <table:table-cell office:value-type="string" calcext:value-type="string">
            <text:p>[0.033999930878156157, 0.010741496775787666, 0.013155884595244575, 0.038024801588416667, 0.010322743790668096, 0.034013033794759798, 0.0094128605816934732, 0.0082349531640664286, 0.0061500035915171411, 0.031498234578196858]</text:p>
          </table:table-cell>
          <table:table-cell office:value-type="string" calcext:value-type="string">
            <text:p>0.108201114112</text:p>
          </table:table-cell>
          <table:table-cell office:value-type="string" calcext:value-type="string">
            <text:p>0.0195553943339</text:p>
          </table:table-cell>
          <table:table-cell office:value-type="string" calcext:value-type="string">
            <text:p>[0.22489060095706978, 0.16915828605875297, 0.22528096740048573, 0.23023804364543574, 0.22715075351057376, 0.24316187253014085, 0.21650501312722312, 0.19352017109054412, 0.19468284839904934, 0.18727832307169437]</text:p>
          </table:table-cell>
          <table:table-cell office:value-type="string" calcext:value-type="string">
            <text:p>[0.089237632466698649, 0.07343145266182205, 0.076254012275136673, 0.093317972429583104, 0.075095716992048589, 0.087165804090859542, 0.072617960800298489, 0.065130498263851075, 0.060490208903996041, 0.077017010279448267]</text:p>
          </table:table-cell>
          <table:table-cell office:value-type="string" calcext:value-type="string">
            <text:p>0.211186687979</text:p>
          </table:table-cell>
          <table:table-cell office:value-type="string" calcext:value-type="string">
            <text:p>0.0769758269164</text:p>
          </table:table-cell>
          <table:table-cell office:value-type="string" calcext:value-type="string">
            <text:p>[[0.89132171838522956, 0.025474289785580209, {'normalize': False, 'selection': 'cyclic', 'fit_intercept': True, 'l1_ratio': 0, 'max_iter': 1000, 'tol': 0.0001, 'alpha': 0.001}], [0.89134637482371459, 0.025318805652124528, {'normalize': False, 'selection': 'random', 'fit_intercept': True, 'l1_ratio': 0.25, 'max_iter': 1000, 'tol': 0.001, 'alpha': 0.001}], [0.82860760413932066, 0.047347439789386964, {'normalize': False, 'selection': 'cyclic', 'fit_intercept': True, 'l1_ratio': 0, 'max_iter': 1000, 'tol': 0.0001, 'alpha': 0.01}], [0.84159543003681792, 0.031676964854881452, {'normalize': False, 'selection': 'cyclic', 'fit_intercept': True, 'l1_ratio': 0.25, 'max_iter': 1000, 'tol': 0.001, 'alpha': 0.01}], [0.90966639145845829, 0.0028250712269680769, {'normalize': False, 'selection': 'cyclic', 'fit_intercept': True, 'l1_ratio': 1, 'max_iter': 1000, 'tol': 0.001, 'alpha': 0.001}], [0.83909137140644052, 0.049645929853027508, {'normalize': False, 'selection': 'cyclic', 'fit_intercept': True, 'l1_ratio': 0.25, 'max_iter': 1000, 'tol': 0.0001, 'alpha': 0.01}], [0.84078158956040117, 0.030244752830532993, {'normalize': False, 'selection': 'random', 'fit_intercept': True, 'l1_ratio': 0.75, 'max_iter': 1000, 'tol': 0.001, 'alpha': 0.01}], [0.84234851163904423, 0.010157035296520556, {'normalize': False, 'selection': 'cyclic', 'fit_intercept': True, 'l1_ratio': 0.75, 'max_iter': 1000, 'tol': 0.001, 'alpha': 0.01}], [0.8323849758404066, 0.080435587651347853, {'normalize': False, 'selection': 'random', 'fit_intercept': True, 'l1_ratio': 1, 'max_iter': 1000, 'tol': 0.001, 'alpha': 0.001}], [0.8946973501011386, 0.013460649564927919, {'normalize': False, 'selection': 'random', 'fit_intercept': True, 'l1_ratio': 0.75, 'max_iter': 1000, 'tol': 0.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0.9546962935748089, 0.9524918166122921, 0.97062853539083427, 0.91604957669519749, 0.9263683844184325, 0.954933142109331, 0.97374669767586119, 0.8954555437146785, 0.94464700338974061, 0.94507771990701439]</text:p>
          </table:table-cell>
          <table:table-cell office:value-type="string" calcext:value-type="string">
            <text:p>[0.059256339532952285, -0.10492691838607393, 0.078866595063994072, 0.047958370622422031, 0.12952207595962084, 0.02363754542417662, -0.39790772855466661, 0.07033943817988797, -0.00058928168361305211, 0.082949573243762509]</text:p>
          </table:table-cell>
          <table:table-cell office:value-type="string" calcext:value-type="string">
            <text:p>0.943409471349</text:p>
          </table:table-cell>
          <table:table-cell office:value-type="string" calcext:value-type="string">
            <text:p>-0.00108939905975</text:p>
          </table:table-cell>
          <table:table-cell office:value-type="string" calcext:value-type="string">
            <text:p>[0.068926431951002412, 0.039587781999973884, 0.038385063625103015, 0.090816271716617214, 0.078506796838025167, 0.052993556905589045, 0.024113256490561678, 0.098795887299584592, 0.065159535444966707, 0.041960644232475454]</text:p>
          </table:table-cell>
          <table:table-cell office:value-type="string" calcext:value-type="string">
            <text:p>[0.035631207218790088, 0.012405681481594823, 0.012867710716886333, 0.035523327494963737, 0.0097488864127709112, 0.034116102916712722, 0.012971120287081727, 0.0077695351106249174, 0.0064881843042227339, 0.030630784009680011]</text:p>
          </table:table-cell>
          <table:table-cell office:value-type="string" calcext:value-type="string">
            <text:p>0.0599245226504</text:p>
          </table:table-cell>
          <table:table-cell office:value-type="string" calcext:value-type="string">
            <text:p>0.0198152539953</text:p>
          </table:table-cell>
          <table:table-cell office:value-type="string" calcext:value-type="string">
            <text:p>[0.18300988796060391, 0.14148992778191419, 0.14573069865350233, 0.18438740825841873, 0.18546859950300776, 0.17637500743751214, 0.12526419896040075, 0.1754675777192167, 0.16480099744623239, 0.13994036733542428]</text:p>
          </table:table-cell>
          <table:table-cell office:value-type="string" calcext:value-type="string">
            <text:p>[0.090232433681211713, 0.076401579267443301, 0.076104521053481075, 0.086061668808271152, 0.069126747872542152, 0.093459792769675712, 0.078062166142236392, 0.060037502295705043, 0.061225858177976634, 0.079076401270716565]</text:p>
          </table:table-cell>
          <table:table-cell office:value-type="string" calcext:value-type="string">
            <text:p>0.162193467106</text:p>
          </table:table-cell>
          <table:table-cell office:value-type="string" calcext:value-type="string">
            <text:p>0.0769788671339</text:p>
          </table:table-cell>
          <table:table-cell office:value-type="string" calcext:value-type="string">
            <text:p>[[0.93413222493363579, 0.023183133780201596, {'normalize': False, 'selection': 'cyclic', 'fit_intercept': True, 'l1_ratio': 0.5, 'max_iter': 1000, 'tol': 0.001, 'alpha': 0.001}], [0.92814462080500537, 0.0066983703183808134, {'normalize': True, 'selection': 'random', 'fit_intercept': True, 'l1_ratio': 0.75, 'max_iter': 1000, 'tol': 0.0001, 'alpha': 0.0001}], [0.87469256673241569, 0.026030988202723235, {'normalize': False, 'selection': 'cyclic', 'fit_intercept': True, 'l1_ratio': 1, 'max_iter': 1000, 'tol': 0.001, 'alpha': 0.001}], [0.92731672433903167, 0.010394499733351907, {'normalize': False, 'selection': 'cyclic', 'fit_intercept': True, 'l1_ratio': 1, 'max_iter': 1000, 'tol': 0.0001, 'alpha': 0.001}], [0.93516962441700258, 0.0037881988096442735, {'normalize': False, 'selection': 'random', 'fit_intercept': True, 'l1_ratio': 0, 'max_iter': 1000, 'tol': 0.0001, 'alpha': 0.001}], [0.88941226695959807, 0.048250789242670941, {'normalize': False, 'selection': 'cyclic', 'fit_intercept': True, 'l1_ratio': 0.75, 'max_iter': 1000, 'tol': 0.0001, 'alpha': 0.0001}], [0.9076285748052958, 0.019087863333496081, {'normalize': False, 'selection': 'cyclic', 'fit_intercept': True, 'l1_ratio': 0.25, 'max_iter': 1000, 'tol': 0.0001, 'alpha': 0.0001}], [0.88221169511960151, 0.044881792697433726, {'normalize': False, 'selection': 'random', 'fit_intercept': True, 'l1_ratio': 1, 'max_iter': 1000, 'tol': 0.001, 'alpha': 0.001}], [0.88752605894721659, 0.051610048561664103, {'normalize': False, 'selection': 'random', 'fit_intercept': True, 'l1_ratio': 1, 'max_iter': 1000, 'tol': 0.001, 'alpha': 0.001}], [0.94916647316855329, 0.0018150602985417944, {'normalize': True, 'selection': 'random', 'fit_intercept': True, 'l1_ratio': 0, 'max_iter': 1000, 'tol': 0.001, 'alpha': 0.0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0.89572857007586348, 0.92547959512180522, 0.92102599094453086, 0.8753024360823124, 0.87317606947593285, 0.92053564358082707, 0.93171244741993786, 0.87240567297213878, 0.90078415461376948, 0.8830545097221798]</text:p>
          </table:table-cell>
          <table:table-cell office:value-type="string" calcext:value-type="string">
            <text:p>[0.050307589720272827, 0.010147910976383567, 0.09524966049646677, 0.089968171846293021, 0.0042995303326597289, 0.074166916848775521, 0.3002647801160655, 0.005557939471943274, 0.048615119277960916, 0.10490262569644582]</text:p>
          </table:table-cell>
          <table:table-cell office:value-type="string" calcext:value-type="string">
            <text:p>0.899920509001</text:p>
          </table:table-cell>
          <table:table-cell office:value-type="string" calcext:value-type="string">
            <text:p>0.0783480244783</text:p>
          </table:table-cell>
          <table:table-cell office:value-type="string" calcext:value-type="string">
            <text:p>[0.15864171358622794, 0.062096618571845084, 0.10320977869716623, 0.13489589928608636, 0.13522099806194135, 0.093441147019423229, 0.062721072196762831, 0.12057831855481023, 0.11679328654355454, 0.089346401930730068]</text:p>
          </table:table-cell>
          <table:table-cell office:value-type="string" calcext:value-type="string">
            <text:p>[0.035970146264912801, 0.011113666909531777, 0.012638848593863527, 0.0339558246874977, 0.011151311838988426, 0.032350503238274299, 0.0064928103055888892, 0.008310939306307762, 0.0061691250979514119, 0.029897520943209552]</text:p>
          </table:table-cell>
          <table:table-cell office:value-type="string" calcext:value-type="string">
            <text:p>0.107694523445</text:p>
          </table:table-cell>
          <table:table-cell office:value-type="string" calcext:value-type="string">
            <text:p>0.0188050697186</text:p>
          </table:table-cell>
          <table:table-cell office:value-type="string" calcext:value-type="string">
            <text:p>[0.25709329680288989, 0.18464608863836882, 0.20353351287651691, 0.22848784002045353, 0.24844107018345332, 0.20608231035977909, 0.16420395321973483, 0.23055149209572359, 0.21715646277342851, 0.18164406251045848]</text:p>
          </table:table-cell>
          <table:table-cell office:value-type="string" calcext:value-type="string">
            <text:p>[0.089489923845529493, 0.074500626142344914, 0.075807440389619521, 0.089663116569039691, 0.076737764914087667, 0.084374273461767013, 0.056592565400802826, 0.065336722215419057, 0.058988535151812939, 0.072950398402489916]</text:p>
          </table:table-cell>
          <table:table-cell office:value-type="string" calcext:value-type="string">
            <text:p>0.212184008948</text:p>
          </table:table-cell>
          <table:table-cell office:value-type="string" calcext:value-type="string">
            <text:p>0.0744441366493</text:p>
          </table:table-cell>
          <table:table-cell office:value-type="string" calcext:value-type="string">
            <text:p>[[0.91888311355567109, 0.015814193130669302, {'normalize': True, 'selection': 'cyclic', 'fit_intercept': True, 'l1_ratio': 0, 'max_iter': 1000, 'tol': 0.0001, 'alpha': 0.001}], [0.88691799491166168, 0.011280028728074194, {'normalize': False, 'selection': 'cyclic', 'fit_intercept': True, 'l1_ratio': 0.25, 'max_iter': 1000, 'tol': 0.0001, 'alpha': 0.001}], [0.87425020871721681, 0.022921226333958374, {'normalize': False, 'selection': 'cyclic', 'fit_intercept': True, 'l1_ratio': 0.25, 'max_iter': 1000, 'tol': 0.001, 'alpha': 0.001}], [0.90726440739599157, 0.02504146786113523, {'normalize': True, 'selection': 'random', 'fit_intercept': True, 'l1_ratio': 0.75, 'max_iter': 1000, 'tol': 0.001, 'alpha': 0.0001}], [0.90250482064670567, 0.016587371213198608, {'normalize': True, 'selection': 'random', 'fit_intercept': True, 'l1_ratio': 0, 'max_iter': 1000, 'tol': 0.0001, 'alpha': 0.001}], [0.90186967363123249, 0.035560021930519138, {'normalize': False, 'selection': 'cyclic', 'fit_intercept': True, 'l1_ratio': 1, 'max_iter': 1000, 'tol': 0.0001, 'alpha': 0.001}], [0.87222490839059319, 0.031426616198633787, {'normalize': False, 'selection': 'random', 'fit_intercept': True, 'l1_ratio': 0.75, 'max_iter': 1000, 'tol': 0.0001, 'alpha': 0.001}], [0.81978498556012169, 0.030743651101618637, {'normalize': False, 'selection': 'random', 'fit_intercept': True, 'l1_ratio': 0.75, 'max_iter': 1000, 'tol': 0.001, 'alpha': 0.01}], [0.89193973480365973, 0.042512772454737051, {'normalize': True, 'selection': 'cyclic', 'fit_intercept': True, 'l1_ratio': 0.75, 'max_iter': 1000, 'tol': 0.001, 'alpha': 0.001}], [0.92064923428413969, 0.033582163118186077, {'normalize': True, 'selection': 'cyclic', 'fit_intercept': True, 'l1_ratio': 0.25, 'max_iter': 1000, 'tol': 0.0001, 'alpha': 0.0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0.88725729823810262, 0.94843344930591944, 0.91977042826400224, 0.92592039103852519, 0.85395152260966967, 0.8857485779312757, 0.86498764355076929, 0.89788618666899256, 0.92445243307478819, 0.93334373951249128]</text:p>
          </table:table-cell>
          <table:table-cell office:value-type="string" calcext:value-type="string">
            <text:p>[0.10653040831914595, 0.082228168629523424, 0.061592176607458748, 0.028529713868233109, 0.086035572930333371, 0.024717416219300237, -0.022818935543317487, 0.021863142170909344, 0.032063201704882194, 0.064761823970361121]</text:p>
          </table:table-cell>
          <table:table-cell office:value-type="string" calcext:value-type="string">
            <text:p>0.904175167019</text:p>
          </table:table-cell>
          <table:table-cell office:value-type="string" calcext:value-type="string">
            <text:p>0.0485502688877</text:p>
          </table:table-cell>
          <table:table-cell office:value-type="string" calcext:value-type="string">
            <text:p>[0.17153016329459878, 0.042969552228680812, 0.10485065204205057, 0.080138177167728183, 0.15571841052820584, 0.13434682425900843, 0.12400678361373456, 0.096498897713407417, 0.088931849516742323, 0.050925410005706877]</text:p>
          </table:table-cell>
          <table:table-cell office:value-type="string" calcext:value-type="string">
            <text:p>[0.033840674673335631, 0.010304378346934106, 0.013109024535612275, 0.036248264845778443, 0.010235911949907309, 0.034078370020480864, 0.0094906889588159526, 0.0081746703818656539, 0.0062764537429492251, 0.031238280613314282]</text:p>
          </table:table-cell>
          <table:table-cell office:value-type="string" calcext:value-type="string">
            <text:p>0.104991672037</text:p>
          </table:table-cell>
          <table:table-cell office:value-type="string" calcext:value-type="string">
            <text:p>0.0192996718069</text:p>
          </table:table-cell>
          <table:table-cell office:value-type="string" calcext:value-type="string">
            <text:p>[0.22584983701448139, 0.16580496588569027, 0.22258051537881687, 0.18193915759607093, 0.21822033848601285, 0.24818510868548005, 0.21592191691677062, 0.19756743193939538, 0.19336192987851772, 0.16538443060132205]</text:p>
          </table:table-cell>
          <table:table-cell office:value-type="string" calcext:value-type="string">
            <text:p>[0.088342705472255242, 0.07130001569789364, 0.076410046242051069, 0.090026446728375134, 0.074265460321137219, 0.087455626499188921, 0.073476978533479897, 0.065507815865312277, 0.061909781265309764, 0.077423918362805766]</text:p>
          </table:table-cell>
          <table:table-cell office:value-type="string" calcext:value-type="string">
            <text:p>0.203481563238</text:p>
          </table:table-cell>
          <table:table-cell office:value-type="string" calcext:value-type="string">
            <text:p>0.0766118794988</text:p>
          </table:table-cell>
          <table:table-cell office:value-type="string" calcext:value-type="string">
            <text:p>[[0.89310345249591028, 0.033690223943171442, {'normalize': False, 'selection': 'cyclic', 'fit_intercept': True, 'l1_ratio': 0, 'max_iter': 1000, 'tol': 0.0001, 'alpha': 0.001}], [0.89425160584492824, 0.0230442968904663, {'normalize': False, 'selection': 'random', 'fit_intercept': True, 'l1_ratio': 0.25, 'max_iter': 1000, 'tol': 0.001, 'alpha': 0.001}], [0.83277354468331322, 0.043950134554435291, {'normalize': False, 'selection': 'cyclic', 'fit_intercept': True, 'l1_ratio': 0, 'max_iter': 1000, 'tol': 0.0001, 'alpha': 0.01}], [0.86016227561175007, 0.030349599167211153, {'normalize': False, 'selection': 'cyclic', 'fit_intercept': True, 'l1_ratio': 1, 'max_iter': 1000, 'tol': 0.0001, 'alpha': 0.001}], [0.91120447312425834, 0.010875419717202328, {'normalize': False, 'selection': 'cyclic', 'fit_intercept': True, 'l1_ratio': 1, 'max_iter': 1000, 'tol': 0.0001, 'alpha': 0.001}], [0.8321140857462529, 0.05263259630548911, {'normalize': False, 'selection': 'random', 'fit_intercept': True, 'l1_ratio': 0.25, 'max_iter': 1000, 'tol': 0.001, 'alpha': 0.01}], [0.84328743720610899, 0.027885234982660226, {'normalize': False, 'selection': 'random', 'fit_intercept': True, 'l1_ratio': 0.75, 'max_iter': 1000, 'tol': 0.0001, 'alpha': 0.01}], [0.83891677490480721, 0.019623551449632286, {'normalize': False, 'selection': 'random', 'fit_intercept': True, 'l1_ratio': 0.75, 'max_iter': 1000, 'tol': 0.001, 'alpha': 0.01}], [0.80847897239848177, 0.10676612281748354, {'normalize': False, 'selection': 'random', 'fit_intercept': True, 'l1_ratio': 1, 'max_iter': 1000, 'tol': 0.001, 'alpha': 0.001}], [0.88778021381523631, 0.018927428809960723, {'normalize': False, 'selection': 'random', 'fit_intercept': True, 'l1_ratio': 0.5, 'max_iter': 1000, 'tol': 0.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0.95391716087475154, 0.95388096954387436, 0.9712461146390643, 0.96080055807212073, 0.93622110857161045, 0.94797989392032622, 0.96563086378593133, 0.89392904521870242, 0.95173457705875575, 0.94505734056248691]</text:p>
          </table:table-cell>
          <table:table-cell office:value-type="string" calcext:value-type="string">
            <text:p>[0.088987110434888606, -0.083797390591128895, 0.047305812242185219, -0.033515204281253874, 0.1320561250449902, 0.049561011393275289, -0.12464347356447392, 0.061792108590284278, -0.05699714928605415, 0.07170103251161053]</text:p>
          </table:table-cell>
          <table:table-cell office:value-type="string" calcext:value-type="string">
            <text:p>0.948039763225</text:p>
          </table:table-cell>
          <table:table-cell office:value-type="string" calcext:value-type="string">
            <text:p>0.0152449982494</text:p>
          </table:table-cell>
          <table:table-cell office:value-type="string" calcext:value-type="string">
            <text:p>[0.070111828053636679, 0.038430223880537684, 0.037577959891860656, 0.042405351028865945, 0.068001719538209868, 0.061169794851367913, 0.031567525740443157, 0.1002384484714544, 0.056816301365758708, 0.041976214059947253]</text:p>
          </table:table-cell>
          <table:table-cell office:value-type="string" calcext:value-type="string">
            <text:p>[0.03450513717091399, 0.012168447518588954, 0.013308596935075028, 0.038563333723872974, 0.0097205064205673347, 0.033210283946703369, 0.010435514074143511, 0.0078409684703648341, 0.0068539534044043974, 0.031006501212941528]</text:p>
          </table:table-cell>
          <table:table-cell office:value-type="string" calcext:value-type="string">
            <text:p>0.0548295366882</text:p>
          </table:table-cell>
          <table:table-cell office:value-type="string" calcext:value-type="string">
            <text:p>0.0197613242878</text:p>
          </table:table-cell>
          <table:table-cell office:value-type="string" calcext:value-type="string">
            <text:p>[0.17289449888703723, 0.14811646445825097, 0.14103951522109218, 0.15165888381274986, 0.17822951198514167, 0.18236827393604052, 0.14199619060466023, 0.17455314169892475, 0.15940480397146928, 0.14047315036713628]</text:p>
          </table:table-cell>
          <table:table-cell office:value-type="string" calcext:value-type="string">
            <text:p>[0.085694046698477563, 0.075473926721599457, 0.078091808756246398, 0.11095756504426176, 0.069269666506015612, 0.092847613605457235, 0.075105316732696395, 0.061360573380700223, 0.063741486653642487, 0.083237305127676603]</text:p>
          </table:table-cell>
          <table:table-cell office:value-type="string" calcext:value-type="string">
            <text:p>0.159073443494</text:p>
          </table:table-cell>
          <table:table-cell office:value-type="string" calcext:value-type="string">
            <text:p>0.0795779309227</text:p>
          </table:table-cell>
          <table:table-cell office:value-type="string" calcext:value-type="string">
            <text:p>[[0.93536653678703641, 0.025877700672215519, {'normalize': False, 'selection': 'random', 'fit_intercept': True, 'l1_ratio': 0, 'max_iter': 1000, 'tol': 0.0001, 'alpha': 0.001}], [0.92721869222995179, 0.01566906440407739, {'normalize': True, 'selection': 'cyclic', 'fit_intercept': True, 'l1_ratio': 0, 'max_iter': 1000, 'tol': 0.0001, 'alpha': 0.0001}], [0.88027581308867375, 0.022775037042181614, {'normalize': False, 'selection': 'cyclic', 'fit_intercept': True, 'l1_ratio': 1, 'max_iter': 1000, 'tol': 0.001, 'alpha': 0.001}], [0.93155161161607514, 0.007278878641934155, {'normalize': False, 'selection': 'random', 'fit_intercept': True, 'l1_ratio': 0.75, 'max_iter': 1000, 'tol': 0.0001, 'alpha': 0.0001}], [0.93260049130234857, 0.016613047638614261, {'normalize': False, 'selection': 'random', 'fit_intercept': True, 'l1_ratio': 0, 'max_iter': 1000, 'tol': 0.001, 'alpha': 0.001}], [0.88856730726664868, 0.047788416026682962, {'normalize': False, 'selection': 'cyclic', 'fit_intercept': True, 'l1_ratio': 1, 'max_iter': 1000, 'tol': 0.0001, 'alpha': 0.0001}], [0.89057436739820528, 0.025242854109083012, {'normalize': False, 'selection': 'cyclic', 'fit_intercept': True, 'l1_ratio': 0.5, 'max_iter': 1000, 'tol': 0.0001, 'alpha': 0.0001}], [0.88521503777688426, 0.050514088688827063, {'normalize': False, 'selection': 'random', 'fit_intercept': True, 'l1_ratio': 1, 'max_iter': 1000, 'tol': 0.001, 'alpha': 0.001}], [0.8798744164079515, 0.050270403536629295, {'normalize': False, 'selection': 'cyclic', 'fit_intercept': True, 'l1_ratio': 0.75, 'max_iter': 1000, 'tol': 0.001, 'alpha': 0.001}], [0.94926504222157948, 0.0079372753704483774, {'normalize': False, 'selection': 'random', 'fit_intercept': True, 'l1_ratio': 0, 'max_iter': 1000, 'tol': 0.001, 'alpha': 0.0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0.92605293243335329, 0.93248436169460502, 0.9208931508852326, 0.86931489645503068, 0.88419955208890966, 0.92483644949404087, 0.93579789624164955, 0.93548133709310832, 0.91248251203991826, 0.89798556344093861]</text:p>
          </table:table-cell>
          <table:table-cell office:value-type="string" calcext:value-type="string">
            <text:p>[0.091456054787453112, 0.040996784128856212, 0.056930467633082404, 0.076967566620659067, -0.026449590189856709, 0.090877340316616873, 0.16286432899510828, 0.1210359943923569, 0.095270997309280236, 0.11049300986037136]</text:p>
          </table:table-cell>
          <table:table-cell office:value-type="string" calcext:value-type="string">
            <text:p>0.913952865187</text:p>
          </table:table-cell>
          <table:table-cell office:value-type="string" calcext:value-type="string">
            <text:p>0.0820442953854</text:p>
          </table:table-cell>
          <table:table-cell office:value-type="string" calcext:value-type="string">
            <text:p>[0.11250530967096602, 0.056259662656657383, 0.10338338509357764, 0.14137312720584269, 0.12346764587607521, 0.088383882910735997, 0.058968649964287446, 0.060970985700789598, 0.10302240543436907, 0.077939070843089459]</text:p>
          </table:table-cell>
          <table:table-cell office:value-type="string" calcext:value-type="string">
            <text:p>[0.034411624483521315, 0.010767307989292332, 0.013174145963417573, 0.034440913514301272, 0.011495685515778778, 0.031766606833676887, 0.0077677426509676012, 0.0073458442608061595, 0.0058665914399522109, 0.029710794188758289]</text:p>
          </table:table-cell>
          <table:table-cell office:value-type="string" calcext:value-type="string">
            <text:p>0.0926274125356</text:p>
          </table:table-cell>
          <table:table-cell office:value-type="string" calcext:value-type="string">
            <text:p>0.018674725684</text:p>
          </table:table-cell>
          <table:table-cell office:value-type="string" calcext:value-type="string">
            <text:p>[0.22026525945927475, 0.17925560175641131, 0.19923032654251158, 0.23585480968972514, 0.24149879625010409, 0.20618188535517587, 0.17020780023618909, 0.17898015246216695, 0.20940878052315326, 0.15733028065243529]</text:p>
          </table:table-cell>
          <table:table-cell office:value-type="string" calcext:value-type="string">
            <text:p>[0.08486607434132043, 0.073387550970910778, 0.079293318892670661, 0.095957034294644847, 0.076782267418702463, 0.08306838168395024, 0.064450856353947247, 0.058322525619718735, 0.05973615063278593, 0.073224592703147018]</text:p>
          </table:table-cell>
          <table:table-cell office:value-type="string" calcext:value-type="string">
            <text:p>0.199821369293</text:p>
          </table:table-cell>
          <table:table-cell office:value-type="string" calcext:value-type="string">
            <text:p>0.0749088752912</text:p>
          </table:table-cell>
          <table:table-cell office:value-type="string" calcext:value-type="string">
            <text:p>[[0.92928942408173099, 0.011127359972820803, {'normalize': False, 'selection': 'random', 'fit_intercept': True, 'l1_ratio': 0, 'max_iter': 1000, 'tol': 0.0001, 'alpha': 0.001}], [0.89104942462123315, 0.0049583808358325092, {'normalize': False, 'selection': 'cyclic', 'fit_intercept': True, 'l1_ratio': 0.25, 'max_iter': 1000, 'tol': 0.0001, 'alpha': 0.001}], [0.88522372927925752, 0.028565586769782384, {'normalize': False, 'selection': 'random', 'fit_intercept': True, 'l1_ratio': 0, 'max_iter': 1000, 'tol': 0.001, 'alpha': 0.001}], [0.91771122306360053, 0.017422228508340069, {'normalize': False, 'selection': 'random', 'fit_intercept': True, 'l1_ratio': 0.5, 'max_iter': 1000, 'tol': 0.001, 'alpha': 0.0001}], [0.89845103398665049, 0.024213960811008659, {'normalize': True, 'selection': 'random', 'fit_intercept': True, 'l1_ratio': 0, 'max_iter': 1000, 'tol': 0.0001, 'alpha': 0.001}], [0.89801828390746952, 0.044104689726718507, {'normalize': False, 'selection': 'random', 'fit_intercept': True, 'l1_ratio': 0.25, 'max_iter': 1000, 'tol': 0.001, 'alpha': 0.001}], [0.87343983753057675, 0.051649413274194478, {'normalize': False, 'selection': 'random', 'fit_intercept': True, 'l1_ratio': 0, 'max_iter': 1000, 'tol': 0.0001, 'alpha': 0.001}], [0.81993339363292417, 0.098832163538870879, {'normalize': False, 'selection': 'cyclic', 'fit_intercept': True, 'l1_ratio': 0.75, 'max_iter': 1000, 'tol': 0.0001, 'alpha': 0.001}], [0.89208331980934441, 0.039044704227633724, {'normalize': False, 'selection': 'cyclic', 'fit_intercept': True, 'l1_ratio': 0.5, 'max_iter': 1000, 'tol': 0.0001, 'alpha': 0.001}], [0.93554595430983933, 0.0054243365631871099, {'normalize': True, 'selection': 'random', 'fit_intercept': True, 'l1_ratio': 0.5, 'max_iter': 1000, 'tol': 0.001, 'alpha': 0.0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0.84797962635573332, 0.93785285816977926, 0.8997351067353736, 0.88673386905876594, 0.85304201418765935, 0.88654346915281157, 0.88073892321883629, 0.87939529293143859, 0.91468296883674483, 0.87446546774381984]</text:p>
          </table:table-cell>
          <table:table-cell office:value-type="string" calcext:value-type="string">
            <text:p>[0.043838970393759391, 0.063626300447726991, 0.073094947664025689, 0.0041019704685291147, 0.10647432189284411, 0.031336451844631963, -0.044053934660487126, 0.035453964117388548, 0.0087086639691920098, 0.019823469538072236]</text:p>
          </table:table-cell>
          <table:table-cell office:value-type="string" calcext:value-type="string">
            <text:p>0.886116959639</text:p>
          </table:table-cell>
          <table:table-cell office:value-type="string" calcext:value-type="string">
            <text:p>0.0342405125676</text:p>
          </table:table-cell>
          <table:table-cell office:value-type="string" calcext:value-type="string">
            <text:p>[0.23128840366427741, 0.051786183500604994, 0.13103447031122231, 0.12252955159620504, 0.15668813789796776, 0.13341212157162777, 0.10953947424437398, 0.11397303568948754, 0.10043210768305703, 0.09590843348043239]</text:p>
          </table:table-cell>
          <table:table-cell office:value-type="string" calcext:value-type="string">
            <text:p>[0.03621514894239887, 0.01051323274968778, 0.01294833735435783, 0.037159732056847708, 0.010007008911068826, 0.033847087365617499, 0.0096877275202449445, 0.0080610865937261553, 0.0064278930477098331, 0.032739285343484671]</text:p>
          </table:table-cell>
          <table:table-cell office:value-type="string" calcext:value-type="string">
            <text:p>0.124659191964</text:p>
          </table:table-cell>
          <table:table-cell office:value-type="string" calcext:value-type="string">
            <text:p>0.0197606539885</text:p>
          </table:table-cell>
          <table:table-cell office:value-type="string" calcext:value-type="string">
            <text:p>[0.273772538999625, 0.16479097468803963, 0.23173504438374828, 0.2201684061148855, 0.21086237220708778, 0.24666121685216105, 0.20676443880211792, 0.2100924589022628, 0.21805399563011055, 0.19926897474192029]</text:p>
          </table:table-cell>
          <table:table-cell office:value-type="string" calcext:value-type="string">
            <text:p>[0.089166661793516136, 0.073690322231571057, 0.076788875513584959, 0.091497553679266194, 0.073229616959108554, 0.086082547697882983, 0.074011784668546646, 0.065665337891282038, 0.062238885731029869, 0.083062520149714533]</text:p>
          </table:table-cell>
          <table:table-cell office:value-type="string" calcext:value-type="string">
            <text:p>0.218217042132</text:p>
          </table:table-cell>
          <table:table-cell office:value-type="string" calcext:value-type="string">
            <text:p>0.0775434106316</text:p>
          </table:table-cell>
          <table:table-cell office:value-type="string" calcext:value-type="string">
            <text:p>[[0.89159184734316699, 0.022810589054294617, {'normalize': False, 'selection': 'random', 'fit_intercept': True, 'l1_ratio': 0, 'max_iter': 1000, 'tol': 0.001, 'alpha': 0.01}], [0.88783208920135792, 0.030570178721610951, {'normalize': False, 'selection': 'cyclic', 'fit_intercept': True, 'l1_ratio': 0.25, 'max_iter': 1000, 'tol': 0.0001, 'alpha': 0.001}], [0.8373087983822981, 0.037386948358444416, {'normalize': False, 'selection': 'cyclic', 'fit_intercept': True, 'l1_ratio': 0, 'max_iter': 1000, 'tol': 0.0001, 'alpha': 0.01}], [0.82677757843045485, 0.044375218036045626, {'normalize': False, 'selection': 'cyclic', 'fit_intercept': True, 'l1_ratio': 0, 'max_iter': 1000, 'tol': 0.0001, 'alpha': 0.01}], [0.88941142645367488, 0.01896105685415814, {'normalize': False, 'selection': 'cyclic', 'fit_intercept': True, 'l1_ratio': 0.75, 'max_iter': 1000, 'tol': 0.001, 'alpha': 0.001}], [0.81865352993892071, 0.059885091726674632, {'normalize': False, 'selection': 'random', 'fit_intercept': True, 'l1_ratio': 0.25, 'max_iter': 1000, 'tol': 0.001, 'alpha': 0.01}], [0.84253275815349427, 0.031446268711945155, {'normalize': False, 'selection': 'random', 'fit_intercept': True, 'l1_ratio': 0.75, 'max_iter': 1000, 'tol': 0.001, 'alpha': 0.01}], [0.82935479142154744, 0.032397524276401204, {'normalize': False, 'selection': 'random', 'fit_intercept': True, 'l1_ratio': 0.5, 'max_iter': 1000, 'tol': 0.001, 'alpha': 0.01}], [0.79604981574679579, 0.067813252233430446, {'normalize': False, 'selection': 'cyclic', 'fit_intercept': True, 'l1_ratio': 0.25, 'max_iter': 1000, 'tol': 0.0001, 'alpha': 0.01}], [0.88259127075182198, 0.0019138916849913393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0.94551625152264585, 0.9448177134039486, 0.95013954719521931, 0.97297394994365327, 0.94317536368225297, 0.92665767754308759, 0.96227498563397407, 0.88029008918148866, 0.95179370806431041, 0.91517308782501539]</text:p>
          </table:table-cell>
          <table:table-cell office:value-type="string" calcext:value-type="string">
            <text:p>[0.064404430054021855, -0.10790336658094346, 0.08491873256054705, -0.022507447959506877, 0.14429036937890694, 0.03756099455019446, 0.06244121538472458, -0.49095293691584696, -0.85697756340714348, 0.063620530913403583]</text:p>
          </table:table-cell>
          <table:table-cell office:value-type="string" calcext:value-type="string">
            <text:p>0.9392812374</text:p>
          </table:table-cell>
          <table:table-cell office:value-type="string" calcext:value-type="string">
            <text:p>-0.102110504202</text:p>
          </table:table-cell>
          <table:table-cell office:value-type="string" calcext:value-type="string">
            <text:p>[0.082893226143892662, 0.045982485042561777, 0.065161771084806502, 0.029236363662310128, 0.060587020175458479, 0.086242323530462475, 0.034649848475698186, 0.11312744145506183, 0.056746694495520646, 0.064807795253361195]</text:p>
          </table:table-cell>
          <table:table-cell office:value-type="string" calcext:value-type="string">
            <text:p>[0.035436220329326223, 0.012439099862157001, 0.012783165792006668, 0.038152603645758822, 0.0095834894382137333, 0.033629589100954406, 0.0086995640148786191, 0.012460473927147725, 0.012041316952665221, 0.031276401418996763]</text:p>
          </table:table-cell>
          <table:table-cell office:value-type="string" calcext:value-type="string">
            <text:p>0.0639434969319</text:p>
          </table:table-cell>
          <table:table-cell office:value-type="string" calcext:value-type="string">
            <text:p>0.0206501924482</text:p>
          </table:table-cell>
          <table:table-cell office:value-type="string" calcext:value-type="string">
            <text:p>[0.16532181139247346, 0.15126745764216695, 0.16180226627043695, 0.13574916755435093, 0.16693330839289611, 0.19402940849201031, 0.13196849592336762, 0.19668503796034367, 0.14966066379832715, 0.16553239829650909]</text:p>
          </table:table-cell>
          <table:table-cell office:value-type="string" calcext:value-type="string">
            <text:p>[0.093270852941946092, 0.076978764719849782, 0.080015023089339471, 0.10847390844246139, 0.070703940866921403, 0.092575023121654262, 0.069307340701541931, 0.082530756230311864, 0.082058849985105445, 0.081600506901289852]</text:p>
          </table:table-cell>
          <table:table-cell office:value-type="string" calcext:value-type="string">
            <text:p>0.161895001572</text:p>
          </table:table-cell>
          <table:table-cell office:value-type="string" calcext:value-type="string">
            <text:p>0.0837514967</text:p>
          </table:table-cell>
          <table:table-cell office:value-type="string" calcext:value-type="string">
            <text:p>[[0.93588432820389522, 0.0098909714725150255, {'normalize': True, 'selection': 'random', 'fit_intercept': True, 'l1_ratio': 0.75, 'max_iter': 1000, 'tol': 0.001, 'alpha': 0.0001}], [0.93892128936608477, 0.011864843501757627, {'normalize': True, 'selection': 'random', 'fit_intercept': True, 'l1_ratio': 0.75, 'max_iter': 1000, 'tol': 0.0001, 'alpha': 0.0001}], [0.87592272146004546, 0.028659040369192024, {'normalize': False, 'selection': 'cyclic', 'fit_intercept': True, 'l1_ratio': 0.25, 'max_iter': 1000, 'tol': 0.001, 'alpha': 0.001}], [0.91269507943335926, 0.0084752951340337866, {'normalize': False, 'selection': 'random', 'fit_intercept': True, 'l1_ratio': 0, 'max_iter': 1000, 'tol': 0.0001, 'alpha': 0.0001}], [0.92719027843703594, 0.018825942942845213, {'normalize': False, 'selection': 'random', 'fit_intercept': True, 'l1_ratio': 0, 'max_iter': 1000, 'tol': 0.0001, 'alpha': 0.001}], [0.88435525817612071, 0.040191112518602537, {'normalize': False, 'selection': 'cyclic', 'fit_intercept': True, 'l1_ratio': 0.5, 'max_iter': 1000, 'tol': 0.0001, 'alpha': 0.0001}], [0.87388661184963767, 0.046181022118481727, {'normalize': False, 'selection': 'random', 'fit_intercept': True, 'l1_ratio': 0.5, 'max_iter': 1000, 'tol': 0.001, 'alpha': 0.001}], [0.90939802166868344, 0.044393238853866632, {'normalize': True, 'selection': 'cyclic', 'fit_intercept': True, 'l1_ratio': 1, 'max_iter': 1000, 'tol': 0.0001, 'alpha': 0.0001}], [0.89103918193644194, 0.020867776644739974, {'normalize': True, 'selection': 'cyclic', 'fit_intercept': True, 'l1_ratio': 0.75, 'max_iter': 1000, 'tol': 0.0001, 'alpha': 0.0001}], [0.9420120452778783, 0.0062337116048222551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0.89801042136837428, 0.90796198381160098, 0.89102971960485344, 0.82430021153763833, 0.90513580315869591, 0.91529468583080931, 0.93216743462937079, 0.8961154358169281, 0.89197174097097398, 0.86777545668906586]</text:p>
          </table:table-cell>
          <table:table-cell office:value-type="string" calcext:value-type="string">
            <text:p>[0.089672254077936997, 0.030211079316688316, 0.058464188908954662, 0.074437972540011388, -0.040387355128824742, 0.11429562429567441, 0.14447595024443904, 0.13218598327061903, -0.0057967223681196778, 0.078820433211848506]</text:p>
          </table:table-cell>
          <table:table-cell office:value-type="string" calcext:value-type="string">
            <text:p>0.892976289342</text:p>
          </table:table-cell>
          <table:table-cell office:value-type="string" calcext:value-type="string">
            <text:p>0.0676379408369</text:p>
          </table:table-cell>
          <table:table-cell office:value-type="string" calcext:value-type="string">
            <text:p>[0.15517003587492936, 0.07669375380745734, 0.14241139152821508, 0.19006931831202792, 0.10114519652733305, 0.099603923963827404, 0.06230317340652599, 0.098172280576854121, 0.12716693953937119, 0.1010196046354644]</text:p>
          </table:table-cell>
          <table:table-cell office:value-type="string" calcext:value-type="string">
            <text:p>[0.034479186961365961, 0.010888405607811485, 0.013152720747924895, 0.034535299721987288, 0.011651781016290974, 0.030948324050866043, 0.0079383675554496446, 0.0072526594645154277, 0.0065219512408998259, 0.030768703139068192]</text:p>
          </table:table-cell>
          <table:table-cell office:value-type="string" calcext:value-type="string">
            <text:p>0.115375561817</text:p>
          </table:table-cell>
          <table:table-cell office:value-type="string" calcext:value-type="string">
            <text:p>0.0188137399506</text:p>
          </table:table-cell>
          <table:table-cell office:value-type="string" calcext:value-type="string">
            <text:p>[0.24742210913974341, 0.17815751801704749, 0.20956350756151618, 0.26353599611414769, 0.22436080361804875, 0.20390271337172217, 0.16704384655088911, 0.19611946018404558, 0.20833983830253425, 0.18427057397692415]</text:p>
          </table:table-cell>
          <table:table-cell office:value-type="string" calcext:value-type="string">
            <text:p>[0.084626569705941235, 0.072469161346749647, 0.080634004910244764, 0.092619201479177751, 0.078268984018503795, 0.077541025300987582, 0.06628423615801228, 0.056561904641906913, 0.063532958533063413, 0.079633270344431281]</text:p>
          </table:table-cell>
          <table:table-cell office:value-type="string" calcext:value-type="string">
            <text:p>0.208271636684</text:p>
          </table:table-cell>
          <table:table-cell office:value-type="string" calcext:value-type="string">
            <text:p>0.0752171316439</text:p>
          </table:table-cell>
          <table:table-cell office:value-type="string" calcext:value-type="string">
            <text:p>[[0.92998546477099842, 0.0060417517429146991, {'normalize': False, 'selection': 'random', 'fit_intercept': True, 'l1_ratio': 0, 'max_iter': 1000, 'tol': 0.001, 'alpha': 0.001}], [0.88454201769214258, 0.014052336842991146, {'normalize': False, 'selection': 'random', 'fit_intercept': True, 'l1_ratio': 0.5, 'max_iter': 1000, 'tol': 0.001, 'alpha': 0.001}], [0.88674501911368941, 0.035410202926199688, {'normalize': False, 'selection': 'random', 'fit_intercept': True, 'l1_ratio': 0, 'max_iter': 1000, 'tol': 0.0001, 'alpha': 0.001}], [0.90841436442380596, 0.014552830818915567, {'normalize': True, 'selection': 'cyclic', 'fit_intercept': True, 'l1_ratio': 1, 'max_iter': 1000, 'tol': 0.0001, 'alpha': 0.0001}], [0.87918903568497375, 0.029249103443382204, {'normalize': True, 'selection': 'random', 'fit_intercept': True, 'l1_ratio': 0, 'max_iter': 1000, 'tol': 0.001, 'alpha': 0.001}], [0.88638367849348443, 0.03638904229667865, {'normalize': False, 'selection': 'random', 'fit_intercept': True, 'l1_ratio': 0, 'max_iter': 1000, 'tol': 0.0001, 'alpha': 0.001}], [0.86712672169110683, 0.053884512061302514, {'normalize': False, 'selection': 'random', 'fit_intercept': True, 'l1_ratio': 0.25, 'max_iter': 1000, 'tol': 0.001, 'alpha': 0.001}], [0.8409308954424165, 0.09862700618498918, {'normalize': False, 'selection': 'cyclic', 'fit_intercept': True, 'l1_ratio': 0.5, 'max_iter': 1000, 'tol': 0.0001, 'alpha': 0.001}], [0.89175523630067166, 0.017759209568471917, {'normalize': False, 'selection': 'cyclic', 'fit_intercept': True, 'l1_ratio': 1, 'max_iter': 1000, 'tol': 0.0001, 'alpha': 0.001}], [0.91861462236948133, 0.0025142316667871429, {'normalize': True, 'selection': 'cyclic', 'fit_intercept': True, 'l1_ratio': 0, 'max_iter': 1000, 'tol': 0.0001, 'alpha': 0.0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0.87712157212279074, 0.92968653060606732, 0.90093604460763022, 0.89708524251010036, 0.85927239861777938, 0.8877877432168092, 0.89674487674865921, 0.88318919479458191, 0.92295963338259779, 0.89463266567013666]</text:p>
          </table:table-cell>
          <table:table-cell office:value-type="string" calcext:value-type="string">
            <text:p>[0.083025523397189382, 0.058056422893386195, 0.066323758705084002, 0.0057646769244609208, 0.080128496911676894, 0.011385786472005055, -0.052072855573585652, 0.054345688489784161, -0.043798613202579606, 0.011107756727567364]</text:p>
          </table:table-cell>
          <table:table-cell office:value-type="string" calcext:value-type="string">
            <text:p>0.894941590228</text:p>
          </table:table-cell>
          <table:table-cell office:value-type="string" calcext:value-type="string">
            <text:p>0.0274266641745</text:p>
          </table:table-cell>
          <table:table-cell office:value-type="string" calcext:value-type="string">
            <text:p>[0.18695096418458004, 0.058591048942297587, 0.12946498519191446, 0.11133159562422146, 0.15004523700797737, 0.13194899519666345, 0.094838250829681447, 0.11038774849000339, 0.090689119048876124, 0.08050068609777826]</text:p>
          </table:table-cell>
          <table:table-cell office:value-type="string" calcext:value-type="string">
            <text:p>[0.034730935708836265, 0.010575769127144819, 0.013042927019943881, 0.037097691843332392, 0.010302068036750028, 0.034544204455607547, 0.0097621347115149568, 0.0079032011010639665, 0.0067683693028923108, 0.033030402504329676]</text:p>
          </table:table-cell>
          <table:table-cell office:value-type="string" calcext:value-type="string">
            <text:p>0.114474863061</text:p>
          </table:table-cell>
          <table:table-cell office:value-type="string" calcext:value-type="string">
            <text:p>0.0197757703811</text:p>
          </table:table-cell>
          <table:table-cell office:value-type="string" calcext:value-type="string">
            <text:p>[0.23188239561420196, 0.16568526071706607, 0.22014037412377438, 0.20362276888723022, 0.19581431561685533, 0.22489980806722321, 0.18852945973293744, 0.2051512892403394, 0.2102589277109812, 0.17647079941645064]</text:p>
          </table:table-cell>
          <table:table-cell office:value-type="string" calcext:value-type="string">
            <text:p>[0.089910143214886065, 0.07211183621661417, 0.076228625831834054, 0.091326565465194409, 0.074464389647902154, 0.08820506626277895, 0.074006297396021506, 0.065357475424764264, 0.063124048272406308, 0.087683859396092689]</text:p>
          </table:table-cell>
          <table:table-cell office:value-type="string" calcext:value-type="string">
            <text:p>0.202245539913</text:p>
          </table:table-cell>
          <table:table-cell office:value-type="string" calcext:value-type="string">
            <text:p>0.0782418307128</text:p>
          </table:table-cell>
          <table:table-cell office:value-type="string" calcext:value-type="string">
            <text:p>[[0.90158573708439338, 0.036257645529295439, {'normalize': False, 'selection': 'cyclic', 'fit_intercept': True, 'l1_ratio': 0, 'max_iter': 1000, 'tol': 0.0001, 'alpha': 0.001}], [0.88821617586810186, 0.027744785482323838, {'normalize': False, 'selection': 'cyclic', 'fit_intercept': True, 'l1_ratio': 0, 'max_iter': 1000, 'tol': 0.0001, 'alpha': 0.001}], [0.83762945452447723, 0.029331197908402683, {'normalize': False, 'selection': 'random', 'fit_intercept': True, 'l1_ratio': 0, 'max_iter': 1000, 'tol': 0.0001, 'alpha': 0.01}], [0.82425876148580557, 0.04114254469698439, {'normalize': False, 'selection': 'cyclic', 'fit_intercept': True, 'l1_ratio': 0, 'max_iter': 1000, 'tol': 0.0001, 'alpha': 0.01}], [0.88925956575875609, 0.028349904720829631, {'normalize': False, 'selection': 'cyclic', 'fit_intercept': True, 'l1_ratio': 0.5, 'max_iter': 1000, 'tol': 0.0001, 'alpha': 0.001}], [0.81512568474334779, 0.042393850985385492, {'normalize': False, 'selection': 'cyclic', 'fit_intercept': True, 'l1_ratio': 1, 'max_iter': 1000, 'tol': 0.0001, 'alpha': 0.01}], [0.84251627614456404, 0.034009785231460955, {'normalize': False, 'selection': 'cyclic', 'fit_intercept': True, 'l1_ratio': 0.75, 'max_iter': 1000, 'tol': 0.001, 'alpha': 0.01}], [0.83293261831492171, 0.028544239924896655, {'normalize': False, 'selection': 'random', 'fit_intercept': True, 'l1_ratio': 0.5, 'max_iter': 1000, 'tol': 0.0001, 'alpha': 0.01}], [0.79510197998139109, 0.059491866652402199, {'normalize': False, 'selection': 'cyclic', 'fit_intercept': True, 'l1_ratio': 0.25, 'max_iter': 1000, 'tol': 0.0001, 'alpha': 0.01}], [0.88969209875892885, 0.0080938283601545407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0.94388206382185413, 0.93212472196102336, 0.95202052953352279, 0.96551692437896308, 0.93690063082129937, 0.88374381749060849, 0.92256102628141612, 0.88239080413729576, 0.9064506170851413, 0.92205101608647599]</text:p>
          </table:table-cell>
          <table:table-cell office:value-type="string" calcext:value-type="string">
            <text:p>[0.061597587296724154, -0.070624868147987963, 0.083230727873515153, -0.025984035832737895, 0.08826541970784596, 0.01349259158426297, 0.015674253648700565, 0.018924254637604832, -0.15849815526798716, 0.041917233809995902]</text:p>
          </table:table-cell>
          <table:table-cell office:value-type="string" calcext:value-type="string">
            <text:p>0.92476421516</text:p>
          </table:table-cell>
          <table:table-cell office:value-type="string" calcext:value-type="string">
            <text:p>0.00679950093099</text:p>
          </table:table-cell>
          <table:table-cell office:value-type="string" calcext:value-type="string">
            <text:p>[0.085379528838348387, 0.056559344487372126, 0.062703547509842403, 0.037303258779942311, 0.06727720582515484, 0.13670419709277265, 0.071126512489256152, 0.1111422381702884, 0.11012293290668403, 0.059553055276305979]</text:p>
          </table:table-cell>
          <table:table-cell office:value-type="string" calcext:value-type="string">
            <text:p>[0.035542531113143976, 0.012020551657768169, 0.012806746259162761, 0.038282324832075589, 0.010210938860583052, 0.034470588372053336, 0.0091335124606508698, 0.00819923180870674, 0.0075121227911148893, 0.032001322302817589]</text:p>
          </table:table-cell>
          <table:table-cell office:value-type="string" calcext:value-type="string">
            <text:p>0.0797871821376</text:p>
          </table:table-cell>
          <table:table-cell office:value-type="string" calcext:value-type="string">
            <text:p>0.0200179870458</text:p>
          </table:table-cell>
          <table:table-cell office:value-type="string" calcext:value-type="string">
            <text:p>[0.18155471279160926, 0.16866930854000964, 0.15876618115140367, 0.13915080780264685, 0.16160363543972844, 0.22743606746539288, 0.16002339376868799, 0.19419047211621596, 0.18753901596056097, 0.16168290841374863]</text:p>
          </table:table-cell>
          <table:table-cell office:value-type="string" calcext:value-type="string">
            <text:p>[0.089545797055807577, 0.074586691291655169, 0.077986850551492778, 0.1058657428173212, 0.073191886314573198, 0.088390517962664505, 0.070550539766395373, 0.065201871667734335, 0.068399635044999421, 0.090040907426205477]</text:p>
          </table:table-cell>
          <table:table-cell office:value-type="string" calcext:value-type="string">
            <text:p>0.174061650345</text:p>
          </table:table-cell>
          <table:table-cell office:value-type="string" calcext:value-type="string">
            <text:p>0.0803760439899</text:p>
          </table:table-cell>
          <table:table-cell office:value-type="string" calcext:value-type="string">
            <text:p>[[0.93540770336663992, 0.017854855118232087, {'normalize': False, 'selection': 'random', 'fit_intercept': True, 'l1_ratio': 0, 'max_iter': 1000, 'tol': 0.001, 'alpha': 0.001}], [0.93440196529055353, 0.0082495894222071129, {'normalize': True, 'selection': 'random', 'fit_intercept': True, 'l1_ratio': 0.75, 'max_iter': 1000, 'tol': 0.001, 'alpha': 0.0001}], [0.87599957743882284, 0.021520070136890737, {'normalize': False, 'selection': 'cyclic', 'fit_intercept': True, 'l1_ratio': 0.25, 'max_iter': 1000, 'tol': 0.0001, 'alpha': 0.001}], [0.90259577354884879, 0.0088237110586078995, {'normalize': False, 'selection': 'random', 'fit_intercept': True, 'l1_ratio': 0, 'max_iter': 1000, 'tol': 0.0001, 'alpha': 0.0001}], [0.93211809074643126, 0.011784666843184447, {'normalize': False, 'selection': 'random', 'fit_intercept': True, 'l1_ratio': 0, 'max_iter': 1000, 'tol': 0.0001, 'alpha': 0.001}], [0.84851350255240265, 0.032045600661729866, {'normalize': False, 'selection': 'cyclic', 'fit_intercept': True, 'l1_ratio': 1, 'max_iter': 1000, 'tol': 0.001, 'alpha': 0.01}], [0.87018524098856631, 0.033250827836695043, {'normalize': False, 'selection': 'random', 'fit_intercept': True, 'l1_ratio': 0.25, 'max_iter': 1000, 'tol': 0.001, 'alpha': 0.01}], [0.89616894460734653, 0.056142862123256233, {'normalize': False, 'selection': 'cyclic', 'fit_intercept': True, 'l1_ratio': 0.75, 'max_iter': 1000, 'tol': 0.0001, 'alpha': 0.001}], [0.88375515268455407, 0.03694393114095073, {'normalize': False, 'selection': 'cyclic', 'fit_intercept': True, 'l1_ratio': 1, 'max_iter': 1000, 'tol': 0.001, 'alpha': 0.001}], [0.94624469140927636, 0.0094673083271072309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0.90382992252944483, 0.89356406006789235, 0.89241062793682568, 0.8499951382473957, 0.91338728977399886, 0.9179907137912543, 0.91566443465359226, 0.892790984794399, 0.88840635968000625, 0.87921666626215766]</text:p>
          </table:table-cell>
          <table:table-cell office:value-type="string" calcext:value-type="string">
            <text:p>[0.082273366145326099, 0.025504631722586879, 0.0086245401510007813, 0.04861986803447893, -0.045349844263404604, 0.10843659485261103, 0.027503107699109353, 0.078263884303568121, -0.10564361210831508, 0.043525769151647631]</text:p>
          </table:table-cell>
          <table:table-cell office:value-type="string" calcext:value-type="string">
            <text:p>0.894725619774</text:p>
          </table:table-cell>
          <table:table-cell office:value-type="string" calcext:value-type="string">
            <text:p>0.0271758305689</text:p>
          </table:table-cell>
          <table:table-cell office:value-type="string" calcext:value-type="string">
            <text:p>[0.14631607043990102, 0.088691305087552408, 0.14060670610007855, 0.16227294333319683, 0.092347375398423345, 0.096433698262991904, 0.077460926376665309, 0.10131393055261549, 0.13136397678812914, 0.092278515888367565]</text:p>
          </table:table-cell>
          <table:table-cell office:value-type="string" calcext:value-type="string">
            <text:p>[0.034759424097361734, 0.010941247735911255, 0.013848952345880164, 0.035498645182257593, 0.011707358236070511, 0.031153050533879404, 0.009023753078388333, 0.0077033074304169438, 0.0071693947371441078, 0.031947594942593409]</text:p>
          </table:table-cell>
          <table:table-cell office:value-type="string" calcext:value-type="string">
            <text:p>0.112908544823</text:p>
          </table:table-cell>
          <table:table-cell office:value-type="string" calcext:value-type="string">
            <text:p>0.019375272832</text:p>
          </table:table-cell>
          <table:table-cell office:value-type="string" calcext:value-type="string">
            <text:p>[0.23709021810477027, 0.18357576822902291, 0.19881152755006337, 0.24202239338340228, 0.20108383648972286, 0.19420174775962318, 0.17844302732690495, 0.20466175951747881, 0.22025126706066547, 0.17770839189848711]</text:p>
          </table:table-cell>
          <table:table-cell office:value-type="string" calcext:value-type="string">
            <text:p>[0.085746161636111651, 0.070504215328002676, 0.079130989687274236, 0.095705935621866564, 0.078321482625699643, 0.078854109796160712, 0.070912035547979854, 0.061113955637810129, 0.067549798348234671, 0.08579404824039509]</text:p>
          </table:table-cell>
          <table:table-cell office:value-type="string" calcext:value-type="string">
            <text:p>0.203784993732</text:p>
          </table:table-cell>
          <table:table-cell office:value-type="string" calcext:value-type="string">
            <text:p>0.077363273247</text:p>
          </table:table-cell>
          <table:table-cell office:value-type="string" calcext:value-type="string">
            <text:p>[[0.92820981753945586, 0.011548729435985804, {'normalize': False, 'selection': 'cyclic', 'fit_intercept': True, 'l1_ratio': 0, 'max_iter': 1000, 'tol': 0.0001, 'alpha': 0.001}], [0.88367064295855635, 0.008714991760582002, {'normalize': False, 'selection': 'cyclic', 'fit_intercept': True, 'l1_ratio': 0.75, 'max_iter': 1000, 'tol': 0.001, 'alpha': 0.001}], [0.87537778175487879, 0.039610265542158782, {'normalize': False, 'selection': 'random', 'fit_intercept': True, 'l1_ratio': 0, 'max_iter': 1000, 'tol': 0.0001, 'alpha': 0.001}], [0.8687732322782723, 0.013103851938962191, {'normalize': False, 'selection': 'random', 'fit_intercept': True, 'l1_ratio': 0.5, 'max_iter': 1000, 'tol': 0.001, 'alpha': 0.0001}], [0.88094389805393947, 0.029639946175855497, {'normalize': True, 'selection': 'random', 'fit_intercept': True, 'l1_ratio': 0.5, 'max_iter': 1000, 'tol': 0.001, 'alpha': 0.001}], [0.87275687890698417, 0.049615242032642212, {'normalize': False, 'selection': 'random', 'fit_intercept': True, 'l1_ratio': 0, 'max_iter': 1000, 'tol': 0.0001, 'alpha': 0.001}], [0.87389435460033149, 0.057260009276806557, {'normalize': False, 'selection': 'random', 'fit_intercept': True, 'l1_ratio': 0, 'max_iter': 1000, 'tol': 0.001, 'alpha': 0.001}], [0.85486948818226371, 0.079090592802773987, {'normalize': False, 'selection': 'cyclic', 'fit_intercept': True, 'l1_ratio': 1, 'max_iter': 1000, 'tol': 0.001, 'alpha': 0.001}], [0.89258505584831405, 0.017131038097390399, {'normalize': False, 'selection': 'random', 'fit_intercept': True, 'l1_ratio': 0.75, 'max_iter': 1000, 'tol': 0.0001, 'alpha': 0.001}], [0.9052293654918977, 0.02281364600763075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0.8915190322433042, 0.94029221417464015, 0.90223735538057881, 0.89044769672036084, 0.87809022477241883, 0.90381986248550616, 0.90630898075453337, 0.88934724899009787, 0.94085386084809808, 0.90492355142875247]</text:p>
          </table:table-cell>
          <table:table-cell office:value-type="string" calcext:value-type="string">
            <text:p>[0.069646145064728326, 0.07458924101253106, 0.040408284590986221, -0.039211973657900412, 0.03238465164928972, 0.0043229801507358445, -0.02230146386541465, 0.072818444236685487, -0.074780485382469175, -0.026098466880718485]</text:p>
          </table:table-cell>
          <table:table-cell office:value-type="string" calcext:value-type="string">
            <text:p>0.90478400278</text:p>
          </table:table-cell>
          <table:table-cell office:value-type="string" calcext:value-type="string">
            <text:p>0.0131777356918</text:p>
          </table:table-cell>
          <table:table-cell office:value-type="string" calcext:value-type="string">
            <text:p>[0.16504623202094329, 0.049753508562212244, 0.1277643244492398, 0.1185119901742747, 0.12998147440835053, 0.113097025821652, 0.086053767637865805, 0.10456830621728713, 0.069624684958555241, 0.07263844521077846]</text:p>
          </table:table-cell>
          <table:table-cell office:value-type="string" calcext:value-type="string">
            <text:p>[0.035237687358468252, 0.010390145198388668, 0.013404951480466332, 0.038775896071973445, 0.010836773526133964, 0.034790993367049161, 0.0094858873633728996, 0.0077488170922548243, 0.0069692670143436664, 0.034273143106056905]</text:p>
          </table:table-cell>
          <table:table-cell office:value-type="string" calcext:value-type="string">
            <text:p>0.103703975946</text:p>
          </table:table-cell>
          <table:table-cell office:value-type="string" calcext:value-type="string">
            <text:p>0.0201913561579</text:p>
          </table:table-cell>
          <table:table-cell office:value-type="string" calcext:value-type="string">
            <text:p>[0.23302218749972703, 0.1576157687985115, 0.22348223031043216, 0.21465916313544184, 0.19399312174503924, 0.21128423483112091, 0.16631636230553651, 0.19971612498158617, 0.18119095781268313, 0.17156601804037566]</text:p>
          </table:table-cell>
          <table:table-cell office:value-type="string" calcext:value-type="string">
            <text:p>[0.090579308312404419, 0.070011931241961853, 0.077377366993594585, 0.095072693226371838, 0.077257406267063955, 0.088206004311921646, 0.072412281548509969, 0.064179394042266413, 0.062966792365920787, 0.093422553751137824]</text:p>
          </table:table-cell>
          <table:table-cell office:value-type="string" calcext:value-type="string">
            <text:p>0.195284616946</text:p>
          </table:table-cell>
          <table:table-cell office:value-type="string" calcext:value-type="string">
            <text:p>0.0791485732061</text:p>
          </table:table-cell>
          <table:table-cell office:value-type="string" calcext:value-type="string">
            <text:p>[[0.91152788131688667, 0.030217167714773167, {'normalize': False, 'selection': 'cyclic', 'fit_intercept': True, 'l1_ratio': 0, 'max_iter': 1000, 'tol': 0.0001, 'alpha': 0.001}], [0.89792964144440157, 0.019065662167296403, {'normalize': False, 'selection': 'cyclic', 'fit_intercept': True, 'l1_ratio': 0, 'max_iter': 1000, 'tol': 0.0001, 'alpha': 0.001}], [0.85030782075266187, 0.025941162851758383, {'normalize': False, 'selection': 'random', 'fit_intercept': True, 'l1_ratio': 0, 'max_iter': 1000, 'tol': 0.001, 'alpha': 0.01}], [0.83658231965784247, 0.020228005947593799, {'normalize': False, 'selection': 'random', 'fit_intercept': True, 'l1_ratio': 1, 'max_iter': 1000, 'tol': 0.001, 'alpha': 0.01}], [0.89975587256984368, 0.027104503969544329, {'normalize': False, 'selection': 'random', 'fit_intercept': True, 'l1_ratio': 0.25, 'max_iter': 1000, 'tol': 0.0001, 'alpha': 0.001}], [0.82669844293479533, 0.039935559413135313, {'normalize': False, 'selection': 'random', 'fit_intercept': True, 'l1_ratio': 1, 'max_iter': 1000, 'tol': 0.001, 'alpha': 0.01}], [0.85241971123349225, 0.040764725202503502, {'normalize': False, 'selection': 'cyclic', 'fit_intercept': True, 'l1_ratio': 0.5, 'max_iter': 1000, 'tol': 0.001, 'alpha': 0.01}], [0.83526226202805487, 0.033144273151981346, {'normalize': False, 'selection': 'random', 'fit_intercept': True, 'l1_ratio': 0.5, 'max_iter': 1000, 'tol': 0.0001, 'alpha': 0.01}], [0.80042231886837878, 0.036048489733134008, {'normalize': False, 'selection': 'random', 'fit_intercept': True, 'l1_ratio': 0.5, 'max_iter': 1000, 'tol': 0.001, 'alpha': 0.01}], [0.90170697994123117, 0.0080594191230124353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0.95647563988399664, 0.94622109363312412, 0.94984228502236767, 0.96577621184603135, 0.9446953306725635, 0.89886311892358373, 0.9225984459872828, 0.90156655248738771, 0.90522414222883751, 0.92677653050113507]</text:p>
          </table:table-cell>
          <table:table-cell office:value-type="string" calcext:value-type="string">
            <text:p>[0.038406710850756087, -0.033867936289175393, 0.0041637356459479635, -0.053046794079466109, -0.022759956541427817, 0.00015301935513700737, 0.024059536561546691, 0.097280452422524144, -0.066161881526809241, 0.0081229014018620038]</text:p>
          </table:table-cell>
          <table:table-cell office:value-type="string" calcext:value-type="string">
            <text:p>0.931803935119</text:p>
          </table:table-cell>
          <table:table-cell office:value-type="string" calcext:value-type="string">
            <text:p>-0.00036502121991</text:p>
          </table:table-cell>
          <table:table-cell office:value-type="string" calcext:value-type="string">
            <text:p>[0.066219280550487022, 0.044813071551789409, 0.065550257922970034, 0.037022765601528097, 0.058966415510379115, 0.11892559884203861, 0.07109214306196561, 0.093020903570675786, 0.11156669452332028, 0.055942760349852849]</text:p>
          </table:table-cell>
          <table:table-cell office:value-type="string" calcext:value-type="string">
            <text:p>[0.036420898897011271, 0.011607859396141335, 0.013911267252307416, 0.039292111793538684, 0.011454363595544068, 0.034936700333754588, 0.0090557058135582232, 0.0075443785699793762, 0.0069133808567720849, 0.033130100902710256]</text:p>
          </table:table-cell>
          <table:table-cell office:value-type="string" calcext:value-type="string">
            <text:p>0.0723119891485</text:p>
          </table:table-cell>
          <table:table-cell office:value-type="string" calcext:value-type="string">
            <text:p>0.0204266767411</text:p>
          </table:table-cell>
          <table:table-cell office:value-type="string" calcext:value-type="string">
            <text:p>[0.16686808977105447, 0.14987527645207813, 0.16166618197116867, 0.14115536183048541, 0.16087719430560457, 0.2125736153245151, 0.16282926382465718, 0.18597960391490295, 0.18764827501218004, 0.15688346823309121]</text:p>
          </table:table-cell>
          <table:table-cell office:value-type="string" calcext:value-type="string">
            <text:p>[0.097092054083796245, 0.071720031238450208, 0.084549674291969065, 0.112523127739795, 0.080075328259838652, 0.088697699959856394, 0.070557233615583678, 0.062985767419261582, 0.063738303421714812, 0.095489644535930188]</text:p>
          </table:table-cell>
          <table:table-cell office:value-type="string" calcext:value-type="string">
            <text:p>0.168635633064</text:p>
          </table:table-cell>
          <table:table-cell office:value-type="string" calcext:value-type="string">
            <text:p>0.0827428864566</text:p>
          </table:table-cell>
          <table:table-cell office:value-type="string" calcext:value-type="string">
            <text:p>[[0.94323038402578652, 0.011872288257798753, {'normalize': True, 'selection': 'random', 'fit_intercept': True, 'l1_ratio': 0.75, 'max_iter': 1000, 'tol': 0.001, 'alpha': 0.0001}], [0.93124861492950839, 0.0038253909366823971, {'normalize': False, 'selection': 'cyclic', 'fit_intercept': True, 'l1_ratio': 0.25, 'max_iter': 1000, 'tol': 0.0001, 'alpha': 0.001}], [0.88377813291178375, 0.028142481682163961, {'normalize': False, 'selection': 'cyclic', 'fit_intercept': True, 'l1_ratio': 0, 'max_iter': 1000, 'tol': 0.0001, 'alpha': 0.001}], [0.89544656955132562, 0.014477544243728952, {'normalize': False, 'selection': 'random', 'fit_intercept': True, 'l1_ratio': 0, 'max_iter': 1000, 'tol': 0.001, 'alpha': 0.0001}], [0.93651992834484654, 0.0093221975588256949, {'normalize': False, 'selection': 'random', 'fit_intercept': True, 'l1_ratio': 0, 'max_iter': 1000, 'tol': 0.001, 'alpha': 0.001}], [0.86333590850090891, 0.028893477760091418, {'normalize': False, 'selection': 'random', 'fit_intercept': True, 'l1_ratio': 1, 'max_iter': 1000, 'tol': 0.001, 'alpha': 0.01}], [0.87790519239627829, 0.031268378538275694, {'normalize': False, 'selection': 'cyclic', 'fit_intercept': True, 'l1_ratio': 0.25, 'max_iter': 1000, 'tol': 0.001, 'alpha': 0.01}], [0.8830535149361558, 0.061707887539294973, {'normalize': False, 'selection': 'random', 'fit_intercept': True, 'l1_ratio': 0.75, 'max_iter': 1000, 'tol': 0.001, 'alpha': 0.001}], [0.88376478748629483, 0.019454081013327025, {'normalize': False, 'selection': 'random', 'fit_intercept': True, 'l1_ratio': 1, 'max_iter': 1000, 'tol': 0.0001, 'alpha': 0.001}], [0.95054498457612602, 0.0057667897145584146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0.90254767647500334, 0.9147869542100554, 0.88956217126872128, 0.95786295491296558, 0.92659378020007754, 0.90439095222787613, 0.9312857776796214, 0.89901377550173234, 0.8787395859730831, 0.88129364878317473]</text:p>
          </table:table-cell>
          <table:table-cell office:value-type="string" calcext:value-type="string">
            <text:p>[0.062617021920332583, 0.019319906399508313, -0.028233159926830398, -0.010880037552305932, -0.12025573668150913, 0.057291391079889564, 0.15917236645850008, 0.12346336847698569, -0.031296083103121708, -0.0079330151619247946]</text:p>
          </table:table-cell>
          <table:table-cell office:value-type="string" calcext:value-type="string">
            <text:p>0.908607727723</text:p>
          </table:table-cell>
          <table:table-cell office:value-type="string" calcext:value-type="string">
            <text:p>0.022326602191</text:p>
          </table:table-cell>
          <table:table-cell office:value-type="string" calcext:value-type="string">
            <text:p>[0.14826691844748838, 0.071006619065104845, 0.14432930529264368, 0.045583204769148018, 0.078266477503755552, 0.11242548850627264, 0.063112961824893718, 0.095433311424110642, 0.14274335139416428, 0.090691700401211661]</text:p>
          </table:table-cell>
          <table:table-cell office:value-type="string" calcext:value-type="string">
            <text:p>[0.035503919440436273, 0.011010687380409495, 0.0143638334909454, 0.037718752546113753, 0.01254626410222027, 0.032940168655258277, 0.0078020001982860203, 0.0073255577509210674, 0.0066872983569614452, 0.033666391272349355]</text:p>
          </table:table-cell>
          <table:table-cell office:value-type="string" calcext:value-type="string">
            <text:p>0.0991859338629</text:p>
          </table:table-cell>
          <table:table-cell office:value-type="string" calcext:value-type="string">
            <text:p>0.0199564873194</text:p>
          </table:table-cell>
          <table:table-cell office:value-type="string" calcext:value-type="string">
            <text:p>[0.23350374654754516, 0.16878848795789525, 0.20899890895758233, 0.15670840259244065, 0.17673023186467426, 0.20235659358590327, 0.17731871644848127, 0.20387712204815614, 0.22838177554180608, 0.18689326532685599]</text:p>
          </table:table-cell>
          <table:table-cell office:value-type="string" calcext:value-type="string">
            <text:p>[0.08813862027706304, 0.069872159909160278, 0.079532900418930325, 0.094903892067970577, 0.082358280037037671, 0.081319650526681997, 0.065051635842291969, 0.058817641277247562, 0.064062972338161273, 0.094464891949001595]</text:p>
          </table:table-cell>
          <table:table-cell office:value-type="string" calcext:value-type="string">
            <text:p>0.194355725087</text:p>
          </table:table-cell>
          <table:table-cell office:value-type="string" calcext:value-type="string">
            <text:p>0.0778522644644</text:p>
          </table:table-cell>
          <table:table-cell office:value-type="string" calcext:value-type="string">
            <text:p>[[0.9291107962528532, 0.012750060597850155, {'normalize': False, 'selection': 'cyclic', 'fit_intercept': True, 'l1_ratio': 0, 'max_iter': 1000, 'tol': 0.0001, 'alpha': 0.001}], [0.88853348867307669, 0.011779286360116593, {'normalize': False, 'selection': 'random', 'fit_intercept': True, 'l1_ratio': 0.75, 'max_iter': 1000, 'tol': 0.001, 'alpha': 0.001}], [0.8724968020707714, 0.045170321317901635, {'normalize': False, 'selection': 'random', 'fit_intercept': True, 'l1_ratio': 0, 'max_iter': 1000, 'tol': 0.001, 'alpha': 0.001}], [0.87436673753581406, 0.023583111585292086, {'normalize': True, 'selection': 'random', 'fit_intercept': True, 'l1_ratio': 1, 'max_iter': 1000, 'tol': 0.0001, 'alpha': 0.001}], [0.88102189559134847, 0.035477080435342895, {'normalize': True, 'selection': 'random', 'fit_intercept': True, 'l1_ratio': 0.25, 'max_iter': 1000, 'tol': 0.001, 'alpha': 0.001}], [0.88022591541386663, 0.048953965439895962, {'normalize': False, 'selection': 'cyclic', 'fit_intercept': True, 'l1_ratio': 1, 'max_iter': 1000, 'tol': 0.001, 'alpha': 0.001}], [0.88461889013954953, 0.034933122773139959, {'normalize': False, 'selection': 'cyclic', 'fit_intercept': True, 'l1_ratio': 0.5, 'max_iter': 1000, 'tol': 0.001, 'alpha': 0.001}], [0.84490670191811401, 0.087749005691308543, {'normalize': False, 'selection': 'cyclic', 'fit_intercept': True, 'l1_ratio': 1, 'max_iter': 1000, 'tol': 0.001, 'alpha': 0.001}], [0.89743086073604827, 0.014382390406653952, {'normalize': False, 'selection': 'cyclic', 'fit_intercept': True, 'l1_ratio': 0.75, 'max_iter': 1000, 'tol': 0.001, 'alpha': 0.001}], [0.90577702660591308, 0.023234472957681798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0.89322243988295491, 0.94186709824957138, 0.89849763939320559, 0.8886339503685009, 0.87766792539551886, 0.90464307135128263, 0.90301115676693877, 0.88349564783156875, 0.94165056887647691, 0.90515179389827061]</text:p>
          </table:table-cell>
          <table:table-cell office:value-type="string" calcext:value-type="string">
            <text:p>[0.05807332318915992, 0.15033580234901001, 0.037478402461488813, -0.038717042990308315, -0.014755308816357671, 0.0049942089608655538, -0.0036041069791474811, 0.079542371029098891, -0.094884846367853104, -0.02596855288858313]</text:p>
          </table:table-cell>
          <table:table-cell office:value-type="string" calcext:value-type="string">
            <text:p>0.903784129201</text:p>
          </table:table-cell>
          <table:table-cell office:value-type="string" calcext:value-type="string">
            <text:p>0.0152494249947</text:p>
          </table:table-cell>
          <table:table-cell office:value-type="string" calcext:value-type="string">
            <text:p>[0.16245461601369507, 0.048441183758613525, 0.13265169516858558, 0.1204740729730414, 0.13043173441046038, 0.11212902476909263, 0.089082768511423674, 0.11009814633623503, 0.068686829229082189, 0.072464067871637103]</text:p>
          </table:table-cell>
          <table:table-cell office:value-type="string" calcext:value-type="string">
            <text:p>[0.035676014643235505, 0.0095396928312411547, 0.013445880270449328, 0.038757428828893256, 0.011364715829310383, 0.034767539258321684, 0.0093123954652538296, 0.0076926226193037009, 0.0070996309926308551, 0.034268803794589582]</text:p>
          </table:table-cell>
          <table:table-cell office:value-type="string" calcext:value-type="string">
            <text:p>0.104691413904</text:p>
          </table:table-cell>
          <table:table-cell office:value-type="string" calcext:value-type="string">
            <text:p>0.0201924724533</text:p>
          </table:table-cell>
          <table:table-cell office:value-type="string" calcext:value-type="string">
            <text:p>[0.2363277896996685, 0.15579622535794779, 0.22440266716935994, 0.21185447265469073, 0.20081766479030683, 0.2128238928271334, 0.17106341124473842, 0.20685767676054759, 0.18332145961259849, 0.17494396120341915]</text:p>
          </table:table-cell>
          <table:table-cell office:value-type="string" calcext:value-type="string">
            <text:p>[0.092350253852079608, 0.067473373943691739, 0.077443794033982258, 0.095179571646463887, 0.080248756447584765, 0.08896248245390459, 0.071572917896913404, 0.064070279890747248, 0.063616655930944871, 0.093225690329120425]</text:p>
          </table:table-cell>
          <table:table-cell office:value-type="string" calcext:value-type="string">
            <text:p>0.197820922132</text:p>
          </table:table-cell>
          <table:table-cell office:value-type="string" calcext:value-type="string">
            <text:p>0.0794143776425</text:p>
          </table:table-cell>
          <table:table-cell office:value-type="string" calcext:value-type="string">
            <text:p>[[0.91041022053579579, 0.028996668043604169, {'normalize': False, 'selection': 'cyclic', 'fit_intercept': True, 'l1_ratio': 0, 'max_iter': 1000, 'tol': 0.0001, 'alpha': 0.001}], [0.89043734116157935, 0.02167684355991862, {'normalize': False, 'selection': 'random', 'fit_intercept': True, 'l1_ratio': 0, 'max_iter': 1000, 'tol': 0.0001, 'alpha': 0.001}], [0.85053886948125124, 0.023187212903131669, {'normalize': False, 'selection': 'random', 'fit_intercept': True, 'l1_ratio': 0, 'max_iter': 1000, 'tol': 0.001, 'alpha': 0.01}], [0.84373871938562217, 0.017220297112539178, {'normalize': False, 'selection': 'random', 'fit_intercept': True, 'l1_ratio': 1, 'max_iter': 1000, 'tol': 0.001, 'alpha': 0.01}], [0.89976622818783103, 0.030717271298508174, {'normalize': False, 'selection': 'random', 'fit_intercept': True, 'l1_ratio': 0.25, 'max_iter': 1000, 'tol': 0.0001, 'alpha': 0.001}], [0.83196998417996548, 0.032716233767023206, {'normalize': False, 'selection': 'cyclic', 'fit_intercept': True, 'l1_ratio': 1, 'max_iter': 1000, 'tol': 0.001, 'alpha': 0.01}], [0.85059711098981994, 0.040547634213518396, {'normalize': False, 'selection': 'cyclic', 'fit_intercept': True, 'l1_ratio': 0.5, 'max_iter': 1000, 'tol': 0.001, 'alpha': 0.01}], [0.83025600897066598, 0.042336180887999668, {'normalize': False, 'selection': 'random', 'fit_intercept': True, 'l1_ratio': 0.5, 'max_iter': 1000, 'tol': 0.001, 'alpha': 0.01}], [0.7963356083836246, 0.027707982747599572, {'normalize': False, 'selection': 'random', 'fit_intercept': True, 'l1_ratio': 0.5, 'max_iter': 1000, 'tol': 0.001, 'alpha': 0.01}], [0.89921508721769217, 0.013169755659638059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0.96550537671757175, 0.95005304413795477, 0.94722546542653163, 0.96141578150077389, 0.9445834633999336, 0.90044193958957452, 0.92070678909027226, 0.90488462939628811, 0.83330906018819806, 0.9339838225727084]</text:p>
          </table:table-cell>
          <table:table-cell office:value-type="string" calcext:value-type="string">
            <text:p>[0.040206541088093295, 0.00095865245549964229, -0.012960069261318097, -0.041631159512167448, -0.099815579869769522, 0.003695073169493579, 0.035492552554355017, 0.20178714426010669, -0.13465959439248421, -0.0071604044134176981]</text:p>
          </table:table-cell>
          <table:table-cell office:value-type="string" calcext:value-type="string">
            <text:p>0.926210937202</text:p>
          </table:table-cell>
          <table:table-cell office:value-type="string" calcext:value-type="string">
            <text:p>-0.00140868439216</text:p>
          </table:table-cell>
          <table:table-cell office:value-type="string" calcext:value-type="string">
            <text:p>[0.052481165272378283, 0.041619970692050465, 0.068970134596407551, 0.041739811822945151, 0.059085689563729893, 0.11706908328442239, 0.072829600978176548, 0.089885277216195394, 0.19622251488022982, 0.050436386288491626]</text:p>
          </table:table-cell>
          <table:table-cell office:value-type="string" calcext:value-type="string">
            <text:p>[0.03635272929158085, 0.011216840261873154, 0.014150477085257081, 0.038866162640913818, 0.012317345296224644, 0.034812933722389319, 0.0089496193940774623, 0.0066709754754803842, 0.0073575449045244525, 0.033640584978310774]</text:p>
          </table:table-cell>
          <table:table-cell office:value-type="string" calcext:value-type="string">
            <text:p>0.0790339634595</text:p>
          </table:table-cell>
          <table:table-cell office:value-type="string" calcext:value-type="string">
            <text:p>0.0204335213051</text:p>
          </table:table-cell>
          <table:table-cell office:value-type="string" calcext:value-type="string">
            <text:p>[0.16415038392143741, 0.15296933464630011, 0.15861121327880534, 0.14783978397360412, 0.16524178155206187, 0.2131268494479652, 0.16955178718270991, 0.18685843733205787, 0.22460078000474412, 0.15192183749803165]</text:p>
          </table:table-cell>
          <table:table-cell office:value-type="string" calcext:value-type="string">
            <text:p>[0.097843934819038456, 0.070763782641252562, 0.08578495137462018, 0.11228951075164172, 0.084337346497549981, 0.089214218963242387, 0.070227976414216617, 0.060654839660453097, 0.062320215423435292, 0.096677292438795526]</text:p>
          </table:table-cell>
          <table:table-cell office:value-type="string" calcext:value-type="string">
            <text:p>0.173487218884</text:p>
          </table:table-cell>
          <table:table-cell office:value-type="string" calcext:value-type="string">
            <text:p>0.0830114068984</text:p>
          </table:table-cell>
          <table:table-cell office:value-type="string" calcext:value-type="string">
            <text:p>[[0.94402343971368208, 0.015526110635217125, {'normalize': True, 'selection': 'random', 'fit_intercept': True, 'l1_ratio': 0.75, 'max_iter': 1000, 'tol': 0.001, 'alpha': 0.0001}], [0.92374421891875669, 0.0071872280950577442, {'normalize': False, 'selection': 'cyclic', 'fit_intercept': True, 'l1_ratio': 0.25, 'max_iter': 1000, 'tol': 0.0001, 'alpha': 0.001}], [0.88122291365686878, 0.02973515533705701, {'normalize': False, 'selection': 'cyclic', 'fit_intercept': True, 'l1_ratio': 0, 'max_iter': 1000, 'tol': 0.0001, 'alpha': 0.001}], [0.89599013236371639, 0.031722042383048023, {'normalize': False, 'selection': 'random', 'fit_intercept': True, 'l1_ratio': 0, 'max_iter': 1000, 'tol': 0.001, 'alpha': 0.0001}], [0.93691992801792268, 0.0065750854785887932, {'normalize': False, 'selection': 'random', 'fit_intercept': True, 'l1_ratio': 0, 'max_iter': 1000, 'tol': 0.001, 'alpha': 0.001}], [0.86503269385468007, 0.027817255424342061, {'normalize': False, 'selection': 'cyclic', 'fit_intercept': True, 'l1_ratio': 1, 'max_iter': 1000, 'tol': 0.001, 'alpha': 0.01}], [0.87810932073262304, 0.030611248508439617, {'normalize': False, 'selection': 'cyclic', 'fit_intercept': True, 'l1_ratio': 0.25, 'max_iter': 1000, 'tol': 0.001, 'alpha': 0.01}], [0.87967338376728343, 0.07033098397875602, {'normalize': False, 'selection': 'cyclic', 'fit_intercept': True, 'l1_ratio': 0.5, 'max_iter': 1000, 'tol': 0.001, 'alpha': 0.001}], [0.88319474869406778, 0.0036588643750826706, {'normalize': True, 'selection': 'cyclic', 'fit_intercept': True, 'l1_ratio': 1, 'max_iter': 1000, 'tol': 0.001, 'alpha': 0.001}], [0.9491625708287007, 0.0039185541205843406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0.90195083202025783, 0.92877179259295228, 0.88386519196177993, 0.94997390193679676, 0.93023793278500466, 0.83779517823681993, 0.93388277204667003, 0.8967922465327115, 0.85915175185239168, 0.88666720622789152]</text:p>
          </table:table-cell>
          <table:table-cell office:value-type="string" calcext:value-type="string">
            <text:p>[0.048639936234875281, 0.081372350663534432, -0.036190366711752464, 0.012769848669949124, -0.16553993367369135, 0.0080884378596682849, 0.16407328851518777, 0.13418828075443268, 0.02160943014964245, -0.011271564433031456]</text:p>
          </table:table-cell>
          <table:table-cell office:value-type="string" calcext:value-type="string">
            <text:p>0.900908880619</text:p>
          </table:table-cell>
          <table:table-cell office:value-type="string" calcext:value-type="string">
            <text:p>0.0257739708029</text:p>
          </table:table-cell>
          <table:table-cell office:value-type="string" calcext:value-type="string">
            <text:p>[0.14917497568919061, 0.059353284971294135, 0.15177458989379347, 0.054117460469911727, 0.074381043993000731, 0.19073462972105196, 0.060727662234616647, 0.0975326855416358, 0.16580143767382846, 0.08658630033736163]</text:p>
          </table:table-cell>
          <table:table-cell office:value-type="string" calcext:value-type="string">
            <text:p>[0.036033309599840656, 0.010313987131837087, 0.01447499115222893, 0.036836309355009762, 0.013053422848672119, 0.034659420566267633, 0.0077565247722501153, 0.0072359254852101757, 0.0063442397943953401, 0.033777903549804658]</text:p>
          </table:table-cell>
          <table:table-cell office:value-type="string" calcext:value-type="string">
            <text:p>0.109018407053</text:p>
          </table:table-cell>
          <table:table-cell office:value-type="string" calcext:value-type="string">
            <text:p>0.0200486034256</text:p>
          </table:table-cell>
          <table:table-cell office:value-type="string" calcext:value-type="string">
            <text:p>[0.23904712515640833, 0.16878365259225195, 0.21210565723839681, 0.17862222130588346, 0.18500144079024708, 0.25947193247020794, 0.17378698464275591, 0.21059056809040141, 0.23777969103927729, 0.18787514388295778]</text:p>
          </table:table-cell>
          <table:table-cell office:value-type="string" calcext:value-type="string">
            <text:p>[0.089893849718617413, 0.066087308940607339, 0.080130571900815614, 0.092494914255212057, 0.082647519513355902, 0.089393018974512448, 0.065638619351255756, 0.05935295328045135, 0.060866604864116512, 0.094347772972489433]</text:p>
          </table:table-cell>
          <table:table-cell office:value-type="string" calcext:value-type="string">
            <text:p>0.205306441721</text:p>
          </table:table-cell>
          <table:table-cell office:value-type="string" calcext:value-type="string">
            <text:p>0.0780853133771</text:p>
          </table:table-cell>
          <table:table-cell office:value-type="string" calcext:value-type="string">
            <text:p>[[0.92752385012059568, 0.015152744664600084, {'normalize': False, 'selection': 'cyclic', 'fit_intercept': True, 'l1_ratio': 0, 'max_iter': 1000, 'tol': 0.0001, 'alpha': 0.001}], [0.87922227073892478, 0.01823108158778965, {'normalize': False, 'selection': 'random', 'fit_intercept': True, 'l1_ratio': 0.25, 'max_iter': 1000, 'tol': 0.001, 'alpha': 0.001}], [0.8703304403591785, 0.043478311137979751, {'normalize': False, 'selection': 'random', 'fit_intercept': True, 'l1_ratio': 0, 'max_iter': 1000, 'tol': 0.001, 'alpha': 0.001}], [0.87386397728149579, 0.037825659985836799, {'normalize': False, 'selection': 'random', 'fit_intercept': True, 'l1_ratio': 1, 'max_iter': 1000, 'tol': 0.0001, 'alpha': 0.001}], [0.88200115268040202, 0.025550919083985085, {'normalize': False, 'selection': 'cyclic', 'fit_intercept': True, 'l1_ratio': 0, 'max_iter': 1000, 'tol': 0.0001, 'alpha': 0.001}], [0.87717936200552604, 0.008639435002436165, {'normalize': False, 'selection': 'random', 'fit_intercept': True, 'l1_ratio': 1, 'max_iter': 1000, 'tol': 0.001, 'alpha': 0.01}], [0.88238242157013036, 0.036816718844685827, {'normalize': False, 'selection': 'random', 'fit_intercept': True, 'l1_ratio': 0.25, 'max_iter': 1000, 'tol': 0.001, 'alpha': 0.001}], [0.84445971187681956, 0.095777427989516786, {'normalize': False, 'selection': 'cyclic', 'fit_intercept': True, 'l1_ratio': 1, 'max_iter': 1000, 'tol': 0.001, 'alpha': 0.001}], [0.89116756348293735, 0.011090466089973531, {'normalize': True, 'selection': 'cyclic', 'fit_intercept': True, 'l1_ratio': 0.75, 'max_iter': 1000, 'tol': 0.001, 'alpha': 0.001}], [0.89771095635399167, 0.029625027780292433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0.89173609459517178, 0.91017086331360364, 0.89356554801886978, 0.89733889209892204, 0.86077838252324612, 0.91214233535463363, 0.90431658254557112, 0.9169387165844789, 0.91325748431498421, 0.89883398440416784]</text:p>
          </table:table-cell>
          <table:table-cell office:value-type="string" calcext:value-type="string">
            <text:p>[0.54061726297276202, 0.43898677695500088, 0.49524475063059159, 0.23736190758607856, 0.60379976144842362, 0.55712103360610732, 0.41144671896450025, 0.25268376646534307, 0.48920046481691337, 0.63313030342503218]</text:p>
          </table:table-cell>
          <table:table-cell office:value-type="string" calcext:value-type="string">
            <text:p>0.899907888375</text:p>
          </table:table-cell>
          <table:table-cell office:value-type="string" calcext:value-type="string">
            <text:p>0.465959274687</text:p>
          </table:table-cell>
          <table:table-cell office:value-type="string" calcext:value-type="string">
            <text:p>[0.16471598678041696, 0.074853131119869687, 0.13909736084198285, 0.1110572014154441, 0.14843954125386424, 0.10331073362761282, 0.087883754907690903, 0.078494006156411097, 0.10211013624356848, 0.077290876883604101]</text:p>
          </table:table-cell>
          <table:table-cell office:value-type="string" calcext:value-type="string">
            <text:p>[0.57379720613371565, 0.51078110444346603, 0.77736235347866744, 0.64468159608395803, 0.60885449523438651, 0.6247705922966359, 0.76703437158032228, 0.91286224163634311, 0.94137915793170102, 0.55182315906976054]</text:p>
          </table:table-cell>
          <table:table-cell office:value-type="string" calcext:value-type="string">
            <text:p>0.108725272923</text:p>
          </table:table-cell>
          <table:table-cell office:value-type="string" calcext:value-type="string">
            <text:p>0.691334627789</text:p>
          </table:table-cell>
          <table:table-cell office:value-type="string" calcext:value-type="string">
            <text:p>[0.26775349787358554, 0.21631866094811492, 0.24648396946132625, 0.23196489211013208, 0.24520525669165108, 0.2177306188535888, 0.21554467006216713, 0.19752454656325127, 0.21975393157070777, 0.22457791824209947]</text:p>
          </table:table-cell>
          <table:table-cell office:value-type="string" calcext:value-type="string">
            <text:p>[0.5701297832435922, 0.56525166080482891, 0.71588644133380586, 0.69267202287976914, 0.61613397195639197, 0.62090541557843071, 0.71759280075506149, 0.77573196128308297, 0.75189870215293464, 0.59200741423366099]</text:p>
          </table:table-cell>
          <table:table-cell office:value-type="string" calcext:value-type="string">
            <text:p>0.228285796238</text:p>
          </table:table-cell>
          <table:table-cell office:value-type="string" calcext:value-type="string">
            <text:p>0.661821017422</text:p>
          </table:table-cell>
          <table:table-cell office:value-type="string" calcext:value-type="string">
            <text:p>[[0.62286254235175087, 0.057548517843174191, {'normalize': False, 'selection': 'cyclic', 'fit_intercept': True, 'l1_ratio': 0, 'max_iter': 1000, 'tol': 0.0001, 'alpha': 0.01}], [0.67970134001091564, 0.001382898407316503, {'normalize': False, 'selection': 'random', 'fit_intercept': True, 'l1_ratio': 0, 'max_iter': 1000, 'tol': 0.001, 'alpha': 0.01}], [0.62802624338427893, 0.066093616477642059, {'normalize': False, 'selection': 'cyclic', 'fit_intercept': True, 'l1_ratio': 1, 'max_iter': 1000, 'tol': 0.001, 'alpha': 0.01}], [0.64003912788878436, 0.058006366681834391, {'normalize': False, 'selection': 'random', 'fit_intercept': True, 'l1_ratio': 1, 'max_iter': 1000, 'tol': 0.001, 'alpha': 0.01}], [0.65413227450379752, 0.066997048213106689, {'normalize': False, 'selection': 'cyclic', 'fit_intercept': True, 'l1_ratio': 0.75, 'max_iter': 1000, 'tol': 0.001, 'alpha': 0.01}], [0.66673288824242249, 0.036109594468301844, {'normalize': False, 'selection': 'random', 'fit_intercept': True, 'l1_ratio': 1, 'max_iter': 1000, 'tol': 0.001, 'alpha': 0.01}], [0.68121996468322155, 0.063235677606296822, {'normalize': False, 'selection': 'random', 'fit_intercept': True, 'l1_ratio': 1, 'max_iter': 1000, 'tol': 0.001, 'alpha': 0.01}], [0.70385912557085273, 0.056114501822969468, {'normalize': False, 'selection': 'random', 'fit_intercept': True, 'l1_ratio': 1, 'max_iter': 1000, 'tol': 0.001, 'alpha': 0.01}], [0.65596176665243577, 0.016880215368820485, {'normalize': False, 'selection': 'random', 'fit_intercept': True, 'l1_ratio': 1, 'max_iter': 1000, 'tol': 0.001, 'alpha': 0.01}], [0.66268573426953203, 0.047459186893610728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0.90996928497576524, 0.93964971983644463, 0.90101444586108392, 0.90612949236595963, 0.90426553053814784, 0.92473647145299098, 0.91937655472305935, 0.90523693695148244, 0.92002983199339594, 0.9178504260568896]</text:p>
          </table:table-cell>
          <table:table-cell office:value-type="string" calcext:value-type="string">
            <text:p>[0.57304824945324806, 0.43309919153903598, 0.61854515810196586, 0.31772057718274016, 0.6559557308837044, 0.63237679664155033, 0.53445909986355833, 0.39746327349664889, 0.59782367097272493, 0.67891132847845759]</text:p>
          </table:table-cell>
          <table:table-cell office:value-type="string" calcext:value-type="string">
            <text:p>0.914825869476</text:p>
          </table:table-cell>
          <table:table-cell office:value-type="string" calcext:value-type="string">
            <text:p>0.543940307661</text:p>
          </table:table-cell>
          <table:table-cell office:value-type="string" calcext:value-type="string">
            <text:p>[0.1369754583516252, 0.050288888448012804, 0.12936252393769521, 0.10154766577552336, 0.10207309027617216, 0.088501445844023641, 0.074051400890931637, 0.089552341939141814, 0.094137974741560201, 0.062762307759989186]</text:p>
          </table:table-cell>
          <table:table-cell office:value-type="string" calcext:value-type="string">
            <text:p>[0.53328891547594159, 0.51614152601240748, 0.58747013332529496, 0.57675192421196653, 0.52870462818718611, 0.51860707762754676, 0.6067180037682175, 0.73601107823193745, 0.74119177462457297, 0.48296211629003682]</text:p>
          </table:table-cell>
          <table:table-cell office:value-type="string" calcext:value-type="string">
            <text:p>0.0929253097965</text:p>
          </table:table-cell>
          <table:table-cell office:value-type="string" calcext:value-type="string">
            <text:p>0.582784717776</text:p>
          </table:table-cell>
          <table:table-cell office:value-type="string" calcext:value-type="string">
            <text:p>[0.25395766361091643, 0.17550452228069843, 0.24481883020115669, 0.21824187551072469, 0.22110098084697025, 0.22036500411349644, 0.20187176865590628, 0.21968065374521731, 0.23920178128589634, 0.20061241367744095]</text:p>
          </table:table-cell>
          <table:table-cell office:value-type="string" calcext:value-type="string">
            <text:p>[0.59690815592964919, 0.57184975955187456, 0.65278662765727602, 0.65637309751210193, 0.59767814407616315, 0.59820778934900909, 0.65728360788394269, 0.71444118890341757, 0.71944076358687326, 0.56120671978932002]</text:p>
          </table:table-cell>
          <table:table-cell office:value-type="string" calcext:value-type="string">
            <text:p>0.219535549393</text:p>
          </table:table-cell>
          <table:table-cell office:value-type="string" calcext:value-type="string">
            <text:p>0.632617585424</text:p>
          </table:table-cell>
          <table:table-cell office:value-type="string" calcext:value-type="string">
            <text:p>[[0.68766425246739471, 0.039976957891305204, {'normalize': False, 'selection': 'random', 'fit_intercept': True, 'l1_ratio': 0, 'max_iter': 1000, 'tol': 0.0001, 'alpha': 0.01}], [0.7587506099629121, 0.056805008540892418, {'normalize': False, 'selection': 'random', 'fit_intercept': True, 'l1_ratio': 0, 'max_iter': 1000, 'tol': 0.001, 'alpha': 0.001}], [0.67568974598614584, 0.036738357967865995, {'normalize': False, 'selection': 'cyclic', 'fit_intercept': True, 'l1_ratio': 0.5, 'max_iter': 1000, 'tol': 0.0001, 'alpha': 0.01}], [0.69914301796084666, 0.048289041762165454, {'normalize': False, 'selection': 'random', 'fit_intercept': True, 'l1_ratio': 0.25, 'max_iter': 1000, 'tol': 0.001, 'alpha': 0.01}], [0.7050940817873752, 0.07793186526974534, {'normalize': False, 'selection': 'random', 'fit_intercept': True, 'l1_ratio': 0, 'max_iter': 1000, 'tol': 0.001, 'alpha': 0.01}], [0.71841012180937991, 0.020020167819577044, {'normalize': False, 'selection': 'cyclic', 'fit_intercept': True, 'l1_ratio': 0.75, 'max_iter': 1000, 'tol': 0.001, 'alpha': 0.01}], [0.71018485242958085, 0.062005958987134263, {'normalize': False, 'selection': 'random', 'fit_intercept': True, 'l1_ratio': 0.25, 'max_iter': 1000, 'tol': 0.0001, 'alpha': 0.01}], [0.7424001589214394, 0.053076479525134841, {'normalize': False, 'selection': 'cyclic', 'fit_intercept': True, 'l1_ratio': 1, 'max_iter': 1000, 'tol': 0.0001, 'alpha': 0.01}], [0.68413575063373744, 0.028760224218743653, {'normalize': False, 'selection': 'cyclic', 'fit_intercept': True, 'l1_ratio': 1, 'max_iter': 1000, 'tol': 0.0001, 'alpha': 0.01}], [0.71812894007278538, 0.042627348544382868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0.88067483542449854, 0.91611539558743538, 0.88405089705511586, 0.87247638978125153, 0.89296310072927509, 0.9060369859967492, 0.92185020190613509, 0.91562235312370055, 0.8985353462627349, 0.87593538030284646]</text:p>
          </table:table-cell>
          <table:table-cell office:value-type="string" calcext:value-type="string">
            <text:p>[0.60532402335397961, 0.49298899443737687, 0.65936726372773036, 0.34732468836728592, 0.66104242819883119, 0.66378602120396368, 0.57683511487370998, 0.42475034491023056, 0.65110153334611298, 0.65280449506034199]</text:p>
          </table:table-cell>
          <table:table-cell office:value-type="string" calcext:value-type="string">
            <text:p>0.896426088617</text:p>
          </table:table-cell>
          <table:table-cell office:value-type="string" calcext:value-type="string">
            <text:p>0.573532490748</text:p>
          </table:table-cell>
          <table:table-cell office:value-type="string" calcext:value-type="string">
            <text:p>[0.1815449217104709, 0.069899650877786809, 0.15153189509058712, 0.13795307253974645, 0.1141238588729615, 0.1104899378980871, 0.071779393801834249, 0.079737986954029103, 0.1194405019868286, 0.094785419690077366]</text:p>
          </table:table-cell>
          <table:table-cell office:value-type="string" calcext:value-type="string">
            <text:p>[0.49297449484732064, 0.46161414873726908, 0.5246009147429348, 0.55172665227899653, 0.52088772596235711, 0.47429799699267194, 0.55149129602443814, 0.7026793559161022, 0.64300321773897562, 0.52223043260121704]</text:p>
          </table:table-cell>
          <table:table-cell office:value-type="string" calcext:value-type="string">
            <text:p>0.113128663942</text:p>
          </table:table-cell>
          <table:table-cell office:value-type="string" calcext:value-type="string">
            <text:p>0.544550623584</text:p>
          </table:table-cell>
          <table:table-cell office:value-type="string" calcext:value-type="string">
            <text:p>[0.26651522990787135, 0.20320471928374698, 0.24834646838616981, 0.22187874726223766, 0.22513079420383553, 0.23737171790895686, 0.20489010644052738, 0.20623981698268146, 0.24022236660615523, 0.22221870955804798]</text:p>
          </table:table-cell>
          <table:table-cell office:value-type="string" calcext:value-type="string">
            <text:p>[0.5898020594225758, 0.56162894867834368, 0.60865346040310586, 0.61886791807968111, 0.57195442534532592, 0.54789615455543828, 0.60091533586034263, 0.67999450697725605, 0.66426060779254092, 0.56796199993650809]</text:p>
          </table:table-cell>
          <table:table-cell office:value-type="string" calcext:value-type="string">
            <text:p>0.227601867654</text:p>
          </table:table-cell>
          <table:table-cell office:value-type="string" calcext:value-type="string">
            <text:p>0.601193541705</text:p>
          </table:table-cell>
          <table:table-cell office:value-type="string" calcext:value-type="string">
            <text:p>[[0.6860035645230681, 0.036437240663901367, {'normalize': False, 'selection': 'cyclic', 'fit_intercept': True, 'l1_ratio': 0, 'max_iter': 1000, 'tol': 0.0001, 'alpha': 0.01}], [0.75195678759672857, 0.013354051981655315, {'normalize': False, 'selection': 'cyclic', 'fit_intercept': True, 'l1_ratio': 0, 'max_iter': 1000, 'tol': 0.0001, 'alpha': 0.01}], [0.6809175853997087, 0.043745200201662594, {'normalize': False, 'selection': 'random', 'fit_intercept': True, 'l1_ratio': 0, 'max_iter': 1000, 'tol': 0.001, 'alpha': 0.01}], [0.6972041134802216, 0.052985118778462181, {'normalize': False, 'selection': 'random', 'fit_intercept': True, 'l1_ratio': 0, 'max_iter': 1000, 'tol': 0.0001, 'alpha': 0.001}], [0.71049208950287968, 0.059846057662345617, {'normalize': False, 'selection': 'random', 'fit_intercept': True, 'l1_ratio': 0, 'max_iter': 1000, 'tol': 0.001, 'alpha': 0.01}], [0.71212339552178239, 0.033317088210301882, {'normalize': False, 'selection': 'random', 'fit_intercept': True, 'l1_ratio': 1, 'max_iter': 1000, 'tol': 0.0001, 'alpha': 0.01}], [0.7224029732662034, 0.046451752747485739, {'normalize': False, 'selection': 'random', 'fit_intercept': True, 'l1_ratio': 0, 'max_iter': 1000, 'tol': 0.0001, 'alpha': 0.01}], [0.72640712784587491, 0.036071668832675235, {'normalize': False, 'selection': 'cyclic', 'fit_intercept': True, 'l1_ratio': 0.75, 'max_iter': 1000, 'tol': 0.001, 'alpha': 0.01}], [0.68049055897538901, 0.01359908231956183, {'normalize': False, 'selection': 'random', 'fit_intercept': True, 'l1_ratio': 0, 'max_iter': 1000, 'tol': 0.0001, 'alpha': 0.01}], [0.71822619467509463, 0.01796815248162404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0.85022453539969467, 0.90677831538685782, 0.87847853665501419, 0.85957651000378454, 0.87204604699788102, 0.91062205177596367, 0.89751680197877026, 0.89768300968660597, 0.91410931359121006, 0.90933791259957852]</text:p>
          </table:table-cell>
          <table:table-cell office:value-type="string" calcext:value-type="string">
            <text:p>[0.5297516511075262, 0.41395298080326937, 0.50558499084385189, 0.23548390298392385, 0.61366140211363862, 0.57436508251411134, 0.41813135492674469, 0.26409728938934174, 0.51680097718410034, 0.65545502756839324]</text:p>
          </table:table-cell>
          <table:table-cell office:value-type="string" calcext:value-type="string">
            <text:p>0.889637303408</text:p>
          </table:table-cell>
          <table:table-cell office:value-type="string" calcext:value-type="string">
            <text:p>0.472728465943</text:p>
          </table:table-cell>
          <table:table-cell office:value-type="string" calcext:value-type="string">
            <text:p>[0.22787293100951131, 0.077680085092250425, 0.1588143173785502, 0.15190796330579595, 0.13642583981919626, 0.10509841615330227, 0.094129249316828367, 0.096690902636164464, 0.10110739378487001, 0.069265871488619013]</text:p>
          </table:table-cell>
          <table:table-cell office:value-type="string" calcext:value-type="string">
            <text:p>[0.58736902159102156, 0.53357341935075364, 0.76143757908997756, 0.64626913153021137, 0.59369977379516492, 0.60044436443901417, 0.75832259354805587, 0.89892038723276679, 0.89051273127884001, 0.51824366226977592]</text:p>
          </table:table-cell>
          <table:table-cell office:value-type="string" calcext:value-type="string">
            <text:p>0.121899296999</text:p>
          </table:table-cell>
          <table:table-cell office:value-type="string" calcext:value-type="string">
            <text:p>0.678879266413</text:p>
          </table:table-cell>
          <table:table-cell office:value-type="string" calcext:value-type="string">
            <text:p>[0.29533339620764071, 0.21561669279845272, 0.25347610420361016, 0.25233721000458526, 0.23924744860340721, 0.22092713907451636, 0.21849758178346246, 0.19389708174362805, 0.23228296574910268, 0.20878594027827332]</text:p>
          </table:table-cell>
          <table:table-cell office:value-type="string" calcext:value-type="string">
            <text:p>[0.59124951672374537, 0.5925397642060013, 0.69684340266199918, 0.69109719702369177, 0.61011467848924505, 0.60937856660444656, 0.71235079211248209, 0.76781268794893542, 0.72963137676705525, 0.56579850257008391]</text:p>
          </table:table-cell>
          <table:table-cell office:value-type="string" calcext:value-type="string">
            <text:p>0.233040156045</text:p>
          </table:table-cell>
          <table:table-cell office:value-type="string" calcext:value-type="string">
            <text:p>0.656681648511</text:p>
          </table:table-cell>
          <table:table-cell office:value-type="string" calcext:value-type="string">
            <text:p>[[0.63525297774671474, 0.032967049590786175, {'normalize': False, 'selection': 'cyclic', 'fit_intercept': True, 'l1_ratio': 1, 'max_iter': 1000, 'tol': 0.001, 'alpha': 0.01}], [0.68117011206202704, 0.002242377518190623, {'normalize': False, 'selection': 'random', 'fit_intercept': True, 'l1_ratio': 0, 'max_iter': 1000, 'tol': 0.0001, 'alpha': 0.01}], [0.62981510646823335, 0.042177392875872695, {'normalize': False, 'selection': 'random', 'fit_intercept': True, 'l1_ratio': 1, 'max_iter': 1000, 'tol': 0.001, 'alpha': 0.01}], [0.64877768147109893, 0.05283654482172858, {'normalize': False, 'selection': 'random', 'fit_intercept': True, 'l1_ratio': 0.75, 'max_iter': 1000, 'tol': 0.001, 'alpha': 0.01}], [0.6308337808413973, 0.069396064916614195, {'normalize': False, 'selection': 'random', 'fit_intercept': True, 'l1_ratio': 0.5, 'max_iter': 1000, 'tol': 0.001, 'alpha': 0.01}], [0.66717263807676597, 0.024457154521526046, {'normalize': False, 'selection': 'random', 'fit_intercept': True, 'l1_ratio': 1, 'max_iter': 1000, 'tol': 0.001, 'alpha': 0.01}], [0.6755665206172633, 0.071267257299621994, {'normalize': False, 'selection': 'cyclic', 'fit_intercept': True, 'l1_ratio': 0.75, 'max_iter': 1000, 'tol': 0.001, 'alpha': 0.01}], [0.71039012054285733, 0.054400125790725881, {'normalize': False, 'selection': 'random', 'fit_intercept': True, 'l1_ratio': 1, 'max_iter': 1000, 'tol': 0.001, 'alpha': 0.01}], [0.6509194888073796, 0.008841280308398666, {'normalize': False, 'selection': 'random', 'fit_intercept': True, 'l1_ratio': 1, 'max_iter': 1000, 'tol': 0.001, 'alpha': 0.01}], [0.67244515121887916, 0.037215340978954438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0.90991524863101159, 0.94034799659222557, 0.89119177401995442, 0.87778564374062351, 0.90972249990787291, 0.92302554333943421, 0.92411043935759296, 0.88937486229478169, 0.92344916888676598, 0.92171073125658443]</text:p>
          </table:table-cell>
          <table:table-cell office:value-type="string" calcext:value-type="string">
            <text:p>[0.55896653199540303, 0.4052765198257714, 0.6251626866723673, 0.28160121883151323, 0.66616414786339484, 0.62270046617968478, 0.51390558101690798, 0.37252210621688997, 0.60152872829970971, 0.68091415945822931]</text:p>
          </table:table-cell>
          <table:table-cell office:value-type="string" calcext:value-type="string">
            <text:p>0.911063390803</text:p>
          </table:table-cell>
          <table:table-cell office:value-type="string" calcext:value-type="string">
            <text:p>0.532874214636</text:p>
          </table:table-cell>
          <table:table-cell office:value-type="string" calcext:value-type="string">
            <text:p>[0.13705767088418463, 0.049707025997960473, 0.1421996053909845, 0.13220960358264269, 0.096254812593730865, 0.090513304903891964, 0.069703400285907449, 0.10454221128088938, 0.09011285564872086, 0.059813033024145507]</text:p>
          </table:table-cell>
          <table:table-cell office:value-type="string" calcext:value-type="string">
            <text:p>[0.55087784401767026, 0.54147300556138311, 0.57727862448982215, 0.60728473633218683, 0.51301700369197167, 0.5322575039802423, 0.63350445780780318, 0.76647723011029345, 0.73436353084922279, 0.47994957933574928]</text:p>
          </table:table-cell>
          <table:table-cell office:value-type="string" calcext:value-type="string">
            <text:p>0.0972113523593</text:p>
          </table:table-cell>
          <table:table-cell office:value-type="string" calcext:value-type="string">
            <text:p>0.593648351618</text:p>
          </table:table-cell>
          <table:table-cell office:value-type="string" calcext:value-type="string">
            <text:p>[0.25543292378548205, 0.17241256733333574, 0.25099915968020431, 0.22712436622829971, 0.21867348435145587, 0.22593835695674244, 0.1908359482060864, 0.21720703893715876, 0.22278093886254693, 0.19272197991102513]</text:p>
          </table:table-cell>
          <table:table-cell office:value-type="string" calcext:value-type="string">
            <text:p>[0.60390037293304544, 0.59289786913558673, 0.65850217795018751, 0.67192249573920793, 0.58537956238525346, 0.61172236663673818, 0.66675151038115044, 0.72548632783557832, 0.71175881457866785, 0.56148520156733717]</text:p>
          </table:table-cell>
          <table:table-cell office:value-type="string" calcext:value-type="string">
            <text:p>0.217412676425</text:p>
          </table:table-cell>
          <table:table-cell office:value-type="string" calcext:value-type="string">
            <text:p>0.638980669914</text:p>
          </table:table-cell>
          <table:table-cell office:value-type="string" calcext:value-type="string">
            <text:p>[[0.69162883863732627, 0.042953259765441267, {'normalize': False, 'selection': 'cyclic', 'fit_intercept': True, 'l1_ratio': 0, 'max_iter': 1000, 'tol': 0.0001, 'alpha': 0.01}], [0.7463551639452517, 0.032543759797337486, {'normalize': False, 'selection': 'random', 'fit_intercept': True, 'l1_ratio': 0, 'max_iter': 1000, 'tol': 0.001, 'alpha': 0.001}], [0.66708652668934021, 0.029979126846712112, {'normalize': False, 'selection': 'cyclic', 'fit_intercept': True, 'l1_ratio': 0.5, 'max_iter': 1000, 'tol': 0.0001, 'alpha': 0.01}], [0.70111198673027209, 0.053434827053282848, {'normalize': False, 'selection': 'random', 'fit_intercept': True, 'l1_ratio': 0.25, 'max_iter': 1000, 'tol': 0.001, 'alpha': 0.01}], [0.68399901460406809, 0.073749356444084632, {'normalize': False, 'selection': 'random', 'fit_intercept': True, 'l1_ratio': 0, 'max_iter': 1000, 'tol': 0.0001, 'alpha': 0.01}], [0.71411909234944282, 0.031464385713891665, {'normalize': False, 'selection': 'random', 'fit_intercept': True, 'l1_ratio': 0.75, 'max_iter': 1000, 'tol': 0.0001, 'alpha': 0.01}], [0.72181049564046895, 0.04339204120716502, {'normalize': False, 'selection': 'cyclic', 'fit_intercept': True, 'l1_ratio': 0, 'max_iter': 1000, 'tol': 0.0001, 'alpha': 0.01}], [0.74769488073592538, 0.052461111968925944, {'normalize': False, 'selection': 'cyclic', 'fit_intercept': True, 'l1_ratio': 1, 'max_iter': 1000, 'tol': 0.0001, 'alpha': 0.01}], [0.68681202127205243, 0.036232893697372752, {'normalize': False, 'selection': 'random', 'fit_intercept': True, 'l1_ratio': 0.25, 'max_iter': 1000, 'tol': 0.001, 'alpha': 0.01}], [0.71776594596641374, 0.048630794154337492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87986732009999713, 0.90668589638208419, 0.87805516583960208, 0.90905379875439851, 0.89852855557449884, 0.9076804539879022, 0.92612045081063654, 0.90322161279908797, 0.89999716965062104, 0.87843486579966046]</text:p>
          </table:table-cell>
          <table:table-cell office:value-type="string" calcext:value-type="string">
            <text:p>[0.59581427888457184, 0.46545940314833745, 0.66760036122228028, 0.3296984846956873, 0.65335247886846792, 0.65437255107673553, 0.53265549901800879, 0.37457308447622051, 0.6315343204324948, 0.64701071989019798]</text:p>
          </table:table-cell>
          <table:table-cell office:value-type="string" calcext:value-type="string">
            <text:p>0.89876452897</text:p>
          </table:table-cell>
          <table:table-cell office:value-type="string" calcext:value-type="string">
            <text:p>0.555207118171</text:p>
          </table:table-cell>
          <table:table-cell office:value-type="string" calcext:value-type="string">
            <text:p>[0.18277349999811152, 0.077757096317532984, 0.1593676134399776, 0.098384196276496957, 0.10818991284455783, 0.10855740435596699, 0.067857235520888903, 0.091456849790698305, 0.11771969663408662, 0.092875811758314927]</text:p>
          </table:table-cell>
          <table:table-cell office:value-type="string" calcext:value-type="string">
            <text:p>[0.50485274879065101, 0.48667878975797613, 0.51192130407463898, 0.5666266280721538, 0.53270513484386861, 0.48757760553864277, 0.60906855364318169, 0.76397191773068085, 0.67906465700612362, 0.53094507801122726]</text:p>
          </table:table-cell>
          <table:table-cell office:value-type="string" calcext:value-type="string">
            <text:p>0.110493931694</text:p>
          </table:table-cell>
          <table:table-cell office:value-type="string" calcext:value-type="string">
            <text:p>0.567341241747</text:p>
          </table:table-cell>
          <table:table-cell office:value-type="string" calcext:value-type="string">
            <text:p>[0.27267916160100086, 0.20494340359743904, 0.2516231659315743, 0.22377476711949829, 0.22615674285682141, 0.23314594109635967, 0.19157936430632275, 0.20866489966317081, 0.24522130497056546, 0.21725041920930011]</text:p>
          </table:table-cell>
          <table:table-cell office:value-type="string" calcext:value-type="string">
            <text:p>[0.58496161288471049, 0.5770363724799682, 0.60540546842754217, 0.65883369581536566, 0.57506567746048209, 0.54855734862829308, 0.63442454437279849, 0.69846770468778419, 0.67862134931765228, 0.56372843422655061]</text:p>
          </table:table-cell>
          <table:table-cell office:value-type="string" calcext:value-type="string">
            <text:p>0.227503917035</text:p>
          </table:table-cell>
          <table:table-cell office:value-type="string" calcext:value-type="string">
            <text:p>0.61251022083</text:p>
          </table:table-cell>
          <table:table-cell office:value-type="string" calcext:value-type="string">
            <text:p>[[0.69783602406876843, 0.033732479438645477, {'normalize': False, 'selection': 'cyclic', 'fit_intercept': True, 'l1_ratio': 0, 'max_iter': 1000, 'tol': 0.0001, 'alpha': 0.01}], [0.74833981675215933, 0.026447899605583403, {'normalize': False, 'selection': 'cyclic', 'fit_intercept': True, 'l1_ratio': 0, 'max_iter': 1000, 'tol': 0.0001, 'alpha': 0.01}], [0.66995477207957077, 0.042004707995572259, {'normalize': False, 'selection': 'random', 'fit_intercept': True, 'l1_ratio': 0, 'max_iter': 1000, 'tol': 0.0001, 'alpha': 0.01}], [0.68676155756733859, 0.048733923866363014, {'normalize': False, 'selection': 'cyclic', 'fit_intercept': True, 'l1_ratio': 0, 'max_iter': 1000, 'tol': 0.0001, 'alpha': 0.01}], [0.69310204134127962, 0.058035564371330797, {'normalize': False, 'selection': 'random', 'fit_intercept': True, 'l1_ratio': 0, 'max_iter': 1000, 'tol': 0.0001, 'alpha': 0.01}], [0.71371563990926434, 0.058969324421654166, {'normalize': False, 'selection': 'cyclic', 'fit_intercept': True, 'l1_ratio': 1, 'max_iter': 1000, 'tol': 0.0001, 'alpha': 0.01}], [0.74311130533489789, 0.022284855571152933, {'normalize': False, 'selection': 'random', 'fit_intercept': True, 'l1_ratio': 0, 'max_iter': 1000, 'tol': 0.001, 'alpha': 0.01}], [0.73366255362821398, 0.042496289479979174, {'normalize': False, 'selection': 'cyclic', 'fit_intercept': True, 'l1_ratio': 0.75, 'max_iter': 1000, 'tol': 0.001, 'alpha': 0.01}], [0.68987539380152818, 0.021634939359646138, {'normalize': False, 'selection': 'random', 'fit_intercept': True, 'l1_ratio': 0, 'max_iter': 1000, 'tol': 0.0001, 'alpha': 0.01}], [0.72116796571186714, 0.027140715553805185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0.84336737105674275, 0.89438208679587827, 0.87874721790208277, 0.84211832182886937, 0.88196976804821148, 0.90926954876898769, 0.89329165729594129, 0.87343851825288321, 0.9146990360554017, 0.90835933567002047]</text:p>
          </table:table-cell>
          <table:table-cell office:value-type="string" calcext:value-type="string">
            <text:p>[0.49997737584878343, 0.41909201464608459, 0.54080703425256338, 0.25805161219256711, 0.62289888323147469, 0.58046914660486926, 0.43743250454672533, 0.30109789050216884, 0.56895826725396281, 0.67343777678495964]</text:p>
          </table:table-cell>
          <table:table-cell office:value-type="string" calcext:value-type="string">
            <text:p>0.883964286168</text:p>
          </table:table-cell>
          <table:table-cell office:value-type="string" calcext:value-type="string">
            <text:p>0.490222250586</text:p>
          </table:table-cell>
          <table:table-cell office:value-type="string" calcext:value-type="string">
            <text:p>[0.23830562865736879, 0.088009656969934846, 0.15846318246237093, 0.17079396171483829, 0.12584506488682393, 0.10668880759437056, 0.098009980060294197, 0.11960226616925045, 0.10041319393732162, 0.070013504659087789]</text:p>
          </table:table-cell>
          <table:table-cell office:value-type="string" calcext:value-type="string">
            <text:p>[0.62455891703350042, 0.52889452538857873, 0.70719289200107649, 0.62719194808329493, 0.57950421973947208, 0.5918333442127619, 0.73316829461441912, 0.85372338741116305, 0.79438933565286762, 0.49119510095744312]</text:p>
          </table:table-cell>
          <table:table-cell office:value-type="string" calcext:value-type="string">
            <text:p>0.127614524711</text:p>
          </table:table-cell>
          <table:table-cell office:value-type="string" calcext:value-type="string">
            <text:p>0.653165196509</text:p>
          </table:table-cell>
          <table:table-cell office:value-type="string" calcext:value-type="string">
            <text:p>[0.2903868259281413, 0.22355401432497271, 0.25458635163042764, 0.2515374526516862, 0.2196126336139094, 0.22276429144134222, 0.22466884208144255, 0.21206975008613713, 0.23877987271898518, 0.20525680098780388]</text:p>
          </table:table-cell>
          <table:table-cell office:value-type="string" calcext:value-type="string">
            <text:p>[0.62295989177293432, 0.59101370611854076, 0.66764159028216596, 0.66324944870849645, 0.59633616391412347, 0.61107691550871568, 0.69338012401515492, 0.75899662512808186, 0.68113185018769251, 0.5397360262679366]</text:p>
          </table:table-cell>
          <table:table-cell office:value-type="string" calcext:value-type="string">
            <text:p>0.234321683546</text:p>
          </table:table-cell>
          <table:table-cell office:value-type="string" calcext:value-type="string">
            <text:p>0.64255223419</text:p>
          </table:table-cell>
          <table:table-cell office:value-type="string" calcext:value-type="string">
            <text:p>[[0.68187280048219778, 0.033713606373398437, {'normalize': False, 'selection': 'cyclic', 'fit_intercept': True, 'l1_ratio': 1, 'max_iter': 1000, 'tol': 0.001, 'alpha': 0.01}], [0.69014570820878796, 0.0063916002262575204, {'normalize': False, 'selection': 'cyclic', 'fit_intercept': True, 'l1_ratio': 0.5, 'max_iter': 1000, 'tol': 0.001, 'alpha': 0.01}], [0.62752536659855951, 0.045059339645379011, {'normalize': False, 'selection': 'random', 'fit_intercept': True, 'l1_ratio': 1, 'max_iter': 1000, 'tol': 0.001, 'alpha': 0.01}], [0.65350923099176517, 0.064763526130591748, {'normalize': False, 'selection': 'cyclic', 'fit_intercept': True, 'l1_ratio': 1, 'max_iter': 1000, 'tol': 0.001, 'alpha': 0.01}], [0.64891499055097135, 0.055993481784227084, {'normalize': False, 'selection': 'cyclic', 'fit_intercept': True, 'l1_ratio': 0, 'max_iter': 1000, 'tol': 0.0001, 'alpha': 0.01}], [0.66158180449563608, 0.020048839557344815, {'normalize': False, 'selection': 'random', 'fit_intercept': True, 'l1_ratio': 1, 'max_iter': 1000, 'tol': 0.0001, 'alpha': 0.01}], [0.69294138939196126, 0.059412316936023127, {'normalize': False, 'selection': 'cyclic', 'fit_intercept': True, 'l1_ratio': 0.75, 'max_iter': 1000, 'tol': 0.001, 'alpha': 0.01}], [0.7226390582049611, 0.0531224590487204, {'normalize': False, 'selection': 'random', 'fit_intercept': True, 'l1_ratio': 0.75, 'max_iter': 1000, 'tol': 0.0001, 'alpha': 0.01}], [0.65505956408090282, 0.015034174650392099, {'normalize': False, 'selection': 'random', 'fit_intercept': True, 'l1_ratio': 1, 'max_iter': 1000, 'tol': 0.001, 'alpha': 0.01}], [0.68088912612870423, 0.031006599752425975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0.90639080829240448, 0.92975296011157038, 0.88828138600119932, 0.85495265396110509, 0.9044683866211618, 0.92121433412654774, 0.93938561107924179, 0.88014406495428354, 0.92009961725036593, 0.92056959569171992]</text:p>
          </table:table-cell>
          <table:table-cell office:value-type="string" calcext:value-type="string">
            <text:p>[0.54515496653535611, 0.40107420754641609, 0.63578811793937173, 0.26448992535957494, 0.66176180121573891, 0.61463950689524649, 0.52745802244807538, 0.37210497438655776, 0.60714259632506096, 0.67932992785672974]</text:p>
          </table:table-cell>
          <table:table-cell office:value-type="string" calcext:value-type="string">
            <text:p>0.906525941809</text:p>
          </table:table-cell>
          <table:table-cell office:value-type="string" calcext:value-type="string">
            <text:p>0.530894404651</text:p>
          </table:table-cell>
          <table:table-cell office:value-type="string" calcext:value-type="string">
            <text:p>[0.14241986122870987, 0.058535694336107745, 0.14600314160411526, 0.15690997937932868, 0.10185680300377231, 0.092643083259504863, 0.055673388780542482, 0.11326543627187534, 0.094055826073854099, 0.060684861057818507]</text:p>
          </table:table-cell>
          <table:table-cell office:value-type="string" calcext:value-type="string">
            <text:p>[0.56812933614946537, 0.54529905033019466, 0.56091463369078953, 0.62174944258837905, 0.51978224077462531, 0.5436291217105329, 0.61584218536537394, 0.7669867652717256, 0.72401744008281155, 0.48233248447945315]</text:p>
          </table:table-cell>
          <table:table-cell office:value-type="string" calcext:value-type="string">
            <text:p>0.1022048075</text:p>
          </table:table-cell>
          <table:table-cell office:value-type="string" calcext:value-type="string">
            <text:p>0.594868270044</text:p>
          </table:table-cell>
          <table:table-cell office:value-type="string" calcext:value-type="string">
            <text:p>[0.25111316473778206, 0.17168869048419175, 0.25257213963301833, 0.24361146131011827, 0.21788088112132029, 0.2238160112509002, 0.16589868640407082, 0.21559776143208997, 0.22710206812591247, 0.18510258336698934]</text:p>
          </table:table-cell>
          <table:table-cell office:value-type="string" calcext:value-type="string">
            <text:p>[0.61254637909001408, 0.59109925761968618, 0.64571982269636052, 0.68227933428167542, 0.58368536500071599, 0.61167961607979016, 0.64904293904334043, 0.71725125166615056, 0.70912971761678956, 0.5564624968514823]</text:p>
          </table:table-cell>
          <table:table-cell office:value-type="string" calcext:value-type="string">
            <text:p>0.215438344787</text:p>
          </table:table-cell>
          <table:table-cell office:value-type="string" calcext:value-type="string">
            <text:p>0.635889617995</text:p>
          </table:table-cell>
          <table:table-cell office:value-type="string" calcext:value-type="string">
            <text:p>[[0.69147940603902502, 0.039756034805372431, {'normalize': False, 'selection': 'cyclic', 'fit_intercept': True, 'l1_ratio': 0, 'max_iter': 1000, 'tol': 0.0001, 'alpha': 0.01}], [0.73403512321808928, 0.030966029796399355, {'normalize': False, 'selection': 'cyclic', 'fit_intercept': True, 'l1_ratio': 0, 'max_iter': 1000, 'tol': 0.0001, 'alpha': 0.001}], [0.665897700942087, 0.035175734017669026, {'normalize': False, 'selection': 'cyclic', 'fit_intercept': True, 'l1_ratio': 0.5, 'max_iter': 1000, 'tol': 0.0001, 'alpha': 0.01}], [0.70349536293648796, 0.074799597413830021, {'normalize': False, 'selection': 'random', 'fit_intercept': True, 'l1_ratio': 0.75, 'max_iter': 1000, 'tol': 0.001, 'alpha': 0.01}], [0.684390841427858, 0.068861697655015319, {'normalize': False, 'selection': 'random', 'fit_intercept': True, 'l1_ratio': 0, 'max_iter': 1000, 'tol': 0.0001, 'alpha': 0.01}], [0.71059798636146976, 0.026749352163152568, {'normalize': False, 'selection': 'cyclic', 'fit_intercept': True, 'l1_ratio': 0.75, 'max_iter': 1000, 'tol': 0.001, 'alpha': 0.01}], [0.73960059278111279, 0.034082502556875748, {'normalize': False, 'selection': 'random', 'fit_intercept': True, 'l1_ratio': 0, 'max_iter': 1000, 'tol': 0.0001, 'alpha': 0.001}], [0.75356487478821321, 0.05727250505405173, {'normalize': False, 'selection': 'cyclic', 'fit_intercept': True, 'l1_ratio': 1, 'max_iter': 1000, 'tol': 0.001, 'alpha': 0.01}], [0.68844448239547862, 0.038328035677205101, {'normalize': False, 'selection': 'cyclic', 'fit_intercept': True, 'l1_ratio': 0.25, 'max_iter': 1000, 'tol': 0.0001, 'alpha': 0.01}], [0.71915970267614415, 0.04475604829160941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0.87288026755131887, 0.9322132635203132, 0.87527200994345566, 0.89406630668435649, 0.89142194170821953, 0.90755590845579737, 0.92765033841670386, 0.89930155357933339, 0.8932060004296265, 0.87160271463589067]</text:p>
          </table:table-cell>
          <table:table-cell office:value-type="string" calcext:value-type="string">
            <text:p>[0.57843956549684228, 0.36251384921279584, 0.68187471387454113, 0.32756665599220813, 0.64085016815225337, 0.62497102247020564, 0.54049208702115348, 0.36556305273506728, 0.63649652005326351, 0.63897055092509114]</text:p>
          </table:table-cell>
          <table:table-cell office:value-type="string" calcext:value-type="string">
            <text:p>0.896517030493</text:p>
          </table:table-cell>
          <table:table-cell office:value-type="string" calcext:value-type="string">
            <text:p>0.539773818593</text:p>
          </table:table-cell>
          <table:table-cell office:value-type="string" calcext:value-type="string">
            <text:p>[0.19340381349861502, 0.056485564273161461, 0.1630048721730277, 0.11459743378742338, 0.11576705870234812, 0.10870385589600878, 0.066452057163082293, 0.095161357352778753, 0.12571401417183206, 0.098095578014196397]</text:p>
          </table:table-cell>
          <table:table-cell office:value-type="string" calcext:value-type="string">
            <text:p>[0.52655483116268009, 0.58040678328251138, 0.48993769045990465, 0.56842872889141194, 0.55191786451867231, 0.52905442389264579, 0.59885548959611645, 0.77497785792488949, 0.66991955999891106, 0.54303861279810273]</text:p>
          </table:table-cell>
          <table:table-cell office:value-type="string" calcext:value-type="string">
            <text:p>0.113738560503</text:p>
          </table:table-cell>
          <table:table-cell office:value-type="string" calcext:value-type="string">
            <text:p>0.583309184253</text:p>
          </table:table-cell>
          <table:table-cell office:value-type="string" calcext:value-type="string">
            <text:p>[0.27111009974705014, 0.17463299021819959, 0.24918135513043582, 0.22949905624895958, 0.22494139774259028, 0.22467181416169688, 0.18447162753387869, 0.20783429305722875, 0.24944569594239119, 0.21523941409497138]</text:p>
          </table:table-cell>
          <table:table-cell office:value-type="string" calcext:value-type="string">
            <text:p>[0.59441830293976661, 0.61360539267945635, 0.59626826873555272, 0.6522039938745321, 0.57498823168149316, 0.56272380380278497, 0.62383790078204493, 0.70825538529209009, 0.67517595611685743, 0.56917365612958615]</text:p>
          </table:table-cell>
          <table:table-cell office:value-type="string" calcext:value-type="string">
            <text:p>0.223102774388</text:p>
          </table:table-cell>
          <table:table-cell office:value-type="string" calcext:value-type="string">
            <text:p>0.617065089203</text:p>
          </table:table-cell>
          <table:table-cell office:value-type="string" calcext:value-type="string">
            <text:p>[[0.69959503438318227, 0.030158034774501262, {'normalize': False, 'selection': 'cyclic', 'fit_intercept': True, 'l1_ratio': 0, 'max_iter': 1000, 'tol': 0.0001, 'alpha': 0.01}], [0.74588739732959364, 0.014215115713546167, {'normalize': True, 'selection': 'random', 'fit_intercept': True, 'l1_ratio': 1, 'max_iter': 1000, 'tol': 0.001, 'alpha': 0.001}], [0.66490878304220835, 0.039574937705190244, {'normalize': False, 'selection': 'random', 'fit_intercept': True, 'l1_ratio': 0, 'max_iter': 1000, 'tol': 0.0001, 'alpha': 0.01}], [0.68314133749282258, 0.056267224952837036, {'normalize': False, 'selection': 'cyclic', 'fit_intercept': True, 'l1_ratio': 0, 'max_iter': 1000, 'tol': 0.0001, 'alpha': 0.01}], [0.69761582287932733, 0.055823700054110637, {'normalize': False, 'selection': 'random', 'fit_intercept': True, 'l1_ratio': 0, 'max_iter': 1000, 'tol': 0.0001, 'alpha': 0.01}], [0.7130837355068812, 0.05647130789867514, {'normalize': False, 'selection': 'random', 'fit_intercept': True, 'l1_ratio': 1, 'max_iter': 1000, 'tol': 0.001, 'alpha': 0.01}], [0.74764311749567036, 0.013204558287332102, {'normalize': False, 'selection': 'random', 'fit_intercept': True, 'l1_ratio': 0, 'max_iter': 1000, 'tol': 0.0001, 'alpha': 0.01}], [0.75048371784826029, 0.034748474835632648, {'normalize': False, 'selection': 'random', 'fit_intercept': True, 'l1_ratio': 1, 'max_iter': 1000, 'tol': 0.001, 'alpha': 0.01}], [0.70109790629029711, 0.023939564088981711, {'normalize': False, 'selection': 'random', 'fit_intercept': True, 'l1_ratio': 0, 'max_iter': 1000, 'tol': 0.001, 'alpha': 0.01}], [0.73027331445236077, 0.027348841107341964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0.83689090435564961, 0.90811465032303451, 0.88108204919873567, 0.86153438986839304, 0.87628322102011058, 0.91453936349951481, 0.88652780144776278, 0.87840676995827693, 0.90751444227391731, 0.89745447893239494]</text:p>
          </table:table-cell>
          <table:table-cell office:value-type="string" calcext:value-type="string">
            <text:p>[0.58302077543586295, 0.44042215600050383, 0.57912319269077595, 0.27956484140262872, 0.64029547448757818, 0.61923429040416433, 0.47729693968655773, 0.36167756134590057, 0.60060857316068961, 0.70228841482412285]</text:p>
          </table:table-cell>
          <table:table-cell office:value-type="string" calcext:value-type="string">
            <text:p>0.884834807088</text:p>
          </table:table-cell>
          <table:table-cell office:value-type="string" calcext:value-type="string">
            <text:p>0.528353221944</text:p>
          </table:table-cell>
          <table:table-cell office:value-type="string" calcext:value-type="string">
            <text:p>[0.24815912137529827, 0.076566539333184427, 0.15541183146341761, 0.1497899590983936, 0.13190812066414076, 0.10049209808598654, 0.10422247816505081, 0.11490720291097069, 0.10887063656610167, 0.078344819622685871]</text:p>
          </table:table-cell>
          <table:table-cell office:value-type="string" calcext:value-type="string">
            <text:p>[0.5208326190466287, 0.50947424666535934, 0.64818302704771236, 0.60900614923319629, 0.55277028129774919, 0.53714724780779222, 0.68121481318604615, 0.77972406604965772, 0.73605933284251712, 0.44779972005632246]</text:p>
          </table:table-cell>
          <table:table-cell office:value-type="string" calcext:value-type="string">
            <text:p>0.126867280729</text:p>
          </table:table-cell>
          <table:table-cell office:value-type="string" calcext:value-type="string">
            <text:p>0.602221150323</text:p>
          </table:table-cell>
          <table:table-cell office:value-type="string" calcext:value-type="string">
            <text:p>[0.29129382050108371, 0.21339250502824894, 0.24677407125374415, 0.2543813149536665, 0.21989233616988293, 0.20781978225068978, 0.23367786472699367, 0.20576899462167386, 0.24433540448525673, 0.21514497854542958]</text:p>
          </table:table-cell>
          <table:table-cell office:value-type="string" calcext:value-type="string">
            <text:p>[0.56079772819632023, 0.57475483664063498, 0.63225504438800684, 0.65796443697652229, 0.58373051602000092, 0.58274734323836663, 0.67223845472110366, 0.71590709286788801, 0.65111324096058187, 0.51085022727644791]</text:p>
          </table:table-cell>
          <table:table-cell office:value-type="string" calcext:value-type="string">
            <text:p>0.233248107254</text:p>
          </table:table-cell>
          <table:table-cell office:value-type="string" calcext:value-type="string">
            <text:p>0.614235892129</text:p>
          </table:table-cell>
          <table:table-cell office:value-type="string" calcext:value-type="string">
            <text:p>[[0.6943635124919233, 0.035402241069274518, {'normalize': False, 'selection': 'cyclic', 'fit_intercept': True, 'l1_ratio': 1, 'max_iter': 1000, 'tol': 0.001, 'alpha': 0.01}], [0.70255875759619524, 0.01868855600613839, {'normalize': False, 'selection': 'cyclic', 'fit_intercept': True, 'l1_ratio': 0, 'max_iter': 1000, 'tol': 0.0001, 'alpha': 0.01}], [0.63894772281573009, 0.043264327399071531, {'normalize': False, 'selection': 'random', 'fit_intercept': True, 'l1_ratio': 1, 'max_iter': 1000, 'tol': 0.001, 'alpha': 0.01}], [0.65758746307719285, 0.058758594321684517, {'normalize': False, 'selection': 'random', 'fit_intercept': True, 'l1_ratio': 1, 'max_iter': 1000, 'tol': 0.001, 'alpha': 0.01}], [0.66573561989567376, 0.04697808653119781, {'normalize': False, 'selection': 'cyclic', 'fit_intercept': True, 'l1_ratio': 0, 'max_iter': 1000, 'tol': 0.0001, 'alpha': 0.01}], [0.67309156904541179, 0.025821153057944534, {'normalize': False, 'selection': 'random', 'fit_intercept': True, 'l1_ratio': 1, 'max_iter': 1000, 'tol': 0.0001, 'alpha': 0.01}], [0.72104803547372387, 0.04356511799903761, {'normalize': False, 'selection': 'random', 'fit_intercept': True, 'l1_ratio': 1, 'max_iter': 1000, 'tol': 0.001, 'alpha': 0.01}], [0.74213279983832914, 0.052136429208764767, {'normalize': False, 'selection': 'random', 'fit_intercept': True, 'l1_ratio': 0.75, 'max_iter': 1000, 'tol': 0.001, 'alpha': 0.01}], [0.66420780599350659, 0.011814400886776221, {'normalize': False, 'selection': 'cyclic', 'fit_intercept': True, 'l1_ratio': 1, 'max_iter': 1000, 'tol': 0.001, 'alpha': 0.01}], [0.68848577732001182, 0.025583468179405201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0.90419144233911897, 0.90167871694137358, 0.88959579359398522, 0.83273340778099381, 0.90295538540935749, 0.92122137726630826, 0.93889893014047276, 0.86630439892124744, 0.92024580706428682, 0.91812686371856689]</text:p>
          </table:table-cell>
          <table:table-cell office:value-type="string" calcext:value-type="string">
            <text:p>[0.57702921182962252, 0.49365094816918398, 0.64759747268508572, 0.27379239602577521, 0.66043662491308686, 0.62031683435814877, 0.50146631135322228, 0.3903725562053334, 0.61297533154998618, 0.69130879317367566]</text:p>
          </table:table-cell>
          <table:table-cell office:value-type="string" calcext:value-type="string">
            <text:p>0.899595212318</text:p>
          </table:table-cell>
          <table:table-cell office:value-type="string" calcext:value-type="string">
            <text:p>0.546894648026</text:p>
          </table:table-cell>
          <table:table-cell office:value-type="string" calcext:value-type="string">
            <text:p>[0.14576604324507123, 0.081929495975838748, 0.14428536485209523, 0.18094641682652332, 0.10346998068312425, 0.092634801319179616, 0.056120397776238055, 0.12634410284346381, 0.093883736739125936, 0.062551109274521011]</text:p>
          </table:table-cell>
          <table:table-cell office:value-type="string" calcext:value-type="string">
            <text:p>[0.52831644937051259, 0.46101146515632285, 0.54272730862649066, 0.61388577606520822, 0.52181868464905967, 0.53562010003460914, 0.64971598477884684, 0.74467253611402384, 0.71326798751623743, 0.46431460139186082]</text:p>
          </table:table-cell>
          <table:table-cell office:value-type="string" calcext:value-type="string">
            <text:p>0.108793144954</text:p>
          </table:table-cell>
          <table:table-cell office:value-type="string" calcext:value-type="string">
            <text:p>0.57753508937</text:p>
          </table:table-cell>
          <table:table-cell office:value-type="string" calcext:value-type="string">
            <text:p>[0.24929735593371136, 0.21295604655330544, 0.25445972312889809, 0.26359838852513945, 0.21901554886592733, 0.22424717337842451, 0.16879261208029375, 0.21763850929905904, 0.23838766791996405, 0.19082447622529755]</text:p>
          </table:table-cell>
          <table:table-cell office:value-type="string" calcext:value-type="string">
            <text:p>[0.58314502979317717, 0.55813109381665627, 0.63496588964520406, 0.68427259104659033, 0.58612184913244991, 0.60757989849065697, 0.66448746545901038, 0.7019127275247703, 0.7001636582855012, 0.54263685756979407]</text:p>
          </table:table-cell>
          <table:table-cell office:value-type="string" calcext:value-type="string">
            <text:p>0.223921750191</text:p>
          </table:table-cell>
          <table:table-cell office:value-type="string" calcext:value-type="string">
            <text:p>0.626341706076</text:p>
          </table:table-cell>
          <table:table-cell office:value-type="string" calcext:value-type="string">
            <text:p>[[0.68972258194644331, 0.038823209911860286, {'normalize': False, 'selection': 'cyclic', 'fit_intercept': True, 'l1_ratio': 0, 'max_iter': 1000, 'tol': 0.0001, 'alpha': 0.01}], [0.73400234878644499, 0.02653595262309889, {'normalize': False, 'selection': 'random', 'fit_intercept': True, 'l1_ratio': 0, 'max_iter': 1000, 'tol': 0.001, 'alpha': 0.01}], [0.66924897937885841, 0.036147545310307456, {'normalize': False, 'selection': 'random', 'fit_intercept': True, 'l1_ratio': 0.5, 'max_iter': 1000, 'tol': 0.0001, 'alpha': 0.01}], [0.7110982495623196, 0.07332404129852238, {'normalize': False, 'selection': 'random', 'fit_intercept': True, 'l1_ratio': 1, 'max_iter': 1000, 'tol': 0.001, 'alpha': 0.01}], [0.69829139088873959, 0.062978540795064528, {'normalize': False, 'selection': 'random', 'fit_intercept': True, 'l1_ratio': 0, 'max_iter': 1000, 'tol': 0.0001, 'alpha': 0.01}], [0.71603231344087459, 0.032384614637674204, {'normalize': False, 'selection': 'cyclic', 'fit_intercept': True, 'l1_ratio': 0.75, 'max_iter': 1000, 'tol': 0.001, 'alpha': 0.01}], [0.7570647916753428, 0.021441545767300528, {'normalize': False, 'selection': 'random', 'fit_intercept': True, 'l1_ratio': 0, 'max_iter': 1000, 'tol': 0.0001, 'alpha': 0.001}], [0.76057602137328562, 0.057267096728363907, {'normalize': False, 'selection': 'random', 'fit_intercept': True, 'l1_ratio': 1, 'max_iter': 1000, 'tol': 0.001, 'alpha': 0.01}], [0.69321092134505335, 0.033564489879314527, {'normalize': False, 'selection': 'cyclic', 'fit_intercept': True, 'l1_ratio': 0.5, 'max_iter': 1000, 'tol': 0.001, 'alpha': 0.01}], [0.71921775820803735, 0.042201451096331603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0.86718683331652879, 0.90524216922350598, 0.87192557706987228, 0.86980919466458773, 0.88831939764275814, 0.89611964655790288, 0.89941011267318982, 0.89069259039490389, 0.87573961397950373, 0.86234202981591523]</text:p>
          </table:table-cell>
          <table:table-cell office:value-type="string" calcext:value-type="string">
            <text:p>[0.60305948235047313, 0.51423760742379954, 0.69073961899566583, 0.29382920613540275, 0.63248127246695685, 0.65028369278614973, 0.47840434565414613, 0.37890828606581561, 0.63973754296374274, 0.63983318254154642]</text:p>
          </table:table-cell>
          <table:table-cell office:value-type="string" calcext:value-type="string">
            <text:p>0.882678716534</text:p>
          </table:table-cell>
          <table:table-cell office:value-type="string" calcext:value-type="string">
            <text:p>0.552151423738</text:p>
          </table:table-cell>
          <table:table-cell office:value-type="string" calcext:value-type="string">
            <text:p>[0.20206597689135572, 0.078960130236022566, 0.16737826793244623, 0.14083840303482587, 0.11907502355826498, 0.12215161382809163, 0.092390272413001531, 0.1032969408811288, 0.14627480937151452, 0.10517074496688271]</text:p>
          </table:table-cell>
          <table:table-cell office:value-type="string" calcext:value-type="string">
            <text:p>[0.49580304541366488, 0.44226809847808263, 0.47628504689268697, 0.59694804000088519, 0.56477863354992863, 0.49334576932575347, 0.67977158201598276, 0.75867637929134391, 0.66394650950032241, 0.54174109461071962]</text:p>
          </table:table-cell>
          <table:table-cell office:value-type="string" calcext:value-type="string">
            <text:p>0.127760218311</text:p>
          </table:table-cell>
          <table:table-cell office:value-type="string" calcext:value-type="string">
            <text:p>0.571356419908</text:p>
          </table:table-cell>
          <table:table-cell office:value-type="string" calcext:value-type="string">
            <text:p>[0.27394183668026612, 0.20535481884302073, 0.25474936812147914, 0.25628037217271876, 0.22904480137079544, 0.23243334108595168, 0.19227965653040488, 0.22126335939448694, 0.26954750199514216, 0.22692001107746582]</text:p>
          </table:table-cell>
          <table:table-cell office:value-type="string" calcext:value-type="string">
            <text:p>[0.56557955958573292, 0.55483375435349802, 0.59042157089511349, 0.65390135294956819, 0.58149724083770382, 0.5522286573228713, 0.64274685405750887, 0.69999897110685316, 0.67474139918871756, 0.57421920588400799]</text:p>
          </table:table-cell>
          <table:table-cell office:value-type="string" calcext:value-type="string">
            <text:p>0.236181506727</text:p>
          </table:table-cell>
          <table:table-cell office:value-type="string" calcext:value-type="string">
            <text:p>0.609016856618</text:p>
          </table:table-cell>
          <table:table-cell office:value-type="string" calcext:value-type="string">
            <text:p>[[0.69452765109800385, 0.030695640837444686, {'normalize': False, 'selection': 'cyclic', 'fit_intercept': True, 'l1_ratio': 0, 'max_iter': 1000, 'tol': 0.0001, 'alpha': 0.01}], [0.73909563650113752, 0.018606742787359035, {'normalize': False, 'selection': 'random', 'fit_intercept': True, 'l1_ratio': 0, 'max_iter': 1000, 'tol': 0.001, 'alpha': 0.01}], [0.66128990100330431, 0.037150494097924862, {'normalize': False, 'selection': 'cyclic', 'fit_intercept': True, 'l1_ratio': 0, 'max_iter': 1000, 'tol': 0.0001, 'alpha': 0.01}], [0.67379645296323154, 0.070726821124376935, {'normalize': False, 'selection': 'random', 'fit_intercept': True, 'l1_ratio': 1, 'max_iter': 1000, 'tol': 0.001, 'alpha': 0.01}], [0.70608955774155868, 0.051008661941987152, {'normalize': False, 'selection': 'random', 'fit_intercept': True, 'l1_ratio': 0, 'max_iter': 1000, 'tol': 0.0001, 'alpha': 0.01}], [0.70830533137466967, 0.056030642927911385, {'normalize': False, 'selection': 'random', 'fit_intercept': True, 'l1_ratio': 1, 'max_iter': 1000, 'tol': 0.001, 'alpha': 0.01}], [0.75203870471802248, 0.019234007246284157, {'normalize': False, 'selection': 'cyclic', 'fit_intercept': True, 'l1_ratio': 0, 'max_iter': 1000, 'tol': 0.0001, 'alpha': 0.001}], [0.75460900815037191, 0.039118189439039538, {'normalize': False, 'selection': 'random', 'fit_intercept': True, 'l1_ratio': 1, 'max_iter': 1000, 'tol': 0.001, 'alpha': 0.01}], [0.69900769052173184, 0.027048117338462189, {'normalize': False, 'selection': 'random', 'fit_intercept': True, 'l1_ratio': 0.25, 'max_iter': 1000, 'tol': 0.001, 'alpha': 0.01}], [0.72937241048333334, 0.028906807808619202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0.84124889099587818, 0.92605033965733841, 0.88855668134544674, 0.88658615095597826, 0.83490210352472438, 0.91229830244654397, 0.88535147815681281, 0.89159719870011123, 0.91662739213979805, 0.9030285600965966]</text:p>
          </table:table-cell>
          <table:table-cell office:value-type="string" calcext:value-type="string">
            <text:p>[0.63472949340049278, 0.49398569679554472, 0.62254438250878952, 0.31883635115400644, 0.66686471694200067, 0.66101346525082283, 0.46716106373654454, 0.40585258112019307, 0.6151107874517, 0.72608454613080831]</text:p>
          </table:table-cell>
          <table:table-cell office:value-type="string" calcext:value-type="string">
            <text:p>0.888624709802</text:p>
          </table:table-cell>
          <table:table-cell office:value-type="string" calcext:value-type="string">
            <text:p>0.561218308449</text:p>
          </table:table-cell>
          <table:table-cell office:value-type="string" calcext:value-type="string">
            <text:p>[0.24152874842563452, 0.061621026607699109, 0.14564336283770907, 0.12268935075899812, 0.17602909992666815, 0.10312733386673752, 0.10530291310920703, 0.10244207412542423, 0.098143203253412636, 0.074086219355944935]</text:p>
          </table:table-cell>
          <table:table-cell office:value-type="string" calcext:value-type="string">
            <text:p>[0.45624525972863667, 0.4607066893220646, 0.58131101660315732, 0.57580872592195187, 0.51194041516115518, 0.47820924940351411, 0.6944244332667564, 0.72576336539050335, 0.70933244423537867, 0.41200702179346499]</text:p>
          </table:table-cell>
          <table:table-cell office:value-type="string" calcext:value-type="string">
            <text:p>0.123061333227</text:p>
          </table:table-cell>
          <table:table-cell office:value-type="string" calcext:value-type="string">
            <text:p>0.560574862083</text:p>
          </table:table-cell>
          <table:table-cell office:value-type="string" calcext:value-type="string">
            <text:p>[0.29262076297504891, 0.19493441568480241, 0.24927099601106106, 0.24203855086969331, 0.25620157386434245, 0.2118377970543196, 0.23468349451517834, 0.2031122794025598, 0.23654772848070516, 0.21074586676102439]</text:p>
          </table:table-cell>
          <table:table-cell office:value-type="string" calcext:value-type="string">
            <text:p>[0.49364122351507583, 0.51823637987119708, 0.59596880642816097, 0.655482711434478, 0.54326580594111074, 0.52576497660205324, 0.7021379483254645, 0.67764168881988585, 0.65013061247498316, 0.49899702006275098]</text:p>
          </table:table-cell>
          <table:table-cell office:value-type="string" calcext:value-type="string">
            <text:p>0.233199346562</text:p>
          </table:table-cell>
          <table:table-cell office:value-type="string" calcext:value-type="string">
            <text:p>0.586126717348</text:p>
          </table:table-cell>
          <table:table-cell office:value-type="string" calcext:value-type="string">
            <text:p>[[0.70658194920919459, 0.031308428673354462, {'normalize': False, 'selection': 'cyclic', 'fit_intercept': True, 'l1_ratio': 1, 'max_iter': 1000, 'tol': 0.001, 'alpha': 0.01}], [0.72207582854854657, 0.04195845110532842, {'normalize': True, 'selection': 'cyclic', 'fit_intercept': True, 'l1_ratio': 0, 'max_iter': 1000, 'tol': 0.0001, 'alpha': 0.001}], [0.66291452724416022, 0.034161314462008666, {'normalize': False, 'selection': 'random', 'fit_intercept': True, 'l1_ratio': 1, 'max_iter': 1000, 'tol': 0.001, 'alpha': 0.01}], [0.67781102689869399, 0.067037051069674489, {'normalize': False, 'selection': 'cyclic', 'fit_intercept': True, 'l1_ratio': 1, 'max_iter': 1000, 'tol': 0.001, 'alpha': 0.01}], [0.70835010471921112, 0.038439960531002793, {'normalize': False, 'selection': 'random', 'fit_intercept': True, 'l1_ratio': 1, 'max_iter': 1000, 'tol': 0.0001, 'alpha': 0.01}], [0.6900398913218132, 0.01538222110488037, {'normalize': False, 'selection': 'cyclic', 'fit_intercept': True, 'l1_ratio': 1, 'max_iter': 1000, 'tol': 0.001, 'alpha': 0.01}], [0.75627347961036728, 0.035397003618994866, {'normalize': False, 'selection': 'random', 'fit_intercept': True, 'l1_ratio': 1, 'max_iter': 1000, 'tol': 0.001, 'alpha': 0.01}], [0.76231708491370498, 0.056290770806276764, {'normalize': False, 'selection': 'random', 'fit_intercept': True, 'l1_ratio': 0.75, 'max_iter': 1000, 'tol': 0.001, 'alpha': 0.01}], [0.69559715305274383, 0.0093809240514004626, {'normalize': False, 'selection': 'random', 'fit_intercept': True, 'l1_ratio': 1, 'max_iter': 1000, 'tol': 0.001, 'alpha': 0.01}], [0.71263964454773931, 0.026713347795937047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0.90176444141682266, 0.94148764126136852, 0.87716350108228192, 0.8493283401617342, 0.89510563915856856, 0.91271646054708566, 0.92052000629586495, 0.87753596738259243, 0.83255098377190673, 0.92213085370140813]</text:p>
          </table:table-cell>
          <table:table-cell office:value-type="string" calcext:value-type="string">
            <text:p>[0.60706041786855214, 0.4390187570990034, 0.66556573002939079, 0.30333863898922719, 0.67410542684143082, 0.64658945991758021, 0.49314901556328783, 0.43119543169753605, 0.57156356423274812, 0.68930144918468916]</text:p>
          </table:table-cell>
          <table:table-cell office:value-type="string" calcext:value-type="string">
            <text:p>0.893030383478</text:p>
          </table:table-cell>
          <table:table-cell office:value-type="string" calcext:value-type="string">
            <text:p>0.552088789142</text:p>
          </table:table-cell>
          <table:table-cell office:value-type="string" calcext:value-type="string">
            <text:p>[0.14945855600209931, 0.048757378979229445, 0.16053291482679763, 0.16299427520674434, 0.11183946204345181, 0.10263562696428714, 0.073001158116930365, 0.11573012280729417, 0.19711489488027065, 0.059492059306166613]</text:p>
          </table:table-cell>
          <table:table-cell office:value-type="string" calcext:value-type="string">
            <text:p>[0.49080563162957064, 0.51075198774424591, 0.5150547944039453, 0.5889094219315304, 0.50081336792091902, 0.49855723393011475, 0.6605555331341898, 0.69480654905310557, 0.78958789769703286, 0.46733392654104461]</text:p>
          </table:table-cell>
          <table:table-cell office:value-type="string" calcext:value-type="string">
            <text:p>0.118155644913</text:p>
          </table:table-cell>
          <table:table-cell office:value-type="string" calcext:value-type="string">
            <text:p>0.571717634399</text:p>
          </table:table-cell>
          <table:table-cell office:value-type="string" calcext:value-type="string">
            <text:p>[0.25322484692833047, 0.16716348305975917, 0.26829787542287548, 0.25716894270780277, 0.22877367538741597, 0.23158513555042867, 0.19605355227046686, 0.22505256412916441, 0.28882301707872826, 0.18775825901697296]</text:p>
          </table:table-cell>
          <table:table-cell office:value-type="string" calcext:value-type="string">
            <text:p>[0.56148649192375244, 0.56451035435760544, 0.61486826471920963, 0.67077166528544507, 0.57060022698602542, 0.57516855031658898, 0.68310450521976585, 0.67090922066137149, 0.74670318589492213, 0.54620533855176312]</text:p>
          </table:table-cell>
          <table:table-cell office:value-type="string" calcext:value-type="string">
            <text:p>0.230390135155</text:p>
          </table:table-cell>
          <table:table-cell office:value-type="string" calcext:value-type="string">
            <text:p>0.620432780392</text:p>
          </table:table-cell>
          <table:table-cell office:value-type="string" calcext:value-type="string">
            <text:p>[[0.70419663727150905, 0.02959604005891172, {'normalize': False, 'selection': 'cyclic', 'fit_intercept': True, 'l1_ratio': 0, 'max_iter': 1000, 'tol': 0.0001, 'alpha': 0.01}], [0.75163825359166025, 0.043175563318867308, {'normalize': False, 'selection': 'cyclic', 'fit_intercept': True, 'l1_ratio': 0, 'max_iter': 1000, 'tol': 0.0001, 'alpha': 0.001}], [0.67961376573021981, 0.040731820491046219, {'normalize': False, 'selection': 'cyclic', 'fit_intercept': True, 'l1_ratio': 0.75, 'max_iter': 1000, 'tol': 0.001, 'alpha': 0.01}], [0.71905023299984572, 0.071631054683641449, {'normalize': False, 'selection': 'cyclic', 'fit_intercept': True, 'l1_ratio': 1, 'max_iter': 1000, 'tol': 0.001, 'alpha': 0.01}], [0.71057420559345175, 0.058520809691344371, {'normalize': False, 'selection': 'random', 'fit_intercept': True, 'l1_ratio': 0, 'max_iter': 1000, 'tol': 0.001, 'alpha': 0.01}], [0.72198718065918077, 0.023204554907421068, {'normalize': False, 'selection': 'random', 'fit_intercept': True, 'l1_ratio': 1, 'max_iter': 1000, 'tol': 0.0001, 'alpha': 0.01}], [0.7608520511567376, 0.018506590653659834, {'normalize': False, 'selection': 'random', 'fit_intercept': True, 'l1_ratio': 1, 'max_iter': 1000, 'tol': 0.001, 'alpha': 0.01}], [0.77429947309329694, 0.058770063813800628, {'normalize': False, 'selection': 'random', 'fit_intercept': True, 'l1_ratio': 1, 'max_iter': 1000, 'tol': 0.001, 'alpha': 0.01}], [0.71314148440316594, 0.034357881896492519, {'normalize': True, 'selection': 'random', 'fit_intercept': True, 'l1_ratio': 1, 'max_iter': 1000, 'tol': 0.001, 'alpha': 0.01}], [0.73225018204939307, 0.037447095106223044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0.86331899130496947, 0.94068494794522328, 0.8492249291841969, 0.87788518758662826, 0.90202338095879253, 0.87855626387801489, 0.92352820456971108, 0.88167726471934649, 0.91467410600472387, 0.87943472447861137]</text:p>
          </table:table-cell>
          <table:table-cell office:value-type="string" calcext:value-type="string">
            <text:p>[0.58609326736027012, 0.57621612947767242, 0.69438041495698355, 0.30582690041063743, 0.65394730475809615, 0.67564953120768356, 0.48893716065704462, 0.41796583032131185, 0.64595183436980097, 0.52921642823505377]</text:p>
          </table:table-cell>
          <table:table-cell office:value-type="string" calcext:value-type="string">
            <text:p>0.891100800063</text:p>
          </table:table-cell>
          <table:table-cell office:value-type="string" calcext:value-type="string">
            <text:p>0.557418480175</text:p>
          </table:table-cell>
          <table:table-cell office:value-type="string" calcext:value-type="string">
            <text:p>[0.20795062894840541, 0.049426250018836826, 0.19704535552980049, 0.13210191858701548, 0.10446369355326468, 0.14280417677710502, 0.07023817402997154, 0.11181654231251031, 0.10044254068673482, 0.092111919322691652]</text:p>
          </table:table-cell>
          <table:table-cell office:value-type="string" calcext:value-type="string">
            <text:p>[0.51699488823962902, 0.3858390222174119, 0.47067793786200057, 0.5868060174981754, 0.53179104549827416, 0.45756211036411404, 0.66604464955796339, 0.71096678086171272, 0.65249386710729362, 0.70812411118941088]</text:p>
          </table:table-cell>
          <table:table-cell office:value-type="string" calcext:value-type="string">
            <text:p>0.120840119977</text:p>
          </table:table-cell>
          <table:table-cell office:value-type="string" calcext:value-type="string">
            <text:p>0.56873004304</text:p>
          </table:table-cell>
          <table:table-cell office:value-type="string" calcext:value-type="string">
            <text:p>[0.28219503761938131, 0.17609350386661526, 0.27977844414833791, 0.25878215226934176, 0.2043924127938721, 0.24349825268130951, 0.16778567116176643, 0.23521802293207247, 0.22220371197350849, 0.20487388114443275]</text:p>
          </table:table-cell>
          <table:table-cell office:value-type="string" calcext:value-type="string">
            <text:p>[0.56472078393176706, 0.49124177035014416, 0.59080575055522477, 0.65052644233567769, 0.55341114128126079, 0.54200914416214518, 0.64695267063946005, 0.67282987812543604, 0.63942778754069263, 0.61806037789017421]</text:p>
          </table:table-cell>
          <table:table-cell office:value-type="string" calcext:value-type="string">
            <text:p>0.227482109059</text:p>
          </table:table-cell>
          <table:table-cell office:value-type="string" calcext:value-type="string">
            <text:p>0.596998574681</text:p>
          </table:table-cell>
          <table:table-cell office:value-type="string" calcext:value-type="string">
            <text:p>[[0.70522781599596984, 0.031866403121606324, {'normalize': False, 'selection': 'cyclic', 'fit_intercept': True, 'l1_ratio': 0, 'max_iter': 1000, 'tol': 0.0001, 'alpha': 0.01}], [0.7229781718180659, 0.036420942973976835, {'normalize': False, 'selection': 'random', 'fit_intercept': True, 'l1_ratio': 0, 'max_iter': 1000, 'tol': 0.001, 'alpha': 0.001}], [0.65233338391109985, 0.044993139154788232, {'normalize': False, 'selection': 'cyclic', 'fit_intercept': True, 'l1_ratio': 0.25, 'max_iter': 1000, 'tol': 0.001, 'alpha': 0.01}], [0.66576096488699277, 0.081102518774997551, {'normalize': False, 'selection': 'cyclic', 'fit_intercept': True, 'l1_ratio': 1, 'max_iter': 1000, 'tol': 0.0001, 'alpha': 0.01}], [0.73169262412485192, 0.069187775960955877, {'normalize': False, 'selection': 'random', 'fit_intercept': True, 'l1_ratio': 0, 'max_iter': 1000, 'tol': 0.001, 'alpha': 0.001}], [0.68496363890115841, 0.049010447082761061, {'normalize': False, 'selection': 'cyclic', 'fit_intercept': True, 'l1_ratio': 1, 'max_iter': 1000, 'tol': 0.0001, 'alpha': 0.01}], [0.75447463485494748, 0.015446253363068338, {'normalize': False, 'selection': 'cyclic', 'fit_intercept': True, 'l1_ratio': 0, 'max_iter': 1000, 'tol': 0.0001, 'alpha': 0.001}], [0.74401786982629303, 0.042239471218518912, {'normalize': False, 'selection': 'random', 'fit_intercept': True, 'l1_ratio': 1, 'max_iter': 1000, 'tol': 0.001, 'alpha': 0.01}], [0.71362160543672737, 0.00470270669566983, {'normalize': True, 'selection': 'cyclic', 'fit_intercept': True, 'l1_ratio': 0, 'max_iter': 1000, 'tol': 0.0001, 'alpha': 0.001}], [0.73831919523466694, 0.029570138237117526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0.85640066852676044, 0.93476118551230192, 0.89862702883403056, 0.88848577418094477, 0.82912541294149589, 0.90294021136728175, 0.89336528362744516, 0.90280269628221299, 0.91684543025886767, 0.90050787382724373]</text:p>
          </table:table-cell>
          <table:table-cell office:value-type="string" calcext:value-type="string">
            <text:p>[0.63721118034529711, 0.48601877232457946, 0.62506865393669964, 0.28008577898606357, 0.67204855870806979, 0.67321290738315664, 0.51010016330695496, 0.40205361215310775, 0.60758774915282809, 0.72039660788771576]</text:p>
          </table:table-cell>
          <table:table-cell office:value-type="string" calcext:value-type="string">
            <text:p>0.892386156536</text:p>
          </table:table-cell>
          <table:table-cell office:value-type="string" calcext:value-type="string">
            <text:p>0.561378398418</text:p>
          </table:table-cell>
          <table:table-cell office:value-type="string" calcext:value-type="string">
            <text:p>[0.2184763748931596, 0.054362423096648148, 0.13248259832630782, 0.12063436768486406, 0.18218826770305996, 0.11413139661590123, 0.097942355401343065, 0.091852731413308297, 0.097886536705657168, 0.076012024686512594]</text:p>
          </table:table-cell>
          <table:table-cell office:value-type="string" calcext:value-type="string">
            <text:p>[0.45314548056705534, 0.46796026965339826, 0.57742344221840236, 0.60856578456207699, 0.50397422772675726, 0.46099946238480083, 0.63846388336162718, 0.73040388458650385, 0.72319704467269419, 0.42056247371331468]</text:p>
          </table:table-cell>
          <table:table-cell office:value-type="string" calcext:value-type="string">
            <text:p>0.118596907653</text:p>
          </table:table-cell>
          <table:table-cell office:value-type="string" calcext:value-type="string">
            <text:p>0.558469595345</text:p>
          </table:table-cell>
          <table:table-cell office:value-type="string" calcext:value-type="string">
            <text:p>[0.27748413539935662, 0.18154284509477006, 0.23679577687190909, 0.23400913328675407, 0.25790706373245081, 0.21556150150300613, 0.20562447445819662, 0.19490743879563369, 0.23649241876453986, 0.21624101505665658]</text:p>
          </table:table-cell>
          <table:table-cell office:value-type="string" calcext:value-type="string">
            <text:p>[0.49111817190539325, 0.52389183531350303, 0.59323258115242705, 0.68744386529324586, 0.54655029314279435, 0.52583157175988082, 0.65933813054930612, 0.67738557684739698, 0.65042563828856403, 0.49710876627656009]</text:p>
          </table:table-cell>
          <table:table-cell office:value-type="string" calcext:value-type="string">
            <text:p>0.225656580296</text:p>
          </table:table-cell>
          <table:table-cell office:value-type="string" calcext:value-type="string">
            <text:p>0.585232643053</text:p>
          </table:table-cell>
          <table:table-cell office:value-type="string" calcext:value-type="string">
            <text:p>[[0.70712281058612547, 0.025376774157435545, {'normalize': False, 'selection': 'cyclic', 'fit_intercept': True, 'l1_ratio': 1, 'max_iter': 1000, 'tol': 0.001, 'alpha': 0.01}], [0.73179006707402638, 0.038110341443092811, {'normalize': True, 'selection': 'random', 'fit_intercept': True, 'l1_ratio': 0, 'max_iter': 1000, 'tol': 0.0001, 'alpha': 0.001}], [0.65898642821758091, 0.033624241867589721, {'normalize': False, 'selection': 'random', 'fit_intercept': True, 'l1_ratio': 1, 'max_iter': 1000, 'tol': 0.001, 'alpha': 0.01}], [0.68957485325428303, 0.064714800507154377, {'normalize': False, 'selection': 'random', 'fit_intercept': True, 'l1_ratio': 0.75, 'max_iter': 1000, 'tol': 0.0001, 'alpha': 0.01}], [0.70727855882041413, 0.046245092309898768, {'normalize': False, 'selection': 'cyclic', 'fit_intercept': True, 'l1_ratio': 1, 'max_iter': 1000, 'tol': 0.001, 'alpha': 0.01}], [0.68682090694359854, 0.018933124643577361, {'normalize': False, 'selection': 'cyclic', 'fit_intercept': True, 'l1_ratio': 1, 'max_iter': 1000, 'tol': 0.001, 'alpha': 0.01}], [0.74657637834020041, 0.031353958836582964, {'normalize': False, 'selection': 'cyclic', 'fit_intercept': True, 'l1_ratio': 0.75, 'max_iter': 1000, 'tol': 0.0001, 'alpha': 0.01}], [0.76252746337936139, 0.053732043081551245, {'normalize': False, 'selection': 'random', 'fit_intercept': True, 'l1_ratio': 0.75, 'max_iter': 1000, 'tol': 0.001, 'alpha': 0.01}], [0.68958654825054355, 0.012901808810841379, {'normalize': False, 'selection': 'random', 'fit_intercept': True, 'l1_ratio': 1, 'max_iter': 1000, 'tol': 0.001, 'alpha': 0.01}], [0.71256155315903558, 0.022754140431861219, {'normalize': False, 'selection': 'cyclic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89786438156800041, 0.93527469366842508, 0.88425106368961814, 0.88095964711138319, 0.90154039758858528, 0.91351861407588708, 0.91664061203912439, 0.88101486142243124, 0.82337623242451785, 0.92934713612606901]</text:p>
          </table:table-cell>
          <table:table-cell office:value-type="string" calcext:value-type="string">
            <text:p>[0.62537435383953388, 0.50931009830119156, 0.67373181074658106, 0.2622318773527238, 0.69476268137811537, 0.66549106964331517, 0.55025150073198259, 0.43939808074408726, 0.57629322540558392, 0.68534036572264467]</text:p>
          </table:table-cell>
          <table:table-cell office:value-type="string" calcext:value-type="string">
            <text:p>0.896378763971</text:p>
          </table:table-cell>
          <table:table-cell office:value-type="string" calcext:value-type="string">
            <text:p>0.568218506387</text:p>
          </table:table-cell>
          <table:table-cell office:value-type="string" calcext:value-type="string">
            <text:p>[0.15539222525316992, 0.053934525259050049, 0.1512703007471238, 0.1287760157435224, 0.10497865546224254, 0.1016923846202417, 0.076564322384260891, 0.11244252214725454, 0.20791507865041436, 0.053978816611405765]</text:p>
          </table:table-cell>
          <table:table-cell office:value-type="string" calcext:value-type="string">
            <text:p>[0.46793040266153479, 0.44675440726442478, 0.50247839478662126, 0.62365824049340279, 0.46906865638353823, 0.47189268040691967, 0.58613649540495738, 0.68478684352553421, 0.78087135794804785, 0.47329194817589415]</text:p>
          </table:table-cell>
          <table:table-cell office:value-type="string" calcext:value-type="string">
            <text:p>0.114694484688</text:p>
          </table:table-cell>
          <table:table-cell office:value-type="string" calcext:value-type="string">
            <text:p>0.550686942705</text:p>
          </table:table-cell>
          <table:table-cell office:value-type="string" calcext:value-type="string">
            <text:p>[0.24913651436039239, 0.1764966347920732, 0.25827010403461781, 0.2336379858231139, 0.21767155824407744, 0.21517014358152911, 0.18543109621938028, 0.22881812089976025, 0.27283241298304972, 0.18457854612760238]</text:p>
          </table:table-cell>
          <table:table-cell office:value-type="string" calcext:value-type="string">
            <text:p>[0.54623169383454129, 0.53799136584230423, 0.60265559452370043, 0.69608068794025024, 0.55927992948932548, 0.56671882090618331, 0.63766069765073563, 0.65728651078683775, 0.73385259965945704, 0.55206209685827667]</text:p>
          </table:table-cell>
          <table:table-cell office:value-type="string" calcext:value-type="string">
            <text:p>0.222204311707</text:p>
          </table:table-cell>
          <table:table-cell office:value-type="string" calcext:value-type="string">
            <text:p>0.608981999749</text:p>
          </table:table-cell>
          <table:table-cell office:value-type="string" calcext:value-type="string">
            <text:p>[[0.70937231619807584, 0.026317063049534361, {'normalize': False, 'selection': 'random', 'fit_intercept': True, 'l1_ratio': 0, 'max_iter': 1000, 'tol': 0.0001, 'alpha': 0.01}], [0.75749080493936538, 0.041608279882440716, {'normalize': True, 'selection': 'random', 'fit_intercept': True, 'l1_ratio': 0, 'max_iter': 1000, 'tol': 0.0001, 'alpha': 0.001}], [0.67522171043123402, 0.043179878896971245, {'normalize': False, 'selection': 'cyclic', 'fit_intercept': True, 'l1_ratio': 0.75, 'max_iter': 1000, 'tol': 0.001, 'alpha': 0.01}], [0.72722578226846213, 0.06205367495612394, {'normalize': False, 'selection': 'random', 'fit_intercept': True, 'l1_ratio': 0.75, 'max_iter': 1000, 'tol': 0.001, 'alpha': 0.01}], [0.70964398750225921, 0.051219854393052607, {'normalize': True, 'selection': 'cyclic', 'fit_intercept': True, 'l1_ratio': 0.25, 'max_iter': 1000, 'tol': 0.0001, 'alpha': 0.001}], [0.72236324152717135, 0.026024151067755109, {'normalize': False, 'selection': 'random', 'fit_intercept': True, 'l1_ratio': 1, 'max_iter': 1000, 'tol': 0.0001, 'alpha': 0.01}], [0.75649091281026049, 0.025384476491194522, {'normalize': False, 'selection': 'random', 'fit_intercept': True, 'l1_ratio': 1, 'max_iter': 1000, 'tol': 0.001, 'alpha': 0.01}], [0.77844184044010734, 0.054760688327377717, {'normalize': False, 'selection': 'random', 'fit_intercept': True, 'l1_ratio': 1, 'max_iter': 1000, 'tol': 0.001, 'alpha': 0.01}], [0.70614142618558973, 0.031473990648395546, {'normalize': True, 'selection': 'random', 'fit_intercept': True, 'l1_ratio': 1, 'max_iter': 1000, 'tol': 0.0001, 'alpha': 0.01}], [0.7377562985946744, 0.034843640441734047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86496350586552528, 0.95175725091892016, 0.86909301999246069, 0.90417765314719289, 0.89553243206974875, 0.86711856237924301, 0.92038747198862603, 0.87240899619221035, 0.93329468815704153, 0.87328019665368362]</text:p>
          </table:table-cell>
          <table:table-cell office:value-type="string" calcext:value-type="string">
            <text:p>[0.58320361827950973, 0.51921847584754877, 0.68901480257366488, 0.28987741608365958, 0.63912122661151149, 0.67465705854265634, 0.56626010891514933, 0.41984802790535758, 0.66473937816567275, 0.39756603686733449]</text:p>
          </table:table-cell>
          <table:table-cell office:value-type="string" calcext:value-type="string">
            <text:p>0.895201377736</text:p>
          </table:table-cell>
          <table:table-cell office:value-type="string" calcext:value-type="string">
            <text:p>0.544350614979</text:p>
          </table:table-cell>
          <table:table-cell office:value-type="string" calcext:value-type="string">
            <text:p>[0.20544861465653377, 0.040199883420408158, 0.17108008822247855, 0.10365913530552313, 0.11138441098820484, 0.1562536275179299, 0.073122888850260359, 0.12057517806809932, 0.07852306826317719, 0.096813981073286148]</text:p>
          </table:table-cell>
          <table:table-cell office:value-type="string" calcext:value-type="string">
            <text:p>[0.5206042371236923, 0.43773320808679822, 0.47894139837154809, 0.60028861050646087, 0.55457478828259166, 0.45896219431891572, 0.56527321401088038, 0.7086676375691231, 0.6178693208029914, 0.90614464964088803]</text:p>
          </table:table-cell>
          <table:table-cell office:value-type="string" calcext:value-type="string">
            <text:p>0.115706087637</text:p>
          </table:table-cell>
          <table:table-cell office:value-type="string" calcext:value-type="string">
            <text:p>0.584905925871</text:p>
          </table:table-cell>
          <table:table-cell office:value-type="string" calcext:value-type="string">
            <text:p>[0.28069743636213446, 0.16805230297068588, 0.26066076789086828, 0.2002053370171013, 0.21070551712353228, 0.2455151847876377, 0.17781589103712547, 0.23870138390416104, 0.20351065525046061, 0.18689151055588485]</text:p>
          </table:table-cell>
          <table:table-cell office:value-type="string" calcext:value-type="string">
            <text:p>[0.56743823726461706, 0.53332130157990354, 0.58900637239635267, 0.64467027125374143, 0.57725360708313767, 0.55758082246533591, 0.62023325858534484, 0.66983545793544286, 0.64772579102069661, 0.71465809677403092]</text:p>
          </table:table-cell>
          <table:table-cell office:value-type="string" calcext:value-type="string">
            <text:p>0.21727559869</text:p>
          </table:table-cell>
          <table:table-cell office:value-type="string" calcext:value-type="string">
            <text:p>0.612172321636</text:p>
          </table:table-cell>
          <table:table-cell office:value-type="string" calcext:value-type="string">
            <text:p>[[0.69896189576586387, 0.028573677419450837, {'normalize': False, 'selection': 'random', 'fit_intercept': True, 'l1_ratio': 0, 'max_iter': 1000, 'tol': 0.001, 'alpha': 0.01}], [0.72582845557644859, 0.051077982046002071, {'normalize': False, 'selection': 'cyclic', 'fit_intercept': True, 'l1_ratio': 1, 'max_iter': 1000, 'tol': 0.0001, 'alpha': 0.001}], [0.64153636105069811, 0.041357168706871304, {'normalize': False, 'selection': 'cyclic', 'fit_intercept': True, 'l1_ratio': 0, 'max_iter': 1000, 'tol': 0.0001, 'alpha': 0.01}], [0.67456796685185483, 0.070055338994288979, {'normalize': False, 'selection': 'cyclic', 'fit_intercept': True, 'l1_ratio': 0, 'max_iter': 1000, 'tol': 0.0001, 'alpha': 0.001}], [0.73619524342846798, 0.070069468842620539, {'normalize': False, 'selection': 'random', 'fit_intercept': True, 'l1_ratio': 0, 'max_iter': 1000, 'tol': 0.001, 'alpha': 0.001}], [0.68742204262372031, 0.04599702249345531, {'normalize': False, 'selection': 'random', 'fit_intercept': True, 'l1_ratio': 1, 'max_iter': 1000, 'tol': 0.0001, 'alpha': 0.01}], [0.72448242637487736, 0.0023401335780600606, {'normalize': False, 'selection': 'cyclic', 'fit_intercept': True, 'l1_ratio': 0, 'max_iter': 1000, 'tol': 0.0001, 'alpha': 0.01}], [0.73269301375023799, 0.038448295329341096, {'normalize': False, 'selection': 'random', 'fit_intercept': True, 'l1_ratio': 1, 'max_iter': 1000, 'tol': 0.001, 'alpha': 0.01}], [0.70332530750373667, 0.012773765227715696, {'normalize': False, 'selection': 'cyclic', 'fit_intercept': True, 'l1_ratio': 0, 'max_iter': 1000, 'tol': 0.0001, 'alpha': 0.001}], [0.74161944898006904, 0.02512323194965559, {'normalize': True, 'selection': 'cyclic', 'fit_intercept': True, 'l1_ratio': 0, 'max_iter': 1000, 'tol': 0.0001, 'alpha': 0.0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0.90508284814117779, 0.93612721731672255, 0.91926043230551979, 0.89896581574914736, 0.8840536106132727, 0.90545540334288233, 0.88787431691971452, 0.91402177957132336, 0.91506225458628299, 0.89894818169090329]</text:p>
          </table:table-cell>
          <table:table-cell office:value-type="string" calcext:value-type="string">
            <text:p>[0.57084170126950506, 0.4949512643959979, 0.63529077183582972, 0.2819641198482864, 0.71176726229829179, 0.69910448637472022, 0.52916260372991386, 0.40263998344604224, 0.61948387431288721, 0.70209140671143078]</text:p>
          </table:table-cell>
          <table:table-cell office:value-type="string" calcext:value-type="string">
            <text:p>0.906485186024</text:p>
          </table:table-cell>
          <table:table-cell office:value-type="string" calcext:value-type="string">
            <text:p>0.564729747422</text:p>
          </table:table-cell>
          <table:table-cell office:value-type="string" calcext:value-type="string">
            <text:p>[0.14440983144244987, 0.053224131429355559, 0.10551715701806687, 0.10929722053071889, 0.12362325020021751, 0.11117381369741103, 0.10298572430670554, 0.081250550029241711, 0.099985626286307763, 0.077203630110292742]</text:p>
          </table:table-cell>
          <table:table-cell office:value-type="string" calcext:value-type="string">
            <text:p>[0.53604502945450427, 0.45982757691416554, 0.56168058538326993, 0.60697796486477518, 0.44293713366998344, 0.42447413973566134, 0.61362068312513118, 0.72968761991984776, 0.70127305392001549, 0.44809604771740519]</text:p>
          </table:table-cell>
          <table:table-cell office:value-type="string" calcext:value-type="string">
            <text:p>0.100867093505</text:p>
          </table:table-cell>
          <table:table-cell office:value-type="string" calcext:value-type="string">
            <text:p>0.55246198347</text:p>
          </table:table-cell>
          <table:table-cell office:value-type="string" calcext:value-type="string">
            <text:p>[0.20927668627500295, 0.18092911228275665, 0.19991890971263307, 0.23396776451515863, 0.21560176289143218, 0.21445084701788888, 0.20087404118785904, 0.18978514242642661, 0.22720987176245069, 0.20174350590202583]</text:p>
          </table:table-cell>
          <table:table-cell office:value-type="string" calcext:value-type="string">
            <text:p>[0.57561914832184857, 0.51890481388333132, 0.60414596746013027, 0.68541403748379148, 0.51704680964758654, 0.5279637883473377, 0.64598768615665503, 0.67601427994966412, 0.6382155509596511, 0.52607148653247726]</text:p>
          </table:table-cell>
          <table:table-cell office:value-type="string" calcext:value-type="string">
            <text:p>0.207375764397</text:p>
          </table:table-cell>
          <table:table-cell office:value-type="string" calcext:value-type="string">
            <text:p>0.591538356874</text:p>
          </table:table-cell>
          <table:table-cell office:value-type="string" calcext:value-type="string">
            <text:p>[[0.72833837579371263, 0.031567025231796927, {'normalize': False, 'selection': 'cyclic', 'fit_intercept': True, 'l1_ratio': 0.75, 'max_iter': 1000, 'tol': 0.0001, 'alpha': 0.001}], [0.74467990100290848, 0.025310313740139267, {'normalize': True, 'selection': 'random', 'fit_intercept': True, 'l1_ratio': 0, 'max_iter': 1000, 'tol': 0.001, 'alpha': 0.001}], [0.67199500332256301, 0.033924244597037835, {'normalize': False, 'selection': 'random', 'fit_intercept': True, 'l1_ratio': 0.75, 'max_iter': 1000, 'tol': 0.001, 'alpha': 0.01}], [0.70068318775706617, 0.055199407482663908, {'normalize': False, 'selection': 'random', 'fit_intercept': True, 'l1_ratio': 1, 'max_iter': 1000, 'tol': 0.001, 'alpha': 0.01}], [0.71444381257595335, 0.032849139173174412, {'normalize': False, 'selection': 'random', 'fit_intercept': True, 'l1_ratio': 0, 'max_iter': 1000, 'tol': 0.001, 'alpha': 0.001}], [0.68555423583487962, 0.021053508743343601, {'normalize': False, 'selection': 'cyclic', 'fit_intercept': True, 'l1_ratio': 0.75, 'max_iter': 1000, 'tol': 0.001, 'alpha': 0.01}], [0.75861486276231538, 0.018331791568214007, {'normalize': False, 'selection': 'random', 'fit_intercept': True, 'l1_ratio': 0.75, 'max_iter': 1000, 'tol': 0.0001, 'alpha': 0.01}], [0.76960705036927146, 0.053098435572940188, {'normalize': False, 'selection': 'random', 'fit_intercept': True, 'l1_ratio': 0.75, 'max_iter': 1000, 'tol': 0.0001, 'alpha': 0.01}], [0.69151649268035942, 0.012171974824333966, {'normalize': False, 'selection': 'random', 'fit_intercept': True, 'l1_ratio': 1, 'max_iter': 1000, 'tol': 0.001, 'alpha': 0.01}], [0.71694292562403805, 0.022620030176095658, {'normalize': False, 'selection': 'cyclic', 'fit_intercept': True, 'l1_ratio': 0.25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0.89058768344714878, 0.94117620383461997, 0.8933849465197804, 0.87068688790641136, 0.92600863817698653, 0.90985422396613636, 0.90950325020208111, 0.89004441661334655, 0.8242288775703418, 0.92875010500299504]</text:p>
          </table:table-cell>
          <table:table-cell office:value-type="string" calcext:value-type="string">
            <text:p>[0.64848893867598401, 0.53073493631341062, 0.69793393384846003, 0.27094520464157545, 0.72513570406541339, 0.67361882734404721, 0.58545501966203117, 0.45436450884632207, 0.59695438362991671, 0.6782854616355769]</text:p>
          </table:table-cell>
          <table:table-cell office:value-type="string" calcext:value-type="string">
            <text:p>0.898422523324</text:p>
          </table:table-cell>
          <table:table-cell office:value-type="string" calcext:value-type="string">
            <text:p>0.586191691866</text:p>
          </table:table-cell>
          <table:table-cell office:value-type="string" calcext:value-type="string">
            <text:p>[0.16646321430531455, 0.049016894626378905, 0.13933338584535193, 0.13988892803761369, 0.078890362034406802, 0.10600129531191795, 0.083119880024883006, 0.10390947363655796, 0.2069113757796831, 0.054434948631209214]</text:p>
          </table:table-cell>
          <table:table-cell office:value-type="string" calcext:value-type="string">
            <text:p>[0.43905886890316154, 0.42724791085243946, 0.46520524230893789, 0.61629259511107115, 0.42239339070317672, 0.46042682996458101, 0.54025737130523599, 0.66650504193522853, 0.74279382969786134, 0.48390350725696546]</text:p>
          </table:table-cell>
          <table:table-cell office:value-type="string" calcext:value-type="string">
            <text:p>0.112796975823</text:p>
          </table:table-cell>
          <table:table-cell office:value-type="string" calcext:value-type="string">
            <text:p>0.526408458804</text:p>
          </table:table-cell>
          <table:table-cell office:value-type="string" calcext:value-type="string">
            <text:p>[0.25084332267731252, 0.1665527767311327, 0.23881571629564813, 0.24421187126633914, 0.19428928645258114, 0.21132924875074321, 0.184719542040095, 0.22949667808350024, 0.25520248376932581, 0.17882139624510784]</text:p>
          </table:table-cell>
          <table:table-cell office:value-type="string" calcext:value-type="string">
            <text:p>[0.53256212335077979, 0.52296183705320198, 0.58064849676271812, 0.69661816504233132, 0.51589206595820369, 0.56278682402186198, 0.6044702853892463, 0.64354298939867693, 0.71454344692933025, 0.55978222771953523]</text:p>
          </table:table-cell>
          <table:table-cell office:value-type="string" calcext:value-type="string">
            <text:p>0.215428232231</text:p>
          </table:table-cell>
          <table:table-cell office:value-type="string" calcext:value-type="string">
            <text:p>0.593380846163</text:p>
          </table:table-cell>
          <table:table-cell office:value-type="string" calcext:value-type="string">
            <text:p>[[0.72090209942815875, 0.025250228475777035, {'normalize': False, 'selection': 'random', 'fit_intercept': True, 'l1_ratio': 0, 'max_iter': 1000, 'tol': 0.0001, 'alpha': 0.01}], [0.77713364482525604, 0.027288034067166084, {'normalize': True, 'selection': 'random', 'fit_intercept': True, 'l1_ratio': 0, 'max_iter': 1000, 'tol': 0.001, 'alpha': 0.001}], [0.68336475909972538, 0.043202514472984552, {'normalize': False, 'selection': 'cyclic', 'fit_intercept': True, 'l1_ratio': 0.75, 'max_iter': 1000, 'tol': 0.001, 'alpha': 0.01}], [0.7390321006018743, 0.056276033241916559, {'normalize': False, 'selection': 'random', 'fit_intercept': True, 'l1_ratio': 1, 'max_iter': 1000, 'tol': 0.0001, 'alpha': 0.01}], [0.73242001494548703, 0.040325970418490627, {'normalize': False, 'selection': 'cyclic', 'fit_intercept': True, 'l1_ratio': 0, 'max_iter': 1000, 'tol': 0.0001, 'alpha': 0.001}], [0.73057428623616116, 0.033561688924452458, {'normalize': False, 'selection': 'random', 'fit_intercept': True, 'l1_ratio': 0.75, 'max_iter': 1000, 'tol': 0.001, 'alpha': 0.01}], [0.76551188113327728, 0.010067553140359075, {'normalize': False, 'selection': 'cyclic', 'fit_intercept': True, 'l1_ratio': 0.75, 'max_iter': 1000, 'tol': 0.001, 'alpha': 0.01}], [0.78730371134814936, 0.048997810377644078, {'normalize': False, 'selection': 'random', 'fit_intercept': True, 'l1_ratio': 1, 'max_iter': 1000, 'tol': 0.001, 'alpha': 0.01}], [0.71324661960195601, 0.023263184298483466, {'normalize': True, 'selection': 'random', 'fit_intercept': True, 'l1_ratio': 1, 'max_iter': 1000, 'tol': 0.001, 'alpha': 0.01}], [0.74534532006499155, 0.02964362270952239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0.90484950345805759, 0.9589314906587656, 0.87431196999846539, 0.90918611021668416, 0.90599446717883414, 0.85535384969822936, 0.94377866324546422, 0.94437020237740332, 0.92099231450585251, 0.89469779215116674]</text:p>
          </table:table-cell>
          <table:table-cell office:value-type="string" calcext:value-type="string">
            <text:p>[0.56244250594204892, 0.47111023999357649, 0.70210060256794704, 0.34429896709855512, 0.65899072730060171, 0.68935201978824479, 0.57075790584998931, 0.51092371260704117, 0.68319494031807393, 0.54591031486801944]</text:p>
          </table:table-cell>
          <table:table-cell office:value-type="string" calcext:value-type="string">
            <text:p>0.911246636349</text:p>
          </table:table-cell>
          <table:table-cell office:value-type="string" calcext:value-type="string">
            <text:p>0.573908193633</text:p>
          </table:table-cell>
          <table:table-cell office:value-type="string" calcext:value-type="string">
            <text:p>[0.14476484911520404, 0.034221708323314531, 0.16425953192055667, 0.098241063779516732, 0.1002296799893802, 0.17008760663517133, 0.051638437582683522, 0.05257089100373874, 0.093004975315582369, 0.080450929439897567]</text:p>
          </table:table-cell>
          <table:table-cell office:value-type="string" calcext:value-type="string">
            <text:p>[0.54653613942492518, 0.48153391871701401, 0.4587882483182999, 0.55428438816477732, 0.52404064510074588, 0.4382319715315528, 0.55941144251698771, 0.59741680430124389, 0.58385660081890545, 0.68301417884842464]</text:p>
          </table:table-cell>
          <table:table-cell office:value-type="string" calcext:value-type="string">
            <text:p>0.0989469673105</text:p>
          </table:table-cell>
          <table:table-cell office:value-type="string" calcext:value-type="string">
            <text:p>0.542711433774</text:p>
          </table:table-cell>
          <table:table-cell office:value-type="string" calcext:value-type="string">
            <text:p>[0.23600573191426411, 0.15041967396059075, 0.24869020829903096, 0.19859703039427776, 0.21122719195954184, 0.25519395402702583, 0.16444814991428372, 0.16581246900632185, 0.21308308091858588, 0.19051174112506278]</text:p>
          </table:table-cell>
          <table:table-cell office:value-type="string" calcext:value-type="string">
            <text:p>[0.57853310152096227, 0.54906100658429391, 0.57196912895900487, 0.61597198221401539, 0.54546046744943044, 0.54085474097001063, 0.61758607242957586, 0.62139873260154599, 0.61125694408124587, 0.62798122312491389]</text:p>
          </table:table-cell>
          <table:table-cell office:value-type="string" calcext:value-type="string">
            <text:p>0.203398923152</text:p>
          </table:table-cell>
          <table:table-cell office:value-type="string" calcext:value-type="string">
            <text:p>0.588007339993</text:p>
          </table:table-cell>
          <table:table-cell office:value-type="string" calcext:value-type="string">
            <text:p>[[0.70632357167588933, 0.069086214645466631, {'normalize': True, 'selection': 'random', 'fit_intercept': True, 'l1_ratio': 0, 'max_iter': 1000, 'tol': 0.0001, 'alpha': 0.001}], [0.75507021288817255, 0.034310350124814246, {'normalize': True, 'selection': 'cyclic', 'fit_intercept': True, 'l1_ratio': 0, 'max_iter': 1000, 'tol': 0.0001, 'alpha': 0.0001}], [0.64193357949480889, 0.040547910841899772, {'normalize': False, 'selection': 'random', 'fit_intercept': True, 'l1_ratio': 0, 'max_iter': 1000, 'tol': 0.0001, 'alpha': 0.01}], [0.6727809868621426, 0.058059813632958771, {'normalize': False, 'selection': 'cyclic', 'fit_intercept': True, 'l1_ratio': 0, 'max_iter': 1000, 'tol': 0.0001, 'alpha': 0.001}], [0.73377361819856202, 0.067280093550760783, {'normalize': False, 'selection': 'random', 'fit_intercept': True, 'l1_ratio': 0, 'max_iter': 1000, 'tol': 0.0001, 'alpha': 0.001}], [0.68711390481827617, 0.039872225949202263, {'normalize': False, 'selection': 'random', 'fit_intercept': True, 'l1_ratio': 0.75, 'max_iter': 1000, 'tol': 0.0001, 'alpha': 0.01}], [0.73816458622125136, 0.028535807129343827, {'normalize': False, 'selection': 'cyclic', 'fit_intercept': True, 'l1_ratio': 0, 'max_iter': 1000, 'tol': 0.0001, 'alpha': 0.001}], [0.73442932720912313, 0.11182169555515216, {'normalize': True, 'selection': 'random', 'fit_intercept': True, 'l1_ratio': 0, 'max_iter': 1000, 'tol': 0.0001, 'alpha': 0.0001}], [0.69328772662810223, 0.026826562044177171, {'normalize': False, 'selection': 'cyclic', 'fit_intercept': True, 'l1_ratio': 0.5, 'max_iter': 1000, 'tol': 0.0001, 'alpha': 0.001}], [0.73052961082720069, 0.030687785799365767, {'normalize': Tru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0.88009129723357249, 0.94178661510998918, 0.91711651363862456, 0.90666826054776484, 0.89014725237657177, 0.90287550805664185, 0.88722874321182665, 0.91122906487443167, 0.91606332160984372, 0.90347610439456483]</text:p>
          </table:table-cell>
          <table:table-cell office:value-type="string" calcext:value-type="string">
            <text:p>[0.66620963328301885, 0.49231733948645817, 0.6399363693014215, 0.28598577752266729, 0.69948802810092858, 0.7000664627983908, 0.54437659783611547, 0.42397701577529123, 0.62970512277019286, 0.69341784966086539]</text:p>
          </table:table-cell>
          <table:table-cell office:value-type="string" calcext:value-type="string">
            <text:p>0.905668268105</text:p>
          </table:table-cell>
          <table:table-cell office:value-type="string" calcext:value-type="string">
            <text:p>0.577548019654</text:p>
          </table:table-cell>
          <table:table-cell office:value-type="string" calcext:value-type="string">
            <text:p>[0.18243273439913232, 0.048508249025210871, 0.10831900757372959, 0.10096483467515553, 0.11712614576842521, 0.11420748043303126, 0.10357867387966464, 0.083889702178074899, 0.09880720657646315, 0.073744295331058821]</text:p>
          </table:table-cell>
          <table:table-cell office:value-type="string" calcext:value-type="string">
            <text:p>[0.4169246347739794, 0.46222566490755307, 0.55452600386345696, 0.60357833309419739, 0.46180705400731586, 0.42311707691354145, 0.59379298564301808, 0.70362399345502524, 0.68243578097241941, 0.46114228646838001]</text:p>
          </table:table-cell>
          <table:table-cell office:value-type="string" calcext:value-type="string">
            <text:p>0.103157832984</text:p>
          </table:table-cell>
          <table:table-cell office:value-type="string" calcext:value-type="string">
            <text:p>0.53631738141</text:p>
          </table:table-cell>
          <table:table-cell office:value-type="string" calcext:value-type="string">
            <text:p>[0.24309157733572417, 0.1769876535398843, 0.21035972053005272, 0.21317019518485339, 0.20509809951533031, 0.21563343529954415, 0.20059357373981954, 0.1873735648194034, 0.21818252747502145, 0.19217920658158802]</text:p>
          </table:table-cell>
          <table:table-cell office:value-type="string" calcext:value-type="string">
            <text:p>[0.52187473962922615, 0.52508978513505611, 0.605337566735483, 0.68384205596004755, 0.53425269701322931, 0.5259182790245891, 0.62862462549661557, 0.66526734451240788, 0.64789495400382668, 0.53798366896349714]</text:p>
          </table:table-cell>
          <table:table-cell office:value-type="string" calcext:value-type="string">
            <text:p>0.206266955402</text:p>
          </table:table-cell>
          <table:table-cell office:value-type="string" calcext:value-type="string">
            <text:p>0.587608571647</text:p>
          </table:table-cell>
          <table:table-cell office:value-type="string" calcext:value-type="string">
            <text:p>[[0.71161572286348529, 0.048671752228703014, {'normalize': True, 'selection': 'random', 'fit_intercept': True, 'l1_ratio': 0, 'max_iter': 1000, 'tol': 0.0001, 'alpha': 0.001}], [0.76538541853865549, 0.015543647333724623, {'normalize': True, 'selection': 'random', 'fit_intercept': True, 'l1_ratio': 0.5, 'max_iter': 1000, 'tol': 0.001, 'alpha': 0.001}], [0.68194768902229297, 0.026791867231459338, {'normalize': False, 'selection': 'cyclic', 'fit_intercept': True, 'l1_ratio': 0.75, 'max_iter': 1000, 'tol': 0.001, 'alpha': 0.01}], [0.69895065975888082, 0.050614918249491422, {'normalize': False, 'selection': 'random', 'fit_intercept': True, 'l1_ratio': 1, 'max_iter': 1000, 'tol': 0.001, 'alpha': 0.01}], [0.73055412044880352, 0.030226325252378866, {'normalize': False, 'selection': 'random', 'fit_intercept': True, 'l1_ratio': 0, 'max_iter': 1000, 'tol': 0.001, 'alpha': 0.001}], [0.68309458668262302, 0.02212642295242731, {'normalize': False, 'selection': 'cyclic', 'fit_intercept': True, 'l1_ratio': 0.75, 'max_iter': 1000, 'tol': 0.001, 'alpha': 0.01}], [0.75734355620518734, 0.015388604430184596, {'normalize': False, 'selection': 'random', 'fit_intercept': True, 'l1_ratio': 0.75, 'max_iter': 1000, 'tol': 0.001, 'alpha': 0.01}], [0.75822100073798371, 0.049341455018772351, {'normalize': False, 'selection': 'random', 'fit_intercept': True, 'l1_ratio': 0.75, 'max_iter': 1000, 'tol': 0.0001, 'alpha': 0.01}], [0.6943842533139859, 0.022054195149962257, {'normalize': False, 'selection': 'random', 'fit_intercept': True, 'l1_ratio': 1, 'max_iter': 1000, 'tol': 0.001, 'alpha': 0.01}], [0.71814328984694664, 0.022483022390791033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0.88474992422598586, 0.94694711072084481, 0.88867286447264782, 0.88126627315139117, 0.93560790798609095, 0.90559784752088202, 0.97744061085892375, 0.88231598802621591, 0.90351660561290104, 0.94404249712477384]</text:p>
          </table:table-cell>
          <table:table-cell office:value-type="string" calcext:value-type="string">
            <text:p>[0.66850299202683183, 0.53944443327764302, 0.707057957541805, 0.30656814144293587, 0.72837414822886215, 0.66542949891520453, 0.6062866619073024, 0.48156593498361033, 0.65771425432804276, 0.64213019619015477]</text:p>
          </table:table-cell>
          <table:table-cell office:value-type="string" calcext:value-type="string">
            <text:p>0.91501576297</text:p>
          </table:table-cell>
          <table:table-cell office:value-type="string" calcext:value-type="string">
            <text:p>0.600307421884</text:p>
          </table:table-cell>
          <table:table-cell office:value-type="string" calcext:value-type="string">
            <text:p>[0.17534495810630488, 0.04420809354279278, 0.14549152510032951, 0.12844431242782081, 0.068655520400897854, 0.11100631536258122, 0.020720453751412241, 0.11121294038005707, 0.11357674455607807, 0.042751554857333035]</text:p>
          </table:table-cell>
          <table:table-cell office:value-type="string" calcext:value-type="string">
            <text:p>[0.41406008908299885, 0.41931824663812417, 0.45115353598133706, 0.58617942349960839, 0.41741676248687459, 0.47197953840467705, 0.51310845185570886, 0.63327793709643221, 0.63081628865851946, 0.53828606591842088]</text:p>
          </table:table-cell>
          <table:table-cell office:value-type="string" calcext:value-type="string">
            <text:p>0.0961412418486</text:p>
          </table:table-cell>
          <table:table-cell office:value-type="string" calcext:value-type="string">
            <text:p>0.507559633962</text:p>
          </table:table-cell>
          <table:table-cell office:value-type="string" calcext:value-type="string">
            <text:p>[0.25397812585012997, 0.16183706497115288, 0.23854562296007012, 0.23555228655125229, 0.18484507547295789, 0.20950580746320502, 0.11499803476226005, 0.23094129637142066, 0.20870756098512275, 0.15208130199718728]</text:p>
          </table:table-cell>
          <table:table-cell office:value-type="string" calcext:value-type="string">
            <text:p>[0.51667532041157094, 0.52719760977507957, 0.5737506800491835, 0.66210790855428459, 0.51066481852074253, 0.55058605411044004, 0.59760186688926586, 0.61728020206229095, 0.63110812376100867, 0.57739872733606379]</text:p>
          </table:table-cell>
          <table:table-cell office:value-type="string" calcext:value-type="string">
            <text:p>0.199099217738</text:p>
          </table:table-cell>
          <table:table-cell office:value-type="string" calcext:value-type="string">
            <text:p>0.576437131147</text:p>
          </table:table-cell>
          <table:table-cell office:value-type="string" calcext:value-type="string">
            <text:p>[[0.72421342756887086, 0.02748786985894381, {'normalize': False, 'selection': 'random', 'fit_intercept': True, 'l1_ratio': 0, 'max_iter': 1000, 'tol': 0.0001, 'alpha': 0.01}], [0.79807680642857226, 0.014696205823957828, {'normalize': True, 'selection': 'cyclic', 'fit_intercept': True, 'l1_ratio': 0.25, 'max_iter': 1000, 'tol': 0.0001, 'alpha': 0.001}], [0.69278545158069416, 0.039164576444065728, {'normalize': False, 'selection': 'cyclic', 'fit_intercept': True, 'l1_ratio': 1, 'max_iter': 1000, 'tol': 0.001, 'alpha': 0.01}], [0.7354691544350086, 0.047846765831242616, {'normalize': False, 'selection': 'random', 'fit_intercept': True, 'l1_ratio': 1, 'max_iter': 1000, 'tol': 0.001, 'alpha': 0.01}], [0.74209800822673289, 0.036787865883532715, {'normalize': False, 'selection': 'cyclic', 'fit_intercept': True, 'l1_ratio': 0.25, 'max_iter': 1000, 'tol': 0.0001, 'alpha': 0.001}], [0.73307319166505402, 0.039797683221418995, {'normalize': False, 'selection': 'random', 'fit_intercept': True, 'l1_ratio': 1, 'max_iter': 1000, 'tol': 0.001, 'alpha': 0.01}], [0.76544115791118605, 0.021229295918495431, {'normalize': False, 'selection': 'random', 'fit_intercept': True, 'l1_ratio': 0, 'max_iter': 1000, 'tol': 0.001, 'alpha': 0.001}], [0.77865644243910437, 0.042770077918789243, {'normalize': False, 'selection': 'random', 'fit_intercept': True, 'l1_ratio': 1, 'max_iter': 1000, 'tol': 0.001, 'alpha': 0.01}], [0.71474177770122571, 0.028260425658943704, {'normalize': False, 'selection': 'cyclic', 'fit_intercept': True, 'l1_ratio': 0, 'max_iter': 1000, 'tol': 0.0001, 'alpha': 0.01}], [0.75216192267039939, 0.021605960912154845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0.9057761102334112, 0.96005064333361867, 0.87327091452698069, 0.93929693510290602, 0.91497389072314772, 0.92447102893338462, 0.9431709952127455, 0.88079943473961775, 0.85944484428681811, 0.89517904004382309]</text:p>
          </table:table-cell>
          <table:table-cell office:value-type="string" calcext:value-type="string">
            <text:p>[0.59445618767807551, 0.47407584801936842, 0.70019329848743206, 0.36983377586309862, 0.63548407147249775, 0.61102009646667965, 0.6037907678751806, 0.44454944749086933, 0.66827559422608496, 0.55279957578329031]</text:p>
          </table:table-cell>
          <table:table-cell office:value-type="string" calcext:value-type="string">
            <text:p>0.909643383714</text:p>
          </table:table-cell>
          <table:table-cell office:value-type="string" calcext:value-type="string">
            <text:p>0.565447866336</text:p>
          </table:table-cell>
          <table:table-cell office:value-type="string" calcext:value-type="string">
            <text:p>[0.14335508148499451, 0.033289136943870222, 0.16562006947092905, 0.065667638335905401, 0.090655724911142266, 0.088813576396858038, 0.05219657137298344, 0.11264610319815671, 0.16545641991437215, 0.080083255855020963]</text:p>
          </table:table-cell>
          <table:table-cell office:value-type="string" calcext:value-type="string">
            <text:p>[0.50654908798050646, 0.47883384591919526, 0.46172564498862867, 0.53269902358127064, 0.5601641293298083, 0.54873503409023516, 0.51636123554097091, 0.67849434245979856, 0.61135224342150529, 0.6726517701855883]</text:p>
          </table:table-cell>
          <table:table-cell office:value-type="string" calcext:value-type="string">
            <text:p>0.0997783577884</text:p>
          </table:table-cell>
          <table:table-cell office:value-type="string" calcext:value-type="string">
            <text:p>0.55675663575</text:p>
          </table:table-cell>
          <table:table-cell office:value-type="string" calcext:value-type="string">
            <text:p>[0.23418869858496918, 0.14683264962268724, 0.24490661586565798, 0.19091079878840336, 0.20494508947379705, 0.21482031585098826, 0.17044360153959995, 0.22910122304677549, 0.26252354891932755, 0.18650010237132442]</text:p>
          </table:table-cell>
          <table:table-cell office:value-type="string" calcext:value-type="string">
            <text:p>[0.55534979667830264, 0.55519225193115485, 0.57050632538596535, 0.62742678595172585, 0.55745899501797114, 0.57415708814736466, 0.59199233819213559, 0.64787173722266489, 0.6177989405325699, 0.63007978774808049]</text:p>
          </table:table-cell>
          <table:table-cell office:value-type="string" calcext:value-type="string">
            <text:p>0.208517264406</text:p>
          </table:table-cell>
          <table:table-cell office:value-type="string" calcext:value-type="string">
            <text:p>0.592783404681</text:p>
          </table:table-cell>
          <table:table-cell office:value-type="string" calcext:value-type="string">
            <text:p>[[0.70850962495155456, 0.051877461412321517, {'normalize': True, 'selection': 'random', 'fit_intercept': True, 'l1_ratio': 0, 'max_iter': 1000, 'tol': 0.001, 'alpha': 0.001}], [0.77422042803687252, 0.039323927340105334, {'normalize': True, 'selection': 'cyclic', 'fit_intercept': True, 'l1_ratio': 0, 'max_iter': 1000, 'tol': 0.0001, 'alpha': 0.0001}], [0.65054161398718446, 0.034820108233635315, {'normalize': False, 'selection': 'random', 'fit_intercept': True, 'l1_ratio': 0, 'max_iter': 1000, 'tol': 0.001, 'alpha': 0.01}], [0.66072602384530421, 0.033897861952900385, {'normalize': True, 'selection': 'cyclic', 'fit_intercept': True, 'l1_ratio': 0, 'max_iter': 1000, 'tol': 0.0001, 'alpha': 0.001}], [0.73195934753360981, 0.058337369020181266, {'normalize': False, 'selection': 'cyclic', 'fit_intercept': True, 'l1_ratio': 0, 'max_iter': 1000, 'tol': 0.0001, 'alpha': 0.001}], [0.68436695002841641, 0.046631545811345848, {'normalize': False, 'selection': 'random', 'fit_intercept': True, 'l1_ratio': 0, 'max_iter': 1000, 'tol': 0.001, 'alpha': 0.001}], [0.74714146107209711, 0.024907283501121178, {'normalize': False, 'selection': 'random', 'fit_intercept': True, 'l1_ratio': 0, 'max_iter': 1000, 'tol': 0.0001, 'alpha': 0.001}], [0.70590426716118437, 0.065164488689159028, {'normalize': False, 'selection': 'random', 'fit_intercept': True, 'l1_ratio': 0.75, 'max_iter': 1000, 'tol': 0.001, 'alpha': 0.01}], [0.67669393254420562, 0.055227394240491751, {'normalize': False, 'selection': 'cyclic', 'fit_intercept': True, 'l1_ratio': 0, 'max_iter': 1000, 'tol': 0.0001, 'alpha': 0.01}], [0.73060385979843545, 0.030390598261852614, {'normalize': Tru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0.83811226660739724, 0.93488140084727078, 0.91103681043694018, 0.90979857709459566, 0.84657664356309126, 0.91024590558222085, 0.89816678127152094, 0.9056013370674042, 0.91214805795068066, 0.85876894488240518]</text:p>
          </table:table-cell>
          <table:table-cell office:value-type="string" calcext:value-type="string">
            <text:p>[0.63183632403262902, 0.35450010388195174, 0.58401537821243166, 0.2445015110714932, 0.60341184821755234, 0.63080693446860792, 0.49012557702155524, 0.42164521452138837, 0.62029936519048579, 0.62938340637746881]</text:p>
          </table:table-cell>
          <table:table-cell office:value-type="string" calcext:value-type="string">
            <text:p>0.89253367253</text:p>
          </table:table-cell>
          <table:table-cell office:value-type="string" calcext:value-type="string">
            <text:p>0.5210525663</text:p>
          </table:table-cell>
          <table:table-cell office:value-type="string" calcext:value-type="string">
            <text:p>[0.24630090383030298, 0.054262249650002904, 0.11626446747243578, 0.097578506567626525, 0.16358158352042909, 0.1055407217777878, 0.093532253281581393, 0.089207979033027462, 0.10341611263031063, 0.10790058330304786]</text:p>
          </table:table-cell>
          <table:table-cell office:value-type="string" calcext:value-type="string">
            <text:p>[0.45985900566714255, 0.58770299221783784, 0.64064868073725856, 0.63864626816607906, 0.60945061480069573, 0.52082168657048089, 0.66449584127042083, 0.70647233693288636, 0.69977014316388197, 0.55745901448327262]</text:p>
          </table:table-cell>
          <table:table-cell office:value-type="string" calcext:value-type="string">
            <text:p>0.117758536107</text:p>
          </table:table-cell>
          <table:table-cell office:value-type="string" calcext:value-type="string">
            <text:p>0.608532658401</text:p>
          </table:table-cell>
          <table:table-cell office:value-type="string" calcext:value-type="string">
            <text:p>[0.30049479386586636, 0.1818929014830363, 0.21535454426414521, 0.2048620563822626, 0.24770215781792304, 0.21144899096509198, 0.20197603663286992, 0.19089832054191272, 0.22784113454950661, 0.21663150335927228]</text:p>
          </table:table-cell>
          <table:table-cell office:value-type="string" calcext:value-type="string">
            <text:p>[0.52630416299513694, 0.5998871821597983, 0.67507830061051621, 0.7101089092791929, 0.60632438024961532, 0.59278090175143983, 0.68088519331293273, 0.67118104882786456, 0.66112285519923109, 0.6173669911340286]</text:p>
          </table:table-cell>
          <table:table-cell office:value-type="string" calcext:value-type="string">
            <text:p>0.219910243986</text:p>
          </table:table-cell>
          <table:table-cell office:value-type="string" calcext:value-type="string">
            <text:p>0.634103992552</text:p>
          </table:table-cell>
          <table:table-cell office:value-type="string" calcext:value-type="string">
            <text:p>[[0.68097020299020239, 0.028718352894218483, {'normalize': False, 'selection': 'cyclic', 'fit_intercept': True, 'l1_ratio': 1, 'max_iter': 1000, 'tol': 0.001, 'alpha': 0.01}], [0.75880503497262475, 0.017170679100296061, {'normalize': True, 'selection': 'random', 'fit_intercept': True, 'l1_ratio': 0.5, 'max_iter': 1000, 'tol': 0.001, 'alpha': 0.001}], [0.67755387888232177, 0.031430697692298698, {'normalize': False, 'selection': 'random', 'fit_intercept': True, 'l1_ratio': 0.5, 'max_iter': 1000, 'tol': 0.0001, 'alpha': 0.01}], [0.68418511745100097, 0.043139419271027657, {'normalize': False, 'selection': 'cyclic', 'fit_intercept': True, 'l1_ratio': 1, 'max_iter': 1000, 'tol': 0.001, 'alpha': 0.01}], [0.70316176267388975, 0.045281132967937128, {'normalize': False, 'selection': 'random', 'fit_intercept': True, 'l1_ratio': 1, 'max_iter': 1000, 'tol': 0.001, 'alpha': 0.01}], [0.666306022800492, 0.014673120169749884, {'normalize': False, 'selection': 'cyclic', 'fit_intercept': True, 'l1_ratio': 0.75, 'max_iter': 1000, 'tol': 0.001, 'alpha': 0.01}], [0.74558747438967587, 0.010388679818237812, {'normalize': False, 'selection': 'random', 'fit_intercept': True, 'l1_ratio': 0.75, 'max_iter': 1000, 'tol': 0.001, 'alpha': 0.01}], [0.71155547961834342, 0.047767329981378517, {'normalize': False, 'selection': 'random', 'fit_intercept': True, 'l1_ratio': 0.75, 'max_iter': 1000, 'tol': 0.001, 'alpha': 0.01}], [0.67368450346665876, 0.023556885564621384, {'normalize': False, 'selection': 'cyclic', 'fit_intercept': True, 'l1_ratio': 1, 'max_iter': 1000, 'tol': 0.001, 'alpha': 0.01}], [0.71867453148790428, 0.012453747011286835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0.87197906239390555, 0.95489121422317036, 0.97538588480203092, 0.89193080662815338, 0.94249481765224286, 0.90622876526634766, 0.97113842953141893, 0.88050490646805823, 0.9321149010078249, 0.90236538132879907]</text:p>
          </table:table-cell>
          <table:table-cell office:value-type="string" calcext:value-type="string">
            <text:p>[0.66198246727965238, 0.4417383824247384, 0.71490326459868725, 0.33020566976487609, 0.7098056042711467, 0.62535372519834742, 0.54560385029834269, 0.49785057851414483, 0.69499913039278849, 0.61694432643714059]</text:p>
          </table:table-cell>
          <table:table-cell office:value-type="string" calcext:value-type="string">
            <text:p>0.92290341693</text:p>
          </table:table-cell>
          <table:table-cell office:value-type="string" calcext:value-type="string">
            <text:p>0.583938699918</text:p>
          </table:table-cell>
          <table:table-cell office:value-type="string" calcext:value-type="string">
            <text:p>[0.19477493433745652, 0.037588403729170883, 0.032167765227983147, 0.11690758477559476, 0.061312625453774548, 0.11026442704349342, 0.026508910872877944, 0.11292443629163151, 0.079911870808198796, 0.074592888203104488]</text:p>
          </table:table-cell>
          <table:table-cell office:value-type="string" calcext:value-type="string">
            <text:p>[0.42220462430578293, 0.50827587279634578, 0.43907115275675496, 0.56619788882720001, 0.44595168084013731, 0.5285145440873763, 0.59219356405882662, 0.61338590808587401, 0.56210204203956449, 0.57616912451055469]</text:p>
          </table:table-cell>
          <table:table-cell office:value-type="string" calcext:value-type="string">
            <text:p>0.0846953846743</text:p>
          </table:table-cell>
          <table:table-cell office:value-type="string" calcext:value-type="string">
            <text:p>0.525406640231</text:p>
          </table:table-cell>
          <table:table-cell office:value-type="string" calcext:value-type="string">
            <text:p>[0.27250490824545959, 0.14793519013041265, 0.1260647852585641, 0.22718527079473605, 0.17077286835872019, 0.20895701014305454, 0.12070154126819153, 0.2317381718806161, 0.17260243881730827, 0.17393086589840981]</text:p>
          </table:table-cell>
          <table:table-cell office:value-type="string" calcext:value-type="string">
            <text:p>[0.52679909085408771, 0.57688172242355629, 0.54004409111014484, 0.65125262481280632, 0.52285752262531149, 0.60221804972632575, 0.64037043548066885, 0.61152847593100745, 0.60789724007858892, 0.61126864590026408]</text:p>
          </table:table-cell>
          <table:table-cell office:value-type="string" calcext:value-type="string">
            <text:p>0.18523930508</text:p>
          </table:table-cell>
          <table:table-cell office:value-type="string" calcext:value-type="string">
            <text:p>0.589111789894</text:p>
          </table:table-cell>
          <table:table-cell office:value-type="string" calcext:value-type="string">
            <text:p>[[0.71910111221707496, 0.029760366286492649, {'normalize': False, 'selection': 'random', 'fit_intercept': True, 'l1_ratio': 0, 'max_iter': 1000, 'tol': 0.001, 'alpha': 0.01}], [0.81424593245778187, 0.0054498668392774429, {'normalize': False, 'selection': 'cyclic', 'fit_intercept': True, 'l1_ratio': 0, 'max_iter': 1000, 'tol': 0.0001, 'alpha': 0.001}], [0.70986653769554042, 0.049661077573503465, {'normalize': False, 'selection': 'random', 'fit_intercept': True, 'l1_ratio': 0.75, 'max_iter': 1000, 'tol': 0.001, 'alpha': 0.001}], [0.71865206122156478, 0.038817906895847319, {'normalize': False, 'selection': 'cyclic', 'fit_intercept': True, 'l1_ratio': 1, 'max_iter': 1000, 'tol': 0.001, 'alpha': 0.01}], [0.72252907952187118, 0.046926850398913859, {'normalize': False, 'selection': 'cyclic', 'fit_intercept': True, 'l1_ratio': 0, 'max_iter': 1000, 'tol': 0.0001, 'alpha': 0.001}], [0.73368450658513806, 0.036630386299087887, {'normalize': False, 'selection': 'random', 'fit_intercept': True, 'l1_ratio': 0.75, 'max_iter': 1000, 'tol': 0.0001, 'alpha': 0.01}], [0.76069047348694296, 0.013670091899366011, {'normalize': False, 'selection': 'random', 'fit_intercept': True, 'l1_ratio': 0, 'max_iter': 1000, 'tol': 0.0001, 'alpha': 0.001}], [0.7459390293626621, 0.042231636666453756, {'normalize': False, 'selection': 'random', 'fit_intercept': True, 'l1_ratio': 1, 'max_iter': 1000, 'tol': 0.001, 'alpha': 0.01}], [0.71337904334255908, 0.029851951806491063, {'normalize': True, 'selection': 'random', 'fit_intercept': True, 'l1_ratio': 0, 'max_iter': 1000, 'tol': 0.0001, 'alpha': 0.001}], [0.76770190608563227, 0.023457122713344374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0.88563107347521364, 0.9511492665491631, 0.86115962495839493, 0.94661360259808525, 0.90632736280285542, 0.84627946592516579, 0.93944001767046148, 0.88193198356397451, 0.85566272998319315, 0.8475732359645447]</text:p>
          </table:table-cell>
          <table:table-cell office:value-type="string" calcext:value-type="string">
            <text:p>[0.60001090642451271, 0.37317022219596085, 0.68653302157501195, 0.37510812421723139, 0.5968463306754328, 0.6302357369457634, 0.5467628789097807, 0.45340583264277223, 0.67533146203102346, 0.5522403562937892]</text:p>
          </table:table-cell>
          <table:table-cell office:value-type="string" calcext:value-type="string">
            <text:p>0.892176836349</text:p>
          </table:table-cell>
          <table:table-cell office:value-type="string" calcext:value-type="string">
            <text:p>0.548964487191</text:p>
          </table:table-cell>
          <table:table-cell office:value-type="string" calcext:value-type="string">
            <text:p>[0.1740043509340006, 0.040706506721343738, 0.18144810620176113, 0.057752580410708153, 0.099874743201468053, 0.18075806149642673, 0.055623417158966661, 0.11157582965149389, 0.16990858738705947, 0.11645410945012953]</text:p>
          </table:table-cell>
          <table:table-cell office:value-type="string" calcext:value-type="string">
            <text:p>[0.49961090367216743, 0.57070456283900872, 0.48276353418953444, 0.52824045358710414, 0.61954007078808593, 0.52162747650801555, 0.59068305547572286, 0.66767608475338946, 0.598348615901935, 0.67349291424352165]</text:p>
          </table:table-cell>
          <table:table-cell office:value-type="string" calcext:value-type="string">
            <text:p>0.118810629261</text:p>
          </table:table-cell>
          <table:table-cell office:value-type="string" calcext:value-type="string">
            <text:p>0.575268767196</text:p>
          </table:table-cell>
          <table:table-cell office:value-type="string" calcext:value-type="string">
            <text:p>[0.25906209059348323, 0.16532453669754285, 0.25199891619904197, 0.1948207259452622, 0.2189733976034377, 0.25067150520989995, 0.1711947728224513, 0.23383119316157297, 0.2642444659777578, 0.21878644798970859]</text:p>
          </table:table-cell>
          <table:table-cell office:value-type="string" calcext:value-type="string">
            <text:p>[0.55790971630506225, 0.62157823318095351, 0.59760587008443389, 0.62421945983206362, 0.57785417032773978, 0.56598249853530713, 0.63005800551708291, 0.63758565944707579, 0.60095849085544906, 0.62942010448993813]</text:p>
          </table:table-cell>
          <table:table-cell office:value-type="string" calcext:value-type="string">
            <text:p>0.22289080522</text:p>
          </table:table-cell>
          <table:table-cell office:value-type="string" calcext:value-type="string">
            <text:p>0.604317220858</text:p>
          </table:table-cell>
          <table:table-cell office:value-type="string" calcext:value-type="string">
            <text:p>[[0.70387172079877924, 0.042480282226735652, {'normalize': True, 'selection': 'random', 'fit_intercept': True, 'l1_ratio': 0, 'max_iter': 1000, 'tol': 0.0001, 'alpha': 0.001}], [0.75433865707561709, 0.029535581561713955, {'normalize': False, 'selection': 'cyclic', 'fit_intercept': True, 'l1_ratio': 1, 'max_iter': 1000, 'tol': 0.0001, 'alpha': 0.001}], [0.65569481036698551, 0.031287110404828879, {'normalize': False, 'selection': 'random', 'fit_intercept': True, 'l1_ratio': 0, 'max_iter': 1000, 'tol': 0.0001, 'alpha': 0.01}], [0.65908914422236253, 0.012843955871975744, {'normalize': True, 'selection': 'cyclic', 'fit_intercept': True, 'l1_ratio': 0, 'max_iter': 1000, 'tol': 0.0001, 'alpha': 0.001}], [0.71310026491379508, 0.032924324313428316, {'normalize': True, 'selection': 'random', 'fit_intercept': True, 'l1_ratio': 0, 'max_iter': 1000, 'tol': 0.0001, 'alpha': 0.001}], [0.67469314450105178, 0.043866368905338696, {'normalize': False, 'selection': 'random', 'fit_intercept': True, 'l1_ratio': 0.75, 'max_iter': 1000, 'tol': 0.0001, 'alpha': 0.01}], [0.74010162931044965, 0.022716548920773242, {'normalize': False, 'selection': 'random', 'fit_intercept': True, 'l1_ratio': 0, 'max_iter': 1000, 'tol': 0.001, 'alpha': 0.001}], [0.68413317280601937, 0.078725724421359139, {'normalize': False, 'selection': 'cyclic', 'fit_intercept': True, 'l1_ratio': 0.75, 'max_iter': 1000, 'tol': 0.001, 'alpha': 0.01}], [0.664221355982623, 0.04812714682267441, {'normalize': False, 'selection': 'random', 'fit_intercept': True, 'l1_ratio': 0, 'max_iter': 1000, 'tol': 0.0001, 'alpha': 0.01}], [0.73765944031283481, 0.036245872972251673, {'normalize': Tru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0.84689631102237273, 0.93143851459343752, 0.91240451090428654, 0.90693925774256601, 0.84949774376810594, 0.91905589533877907, 0.9080551067121555, 0.90737042124361855, 0.92395241929998773, 0.86445779728432659]</text:p>
          </table:table-cell>
          <table:table-cell office:value-type="string" calcext:value-type="string">
            <text:p>[0.62408887747534147, 0.30050856098410872, 0.56231343875363926, 0.30374876347666369, 0.62643072218133189, 0.61995307528758437, 0.46662428119735988, 0.411091630768879, 0.61654128262565688, 0.60250587494975161]</text:p>
          </table:table-cell>
          <table:table-cell office:value-type="string" calcext:value-type="string">
            <text:p>0.897006797791</text:p>
          </table:table-cell>
          <table:table-cell office:value-type="string" calcext:value-type="string">
            <text:p>0.51338065077</text:p>
          </table:table-cell>
          <table:table-cell office:value-type="string" calcext:value-type="string">
            <text:p>[0.23293659244392298, 0.057131149716232815, 0.11447704317617553, 0.10067167409408083, 0.16046707600178631, 0.095181164547628885, 0.084449977662756415, 0.08753617120019741, 0.089520447556185101, 0.10355429776421106]</text:p>
          </table:table-cell>
          <table:table-cell office:value-type="string" calcext:value-type="string">
            <text:p>[0.46953604146088912, 0.63686022912267104, 0.67407135589282063, 0.58856273100200085, 0.57407672169220747, 0.53613325596933403, 0.69512399721599538, 0.71936375784588569, 0.70669610992117038, 0.59788656802314077]</text:p>
          </table:table-cell>
          <table:table-cell office:value-type="string" calcext:value-type="string">
            <text:p>0.112592559416</text:p>
          </table:table-cell>
          <table:table-cell office:value-type="string" calcext:value-type="string">
            <text:p>0.619831076815</text:p>
          </table:table-cell>
          <table:table-cell office:value-type="string" calcext:value-type="string">
            <text:p>[0.29682011678647885, 0.18561638546284684, 0.21486216825216334, 0.19787852521309313, 0.23984571959427325, 0.2014854560827648, 0.18932156242146883, 0.19620072903833127, 0.20802013524435101, 0.20308638846881089]</text:p>
          </table:table-cell>
          <table:table-cell office:value-type="string" calcext:value-type="string">
            <text:p>[0.54232989061484371, 0.63367990223559245, 0.69625236323029505, 0.68799332471075469, 0.60553742083124318, 0.59474719767751749, 0.69810318640993296, 0.68861980943508561, 0.66043508877627921, 0.64049714084787401]</text:p>
          </table:table-cell>
          <table:table-cell office:value-type="string" calcext:value-type="string">
            <text:p>0.213313718656</text:p>
          </table:table-cell>
          <table:table-cell office:value-type="string" calcext:value-type="string">
            <text:p>0.644819532477</text:p>
          </table:table-cell>
          <table:table-cell office:value-type="string" calcext:value-type="string">
            <text:p>[[0.66313917942707945, 0.046806505305734152, {'normalize': False, 'selection': 'random', 'fit_intercept': True, 'l1_ratio': 1, 'max_iter': 1000, 'tol': 0.001, 'alpha': 0.01}], [0.7470395791996004, 0.01712401712415592, {'normalize': True, 'selection': 'random', 'fit_intercept': True, 'l1_ratio': 0.25, 'max_iter': 1000, 'tol': 0.001, 'alpha': 0.001}], [0.67645781067993715, 0.02738018305358194, {'normalize': False, 'selection': 'cyclic', 'fit_intercept': True, 'l1_ratio': 0.5, 'max_iter': 1000, 'tol': 0.001, 'alpha': 0.01}], [0.67293511609863921, 0.061061258601739297, {'normalize': False, 'selection': 'random', 'fit_intercept': True, 'l1_ratio': 0.75, 'max_iter': 1000, 'tol': 0.001, 'alpha': 0.01}], [0.68373604343277039, 0.057019687809067958, {'normalize': False, 'selection': 'random', 'fit_intercept': True, 'l1_ratio': 0.75, 'max_iter': 1000, 'tol': 0.001, 'alpha': 0.01}], [0.65235691130675233, 0.0070401409858646584, {'normalize': False, 'selection': 'cyclic', 'fit_intercept': True, 'l1_ratio': 0.75, 'max_iter': 1000, 'tol': 0.001, 'alpha': 0.01}], [0.73743801507660833, 0.0092573513792705651, {'normalize': False, 'selection': 'random', 'fit_intercept': True, 'l1_ratio': 0.75, 'max_iter': 1000, 'tol': 0.0001, 'alpha': 0.01}], [0.71487909104485947, 0.035823282102776965, {'normalize': False, 'selection': 'random', 'fit_intercept': True, 'l1_ratio': 0.75, 'max_iter': 1000, 'tol': 0.001, 'alpha': 0.01}], [0.63996002301019694, 0.027047431422072582, {'normalize': False, 'selection': 'random', 'fit_intercept': True, 'l1_ratio': 0.75, 'max_iter': 1000, 'tol': 0.001, 'alpha': 0.01}], [0.71702947947242723, 0.0057429388793057761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0.92054058537747396, 0.95244715712516359, 0.96724388770724257, 0.97100900652313027, 0.9231239867697586, 0.91534594110628276, 0.92681507516129924, 0.87945453892973002, 0.90599582568321335, 0.90676272084114684]</text:p>
          </table:table-cell>
          <table:table-cell office:value-type="string" calcext:value-type="string">
            <text:p>[0.6786440120869387, 0.39022653234415172, 0.68187559447077928, 0.40366717754440762, 0.73407475557356427, 0.62456161368503982, 0.57290490321401422, 0.49747411695024601, 0.66888813826169768, 0.61809470391879173]</text:p>
          </table:table-cell>
          <table:table-cell office:value-type="string" calcext:value-type="string">
            <text:p>0.926873872522</text:p>
          </table:table-cell>
          <table:table-cell office:value-type="string" calcext:value-type="string">
            <text:p>0.587041154805</text:p>
          </table:table-cell>
          <table:table-cell office:value-type="string" calcext:value-type="string">
            <text:p>[0.12089196154159765, 0.039624996010584342, 0.04280840166466001, 0.031362009115437739, 0.0819660074645263, 0.099543653523760198, 0.067219233683050814, 0.11391704744125196, 0.11065829681268259, 0.07123331903491549]</text:p>
          </table:table-cell>
          <table:table-cell office:value-type="string" calcext:value-type="string">
            <text:p>[0.40139333321948828, 0.55517544413493058, 0.48993633427318833, 0.50409860142321039, 0.40865644366405746, 0.52963197800699502, 0.55661335978265647, 0.61384576367536814, 0.61022335400653238, 0.57443879643501738]</text:p>
          </table:table-cell>
          <table:table-cell office:value-type="string" calcext:value-type="string">
            <text:p>0.0779224926292</text:p>
          </table:table-cell>
          <table:table-cell office:value-type="string" calcext:value-type="string">
            <text:p>0.524401340862</text:p>
          </table:table-cell>
          <table:table-cell office:value-type="string" calcext:value-type="string">
            <text:p>[0.21301216469689321, 0.15264498675721969, 0.13908879486754686, 0.12155338692111706, 0.18420449512486733, 0.19507815388521318, 0.17091994494998838, 0.22808684263191711, 0.20943449095937236, 0.16573486364012055]</text:p>
          </table:table-cell>
          <table:table-cell office:value-type="string" calcext:value-type="string">
            <text:p>[0.51385949259208863, 0.59751606691711245, 0.57103480154538822, 0.61090013146858158, 0.50114722990715566, 0.6095689975932842, 0.63923046918988813, 0.62492210954496874, 0.62720613906243294, 0.63228888773733483]</text:p>
          </table:table-cell>
          <table:table-cell office:value-type="string" calcext:value-type="string">
            <text:p>0.177975812443</text:p>
          </table:table-cell>
          <table:table-cell office:value-type="string" calcext:value-type="string">
            <text:p>0.592767432556</text:p>
          </table:table-cell>
          <table:table-cell office:value-type="string" calcext:value-type="string">
            <text:p>[[0.71588871391963227, 0.04737093120576464, {'normalize': True, 'selection': 'random', 'fit_intercept': True, 'l1_ratio': 0, 'max_iter': 1000, 'tol': 0.001, 'alpha': 0.001}], [0.82527887523130028, 0.016507361257168937, {'normalize': False, 'selection': 'cyclic', 'fit_intercept': True, 'l1_ratio': 0, 'max_iter': 1000, 'tol': 0.0001, 'alpha': 0.001}], [0.721022281683662, 0.029539365138468349, {'normalize': False, 'selection': 'cyclic', 'fit_intercept': True, 'l1_ratio': 0, 'max_iter': 1000, 'tol': 0.0001, 'alpha': 0.001}], [0.72369175530780294, 0.040510598103013787, {'normalize': False, 'selection': 'cyclic', 'fit_intercept': True, 'l1_ratio': 0, 'max_iter': 1000, 'tol': 0.0001, 'alpha': 0.001}], [0.70099680364131334, 0.035567334848526692, {'normalize': True, 'selection': 'random', 'fit_intercept': True, 'l1_ratio': 0, 'max_iter': 1000, 'tol': 0.0001, 'alpha': 0.001}], [0.72495023665197089, 0.027686572713990026, {'normalize': False, 'selection': 'random', 'fit_intercept': True, 'l1_ratio': 0.75, 'max_iter': 1000, 'tol': 0.001, 'alpha': 0.01}], [0.75758360754693688, 0.019673276752949199, {'normalize': False, 'selection': 'cyclic', 'fit_intercept': True, 'l1_ratio': 0.25, 'max_iter': 1000, 'tol': 0.001, 'alpha': 0.01}], [0.74770640677386102, 0.039934300580800219, {'normalize': False, 'selection': 'random', 'fit_intercept': True, 'l1_ratio': 1, 'max_iter': 1000, 'tol': 0.001, 'alpha': 0.01}], [0.69744592208340583, 0.0341283618558594, {'normalize': False, 'selection': 'random', 'fit_intercept': True, 'l1_ratio': 0, 'max_iter': 1000, 'tol': 0.0001, 'alpha': 0.01}], [0.76955410113233758, 0.022536583442880186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0.89296219205872518, 0.94383703071119285, 0.86295313474380508, 0.93584099352368422, 0.92096909747051126, 0.85111579483493238, 0.93357102602917041, 0.89291875367978568, 0.86195916829799701, 0.85693805161308056]</text:p>
          </table:table-cell>
          <table:table-cell office:value-type="string" calcext:value-type="string">
            <text:p>[0.60207008117909022, 0.39078732689446793, 0.67270191773432786, 0.40643387509586359, 0.63934900892953506, 0.63745038771665719, 0.58881407771696637, 0.45328771691863978, 0.68512807143979459, 0.55851355462789298]</text:p>
          </table:table-cell>
          <table:table-cell office:value-type="string" calcext:value-type="string">
            <text:p>0.895306524296</text:p>
          </table:table-cell>
          <table:table-cell office:value-type="string" calcext:value-type="string">
            <text:p>0.563453601825</text:p>
          </table:table-cell>
          <table:table-cell office:value-type="string" calcext:value-type="string">
            <text:p>[0.16285056494067277, 0.046799671680390731, 0.17910419900675759, 0.069406222575746912, 0.084263572920455235, 0.17507108256579831, 0.061013996181754661, 0.10119318727411393, 0.16249664908786957, 0.10929938650225406]</text:p>
          </table:table-cell>
          <table:table-cell office:value-type="string" calcext:value-type="string">
            <text:p>[0.49703886814300563, 0.55466486212365174, 0.50406451015012965, 0.50175982630681337, 0.55422474738213545, 0.51144974855663716, 0.5358796657222582, 0.66782036555429503, 0.58029393244865191, 0.66405714957144857]</text:p>
          </table:table-cell>
          <table:table-cell office:value-type="string" calcext:value-type="string">
            <text:p>0.115149853274</text:p>
          </table:table-cell>
          <table:table-cell office:value-type="string" calcext:value-type="string">
            <text:p>0.557125367596</text:p>
          </table:table-cell>
          <table:table-cell office:value-type="string" calcext:value-type="string">
            <text:p>[0.25115393007985565, 0.17352138115780194, 0.25015000963663708, 0.1887908097183193, 0.20304476523151174, 0.23957223815876719, 0.17416641576518602, 0.21829528501751586, 0.25772303390522283, 0.21317605181008267]</text:p>
          </table:table-cell>
          <table:table-cell office:value-type="string" calcext:value-type="string">
            <text:p>[0.55603332215432855, 0.60754385791643672, 0.6122790429560605, 0.59494303950490679, 0.55068548059682842, 0.57851242265069824, 0.60137461238250101, 0.64642399370229253, 0.58585121603504076, 0.64033110629533618]</text:p>
          </table:table-cell>
          <table:table-cell office:value-type="string" calcext:value-type="string">
            <text:p>0.216959392048</text:p>
          </table:table-cell>
          <table:table-cell office:value-type="string" calcext:value-type="string">
            <text:p>0.597397809419</text:p>
          </table:table-cell>
          <table:table-cell office:value-type="string" calcext:value-type="string">
            <text:p>[[0.70679598464665427, 0.038290194938053704, {'normalize': True, 'selection': 'random', 'fit_intercept': True, 'l1_ratio': 0, 'max_iter': 1000, 'tol': 0.0001, 'alpha': 0.001}], [0.76562712340981909, 0.014585067024236807, {'normalize': False, 'selection': 'random', 'fit_intercept': True, 'l1_ratio': 0, 'max_iter': 1000, 'tol': 0.0001, 'alpha': 0.001}], [0.666406396174132, 0.020461824079379545, {'normalize': False, 'selection': 'random', 'fit_intercept': True, 'l1_ratio': 0, 'max_iter': 1000, 'tol': 0.0001, 'alpha': 0.01}], [0.67759430671262788, 0.026982187295925716, {'normalize': False, 'selection': 'random', 'fit_intercept': True, 'l1_ratio': 0, 'max_iter': 1000, 'tol': 0.001, 'alpha': 0.001}], [0.71298760877535539, 0.027919441292158818, {'normalize': False, 'selection': 'random', 'fit_intercept': True, 'l1_ratio': 0, 'max_iter': 1000, 'tol': 0.0001, 'alpha': 0.001}], [0.67504394720510941, 0.033543920991171212, {'normalize': False, 'selection': 'random', 'fit_intercept': True, 'l1_ratio': 1, 'max_iter': 1000, 'tol': 0.001, 'alpha': 0.01}], [0.75343014577824441, 0.018408156648036047, {'normalize': False, 'selection': 'random', 'fit_intercept': True, 'l1_ratio': 0, 'max_iter': 1000, 'tol': 0.0001, 'alpha': 0.001}], [0.69117299462584603, 0.070938832158074963, {'normalize': False, 'selection': 'random', 'fit_intercept': True, 'l1_ratio': 0.75, 'max_iter': 1000, 'tol': 0.001, 'alpha': 0.01}], [0.6569320370363313, 0.043345188349684649, {'normalize': False, 'selection': 'random', 'fit_intercept': True, 'l1_ratio': 0, 'max_iter': 1000, 'tol': 0.0001, 'alpha': 0.01}], [0.74310101399557904, 0.035782193354001512, {'normalize': Tru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0.86140899892307576, 0.94121737981231668, 0.90903081438102029, 0.90614050603176655, 0.86347260069527199, 0.9286294006310718, 0.90560778131154651, 0.91196454584734632, 0.93548980192620856, 0.87604336998011989]</text:p>
          </table:table-cell>
          <table:table-cell office:value-type="string" calcext:value-type="string">
            <text:p>[0.6370403208905151, 0.35417505136044314, 0.57367727869536767, 0.34989743758205127, 0.65851268850076539, 0.62517779801597473, 0.48432409440362589, 0.42125042437423998, 0.61656660375912131, 0.59014144742218988]</text:p>
          </table:table-cell>
          <table:table-cell office:value-type="string" calcext:value-type="string">
            <text:p>0.903900519954</text:p>
          </table:table-cell>
          <table:table-cell office:value-type="string" calcext:value-type="string">
            <text:p>0.5310763145</text:p>
          </table:table-cell>
          <table:table-cell office:value-type="string" calcext:value-type="string">
            <text:p>[0.21085654924335773, 0.048982583366455688, 0.11888606933202317, 0.10153575136190711, 0.14556693772618212, 0.083923798908252481, 0.086697808597400047, 0.083194662977595799, 0.075939060129798869, 0.094702915532908757]</text:p>
          </table:table-cell>
          <table:table-cell office:value-type="string" calcext:value-type="string">
            <text:p>[0.4533588945025242, 0.58799894011909615, 0.6565701582872624, 0.54955182769759003, 0.5247752637199592, 0.52876272505389876, 0.67205664624333394, 0.70695458126604815, 0.70664944428101839, 0.61648439041634007]</text:p>
          </table:table-cell>
          <table:table-cell office:value-type="string" calcext:value-type="string">
            <text:p>0.105028613718</text:p>
          </table:table-cell>
          <table:table-cell office:value-type="string" calcext:value-type="string">
            <text:p>0.600316287159</text:p>
          </table:table-cell>
          <table:table-cell office:value-type="string" calcext:value-type="string">
            <text:p>[0.27621290688575323, 0.16036084871989689, 0.22180454995050922, 0.19674307665917798, 0.21976133644328075, 0.19388745181771264, 0.19267552631633933, 0.19592425841508554, 0.18576206848021556, 0.19496125710998438]</text:p>
          </table:table-cell>
          <table:table-cell office:value-type="string" calcext:value-type="string">
            <text:p>[0.54222778746435363, 0.60996595556138644, 0.69016645993773817, 0.6476195000292333, 0.57085095931266783, 0.57074630580317587, 0.70061995498738483, 0.69150713839795108, 0.66218813130405707, 0.63668264756023352]</text:p>
          </table:table-cell>
          <table:table-cell office:value-type="string" calcext:value-type="string">
            <text:p>0.20380932808</text:p>
          </table:table-cell>
          <table:table-cell office:value-type="string" calcext:value-type="string">
            <text:p>0.632257484036</text:p>
          </table:table-cell>
          <table:table-cell office:value-type="string" calcext:value-type="string">
            <text:p>[[0.6588087553683214, 0.062975876900572256, {'normalize': False, 'selection': 'cyclic', 'fit_intercept': True, 'l1_ratio': 1, 'max_iter': 1000, 'tol': 0.001, 'alpha': 0.01}], [0.7567335723064218, 0.02903730223279042, {'normalize': True, 'selection': 'random', 'fit_intercept': True, 'l1_ratio': 0, 'max_iter': 1000, 'tol': 0.0001, 'alpha': 0.001}], [0.6764033551653722, 0.028628063456995267, {'normalize': False, 'selection': 'random', 'fit_intercept': True, 'l1_ratio': 0.75, 'max_iter': 1000, 'tol': 0.0001, 'alpha': 0.01}], [0.67372858017904547, 0.069234176674754705, {'normalize': False, 'selection': 'random', 'fit_intercept': True, 'l1_ratio': 1, 'max_iter': 1000, 'tol': 0.001, 'alpha': 0.01}], [0.67333365114874111, 0.065590163094474199, {'normalize': False, 'selection': 'cyclic', 'fit_intercept': True, 'l1_ratio': 0.75, 'max_iter': 1000, 'tol': 0.0001, 'alpha': 0.01}], [0.65804229579226414, 0.012527490698516618, {'normalize': False, 'selection': 'cyclic', 'fit_intercept': True, 'l1_ratio': 0.75, 'max_iter': 1000, 'tol': 0.001, 'alpha': 0.01}], [0.73362996403448411, 0.0067313169228576776, {'normalize': False, 'selection': 'random', 'fit_intercept': True, 'l1_ratio': 0.75, 'max_iter': 1000, 'tol': 0.0001, 'alpha': 0.01}], [0.71303999755615566, 0.027256644535570706, {'normalize': False, 'selection': 'random', 'fit_intercept': True, 'l1_ratio': 0.75, 'max_iter': 1000, 'tol': 0.0001, 'alpha': 0.01}], [0.63400313504328454, 0.024917308409899652, {'normalize': False, 'selection': 'random', 'fit_intercept': True, 'l1_ratio': 0.75, 'max_iter': 1000, 'tol': 0.001, 'alpha': 0.01}], [0.72036618638590955, 0.0076970134255222198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0.95040363318606713, 0.95850381984108568, 0.96324718023049671, 0.9753440747086316, 0.93103861982934311, 0.92191311473765181, 0.95915857544781746, 0.88941420495948875, 0.93470255861914675, 0.9136054757214267]</text:p>
          </table:table-cell>
          <table:table-cell office:value-type="string" calcext:value-type="string">
            <text:p>[0.56741148491355009, 0.34875568207781849, 0.71123088079814822, 0.49981450915593184, 0.74895688637609492, 0.62766161173573121, 0.59318202290113531, 0.49949802127385046, 0.69638309846919999, 0.65806154019249941]</text:p>
          </table:table-cell>
          <table:table-cell office:value-type="string" calcext:value-type="string">
            <text:p>0.939733125728</text:p>
          </table:table-cell>
          <table:table-cell office:value-type="string" calcext:value-type="string">
            <text:p>0.595095573789</text:p>
          </table:table-cell>
          <table:table-cell office:value-type="string" calcext:value-type="string">
            <text:p>[0.075457415561845612, 0.034578079329124156, 0.048031630156232769, 0.026672399286847132, 0.073527343111603125, 0.091821395841915135, 0.037512223548395229, 0.10450503194487692, 0.076865774333394449, 0.066005451535326207]</text:p>
          </table:table-cell>
          <table:table-cell office:value-type="string" calcext:value-type="string">
            <text:p>[0.54032958001079645, 0.59293306878818808, 0.44472690951734406, 0.42282228462353894, 0.38578656284088542, 0.52525880211648246, 0.53018712403165436, 0.61137352266841904, 0.55955145494494307, 0.51432310397941416]</text:p>
          </table:table-cell>
          <table:table-cell office:value-type="string" calcext:value-type="string">
            <text:p>0.063497674465</text:p>
          </table:table-cell>
          <table:table-cell office:value-type="string" calcext:value-type="string">
            <text:p>0.512729241352</text:p>
          </table:table-cell>
          <table:table-cell office:value-type="string" calcext:value-type="string">
            <text:p>[0.16145345550768644, 0.14256073853964549, 0.14713029623944909, 0.11353171506984479, 0.16619406496768438, 0.19002356401770895, 0.13696476808398905, 0.21426125086979564, 0.16381420139929562, 0.16708299824460193]</text:p>
          </table:table-cell>
          <table:table-cell office:value-type="string" calcext:value-type="string">
            <text:p>[0.56350448193508951, 0.59191734896540349, 0.55776804295817828, 0.54992435205462165, 0.4885353428614298, 0.61044022831990863, 0.62739750835829355, 0.62966171053486175, 0.60513618815342241, 0.60932526924369779]</text:p>
          </table:table-cell>
          <table:table-cell office:value-type="string" calcext:value-type="string">
            <text:p>0.160301705294</text:p>
          </table:table-cell>
          <table:table-cell office:value-type="string" calcext:value-type="string">
            <text:p>0.583361047338</text:p>
          </table:table-cell>
          <table:table-cell office:value-type="string" calcext:value-type="string">
            <text:p>[[0.75134203200247585, 0.039478347481618867, {'normalize': True, 'selection': 'cyclic', 'fit_intercept': True, 'l1_ratio': 0, 'max_iter': 1000, 'tol': 0.0001, 'alpha': 0.0001}], [0.83421344085290783, 0.011005185231522795, {'normalize': True, 'selection': 'cyclic', 'fit_intercept': True, 'l1_ratio': 0, 'max_iter': 1000, 'tol': 0.0001, 'alpha': 0.0001}], [0.73416072334512594, 0.035150848330935458, {'normalize': False, 'selection': 'cyclic', 'fit_intercept': True, 'l1_ratio': 0, 'max_iter': 1000, 'tol': 0.0001, 'alpha': 0.001}], [0.73610241917253993, 0.036547218328285051, {'normalize': False, 'selection': 'cyclic', 'fit_intercept': True, 'l1_ratio': 0, 'max_iter': 1000, 'tol': 0.0001, 'alpha': 0.001}], [0.70915872659838353, 0.031528390266722522, {'normalize': True, 'selection': 'random', 'fit_intercept': True, 'l1_ratio': 0, 'max_iter': 1000, 'tol': 0.001, 'alpha': 0.001}], [0.73158940697927133, 0.025829469294613779, {'normalize': False, 'selection': 'random', 'fit_intercept': True, 'l1_ratio': 0.75, 'max_iter': 1000, 'tol': 0.001, 'alpha': 0.01}], [0.76866208313278994, 0.0053893990205475866, {'normalize': True, 'selection': 'random', 'fit_intercept': True, 'l1_ratio': 0, 'max_iter': 1000, 'tol': 0.0001, 'alpha': 0.001}], [0.75008225755569724, 0.035979194397395962, {'normalize': False, 'selection': 'random', 'fit_intercept': True, 'l1_ratio': 1, 'max_iter': 1000, 'tol': 0.001, 'alpha': 0.01}], [0.71593955669747356, 0.035906712120496329, {'normalize': True, 'selection': 'random', 'fit_intercept': True, 'l1_ratio': 0, 'max_iter': 1000, 'tol': 0.0001, 'alpha': 0.001}], [0.77708553744689235, 0.027258295044773333, {'normalize': Tru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0.89333639101839579, 0.94876844929759763, 0.90501711581917377, 0.93362107819333606, 0.9260911257067217, 0.85373769236834507, 0.93028787278052461, 0.93662537607510454, 0.86265611474189619, 0.86303387667388853]</text:p>
          </table:table-cell>
          <table:table-cell office:value-type="string" calcext:value-type="string">
            <text:p>[0.56318550209050078, 0.42305260286050028, 0.70915182944648625, 0.46524044702962131, 0.65947309319689174, 0.6544504646749425, 0.61886789510871865, 0.44325409092167634, 0.68999370700360241, 0.59135940099628104]</text:p>
          </table:table-cell>
          <table:table-cell office:value-type="string" calcext:value-type="string">
            <text:p>0.905317509267</text:p>
          </table:table-cell>
          <table:table-cell office:value-type="string" calcext:value-type="string">
            <text:p>0.581802903333</text:p>
          </table:table-cell>
          <table:table-cell office:value-type="string" calcext:value-type="string">
            <text:p>[0.16228124730277782, 0.042690402286610439, 0.12413150318146031, 0.071807692704096482, 0.0788024129694916, 0.17198802591084797, 0.064029522206060827, 0.059889853803913505, 0.16167622906916237, 0.10464217368721944]</text:p>
          </table:table-cell>
          <table:table-cell office:value-type="string" calcext:value-type="string">
            <text:p>[0.54560809167783597, 0.52528856114512501, 0.44792881034700383, 0.45204880999174502, 0.52329937688400352, 0.48746769260848904, 0.49671191034739354, 0.68007664731069006, 0.57132679838848055, 0.6146524184788108]</text:p>
          </table:table-cell>
          <table:table-cell office:value-type="string" calcext:value-type="string">
            <text:p>0.104193906312</text:p>
          </table:table-cell>
          <table:table-cell office:value-type="string" calcext:value-type="string">
            <text:p>0.534440911718</text:p>
          </table:table-cell>
          <table:table-cell office:value-type="string" calcext:value-type="string">
            <text:p>[0.24541439709762355, 0.15667513878106662, 0.21763845370206422, 0.18789594505625881, 0.18901750007497461, 0.23285473505945783, 0.17517331987712206, 0.17128125088538029, 0.24640943453326589, 0.21097315725225721]</text:p>
          </table:table-cell>
          <table:table-cell office:value-type="string" calcext:value-type="string">
            <text:p>[0.59123635607176084, 0.57356966422269207, 0.58443037222255734, 0.56024265707300314, 0.54454394430294706, 0.5632352175179498, 0.57804597436598237, 0.67153782043085142, 0.5873483104133409, 0.60937030797377201]</text:p>
          </table:table-cell>
          <table:table-cell office:value-type="string" calcext:value-type="string">
            <text:p>0.203333333232</text:p>
          </table:table-cell>
          <table:table-cell office:value-type="string" calcext:value-type="string">
            <text:p>0.586356062459</text:p>
          </table:table-cell>
          <table:table-cell office:value-type="string" calcext:value-type="string">
            <text:p>[[0.73500143890223635, 0.049657258783602498, {'normalize': True, 'selection': 'random', 'fit_intercept': True, 'l1_ratio': 0.75, 'max_iter': 1000, 'tol': 0.001, 'alpha': 0.001}], [0.775525700370164, 0.013811870505109186, {'normalize': False, 'selection': 'cyclic', 'fit_intercept': True, 'l1_ratio': 0, 'max_iter': 1000, 'tol': 0.0001, 'alpha': 0.001}], [0.69143895810272538, 0.044294451641475177, {'normalize': True, 'selection': 'cyclic', 'fit_intercept': True, 'l1_ratio': 0.5, 'max_iter': 1000, 'tol': 0.0001, 'alpha': 0.001}], [0.70424376514297937, 0.036078009821171583, {'normalize': False, 'selection': 'cyclic', 'fit_intercept': True, 'l1_ratio': 0, 'max_iter': 1000, 'tol': 0.0001, 'alpha': 0.001}], [0.73427059529583594, 0.021078561129157819, {'normalize': False, 'selection': 'random', 'fit_intercept': True, 'l1_ratio': 0, 'max_iter': 1000, 'tol': 0.0001, 'alpha': 0.001}], [0.68208354493025458, 0.039650483011375803, {'normalize': False, 'selection': 'random', 'fit_intercept': True, 'l1_ratio': 1, 'max_iter': 1000, 'tol': 0.001, 'alpha': 0.01}], [0.76437517688868684, 0.009920502297163172, {'normalize': False, 'selection': 'random', 'fit_intercept': True, 'l1_ratio': 0, 'max_iter': 1000, 'tol': 0.001, 'alpha': 0.001}], [0.69958708313005391, 0.14155299580751374, {'normalize': False, 'selection': 'cyclic', 'fit_intercept': True, 'l1_ratio': 0, 'max_iter': 1000, 'tol': 0.0001, 'alpha': 0.001}], [0.6622339472931813, 0.044682401239974127, {'normalize': False, 'selection': 'random', 'fit_intercept': True, 'l1_ratio': 0, 'max_iter': 1000, 'tol': 0.001, 'alpha': 0.01}], [0.76001295977582772, 0.040750870260990293, {'normalize': True, 'selection': 'random', 'fit_intercept': True, 'l1_ratio': 0.25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0.86573950912160569, 0.94418391850991801, 0.90721402236717141, 0.90102316381182868, 0.88254375042717104, 0.93002639748086491, 0.90270475957860463, 0.91221581326669798, 0.93852328398176221, 0.8839219499919414]</text:p>
          </table:table-cell>
          <table:table-cell office:value-type="string" calcext:value-type="string">
            <text:p>[0.63380637175090737, 0.36327172215813963, 0.57596174228735819, 0.38405085778744874, 0.68802624454556893, 0.62047232845293032, 0.4675637682909477, 0.42424628795827579, 0.62333255141300614, 0.59475249972668898]</text:p>
          </table:table-cell>
          <table:table-cell office:value-type="string" calcext:value-type="string">
            <text:p>0.906809656854</text:p>
          </table:table-cell>
          <table:table-cell office:value-type="string" calcext:value-type="string">
            <text:p>0.537548437437</text:p>
          </table:table-cell>
          <table:table-cell office:value-type="string" calcext:value-type="string">
            <text:p>[0.20426797978480857, 0.046510615825690639, 0.1212604036722796, 0.10707161316245391, 0.12523307888519039, 0.082281087711566878, 0.089364189640814204, 0.082957211958896424, 0.072368155325633635, 0.088683677213351852]</text:p>
          </table:table-cell>
          <table:table-cell office:value-type="string" calcext:value-type="string">
            <text:p>[0.45739829527124626, 0.57971676892251212, 0.65305190662663126, 0.52068088397112411, 0.47942076990662086, 0.53540074408170313, 0.69389960697698416, 0.7032950719121237, 0.69418012575914245, 0.60954872504779245]</text:p>
          </table:table-cell>
          <table:table-cell office:value-type="string" calcext:value-type="string">
            <text:p>0.101999801318</text:p>
          </table:table-cell>
          <table:table-cell office:value-type="string" calcext:value-type="string">
            <text:p>0.592659289848</text:p>
          </table:table-cell>
          <table:table-cell office:value-type="string" calcext:value-type="string">
            <text:p>[0.27291508886497901, 0.15901991788558215, 0.22351252552470458, 0.202131633778206, 0.20813182229493923, 0.1902917853039611, 0.19416688580506425, 0.1956842567475913, 0.18007571032005121, 0.1918941540086482]</text:p>
          </table:table-cell>
          <table:table-cell office:value-type="string" calcext:value-type="string">
            <text:p>[0.54749234180717476, 0.60521046895976094, 0.68051678560453654, 0.63113306692521731, 0.529902815014199, 0.55740821676406471, 0.71487198165840782, 0.68774332659876336, 0.65722614091606124, 0.61267387009876295]</text:p>
          </table:table-cell>
          <table:table-cell office:value-type="string" calcext:value-type="string">
            <text:p>0.201782378053</text:p>
          </table:table-cell>
          <table:table-cell office:value-type="string" calcext:value-type="string">
            <text:p>0.622417901435</text:p>
          </table:table-cell>
          <table:table-cell office:value-type="string" calcext:value-type="string">
            <text:p>[[0.66589793792456042, 0.064418537307052409, {'normalize': False, 'selection': 'random', 'fit_intercept': True, 'l1_ratio': 1, 'max_iter': 1000, 'tol': 0.001, 'alpha': 0.01}], [0.75187151745533554, 0.031041845821230731, {'normalize': True, 'selection': 'random', 'fit_intercept': True, 'l1_ratio': 0, 'max_iter': 1000, 'tol': 0.0001, 'alpha': 0.001}], [0.6724148267222696, 0.023521639251498506, {'normalize': False, 'selection': 'cyclic', 'fit_intercept': True, 'l1_ratio': 0.75, 'max_iter': 1000, 'tol': 0.001, 'alpha': 0.01}], [0.66881270197201181, 0.056988014120441417, {'normalize': False, 'selection': 'cyclic', 'fit_intercept': True, 'l1_ratio': 0.5, 'max_iter': 1000, 'tol': 0.001, 'alpha': 0.01}], [0.66487198269695602, 0.073267967550088756, {'normalize': False, 'selection': 'cyclic', 'fit_intercept': True, 'l1_ratio': 0, 'max_iter': 1000, 'tol': 0.0001, 'alpha': 0.01}], [0.66585679162073352, 0.017580790356473822, {'normalize': False, 'selection': 'random', 'fit_intercept': True, 'l1_ratio': 0.75, 'max_iter': 1000, 'tol': 0.0001, 'alpha': 0.01}], [0.7379651665840653, 0.01234807197136038, {'normalize': False, 'selection': 'cyclic', 'fit_intercept': True, 'l1_ratio': 0.5, 'max_iter': 1000, 'tol': 0.001, 'alpha': 0.01}], [0.70789726102928952, 0.022766549301897494, {'normalize': False, 'selection': 'random', 'fit_intercept': True, 'l1_ratio': 0.75, 'max_iter': 1000, 'tol': 0.001, 'alpha': 0.01}], [0.63700519748613893, 0.024447106252755146, {'normalize': False, 'selection': 'cyclic', 'fit_intercept': True, 'l1_ratio': 0.75, 'max_iter': 1000, 'tol': 0.0001, 'alpha': 0.01}], [0.71622700867322364, 0.01204054321360035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0.95808399438869429, 0.95687951155349338, 0.96750718182385542, 0.97883580529787706, 0.93318105881742841, 0.92349052529899078, 0.96230801891442441, 0.89250250856533075, 0.93754914398759182, 0.92310094248297303]</text:p>
          </table:table-cell>
          <table:table-cell office:value-type="string" calcext:value-type="string">
            <text:p>[0.59016508127413436, 0.42917043862071547, 0.69678299251632692, 0.5219971902120919, 0.75734390521162387, 0.6227338735811625, 0.58359991931413657, 0.50129747957580628, 0.69425682116184961, 0.67394061633618896]</text:p>
          </table:table-cell>
          <table:table-cell office:value-type="string" calcext:value-type="string">
            <text:p>0.943343869113</text:p>
          </table:table-cell>
          <table:table-cell office:value-type="string" calcext:value-type="string">
            <text:p>0.60712883178</text:p>
          </table:table-cell>
          <table:table-cell office:value-type="string" calcext:value-type="string">
            <text:p>[0.063772281263481959, 0.035931588510167513, 0.042464307096929554, 0.022895099048552775, 0.07124305230734726, 0.089966538408796815, 0.034619507913037258, 0.10158654438627353, 0.073514877515317864, 0.058750911084201989]</text:p>
          </table:table-cell>
          <table:table-cell office:value-type="string" calcext:value-type="string">
            <text:p>[0.51190894299320777, 0.51971850543512654, 0.46697778150249875, 0.40407057739705948, 0.37289794334308946, 0.53221037606586352, 0.54267503810859219, 0.6091754471208225, 0.56347008251457342, 0.49043876018507887]</text:p>
          </table:table-cell>
          <table:table-cell office:value-type="string" calcext:value-type="string">
            <text:p>0.0594744707534</text:p>
          </table:table-cell>
          <table:table-cell office:value-type="string" calcext:value-type="string">
            <text:p>0.501354345467</text:p>
          </table:table-cell>
          <table:table-cell office:value-type="string" calcext:value-type="string">
            <text:p>[0.15865072561885826, 0.14291954540479843, 0.14374765973643447, 0.10505158440184352, 0.16796084497524108, 0.18711216280168563, 0.1304626116030092, 0.21243699066188348, 0.16376784182740409, 0.1646250788363158]</text:p>
          </table:table-cell>
          <table:table-cell office:value-type="string" calcext:value-type="string">
            <text:p>[0.54051141602788, 0.56693149751202043, 0.57017319645784637, 0.53895582035562983, 0.4757046439694777, 0.61175667019105251, 0.63588135371782051, 0.62438656685209915, 0.61044789863934834, 0.59298825920877507]</text:p>
          </table:table-cell>
          <table:table-cell office:value-type="string" calcext:value-type="string">
            <text:p>0.157673504587</text:p>
          </table:table-cell>
          <table:table-cell office:value-type="string" calcext:value-type="string">
            <text:p>0.576773732293</text:p>
          </table:table-cell>
          <table:table-cell office:value-type="string" calcext:value-type="string">
            <text:p>[[0.75885175634082647, 0.03475020418583169, {'normalize': False, 'selection': 'cyclic', 'fit_intercept': True, 'l1_ratio': 0, 'max_iter': 1000, 'tol': 0.0001, 'alpha': 0.0001}], [0.83111627119246667, 0.02806580404753262, {'normalize': False, 'selection': 'cyclic', 'fit_intercept': True, 'l1_ratio': 0, 'max_iter': 1000, 'tol': 0.0001, 'alpha': 0.001}], [0.73454316557335853, 0.026925798955539135, {'normalize': False, 'selection': 'cyclic', 'fit_intercept': True, 'l1_ratio': 0.25, 'max_iter': 1000, 'tol': 0.0001, 'alpha': 0.001}], [0.72806880707639621, 0.035627594243495833, {'normalize': False, 'selection': 'cyclic', 'fit_intercept': True, 'l1_ratio': 0, 'max_iter': 1000, 'tol': 0.0001, 'alpha': 0.001}], [0.70183564094427153, 0.034143027091422876, {'normalize': True, 'selection': 'random', 'fit_intercept': True, 'l1_ratio': 0, 'max_iter': 1000, 'tol': 0.0001, 'alpha': 0.001}], [0.73804733819561918, 0.033766273129470128, {'normalize': False, 'selection': 'cyclic', 'fit_intercept': True, 'l1_ratio': 0.75, 'max_iter': 1000, 'tol': 0.0001, 'alpha': 0.01}], [0.77591502489078412, 0.0064284827409946477, {'normalize': True, 'selection': 'random', 'fit_intercept': True, 'l1_ratio': 0, 'max_iter': 1000, 'tol': 0.001, 'alpha': 0.001}], [0.74672082851104316, 0.030775417192368332, {'normalize': False, 'selection': 'random', 'fit_intercept': True, 'l1_ratio': 1, 'max_iter': 1000, 'tol': 0.0001, 'alpha': 0.01}], [0.726924863796376, 0.036753405531179985, {'normalize': True, 'selection': 'random', 'fit_intercept': True, 'l1_ratio': 0, 'max_iter': 1000, 'tol': 0.001, 'alpha': 0.001}], [0.77135144163204961, 0.032587251453101249, {'normalize': Tru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0.89285517863841835, 0.93552511963967844, 0.90602522183263934, 0.94064775950377355, 0.92387017026547058, 0.85418475600637156, 0.94031063769724044, 0.93566602463949744, 0.86369413994935962, 0.87002090350324468]</text:p>
          </table:table-cell>
          <table:table-cell office:value-type="string" calcext:value-type="string">
            <text:p>[0.5670407604093064, 0.46042013891470202, 0.70052731802919044, 0.46523381009488696, 0.67894572843942758, 0.65538627816049133, 0.60005138059074037, 0.44411887194977806, 0.69255814608680022, 0.60567273324042459]</text:p>
          </table:table-cell>
          <table:table-cell office:value-type="string" calcext:value-type="string">
            <text:p>0.906279991168</text:p>
          </table:table-cell>
          <table:table-cell office:value-type="string" calcext:value-type="string">
            <text:p>0.586995516592</text:p>
          </table:table-cell>
          <table:table-cell office:value-type="string" calcext:value-type="string">
            <text:p>[0.16301337840152721, 0.053725849446796793, 0.12281402671296815, 0.064206337356097196, 0.081170418835388364, 0.17146232934687514, 0.054823765985474594, 0.060796453538425117, 0.16045430352871295, 0.099304082360111304]</text:p>
          </table:table-cell>
          <table:table-cell office:value-type="string" calcext:value-type="string">
            <text:p>[0.5407926376480009, 0.49126684730298037, 0.46121122890793709, 0.45205442039820154, 0.49337511044534493, 0.48614753791609955, 0.52123460668380039, 0.67902029939208053, 0.56660065958367012, 0.59312317174756857]</text:p>
          </table:table-cell>
          <table:table-cell office:value-type="string" calcext:value-type="string">
            <text:p>0.103177094551</text:p>
          </table:table-cell>
          <table:table-cell office:value-type="string" calcext:value-type="string">
            <text:p>0.528482652003</text:p>
          </table:table-cell>
          <table:table-cell office:value-type="string" calcext:value-type="string">
            <text:p>[0.24966116987501485, 0.18180831447234413, 0.22216055867335741, 0.18032472614258968, 0.19188054223823495, 0.23260034012917155, 0.16964985073613822, 0.17357887345819356, 0.24609451073898855, 0.20975473077582915]</text:p>
          </table:table-cell>
          <table:table-cell office:value-type="string" calcext:value-type="string">
            <text:p>[0.58471512048312857, 0.57351934786728676, 0.5877717181501626, 0.56720421851100156, 0.52575239656402994, 0.56973888870087086, 0.60974057350178923, 0.66651300949473569, 0.59189300617508611, 0.59801480494720671]</text:p>
          </table:table-cell>
          <table:table-cell office:value-type="string" calcext:value-type="string">
            <text:p>0.205751361724</text:p>
          </table:table-cell>
          <table:table-cell office:value-type="string" calcext:value-type="string">
            <text:p>0.58748630844</text:p>
          </table:table-cell>
          <table:table-cell office:value-type="string" calcext:value-type="string">
            <text:p>[[0.74343981587000951, 0.045705641542687421, {'normalize': True, 'selection': 'random', 'fit_intercept': True, 'l1_ratio': 0.75, 'max_iter': 1000, 'tol': 0.001, 'alpha': 0.001}], [0.77825814332211107, 0.016394980114406189, {'normalize': True, 'selection': 'cyclic', 'fit_intercept': True, 'l1_ratio': 0.25, 'max_iter': 1000, 'tol': 0.0001, 'alpha': 0.001}], [0.69641411111667617, 0.028998144105081464, {'normalize': True, 'selection': 'cyclic', 'fit_intercept': True, 'l1_ratio': 0, 'max_iter': 1000, 'tol': 0.0001, 'alpha': 0.001}], [0.70480251711917408, 0.038417582858589684, {'normalize': False, 'selection': 'random', 'fit_intercept': True, 'l1_ratio': 0, 'max_iter': 1000, 'tol': 0.001, 'alpha': 0.001}], [0.73365720809978963, 0.030604133427837448, {'normalize': False, 'selection': 'random', 'fit_intercept': True, 'l1_ratio': 0, 'max_iter': 1000, 'tol': 0.001, 'alpha': 0.001}], [0.68289527919402881, 0.045341187487300712, {'normalize': False, 'selection': 'random', 'fit_intercept': True, 'l1_ratio': 1, 'max_iter': 1000, 'tol': 0.0001, 'alpha': 0.01}], [0.77054384290342981, 0.011255235767958081, {'normalize': False, 'selection': 'random', 'fit_intercept': True, 'l1_ratio': 0, 'max_iter': 1000, 'tol': 0.0001, 'alpha': 0.001}], [0.69706284855869804, 0.13743747979757615, {'normalize': False, 'selection': 'random', 'fit_intercept': True, 'l1_ratio': 0, 'max_iter': 1000, 'tol': 0.0001, 'alpha': 0.001}], [0.6646444160328373, 0.049305216171078588, {'normalize': False, 'selection': 'random', 'fit_intercept': True, 'l1_ratio': 0, 'max_iter': 1000, 'tol': 0.0001, 'alpha': 0.01}], [0.75372906830507058, 0.046833322287253017, {'normalize': True, 'selection': 'cyclic', 'fit_intercept': True, 'l1_ratio': 0.25, 'max_iter': 1000, 'tol': 0.0001, 'alpha': 0.0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0.81898518859137903, 0.79899191888346499, 0.8594119284312981, 0.79483381784482521, 0.82911276048952964, 0.91816582931956081, 0.79326424217173397, 0.89534185355669849, 0.88257752070956308, 0.89288896313372601]</text:p>
          </table:table-cell>
          <table:table-cell office:value-type="string" calcext:value-type="string">
            <text:p>[0.0392211469535515, -0.0033195033048358802, 0.0066860963284802732, -0.15116672341498938, -0.085712177076592733, -0.010984919459880782, -0.1152127480819003, -0.06572047393352376, -0.046724210629251139, -0.03499685833033972]</text:p>
          </table:table-cell>
          <table:table-cell office:value-type="string" calcext:value-type="string">
            <text:p>0.848357402313</text:p>
          </table:table-cell>
          <table:table-cell office:value-type="string" calcext:value-type="string">
            <text:p>-0.0467930370949</text:p>
          </table:table-cell>
          <table:table-cell office:value-type="string" calcext:value-type="string">
            <text:p>[0.27540141999821449, 0.16749670326340738, 0.18373214083478548, 0.22194560804078076, 0.18220175787936757, 0.096227782094243763, 0.18988363036142886, 0.098903325995369815, 0.13822547413707667, 0.081832875541729189]</text:p>
          </table:table-cell>
          <table:table-cell office:value-type="string" calcext:value-type="string">
            <text:p>[0.96944983364870208, 1.2559853512177397, 1.3323163959747151, 1.019962581719847, 1.4776386724629846, 1.3242576031112072, 0.81708803261962792, 0.99362416698176814, 1.0962997623422615, 0.73847622933584811]</text:p>
          </table:table-cell>
          <table:table-cell office:value-type="string" calcext:value-type="string">
            <text:p>0.163585071815</text:p>
          </table:table-cell>
          <table:table-cell office:value-type="string" calcext:value-type="string">
            <text:p>1.10250986294</text:p>
          </table:table-cell>
          <table:table-cell office:value-type="string" calcext:value-type="string">
            <text:p>[0.33029813666811836, 0.31372510283705096, 0.29708792588787741, 0.30648306586638852, 0.24846117153051436, 0.20697688843194237, 0.30666159547123767, 0.20282691263775074, 0.23277577188321211, 0.20868086641893399]</text:p>
          </table:table-cell>
          <table:table-cell office:value-type="string" calcext:value-type="string">
            <text:p>[0.86046259666333869, 0.88578833956733616, 0.87080647870653038, 0.82690229500406431, 1.0373144091293822, 0.9394374161537985, 0.73943506867966891, 0.82375749562844247, 0.88631302166234505, 0.73140612547782002]</text:p>
          </table:table-cell>
          <table:table-cell office:value-type="string" calcext:value-type="string">
            <text:p>0.265397743763</text:p>
          </table:table-cell>
          <table:table-cell office:value-type="string" calcext:value-type="string">
            <text:p>0.860162324667</text:p>
          </table:table-cell>
          <table:table-cell office:value-type="string" calcext:value-type="string">
            <text:p>[[0.31736160993415802, 0.035799548458020122, {'normalize': True, 'selection': 'cyclic', 'fit_intercept': True, 'l1_ratio': 1, 'max_iter': 1000, 'tol': 0.001, 'alpha': 0.01}], [0.39493659332863978, 0.082729704727888334, {'normalize': False, 'selection': 'cyclic', 'fit_intercept': True, 'l1_ratio': 0, 'max_iter': 1000, 'tol': 0.0001, 'alpha': 0.1}], [0.37616851359243125, 0.11746749541685597, {'normalize': True, 'selection': 'cyclic', 'fit_intercept': True, 'l1_ratio': 0.75, 'max_iter': 1000, 'tol': 0.001, 'alpha': 0.01}], [0.37364546863314163, 0.19207978662476144, {'normalize': False, 'selection': 'cyclic', 'fit_intercept': True, 'l1_ratio': 0, 'max_iter': 1000, 'tol': 0.0001, 'alpha': 0.1}], [0.42421525386514081, 0.1483425941124619, {'normalize': False, 'selection': 'cyclic', 'fit_intercept': True, 'l1_ratio': 1, 'max_iter': 1000, 'tol': 0.001, 'alpha': 0.01}], [0.40065337656974831, 0.098112203340831289, {'normalize': False, 'selection': 'cyclic', 'fit_intercept': True, 'l1_ratio': 1, 'max_iter': 1000, 'tol': 0.0001, 'alpha': 0.01}], [0.3628369242274036, 0.063252006726442558, {'normalize': False, 'selection': 'cyclic', 'fit_intercept': True, 'l1_ratio': 0.25, 'max_iter': 1000, 'tol': 0.001, 'alpha': 0.1}], [0.4237005800325212, 0.094819588639884683, {'normalize': False, 'selection': 'random', 'fit_intercept': True, 'l1_ratio': 0.75, 'max_iter': 1000, 'tol': 0.0001, 'alpha': 0.01}], [0.37205307011021865, 0.056974825609375723, {'normalize': False, 'selection': 'random', 'fit_intercept': True, 'l1_ratio': 1, 'max_iter': 1000, 'tol': 0.001, 'alpha': 0.01}], [0.42047737876997038, 0.077728798911570668, {'normalize': Tru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0.84298548329642442, 0.84073751139055863, 0.85643905155963296, 0.82737947813251478, 0.88587674909485048, 0.92991215939282579, 0.7959573952663419, 0.8561616884321559, 0.92009071412768006, 0.91454167917221385]</text:p>
          </table:table-cell>
          <table:table-cell office:value-type="string" calcext:value-type="string">
            <text:p>[0.0044459649883468177, -0.015771855189765871, 0.0038411153198170123, -0.14105415192929271, -0.11173643513039222, -0.019809337419836259, -0.094796591250497109, -0.049128912356996901, -0.053133887216310516, -0.12821554817553671]</text:p>
          </table:table-cell>
          <table:table-cell office:value-type="string" calcext:value-type="string">
            <text:p>0.867008190987</text:p>
          </table:table-cell>
          <table:table-cell office:value-type="string" calcext:value-type="string">
            <text:p>-0.060535963836</text:p>
          </table:table-cell>
          <table:table-cell office:value-type="string" calcext:value-type="string">
            <text:p>[0.23888664426958958, 0.13271079275734168, 0.1876173426586282, 0.18673821525429982, 0.12167940092772318, 0.082415418856506564, 0.18741001045118547, 0.1359290977633073, 0.094066306506237984, 0.065290191719798107]</text:p>
          </table:table-cell>
          <table:table-cell office:value-type="string" calcext:value-type="string">
            <text:p>[1.004538859874013, 1.2715735776044133, 1.3361323244843921, 1.011002589817215, 1.5130573137330803, 1.3358164328737177, 0.80212963347317201, 0.97815502947936583, 1.1030130177038238, 0.80498830232084417]</text:p>
          </table:table-cell>
          <table:table-cell office:value-type="string" calcext:value-type="string">
            <text:p>0.143274342116</text:p>
          </table:table-cell>
          <table:table-cell office:value-type="string" calcext:value-type="string">
            <text:p>1.11604070814</text:p>
          </table:table-cell>
          <table:table-cell office:value-type="string" calcext:value-type="string">
            <text:p>[0.33205139336370243, 0.26107729942369601, 0.2911053397311969, 0.28425544009188192, 0.23210078714030269, 0.2068412964854581, 0.26077208390709211, 0.23685960965000374, 0.2260032355828944, 0.197440662531886]</text:p>
          </table:table-cell>
          <table:table-cell office:value-type="string" calcext:value-type="string">
            <text:p>[0.88017876397910488, 0.89321186825333021, 0.86408849258670217, 0.82021154928742279, 1.0399765837406141, 0.94744659826031252, 0.7521267308440005, 0.81260547502493463, 0.88256985833595503, 0.77877561883807267]</text:p>
          </table:table-cell>
          <table:table-cell office:value-type="string" calcext:value-type="string">
            <text:p>0.252850714791</text:p>
          </table:table-cell>
          <table:table-cell office:value-type="string" calcext:value-type="string">
            <text:p>0.867119153915</text:p>
          </table:table-cell>
          <table:table-cell office:value-type="string" calcext:value-type="string">
            <text:p>[[0.31973996812688055, 0.029006593714896927, {'normalize': True, 'selection': 'cyclic', 'fit_intercept': True, 'l1_ratio': 0.75, 'max_iter': 1000, 'tol': 0.0001, 'alpha': 0.01}], [0.41628658013344699, 0.080937282226264742, {'normalize': True, 'selection': 'random', 'fit_intercept': True, 'l1_ratio': 0, 'max_iter': 1000, 'tol': 0.001, 'alpha': 0.01}], [0.37105955984395705, 0.13694665515653981, {'normalize': True, 'selection': 'cyclic', 'fit_intercept': True, 'l1_ratio': 0.75, 'max_iter': 1000, 'tol': 0.001, 'alpha': 0.01}], [0.37848083364176044, 0.19078388657511017, {'normalize': False, 'selection': 'cyclic', 'fit_intercept': True, 'l1_ratio': 0, 'max_iter': 1000, 'tol': 0.0001, 'alpha': 0.1}], [0.42847087779961557, 0.14828345365176696, {'normalize': False, 'selection': 'random', 'fit_intercept': True, 'l1_ratio': 0.75, 'max_iter': 1000, 'tol': 0.001, 'alpha': 0.01}], [0.40110797989727598, 0.073360632824349709, {'normalize': False, 'selection': 'cyclic', 'fit_intercept': True, 'l1_ratio': 0.75, 'max_iter': 1000, 'tol': 0.001, 'alpha': 0.01}], [0.38984127704086391, 0.063605418136480588, {'normalize': True, 'selection': 'cyclic', 'fit_intercept': True, 'l1_ratio': 1, 'max_iter': 1000, 'tol': 0.001, 'alpha': 0.01}], [0.44633269079747406, 0.10458266549450496, {'normalize': False, 'selection': 'random', 'fit_intercept': True, 'l1_ratio': 1, 'max_iter': 1000, 'tol': 0.001, 'alpha': 0.01}], [0.38291921940793383, 0.061429796577450582, {'normalize': False, 'selection': 'cyclic', 'fit_intercept': True, 'l1_ratio': 0.75, 'max_iter': 1000, 'tol': 0.0001, 'alpha': 0.01}], [0.43204201388737873, 0.096857261074388898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0.80612825569305135, 0.91462792734152565, 0.8134918272151388, 0.84400167994491737, 0.88456520626614743, 0.90479682809028428, 0.80537016461726862, 0.89331552343943965, 0.90922937242540036, 0.86417462873419215]</text:p>
          </table:table-cell>
          <table:table-cell office:value-type="string" calcext:value-type="string">
            <text:p>[0.03141931908006812, -0.052700722266004973, 0.032543856126298842, -0.12082224099824135, -0.10282033890520137, -0.0044303843929001108, -0.1007626439084901, -0.061914659911179726, -0.075626138058942249, -0.049102755513051211]</text:p>
          </table:table-cell>
          <table:table-cell office:value-type="string" calcext:value-type="string">
            <text:p>0.863970141377</text:p>
          </table:table-cell>
          <table:table-cell office:value-type="string" calcext:value-type="string">
            <text:p>-0.0504216708748</text:p>
          </table:table-cell>
          <table:table-cell office:value-type="string" calcext:value-type="string">
            <text:p>[0.29496234735806581, 0.071139133519553976, 0.24374433397218151, 0.16875657398439514, 0.1230777815769063, 0.11194822413467376, 0.17876452582441141, 0.10081823462859374, 0.10685188313206463, 0.10377063865118631]</text:p>
          </table:table-cell>
          <table:table-cell office:value-type="string" calcext:value-type="string">
            <text:p>[0.97732207262453086, 1.3178022374999352, 1.2976337873708572, 0.99307660942999176, 1.5009226348854894, 1.3156720221294993, 0.80650080860294793, 0.99007581740968809, 1.1265705594162638, 0.74854086835291012]</text:p>
          </table:table-cell>
          <table:table-cell office:value-type="string" calcext:value-type="string">
            <text:p>0.150383367678</text:p>
          </table:table-cell>
          <table:table-cell office:value-type="string" calcext:value-type="string">
            <text:p>1.10741174177</text:p>
          </table:table-cell>
          <table:table-cell office:value-type="string" calcext:value-type="string">
            <text:p>[0.33997553172353934, 0.19896753894453031, 0.31775367845877828, 0.2862804568193979, 0.2358133371079415, 0.21674698110971655, 0.28626401524335732, 0.22796180022944953, 0.22471360479353675, 0.21941393309686497]</text:p>
          </table:table-cell>
          <table:table-cell office:value-type="string" calcext:value-type="string">
            <text:p>[0.86719111468734733, 0.913865092447539, 0.84523508247469581, 0.80987247467327028, 1.0371742783013163, 0.94458646491618303, 0.76176198795359695, 0.81728018006717262, 0.88801772002141555, 0.74186497570701093]</text:p>
          </table:table-cell>
          <table:table-cell office:value-type="string" calcext:value-type="string">
            <text:p>0.255389087753</text:p>
          </table:table-cell>
          <table:table-cell office:value-type="string" calcext:value-type="string">
            <text:p>0.862684937125</text:p>
          </table:table-cell>
          <table:table-cell office:value-type="string" calcext:value-type="string">
            <text:p>[[0.32312561544660084, 0.0094553409898793916, {'normalize': True, 'selection': 'cyclic', 'fit_intercept': True, 'l1_ratio': 0.75, 'max_iter': 1000, 'tol': 0.001, 'alpha': 0.01}], [0.40991204976443013, 0.056026806293328665, {'normalize': False, 'selection': 'cyclic', 'fit_intercept': True, 'l1_ratio': 0, 'max_iter': 1000, 'tol': 0.0001, 'alpha': 0.01}], [0.37455303563179582, 0.13294767801277749, {'normalize': True, 'selection': 'random', 'fit_intercept': True, 'l1_ratio': 0.5, 'max_iter': 1000, 'tol': 0.0001, 'alpha': 0.01}], [0.35531959084010051, 0.18064764628800034, {'normalize': False, 'selection': 'random', 'fit_intercept': True, 'l1_ratio': 0, 'max_iter': 1000, 'tol': 0.001, 'alpha': 0.1}], [0.42539809962697211, 0.14740115007808863, {'normalize': False, 'selection': 'cyclic', 'fit_intercept': True, 'l1_ratio': 0.75, 'max_iter': 1000, 'tol': 0.001, 'alpha': 0.01}], [0.40989535239718483, 0.063982704549558747, {'normalize': False, 'selection': 'cyclic', 'fit_intercept': True, 'l1_ratio': 0.75, 'max_iter': 1000, 'tol': 0.0001, 'alpha': 0.01}], [0.3862827173429953, 0.057781563373294438, {'normalize': True, 'selection': 'random', 'fit_intercept': True, 'l1_ratio': 1, 'max_iter': 1000, 'tol': 0.0001, 'alpha': 0.01}], [0.4315316632794175, 0.099993305874803068, {'normalize': False, 'selection': 'random', 'fit_intercept': True, 'l1_ratio': 1, 'max_iter': 1000, 'tol': 0.001, 'alpha': 0.01}], [0.39912772349106207, 0.062872442757600955, {'normalize': False, 'selection': 'cyclic', 'fit_intercept': True, 'l1_ratio': 0.75, 'max_iter': 1000, 'tol': 0.0001, 'alpha': 0.01}], [0.42981310821497998, 0.062548395477428909, {'normalize': Fals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0.80574842306550565, 0.86689123858095563, 0.91043817703212138, 0.77374144887610596, 0.82389165784691698, 0.92998192543862312, 0.83887899192038218, 0.87213080387151121, 0.86198138869009, 0.9120481178512051]</text:p>
          </table:table-cell>
          <table:table-cell office:value-type="string" calcext:value-type="string">
            <text:p>[0.038468858399576478, 0.028479786427767273, -0.01687232823634055, -0.15752439150794606, -0.089146386464293847, -0.016511567828891183, -0.11606566132017648, -0.12101701927463893, -0.045490731608955448, -0.04209779469494257]</text:p>
          </table:table-cell>
          <table:table-cell office:value-type="string" calcext:value-type="string">
            <text:p>0.859573217317</text:p>
          </table:table-cell>
          <table:table-cell office:value-type="string" calcext:value-type="string">
            <text:p>-0.0537777236109</text:p>
          </table:table-cell>
          <table:table-cell office:value-type="string" calcext:value-type="string">
            <text:p>[0.29554023622900233, 0.11091732526036906, 0.11704681120768523, 0.24476300711994384, 0.18776855199622355, 0.082333381832159103, 0.14798718065534355, 0.1208380734729823, 0.16247049205004244, 0.067195273578846249]</text:p>
          </table:table-cell>
          <table:table-cell office:value-type="string" calcext:value-type="string">
            <text:p>[0.97020891156886491, 1.2161780496037258, 1.3639149422097265, 1.0255956350646946, 1.4823125820936811, 1.3314967873774712, 0.81771294046887633, 1.0451798845882241, 1.095007862581969, 0.74354278839743326]</text:p>
          </table:table-cell>
          <table:table-cell office:value-type="string" calcext:value-type="string">
            <text:p>0.15368603334</text:p>
          </table:table-cell>
          <table:table-cell office:value-type="string" calcext:value-type="string">
            <text:p>1.1091150384</text:p>
          </table:table-cell>
          <table:table-cell office:value-type="string" calcext:value-type="string">
            <text:p>[0.33293468347202904, 0.25637488421956972, 0.2290594771052725, 0.31489524532080998, 0.24852408781731258, 0.20343095456942351, 0.26347629523959587, 0.20050333587936567, 0.24116019017726634, 0.19760826766432762]</text:p>
          </table:table-cell>
          <table:table-cell office:value-type="string" calcext:value-type="string">
            <text:p>[0.85875111385709102, 0.86697852207048898, 0.87731482210503053, 0.82978500306505143, 1.0382995565115178, 0.94283195411659404, 0.74868420695329851, 0.84543756724939201, 0.88391978352575296, 0.7362342511399943]</text:p>
          </table:table-cell>
          <table:table-cell office:value-type="string" calcext:value-type="string">
            <text:p>0.248796742146</text:p>
          </table:table-cell>
          <table:table-cell office:value-type="string" calcext:value-type="string">
            <text:p>0.862823678059</text:p>
          </table:table-cell>
          <table:table-cell office:value-type="string" calcext:value-type="string">
            <text:p>[[0.30847512951839529, 0.036089455849844222, {'normalize': True, 'selection': 'cyclic', 'fit_intercept': True, 'l1_ratio': 1, 'max_iter': 1000, 'tol': 0.001, 'alpha': 0.01}], [0.39114268722021472, 0.087827413093223713, {'normalize': True, 'selection': 'cyclic', 'fit_intercept': True, 'l1_ratio': 0.5, 'max_iter': 1000, 'tol': 0.001, 'alpha': 0.01}], [0.37322110211285503, 0.11342854293865323, {'normalize': False, 'selection': 'random', 'fit_intercept': True, 'l1_ratio': 0.5, 'max_iter': 1000, 'tol': 0.001, 'alpha': 0.01}], [0.37770286553728455, 0.19671629643399871, {'normalize': False, 'selection': 'cyclic', 'fit_intercept': True, 'l1_ratio': 0, 'max_iter': 1000, 'tol': 0.0001, 'alpha': 0.1}], [0.41455638547931933, 0.15031260148004322, {'normalize': False, 'selection': 'random', 'fit_intercept': True, 'l1_ratio': 1, 'max_iter': 1000, 'tol': 0.001, 'alpha': 0.01}], [0.38438625103633833, 0.090925368957035346, {'normalize': False, 'selection': 'random', 'fit_intercept': True, 'l1_ratio': 1, 'max_iter': 1000, 'tol': 0.0001, 'alpha': 0.01}], [0.36163621817551528, 0.04196952602980767, {'normalize': False, 'selection': 'cyclic', 'fit_intercept': True, 'l1_ratio': 0, 'max_iter': 1000, 'tol': 0.0001, 'alpha': 0.1}], [0.42896004552047889, 0.092125590126691081, {'normalize': False, 'selection': 'random', 'fit_intercept': True, 'l1_ratio': 0.75, 'max_iter': 1000, 'tol': 0.0001, 'alpha': 0.01}], [0.3647328419816841, 0.060659677155645957, {'normalize': False, 'selection': 'cyclic', 'fit_intercept': True, 'l1_ratio': 1, 'max_iter': 1000, 'tol': 0.001, 'alpha': 0.01}], [0.41707000150861456, 0.074138359156165415, {'normalize': Fals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0.83564558268911004, 0.83095154575576835, 0.89649617682213989, 0.87848141965687487, 0.8496140111210233, 0.93291062193760266, 0.86473966215803988, 0.84259157544881269, 0.84745582777036188, 0.92046525695099124]</text:p>
          </table:table-cell>
          <table:table-cell office:value-type="string" calcext:value-type="string">
            <text:p>[0.0057858301981053017, -0.0011006046259798286, -0.0024695978543083363, -0.15379280067053225, -0.071223069889424506, -0.027005881151099365, -0.097504758974416239, -0.10437752974681636, -0.047088099652311532, -0.083297308395721581]</text:p>
          </table:table-cell>
          <table:table-cell office:value-type="string" calcext:value-type="string">
            <text:p>0.869935168031</text:p>
          </table:table-cell>
          <table:table-cell office:value-type="string" calcext:value-type="string">
            <text:p>-0.0582073820763</text:p>
          </table:table-cell>
          <table:table-cell office:value-type="string" calcext:value-type="string">
            <text:p>[0.2500537915000835, 0.1408652757660426, 0.13526737229452787, 0.13145692393938771, 0.16034311053692063, 0.078889564094646022, 0.12423455072866514, 0.14875303315483165, 0.17956945433877292, 0.0607645758979884]</text:p>
          </table:table-cell>
          <table:table-cell office:value-type="string" calcext:value-type="string">
            <text:p>[1.0031869024484374, 1.2532076675115027, 1.3445967853170691, 1.0222893520154768, 1.457919205774429, 1.3452429609739973, 0.80411383912482648, 1.0296660614746824, 1.0966808860856974, 0.77293887910374082]</text:p>
          </table:table-cell>
          <table:table-cell office:value-type="string" calcext:value-type="string">
            <text:p>0.141019765225</text:p>
          </table:table-cell>
          <table:table-cell office:value-type="string" calcext:value-type="string">
            <text:p>1.11298425398</text:p>
          </table:table-cell>
          <table:table-cell office:value-type="string" calcext:value-type="string">
            <text:p>[0.33574227557694925, 0.26577735509052691, 0.24313076591168606, 0.22289426839859527, 0.26049912210035203, 0.20090878172630619, 0.22762146059721999, 0.24092027208290814, 0.28695308005908271, 0.18536500084831545]</text:p>
          </table:table-cell>
          <table:table-cell office:value-type="string" calcext:value-type="string">
            <text:p>[0.87685290787821835, 0.87424494401465047, 0.87306232935013417, 0.82638651842795918, 1.0167747148081494, 0.94913869300778198, 0.75637203690466759, 0.83431878381381963, 0.8680362530782485, 0.75858780688879535]</text:p>
          </table:table-cell>
          <table:table-cell office:value-type="string" calcext:value-type="string">
            <text:p>0.246981238239</text:p>
          </table:table-cell>
          <table:table-cell office:value-type="string" calcext:value-type="string">
            <text:p>0.863377498817</text:p>
          </table:table-cell>
          <table:table-cell office:value-type="string" calcext:value-type="string">
            <text:p>[[0.31366617221671261, 0.025830564096756017, {'normalize': True, 'selection': 'random', 'fit_intercept': True, 'l1_ratio': 0.75, 'max_iter': 1000, 'tol': 0.001, 'alpha': 0.01}], [0.42115091312544861, 0.083963082913453974, {'normalize': True, 'selection': 'random', 'fit_intercept': True, 'l1_ratio': 0, 'max_iter': 1000, 'tol': 0.001, 'alpha': 0.01}], [0.37706238165295647, 0.13020927802197216, {'normalize': False, 'selection': 'random', 'fit_intercept': True, 'l1_ratio': 0.5, 'max_iter': 1000, 'tol': 0.001, 'alpha': 0.01}], [0.38270907499351564, 0.22332014256524205, {'normalize': False, 'selection': 'cyclic', 'fit_intercept': True, 'l1_ratio': 0.75, 'max_iter': 1000, 'tol': 0.001, 'alpha': 0.01}], [0.42358235941181144, 0.16436578435858246, {'normalize': True, 'selection': 'random', 'fit_intercept': True, 'l1_ratio': 0.75, 'max_iter': 1000, 'tol': 0.001, 'alpha': 0.01}], [0.39611745363975215, 0.062767421021066319, {'normalize': False, 'selection': 'random', 'fit_intercept': True, 'l1_ratio': 0.75, 'max_iter': 1000, 'tol': 0.0001, 'alpha': 0.01}], [0.383299763161426, 0.054185890438515662, {'normalize': True, 'selection': 'random', 'fit_intercept': True, 'l1_ratio': 0.75, 'max_iter': 1000, 'tol': 0.001, 'alpha': 0.01}], [0.45200702583938607, 0.10378679799612887, {'normalize': False, 'selection': 'random', 'fit_intercept': True, 'l1_ratio': 1, 'max_iter': 1000, 'tol': 0.001, 'alpha': 0.01}], [0.37991079324000004, 0.056401480363799793, {'normalize': True, 'selection': 'cyclic', 'fit_intercept': True, 'l1_ratio': 1, 'max_iter': 1000, 'tol': 0.001, 'alpha': 0.01}], [0.42734793373953894, 0.092562897565854729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7727759845024228, 0.90133055858896416, 0.86327213633794786, 0.89598736545020929, 0.88953664334309757, 0.91483190755772581, 0.8864423472306181, 0.8788310298849844, 0.89377003557291135, 0.86831264926404361]</text:p>
          </table:table-cell>
          <table:table-cell office:value-type="string" calcext:value-type="string">
            <text:p>[0.029394196322346078, -0.014380916820823542, 0.010840488858284814, -0.12899786371709743, -0.10440043898295981, -0.0084549980877197672, -0.093373556446741723, -0.13790754954507367, -0.080094464440455537, -0.0091988207939788236]</text:p>
          </table:table-cell>
          <table:table-cell office:value-type="string" calcext:value-type="string">
            <text:p>0.876509065773</text:p>
          </table:table-cell>
          <table:table-cell office:value-type="string" calcext:value-type="string">
            <text:p>-0.0536573923654</text:p>
          </table:table-cell>
          <table:table-cell office:value-type="string" calcext:value-type="string">
            <text:p>[0.34570550353731305, 0.082219610561870729, 0.1786873012915563, 0.1125192620761284, 0.11777718349128108, 0.10014809917144478, 0.10430096655598796, 0.11450627169573413, 0.12505005250468237, 0.10060918929063893]</text:p>
          </table:table-cell>
          <table:table-cell office:value-type="string" calcext:value-type="string">
            <text:p>[0.97936547201281543, 1.2698323593682643, 1.3267441742809334, 1.0003204161574433, 1.5030731283869478, 1.3209437380397604, 0.80108701204497412, 1.0609277654634939, 1.1312505172316811, 0.72006918072427073]</text:p>
          </table:table-cell>
          <table:table-cell office:value-type="string" calcext:value-type="string">
            <text:p>0.138152344018</text:p>
          </table:table-cell>
          <table:table-cell office:value-type="string" calcext:value-type="string">
            <text:p>1.11136137637</text:p>
          </table:table-cell>
          <table:table-cell office:value-type="string" calcext:value-type="string">
            <text:p>[0.36031112002565818, 0.2050644054141193, 0.26374924996052268, 0.22197080449150264, 0.23834601724169988, 0.20419174407626461, 0.22968170876053542, 0.22647603246162454, 0.24866572898862058, 0.21407403427991353]</text:p>
          </table:table-cell>
          <table:table-cell office:value-type="string" calcext:value-type="string">
            <text:p>[0.86679958372083021, 0.88570408727516536, 0.85729815057574632, 0.81525922781429028, 1.0361325595005486, 0.9454601246118064, 0.76039648595135301, 0.84397612557709989, 0.88111549393680111, 0.72228529416995979]</text:p>
          </table:table-cell>
          <table:table-cell office:value-type="string" calcext:value-type="string">
            <text:p>0.24125308457</text:p>
          </table:table-cell>
          <table:table-cell office:value-type="string" calcext:value-type="string">
            <text:p>0.861442713313</text:p>
          </table:table-cell>
          <table:table-cell office:value-type="string" calcext:value-type="string">
            <text:p>[[0.32727963627756063, 0.011311488989064094, {'normalize': True, 'selection': 'random', 'fit_intercept': True, 'l1_ratio': 1, 'max_iter': 1000, 'tol': 0.001, 'alpha': 0.01}], [0.41177061183005814, 0.06767706030950614, {'normalize': False, 'selection': 'cyclic', 'fit_intercept': True, 'l1_ratio': 0, 'max_iter': 1000, 'tol': 0.0001, 'alpha': 0.01}], [0.37982387873431728, 0.12698596790379371, {'normalize': False, 'selection': 'cyclic', 'fit_intercept': True, 'l1_ratio': 0.25, 'max_iter': 1000, 'tol': 0.001, 'alpha': 0.01}], [0.37094873317259536, 0.21000501761040866, {'normalize': False, 'selection': 'cyclic', 'fit_intercept': True, 'l1_ratio': 0.5, 'max_iter': 1000, 'tol': 0.001, 'alpha': 0.01}], [0.41778408917851173, 0.16036255484721759, {'normalize': False, 'selection': 'cyclic', 'fit_intercept': True, 'l1_ratio': 0.75, 'max_iter': 1000, 'tol': 0.001, 'alpha': 0.01}], [0.40753573746252203, 0.055971770627994022, {'normalize': False, 'selection': 'random', 'fit_intercept': True, 'l1_ratio': 0.75, 'max_iter': 1000, 'tol': 0.001, 'alpha': 0.01}], [0.37701758951350878, 0.047414067928136745, {'normalize': True, 'selection': 'random', 'fit_intercept': True, 'l1_ratio': 0.75, 'max_iter': 1000, 'tol': 0.0001, 'alpha': 0.01}], [0.43699089597936192, 0.095902974283703896, {'normalize': False, 'selection': 'random', 'fit_intercept': True, 'l1_ratio': 1, 'max_iter': 1000, 'tol': 0.001, 'alpha': 0.01}], [0.39905083300746469, 0.073507338133854794, {'normalize': False, 'selection': 'cyclic', 'fit_intercept': True, 'l1_ratio': 1, 'max_iter': 1000, 'tol': 0.001, 'alpha': 0.01}], [0.42336309333431693, 0.063941487445461229, {'normalize': Fals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0.80602457293877716, 0.86579789836528398, 0.86136937194426189, 0.77435074189823405, 0.74150081188453743, 0.94900934915801194, 0.84261100504714448, 0.87155340197406428, 0.79986974964368451, 0.898265652354027]</text:p>
          </table:table-cell>
          <table:table-cell office:value-type="string" calcext:value-type="string">
            <text:p>[0.034339424848768174, 0.028762061885046597, 0.0091060711383362802, -0.16354121262853627, -0.052306399052374886, -0.00062007956923570973, -0.12200816710667772, -0.075280736190539432, -0.058530043343993698, -0.032956530003276363]</text:p>
          </table:table-cell>
          <table:table-cell office:value-type="string" calcext:value-type="string">
            <text:p>0.841035255521</text:p>
          </table:table-cell>
          <table:table-cell office:value-type="string" calcext:value-type="string">
            <text:p>-0.0433035610022</text:p>
          </table:table-cell>
          <table:table-cell office:value-type="string" calcext:value-type="string">
            <text:p>[0.29512009344267737, 0.11182838754529345, 0.18117399146132143, 0.24410388333623492, 0.27561453166396804, 0.059959271258789006, 0.1445593837008621, 0.12138372586636266, 0.2355860556840286, 0.077725082800064571]</text:p>
          </table:table-cell>
          <table:table-cell office:value-type="string" calcext:value-type="string">
            <text:p>[0.97437561304881604, 1.2158246887469066, 1.3290705216291536, 1.030926689445504, 1.4321738885778021, 1.3106810227230943, 0.82206686340445467, 1.0025376746543693, 1.1086647496693856, 0.73702044330379435]</text:p>
          </table:table-cell>
          <table:table-cell office:value-type="string" calcext:value-type="string">
            <text:p>0.174705440676</text:p>
          </table:table-cell>
          <table:table-cell office:value-type="string" calcext:value-type="string">
            <text:p>1.09633421552</text:p>
          </table:table-cell>
          <table:table-cell office:value-type="string" calcext:value-type="string">
            <text:p>[0.32805945325490804, 0.25465989667553746, 0.28365531411183659, 0.31068876175797633, 0.28706595608626789, 0.18546972157999389, 0.25926993668241621, 0.19891529746462977, 0.27901630856240994, 0.20789243815278224]</text:p>
          </table:table-cell>
          <table:table-cell office:value-type="string" calcext:value-type="string">
            <text:p>[0.85650702196958539, 0.86681539748149794, 0.8603091604769153, 0.83314552556429289, 1.0178940459011492, 0.93196628635016976, 0.74720409943635702, 0.82688723353714522, 0.88574073907856121, 0.72736378140254754]</text:p>
          </table:table-cell>
          <table:table-cell office:value-type="string" calcext:value-type="string">
            <text:p>0.259469308433</text:p>
          </table:table-cell>
          <table:table-cell office:value-type="string" calcext:value-type="string">
            <text:p>0.85538332912</text:p>
          </table:table-cell>
          <table:table-cell office:value-type="string" calcext:value-type="string">
            <text:p>[[0.29409383795839183, 0.030533088230536031, {'normalize': True, 'selection': 'cyclic', 'fit_intercept': True, 'l1_ratio': 1, 'max_iter': 1000, 'tol': 0.001, 'alpha': 0.01}], [0.38992341616952148, 0.096013501698426956, {'normalize': True, 'selection': 'random', 'fit_intercept': True, 'l1_ratio': 0.25, 'max_iter': 1000, 'tol': 0.001, 'alpha': 0.01}], [0.35965156687352789, 0.11541757718923246, {'normalize': True, 'selection': 'cyclic', 'fit_intercept': True, 'l1_ratio': 0.5, 'max_iter': 1000, 'tol': 0.0001, 'alpha': 0.01}], [0.38163070018019907, 0.20039572827607258, {'normalize': False, 'selection': 'random', 'fit_intercept': True, 'l1_ratio': 0, 'max_iter': 1000, 'tol': 0.001, 'alpha': 0.1}], [0.42283601711055857, 0.13651858605254821, {'normalize': True, 'selection': 'cyclic', 'fit_intercept': True, 'l1_ratio': 1, 'max_iter': 1000, 'tol': 0.001, 'alpha': 0.01}], [0.37654168890928391, 0.069944780560394174, {'normalize': False, 'selection': 'cyclic', 'fit_intercept': True, 'l1_ratio': 0.75, 'max_iter': 1000, 'tol': 0.0001, 'alpha': 0.01}], [0.36264828354502265, 0.042216538695851034, {'normalize': False, 'selection': 'random', 'fit_intercept': True, 'l1_ratio': 0, 'max_iter': 1000, 'tol': 0.001, 'alpha': 0.1}], [0.40888417117787074, 0.098409327407268612, {'normalize': False, 'selection': 'cyclic', 'fit_intercept': True, 'l1_ratio': 0.75, 'max_iter': 1000, 'tol': 0.001, 'alpha': 0.01}], [0.36295107353087003, 0.046505344945972492, {'normalize': True, 'selection': 'cyclic', 'fit_intercept': True, 'l1_ratio': 1, 'max_iter': 1000, 'tol': 0.001, 'alpha': 0.01}], [0.4197751601971953, 0.071259023414759676, {'normalize': Tru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0.83743222700379016, 0.83061221243914063, 0.89568696080235222, 0.83671278200377641, 0.84902025797398317, 0.93429749600351519, 0.84525831421310127, 0.84294349060723051, 0.84061455785891237, 0.89879893613994088]</text:p>
          </table:table-cell>
          <table:table-cell office:value-type="string" calcext:value-type="string">
            <text:p>[0.0013836595627835235, -0.00029797080660509678, 0.002442263806676781, -0.14759225158677891, -0.073037062701035049, -0.019394985518770946, -0.10995349946606492, -0.051998815116496955, -0.055663575934955078, -0.033056519301088327]</text:p>
          </table:table-cell>
          <table:table-cell office:value-type="string" calcext:value-type="string">
            <text:p>0.861137723505</text:p>
          </table:table-cell>
          <table:table-cell office:value-type="string" calcext:value-type="string">
            <text:p>-0.0487168757062</text:p>
          </table:table-cell>
          <table:table-cell office:value-type="string" calcext:value-type="string">
            <text:p>[0.24733553669283495, 0.14114803659598965, 0.1363249228395664, 0.17664159123480225, 0.16097617633777875, 0.077258756153450708, 0.14212787073764008, 0.14842046869789691, 0.18762274858808639, 0.077317653771666786]</text:p>
          </table:table-cell>
          <table:table-cell office:value-type="string" calcext:value-type="string">
            <text:p>[1.0076288024513091, 1.2522029064994762, 1.3380085821302401, 1.0167955100524426, 1.4603880239258684, 1.3352736862463572, 0.81323471484509435, 0.98083078246382505, 1.1056625189887732, 0.73709178624462346]</text:p>
          </table:table-cell>
          <table:table-cell office:value-type="string" calcext:value-type="string">
            <text:p>0.149517376165</text:p>
          </table:table-cell>
          <table:table-cell office:value-type="string" calcext:value-type="string">
            <text:p>1.10471173138</text:p>
          </table:table-cell>
          <table:table-cell office:value-type="string" calcext:value-type="string">
            <text:p>[0.32904463843534043, 0.26339651462442992, 0.2421752053248141, 0.25078725732162382, 0.26144934503178835, 0.20081933980044533, 0.24385880734172929, 0.2477929661782384, 0.29794107568901429, 0.20129306137977498]</text:p>
          </table:table-cell>
          <table:table-cell office:value-type="string" calcext:value-type="string">
            <text:p>[0.87444065743609778, 0.87272813541188965, 0.8638752056571749, 0.82457454339495939, 1.0169490167909234, 0.93723951888099455, 0.74425550563055631, 0.81216947220000135, 0.86919336546770021, 0.72505569706552719]</text:p>
          </table:table-cell>
          <table:table-cell office:value-type="string" calcext:value-type="string">
            <text:p>0.253855821113</text:p>
          </table:table-cell>
          <table:table-cell office:value-type="string" calcext:value-type="string">
            <text:p>0.854048111794</text:p>
          </table:table-cell>
          <table:table-cell office:value-type="string" calcext:value-type="string">
            <text:p>[[0.3112284112821827, 0.02899415501787039, {'normalize': True, 'selection': 'random', 'fit_intercept': True, 'l1_ratio': 0.75, 'max_iter': 1000, 'tol': 0.001, 'alpha': 0.01}], [0.41987961301500704, 0.08030191284485115, {'normalize': True, 'selection': 'random', 'fit_intercept': True, 'l1_ratio': 0, 'max_iter': 1000, 'tol': 0.0001, 'alpha': 0.01}], [0.36318721348670602, 0.13275109438073057, {'normalize': False, 'selection': 'random', 'fit_intercept': True, 'l1_ratio': 0.5, 'max_iter': 1000, 'tol': 0.001, 'alpha': 0.01}], [0.39063514762671614, 0.23487025911331938, {'normalize': False, 'selection': 'cyclic', 'fit_intercept': True, 'l1_ratio': 1, 'max_iter': 1000, 'tol': 0.0001, 'alpha': 0.01}], [0.43239162321860336, 0.16117013992465765, {'normalize': True, 'selection': 'random', 'fit_intercept': True, 'l1_ratio': 0.75, 'max_iter': 1000, 'tol': 0.001, 'alpha': 0.01}], [0.3910096812580845, 0.058548403026967073, {'normalize': False, 'selection': 'cyclic', 'fit_intercept': True, 'l1_ratio': 0.75, 'max_iter': 1000, 'tol': 0.001, 'alpha': 0.01}], [0.38127296968484231, 0.05822408507162713, {'normalize': False, 'selection': 'random', 'fit_intercept': True, 'l1_ratio': 0, 'max_iter': 1000, 'tol': 0.001, 'alpha': 0.1}], [0.42529110875005605, 0.11104074188856088, {'normalize': False, 'selection': 'cyclic', 'fit_intercept': True, 'l1_ratio': 1, 'max_iter': 1000, 'tol': 0.0001, 'alpha': 0.01}], [0.37806581780101267, 0.063843554917037679, {'normalize': True, 'selection': 'cyclic', 'fit_intercept': True, 'l1_ratio': 1, 'max_iter': 1000, 'tol': 0.001, 'alpha': 0.01}], [0.42470960042487432, 0.080041282856676776, {'normalize': Tru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0.7965932588098853, 0.90041932153274107, 0.846534804502865, 0.88131019260075294, 0.83412227865169264, 0.91447639829338323, 0.84338816195663702, 0.87918354425173784, 0.87568936836778799, 0.84270338262229738]</text:p>
          </table:table-cell>
          <table:table-cell office:value-type="string" calcext:value-type="string">
            <text:p>[0.023015073230936101, 0.0017138531300159299, 0.032471140038600188, -0.13673212558927927, -0.053675698158298424, 0.0014677162641271169, -0.11937701785838684, -0.085536356037164252, -0.069297916071720866, 0.026510688574227559]</text:p>
          </table:table-cell>
          <table:table-cell office:value-type="string" calcext:value-type="string">
            <text:p>0.861442071159</text:p>
          </table:table-cell>
          <table:table-cell office:value-type="string" calcext:value-type="string">
            <text:p>-0.0379440642477</text:p>
          </table:table-cell>
          <table:table-cell office:value-type="string" calcext:value-type="string">
            <text:p>[0.30946918058827405, 0.082978929301500526, 0.20056103336290923, 0.12839680104562801, 0.17686055734333342, 0.10056613808767256, 0.14384557697054556, 0.11417314097903493, 0.14633395667912277, 0.12017467937571195]</text:p>
          </table:table-cell>
          <table:table-cell office:value-type="string" calcext:value-type="string">
            <text:p>[0.98580216636779927, 1.2496844451466347, 1.297731320321452, 1.0071731661078989, 1.4340374849855808, 1.3079462841005323, 0.82013908723213935, 1.0120994987688789, 1.119942616553961, 0.69459023978119649]</text:p>
          </table:table-cell>
          <table:table-cell office:value-type="string" calcext:value-type="string">
            <text:p>0.152335999373</text:p>
          </table:table-cell>
          <table:table-cell office:value-type="string" calcext:value-type="string">
            <text:p>1.09291463094</text:p>
          </table:table-cell>
          <table:table-cell office:value-type="string" calcext:value-type="string">
            <text:p>[0.35279134432878684, 0.20303410830034699, 0.27711415810217571, 0.23798414848057589, 0.27473316765518768, 0.20713897000934509, 0.26590198077794924, 0.22583016321191027, 0.28654136849288647, 0.22977200872256717]</text:p>
          </table:table-cell>
          <table:table-cell office:value-type="string" calcext:value-type="string">
            <text:p>[0.86435453686666375, 0.87873369136859969, 0.83815792563059643, 0.82464030343174721, 1.0101172210086196, 0.93427145029413305, 0.75064648704213399, 0.83111860880120869, 0.86676395460976241, 0.69966486247297521]</text:p>
          </table:table-cell>
          <table:table-cell office:value-type="string" calcext:value-type="string">
            <text:p>0.256084141808</text:p>
          </table:table-cell>
          <table:table-cell office:value-type="string" calcext:value-type="string">
            <text:p>0.849846904153</text:p>
          </table:table-cell>
          <table:table-cell office:value-type="string" calcext:value-type="string">
            <text:p>[[0.32980206879038731, 0.01769471166514815, {'normalize': True, 'selection': 'random', 'fit_intercept': True, 'l1_ratio': 1, 'max_iter': 1000, 'tol': 0.0001, 'alpha': 0.01}], [0.40285350852301122, 0.070703057292917273, {'normalize': False, 'selection': 'cyclic', 'fit_intercept': True, 'l1_ratio': 0, 'max_iter': 1000, 'tol': 0.0001, 'alpha': 0.01}], [0.36677602661066766, 0.13145596847995361, {'normalize': False, 'selection': 'cyclic', 'fit_intercept': True, 'l1_ratio': 0.5, 'max_iter': 1000, 'tol': 0.001, 'alpha': 0.01}], [0.37843519175709872, 0.21866174541381608, {'normalize': False, 'selection': 'random', 'fit_intercept': True, 'l1_ratio': 0.25, 'max_iter': 1000, 'tol': 0.001, 'alpha': 0.01}], [0.42316701237581594, 0.16171010233788902, {'normalize': True, 'selection': 'cyclic', 'fit_intercept': True, 'l1_ratio': 0.75, 'max_iter': 1000, 'tol': 0.001, 'alpha': 0.01}], [0.40363448870321422, 0.055799584518251837, {'normalize': False, 'selection': 'random', 'fit_intercept': True, 'l1_ratio': 0.75, 'max_iter': 1000, 'tol': 0.001, 'alpha': 0.01}], [0.37201731319294024, 0.059868316045265844, {'normalize': False, 'selection': 'random', 'fit_intercept': True, 'l1_ratio': 0, 'max_iter': 1000, 'tol': 0.0001, 'alpha': 0.1}], [0.41736438307195323, 0.10879886330456569, {'normalize': False, 'selection': 'cyclic', 'fit_intercept': True, 'l1_ratio': 1, 'max_iter': 1000, 'tol': 0.001, 'alpha': 0.01}], [0.40009546672647434, 0.064063872047307679, {'normalize': True, 'selection': 'random', 'fit_intercept': True, 'l1_ratio': 1, 'max_iter': 1000, 'tol': 0.001, 'alpha': 0.01}], [0.41700446405030556, 0.049857077985334057, {'normalize': Tru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0.83530321212223613, 0.87143427084556435, 0.86584100996267588, 0.78748565255783642, 0.81773633166084225, 0.94157840149025107, 0.85211165913590503, 0.88612406061784321, 0.90737895618793818, 0.89401584280321533]</text:p>
          </table:table-cell>
          <table:table-cell office:value-type="string" calcext:value-type="string">
            <text:p>[0.0066238069436772573, 0.034833237386849292, 0.0049592276398618962, -0.16044193213590252, -0.065798765716920116, -0.020727738695991871, -0.12252460657966924, -0.079381042651108125, -0.043205350036187973, -0.042144442799086024]</text:p>
          </table:table-cell>
          <table:table-cell office:value-type="string" calcext:value-type="string">
            <text:p>0.865900939738</text:p>
          </table:table-cell>
          <table:table-cell office:value-type="string" calcext:value-type="string">
            <text:p>-0.0487807606644</text:p>
          </table:table-cell>
          <table:table-cell office:value-type="string" calcext:value-type="string">
            <text:p>[0.25057468445657083, 0.10713169175292764, 0.17533008438589118, 0.2298947397908242, 0.1943314250032219, 0.068697230072098561, 0.13583317828708652, 0.10761426165562749, 0.10903012586139345, 0.080971939017895941]</text:p>
          </table:table-cell>
          <table:table-cell office:value-type="string" calcext:value-type="string">
            <text:p>[1.0023413630050784, 1.208224609739353, 1.3346326179253367, 1.0281806492165415, 1.4505368057371772, 1.3370194180510888, 0.82244524547879838, 1.0063605941636613, 1.0926142394578986, 0.74357607208885357]</text:p>
          </table:table-cell>
          <table:table-cell office:value-type="string" calcext:value-type="string">
            <text:p>0.145940936028</text:p>
          </table:table-cell>
          <table:table-cell office:value-type="string" calcext:value-type="string">
            <text:p>1.10259316149</text:p>
          </table:table-cell>
          <table:table-cell office:value-type="string" calcext:value-type="string">
            <text:p>[0.33131318183253633, 0.25193025036386879, 0.28534089007991609, 0.30024190549197333, 0.26590531498718201, 0.19551631505680311, 0.25600050907696487, 0.18827343837407395, 0.23178215947349787, 0.20855242326802123]</text:p>
          </table:table-cell>
          <table:table-cell office:value-type="string" calcext:value-type="string">
            <text:p>[0.86880909476244783, 0.86867250474093716, 0.86098437338200051, 0.82889075820459845, 1.0226462692356826, 0.9348018012826147, 0.74578064955037904, 0.82495780701638122, 0.87694817744622966, 0.73129272077541829]</text:p>
          </table:table-cell>
          <table:table-cell office:value-type="string" calcext:value-type="string">
            <text:p>0.2514856388</text:p>
          </table:table-cell>
          <table:table-cell office:value-type="string" calcext:value-type="string">
            <text:p>0.85637841564</text:p>
          </table:table-cell>
          <table:table-cell office:value-type="string" calcext:value-type="string">
            <text:p>[[0.29570144830764283, 0.0074225066268827364, {'normalize': False, 'selection': 'random', 'fit_intercept': True, 'l1_ratio': 0, 'max_iter': 1000, 'tol': 0.0001, 'alpha': 0.1}], [0.39996546009453338, 0.085192528301935147, {'normalize': True, 'selection': 'cyclic', 'fit_intercept': True, 'l1_ratio': 0.25, 'max_iter': 1000, 'tol': 0.001, 'alpha': 0.01}], [0.35445857411329262, 0.11753499062900435, {'normalize': True, 'selection': 'cyclic', 'fit_intercept': True, 'l1_ratio': 0.75, 'max_iter': 1000, 'tol': 0.001, 'alpha': 0.01}], [0.38602561617156089, 0.20189022780224211, {'normalize': False, 'selection': 'random', 'fit_intercept': True, 'l1_ratio': 0, 'max_iter': 1000, 'tol': 0.0001, 'alpha': 0.1}], [0.42751061022745129, 0.13934148138164157, {'normalize': True, 'selection': 'random', 'fit_intercept': True, 'l1_ratio': 0.75, 'max_iter': 1000, 'tol': 0.001, 'alpha': 0.01}], [0.3862053366049808, 0.093594431832821859, {'normalize': False, 'selection': 'cyclic', 'fit_intercept': True, 'l1_ratio': 1, 'max_iter': 1000, 'tol': 0.0001, 'alpha': 0.01}], [0.36217151870073244, 0.041035942990166989, {'normalize': False, 'selection': 'cyclic', 'fit_intercept': True, 'l1_ratio': 0, 'max_iter': 1000, 'tol': 0.0001, 'alpha': 0.1}], [0.42048511904550478, 0.096101397759184817, {'normalize': False, 'selection': 'random', 'fit_intercept': True, 'l1_ratio': 0.75, 'max_iter': 1000, 'tol': 0.001, 'alpha': 0.01}], [0.36678441562931102, 0.069441571464259749, {'normalize': False, 'selection': 'random', 'fit_intercept': True, 'l1_ratio': 0.75, 'max_iter': 1000, 'tol': 0.001, 'alpha': 0.01}], [0.42598064008403286, 0.06619674675436861, {'normalize': True, 'selection': 'random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0.82541589877221444, 0.83588947884593678, 0.89460389030800713, 0.85192417158997791, 0.84940140237246731, 0.93720789611121547, 0.84842161574879116, 0.8729899770011218, 0.84017898283524839, 0.89734231318186797]</text:p>
          </table:table-cell>
          <table:table-cell office:value-type="string" calcext:value-type="string">
            <text:p>[0.013403553763977505, 0.0078936181006563633, -0.0062862293260042001, -0.15683784096810593, -0.077075885271751021, -0.037628540759356177, -0.10840625588447583, -0.093614910509270066, -0.049361913225102416, -0.045523558830633304]</text:p>
          </table:table-cell>
          <table:table-cell office:value-type="string" calcext:value-type="string">
            <text:p>0.865337562677</text:p>
          </table:table-cell>
          <table:table-cell office:value-type="string" calcext:value-type="string">
            <text:p>-0.055343796291</text:p>
          </table:table-cell>
          <table:table-cell office:value-type="string" calcext:value-type="string">
            <text:p>[0.26561754263692422, 0.13675057794422216, 0.13774036910311205, 0.16018614484792545, 0.16056979620308512, 0.073836452914569209, 0.13922242667786763, 0.12002614355627601, 0.18813549167213692, 0.078430514301511378]</text:p>
          </table:table-cell>
          <table:table-cell office:value-type="string" calcext:value-type="string">
            <text:p>[0.99550042931229366, 1.2419484305954109, 1.3497159733887736, 1.0249873340715776, 1.4658848034109946, 1.359157251366194, 0.81210108880267473, 1.0196315366288025, 1.0990623933195491, 0.74598709087154902]</text:p>
          </table:table-cell>
          <table:table-cell office:value-type="string" calcext:value-type="string">
            <text:p>0.146051545986</text:p>
          </table:table-cell>
          <table:table-cell office:value-type="string" calcext:value-type="string">
            <text:p>1.11139763318</text:p>
          </table:table-cell>
          <table:table-cell office:value-type="string" calcext:value-type="string">
            <text:p>[0.35538176860169429, 0.26050198055217216, 0.25092583163109483, 0.24438854557398382, 0.26495595913709424, 0.20077628703600101, 0.24509667637643995, 0.21990492359908662, 0.30094755815612612, 0.20162628154811138]</text:p>
          </table:table-cell>
          <table:table-cell office:value-type="string" calcext:value-type="string">
            <text:p>[0.86443809119946158, 0.87562183133873306, 0.8649327503022457, 0.82261450496801602, 1.0187182759618769, 0.94515263145576756, 0.74244276168735557, 0.82591852381649267, 0.86637735892732837, 0.7333710709148159]</text:p>
          </table:table-cell>
          <table:table-cell office:value-type="string" calcext:value-type="string">
            <text:p>0.254450581221</text:p>
          </table:table-cell>
          <table:table-cell office:value-type="string" calcext:value-type="string">
            <text:p>0.855958780057</text:p>
          </table:table-cell>
          <table:table-cell office:value-type="string" calcext:value-type="string">
            <text:p>[[0.30719399247378176, 0.011880410385121526, {'normalize': False, 'selection': 'cyclic', 'fit_intercept': True, 'l1_ratio': 0, 'max_iter': 1000, 'tol': 0.0001, 'alpha': 0.1}], [0.4301318047567928, 0.070235719007544245, {'normalize': True, 'selection': 'random', 'fit_intercept': True, 'l1_ratio': 0, 'max_iter': 1000, 'tol': 0.001, 'alpha': 0.01}], [0.3508164450818404, 0.13883823844702159, {'normalize': False, 'selection': 'random', 'fit_intercept': True, 'l1_ratio': 0.75, 'max_iter': 1000, 'tol': 0.001, 'alpha': 0.01}], [0.39541467150170811, 0.23813455289321839, {'normalize': False, 'selection': 'cyclic', 'fit_intercept': True, 'l1_ratio': 1, 'max_iter': 1000, 'tol': 0.001, 'alpha': 0.01}], [0.439413117291994, 0.16111980435840786, {'normalize': True, 'selection': 'cyclic', 'fit_intercept': True, 'l1_ratio': 0.75, 'max_iter': 1000, 'tol': 0.001, 'alpha': 0.01}], [0.40273026034164067, 0.064844616708268854, {'normalize': False, 'selection': 'cyclic', 'fit_intercept': True, 'l1_ratio': 0.75, 'max_iter': 1000, 'tol': 0.001, 'alpha': 0.01}], [0.37799587707558774, 0.055918142674136091, {'normalize': False, 'selection': 'random', 'fit_intercept': True, 'l1_ratio': 0, 'max_iter': 1000, 'tol': 0.0001, 'alpha': 0.1}], [0.43069377705034023, 0.10009360316627927, {'normalize': False, 'selection': 'random', 'fit_intercept': True, 'l1_ratio': 0.75, 'max_iter': 1000, 'tol': 0.001, 'alpha': 0.01}], [0.38194188215440361, 0.062636543038385173, {'normalize': True, 'selection': 'cyclic', 'fit_intercept': True, 'l1_ratio': 1, 'max_iter': 1000, 'tol': 0.001, 'alpha': 0.01}], [0.43359622104897994, 0.073450507874176965, {'normalize': Tru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0.8005235146268086, 0.84216190570589033, 0.79238173389458644, 0.88523664130899915, 0.83258262962830054, 0.91171834713489808, 0.84489219586826514, 0.88993175936573898, 0.87045765724811042, 0.83857789363494639]</text:p>
          </table:table-cell>
          <table:table-cell office:value-type="string" calcext:value-type="string">
            <text:p>[0.029403037720699521, 0.018502997536464227, 0.038944732734116805, -0.11752475576192101, -0.056950319446711806, -0.016966649428839409, -0.11472607572581661, -0.090657703614048568, -0.06027288924480656, 0.020789868862009286]</text:p>
          </table:table-cell>
          <table:table-cell office:value-type="string" calcext:value-type="string">
            <text:p>0.850846427842</text:p>
          </table:table-cell>
          <table:table-cell office:value-type="string" calcext:value-type="string">
            <text:p>-0.0349457756369</text:p>
          </table:table-cell>
          <table:table-cell office:value-type="string" calcext:value-type="string">
            <text:p>[0.30348957027620127, 0.13152386857678153, 0.27133275307295718, 0.12414922945834987, 0.1785021471974555, 0.10380929609461163, 0.14246414483550157, 0.10401593621844496, 0.152492536828644, 0.12332655463271421]</text:p>
          </table:table-cell>
          <table:table-cell office:value-type="string" calcext:value-type="string">
            <text:p>[0.97935655082128859, 1.2286672922212505, 1.2890483917354136, 0.99015495482826488, 1.4384941975062591, 1.3320928845666256, 0.81673146015518405, 1.0168743856593632, 1.1104901412361974, 0.69867207764938521]</text:p>
          </table:table-cell>
          <table:table-cell office:value-type="string" calcext:value-type="string">
            <text:p>0.163510603719</text:p>
          </table:table-cell>
          <table:table-cell office:value-type="string" calcext:value-type="string">
            <text:p>1.09005823364</text:p>
          </table:table-cell>
          <table:table-cell office:value-type="string" calcext:value-type="string">
            <text:p>[0.3521462031369082, 0.2558935370059654, 0.3372754360244386, 0.23722229128107353, 0.27788942520787319, 0.21114276224852488, 0.26577726949929609, 0.21306187505802651, 0.28926306853735367, 0.22535199607415238]</text:p>
          </table:table-cell>
          <table:table-cell office:value-type="string" calcext:value-type="string">
            <text:p>[0.85852962182341486, 0.87657396035270985, 0.83439520203875261, 0.81379124302983519, 1.0117294463797695, 0.94158411564167077, 0.74802877964943493, 0.82780517252474584, 0.86376007805227217, 0.71056288316922356]</text:p>
          </table:table-cell>
          <table:table-cell office:value-type="string" calcext:value-type="string">
            <text:p>0.266502386407</text:p>
          </table:table-cell>
          <table:table-cell office:value-type="string" calcext:value-type="string">
            <text:p>0.848676050266</text:p>
          </table:table-cell>
          <table:table-cell office:value-type="string" calcext:value-type="string">
            <text:p>[[0.31319811860762781, 0.033255270481524581, {'normalize': True, 'selection': 'random', 'fit_intercept': True, 'l1_ratio': 1, 'max_iter': 1000, 'tol': 0.001, 'alpha': 0.01}], [0.41106755132049655, 0.060189148371543898, {'normalize': True, 'selection': 'random', 'fit_intercept': True, 'l1_ratio': 0, 'max_iter': 1000, 'tol': 0.0001, 'alpha': 0.01}], [0.3552642321775924, 0.13312309114075627, {'normalize': True, 'selection': 'random', 'fit_intercept': True, 'l1_ratio': 0.5, 'max_iter': 1000, 'tol': 0.001, 'alpha': 0.01}], [0.37606097620728385, 0.2196149137674214, {'normalize': False, 'selection': 'random', 'fit_intercept': True, 'l1_ratio': 0.25, 'max_iter': 1000, 'tol': 0.001, 'alpha': 0.01}], [0.42893808076489109, 0.162856298777803, {'normalize': True, 'selection': 'cyclic', 'fit_intercept': True, 'l1_ratio': 0.75, 'max_iter': 1000, 'tol': 0.001, 'alpha': 0.01}], [0.41535014860682107, 0.062848996715535219, {'normalize': False, 'selection': 'random', 'fit_intercept': True, 'l1_ratio': 0.75, 'max_iter': 1000, 'tol': 0.001, 'alpha': 0.01}], [0.36675157662499075, 0.056411606043357439, {'normalize': False, 'selection': 'cyclic', 'fit_intercept': True, 'l1_ratio': 0, 'max_iter': 1000, 'tol': 0.0001, 'alpha': 0.1}], [0.42347605859105708, 0.096107304355203482, {'normalize': False, 'selection': 'cyclic', 'fit_intercept': True, 'l1_ratio': 1, 'max_iter': 1000, 'tol': 0.0001, 'alpha': 0.01}], [0.40529063390116687, 0.06470261063653833, {'normalize': True, 'selection': 'cyclic', 'fit_intercept': True, 'l1_ratio': 1, 'max_iter': 1000, 'tol': 0.001, 'alpha': 0.01}], [0.4245885565344692, 0.052560351015465252, {'normalize': Tru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0.83616898718756616, 0.87520953612711305, 0.87289837776294932, 0.80591617762314094, 0.81566964870383751, 0.93099176309809917, 0.8543824644068998, 0.91234050454198723, 0.91454051915525925, 0.89540875106299367]</text:p>
          </table:table-cell>
          <table:table-cell office:value-type="string" calcext:value-type="string">
            <text:p>[0.0092640811170180415, 0.032962385091482971, -0.00098036693981895517, -0.15925164580302309, -0.069007318700365916, 0.013961383532267169, -0.13088306427100638, -0.054326008928503589, -0.045345870870708627, -0.048641064238876597]</text:p>
          </table:table-cell>
          <table:table-cell office:value-type="string" calcext:value-type="string">
            <text:p>0.871352672967</text:p>
          </table:table-cell>
          <table:table-cell office:value-type="string" calcext:value-type="string">
            <text:p>-0.0452247490012</text:p>
          </table:table-cell>
          <table:table-cell office:value-type="string" calcext:value-type="string">
            <text:p>[0.24925746803358606, 0.10398582575046773, 0.16610693138198165, 0.20995688234687168, 0.19653494393666762, 0.081145926305468616, 0.13374747839061032, 0.082839377062447206, 0.10059979426984182, 0.079907756543350403]</text:p>
          </table:table-cell>
          <table:table-cell office:value-type="string" calcext:value-type="string">
            <text:p>[0.99967726049073169, 1.2105665985769389, 1.3425993031944159, 1.0271260256799368, 1.4549036002441265, 1.2915812191503893, 0.82856927496330302, 0.98300054092246236, 1.094856140866449, 0.74821144896528047]</text:p>
          </table:table-cell>
          <table:table-cell office:value-type="string" calcext:value-type="string">
            <text:p>0.140408238402</text:p>
          </table:table-cell>
          <table:table-cell office:value-type="string" calcext:value-type="string">
            <text:p>1.09810914131</text:p>
          </table:table-cell>
          <table:table-cell office:value-type="string" calcext:value-type="string">
            <text:p>[0.32790479654818211, 0.25067707664435895, 0.280909262356696, 0.29082719630525244, 0.26930762040972617, 0.19918228467033208, 0.25378092197540703, 0.17483411127224011, 0.22166396140205324, 0.21171557986640757]</text:p>
          </table:table-cell>
          <table:table-cell office:value-type="string" calcext:value-type="string">
            <text:p>[0.86683610301944858, 0.8717534053951117, 0.86277760538185932, 0.82568111805318922, 1.0214684150221911, 0.91969494943643382, 0.74518150098719049, 0.80984990115696165, 0.87903384970496379, 0.73286483188715434]</text:p>
          </table:table-cell>
          <table:table-cell office:value-type="string" calcext:value-type="string">
            <text:p>0.248080281145</text:p>
          </table:table-cell>
          <table:table-cell office:value-type="string" calcext:value-type="string">
            <text:p>0.853514168004</text:p>
          </table:table-cell>
          <table:table-cell office:value-type="string" calcext:value-type="string">
            <text:p>[[0.30428045328420505, 0.0053070380482115624, {'normalize': False, 'selection': 'cyclic', 'fit_intercept': True, 'l1_ratio': 0, 'max_iter': 1000, 'tol': 0.0001, 'alpha': 0.1}], [0.39953667588984737, 0.065902014728445896, {'normalize': True, 'selection': 'cyclic', 'fit_intercept': True, 'l1_ratio': 0.5, 'max_iter': 1000, 'tol': 0.0001, 'alpha': 0.01}], [0.35505661162446256, 0.11090110991357746, {'normalize': True, 'selection': 'random', 'fit_intercept': True, 'l1_ratio': 0.75, 'max_iter': 1000, 'tol': 0.001, 'alpha': 0.01}], [0.38172324745786185, 0.19907279314932699, {'normalize': False, 'selection': 'random', 'fit_intercept': True, 'l1_ratio': 0, 'max_iter': 1000, 'tol': 0.0001, 'alpha': 0.1}], [0.42875865066457869, 0.13980373961171136, {'normalize': True, 'selection': 'cyclic', 'fit_intercept': True, 'l1_ratio': 0.75, 'max_iter': 1000, 'tol': 0.001, 'alpha': 0.01}], [0.38366703199514296, 0.096523795415316499, {'normalize': False, 'selection': 'cyclic', 'fit_intercept': True, 'l1_ratio': 1, 'max_iter': 1000, 'tol': 0.001, 'alpha': 0.01}], [0.36672897850850011, 0.045922712475341285, {'normalize': False, 'selection': 'cyclic', 'fit_intercept': True, 'l1_ratio': 0, 'max_iter': 1000, 'tol': 0.0001, 'alpha': 0.1}], [0.40953553106147805, 0.090394024393797998, {'normalize': False, 'selection': 'random', 'fit_intercept': True, 'l1_ratio': 0.75, 'max_iter': 1000, 'tol': 0.0001, 'alpha': 0.01}], [0.36544862875818124, 0.055142093621775232, {'normalize': False, 'selection': 'random', 'fit_intercept': True, 'l1_ratio': 0.75, 'max_iter': 1000, 'tol': 0.001, 'alpha': 0.01}], [0.42870824554485737, 0.067064861433806744, {'normalize': True, 'selection': 'random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0.81778128444292542, 0.83671931072182404, 0.90134586477871426, 0.88579446723676292, 0.84326624230173641, 0.92495202755113104, 0.84218782459153596, 0.88334452480247205, 0.84730092314244887, 0.92897149650276201]</text:p>
          </table:table-cell>
          <table:table-cell office:value-type="string" calcext:value-type="string">
            <text:p>[0.015973671819230151, 0.0046775958606218859, -0.011105902232456888, -0.16081529463152555, -0.076883379877742408, -0.017211143940826235, -0.11529327160907332, -0.060989282314529714, -0.04072692894910257, -0.12606775104838142]</text:p>
          </table:table-cell>
          <table:table-cell office:value-type="string" calcext:value-type="string">
            <text:p>0.871166396607</text:p>
          </table:table-cell>
          <table:table-cell office:value-type="string" calcext:value-type="string">
            <text:p>-0.0588441686924</text:p>
          </table:table-cell>
          <table:table-cell office:value-type="string" calcext:value-type="string">
            <text:p>[0.27723307625576471, 0.13605909279247141, 0.1289293982352803, 0.12354578198266013, 0.16711116788748162, 0.088247976112877921, 0.14494806847437716, 0.11024095958795128, 0.17975180243573594, 0.054265805435732062]</text:p>
          </table:table-cell>
          <table:table-cell office:value-type="string" calcext:value-type="string">
            <text:p>[0.9929071160714561, 1.2459743433872672, 1.3561805252416843, 1.0285114577494909, 1.4656228063358483, 1.3324131402996098, 0.81714703016113788, 0.98921304188261094, 1.0900184339714445, 0.80345583667993514]</text:p>
          </table:table-cell>
          <table:table-cell office:value-type="string" calcext:value-type="string">
            <text:p>0.14103331292</text:p>
          </table:table-cell>
          <table:table-cell office:value-type="string" calcext:value-type="string">
            <text:p>1.11214437318</text:p>
          </table:table-cell>
          <table:table-cell office:value-type="string" calcext:value-type="string">
            <text:p>[0.35954456153148989, 0.25841505534754283, 0.2456226377372325, 0.22099041767908237, 0.27307351726715146, 0.20983352588229254, 0.24727903218500233, 0.21690264207677146, 0.29217950229313844, 0.17614877903790419]</text:p>
          </table:table-cell>
          <table:table-cell office:value-type="string" calcext:value-type="string">
            <text:p>[0.86317870265840002, 0.8821827401110407, 0.86651389319854744, 0.82160453462858352, 1.0156097648883196, 0.93592987449170695, 0.74210045665620494, 0.80716488123711672, 0.86196531621905059, 0.7658959324678819]</text:p>
          </table:table-cell>
          <table:table-cell office:value-type="string" calcext:value-type="string">
            <text:p>0.249998967104</text:p>
          </table:table-cell>
          <table:table-cell office:value-type="string" calcext:value-type="string">
            <text:p>0.856214609656</text:p>
          </table:table-cell>
          <table:table-cell office:value-type="string" calcext:value-type="string">
            <text:p>[[0.3130195334444818, 0.012722795981699257, {'normalize': False, 'selection': 'random', 'fit_intercept': True, 'l1_ratio': 0, 'max_iter': 1000, 'tol': 0.0001, 'alpha': 0.1}], [0.42457954685689531, 0.06154917059208629, {'normalize': True, 'selection': 'cyclic', 'fit_intercept': True, 'l1_ratio': 0, 'max_iter': 1000, 'tol': 0.0001, 'alpha': 0.01}], [0.34965098839119374, 0.12391700781519539, {'normalize': False, 'selection': 'cyclic', 'fit_intercept': True, 'l1_ratio': 0.5, 'max_iter': 1000, 'tol': 0.001, 'alpha': 0.01}], [0.38590998522304837, 0.23147045510297123, {'normalize': False, 'selection': 'cyclic', 'fit_intercept': True, 'l1_ratio': 1, 'max_iter': 1000, 'tol': 0.001, 'alpha': 0.01}], [0.44291973086078945, 0.15812227925647115, {'normalize': True, 'selection': 'cyclic', 'fit_intercept': True, 'l1_ratio': 0.75, 'max_iter': 1000, 'tol': 0.001, 'alpha': 0.01}], [0.3958144015453805, 0.069614620138706076, {'normalize': False, 'selection': 'cyclic', 'fit_intercept': True, 'l1_ratio': 0.75, 'max_iter': 1000, 'tol': 0.001, 'alpha': 0.01}], [0.37859286468555176, 0.059453022048603699, {'normalize': False, 'selection': 'random', 'fit_intercept': True, 'l1_ratio': 0, 'max_iter': 1000, 'tol': 0.001, 'alpha': 0.1}], [0.42173530075635218, 0.095465015913852869, {'normalize': False, 'selection': 'random', 'fit_intercept': True, 'l1_ratio': 0.75, 'max_iter': 1000, 'tol': 0.001, 'alpha': 0.01}], [0.37953986013343022, 0.050439306543255909, {'normalize': True, 'selection': 'cyclic', 'fit_intercept': True, 'l1_ratio': 1, 'max_iter': 1000, 'tol': 0.001, 'alpha': 0.01}], [0.43771834649780794, 0.074594620242464424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0.80063054956005508, 0.84643720468524197, 0.84055976845340241, 0.89692281453483447, 0.81761762642240565, 0.88323817392865334, 0.83679432607467752, 0.88757372744611229, 0.86581599199287929, 0.8855037950799074]</text:p>
          </table:table-cell>
          <table:table-cell office:value-type="string" calcext:value-type="string">
            <text:p>[0.033254442784381166, 0.013880062752434585, 0.014063565603949169, -0.13539033414439539, -0.058294365928876379, 0.018610507501429785, -0.11820141283269914, -0.048766460044250115, -0.049881986175456694, -0.043013733400595777]</text:p>
          </table:table-cell>
          <table:table-cell office:value-type="string" calcext:value-type="string">
            <text:p>0.856109397818</text:p>
          </table:table-cell>
          <table:table-cell office:value-type="string" calcext:value-type="string">
            <text:p>-0.0373739713884</text:p>
          </table:table-cell>
          <table:table-cell office:value-type="string" calcext:value-type="string">
            <text:p>[0.30332672408490824, 0.12796133277956831, 0.20836970555453474, 0.1115073076999374, 0.1944579897670661, 0.13729877705970578, 0.14990191433775618, 0.10624430742106968, 0.15795653643559285, 0.0874751469255588]</text:p>
          </table:table-cell>
          <table:table-cell office:value-type="string" calcext:value-type="string">
            <text:p>[0.9754703870215119, 1.2344544201991783, 1.3224211118755234, 1.0059843052431636, 1.4403234254559554, 1.2854914767165859, 0.81927775131284586, 0.97781709717335075, 1.0996070982629182, 0.74419631594798519]</text:p>
          </table:table-cell>
          <table:table-cell office:value-type="string" calcext:value-type="string">
            <text:p>0.158449974207</text:p>
          </table:table-cell>
          <table:table-cell office:value-type="string" calcext:value-type="string">
            <text:p>1.09050433892</text:p>
          </table:table-cell>
          <table:table-cell office:value-type="string" calcext:value-type="string">
            <text:p>[0.35442393867504224, 0.25188644616820666, 0.28767282869645894, 0.23243299999067138, 0.29331257317009851, 0.23582650668234018, 0.27227087593254423, 0.22375484199019136, 0.28350243765404559, 0.19375835690206475]</text:p>
          </table:table-cell>
          <table:table-cell office:value-type="string" calcext:value-type="string">
            <text:p>[0.85499418814679196, 0.88280462942002524, 0.84276436935938881, 0.809861561130511, 1.0089721100174527, 0.92531152379507553, 0.74701189832867632, 0.805348414367696, 0.85957462254404504, 0.73504494751887195]</text:p>
          </table:table-cell>
          <table:table-cell office:value-type="string" calcext:value-type="string">
            <text:p>0.262884180586</text:p>
          </table:table-cell>
          <table:table-cell office:value-type="string" calcext:value-type="string">
            <text:p>0.847168826463</text:p>
          </table:table-cell>
          <table:table-cell office:value-type="string" calcext:value-type="string">
            <text:p>[[0.32269826799774737, 0.022962183824882042, {'normalize': True, 'selection': 'random', 'fit_intercept': True, 'l1_ratio': 0.75, 'max_iter': 1000, 'tol': 0.001, 'alpha': 0.01}], [0.40538594452712962, 0.050555423550890141, {'normalize': True, 'selection': 'cyclic', 'fit_intercept': True, 'l1_ratio': 0, 'max_iter': 1000, 'tol': 0.0001, 'alpha': 0.01}], [0.35167953916081696, 0.1164022042667554, {'normalize': False, 'selection': 'cyclic', 'fit_intercept': True, 'l1_ratio': 0.5, 'max_iter': 1000, 'tol': 0.001, 'alpha': 0.01}], [0.36435964137494087, 0.21436442370001144, {'normalize': False, 'selection': 'cyclic', 'fit_intercept': True, 'l1_ratio': 0.5, 'max_iter': 1000, 'tol': 0.001, 'alpha': 0.01}], [0.42935861026248651, 0.1541998112283226, {'normalize': True, 'selection': 'cyclic', 'fit_intercept': True, 'l1_ratio': 0.75, 'max_iter': 1000, 'tol': 0.001, 'alpha': 0.01}], [0.41280005660904401, 0.073465257406311754, {'normalize': False, 'selection': 'random', 'fit_intercept': True, 'l1_ratio': 1, 'max_iter': 1000, 'tol': 0.0001, 'alpha': 0.01}], [0.36285175478039311, 0.058506519781332318, {'normalize': False, 'selection': 'cyclic', 'fit_intercept': True, 'l1_ratio': 0, 'max_iter': 1000, 'tol': 0.0001, 'alpha': 0.1}], [0.41156666344972209, 0.091787723707596636, {'normalize': False, 'selection': 'cyclic', 'fit_intercept': True, 'l1_ratio': 1, 'max_iter': 1000, 'tol': 0.001, 'alpha': 0.01}], [0.40472806019054663, 0.05628130059103096, {'normalize': True, 'selection': 'cyclic', 'fit_intercept': True, 'l1_ratio': 1, 'max_iter': 1000, 'tol': 0.001, 'alpha': 0.01}], [0.42967852392351275, 0.062585930452658048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0.8452587132612277, 0.88572461238196054, 0.87916867260118814, 0.81572718837300717, 0.80817653852902793, 0.92015070884472805, 0.85562540251761121, 0.92530308960041796, 0.88185930454354911, 0.89203255907742218]</text:p>
          </table:table-cell>
          <table:table-cell office:value-type="string" calcext:value-type="string">
            <text:p>[0.012526787374854909, 0.030296725726216112, -0.007301779635750405, -0.15388245401978673, -0.062471326669243599, 0.019228322760987959, -0.13788599363960552, -0.053704488349573642, -0.057380691111919013, -0.049610628448339078]</text:p>
          </table:table-cell>
          <table:table-cell office:value-type="string" calcext:value-type="string">
            <text:p>0.870902678973</text:p>
          </table:table-cell>
          <table:table-cell office:value-type="string" calcext:value-type="string">
            <text:p>-0.0460185526012</text:p>
          </table:table-cell>
          <table:table-cell office:value-type="string" calcext:value-type="string">
            <text:p>[0.23542808330754728, 0.095223786943534394, 0.15791239054049969, 0.19934348240200761, 0.20452417619148686, 0.09389378698140792, 0.13260585875375722, 0.070589563556804527, 0.13907093209947111, 0.082487168587556406]</text:p>
          </table:table-cell>
          <table:table-cell office:value-type="string" calcext:value-type="string">
            <text:p>[0.9963851084737767, 1.2139035506675577, 1.3510781151282689, 1.0223687871309168, 1.4460082090050772, 1.2846822197840242, 0.83370014330228537, 0.98242106639550497, 1.1074609611584523, 0.74890323862216679]</text:p>
          </table:table-cell>
          <table:table-cell office:value-type="string" calcext:value-type="string">
            <text:p>0.141107922936</text:p>
          </table:table-cell>
          <table:table-cell office:value-type="string" calcext:value-type="string">
            <text:p>1.09869113997</text:p>
          </table:table-cell>
          <table:table-cell office:value-type="string" calcext:value-type="string">
            <text:p>[0.31959875388282982, 0.23575344951531019, 0.27269622239032554, 0.28691662459319933, 0.28337749329857703, 0.19447075481759826, 0.24980614593343628, 0.15928424146150513, 0.28139393890995584, 0.22245646552079223]</text:p>
          </table:table-cell>
          <table:table-cell office:value-type="string" calcext:value-type="string">
            <text:p>[0.86429353149543264, 0.87070675864548219, 0.86376263062927361, 0.82488011244930703, 1.016345290363093, 0.92238006145342499, 0.75092678056279827, 0.80959639364771707, 0.87008913167391688, 0.73311876211150884]</text:p>
          </table:table-cell>
          <table:table-cell office:value-type="string" calcext:value-type="string">
            <text:p>0.250575409032</text:p>
          </table:table-cell>
          <table:table-cell office:value-type="string" calcext:value-type="string">
            <text:p>0.852609945303</text:p>
          </table:table-cell>
          <table:table-cell office:value-type="string" calcext:value-type="string">
            <text:p>[[0.30871348175484237, 0.0053480932830065062, {'normalize': False, 'selection': 'random', 'fit_intercept': True, 'l1_ratio': 0, 'max_iter': 1000, 'tol': 0.001, 'alpha': 0.1}], [0.4007542901451086, 0.063542523455993122, {'normalize': True, 'selection': 'cyclic', 'fit_intercept': True, 'l1_ratio': 0.25, 'max_iter': 1000, 'tol': 0.001, 'alpha': 0.01}], [0.35632989161588841, 0.10125712604349231, {'normalize': True, 'selection': 'cyclic', 'fit_intercept': True, 'l1_ratio': 0.5, 'max_iter': 1000, 'tol': 0.0001, 'alpha': 0.01}], [0.37813463939154307, 0.19796334275153835, {'normalize': False, 'selection': 'random', 'fit_intercept': True, 'l1_ratio': 0, 'max_iter': 1000, 'tol': 0.001, 'alpha': 0.1}], [0.43617607794836322, 0.15150916558943517, {'normalize': True, 'selection': 'cyclic', 'fit_intercept': True, 'l1_ratio': 0.75, 'max_iter': 1000, 'tol': 0.001, 'alpha': 0.01}], [0.38064259118775484, 0.094561444623015106, {'normalize': False, 'selection': 'cyclic', 'fit_intercept': True, 'l1_ratio': 1, 'max_iter': 1000, 'tol': 0.001, 'alpha': 0.01}], [0.37220315167907553, 0.050733159687435511, {'normalize': False, 'selection': 'cyclic', 'fit_intercept': True, 'l1_ratio': 0, 'max_iter': 1000, 'tol': 0.0001, 'alpha': 0.1}], [0.40249453017574266, 0.086973030169597856, {'normalize': False, 'selection': 'random', 'fit_intercept': True, 'l1_ratio': 0.75, 'max_iter': 1000, 'tol': 0.001, 'alpha': 0.01}], [0.35937118687278502, 0.039367861224130586, {'normalize': False, 'selection': 'random', 'fit_intercept': True, 'l1_ratio': 0, 'max_iter': 1000, 'tol': 0.0001, 'alpha': 0.1}], [0.42554830176667519, 0.066295025741874125, {'normalize': True, 'selection': 'cyclic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84945220546417022, 0.83887229001491315, 0.9042345508782309, 0.89444430178658951, 0.83399797922132191, 0.91781694038819295, 0.83363073100837204, 0.88556837249601583, 0.84043256414359735, 0.93525996632239272]</text:p>
          </table:table-cell>
          <table:table-cell office:value-type="string" calcext:value-type="string">
            <text:p>[0.01315535123753786, 0.0069693866916551439, -0.025963710445013888, -0.15491409975617865, -0.069516240354576153, -0.013913722744100188, -0.12318346128494251, -0.057280619393500043, -0.050907675535466268, -0.10788993931523727]</text:p>
          </table:table-cell>
          <table:table-cell office:value-type="string" calcext:value-type="string">
            <text:p>0.873370990172</text:p>
          </table:table-cell>
          <table:table-cell office:value-type="string" calcext:value-type="string">
            <text:p>-0.05834447309</text:p>
          </table:table-cell>
          <table:table-cell office:value-type="string" calcext:value-type="string">
            <text:p>[0.22904797718001738, 0.13426505082269735, 0.1251542238883975, 0.11418852452216215, 0.17699308669299021, 0.096638036243379785, 0.15280762800090772, 0.10813939424523074, 0.18783698497401016, 0.049461411946943173]</text:p>
          </table:table-cell>
          <table:table-cell office:value-type="string" calcext:value-type="string">
            <text:p>[0.99575087185399325, 1.2431054111056243, 1.3761090709075303, 1.0232828511212215, 1.4555962353028395, 1.328093951154081, 0.82292797157374287, 0.9857552711109534, 1.1006813669099953, 0.79048586314018487]</text:p>
          </table:table-cell>
          <table:table-cell office:value-type="string" calcext:value-type="string">
            <text:p>0.137453231852</text:p>
          </table:table-cell>
          <table:table-cell office:value-type="string" calcext:value-type="string">
            <text:p>1.11217888642</text:p>
          </table:table-cell>
          <table:table-cell office:value-type="string" calcext:value-type="string">
            <text:p>[0.31560685341658118, 0.25660590598577387, 0.24465912444489168, 0.21990252536086166, 0.28689483662648801, 0.20971206249379581, 0.24823415783868916, 0.20773385439035083, 0.31537345274284456, 0.17082532450165722]</text:p>
          </table:table-cell>
          <table:table-cell office:value-type="string" calcext:value-type="string">
            <text:p>[0.86687537778445733, 0.87875115784336266, 0.87162621171851795, 0.82270029007145318, 1.0106940617050364, 0.94055093216875274, 0.74855345904755788, 0.80576888436555649, 0.86204368004740539, 0.75845619283232646]</text:p>
          </table:table-cell>
          <table:table-cell office:value-type="string" calcext:value-type="string">
            <text:p>0.24755480978</text:p>
          </table:table-cell>
          <table:table-cell office:value-type="string" calcext:value-type="string">
            <text:p>0.856602024758</text:p>
          </table:table-cell>
          <table:table-cell office:value-type="string" calcext:value-type="string">
            <text:p>[[0.31757874647110773, 0.031788556097973666, {'normalize': True, 'selection': 'random', 'fit_intercept': True, 'l1_ratio': 0.75, 'max_iter': 1000, 'tol': 0.001, 'alpha': 0.01}], [0.4227769964952317, 0.054486741854617445, {'normalize': True, 'selection': 'random', 'fit_intercept': True, 'l1_ratio': 0, 'max_iter': 1000, 'tol': 0.001, 'alpha': 0.01}], [0.34490589892946494, 0.11706973174970013, {'normalize': False, 'selection': 'random', 'fit_intercept': True, 'l1_ratio': 0.5, 'max_iter': 1000, 'tol': 0.0001, 'alpha': 0.01}], [0.37787029895048257, 0.22856512574137886, {'normalize': False, 'selection': 'cyclic', 'fit_intercept': True, 'l1_ratio': 1, 'max_iter': 1000, 'tol': 0.001, 'alpha': 0.01}], [0.44427351754430122, 0.16135043754331777, {'normalize': True, 'selection': 'cyclic', 'fit_intercept': True, 'l1_ratio': 0.75, 'max_iter': 1000, 'tol': 0.001, 'alpha': 0.01}], [0.39242331371305827, 0.072112133086783686, {'normalize': False, 'selection': 'cyclic', 'fit_intercept': True, 'l1_ratio': 0.75, 'max_iter': 1000, 'tol': 0.001, 'alpha': 0.01}], [0.3798547415132289, 0.063114418577871534, {'normalize': False, 'selection': 'cyclic', 'fit_intercept': True, 'l1_ratio': 0, 'max_iter': 1000, 'tol': 0.0001, 'alpha': 0.1}], [0.41570451926252416, 0.09313860113393943, {'normalize': False, 'selection': 'random', 'fit_intercept': True, 'l1_ratio': 0.75, 'max_iter': 1000, 'tol': 0.001, 'alpha': 0.01}], [0.37055581320498837, 0.044597445346406785, {'normalize': False, 'selection': 'cyclic', 'fit_intercept': True, 'l1_ratio': 0, 'max_iter': 1000, 'tol': 0.0001, 'alpha': 0.1}], [0.43295164763606497, 0.075122881399310365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80161700978695327, 0.84672216768782016, 0.82940478104139759, 0.89842971249440828, 0.8020354999882563, 0.86732861187559207, 0.82626770156234075, 0.87560792240049223, 0.84734486951982912, 0.89403428482223279]</text:p>
          </table:table-cell>
          <table:table-cell office:value-type="string" calcext:value-type="string">
            <text:p>[0.035285446707694068, 0.015628546597779902, -0.0030420802438879679, -0.12880176794161313, -0.053042193367448087, 0.015297052555347967, -0.1255749600292273, -0.036531810664562236, -0.040468020595540333, -0.028783249323292237]</text:p>
          </table:table-cell>
          <table:table-cell office:value-type="string" calcext:value-type="string">
            <text:p>0.848879256118</text:p>
          </table:table-cell>
          <table:table-cell office:value-type="string" calcext:value-type="string">
            <text:p>-0.0350033036305</text:p>
          </table:table-cell>
          <table:table-cell office:value-type="string" calcext:value-type="string">
            <text:p>[0.30182589359957168, 0.12772387783139519, 0.22294796738943848, 0.10987716875413367, 0.21107181556197938, 0.15600663293124786, 0.15957045788751076, 0.1175521506940741, 0.17970007035780081, 0.080957849307898275]</text:p>
          </table:table-cell>
          <table:table-cell office:value-type="string" calcext:value-type="string">
            <text:p>[0.97342105339041429, 1.2322656158458682, 1.345364646988213, 1.0001466703833872, 1.4331752940680289, 1.2898316679701403, 0.82468016191351501, 0.96641012546215077, 1.0897472630521168, 0.73404278346288765]</text:p>
          </table:table-cell>
          <table:table-cell office:value-type="string" calcext:value-type="string">
            <text:p>0.166723388432</text:p>
          </table:table-cell>
          <table:table-cell office:value-type="string" calcext:value-type="string">
            <text:p>1.08890852825</text:p>
          </table:table-cell>
          <table:table-cell office:value-type="string" calcext:value-type="string">
            <text:p>[0.35340845214759514, 0.24719622402749133, 0.30230166846522416, 0.23826082147155711, 0.31199290083722414, 0.24131233030718213, 0.2759695394538742, 0.23103037346766811, 0.27780319884887539, 0.18903980103685533]</text:p>
          </table:table-cell>
          <table:table-cell office:value-type="string" calcext:value-type="string">
            <text:p>[0.85627019968217055, 0.87997717151377131, 0.84945779871453952, 0.8103192281605901, 1.0036817499394424, 0.93249749428249995, 0.75316914330145934, 0.80039291956120084, 0.85391960931403688, 0.73016737905120632]</text:p>
          </table:table-cell>
          <table:table-cell office:value-type="string" calcext:value-type="string">
            <text:p>0.266831531006</text:p>
          </table:table-cell>
          <table:table-cell office:value-type="string" calcext:value-type="string">
            <text:p>0.846985269352</text:p>
          </table:table-cell>
          <table:table-cell office:value-type="string" calcext:value-type="string">
            <text:p>[[0.31881556408268519, 0.025394744877451567, {'normalize': True, 'selection': 'random', 'fit_intercept': True, 'l1_ratio': 0.75, 'max_iter': 1000, 'tol': 0.001, 'alpha': 0.01}], [0.40167007924018144, 0.044704990938611605, {'normalize': True, 'selection': 'cyclic', 'fit_intercept': True, 'l1_ratio': 0, 'max_iter': 1000, 'tol': 0.0001, 'alpha': 0.01}], [0.3489843324963311, 0.10804126049831569, {'normalize': False, 'selection': 'random', 'fit_intercept': True, 'l1_ratio': 0.5, 'max_iter': 1000, 'tol': 0.0001, 'alpha': 0.01}], [0.35356708385821067, 0.21228300372885828, {'normalize': False, 'selection': 'cyclic', 'fit_intercept': True, 'l1_ratio': 0.5, 'max_iter': 1000, 'tol': 0.001, 'alpha': 0.01}], [0.42448036972037595, 0.15341713229757334, {'normalize': True, 'selection': 'cyclic', 'fit_intercept': True, 'l1_ratio': 0.75, 'max_iter': 1000, 'tol': 0.001, 'alpha': 0.01}], [0.40744477764134374, 0.074650030703415124, {'normalize': False, 'selection': 'random', 'fit_intercept': True, 'l1_ratio': 1, 'max_iter': 1000, 'tol': 0.001, 'alpha': 0.01}], [0.35916621915807123, 0.061363633339638159, {'normalize': False, 'selection': 'cyclic', 'fit_intercept': True, 'l1_ratio': 0, 'max_iter': 1000, 'tol': 0.0001, 'alpha': 0.1}], [0.40516923458818288, 0.085853999997563338, {'normalize': False, 'selection': 'random', 'fit_intercept': True, 'l1_ratio': 1, 'max_iter': 1000, 'tol': 0.0001, 'alpha': 0.01}], [0.38513085536868791, 0.066505213057283338, {'normalize': False, 'selection': 'cyclic', 'fit_intercept': True, 'l1_ratio': 1, 'max_iter': 1000, 'tol': 0.0001, 'alpha': 0.01}], [0.42301458391506758, 0.063838905022526163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0.84888289380874937, 0.88440815849986087, 0.88099937803385586, 0.82587409955564917, 0.81496612292338921, 0.91592716763994275, 0.85419548356527175, 0.92518478022060013, 0.88712169026586662, 0.8872810574647706]</text:p>
          </table:table-cell>
          <table:table-cell office:value-type="string" calcext:value-type="string">
            <text:p>[0.020636817299265808, 0.03987442392842333, -0.02017740414546787, -0.14768645083015075, -0.061947029033980083, 0.0093615846350144638, -0.15534968300742547, -0.029082567081324839, -0.052422150998541861, -0.038992977408540463]</text:p>
          </table:table-cell>
          <table:table-cell office:value-type="string" calcext:value-type="string">
            <text:p>0.872484083198</text:p>
          </table:table-cell>
          <table:table-cell office:value-type="string" calcext:value-type="string">
            <text:p>-0.0435785436643</text:p>
          </table:table-cell>
          <table:table-cell office:value-type="string" calcext:value-type="string">
            <text:p>[0.22991414518640493, 0.096320766149669709, 0.15551987299168665, 0.1883667105553494, 0.19728505046468181, 0.098860196481752302, 0.13391921743270604, 0.070701367478028923, 0.1328762429227901, 0.086117317743799604]</text:p>
          </table:table-cell>
          <table:table-cell office:value-type="string" calcext:value-type="string">
            <text:p>[0.98820188593908365, 1.2019139017065508, 1.3683479888099959, 1.0168789729440562, 1.4452946474570876, 1.2976063522114478, 0.84649534458775744, 0.95946482542233913, 1.1022675718275685, 0.74132748335183374]</text:p>
          </table:table-cell>
          <table:table-cell office:value-type="string" calcext:value-type="string">
            <text:p>0.138988088741</text:p>
          </table:table-cell>
          <table:table-cell office:value-type="string" calcext:value-type="string">
            <text:p>1.09677989743</text:p>
          </table:table-cell>
          <table:table-cell office:value-type="string" calcext:value-type="string">
            <text:p>[0.31131042093514988, 0.24099429464673858, 0.2569498143250406, 0.27580802420807382, 0.27976356863487212, 0.2053181702412559, 0.24044048056482401, 0.16729277349763161, 0.2702886745138427, 0.2128359916132796]</text:p>
          </table:table-cell>
          <table:table-cell office:value-type="string" calcext:value-type="string">
            <text:p>[0.86154319186891559, 0.86225277620531982, 0.86633887103461416, 0.82597627243368565, 1.0137611866002572, 0.91420387698385264, 0.76352775190995859, 0.79778292410425955, 0.8723817068578158, 0.72443241001868586]</text:p>
          </table:table-cell>
          <table:table-cell office:value-type="string" calcext:value-type="string">
            <text:p>0.246100221318</text:p>
          </table:table-cell>
          <table:table-cell office:value-type="string" calcext:value-type="string">
            <text:p>0.850220096802</text:p>
          </table:table-cell>
          <table:table-cell office:value-type="string" calcext:value-type="string">
            <text:p>[[0.31240773807717354, 0.0018892291773464707, {'normalize': False, 'selection': 'random', 'fit_intercept': True, 'l1_ratio': 0, 'max_iter': 1000, 'tol': 0.0001, 'alpha': 0.1}], [0.40629828923849493, 0.051665772455108873, {'normalize': True, 'selection': 'random', 'fit_intercept': True, 'l1_ratio': 0.5, 'max_iter': 1000, 'tol': 0.0001, 'alpha': 0.01}], [0.38415740878317567, 0.091303379004108912, {'normalize': True, 'selection': 'cyclic', 'fit_intercept': True, 'l1_ratio': 0.5, 'max_iter': 1000, 'tol': 0.0001, 'alpha': 0.01}], [0.37556129556461754, 0.19919357514346231, {'normalize': False, 'selection': 'random', 'fit_intercept': True, 'l1_ratio': 0, 'max_iter': 1000, 'tol': 0.0001, 'alpha': 0.1}], [0.44388243109977049, 0.15239735076393646, {'normalize': True, 'selection': 'cyclic', 'fit_intercept': True, 'l1_ratio': 0.75, 'max_iter': 1000, 'tol': 0.001, 'alpha': 0.01}], [0.38981955316391009, 0.079035121942234235, {'normalize': False, 'selection': 'cyclic', 'fit_intercept': True, 'l1_ratio': 1, 'max_iter': 1000, 'tol': 0.001, 'alpha': 0.01}], [0.38016396850832679, 0.056124918880745292, {'normalize': False, 'selection': 'random', 'fit_intercept': True, 'l1_ratio': 0, 'max_iter': 1000, 'tol': 0.0001, 'alpha': 0.1}], [0.40282313494463245, 0.090253364149324611, {'normalize': False, 'selection': 'cyclic', 'fit_intercept': True, 'l1_ratio': 0.75, 'max_iter': 1000, 'tol': 0.001, 'alpha': 0.01}], [0.35768596659203267, 0.035519178583876106, {'normalize': False, 'selection': 'random', 'fit_intercept': True, 'l1_ratio': 0, 'max_iter': 1000, 'tol': 0.0001, 'alpha': 0.1}], [0.42120050377084345, 0.073602481219366689, {'normalize': True, 'selection': 'random', 'fit_intercept': True, 'l1_ratio': 0.75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0.84606336291634465, 0.83980513055061645, 0.93409895688707334, 0.89922991793554219, 0.83701856670131514, 0.91897704282306902, 0.8330066864643727, 0.88340581237236737, 0.83876699754087181, 0.92877328947912896]</text:p>
          </table:table-cell>
          <table:table-cell office:value-type="string" calcext:value-type="string">
            <text:p>[0.023797340754859508, 0.016907314458936673, -0.045074216757897911, -0.14742225592205482, -0.071239183072359102, -0.0094514794183635509, -0.14145194498917935, -0.027748393100332391, -0.048666692461692529, -0.071609059952017828]</text:p>
          </table:table-cell>
          <table:table-cell office:value-type="string" calcext:value-type="string">
            <text:p>0.875914576367</text:p>
          </table:table-cell>
          <table:table-cell office:value-type="string" calcext:value-type="string">
            <text:p>-0.052195857046</text:p>
          </table:table-cell>
          <table:table-cell office:value-type="string" calcext:value-type="string">
            <text:p>[0.23420386493615641, 0.1334877302615893, 0.086124943597839801, 0.10901151886327747, 0.17377250480367101, 0.095273886238778638, 0.15338080336624663, 0.11018304202767704, 0.18979762943288914, 0.054417235682054088]</text:p>
          </table:table-cell>
          <table:table-cell office:value-type="string" calcext:value-type="string">
            <text:p>[0.98501283891899905, 1.2306648160050095, 1.4017416939906493, 1.0166448896309637, 1.4579411355848737, 1.3222489978443956, 0.83631282521221861, 0.95822090870787535, 1.0983342451120632, 0.76459924640942389]</text:p>
          </table:table-cell>
          <table:table-cell office:value-type="string" calcext:value-type="string">
            <text:p>0.133965315921</text:p>
          </table:table-cell>
          <table:table-cell office:value-type="string" calcext:value-type="string">
            <text:p>1.10717215974</text:p>
          </table:table-cell>
          <table:table-cell office:value-type="string" calcext:value-type="string">
            <text:p>[0.31428181426876245, 0.26032413194599191, 0.19934745638016046, 0.21242784319984689, 0.28454610327951368, 0.20767417349590844, 0.24488107785686383, 0.21510897856588088, 0.31053989098156981, 0.16506956193077271]</text:p>
          </table:table-cell>
          <table:table-cell office:value-type="string" calcext:value-type="string">
            <text:p>[0.86092520534861106, 0.87157506805966634, 0.8803964206860293, 0.82303594528153479, 1.0103168478605518, 0.9201586570850665, 0.76198081358364489, 0.7889240074136209, 0.86593025391465217, 0.7397483277385003]</text:p>
          </table:table-cell>
          <table:table-cell office:value-type="string" calcext:value-type="string">
            <text:p>0.241420103191</text:p>
          </table:table-cell>
          <table:table-cell office:value-type="string" calcext:value-type="string">
            <text:p>0.852299154697</text:p>
          </table:table-cell>
          <table:table-cell office:value-type="string" calcext:value-type="string">
            <text:p>[[0.32645167124482777, 0.028570561802992878, {'normalize': True, 'selection': 'cyclic', 'fit_intercept': True, 'l1_ratio': 0.75, 'max_iter': 1000, 'tol': 0.0001, 'alpha': 0.01}], [0.42546770729962669, 0.045350615475692781, {'normalize': True, 'selection': 'random', 'fit_intercept': True, 'l1_ratio': 0, 'max_iter': 1000, 'tol': 0.0001, 'alpha': 0.01}], [0.37599191547936983, 0.10063506888465612, {'normalize': False, 'selection': 'random', 'fit_intercept': True, 'l1_ratio': 0, 'max_iter': 1000, 'tol': 0.001, 'alpha': 0.01}], [0.37582121601572999, 0.22804487800507656, {'normalize': False, 'selection': 'cyclic', 'fit_intercept': True, 'l1_ratio': 1, 'max_iter': 1000, 'tol': 0.001, 'alpha': 0.01}], [0.4485221227087749, 0.15832745636397016, {'normalize': True, 'selection': 'cyclic', 'fit_intercept': True, 'l1_ratio': 0.75, 'max_iter': 1000, 'tol': 0.001, 'alpha': 0.01}], [0.39921084873341617, 0.059094129807336963, {'normalize': False, 'selection': 'random', 'fit_intercept': True, 'l1_ratio': 1, 'max_iter': 1000, 'tol': 0.001, 'alpha': 0.01}], [0.38191710845493104, 0.065314881720890408, {'normalize': False, 'selection': 'cyclic', 'fit_intercept': True, 'l1_ratio': 0, 'max_iter': 1000, 'tol': 0.0001, 'alpha': 0.1}], [0.41593362074567597, 0.092118266206431806, {'normalize': False, 'selection': 'random', 'fit_intercept': True, 'l1_ratio': 0.75, 'max_iter': 1000, 'tol': 0.001, 'alpha': 0.01}], [0.36612802593620825, 0.040458121077845216, {'normalize': False, 'selection': 'cyclic', 'fit_intercept': True, 'l1_ratio': 0, 'max_iter': 1000, 'tol': 0.0001, 'alpha': 0.1}], [0.42500538579577574, 0.080796173566551138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0.79773400816391615, 0.92437510933285361, 0.85505991121616653, 0.90761760069614361, 0.80435077141535838, 0.86299720636772159, 0.86043112922577358, 0.87364170744240932, 0.85569496071646145, 0.88198516414134853]</text:p>
          </table:table-cell>
          <table:table-cell office:value-type="string" calcext:value-type="string">
            <text:p>[0.045481540531351894, 0.010528408005366696, -0.02657272672028177, -0.11450731903513489, -0.053649171680275387, 0.017550687967768819, -0.14135193087358799, -0.02295483836475265, -0.024281025786043298, -0.00086775876318556655]</text:p>
          </table:table-cell>
          <table:table-cell office:value-type="string" calcext:value-type="string">
            <text:p>0.862388756872</text:p>
          </table:table-cell>
          <table:table-cell office:value-type="string" calcext:value-type="string">
            <text:p>-0.0310624134719</text:p>
          </table:table-cell>
          <table:table-cell office:value-type="string" calcext:value-type="string">
            <text:p>[0.30773360994895788, 0.063016968278300015, 0.18941971753289252, 0.099937853160677229, 0.20860324900783347, 0.1610998787221872, 0.1281918723033397, 0.11941024971058593, 0.1698706465394916, 0.090163382387529412]</text:p>
          </table:table-cell>
          <table:table-cell office:value-type="string" calcext:value-type="string">
            <text:p>[0.96313294033518881, 1.2386501218184438, 1.3769259349078788, 0.9874814302280237, 1.434001382830149, 1.2868797012571913, 0.83623954741201123, 0.95375163937551266, 1.0727936105212186, 0.71412491990323979]</text:p>
          </table:table-cell>
          <table:table-cell office:value-type="string" calcext:value-type="string">
            <text:p>0.153744742759</text:p>
          </table:table-cell>
          <table:table-cell office:value-type="string" calcext:value-type="string">
            <text:p>1.08639812286</text:p>
          </table:table-cell>
          <table:table-cell office:value-type="string" calcext:value-type="string">
            <text:p>[0.3541760910484954, 0.18616671603160295, 0.26081986115663014, 0.2214615164496079, 0.31553360492424853, 0.24389037641827413, 0.23094991475793711, 0.23496727735988374, 0.26440509934971224, 0.18123389618042252]</text:p>
          </table:table-cell>
          <table:table-cell office:value-type="string" calcext:value-type="string">
            <text:p>[0.85275029966497418, 0.87659825635603728, 0.8613761186635811, 0.80911337578816023, 1.0027995638618921, 0.91754025829177943, 0.77422672584123353, 0.79151332176594602, 0.84969150452891418, 0.71547477468403964]</text:p>
          </table:table-cell>
          <table:table-cell office:value-type="string" calcext:value-type="string">
            <text:p>0.249360435368</text:p>
          </table:table-cell>
          <table:table-cell office:value-type="string" calcext:value-type="string">
            <text:p>0.845108419945</text:p>
          </table:table-cell>
          <table:table-cell office:value-type="string" calcext:value-type="string">
            <text:p>[[0.32860452483784852, 0.01878186613963935, {'normalize': True, 'selection': 'random', 'fit_intercept': True, 'l1_ratio': 0.75, 'max_iter': 1000, 'tol': 0.001, 'alpha': 0.01}], [0.40685263735993443, 0.042087489402887104, {'normalize': False, 'selection': 'cyclic', 'fit_intercept': True, 'l1_ratio': 0, 'max_iter': 1000, 'tol': 0.0001, 'alpha': 0.01}], [0.3741099667449253, 0.10011215169648359, {'normalize': False, 'selection': 'cyclic', 'fit_intercept': True, 'l1_ratio': 0.25, 'max_iter': 1000, 'tol': 0.0001, 'alpha': 0.01}], [0.35023525193592581, 0.2086568894361775, {'normalize': False, 'selection': 'random', 'fit_intercept': True, 'l1_ratio': 0.5, 'max_iter': 1000, 'tol': 0.0001, 'alpha': 0.01}], [0.42670249643796582, 0.14748028392540416, {'normalize': True, 'selection': 'random', 'fit_intercept': True, 'l1_ratio': 0.75, 'max_iter': 1000, 'tol': 0.001, 'alpha': 0.01}], [0.40651374516102201, 0.066632470673276156, {'normalize': False, 'selection': 'random', 'fit_intercept': True, 'l1_ratio': 1, 'max_iter': 1000, 'tol': 0.0001, 'alpha': 0.01}], [0.35906529449184049, 0.03878502103293318, {'normalize': True, 'selection': 'cyclic', 'fit_intercept': True, 'l1_ratio': 0.5, 'max_iter': 1000, 'tol': 0.001, 'alpha': 0.01}], [0.39982287421526208, 0.089679045559945395, {'normalize': False, 'selection': 'random', 'fit_intercept': True, 'l1_ratio': 1, 'max_iter': 1000, 'tol': 0.001, 'alpha': 0.01}], [0.3746963344774209, 0.067223093825231353, {'normalize': True, 'selection': 'random', 'fit_intercept': True, 'l1_ratio': 1, 'max_iter': 1000, 'tol': 0.001, 'alpha': 0.01}], [0.41488160478619401, 0.07364093306795344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0.84269556407168644, 0.88132673435361253, 0.87779445812398638, 0.82428434474272105, 0.81374782284211089, 0.90781297416246409, 0.85109961348245988, 0.92363470621507948, 0.88898641395444777, 0.88591115358116368]</text:p>
          </table:table-cell>
          <table:table-cell office:value-type="string" calcext:value-type="string">
            <text:p>[0.020510777365970401, 0.040306646053756889, -0.025741583487456809, -0.1492801071075549, -0.062335207128830561, -0.0047857487160836154, -0.14478289078362039, -0.015646398121516913, -0.056010427563062404, -0.040620764190576475]</text:p>
          </table:table-cell>
          <table:table-cell office:value-type="string" calcext:value-type="string">
            <text:p>0.869729378553</text:p>
          </table:table-cell>
          <table:table-cell office:value-type="string" calcext:value-type="string">
            <text:p>-0.0438385703679</text:p>
          </table:table-cell>
          <table:table-cell office:value-type="string" calcext:value-type="string">
            <text:p>[0.23932773616453606, 0.098888465831125025, 0.15970832788457981, 0.19008648276578236, 0.1985840147236245, 0.10840157553318053, 0.13676272673475912, 0.072166207816740754, 0.13068115798210134, 0.087163924865634235]</text:p>
          </table:table-cell>
          <table:table-cell office:value-type="string" calcext:value-type="string">
            <text:p>[0.98832906337640847, 1.2013728331275957, 1.3758111354951221, 1.018290992365755, 1.4458229522664692, 1.3161375027690145, 0.83875332452557716, 0.94693761728788406, 1.1060257984023958, 0.7424889186115502]</text:p>
          </table:table-cell>
          <table:table-cell office:value-type="string" calcext:value-type="string">
            <text:p>0.14217706203</text:p>
          </table:table-cell>
          <table:table-cell office:value-type="string" calcext:value-type="string">
            <text:p>1.09799701382</text:p>
          </table:table-cell>
          <table:table-cell office:value-type="string" calcext:value-type="string">
            <text:p>[0.31514049539473343, 0.24546368180073927, 0.25597226591114663, 0.27542581110588488, 0.2744009695260779, 0.21933190096324209, 0.23777390272649432, 0.16924553309717449, 0.26520079217541276, 0.21157687824854607]</text:p>
          </table:table-cell>
          <table:table-cell office:value-type="string" calcext:value-type="string">
            <text:p>[0.86244615287111415, 0.86303423884872466, 0.86932836472115405, 0.82617990221872806, 1.0134421621285348, 0.92196201211505946, 0.75925051479533112, 0.79302427511890805, 0.87471442197511173, 0.72681610323524737]</text:p>
          </table:table-cell>
          <table:table-cell office:value-type="string" calcext:value-type="string">
            <text:p>0.246953223095</text:p>
          </table:table-cell>
          <table:table-cell office:value-type="string" calcext:value-type="string">
            <text:p>0.851019814803</text:p>
          </table:table-cell>
          <table:table-cell office:value-type="string" calcext:value-type="string">
            <text:p>[[0.31495829660190205, 0.0013825758008003716, {'normalize': False, 'selection': 'random', 'fit_intercept': True, 'l1_ratio': 0, 'max_iter': 1000, 'tol': 0.001, 'alpha': 0.1}], [0.41126499972446739, 0.060230730924183802, {'normalize': True, 'selection': 'cyclic', 'fit_intercept': True, 'l1_ratio': 0.5, 'max_iter': 1000, 'tol': 0.001, 'alpha': 0.01}], [0.38649980746579182, 0.094126083002829486, {'normalize': True, 'selection': 'cyclic', 'fit_intercept': True, 'l1_ratio': 0.25, 'max_iter': 1000, 'tol': 0.001, 'alpha': 0.01}], [0.37733255681566602, 0.19832615843075183, {'normalize': False, 'selection': 'cyclic', 'fit_intercept': True, 'l1_ratio': 0, 'max_iter': 1000, 'tol': 0.0001, 'alpha': 0.1}], [0.44013501998525306, 0.14740132757734944, {'normalize': True, 'selection': 'random', 'fit_intercept': True, 'l1_ratio': 0.75, 'max_iter': 1000, 'tol': 0.0001, 'alpha': 0.01}], [0.38834473069445558, 0.075175606030694245, {'normalize': False, 'selection': 'cyclic', 'fit_intercept': True, 'l1_ratio': 1, 'max_iter': 1000, 'tol': 0.001, 'alpha': 0.01}], [0.37946378916825085, 0.057535426727354858, {'normalize': False, 'selection': 'cyclic', 'fit_intercept': True, 'l1_ratio': 0, 'max_iter': 1000, 'tol': 0.0001, 'alpha': 0.1}], [0.39880054716353136, 0.086250471541905252, {'normalize': False, 'selection': 'random', 'fit_intercept': True, 'l1_ratio': 0.75, 'max_iter': 1000, 'tol': 0.001, 'alpha': 0.01}], [0.35797597318334368, 0.034614415380442472, {'normalize': False, 'selection': 'random', 'fit_intercept': True, 'l1_ratio': 0, 'max_iter': 1000, 'tol': 0.001, 'alpha': 0.1}], [0.41844892172370313, 0.071011420920550433, {'normalize': True, 'selection': 'random', 'fit_intercept': True, 'l1_ratio': 0.5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0.84209548549151936, 0.83881271454260009, 0.90652898445713137, 0.9043673139169407, 0.83956380774557848, 0.90986848493849859, 0.83039837447201992, 0.88314135061633925, 0.85914764843628566, 0.9193135835759203]</text:p>
          </table:table-cell>
          <table:table-cell office:value-type="string" calcext:value-type="string">
            <text:p>[0.023039522461411166, 0.021644333772597113, -0.032725451963938168, -0.14771484191196738, -0.069805136678870117, -0.01787553935663766, -0.13055654783126491, -0.014904301087195426, -0.036263005822323224, -0.083410599114104533]</text:p>
          </table:table-cell>
          <table:table-cell office:value-type="string" calcext:value-type="string">
            <text:p>0.873323774819</text:p>
          </table:table-cell>
          <table:table-cell office:value-type="string" calcext:value-type="string">
            <text:p>-0.0488571567532</text:p>
          </table:table-cell>
          <table:table-cell office:value-type="string" calcext:value-type="string">
            <text:p>[0.24024071390266974, 0.13431469407660224, 0.12215566797429499, 0.10345396321321738, 0.17105874224410264, 0.10598452601213137, 0.15577649802219787, 0.11043296186821161, 0.1658062680661031, 0.061644454822926541]</text:p>
          </table:table-cell>
          <table:table-cell office:value-type="string" calcext:value-type="string">
            <text:p>[0.98577749648425461, 1.2247348736020205, 1.3851784890015562, 1.0169041281544342, 1.4559894190490683, 1.3332834111255389, 0.82833004466771587, 0.9462457233385958, 1.0853430879602346, 0.77301971268488334]</text:p>
          </table:table-cell>
          <table:table-cell office:value-type="string" calcext:value-type="string">
            <text:p>0.13708684902</text:p>
          </table:table-cell>
          <table:table-cell office:value-type="string" calcext:value-type="string">
            <text:p>1.10348063861</text:p>
          </table:table-cell>
          <table:table-cell office:value-type="string" calcext:value-type="string">
            <text:p>[0.31845065713835652, 0.26019112609771355, 0.22435163016669005, 0.20857137187142008, 0.27530397087769293, 0.21471735385539262, 0.24688486510367888, 0.21642704677268773, 0.26434851881843707, 0.17793883582161471]</text:p>
          </table:table-cell>
          <table:table-cell office:value-type="string" calcext:value-type="string">
            <text:p>[0.86322075888151684, 0.86806231608265938, 0.87358684512695051, 0.82378652823731036, 1.0088191556809922, 0.93445117283083767, 0.7570090064136078, 0.78365904574260392, 0.8674094776463388, 0.74918198746170217]</text:p>
          </table:table-cell>
          <table:table-cell office:value-type="string" calcext:value-type="string">
            <text:p>0.240718537652</text:p>
          </table:table-cell>
          <table:table-cell office:value-type="string" calcext:value-type="string">
            <text:p>0.85291862941</text:p>
          </table:table-cell>
          <table:table-cell office:value-type="string" calcext:value-type="string">
            <text:p>[[0.3336980429720024, 0.026530344168036839, {'normalize': True, 'selection': 'cyclic', 'fit_intercept': True, 'l1_ratio': 0.75, 'max_iter': 1000, 'tol': 0.0001, 'alpha': 0.01}], [0.43156547931283135, 0.052399478844299428, {'normalize': True, 'selection': 'cyclic', 'fit_intercept': True, 'l1_ratio': 0, 'max_iter': 1000, 'tol': 0.0001, 'alpha': 0.01}], [0.38316876526556298, 0.11680994347721337, {'normalize': False, 'selection': 'random', 'fit_intercept': True, 'l1_ratio': 0.5, 'max_iter': 1000, 'tol': 0.0001, 'alpha': 0.01}], [0.37979185201701848, 0.21774293332646699, {'normalize': False, 'selection': 'random', 'fit_intercept': True, 'l1_ratio': 1, 'max_iter': 1000, 'tol': 0.001, 'alpha': 0.01}], [0.4451006703820633, 0.15443609315891349, {'normalize': True, 'selection': 'cyclic', 'fit_intercept': True, 'l1_ratio': 0.75, 'max_iter': 1000, 'tol': 0.001, 'alpha': 0.01}], [0.40343341257706955, 0.064504305723433561, {'normalize': False, 'selection': 'cyclic', 'fit_intercept': True, 'l1_ratio': 0.75, 'max_iter': 1000, 'tol': 0.001, 'alpha': 0.01}], [0.3789873463759682, 0.065006175888378565, {'normalize': False, 'selection': 'random', 'fit_intercept': True, 'l1_ratio': 0, 'max_iter': 1000, 'tol': 0.001, 'alpha': 0.1}], [0.41946786037367756, 0.090634972584073881, {'normalize': False, 'selection': 'random', 'fit_intercept': True, 'l1_ratio': 0.75, 'max_iter': 1000, 'tol': 0.001, 'alpha': 0.01}], [0.36716824033680212, 0.053728002726799381, {'normalize': True, 'selection': 'cyclic', 'fit_intercept': True, 'l1_ratio': 0.5, 'max_iter': 1000, 'tol': 0.0001, 'alpha': 0.01}], [0.42347697027744702, 0.07768260858447007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0.79237191753324399, 0.9225023917619406, 0.87235307847456711, 0.90267677801024515, 0.84534048504688875, 0.84910638068174249, 0.85254563620521773, 0.88670576325718109, 0.8498623065918226, 0.87246512999255865]</text:p>
          </table:table-cell>
          <table:table-cell office:value-type="string" calcext:value-type="string">
            <text:p>[0.045571244410440026, 0.023836011143675728, -0.026705093165404259, -0.12287412187033109, -0.099887147839354595, 0.010082875860785157, -0.11364772743664031, -0.020580617751548624, -0.023253488989200877, -0.0068967728404962791]</text:p>
          </table:table-cell>
          <table:table-cell office:value-type="string" calcext:value-type="string">
            <text:p>0.864592986756</text:p>
          </table:table-cell>
          <table:table-cell office:value-type="string" calcext:value-type="string">
            <text:p>-0.0334354838478</text:p>
          </table:table-cell>
          <table:table-cell office:value-type="string" calcext:value-type="string">
            <text:p>[0.31589165714053669, 0.064577472798959187, 0.16681957367468989, 0.10528275885480383, 0.16489958862903079, 0.17743392764215793, 0.13543457698908004, 0.1070645450045498, 0.17673663494927175, 0.097436692332456623]</text:p>
          </table:table-cell>
          <table:table-cell office:value-type="string" calcext:value-type="string">
            <text:p>[0.96304242688312458, 1.2219912663427148, 1.3771034759494987, 0.99489462733227241, 1.4969306039917323, 1.2966615553392111, 0.81594138177453679, 0.95153803549276239, 1.0717174069379471, 0.71842665622890134]</text:p>
          </table:table-cell>
          <table:table-cell office:value-type="string" calcext:value-type="string">
            <text:p>0.151157742802</text:p>
          </table:table-cell>
          <table:table-cell office:value-type="string" calcext:value-type="string">
            <text:p>1.09082474363</text:p>
          </table:table-cell>
          <table:table-cell office:value-type="string" calcext:value-type="string">
            <text:p>[0.35785674892349073, 0.19019461237829735, 0.23596266519685605, 0.23313299030883985, 0.28250658151355473, 0.24191361874822323, 0.23976250989879253, 0.21795656702050262, 0.26902238320789595, 0.19264875188710986]</text:p>
          </table:table-cell>
          <table:table-cell office:value-type="string" calcext:value-type="string">
            <text:p>[0.85473094363192903, 0.87245993003827171, 0.86204934809347566, 0.81327512048471495, 1.0116645599681602, 0.92587776382562448, 0.75972191022382107, 0.79638357459244746, 0.85196823789511178, 0.72235685418292717]</text:p>
          </table:table-cell>
          <table:table-cell office:value-type="string" calcext:value-type="string">
            <text:p>0.246095742908</text:p>
          </table:table-cell>
          <table:table-cell office:value-type="string" calcext:value-type="string">
            <text:p>0.847048824294</text:p>
          </table:table-cell>
          <table:table-cell office:value-type="string" calcext:value-type="string">
            <text:p>[[0.33252306670449949, 0.016958670476986147, {'normalize': True, 'selection': 'cyclic', 'fit_intercept': True, 'l1_ratio': 0.75, 'max_iter': 1000, 'tol': 0.001, 'alpha': 0.01}], [0.41674952810940286, 0.04497678859399263, {'normalize': False, 'selection': 'cyclic', 'fit_intercept': True, 'l1_ratio': 0, 'max_iter': 1000, 'tol': 0.0001, 'alpha': 0.01}], [0.38008821517210495, 0.11198721347369504, {'normalize': False, 'selection': 'cyclic', 'fit_intercept': True, 'l1_ratio': 0, 'max_iter': 1000, 'tol': 0.0001, 'alpha': 0.01}], [0.35576994008452234, 0.20089117707073498, {'normalize': False, 'selection': 'cyclic', 'fit_intercept': True, 'l1_ratio': 0.75, 'max_iter': 1000, 'tol': 0.001, 'alpha': 0.01}], [0.42571084166050305, 0.1362900661524431, {'normalize': False, 'selection': 'cyclic', 'fit_intercept': True, 'l1_ratio': 0.5, 'max_iter': 1000, 'tol': 0.001, 'alpha': 0.01}], [0.40483148145216585, 0.059035926846300935, {'normalize': False, 'selection': 'random', 'fit_intercept': True, 'l1_ratio': 1, 'max_iter': 1000, 'tol': 0.001, 'alpha': 0.01}], [0.35572032085417782, 0.037614206612942333, {'normalize': True, 'selection': 'random', 'fit_intercept': True, 'l1_ratio': 0.75, 'max_iter': 1000, 'tol': 0.001, 'alpha': 0.01}], [0.39851956726133442, 0.07109245554705175, {'normalize': False, 'selection': 'cyclic', 'fit_intercept': True, 'l1_ratio': 0.75, 'max_iter': 1000, 'tol': 0.001, 'alpha': 0.01}], [0.37887345762497715, 0.067904700244592484, {'normalize': True, 'selection': 'cyclic', 'fit_intercept': True, 'l1_ratio': 1, 'max_iter': 1000, 'tol': 0.001, 'alpha': 0.01}], [0.41418944036514366, 0.07146176673092268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0.83515408437283445, 0.87984594041915154, 0.86951347837694992, 0.86550794490391048, 0.81321670129781631, 0.91831132922528502, 0.85550428606377527, 0.91459685911392052, 0.9002975812929962, 0.85018466969933804]</text:p>
          </table:table-cell>
          <table:table-cell office:value-type="string" calcext:value-type="string">
            <text:p>[0.012825394388164879, 0.030271838674562734, -0.028230201238722108, -0.174523686213506, -0.082667195855320008, 0.0084717688924779155, -0.14180951096207339, -0.07885819385431847, -0.072337679120456411, -0.069280985557897523]</text:p>
          </table:table-cell>
          <table:table-cell office:value-type="string" calcext:value-type="string">
            <text:p>0.870213287477</text:p>
          </table:table-cell>
          <table:table-cell office:value-type="string" calcext:value-type="string">
            <text:p>-0.0596138450847</text:p>
          </table:table-cell>
          <table:table-cell office:value-type="string" calcext:value-type="string">
            <text:p>[0.25080157193404734, 0.10012238687975621, 0.17053059836710069, 0.14549142861360642, 0.19915030205610937, 0.096056690567240435, 0.13271710236343778, 0.080707092291763344, 0.11736606296909728, 0.11445897301921615]</text:p>
          </table:table-cell>
          <table:table-cell office:value-type="string" calcext:value-type="string">
            <text:p>[0.9960838065472597, 1.2139347050228839, 1.3791490795438957, 1.0406574364203345, 1.4734944967739994, 1.2987718940902047, 0.83657480471149015, 1.0058731162434429, 1.1231263506016356, 0.76293815189851222]</text:p>
          </table:table-cell>
          <table:table-cell office:value-type="string" calcext:value-type="string">
            <text:p>0.140740220906</text:p>
          </table:table-cell>
          <table:table-cell office:value-type="string" calcext:value-type="string">
            <text:p>1.11306038419</text:p>
          </table:table-cell>
          <table:table-cell office:value-type="string" calcext:value-type="string">
            <text:p>[0.32251636686147939, 0.24138511916748015, 0.25802643638214423, 0.21605112349214953, 0.26697862533088806, 0.20810024855010192, 0.2382499427033665, 0.17023762581390411, 0.22381250660591326, 0.22813660721563486]</text:p>
          </table:table-cell>
          <table:table-cell office:value-type="string" calcext:value-type="string">
            <text:p>[0.86602848065882732, 0.87423277504387586, 0.87391011439590471, 0.84541579889576823, 1.0215057614452008, 0.9284062229179697, 0.75615853792180365, 0.81621407376255728, 0.90171528312783755, 0.73928632578282594]</text:p>
          </table:table-cell>
          <table:table-cell office:value-type="string" calcext:value-type="string">
            <text:p>0.237349460212</text:p>
          </table:table-cell>
          <table:table-cell office:value-type="string" calcext:value-type="string">
            <text:p>0.862287337395</text:p>
          </table:table-cell>
          <table:table-cell office:value-type="string" calcext:value-type="string">
            <text:p>[[0.31376289102477067, 0.0015567881301498136, {'normalize': False, 'selection': 'cyclic', 'fit_intercept': True, 'l1_ratio': 0, 'max_iter': 1000, 'tol': 0.0001, 'alpha': 0.1}], [0.41045562348034303, 0.07027562587489132, {'normalize': True, 'selection': 'cyclic', 'fit_intercept': True, 'l1_ratio': 0.5, 'max_iter': 1000, 'tol': 0.001, 'alpha': 0.01}], [0.38717264940113921, 0.10433645995868773, {'normalize': True, 'selection': 'cyclic', 'fit_intercept': True, 'l1_ratio': 0.25, 'max_iter': 1000, 'tol': 0.001, 'alpha': 0.01}], [0.37969719035654903, 0.22080010461398136, {'normalize': False, 'selection': 'cyclic', 'fit_intercept': True, 'l1_ratio': 1, 'max_iter': 1000, 'tol': 0.001, 'alpha': 0.01}], [0.43860420731513794, 0.13947967904085176, {'normalize': True, 'selection': 'random', 'fit_intercept': True, 'l1_ratio': 0.75, 'max_iter': 1000, 'tol': 0.0001, 'alpha': 0.01}], [0.3722429469147428, 0.071817676966870511, {'normalize': False, 'selection': 'cyclic', 'fit_intercept': True, 'l1_ratio': 0.75, 'max_iter': 1000, 'tol': 0.001, 'alpha': 0.01}], [0.37483547938711981, 0.056793334707561399, {'normalize': False, 'selection': 'cyclic', 'fit_intercept': True, 'l1_ratio': 0, 'max_iter': 1000, 'tol': 0.0001, 'alpha': 0.1}], [0.3936413544799976, 0.072256993964845251, {'normalize': False, 'selection': 'cyclic', 'fit_intercept': True, 'l1_ratio': 0.5, 'max_iter': 1000, 'tol': 0.001, 'alpha': 0.01}], [0.36642139748094382, 0.060280844696273164, {'normalize': False, 'selection': 'random', 'fit_intercept': True, 'l1_ratio': 0.75, 'max_iter': 1000, 'tol': 0.001, 'alpha': 0.01}], [0.41327860878127831, 0.064091769444275318, {'normalize': True, 'selection': 'random', 'fit_intercept': True, 'l1_ratio': 0.5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0.83847725729320133, 0.9039345811159164, 0.89729524585117948, 0.90835127269756577, 0.84586545644625133, 0.91166430440096025, 0.83566895294224885, 0.87415251591365628, 0.9123414148367226, 0.82661530293227048]</text:p>
          </table:table-cell>
          <table:table-cell office:value-type="string" calcext:value-type="string">
            <text:p>[0.017026817429596663, -0.0016172418509978748, -0.022952733027242767, -0.15429766752556717, -0.090786604510644242, -0.010864456552919677, -0.12547142014111223, -0.06524899941517126, -0.068192920887486963, -0.060713395979427043]</text:p>
          </table:table-cell>
          <table:table-cell office:value-type="string" calcext:value-type="string">
            <text:p>0.875436630443</text:p>
          </table:table-cell>
          <table:table-cell office:value-type="string" calcext:value-type="string">
            <text:p>-0.0583118622461</text:p>
          </table:table-cell>
          <table:table-cell office:value-type="string" calcext:value-type="string">
            <text:p>[0.24574559593933884, 0.080049721739165705, 0.13422308267776287, 0.099144178117609019, 0.16433985864524578, 0.10387284427237041, 0.15093555234088415, 0.11892752898152829, 0.10318849993287556, 0.13246597877395283]</text:p>
          </table:table-cell>
          <table:table-cell office:value-type="string" calcext:value-type="string">
            <text:p>[0.99184446587516961, 1.2538544094360633, 1.3720704940117692, 1.0227366767082533, 1.4845448952865616, 1.3240998125078407, 0.82460430086940217, 0.99318458785477448, 1.1187852859547798, 0.75682512730768148]</text:p>
          </table:table-cell>
          <table:table-cell office:value-type="string" calcext:value-type="string">
            <text:p>0.133289284142</text:p>
          </table:table-cell>
          <table:table-cell office:value-type="string" calcext:value-type="string">
            <text:p>1.11425500558</text:p>
          </table:table-cell>
          <table:table-cell office:value-type="string" calcext:value-type="string">
            <text:p>[0.32372588120065454, 0.20668017241478384, 0.22972250500833513, 0.20749725758763091, 0.26640573790361571, 0.22105414369492812, 0.24900318696784629, 0.21868663594780088, 0.21946514906842754, 0.24288962489143393]</text:p>
          </table:table-cell>
          <table:table-cell office:value-type="string" calcext:value-type="string">
            <text:p>[0.86694251596810623, 0.87632232925022258, 0.87182169896942574, 0.82552988773572444, 1.0174090735599588, 0.93645051088244669, 0.75225259728920035, 0.80065361270938018, 0.88321107898693152, 0.73212190338559557]</text:p>
          </table:table-cell>
          <table:table-cell office:value-type="string" calcext:value-type="string">
            <text:p>0.238513029469</text:p>
          </table:table-cell>
          <table:table-cell office:value-type="string" calcext:value-type="string">
            <text:p>0.856271520874</text:p>
          </table:table-cell>
          <table:table-cell office:value-type="string" calcext:value-type="string">
            <text:p>[[0.33548238063920965, 0.023473831998297695, {'normalize': True, 'selection': 'cyclic', 'fit_intercept': True, 'l1_ratio': 0.75, 'max_iter': 1000, 'tol': 0.0001, 'alpha': 0.01}], [0.43723831985121991, 0.055535838641666224, {'normalize': False, 'selection': 'cyclic', 'fit_intercept': True, 'l1_ratio': 0, 'max_iter': 1000, 'tol': 0.0001, 'alpha': 0.01}], [0.37755244426764961, 0.13693050389289316, {'normalize': False, 'selection': 'random', 'fit_intercept': True, 'l1_ratio': 0.5, 'max_iter': 1000, 'tol': 0.0001, 'alpha': 0.01}], [0.38211596707286216, 0.21888155183444827, {'normalize': False, 'selection': 'cyclic', 'fit_intercept': True, 'l1_ratio': 1, 'max_iter': 1000, 'tol': 0.001, 'alpha': 0.01}], [0.44488350241840757, 0.14445922711624787, {'normalize': True, 'selection': 'cyclic', 'fit_intercept': True, 'l1_ratio': 0.75, 'max_iter': 1000, 'tol': 0.001, 'alpha': 0.01}], [0.38807640849679848, 0.061662352512042176, {'normalize': False, 'selection': 'random', 'fit_intercept': True, 'l1_ratio': 0.75, 'max_iter': 1000, 'tol': 0.001, 'alpha': 0.01}], [0.37334999545525199, 0.064196367777245897, {'normalize': False, 'selection': 'random', 'fit_intercept': True, 'l1_ratio': 0, 'max_iter': 1000, 'tol': 0.0001, 'alpha': 0.1}], [0.41451744227256571, 0.084878389414118321, {'normalize': False, 'selection': 'random', 'fit_intercept': True, 'l1_ratio': 0.75, 'max_iter': 1000, 'tol': 0.001, 'alpha': 0.01}], [0.37583006547157705, 0.063195084235469157, {'normalize': False, 'selection': 'cyclic', 'fit_intercept': True, 'l1_ratio': 0.75, 'max_iter': 1000, 'tol': 0.0001, 'alpha': 0.01}], [0.41308120089749328, 0.068632820515212647, {'normalize': True, 'selection': 'cyclic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0.78059551556260942, 0.91270724519345492, 0.7593002963176102, 0.89996029990311832, 0.86518019154447545, 0.83868757464491606, 0.93265212491323846, 0.86459826339961954, 0.83724059979850807, 0.71138810960127907]</text:p>
          </table:table-cell>
          <table:table-cell office:value-type="string" calcext:value-type="string">
            <text:p>[0.037999859295274829, 0.0092497940579179261, 0.010999368598590853, -0.13227671258409535, -0.12726517577825813, 0.032515644116581588, -0.17666408704792436, -0.045351415220530322, -0.026681465317840658, 0.0046471702702972628]</text:p>
          </table:table-cell>
          <table:table-cell office:value-type="string" calcext:value-type="string">
            <text:p>0.840231022088</text:p>
          </table:table-cell>
          <table:table-cell office:value-type="string" calcext:value-type="string">
            <text:p>-0.041282701961</text:p>
          </table:table-cell>
          <table:table-cell office:value-type="string" calcext:value-type="string">
            <text:p>[0.33380863199991023, 0.072739606127579237, 0.31456631677498087, 0.10822140292802512, 0.14374628654500046, 0.1896852718991795, 0.061857992796898888, 0.12795642336912172, 0.19159444936834732, 0.22049960114146083]</text:p>
          </table:table-cell>
          <table:table-cell office:value-type="string" calcext:value-type="string">
            <text:p>[0.97068214336638514, 1.2402507289855214, 1.3265310713713541, 1.0032255584686556, 1.5341917066232098, 1.2672775721068588, 0.8621118666315245, 0.97463308114741354, 1.0753077410452889, 0.71018998622211615]</text:p>
          </table:table-cell>
          <table:table-cell office:value-type="string" calcext:value-type="string">
            <text:p>0.176467598295</text:p>
          </table:table-cell>
          <table:table-cell office:value-type="string" calcext:value-type="string">
            <text:p>1.0964401456</text:p>
          </table:table-cell>
          <table:table-cell office:value-type="string" calcext:value-type="string">
            <text:p>[0.35903444758374481, 0.1998176217155361, 0.33591714714138798, 0.23102316153445965, 0.25281750820482285, 0.24913710111565349, 0.17872657829845751, 0.24467817034741121, 0.28195368632165829, 0.28630514291900006]</text:p>
          </table:table-cell>
          <table:table-cell office:value-type="string" calcext:value-type="string">
            <text:p>[0.85629797121296525, 0.8818320005478455, 0.84726246063207655, 0.81188319771112749, 1.0149502872795166, 0.92329386017935822, 0.78717471282454154, 0.7967812702673257, 0.84991790531228251, 0.70086266541353426]</text:p>
          </table:table-cell>
          <table:table-cell office:value-type="string" calcext:value-type="string">
            <text:p>0.261941056518</text:p>
          </table:table-cell>
          <table:table-cell office:value-type="string" calcext:value-type="string">
            <text:p>0.847025633138</text:p>
          </table:table-cell>
          <table:table-cell office:value-type="string" calcext:value-type="string">
            <text:p>[[0.33281719171250002, 0.0057172701340957918, {'normalize': True, 'selection': 'random', 'fit_intercept': True, 'l1_ratio': 0.75, 'max_iter': 1000, 'tol': 0.001, 'alpha': 0.01}], [0.42153402483413216, 0.043514477894567534, {'normalize': False, 'selection': 'cyclic', 'fit_intercept': True, 'l1_ratio': 0, 'max_iter': 1000, 'tol': 0.0001, 'alpha': 0.01}], [0.37534676595072264, 0.12140443392264577, {'normalize': True, 'selection': 'cyclic', 'fit_intercept': True, 'l1_ratio': 0, 'max_iter': 1000, 'tol': 0.0001, 'alpha': 0.01}], [0.35481864319509604, 0.19674603668167509, {'normalize': False, 'selection': 'random', 'fit_intercept': True, 'l1_ratio': 0.75, 'max_iter': 1000, 'tol': 0.001, 'alpha': 0.01}], [0.41967736486465634, 0.13746796377287918, {'normalize': False, 'selection': 'cyclic', 'fit_intercept': True, 'l1_ratio': 0, 'max_iter': 1000, 'tol': 0.0001, 'alpha': 0.01}], [0.39007098163462306, 0.060451924712417789, {'normalize': False, 'selection': 'random', 'fit_intercept': True, 'l1_ratio': 1, 'max_iter': 1000, 'tol': 0.001, 'alpha': 0.01}], [0.34784589728947229, 0.030256159896787271, {'normalize': False, 'selection': 'random', 'fit_intercept': True, 'l1_ratio': 0, 'max_iter': 1000, 'tol': 0.001, 'alpha': 0.01}], [0.38304098557077121, 0.079748047227022209, {'normalize': False, 'selection': 'random', 'fit_intercept': True, 'l1_ratio': 1, 'max_iter': 1000, 'tol': 0.001, 'alpha': 0.01}], [0.3881176067152397, 0.068005582700022063, {'normalize': True, 'selection': 'cyclic', 'fit_intercept': True, 'l1_ratio': 1, 'max_iter': 1000, 'tol': 0.0001, 'alpha': 0.01}], [0.41032890937891209, 0.052275331686284919, {'normalize': True, 'selection': 'cyclic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0.85307594123187769, 0.88156966541516646, 0.87151270735814079, 0.86775358639684796, 0.83751325073168426, 0.92413734782283807, 0.86119259077940347, 0.87359393216438341, 0.86179653945771506, 0.84799733276402844]</text:p>
          </table:table-cell>
          <table:table-cell office:value-type="string" calcext:value-type="string">
            <text:p>[0.023862649569536765, 0.021377653518385054, -0.032614559858996417, -0.17251769610051459, -0.13735167967281514, 0.0092531241622817451, -0.13976477814472332, -0.051457368018982708, -0.079882950906378092, -0.10362572127770941]</text:p>
          </table:table-cell>
          <table:table-cell office:value-type="string" calcext:value-type="string">
            <text:p>0.868014289412</text:p>
          </table:table-cell>
          <table:table-cell office:value-type="string" calcext:value-type="string">
            <text:p>-0.066272132673</text:p>
          </table:table-cell>
          <table:table-cell office:value-type="string" calcext:value-type="string">
            <text:p>[0.22353471576036418, 0.09868603540293254, 0.1679178402814786, 0.14306212831978579, 0.17324506752873869, 0.089205947858897058, 0.12749248151723294, 0.1194553979771824, 0.16268808984684677, 0.11613009932358098]</text:p>
          </table:table-cell>
          <table:table-cell office:value-type="string" calcext:value-type="string">
            <text:p>[0.98494694069556932, 1.2250687119173789, 1.3850297511563976, 1.0388800788812966, 1.5479192934912851, 1.2977484212006967, 0.83507668095184451, 0.98032596442345588, 1.1310289858724303, 0.78744331897005126]</text:p>
          </table:table-cell>
          <table:table-cell office:value-type="string" calcext:value-type="string">
            <text:p>0.142141780382</text:p>
          </table:table-cell>
          <table:table-cell office:value-type="string" calcext:value-type="string">
            <text:p>1.12134681476</text:p>
          </table:table-cell>
          <table:table-cell office:value-type="string" calcext:value-type="string">
            <text:p>[0.2792575802537684, 0.23375070849983345, 0.24869127645210434, 0.21094227579812663, 0.23103305568202989, 0.19526729089875164, 0.22905212857991683, 0.2125843782081529, 0.22524975663008398, 0.22703236456533663]</text:p>
          </table:table-cell>
          <table:table-cell office:value-type="string" calcext:value-type="string">
            <text:p>[0.87082030131102994, 0.87707365599416709, 0.87901148748951197, 0.84244180563698778, 1.0370253207718501, 0.93521519471340253, 0.75447527723510976, 0.79448236641053871, 0.90830469931647695, 0.75473785268682025]</text:p>
          </table:table-cell>
          <table:table-cell office:value-type="string" calcext:value-type="string">
            <text:p>0.229286081557</text:p>
          </table:table-cell>
          <table:table-cell office:value-type="string" calcext:value-type="string">
            <text:p>0.865358796157</text:p>
          </table:table-cell>
          <table:table-cell office:value-type="string" calcext:value-type="string">
            <text:p>[[0.31668472691171845, 0.00999836589022003, {'normalize': False, 'selection': 'cyclic', 'fit_intercept': True, 'l1_ratio': 0.5, 'max_iter': 1000, 'tol': 0.001, 'alpha': 0.01}], [0.40461600909071571, 0.073751475207330955, {'normalize': True, 'selection': 'cyclic', 'fit_intercept': True, 'l1_ratio': 0.5, 'max_iter': 1000, 'tol': 0.001, 'alpha': 0.01}], [0.38574906542364845, 0.11119221470742635, {'normalize': True, 'selection': 'cyclic', 'fit_intercept': True, 'l1_ratio': 0, 'max_iter': 1000, 'tol': 0.0001, 'alpha': 0.01}], [0.38179141424630536, 0.21602066955899379, {'normalize': False, 'selection': 'cyclic', 'fit_intercept': True, 'l1_ratio': 1, 'max_iter': 1000, 'tol': 0.001, 'alpha': 0.01}], [0.43667130512609265, 0.13921341596506925, {'normalize': False, 'selection': 'cyclic', 'fit_intercept': True, 'l1_ratio': 0.75, 'max_iter': 1000, 'tol': 0.0001, 'alpha': 0.01}], [0.36488065944268261, 0.071448508511457565, {'normalize': False, 'selection': 'cyclic', 'fit_intercept': True, 'l1_ratio': 0.75, 'max_iter': 1000, 'tol': 0.0001, 'alpha': 0.01}], [0.37392544071299721, 0.055459900082846493, {'normalize': False, 'selection': 'random', 'fit_intercept': True, 'l1_ratio': 0, 'max_iter': 1000, 'tol': 0.001, 'alpha': 0.1}], [0.37976834549749883, 0.10325316037002599, {'normalize': False, 'selection': 'random', 'fit_intercept': True, 'l1_ratio': 0, 'max_iter': 1000, 'tol': 0.001, 'alpha': 0.1}], [0.3770374395292968, 0.05683485718957338, {'normalize': False, 'selection': 'random', 'fit_intercept': True, 'l1_ratio': 1, 'max_iter': 1000, 'tol': 0.0001, 'alpha': 0.01}], [0.41068043883175331, 0.066167369758816305, {'normalize': Tru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0.84625658320331121, 0.90776165750135551, 0.90414356239093185, 0.91368104510903314, 0.85121647841125458, 0.92108862227789412, 0.89191886016076494, 0.84234805522004674, 0.92118826135786236, 0.82541542037367477]</text:p>
          </table:table-cell>
          <table:table-cell office:value-type="string" calcext:value-type="string">
            <text:p>[0.019899511800909986, -0.0086001643235507075, -0.018810085767590135, -0.15110892976293155, -0.10134074299285967, -0.019544677284927703, -0.10907704350190039, -0.074261223603714566, -0.070206837131432831, -0.086950964094160144]</text:p>
          </table:table-cell>
          <table:table-cell office:value-type="string" calcext:value-type="string">
            <text:p>0.882501854601</text:p>
          </table:table-cell>
          <table:table-cell office:value-type="string" calcext:value-type="string">
            <text:p>-0.0620001156662</text:p>
          </table:table-cell>
          <table:table-cell office:value-type="string" calcext:value-type="string">
            <text:p>[0.23390989373573945, 0.07686068240235093, 0.12527313518276431, 0.09337851261583828, 0.15863454319122114, 0.092790906256650388, 0.099270873224183084, 0.14898316297645189, 0.092774313804358965, 0.13338268953462676]</text:p>
          </table:table-cell>
          <table:table-cell office:value-type="string" calcext:value-type="string">
            <text:p>[0.98894584558230747, 1.2625958405607711, 1.3665140260650563, 1.0199113750949846, 1.4989089261090243, 1.3354697628204393, 0.81259255783902651, 1.0015871323971934, 1.1208945864536075, 0.77554578352258796]</text:p>
          </table:table-cell>
          <table:table-cell office:value-type="string" calcext:value-type="string">
            <text:p>0.125525871292</text:p>
          </table:table-cell>
          <table:table-cell office:value-type="string" calcext:value-type="string">
            <text:p>1.11829658364</text:p>
          </table:table-cell>
          <table:table-cell office:value-type="string" calcext:value-type="string">
            <text:p>[0.31769997203558692, 0.20478521409251282, 0.22295090938386511, 0.19538006091058183, 0.25606965005290444, 0.20211582587243759, 0.19818436675696041, 0.22468740697944289, 0.20569495456568751, 0.24566101015305941]</text:p>
          </table:table-cell>
          <table:table-cell office:value-type="string" calcext:value-type="string">
            <text:p>[0.86346085883177415, 0.87443388223251706, 0.8696244864774143, 0.82352898345416425, 1.0230466555213831, 0.94616660651805062, 0.75475982525760321, 0.79675892635011802, 0.87907564353719747, 0.74137691823240182]</text:p>
          </table:table-cell>
          <table:table-cell office:value-type="string" calcext:value-type="string">
            <text:p>0.22732293708</text:p>
          </table:table-cell>
          <table:table-cell office:value-type="string" calcext:value-type="string">
            <text:p>0.857223278641</text:p>
          </table:table-cell>
          <table:table-cell office:value-type="string" calcext:value-type="string">
            <text:p>[[0.33624581102496376, 0.026497542996021379, {'normalize': True, 'selection': 'random', 'fit_intercept': True, 'l1_ratio': 0.75, 'max_iter': 1000, 'tol': 0.001, 'alpha': 0.01}], [0.43106796813541609, 0.058607951945312375, {'normalize': False, 'selection': 'cyclic', 'fit_intercept': True, 'l1_ratio': 0, 'max_iter': 1000, 'tol': 0.0001, 'alpha': 0.01}], [0.37958513125951288, 0.13838416673761159, {'normalize': False, 'selection': 'cyclic', 'fit_intercept': True, 'l1_ratio': 0.25, 'max_iter': 1000, 'tol': 0.0001, 'alpha': 0.01}], [0.38579060878633131, 0.21555003514172233, {'normalize': False, 'selection': 'cyclic', 'fit_intercept': True, 'l1_ratio': 1, 'max_iter': 1000, 'tol': 0.001, 'alpha': 0.01}], [0.4406011407940254, 0.14027892659986857, {'normalize': True, 'selection': 'cyclic', 'fit_intercept': True, 'l1_ratio': 0.75, 'max_iter': 1000, 'tol': 0.001, 'alpha': 0.01}], [0.38088028576574601, 0.05644965818726419, {'normalize': False, 'selection': 'cyclic', 'fit_intercept': True, 'l1_ratio': 0.75, 'max_iter': 1000, 'tol': 0.001, 'alpha': 0.01}], [0.37371477096926947, 0.055908390967451004, {'normalize': False, 'selection': 'random', 'fit_intercept': True, 'l1_ratio': 0.75, 'max_iter': 1000, 'tol': 0.0001, 'alpha': 0.01}], [0.40909174769104079, 0.10116762520673692, {'normalize': False, 'selection': 'random', 'fit_intercept': True, 'l1_ratio': 1, 'max_iter': 1000, 'tol': 0.001, 'alpha': 0.01}], [0.37937617588142519, 0.065071510729847251, {'normalize': False, 'selection': 'random', 'fit_intercept': True, 'l1_ratio': 0.75, 'max_iter': 1000, 'tol': 0.0001, 'alpha': 0.01}], [0.41712991875983285, 0.070097552400250923, {'normalize': True, 'selection': 'cyclic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0.81265749378701346, 0.91417078822568532, 0.86139514494696834, 0.90456546056760245, 0.87280860606666666, 0.84829539664479237, 0.91680136891257946, 0.88605299384059444, 0.84897691438354705, 0.71478075626858617]</text:p>
          </table:table-cell>
          <table:table-cell office:value-type="string" calcext:value-type="string">
            <text:p>[0.044098249754019214, 0.0060382300188208671, -0.016302472442979665, -0.1289370545331705, -0.13045069091324701, 0.029362342537771813, -0.15007573404847596, -0.074941846477749374, -0.044772600940114149, -0.010391288342364025]</text:p>
          </table:table-cell>
          <table:table-cell office:value-type="string" calcext:value-type="string">
            <text:p>0.858050492364</text:p>
          </table:table-cell>
          <table:table-cell office:value-type="string" calcext:value-type="string">
            <text:p>-0.0476372865387</text:p>
          </table:table-cell>
          <table:table-cell office:value-type="string" calcext:value-type="string">
            <text:p>[0.28502856664371046, 0.071520059969927038, 0.18114030916587373, 0.10323961122596298, 0.13561279138317731, 0.17838755367075529, 0.076416669655686678, 0.10768142069557363, 0.17777888647151599, 0.21790761771374526]</text:p>
          </table:table-cell>
          <table:table-cell office:value-type="string" calcext:value-type="string">
            <text:p>[0.96452871524189165, 1.244271060868154, 1.3631506035509908, 1.0002665376957325, 1.5385271469494388, 1.271407983461434, 0.84263125624549617, 1.0022217109314175, 1.094255719396986, 0.72092001319941224]</text:p>
          </table:table-cell>
          <table:table-cell office:value-type="string" calcext:value-type="string">
            <text:p>0.15347134866</text:p>
          </table:table-cell>
          <table:table-cell office:value-type="string" calcext:value-type="string">
            <text:p>1.10421807475</text:p>
          </table:table-cell>
          <table:table-cell office:value-type="string" calcext:value-type="string">
            <text:p>[0.34411607831871649, 0.20068954582851006, 0.24635620190181459, 0.21996570567331122, 0.24031440001798302, 0.24026798067749036, 0.19116233523259216, 0.21911354900467692, 0.25726635043519941, 0.29218718918595626]</text:p>
          </table:table-cell>
          <table:table-cell office:value-type="string" calcext:value-type="string">
            <text:p>[0.84743929120647099, 0.87892400083169153, 0.8518350651130997, 0.80929662333202124, 1.0165714279774687, 0.9257075454464786, 0.77210282966437704, 0.81211491039696337, 0.8641109418001528, 0.70497796622991571]</text:p>
          </table:table-cell>
          <table:table-cell office:value-type="string" calcext:value-type="string">
            <text:p>0.245143933628</text:p>
          </table:table-cell>
          <table:table-cell office:value-type="string" calcext:value-type="string">
            <text:p>0.8483080602</text:p>
          </table:table-cell>
          <table:table-cell office:value-type="string" calcext:value-type="string">
            <text:p>[[0.33222267672880951, 0.0079165862750575928, {'normalize': True, 'selection': 'random', 'fit_intercept': True, 'l1_ratio': 1, 'max_iter': 1000, 'tol': 0.001, 'alpha': 0.01}], [0.41611440112701131, 0.047720375030333814, {'normalize': False, 'selection': 'cyclic', 'fit_intercept': True, 'l1_ratio': 0, 'max_iter': 1000, 'tol': 0.0001, 'alpha': 0.01}], [0.37758408245312425, 0.13641330664778845, {'normalize': False, 'selection': 'random', 'fit_intercept': True, 'l1_ratio': 0, 'max_iter': 1000, 'tol': 0.0001, 'alpha': 0.01}], [0.36094557380910897, 0.19695289231797555, {'normalize': False, 'selection': 'random', 'fit_intercept': True, 'l1_ratio': 0.75, 'max_iter': 1000, 'tol': 0.0001, 'alpha': 0.01}], [0.42122832248974962, 0.13237835636177819, {'normalize': False, 'selection': 'cyclic', 'fit_intercept': True, 'l1_ratio': 0, 'max_iter': 1000, 'tol': 0.0001, 'alpha': 0.01}], [0.38879607831658375, 0.056538071476122692, {'normalize': False, 'selection': 'random', 'fit_intercept': True, 'l1_ratio': 1, 'max_iter': 1000, 'tol': 0.0001, 'alpha': 0.01}], [0.35715154666966614, 0.034006267285164024, {'normalize': False, 'selection': 'random', 'fit_intercept': True, 'l1_ratio': 0.25, 'max_iter': 1000, 'tol': 0.001, 'alpha': 0.01}], [0.37317052352496122, 0.078289840964120588, {'normalize': False, 'selection': 'cyclic', 'fit_intercept': True, 'l1_ratio': 0.75, 'max_iter': 1000, 'tol': 0.0001, 'alpha': 0.01}], [0.39615576854969953, 0.073454721575666099, {'normalize': False, 'selection': 'random', 'fit_intercept': True, 'l1_ratio': 0.75, 'max_iter': 1000, 'tol': 0.001, 'alpha': 0.01}], [0.41499524762210055, 0.064381452259796343, {'normalize': True, 'selection': 'cyclic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0.84239380524920671, 0.84236958633205861, 0.86602775246458052, 0.78669717802736661, 0.8552603576723824, 0.89507681078634838, 0.86031301995136544, 0.87844435471816507, 0.90959445887004509, 0.86540060352082193]</text:p>
          </table:table-cell>
          <table:table-cell office:value-type="string" calcext:value-type="string">
            <text:p>[0.010413408316986561, -0.0066261788147281564, -0.003118893998172334, -0.14881149402261018, -0.14144010545771524, 0.027664588591417072, -0.13578972389668431, -0.057621208529376133, -0.067103473628750576, -0.10697300896329431]</text:p>
          </table:table-cell>
          <table:table-cell office:value-type="string" calcext:value-type="string">
            <text:p>0.860157792759</text:p>
          </table:table-cell>
          <table:table-cell office:value-type="string" calcext:value-type="string">
            <text:p>-0.0629406090403</text:p>
          </table:table-cell>
          <table:table-cell office:value-type="string" calcext:value-type="string">
            <text:p>[0.23978684118230345, 0.13135081175229149, 0.17508603381120913, 0.23074769936365191, 0.1543229169273756, 0.12337787142379808, 0.12830035386472785, 0.11487168481815131, 0.10642211664086992, 0.10283399341772803]</text:p>
          </table:table-cell>
          <table:table-cell office:value-type="string" calcext:value-type="string">
            <text:p>[0.99851756067085695, 1.2601247464831313, 1.3454676760748805, 1.0178757894223185, 1.5534835822381698, 1.2736318183855726, 0.83216425974730501, 0.98607281929051382, 1.1176442396708508, 0.7898316280442842]</text:p>
          </table:table-cell>
          <table:table-cell office:value-type="string" calcext:value-type="string">
            <text:p>0.15071003232</text:p>
          </table:table-cell>
          <table:table-cell office:value-type="string" calcext:value-type="string">
            <text:p>1.117481412</text:p>
          </table:table-cell>
          <table:table-cell office:value-type="string" calcext:value-type="string">
            <text:p>[0.3053422288589982, 0.26163029726992687, 0.25633283716329686, 0.2604224258072162, 0.20839640829117023, 0.23951441929495645, 0.22476496656293929, 0.20765098752526487, 0.19723298442209772, 0.21330182720802404]</text:p>
          </table:table-cell>
          <table:table-cell office:value-type="string" calcext:value-type="string">
            <text:p>[0.86884893377485606, 0.88717139648683385, 0.86776843344401777, 0.83644328742554397, 1.030762269366517, 0.91471595736349698, 0.75244413542387178, 0.79597572817914719, 0.90215346742711977, 0.75381148889475458]</text:p>
          </table:table-cell>
          <table:table-cell office:value-type="string" calcext:value-type="string">
            <text:p>0.23745893824</text:p>
          </table:table-cell>
          <table:table-cell office:value-type="string" calcext:value-type="string">
            <text:p>0.861009509779</text:p>
          </table:table-cell>
          <table:table-cell office:value-type="string" calcext:value-type="string">
            <text:p>[[0.31697477963004045, 0.0069858739324843433, {'normalize': False, 'selection': 'random', 'fit_intercept': True, 'l1_ratio': 0, 'max_iter': 1000, 'tol': 0.001, 'alpha': 0.1}], [0.39682137741481965, 0.068756050509897124, {'normalize': False, 'selection': 'cyclic', 'fit_intercept': True, 'l1_ratio': 0, 'max_iter': 1000, 'tol': 0.0001, 'alpha': 0.1}], [0.3829608650220328, 0.11271138108038274, {'normalize': True, 'selection': 'cyclic', 'fit_intercept': True, 'l1_ratio': 0.25, 'max_iter': 1000, 'tol': 0.001, 'alpha': 0.01}], [0.38329640624412742, 0.19004947849243994, {'normalize': True, 'selection': 'random', 'fit_intercept': True, 'l1_ratio': 1, 'max_iter': 1000, 'tol': 0.0001, 'alpha': 0.01}], [0.437600480662795, 0.14455485268225321, {'normalize': False, 'selection': 'cyclic', 'fit_intercept': True, 'l1_ratio': 0.5, 'max_iter': 1000, 'tol': 0.0001, 'alpha': 0.01}], [0.3643699507558838, 0.069050201611500647, {'normalize': False, 'selection': 'cyclic', 'fit_intercept': True, 'l1_ratio': 0, 'max_iter': 1000, 'tol': 0.0001, 'alpha': 0.1}], [0.37404585181130273, 0.059143409508831929, {'normalize': False, 'selection': 'random', 'fit_intercept': True, 'l1_ratio': 0, 'max_iter': 1000, 'tol': 0.001, 'alpha': 0.1}], [0.37495430036211158, 0.10751001148314224, {'normalize': False, 'selection': 'random', 'fit_intercept': True, 'l1_ratio': 0, 'max_iter': 1000, 'tol': 0.0001, 'alpha': 0.1}], [0.36597746274745813, 0.066998377441874188, {'normalize': False, 'selection': 'random', 'fit_intercept': True, 'l1_ratio': 0.75, 'max_iter': 1000, 'tol': 0.001, 'alpha': 0.01}], [0.41155989081696698, 0.069757687293489579, {'normalize': Tru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0.85772395784536548, 0.77792781396590494, 0.90673925911440967, 0.91354158320954804, 0.90743854765995791, 0.92644000678315519, 0.8414025569148702, 0.88520143698352327, 0.92687842638037365, 0.84355401209665171]</text:p>
          </table:table-cell>
          <table:table-cell office:value-type="string" calcext:value-type="string">
            <text:p>[0.02718783469849273, 0.0050646667713021287, 0.0031909082972599867, -0.15292526542739271, -0.15215881972564915, -0.0079749204782348926, -0.1169845642471905, -0.090852495241448672, -0.059751055970239664, -0.092942693833625301]</text:p>
          </table:table-cell>
          <table:table-cell office:value-type="string" calcext:value-type="string">
            <text:p>0.878684760095</text:p>
          </table:table-cell>
          <table:table-cell office:value-type="string" calcext:value-type="string">
            <text:p>-0.0638146405157</text:p>
          </table:table-cell>
          <table:table-cell office:value-type="string" calcext:value-type="string">
            <text:p>[0.2164630824195973, 0.18504907285615213, 0.12188086362913282, 0.093529380345376348, 0.098689986312229291, 0.086498279866072655, 0.14566932482024192, 0.10848615313447767, 0.086076058385910481, 0.11952479811283263]</text:p>
          </table:table-cell>
          <table:table-cell office:value-type="string" calcext:value-type="string">
            <text:p>[0.98159174593884035, 1.2454897964487339, 1.3370044369895415, 1.0215206940371602, 1.5680715983402151, 1.3203148993575933, 0.81838619728565298, 1.0170559995752486, 1.1099435925951318, 0.77982091725810265]</text:p>
          </table:table-cell>
          <table:table-cell office:value-type="string" calcext:value-type="string">
            <text:p>0.126186699988</text:p>
          </table:table-cell>
          <table:table-cell office:value-type="string" calcext:value-type="string">
            <text:p>1.11991998778</text:p>
          </table:table-cell>
          <table:table-cell office:value-type="string" calcext:value-type="string">
            <text:p>[0.30429842393099082, 0.2889700505095274, 0.22570770219330885, 0.18462707053879965, 0.19448674783114597, 0.18687142319018826, 0.24395403951303085, 0.19923697553831884, 0.19610750359883242, 0.23616288315166958]</text:p>
          </table:table-cell>
          <table:table-cell office:value-type="string" calcext:value-type="string">
            <text:p>[0.85910582376877775, 0.87526107391138386, 0.86067012070468785, 0.82125546547149131, 1.0237308368178006, 0.94301025582906073, 0.74665550787258772, 0.81331377534870875, 0.87631812476025994, 0.74514006571833791]</text:p>
          </table:table-cell>
          <table:table-cell office:value-type="string" calcext:value-type="string">
            <text:p>0.226042282</text:p>
          </table:table-cell>
          <table:table-cell office:value-type="string" calcext:value-type="string">
            <text:p>0.85644610502</text:p>
          </table:table-cell>
          <table:table-cell office:value-type="string" calcext:value-type="string">
            <text:p>[[0.33424892545149926, 0.024805576355465406, {'normalize': True, 'selection': 'random', 'fit_intercept': True, 'l1_ratio': 0.75, 'max_iter': 1000, 'tol': 0.001, 'alpha': 0.01}], [0.41730311370809237, 0.05974120017105853, {'normalize': True, 'selection': 'cyclic', 'fit_intercept': True, 'l1_ratio': 0.75, 'max_iter': 1000, 'tol': 0.001, 'alpha': 0.01}], [0.38228569468163853, 0.12929206104333374, {'normalize': False, 'selection': 'cyclic', 'fit_intercept': True, 'l1_ratio': 0.25, 'max_iter': 1000, 'tol': 0.001, 'alpha': 0.01}], [0.38380589409066124, 0.20320873894842595, {'normalize': False, 'selection': 'cyclic', 'fit_intercept': True, 'l1_ratio': 1, 'max_iter': 1000, 'tol': 0.001, 'alpha': 0.01}], [0.43912196913107121, 0.14907074406676707, {'normalize': False, 'selection': 'cyclic', 'fit_intercept': True, 'l1_ratio': 0, 'max_iter': 1000, 'tol': 0.0001, 'alpha': 0.01}], [0.37851133829673017, 0.062379598037350312, {'normalize': False, 'selection': 'cyclic', 'fit_intercept': True, 'l1_ratio': 0.75, 'max_iter': 1000, 'tol': 0.001, 'alpha': 0.01}], [0.37026742050222378, 0.064149111051452282, {'normalize': False, 'selection': 'cyclic', 'fit_intercept': True, 'l1_ratio': 0, 'max_iter': 1000, 'tol': 0.0001, 'alpha': 0.1}], [0.37425348538793368, 0.10502687595077152, {'normalize': False, 'selection': 'random', 'fit_intercept': True, 'l1_ratio': 0.75, 'max_iter': 1000, 'tol': 0.0001, 'alpha': 0.01}], [0.37174987444341429, 0.078734788426927382, {'normalize': False, 'selection': 'cyclic', 'fit_intercept': True, 'l1_ratio': 0.75, 'max_iter': 1000, 'tol': 0.0001, 'alpha': 0.01}], [0.41867386901354869, 0.073285049230011917, {'normalize': True, 'selection': 'cyclic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0.82695059698134443, 0.91896412869050859, 0.86395877574485569, 0.90715374092483114, 0.88661203564821234, 0.84915209550797288, 0.84305332500030339, 0.89762250078499095, 0.85000211704174133, 0.73518341043542734]</text:p>
          </table:table-cell>
          <table:table-cell office:value-type="string" calcext:value-type="string">
            <text:p>[0.058322986984270186, 0.019480020036151235, 0.0037323668548771005, -0.12962091662064412, -0.1229129121290562, 0.038583302617715809, -0.061561301829023973, -0.073951301291883764, -0.050033221263034555, -0.021701111315532984]</text:p>
          </table:table-cell>
          <table:table-cell office:value-type="string" calcext:value-type="string">
            <text:p>0.857865272676</text:p>
          </table:table-cell>
          <table:table-cell office:value-type="string" calcext:value-type="string">
            <text:p>-0.0339662087956</text:p>
          </table:table-cell>
          <table:table-cell office:value-type="string" calcext:value-type="string">
            <text:p>[0.26328260627025851, 0.06752584878688743, 0.17778994402073653, 0.10043964949917777, 0.12089543073222254, 0.17738017214735183, 0.14415311959169486, 0.096748084344664295, 0.17657205516994748, 0.20231998166797979]</text:p>
          </table:table-cell>
          <table:table-cell office:value-type="string" calcext:value-type="string">
            <text:p>[0.95017560047688898, 1.2274442262453824, 1.336278187098759, 1.0008724566526415, 1.5282683383340816, 1.2593297355481274, 0.77777898173103377, 1.0012981764219127, 1.0997654962333538, 0.72898963713735865]</text:p>
          </table:table-cell>
          <table:table-cell office:value-type="string" calcext:value-type="string">
            <text:p>0.152710689223</text:p>
          </table:table-cell>
          <table:table-cell office:value-type="string" calcext:value-type="string">
            <text:p>1.09102008359</text:p>
          </table:table-cell>
          <table:table-cell office:value-type="string" calcext:value-type="string">
            <text:p>[0.33469792069929333, 0.1872782608985826, 0.2545020101543306, 0.21605696608737676, 0.22417619067821426, 0.23929954381800966, 0.25009920824935339, 0.20547849026942722, 0.25704477218497851, 0.28907248535181801]</text:p>
          </table:table-cell>
          <table:table-cell office:value-type="string" calcext:value-type="string">
            <text:p>[0.83841592126577302, 0.86859948914658924, 0.84319365425043935, 0.80800338845422026, 1.0088895065504653, 0.92132725490593559, 0.73107731612441684, 0.81502666198044171, 0.86362968906635462, 0.7118467130451448]</text:p>
          </table:table-cell>
          <table:table-cell office:value-type="string" calcext:value-type="string">
            <text:p>0.245770584839</text:p>
          </table:table-cell>
          <table:table-cell office:value-type="string" calcext:value-type="string">
            <text:p>0.841000959479</text:p>
          </table:table-cell>
          <table:table-cell office:value-type="string" calcext:value-type="string">
            <text:p>[[0.33158988983522097, 0.0012161649307030615, {'normalize': True, 'selection': 'random', 'fit_intercept': True, 'l1_ratio': 1, 'max_iter': 1000, 'tol': 0.0001, 'alpha': 0.01}], [0.39582265443548292, 0.046876812688578233, {'normalize': False, 'selection': 'cyclic', 'fit_intercept': True, 'l1_ratio': 0, 'max_iter': 1000, 'tol': 0.0001, 'alpha': 0.01}], [0.37684763045882252, 0.13135416318325163, {'normalize': False, 'selection': 'cyclic', 'fit_intercept': True, 'l1_ratio': 0, 'max_iter': 1000, 'tol': 0.0001, 'alpha': 0.01}], [0.35894573268258001, 0.18636956399763296, {'normalize': False, 'selection': 'random', 'fit_intercept': True, 'l1_ratio': 0.75, 'max_iter': 1000, 'tol': 0.0001, 'alpha': 0.01}], [0.43055570635010476, 0.13554945229785942, {'normalize': False, 'selection': 'cyclic', 'fit_intercept': True, 'l1_ratio': 0, 'max_iter': 1000, 'tol': 0.0001, 'alpha': 0.01}], [0.38574236214722052, 0.066078500943684046, {'normalize': False, 'selection': 'random', 'fit_intercept': True, 'l1_ratio': 1, 'max_iter': 1000, 'tol': 0.0001, 'alpha': 0.01}], [0.34762943203161162, 0.03954523243368168, {'normalize': True, 'selection': 'random', 'fit_intercept': True, 'l1_ratio': 0.75, 'max_iter': 1000, 'tol': 0.001, 'alpha': 0.01}], [0.34284208778120556, 0.083705401665318951, {'normalize': False, 'selection': 'random', 'fit_intercept': True, 'l1_ratio': 0.75, 'max_iter': 1000, 'tol': 0.001, 'alpha': 0.01}], [0.39245784321571847, 0.086770307467706476, {'normalize': False, 'selection': 'random', 'fit_intercept': True, 'l1_ratio': 0.75, 'max_iter': 1000, 'tol': 0.001, 'alpha': 0.01}], [0.41909103278321619, 0.060011931968078691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0.87578786148815502, 0.84154528231134185, 0.86494677339607373, 0.79542793901393061, 0.87812758605674024, 0.93212068846510332, 0.85746631225146885, 0.8778886956176728, 0.91206009114549369, 0.87393524643857701]</text:p>
          </table:table-cell>
          <table:table-cell office:value-type="string" calcext:value-type="string">
            <text:p>[0.024041650607700471, -0.013488024048065483, 0.00019521408021694331, -0.13894243030703946, -0.16200902510374582, 0.024322223262706388, -0.13899189086280805, -0.04966266948553244, -0.064636820242372828, -0.093884229088967652]</text:p>
          </table:table-cell>
          <table:table-cell office:value-type="string" calcext:value-type="string">
            <text:p>0.870930647618</text:p>
          </table:table-cell>
          <table:table-cell office:value-type="string" calcext:value-type="string">
            <text:p>-0.0613056001188</text:p>
          </table:table-cell>
          <table:table-cell office:value-type="string" calcext:value-type="string">
            <text:p>[0.18898011196418493, 0.13203769063392609, 0.17649874682617703, 0.22130289693341484, 0.12994163941716283, 0.079818437026681247, 0.13091501133043457, 0.11539678998221087, 0.10351966395565122, 0.096313522772357371]</text:p>
          </table:table-cell>
          <table:table-cell office:value-type="string" calcext:value-type="string">
            <text:p>[0.98476632418208077, 1.2687146094998543, 1.341022514767312, 1.0091315515098207, 1.5814775863227482, 1.2780098784473242, 0.83451040608661975, 0.97865267777944409, 1.1150607592336867, 0.78049270809452465]</text:p>
          </table:table-cell>
          <table:table-cell office:value-type="string" calcext:value-type="string">
            <text:p>0.137472451084</text:p>
          </table:table-cell>
          <table:table-cell office:value-type="string" calcext:value-type="string">
            <text:p>1.11718390159</text:p>
          </table:table-cell>
          <table:table-cell office:value-type="string" calcext:value-type="string">
            <text:p>[0.25423753320108933, 0.25883022325430249, 0.25618266303763909, 0.25552329759416609, 0.18770725067350624, 0.17619909822744387, 0.22539461415049858, 0.20923838025639563, 0.19044958210218174, 0.20786760274084529]</text:p>
          </table:table-cell>
          <table:table-cell office:value-type="string" calcext:value-type="string">
            <text:p>[0.86856260548905528, 0.88957404804871276, 0.86582871651643278, 0.837396733905722, 1.0390879954637842, 0.93010809597700206, 0.75483360859212156, 0.79323301364504195, 0.90160804377394044, 0.74878772318028763]</text:p>
          </table:table-cell>
          <table:table-cell office:value-type="string" calcext:value-type="string">
            <text:p>0.222163024524</text:p>
          </table:table-cell>
          <table:table-cell office:value-type="string" calcext:value-type="string">
            <text:p>0.862902058459</text:p>
          </table:table-cell>
          <table:table-cell office:value-type="string" calcext:value-type="string">
            <text:p>[[0.31696027962909817, 0.01961215090512345, {'normalize': False, 'selection': 'cyclic', 'fit_intercept': True, 'l1_ratio': 0.5, 'max_iter': 1000, 'tol': 0.001, 'alpha': 0.01}], [0.39805557928707119, 0.06945597388545674, {'normalize': False, 'selection': 'random', 'fit_intercept': True, 'l1_ratio': 0, 'max_iter': 1000, 'tol': 0.001, 'alpha': 0.1}], [0.38438879913730412, 0.11275450586957068, {'normalize': True, 'selection': 'cyclic', 'fit_intercept': True, 'l1_ratio': 0.25, 'max_iter': 1000, 'tol': 0.001, 'alpha': 0.01}], [0.38365237225370696, 0.1912963986736701, {'normalize': True, 'selection': 'random', 'fit_intercept': True, 'l1_ratio': 1, 'max_iter': 1000, 'tol': 0.001, 'alpha': 0.01}], [0.44380603035668015, 0.14032143742979342, {'normalize': False, 'selection': 'random', 'fit_intercept': True, 'l1_ratio': 0, 'max_iter': 1000, 'tol': 0.0001, 'alpha': 0.01}], [0.36436647065930228, 0.073935138262652467, {'normalize': False, 'selection': 'cyclic', 'fit_intercept': True, 'l1_ratio': 0.75, 'max_iter': 1000, 'tol': 0.001, 'alpha': 0.01}], [0.37643599324790389, 0.060046867227357338, {'normalize': False, 'selection': 'random', 'fit_intercept': True, 'l1_ratio': 0, 'max_iter': 1000, 'tol': 0.0001, 'alpha': 0.1}], [0.37248115928246534, 0.1065754186088875, {'normalize': False, 'selection': 'random', 'fit_intercept': True, 'l1_ratio': 0, 'max_iter': 1000, 'tol': 0.001, 'alpha': 0.1}], [0.36593707344200505, 0.072168342326337578, {'normalize': False, 'selection': 'random', 'fit_intercept': True, 'l1_ratio': 0.75, 'max_iter': 1000, 'tol': 0.001, 'alpha': 0.01}], [0.41329886601150784, 0.071114874110592863, {'normalize': Tru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0.86088577040191028, 0.91097645834643026, 0.89269873995601889, 0.91259483352518456, 0.90982758045704248, 0.92804009993495629, 0.8375514652466276, 0.88266331177675317, 0.92679689700659396, 0.90642777517383621]</text:p>
          </table:table-cell>
          <table:table-cell office:value-type="string" calcext:value-type="string">
            <text:p>[0.029174586815632453, -0.013315799975735176, 0.018423216921124475, -0.14764274388147758, -0.15256816920274785, 0.0028052624817043181, -0.11935926351916737, -0.073575960420273034, -0.060310787080523731, -0.18624544383058872]</text:p>
          </table:table-cell>
          <table:table-cell office:value-type="string" calcext:value-type="string">
            <text:p>0.896846293183</text:p>
          </table:table-cell>
          <table:table-cell office:value-type="string" calcext:value-type="string">
            <text:p>-0.0702615101692</text:p>
          </table:table-cell>
          <table:table-cell office:value-type="string" calcext:value-type="string">
            <text:p>[0.21165260497267191, 0.074181842127833561, 0.14023017744088342, 0.094553559535880238, 0.096142774615749202, 0.08461675025733173, 0.14920649359308677, 0.11088471486400579, 0.086172031801008575, 0.071489217660381091]</text:p>
          </table:table-cell>
          <table:table-cell office:value-type="string" calcext:value-type="string">
            <text:p>[0.97958706348423064, 1.2684990142570014, 1.316573579782057, 1.0168402474916078, 1.5686287170966267, 1.3061942740417813, 0.82012607907909574, 1.0009482274718735, 1.1105298340109206, 0.84639296764632854]</text:p>
          </table:table-cell>
          <table:table-cell office:value-type="string" calcext:value-type="string">
            <text:p>0.111913016687</text:p>
          </table:table-cell>
          <table:table-cell office:value-type="string" calcext:value-type="string">
            <text:p>1.12343200044</text:p>
          </table:table-cell>
          <table:table-cell office:value-type="string" calcext:value-type="string">
            <text:p>[0.30428252556299584, 0.19149602956324177, 0.23468340216885752, 0.18582078525629728, 0.19270960155194486, 0.18325502146499317, 0.24510241589635307, 0.20046385488281571, 0.1937513641767227, 0.17345792541458871]</text:p>
          </table:table-cell>
          <table:table-cell office:value-type="string" calcext:value-type="string">
            <text:p>[0.85881250628118055, 0.87537110251205952, 0.85304276524040723, 0.8198494198234908, 1.0255993779793791, 0.93700890766492206, 0.74880434058742129, 0.80858927268089165, 0.87853244895345695, 0.78862537774123576]</text:p>
          </table:table-cell>
          <table:table-cell office:value-type="string" calcext:value-type="string">
            <text:p>0.210502292594</text:p>
          </table:table-cell>
          <table:table-cell office:value-type="string" calcext:value-type="string">
            <text:p>0.859423551946</text:p>
          </table:table-cell>
          <table:table-cell office:value-type="string" calcext:value-type="string">
            <text:p>[[0.33646883016530504, 0.028595258781246358, {'normalize': True, 'selection': 'cyclic', 'fit_intercept': True, 'l1_ratio': 0.75, 'max_iter': 1000, 'tol': 0.001, 'alpha': 0.01}], [0.41919801305134508, 0.059649503356931657, {'normalize': False, 'selection': 'cyclic', 'fit_intercept': True, 'l1_ratio': 0, 'max_iter': 1000, 'tol': 0.0001, 'alpha': 0.01}], [0.38902349039429818, 0.13879268813681514, {'normalize': False, 'selection': 'cyclic', 'fit_intercept': True, 'l1_ratio': 0.75, 'max_iter': 1000, 'tol': 0.001, 'alpha': 0.01}], [0.38451466914275856, 0.20170150453619512, {'normalize': False, 'selection': 'cyclic', 'fit_intercept': True, 'l1_ratio': 1, 'max_iter': 1000, 'tol': 0.001, 'alpha': 0.01}], [0.44677207920832757, 0.14772035315410678, {'normalize': False, 'selection': 'cyclic', 'fit_intercept': True, 'l1_ratio': 0, 'max_iter': 1000, 'tol': 0.0001, 'alpha': 0.01}], [0.37960349267356552, 0.061044930867156823, {'normalize': False, 'selection': 'cyclic', 'fit_intercept': True, 'l1_ratio': 0.75, 'max_iter': 1000, 'tol': 0.001, 'alpha': 0.01}], [0.37189688973524371, 0.064641967768393815, {'normalize': False, 'selection': 'cyclic', 'fit_intercept': True, 'l1_ratio': 0, 'max_iter': 1000, 'tol': 0.0001, 'alpha': 0.1}], [0.37369926776859652, 0.10734645067445429, {'normalize': False, 'selection': 'random', 'fit_intercept': True, 'l1_ratio': 0.75, 'max_iter': 1000, 'tol': 0.0001, 'alpha': 0.01}], [0.37293006040731663, 0.083539552293472458, {'normalize': False, 'selection': 'random', 'fit_intercept': True, 'l1_ratio': 0.75, 'max_iter': 1000, 'tol': 0.0001, 'alpha': 0.01}], [0.42463755886463822, 0.06438370233227815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0.83348997365687238, 0.9193970435344524, 0.83911781390897777, 0.90489331104899762, 0.88950515049848822, 0.85046516143828854, 0.83902369734861271, 0.89434910534022971, 0.85032804890092129, 0.75116381217084283]</text:p>
          </table:table-cell>
          <table:table-cell office:value-type="string" calcext:value-type="string">
            <text:p>[0.061697730808073836, 0.011081167489920274, 0.028600455676982217, -0.12213740885285129, -0.12421553542764974, 0.044961271511564482, -0.067320922231316693, -0.062122655053616249, -0.044140648495307522, -0.0052639683422011085]</text:p>
          </table:table-cell>
          <table:table-cell office:value-type="string" calcext:value-type="string">
            <text:p>0.857173311785</text:p>
          </table:table-cell>
          <table:table-cell office:value-type="string" calcext:value-type="string">
            <text:p>-0.0278860512916</text:p>
          </table:table-cell>
          <table:table-cell office:value-type="string" calcext:value-type="string">
            <text:p>[0.25333340041064439, 0.067165108020886349, 0.21025417123129819, 0.10288494763727918, 0.11781076149081393, 0.1758361542735567, 0.14785427093360948, 0.099841486127394699, 0.17618838003343384, 0.19011094827066746]</text:p>
          </table:table-cell>
          <table:table-cell office:value-type="string" calcext:value-type="string">
            <text:p>[0.94677039976059552, 1.237958160969423, 1.302923008688609, 0.99424188112617451, 1.5300411899261455, 1.2509754330877128, 0.78199890919441639, 0.99026974161889181, 1.0935938360584545, 0.71726164079968646]</text:p>
          </table:table-cell>
          <table:table-cell office:value-type="string" calcext:value-type="string">
            <text:p>0.154127962843</text:p>
          </table:table-cell>
          <table:table-cell office:value-type="string" calcext:value-type="string">
            <text:p>1.08460342012</text:p>
          </table:table-cell>
          <table:table-cell office:value-type="string" calcext:value-type="string">
            <text:p>[0.33349492423413934, 0.18668902875783031, 0.28103941952222322, 0.21360540284140928, 0.22074272775795559, 0.23701131750550009, 0.25519359560033833, 0.20405376097088071, 0.25440515437980266, 0.28097653594878574]</text:p>
          </table:table-cell>
          <table:table-cell office:value-type="string" calcext:value-type="string">
            <text:p>[0.83643702777170359, 0.87399961292025685, 0.83239586875582194, 0.8048560306812157, 1.0111519585668955, 0.91833524509242304, 0.73436931693811591, 0.81151614759789614, 0.8652990875749641, 0.70651744235779701]</text:p>
          </table:table-cell>
          <table:table-cell office:value-type="string" calcext:value-type="string">
            <text:p>0.246721186752</text:p>
          </table:table-cell>
          <table:table-cell office:value-type="string" calcext:value-type="string">
            <text:p>0.839487773826</text:p>
          </table:table-cell>
          <table:table-cell office:value-type="string" calcext:value-type="string">
            <text:p>[[0.33314755429592996, 0.002265357492084381, {'normalize': True, 'selection': 'random', 'fit_intercept': True, 'l1_ratio': 1, 'max_iter': 1000, 'tol': 0.001, 'alpha': 0.01}], [0.3986219888286, 0.049165150858649545, {'normalize': False, 'selection': 'cyclic', 'fit_intercept': True, 'l1_ratio': 0, 'max_iter': 1000, 'tol': 0.0001, 'alpha': 0.01}], [0.3799493849964013, 0.12656172968631482, {'normalize': False, 'selection': 'random', 'fit_intercept': True, 'l1_ratio': 0.25, 'max_iter': 1000, 'tol': 0.001, 'alpha': 0.01}], [0.35776625675863011, 0.18223178918780075, {'normalize': False, 'selection': 'cyclic', 'fit_intercept': True, 'l1_ratio': 0.75, 'max_iter': 1000, 'tol': 0.0001, 'alpha': 0.01}], [0.4360634801201676, 0.13413493129149071, {'normalize': False, 'selection': 'cyclic', 'fit_intercept': True, 'l1_ratio': 0, 'max_iter': 1000, 'tol': 0.0001, 'alpha': 0.01}], [0.38926250569007342, 0.065743048874955121, {'normalize': False, 'selection': 'random', 'fit_intercept': True, 'l1_ratio': 1, 'max_iter': 1000, 'tol': 0.0001, 'alpha': 0.01}], [0.35577142189696265, 0.045791161663108669, {'normalize': True, 'selection': 'random', 'fit_intercept': True, 'l1_ratio': 1, 'max_iter': 1000, 'tol': 0.001, 'alpha': 0.01}], [0.33931951369393676, 0.082139232126230172, {'normalize': False, 'selection': 'random', 'fit_intercept': True, 'l1_ratio': 0.75, 'max_iter': 1000, 'tol': 0.001, 'alpha': 0.01}], [0.39372893701188522, 0.092492598615900146, {'normalize': False, 'selection': 'random', 'fit_intercept': True, 'l1_ratio': 0.75, 'max_iter': 1000, 'tol': 0.001, 'alpha': 0.01}], [0.41785329349237932, 0.060188714551622557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0.8862191568485922, 0.9017760256263383, 0.88583719299838992, 0.86705361910551837, 0.8160283032323119, 0.86191546739853975, 0.89597411177166386, 0.88055986790679064, 0.81311919597761451, 0.90957285722722003]</text:p>
          </table:table-cell>
          <table:table-cell office:value-type="string" calcext:value-type="string">
            <text:p>[-0.19483435523570325, 0.048534881327162771, -0.16142088943297961, 0.094321913145502867, 0.005328794945919757, 0.16551582817946564, 0.075474771158926424, 0.04454240394787834, 0.033842294143267115, 0.032902265252428009]</text:p>
          </table:table-cell>
          <table:table-cell office:value-type="string" calcext:value-type="string">
            <text:p>0.871805579809</text:p>
          </table:table-cell>
          <table:table-cell office:value-type="string" calcext:value-type="string">
            <text:p>0.0144207907432</text:p>
          </table:table-cell>
          <table:table-cell office:value-type="string" calcext:value-type="string">
            <text:p>[0.17310962306700747, 0.081848410261075685, 0.1491974155422148, 0.14381934212788455, 0.19615254273604757, 0.1623718821034614, 0.095546186667800473, 0.1128724970085766, 0.21998928909701632, 0.069086373697957226]</text:p>
          </table:table-cell>
          <table:table-cell office:value-type="string" calcext:value-type="string">
            <text:p>[0.86460919272540593, 1.2664327679269745, 1.7808900626121107, 1.0752828598657287, 0.65448975891100603, 0.46877371689605024, 0.92105432229791973, 0.62563485991233359, 0.81282639785088551, 1.0132881824095226]</text:p>
          </table:table-cell>
          <table:table-cell office:value-type="string" calcext:value-type="string">
            <text:p>0.140399356231</text:p>
          </table:table-cell>
          <table:table-cell office:value-type="string" calcext:value-type="string">
            <text:p>0.948328212141</text:p>
          </table:table-cell>
          <table:table-cell office:value-type="string" calcext:value-type="string">
            <text:p>[0.25819617271764816, 0.22324689369293474, 0.25732840921971123, 0.24146782156375721, 0.27534598886274492, 0.27526070961212329, 0.22568923420580042, 0.21735651903982667, 0.25632934101199251, 0.18754191667462328]</text:p>
          </table:table-cell>
          <table:table-cell office:value-type="string" calcext:value-type="string">
            <text:p>[0.73332567765316359, 0.85137403354372043, 0.97014898513207337, 0.73906668577968626, 0.66320421125959328, 0.56586068540516721, 0.71597247076843862, 0.64549683389001022, 0.70951887916806367, 0.78806604127389868]</text:p>
          </table:table-cell>
          <table:table-cell office:value-type="string" calcext:value-type="string">
            <text:p>0.24177630066</text:p>
          </table:table-cell>
          <table:table-cell office:value-type="string" calcext:value-type="string">
            <text:p>0.738203450387</text:p>
          </table:table-cell>
          <table:table-cell office:value-type="string" calcext:value-type="string">
            <text:p>[[0.50385478335469158, 0.029724413501616823, {'normalize': False, 'selection': 'cyclic', 'fit_intercept': True, 'l1_ratio': 0, 'max_iter': 1000, 'tol': 0.0001, 'alpha': 0.01}], [0.53958999547494846, 0.11965723831164649, {'normalize': False, 'selection': 'cyclic', 'fit_intercept': True, 'l1_ratio': 0, 'max_iter': 1000, 'tol': 0.0001, 'alpha': 0.01}], [0.5240723782066028, 0.18353323187457718, {'normalize': False, 'selection': 'random', 'fit_intercept': True, 'l1_ratio': 1, 'max_iter': 1000, 'tol': 0.001, 'alpha': 0.01}], [0.44151170589793848, 0.16114614546399642, {'normalize': False, 'selection': 'random', 'fit_intercept': True, 'l1_ratio': 0.5, 'max_iter': 1000, 'tol': 0.001, 'alpha': 0.01}], [0.41955630063062171, 0.031699388423021162, {'normalize': True, 'selection': 'random', 'fit_intercept': True, 'l1_ratio': 0.5, 'max_iter': 1000, 'tol': 0.001, 'alpha': 0.01}], [0.39737842857940936, 0.01506921446605345, {'normalize': False, 'selection': 'random', 'fit_intercept': True, 'l1_ratio': 0, 'max_iter': 1000, 'tol': 0.0001, 'alpha': 0.1}], [0.48870414942275636, 0.023252788836767527, {'normalize': False, 'selection': 'random', 'fit_intercept': True, 'l1_ratio': 0.75, 'max_iter': 1000, 'tol': 0.001, 'alpha': 0.01}], [0.43248438703137038, 0.13273290193583559, {'normalize': False, 'selection': 'random', 'fit_intercept': True, 'l1_ratio': 0.75, 'max_iter': 1000, 'tol': 0.001, 'alpha': 0.01}], [0.49282947003781558, 0.10158183127583059, {'normalize': True, 'selection': 'random', 'fit_intercept': True, 'l1_ratio': 1, 'max_iter': 1000, 'tol': 0.001, 'alpha': 0.01}], [0.52896559705672264, 0.11152204799342375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0.89599856338131145, 0.73085042686397239, 0.88449775955947019, 0.91300495702835316, 0.80265052754374222, 0.83729024694349841, 0.84433378590514507, 0.85435259049303958, 0.85610536575972018, 0.91852406859581204]</text:p>
          </table:table-cell>
          <table:table-cell office:value-type="string" calcext:value-type="string">
            <text:p>[-0.178797828654496, 0.03717914848651982, -0.15722207072705463, 0.04187350027425607, 0.026258269915264143, 0.16385944532107333, 0.082848060845167049, -0.001864199171618397, -0.016255872413891259, -0.012368773568970148]</text:p>
          </table:table-cell>
          <table:table-cell office:value-type="string" calcext:value-type="string">
            <text:p>0.853760829207</text:p>
          </table:table-cell>
          <table:table-cell office:value-type="string" calcext:value-type="string">
            <text:p>-0.00144903196938</text:p>
          </table:table-cell>
          <table:table-cell office:value-type="string" calcext:value-type="string">
            <text:p>[0.15823093758877368, 0.22427787944954183, 0.15094789814356527, 0.094109894262556962, 0.21041606676484984, 0.19132837214016984, 0.1429770358425585, 0.13763871912877748, 0.16938753264140774, 0.062247644587452779]</text:p>
          </table:table-cell>
          <table:table-cell office:value-type="string" calcext:value-type="string">
            <text:p>[0.85300479899439197, 1.2815476385522631, 1.7744517123326162, 1.1375531965407435, 0.64071824631747987, 0.46970419439982064, 0.91370871384591501, 0.6560219631826808, 0.85497387751672294, 1.0607214531069242]</text:p>
          </table:table-cell>
          <table:table-cell office:value-type="string" calcext:value-type="string">
            <text:p>0.154156198055</text:p>
          </table:table-cell>
          <table:table-cell office:value-type="string" calcext:value-type="string">
            <text:p>0.964240579479</text:p>
          </table:table-cell>
          <table:table-cell office:value-type="string" calcext:value-type="string">
            <text:p>[0.2669796580725069, 0.30454658787521632, 0.26324947970503748, 0.21074148523919156, 0.29707282020005671, 0.28339940052862334, 0.24161101365825086, 0.23151408414421062, 0.26295323773204027, 0.17792329335444215]</text:p>
          </table:table-cell>
          <table:table-cell office:value-type="string" calcext:value-type="string">
            <text:p>[0.74149520370145627, 0.86709698521735046, 0.97409350947168305, 0.76402137159489503, 0.6603996448857351, 0.57101218801954567, 0.69996264348181525, 0.66942071829910965, 0.74618405708464841, 0.80769395954604672]</text:p>
          </table:table-cell>
          <table:table-cell office:value-type="string" calcext:value-type="string">
            <text:p>0.253999106051</text:p>
          </table:table-cell>
          <table:table-cell office:value-type="string" calcext:value-type="string">
            <text:p>0.75013802813</text:p>
          </table:table-cell>
          <table:table-cell office:value-type="string" calcext:value-type="string">
            <text:p>[[0.50696360363435578, 0.021504165537872627, {'normalize': False, 'selection': 'random', 'fit_intercept': True, 'l1_ratio': 0, 'max_iter': 1000, 'tol': 0.001, 'alpha': 0.01}], [0.58244802539642704, 0.098613059110899723, {'normalize': True, 'selection': 'random', 'fit_intercept': True, 'l1_ratio': 1, 'max_iter': 1000, 'tol': 0.0001, 'alpha': 0.01}], [0.52652501262728857, 0.19770499498933938, {'normalize': False, 'selection': 'cyclic', 'fit_intercept': True, 'l1_ratio': 0.75, 'max_iter': 1000, 'tol': 0.001, 'alpha': 0.01}], [0.45914883762564862, 0.15812570402569964, {'normalize': False, 'selection': 'random', 'fit_intercept': True, 'l1_ratio': 0, 'max_iter': 1000, 'tol': 0.0001, 'alpha': 0.01}], [0.40836237028602562, 0.0038541758042793472, {'normalize': False, 'selection': 'random', 'fit_intercept': True, 'l1_ratio': 0, 'max_iter': 1000, 'tol': 0.0001, 'alpha': 0.1}], [0.39974031430401097, 0.010335955420732405, {'normalize': False, 'selection': 'random', 'fit_intercept': True, 'l1_ratio': 0, 'max_iter': 1000, 'tol': 0.001, 'alpha': 0.1}], [0.47828500705689819, 0.087292888364936372, {'normalize': True, 'selection': 'random', 'fit_intercept': True, 'l1_ratio': 0.75, 'max_iter': 1000, 'tol': 0.001, 'alpha': 0.01}], [0.45384545379635244, 0.13490001605373592, {'normalize': False, 'selection': 'random', 'fit_intercept': True, 'l1_ratio': 0.75, 'max_iter': 1000, 'tol': 0.001, 'alpha': 0.01}], [0.49909065809953573, 0.11016551791206514, {'normalize': True, 'selection': 'random', 'fit_intercept': True, 'l1_ratio': 1, 'max_iter': 1000, 'tol': 0.0001, 'alpha': 0.01}], [0.538999860053052, 0.11202753976056501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0.86911233016778788, 0.88572634537819395, 0.87469635454764272, 0.93267417965367461, 0.75491816905865838, 0.89183365523706881, 0.91411952802979091, 0.89902650794150585, 0.92100439378663923, 0.87999078811990594]</text:p>
          </table:table-cell>
          <table:table-cell office:value-type="string" calcext:value-type="string">
            <text:p>[-0.17229643316663279, 0.03849612252371204, -0.12924174546577949, 0.059342311994172503, 0.038119267406748869, 0.20918716793210401, 0.0663880908404334, 0.026440988740142335, -0.056891855644911615, 0.0051158772579351641]</text:p>
          </table:table-cell>
          <table:table-cell office:value-type="string" calcext:value-type="string">
            <text:p>0.882310225192</text:p>
          </table:table-cell>
          <table:table-cell office:value-type="string" calcext:value-type="string">
            <text:p>0.00846597924179</text:p>
          </table:table-cell>
          <table:table-cell office:value-type="string" calcext:value-type="string">
            <text:p>[0.1991364676268251, 0.095222342866489049, 0.16375718634218631, 0.072832032923963327, 0.26130880544226026, 0.12719145764210879, 0.07887989947245895, 0.095421279100928569, 0.092990756025340335, 0.091687086475557997]</text:p>
          </table:table-cell>
          <table:table-cell office:value-type="string" calcext:value-type="string">
            <text:p>[0.84830024201566234, 1.2797947008538892, 1.7315474700722697, 1.1168130305841111, 0.63291375640241909, 0.44424122490999823, 0.93010688887112047, 0.63748768981760662, 0.88916084272186013, 1.0424017017313465]</text:p>
          </table:table-cell>
          <table:table-cell office:value-type="string" calcext:value-type="string">
            <text:p>0.127842731392</text:p>
          </table:table-cell>
          <table:table-cell office:value-type="string" calcext:value-type="string">
            <text:p>0.955276754798</text:p>
          </table:table-cell>
          <table:table-cell office:value-type="string" calcext:value-type="string">
            <text:p>[0.28242747003705698, 0.24367395340444442, 0.2543426831450602, 0.20039170206619375, 0.31411530681261607, 0.23440895977708764, 0.20317278746794484, 0.2132414432023991, 0.2023795442156954, 0.18962871024582184]</text:p>
          </table:table-cell>
          <table:table-cell office:value-type="string" calcext:value-type="string">
            <text:p>[0.73147686615857632, 0.85344748095519252, 0.96384795831075654, 0.76305990693072634, 0.65790301917568017, 0.55368124283795506, 0.70820952293291095, 0.64678436038969966, 0.75639228877202092, 0.79136985791109904]</text:p>
          </table:table-cell>
          <table:table-cell office:value-type="string" calcext:value-type="string">
            <text:p>0.233778256037</text:p>
          </table:table-cell>
          <table:table-cell office:value-type="string" calcext:value-type="string">
            <text:p>0.742617250437</text:p>
          </table:table-cell>
          <table:table-cell office:value-type="string" calcext:value-type="string">
            <text:p>[[0.52150699974434378, 0.02036463140686811, {'normalize': False, 'selection': 'random', 'fit_intercept': True, 'l1_ratio': 0, 'max_iter': 1000, 'tol': 0.001, 'alpha': 0.01}], [0.56097147614014242, 0.10813552832002726, {'normalize': False, 'selection': 'cyclic', 'fit_intercept': True, 'l1_ratio': 0, 'max_iter': 1000, 'tol': 0.0001, 'alpha': 0.01}], [0.53414855939869454, 0.1844570716794208, {'normalize': False, 'selection': 'random', 'fit_intercept': True, 'l1_ratio': 0, 'max_iter': 1000, 'tol': 0.0001, 'alpha': 0.01}], [0.45644311610130844, 0.15601039966548472, {'normalize': False, 'selection': 'cyclic', 'fit_intercept': True, 'l1_ratio': 0, 'max_iter': 1000, 'tol': 0.0001, 'alpha': 0.01}], [0.38307483250143887, 0.014234022279703924, {'normalize': False, 'selection': 'random', 'fit_intercept': True, 'l1_ratio': 0, 'max_iter': 1000, 'tol': 0.001, 'alpha': 0.1}], [0.41746427394212421, 0.017179071771896794, {'normalize': False, 'selection': 'random', 'fit_intercept': True, 'l1_ratio': 0.75, 'max_iter': 1000, 'tol': 0.001, 'alpha': 0.01}], [0.47686638331089948, 0.058788726898485293, {'normalize': False, 'selection': 'cyclic', 'fit_intercept': True, 'l1_ratio': 0, 'max_iter': 1000, 'tol': 0.0001, 'alpha': 0.01}], [0.44738029159326853, 0.12716357340796047, {'normalize': False, 'selection': 'cyclic', 'fit_intercept': True, 'l1_ratio': 0.75, 'max_iter': 1000, 'tol': 0.0001, 'alpha': 0.01}], [0.50393758136512812, 0.11380117614454595, {'normalize': False, 'selection': 'random', 'fit_intercept': True, 'l1_ratio': 0.5, 'max_iter': 1000, 'tol': 0.0001, 'alpha': 0.01}], [0.53757234760763928, 0.10800257992128209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0.88375076662320695, 0.84131928198495254, 0.87967842609576241, 0.85331314007243786, 0.84599670925657389, 0.8631948716874015, 0.90651464937777138, 0.84559854857762251, 0.90754815564767921, 0.91605608229438873]</text:p>
          </table:table-cell>
          <table:table-cell office:value-type="string" calcext:value-type="string">
            <text:p>[-0.19598044469356601, 0.055101027922343615, -0.1456927368842309, 0.10252574374848489, 0.079489885335823574, 0.16820629398461395, 0.085397622266858875, 0.10682365909481328, -0.024899963753812537, 0.027776774736204324]</text:p>
          </table:table-cell>
          <table:table-cell office:value-type="string" calcext:value-type="string">
            <text:p>0.874297063162</text:p>
          </table:table-cell>
          <table:table-cell office:value-type="string" calcext:value-type="string">
            <text:p>0.0258747861758</text:p>
          </table:table-cell>
          <table:table-cell office:value-type="string" calcext:value-type="string">
            <text:p>[0.17686510676411918, 0.13222601296105035, 0.15724620243640883, 0.15868358018960413, 0.16419991552932975, 0.16086744653461094, 0.085864864154297615, 0.14591140396756996, 0.10883095040804092, 0.064133187121180796]</text:p>
          </table:table-cell>
          <table:table-cell office:value-type="string" calcext:value-type="string">
            <text:p>[0.86543852900671681, 1.2576930011778285, 1.7567729567186661, 1.0655427120575089, 0.60569205176593344, 0.4672623405293666, 0.91116872413643257, 0.58485301412449464, 0.86224613295072772, 1.0186584762097632]</text:p>
          </table:table-cell>
          <table:table-cell office:value-type="string" calcext:value-type="string">
            <text:p>0.135482867007</text:p>
          </table:table-cell>
          <table:table-cell office:value-type="string" calcext:value-type="string">
            <text:p>0.939532793868</text:p>
          </table:table-cell>
          <table:table-cell office:value-type="string" calcext:value-type="string">
            <text:p>[0.25720378186762199, 0.27455098744181483, 0.2607853955206626, 0.24394480872071589, 0.23723189543061621, 0.27605136245362377, 0.21509387104022779, 0.22108716964359254, 0.19560798192062881, 0.18224351318865992]</text:p>
          </table:table-cell>
          <table:table-cell office:value-type="string" calcext:value-type="string">
            <text:p>[0.7365386594679304, 0.84957649598345331, 0.96673058508682674, 0.74057693609475661, 0.62692330313381983, 0.56209862583720627, 0.70677417537004972, 0.62534357618402225, 0.74124625807311917, 0.78600215685293318]</text:p>
          </table:table-cell>
          <table:table-cell office:value-type="string" calcext:value-type="string">
            <text:p>0.236380076723</text:p>
          </table:table-cell>
          <table:table-cell office:value-type="string" calcext:value-type="string">
            <text:p>0.734181077208</text:p>
          </table:table-cell>
          <table:table-cell office:value-type="string" calcext:value-type="string">
            <text:p>[[0.49644922826711191, 0.029700111214483283, {'normalize': False, 'selection': 'cyclic', 'fit_intercept': True, 'l1_ratio': 0, 'max_iter': 1000, 'tol': 0.0001, 'alpha': 0.01}], [0.5447219560464901, 0.10623822359822833, {'normalize': True, 'selection': 'cyclic', 'fit_intercept': True, 'l1_ratio': 0.75, 'max_iter': 1000, 'tol': 0.0001, 'alpha': 0.01}], [0.52568664424412681, 0.18382465836171438, {'normalize': False, 'selection': 'random', 'fit_intercept': True, 'l1_ratio': 1, 'max_iter': 1000, 'tol': 0.0001, 'alpha': 0.01}], [0.45586476757701799, 0.16348942976400188, {'normalize': False, 'selection': 'cyclic', 'fit_intercept': True, 'l1_ratio': 0.25, 'max_iter': 1000, 'tol': 0.001, 'alpha': 0.01}], [0.41983513250757293, 0.008050241954855793, {'normalize': False, 'selection': 'random', 'fit_intercept': True, 'l1_ratio': 0.5, 'max_iter': 1000, 'tol': 0.001, 'alpha': 0.01}], [0.39363020510340763, 0.014890246300870895, {'normalize': False, 'selection': 'random', 'fit_intercept': True, 'l1_ratio': 0, 'max_iter': 1000, 'tol': 0.001, 'alpha': 0.1}], [0.50295706449417077, 0.030557534298506658, {'normalize': False, 'selection': 'random', 'fit_intercept': True, 'l1_ratio': 0.5, 'max_iter': 1000, 'tol': 0.001, 'alpha': 0.01}], [0.44351890218753548, 0.14411068894888668, {'normalize': False, 'selection': 'cyclic', 'fit_intercept': True, 'l1_ratio': 0.75, 'max_iter': 1000, 'tol': 0.001, 'alpha': 0.01}], [0.48661519614163806, 0.093902556814798879, {'normalize': False, 'selection': 'random', 'fit_intercept': True, 'l1_ratio': 0.75, 'max_iter': 1000, 'tol': 0.001, 'alpha': 0.01}], [0.54040894067782741, 0.11301574112332635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0.89621270838899381, 0.70255099122017139, 0.87725449180828519, 0.87468266668582384, 0.79824252938579021, 0.83046931958320314, 0.86356778459271766, 0.8366295452360395, 0.93386453198922115, 0.92033199700810986]</text:p>
          </table:table-cell>
          <table:table-cell office:value-type="string" calcext:value-type="string">
            <text:p>[-0.19271861704694171, 0.036951300487206185, -0.14647507057183051, 0.064125326953370698, 0.031338594363504613, 0.16321261365237449, 0.079603664275528896, 0.045195853399973007, -0.11084042301976438, -0.021287600343609991]</text:p>
          </table:table-cell>
          <table:table-cell office:value-type="string" calcext:value-type="string">
            <text:p>0.85338065659</text:p>
          </table:table-cell>
          <table:table-cell office:value-type="string" calcext:value-type="string">
            <text:p>-0.00508943578502</text:p>
          </table:table-cell>
          <table:table-cell office:value-type="string" calcext:value-type="string">
            <text:p>[0.15790513088410507, 0.24785933024605766, 0.16041400060670657, 0.13556635624982064, 0.21511592039586749, 0.19934901567146721, 0.12531090234185502, 0.15438723018360859, 0.07785226881861515, 0.060866386548315034]</text:p>
          </table:table-cell>
          <table:table-cell office:value-type="string" calcext:value-type="string">
            <text:p>[0.86307819666776187, 1.2818509120688371, 1.7579725651487959, 1.1111343086643066, 0.6373754127193787, 0.47006755382086335, 0.91694093011270061, 0.62520698037261324, 0.93454765630591474, 1.070066260200345]</text:p>
          </table:table-cell>
          <table:table-cell office:value-type="string" calcext:value-type="string">
            <text:p>0.153462654195</text:p>
          </table:table-cell>
          <table:table-cell office:value-type="string" calcext:value-type="string">
            <text:p>0.966824077608</text:p>
          </table:table-cell>
          <table:table-cell office:value-type="string" calcext:value-type="string">
            <text:p>[0.26652087735986596, 0.317906742878516, 0.26582643823715285, 0.22406741439203959, 0.30083170479119697, 0.28749930240634719, 0.22439663954324521, 0.22998318568959317, 0.20330892741842763, 0.1812584124589155]</text:p>
          </table:table-cell>
          <table:table-cell office:value-type="string" calcext:value-type="string">
            <text:p>[0.7475022017259555, 0.86633745091024217, 0.9712198689679451, 0.7553951595434828, 0.65815553902744106, 0.57118371560249515, 0.69562735589088642, 0.65299777458425579, 0.77634864324666675, 0.80598182992272205]</text:p>
          </table:table-cell>
          <table:table-cell office:value-type="string" calcext:value-type="string">
            <text:p>0.250159964518</text:p>
          </table:table-cell>
          <table:table-cell office:value-type="string" calcext:value-type="string">
            <text:p>0.750074953942</text:p>
          </table:table-cell>
          <table:table-cell office:value-type="string" calcext:value-type="string">
            <text:p>[[0.50445841137809111, 0.021288521415932644, {'normalize': False, 'selection': 'random', 'fit_intercept': True, 'l1_ratio': 0, 'max_iter': 1000, 'tol': 0.0001, 'alpha': 0.01}], [0.58529839650029303, 0.10075356310014534, {'normalize': True, 'selection': 'random', 'fit_intercept': True, 'l1_ratio': 1, 'max_iter': 1000, 'tol': 0.001, 'alpha': 0.01}], [0.52557762038555844, 0.19916265722150964, {'normalize': False, 'selection': 'cyclic', 'fit_intercept': True, 'l1_ratio': 0.75, 'max_iter': 1000, 'tol': 0.001, 'alpha': 0.01}], [0.47121738320122669, 0.17154520709352394, {'normalize': False, 'selection': 'cyclic', 'fit_intercept': True, 'l1_ratio': 0.25, 'max_iter': 1000, 'tol': 0.001, 'alpha': 0.01}], [0.40697660891246956, 0.0048205221362829578, {'normalize': False, 'selection': 'cyclic', 'fit_intercept': True, 'l1_ratio': 0, 'max_iter': 1000, 'tol': 0.0001, 'alpha': 0.1}], [0.39540706756401289, 0.009668848744002494, {'normalize': False, 'selection': 'random', 'fit_intercept': True, 'l1_ratio': 0, 'max_iter': 1000, 'tol': 0.0001, 'alpha': 0.1}], [0.4809638197383907, 0.081452771120145304, {'normalize': True, 'selection': 'cyclic', 'fit_intercept': True, 'l1_ratio': 0.5, 'max_iter': 1000, 'tol': 0.001, 'alpha': 0.01}], [0.45780473108870773, 0.14689434316084637, {'normalize': False, 'selection': 'random', 'fit_intercept': True, 'l1_ratio': 0.75, 'max_iter': 1000, 'tol': 0.001, 'alpha': 0.01}], [0.5033148797572875, 0.095179544423312556, {'normalize': False, 'selection': 'cyclic', 'fit_intercept': True, 'l1_ratio': 0.5, 'max_iter': 1000, 'tol': 0.001, 'alpha': 0.01}], [0.5551996684547218, 0.11912189338572754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86889259815896325, 0.8701992763688674, 0.87026034244458905, 0.91131366951802428, 0.88254503706443066, 0.91123663921417886, 0.91758696211225887, 0.88317809919126111, 0.92589374400188718, 0.88569096199969055]</text:p>
          </table:table-cell>
          <table:table-cell office:value-type="string" calcext:value-type="string">
            <text:p>[-0.19632510002975989, 0.028189501952555096, -0.12677426669092484, 0.063848696232518432, 0.10265249687050537, 0.18133535967870296, 0.078178127116494744, 0.052298588231097676, -0.089289537298726351, -0.0043888338743021116]</text:p>
          </table:table-cell>
          <table:table-cell office:value-type="string" calcext:value-type="string">
            <text:p>0.892679733007</text:p>
          </table:table-cell>
          <table:table-cell office:value-type="string" calcext:value-type="string">
            <text:p>0.00897250321882</text:p>
          </table:table-cell>
          <table:table-cell office:value-type="string" calcext:value-type="string">
            <text:p>[0.19947077456435372, 0.10816079218633423, 0.16955453451951566, 0.095939502977349059, 0.12523170705911882, 0.10437573043912336, 0.075695114321914683, 0.11039823398119201, 0.087235190687180122, 0.087332151323048945]</text:p>
          </table:table-cell>
          <table:table-cell office:value-type="string" calcext:value-type="string">
            <text:p>[0.86568792941162587, 1.2935131669980922, 1.7277639076533173, 1.1114627435430589, 0.59045114405486832, 0.45988705273767189, 0.91836111543697851, 0.62055610049115517, 0.91641694254672135, 1.0523603761460125]</text:p>
          </table:table-cell>
          <table:table-cell office:value-type="string" calcext:value-type="string">
            <text:p>0.116339373206</text:p>
          </table:table-cell>
          <table:table-cell office:value-type="string" calcext:value-type="string">
            <text:p>0.955646047902</text:p>
          </table:table-cell>
          <table:table-cell office:value-type="string" calcext:value-type="string">
            <text:p>[0.28621728907116972, 0.25799518895585316, 0.25418108014400792, 0.20757475916585114, 0.23003953991390932, 0.21800253203931907, 0.19410606344947912, 0.22496317671481983, 0.20419405030283386, 0.19288849052485726]</text:p>
          </table:table-cell>
          <table:table-cell office:value-type="string" calcext:value-type="string">
            <text:p>[0.73627701877165108, 0.8538046991024224, 0.96311082608230247, 0.75858494290862666, 0.64274801172688389, 0.55575969834769101, 0.69774842220714228, 0.64038136361867937, 0.76504025918527763, 0.78615516883201131]</text:p>
          </table:table-cell>
          <table:table-cell office:value-type="string" calcext:value-type="string">
            <text:p>0.227016217028</text:p>
          </table:table-cell>
          <table:table-cell office:value-type="string" calcext:value-type="string">
            <text:p>0.739961041078</text:p>
          </table:table-cell>
          <table:table-cell office:value-type="string" calcext:value-type="string">
            <text:p>[[0.52232117176141424, 0.020719662190962551, {'normalize': False, 'selection': 'random', 'fit_intercept': True, 'l1_ratio': 0, 'max_iter': 1000, 'tol': 0.001, 'alpha': 0.01}], [0.56427121990228879, 0.11631180353484888, {'normalize': False, 'selection': 'cyclic', 'fit_intercept': True, 'l1_ratio': 0, 'max_iter': 1000, 'tol': 0.0001, 'alpha': 0.01}], [0.53469073870111672, 0.19039761562363949, {'normalize': False, 'selection': 'random', 'fit_intercept': True, 'l1_ratio': 0, 'max_iter': 1000, 'tol': 0.0001, 'alpha': 0.01}], [0.46798045816862699, 0.16500586799812705, {'normalize': False, 'selection': 'cyclic', 'fit_intercept': True, 'l1_ratio': 0, 'max_iter': 1000, 'tol': 0.0001, 'alpha': 0.01}], [0.37880165485557798, 0.019278785976835539, {'normalize': False, 'selection': 'random', 'fit_intercept': True, 'l1_ratio': 0.75, 'max_iter': 1000, 'tol': 0.001, 'alpha': 0.01}], [0.40071958066667446, 0.022520700883134348, {'normalize': False, 'selection': 'cyclic', 'fit_intercept': True, 'l1_ratio': 0.75, 'max_iter': 1000, 'tol': 0.001, 'alpha': 0.01}], [0.484252079007157, 0.067756225532580358, {'normalize': False, 'selection': 'cyclic', 'fit_intercept': True, 'l1_ratio': 0.25, 'max_iter': 1000, 'tol': 0.001, 'alpha': 0.01}], [0.45258981805002363, 0.13921992511788744, {'normalize': False, 'selection': 'random', 'fit_intercept': True, 'l1_ratio': 0.75, 'max_iter': 1000, 'tol': 0.001, 'alpha': 0.01}], [0.50935575049103232, 0.10918665712788152, {'normalize': False, 'selection': 'cyclic', 'fit_intercept': True, 'l1_ratio': 0.25, 'max_iter': 1000, 'tol': 0.001, 'alpha': 0.01}], [0.5473863175011322, 0.11463103483631186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0.88326974403252811, 0.84239938386703739, 0.89391805088416265, 0.83986137603941557, 0.84915168454765277, 0.86788361093909272, 0.90800097195384977, 0.84966649460481003, 0.90292969136748169, 0.88612697142462515]</text:p>
          </table:table-cell>
          <table:table-cell office:value-type="string" calcext:value-type="string">
            <text:p>[-0.1201867449675349, 0.093635156701158073, -0.12864983395369234, 0.10331644762046766, 0.11482992843259954, 0.18410191917347829, 0.095055165197875269, 0.17449266181354484, 0.037697689964074299, 0.088042573494432452]</text:p>
          </table:table-cell>
          <table:table-cell office:value-type="string" calcext:value-type="string">
            <text:p>0.872320797966</text:p>
          </table:table-cell>
          <table:table-cell office:value-type="string" calcext:value-type="string">
            <text:p>0.0642334963476</text:p>
          </table:table-cell>
          <table:table-cell office:value-type="string" calcext:value-type="string">
            <text:p>[0.1775969491116777, 0.13132598196014286, 0.13863668088977929, 0.17323549082208922, 0.16083604795356896, 0.15535401644474853, 0.084499699609960011, 0.14206714142584356, 0.11426763867057062, 0.086999039945831691]</text:p>
          </table:table-cell>
          <table:table-cell office:value-type="string" calcext:value-type="string">
            <text:p>[0.81059249177432724, 1.2064027516339682, 1.7306398496399076, 1.0646039344354012, 0.58243844176014681, 0.45833293053718654, 0.90154743811642779, 0.54054326431323096, 0.80958286164730353, 0.95551426700414188]</text:p>
          </table:table-cell>
          <table:table-cell office:value-type="string" calcext:value-type="string">
            <text:p>0.136481868683</text:p>
          </table:table-cell>
          <table:table-cell office:value-type="string" calcext:value-type="string">
            <text:p>0.906019823086</text:p>
          </table:table-cell>
          <table:table-cell office:value-type="string" calcext:value-type="string">
            <text:p>[0.24564359617106546, 0.27355505736607727, 0.24685498587137633, 0.25548260484038138, 0.2257686752080624, 0.27448041151015623, 0.20979442408969842, 0.22056341183840641, 0.21408551599545778, 0.21231121035825914]</text:p>
          </table:table-cell>
          <table:table-cell office:value-type="string" calcext:value-type="string">
            <text:p>[0.71891247481319898, 0.83513149937410791, 0.95725965748061304, 0.75024738819254433, 0.61912537508994436, 0.55806001458225352, 0.7026415274818586, 0.59824488610328663, 0.70987062342150209, 0.76400571363518444]</text:p>
          </table:table-cell>
          <table:table-cell office:value-type="string" calcext:value-type="string">
            <text:p>0.237853989325</text:p>
          </table:table-cell>
          <table:table-cell office:value-type="string" calcext:value-type="string">
            <text:p>0.721349916017</text:p>
          </table:table-cell>
          <table:table-cell office:value-type="string" calcext:value-type="string">
            <text:p>[[0.48485792601180933, 0.030936229662546146, {'normalize': False, 'selection': 'cyclic', 'fit_intercept': True, 'l1_ratio': 0, 'max_iter': 1000, 'tol': 0.0001, 'alpha': 0.01}], [0.54415392462133272, 0.10575481433412974, {'normalize': True, 'selection': 'cyclic', 'fit_intercept': True, 'l1_ratio': 0.75, 'max_iter': 1000, 'tol': 0.0001, 'alpha': 0.01}], [0.51757513805038435, 0.17763761244823595, {'normalize': False, 'selection': 'random', 'fit_intercept': True, 'l1_ratio': 0.75, 'max_iter': 1000, 'tol': 0.001, 'alpha': 0.01}], [0.46576008907211242, 0.17369897592337288, {'normalize': False, 'selection': 'random', 'fit_intercept': True, 'l1_ratio': 0.5, 'max_iter': 1000, 'tol': 0.001, 'alpha': 0.01}], [0.42980421198770863, 0.029646250581626597, {'normalize': False, 'selection': 'random', 'fit_intercept': True, 'l1_ratio': 0.5, 'max_iter': 1000, 'tol': 0.0001, 'alpha': 0.01}], [0.39453040365399034, 0.01263582191927979, {'normalize': False, 'selection': 'cyclic', 'fit_intercept': True, 'l1_ratio': 0, 'max_iter': 1000, 'tol': 0.0001, 'alpha': 0.1}], [0.51715637934236447, 0.029852632006739818, {'normalize': False, 'selection': 'cyclic', 'fit_intercept': True, 'l1_ratio': 0.5, 'max_iter': 1000, 'tol': 0.0001, 'alpha': 0.01}], [0.44661547334153795, 0.1553866366290976, {'normalize': False, 'selection': 'random', 'fit_intercept': True, 'l1_ratio': 0.75, 'max_iter': 1000, 'tol': 0.001, 'alpha': 0.01}], [0.4829321330433784, 0.088095305458039924, {'normalize': False, 'selection': 'cyclic', 'fit_intercept': True, 'l1_ratio': 0.75, 'max_iter': 1000, 'tol': 0.001, 'alpha': 0.01}], [0.54924874083895037, 0.10951707172845992, {'normalize': True, 'selection': 'cyclic', 'fit_intercept': True, 'l1_ratio': 0.25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0.89461294479657427, 0.70427145677893632, 0.87742597513978549, 0.86919564398334459, 0.79672299608313601, 0.83033703915516399, 0.83632187601000485, 0.84065339946926576, 0.92979167797424256, 0.92172428006223051]</text:p>
          </table:table-cell>
          <table:table-cell office:value-type="string" calcext:value-type="string">
            <text:p>[-0.12099203545362802, 0.076504746790688194, -0.13896894618124622, 0.07198958836003122, 0.045596572519213896, 0.17878710530589881, 0.14182374796753994, 0.13809459484112063, -0.022895388108335357, 0.014102718157834704]</text:p>
          </table:table-cell>
          <table:table-cell office:value-type="string" calcext:value-type="string">
            <text:p>0.850105728945</text:p>
          </table:table-cell>
          <table:table-cell office:value-type="string" calcext:value-type="string">
            <text:p>0.0384042704199</text:p>
          </table:table-cell>
          <table:table-cell office:value-type="string" calcext:value-type="string">
            <text:p>[0.16033905969680987, 0.24642569480428511, 0.1601898919802601, 0.14150213268842618, 0.21673606265864231, 0.19950456257930349, 0.1503358524933367, 0.15058463496755217, 0.082646684510682439, 0.059802681731145224]</text:p>
          </table:table-cell>
          <table:table-cell office:value-type="string" calcext:value-type="string">
            <text:p>[0.81117521820334193, 1.2292039158730745, 1.7464628855334687, 1.1017973205900393, 0.62799371891114064, 0.46131854145162787, 0.85495443668828341, 0.56437676527179159, 0.86055968777593295, 1.0329856320272439]</text:p>
          </table:table-cell>
          <table:table-cell office:value-type="string" calcext:value-type="string">
            <text:p>0.156806725811</text:p>
          </table:table-cell>
          <table:table-cell office:value-type="string" calcext:value-type="string">
            <text:p>0.929082812233</text:p>
          </table:table-cell>
          <table:table-cell office:value-type="string" calcext:value-type="string">
            <text:p>[0.25979617684016126, 0.31822523634427041, 0.26154683120516886, 0.23160384512451546, 0.30269709747302237, 0.28929760392347231, 0.23359390805348115, 0.23275430828250285, 0.20497343689127548, 0.17691550223150468]</text:p>
          </table:table-cell>
          <table:table-cell office:value-type="string" calcext:value-type="string">
            <text:p>[0.72251847986467643, 0.85138346326067671, 0.96569417348980091, 0.75989274171104426, 0.65447639411905245, 0.56646590252126972, 0.68432544577030896, 0.6177858274076321, 0.7379577212118188, 0.798788032227148]</text:p>
          </table:table-cell>
          <table:table-cell office:value-type="string" calcext:value-type="string">
            <text:p>0.251140394637</text:p>
          </table:table-cell>
          <table:table-cell office:value-type="string" calcext:value-type="string">
            <text:p>0.735928818158</text:p>
          </table:table-cell>
          <table:table-cell office:value-type="string" calcext:value-type="string">
            <text:p>[[0.50388804133452003, 0.0161386284960955, {'normalize': False, 'selection': 'cyclic', 'fit_intercept': True, 'l1_ratio': 0, 'max_iter': 1000, 'tol': 0.0001, 'alpha': 0.01}], [0.58435739581373303, 0.09956277406126593, {'normalize': True, 'selection': 'random', 'fit_intercept': True, 'l1_ratio': 1, 'max_iter': 1000, 'tol': 0.001, 'alpha': 0.01}], [0.5250589316415436, 0.19468429263911233, {'normalize': False, 'selection': 'random', 'fit_intercept': True, 'l1_ratio': 0.75, 'max_iter': 1000, 'tol': 0.001, 'alpha': 0.01}], [0.48156508082025817, 0.17507652108030786, {'normalize': False, 'selection': 'cyclic', 'fit_intercept': True, 'l1_ratio': 0.25, 'max_iter': 1000, 'tol': 0.001, 'alpha': 0.01}], [0.41180682802102131, 0.0063452425000659158, {'normalize': False, 'selection': 'cyclic', 'fit_intercept': True, 'l1_ratio': 0, 'max_iter': 1000, 'tol': 0.0001, 'alpha': 0.1}], [0.39582254582664611, 0.0097334366784751075, {'normalize': False, 'selection': 'cyclic', 'fit_intercept': True, 'l1_ratio': 0, 'max_iter': 1000, 'tol': 0.0001, 'alpha': 0.1}], [0.50468034586937205, 0.086028046726817423, {'normalize': True, 'selection': 'random', 'fit_intercept': True, 'l1_ratio': 0.75, 'max_iter': 1000, 'tol': 0.001, 'alpha': 0.01}], [0.46043774099958917, 0.1591565870868491, {'normalize': False, 'selection': 'cyclic', 'fit_intercept': True, 'l1_ratio': 0.75, 'max_iter': 1000, 'tol': 0.0001, 'alpha': 0.01}], [0.49100240187209609, 0.090133958743754003, {'normalize': False, 'selection': 'cyclic', 'fit_intercept': True, 'l1_ratio': 0.5, 'max_iter': 1000, 'tol': 0.001, 'alpha': 0.01}], [0.56042898333071789, 0.12407118748425081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0.86405451231839014, 0.87370907372887896, 0.8487228951534076, 0.89578694086262245, 0.87830351606886203, 0.91247179191186767, 0.9179662351894603, 0.88511181019056673, 0.91942772516857763, 0.88449795126930153]</text:p>
          </table:table-cell>
          <table:table-cell office:value-type="string" calcext:value-type="string">
            <text:p>[-0.11631961317080752, 0.075410762125764808, -0.12978130345920347, 0.077455270848789337, 0.1418511422165023, 0.21607917015265654, 0.11663108396488575, 0.15028158084390075, -0.0091099509518801636, 0.044294168987071281]</text:p>
          </table:table-cell>
          <table:table-cell office:value-type="string" calcext:value-type="string">
            <text:p>0.888005245186</text:p>
          </table:table-cell>
          <table:table-cell office:value-type="string" calcext:value-type="string">
            <text:p>0.0566792311558</text:p>
          </table:table-cell>
          <table:table-cell office:value-type="string" calcext:value-type="string">
            <text:p>[0.20683158498753684, 0.10523613620405199, 0.19770145519899421, 0.11273607830037662, 0.12975406100250675, 0.10292332976519893, 0.075346757803652478, 0.10857085163357166, 0.094846753008248116, 0.088243612004190133]</text:p>
          </table:table-cell>
          <table:table-cell office:value-type="string" calcext:value-type="string">
            <text:p>[0.80779414764714341, 1.2306600470544267, 1.7323748130944543, 1.0953080891700304, 0.56465858887504417, 0.44036962421715842, 0.88005252092221031, 0.55639671119915968, 0.84896202917552355, 1.0013521794444511]</text:p>
          </table:table-cell>
          <table:table-cell office:value-type="string" calcext:value-type="string">
            <text:p>0.122219061991</text:p>
          </table:table-cell>
          <table:table-cell office:value-type="string" calcext:value-type="string">
            <text:p>0.91579287508</text:p>
          </table:table-cell>
          <table:table-cell office:value-type="string" calcext:value-type="string">
            <text:p>[0.28274072032642356, 0.24433203605427015, 0.27298845398414656, 0.23146722061963163, 0.22338170263770551, 0.21489510489207253, 0.19202757689595376, 0.22555366682854827, 0.21127516012216616, 0.19641068560557837]</text:p>
          </table:table-cell>
          <table:table-cell office:value-type="string" calcext:value-type="string">
            <text:p>[0.70672331604820704, 0.83530048865479267, 0.96299964473870248, 0.75643668074897441, 0.62444373014607502, 0.54465243706152611, 0.69166356908538396, 0.60971695831896622, 0.7356444911376655, 0.77268514761267604]</text:p>
          </table:table-cell>
          <table:table-cell office:value-type="string" calcext:value-type="string">
            <text:p>0.229507232797</text:p>
          </table:table-cell>
          <table:table-cell office:value-type="string" calcext:value-type="string">
            <text:p>0.724026646355</text:p>
          </table:table-cell>
          <table:table-cell office:value-type="string" calcext:value-type="string">
            <text:p>[[0.52181566307158944, 0.017074327045897016, {'normalize': False, 'selection': 'cyclic', 'fit_intercept': True, 'l1_ratio': 0, 'max_iter': 1000, 'tol': 0.0001, 'alpha': 0.01}], [0.5579515016088592, 0.12252045452809879, {'normalize': False, 'selection': 'cyclic', 'fit_intercept': True, 'l1_ratio': 0, 'max_iter': 1000, 'tol': 0.0001, 'alpha': 0.01}], [0.52693087526508009, 0.18517770117572505, {'normalize': False, 'selection': 'random', 'fit_intercept': True, 'l1_ratio': 0.5, 'max_iter': 1000, 'tol': 0.0001, 'alpha': 0.01}], [0.47665899845206483, 0.16821556157962811, {'normalize': False, 'selection': 'cyclic', 'fit_intercept': True, 'l1_ratio': 0, 'max_iter': 1000, 'tol': 0.0001, 'alpha': 0.01}], [0.38407237596764709, 0.046681055194683081, {'normalize': False, 'selection': 'cyclic', 'fit_intercept': True, 'l1_ratio': 0.75, 'max_iter': 1000, 'tol': 0.0001, 'alpha': 0.01}], [0.40002968603960126, 0.030813247114483758, {'normalize': False, 'selection': 'random', 'fit_intercept': True, 'l1_ratio': 0.5, 'max_iter': 1000, 'tol': 0.001, 'alpha': 0.01}], [0.49486261381471491, 0.06461182386472103, {'normalize': False, 'selection': 'random', 'fit_intercept': True, 'l1_ratio': 0.25, 'max_iter': 1000, 'tol': 0.001, 'alpha': 0.01}], [0.45610860864722763, 0.14824367245389272, {'normalize': False, 'selection': 'random', 'fit_intercept': True, 'l1_ratio': 0.75, 'max_iter': 1000, 'tol': 0.001, 'alpha': 0.01}], [0.49890565160991363, 0.11093727817766415, {'normalize': False, 'selection': 'cyclic', 'fit_intercept': True, 'l1_ratio': 0.25, 'max_iter': 1000, 'tol': 0.001, 'alpha': 0.01}], [0.54701563027680022, 0.11633816041876331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0.87888079420776843, 0.84677813387246048, 0.89144245875588068, 0.84868446994647151, 0.84838751856526007, 0.87346356224921451, 0.91429145530010625, 0.86463004886318184, 0.91158485504384645, 0.90842043059470967]</text:p>
          </table:table-cell>
          <table:table-cell office:value-type="string" calcext:value-type="string">
            <text:p>[-0.11233486950153271, 0.082379847590206445, -0.12178567996897272, 0.13139635611864076, 0.14559190064472693, 0.18901030822125309, 0.077517154689471623, 0.21569987280859859, 0.057590603224670689, 0.023872792387488628]</text:p>
          </table:table-cell>
          <table:table-cell office:value-type="string" calcext:value-type="string">
            <text:p>0.87865637274</text:p>
          </table:table-cell>
          <table:table-cell office:value-type="string" calcext:value-type="string">
            <text:p>0.0688938286215</text:p>
          </table:table-cell>
          <table:table-cell office:value-type="string" calcext:value-type="string">
            <text:p>[0.18427443038867208, 0.1276772421371016, 0.14187198980672897, 0.16369080406410616, 0.16165080969764306, 0.14879262119503495, 0.078721986905283509, 0.12792638568766593, 0.10407909461896366, 0.069966828111884136]</text:p>
          </table:table-cell>
          <table:table-cell office:value-type="string" calcext:value-type="string">
            <text:p>[0.80491069690603245, 1.2213839548242003, 1.720114549353984, 1.031265549911216, 0.56219718447387834, 0.45557562985300759, 0.91901960640276048, 0.51356072967768862, 0.79284699654955271, 1.0227489202633018]</text:p>
          </table:table-cell>
          <table:table-cell office:value-type="string" calcext:value-type="string">
            <text:p>0.130865219261</text:p>
          </table:table-cell>
          <table:table-cell office:value-type="string" calcext:value-type="string">
            <text:p>0.904362381822</text:p>
          </table:table-cell>
          <table:table-cell office:value-type="string" calcext:value-type="string">
            <text:p>[0.24925567245449656, 0.26920286457224302, 0.24787220178530744, 0.25288003748921611, 0.22842922946909752, 0.2678066128448639, 0.2023531756397777, 0.2164034790999628, 0.21042199206894444, 0.19153037070310996]</text:p>
          </table:table-cell>
          <table:table-cell office:value-type="string" calcext:value-type="string">
            <text:p>[0.71828320256838329, 0.83602152450294531, 0.94670385375832511, 0.7439696072910067, 0.60651705127838851, 0.55551654876638656, 0.71141190965550527, 0.58549405031262569, 0.70677136693705023, 0.78589435181495981]</text:p>
          </table:table-cell>
          <table:table-cell office:value-type="string" calcext:value-type="string">
            <text:p>0.233615563613</text:p>
          </table:table-cell>
          <table:table-cell office:value-type="string" calcext:value-type="string">
            <text:p>0.719658346689</text:p>
          </table:table-cell>
          <table:table-cell office:value-type="string" calcext:value-type="string">
            <text:p>[[0.48300944843405413, 0.035828386771905391, {'normalize': False, 'selection': 'cyclic', 'fit_intercept': True, 'l1_ratio': 0, 'max_iter': 1000, 'tol': 0.0001, 'alpha': 0.01}], [0.54127782081657116, 0.10958266736249168, {'normalize': True, 'selection': 'random', 'fit_intercept': True, 'l1_ratio': 0.75, 'max_iter': 1000, 'tol': 0.001, 'alpha': 0.01}], [0.50821311796820345, 0.17766863055678217, {'normalize': False, 'selection': 'cyclic', 'fit_intercept': True, 'l1_ratio': 1, 'max_iter': 1000, 'tol': 0.001, 'alpha': 0.01}], [0.46672518879635266, 0.17656979611688395, {'normalize': False, 'selection': 'cyclic', 'fit_intercept': True, 'l1_ratio': 0.75, 'max_iter': 1000, 'tol': 0.001, 'alpha': 0.01}], [0.43285574376033326, 0.028747669811620691, {'normalize': False, 'selection': 'random', 'fit_intercept': True, 'l1_ratio': 0.5, 'max_iter': 1000, 'tol': 0.0001, 'alpha': 0.01}], [0.39678130226645475, 0.012389964919234935, {'normalize': False, 'selection': 'random', 'fit_intercept': True, 'l1_ratio': 0, 'max_iter': 1000, 'tol': 0.0001, 'alpha': 0.1}], [0.53702320434771944, 0.020450093904510462, {'normalize': False, 'selection': 'cyclic', 'fit_intercept': True, 'l1_ratio': 0.5, 'max_iter': 1000, 'tol': 0.0001, 'alpha': 0.01}], [0.46127348600219709, 0.15364733373400355, {'normalize': False, 'selection': 'cyclic', 'fit_intercept': True, 'l1_ratio': 0.75, 'max_iter': 1000, 'tol': 0.001, 'alpha': 0.01}], [0.49690055784350434, 0.080087787361920265, {'normalize': False, 'selection': 'cyclic', 'fit_intercept': True, 'l1_ratio': 0.75, 'max_iter': 1000, 'tol': 0.001, 'alpha': 0.01}], [0.55371029153971429, 0.11834732048232556, {'normalize': False, 'selection': 'cyclic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0.89349438771812317, 0.69215153690594455, 0.88368155572957352, 0.81639029864058776, 0.79776662375510177, 0.83244711924877868, 0.85133326505801721, 0.85011172341868746, 0.9265343165502048, 0.92104319034348614]</text:p>
          </table:table-cell>
          <table:table-cell office:value-type="string" calcext:value-type="string">
            <text:p>[-0.11629480587849494, 0.064764553962285309, -0.12540867401029865, 0.091237855546403734, 0.050704062571036101, 0.18297168184812918, 0.12943951149934629, 0.17525239595352082, -0.01627909756912338, -0.026359986149571579]</text:p>
          </table:table-cell>
          <table:table-cell office:value-type="string" calcext:value-type="string">
            <text:p>0.846495401737</text:p>
          </table:table-cell>
          <table:table-cell office:value-type="string" calcext:value-type="string">
            <text:p>0.0410027497773</text:p>
          </table:table-cell>
          <table:table-cell office:value-type="string" calcext:value-type="string">
            <text:p>[0.16204086633548939, 0.256525023205743, 0.15201458093785333, 0.19862613995311937, 0.21562333594511815, 0.19702334567734869, 0.13654812133764457, 0.14164639433621964, 0.086481131969075656, 0.060323034552081288]</text:p>
          </table:table-cell>
          <table:table-cell office:value-type="string" calcext:value-type="string">
            <text:p>[0.80777619652874277, 1.2448305159531801, 1.7256699463197218, 1.0789444636113461, 0.62463301045223263, 0.45896784437961768, 0.86729217953353566, 0.54004578942350434, 0.85499341678981722, 1.0753809129072343]</text:p>
          </table:table-cell>
          <table:table-cell office:value-type="string" calcext:value-type="string">
            <text:p>0.160685197425</text:p>
          </table:table-cell>
          <table:table-cell office:value-type="string" calcext:value-type="string">
            <text:p>0.92785342759</text:p>
          </table:table-cell>
          <table:table-cell office:value-type="string" calcext:value-type="string">
            <text:p>[0.26208785039039639, 0.32067518428253794, 0.2571163986267862, 0.26148884434616604, 0.30088134217572726, 0.28566269251532778, 0.22760518472692695, 0.23202045594258724, 0.21550938363936145, 0.18116617740514865]</text:p>
          </table:table-cell>
          <table:table-cell office:value-type="string" calcext:value-type="string">
            <text:p>[0.72213498153893096, 0.85112254179500602, 0.95587032824683804, 0.76180891704291565, 0.65304422876142165, 0.56550806597214165, 0.68965735702853614, 0.60761569279200911, 0.73811744603628771, 0.81528481596657298]</text:p>
          </table:table-cell>
          <table:table-cell office:value-type="string" calcext:value-type="string">
            <text:p>0.254421351405</text:p>
          </table:table-cell>
          <table:table-cell office:value-type="string" calcext:value-type="string">
            <text:p>0.736016437518</text:p>
          </table:table-cell>
          <table:table-cell office:value-type="string" calcext:value-type="string">
            <text:p>[[0.50099882473179724, 0.021120214472953754, {'normalize': False, 'selection': 'cyclic', 'fit_intercept': True, 'l1_ratio': 0, 'max_iter': 1000, 'tol': 0.0001, 'alpha': 0.01}], [0.57920261986808119, 0.10286388940893479, {'normalize': True, 'selection': 'cyclic', 'fit_intercept': True, 'l1_ratio': 1, 'max_iter': 1000, 'tol': 0.001, 'alpha': 0.01}], [0.51638176050543205, 0.19315750682230898, {'normalize': False, 'selection': 'cyclic', 'fit_intercept': True, 'l1_ratio': 0.75, 'max_iter': 1000, 'tol': 0.001, 'alpha': 0.01}], [0.4787647346596523, 0.18494234584897279, {'normalize': False, 'selection': 'cyclic', 'fit_intercept': True, 'l1_ratio': 1, 'max_iter': 1000, 'tol': 0.001, 'alpha': 0.01}], [0.4122383122789724, 0.0051733999751175591, {'normalize': False, 'selection': 'random', 'fit_intercept': True, 'l1_ratio': 0, 'max_iter': 1000, 'tol': 0.0001, 'alpha': 0.1}], [0.39707814243925987, 0.011743391203525562, {'normalize': False, 'selection': 'random', 'fit_intercept': True, 'l1_ratio': 0, 'max_iter': 1000, 'tol': 0.0001, 'alpha': 0.1}], [0.51191327764298178, 0.065102139770260067, {'normalize': True, 'selection': 'cyclic', 'fit_intercept': True, 'l1_ratio': 0.5, 'max_iter': 1000, 'tol': 0.001, 'alpha': 0.01}], [0.46521466709302461, 0.16099898701062207, {'normalize': False, 'selection': 'cyclic', 'fit_intercept': True, 'l1_ratio': 0.75, 'max_iter': 1000, 'tol': 0.0001, 'alpha': 0.01}], [0.50539344153984689, 0.083005899697940519, {'normalize': False, 'selection': 'cyclic', 'fit_intercept': True, 'l1_ratio': 0.75, 'max_iter': 1000, 'tol': 0.001, 'alpha': 0.01}], [0.57410435079653266, 0.12649886957822484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0.85864643012671293, 0.87945661218478399, 0.86288100448500638, 0.89949249956045674, 0.87610019729136379, 0.90802629873937568, 0.92091772432407326, 0.88826703268143903, 0.91897595700479195, 0.88010435581359669]</text:p>
          </table:table-cell>
          <table:table-cell office:value-type="string" calcext:value-type="string">
            <text:p>[-0.10969836847853043, 0.090011454002624447, -0.10203599970297628, 0.10773099678705556, 0.16763504219571523, 0.23465509621367919, 0.092372250293848879, 0.17609546925545172, -0.011319510979759251, 0.0082616478168586749]</text:p>
          </table:table-cell>
          <table:table-cell office:value-type="string" calcext:value-type="string">
            <text:p>0.889286811221</text:p>
          </table:table-cell>
          <table:table-cell office:value-type="string" calcext:value-type="string">
            <text:p>0.0653708077404</text:p>
          </table:table-cell>
          <table:table-cell office:value-type="string" calcext:value-type="string">
            <text:p>[0.2150596051338706, 0.10044680764623343, 0.17919846480555671, 0.10872746211576773, 0.13210326247348136, 0.10815072982005471, 0.072635860193389148, 0.1055891248477669, 0.095378558068204791, 0.091600320711587677]</text:p>
          </table:table-cell>
          <table:table-cell office:value-type="string" calcext:value-type="string">
            <text:p>[0.80300286507049068, 1.211226024446165, 1.6898309461869607, 1.0593626802615776, 0.5476928836294972, 0.4299345480366068, 0.90422028066482263, 0.53949374394359106, 0.85082092726991243, 1.0391056831208167]</text:p>
          </table:table-cell>
          <table:table-cell office:value-type="string" calcext:value-type="string">
            <text:p>0.120889019582</text:p>
          </table:table-cell>
          <table:table-cell office:value-type="string" calcext:value-type="string">
            <text:p>0.907469058263</text:p>
          </table:table-cell>
          <table:table-cell office:value-type="string" calcext:value-type="string">
            <text:p>[0.28369261804102747, 0.23534898876724822, 0.26395821168237504, 0.23077868747890604, 0.2222020351171258, 0.21753379781834928, 0.18999075001603771, 0.2228653659780846, 0.21855387814139279, 0.19469203554996373]</text:p>
          </table:table-cell>
          <table:table-cell office:value-type="string" calcext:value-type="string">
            <text:p>[0.70113729585113382, 0.82555203744626349, 0.94513724047066416, 0.74579922243685093, 0.61850364199811059, 0.54181356124980873, 0.69964062765049062, 0.61350554117907297, 0.73523468621166888, 0.78736310870949133]</text:p>
          </table:table-cell>
          <table:table-cell office:value-type="string" calcext:value-type="string">
            <text:p>0.227961636859</text:p>
          </table:table-cell>
          <table:table-cell office:value-type="string" calcext:value-type="string">
            <text:p>0.72136869632</text:p>
          </table:table-cell>
          <table:table-cell office:value-type="string" calcext:value-type="string">
            <text:p>[[0.519055262014952, 0.022540877709805989, {'normalize': False, 'selection': 'cyclic', 'fit_intercept': True, 'l1_ratio': 0, 'max_iter': 1000, 'tol': 0.0001, 'alpha': 0.01}], [0.55479812123037153, 0.1220957932606181, {'normalize': False, 'selection': 'cyclic', 'fit_intercept': True, 'l1_ratio': 0, 'max_iter': 1000, 'tol': 0.0001, 'alpha': 0.01}], [0.51195280954830025, 0.1971659951585959, {'normalize': False, 'selection': 'random', 'fit_intercept': True, 'l1_ratio': 0, 'max_iter': 1000, 'tol': 0.001, 'alpha': 0.01}], [0.46353822657991378, 0.16814056991794532, {'normalize': False, 'selection': 'random', 'fit_intercept': True, 'l1_ratio': 0, 'max_iter': 1000, 'tol': 0.0001, 'alpha': 0.01}], [0.38140282254653823, 0.047429199427022839, {'normalize': False, 'selection': 'cyclic', 'fit_intercept': True, 'l1_ratio': 0.5, 'max_iter': 1000, 'tol': 0.001, 'alpha': 0.01}], [0.40359255460628507, 0.037249237055785422, {'normalize': False, 'selection': 'random', 'fit_intercept': True, 'l1_ratio': 0.5, 'max_iter': 1000, 'tol': 0.001, 'alpha': 0.01}], [0.51149410924342009, 0.048467908231009993, {'normalize': False, 'selection': 'cyclic', 'fit_intercept': True, 'l1_ratio': 0.25, 'max_iter': 1000, 'tol': 0.001, 'alpha': 0.01}], [0.46542596685014376, 0.1483356774051523, {'normalize': False, 'selection': 'random', 'fit_intercept': True, 'l1_ratio': 0.75, 'max_iter': 1000, 'tol': 0.001, 'alpha': 0.01}], [0.51144553910890345, 0.10206957734216367, {'normalize': False, 'selection': 'random', 'fit_intercept': True, 'l1_ratio': 0.5, 'max_iter': 1000, 'tol': 0.001, 'alpha': 0.01}], [0.55886725558245065, 0.11887365648177119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0.88534829696017048, 0.85383633638031098, 0.91097530367922031, 0.87024147674011876, 0.83037460959495946, 0.93023980143582619, 0.91026519011605411, 0.89950466734145351, 0.91396933512926282, 0.90804477361987046]</text:p>
          </table:table-cell>
          <table:table-cell office:value-type="string" calcext:value-type="string">
            <text:p>[-0.081525464666976299, 0.092517823856320569, -0.12680612123069435, 0.10535648989433233, 0.069074698609291829, 0.13570711089941778, 0.09389213978649702, 0.16693105450273116, 0.048040290092054239, 0.033098450416653047]</text:p>
          </table:table-cell>
          <table:table-cell office:value-type="string" calcext:value-type="string">
            <text:p>0.8912799791</text:p>
          </table:table-cell>
          <table:table-cell office:value-type="string" calcext:value-type="string">
            <text:p>0.053628647216</text:p>
          </table:table-cell>
          <table:table-cell office:value-type="string" calcext:value-type="string">
            <text:p>[0.17443457569394719, 0.1217957589426769, 0.11634484959977838, 0.14037076696005449, 0.18085636119646473, 0.082030148658781124, 0.08242004987212033, 0.094969412174005799, 0.10127217134184689, 0.070253830192788025]</text:p>
          </table:table-cell>
          <table:table-cell office:value-type="string" calcext:value-type="string">
            <text:p>[0.78261631398539633, 1.2078899600450941, 1.727812752506928, 1.0621818569640262, 0.61254520385782529, 0.4855188436068259, 0.90270609722996553, 0.54549461448320213, 0.80088165442670445, 1.0130826270645654]</text:p>
          </table:table-cell>
          <table:table-cell office:value-type="string" calcext:value-type="string">
            <text:p>0.116474792463</text:p>
          </table:table-cell>
          <table:table-cell office:value-type="string" calcext:value-type="string">
            <text:p>0.914072992417</text:p>
          </table:table-cell>
          <table:table-cell office:value-type="string" calcext:value-type="string">
            <text:p>[0.25162191580171794, 0.26590062760783878, 0.242256165660372, 0.24452209517897763, 0.2620023880594548, 0.20710679105998367, 0.2088302176841392, 0.2017014866263929, 0.20474614665793225, 0.19670236381747219]</text:p>
          </table:table-cell>
          <table:table-cell office:value-type="string" calcext:value-type="string">
            <text:p>[0.7126133750275333, 0.83584391522654611, 0.95150902145246941, 0.74819556055092662, 0.64258327250227565, 0.57140905269643005, 0.70149346609178254, 0.59649940152589542, 0.70618795312678417, 0.78184033046785795]</text:p>
          </table:table-cell>
          <table:table-cell office:value-type="string" calcext:value-type="string">
            <text:p>0.228539019815</text:p>
          </table:table-cell>
          <table:table-cell office:value-type="string" calcext:value-type="string">
            <text:p>0.724817534867</text:p>
          </table:table-cell>
          <table:table-cell office:value-type="string" calcext:value-type="string">
            <text:p>[[0.4801268747009374, 0.035972464940087115, {'normalize': False, 'selection': 'random', 'fit_intercept': True, 'l1_ratio': 0, 'max_iter': 1000, 'tol': 0.0001, 'alpha': 0.01}], [0.5433759611306177, 0.1070749406175054, {'normalize': True, 'selection': 'cyclic', 'fit_intercept': True, 'l1_ratio': 0.5, 'max_iter': 1000, 'tol': 0.0001, 'alpha': 0.01}], [0.51805724968405908, 0.17700545746034266, {'normalize': False, 'selection': 'random', 'fit_intercept': True, 'l1_ratio': 0.75, 'max_iter': 1000, 'tol': 0.001, 'alpha': 0.01}], [0.45842519146553734, 0.17011939247153757, {'normalize': False, 'selection': 'random', 'fit_intercept': True, 'l1_ratio': 0.75, 'max_iter': 1000, 'tol': 0.001, 'alpha': 0.01}], [0.44019396011545536, 0.0243951756108098, {'normalize': True, 'selection': 'random', 'fit_intercept': True, 'l1_ratio': 0.25, 'max_iter': 1000, 'tol': 0.001, 'alpha': 0.01}], [0.40531467669895149, 0.045934216569626478, {'normalize': False, 'selection': 'random', 'fit_intercept': True, 'l1_ratio': 0.5, 'max_iter': 1000, 'tol': 0.001, 'alpha': 0.01}], [0.50822126419644542, 0.038703588912590826, {'normalize': False, 'selection': 'cyclic', 'fit_intercept': True, 'l1_ratio': 0.5, 'max_iter': 1000, 'tol': 0.001, 'alpha': 0.01}], [0.44119639366532293, 0.15255418273984922, {'normalize': False, 'selection': 'cyclic', 'fit_intercept': True, 'l1_ratio': 0.75, 'max_iter': 1000, 'tol': 0.001, 'alpha': 0.01}], [0.48847842307682837, 0.084824719828654568, {'normalize': False, 'selection': 'cyclic', 'fit_intercept': True, 'l1_ratio': 0.75, 'max_iter': 1000, 'tol': 0.001, 'alpha': 0.01}], [0.52998661399636826, 0.13426559805703117, {'normalize': False, 'selection': 'cyclic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0.89475947312422466, 0.69664642331669868, 0.88095144726688501, 0.89301879340174695, 0.83631746411128782, 0.82355493579544981, 0.85260314956322736, 0.87936235653606454, 0.92472419848383314, 0.91753993250565935]</text:p>
          </table:table-cell>
          <table:table-cell office:value-type="string" calcext:value-type="string">
            <text:p>[-0.079850585797198059, 0.062825666992294638, -0.13539562123584803, 0.082858388646178782, 0.069632159422229334, 0.18074316608612517, 0.15401076701134964, 0.13133276190953869, -0.024592910214410679, -0.016049706046241452]</text:p>
          </table:table-cell>
          <table:table-cell office:value-type="string" calcext:value-type="string">
            <text:p>0.859947817411</text:p>
          </table:table-cell>
          <table:table-cell office:value-type="string" calcext:value-type="string">
            <text:p>0.0425514086774</text:p>
          </table:table-cell>
          <table:table-cell office:value-type="string" calcext:value-type="string">
            <text:p>[0.16011612705836534, 0.25277950884053535, 0.15558251288943289, 0.11573061748269603, 0.17452002770077377, 0.20747955345185365, 0.13538175184974335, 0.11400416101665495, 0.088611937156295742, 0.062999524958867167]</text:p>
          </table:table-cell>
          <table:table-cell office:value-type="string" calcext:value-type="string">
            <text:p>[0.78140433371284546, 1.2474112411357574, 1.7409836497597342, 1.0888931388232173, 0.6121783968253024, 0.46021971907322268, 0.84281317086225627, 0.56880442215199312, 0.86198780946909892, 1.0645781939982053]</text:p>
          </table:table-cell>
          <table:table-cell office:value-type="string" calcext:value-type="string">
            <text:p>0.146720572241</text:p>
          </table:table-cell>
          <table:table-cell office:value-type="string" calcext:value-type="string">
            <text:p>0.926927407581</text:p>
          </table:table-cell>
          <table:table-cell office:value-type="string" calcext:value-type="string">
            <text:p>[0.26776144151618558, 0.31409164842971637, 0.26646077967536863, 0.22254029419013074, 0.27307037359881581, 0.29156450829366048, 0.22674476476178687, 0.21670075003390568, 0.21612621807329493, 0.1907094459708866]</text:p>
          </table:table-cell>
          <table:table-cell office:value-type="string" calcext:value-type="string">
            <text:p>[0.71389802547916936, 0.85303438518385299, 0.9612593419773966, 0.75547104066693482, 0.65311729532429919, 0.56576505015637057, 0.69360173112866264, 0.61637654817810894, 0.73949822716148306, 0.81015404159671045]</text:p>
          </table:table-cell>
          <table:table-cell office:value-type="string" calcext:value-type="string">
            <text:p>0.248577022454</text:p>
          </table:table-cell>
          <table:table-cell office:value-type="string" calcext:value-type="string">
            <text:p>0.736217568685</text:p>
          </table:table-cell>
          <table:table-cell office:value-type="string" calcext:value-type="string">
            <text:p>[[0.49115869953797964, 0.023145803487046764, {'normalize': False, 'selection': 'cyclic', 'fit_intercept': True, 'l1_ratio': 0, 'max_iter': 1000, 'tol': 0.0001, 'alpha': 0.01}], [0.58059175752299608, 0.097761760142477699, {'normalize': True, 'selection': 'cyclic', 'fit_intercept': True, 'l1_ratio': 1, 'max_iter': 1000, 'tol': 0.001, 'alpha': 0.01}], [0.52879735559608776, 0.19428252799037599, {'normalize': False, 'selection': 'cyclic', 'fit_intercept': True, 'l1_ratio': 0.75, 'max_iter': 1000, 'tol': 0.001, 'alpha': 0.01}], [0.46971480908864666, 0.16569342546409049, {'normalize': False, 'selection': 'cyclic', 'fit_intercept': True, 'l1_ratio': 0.25, 'max_iter': 1000, 'tol': 0.001, 'alpha': 0.01}], [0.42966590111662867, 0.017169353080474434, {'normalize': True, 'selection': 'random', 'fit_intercept': True, 'l1_ratio': 0.25, 'max_iter': 1000, 'tol': 0.001, 'alpha': 0.01}], [0.39782266487516876, 0.012833535279411093, {'normalize': False, 'selection': 'random', 'fit_intercept': True, 'l1_ratio': 0, 'max_iter': 1000, 'tol': 0.001, 'alpha': 0.1}], [0.50411192881741052, 0.068079284140894633, {'normalize': True, 'selection': 'cyclic', 'fit_intercept': True, 'l1_ratio': 0, 'max_iter': 1000, 'tol': 0.0001, 'alpha': 0.01}], [0.45185502513052195, 0.13355718470816128, {'normalize': False, 'selection': 'cyclic', 'fit_intercept': True, 'l1_ratio': 0.5, 'max_iter': 1000, 'tol': 0.001, 'alpha': 0.01}], [0.49840938319768624, 0.084809163124626455, {'normalize': False, 'selection': 'cyclic', 'fit_intercept': True, 'l1_ratio': 0.5, 'max_iter': 1000, 'tol': 0.001, 'alpha': 0.01}], [0.54779117334262617, 0.13538786809216272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0.85852541117990788, 0.88976910324448455, 0.82535009228863643, 0.91390144953423313, 0.84807215431542149, 0.89001258883364265, 0.84953797453095548, 0.8916083773929071, 0.90238091100515239, 0.87442481605365252]</text:p>
          </table:table-cell>
          <table:table-cell office:value-type="string" calcext:value-type="string">
            <text:p>[-0.070809901291364996, 0.076181527918078196, -0.13955859683709115, 0.097508104013471542, 0.13041066372191767, 0.21636520010923721, 0.17663858262910459, 0.14799266501655584, -0.024541914227718564, 0.015546512467699669]</text:p>
          </table:table-cell>
          <table:table-cell office:value-type="string" calcext:value-type="string">
            <text:p>0.874358287838</text:p>
          </table:table-cell>
          <table:table-cell office:value-type="string" calcext:value-type="string">
            <text:p>0.062573284352</text:p>
          </table:table-cell>
          <table:table-cell office:value-type="string" calcext:value-type="string">
            <text:p>[0.21524372702719777, 0.091853579725551915, 0.22824697061674637, 0.093140082511753763, 0.16198705435147157, 0.1293328269453102, 0.1381970682175315, 0.10243151011358798, 0.11491364296411356, 0.095939491388182585]</text:p>
          </table:table-cell>
          <table:table-cell office:value-type="string" calcext:value-type="string">
            <text:p>[0.77486228970647664, 1.229634131299213, 1.7473670392325811, 1.0714999965301628, 0.57218637893642443, 0.44020894612353151, 0.8202703059098102, 0.55789549621998014, 0.86194490665528656, 1.031472879324542]</text:p>
          </table:table-cell>
          <table:table-cell office:value-type="string" calcext:value-type="string">
            <text:p>0.137128595386</text:p>
          </table:table-cell>
          <table:table-cell office:value-type="string" calcext:value-type="string">
            <text:p>0.910734236994</text:p>
          </table:table-cell>
          <table:table-cell office:value-type="string" calcext:value-type="string">
            <text:p>[0.29543194564288444, 0.2229338614881021, 0.30242473282054999, 0.2270709154533069, 0.25350193244337343, 0.23988792610619022, 0.24617298248050787, 0.22305629778195604, 0.22750686107253915, 0.20715854120040231]</text:p>
          </table:table-cell>
          <table:table-cell office:value-type="string" calcext:value-type="string">
            <text:p>[0.69718191501471927, 0.83143780835109593, 0.96305345812907073, 0.75413818429528467, 0.62720765367325171, 0.54505013610981112, 0.68215559465392073, 0.61290781078763457, 0.73866338170921353, 0.78419325687857977]</text:p>
          </table:table-cell>
          <table:table-cell office:value-type="string" calcext:value-type="string">
            <text:p>0.244514599649</text:p>
          </table:table-cell>
          <table:table-cell office:value-type="string" calcext:value-type="string">
            <text:p>0.72359891996</text:p>
          </table:table-cell>
          <table:table-cell office:value-type="string" calcext:value-type="string">
            <text:p>[[0.50873408779029805, 0.024744477182486478, {'normalize': False, 'selection': 'cyclic', 'fit_intercept': True, 'l1_ratio': 0, 'max_iter': 1000, 'tol': 0.0001, 'alpha': 0.01}], [0.55168179943310713, 0.11282945152570201, {'normalize': False, 'selection': 'cyclic', 'fit_intercept': True, 'l1_ratio': 0, 'max_iter': 1000, 'tol': 0.0001, 'alpha': 0.01}], [0.52218302630205937, 0.18117665688497464, {'normalize': False, 'selection': 'random', 'fit_intercept': True, 'l1_ratio': 0.75, 'max_iter': 1000, 'tol': 0.001, 'alpha': 0.01}], [0.44876711191017954, 0.16025320053086262, {'normalize': False, 'selection': 'cyclic', 'fit_intercept': True, 'l1_ratio': 0, 'max_iter': 1000, 'tol': 0.0001, 'alpha': 0.01}], [0.39555222958960051, 0.044955619109370126, {'normalize': False, 'selection': 'random', 'fit_intercept': True, 'l1_ratio': 0.5, 'max_iter': 1000, 'tol': 0.001, 'alpha': 0.01}], [0.40372503307143304, 0.036602714703812295, {'normalize': False, 'selection': 'random', 'fit_intercept': True, 'l1_ratio': 0.5, 'max_iter': 1000, 'tol': 0.001, 'alpha': 0.01}], [0.48935866683187429, 0.051344298669931433, {'normalize': True, 'selection': 'cyclic', 'fit_intercept': True, 'l1_ratio': 0, 'max_iter': 1000, 'tol': 0.0001, 'alpha': 0.01}], [0.44546497994728157, 0.13698076738781356, {'normalize': False, 'selection': 'random', 'fit_intercept': True, 'l1_ratio': 0.75, 'max_iter': 1000, 'tol': 0.001, 'alpha': 0.01}], [0.50780434851538225, 0.10104780541562255, {'normalize': False, 'selection': 'cyclic', 'fit_intercept': True, 'l1_ratio': 0.5, 'max_iter': 1000, 'tol': 0.001, 'alpha': 0.01}], [0.52846686576055668, 0.12985911152629845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0.89464618045036326, 0.86759311709164244, 0.92263397290441562, 0.8625339420914796, 0.82222762358086543, 0.86407250354526588, 0.91017240502635544, 0.92146765496313021, 0.91212988435524256, 0.91969358511049748]</text:p>
          </table:table-cell>
          <table:table-cell office:value-type="string" calcext:value-type="string">
            <text:p>[-0.13059385001495394, 0.07351938723562701, -0.12280263423333859, 0.075533633161305458, 0.027361604410164775, 0.18274326788847817, 0.083434742710051024, 0.15885131509651351, 0.042087518189668716, 0.029011629623611257]</text:p>
          </table:table-cell>
          <table:table-cell office:value-type="string" calcext:value-type="string">
            <text:p>0.889717086912</text:p>
          </table:table-cell>
          <table:table-cell office:value-type="string" calcext:value-type="string">
            <text:p>0.0419146614067</text:p>
          </table:table-cell>
          <table:table-cell office:value-type="string" calcext:value-type="string">
            <text:p>[0.16028849396587985, 0.1103324615276353, 0.10110833463710615, 0.14870865893678284, 0.18954276269395978, 0.15983545016347003, 0.082505271557330825, 0.074214099774547626, 0.10343750592622288, 0.061354133496623421]</text:p>
          </table:table-cell>
          <table:table-cell office:value-type="string" calcext:value-type="string">
            <text:p>[0.81812330862289573, 1.2331775320260732, 1.7216739183648382, 1.0975895886323832, 0.63999225653925318, 0.45909615653276847, 0.91312423453631031, 0.55078523821409708, 0.80588970861217868, 1.0173646422781526]</text:p>
          </table:table-cell>
          <table:table-cell office:value-type="string" calcext:value-type="string">
            <text:p>0.119132717268</text:p>
          </table:table-cell>
          <table:table-cell office:value-type="string" calcext:value-type="string">
            <text:p>0.925681658436</text:p>
          </table:table-cell>
          <table:table-cell office:value-type="string" calcext:value-type="string">
            <text:p>[0.23867128687567249, 0.24651344339394118, 0.22990712426721216, 0.24952346447689119, 0.26814251961024732, 0.27420123714293088, 0.19725912396732492, 0.16911278476464167, 0.19952543660354069, 0.19492129184255205]</text:p>
          </table:table-cell>
          <table:table-cell office:value-type="string" calcext:value-type="string">
            <text:p>[0.7279233004429656, 0.84202407298305959, 0.95430815128213131, 0.76268449785667325, 0.65473504542374006, 0.55731656579513855, 0.7093811629330472, 0.60258480061564901, 0.70724682706685227, 0.78696072946858653]</text:p>
          </table:table-cell>
          <table:table-cell office:value-type="string" calcext:value-type="string">
            <text:p>0.226777771294</text:p>
          </table:table-cell>
          <table:table-cell office:value-type="string" calcext:value-type="string">
            <text:p>0.730516515387</text:p>
          </table:table-cell>
          <table:table-cell office:value-type="string" calcext:value-type="string">
            <text:p>[[0.4810430285466627, 0.0403845491717401, {'normalize': False, 'selection': 'random', 'fit_intercept': True, 'l1_ratio': 0, 'max_iter': 1000, 'tol': 0.001, 'alpha': 0.01}], [0.55033798256125366, 0.1010400386943032, {'normalize': True, 'selection': 'random', 'fit_intercept': True, 'l1_ratio': 0.5, 'max_iter': 1000, 'tol': 0.001, 'alpha': 0.01}], [0.51262906276912268, 0.1892185771528466, {'normalize': False, 'selection': 'cyclic', 'fit_intercept': True, 'l1_ratio': 0.5, 'max_iter': 1000, 'tol': 0.0001, 'alpha': 0.01}], [0.45045921387308724, 0.16530218920741277, {'normalize': True, 'selection': 'random', 'fit_intercept': True, 'l1_ratio': 0.75, 'max_iter': 1000, 'tol': 0.001, 'alpha': 0.01}], [0.45017783231048503, 0.038353017858321882, {'normalize': True, 'selection': 'cyclic', 'fit_intercept': True, 'l1_ratio': 0.5, 'max_iter': 1000, 'tol': 0.001, 'alpha': 0.01}], [0.40020228684278358, 0.0094251233501942786, {'normalize': False, 'selection': 'cyclic', 'fit_intercept': True, 'l1_ratio': 0, 'max_iter': 1000, 'tol': 0.0001, 'alpha': 0.1}], [0.4998855685172201, 0.053921341816878049, {'normalize': False, 'selection': 'cyclic', 'fit_intercept': True, 'l1_ratio': 0.5, 'max_iter': 1000, 'tol': 0.001, 'alpha': 0.01}], [0.43721785607151287, 0.15615779088952719, {'normalize': False, 'selection': 'cyclic', 'fit_intercept': True, 'l1_ratio': 0.75, 'max_iter': 1000, 'tol': 0.001, 'alpha': 0.01}], [0.48314026971945401, 0.089360311514246657, {'normalize': False, 'selection': 'cyclic', 'fit_intercept': True, 'l1_ratio': 0.75, 'max_iter': 1000, 'tol': 0.001, 'alpha': 0.01}], [0.52722105486856452, 0.13443392251421418, {'normalize': False, 'selection': 'cyclic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83955705187405494, 0.71661764640056047, 0.87852427163797475, 0.89777852616374965, 0.82723252712585071, 0.8110357901412818, 0.83527392793889588, 0.88339032583669042, 0.92048175073593275, 0.92417944318499212]</text:p>
          </table:table-cell>
          <table:table-cell office:value-type="string" calcext:value-type="string">
            <text:p>[-0.13554681057335283, 0.053358742622630739, -0.13550225592823906, 0.062678801743580537, 0.026504592083475997, 0.17928289121091845, 0.13983255111573301, 0.12426049644305093, -0.068724568462570357, -0.024908324439643303]</text:p>
          </table:table-cell>
          <table:table-cell office:value-type="string" calcext:value-type="string">
            <text:p>0.853407126104</text:p>
          </table:table-cell>
          <table:table-cell office:value-type="string" calcext:value-type="string">
            <text:p>0.0221236115816</text:p>
          </table:table-cell>
          <table:table-cell office:value-type="string" calcext:value-type="string">
            <text:p>[0.24410276373925899, 0.236137819570612, 0.15875454711328787, 0.11058161207216823, 0.1842064823109115, 0.22220066090609389, 0.15129837676230093, 0.11019767700773971, 0.093605992425771459, 0.057926936111107663]</text:p>
          </table:table-cell>
          <table:table-cell office:value-type="string" calcext:value-type="string">
            <text:p>[0.82170738302721202, 1.2600120427814887, 1.7411471603920441, 1.1128517221548473, 0.64055616729511733, 0.46104003239258401, 0.85693815807271945, 0.57343535065438944, 0.89911567854015217, 1.0738599170423118]</text:p>
          </table:table-cell>
          <table:table-cell office:value-type="string" calcext:value-type="string">
            <text:p>0.156901286802</text:p>
          </table:table-cell>
          <table:table-cell office:value-type="string" calcext:value-type="string">
            <text:p>0.944066361235</text:p>
          </table:table-cell>
          <table:table-cell office:value-type="string" calcext:value-type="string">
            <text:p>[0.32231425595282898, 0.30910554849615574, 0.269502127871247, 0.22196572977816487, 0.28033558937328512, 0.29509916710251177, 0.23671064215469859, 0.21306724636276195, 0.21000588301370682, 0.18833541531001599]</text:p>
          </table:table-cell>
          <table:table-cell office:value-type="string" calcext:value-type="string">
            <text:p>[0.72301880293145571, 0.85391635977229063, 0.96260746430635635, 0.76835751462637969, 0.66363161404292959, 0.56631536494645995, 0.68587676424154542, 0.62310919758651917, 0.76951678541112889, 0.81502121815952011]</text:p>
          </table:table-cell>
          <table:table-cell office:value-type="string" calcext:value-type="string">
            <text:p>0.254644160542</text:p>
          </table:table-cell>
          <table:table-cell office:value-type="string" calcext:value-type="string">
            <text:p>0.743137108602</text:p>
          </table:table-cell>
          <table:table-cell office:value-type="string" calcext:value-type="string">
            <text:p>[[0.48827899502395644, 0.010079129847967997, {'normalize': True, 'selection': 'random', 'fit_intercept': True, 'l1_ratio': 0, 'max_iter': 1000, 'tol': 0.001, 'alpha': 0.01}], [0.57983387869724279, 0.09165956286985541, {'normalize': True, 'selection': 'random', 'fit_intercept': True, 'l1_ratio': 1, 'max_iter': 1000, 'tol': 0.001, 'alpha': 0.01}], [0.52423806119232363, 0.20020374820639023, {'normalize': False, 'selection': 'cyclic', 'fit_intercept': True, 'l1_ratio': 0.75, 'max_iter': 1000, 'tol': 0.001, 'alpha': 0.01}], [0.46129237517914889, 0.16111392244612746, {'normalize': False, 'selection': 'cyclic', 'fit_intercept': True, 'l1_ratio': 0.25, 'max_iter': 1000, 'tol': 0.001, 'alpha': 0.01}], [0.44081846480481718, 0.024085267625104618, {'normalize': True, 'selection': 'random', 'fit_intercept': True, 'l1_ratio': 0.5, 'max_iter': 1000, 'tol': 0.001, 'alpha': 0.01}], [0.39398051340909102, 0.011753224367081672, {'normalize': False, 'selection': 'cyclic', 'fit_intercept': True, 'l1_ratio': 0, 'max_iter': 1000, 'tol': 0.0001, 'alpha': 0.1}], [0.49553233438920141, 0.086460498942859995, {'normalize': True, 'selection': 'random', 'fit_intercept': True, 'l1_ratio': 0.75, 'max_iter': 1000, 'tol': 0.001, 'alpha': 0.01}], [0.45012889218565288, 0.13254827399964419, {'normalize': False, 'selection': 'cyclic', 'fit_intercept': True, 'l1_ratio': 0.5, 'max_iter': 1000, 'tol': 0.001, 'alpha': 0.01}], [0.49284549101383124, 0.081869379615052959, {'normalize': False, 'selection': 'cyclic', 'fit_intercept': True, 'l1_ratio': 0, 'max_iter': 1000, 'tol': 0.0001, 'alpha': 0.01}], [0.53983161225853038, 0.12865823907059729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89234358290234583, 0.8954410863959984, 0.85093252225554905, 0.91742195729449838, 0.82771126441249299, 0.87345656755637013, 0.91352693401421492, 0.87989947344676056, 0.88305507204160483, 0.88046191196328405]</text:p>
          </table:table-cell>
          <table:table-cell office:value-type="string" calcext:value-type="string">
            <text:p>[-0.44040184684095363, 0.043251197405071551, -0.10481410293634963, 0.077023419841262375, 0.08587755670389885, 0.20267832479568548, 0.11001290744236081, 0.14266473269950386, -0.035192041607892355, -0.0018544213974054369]</text:p>
          </table:table-cell>
          <table:table-cell office:value-type="string" calcext:value-type="string">
            <text:p>0.881425037228</text:p>
          </table:table-cell>
          <table:table-cell office:value-type="string" calcext:value-type="string">
            <text:p>0.00792457261052</text:p>
          </table:table-cell>
          <table:table-cell office:value-type="string" calcext:value-type="string">
            <text:p>[0.16379173565905211, 0.087127210150920884, 0.19481373141565309, 0.08933165157417651, 0.18369604762053626, 0.1488008461672348, 0.079424188008656402, 0.11349657846602214, 0.13766331806870588, 0.09132714766842992]</text:p>
          </table:table-cell>
          <table:table-cell office:value-type="string" calcext:value-type="string">
            <text:p>[1.0423073897566875, 1.2734655327892732, 1.6940908113971007, 1.0958208121707846, 0.60148898901268222, 0.44789758496185605, 0.88664585110038552, 0.5613842331378448, 0.87090483589106649, 1.0497049152552258]</text:p>
          </table:table-cell>
          <table:table-cell office:value-type="string" calcext:value-type="string">
            <text:p>0.12894724548</text:p>
          </table:table-cell>
          <table:table-cell office:value-type="string" calcext:value-type="string">
            <text:p>0.952371095547</text:p>
          </table:table-cell>
          <table:table-cell office:value-type="string" calcext:value-type="string">
            <text:p>[0.28086277311599805, 0.21394499746042128, 0.28285831911171805, 0.22260299412604512, 0.27870645883153783, 0.2484053974323559, 0.19726620647227192, 0.22835285809057371, 0.23603371412733595, 0.20853622134608429]</text:p>
          </table:table-cell>
          <table:table-cell office:value-type="string" calcext:value-type="string">
            <text:p>[0.80562132472846903, 0.84687460854257146, 0.9504517405223144, 0.76533739617949281, 0.64028798952215926, 0.5526093841967521, 0.70178478434237812, 0.61717239175571059, 0.75187424969496508, 0.79232867150767061]</text:p>
          </table:table-cell>
          <table:table-cell office:value-type="string" calcext:value-type="string">
            <text:p>0.239756994011</text:p>
          </table:table-cell>
          <table:table-cell office:value-type="string" calcext:value-type="string">
            <text:p>0.742434254099</text:p>
          </table:table-cell>
          <table:table-cell office:value-type="string" calcext:value-type="string">
            <text:p>[[0.50509420391454229, 0.021645991372456753, {'normalize': True, 'selection': 'cyclic', 'fit_intercept': True, 'l1_ratio': 0, 'max_iter': 1000, 'tol': 0.0001, 'alpha': 0.001}], [0.55323318006842115, 0.099024975638862769, {'normalize': False, 'selection': 'cyclic', 'fit_intercept': True, 'l1_ratio': 0, 'max_iter': 1000, 'tol': 0.0001, 'alpha': 0.01}], [0.51851404573989546, 0.18210492035776396, {'normalize': False, 'selection': 'random', 'fit_intercept': True, 'l1_ratio': 0, 'max_iter': 1000, 'tol': 0.0001, 'alpha': 0.01}], [0.43425705474885934, 0.1579604371702627, {'normalize': False, 'selection': 'cyclic', 'fit_intercept': True, 'l1_ratio': 0, 'max_iter': 1000, 'tol': 0.0001, 'alpha': 0.01}], [0.4030963864435152, 0.043065181784202669, {'normalize': False, 'selection': 'random', 'fit_intercept': True, 'l1_ratio': 0.5, 'max_iter': 1000, 'tol': 0.001, 'alpha': 0.01}], [0.38110301218839571, 0.03756995851461626, {'normalize': False, 'selection': 'random', 'fit_intercept': True, 'l1_ratio': 0.75, 'max_iter': 1000, 'tol': 0.001, 'alpha': 0.01}], [0.47284815244184175, 0.057067604328709116, {'normalize': False, 'selection': 'random', 'fit_intercept': True, 'l1_ratio': 0, 'max_iter': 1000, 'tol': 0.001, 'alpha': 0.01}], [0.44152195796947885, 0.13454607345046041, {'normalize': False, 'selection': 'random', 'fit_intercept': True, 'l1_ratio': 0.75, 'max_iter': 1000, 'tol': 0.001, 'alpha': 0.01}], [0.5026548821472977, 0.10717728033282385, {'normalize': False, 'selection': 'cyclic', 'fit_intercept': True, 'l1_ratio': 0.25, 'max_iter': 1000, 'tol': 0.001, 'alpha': 0.01}], [0.51956769769667577, 0.12417038266193965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0.89695182815368213, 0.9278983219132404, 0.92441196784809454, 0.89785007499945291, 0.79750103183736532, 0.90766882298493035, 0.90289234296762555, 0.91529925231414344, 0.91195962508306272, 0.91637024294925662]</text:p>
          </table:table-cell>
          <table:table-cell office:value-type="string" calcext:value-type="string">
            <text:p>[-0.17247553830909368, 0.023730545552962945, -0.11930983576458853, 0.086096266123353637, 0.070924760298525569, 0.12050661390777651, 0.060305096802316216, 0.12349483549141738, 0.032299471558787318, -0.00081862491261897041]</text:p>
          </table:table-cell>
          <table:table-cell office:value-type="string" calcext:value-type="string">
            <text:p>0.899880351105</text:p>
          </table:table-cell>
          <table:table-cell office:value-type="string" calcext:value-type="string">
            <text:p>0.0224753590749</text:p>
          </table:table-cell>
          <table:table-cell office:value-type="string" calcext:value-type="string">
            <text:p>[0.15678061167399249, 0.06008113361517111, 0.098784703522812711, 0.11050421164643555, 0.21590651281911263, 0.10857108110750253, 0.089191897168157452, 0.080043321472009557, 0.10363792895225259, 0.063893168253638652]</text:p>
          </table:table-cell>
          <table:table-cell office:value-type="string" calcext:value-type="string">
            <text:p>[0.84842984655202136, 1.2994481911880256, 1.7163181596211317, 1.0850489096162994, 0.61132787050907178, 0.49405776347380614, 0.93616704577818899, 0.57393670642799455, 0.81412437116959302, 1.0486196471383591]</text:p>
          </table:table-cell>
          <table:table-cell office:value-type="string" calcext:value-type="string">
            <text:p>0.108739457023</text:p>
          </table:table-cell>
          <table:table-cell office:value-type="string" calcext:value-type="string">
            <text:p>0.942747851147</text:p>
          </table:table-cell>
          <table:table-cell office:value-type="string" calcext:value-type="string">
            <text:p>[0.23597428271929041, 0.18234096479064266, 0.2140242878217217, 0.21351094058665457, 0.28904367474811421, 0.2247352887577623, 0.19036513103129601, 0.17584850053335677, 0.20152466819613291, 0.18116550043000001]</text:p>
          </table:table-cell>
          <table:table-cell office:value-type="string" calcext:value-type="string">
            <text:p>[0.74292873453111774, 0.84934141037382238, 0.95512128682148989, 0.74652693316571295, 0.63271732399914871, 0.56658987194015387, 0.71406249930135124, 0.60554464614503656, 0.71515653050973527, 0.78945532677985941]</text:p>
          </table:table-cell>
          <table:table-cell office:value-type="string" calcext:value-type="string">
            <text:p>0.210853323961</text:p>
          </table:table-cell>
          <table:table-cell office:value-type="string" calcext:value-type="string">
            <text:p>0.731744456357</text:p>
          </table:table-cell>
          <table:table-cell office:value-type="string" calcext:value-type="string">
            <text:p>[[0.49617715305898175, 0.048451538568637362, {'normalize': False, 'selection': 'random', 'fit_intercept': True, 'l1_ratio': 0, 'max_iter': 1000, 'tol': 0.0001, 'alpha': 0.01}], [0.55952955238222313, 0.093457531382995548, {'normalize': False, 'selection': 'cyclic', 'fit_intercept': True, 'l1_ratio': 0.25, 'max_iter': 1000, 'tol': 0.001, 'alpha': 0.01}], [0.52707417082225649, 0.19156650008294612, {'normalize': False, 'selection': 'cyclic', 'fit_intercept': True, 'l1_ratio': 0.5, 'max_iter': 1000, 'tol': 0.0001, 'alpha': 0.01}], [0.46048752714215363, 0.15329020231007129, {'normalize': False, 'selection': 'cyclic', 'fit_intercept': True, 'l1_ratio': 0.25, 'max_iter': 1000, 'tol': 0.001, 'alpha': 0.01}], [0.4421268636414491, 0.021676438711825809, {'normalize': True, 'selection': 'cyclic', 'fit_intercept': True, 'l1_ratio': 0.75, 'max_iter': 1000, 'tol': 0.001, 'alpha': 0.01}], [0.40779985210017045, 0.031744103971847112, {'normalize': False, 'selection': 'cyclic', 'fit_intercept': True, 'l1_ratio': 0.5, 'max_iter': 1000, 'tol': 0.001, 'alpha': 0.01}], [0.49846940768135012, 0.063279771249148256, {'normalize': False, 'selection': 'cyclic', 'fit_intercept': True, 'l1_ratio': 0.5, 'max_iter': 1000, 'tol': 0.001, 'alpha': 0.01}], [0.43472829361124793, 0.15099962465569475, {'normalize': False, 'selection': 'cyclic', 'fit_intercept': True, 'l1_ratio': 0.75, 'max_iter': 1000, 'tol': 0.001, 'alpha': 0.01}], [0.47845213815961374, 0.09572136894159286, {'normalize': False, 'selection': 'random', 'fit_intercept': True, 'l1_ratio': 0.75, 'max_iter': 1000, 'tol': 0.001, 'alpha': 0.01}], [0.54614522598905935, 0.13062014834475491, {'normalize': False, 'selection': 'random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0.89737545997114854, 0.74658922091840618, 0.86812407076694975, 0.90595516731129777, 0.80316620228484747, 0.80690228613190462, 0.84953019905978255, 0.88542778986544779, 0.91134664795919329, 0.9243085972970676]</text:p>
          </table:table-cell>
          <table:table-cell office:value-type="string" calcext:value-type="string">
            <text:p>[-0.16836969495945264, 0.034474842220470925, -0.1325081022895509, 0.060350260093420149, 0.077105002157383362, 0.18173594626205691, 0.089255468002728877, 0.087440639489601568, -0.064515653968757469, -0.05459585936903455]</text:p>
          </table:table-cell>
          <table:table-cell office:value-type="string" calcext:value-type="string">
            <text:p>0.859872564157</text:p>
          </table:table-cell>
          <table:table-cell office:value-type="string" calcext:value-type="string">
            <text:p>0.0110372847639</text:p>
          </table:table-cell>
          <table:table-cell office:value-type="string" calcext:value-type="string">
            <text:p>[0.15613608538811122, 0.21116300315792133, 0.17234639135600105, 0.10173624792803621, 0.20986624897510428, 0.22706119678973188, 0.13820420986883356, 0.10827224668159492, 0.10435950333983174, 0.057828262317179469]</text:p>
          </table:table-cell>
          <table:table-cell office:value-type="string" calcext:value-type="string">
            <text:p>[0.84545876534027486, 1.2851471631198181, 1.73655600957877, 1.1156163257830494, 0.60726129556082487, 0.45966202215236085, 0.90732536175005851, 0.59754504023375499, 0.89557472783807734, 1.104965385732789]</text:p>
          </table:table-cell>
          <table:table-cell office:value-type="string" calcext:value-type="string">
            <text:p>0.14869733958</text:p>
          </table:table-cell>
          <table:table-cell office:value-type="string" calcext:value-type="string">
            <text:p>0.955511209709</text:p>
          </table:table-cell>
          <table:table-cell office:value-type="string" calcext:value-type="string">
            <text:p>[0.25898908265395737, 0.29691004200392385, 0.26379398654290687, 0.21020529996950366, 0.3015047664732074, 0.29262013714336099, 0.22372650279012088, 0.21024568251712239, 0.20763903879294002, 0.17532291367587841]</text:p>
          </table:table-cell>
          <table:table-cell office:value-type="string" calcext:value-type="string">
            <text:p>[0.73995710055909136, 0.8520958481544465, 0.96395173932902711, 0.76075114707255065, 0.63702889280009511, 0.56432025868143443, 0.69308097089941711, 0.62507243642933841, 0.76548249463661966, 0.81598706785264719]</text:p>
          </table:table-cell>
          <table:table-cell office:value-type="string" calcext:value-type="string">
            <text:p>0.244095745256</text:p>
          </table:table-cell>
          <table:table-cell office:value-type="string" calcext:value-type="string">
            <text:p>0.741772795641</text:p>
          </table:table-cell>
          <table:table-cell office:value-type="string" calcext:value-type="string">
            <text:p>[[0.50047973215612818, 0.036128132210600877, {'normalize': False, 'selection': 'random', 'fit_intercept': True, 'l1_ratio': 0, 'max_iter': 1000, 'tol': 0.0001, 'alpha': 0.01}], [0.58519969957023554, 0.088263274128809424, {'normalize': True, 'selection': 'cyclic', 'fit_intercept': True, 'l1_ratio': 1, 'max_iter': 1000, 'tol': 0.0001, 'alpha': 0.01}], [0.53543572736872747, 0.2009686311533033, {'normalize': False, 'selection': 'random', 'fit_intercept': True, 'l1_ratio': 1, 'max_iter': 1000, 'tol': 0.001, 'alpha': 0.01}], [0.47260844909855193, 0.15509106170011397, {'normalize': False, 'selection': 'random', 'fit_intercept': True, 'l1_ratio': 0.25, 'max_iter': 1000, 'tol': 0.001, 'alpha': 0.01}], [0.42964808225588358, 0.03957162126215992, {'normalize': True, 'selection': 'random', 'fit_intercept': True, 'l1_ratio': 0.75, 'max_iter': 1000, 'tol': 0.001, 'alpha': 0.01}], [0.39767245420442004, 0.0091567111480740284, {'normalize': False, 'selection': 'random', 'fit_intercept': True, 'l1_ratio': 0, 'max_iter': 1000, 'tol': 0.0001, 'alpha': 0.1}], [0.48794657667534802, 0.087573967316340748, {'normalize': True, 'selection': 'cyclic', 'fit_intercept': True, 'l1_ratio': 0.75, 'max_iter': 1000, 'tol': 0.001, 'alpha': 0.01}], [0.4461892443342792, 0.12674012821762937, {'normalize': False, 'selection': 'cyclic', 'fit_intercept': True, 'l1_ratio': 0.5, 'max_iter': 1000, 'tol': 0.001, 'alpha': 0.01}], [0.49173714578385141, 0.091402368844071824, {'normalize': False, 'selection': 'cyclic', 'fit_intercept': True, 'l1_ratio': 0.25, 'max_iter': 1000, 'tol': 0.0001, 'alpha': 0.01}], [0.56003119734266171, 0.1213825264037339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0.86539706367061708, 0.90140554379248294, 0.85716939180010321, 0.92537851899562495, 0.83333399367723215, 0.86326402353730824, 0.85787580189222568, 0.87262908800558681, 0.87222706991203158, 0.87478510943199939]</text:p>
          </table:table-cell>
          <table:table-cell office:value-type="string" calcext:value-type="string">
            <text:p>[-0.1752499478941183, 0.010077495836450012, -0.11037041991228946, 0.075049476793262793, 0.082668451860509085, 0.2027814378818884, 0.044287695855523723, 0.098741605949946964, -0.040213461372377468, -0.052220891259120217]</text:p>
          </table:table-cell>
          <table:table-cell office:value-type="string" calcext:value-type="string">
            <text:p>0.872346560472</text:p>
          </table:table-cell>
          <table:table-cell office:value-type="string" calcext:value-type="string">
            <text:p>0.013555144374</text:p>
          </table:table-cell>
          <table:table-cell office:value-type="string" calcext:value-type="string">
            <text:p>[0.20478898667225762, 0.082157126634293406, 0.18666287351752606, 0.08072436597710432, 0.1777010350084185, 0.16078613173556175, 0.13053890136088153, 0.12036718840740834, 0.15040964856148592, 0.095664227101220523]</text:p>
          </table:table-cell>
          <table:table-cell office:value-type="string" calcext:value-type="string">
            <text:p>[0.85043747214554932, 1.3176208695172598, 1.7026107112690625, 1.0981644121282892, 0.60360056743638468, 0.44783966090971433, 0.95212431326402636, 0.5901451528944256, 0.87512934552807697, 1.1024769845785833]</text:p>
          </table:table-cell>
          <table:table-cell office:value-type="string" calcext:value-type="string">
            <text:p>0.138980048498</text:p>
          </table:table-cell>
          <table:table-cell office:value-type="string" calcext:value-type="string">
            <text:p>0.954014948967</text:p>
          </table:table-cell>
          <table:table-cell office:value-type="string" calcext:value-type="string">
            <text:p>[0.29226649987660708, 0.20838813676640744, 0.26230876110066986, 0.20485000945155327, 0.27760694917520384, 0.25003124580665953, 0.20954973727353565, 0.22519189802915054, 0.24344912766591656, 0.19546366716716532]</text:p>
          </table:table-cell>
          <table:table-cell office:value-type="string" calcext:value-type="string">
            <text:p>[0.73135092947888991, 0.85601213778784524, 0.95197074325868591, 0.75458929210254178, 0.63807816057145239, 0.5551635501263269, 0.72147554361544486, 0.62913226006777734, 0.75748203978380058, 0.79936194852248088]</text:p>
          </table:table-cell>
          <table:table-cell office:value-type="string" calcext:value-type="string">
            <text:p>0.236910603231</text:p>
          </table:table-cell>
          <table:table-cell office:value-type="string" calcext:value-type="string">
            <text:p>0.739461660532</text:p>
          </table:table-cell>
          <table:table-cell office:value-type="string" calcext:value-type="string">
            <text:p>[[0.5122585891791871, 0.036396464297725563, {'normalize': False, 'selection': 'cyclic', 'fit_intercept': True, 'l1_ratio': 0, 'max_iter': 1000, 'tol': 0.0001, 'alpha': 0.01}], [0.56174907449798739, 0.089919213759962799, {'normalize': False, 'selection': 'cyclic', 'fit_intercept': True, 'l1_ratio': 0, 'max_iter': 1000, 'tol': 0.0001, 'alpha': 0.01}], [0.53571302012002031, 0.17976697783433987, {'normalize': False, 'selection': 'cyclic', 'fit_intercept': True, 'l1_ratio': 0, 'max_iter': 1000, 'tol': 0.0001, 'alpha': 0.01}], [0.44299901486253551, 0.15376215202884014, {'normalize': False, 'selection': 'cyclic', 'fit_intercept': True, 'l1_ratio': 0, 'max_iter': 1000, 'tol': 0.0001, 'alpha': 0.01}], [0.40960889414599866, 0.039369625241550306, {'normalize': False, 'selection': 'random', 'fit_intercept': True, 'l1_ratio': 0.5, 'max_iter': 1000, 'tol': 0.001, 'alpha': 0.01}], [0.38901483499475997, 0.031031598440927566, {'normalize': False, 'selection': 'random', 'fit_intercept': True, 'l1_ratio': 0.75, 'max_iter': 1000, 'tol': 0.001, 'alpha': 0.01}], [0.46745344130742333, 0.061399129809907457, {'normalize': False, 'selection': 'random', 'fit_intercept': True, 'l1_ratio': 1, 'max_iter': 1000, 'tol': 0.001, 'alpha': 0.01}], [0.43338131458015322, 0.1269143857213455, {'normalize': False, 'selection': 'random', 'fit_intercept': True, 'l1_ratio': 0.75, 'max_iter': 1000, 'tol': 0.001, 'alpha': 0.01}], [0.50211693160951609, 0.11171408665740908, {'normalize': False, 'selection': 'random', 'fit_intercept': True, 'l1_ratio': 0.25, 'max_iter': 1000, 'tol': 0.001, 'alpha': 0.01}], [0.541674299184977, 0.1156343920885964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0.88783034514727377, 0.93451654543275453, 0.86978238208369285, 0.89627703507587042, 0.79719902640202267, 0.86352244664241684, 0.83165022449678538, 0.90851141992187057, 0.90816589643450918, 0.90719318893113443]</text:p>
          </table:table-cell>
          <table:table-cell office:value-type="string" calcext:value-type="string">
            <text:p>[-0.17019461939570313, 0.022530979608980872, -0.13805307779379827, 0.088812706409186704, 0.076015873934444533, 0.18684267960733203, 0.077614311074013065, 0.11826744499164477, 0.025990488770127551, 0.012144561894458894]</text:p>
          </table:table-cell>
          <table:table-cell office:value-type="string" calcext:value-type="string">
            <text:p>0.880464851057</text:p>
          </table:table-cell>
          <table:table-cell office:value-type="string" calcext:value-type="string">
            <text:p>0.0299971349101</text:p>
          </table:table-cell>
          <table:table-cell office:value-type="string" calcext:value-type="string">
            <text:p>[0.17065831235995291, 0.054566277621215888, 0.17017917272218649, 0.11220590194765623, 0.21622851416553368, 0.16048225522481152, 0.15462669292864464, 0.086457912430378855, 0.10810376840959084, 0.070904441239841784]</text:p>
          </table:table-cell>
          <table:table-cell office:value-type="string" calcext:value-type="string">
            <text:p>[0.84677932198203631, 1.3010448546798699, 1.7450585187576457, 1.081823766244056, 0.60797793766771646, 0.45679330102822141, 0.91892281476838511, 0.57735960843489209, 0.81943210480678663, 1.035037313599539]</text:p>
          </table:table-cell>
          <table:table-cell office:value-type="string" calcext:value-type="string">
            <text:p>0.130441324905</text:p>
          </table:table-cell>
          <table:table-cell office:value-type="string" calcext:value-type="string">
            <text:p>0.939022954197</text:p>
          </table:table-cell>
          <table:table-cell office:value-type="string" calcext:value-type="string">
            <text:p>[0.24818502039205637, 0.18157153169832799, 0.27543920174606906, 0.21193500853962008, 0.28509101300709283, 0.27314193606723042, 0.25171286245132335, 0.18997139146082268, 0.20771754314151333, 0.1895080528412896]</text:p>
          </table:table-cell>
          <table:table-cell office:value-type="string" calcext:value-type="string">
            <text:p>[0.74123531073233639, 0.85069931478605687, 0.95354674535619843, 0.74018115649172866, 0.62646797861589232, 0.55432844674981097, 0.7088288075831527, 0.60101422267690852, 0.7166932539546802, 0.78558167340765417]</text:p>
          </table:table-cell>
          <table:table-cell office:value-type="string" calcext:value-type="string">
            <text:p>0.231427356135</text:p>
          </table:table-cell>
          <table:table-cell office:value-type="string" calcext:value-type="string">
            <text:p>0.727857691035</text:p>
          </table:table-cell>
          <table:table-cell office:value-type="string" calcext:value-type="string">
            <text:p>[[0.49274972564115155, 0.058931603008743345, {'normalize': False, 'selection': 'random', 'fit_intercept': True, 'l1_ratio': 0, 'max_iter': 1000, 'tol': 0.0001, 'alpha': 0.01}], [0.55966589521035937, 0.096314879977374271, {'normalize': False, 'selection': 'cyclic', 'fit_intercept': True, 'l1_ratio': 0, 'max_iter': 1000, 'tol': 0.0001, 'alpha': 0.01}], [0.53669593802498561, 0.17664683549388391, {'normalize': True, 'selection': 'random', 'fit_intercept': True, 'l1_ratio': 0.75, 'max_iter': 1000, 'tol': 0.001, 'alpha': 0.01}], [0.46310960014706865, 0.14983016675260263, {'normalize': False, 'selection': 'cyclic', 'fit_intercept': True, 'l1_ratio': 0.25, 'max_iter': 1000, 'tol': 0.001, 'alpha': 0.01}], [0.43847799854660846, 0.024373399622218388, {'normalize': True, 'selection': 'cyclic', 'fit_intercept': True, 'l1_ratio': 0.75, 'max_iter': 1000, 'tol': 0.001, 'alpha': 0.01}], [0.40753195386931412, 0.0046912916864401662, {'normalize': False, 'selection': 'cyclic', 'fit_intercept': True, 'l1_ratio': 0, 'max_iter': 1000, 'tol': 0.0001, 'alpha': 0.1}], [0.48800706925919368, 0.042277292203931324, {'normalize': False, 'selection': 'cyclic', 'fit_intercept': True, 'l1_ratio': 0, 'max_iter': 1000, 'tol': 0.0001, 'alpha': 0.1}], [0.4346674669684546, 0.14229241777167353, {'normalize': False, 'selection': 'random', 'fit_intercept': True, 'l1_ratio': 0.75, 'max_iter': 1000, 'tol': 0.001, 'alpha': 0.01}], [0.48582622803970565, 0.096772568195315697, {'normalize': False, 'selection': 'random', 'fit_intercept': True, 'l1_ratio': 0.75, 'max_iter': 1000, 'tol': 0.0001, 'alpha': 0.01}], [0.54658967380403534, 0.1233004698745209, {'normalize': False, 'selection': 'cyclic', 'fit_intercept': True, 'l1_ratio': 0.25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0.8928956325915085, 0.75390967005608533, 0.85734030741519407, 0.91108676055520832, 0.80665151999669016, 0.80384512793913876, 0.81445281560096461, 0.88169627442637621, 0.90663678222621391, 0.91682502977303237]</text:p>
          </table:table-cell>
          <table:table-cell office:value-type="string" calcext:value-type="string">
            <text:p>[-0.16450047350662089, 0.033182551102205249, -0.13112326646455918, 0.065917082985674225, 0.081780065308510119, 0.18197922652559284, 0.074592204784887817, 0.084721111548012651, -0.074695461521474993, -0.033221909420780849]</text:p>
          </table:table-cell>
          <table:table-cell office:value-type="string" calcext:value-type="string">
            <text:p>0.854533992058</text:p>
          </table:table-cell>
          <table:table-cell office:value-type="string" calcext:value-type="string">
            <text:p>0.0118631131341</text:p>
          </table:table-cell>
          <table:table-cell office:value-type="string" calcext:value-type="string">
            <text:p>[0.16295183053127904, 0.20506299419232241, 0.1864395068299235, 0.09618496958979493, 0.20615016686338572, 0.23065607103303401, 0.17042224986689347, 0.11179857788914398, 0.10990378606999612, 0.063545710936102562]</text:p>
          </table:table-cell>
          <table:table-cell office:value-type="string" calcext:value-type="string">
            <text:p>[0.84265890909062025, 1.2868672470049274, 1.7344325413498829, 1.1090070135706509, 0.60418512230967669, 0.45952535881321527, 0.92193357528979547, 0.59932579061953228, 0.90413897801559207, 1.0825705748302168]</text:p>
          </table:table-cell>
          <table:table-cell office:value-type="string" calcext:value-type="string">
            <text:p>0.15431158638</text:p>
          </table:table-cell>
          <table:table-cell office:value-type="string" calcext:value-type="string">
            <text:p>0.954464511089</text:p>
          </table:table-cell>
          <table:table-cell office:value-type="string" calcext:value-type="string">
            <text:p>[0.25977822950049934, 0.29630715078189951, 0.27410994614349965, 0.20282794412268798, 0.29631369160201454, 0.28949953550142893, 0.25865977776923704, 0.21556582795346446, 0.20353055008003174, 0.18228472262026293]</text:p>
          </table:table-cell>
          <table:table-cell office:value-type="string" calcext:value-type="string">
            <text:p>[0.73766861186186217, 0.85371234761798187, 0.96317728247162349, 0.75321620102495002, 0.63145497032977793, 0.56488887606232951, 0.70360056516973779, 0.62240909341262418, 0.77069110123898066, 0.80874100172559871]</text:p>
          </table:table-cell>
          <table:table-cell office:value-type="string" calcext:value-type="string">
            <text:p>0.247887737608</text:p>
          </table:table-cell>
          <table:table-cell office:value-type="string" calcext:value-type="string">
            <text:p>0.740956005092</text:p>
          </table:table-cell>
          <table:table-cell office:value-type="string" calcext:value-type="string">
            <text:p>[[0.4994175423359582, 0.042176666339740855, {'normalize': False, 'selection': 'random', 'fit_intercept': True, 'l1_ratio': 0, 'max_iter': 1000, 'tol': 0.0001, 'alpha': 0.01}], [0.58561174712174591, 0.088277221787112142, {'normalize': True, 'selection': 'random', 'fit_intercept': True, 'l1_ratio': 1, 'max_iter': 1000, 'tol': 0.001, 'alpha': 0.01}], [0.5453497501438942, 0.19299397179212696, {'normalize': False, 'selection': 'cyclic', 'fit_intercept': True, 'l1_ratio': 1, 'max_iter': 1000, 'tol': 0.001, 'alpha': 0.01}], [0.47473130002407243, 0.15349052079547054, {'normalize': False, 'selection': 'random', 'fit_intercept': True, 'l1_ratio': 0.25, 'max_iter': 1000, 'tol': 0.0001, 'alpha': 0.01}], [0.42329784538866433, 0.044935824341505781, {'normalize': True, 'selection': 'cyclic', 'fit_intercept': True, 'l1_ratio': 0.75, 'max_iter': 1000, 'tol': 0.001, 'alpha': 0.01}], [0.39865701400963272, 0.0087020450628097802, {'normalize': False, 'selection': 'random', 'fit_intercept': True, 'l1_ratio': 0, 'max_iter': 1000, 'tol': 0.001, 'alpha': 0.1}], [0.47059496216766739, 0.051107200692469483, {'normalize': False, 'selection': 'random', 'fit_intercept': True, 'l1_ratio': 0, 'max_iter': 1000, 'tol': 0.0001, 'alpha': 0.1}], [0.44378743178932828, 0.11520121148364049, {'normalize': False, 'selection': 'cyclic', 'fit_intercept': True, 'l1_ratio': 0.5, 'max_iter': 1000, 'tol': 0.001, 'alpha': 0.01}], [0.50112075434470371, 0.092347339871892212, {'normalize': False, 'selection': 'cyclic', 'fit_intercept': True, 'l1_ratio': 0.25, 'max_iter': 1000, 'tol': 0.0001, 'alpha': 0.01}], [0.56220295614791205, 0.1150552432532006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0.85734622053786569, 0.89870391730381438, 0.85575994688525781, 0.93269501555341561, 0.74987321783584027, 0.8347497996881712, 0.92314662729674013, 0.86409759029263356, 0.8633676391548013, 0.86212156769535775]</text:p>
          </table:table-cell>
          <table:table-cell office:value-type="string" calcext:value-type="string">
            <text:p>[-0.17825020011613613, 0.010509320460149851, -0.11237834053370399, 0.082218800295345229, 0.081767863312372069, 0.21941519443240998, 0.069854072034747361, 0.089202056813578512, -0.048744549565100215, -0.030603449342174516]</text:p>
          </table:table-cell>
          <table:table-cell office:value-type="string" calcext:value-type="string">
            <text:p>0.864186154224</text:p>
          </table:table-cell>
          <table:table-cell office:value-type="string" calcext:value-type="string">
            <text:p>0.0182990767791</text:p>
          </table:table-cell>
          <table:table-cell office:value-type="string" calcext:value-type="string">
            <text:p>[0.2170377834071143, 0.084408347220985877, 0.18850485291665811, 0.07280949296933481, 0.26668778507728913, 0.19431565242754711, 0.070588646916792175, 0.12842956604554182, 0.16083864839527243, 0.10533917811626747]</text:p>
          </table:table-cell>
          <table:table-cell office:value-type="string" calcext:value-type="string">
            <text:p>[0.85260852258470399, 1.3170460961044268, 1.7056896001660384, 1.0896525017812078, 0.60419315117536621, 0.4384956036496217, 0.92665391986558243, 0.59639166190981163, 0.8823065316576334, 1.0798270520626285]</text:p>
          </table:table-cell>
          <table:table-cell office:value-type="string" calcext:value-type="string">
            <text:p>0.148895995349</text:p>
          </table:table-cell>
          <table:table-cell office:value-type="string" calcext:value-type="string">
            <text:p>0.949286464096</text:p>
          </table:table-cell>
          <table:table-cell office:value-type="string" calcext:value-type="string">
            <text:p>[0.29176112927329628, 0.21856025985977712, 0.25911591411538554, 0.19902157639770737, 0.34081776681449455, 0.25514601079398452, 0.17612603996675449, 0.23187487077788191, 0.24592738000219158, 0.2004749300939356]</text:p>
          </table:table-cell>
          <table:table-cell office:value-type="string" calcext:value-type="string">
            <text:p>[0.72753001157373853, 0.85282474253583962, 0.9502414441519802, 0.74538807922667738, 0.62831592776440104, 0.54833951576245277, 0.70849425066586502, 0.62827728950540784, 0.76281458200089125, 0.79247808398316888]</text:p>
          </table:table-cell>
          <table:table-cell office:value-type="string" calcext:value-type="string">
            <text:p>0.24188258781</text:p>
          </table:table-cell>
          <table:table-cell office:value-type="string" calcext:value-type="string">
            <text:p>0.734470392717</text:p>
          </table:table-cell>
          <table:table-cell office:value-type="string" calcext:value-type="string">
            <text:p>[[0.50841245411009051, 0.039792559197779236, {'normalize': False, 'selection': 'cyclic', 'fit_intercept': True, 'l1_ratio': 0, 'max_iter': 1000, 'tol': 0.0001, 'alpha': 0.01}], [0.56581252318959563, 0.088653102419434929, {'normalize': False, 'selection': 'cyclic', 'fit_intercept': True, 'l1_ratio': 0, 'max_iter': 1000, 'tol': 0.0001, 'alpha': 0.01}], [0.54849553789608163, 0.16361679442613025, {'normalize': False, 'selection': 'cyclic', 'fit_intercept': True, 'l1_ratio': 0, 'max_iter': 1000, 'tol': 0.0001, 'alpha': 0.01}], [0.44086454234701178, 0.15216088269568295, {'normalize': False, 'selection': 'random', 'fit_intercept': True, 'l1_ratio': 0, 'max_iter': 1000, 'tol': 0.0001, 'alpha': 0.01}], [0.40113701897343002, 0.055557303582901937, {'normalize': True, 'selection': 'random', 'fit_intercept': True, 'l1_ratio': 1, 'max_iter': 1000, 'tol': 0.0001, 'alpha': 0.01}], [0.38624915327506515, 0.015630176861430246, {'normalize': False, 'selection': 'random', 'fit_intercept': True, 'l1_ratio': 1, 'max_iter': 1000, 'tol': 0.0001, 'alpha': 0.01}], [0.45739345952194205, 0.052836586239795577, {'normalize': False, 'selection': 'random', 'fit_intercept': True, 'l1_ratio': 0, 'max_iter': 1000, 'tol': 0.0001, 'alpha': 0.01}], [0.42743782482626747, 0.11752563899303675, {'normalize': False, 'selection': 'cyclic', 'fit_intercept': True, 'l1_ratio': 0.75, 'max_iter': 1000, 'tol': 0.0001, 'alpha': 0.01}], [0.51009374129203844, 0.11432088820019189, {'normalize': False, 'selection': 'cyclic', 'fit_intercept': True, 'l1_ratio': 0.25, 'max_iter': 1000, 'tol': 0.0001, 'alpha': 0.01}], [0.54243328025341231, 0.1115761057707402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0.86579278307868957, 0.85877039289004897, 0.85734859960090093, 0.88219797902320496, 0.80730458496081581, 0.86944479489362747, 0.88767060553341381, 0.89674638663334072, 0.90457532329286716, 0.85023960152339439]</text:p>
          </table:table-cell>
          <table:table-cell office:value-type="string" calcext:value-type="string">
            <text:p>[-0.16832018670722082, 0.046292530576745095, -0.13788830641375927, 0.09702270971452942, 0.075314514644607256, 0.18163668308924452, 0.06351799296007421, 0.11899569354512018, 0.021106528853241824, 0.019645260666973918]</text:p>
          </table:table-cell>
          <table:table-cell office:value-type="string" calcext:value-type="string">
            <text:p>0.868009105143</text:p>
          </table:table-cell>
          <table:table-cell office:value-type="string" calcext:value-type="string">
            <text:p>0.031732342093</text:p>
          </table:table-cell>
          <table:table-cell office:value-type="string" calcext:value-type="string">
            <text:p>[0.20418692717195516, 0.11768429141109371, 0.18642866991456411, 0.12743640740145312, 0.2054538621842652, 0.15351823967647604, 0.10317283009809396, 0.097576023750191213, 0.11233046058920095, 0.11441700508339181]</text:p>
          </table:table-cell>
          <table:table-cell office:value-type="string" calcext:value-type="string">
            <text:p>[0.84542294004800078, 1.269417413829155, 1.7448058629668086, 1.0720762897821523, 0.60843942933469464, 0.4597177835053517, 0.93296621166259985, 0.5768827503476075, 0.8235409697699555, 1.0271783670288628]</text:p>
          </table:table-cell>
          <table:table-cell office:value-type="string" calcext:value-type="string">
            <text:p>0.142220471728</text:p>
          </table:table-cell>
          <table:table-cell office:value-type="string" calcext:value-type="string">
            <text:p>0.936044801828</text:p>
          </table:table-cell>
          <table:table-cell office:value-type="string" calcext:value-type="string">
            <text:p>[0.27437220490919889, 0.25656517386046018, 0.27820254039238312, 0.22284861431350686, 0.27141568305148916, 0.27204138141314999, 0.20729784001770493, 0.20693609070523089, 0.20934941712169822, 0.2287031847172297]</text:p>
          </table:table-cell>
          <table:table-cell office:value-type="string" calcext:value-type="string">
            <text:p>[0.74524917871971874, 0.84140034232275041, 0.95388589180374217, 0.73857514803572855, 0.62555586298227539, 0.55577384849849631, 0.71013740844768425, 0.60278069208814367, 0.71474958840203839, 0.78633394221561603]</text:p>
          </table:table-cell>
          <table:table-cell office:value-type="string" calcext:value-type="string">
            <text:p>0.24277321305</text:p>
          </table:table-cell>
          <table:table-cell office:value-type="string" calcext:value-type="string">
            <text:p>0.727444190352</text:p>
          </table:table-cell>
          <table:table-cell office:value-type="string" calcext:value-type="string">
            <text:p>[[0.49389721589033064, 0.063429942474610979, {'normalize': False, 'selection': 'random', 'fit_intercept': True, 'l1_ratio': 0, 'max_iter': 1000, 'tol': 0.0001, 'alpha': 0.01}], [0.55514051512327689, 0.1052526700444302, {'normalize': True, 'selection': 'random', 'fit_intercept': True, 'l1_ratio': 0.75, 'max_iter': 1000, 'tol': 0.001, 'alpha': 0.01}], [0.55089472006524753, 0.17034490436587066, {'normalize': True, 'selection': 'random', 'fit_intercept': True, 'l1_ratio': 0.5, 'max_iter': 1000, 'tol': 0.0001, 'alpha': 0.01}], [0.45872445291256386, 0.16617467883205095, {'normalize': False, 'selection': 'random', 'fit_intercept': True, 'l1_ratio': 0.75, 'max_iter': 1000, 'tol': 0.001, 'alpha': 0.01}], [0.4425922366606489, 0.015120335149876925, {'normalize': True, 'selection': 'cyclic', 'fit_intercept': True, 'l1_ratio': 0.75, 'max_iter': 1000, 'tol': 0.001, 'alpha': 0.01}], [0.40676727514245786, 0.0043248602893112848, {'normalize': False, 'selection': 'cyclic', 'fit_intercept': True, 'l1_ratio': 0, 'max_iter': 1000, 'tol': 0.0001, 'alpha': 0.1}], [0.50011368187872962, 0.049201817739714632, {'normalize': False, 'selection': 'random', 'fit_intercept': True, 'l1_ratio': 0.75, 'max_iter': 1000, 'tol': 0.001, 'alpha': 0.01}], [0.43985763914437581, 0.14340564681455537, {'normalize': False, 'selection': 'random', 'fit_intercept': True, 'l1_ratio': 0.75, 'max_iter': 1000, 'tol': 0.001, 'alpha': 0.01}], [0.47902198660087142, 0.096546991065601842, {'normalize': False, 'selection': 'random', 'fit_intercept': True, 'l1_ratio': 0.75, 'max_iter': 1000, 'tol': 0.001, 'alpha': 0.01}], [0.54580166244662431, 0.11469976811795753, {'normalize': False, 'selection': 'random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0.87381951714926576, 0.75705988024477744, 0.87799045078853122, 0.88169268853817584, 0.82633264602513112, 0.80710706525172227, 0.87704430708627179, 0.85377231099875128, 0.90323138981304918, 0.87034342144345067]</text:p>
          </table:table-cell>
          <table:table-cell office:value-type="string" calcext:value-type="string">
            <text:p>[-0.15811071870303461, 0.024295548728888505, -0.13356820739462893, 0.067369072074498271, 0.082991593952415177, 0.17672455648864727, 0.061928968013616026, 0.070016914772530248, -0.042553736614384441, -0.024671595014808867]</text:p>
          </table:table-cell>
          <table:table-cell office:value-type="string" calcext:value-type="string">
            <text:p>0.852839367734</text:p>
          </table:table-cell>
          <table:table-cell office:value-type="string" calcext:value-type="string">
            <text:p>0.0124422396304</text:p>
          </table:table-cell>
          <table:table-cell office:value-type="string" calcext:value-type="string">
            <text:p>[0.19197481069495259, 0.20243797624149271, 0.15945218843090544, 0.12798302284635218, 0.18516594493025762, 0.22682039957317277, 0.11293292263188524, 0.13818709088905046, 0.11391249022764054, 0.099057678523186435]</text:p>
          </table:table-cell>
          <table:table-cell office:value-type="string" calcext:value-type="string">
            <text:p>[0.83803513783878658, 1.2986961525457967, 1.7381815448727664, 1.1072831129898748, 0.60338794120497175, 0.46247718376983166, 0.93454927099891361, 0.6089541175361467, 0.87709821405068877, 1.0736118809648869]</text:p>
          </table:table-cell>
          <table:table-cell office:value-type="string" calcext:value-type="string">
            <text:p>0.155792452499</text:p>
          </table:table-cell>
          <table:table-cell office:value-type="string" calcext:value-type="string">
            <text:p>0.954227455677</text:p>
          </table:table-cell>
          <table:table-cell office:value-type="string" calcext:value-type="string">
            <text:p>[0.28349420787667196, 0.29257305729820499, 0.25553814060008428, 0.21132259486411861, 0.28007389156525386, 0.29056774079320141, 0.20146151467382009, 0.24545739110648523, 0.2069872624498639, 0.2121348827463311]</text:p>
          </table:table-cell>
          <table:table-cell office:value-type="string" calcext:value-type="string">
            <text:p>[0.74095370034581265, 0.85636383687839779, 0.96292389740118811, 0.75434290918074887, 0.63198563305745215, 0.5661557431595613, 0.70642513298235521, 0.63274279417730794, 0.75933238371502776, 0.81020502635355296]</text:p>
          </table:table-cell>
          <table:table-cell office:value-type="string" calcext:value-type="string">
            <text:p>0.247961068397</text:p>
          </table:table-cell>
          <table:table-cell office:value-type="string" calcext:value-type="string">
            <text:p>0.742143105725</text:p>
          </table:table-cell>
          <table:table-cell office:value-type="string" calcext:value-type="string">
            <text:p>[[0.50188425582437401, 0.047054040841523946, {'normalize': False, 'selection': 'random', 'fit_intercept': True, 'l1_ratio': 0, 'max_iter': 1000, 'tol': 0.001, 'alpha': 0.01}], [0.58689776071435285, 0.093104937643329555, {'normalize': True, 'selection': 'cyclic', 'fit_intercept': True, 'l1_ratio': 1, 'max_iter': 1000, 'tol': 0.001, 'alpha': 0.01}], [0.55757226193302944, 0.18469539963578063, {'normalize': False, 'selection': 'cyclic', 'fit_intercept': True, 'l1_ratio': 0.5, 'max_iter': 1000, 'tol': 0.001, 'alpha': 0.01}], [0.46926784310284858, 0.17471169663632866, {'normalize': False, 'selection': 'random', 'fit_intercept': True, 'l1_ratio': 1, 'max_iter': 1000, 'tol': 0.001, 'alpha': 0.01}], [0.42802114086241261, 0.037067615249518293, {'normalize': True, 'selection': 'cyclic', 'fit_intercept': True, 'l1_ratio': 0.75, 'max_iter': 1000, 'tol': 0.001, 'alpha': 0.01}], [0.39919091456866523, 0.0079188433286145853, {'normalize': False, 'selection': 'random', 'fit_intercept': True, 'l1_ratio': 0, 'max_iter': 1000, 'tol': 0.001, 'alpha': 0.1}], [0.48700114430510055, 0.082339805062595486, {'normalize': False, 'selection': 'random', 'fit_intercept': True, 'l1_ratio': 0.75, 'max_iter': 1000, 'tol': 0.001, 'alpha': 0.01}], [0.45223187856440922, 0.14732591124527636, {'normalize': False, 'selection': 'cyclic', 'fit_intercept': True, 'l1_ratio': 1, 'max_iter': 1000, 'tol': 0.001, 'alpha': 0.01}], [0.49605947915193083, 0.096371455148650073, {'normalize': False, 'selection': 'cyclic', 'fit_intercept': True, 'l1_ratio': 0.5, 'max_iter': 1000, 'tol': 0.001, 'alpha': 0.01}], [0.56232949184732017, 0.11350541899015765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0.82232314813642915, 0.87653082084648148, 0.83374949294018619, 0.9334119297381801, 0.75873584413537087, 0.82404486116471443, 0.85609427603328769, 0.84429099472506686, 0.84972438758185576, 0.79402269408063664]</text:p>
          </table:table-cell>
          <table:table-cell office:value-type="string" calcext:value-type="string">
            <text:p>[-0.16500174495366493, 0.022912714619494845, -0.12040817059104025, 0.097041265708518454, 0.10393742752508006, 0.23283722516063976, 0.061186527748004593, 0.070539748177143258, -0.032466133911385864, -0.011242595551494317]</text:p>
          </table:table-cell>
          <table:table-cell office:value-type="string" calcext:value-type="string">
            <text:p>0.839292844938</text:p>
          </table:table-cell>
          <table:table-cell office:value-type="string" calcext:value-type="string">
            <text:p>0.0259336263931</text:p>
          </table:table-cell>
          <table:table-cell office:value-type="string" calcext:value-type="string">
            <text:p>[0.27032294718458261, 0.10288482108768399, 0.21726993788403551, 0.072033946273582256, 0.25723836044015319, 0.20690345631194199, 0.13217520560370596, 0.14714705956945731, 0.17689898819424135, 0.15736674513536794]</text:p>
          </table:table-cell>
          <table:table-cell office:value-type="string" calcext:value-type="string">
            <text:p>[0.84302164045942118, 1.3005367522634048, 1.7180023152925556, 1.0720542588391784, 0.5896056647145026, 0.43095574196591996, 0.93528892395197216, 0.60861176555192031, 0.86861153561473048, 1.059541486661552]</text:p>
          </table:table-cell>
          <table:table-cell office:value-type="string" calcext:value-type="string">
            <text:p>0.174024146768</text:p>
          </table:table-cell>
          <table:table-cell office:value-type="string" calcext:value-type="string">
            <text:p>0.942623008532</text:p>
          </table:table-cell>
          <table:table-cell office:value-type="string" calcext:value-type="string">
            <text:p>[0.32548234523993652, 0.23476996970620112, 0.26986270484483893, 0.19942158273512611, 0.32823523793646342, 0.26088755037577033, 0.21832305195133342, 0.24514535894604486, 0.249962460783553, 0.23831808667022711]</text:p>
          </table:table-cell>
          <table:table-cell office:value-type="string" calcext:value-type="string">
            <text:p>[0.72443721512125603, 0.85207804437442858, 0.95416197405653713, 0.73863416700340911, 0.62358265618834519, 0.54492166644317497, 0.71227904153295685, 0.63645160273626067, 0.75694468629220468, 0.79170237826346546]</text:p>
          </table:table-cell>
          <table:table-cell office:value-type="string" calcext:value-type="string">
            <text:p>0.257040834919</text:p>
          </table:table-cell>
          <table:table-cell office:value-type="string" calcext:value-type="string">
            <text:p>0.733519343201</text:p>
          </table:table-cell>
          <table:table-cell office:value-type="string" calcext:value-type="string">
            <text:p>[[0.50877889227344764, 0.042876876678610447, {'normalize': False, 'selection': 'cyclic', 'fit_intercept': True, 'l1_ratio': 0, 'max_iter': 1000, 'tol': 0.0001, 'alpha': 0.01}], [0.55423822590463823, 0.09985529164138307, {'normalize': False, 'selection': 'cyclic', 'fit_intercept': True, 'l1_ratio': 0, 'max_iter': 1000, 'tol': 0.0001, 'alpha': 0.01}], [0.56008794313108945, 0.15773200029777135, {'normalize': False, 'selection': 'cyclic', 'fit_intercept': True, 'l1_ratio': 0, 'max_iter': 1000, 'tol': 0.0001, 'alpha': 0.01}], [0.42271064708954498, 0.15115010792920178, {'normalize': False, 'selection': 'cyclic', 'fit_intercept': True, 'l1_ratio': 0, 'max_iter': 1000, 'tol': 0.0001, 'alpha': 0.01}], [0.39776809697794757, 0.052693160361782392, {'normalize': True, 'selection': 'cyclic', 'fit_intercept': True, 'l1_ratio': 0.75, 'max_iter': 1000, 'tol': 0.001, 'alpha': 0.01}], [0.38925179271137367, 0.013003811352095683, {'normalize': False, 'selection': 'random', 'fit_intercept': True, 'l1_ratio': 1, 'max_iter': 1000, 'tol': 0.001, 'alpha': 0.01}], [0.4681811514362148, 0.050948170021336607, {'normalize': False, 'selection': 'random', 'fit_intercept': True, 'l1_ratio': 1, 'max_iter': 1000, 'tol': 0.001, 'alpha': 0.01}], [0.42178473239129799, 0.12826954576857755, {'normalize': False, 'selection': 'random', 'fit_intercept': True, 'l1_ratio': 1, 'max_iter': 1000, 'tol': 0.001, 'alpha': 0.01}], [0.50022306643191872, 0.11001895981217945, {'normalize': False, 'selection': 'cyclic', 'fit_intercept': True, 'l1_ratio': 0.25, 'max_iter': 1000, 'tol': 0.0001, 'alpha': 0.01}], [0.53823545938452444, 0.11234716492608623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0.8596596506725922, 0.92103746315315838, 0.8555831096378923, 0.88260575323454005, 0.81273040647586281, 0.87649238038194355, 0.90059445710906683, 0.89503048654682416, 0.90493943105576569, 0.86065879444575433]</text:p>
          </table:table-cell>
          <table:table-cell office:value-type="string" calcext:value-type="string">
            <text:p>[-0.15514364966771321, 0.021014598742630008, -0.165027317527638, 0.10447322277959004, 0.059585713290261855, 0.17098883606196313, 0.041865554052013088, 0.11524925935531827, 0.010974003483937511, 0.019577612788800214]</text:p>
          </table:table-cell>
          <table:table-cell office:value-type="string" calcext:value-type="string">
            <text:p>0.876933193271</text:p>
          </table:table-cell>
          <table:table-cell office:value-type="string" calcext:value-type="string">
            <text:p>0.0223557833359</text:p>
          </table:table-cell>
          <table:table-cell office:value-type="string" calcext:value-type="string">
            <text:p>[0.21351806068822529, 0.065798173534592899, 0.18873595848397437, 0.1269952835557617, 0.19966879466949217, 0.145231071675367, 0.091302470169958946, 0.099197571918199001, 0.11190184616658135, 0.106456737471332]</text:p>
          </table:table-cell>
          <table:table-cell office:value-type="string" calcext:value-type="string">
            <text:p>[0.83588809950485476, 1.3030632097200241, 1.7864200578220624, 1.0632305319876918, 0.61878891904954469, 0.46569924007034541, 0.95453736172149084, 0.5793359202624131, 0.8320654415483606, 1.0272492458997935]</text:p>
          </table:table-cell>
          <table:table-cell office:value-type="string" calcext:value-type="string">
            <text:p>0.134880596833</text:p>
          </table:table-cell>
          <table:table-cell office:value-type="string" calcext:value-type="string">
            <text:p>0.946627802759</text:p>
          </table:table-cell>
          <table:table-cell office:value-type="string" calcext:value-type="string">
            <text:p>[0.27711738866887337, 0.18254828038087201, 0.27073870866121491, 0.21082830009736667, 0.25616825813927252, 0.26263329112813255, 0.18948067918475728, 0.20420141967362193, 0.20288563954255645, 0.21469131253224419]</text:p>
          </table:table-cell>
          <table:table-cell office:value-type="string" calcext:value-type="string">
            <text:p>[0.73777142661955619, 0.86084413957265926, 0.97306918421046518, 0.72954829890050998, 0.63316859872780595, 0.55987037854132138, 0.72539450115693771, 0.60255497295785176, 0.71441696363166718, 0.79558843794410539]</text:p>
          </table:table-cell>
          <table:table-cell office:value-type="string" calcext:value-type="string">
            <text:p>0.227129327801</text:p>
          </table:table-cell>
          <table:table-cell office:value-type="string" calcext:value-type="string">
            <text:p>0.733222690226</text:p>
          </table:table-cell>
          <table:table-cell office:value-type="string" calcext:value-type="string">
            <text:p>[[0.49256480308387596, 0.068153232127899269, {'normalize': False, 'selection': 'random', 'fit_intercept': True, 'l1_ratio': 0.5, 'max_iter': 1000, 'tol': 0.001, 'alpha': 0.01}], [0.54899163373518467, 0.1113360900986653, {'normalize': False, 'selection': 'cyclic', 'fit_intercept': True, 'l1_ratio': 0, 'max_iter': 1000, 'tol': 0.0001, 'alpha': 0.01}], [0.55783214498955525, 0.16292565939558531, {'normalize': True, 'selection': 'cyclic', 'fit_intercept': True, 'l1_ratio': 0.25, 'max_iter': 1000, 'tol': 0.0001, 'alpha': 0.01}], [0.45938380675579799, 0.17040942461959169, {'normalize': False, 'selection': 'random', 'fit_intercept': True, 'l1_ratio': 0.75, 'max_iter': 1000, 'tol': 0.001, 'alpha': 0.01}], [0.44689699444228975, 0.011524476214697644, {'normalize': True, 'selection': 'cyclic', 'fit_intercept': True, 'l1_ratio': 0.75, 'max_iter': 1000, 'tol': 0.001, 'alpha': 0.01}], [0.40851956266522932, 0.003348936181124649, {'normalize': False, 'selection': 'random', 'fit_intercept': True, 'l1_ratio': 0, 'max_iter': 1000, 'tol': 0.0001, 'alpha': 0.1}], [0.50697026665180989, 0.043305882440725238, {'normalize': False, 'selection': 'cyclic', 'fit_intercept': True, 'l1_ratio': 0.5, 'max_iter': 1000, 'tol': 0.001, 'alpha': 0.01}], [0.44176844059227832, 0.1427662864699753, {'normalize': False, 'selection': 'random', 'fit_intercept': True, 'l1_ratio': 0.75, 'max_iter': 1000, 'tol': 0.001, 'alpha': 0.01}], [0.47180052155536994, 0.10105514025564283, {'normalize': False, 'selection': 'random', 'fit_intercept': True, 'l1_ratio': 0.75, 'max_iter': 1000, 'tol': 0.0001, 'alpha': 0.01}], [0.54939687409882765, 0.1131344677734694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0.86866515565541302, 0.74630315541833503, 0.87907548635203758, 0.90075309432336492, 0.83632904056770285, 0.8175321429880601, 0.88886197469365724, 0.85276687290547737, 0.90738372450181315, 0.87776096055557984]</text:p>
          </table:table-cell>
          <table:table-cell office:value-type="string" calcext:value-type="string">
            <text:p>[-0.17375549472273244, 0.025671877755776173, -0.15513852354984126, 0.082133584584482278, 0.066137187732948077, 0.16605738984214879, 0.043803816546034824, 0.068684813024629143, -0.06813313600863391, -0.00063774421465079278]</text:p>
          </table:table-cell>
          <table:table-cell office:value-type="string" calcext:value-type="string">
            <text:p>0.857543160796</text:p>
          </table:table-cell>
          <table:table-cell office:value-type="string" calcext:value-type="string">
            <text:p>0.00548237709902</text:p>
          </table:table-cell>
          <table:table-cell office:value-type="string" calcext:value-type="string">
            <text:p>[0.19981681248223593, 0.21140137679898671, 0.15803417405215717, 0.10736377016513692, 0.17450768476215014, 0.21456168050280708, 0.10207857575320411, 0.13913724312169204, 0.10902451277563514, 0.09339067563769847]</text:p>
          </table:table-cell>
          <table:table-cell office:value-type="string" calcext:value-type="string">
            <text:p>[0.84935605199352926, 1.2968642113165367, 1.7712568598061609, 1.0897536756912451, 0.61447807451446812, 0.46846949318262676, 0.95260637596558606, 0.6098263794699893, 0.89861810768997818, 1.0484301272303997]</text:p>
          </table:table-cell>
          <table:table-cell office:value-type="string" calcext:value-type="string">
            <text:p>0.150931650605</text:p>
          </table:table-cell>
          <table:table-cell office:value-type="string" calcext:value-type="string">
            <text:p>0.959965935686</text:p>
          </table:table-cell>
          <table:table-cell office:value-type="string" calcext:value-type="string">
            <text:p>[0.28674843340614337, 0.29063484435704628, 0.24647658745275702, 0.20049544726666432, 0.26987348889482976, 0.28124258114414741, 0.19426095052105766, 0.24181894792438532, 0.20659173560722233, 0.19705483024238726]</text:p>
          </table:table-cell>
          <table:table-cell office:value-type="string" calcext:value-type="string">
            <text:p>[0.7426098557445906, 0.85724019402050666, 0.97282627453505166, 0.74284062790516836, 0.64242761340057963, 0.56902996952930929, 0.71922929832108518, 0.63412606195498322, 0.76614165037253112, 0.80647194055196947]</text:p>
          </table:table-cell>
          <table:table-cell office:value-type="string" calcext:value-type="string">
            <text:p>0.241519784682</text:p>
          </table:table-cell>
          <table:table-cell office:value-type="string" calcext:value-type="string">
            <text:p>0.745294348634</text:p>
          </table:table-cell>
          <table:table-cell office:value-type="string" calcext:value-type="string">
            <text:p>[[0.49880237505284725, 0.047628314371656863, {'normalize': False, 'selection': 'random', 'fit_intercept': True, 'l1_ratio': 0.5, 'max_iter': 1000, 'tol': 0.001, 'alpha': 0.01}], [0.57779593213446334, 0.097546393496990375, {'normalize': True, 'selection': 'cyclic', 'fit_intercept': True, 'l1_ratio': 1, 'max_iter': 1000, 'tol': 0.001, 'alpha': 0.01}], [0.5679447814152554, 0.16904602299458563, {'normalize': False, 'selection': 'cyclic', 'fit_intercept': True, 'l1_ratio': 0.5, 'max_iter': 1000, 'tol': 0.001, 'alpha': 0.01}], [0.46635390301193486, 0.17290451745008872, {'normalize': False, 'selection': 'random', 'fit_intercept': True, 'l1_ratio': 0.75, 'max_iter': 1000, 'tol': 0.001, 'alpha': 0.01}], [0.42922713437678189, 0.027428025516046017, {'normalize': True, 'selection': 'cyclic', 'fit_intercept': True, 'l1_ratio': 0.75, 'max_iter': 1000, 'tol': 0.001, 'alpha': 0.01}], [0.40044195756965839, 0.009424155908332791, {'normalize': False, 'selection': 'random', 'fit_intercept': True, 'l1_ratio': 0, 'max_iter': 1000, 'tol': 0.0001, 'alpha': 0.1}], [0.49128606270606667, 0.076123949183748471, {'normalize': False, 'selection': 'cyclic', 'fit_intercept': True, 'l1_ratio': 0.5, 'max_iter': 1000, 'tol': 0.001, 'alpha': 0.01}], [0.45624323670967537, 0.14105247700900858, {'normalize': False, 'selection': 'cyclic', 'fit_intercept': True, 'l1_ratio': 1, 'max_iter': 1000, 'tol': 0.001, 'alpha': 0.01}], [0.49204367800441251, 0.093358301143724801, {'normalize': False, 'selection': 'cyclic', 'fit_intercept': True, 'l1_ratio': 0.25, 'max_iter': 1000, 'tol': 0.001, 'alpha': 0.01}], [0.56326292249917287, 0.11405052999543216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0.83041839907387183, 0.87826702341278085, 0.8347973939751322, 0.93889124612844699, 0.87369264408116365, 0.8330763516145796, 0.89994571508151699, 0.85168958917907811, 0.86993347102610008, 0.80590572866938937]</text:p>
          </table:table-cell>
          <table:table-cell office:value-type="string" calcext:value-type="string">
            <text:p>[-0.17800104174045472, 0.022343597625152367, -0.15023203951290665, 0.10799488105967969, 0.091118435925730656, 0.20070188441925907, 0.059293130648074177, 0.07473424464588263, -0.038087239085052405, 0.018150775792217022]</text:p>
          </table:table-cell>
          <table:table-cell office:value-type="string" calcext:value-type="string">
            <text:p>0.861661756224</text:p>
          </table:table-cell>
          <table:table-cell office:value-type="string" calcext:value-type="string">
            <text:p>0.0208016629778</text:p>
          </table:table-cell>
          <table:table-cell office:value-type="string" calcext:value-type="string">
            <text:p>[0.25800658706982443, 0.1014380722582973, 0.21590045398411928, 0.066106506404540813, 0.13467022082767552, 0.19628343917521793, 0.091898329796049991, 0.14015529042333508, 0.15310958979423742, 0.14828810189738387]</text:p>
          </table:table-cell>
          <table:table-cell office:value-type="string" calcext:value-type="string">
            <text:p>[0.85242822594265089, 1.301294266539309, 1.7637333954503511, 1.0590493788364252, 0.59804051100210998, 0.44900785563296958, 0.9371752127500651, 0.60586520388192511, 0.87334055929539434, 1.0287442313753201]</text:p>
          </table:table-cell>
          <table:table-cell office:value-type="string" calcext:value-type="string">
            <text:p>0.150585659163</text:p>
          </table:table-cell>
          <table:table-cell office:value-type="string" calcext:value-type="string">
            <text:p>0.946867884071</text:p>
          </table:table-cell>
          <table:table-cell office:value-type="string" calcext:value-type="string">
            <text:p>[0.32376161404593623, 0.23265272421621974, 0.26198177622275431, 0.18169696687402456, 0.23235863628466771, 0.25138512545351338, 0.19823912522778606, 0.23301516599613614, 0.24158759725889914, 0.22391330778157989]</text:p>
          </table:table-cell>
          <table:table-cell office:value-type="string" calcext:value-type="string">
            <text:p>[0.72580658702712919, 0.85841558927876471, 0.96564893735332424, 0.73581396388559384, 0.63173126714130301, 0.55296869038173357, 0.71680869635966304, 0.63258733688658908, 0.75479103402467851, 0.78585907374998154]</text:p>
          </table:table-cell>
          <table:table-cell office:value-type="string" calcext:value-type="string">
            <text:p>0.238059203936</text:p>
          </table:table-cell>
          <table:table-cell office:value-type="string" calcext:value-type="string">
            <text:p>0.736043117609</text:p>
          </table:table-cell>
          <table:table-cell office:value-type="string" calcext:value-type="string">
            <text:p>[[0.50516598921509814, 0.041073594121349304, {'normalize': False, 'selection': 'random', 'fit_intercept': True, 'l1_ratio': 0, 'max_iter': 1000, 'tol': 0.0001, 'alpha': 0.01}], [0.54924659262172082, 0.10408680974471991, {'normalize': False, 'selection': 'cyclic', 'fit_intercept': True, 'l1_ratio': 0, 'max_iter': 1000, 'tol': 0.0001, 'alpha': 0.01}], [0.57313539138550162, 0.14389059221380809, {'normalize': False, 'selection': 'cyclic', 'fit_intercept': True, 'l1_ratio': 0, 'max_iter': 1000, 'tol': 0.0001, 'alpha': 0.01}], [0.424443601813009, 0.15120822024841246, {'normalize': False, 'selection': 'cyclic', 'fit_intercept': True, 'l1_ratio': 0, 'max_iter': 1000, 'tol': 0.0001, 'alpha': 0.01}], [0.39872650846206636, 0.045328066093129428, {'normalize': False, 'selection': 'cyclic', 'fit_intercept': True, 'l1_ratio': 0.25, 'max_iter': 1000, 'tol': 0.001, 'alpha': 0.01}], [0.40275223920862019, 0.01245958008513961, {'normalize': False, 'selection': 'cyclic', 'fit_intercept': True, 'l1_ratio': 1, 'max_iter': 1000, 'tol': 0.001, 'alpha': 0.01}], [0.4819530148953719, 0.036021922542685152, {'normalize': False, 'selection': 'random', 'fit_intercept': True, 'l1_ratio': 0.25, 'max_iter': 1000, 'tol': 0.001, 'alpha': 0.01}], [0.42209533684038414, 0.12363196606309783, {'normalize': False, 'selection': 'cyclic', 'fit_intercept': True, 'l1_ratio': 1, 'max_iter': 1000, 'tol': 0.0001, 'alpha': 0.01}], [0.50029412311528898, 0.10966232217833875, {'normalize': False, 'selection': 'random', 'fit_intercept': True, 'l1_ratio': 0, 'max_iter': 1000, 'tol': 0.001, 'alpha': 0.01}], [0.54079565647062322, 0.11186812585175346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0.8699273348880201, 0.9177363951441363, 0.90507797770741916, 0.89302957458855148, 0.82318355021203071, 0.8831430238821153, 0.90119491295939946, 0.89797258684166503, 0.91630891858168628, 0.87342945574819375]</text:p>
          </table:table-cell>
          <table:table-cell office:value-type="string" calcext:value-type="string">
            <text:p>[-0.16344567368677509, 0.02388444233642506, -0.17607147720595284, 0.094454233736518067, 0.069399180762243273, 0.16990355835521254, 0.031580010558697635, 0.10649289840274045, 0.017444943435609983, 0.03497744571826833]</text:p>
          </table:table-cell>
          <table:table-cell office:value-type="string" calcext:value-type="string">
            <text:p>0.888100373055</text:p>
          </table:table-cell>
          <table:table-cell office:value-type="string" calcext:value-type="string">
            <text:p>0.0208619562413</text:p>
          </table:table-cell>
          <table:table-cell office:value-type="string" calcext:value-type="string">
            <text:p>[0.19789649474554216, 0.068548898807369141, 0.12405196382297985, 0.11571895456127489, 0.18852354374524868, 0.13741066281437753, 0.090750960658829191, 0.096417248412953668, 0.098518098749029226, 0.09669994706463618]</text:p>
          </table:table-cell>
          <table:table-cell office:value-type="string" calcext:value-type="string">
            <text:p>[0.84189563205834583, 1.2992433492809183, 1.8033548610445314, 1.0751257598258901, 0.61233169587149061, 0.46630889772670092, 0.96478429062745141, 0.58506959665008706, 0.82662145369860962, 1.011113887333801]</text:p>
          </table:table-cell>
          <table:table-cell office:value-type="string" calcext:value-type="string">
            <text:p>0.121453677338</text:p>
          </table:table-cell>
          <table:table-cell office:value-type="string" calcext:value-type="string">
            <text:p>0.948584942412</text:p>
          </table:table-cell>
          <table:table-cell office:value-type="string" calcext:value-type="string">
            <text:p>[0.26359782642657897, 0.18143076643804801, 0.22365996242606212, 0.19714877009320908, 0.24180143726694792, 0.25151675493954301, 0.17564950395944656, 0.19831377931972557, 0.18429261101558306, 0.19909692260854747]</text:p>
          </table:table-cell>
          <table:table-cell office:value-type="string" calcext:value-type="string">
            <text:p>[0.73732770498945477, 0.85963909045194686, 0.97977059979614145, 0.73643908850159334, 0.6306019890778316, 0.56039110818177451, 0.73426439305985269, 0.59749055424909592, 0.7147779819829575, 0.78635187060287726]</text:p>
          </table:table-cell>
          <table:table-cell office:value-type="string" calcext:value-type="string">
            <text:p>0.211650833449</text:p>
          </table:table-cell>
          <table:table-cell office:value-type="string" calcext:value-type="string">
            <text:p>0.733705438089</text:p>
          </table:table-cell>
          <table:table-cell office:value-type="string" calcext:value-type="string">
            <text:p>[[0.49473542653963304, 0.074456517180097062, {'normalize': False, 'selection': 'random', 'fit_intercept': True, 'l1_ratio': 0.5, 'max_iter': 1000, 'tol': 0.001, 'alpha': 0.01}], [0.55371153238229898, 0.11281752657022351, {'normalize': False, 'selection': 'cyclic', 'fit_intercept': True, 'l1_ratio': 0.25, 'max_iter': 1000, 'tol': 0.001, 'alpha': 0.01}], [0.56732604568770706, 0.15098530848109595, {'normalize': False, 'selection': 'cyclic', 'fit_intercept': True, 'l1_ratio': 0.25, 'max_iter': 1000, 'tol': 0.0001, 'alpha': 0.01}], [0.46642159701111074, 0.16259027303432999, {'normalize': False, 'selection': 'cyclic', 'fit_intercept': True, 'l1_ratio': 0.5, 'max_iter': 1000, 'tol': 0.001, 'alpha': 0.01}], [0.44822367124224782, 0.017682019666971832, {'normalize': True, 'selection': 'cyclic', 'fit_intercept': True, 'l1_ratio': 0.75, 'max_iter': 1000, 'tol': 0.001, 'alpha': 0.01}], [0.41431083293377291, 0.0035574496225559693, {'normalize': False, 'selection': 'cyclic', 'fit_intercept': True, 'l1_ratio': 0, 'max_iter': 1000, 'tol': 0.0001, 'alpha': 0.1}], [0.50958211288988875, 0.038565567655974506, {'normalize': False, 'selection': 'cyclic', 'fit_intercept': True, 'l1_ratio': 0.5, 'max_iter': 1000, 'tol': 0.001, 'alpha': 0.01}], [0.44233974048725455, 0.14055558788604983, {'normalize': False, 'selection': 'random', 'fit_intercept': True, 'l1_ratio': 0.75, 'max_iter': 1000, 'tol': 0.001, 'alpha': 0.01}], [0.47173562994496698, 0.10124518989701865, {'normalize': False, 'selection': 'cyclic', 'fit_intercept': True, 'l1_ratio': 0.75, 'max_iter': 1000, 'tol': 0.001, 'alpha': 0.01}], [0.55627303407943895, 0.11485877274954669, {'normalize': False, 'selection': 'cyclic', 'fit_intercept': True, 'l1_ratio': 0.25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0.87975169386362595, 0.75171106140649013, 0.8805325986765018, 0.91430572728860438, 0.84765205884200123, 0.82665703023949488, 0.89460933723362268, 0.86294719636709705, 0.91682083947486626, 0.89401766341014022]</text:p>
          </table:table-cell>
          <table:table-cell office:value-type="string" calcext:value-type="string">
            <text:p>[-0.18674369145182368, 0.027465484706255427, -0.15980276942817362, 0.078769448921691798, 0.076834738598992369, 0.16597130104967983, 0.035163156182295374, 0.062371521449908096, -0.035498618733724063, 0.0029481629935806941]</text:p>
          </table:table-cell>
          <table:table-cell office:value-type="string" calcext:value-type="string">
            <text:p>0.86690052068</text:p>
          </table:table-cell>
          <table:table-cell office:value-type="string" calcext:value-type="string">
            <text:p>0.00674787342887</text:p>
          </table:table-cell>
          <table:table-cell office:value-type="string" calcext:value-type="string">
            <text:p>[0.18294941725835046, 0.20689505834878838, 0.15612989893248788, 0.09270274107921965, 0.16243496452869488, 0.20383183923033363, 0.096799711198972183, 0.12951670344771302, 0.097915484082671755, 0.080970548073468041]</text:p>
          </table:table-cell>
          <table:table-cell office:value-type="string" calcext:value-type="string">
            <text:p>[0.85875460522368241, 1.2944768588321525, 1.7784088829959253, 1.0937478072364006, 0.60743912792419774, 0.46851785379220034, 0.96121459705816437, 0.61396033089416202, 0.87116275856698433, 1.0446729501977532]</text:p>
          </table:table-cell>
          <table:table-cell office:value-type="string" calcext:value-type="string">
            <text:p>0.141014636618</text:p>
          </table:table-cell>
          <table:table-cell office:value-type="string" calcext:value-type="string">
            <text:p>0.959235577272</text:p>
          </table:table-cell>
          <table:table-cell office:value-type="string" calcext:value-type="string">
            <text:p>[0.27104326319569078, 0.28360812107124217, 0.24464268001589318, 0.18753170776151204, 0.25643015128757285, 0.27398472169769761, 0.19535778316438826, 0.22737236243630579, 0.1960365972230004, 0.1806031040542759]</text:p>
          </table:table-cell>
          <table:table-cell office:value-type="string" calcext:value-type="string">
            <text:p>[0.74733667830464456, 0.85684479799858637, 0.97876625426590402, 0.744656359619284, 0.63966968770743404, 0.56999539521496911, 0.72618737861197324, 0.6282367715836954, 0.74949624341748777, 0.80453026544308803]</text:p>
          </table:table-cell>
          <table:table-cell office:value-type="string" calcext:value-type="string">
            <text:p>0.231661049191</text:p>
          </table:table-cell>
          <table:table-cell office:value-type="string" calcext:value-type="string">
            <text:p>0.744571983217</text:p>
          </table:table-cell>
          <table:table-cell office:value-type="string" calcext:value-type="string">
            <text:p>[[0.50339301624599142, 0.054835525741282365, {'normalize': False, 'selection': 'random', 'fit_intercept': True, 'l1_ratio': 0.5, 'max_iter': 1000, 'tol': 0.001, 'alpha': 0.01}], [0.58051151263415035, 0.096626801091386647, {'normalize': True, 'selection': 'cyclic', 'fit_intercept': True, 'l1_ratio': 1, 'max_iter': 1000, 'tol': 0.001, 'alpha': 0.01}], [0.57840934123691379, 0.16390286519662292, {'normalize': False, 'selection': 'random', 'fit_intercept': True, 'l1_ratio': 0.5, 'max_iter': 1000, 'tol': 0.001, 'alpha': 0.01}], [0.47506713354096819, 0.16281999389754781, {'normalize': False, 'selection': 'cyclic', 'fit_intercept': True, 'l1_ratio': 0.5, 'max_iter': 1000, 'tol': 0.001, 'alpha': 0.01}], [0.42981083172460172, 0.024248840476018593, {'normalize': True, 'selection': 'random', 'fit_intercept': True, 'l1_ratio': 0.75, 'max_iter': 1000, 'tol': 0.001, 'alpha': 0.01}], [0.40526452466841595, 0.008891326726120875, {'normalize': False, 'selection': 'cyclic', 'fit_intercept': True, 'l1_ratio': 0, 'max_iter': 1000, 'tol': 0.0001, 'alpha': 0.1}], [0.49432181179015783, 0.071885973967931047, {'normalize': False, 'selection': 'cyclic', 'fit_intercept': True, 'l1_ratio': 0.5, 'max_iter': 1000, 'tol': 0.0001, 'alpha': 0.01}], [0.46286811474632111, 0.14564356149738567, {'normalize': False, 'selection': 'random', 'fit_intercept': True, 'l1_ratio': 1, 'max_iter': 1000, 'tol': 0.001, 'alpha': 0.01}], [0.49367186707645844, 0.10094649324491373, {'normalize': False, 'selection': 'cyclic', 'fit_intercept': True, 'l1_ratio': 0.5, 'max_iter': 1000, 'tol': 0.001, 'alpha': 0.01}], [0.5714073137487381, 0.11429594999630718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0.84101519355914345, 0.88625092422103968, 0.83894943706392644, 0.898124567581286, 0.88783115461686846, 0.84152912125569534, 0.90081869345193677, 0.85964251008142223, 0.8610419669550412, 0.82650708813486395]</text:p>
          </table:table-cell>
          <table:table-cell office:value-type="string" calcext:value-type="string">
            <text:p>[-0.17392647186397991, 0.02809467999923243, -0.15502650731026546, 0.064366246042345532, 0.12139051257045619, 0.21138460002231274, 0.054035476011097705, 0.070866081293248784, -0.023334965007709929, 0.01988340187620008]</text:p>
          </table:table-cell>
          <table:table-cell office:value-type="string" calcext:value-type="string">
            <text:p>0.864171065692</text:p>
          </table:table-cell>
          <table:table-cell office:value-type="string" calcext:value-type="string">
            <text:p>0.0217733053633</text:p>
          </table:table-cell>
          <table:table-cell office:value-type="string" calcext:value-type="string">
            <text:p>[0.24188430278842868, 0.094785220009087831, 0.2104742200438546, 0.1102072698096393, 0.11959559336701291, 0.18634393262978718, 0.091096512520008124, 0.13263967548698555, 0.16357634516714967, 0.13254865492299425]</text:p>
          </table:table-cell>
          <table:table-cell office:value-type="string" calcext:value-type="string">
            <text:p>[0.84947977492417703, 1.2936393782763094, 1.7710850972610519, 1.1108482730731299, 0.57812160308131144, 0.44300681155221516, 0.94241312879331607, 0.60839808220875258, 0.86092950287499104, 1.0269288517375086]</text:p>
          </table:table-cell>
          <table:table-cell office:value-type="string" calcext:value-type="string">
            <text:p>0.148315172674</text:p>
          </table:table-cell>
          <table:table-cell office:value-type="string" calcext:value-type="string">
            <text:p>0.948485050378</text:p>
          </table:table-cell>
          <table:table-cell office:value-type="string" calcext:value-type="string">
            <text:p>[0.30935180293282399, 0.22134611556249281, 0.26101540167919501, 0.20346895812130508, 0.22003012412320685, 0.24144985180355816, 0.20513954178685534, 0.2152515882303796, 0.24822442313458951, 0.21087784092710446]</text:p>
          </table:table-cell>
          <table:table-cell office:value-type="string" calcext:value-type="string">
            <text:p>[0.72094373403125311, 0.85874657638142626, 0.97115338801664119, 0.75196631190002272, 0.61789027342639835, 0.54523422312837888, 0.72105964189069616, 0.62540728964988324, 0.74824815487104601, 0.78456324375686315]</text:p>
          </table:table-cell>
          <table:table-cell office:value-type="string" calcext:value-type="string">
            <text:p>0.23361556483</text:p>
          </table:table-cell>
          <table:table-cell office:value-type="string" calcext:value-type="string">
            <text:p>0.734521283705</text:p>
          </table:table-cell>
          <table:table-cell office:value-type="string" calcext:value-type="string">
            <text:p>[[0.50490781960816233, 0.042811075795075482, {'normalize': False, 'selection': 'cyclic', 'fit_intercept': True, 'l1_ratio': 0, 'max_iter': 1000, 'tol': 0.0001, 'alpha': 0.01}], [0.55144000143723293, 0.10240021324612529, {'normalize': False, 'selection': 'cyclic', 'fit_intercept': True, 'l1_ratio': 0, 'max_iter': 1000, 'tol': 0.0001, 'alpha': 0.01}], [0.57872999043099471, 0.13889003621017498, {'normalize': False, 'selection': 'cyclic', 'fit_intercept': True, 'l1_ratio': 0, 'max_iter': 1000, 'tol': 0.0001, 'alpha': 0.01}], [0.4370691571325645, 0.14472183216021764, {'normalize': False, 'selection': 'cyclic', 'fit_intercept': True, 'l1_ratio': 1, 'max_iter': 1000, 'tol': 0.001, 'alpha': 0.01}], [0.40521942194802391, 0.041096960009175808, {'normalize': False, 'selection': 'cyclic', 'fit_intercept': True, 'l1_ratio': 0.25, 'max_iter': 1000, 'tol': 0.001, 'alpha': 0.01}], [0.41049649106042108, 0.014907417499273269, {'normalize': False, 'selection': 'cyclic', 'fit_intercept': True, 'l1_ratio': 1, 'max_iter': 1000, 'tol': 0.001, 'alpha': 0.01}], [0.48478489651756979, 0.02831499786643216, {'normalize': False, 'selection': 'random', 'fit_intercept': True, 'l1_ratio': 0.25, 'max_iter': 1000, 'tol': 0.001, 'alpha': 0.01}], [0.43074606828203421, 0.12864741067633323, {'normalize': False, 'selection': 'random', 'fit_intercept': True, 'l1_ratio': 1, 'max_iter': 1000, 'tol': 0.0001, 'alpha': 0.01}], [0.50374970568915722, 0.11588448134245911, {'normalize': False, 'selection': 'random', 'fit_intercept': True, 'l1_ratio': 0.25, 'max_iter': 1000, 'tol': 0.001, 'alpha': 0.01}], [0.54768665253076487, 0.10951209371952064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0.88120763755426568, 0.92246261042413114, 0.90356651511234798, 0.89083297646761039, 0.8272094092792921, 0.88448875502867697, 0.89873170309860617, 0.89538593932031729, 0.91923965241040051, 0.88538438569980249]</text:p>
          </table:table-cell>
          <table:table-cell office:value-type="string" calcext:value-type="string">
            <text:p>[-0.15675410497598508, 0.026783041594114598, -0.17405499523852463, 0.090804053042239263, 0.07102305113991092, 0.1704190632181265, 0.030707260409848169, 0.091111230088877337, 0.012450642388892041, 0.036973348430359154]</text:p>
          </table:table-cell>
          <table:table-cell office:value-type="string" calcext:value-type="string">
            <text:p>0.89085095844</text:p>
          </table:table-cell>
          <table:table-cell office:value-type="string" calcext:value-type="string">
            <text:p>0.0199462590098</text:p>
          </table:table-cell>
          <table:table-cell office:value-type="string" calcext:value-type="string">
            <text:p>[0.18073430040288799, 0.064610621928573697, 0.12602726837965711, 0.11809520049251121, 0.18423113080013417, 0.13582823431962987, 0.093013381227108602, 0.098861664368452784, 0.095068145422446862, 0.08756637574031513]</text:p>
          </table:table-cell>
          <table:table-cell office:value-type="string" calcext:value-type="string">
            <text:p>[0.83705346142963022, 1.295385214065045, 1.8002628444208397, 1.0794595035621468, 0.61126319552023667, 0.46601931149028503, 0.96565376424678318, 0.59514153279934634, 0.83082314841674776, 1.0090226564698093]</text:p>
          </table:table-cell>
          <table:table-cell office:value-type="string" calcext:value-type="string">
            <text:p>0.118403632308</text:p>
          </table:table-cell>
          <table:table-cell office:value-type="string" calcext:value-type="string">
            <text:p>0.949008463242</text:p>
          </table:table-cell>
          <table:table-cell office:value-type="string" calcext:value-type="string">
            <text:p>[0.25582797508549304, 0.17832752046334499, 0.22089951390611054, 0.19703831393844617, 0.23754791460947286, 0.2497359368403802, 0.17507187051094139, 0.2017076305895773, 0.17971969520968215, 0.19384289691810921]</text:p>
          </table:table-cell>
          <table:table-cell office:value-type="string" calcext:value-type="string">
            <text:p>[0.73721747240988034, 0.85722354184320204, 0.98196098384362374, 0.73736890422116597, 0.63177900648565632, 0.56126314394740529, 0.73517547982767495, 0.6048164218985711, 0.71973511540943858, 0.78537530209782602]</text:p>
          </table:table-cell>
          <table:table-cell office:value-type="string" calcext:value-type="string">
            <text:p>0.208971926807</text:p>
          </table:table-cell>
          <table:table-cell office:value-type="string" calcext:value-type="string">
            <text:p>0.735191537198</text:p>
          </table:table-cell>
          <table:table-cell office:value-type="string" calcext:value-type="string">
            <text:p>[[0.49224658760004136, 0.069551015490805571, {'normalize': False, 'selection': 'random', 'fit_intercept': True, 'l1_ratio': 0.5, 'max_iter': 1000, 'tol': 0.001, 'alpha': 0.01}], [0.55044478844189937, 0.11736394075021607, {'normalize': False, 'selection': 'cyclic', 'fit_intercept': True, 'l1_ratio': 0.25, 'max_iter': 1000, 'tol': 0.001, 'alpha': 0.01}], [0.56926411918870978, 0.14849371252001636, {'normalize': False, 'selection': 'cyclic', 'fit_intercept': True, 'l1_ratio': 0.25, 'max_iter': 1000, 'tol': 0.0001, 'alpha': 0.01}], [0.47250052238803247, 0.16234839698153697, {'normalize': False, 'selection': 'cyclic', 'fit_intercept': True, 'l1_ratio': 0.5, 'max_iter': 1000, 'tol': 0.001, 'alpha': 0.01}], [0.44727215816395838, 0.021912620825380803, {'normalize': True, 'selection': 'cyclic', 'fit_intercept': True, 'l1_ratio': 0.75, 'max_iter': 1000, 'tol': 0.001, 'alpha': 0.01}], [0.41515009242991541, 0.0035968550471367502, {'normalize': False, 'selection': 'cyclic', 'fit_intercept': True, 'l1_ratio': 0, 'max_iter': 1000, 'tol': 0.0001, 'alpha': 0.1}], [0.50833127442199078, 0.03648507759109907, {'normalize': False, 'selection': 'random', 'fit_intercept': True, 'l1_ratio': 0.5, 'max_iter': 1000, 'tol': 0.001, 'alpha': 0.01}], [0.44201821752076176, 0.13889247159354129, {'normalize': False, 'selection': 'random', 'fit_intercept': True, 'l1_ratio': 0.75, 'max_iter': 1000, 'tol': 0.0001, 'alpha': 0.01}], [0.47910163807528622, 0.10379363292422762, {'normalize': False, 'selection': 'random', 'fit_intercept': True, 'l1_ratio': 0.75, 'max_iter': 1000, 'tol': 0.001, 'alpha': 0.01}], [0.55783312092371407, 0.11462177924984585, {'normalize': False, 'selection': 'random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0.88549433811084644, 0.74747916599066977, 0.87849918612074407, 0.90100435532754941, 0.85050752431603083, 0.90304493266369579, 0.89259431288896351, 0.87438451013602614, 0.91836382169117237, 0.90361738793588642]</text:p>
          </table:table-cell>
          <table:table-cell office:value-type="string" calcext:value-type="string">
            <text:p>[-0.17727813977705442, 0.030978625203499255, -0.16047778726303275, 0.069721644002027294, 0.078274690450074402, 0.19829603825976905, 0.034480865028373775, 0.039719924489090785, -0.044171358122691906, 0.0061604087172005828]</text:p>
          </table:table-cell>
          <table:table-cell office:value-type="string" calcext:value-type="string">
            <text:p>0.875498953518</text:p>
          </table:table-cell>
          <table:table-cell office:value-type="string" calcext:value-type="string">
            <text:p>0.00757049109873</text:p>
          </table:table-cell>
          <table:table-cell office:value-type="string" calcext:value-type="string">
            <text:p>[0.17421238426131605, 0.21042142667571392, 0.15878733094575179, 0.10709195989033976, 0.1593904374450904, 0.11400825614770611, 0.098650480228238913, 0.11870829138766816, 0.096099141507359001, 0.073636354648274699]</text:p>
          </table:table-cell>
          <table:table-cell office:value-type="string" calcext:value-type="string">
            <text:p>[0.8519051177140865, 1.2898007481090954, 1.779443936321661, 1.1044899789757143, 0.60649164524341892, 0.45035934615196149, 0.96189432671483688, 0.62879262565002314, 0.87845911554297418, 1.0413072814408213]</text:p>
          </table:table-cell>
          <table:table-cell office:value-type="string" calcext:value-type="string">
            <text:p>0.131100606314</text:p>
          </table:table-cell>
          <table:table-cell office:value-type="string" calcext:value-type="string">
            <text:p>0.959294412186</text:p>
          </table:table-cell>
          <table:table-cell office:value-type="string" calcext:value-type="string">
            <text:p>[0.27084726167339579, 0.28519289203691495, 0.24399204950790029, 0.19690526546621015, 0.25269972841969091, 0.21020076870931406, 0.19715558024423227, 0.22208480432048824, 0.19429483233437603, 0.17334869921501592]</text:p>
          </table:table-cell>
          <table:table-cell office:value-type="string" calcext:value-type="string">
            <text:p>[0.74444190636286633, 0.85637442328068092, 0.9811439220073267, 0.74929998225357564, 0.6411940079480849, 0.54903819130836373, 0.72838431489208411, 0.64117184503480873, 0.75304204788171913, 0.80225935563909001]</text:p>
          </table:table-cell>
          <table:table-cell office:value-type="string" calcext:value-type="string">
            <text:p>0.224672188193</text:p>
          </table:table-cell>
          <table:table-cell office:value-type="string" calcext:value-type="string">
            <text:p>0.744634999661</text:p>
          </table:table-cell>
          <table:table-cell office:value-type="string" calcext:value-type="string">
            <text:p>[[0.50111278963291028, 0.050206345476692969, {'normalize': False, 'selection': 'cyclic', 'fit_intercept': True, 'l1_ratio': 0.5, 'max_iter': 1000, 'tol': 0.0001, 'alpha': 0.01}], [0.5795345550033717, 0.096916509300515374, {'normalize': True, 'selection': 'cyclic', 'fit_intercept': True, 'l1_ratio': 1, 'max_iter': 1000, 'tol': 0.001, 'alpha': 0.01}], [0.57845622835838617, 0.16197054101200739, {'normalize': False, 'selection': 'cyclic', 'fit_intercept': True, 'l1_ratio': 0.5, 'max_iter': 1000, 'tol': 0.001, 'alpha': 0.01}], [0.47952145348478192, 0.1668359986756216, {'normalize': False, 'selection': 'random', 'fit_intercept': True, 'l1_ratio': 0.75, 'max_iter': 1000, 'tol': 0.001, 'alpha': 0.01}], [0.42854431380083713, 0.022945354534215034, {'normalize': True, 'selection': 'random', 'fit_intercept': True, 'l1_ratio': 0.75, 'max_iter': 1000, 'tol': 0.001, 'alpha': 0.01}], [0.40608162586376495, 0.011794794374092801, {'normalize': False, 'selection': 'cyclic', 'fit_intercept': True, 'l1_ratio': 1, 'max_iter': 1000, 'tol': 0.001, 'alpha': 0.01}], [0.49252825835963354, 0.070884032667176591, {'normalize': False, 'selection': 'random', 'fit_intercept': True, 'l1_ratio': 0.5, 'max_iter': 1000, 'tol': 0.0001, 'alpha': 0.01}], [0.46606221670034453, 0.15220713632876259, {'normalize': False, 'selection': 'cyclic', 'fit_intercept': True, 'l1_ratio': 1, 'max_iter': 1000, 'tol': 0.001, 'alpha': 0.01}], [0.50077312470431767, 0.10258653422097938, {'normalize': False, 'selection': 'cyclic', 'fit_intercept': True, 'l1_ratio': 0.5, 'max_iter': 1000, 'tol': 0.001, 'alpha': 0.01}], [0.56861439124058277, 0.11367873473143189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0.84559314224825854, 0.88823176385693203, 0.83730081784915089, 0.89659708090407664, 0.89058326243222907, 0.84545557597610532, 0.90031756872815849, 0.85545615333866021, 0.85907207395978402, 0.83700108467485324]</text:p>
          </table:table-cell>
          <table:table-cell office:value-type="string" calcext:value-type="string">
            <text:p>[-0.15750827574956894, 0.034079377343350648, -0.15577561358415082, 0.066575293917609635, 0.1289498986628721, 0.2123536030409543, 0.053501873791249377, 0.057991777477971684, -0.035080121049655411, 0.022632517642465433]</text:p>
          </table:table-cell>
          <table:table-cell office:value-type="string" calcext:value-type="string">
            <text:p>0.865560852397</text:p>
          </table:table-cell>
          <table:table-cell office:value-type="string" calcext:value-type="string">
            <text:p>0.0227720331493</text:p>
          </table:table-cell>
          <table:table-cell office:value-type="string" calcext:value-type="string">
            <text:p>[0.23491927291131423, 0.093134619163278587, 0.21262877223574569, 0.11185968131228656, 0.11666126729756093, 0.18172686342633723, 0.091556787911234491, 0.13659583771356018, 0.165895231592595, 0.124531237316773]</text:p>
          </table:table-cell>
          <table:table-cell office:value-type="string" calcext:value-type="string">
            <text:p>[0.83759919647722747, 1.2856735404605322, 1.7722337557113528, 1.10822554061292, 0.57314755662656214, 0.4424624715130972, 0.94294472773258475, 0.61682819286695523, 0.87081067736638074, 1.0240484329153514]</text:p>
          </table:table-cell>
          <table:table-cell office:value-type="string" calcext:value-type="string">
            <text:p>0.146950957088</text:p>
          </table:table-cell>
          <table:table-cell office:value-type="string" calcext:value-type="string">
            <text:p>0.947397409228</text:p>
          </table:table-cell>
          <table:table-cell office:value-type="string" calcext:value-type="string">
            <text:p>[0.30557615425760487, 0.21794907185316345, 0.2645678763978328, 0.20562701949944198, 0.21788641327219993, 0.23885436778880634, 0.20749924881170112, 0.21754472823579521, 0.24795410839050538, 0.20461152485053913]</text:p>
          </table:table-cell>
          <table:table-cell office:value-type="string" calcext:value-type="string">
            <text:p>[0.71706390592362801, 0.85270850963578315, 0.9732125659577151, 0.75439354792242119, 0.61635046928872661, 0.54733383825500737, 0.72028286128172636, 0.63100795065983917, 0.75259446357891013, 0.78236427153213839]</text:p>
          </table:table-cell>
          <table:table-cell office:value-type="string" calcext:value-type="string">
            <text:p>0.232807051336</text:p>
          </table:table-cell>
          <table:table-cell office:value-type="string" calcext:value-type="string">
            <text:p>0.734731238404</text:p>
          </table:table-cell>
          <table:table-cell office:value-type="string" calcext:value-type="string">
            <text:p>[[0.50230261118606445, 0.039243484112456831, {'normalize': False, 'selection': 'cyclic', 'fit_intercept': True, 'l1_ratio': 0, 'max_iter': 1000, 'tol': 0.0001, 'alpha': 0.01}], [0.54552434548419737, 0.10891405696973429, {'normalize': False, 'selection': 'cyclic', 'fit_intercept': True, 'l1_ratio': 0, 'max_iter': 1000, 'tol': 0.0001, 'alpha': 0.01}], [0.57943433070115702, 0.13663492946506567, {'normalize': False, 'selection': 'cyclic', 'fit_intercept': True, 'l1_ratio': 0, 'max_iter': 1000, 'tol': 0.0001, 'alpha': 0.01}], [0.44212809982814916, 0.14981925959181527, {'normalize': False, 'selection': 'cyclic', 'fit_intercept': True, 'l1_ratio': 0.75, 'max_iter': 1000, 'tol': 0.001, 'alpha': 0.01}], [0.40481135940288021, 0.039176061609418042, {'normalize': False, 'selection': 'cyclic', 'fit_intercept': True, 'l1_ratio': 0.25, 'max_iter': 1000, 'tol': 0.001, 'alpha': 0.01}], [0.41757089323235863, 0.010684491963722682, {'normalize': False, 'selection': 'cyclic', 'fit_intercept': True, 'l1_ratio': 1, 'max_iter': 1000, 'tol': 0.001, 'alpha': 0.01}], [0.48363723697028538, 0.027098434624406999, {'normalize': False, 'selection': 'random', 'fit_intercept': True, 'l1_ratio': 0.25, 'max_iter': 1000, 'tol': 0.001, 'alpha': 0.01}], [0.4301557273266014, 0.12786836914244748, {'normalize': False, 'selection': 'random', 'fit_intercept': True, 'l1_ratio': 1, 'max_iter': 1000, 'tol': 0.001, 'alpha': 0.01}], [0.51000851699618632, 0.11808840177492552, {'normalize': False, 'selection': 'random', 'fit_intercept': True, 'l1_ratio': 0.25, 'max_iter': 1000, 'tol': 0.001, 'alpha': 0.01}], [0.54417168000078353, 0.10916114349225092, {'normalize': False, 'selection': 'cyclic', 'fit_intercept': True, 'l1_ratio': 0, 'max_iter': 1000, 'tol': 0.0001, 'alpha': 0.01}]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2P0"/>
    </number:currency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number number:decimal-places="2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4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5P2" style:volatile="true" number:language="en" number:country="US">
      <number:text> </number:text>
      <loext:fill-character> </loext:fill-character>
      <number:text>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4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02:57:10.312837544</meta:creation-date>
    <dc:date>2016-02-17T03:07:36.547524502</dc: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5415" meta:object-count="0"/>
  </office:meta>
</office:document-meta>
</file>